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adornments="Bold" style:font-family-generic="swiss" style:font-pitch="variable"/>
    <style:font-face style:name="Calibri1" svg:font-family="Calibri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951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3.358cm"/>
    </style:style>
    <style:style style:name="co4" style:family="table-column">
      <style:table-column-properties fo:break-before="auto" style:column-width="6.599cm"/>
    </style:style>
    <style:style style:name="co5" style:family="table-column">
      <style:table-column-properties fo:break-before="auto" style:column-width="4.992cm"/>
    </style:style>
    <style:style style:name="co6" style:family="table-column">
      <style:table-column-properties fo:break-before="auto" style:column-width="2.496cm"/>
    </style:style>
    <style:style style:name="co7" style:family="table-column">
      <style:table-column-properties fo:break-before="auto" style:column-width="6.354cm"/>
    </style:style>
    <style:style style:name="co8" style:family="table-column">
      <style:table-column-properties fo:break-before="auto" style:column-width="3.757cm"/>
    </style:style>
    <style:style style:name="co9" style:family="table-column">
      <style:table-column-properties fo:break-before="auto" style:column-width="2.88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519cm"/>
    </style:style>
    <style:style style:name="co12" style:family="table-column">
      <style:table-column-properties fo:break-before="auto" style:column-width="3.494cm"/>
    </style:style>
    <style:style style:name="co13" style:family="table-column">
      <style:table-column-properties fo:break-before="auto" style:column-width="3.025cm"/>
    </style:style>
    <style:style style:name="co14" style:family="table-column">
      <style:table-column-properties fo:break-before="auto" style:column-width="3.207cm"/>
    </style:style>
    <style:style style:name="co15" style:family="table-column">
      <style:table-column-properties fo:break-before="auto" style:column-width="3.976cm"/>
    </style:style>
    <style:style style:name="co16" style:family="table-column">
      <style:table-column-properties fo:break-before="auto" style:column-width="6.308cm"/>
    </style:style>
    <style:style style:name="co17" style:family="table-column">
      <style:table-column-properties fo:break-before="auto" style:column-width="4.683cm"/>
    </style:style>
    <style:style style:name="co18" style:family="table-column">
      <style:table-column-properties fo:break-before="auto" style:column-width="7.398cm"/>
    </style:style>
    <style:style style:name="co19" style:family="table-column">
      <style:table-column-properties fo:break-before="auto" style:column-width="3.217cm"/>
    </style:style>
    <style:style style:name="co20" style:family="table-column">
      <style:table-column-properties fo:break-before="auto" style:column-width="2.678cm"/>
    </style:style>
    <style:style style:name="co21" style:family="table-column">
      <style:table-column-properties fo:break-before="auto" style:column-width="4.307cm"/>
    </style:style>
    <style:style style:name="co22" style:family="table-column">
      <style:table-column-properties fo:break-before="auto" style:column-width="5.401cm"/>
    </style:style>
    <style:style style:name="co23" style:family="table-column">
      <style:table-column-properties fo:break-before="auto" style:column-width="5.385cm"/>
    </style:style>
    <style:style style:name="co24" style:family="table-column">
      <style:table-column-properties fo:break-before="auto" style:column-width="5.627cm"/>
    </style:style>
    <style:style style:name="co25" style:family="table-column">
      <style:table-column-properties fo:break-before="auto" style:column-width="1.861cm"/>
    </style:style>
    <style:style style:name="co26" style:family="table-column">
      <style:table-column-properties fo:break-before="auto" style:column-width="8.941cm"/>
    </style:style>
    <style:style style:name="co27" style:family="table-column">
      <style:table-column-properties fo:break-before="auto" style:column-width="3.448cm"/>
    </style:style>
    <style:style style:name="co28" style:family="table-column">
      <style:table-column-properties fo:break-before="auto" style:column-width="6.535cm"/>
    </style:style>
    <style:style style:name="co29" style:family="table-column">
      <style:table-column-properties fo:break-before="auto" style:column-width="3.63cm"/>
    </style:style>
    <style:style style:name="co30" style:family="table-column">
      <style:table-column-properties fo:break-before="auto" style:column-width="9.971cm"/>
    </style:style>
    <style:style style:name="co31" style:family="table-column">
      <style:table-column-properties fo:break-before="auto" style:column-width="3.392cm"/>
    </style:style>
    <style:style style:name="co32" style:family="table-column">
      <style:table-column-properties fo:break-before="auto" style:column-width="6.451cm"/>
    </style:style>
    <style:style style:name="co33" style:family="table-column">
      <style:table-column-properties fo:break-before="auto" style:column-width="1.679cm"/>
    </style:style>
    <style:style style:name="co34" style:family="table-column">
      <style:table-column-properties fo:break-before="auto" style:column-width="6.625cm"/>
    </style:style>
    <style:style style:name="co35" style:family="table-column">
      <style:table-column-properties fo:break-before="auto" style:column-width="4.674cm"/>
    </style:style>
    <style:style style:name="co36" style:family="table-column">
      <style:table-column-properties fo:break-before="auto" style:column-width="18.88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48cm"/>
    </style:style>
    <style:style style:name="co39" style:family="table-column">
      <style:table-column-properties fo:break-before="auto" style:column-width="12.01cm"/>
    </style:style>
    <style:style style:name="co40" style:family="table-column">
      <style:table-column-properties fo:break-before="auto" style:column-width="2.12cm"/>
    </style:style>
    <style:style style:name="co41" style:family="table-column">
      <style:table-column-properties fo:break-before="auto" style:column-width="2.081cm"/>
    </style:style>
    <style:style style:name="co42" style:family="table-column">
      <style:table-column-properties fo:break-before="auto" style:column-width="2.722cm"/>
    </style:style>
    <style:style style:name="co43" style:family="table-column">
      <style:table-column-properties fo:break-before="auto" style:column-width="3.224cm"/>
    </style:style>
    <style:style style:name="co44" style:family="table-column">
      <style:table-column-properties fo:break-before="auto" style:column-width="5.941cm"/>
    </style:style>
    <style:style style:name="co45" style:family="table-column">
      <style:table-column-properties fo:break-before="auto" style:column-width="4.752cm"/>
    </style:style>
    <style:style style:name="co46" style:family="table-column">
      <style:table-column-properties fo:break-before="auto" style:column-width="3.327cm"/>
    </style:style>
    <style:style style:name="co47" style:family="table-column">
      <style:table-column-properties fo:break-before="auto" style:column-width="11.074cm"/>
    </style:style>
    <style:style style:name="ro1" style:family="table-row">
      <style:table-row-properties style:row-height="1.903cm" fo:break-before="auto" style:use-optimal-row-height="false"/>
    </style:style>
    <style:style style:name="ro2" style:family="table-row">
      <style:table-row-properties style:row-height="1.789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3.526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263cm" fo:break-before="auto" style:use-optimal-row-height="true"/>
    </style:style>
    <style:style style:name="ro7" style:family="table-row">
      <style:table-row-properties style:row-height="4.106cm" fo:break-before="auto" style:use-optimal-row-height="true"/>
    </style:style>
    <style:style style:name="ro8" style:family="table-row">
      <style:table-row-properties style:row-height="2.185cm" fo:break-before="auto" style:use-optimal-row-height="false"/>
    </style:style>
    <style:style style:name="ro9" style:family="table-row">
      <style:table-row-properties style:row-height="2.947cm" fo:break-before="auto" style:use-optimal-row-height="true"/>
    </style:style>
    <style:style style:name="ro10" style:family="table-row">
      <style:table-row-properties style:row-height="0.631cm" fo:break-before="auto" style:use-optimal-row-height="true"/>
    </style:style>
    <style:style style:name="ro11" style:family="table-row">
      <style:table-row-properties style:row-height="1.886cm" fo:break-before="auto" style:use-optimal-row-height="false"/>
    </style:style>
    <style:style style:name="ro12" style:family="table-row">
      <style:table-row-properties style:row-height="1.623cm" fo:break-before="auto" style:use-optimal-row-height="false"/>
    </style:style>
    <style:style style:name="ro13" style:family="table-row">
      <style:table-row-properties style:row-height="0.702cm" fo:break-before="auto" style:use-optimal-row-height="false"/>
    </style:style>
    <style:style style:name="ro14" style:family="table-row">
      <style:table-row-properties style:row-height="1.49cm" fo:break-before="auto" style:use-optimal-row-height="false"/>
    </style:style>
    <style:style style:name="ro15" style:family="table-row">
      <style:table-row-properties style:row-height="2.369cm" fo:break-before="auto" style:use-optimal-row-height="true"/>
    </style:style>
    <style:style style:name="ro16" style:family="table-row">
      <style:table-row-properties style:row-height="2.062cm" fo:break-before="auto" style:use-optimal-row-height="false"/>
    </style:style>
    <style:style style:name="ro17" style:family="table-row">
      <style:table-row-properties style:row-height="2.009cm" fo:break-before="auto" style:use-optimal-row-height="fals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3.027cm" fo:break-before="auto" style:use-optimal-row-height="true"/>
    </style:style>
    <style:style style:name="ro20" style:family="table-row">
      <style:table-row-properties style:row-height="2.579cm" fo:break-before="auto" style:use-optimal-row-height="true"/>
    </style:style>
    <style:style style:name="ro21" style:family="table-row">
      <style:table-row-properties style:row-height="0.894cm" fo:break-before="auto" style:use-optimal-row-height="true"/>
    </style:style>
    <style:style style:name="ro22" style:family="table-row">
      <style:table-row-properties style:row-height="0.947cm" fo:break-before="auto" style:use-optimal-row-height="true"/>
    </style:style>
    <style:style style:name="ro23" style:family="table-row">
      <style:table-row-properties style:row-height="0.6cm" fo:break-before="auto" style:use-optimal-row-height="true"/>
    </style:style>
    <style:style style:name="ro24" style:family="table-row">
      <style:table-row-properties style:row-height="1.316cm" fo:break-before="auto" style:use-optimal-row-height="true"/>
    </style:style>
    <style:style style:name="ro25" style:family="table-row">
      <style:table-row-properties style:row-height="1.101cm" fo:break-before="auto" style:use-optimal-row-height="false"/>
    </style:style>
    <style:style style:name="ro26" style:family="table-row">
      <style:table-row-properties style:row-height="0.529cm" fo:break-before="auto" style:use-optimal-row-height="true"/>
    </style:style>
    <style:style style:name="ro27" style:family="table-row">
      <style:table-row-properties style:row-height="1.619cm" fo:break-before="auto" style:use-optimal-row-height="false"/>
    </style:style>
    <style:style style:name="ro28" style:family="table-row">
      <style:table-row-properties style:row-height="1.842cm" fo:break-before="auto" style:use-optimal-row-height="true"/>
    </style:style>
    <style:style style:name="ro29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3.579cm" fo:break-before="auto" style:use-optimal-row-height="true"/>
    </style:style>
    <style:style style:name="ro31" style:family="table-row">
      <style:table-row-properties style:row-height="1.053cm" fo:break-before="auto" style:use-optimal-row-height="false"/>
    </style:style>
    <style:style style:name="ro32" style:family="table-row">
      <style:table-row-properties style:row-height="1.605cm" fo:break-before="auto" style:use-optimal-row-height="true"/>
    </style:style>
    <style:style style:name="ro33" style:family="table-row">
      <style:table-row-properties style:row-height="0.965cm" fo:break-before="auto" style:use-optimal-row-height="false"/>
    </style:style>
    <style:style style:name="ro34" style:family="table-row">
      <style:table-row-properties style:row-height="0.452cm" fo:break-before="auto" style:use-optimal-row-height="true"/>
    </style:style>
    <style:style style:name="ro35" style:family="table-row">
      <style:table-row-properties style:row-height="0.607cm" fo:break-before="auto" style:use-optimal-row-height="false"/>
    </style:style>
    <style:style style:name="ro36" style:family="table-row">
      <style:table-row-properties style:row-height="3.175cm" fo:break-before="auto" style:use-optimal-row-height="false"/>
    </style:style>
    <style:style style:name="ro37" style:family="table-row">
      <style:table-row-properties style:row-height="1.058cm" fo:break-before="auto" style:use-optimal-row-height="false"/>
    </style:style>
    <style:style style:name="ro38" style:family="table-row">
      <style:table-row-properties style:row-height="1.669cm" fo:break-before="auto" style:use-optimal-row-height="false"/>
    </style:style>
    <style:style style:name="ro39" style:family="table-row">
      <style:table-row-properties style:row-height="2.469cm" fo:break-before="auto" style:use-optimal-row-height="false"/>
    </style:style>
    <style:style style:name="ro40" style:family="table-row">
      <style:table-row-properties style:row-height="3.052cm" fo:break-before="auto" style:use-optimal-row-height="false"/>
    </style:style>
    <style:style style:name="ro41" style:family="table-row">
      <style:table-row-properties style:row-height="0.452cm" fo:break-before="auto" style:use-optimal-row-height="false"/>
    </style:style>
    <style:style style:name="ro42" style:family="table-row">
      <style:table-row-properties style:row-height="3cm" fo:break-before="auto" style:use-optimal-row-height="true"/>
    </style:style>
    <style:style style:name="ro43" style:family="table-row">
      <style:table-row-properties style:row-height="1.8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10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118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1032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11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8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1085" style:family="table-cell" style:parent-style-name="Default">
      <style:table-cell-properties fo:background-color="#ffd8c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911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38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191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119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94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9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1170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248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97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1107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197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390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637" style:family="table-cell" style:parent-style-name="Default">
      <style:table-cell-properties fo:background-color="#ffd8ce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9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215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6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language-asian="none" style:country-asian="none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46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rlito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alibri1" fo:font-size="12pt" style:font-name-asian="Microsoft YaHei" style:font-size-asian="12pt" style:font-name-complex="Arial1" style:font-size-complex="12pt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hi" style:country-asian="IN" style:font-style-asian="normal" style:font-weight-asian="normal" style:font-name-complex="Mang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name-asian="Microsoft YaHei" style:font-size-asian="12pt" style:font-name-complex="Mangal1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name-asian="Microsoft YaHei" style:font-size-asian="12pt" style:font-name-complex="Mangal1" style:font-size-complex="12pt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1"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language="none" fo:country="none" fo:font-weight="normal" style:font-name-asian="Mangal" style:font-size-asian="12pt" style:language-asian="none" style:country-asian="none" style:font-weight-asian="normal" style:font-name-complex="Tahoma" style:font-size-complex="12pt" style:language-complex="en" style:country-complex="US" style:font-weight-complex="normal"/>
    </style:style>
    <style:style style:name="ce20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language="none" fo:country="none" fo:font-weight="normal" style:font-name-asian="Mangal" style:font-size-asian="12pt" style:language-asian="none" style:country-asian="none" style:font-weight-asian="normal" style:font-name-complex="Tahoma" style:font-size-complex="12pt" style:language-complex="en" style:country-complex="US" style:font-weight-complex="normal"/>
    </style:style>
    <style:style style:name="ce193" style:family="table-cell" style:parent-style-name="Default">
      <style:table-cell-properties fo:background-color="#f6f9d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1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58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13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8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729fcf" style:text-align-source="fix" style:repeat-content="false" fo:wrap-option="wrap" fo:border="0.74pt solid #000000" fo:padding="0.071cm" style:vertical-align="middle"/>
      <style:paragraph-properties fo:text-align="center" fo:margin-left="0cm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267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language="none" fo:country="none" fo:font-weight="normal" style:font-name-asian="Mangal" style:font-size-asian="12pt" style:language-asian="none" style:country-asian="none" style:font-weight-asian="normal" style:font-name-complex="Tahoma" style:font-size-complex="12pt" style:language-complex="en" style:country-complex="US" style:font-weight-complex="normal"/>
    </style:style>
    <style:style style:name="ce78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language="none" fo:country="none" fo:font-weight="normal" style:font-name-asian="Mangal" style:font-size-asian="12pt" style:language-asian="none" style:country-asian="none" style:font-weight-asian="normal" style:font-name-complex="Tahoma" style:font-size-complex="12pt" style:language-complex="en" style:country-complex="US" style:font-weight-complex="normal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language="none" fo:country="none" fo:font-weight="normal" style:font-name-asian="Mangal" style:font-size-asian="12pt" style:language-asian="none" style:country-asian="none" style:font-weight-asian="normal" style:font-size-complex="12pt" style:font-weight-complex="normal"/>
    </style:style>
    <style:style style:name="ce1157" style:family="table-cell" style:parent-style-name="Default">
      <style:table-cell-properties style:text-align-source="fix" style:repeat-content="false" fo:background-color="transparent" fo:wrap-option="wrap" fo:border="0.74pt solid #000000" fo:padding="0.071cm" style:vertical-align="middle"/>
      <style:paragraph-properties fo:text-align="center" fo:margin-left="0cm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alibri1" fo:font-size="12pt" style:font-name-asian="Noto Sans CJK SC" style:font-size-asian="12pt" style:font-name-complex="Lohit Devanagari" style:font-size-complex="12pt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36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hi" style:country-asian="IN" style:font-style-asian="normal" style:font-weight-asian="normal" style:font-name-complex="Mang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hi" style:country-asian="IN" style:font-style-asian="normal" style:font-weight-asian="normal" style:font-name-complex="Mang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language="pt" fo:country="BR" fo:font-weight="normal" style:font-name-asian="Microsoft YaHei" style:font-size-asian="12pt" style:language-asian="zh" style:country-asian="CN" style:font-weight-asian="normal" style:font-name-complex="Mangal1" style:font-size-complex="12pt" style:language-complex="hi" style:country-complex="IN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language="pt" fo:country="BR" fo:font-weight="normal" style:font-name-asian="Microsoft YaHei" style:font-size-asian="12pt" style:language-asian="zh" style:country-asian="CN" style:font-weight-asian="normal" style:font-name-complex="Mangal1" style:font-size-complex="12pt" style:language-complex="hi" style:country-complex="IN" style:font-weight-complex="normal"/>
    </style:style>
    <style:style style:name="ce594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6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language="none" fo:country="none" fo:font-weight="normal" style:font-name-asian="Mangal" style:font-size-asian="12pt" style:language-asian="none" style:country-asian="none" style:font-weight-asian="normal" style:font-size-complex="12pt" style:font-weight-complex="normal"/>
    </style:style>
    <style:style style:name="ce574" style:family="table-cell" style:parent-style-name="Default">
      <style:table-cell-properties fo:background-color="#ffff00" style:text-align-source="fix" style:repeat-content="false" fo:wrap-option="wrap" fo:border="0.74pt solid #000000" fo:padding="0.071cm" style:vertical-align="middle"/>
      <style:paragraph-properties fo:text-align="center" fo:margin-left="0cm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6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0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74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7" style:family="table-cell" style:parent-style-name="Default" style:data-style-name="N100">
      <style:table-cell-properties fo:background-color="#ffd7d7" style:diagonal-bl-tr="none" style:diagonal-tl-br="none" style:text-align-source="fix" style:repeat-content="false" fo:wrap-option="wrap" fo:border="0.74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1" style:family="table-cell" style:parent-style-name="Default" style:data-style-name="N148">
      <style:table-cell-properties style:diagonal-bl-tr="none" style:diagonal-tl-br="none" style:text-align-source="fix" style:repeat-content="false" fo:background-color="transparent" fo:wrap-option="wrap" fo:border="0.74pt solid #000000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7" style:family="table-cell" style:parent-style-name="Default" style:data-style-name="N100">
      <style:table-cell-properties fo:background-color="#ff8000" style:diagonal-bl-tr="none" style:diagonal-tl-br="none" style:text-align-source="fix" style:repeat-content="false" fo:wrap-option="wrap" fo:border="0.74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00">
      <style:table-cell-properties fo:background-color="#dde8cb" style:diagonal-bl-tr="none" style:diagonal-tl-br="none" style:text-align-source="fix" style:repeat-content="false" fo:wrap-option="wrap" fo:border="0.74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6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1" fo:font-size="12pt" style:font-size-asian="12pt" style:font-size-complex="12pt"/>
    </style:style>
    <style:style style:name="ce127" style:family="table-cell" style:parent-style-name="Default" style:data-style-name="N4">
      <style:table-cell-properties style:glyph-orientation-vertical="0" fo:background-color="#dddddd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38" style:family="table-cell" style:parent-style-name="Default" style:data-style-name="N4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1" fo:font-size="12pt" style:font-size-asian="12pt" style:font-size-complex="12pt"/>
    </style:style>
    <style:style style:name="ce175" style:family="table-cell" style:parent-style-name="Default" style:data-style-name="N4">
      <style:table-cell-properties fo:background-color="#f6f9d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1" fo:font-size="12pt" style:font-size-asian="12pt" style:font-size-complex="12pt"/>
    </style:style>
    <style:style style:name="ce1144" style:family="table-cell" style:parent-style-name="Default" style:data-style-name="N4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176" style:family="table-cell" style:parent-style-name="Default" style:data-style-name="N4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750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6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407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183" style:family="table-cell" style:parent-style-name="Default" style:data-style-name="N4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410" style:family="table-cell" style:parent-style-name="Default" style:data-style-name="N194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alibri1" fo:font-size="12pt" style:font-name-asian="Noto Sans CJK SC" style:font-size-asian="12pt" style:font-name-complex="Lohit Devanagari" style:font-size-complex="12pt"/>
    </style:style>
    <style:style style:name="ce82" style:family="table-cell" style:parent-style-name="Default" style:data-style-name="N194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194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411" style:family="table-cell" style:parent-style-name="Default" style:data-style-name="N194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1" style:family="table-cell" style:parent-style-name="Default" style:data-style-name="N4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186" style:family="table-cell" style:parent-style-name="Default" style:data-style-name="N4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316" style:family="table-cell" style:parent-style-name="Default" style:data-style-name="N4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188" style:family="table-cell" style:parent-style-name="Default" style:data-style-name="N4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194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81" style:family="table-cell" style:parent-style-name="Default" style:data-style-name="N194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1177" style:family="table-cell" style:parent-style-name="Default">
      <style:table-cell-properties style:text-align-source="fix" style:repeat-content="false" fo:background-color="transparent" fo:wrap-option="wrap" fo:border="0.74pt solid #000000" fo:padding="0.071cm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83" style:family="table-cell" style:parent-style-name="Default" style:data-style-name="N194">
      <style:table-cell-properties style:diagonal-bl-tr="none" style:diagonal-tl-br="none" style:text-align-source="fix" style:repeat-content="false" fo:background-color="transparent" fo:wrap-option="wrap" fo:border="0.74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 style:data-style-name="N194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1" fo:font-size="12pt" style:font-size-asian="12pt" style:font-size-complex="12pt"/>
    </style:style>
    <style:style style:name="ce386" style:family="table-cell" style:parent-style-name="Default" style:data-style-name="N194">
      <style:table-cell-properties fo:background-color="#dde8cb" style:diagonal-bl-tr="none" style:diagonal-tl-br="none" style:text-align-source="fix" style:repeat-content="false" fo:wrap-option="wrap" fo:border="0.74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9" style:family="table-cell" style:parent-style-name="Default" style:data-style-name="N194">
      <style:table-cell-properties fo:background-color="#ffffff" style:diagonal-bl-tr="none" style:diagonal-tl-br="none" style:text-align-source="fix" style:repeat-content="false" fo:wrap-option="wrap" fo:border="0.74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1" style:family="table-cell" style:parent-style-name="Default" style:data-style-name="N194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1213" style:family="table-cell" style:parent-style-name="Default" style:data-style-name="N4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name-asian="Noto Sans CJK SC" style:font-size-asian="12pt" style:font-name-complex="Lohit Devanagari" style:font-size-complex="12pt"/>
    </style:style>
    <style:style style:name="ce92" style:family="table-cell" style:parent-style-name="Default">
      <style:table-cell-properties fo:border="0.74pt solid #000000"/>
      <style:text-properties style:font-name="Calibri1" fo:font-size="12pt" style:font-size-asian="12pt" style:font-size-complex="12pt"/>
    </style:style>
    <style:style style:name="ce425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name-asian="Noto Sans CJK SC" style:font-size-asian="12pt" style:font-name-complex="Lohit Devanagari" style:font-size-complex="12pt"/>
    </style:style>
    <style:style style:name="ce446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name-asian="Noto Sans CJK SC" style:font-size-asian="12pt" style:font-name-complex="Lohit Devanagari" style:font-size-complex="12pt"/>
    </style:style>
    <style:style style:name="ce203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libri1" fo:font-size="12pt" fo:font-weight="normal" style:font-size-asian="12pt" style:font-weight-asian="normal" style:font-size-complex="12pt" style:font-weight-complex="normal"/>
    </style:style>
    <style:style style:name="ce849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201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10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124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4" style:family="table-cell" style:parent-style-name="Default" style:data-style-name="N148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8" style:family="table-cell" style:parent-style-name="Default" style:data-style-name="N148">
      <style:table-cell-properties style:glyph-orientation-vertical="0" fo:background-color="#ffd7d7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9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3" style:family="table-cell" style:parent-style-name="Default" style:data-style-name="N148">
      <style:table-cell-properties style:glyph-orientation-vertical="0" fo:background-color="#ff80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3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language="pt" fo:country="BR" style:font-size-asian="12pt" style:font-size-complex="12pt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language="pt" fo:country="BR" style:font-size-asian="12pt" style:font-size-complex="12pt"/>
    </style:style>
    <style:style style:name="ce238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language="pt" fo:country="BR" style:font-size-asian="12pt" style:font-size-complex="12pt"/>
    </style:style>
    <style:style style:name="ce226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language="pt" fo:country="BR" style:font-size-asian="12pt" style:font-size-complex="12pt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3" style:family="table-cell" style:parent-style-name="Default">
      <style:table-cell-properties style:glyph-orientation-vertical="0" fo:background-color="#ffdbb6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5" style:family="table-cell" style:parent-style-name="Default">
      <style:table-cell-properties fo:background-color="#ffff00" style:text-align-source="fix" style:repeat-content="false" fo:wrap-option="wrap" fo:border="0.74pt solid #000000" fo:padding="0.071cm" style:vertical-align="middle"/>
      <style:paragraph-properties fo:text-align="center" fo:margin-left="0cm"/>
      <style:text-properties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font-name="Calibri1" fo:font-size="12pt" style:font-size-asian="12pt" style:font-size-complex="12pt"/>
    </style:style>
    <style:style style:name="ce132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font-name="Calibri1" fo:font-size="12pt" style:font-size-asian="12pt" style:font-size-complex="12pt"/>
    </style:style>
    <style:style style:name="ce37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1" fo:font-size="12pt" style:font-size-asian="12pt" style:font-size-complex="12pt"/>
    </style:style>
    <style:style style:name="ce1256" style:family="table-cell" style:parent-style-name="Default" style:data-style-name="N61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5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5" style:family="table-cell" style:parent-style-name="Default" style:data-style-name="N0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4" style:family="table-cell" style:parent-style-name="Default" style:data-style-name="N0">
      <style:table-cell-properties style:glyph-orientation-vertical="0" fo:background-color="#ff80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6" style:family="table-cell" style:parent-style-name="Default" style:data-style-name="N0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42" style:family="table-cell" style:parent-style-name="Default" style:data-style-name="N0">
      <style:table-cell-properties style:glyph-orientation-vertical="0" fo:background-color="#dde8cb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2" style:family="table-cell" style:parent-style-name="Default" style:data-style-name="N61">
      <style:table-cell-properties style:glyph-orientation-vertical="0" fo:background-color="#f6f9d4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8" style:family="table-cell" style:parent-style-name="Default" style:data-style-name="N0">
      <style:table-cell-properties style:glyph-orientation-vertical="0" fo:background-color="#729fc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7" style:family="table-cell" style:parent-style-name="Default" style:data-style-name="N0">
      <style:table-cell-properties style:glyph-orientation-vertical="0" fo:background-color="#ffffd7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1" style:family="table-cell" style:parent-style-name="Default" style:data-style-name="N61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4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1202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1352" style:family="table-cell" style:parent-style-name="Default">
      <style:table-cell-properties style:text-align-source="fix" style:repeat-content="false" fo:background-color="transparent" fo:wrap-option="wrap" fo:border="0.74pt solid #000000" fo:padding="0.071cm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</style:style>
    <style:style style:name="ce300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13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9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1" style:family="table-cell" style:parent-style-name="Default">
      <style:table-cell-properties style:glyph-orientation-vertical="0" fo:background-color="#ffd8c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5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</style:style>
    <style:style style:name="ce1359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</style:style>
    <style:style style:name="ce278" style:family="table-cell" style:parent-style-name="Default">
      <style:table-cell-properties fo:background-color="#729fcf" style:text-align-source="fix" style:repeat-content="false" fo:wrap-option="wrap" fo:border="0.74pt solid #000000" fo:padding="0.071cm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460" style:family="table-cell" style:parent-style-name="Default">
      <style:table-cell-properties fo:background-color="#ffffff" style:text-align-source="fix" style:repeat-content="false" fo:wrap-option="wrap" fo:border="0.74pt solid #000000" fo:padding="0.071cm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622" style:family="table-cell" style:parent-style-name="Default">
      <style:table-cell-properties fo:background-color="#ffdbb6" style:text-align-source="fix" style:repeat-content="false" fo:wrap-option="wrap" fo:border="0.74pt solid #000000" fo:padding="0.071cm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625" style:family="table-cell" style:parent-style-name="Default">
      <style:table-cell-properties fo:background-color="#ffff00" style:text-align-source="fix" style:repeat-content="false" fo:wrap-option="wrap" fo:border="0.74pt solid #000000" fo:padding="0.071cm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58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6" style:family="table-cell" style:parent-style-name="Default">
      <style:table-cell-properties fo:background-color="#f6f9d4" style:text-align-source="fix" style:repeat-content="false" fo:wrap-option="wrap" fo:border="0.74pt solid #000000" fo:padding="0.071cm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 style:data-style-name="N61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3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1164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</style:style>
    <style:style style:name="ce461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553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586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</style:style>
    <style:style style:name="ce13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</style:style>
    <style:style style:name="ce1399" style:family="table-cell" style:parent-style-name="Default" style:data-style-name="N37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293" style:family="table-cell" style:parent-style-name="Default" style:data-style-name="N37">
      <style:table-cell-properties style:glyph-orientation-vertical="0" fo:background-color="#dddddd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3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1402" style:family="table-cell" style:parent-style-name="Default" style:data-style-name="N37">
      <style:table-cell-properties style:text-align-source="fix" style:repeat-content="false" fo:background-color="transparent" fo:wrap-option="wrap" fo:border="0.74pt solid #000000" fo:padding="0.071cm" style:vertical-align="middle"/>
      <style:paragraph-properties fo:text-align="center" fo:margin-left="0cm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310" style:family="table-cell" style:parent-style-name="Default" style:data-style-name="N37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1228" style:family="table-cell" style:parent-style-name="Default" style:data-style-name="N37">
      <style:table-cell-properties style:cell-protect="none" style:print-content="true" style:text-align-source="fix" style:repeat-content="false" fo:background-color="transparent" fo:border="0.06pt solid #000000" fo:padding="0.071cm" style:vertical-align="middle"/>
      <style:paragraph-properties fo:text-align="center" fo:margin-left="0cm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328" style:family="table-cell" style:parent-style-name="Default" style:data-style-name="N37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140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4" style:family="table-cell" style:parent-style-name="Default" style:data-style-name="N37">
      <style:table-cell-properties style:cell-protect="none" style:print-content="true" style:text-align-source="fix" style:repeat-content="false" fo:background-color="transparent" fo:border="0.06pt solid #000000" fo:padding="0.071cm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78" style:family="table-cell" style:parent-style-name="Default" style:data-style-name="N3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338" style:family="table-cell" style:parent-style-name="Default" style:data-style-name="N37">
      <style:table-cell-properties fo:background-color="#729fcf" style:cell-protect="none" style:print-content="true" style:text-align-source="fix" style:repeat-content="false" fo:border="0.74pt solid #000000" fo:padding="0.071cm" style:vertical-align="middle"/>
      <style:paragraph-properties fo:text-align="center" fo:margin-left="0cm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315" style:family="table-cell" style:parent-style-name="Default" style:data-style-name="N37">
      <style:table-cell-properties style:cell-protect="none" style:print-content="true" style:text-align-source="fix" style:repeat-content="false" fo:background-color="transparent" fo:border="0.74pt solid #000000" fo:padding="0.071cm" style:vertical-align="middle"/>
      <style:paragraph-properties fo:text-align="center" fo:margin-left="0cm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808" style:family="table-cell" style:parent-style-name="Default" style:data-style-name="N37">
      <style:table-cell-properties style:glyph-orientation-vertical="0" fo:background-color="#ffd8c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8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321" style:family="table-cell" style:parent-style-name="Default" style:data-style-name="N37">
      <style:table-cell-properties fo:background-color="#729fcf" style:cell-protect="none" style:print-content="true" style:text-align-source="fix" style:repeat-content="false" fo:border="0.06pt solid #000000" fo:padding="0.071cm" style:vertical-align="middle"/>
      <style:paragraph-properties fo:text-align="center" fo:margin-left="0cm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1412" style:family="table-cell" style:parent-style-name="Default" style:data-style-name="N37">
      <style:table-cell-properties fo:background-color="#ffffd7" style:text-align-source="fix" style:repeat-content="false" fo:wrap-option="wrap" fo:border="0.74pt solid #000000" fo:padding="0.071cm" style:vertical-align="middle"/>
      <style:paragraph-properties fo:text-align="center" fo:margin-left="0cm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492" style:family="table-cell" style:parent-style-name="Default" style:data-style-name="N37">
      <style:table-cell-properties fo:background-color="#ffffff" style:text-align-source="fix" style:repeat-content="false" fo:wrap-option="wrap" fo:border="0.74pt solid #000000" fo:padding="0.071cm" style:vertical-align="middle"/>
      <style:paragraph-properties fo:text-align="center" fo:margin-left="0cm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783" style:family="table-cell" style:parent-style-name="Default" style:data-style-name="N37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723" style:family="table-cell" style:parent-style-name="Default" style:data-style-name="N37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0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 style:data-style-name="N37">
      <style:table-cell-properties fo:background-color="#ffff00" style:text-align-source="fix" style:repeat-content="false" fo:wrap-option="wrap" fo:border="0.74pt solid #000000" fo:padding="0.071cm" style:vertical-align="middle"/>
      <style:paragraph-properties fo:text-align="center" fo:margin-left="0cm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323" style:family="table-cell" style:parent-style-name="Default" style:data-style-name="N37">
      <style:table-cell-properties fo:background-color="#f6f9d4" style:text-align-source="fix" style:repeat-content="false" fo:wrap-option="wrap" fo:border="0.74pt solid #000000" fo:padding="0.071cm" style:vertical-align="middle"/>
      <style:paragraph-properties fo:text-align="center" fo:margin-left="0cm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365" style:family="table-cell" style:parent-style-name="Default" style:data-style-name="N37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440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6pt solid #000000" fo:padding="0.071cm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497" style:family="table-cell" style:parent-style-name="Default" style:data-style-name="N37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748" style:family="table-cell" style:parent-style-name="Default" style:data-style-name="N37">
      <style:table-cell-properties style:cell-protect="none" style:print-content="true" style:text-align-source="fix" style:repeat-content="false" fo:background-color="transparent" fo:border="0.06pt solid #000000" fo:padding="0.071cm" style:vertical-align="middle"/>
      <style:paragraph-properties fo:text-align="center" fo:margin-left="0cm"/>
      <style:text-properties fo:color="#000000" style:font-name="Calibri1" fo:font-size="12pt" fo:font-weight="normal" style:font-size-asian="12pt" style:font-weight-asian="normal" style:font-size-complex="12pt" style:font-weight-complex="normal"/>
    </style:style>
    <style:style style:name="ce1203" style:family="table-cell" style:parent-style-name="Default" style:data-style-name="N37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831" style:family="table-cell" style:parent-style-name="Default" style:data-style-name="N37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638" style:family="table-cell" style:parent-style-name="Default" style:data-style-name="N37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811" style:family="table-cell" style:parent-style-name="Default" style:data-style-name="N37">
      <style:table-cell-properties fo:background-color="#ff8000" style:text-align-source="fix" style:repeat-content="false" fo:wrap-option="wrap" fo:border="0.74pt solid #000000" fo:padding="0.071cm" style:vertical-align="middle"/>
      <style:paragraph-properties fo:text-align="center" fo:margin-left="0cm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416" style:family="table-cell" style:parent-style-name="Default" style:data-style-name="N37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4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end" fo:margin-left="0cm"/>
      <style:text-properties style:font-name="Calibri1" fo:font-size="12pt" style:font-size-asian="12pt" style:font-size-complex="12pt"/>
    </style:style>
    <style:style style:name="ce352" style:family="table-cell" style:parent-style-name="Default" style:data-style-name="N37">
      <style:table-cell-properties style:cell-protect="none" style:print-content="true" fo:background-color="transparent" fo:border="0.06pt solid #000000" fo:padding="0.071cm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9" style:family="table-cell" style:parent-style-name="Default" style:data-style-name="N37">
      <style:table-cell-properties style:cell-protect="none" style:print-content="true" fo:background-color="transparent" fo:border="0.06pt solid #000000" fo:padding="0.071cm" style:vertical-align="middle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844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end" fo:margin-left="0cm"/>
      <style:text-properties style:use-window-font-color="true" style:font-name="Calibri1" fo:font-size="12pt" style:font-size-asian="12pt" style:font-size-complex="12pt"/>
    </style:style>
    <style:style style:name="ce854" style:family="table-cell" style:parent-style-name="Default">
      <style:text-properties fo:font-size="12pt" style:font-size-asian="12pt" style:font-size-complex="12pt"/>
    </style:style>
    <style:style style:name="ce507" style:family="table-cell" style:parent-style-name="Default" style:data-style-name="N37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5" style:family="table-cell" style:parent-style-name="Default" style:data-style-name="N37">
      <style:table-cell-properties style:glyph-orientation-vertical="0" fo:background-color="#729fcf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3" style:family="table-cell" style:parent-style-name="Default" style:data-style-name="N37">
      <style:table-cell-properties fo:background-color="#ffff00" style:cell-protect="none" style:print-content="true" style:text-align-source="fix" style:repeat-content="false" fo:border="0.74pt solid #000000" fo:padding="0.071cm" style:vertical-align="middle"/>
      <style:paragraph-properties fo:text-align="center" fo:margin-left="0cm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1207" style:family="table-cell" style:parent-style-name="Default" style:data-style-name="N37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791" style:family="table-cell" style:parent-style-name="Default" style:data-style-name="N37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9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4" style:family="table-cell" style:parent-style-name="Default" style:data-style-name="N37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539" style:family="table-cell" style:parent-style-name="Default" style:data-style-name="N37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8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1513" style:family="table-cell" style:parent-style-name="Default" style:data-style-name="N10037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font-name="Calibri1" fo:font-size="12pt" style:font-size-asian="12pt" style:font-size-complex="12pt"/>
    </style:style>
    <style:style style:name="ce382" style:family="table-cell" style:parent-style-name="Default" style:data-style-name="N10037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1" fo:font-size="12pt" style:font-size-asian="12pt" style:font-size-complex="12pt"/>
    </style:style>
    <style:style style:name="ce550" style:family="table-cell" style:parent-style-name="Default" style:data-style-name="N37">
      <style:table-cell-properties fo:background-color="#ffffff" style:cell-protect="none" style:print-content="true" style:text-align-source="fix" style:repeat-content="false" fo:border="0.06pt solid #000000" fo:padding="0.071cm" style:vertical-align="middle"/>
      <style:paragraph-properties fo:text-align="center" fo:margin-left="0cm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381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1" style:family="table-cell" style:parent-style-name="Default" style:data-style-name="N37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7" style:family="table-cell" style:parent-style-name="Default" style:data-style-name="N37">
      <style:table-cell-properties style:glyph-orientation-vertical="0" fo:background-color="#ffdbb6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9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364" style:family="table-cell" style:parent-style-name="Default" style:data-style-name="N10037">
      <style:table-cell-properties fo:background-color="#f6f9d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font-name="Calibri1" fo:font-size="12pt" style:font-size-asian="12pt" style:font-size-complex="12pt"/>
    </style:style>
    <style:style style:name="ce221" style:family="table-cell" style:parent-style-name="Default" style:data-style-name="N37">
      <style:table-cell-properties style:diagonal-bl-tr="none" style:diagonal-tl-br="none" style:text-align-source="fix" style:repeat-content="false" fo:background-color="transparent" fo:wrap-option="wrap" fo:border="0.74pt solid #000000" fo:padding="0.071cm" style:rotation-align="none" style:vertical-align="middle"/>
      <style:paragraph-properties fo:text-align="center" fo:margin-left="0cm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455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1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0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  <style:map style:condition="cell-content()=&quot;x&quot;" style:apply-style-name="Bad" style:base-cell-address="CALIBRACAO.N114"/>
    </style:style>
    <style:style style:name="ce1012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426" style:family="table-cell" style:parent-style-name="Default" style:data-style-name="N37">
      <style:table-cell-properties fo:background-color="#ffff00" style:text-align-source="fix" style:repeat-content="false" fo:wrap-option="wrap" fo:border="0.74pt solid #000000" fo:padding="0.071cm" style:vertical-align="middle"/>
      <style:paragraph-properties fo:text-align="center" fo:margin-left="0cm"/>
      <style:text-properties style:font-name="Calibri1" fo:font-size="12pt" fo:font-weight="normal" style:font-size-asian="12pt" style:font-weight-asian="normal" style:font-size-complex="12pt" style:font-weight-complex="normal"/>
      <style:map style:condition="cell-content()=&quot;x&quot;" style:apply-style-name="Bad" style:base-cell-address="CALIBRACAO.N114"/>
    </style:style>
    <style:style style:name="ce220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7" style:family="table-cell" style:parent-style-name="Default" style:data-style-name="N37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5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  <style:map style:condition="cell-content()=&quot;x&quot;" style:apply-style-name="Bad" style:base-cell-address="CALIBRACAO.N114"/>
    </style:style>
    <style:style style:name="ce436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  <style:map style:condition="is-true-formula(#REF!=1)" style:apply-style-name="Good" style:base-cell-address="CALIBRACAO.N2"/>
    </style:style>
    <style:style style:name="ce57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 style:data-style-name="N37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6" style:family="table-cell" style:parent-style-name="Default" style:data-style-name="N37">
      <style:table-cell-properties style:glyph-orientation-vertical="0" fo:background-color="#ffd7d7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4" style:family="table-cell" style:parent-style-name="Default" style:data-style-name="N37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0" style:family="table-cell" style:parent-style-name="Default" style:data-style-name="N37">
      <style:table-cell-properties style:glyph-orientation-vertical="0" fo:background-color="#ff80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1" style:family="table-cell" style:parent-style-name="Default" style:data-style-name="N37">
      <style:table-cell-properties style:glyph-orientation-vertical="0" fo:background-color="#ff80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2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x&quot;" style:apply-style-name="Bad" style:base-cell-address="CALIBRACAO.N114"/>
    </style:style>
    <style:style style:name="ce463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x&quot;" style:apply-style-name="Bad" style:base-cell-address="CALIBRACAO.N114"/>
    </style:style>
    <style:style style:name="ce1537" style:family="table-cell" style:parent-style-name="Default">
      <style:table-cell-properties style:text-align-source="fix" style:repeat-content="false" fo:background-color="transparent" fo:wrap-option="wrap" fo:border="0.74pt solid #000000" fo:padding="0.071cm" style:vertical-align="middle"/>
      <style:paragraph-properties fo:text-align="center" fo:margin-left="0cm"/>
      <style:text-properties style:use-window-font-color="true" style:font-name="Calibri1" fo:font-size="12pt" fo:font-weight="normal" style:font-size-asian="12pt" style:font-weight-asian="normal" style:font-size-complex="12pt" style:font-weight-complex="normal"/>
    </style:style>
    <style:style style:name="ce651" style:family="table-cell" style:parent-style-name="Default">
      <style:table-cell-properties fo:background-color="#ffff00" style:text-align-source="fix" style:repeat-content="false" fo:wrap-option="wrap" fo:border="0.74pt solid #000000" fo:padding="0.071cm" style:vertical-align="middle"/>
      <style:paragraph-properties fo:text-align="center" fo:margin-left="0cm"/>
      <style:text-properties style:use-window-font-color="true" style:font-name="Calibri1" fo:font-size="12pt" fo:font-weight="normal" style:font-size-asian="12pt" style:font-weight-asian="normal" style:font-size-complex="12pt" style:font-weight-complex="normal"/>
    </style:style>
    <style:style style:name="ce980" style:family="table-cell" style:parent-style-name="Default" style:data-style-name="N0">
      <style:table-cell-properties style:glyph-orientation-vertical="0" fo:background-color="#ffd8c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font-name="Calibri1" fo:font-size="12pt" fo:font-weight="normal" style:font-size-asian="12pt" style:font-weight-asian="normal" style:font-size-complex="12pt" style:font-weight-complex="normal"/>
    </style:style>
    <style:style style:name="ce472" style:family="table-cell" style:parent-style-name="Default" style:data-style-name="N0">
      <style:table-cell-properties fo:background-color="#729fcf" style:text-align-source="fix" style:repeat-content="false" fo:border="0.74pt solid #000000" fo:padding="0.071cm" style:vertical-align="middle"/>
      <style:paragraph-properties fo:text-align="center" fo:margin-left="0cm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445" style:family="table-cell" style:parent-style-name="Default">
      <style:table-cell-properties fo:background-color="#729fcf" style:text-align-source="fix" style:repeat-content="false" fo:border="0.06pt solid #000000" fo:padding="0.071cm" style:vertical-align="middle"/>
      <style:paragraph-properties fo:text-align="center" fo:margin-left="0cm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1543" style:family="table-cell" style:parent-style-name="Default">
      <style:table-cell-properties fo:background-color="#ffffd7" style:text-align-source="fix" style:repeat-content="false" fo:wrap-option="wrap" fo:border="0.74pt solid #000000" fo:padding="0.071cm" style:vertical-align="middle"/>
      <style:paragraph-properties fo:text-align="center" fo:margin-left="0cm"/>
      <style:text-properties style:use-window-font-color="true" style:font-name="Calibri1" fo:font-size="12pt" fo:font-weight="normal" style:font-size-asian="12pt" style:font-weight-asian="normal" style:font-size-complex="12pt" style:font-weight-complex="normal"/>
    </style:style>
    <style:style style:name="ce370" style:family="table-cell" style:parent-style-name="Default">
      <style:table-cell-properties style:text-align-source="fix" style:repeat-content="false" fo:background-color="transparent" fo:border="0.06pt solid #000000" fo:padding="0.071cm" style:vertical-align="middle"/>
      <style:paragraph-properties fo:text-align="center" fo:margin-left="0cm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719" style:family="table-cell" style:parent-style-name="Default">
      <style:table-cell-properties fo:background-color="#ffffff" style:text-align-source="fix" style:repeat-content="false" fo:border="0.06pt solid #000000" fo:padding="0.071cm" style:vertical-align="middle"/>
      <style:paragraph-properties fo:text-align="center" fo:margin-left="0cm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10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3" style:family="table-cell" style:parent-style-name="Default">
      <style:table-cell-properties fo:background-color="#ffff00" style:text-align-source="fix" style:repeat-content="false" fo:border="0.74pt solid #000000" fo:padding="0.071cm" style:vertical-align="middle"/>
      <style:paragraph-properties fo:text-align="center" fo:margin-left="0cm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449" style:family="table-cell" style:parent-style-name="Default">
      <style:table-cell-properties fo:background-color="#f6f9d4" style:text-align-source="fix" style:repeat-content="false" fo:wrap-option="wrap" fo:border="0.74pt solid #000000" fo:padding="0.071cm" style:vertical-align="middle"/>
      <style:paragraph-properties fo:text-align="center" fo:margin-left="0cm"/>
      <style:text-properties style:use-window-font-color="true" style:font-name="Calibri1" fo:font-size="12pt" fo:font-weight="normal" style:font-size-asian="12pt" style:font-weight-asian="normal" style:font-size-complex="12pt" style:font-weight-complex="normal"/>
    </style:style>
    <style:style style:name="ce249" style:family="table-cell" style:parent-style-name="Default" style:data-style-name="N0">
      <style:table-cell-properties style:text-align-source="fix" style:repeat-content="false" fo:background-color="transparent" fo:border="0.06pt solid #000000" fo:padding="0.071cm" style:vertical-align="middle"/>
      <style:paragraph-properties fo:text-align="center" fo:margin-left="0cm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261" style:family="table-cell" style:parent-style-name="Default">
      <style:table-cell-properties style:text-align-source="fix" style:repeat-content="false" fo:background-color="transparent" fo:wrap-option="wrap" fo:border="0.06pt solid #000000" fo:padding="0.071cm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48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  <style:map style:condition="cell-content()&lt;TODAY()" style:apply-style-name="Sem_20_título1" style:base-cell-address="CALIBRACAO.O176"/>
    </style:style>
    <style:style style:name="ce48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  <style:map style:condition="cell-content()&lt;TODAY()" style:apply-style-name="Sem_20_título1" style:base-cell-address="CALIBRACAO.O177"/>
    </style:style>
    <style:style style:name="ce109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  <style:map style:condition="cell-content()&lt;TODAY()" style:apply-style-name="Sem_20_título1" style:base-cell-address="CALIBRACAO.O180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  <style:map style:condition="cell-content()&lt;TODAY()" style:apply-style-name="Sem_20_título1" style:base-cell-address="CALIBRACAO.O183"/>
    </style:style>
    <style:style style:name="ce421" style:family="table-cell" style:parent-style-name="Default" style:data-style-name="N0">
      <style:table-cell-properties style:glyph-orientation-vertical="0" fo:background-color="#ffd7d7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6" style:family="table-cell" style:parent-style-name="Default" style:data-style-name="N37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  <style:map style:condition="is-true-formula(#REF!=1)" style:apply-style-name="Good" style:base-cell-address="CALIBRACAO.N2"/>
    </style:style>
    <style:style style:name="ce487" style:family="table-cell" style:parent-style-name="Default" style:data-style-name="N37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  <style:map style:condition="is-true-formula(#REF!=1)" style:apply-style-name="Good" style:base-cell-address="CALIBRACAO.N2"/>
    </style:style>
    <style:style style:name="ce470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  <style:map style:condition="is-true-formula(#REF!=1)" style:apply-style-name="Good" style:base-cell-address="CALIBRACAO.N2"/>
    </style:style>
    <style:style style:name="ce1087" style:family="table-cell" style:parent-style-name="Default" style:data-style-name="N37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  <style:map style:condition="is-true-formula(#REF!=1)" style:apply-style-name="Good" style:base-cell-address="CALIBRACAO.N2"/>
    </style:style>
    <style:style style:name="ce490" style:family="table-cell" style:parent-style-name="Default" style:data-style-name="N37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  <style:map style:condition="is-true-formula(#REF!=1)" style:apply-style-name="Good" style:base-cell-address="CALIBRACAO.N2"/>
    </style:style>
    <style:style style:name="ce1067" style:family="table-cell" style:parent-style-name="Default" style:data-style-name="N37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  <style:map style:condition="is-true-formula(#REF!=1)" style:apply-style-name="Good" style:base-cell-address="CALIBRACAO.N2"/>
    </style:style>
    <style:style style:name="ce1093" style:family="table-cell" style:parent-style-name="Default" style:data-style-name="N37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  <style:map style:condition="is-true-formula(#REF!=1)" style:apply-style-name="Good" style:base-cell-address="CALIBRACAO.N2"/>
    </style:style>
    <style:style style:name="ce1581" style:family="table-cell" style:parent-style-name="Default" style:data-style-name="N37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</style:style>
    <style:style style:name="ce995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  <style:map style:condition="cell-content()=&quot;REPROVADO&quot;" style:apply-style-name="REPROVADO" style:base-cell-address="CALIBRACAO.Q2"/>
      <style:map style:condition="cell-content()=&quot;ferramenta nao utilizada&quot;" style:apply-style-name="Warning" style:base-cell-address="CALIBRACAO.Q2"/>
    </style:style>
    <style:style style:name="ce547" style:family="table-cell" style:parent-style-name="Default" style:data-style-name="N37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  <style:map style:condition="cell-content()=&quot;REPROVADO&quot;" style:apply-style-name="REPROVADO" style:base-cell-address="CALIBRACAO.Q2"/>
      <style:map style:condition="cell-content()=&quot;ferramenta nao utilizada&quot;" style:apply-style-name="Warning" style:base-cell-address="CALIBRACAO.Q2"/>
    </style:style>
    <style:style style:name="ce1298" style:family="table-cell" style:parent-style-name="Default" style:data-style-name="N37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  <style:map style:condition="cell-content()=&quot;REPROVADO&quot;" style:apply-style-name="REPROVADO" style:base-cell-address="CALIBRACAO.Q2"/>
      <style:map style:condition="cell-content()=&quot;ferramenta nao utilizada&quot;" style:apply-style-name="Warning" style:base-cell-address="CALIBRACAO.Q2"/>
    </style:style>
    <style:style style:name="ce921" style:family="table-cell" style:parent-style-name="Default" style:data-style-name="N37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</style:style>
    <style:style style:name="ce520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</style:style>
    <style:style style:name="ce526" style:family="table-cell" style:parent-style-name="Default" style:data-style-name="N37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  <style:map style:condition="cell-content()=&quot;REPROVADO&quot;" style:apply-style-name="REPROVADO" style:base-cell-address="CALIBRACAO.Q2"/>
      <style:map style:condition="cell-content()=&quot;ferramenta nao utilizada&quot;" style:apply-style-name="Warning" style:base-cell-address="CALIBRACAO.Q2"/>
    </style:style>
    <style:style style:name="ce488" style:family="table-cell" style:parent-style-name="Default" style:data-style-name="N37">
      <style:table-cell-properties fo:background-color="#ffd8ce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  <style:map style:condition="cell-content()=&quot;REPROVADO&quot;" style:apply-style-name="REPROVADO" style:base-cell-address="CALIBRACAO.Q2"/>
      <style:map style:condition="cell-content()=&quot;ferramenta nao utilizada&quot;" style:apply-style-name="Warning" style:base-cell-address="CALIBRACAO.Q2"/>
    </style:style>
    <style:style style:name="ce529" style:family="table-cell" style:parent-style-name="Default" style:data-style-name="N37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</style:style>
    <style:style style:name="ce530" style:family="table-cell" style:parent-style-name="Default" style:data-style-name="N37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  <style:map style:condition="cell-content()=&quot;REPROVADO&quot;" style:apply-style-name="REPROVADO" style:base-cell-address="CALIBRACAO.Q2"/>
      <style:map style:condition="cell-content()=&quot;ferramenta nao utilizada&quot;" style:apply-style-name="Warning" style:base-cell-address="CALIBRACAO.Q2"/>
    </style:style>
    <style:style style:name="ce527" style:family="table-cell" style:parent-style-name="Default" style:data-style-name="N37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</style:style>
    <style:style style:name="ce590" style:family="table-cell" style:parent-style-name="Default" style:data-style-name="N37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</style:style>
    <style:style style:name="ce533" style:family="table-cell" style:parent-style-name="Default" style:data-style-name="N37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</style:style>
    <style:style style:name="ce537" style:family="table-cell" style:parent-style-name="Default" style:data-style-name="N37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</style:style>
    <style:style style:name="ce1036" style:family="table-cell" style:parent-style-name="Default" style:data-style-name="N37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  <style:map style:condition="cell-content()=&quot;REPROVADO&quot;" style:apply-style-name="REPROVADO" style:base-cell-address="CALIBRACAO.Q2"/>
      <style:map style:condition="cell-content()=&quot;ferramenta nao utilizada&quot;" style:apply-style-name="Warning" style:base-cell-address="CALIBRACAO.Q2"/>
    </style:style>
    <style:style style:name="ce1027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  <style:map style:condition="cell-content()=&quot;REPROVADO&quot;" style:apply-style-name="REPROVADO" style:base-cell-address="CALIBRACAO.Q2"/>
      <style:map style:condition="cell-content()=&quot;ferramenta nao utilizada&quot;" style:apply-style-name="Warning" style:base-cell-address="CALIBRACAO.Q2"/>
    </style:style>
    <style:style style:name="ce1131" style:family="table-cell" style:parent-style-name="Default" style:data-style-name="N37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  <style:map style:condition="cell-content()=&quot;REPROVADO&quot;" style:apply-style-name="REPROVADO" style:base-cell-address="CALIBRACAO.Q2"/>
      <style:map style:condition="cell-content()=&quot;ferramenta nao utilizada&quot;" style:apply-style-name="Warning" style:base-cell-address="CALIBRACAO.Q2"/>
    </style:style>
    <style:style style:name="ce524" style:family="table-cell" style:parent-style-name="Default" style:data-style-name="N37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  <style:map style:condition="cell-content()=&quot;REPROVADO&quot;" style:apply-style-name="REPROVADO" style:base-cell-address="CALIBRACAO.Q2"/>
      <style:map style:condition="cell-content()=&quot;ferramenta nao utilizada&quot;" style:apply-style-name="Warning" style:base-cell-address="CALIBRACAO.Q2"/>
    </style:style>
    <style:style style:name="ce525" style:family="table-cell" style:parent-style-name="Default" style:data-style-name="N37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  <style:map style:condition="cell-content()=&quot;REPROVADO&quot;" style:apply-style-name="REPROVADO" style:base-cell-address="CALIBRACAO.Q2"/>
      <style:map style:condition="cell-content()=&quot;ferramenta nao utilizada&quot;" style:apply-style-name="Warning" style:base-cell-address="CALIBRACAO.Q2"/>
    </style:style>
    <style:style style:name="ce528" style:family="table-cell" style:parent-style-name="Default" style:data-style-name="N37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  <style:map style:condition="cell-content()=&quot;REPROVADO&quot;" style:apply-style-name="REPROVADO" style:base-cell-address="CALIBRACAO.Q2"/>
      <style:map style:condition="cell-content()=&quot;ferramenta nao utilizada&quot;" style:apply-style-name="Warning" style:base-cell-address="CALIBRACAO.Q2"/>
    </style:style>
    <style:style style:name="ce555" style:family="table-cell" style:parent-style-name="Default" style:data-style-name="N6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</style:style>
    <style:style style:name="ce55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</style:style>
    <style:style style:name="ce534" style:family="table-cell" style:parent-style-name="Default" style:data-style-name="N6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0" style:family="table-cell" style:parent-style-name="Default" style:data-style-name="N6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3" style:family="table-cell" style:parent-style-name="Default" style:data-style-name="N61">
      <style:table-cell-properties style:glyph-orientation-vertical="0" fo:background-color="#729fcf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2" style:family="table-cell" style:parent-style-name="Default" style:data-style-name="N61">
      <style:table-cell-properties style:glyph-orientation-vertical="0" fo:background-color="#ffd8c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</style:style>
    <style:style style:name="ce578" style:family="table-cell" style:parent-style-name="Default" style:data-style-name="N61">
      <style:table-cell-properties style:glyph-orientation-vertical="0" fo:background-color="#729fcf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</style:style>
    <style:style style:name="ce589" style:family="table-cell" style:parent-style-name="Default" style:data-style-name="N6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</style:style>
    <style:style style:name="ce584" style:family="table-cell" style:parent-style-name="Default" style:data-style-name="N61">
      <style:table-cell-properties style:glyph-orientation-vertical="0" fo:background-color="#729fcf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</style:style>
    <style:style style:name="ce624" style:family="table-cell" style:parent-style-name="Default">
      <style:table-cell-properties fo:background-color="#ffffd7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fo:color="#ce181e" style:font-name="Calibri1" fo:font-size="12pt" style:font-size-asian="12pt" style:font-size-complex="12pt"/>
    </style:style>
    <style:style style:name="ce588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</style:style>
    <style:style style:name="ce592" style:family="table-cell" style:parent-style-name="Default" style:data-style-name="N61">
      <style:table-cell-properties style:glyph-orientation-vertical="0" fo:background-color="#729fcf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08" style:family="table-cell" style:parent-style-name="Default" style:data-style-name="N61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</style:style>
    <style:style style:name="ce593" style:family="table-cell" style:parent-style-name="Default">
      <style:table-cell-properties fo:border="0.74pt solid #000000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</style:style>
    <style:style style:name="ce595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</style:style>
    <style:style style:name="ce59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alibri1" fo:font-size="16pt" style:font-size-asian="16pt" style:font-size-complex="16pt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</style:style>
    <style:style style:name="ce6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Noto Sans Arabic U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</style:style>
    <style:style style:name="ce6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</style:style>
    <style:style style:name="ce606" style:family="table-cell" style:parent-style-name="Default" style:data-style-name="N61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</style:style>
    <style:style style:name="ce603" style:family="table-cell" style:parent-style-name="Default" style:data-style-name="N61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63" style:family="table-cell" style:parent-style-name="Default" style:data-style-name="N6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6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0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1199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1163" style:family="table-cell" style:parent-style-name="Default">
      <style:table-cell-properties fo:background-color="#dde8cb"/>
    </style:style>
    <style:style style:name="ce6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  <style:map style:condition="cell-content()=&quot;descalibrado&quot;" style:apply-style-name="Bad" style:base-cell-address="CALIBRACAO.R469"/>
      <style:map style:condition="cell-content()=&quot;calibrado&quot;" style:apply-style-name="Good" style:base-cell-address="CALIBRACAO.R469"/>
    </style:style>
    <style:style style:name="ce16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427" style:family="table-cell" style:parent-style-name="Default" style:data-style-name="N61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5" style:family="table-cell" style:parent-style-name="Default" style:data-style-name="N61">
      <style:table-cell-properties style:glyph-orientation-vertical="0" fo:background-color="#ffd8c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6" style:family="table-cell" style:parent-style-name="Default" style:data-style-name="N61">
      <style:table-cell-properties style:glyph-orientation-vertical="0" fo:background-color="#ffffd7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8" style:family="table-cell" style:parent-style-name="Default" style:data-style-name="N61">
      <style:table-cell-properties style:glyph-orientation-vertical="0" fo:background-color="#ffdbb6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6" style:family="table-cell" style:parent-style-name="Default" style:data-style-name="N61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name-complex="Arial" style:font-size-complex="12pt"/>
    </style:style>
    <style:style style:name="ce1290" style:family="table-cell" style:parent-style-name="Default" style:data-style-name="N61">
      <style:table-cell-properties style:glyph-orientation-vertical="0" fo:background-color="#ff800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4" style:family="table-cell" style:parent-style-name="Default" style:data-style-name="N61">
      <style:table-cell-properties style:glyph-orientation-vertical="0" fo:background-color="#ff8000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1" style:family="table-cell" style:parent-style-name="Default" style:data-style-name="N61">
      <style:table-cell-properties style:glyph-orientation-vertical="0" fo:background-color="#dde8cb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4" style:family="table-cell" style:parent-style-name="Default" style:data-style-name="N6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7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8" style:family="table-cell" style:parent-style-name="Default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ce181e" style:font-name="Calibri1" fo:font-size="12pt" style:font-size-asian="12pt" style:font-size-complex="12pt"/>
    </style:style>
    <style:style style:name="ce657" style:family="table-cell" style:parent-style-name="Default">
      <style:table-cell-properties fo:background-color="#f6f9d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font-name="Calibri1" fo:font-size="12pt" style:font-size-asian="12pt" style:font-size-complex="12pt"/>
    </style:style>
    <style:style style:name="ce654" style:family="table-cell" style:parent-style-name="Warning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106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  <style:map style:condition="cell-content()=&quot;REPROVADO&quot;" style:apply-style-name="REPROVADO" style:base-cell-address="CALIBRACAO.Q2"/>
      <style:map style:condition="cell-content()=&quot;ferramenta nao utilizada&quot;" style:apply-style-name="Warning" style:base-cell-address="CALIBRACAO.Q2"/>
    </style:style>
    <style:style style:name="ce660" style:family="table-cell" style:parent-style-name="Warning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  <style:map style:condition="cell-content()=&quot;REPROVADO&quot;" style:apply-style-name="REPROVADO" style:base-cell-address="CALIBRACAO.Q2"/>
      <style:map style:condition="cell-content()=&quot;ferramenta nao utilizada&quot;" style:apply-style-name="Warning" style:base-cell-address="CALIBRACAO.Q2"/>
    </style:style>
    <style:style style:name="ce708" style:family="table-cell" style:parent-style-name="Default">
      <style:table-cell-properties fo:background-color="#ffffd7" style:text-align-source="fix" style:repeat-content="false" fo:wrap-option="wrap" fo:border="0.74pt solid #000000" fo:padding="0.071cm" style:vertical-align="middle"/>
      <style:paragraph-properties fo:text-align="center" fo:margin-left="0cm"/>
      <style:text-properties fo:color="#ce181e" style:font-name="Calibri1" fo:font-size="12pt" fo:font-weight="normal" style:font-size-asian="12pt" style:font-weight-asian="normal" style:font-size-complex="12pt" style:font-weight-complex="normal"/>
    </style:style>
    <style:style style:name="ce662" style:family="table-cell" style:parent-style-name="Warning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564" style:family="table-cell" style:parent-style-name="Default">
      <style:table-cell-properties fo:background-color="#f6f9d4" style:cell-protect="none" style:print-content="true" style:text-align-source="fix" style:repeat-content="false" fo:wrap-option="wrap" fo:border="0.06pt solid #000000" fo:padding="0.071cm" style:vertical-align="middle"/>
      <style:paragraph-properties fo:text-align="center" fo:margin-left="0cm"/>
      <style:text-properties fo:color="#ce181e" style:font-name="Calibri1" fo:font-size="12pt" style:font-size-asian="12pt" style:font-size-complex="12pt"/>
    </style:style>
    <style:style style:name="ce1020" style:family="table-cell" style:parent-style-name="Default">
      <style:table-cell-properties fo:background-color="#ffff00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fo:color="#ce181e" style:font-name="Calibri1" fo:font-size="12pt" style:font-size-asian="12pt" style:font-size-complex="12pt"/>
    </style:style>
    <style:style style:name="ce52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font-name="Calibri1" fo:font-size="12pt" style:font-size-asian="12pt" style:font-size-complex="12pt"/>
    </style:style>
    <style:style style:name="ce668" style:family="table-cell" style:parent-style-name="Warning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  <style:map style:condition="cell-content()=&quot;REPROVADO&quot;" style:apply-style-name="REPROVADO" style:base-cell-address="CALIBRACAO.Q2"/>
      <style:map style:condition="cell-content()=&quot;ferramenta nao utilizada&quot;" style:apply-style-name="Warning" style:base-cell-address="CALIBRACAO.Q2"/>
    </style:style>
    <style:style style:name="ce7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  <style:map style:condition="cell-content()=&quot;REPROVADO&quot;" style:apply-style-name="REPROVADO" style:base-cell-address="CALIBRACAO.Q2"/>
      <style:map style:condition="cell-content()=&quot;ferramenta nao utilizada&quot;" style:apply-style-name="Warning" style:base-cell-address="CALIBRACAO.Q2"/>
    </style:style>
    <style:style style:name="ce852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rlito" fo:font-size="12pt" style:font-size-asian="12pt" style:font-size-complex="12pt"/>
    </style:style>
    <style:style style:name="ce618" style:family="table-cell" style:parent-style-name="Default" style:data-style-name="N6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6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rial" fo:font-size="10pt" style:font-size-asian="10pt" style:font-name-complex="Arial" style:font-size-complex="10pt"/>
    </style:style>
    <style:style style:name="ce617" style:family="table-cell" style:parent-style-name="Default">
      <style:table-cell-properties style:cell-protect="none" style:print-content="true" style:text-align-source="fix" style:repeat-content="false" fo:background-color="transparent" fo:wrap-option="wrap" fo:border="0.06pt solid #000000" fo:padding="0.071cm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531" style:family="table-cell" style:parent-style-name="Default">
      <style:table-cell-properties fo:background-color="#ffff00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1" fo:font-size="12pt" style:font-size-asian="12pt" style:font-name-complex="Arial" style:font-size-complex="12pt"/>
    </style:style>
    <style:style style:name="ce67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  <style:map style:condition="cell-content()=&quot;REPROVADO&quot;" style:apply-style-name="REPROVADO" style:base-cell-address="CALIBRACAO.Q2"/>
      <style:map style:condition="cell-content()=&quot;ferramenta nao utilizada&quot;" style:apply-style-name="Warning" style:base-cell-address="CALIBRACAO.Q2"/>
    </style:style>
    <style:style style:name="ce1314" style:family="table-cell" style:parent-style-name="Default">
      <style:table-cell-properties fo:background-color="transparent" fo:border="0.74pt solid #000000"/>
      <style:text-properties style:font-name="Calibri1" fo:font-size="12pt" style:font-size-asian="12pt" style:font-size-complex="12pt"/>
    </style:style>
    <style:style style:name="ce13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4" style:family="table-cell" style:parent-style-name="Default">
      <style:table-cell-properties style:glyph-orientation-vertical="0" fo:background-color="#ffd7d7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font-name="Calibri1" fo:font-size="12pt" style:font-size-asian="12pt" style:font-size-complex="12pt"/>
      <style:map style:condition="cell-content()=&quot;DESCALIBRADO&quot;" style:apply-style-name="Bad" style:base-cell-address="CALIBRACAO.Q2"/>
      <style:map style:condition="cell-content()=&quot;CALIBRADO&quot;" style:apply-style-name="Good" style:base-cell-address="CALIBRACAO.Q2"/>
      <style:map style:condition="cell-content()=&quot;REPROVADO&quot;" style:apply-style-name="REPROVADO" style:base-cell-address="CALIBRACAO.Q2"/>
      <style:map style:condition="cell-content()=&quot;ferramenta nao utilizada&quot;" style:apply-style-name="Warning" style:base-cell-address="CALIBRACAO.Q2"/>
    </style:style>
    <style:style style:name="ce1333" style:family="table-cell" style:parent-style-name="Default">
      <style:table-cell-properties style:glyph-orientation-vertical="0" fo:background-color="#ff80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3" style:family="table-cell" style:parent-style-name="Default" style:data-style-name="N104">
      <style:table-cell-properties fo:background-color="#dddddd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13" style:family="table-cell" style:parent-style-name="Default" style:data-style-name="N104">
      <style:table-cell-properties style:text-align-source="fix" style:repeat-content="false" fo:background-color="transparent" fo:wrap-option="wrap" fo:border="0.74pt solid #000000" fo:padding="0.071cm" style:vertical-align="middle"/>
      <style:paragraph-properties fo:text-align="end" fo:margin-left="0cm"/>
      <style:text-properties style:font-name="Calibri1" fo:font-size="12pt" style:font-size-asian="12pt" style:font-size-complex="12pt"/>
    </style:style>
    <style:style style:name="ce431" style:family="table-cell" style:parent-style-name="Default" style:data-style-name="N104">
      <style:table-cell-properties style:text-align-source="fix" style:repeat-content="false" fo:background-color="transparent" fo:wrap-option="wrap" fo:border="0.74pt solid #000000" fo:padding="0.071cm" style:vertical-align="middle"/>
      <style:paragraph-properties fo:text-align="end" fo:margin-left="0cm"/>
      <style:text-properties style:use-window-font-color="true" style:font-name="Calibri1" fo:font-size="12pt" style:font-size-asian="12pt" style:font-size-complex="12pt"/>
    </style:style>
    <style:style style:name="ce1068" style:family="table-cell" style:parent-style-name="Default" style:data-style-name="N104">
      <style:table-cell-properties fo:background-color="#ffff00" style:text-align-source="fix" style:repeat-content="false" fo:wrap-option="wrap" fo:border="0.74pt solid #000000" fo:padding="0.071cm" style:vertical-align="middle"/>
      <style:paragraph-properties fo:text-align="end" fo:margin-left="0cm"/>
      <style:text-properties style:use-window-font-color="true" style:font-name="Calibri1" fo:font-size="12pt" style:font-size-asian="12pt" style:font-size-complex="12pt"/>
    </style:style>
    <style:style style:name="ce611" style:family="table-cell" style:parent-style-name="Default" style:data-style-name="N104">
      <style:table-cell-properties fo:background-color="#f6f9d4" style:text-align-source="fix" style:repeat-content="false" fo:wrap-option="wrap" fo:border="0.74pt solid #000000" style:vertical-align="middle"/>
      <style:paragraph-properties fo:text-align="end" fo:margin-left="0cm"/>
      <style:text-properties style:font-name="Calibri1" fo:font-size="12pt" style:font-size-asian="12pt" style:font-size-complex="12pt"/>
    </style:style>
    <style:style style:name="ce1719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4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1" style:family="table-cell" style:parent-style-name="Default" style:data-style-name="N104">
      <style:table-cell-properties fo:background-color="#729fcf" style:text-align-source="fix" style:repeat-content="false" fo:wrap-option="wrap" fo:border="0.74pt solid #000000" fo:padding="0.071cm" style:vertical-align="middle"/>
      <style:paragraph-properties fo:text-align="end" fo:margin-left="0cm"/>
      <style:text-properties style:font-name="Calibri1" fo:font-size="12pt" style:font-size-asian="12pt" style:font-size-complex="12pt"/>
    </style:style>
    <style:style style:name="ce1113" style:family="table-cell" style:parent-style-name="Default" style:data-style-name="N104">
      <style:table-cell-properties fo:background-color="#ffd8ce" style:text-align-source="fix" style:repeat-content="false" fo:wrap-option="wrap" fo:border="0.74pt solid #000000" fo:padding="0.071cm" style:vertical-align="middle"/>
      <style:paragraph-properties fo:text-align="end" fo:margin-left="0cm"/>
      <style:text-properties style:font-name="Calibri1" fo:font-size="12pt" style:font-size-asian="12pt" style:font-size-complex="12pt"/>
    </style:style>
    <style:style style:name="ce706" style:family="table-cell" style:parent-style-name="Default" style:data-style-name="N104">
      <style:table-cell-properties fo:background-color="#729fcf" style:text-align-source="fix" style:repeat-content="false" fo:wrap-option="wrap" fo:border="0.74pt solid #000000" style:vertical-align="middle"/>
      <style:paragraph-properties fo:text-align="end" fo:margin-left="0cm"/>
      <style:text-properties style:font-name="Calibri1" fo:font-size="12pt" style:font-size-asian="12pt" style:font-size-complex="12pt"/>
    </style:style>
    <style:style style:name="ce1726" style:family="table-cell" style:parent-style-name="Default" style:data-style-name="N104">
      <style:table-cell-properties fo:background-color="#ffffd7" style:text-align-source="fix" style:repeat-content="false" fo:wrap-option="wrap" fo:border="0.74pt solid #000000" fo:padding="0.071cm" style:vertical-align="middle"/>
      <style:paragraph-properties fo:text-align="end" fo:margin-left="0cm"/>
      <style:text-properties style:font-name="Calibri1" fo:font-size="12pt" style:font-size-asian="12pt" style:font-size-complex="12pt"/>
    </style:style>
    <style:style style:name="ce1361" style:family="table-cell" style:parent-style-name="Default" style:data-style-name="N104">
      <style:table-cell-properties fo:background-color="#ffdbb6" style:text-align-source="fix" style:repeat-content="false" fo:wrap-option="wrap" fo:border="0.74pt solid #000000" fo:padding="0.071cm" style:vertical-align="middle"/>
      <style:paragraph-properties fo:text-align="end" fo:margin-left="0cm"/>
      <style:text-properties style:font-name="Calibri1" fo:font-size="12pt" style:font-size-asian="12pt" style:font-size-complex="12pt"/>
    </style:style>
    <style:style style:name="ce412" style:family="table-cell" style:parent-style-name="Default" style:data-style-name="N104">
      <style:table-cell-properties style:text-align-source="fix" style:repeat-content="false" fo:background-color="transparent" fo:wrap-option="wrap" fo:border="0.74pt solid #000000" style:vertical-align="middle"/>
      <style:paragraph-properties fo:text-align="end" fo:margin-left="0cm"/>
      <style:text-properties style:use-window-font-color="true" style:font-name="Calibri1" fo:font-size="12pt" style:font-size-asian="12pt" style:font-size-complex="12pt"/>
    </style:style>
    <style:style style:name="ce432" style:family="table-cell" style:parent-style-name="Default" style:data-style-name="N104">
      <style:table-cell-properties fo:background-color="#ffff00" style:text-align-source="fix" style:repeat-content="false" fo:wrap-option="wrap" fo:border="0.74pt solid #000000" fo:padding="0.071cm" style:vertical-align="middle"/>
      <style:paragraph-properties fo:text-align="end" fo:margin-left="0cm"/>
      <style:text-properties style:font-name="Calibri1" fo:font-size="12pt" style:font-size-asian="12pt" style:font-size-complex="12pt"/>
    </style:style>
    <style:style style:name="ce1340" style:family="table-cell" style:parent-style-name="Default" style:data-style-name="N104">
      <style:table-cell-properties fo:background-color="#ffff00" fo:border="0.74pt solid #000000" fo:padding="0.071cm" style:vertical-align="middle"/>
      <style:text-properties style:font-name="Calibri1" fo:font-size="12pt" style:font-size-asian="12pt" style:font-size-complex="12pt"/>
    </style:style>
    <style:style style:name="ce429" style:family="table-cell" style:parent-style-name="Default" style:data-style-name="N104">
      <style:table-cell-properties style:text-align-source="fix" style:repeat-content="false" fo:background-color="transparent" fo:wrap-option="wrap" fo:border="0.74pt solid #000000" style:vertical-align="middle"/>
      <style:paragraph-properties fo:text-align="end" fo:margin-left="0cm"/>
      <style:text-properties style:font-name="Calibri1" fo:font-size="12pt" style:font-size-asian="12pt" style:font-size-complex="12pt"/>
    </style:style>
    <style:style style:name="ce1319" style:family="table-cell" style:parent-style-name="Default" style:data-style-name="N104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608" style:family="table-cell" style:parent-style-name="Default" style:data-style-name="N104">
      <style:table-cell-properties fo:background-color="#f6f9d4" style:text-align-source="fix" style:repeat-content="false" fo:wrap-option="wrap" fo:border="0.74pt solid #000000" fo:padding="0.071cm" style:vertical-align="middle"/>
      <style:paragraph-properties fo:text-align="end" fo:margin-left="0cm"/>
      <style:text-properties style:font-name="Calibri1" fo:font-size="12pt" style:font-size-asian="12pt" style:font-size-complex="12pt"/>
    </style:style>
    <style:style style:name="ce741" style:family="table-cell" style:parent-style-name="Default" style:data-style-name="N104">
      <style:table-cell-properties fo:background-color="#ffff00" style:text-align-source="fix" style:repeat-content="false" fo:wrap-option="wrap" fo:border="0.74pt solid #000000" style:vertical-align="middle"/>
      <style:paragraph-properties fo:text-align="end" fo:margin-left="0cm"/>
      <style:text-properties style:use-window-font-color="true" style:font-name="Calibri1" fo:font-size="12pt" style:font-size-asian="12pt" style:font-size-complex="12pt"/>
    </style:style>
    <style:style style:name="ce1066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690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30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end" fo:margin-left="0cm"/>
      <style:text-properties style:font-name="Calibri1" fo:font-size="12pt" style:font-size-asian="12pt" style:font-size-complex="12pt"/>
    </style:style>
    <style:style style:name="ce1324" style:family="table-cell" style:parent-style-name="Default" style:data-style-name="N104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1" style:family="table-cell" style:parent-style-name="Default" style:data-style-name="N104">
      <style:table-cell-properties fo:background-color="#ffff00" style:text-align-source="fix" style:repeat-content="false" fo:wrap-option="wrap" fo:border="0.74pt solid #000000" style:vertical-align="middle"/>
      <style:paragraph-properties fo:text-align="end" fo:margin-left="0cm"/>
      <style:text-properties style:font-name="Calibri1" fo:font-size="12pt" style:font-size-asian="12pt" style:font-size-complex="12pt"/>
    </style:style>
    <style:style style:name="ce1646" style:family="table-cell" style:parent-style-name="Default" style:data-style-name="N104">
      <style:table-cell-properties fo:background-color="#ffffff" style:text-align-source="fix" style:repeat-content="false" fo:wrap-option="wrap" fo:border="0.74pt solid #000000" style:vertical-align="middle"/>
      <style:paragraph-properties fo:text-align="end" fo:margin-left="0cm"/>
      <style:text-properties style:use-window-font-color="true" style:font-name="Calibri1" fo:font-size="12pt" style:font-size-asian="12pt" style:font-size-complex="12pt"/>
    </style:style>
    <style:style style:name="ce1373" style:family="table-cell" style:parent-style-name="Default" style:data-style-name="N104">
      <style:table-cell-properties fo:background-color="#ffd7d7" style:text-align-source="fix" style:repeat-content="false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1372" style:family="table-cell" style:parent-style-name="Default" style:data-style-name="N104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1155" style:family="table-cell" style:parent-style-name="Default" style:data-style-name="N104">
      <style:table-cell-properties fo:background-color="#ff8000" style:text-align-source="fix" style:repeat-content="false" fo:wrap-option="wrap" fo:border="0.74pt solid #000000" style:vertical-align="middle"/>
      <style:paragraph-properties fo:text-align="end" fo:margin-left="0cm"/>
      <style:text-properties style:font-name="Calibri1" fo:font-size="12pt" style:font-size-asian="12pt" style:font-size-complex="12pt"/>
    </style:style>
    <style:style style:name="ce1307" style:family="table-cell" style:parent-style-name="Default" style:data-style-name="N104">
      <style:table-cell-properties fo:background-color="#dde8cb" style:text-align-source="fix" style:repeat-content="false" fo:wrap-option="wrap" fo:border="0.74pt solid #000000" style:vertical-align="middle"/>
      <style:paragraph-properties fo:text-align="end" fo:margin-left="0cm"/>
      <style:text-properties style:font-name="Calibri1" fo:font-size="12pt" style:font-size-asian="12pt" style:font-size-complex="12pt"/>
    </style:style>
    <style:style style:name="ce1343" style:family="table-cell" style:parent-style-name="Default" style:data-style-name="N104">
      <style:table-cell-properties fo:background-color="#ffffff" style:text-align-source="fix" style:repeat-content="false" fo:wrap-option="wrap" fo:border="0.74pt solid #000000" style:vertical-align="middle"/>
      <style:paragraph-properties fo:text-align="end" fo:margin-left="0cm"/>
      <style:text-properties style:font-name="Calibri1" fo:font-size="12pt" style:font-size-asian="12pt" style:font-size-complex="12pt"/>
    </style:style>
    <style:style style:name="ce1752" style:family="table-cell" style:parent-style-name="Default" style:data-style-name="N104">
      <style:table-cell-properties style:text-align-source="fix" style:repeat-content="false" fo:background-color="transparent" fo:wrap-option="wrap" style:vertical-align="middle"/>
      <style:paragraph-properties fo:text-align="end" fo:margin-left="0cm"/>
      <style:text-properties style:use-window-font-color="true" style:font-name="Calibri1" fo:font-size="12pt" style:font-size-asian="12pt" style:font-size-complex="12pt"/>
    </style:style>
    <style:style style:name="ce770" style:family="table-cell" style:parent-style-name="Default">
      <style:table-cell-properties fo:background-color="#dddddd" style:text-align-source="fix" style:repeat-content="false" fo:wrap-option="wrap" fo:border="0.06pt solid #000000" fo:padding="0.071cm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755" style:family="table-cell" style:parent-style-name="Default" style:data-style-name="N61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&lt;TODAY()" style:apply-style-name="Sem_20_título1" style:base-cell-address="CALIBRACAO.V25"/>
    </style:style>
    <style:style style:name="ce705" style:family="table-cell" style:parent-style-name="Default" style:data-style-name="N61">
      <style:table-cell-properties style:glyph-orientation-vertical="0" fo:background-color="#729fc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5" style:family="table-cell" style:parent-style-name="Default" style:data-style-name="N104">
      <style:table-cell-properties fo:background-color="#ffff00" fo:border="0.06pt solid #000000" fo:padding="0.071cm" style:vertical-align="middle"/>
      <style:text-properties style:font-name="Calibri1" fo:font-size="12pt" style:font-size-asian="12pt" style:font-size-complex="12pt"/>
    </style:style>
    <style:style style:name="ce1358" style:family="table-cell" style:parent-style-name="Default" style:data-style-name="N61">
      <style:table-cell-properties style:glyph-orientation-vertical="0" fo:background-color="#ffff0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1" style:family="table-cell" style:parent-style-name="Default" style:data-style-name="N104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628" style:family="table-cell" style:parent-style-name="Default">
      <style:table-cell-properties fo:background-color="#ffff00" style:text-align-source="fix" style:repeat-content="false" fo:wrap-option="wrap" fo:border="0.74pt solid #000000" fo:padding="0.071cm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76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  <style:map style:condition="cell-content()&lt;TODAY()" style:apply-style-name="Sem_20_título1" style:base-cell-address="CALIBRACAO.V25"/>
    </style:style>
    <style:style style:name="ce1416" style:family="table-cell" style:parent-style-name="Default" style:data-style-name="N104">
      <style:table-cell-properties fo:background-color="transparent" fo:border="0.06pt solid #000000" fo:padding="0.071cm" style:vertical-align="middle"/>
      <style:text-properties style:font-name="Calibri1" fo:font-size="12pt" style:font-size-asian="12pt" style:font-size-complex="12pt"/>
    </style:style>
    <style:style style:name="ce1096" style:family="table-cell" style:parent-style-name="Default">
      <style:table-cell-properties fo:background-color="#ffff00" fo:border="0.74pt solid #000000"/>
      <style:text-properties style:font-name="Calibri1" fo:font-size="12pt" style:font-size-asian="12pt" style:font-size-complex="12pt"/>
    </style:style>
    <style:style style:name="ce722" style:family="table-cell" style:parent-style-name="Default">
      <style:table-cell-properties fo:background-color="#729fcf" style:text-align-source="fix" style:repeat-content="false" fo:wrap-option="wrap" fo:border="0.74pt solid #000000" fo:padding="0.071cm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1376" style:family="table-cell" style:parent-style-name="Default">
      <style:table-cell-properties fo:background-color="#ffff00" style:text-align-source="fix" style:repeat-content="false" fo:wrap-option="wrap" fo:border="0.06pt solid #000000" fo:padding="0.071cm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1426" style:family="table-cell" style:parent-style-name="Default">
      <style:table-cell-properties style:text-align-source="fix" style:repeat-content="false" fo:background-color="transparent" fo:wrap-option="wrap" fo:border="0.74pt solid #000000" fo:padding="0.071cm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79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</style:style>
    <style:style style:name="ce997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888" style:family="table-cell" style:parent-style-name="Default">
      <style:table-cell-properties fo:background-color="transparent"/>
    </style:style>
    <style:style style:name="ce732" style:family="table-cell" style:parent-style-name="Default">
      <style:table-cell-properties fo:background-color="#729fcf"/>
    </style:style>
    <style:style style:name="ce2045" style:family="table-cell" style:parent-style-name="Default">
      <style:table-cell-properties fo:background-color="transparent" fo:wrap-option="wrap" style:vertical-align="middle"/>
      <style:text-properties style:font-name="Calibri1" fo:font-size="12pt" style:font-size-asian="12pt" style:font-size-complex="12pt"/>
    </style:style>
    <style:style style:name="ce2051" style:family="table-cell" style:parent-style-name="Default">
      <style:table-cell-properties fo:background-color="transparent"/>
      <style:text-properties style:font-name="Calibri1" fo:font-size="12pt" style:font-size-asian="12pt" style:font-size-complex="12pt"/>
    </style:style>
    <style:style style:name="ce739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756" style:family="table-cell" style:parent-style-name="Default">
      <style:table-cell-properties fo:background-color="#ffaa95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21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743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8" style:family="table-cell" style:parent-style-name="Default">
      <style:table-cell-properties fo:background-color="#ffaa95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language="en" fo:country="GB" style:font-size-asian="12pt" style:font-name-complex="Mangal1" style:font-size-complex="12pt"/>
    </style:style>
    <style:style style:name="ce746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start" fo:margin-left="0cm"/>
      <style:text-properties style:font-name="Calibri1" fo:font-size="12pt" style:font-size-asian="12pt" style:font-size-complex="12pt"/>
    </style:style>
    <style:style style:name="ce56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fo:padding="0.071cm" style:rotation-align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3" style:family="table-cell" style:parent-style-name="Default" style:data-style-name="N100">
      <style:table-cell-properties fo:background-color="#ffd7d7" style:diagonal-bl-tr="none" style:diagonal-tl-br="none" style:text-align-source="fix" style:repeat-content="false" fo:wrap-option="wrap" fo:border="0.74pt solid #000000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Calibri1" fo:font-size="12pt" style:font-size-asian="12pt" style:font-size-complex="12pt"/>
    </style:style>
    <style:style style:name="ce3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fo:padding="0.071cm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6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start" fo:margin-left="0cm"/>
      <style:text-properties style:font-name="Calibri1"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use-window-font-color="true" style:font-name="Calibri1" fo:font-size="12pt" fo:language="none" fo:country="none" fo:font-weight="normal" style:font-name-asian="Mangal" style:font-size-asian="12pt" style:language-asian="none" style:country-asian="none" style:font-weight-asian="normal" style:font-name-complex="Tahoma" style:font-size-complex="12pt" style:language-complex="en" style:country-complex="US" style:font-weight-complex="normal"/>
    </style:style>
    <style:style style:name="ce1053" style:family="table-cell" style:parent-style-name="Default">
      <style:table-cell-properties style:text-align-source="fix" style:repeat-content="false" fo:background-color="transparent" fo:wrap-option="wrap" fo:border="0.74pt solid #000000" fo:padding="0.071cm" style:vertical-align="middle"/>
      <style:paragraph-properties fo:text-align="start" fo:margin-left="0cm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use-window-font-color="true" style:font-name="Calibri1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use-window-font-color="true" style:font-name="Calibri1" fo:font-size="12pt" fo:language="none" fo:country="none" fo:font-weight="normal" style:font-name-asian="Mangal" style:font-size-asian="12pt" style:language-asian="none" style:country-asian="none" style:font-weight-asian="normal" style:font-size-complex="12pt" style:font-weight-complex="normal"/>
    </style:style>
    <style:style style:name="ce567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font-name="Calibri1" fo:font-size="12pt" fo:language="none" fo:country="none" fo:font-weight="normal" style:font-name-asian="Mangal" style:font-size-asian="12pt" style:language-asian="none" style:country-asian="none" style:font-weight-asian="normal" style:font-size-complex="12pt" style:font-weight-complex="normal"/>
    </style:style>
    <style:style style:name="ce562" style:family="table-cell" style:parent-style-name="Default">
      <style:table-cell-properties fo:background-color="#ffff00" style:text-align-source="fix" style:repeat-content="false" fo:wrap-option="wrap" fo:border="0.74pt solid #000000" fo:padding="0.071cm" style:vertical-align="middle"/>
      <style:paragraph-properties fo:text-align="start" fo:margin-left="0cm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2" style:family="table-cell" style:parent-style-name="Default">
      <style:table-cell-properties fo:background-color="#ffaa95" style:text-align-source="fix" style:repeat-content="false" fo:wrap-option="wrap" fo:border="0.74pt solid #000000" style:vertical-align="middle"/>
      <style:paragraph-properties fo:text-align="start" fo:margin-left="0cm"/>
      <style:text-properties style:font-name="Calibri1" fo:font-size="12pt" style:font-size-asian="12pt" style:font-size-complex="12pt"/>
    </style:style>
    <style:style style:name="ce763" style:family="table-cell" style:parent-style-name="Default" style:data-style-name="N100">
      <style:table-cell-properties fo:background-color="#ffaa95" style:diagonal-bl-tr="none" style:diagonal-tl-br="none" style:text-align-source="fix" style:repeat-content="false" fo:wrap-option="wrap" fo:border="0.74pt solid #000000" fo:padding="0.071cm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4" style:family="table-cell" style:parent-style-name="Default" style:data-style-name="N100">
      <style:table-cell-properties style:glyph-orientation-vertical="0" fo:background-color="#ffaa95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start" fo:margin-left="0cm"/>
      <style:text-properties style:font-name="Calibri1" fo:font-size="12pt" style:font-size-asian="12pt" style:font-size-complex="12pt"/>
    </style:style>
    <style:style style:name="ce140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font-name="Calibri1" fo:font-size="12pt" fo:language="none" fo:country="none" fo:font-weight="normal" style:font-name-asian="Mangal" style:font-size-asian="12pt" style:language-asian="none" style:country-asian="none" style:font-weight-asian="normal" style:font-name-complex="Tahoma" style:font-size-complex="12pt" style:language-complex="en" style:country-complex="US" style:font-weight-complex="normal"/>
    </style:style>
    <style:style style:name="ce294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start" fo:margin-left="0cm"/>
      <style:text-properties style:font-name="Calibri1" fo:font-size="12pt" style:font-size-asian="12pt" style:font-size-complex="12pt"/>
    </style:style>
    <style:style style:name="ce311" style:family="table-cell" style:parent-style-name="Default" style:data-style-name="N100">
      <style:table-cell-properties fo:background-color="#ffd8ce" style:diagonal-bl-tr="none" style:diagonal-tl-br="none" style:text-align-source="fix" style:repeat-content="false" fo:wrap-option="wrap" fo:border="0.74pt solid #000000" fo:padding="0.071cm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3" style:family="table-cell" style:parent-style-name="Default">
      <style:table-cell-properties fo:background-color="#ffd8ce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font-name="Calibri1" fo:font-size="12pt" style:font-size-asian="12pt" style:font-size-complex="12pt"/>
    </style:style>
    <style:style style:name="ce319" style:family="table-cell" style:parent-style-name="Default" style:data-style-name="N100">
      <style:table-cell-properties fo:background-color="#ffd7d7" style:diagonal-bl-tr="none" style:diagonal-tl-br="none" style:text-align-source="fix" style:repeat-content="false" fo:wrap-option="wrap" fo:border="0.74pt solid #000000" fo:padding="0.071cm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2" style:family="table-cell" style:parent-style-name="Default" style:data-style-name="N100">
      <style:table-cell-properties style:glyph-orientation-vertical="0" fo:background-color="#ffd7d7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font-name="Calibri1" fo:font-size="12pt" style:font-size-asian="12pt" style:font-size-complex="12pt"/>
    </style:style>
    <style:style style:name="ce301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74pt solid #000000" fo:padding="0.071cm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>
      <style:table-cell-properties fo:background-color="#b2b2b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Calibri1" fo:font-size="12pt" style:font-size-asian="12pt" style:font-size-complex="12pt"/>
    </style:style>
    <style:style style:name="ce147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start" fo:margin-left="0cm"/>
      <style:text-properties style:font-name="Calibri1" fo:font-size="12pt" style:font-size-asian="12pt" style:font-size-complex="12pt"/>
    </style:style>
    <style:style style:name="ce5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cm"/>
      <style:text-properties style:font-name="Calibri1" fo:font-size="12pt" style:font-size-asian="12pt" style:font-size-complex="12pt"/>
    </style:style>
    <style:style style:name="ce113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font-name="Calibri1" fo:font-size="12pt" style:font-size-asian="12pt" style:font-size-complex="12pt"/>
    </style:style>
    <style:style style:name="ce874" style:family="table-cell" style:parent-style-name="Default" style:data-style-name="N194">
      <style:table-cell-properties style:glyph-orientation-vertical="0" fo:background-color="#dddddd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7" style:family="table-cell" style:parent-style-name="Default" style:data-style-name="N100">
      <style:table-cell-properties fo:background-color="#ffaa95" style:diagonal-bl-tr="none" style:diagonal-tl-br="none" style:text-align-source="fix" style:repeat-content="false" fo:wrap-option="wrap" fo:border="0.74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3" style:family="table-cell" style:parent-style-name="Default">
      <style:table-cell-properties fo:background-color="#ffaa95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406" style:family="table-cell" style:parent-style-name="Default" style:data-style-name="N194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438" style:family="table-cell" style:parent-style-name="Default" style:data-style-name="N194">
      <style:table-cell-properties fo:background-color="#ffd8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1" fo:font-size="12pt" style:font-size-asian="12pt" style:font-size-complex="12pt"/>
    </style:style>
    <style:style style:name="ce211" style:family="table-cell" style:parent-style-name="Default" style:data-style-name="N4">
      <style:table-cell-properties fo:background-color="#b2b2b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1" fo:font-size="12pt" style:font-size-asian="12pt" style:font-size-complex="12pt"/>
    </style:style>
    <style:style style:name="ce212" style:family="table-cell" style:parent-style-name="Default" style:data-style-name="N4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90" style:family="table-cell" style:parent-style-name="Default" style:data-style-name="N194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760" style:family="table-cell" style:parent-style-name="Default" style:data-style-name="N100">
      <style:table-cell-properties fo:background-color="#ffffa6" style:diagonal-bl-tr="none" style:diagonal-tl-br="none" style:text-align-source="fix" style:repeat-content="false" fo:wrap-option="wrap" fo:border="0.74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5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name-asian="Noto Sans CJK SC" style:font-size-asian="12pt" style:font-name-complex="Lohit Devanagari" style:font-size-complex="12pt"/>
    </style:style>
    <style:style style:name="ce491" style:family="table-cell" style:parent-style-name="Default">
      <style:table-cell-properties fo:background-color="#ffd8ce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name-asian="Noto Sans CJK SC" style:font-size-asian="12pt" style:font-name-complex="Lohit Devanagari" style:font-size-complex="12pt"/>
    </style:style>
    <style:style style:name="ce245" style:family="table-cell" style:parent-style-name="Default">
      <style:table-cell-properties fo:background-color="#b2b2b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1" fo:font-size="12pt" style:font-size-asian="12pt" style:font-size-complex="12pt"/>
    </style:style>
    <style:style style:name="ce505" style:family="table-cell" style:parent-style-name="Default" style:data-style-name="N148">
      <style:table-cell-properties style:glyph-orientation-vertical="0" fo:background-color="#ffd7d7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9" style:family="table-cell" style:parent-style-name="Default" style:data-style-name="N148">
      <style:table-cell-properties style:glyph-orientation-vertical="0" fo:background-color="#ffaa95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6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538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0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F(#REF!=1;1;0))" style:apply-style-name="Excel_5f_CondFormat_5f_1_5f_352_5f_1" style:base-cell-address="Inativos_USN_F21.H67"/>
    </style:style>
    <style:style style:name="ce605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4" style:family="table-cell" style:parent-style-name="Default">
      <style:table-cell-properties fo:background-color="#ffaa95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ackground-color="#ffd7d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font-name="Calibri1" fo:font-size="12pt" style:font-size-asian="12pt" style:font-size-complex="12pt"/>
    </style:style>
    <style:style style:name="ce398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0" style:family="table-cell" style:parent-style-name="Default" style:data-style-name="N0">
      <style:table-cell-properties style:glyph-orientation-vertical="0" fo:background-color="#ffd8c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7" style:family="table-cell" style:parent-style-name="Default" style:data-style-name="N100">
      <style:table-cell-properties fo:background-color="#ffd7d7" style:diagonal-bl-tr="none" style:diagonal-tl-br="none" style:text-align-source="fix" style:repeat-content="false" fo:wrap-option="wrap" fo:border="0.74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#REF!=1;1;0))" style:apply-style-name="Excel_5f_CondFormat_5f_1_5f_1105_5f_1" style:base-cell-address="Inativos_USN_F21.H101"/>
    </style:style>
    <style:style style:name="ce9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  <style:map style:condition="is-true-formula(IF(#REF!=1;1;0))" style:apply-style-name="Excel_5f_CondFormat_5f_1_5f_87_5f_1" style:base-cell-address="Inativos_USN_F21.H107"/>
    </style:style>
    <style:style style:name="ce920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  <style:map style:condition="is-true-formula(IF(#REF!=1;1;0))" style:apply-style-name="Excel_5f_CondFormat_5f_1_5f_1778_5f_1" style:base-cell-address="Inativos_USN_F21.H110"/>
    </style:style>
    <style:style style:name="ce297" style:family="table-cell" style:parent-style-name="Default">
      <style:table-cell-properties fo:background-color="#b2b2b2" style:text-align-source="fix" style:repeat-content="false" fo:wrap-option="wrap" fo:border="0.74pt solid #000000" fo:padding="0.071cm" style:vertical-align="middle"/>
      <style:paragraph-properties fo:text-align="center" fo:margin-left="0cm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923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#REF!=1;1;0))" style:apply-style-name="Excel_5f_CondFormat_5f_1_5f_1416_5f_1" style:base-cell-address="Inativos_USN_F21.H113"/>
    </style:style>
    <style:style style:name="ce924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8" style:family="table-cell" style:parent-style-name="Default" style:data-style-name="N0">
      <style:table-cell-properties style:glyph-orientation-vertical="0" fo:background-color="#ffffa6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2" style:family="table-cell" style:parent-style-name="Default" style:data-style-name="N0">
      <style:table-cell-properties style:glyph-orientation-vertical="0" fo:background-color="#ffaa95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4" style:family="table-cell" style:parent-style-name="Default" style:data-style-name="N61">
      <style:table-cell-properties style:glyph-orientation-vertical="0" fo:background-color="#b2b2b2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4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639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</style:style>
    <style:style style:name="ce627" style:family="table-cell" style:parent-style-name="Default">
      <style:table-cell-properties style:text-align-source="fix" style:repeat-content="false" fo:background-color="transparent" fo:wrap-option="wrap" fo:border="0.74pt solid #000000" fo:padding="0.071cm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</style:style>
    <style:style style:name="ce775" style:family="table-cell" style:parent-style-name="Default">
      <style:table-cell-properties fo:background-color="#ffaa95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635" style:family="table-cell" style:parent-style-name="Default">
      <style:table-cell-properties fo:background-color="#ffd8c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</style:style>
    <style:style style:name="ce640" style:family="table-cell" style:parent-style-name="Default" style:data-style-name="N0">
      <style:table-cell-properties style:glyph-orientation-vertical="0" fo:background-color="#ffd7d7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0" style:family="table-cell" style:parent-style-name="Default">
      <style:table-cell-properties fo:background-color="#b2b2b2" style:text-align-source="fix" style:repeat-content="false" fo:wrap-option="wrap" fo:border="0.74pt solid #000000" fo:padding="0.071cm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324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</style:style>
    <style:style style:name="ce79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</style:style>
    <style:style style:name="ce788" style:family="table-cell" style:parent-style-name="Default" style:data-style-name="N37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747" style:family="table-cell" style:parent-style-name="Default" style:data-style-name="N37">
      <style:table-cell-properties fo:background-color="#ffdbb6" style:text-align-source="fix" style:repeat-content="false" fo:wrap-option="wrap" fo:border="0.74pt solid #000000" fo:padding="0.071cm" style:vertical-align="middle"/>
      <style:paragraph-properties fo:text-align="center" fo:margin-left="0cm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636" style:family="table-cell" style:parent-style-name="Default" style:data-style-name="N37">
      <style:table-cell-properties style:text-align-source="fix" style:repeat-content="false" fo:background-color="transparent" fo:wrap-option="wrap" fo:border="0.74pt solid #000000" fo:padding="0.071cm" style:vertical-align="middle"/>
      <style:paragraph-properties fo:text-align="center" fo:margin-left="0cm"/>
      <style:text-properties style:use-window-font-color="true" style:font-name="Calibri1" fo:font-size="12pt" fo:font-weight="normal" style:font-size-asian="12pt" style:font-weight-asian="normal" style:font-size-complex="12pt" style:font-weight-complex="normal"/>
    </style:style>
    <style:style style:name="ce777" style:family="table-cell" style:parent-style-name="Default" style:data-style-name="N37">
      <style:table-cell-properties fo:background-color="#ffaa95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813" style:family="table-cell" style:parent-style-name="Default" style:data-style-name="N37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1204" style:family="table-cell" style:parent-style-name="Default" style:data-style-name="N37">
      <style:table-cell-properties fo:background-color="#b2b2b2" style:text-align-source="fix" style:repeat-content="false" fo:wrap-option="wrap" fo:border="0.74pt solid #000000" fo:padding="0.071cm" style:vertical-align="middle"/>
      <style:paragraph-properties fo:text-align="center" fo:margin-left="0cm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372" style:family="table-cell" style:parent-style-name="Default" style:data-style-name="N37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847" style:family="table-cell" style:parent-style-name="Default" style:data-style-name="N37">
      <style:table-cell-properties fo:background-color="#ffd8ce" style:text-align-source="fix" style:repeat-content="false" fo:wrap-option="wrap" fo:border="0.74pt solid #000000" style:vertical-align="middle"/>
      <style:paragraph-properties fo:text-align="end" fo:margin-left="0cm"/>
      <style:text-properties style:font-name="Calibri1" fo:font-size="12pt" style:font-size-asian="12pt" style:font-size-complex="12pt"/>
    </style:style>
    <style:style style:name="ce780" style:family="table-cell" style:parent-style-name="Default" style:data-style-name="N37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3" style:family="table-cell" style:parent-style-name="Default" style:data-style-name="N37">
      <style:table-cell-properties fo:background-color="#ffaa95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2" style:family="table-cell" style:parent-style-name="Default" style:data-style-name="N37">
      <style:table-cell-properties fo:background-color="#ffaa95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0" style:family="table-cell" style:parent-style-name="Default" style:data-style-name="N37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0" style:family="table-cell" style:parent-style-name="Default" style:data-style-name="N37">
      <style:table-cell-properties fo:background-color="#ffd8c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1002" style:family="table-cell" style:parent-style-name="Default" style:data-style-name="N37">
      <style:table-cell-properties style:glyph-orientation-vertical="0" fo:background-color="#ffd7d7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2" style:family="table-cell" style:parent-style-name="Default" style:data-style-name="N37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4" style:family="table-cell" style:parent-style-name="Default" style:data-style-name="N37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1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56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  <style:map style:condition="cell-content()=&quot;x&quot;" style:apply-style-name="Bad" style:base-cell-address="Inativos_USN_F21.N47"/>
    </style:style>
    <style:style style:name="ce612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#REF!=1;1;0))" style:apply-style-name="Excel_5f_CondFormat_5f_1_5f_1706_5f_1" style:base-cell-address="Inativos_USN_F21.N65"/>
    </style:style>
    <style:style style:name="ce961" style:family="table-cell" style:parent-style-name="Default" style:data-style-name="N37">
      <style:table-cell-properties fo:background-color="#ffff00" style:text-align-source="fix" style:repeat-content="false" fo:wrap-option="wrap" fo:border="0.74pt solid #000000" fo:padding="0.071cm" style:vertical-align="middle"/>
      <style:paragraph-properties fo:text-align="center" fo:margin-left="0cm"/>
      <style:text-properties style:font-name="Calibri1" fo:font-size="12pt" fo:font-weight="normal" style:font-size-asian="12pt" style:font-weight-asian="normal" style:font-size-complex="12pt" style:font-weight-complex="normal"/>
      <style:map style:condition="is-true-formula(IF(#REF!=1;1;0))" style:apply-style-name="Excel_5f_CondFormat_5f_1_5f_350_5f_1" style:base-cell-address="Inativos_USN_F21.N67"/>
    </style:style>
    <style:style style:name="ce962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  <style:map style:condition="cell-content()=&quot;x&quot;" style:apply-style-name="Bad" style:base-cell-address="Inativos_USN_F21.N47"/>
    </style:style>
    <style:style style:name="ce964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649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799" style:family="table-cell" style:parent-style-name="Default" style:data-style-name="N37">
      <style:table-cell-properties style:glyph-orientation-vertical="0" fo:border-bottom="0.06pt solid #000000" fo:background-color="#ffaa95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5" style:family="table-cell" style:parent-style-name="Default" style:data-style-name="N37">
      <style:table-cell-properties style:glyph-orientation-vertical="0" fo:background-color="#ffaa95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1" style:family="table-cell" style:parent-style-name="Default" style:data-style-name="N37">
      <style:table-cell-properties style:glyph-orientation-vertical="0" fo:border-bottom="0.06pt solid #000000" fo:background-color="#ffaa95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0" style:family="table-cell" style:parent-style-name="Default" style:data-style-name="N37">
      <style:table-cell-properties style:glyph-orientation-vertical="0" fo:border-bottom="0.06pt solid #000000" fo:background-color="#ffd7d7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3" style:family="table-cell" style:parent-style-name="Default" style:data-style-name="N37">
      <style:table-cell-properties style:glyph-orientation-vertical="0" fo:border-bottom="0.06pt solid #000000" fo:background-color="#ffd7d7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1" style:family="table-cell" style:parent-style-name="Default" style:data-style-name="N37">
      <style:table-cell-properties style:glyph-orientation-vertical="0" fo:background-color="#ffd7d7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#REF!=1;1;0))" style:apply-style-name="Excel_5f_CondFormat_5f_1_5f_1104_5f_1" style:base-cell-address="Inativos_USN_F21.N101"/>
    </style:style>
    <style:style style:name="ce972" style:family="table-cell" style:parent-style-name="Default" style:data-style-name="N37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  <style:map style:condition="is-true-formula(IF(#REF!=1;1;0))" style:apply-style-name="Excel_5f_CondFormat_5f_1_5f_1396_5f_1" style:base-cell-address="Inativos_USN_F21.N102"/>
    </style:style>
    <style:style style:name="ce97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  <style:map style:condition="is-true-formula(IF(#REF!=1;1;0))" style:apply-style-name="Excel_5f_CondFormat_5f_1_5f_86_5f_1" style:base-cell-address="Inativos_USN_F21.N107"/>
    </style:style>
    <style:style style:name="ce974" style:family="table-cell" style:parent-style-name="Default" style:data-style-name="N10037">
      <style:table-cell-properties fo:background-color="#b2b2b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font-name="Calibri1" fo:font-size="12pt" style:font-size-asian="12pt" style:font-size-complex="12pt"/>
      <style:map style:condition="is-true-formula(IF(#REF!=1;1;0))" style:apply-style-name="Excel_5f_CondFormat_5f_1_5f_1777_5f_1" style:base-cell-address="Inativos_USN_F21.N110"/>
    </style:style>
    <style:style style:name="ce975" style:family="table-cell" style:parent-style-name="Default" style:data-style-name="N10037">
      <style:table-cell-properties fo:background-color="#b2b2b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font-name="Calibri1" fo:font-size="12pt" style:font-size-asian="12pt" style:font-size-complex="12pt"/>
    </style:style>
    <style:style style:name="ce803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1044" style:family="table-cell" style:parent-style-name="Default" style:data-style-name="N0">
      <style:table-cell-properties style:glyph-orientation-vertical="0" fo:background-color="#ffdbb6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8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  <style:map style:condition="cell-content()&lt;TODAY()" style:apply-style-name="Sem_20_título1" style:base-cell-address="Inativos_USN_F21.O5"/>
    </style:style>
    <style:style style:name="ce489" style:family="table-cell" style:parent-style-name="Default">
      <style:table-cell-properties fo:background-color="#b2b2b2" style:text-align-source="fix" style:repeat-content="false" fo:wrap-option="wrap" fo:border="0.74pt solid #000000" fo:padding="0.071cm" style:vertical-align="middle"/>
      <style:paragraph-properties fo:text-align="center" fo:margin-left="0cm"/>
      <style:text-properties style:use-window-font-color="true" style:font-name="Calibri1" fo:font-size="12pt" fo:font-weight="normal" style:font-size-asian="12pt" style:font-weight-asian="normal" style:font-size-complex="12pt" style:font-weight-complex="normal"/>
    </style:style>
    <style:style style:name="ce810" style:family="table-cell" style:parent-style-name="Default" style:data-style-name="N37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  <style:map style:condition="is-true-formula(#REF!=1)" style:apply-style-name="Good" style:base-cell-address="Inativos_USN_F21.P2"/>
    </style:style>
    <style:style style:name="ce673" style:family="table-cell" style:parent-style-name="Default" style:data-style-name="N37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  <style:map style:condition="is-true-formula(#REF!=1)" style:apply-style-name="Good" style:base-cell-address="Inativos_USN_F21.P2"/>
    </style:style>
    <style:style style:name="ce1230" style:family="table-cell" style:parent-style-name="Default" style:data-style-name="N37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  <style:map style:condition="is-true-formula(#REF!=1)" style:apply-style-name="Good" style:base-cell-address="Inativos_USN_F21.P2"/>
    </style:style>
    <style:style style:name="ce1232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  <style:map style:condition="is-true-formula(#REF!=1)" style:apply-style-name="Good" style:base-cell-address="Inativos_USN_F21.P2"/>
    </style:style>
    <style:style style:name="ce809" style:family="table-cell" style:parent-style-name="Default" style:data-style-name="N37">
      <style:table-cell-properties fo:background-color="#ffaa95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  <style:map style:condition="is-true-formula(#REF!=1)" style:apply-style-name="Good" style:base-cell-address="Inativos_USN_F21.P2"/>
    </style:style>
    <style:style style:name="ce1225" style:family="table-cell" style:parent-style-name="Default" style:data-style-name="N37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  <style:map style:condition="is-true-formula(#REF!=1)" style:apply-style-name="Good" style:base-cell-address="Inativos_USN_F21.P2"/>
    </style:style>
    <style:style style:name="ce1226" style:family="table-cell" style:parent-style-name="Default" style:data-style-name="N37">
      <style:table-cell-properties fo:background-color="#ffd8c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  <style:map style:condition="is-true-formula(#REF!=1)" style:apply-style-name="Good" style:base-cell-address="Inativos_USN_F21.P2"/>
    </style:style>
    <style:style style:name="ce1227" style:family="table-cell" style:parent-style-name="Default" style:data-style-name="N37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  <style:map style:condition="is-true-formula(#REF!=1)" style:apply-style-name="Good" style:base-cell-address="Inativos_USN_F21.P2"/>
    </style:style>
    <style:style style:name="ce1231" style:family="table-cell" style:parent-style-name="Default" style:data-style-name="N37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  <style:map style:condition="is-true-formula(#REF!=1)" style:apply-style-name="Good" style:base-cell-address="Inativos_USN_F21.P2"/>
    </style:style>
    <style:style style:name="ce991" style:family="table-cell" style:parent-style-name="Default" style:data-style-name="N37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Inativos_USN_F21.Q2"/>
      <style:map style:condition="cell-content()=&quot;CALIBRADO&quot;" style:apply-style-name="Good" style:base-cell-address="Inativos_USN_F21.Q2"/>
    </style:style>
    <style:style style:name="ce992" style:family="table-cell" style:parent-style-name="Default" style:data-style-name="N37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Inativos_USN_F21.Q3"/>
      <style:map style:condition="cell-content()=&quot;CALIBRADO&quot;" style:apply-style-name="Good" style:base-cell-address="Inativos_USN_F21.Q3"/>
      <style:map style:condition="cell-content()=&quot;REPROVADO&quot;" style:apply-style-name="REPROVADO" style:base-cell-address="Inativos_USN_F21.Q3"/>
      <style:map style:condition="cell-content()=&quot;ferramenta nao utilizada&quot;" style:apply-style-name="Warning" style:base-cell-address="Inativos_USN_F21.Q3"/>
    </style:style>
    <style:style style:name="ce1063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Inativos_USN_F21.Q3"/>
      <style:map style:condition="cell-content()=&quot;CALIBRADO&quot;" style:apply-style-name="Good" style:base-cell-address="Inativos_USN_F21.Q3"/>
      <style:map style:condition="cell-content()=&quot;REPROVADO&quot;" style:apply-style-name="REPROVADO" style:base-cell-address="Inativos_USN_F21.Q3"/>
      <style:map style:condition="cell-content()=&quot;ferramenta nao utilizada&quot;" style:apply-style-name="Warning" style:base-cell-address="Inativos_USN_F21.Q3"/>
    </style:style>
    <style:style style:name="ce1071" style:family="table-cell" style:parent-style-name="Default" style:data-style-name="N37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Inativos_USN_F21.Q3"/>
      <style:map style:condition="cell-content()=&quot;CALIBRADO&quot;" style:apply-style-name="Good" style:base-cell-address="Inativos_USN_F21.Q3"/>
      <style:map style:condition="cell-content()=&quot;REPROVADO&quot;" style:apply-style-name="REPROVADO" style:base-cell-address="Inativos_USN_F21.Q3"/>
      <style:map style:condition="cell-content()=&quot;ferramenta nao utilizada&quot;" style:apply-style-name="Warning" style:base-cell-address="Inativos_USN_F21.Q3"/>
    </style:style>
    <style:style style:name="ce1017" style:family="table-cell" style:parent-style-name="Default" style:data-style-name="N37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Inativos_USN_F21.Q3"/>
      <style:map style:condition="cell-content()=&quot;CALIBRADO&quot;" style:apply-style-name="Good" style:base-cell-address="Inativos_USN_F21.Q3"/>
      <style:map style:condition="cell-content()=&quot;REPROVADO&quot;" style:apply-style-name="REPROVADO" style:base-cell-address="Inativos_USN_F21.Q3"/>
      <style:map style:condition="cell-content()=&quot;ferramenta nao utilizada&quot;" style:apply-style-name="Warning" style:base-cell-address="Inativos_USN_F21.Q3"/>
    </style:style>
    <style:style style:name="ce1064" style:family="table-cell" style:parent-style-name="Default" style:data-style-name="N37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Inativos_USN_F21.Q3"/>
      <style:map style:condition="cell-content()=&quot;CALIBRADO&quot;" style:apply-style-name="Good" style:base-cell-address="Inativos_USN_F21.Q3"/>
      <style:map style:condition="cell-content()=&quot;REPROVADO&quot;" style:apply-style-name="REPROVADO" style:base-cell-address="Inativos_USN_F21.Q3"/>
      <style:map style:condition="cell-content()=&quot;ferramenta nao utilizada&quot;" style:apply-style-name="Warning" style:base-cell-address="Inativos_USN_F21.Q3"/>
    </style:style>
    <style:style style:name="ce686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Inativos_USN_F21.Q3"/>
      <style:map style:condition="cell-content()=&quot;CALIBRADO&quot;" style:apply-style-name="Good" style:base-cell-address="Inativos_USN_F21.Q3"/>
      <style:map style:condition="cell-content()=&quot;REPROVADO&quot;" style:apply-style-name="REPROVADO" style:base-cell-address="Inativos_USN_F21.Q3"/>
      <style:map style:condition="cell-content()=&quot;ferramenta nao utilizada&quot;" style:apply-style-name="Warning" style:base-cell-address="Inativos_USN_F21.Q3"/>
    </style:style>
    <style:style style:name="ce1022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Inativos_USN_F21.Q2"/>
      <style:map style:condition="cell-content()=&quot;CALIBRADO&quot;" style:apply-style-name="Good" style:base-cell-address="Inativos_USN_F21.Q2"/>
    </style:style>
    <style:style style:name="ce130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Inativos_USN_F21.Q3"/>
      <style:map style:condition="cell-content()=&quot;CALIBRADO&quot;" style:apply-style-name="Good" style:base-cell-address="Inativos_USN_F21.Q3"/>
      <style:map style:condition="cell-content()=&quot;REPROVADO&quot;" style:apply-style-name="REPROVADO" style:base-cell-address="Inativos_USN_F21.Q3"/>
      <style:map style:condition="cell-content()=&quot;ferramenta nao utilizada&quot;" style:apply-style-name="Warning" style:base-cell-address="Inativos_USN_F21.Q3"/>
    </style:style>
    <style:style style:name="ce685" style:family="table-cell" style:parent-style-name="Default" style:data-style-name="N37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Inativos_USN_F21.Q3"/>
      <style:map style:condition="cell-content()=&quot;CALIBRADO&quot;" style:apply-style-name="Good" style:base-cell-address="Inativos_USN_F21.Q3"/>
      <style:map style:condition="cell-content()=&quot;REPROVADO&quot;" style:apply-style-name="REPROVADO" style:base-cell-address="Inativos_USN_F21.Q3"/>
      <style:map style:condition="cell-content()=&quot;ferramenta nao utilizada&quot;" style:apply-style-name="Warning" style:base-cell-address="Inativos_USN_F21.Q3"/>
    </style:style>
    <style:style style:name="ce816" style:family="table-cell" style:parent-style-name="Default" style:data-style-name="N37">
      <style:table-cell-properties fo:background-color="#ffaa95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Inativos_USN_F21.Q3"/>
      <style:map style:condition="cell-content()=&quot;CALIBRADO&quot;" style:apply-style-name="Good" style:base-cell-address="Inativos_USN_F21.Q3"/>
      <style:map style:condition="cell-content()=&quot;REPROVADO&quot;" style:apply-style-name="REPROVADO" style:base-cell-address="Inativos_USN_F21.Q3"/>
      <style:map style:condition="cell-content()=&quot;ferramenta nao utilizada&quot;" style:apply-style-name="Warning" style:base-cell-address="Inativos_USN_F21.Q3"/>
    </style:style>
    <style:style style:name="ce1242" style:family="table-cell" style:parent-style-name="Default" style:data-style-name="N37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Inativos_USN_F21.Q3"/>
      <style:map style:condition="cell-content()=&quot;CALIBRADO&quot;" style:apply-style-name="Good" style:base-cell-address="Inativos_USN_F21.Q3"/>
      <style:map style:condition="cell-content()=&quot;REPROVADO&quot;" style:apply-style-name="REPROVADO" style:base-cell-address="Inativos_USN_F21.Q3"/>
      <style:map style:condition="cell-content()=&quot;ferramenta nao utilizada&quot;" style:apply-style-name="Warning" style:base-cell-address="Inativos_USN_F21.Q3"/>
    </style:style>
    <style:style style:name="ce1243" style:family="table-cell" style:parent-style-name="Default" style:data-style-name="N37">
      <style:table-cell-properties fo:background-color="#ffd8ce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Inativos_USN_F21.Q3"/>
      <style:map style:condition="cell-content()=&quot;CALIBRADO&quot;" style:apply-style-name="Good" style:base-cell-address="Inativos_USN_F21.Q3"/>
      <style:map style:condition="cell-content()=&quot;REPROVADO&quot;" style:apply-style-name="REPROVADO" style:base-cell-address="Inativos_USN_F21.Q3"/>
      <style:map style:condition="cell-content()=&quot;ferramenta nao utilizada&quot;" style:apply-style-name="Warning" style:base-cell-address="Inativos_USN_F21.Q3"/>
    </style:style>
    <style:style style:name="ce1246" style:family="table-cell" style:parent-style-name="Default" style:data-style-name="N37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Inativos_USN_F21.Q3"/>
      <style:map style:condition="cell-content()=&quot;CALIBRADO&quot;" style:apply-style-name="Good" style:base-cell-address="Inativos_USN_F21.Q3"/>
      <style:map style:condition="cell-content()=&quot;REPROVADO&quot;" style:apply-style-name="REPROVADO" style:base-cell-address="Inativos_USN_F21.Q3"/>
      <style:map style:condition="cell-content()=&quot;ferramenta nao utilizada&quot;" style:apply-style-name="Warning" style:base-cell-address="Inativos_USN_F21.Q3"/>
    </style:style>
    <style:style style:name="ce1051" style:family="table-cell" style:parent-style-name="Default" style:data-style-name="N37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Inativos_USN_F21.Q2"/>
      <style:map style:condition="cell-content()=&quot;CALIBRADO&quot;" style:apply-style-name="Good" style:base-cell-address="Inativos_USN_F21.Q2"/>
    </style:style>
    <style:style style:name="ce824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  <style:map style:condition="cell-content()=&quot;DESCALIBRADO&quot;" style:apply-style-name="Bad" style:base-cell-address="Inativos_USN_F21.Q2"/>
      <style:map style:condition="cell-content()=&quot;CALIBRADO&quot;" style:apply-style-name="Good" style:base-cell-address="Inativos_USN_F21.Q2"/>
    </style:style>
    <style:style style:name="ce104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  <style:map style:condition="cell-content()=&quot;DESCALIBRADO&quot;" style:apply-style-name="Bad" style:base-cell-address="Inativos_USN_F21.Q2"/>
      <style:map style:condition="cell-content()=&quot;CALIBRADO&quot;" style:apply-style-name="Good" style:base-cell-address="Inativos_USN_F21.Q2"/>
    </style:style>
    <style:style style:name="ce104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DESCALIBRADO&quot;" style:apply-style-name="Bad" style:base-cell-address="Inativos_USN_F21.Q2"/>
      <style:map style:condition="cell-content()=&quot;CALIBRADO&quot;" style:apply-style-name="Good" style:base-cell-address="Inativos_USN_F21.Q2"/>
    </style:style>
    <style:style style:name="ce82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47" style:family="table-cell" style:parent-style-name="Default" style:data-style-name="N61">
      <style:table-cell-properties style:glyph-orientation-vertical="0" fo:background-color="#ffdbb6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ESCALIBRADO&quot;" style:apply-style-name="Bad" style:base-cell-address="Inativos_USN_F21.Q2"/>
      <style:map style:condition="cell-content()=&quot;CALIBRADO&quot;" style:apply-style-name="Good" style:base-cell-address="Inativos_USN_F21.Q2"/>
    </style:style>
    <style:style style:name="ce106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  <style:map style:condition="cell-content()=&quot;DESCALIBRADO&quot;" style:apply-style-name="Bad" style:base-cell-address="Inativos_USN_F21.Q2"/>
      <style:map style:condition="cell-content()=&quot;CALIBRADO&quot;" style:apply-style-name="Good" style:base-cell-address="Inativos_USN_F21.Q2"/>
    </style:style>
    <style:style style:name="ce1049" style:family="table-cell" style:parent-style-name="Default" style:data-style-name="N6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ESCALIBRADO&quot;" style:apply-style-name="Bad" style:base-cell-address="Inativos_USN_F21.Q2"/>
      <style:map style:condition="cell-content()=&quot;CALIBRADO&quot;" style:apply-style-name="Good" style:base-cell-address="Inativos_USN_F21.Q2"/>
    </style:style>
    <style:style style:name="ce568" style:family="table-cell" style:parent-style-name="Default">
      <style:table-cell-properties fo:border="0.74pt solid #000000"/>
    </style:style>
    <style:style style:name="ce69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2pt" style:font-size-asian="12pt" style:font-size-complex="12pt"/>
    </style:style>
    <style:style style:name="ce5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548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cm"/>
      <style:text-properties fo:color="#c9211e" style:font-name="Calibri1" fo:font-size="12pt" style:font-size-asian="12pt" style:font-size-complex="12pt"/>
    </style:style>
    <style:style style:name="ce105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  <style:map style:condition="cell-content()=&quot;DESCALIBRADO&quot;" style:apply-style-name="Bad" style:base-cell-address="Inativos_USN_F21.Q2"/>
      <style:map style:condition="cell-content()=&quot;CALIBRADO&quot;" style:apply-style-name="Good" style:base-cell-address="Inativos_USN_F21.Q2"/>
    </style:style>
    <style:style style:name="ce1189" style:family="table-cell" style:parent-style-name="Default" style:data-style-name="N61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ESCALIBRADO&quot;" style:apply-style-name="Bad" style:base-cell-address="Inativos_USN_F21.Q2"/>
      <style:map style:condition="cell-content()=&quot;CALIBRADO&quot;" style:apply-style-name="Good" style:base-cell-address="Inativos_USN_F21.Q2"/>
    </style:style>
    <style:style style:name="ce1059" style:family="table-cell" style:parent-style-name="Default">
      <style:table-cell-properties fo:border="0.74pt solid #000000"/>
      <style:map style:condition="cell-content()=&quot;DESCALIBRADO&quot;" style:apply-style-name="Bad" style:base-cell-address="Inativos_USN_F21.Q2"/>
      <style:map style:condition="cell-content()=&quot;CALIBRADO&quot;" style:apply-style-name="Good" style:base-cell-address="Inativos_USN_F21.Q2"/>
    </style:style>
    <style:style style:name="ce12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 style:data-style-name="N61">
      <style:table-cell-properties style:glyph-orientation-vertical="0" fo:background-color="#ffffa6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name-complex="Arial" style:font-size-complex="12pt"/>
    </style:style>
    <style:style style:name="ce828" style:family="table-cell" style:parent-style-name="Default" style:data-style-name="N61">
      <style:table-cell-properties style:glyph-orientation-vertical="0" fo:background-color="#ffaa95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9" style:family="table-cell" style:parent-style-name="Default" style:data-style-name="N61">
      <style:table-cell-properties style:glyph-orientation-vertical="0" fo:background-color="#ffaa95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2" style:family="table-cell" style:parent-style-name="Default" style:data-style-name="N61">
      <style:table-cell-properties style:glyph-orientation-vertical="0" fo:background-color="#ffd7d7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0" style:family="table-cell" style:parent-style-name="Default" style:data-style-name="N61">
      <style:table-cell-properties style:glyph-orientation-vertical="0" fo:background-color="#ffd7d7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74" style:family="table-cell" style:parent-style-name="Default" style:data-style-name="N61">
      <style:table-cell-properties style:glyph-orientation-vertical="0" fo:background-color="#ffd7d7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8" style:family="table-cell" style:parent-style-name="Default" style:data-style-name="N61">
      <style:table-cell-properties style:glyph-orientation-vertical="0" fo:background-color="#b2b2b2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7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name-complex="Arial" style:font-size-complex="12pt"/>
    </style:style>
    <style:style style:name="ce10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&lt;TODAY()" style:apply-style-name="Sem_20_título1" style:base-cell-address="Inativos_USN_F21.O5"/>
    </style:style>
    <style:style style:name="ce1079" style:family="table-cell" style:parent-style-name="Default">
      <style:table-cell-properties style:glyph-orientation-vertical="0" fo:background-color="#ffd7d7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&lt;TODAY()" style:apply-style-name="Sem_20_título1" style:base-cell-address="Inativos_USN_F21.O5"/>
    </style:style>
    <style:style style:name="ce110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  <style:map style:condition="cell-content()=&quot;DESCALIBRADO&quot;" style:apply-style-name="Bad" style:base-cell-address="Inativos_USN_F21.Q3"/>
      <style:map style:condition="cell-content()=&quot;CALIBRADO&quot;" style:apply-style-name="Good" style:base-cell-address="Inativos_USN_F21.Q3"/>
      <style:map style:condition="cell-content()=&quot;REPROVADO&quot;" style:apply-style-name="REPROVADO" style:base-cell-address="Inativos_USN_F21.Q3"/>
      <style:map style:condition="cell-content()=&quot;ferramenta nao utilizada&quot;" style:apply-style-name="Warning" style:base-cell-address="Inativos_USN_F21.Q3"/>
    </style:style>
    <style:style style:name="ce725" style:family="table-cell" style:parent-style-name="Default">
      <style:table-cell-properties style:cell-protect="none" style:print-content="true" style:text-align-source="fix" style:repeat-content="false" fo:background-color="transparent" fo:wrap-option="wrap" fo:border="0.06pt solid #000000" fo:padding="0.071cm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71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713" style:family="table-cell" style:parent-style-name="Default">
      <style:table-cell-properties fo:background-color="#ffff00" style:text-align-source="fix" style:repeat-content="false" fo:wrap-option="wrap" fo:border="0.74pt solid #000000" fo:padding="0.07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font-name="Carlito" fo:font-size="10pt" style:font-size-asian="10pt" style:font-size-complex="10pt"/>
    </style:style>
    <style:style style:name="ce834" style:family="table-cell" style:parent-style-name="Default">
      <style:table-cell-properties style:glyph-orientation-vertical="0" fo:background-color="#ffaa95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1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rlito" fo:font-size="12pt" style:font-size-asian="12pt" style:font-size-complex="12pt"/>
    </style:style>
    <style:style style:name="ce693" style:family="table-cell" style:parent-style-name="Default">
      <style:table-cell-properties fo:background-color="#b2b2b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font-name="Calibri1" fo:font-size="12pt" style:font-size-asian="12pt" style:font-size-complex="12pt"/>
    </style:style>
    <style:style style:name="ce1091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ESCALIBRADO&quot;" style:apply-style-name="Bad" style:base-cell-address="Inativos_USN_F21.Q3"/>
      <style:map style:condition="cell-content()=&quot;CALIBRADO&quot;" style:apply-style-name="Good" style:base-cell-address="Inativos_USN_F21.Q3"/>
      <style:map style:condition="cell-content()=&quot;REPROVADO&quot;" style:apply-style-name="REPROVADO" style:base-cell-address="Inativos_USN_F21.Q3"/>
      <style:map style:condition="cell-content()=&quot;ferramenta nao utilizada&quot;" style:apply-style-name="Warning" style:base-cell-address="Inativos_USN_F21.Q3"/>
    </style:style>
    <style:style style:name="ce882" style:family="table-cell" style:parent-style-name="Default" style:data-style-name="N104">
      <style:table-cell-properties fo:background-color="#ffffa6" style:text-align-source="fix" style:repeat-content="false" fo:wrap-option="wrap" fo:border="0.74pt solid #000000" style:vertical-align="middle"/>
      <style:paragraph-properties fo:text-align="end" fo:margin-left="0cm"/>
      <style:text-properties style:font-name="Calibri1" fo:font-size="12pt" style:font-size-asian="12pt" style:font-size-complex="12pt"/>
    </style:style>
    <style:style style:name="ce423" style:family="table-cell" style:parent-style-name="Default" style:data-style-name="N104">
      <style:table-cell-properties style:text-align-source="fix" style:repeat-content="false" fo:background-color="transparent" fo:wrap-option="wrap" fo:border="0.74pt solid #000000" style:vertical-align="middle"/>
      <style:paragraph-properties fo:text-align="end" fo:margin-left="0cm"/>
      <style:text-properties fo:color="#000000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8" style:family="table-cell" style:parent-style-name="Default" style:data-style-name="N104">
      <style:table-cell-properties style:text-align-source="fix" style:repeat-content="false" fo:background-color="transparent" fo:border="0.74pt solid #000000" style:vertical-align="middle"/>
      <style:paragraph-properties fo:text-align="end" fo:margin-left="0cm"/>
      <style:text-properties style:font-name="Calibri1" fo:font-size="12pt" style:font-size-asian="12pt" style:font-size-complex="12pt"/>
    </style:style>
    <style:style style:name="ce836" style:family="table-cell" style:parent-style-name="Default" style:data-style-name="N104">
      <style:table-cell-properties fo:background-color="#ffaa95" style:text-align-source="fix" style:repeat-content="false" fo:wrap-option="wrap" fo:border="0.74pt solid #000000" style:vertical-align="middle"/>
      <style:paragraph-properties fo:text-align="end" fo:margin-left="0cm"/>
      <style:text-properties style:font-name="Calibri1" fo:font-size="12pt" style:font-size-asian="12pt" style:font-size-complex="12pt"/>
    </style:style>
    <style:style style:name="ce642" style:family="table-cell" style:parent-style-name="Default" style:data-style-name="N104">
      <style:table-cell-properties fo:background-color="#ffd7d7" style:text-align-source="fix" style:repeat-content="false" fo:wrap-option="wrap" fo:border="0.74pt solid #000000" style:vertical-align="middle"/>
      <style:paragraph-properties fo:text-align="end" fo:margin-left="0cm"/>
      <style:text-properties style:use-window-font-color="true" style:font-name="Calibri1" fo:font-size="12pt" style:font-size-asian="12pt" style:font-size-complex="12pt"/>
    </style:style>
    <style:style style:name="ce993" style:family="table-cell" style:parent-style-name="Default" style:data-style-name="N104">
      <style:table-cell-properties fo:background-color="#ffd7d7" style:text-align-source="fix" style:repeat-content="false" fo:wrap-option="wrap" fo:border="0.74pt solid #000000" style:vertical-align="middle"/>
      <style:paragraph-properties fo:text-align="end" fo:margin-left="0cm"/>
      <style:text-properties style:font-name="Calibri1" fo:font-size="12pt" style:font-size-asian="12pt" style:font-size-complex="12pt"/>
    </style:style>
    <style:style style:name="ce1371" style:family="table-cell" style:parent-style-name="Default" style:data-style-name="N104">
      <style:table-cell-properties fo:background-color="#ffd8ce" style:text-align-source="fix" style:repeat-content="false" fo:wrap-option="wrap" fo:border="0.74pt solid #000000" style:vertical-align="middle"/>
      <style:paragraph-properties fo:text-align="end" fo:margin-left="0cm"/>
      <style:text-properties style:font-name="Calibri1" fo:font-size="12pt" style:font-size-asian="12pt" style:font-size-complex="12pt"/>
    </style:style>
    <style:style style:name="ce1395" style:family="table-cell" style:parent-style-name="Default" style:data-style-name="N104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737" style:family="table-cell" style:parent-style-name="Default" style:data-style-name="N104">
      <style:table-cell-properties fo:background-color="#b2b2b2" style:text-align-source="fix" style:repeat-content="false" fo:wrap-option="wrap" fo:border="0.74pt solid #000000" fo:padding="0.071cm" style:vertical-align="middle"/>
      <style:paragraph-properties fo:text-align="end" fo:margin-left="0cm"/>
      <style:text-properties style:font-name="Calibri1" fo:font-size="12pt" style:font-size-asian="12pt" style:font-size-complex="12pt"/>
    </style:style>
    <style:style style:name="ce742" style:family="table-cell" style:parent-style-name="Default" style:data-style-name="N104">
      <style:table-cell-properties fo:background-color="#b2b2b2" style:text-align-source="fix" style:repeat-content="false" fo:wrap-option="wrap" fo:border="0.74pt solid #000000" style:vertical-align="middle"/>
      <style:paragraph-properties fo:text-align="end" fo:margin-left="0cm"/>
      <style:text-properties style:use-window-font-color="true" style:font-name="Calibri1" fo:font-size="12pt" style:font-size-asian="12pt" style:font-size-complex="12pt"/>
    </style:style>
    <style:style style:name="ce1379" style:family="table-cell" style:parent-style-name="Default" style:data-style-name="N104">
      <style:table-cell-properties fo:background-color="#dddddd" style:text-align-source="fix" style:repeat-content="false" fo:wrap-option="wrap" fo:border="0.74pt solid #000000" style:vertical-align="middle"/>
      <style:paragraph-properties fo:text-align="end" fo:margin-left="0cm"/>
      <style:text-properties style:use-window-font-color="true" style:font-name="Calibri1" fo:font-size="12pt" style:font-size-asian="12pt" style:font-size-complex="12pt"/>
    </style:style>
    <style:style style:name="ce1125" style:family="table-cell" style:parent-style-name="Default" style:data-style-name="N61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&lt;TODAY()" style:apply-style-name="Sem_20_título1" style:base-cell-address="Inativos_USN_F21.O5"/>
    </style:style>
    <style:style style:name="ce1109" style:family="table-cell" style:parent-style-name="Default" style:data-style-name="N61">
      <style:table-cell-properties style:glyph-orientation-vertical="0" fo:background-color="#ffdbb6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5" style:family="table-cell" style:parent-style-name="Default" style:data-style-name="N61">
      <style:table-cell-properties style:glyph-orientation-vertical="0" fo:background-color="#ffd8c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1" style:family="table-cell" style:parent-style-name="Default" style:data-style-name="N37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1420" style:family="table-cell" style:parent-style-name="Default" style:data-style-name="N61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24" style:family="table-cell" style:parent-style-name="Default">
      <style:table-cell-properties fo:background-color="#ffdbb6" style:text-align-source="fix" style:repeat-content="false" fo:wrap-option="wrap" fo:border="0.74pt solid #000000" fo:padding="0.071cm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1132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</style:style>
    <style:style style:name="ce457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890" style:family="table-cell" style:parent-style-name="Default">
      <style:table-cell-properties fo:background-color="#ffffa6"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838" style:family="table-cell" style:parent-style-name="Default">
      <style:table-cell-properties fo:background-color="#ffaa95"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458" style:family="table-cell" style:parent-style-name="Default">
      <style:table-cell-properties fo:background-color="#ffd7d7"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1436" style:family="table-cell" style:parent-style-name="Default">
      <style:table-cell-properties fo:background-color="#cccccc"/>
    </style:style>
    <style:style style:name="ce948" style:family="table-cell" style:parent-style-name="Default">
      <style:table-cell-properties fo:background-color="#ffff00"/>
    </style:style>
    <style:style style:name="ce857" style:family="table-cell" style:parent-style-name="Default">
      <style:table-cell-properties fo:background-color="#bf819e"/>
    </style:style>
    <style:style style:name="ce2044" style:family="table-cell" style:parent-style-name="Default">
      <style:table-cell-properties fo:background-color="#f6f9d4"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839" style:family="table-cell" style:parent-style-name="Default">
      <style:table-cell-properties fo:background-color="#ffaa95" fo:wrap-option="wrap" style:vertical-align="middle"/>
      <style:text-properties style:font-name="Calibri1" fo:font-size="12pt" style:font-size-asian="12pt" style:font-size-complex="12pt"/>
    </style:style>
    <style:style style:name="ce20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466" style:family="table-cell" style:parent-style-name="Default">
      <style:table-cell-properties fo:background-color="#ffff00" fo:wrap-option="wrap" style:vertical-align="middle"/>
      <style:text-properties style:font-name="Calibri1" fo:font-size="12pt" style:font-size-asian="12pt" style:font-size-complex="12pt"/>
    </style:style>
    <style:style style:name="ce898" style:family="table-cell" style:parent-style-name="Default">
      <style:table-cell-properties fo:background-color="#ffffa6" fo:wrap-option="wrap" style:vertical-align="middle"/>
      <style:text-properties style:font-name="Calibri1" fo:font-size="12pt" style:font-size-asian="12pt" style:font-size-complex="12pt"/>
    </style:style>
    <style:style style:name="ce506" style:family="table-cell" style:parent-style-name="Default">
      <style:table-cell-properties fo:background-color="transparent" fo:wrap-option="wrap" style:vertical-align="middle"/>
      <style:text-properties style:use-window-font-color="true" style:font-name="Calibri1" fo:font-size="12pt" style:font-size-asian="12pt" style:font-size-complex="12pt"/>
    </style:style>
    <style:style style:name="ce840" style:family="table-cell" style:parent-style-name="Default">
      <style:table-cell-properties fo:background-color="#ffaa95"/>
      <style:text-properties style:font-name="Calibri1" fo:font-size="12pt" style:font-size-asian="12pt" style:font-size-complex="12pt"/>
    </style:style>
    <style:style style:name="ce1454" style:family="table-cell" style:parent-style-name="Default">
      <style:text-properties style:font-name="Calibri1" fo:font-size="12pt" style:font-size-asian="12pt" style:font-size-complex="12pt"/>
    </style:style>
    <style:style style:name="ce1844" style:family="table-cell" style:parent-style-name="Default">
      <style:table-cell-properties fo:background-color="#ffaa95"/>
    </style:style>
    <style:style style:name="ce20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libri1" fo:font-size="12pt" style:font-size-asian="12pt" style:font-size-complex="12pt"/>
    </style:style>
    <style:style style:name="ce516" style:family="table-cell" style:parent-style-name="Default">
      <style:table-cell-properties fo:background-color="#ffff00"/>
      <style:text-properties style:font-name="Calibri1" fo:font-size="12pt" style:font-size-asian="12pt" style:font-size-complex="12pt"/>
    </style:style>
    <style:style style:name="ce901" style:family="table-cell" style:parent-style-name="Default">
      <style:table-cell-properties fo:background-color="#ffffa6"/>
      <style:text-properties style:font-name="Calibri1" fo:font-size="12pt" style:font-size-asian="12pt" style:font-size-complex="12pt"/>
    </style:style>
    <style:style style:name="ce541" style:family="table-cell" style:parent-style-name="Default">
      <style:table-cell-properties fo:background-color="transparent"/>
      <style:text-properties style:use-window-font-color="true" style:font-name="Calibri1" fo:font-size="12pt" style:font-size-asian="12pt" style:font-size-complex="12pt"/>
    </style:style>
    <style:style style:name="ce20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60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116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16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16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16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167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16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16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171" style:family="table-cell" style:parent-style-name="Pivot_20_Table_20_Field">
      <style:table-cell-properties fo:border="0.99pt solid #000000"/>
    </style:style>
    <style:style style:name="ce117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17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174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175" style:family="table-cell" style:parent-style-name="Pivot_20_Table_20_Category" style:data-style-name="N0">
      <style:table-cell-properties fo:border="0.99pt solid #000000"/>
    </style:style>
    <style:style style:name="ce117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17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18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81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18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83" style:family="table-cell" style:parent-style-name="Pivot_20_Table_20_Value">
      <style:table-cell-properties fo:border-bottom="none" fo:border-left="0.99pt solid #000000" fo:border-right="none" fo:border-top="none"/>
    </style:style>
    <style:style style:name="ce1184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185" style:family="table-cell" style:parent-style-name="Pivot_20_Table_20_Value">
      <style:table-cell-properties fo:border-bottom="none" fo:border-left="none" fo:border-right="none" fo:border-top="0.99pt solid #000000"/>
    </style:style>
    <style:style style:name="ce1186" style:family="table-cell" style:parent-style-name="Pivot_20_Table_20_Value" style:data-style-name="N0"/>
    <style:style style:name="ce1187" style:family="table-cell" style:parent-style-name="Pivot_20_Table_20_Value">
      <style:table-cell-properties fo:border-bottom="0.99pt solid #000000" fo:border-left="none" fo:border-right="none" fo:border-top="none"/>
    </style:style>
    <style:style style:name="ce1191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1195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19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19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200" style:family="table-cell" style:parent-style-name="Pivot_20_Table_20_Value">
      <style:table-cell-properties fo:border-bottom="0.99pt solid #000000" fo:border-left="none" fo:border-right="none" fo:border-top="0.99pt solid #000000"/>
    </style:style>
    <style:style style:name="ce1201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20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20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209" style:family="table-cell" style:parent-style-name="Pivot_20_Table_20_Value">
      <style:table-cell-properties fo:border-bottom="none" fo:border-left="none" fo:border-right="0.99pt solid #000000" fo:border-top="none"/>
    </style:style>
    <style:style style:name="ce1210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211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121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216" style:family="table-cell" style:parent-style-name="Pivot_20_Table_20_Value">
      <style:table-cell-properties fo:border-bottom="0.99pt solid #000000" fo:border-left="none" fo:border-right="0.99pt solid #000000" fo:border-top="0.99pt solid #000000"/>
    </style:style>
    <style:style style:name="ce1217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2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21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221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1222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1223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1229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123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007" style:family="table-cell" style:parent-style-name="Pivot_20_Table_20_Corner">
      <style:table-cell-properties fo:border-bottom="none" fo:background-color="#dddddd" style:text-align-source="fix" style:repeat-content="false" fo:wrap-option="no-wrap" fo:border-left="2.01pt solid #000000" fo:border-right="none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09" style:family="table-cell" style:parent-style-name="Pivot_20_Table_20_Field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11" style:family="table-cell" style:parent-style-name="Pivot_20_Table_20_Category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01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018" style:family="table-cell" style:parent-style-name="Pivot_20_Table_20_Corner">
      <style:table-cell-properties fo:border-bottom="none" fo:background-color="#dddddd" style:text-align-source="fix" style:repeat-content="false" fo:wrap-option="wrap" fo:border-left="none" fo:border-right="0.99pt solid #000000" fo:border-top="2.01pt solid #000000" style:vertical-align="middle"/>
      <style:paragraph-properties fo:text-align="start" fo:margin-left="0cm"/>
    </style:style>
    <style:style style:name="ce1021" style:family="table-cell" style:parent-style-name="Default">
      <style:table-cell-properties fo:wrap-option="wrap"/>
    </style:style>
    <style:style style:name="ce1025" style:family="table-cell" style:parent-style-name="Pivot_20_Table_20_Corner">
      <style:table-cell-properties fo:border-bottom="0.99pt solid #000000" fo:background-color="#dddddd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cm"/>
    </style:style>
    <style:style style:name="ce1028" style:family="table-cell" style:parent-style-name="Pivot_20_Table_20_Title" style:data-style-name="N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29" style:family="table-cell" style:parent-style-name="Pivot_20_Table_20_Res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31" style:family="table-cell" style:parent-style-name="Pivot_20_Table_20_Res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033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start" fo:margin-left="0cm"/>
    </style:style>
    <style:style style:name="ce10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3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3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041" style:family="table-cell" style:parent-style-name="Default">
      <style:table-cell-properties fo:wrap-option="wrap" style:vertical-align="middle"/>
    </style:style>
    <style:style style:name="ce10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0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308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31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11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31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31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31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317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2221" style:family="table-cell" style:parent-style-name="Pivot_20_Table_20_Field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330" style:family="table-cell" style:parent-style-name="Pivot_20_Table_20_Field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2257" style:family="table-cell" style:parent-style-name="Pivot_20_Table_20_Category" style:data-style-name="N0">
      <style:table-cell-properties fo:border-bottom="none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2258" style:family="table-cell" style:parent-style-name="Pivot_20_Table_20_Title" style:data-style-name="N0">
      <style:table-cell-properties fo:border-bottom="2.01pt solid #000000" style:text-align-source="fix" style:repeat-content="false" fo:border-left="2.01pt solid #000000" fo:border-right="none" fo:border-top="0.99pt solid #000000" style:vertical-align="middle"/>
      <style:paragraph-properties fo:text-align="end" fo:margin-left="0cm"/>
      <style:text-properties style:font-name="Calibri1" fo:font-size="12pt" style:font-size-asian="12pt" style:font-size-complex="12pt"/>
    </style:style>
    <style:style style:name="ce1335" style:family="table-cell" style:parent-style-name="Default">
      <style:table-cell-properties style:vertical-align="middle"/>
      <style:text-properties style:font-name="Calibri1" fo:font-size="12pt" style:font-size-asian="12pt" style:font-size-complex="12pt"/>
    </style:style>
    <style:style style:name="ce2260" style:family="table-cell" style:parent-style-name="Pivot_20_Table_20_Field">
      <style:table-cell-properties fo:background-color="#eeeeee" style:text-align-source="fix" style:repeat-content="false" fo:wrap-option="wrap" fo:border="0.74pt solid #000000" style:vertical-align="middle"/>
      <style:paragraph-properties fo:text-align="justify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1337" style:family="table-cell" style:parent-style-name="Pivot_20_Table_20_Field">
      <style:table-cell-properties style:text-align-source="fix" style:repeat-content="false" fo:background-color="transparent" fo:wrap-option="wrap" fo:border="0.74pt solid #000000" style:vertical-align="middle"/>
      <style:paragraph-properties fo:text-align="justify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2262" style:family="table-cell" style:parent-style-name="Pivot_20_Table_20_Category" style:data-style-name="N0">
      <style:table-cell-properties style:text-align-source="fix" style:repeat-content="false" fo:wrap-option="wrap" fo:border="0.74pt solid #000000" style:vertical-align="middle"/>
      <style:paragraph-properties fo:text-align="justify" fo:margin-left="0cm"/>
      <style:text-properties style:font-name="Calibri1" fo:font-size="12pt" style:font-size-asian="12pt" style:font-size-complex="12pt"/>
    </style:style>
    <style:style style:name="ce2263" style:family="table-cell" style:parent-style-name="Pivot_20_Table_20_Category" style:data-style-name="N0">
      <style:table-cell-properties fo:background-color="#eeeeee" style:text-align-source="fix" style:repeat-content="false" fo:wrap-option="wrap" fo:border="0.74pt solid #000000" style:vertical-align="middle"/>
      <style:paragraph-properties fo:text-align="justify" fo:margin-left="0cm"/>
      <style:text-properties style:font-name="Calibri1" fo:font-size="12pt" style:font-size-asian="12pt" style:font-size-complex="12pt"/>
    </style:style>
    <style:style style:name="ce2264" style:family="table-cell" style:parent-style-name="Pivot_20_Table_20_Category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justify" fo:margin-left="0cm"/>
      <style:text-properties style:font-name="Calibri1" fo:font-size="12pt" style:font-size-asian="12pt" style:font-size-complex="12pt"/>
    </style:style>
    <style:style style:name="ce2265" style:family="table-cell" style:parent-style-name="Pivot_20_Table_20_Title" style:data-style-name="N0">
      <style:table-cell-properties fo:border-bottom="2.01pt solid #000000" style:text-align-source="fix" style:repeat-content="false" fo:wrap-option="wrap" fo:border-left="none" fo:border-right="0.99pt solid #000000" fo:border-top="0.99pt solid #000000" style:vertical-align="middle"/>
      <style:paragraph-properties fo:text-align="justify" fo:margin-left="0cm"/>
      <style:text-properties style:font-name="Calibri1" fo:font-size="12pt" style:font-size-asian="12pt" style:font-size-complex="12pt"/>
    </style:style>
    <style:style style:name="ce1344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  <style:text-properties style:font-name="Calibri1" fo:font-size="12pt" style:font-size-asian="12pt" style:font-size-complex="12pt"/>
    </style:style>
    <style:style style:name="ce2267" style:family="table-cell" style:parent-style-name="Pivot_20_Table_20_Category" style:data-style-name="N0">
      <style:table-cell-properties style:text-align-source="fix" style:repeat-content="false" fo:wrap-option="wrap" fo:border="none" style:vertical-align="top"/>
      <style:paragraph-properties fo:text-align="end" fo:margin-left="0cm"/>
      <style:text-properties style:font-name="Calibri1" fo:font-size="12pt" style:font-size-asian="12pt" style:font-size-complex="12pt"/>
    </style:style>
    <style:style style:name="ce2268" style:family="table-cell" style:parent-style-name="Pivot_20_Table_20_Field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1348" style:family="table-cell" style:parent-style-name="Pivot_20_Table_20_Field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2270" style:family="table-cell" style:parent-style-name="Pivot_20_Table_20_Category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2271" style:family="table-cell" style:parent-style-name="Pivot_20_Table_20_Category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2272" style:family="table-cell" style:parent-style-name="Pivot_20_Table_20_Title" style:data-style-name="N0">
      <style:table-cell-properties fo:border-bottom="2.01pt solid #000000" fo:border-left="none" fo:border-right="0.99pt solid #000000" fo:border-top="0.99pt solid #000000" style:vertical-align="middle"/>
      <style:text-properties style:font-name="Calibri1" fo:font-size="12pt" style:font-size-asian="12pt" style:font-size-complex="12pt"/>
    </style:style>
    <style:style style:name="ce2273" style:family="table-cell" style:parent-style-name="Pivot_20_Table_20_Field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2274" style:family="table-cell" style:parent-style-name="Pivot_20_Table_20_Corner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1355" style:family="table-cell" style:parent-style-name="Pivot_20_Table_20_Corner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2276" style:family="table-cell" style:parent-style-name="Pivot_20_Table_20_Value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2277" style:family="table-cell" style:parent-style-name="Pivot_20_Table_20_Value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2278" style:family="table-cell" style:parent-style-name="Pivot_20_Table_20_Res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2279" style:family="table-cell" style:parent-style-name="Pivot_20_Table_20_Corner" style:data-style-name="N104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fo:color="#00000a" style:text-outline="false" style:text-line-through-style="none" style:text-line-through-type="none" style:font-name="Calibri1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ar" style:country-asian="SA" style:font-style-asian="normal" style:font-weight-asian="bold" style:font-name-complex="Arial2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0" style:family="table-cell" style:parent-style-name="Pivot_20_Table_20_Corner" style:data-style-name="N104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color="#00000a" style:text-outline="false" style:text-line-through-style="none" style:text-line-through-type="none" style:font-name="Calibri1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ar" style:country-asian="SA" style:font-style-asian="normal" style:font-weight-asian="bold" style:font-name-complex="Arial2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66" style:family="table-cell" style:parent-style-name="Pivot_20_Table_20_Corner" style:data-style-name="N104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2282" style:family="table-cell" style:parent-style-name="Pivot_20_Table_20_Value" style:data-style-name="N1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2283" style:family="table-cell" style:parent-style-name="Pivot_20_Table_20_Value" style:data-style-name="N104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2284" style:family="table-cell" style:parent-style-name="Pivot_20_Table_20_Result" style:data-style-name="N104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1370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2286" style:family="table-cell" style:parent-style-name="Pivot_20_Table_20_Corner" style:data-style-name="N104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2287" style:family="table-cell" style:parent-style-name="Default" style:data-style-name="N104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a" style:text-outline="false" style:text-line-through-style="none" style:text-line-through-type="none" style:font-name="Calibri1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8" style:family="table-cell" style:parent-style-name="Default" style:data-style-name="N104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a" style:text-outline="false" style:text-line-through-style="none" style:text-line-through-type="none" style:font-name="Calibri1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9" style:family="table-cell" style:parent-style-name="Default" style:data-style-name="N104">
      <style:table-cell-properties fo:background-color="transparent" fo:border="0.06pt solid #000000" style:vertical-align="middle"/>
      <style:text-properties fo:color="#00000a" style:text-outline="false" style:text-line-through-style="none" style:text-line-through-type="none" style:font-name="Calibri1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91" style:family="table-cell" style:parent-style-name="Default" style:data-style-name="N104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a" style:text-outline="false" style:text-line-through-style="none" style:text-line-through-type="none" style:font-name="Calibri1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92" style:family="table-cell" style:parent-style-name="Default">
      <style:table-cell-properties fo:background-color="transparent" style:vertical-align="middle"/>
      <style:text-properties style:font-name="Calibri1" fo:font-size="12pt" style:font-size-asian="12pt" style:font-size-complex="12pt"/>
    </style:style>
    <style:style style:name="ce137" style:family="table-cell" style:parent-style-name="Default">
      <style:table-cell-properties fo:background-color="#f6f9d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Calibri1" fo:font-size="12pt" style:font-size-asian="12pt" style:font-size-complex="12pt"/>
    </style:style>
    <style:style style:name="ce101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Calibri1" fo:font-size="12pt" style:font-size-asian="12pt" style:font-size-complex="12pt"/>
    </style:style>
    <style:style style:name="ce138" style:family="table-cell" style:parent-style-name="Default">
      <style:table-cell-properties fo:background-color="#f6f9d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182" style:family="table-cell" style:parent-style-name="Default" style:data-style-name="N4">
      <style:table-cell-properties fo:background-color="#f6f9d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194" style:family="table-cell" style:parent-style-name="Default">
      <style:table-cell-properties fo:background-color="#f6f9d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373" style:family="table-cell" style:parent-style-name="Default" style:data-style-name="N37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style:font-size-asian="12pt" style:font-size-complex="12pt"/>
    </style:style>
    <style:style style:name="ce2113" style:family="table-cell" style:parent-style-name="Default" style:data-style-name="N37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Calibri1" fo:font-size="12pt" fo:font-weight="bold" style:font-size-asian="12pt" style:font-weight-asian="bold" style:font-size-complex="12pt" style:font-weight-complex="bold"/>
      <style:map style:condition="is-true-formula(#REF!=1)" style:apply-style-name="Good" style:base-cell-address="'LISTA DISPENSA'.P2"/>
    </style:style>
    <style:style style:name="ce1390" style:family="table-cell" style:parent-style-name="Default" style:data-style-name="N37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'LISTA DISPENSA'.Q2"/>
      <style:map style:condition="cell-content()=&quot;CALIBRADO&quot;" style:apply-style-name="Good" style:base-cell-address="'LISTA DISPENSA'.Q2"/>
    </style:style>
    <style:style style:name="ce1448" style:family="table-cell" style:parent-style-name="Default" style:data-style-name="N37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'LISTA DISPENSA'.Q3"/>
      <style:map style:condition="cell-content()=&quot;CALIBRADO&quot;" style:apply-style-name="Good" style:base-cell-address="'LISTA DISPENSA'.Q3"/>
      <style:map style:condition="cell-content()=&quot;REPROVADO&quot;" style:apply-style-name="REPROVADO" style:base-cell-address="'LISTA DISPENSA'.Q3"/>
      <style:map style:condition="cell-content()=&quot;ferramenta nao utilizada&quot;" style:apply-style-name="Warning" style:base-cell-address="'LISTA DISPENSA'.Q3"/>
    </style:style>
    <style:style style:name="ce1392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'LISTA DISPENSA'.Q3"/>
      <style:map style:condition="cell-content()=&quot;CALIBRADO&quot;" style:apply-style-name="Good" style:base-cell-address="'LISTA DISPENSA'.Q3"/>
      <style:map style:condition="cell-content()=&quot;REPROVADO&quot;" style:apply-style-name="REPROVADO" style:base-cell-address="'LISTA DISPENSA'.Q3"/>
      <style:map style:condition="cell-content()=&quot;ferramenta nao utilizada&quot;" style:apply-style-name="Warning" style:base-cell-address="'LISTA DISPENSA'.Q3"/>
    </style:style>
    <style:style style:name="ce1393" style:family="table-cell" style:parent-style-name="Default" style:data-style-name="N37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  <style:map style:condition="cell-content()=&quot;DESCALIBRADO&quot;" style:apply-style-name="Bad" style:base-cell-address="'LISTA DISPENSA'.Q3"/>
      <style:map style:condition="cell-content()=&quot;CALIBRADO&quot;" style:apply-style-name="Good" style:base-cell-address="'LISTA DISPENSA'.Q3"/>
      <style:map style:condition="cell-content()=&quot;REPROVADO&quot;" style:apply-style-name="REPROVADO" style:base-cell-address="'LISTA DISPENSA'.Q3"/>
      <style:map style:condition="cell-content()=&quot;ferramenta nao utilizada&quot;" style:apply-style-name="Warning" style:base-cell-address="'LISTA DISPENSA'.Q3"/>
    </style:style>
    <style:style style:name="ce566" style:family="table-cell" style:parent-style-name="Default">
      <style:table-cell-properties fo:background-color="#f6f9d4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fo:color="#ce181e" style:font-name="Calibri1" fo:font-size="12pt" style:font-size-asian="12pt" style:font-size-complex="12pt"/>
    </style:style>
    <style:style style:name="ce609" style:family="table-cell" style:parent-style-name="Default" style:data-style-name="N104">
      <style:table-cell-properties fo:background-color="#f6f9d4" style:text-align-source="fix" style:repeat-content="false" fo:wrap-option="wrap" fo:border="0.74pt solid #000000" style:vertical-align="middle"/>
      <style:paragraph-properties fo:text-align="end" fo:margin-left="0cm"/>
      <style:text-properties style:use-window-font-color="true" style:font-name="Calibri1" fo:font-size="12pt" style:font-size-asian="12pt" style:font-size-complex="12pt"/>
    </style:style>
    <style:style style:name="ce620" style:family="table-cell" style:parent-style-name="Default">
      <style:table-cell-properties fo:background-color="#f6f9d4" style:text-align-source="fix" style:repeat-content="false" fo:wrap-option="wrap" fo:border="0.74pt solid #000000" fo:padding="0.071cm" style:vertical-align="middle"/>
      <style:paragraph-properties fo:text-align="center" fo:margin-left="0cm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language="pt" fo:country="BR"/>
    </style:style>
    <style:style style:name="T2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letter-kerning="true" fo:language="none" fo:country="none" style:language-asian="none" style:country-asian="none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letter-kerning="true" fo:language="none" fo:country="none" style:language-asian="none" style:country-asian="none" style:font-size-asian="12pt" style:font-size-complex="12pt" style:font-weight-asian="normal" style:font-weight-complex="normal" style:font-style-asian="normal" style:font-style-complex="normal" style:text-emphasize="none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Carlito"/>
    </style:style>
    <style:style style:name="T9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zxx" fo:country="none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ejaVu 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Calibri1" fo:font-size="12pt" style:font-size-asian="12pt" style:font-size-complex="12pt"/>
    </style:style>
    <style:style style:name="T15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hi" style:country-asian="IN" style:language-complex="en" style:country-complex="US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2pt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letter-kerning="true" fo:language="none" fo:country="none" style:language-asian="none" style:country-asian="none" style:font-style-asian="normal" style:font-style-complex="normal" style:text-emphasize="none"/>
    </style:style>
    <style:style style:name="T1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text-line-through-mode="continuous" fo:language="pt" fo:country="BR" style:language-asian="zh" style:country-asian="CN" style:language-complex="hi" style:country-complex="IN" style:font-name-asian="Noto Sans CJK SC" style:text-emphasize="none" style:font-relief="none" style:text-overline-style="none" style:text-overline-color="font-color"/>
    </style:style>
    <style:style style:name="T21" style:family="text">
      <style:text-properties style:font-name="Calibri1" fo:font-size="12pt" style:font-size-asian="12pt" style:font-size-complex="12pt" style:use-window-font-color="true" fo:font-weight="bold" fo:language="none" fo:country="none" style:language-asian="ar" style:country-asian="SA" style:font-name-asian="Calibri1" style:font-name-complex="Calibri1" style:font-weight-asian="bold" style:font-weight-complex="bold"/>
    </style:style>
    <style:style style:name="T22" style:family="text">
      <style:text-properties style:font-name="Calibri1" fo:font-size="12pt" fo:language="pt" fo:country="BR" style:font-size-asian="12pt" style:font-size-complex="12pt"/>
    </style:style>
    <style:style style:name="T23" style:family="text">
      <style:text-properties style:font-name="Calibri1" fo:font-size="12pt" fo:font-weight="normal" style:font-name-asian="DejaVuSans" style:font-name-complex="DejaVuSans" style:font-size-asian="12pt" style:font-size-complex="12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ALIBRACAO" table:style-name="ta1">
        <office:forms form:automatic-focus="false" form:apply-design-mode="false"/>
        <table:table-column table:style-name="co1" table:default-cell-style-name="ce949"/>
        <table:table-column table:style-name="co2" table:default-cell-style-name="ce949"/>
        <table:table-column table:style-name="co3" table:default-cell-style-name="ce949"/>
        <table:table-column table:style-name="co4" table:default-cell-style-name="ce949"/>
        <table:table-column table:style-name="co5" table:default-cell-style-name="ce1213"/>
        <table:table-column table:style-name="co6" table:default-cell-style-name="ce949"/>
        <table:table-column table:style-name="co7" table:default-cell-style-name="ce949"/>
        <table:table-column table:style-name="co8" table:default-cell-style-name="ce949"/>
        <table:table-column table:style-name="co9" table:default-cell-style-name="ce949"/>
        <table:table-column table:style-name="co10" table:default-cell-style-name="ce1398"/>
        <table:table-column table:style-name="co11" table:default-cell-style-name="ce1399"/>
        <table:table-column table:style-name="co12" table:default-cell-style-name="ce1399"/>
        <table:table-column table:style-name="co10" table:default-cell-style-name="ce1399"/>
        <table:table-column table:style-name="co13" table:default-cell-style-name="ce1399"/>
        <table:table-column table:style-name="co10" table:default-cell-style-name="ce949"/>
        <table:table-column table:style-name="co14" table:default-cell-style-name="ce1581"/>
        <table:table-column table:style-name="co15" table:default-cell-style-name="ce1398"/>
        <table:table-column table:style-name="co16" table:default-cell-style-name="ce1662"/>
        <table:table-column table:style-name="co17" table:default-cell-style-name="ce949"/>
        <table:table-column table:style-name="co18" table:default-cell-style-name="ce949"/>
        <table:table-column table:style-name="co19" table:default-cell-style-name="ce1752"/>
        <table:table-column table:style-name="co20" table:default-cell-style-name="ce949"/>
        <table:table-column table:style-name="co10" table:default-cell-style-name="ce949"/>
        <table:table-column table:style-name="co21" table:default-cell-style-name="ce949"/>
        <table:table-column table:style-name="co10" table:number-columns-repeated="1000" table:default-cell-style-name="ce997"/>
        <table:table-row table:style-name="ro1">
          <table:table-cell table:style-name="ce2" office:value-type="string" calcext:value-type="string">
            <text:p>ELE/MEC</text:p>
          </table:table-cell>
          <table:table-cell table:style-name="ce2" office:value-type="string" calcext:value-type="string">
            <text:p>EQUIPAMENTO</text:p>
          </table:table-cell>
          <table:table-cell table:style-name="ce2" office:value-type="string" calcext:value-type="string">
            <text:p>MARCA </text:p>
          </table:table-cell>
          <table:table-cell table:style-name="ce61" office:value-type="string" calcext:value-type="string">
            <text:p>MODELO</text:p>
          </table:table-cell>
          <table:table-cell table:style-name="ce127" office:value-type="string" calcext:value-type="string">
            <text:p>RANGE</text:p>
          </table:table-cell>
          <table:table-cell table:style-name="ce61" office:value-type="string" calcext:value-type="string">
            <text:p>UNIDADE</text:p>
            <text:p>RANGE</text:p>
          </table:table-cell>
          <table:table-cell table:style-name="ce61" office:value-type="string" calcext:value-type="string">
            <text:p>COD INTERNO</text:p>
          </table:table-cell>
          <table:table-cell table:style-name="ce61" office:value-type="string" calcext:value-type="string">
            <text:p>SERIAL</text:p>
          </table:table-cell>
          <table:table-cell table:style-name="ce61" office:value-type="string" calcext:value-type="string">
            <text:p>DIVISÃO</text:p>
          </table:table-cell>
          <table:table-cell table:style-name="ce61" office:value-type="string" calcext:value-type="string">
            <text:p>PS</text:p>
          </table:table-cell>
          <table:table-cell table:style-name="ce293" office:value-type="string" calcext:value-type="string">
            <text:p>ENTRADA Oficina <text:s/>Eletronica</text:p>
          </table:table-cell>
          <table:table-cell table:style-name="ce293" office:value-type="string" calcext:value-type="string">
            <text:p>saida para Cali. <text:s/>Da Oficina <text:s/>Eletronica</text:p>
          </table:table-cell>
          <table:table-cell table:style-name="ce293" office:value-type="string" calcext:value-type="string">
            <text:p>RETORNO CAL</text:p>
          </table:table-cell>
          <table:table-cell table:style-name="ce293" office:value-type="string" calcext:value-type="string">
            <text:p>ULTIMA CALIBRAÇÃO</text:p>
          </table:table-cell>
          <table:table-cell table:style-name="ce61" office:value-type="string" calcext:value-type="string">
            <text:p>CICLO CALIBRAÇÃO</text:p>
          </table:table-cell>
          <table:table-cell table:style-name="ce293" office:value-type="string" calcext:value-type="string">
            <text:p>PRÓXIMA CALIBRAÇÃO</text:p>
          </table:table-cell>
          <table:table-cell table:style-name="ce61" office:value-type="string" calcext:value-type="string">
            <text:p>VALIDADE CALIBRAÇÃO</text:p>
          </table:table-cell>
          <table:table-cell table:style-name="ce61" office:value-type="string" calcext:value-type="string">
            <text:p>CERTIFICADO <text:s/></text:p>
          </table:table-cell>
          <table:table-cell table:style-name="ce61" office:value-type="string" calcext:value-type="string">
            <text:p>localizacao</text:p>
          </table:table-cell>
          <table:table-cell table:style-name="ce667" office:value-type="string" calcext:value-type="string">
            <text:p>COMENTÁRIOS</text:p>
          </table:table-cell>
          <table:table-cell table:style-name="ce703" office:value-type="string" calcext:value-type="string">
            <text:p>CUSTO ESTIMADO</text:p>
          </table:table-cell>
          <table:table-cell table:style-name="ce770" office:value-type="string" calcext:value-type="string">
            <text:p>ORÇAMENTO</text:p>
          </table:table-cell>
          <table:table-cell table:style-name="ce770" office:value-type="string" calcext:value-type="string">
            <text:p>PAGAMENTO</text:p>
          </table:table-cell>
          <table:table-cell table:style-name="ce797" office:value-type="string" calcext:value-type="string">
            <text:p>LOCAL CALIBRAÇÃO</text:p>
          </table:table-cell>
          <table:table-cell table:number-columns-repeated="1000"/>
        </table:table-row>
        <table:table-row table:style-name="ro2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DIFFERENTIAL PROBE </text:p>
          </table:table-cell>
          <table:table-cell table:style-name="ce1188" office:value-type="string" calcext:value-type="string">
            <text:p>TESTEC</text:p>
          </table:table-cell>
          <table:table-cell table:style-name="ce1214" office:value-type="string" calcext:value-type="string">
            <text:p>TT-SI 9001</text:p>
          </table:table-cell>
          <table:table-cell table:style-name="ce1138" office:value-type="string" calcext:value-type="string">
            <text:p>±1000 V AC </text:p>
            <text:p>1400 V AC/DC </text:p>
            <text:p>100 MHz</text:p>
          </table:table-cell>
          <table:table-cell table:style-name="ce1214"/>
          <table:table-cell table:style-name="ce1192" office:value-type="string" calcext:value-type="string">
            <text:p>CMASM-IDE-F21-003</text:p>
          </table:table-cell>
          <table:table-cell table:style-name="ce1214" office:value-type="float" office:value="1805707" calcext:value-type="float">
            <text:p>1805707</text:p>
          </table:table-cell>
          <table:table-cell table:style-name="ce1256" office:value-type="string" calcext:value-type="string">
            <text:p>F-21</text:p>
          </table:table-cell>
          <table:table-cell table:style-name="ce1352" office:value-type="float" office:value="1" calcext:value-type="float">
            <text:p>1</text:p>
          </table:table-cell>
          <table:table-cell table:number-columns-repeated="2" table:style-name="ce443" office:value-type="date" office:date-value="2024-03-05" calcext:value-type="date">
            <text:p>05/03/24</text:p>
          </table:table-cell>
          <table:table-cell table:style-name="ce443" office:value-type="date" office:date-value="2024-03-14" calcext:value-type="date">
            <text:p>14/03/24</text:p>
          </table:table-cell>
          <table:table-cell table:style-name="ce443" office:value-type="date" office:date-value="2024-03-12" calcext:value-type="date">
            <text:p>12/03/24</text:p>
          </table:table-cell>
          <table:table-cell table:style-name="ce1537" office:value-type="float" office:value="24" calcext:value-type="float">
            <text:p>24</text:p>
          </table:table-cell>
          <table:table-cell table:style-name="ce486" table:formula="of:=IF(ISBLANK([.N2]);DATE(2024;1;1);EDATE([.N2];[.O2]))" office:value-type="date" office:date-value="2026-03-12" calcext:value-type="date">
            <text:p>12/03/26</text:p>
          </table:table-cell>
          <table:table-cell table:style-name="ce995" table:formula="of:=IF(OR([.P2]&lt;TODAY(); [.P2] = &quot;&quot;); &quot;DESCALIBRADO&quot;;&quot;CALIBRADO&quot;)" office:value-type="string" office:string-value="CALIBRADO" calcext:value-type="string">
            <text:p>CALIBRADO</text:p>
          </table:table-cell>
          <table:table-cell table:style-name="ce555" office:value-type="string" calcext:value-type="string">
            <text:p>certificado nº 2142016/2024</text:p>
          </table:table-cell>
          <table:table-cell table:style-name="ce580" office:value-type="string" calcext:value-type="string">
            <text:p>CMASM</text:p>
          </table:table-cell>
          <table:table-cell table:style-name="ce298"/>
          <table:table-cell table:style-name="ce1713" office:value-type="currency" office:currency="BRL" office:value="373.83" calcext:value-type="currency">
            <text:p>R$ 373,83</text:p>
          </table:table-cell>
          <table:table-cell table:style-name="ce1256"/>
          <table:table-cell table:style-name="ce1177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CONTROLADOR DE PRESSÃO</text:p>
          </table:table-cell>
          <table:table-cell table:style-name="ce18" office:value-type="string" calcext:value-type="string">
            <text:p>MENSOR</text:p>
          </table:table-cell>
          <table:table-cell table:style-name="ce72" office:value-type="string" calcext:value-type="string">
            <text:p>CPC 6000</text:p>
          </table:table-cell>
          <table:table-cell table:style-name="ce1188" table:number-columns-repeated="2"/>
          <table:table-cell table:style-name="ce1192" office:value-type="string" calcext:value-type="string">
            <text:p>CMASM-IDM-T46-001</text:p>
          </table:table-cell>
          <table:table-cell table:style-name="ce1188" office:value-type="float" office:value="611933" calcext:value-type="float">
            <text:p>611933</text:p>
          </table:table-cell>
          <table:table-cell table:style-name="ce1321" office:value-type="string" calcext:value-type="string">
            <text:p>MK-46</text:p>
          </table:table-cell>
          <table:table-cell table:style-name="ce135" office:value-type="float" office:value="1" calcext:value-type="float">
            <text:p>1</text:p>
          </table:table-cell>
          <table:table-cell table:style-name="ce1402"/>
          <table:table-cell table:style-name="ce388" table:number-columns-repeated="3"/>
          <table:table-cell table:style-name="ce1188" office:value-type="float" office:value="12" calcext:value-type="float">
            <text:p>12</text:p>
          </table:table-cell>
          <table:table-cell table:style-name="ce487" table:formula="of:=IF(ISBLANK([.N3]);DATE(2024;1;1);EDATE([.N3];[.O3]))" office:value-type="date" office:date-value="2024-01-01" calcext:value-type="date">
            <text:p>01/01/24</text:p>
          </table:table-cell>
          <table:table-cell table:style-name="ce995" table:formula="of:=IF(OR([.P3]&lt;TODAY(); [.P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57"/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431" office:value-type="currency" office:currency="BRL" office:value="193" calcext:value-type="currency">
            <text:p>R$ 193,00</text:p>
          </table:table-cell>
          <table:table-cell table:style-name="ce1188"/>
          <table:table-cell table:style-name="ce1314"/>
          <table:table-cell table:style-name="ce1032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032" office:value-type="string" calcext:value-type="string">
            <text:p>MEC</text:p>
          </table:table-cell>
          <table:table-cell table:style-name="ce1032" office:value-type="string" calcext:value-type="string">
            <text:p>CONTROLADOR DE PRESSÃO</text:p>
          </table:table-cell>
          <table:table-cell table:style-name="ce18" office:value-type="string" calcext:value-type="string">
            <text:p>MENSOR</text:p>
          </table:table-cell>
          <table:table-cell table:style-name="ce209" office:value-type="string" calcext:value-type="string">
            <text:p>CPC 6000</text:p>
          </table:table-cell>
          <table:table-cell table:style-name="ce1032" table:number-columns-repeated="2"/>
          <table:table-cell table:style-name="ce1170" office:value-type="string" calcext:value-type="string">
            <text:p>CMASM-IDM-T46-002</text:p>
          </table:table-cell>
          <table:table-cell table:style-name="ce1032" office:value-type="float" office:value="613265" calcext:value-type="float">
            <text:p>613265</text:p>
          </table:table-cell>
          <table:table-cell table:style-name="ce355" office:value-type="string" calcext:value-type="string">
            <text:p>MK-46</text:p>
          </table:table-cell>
          <table:table-cell table:style-name="ce148" office:value-type="float" office:value="1" calcext:value-type="float">
            <text:p>1</text:p>
          </table:table-cell>
          <table:table-cell table:style-name="ce310" office:value-type="date" office:date-value="2024-09-04" calcext:value-type="date">
            <text:p>04/09/24</text:p>
          </table:table-cell>
          <table:table-cell table:style-name="ce310"/>
          <table:table-cell table:style-name="ce310" office:value-type="date" office:date-value="2025-07-08" calcext:value-type="date">
            <text:p>08/07/25</text:p>
          </table:table-cell>
          <table:table-cell table:style-name="ce310" office:value-type="date" office:date-value="2025-07-01" calcext:value-type="date">
            <text:p>01/07/25</text:p>
          </table:table-cell>
          <table:table-cell table:style-name="ce1032" office:value-type="float" office:value="12" calcext:value-type="float">
            <text:p>12</text:p>
          </table:table-cell>
          <table:table-cell table:style-name="ce487" table:formula="of:=IF(ISBLANK([.N4]);DATE(2024;1;1);EDATE([.N4];[.O4]))" office:value-type="date" office:date-value="2026-07-01" calcext:value-type="date">
            <text:p>01/07/26</text:p>
          </table:table-cell>
          <table:table-cell table:style-name="ce547" table:formula="of:=IF(OR([.P4]&lt;TODAY(); [.P4] = &quot;&quot;); &quot;DESCALIBRADO&quot;;&quot;CALIBRADO&quot;)" office:value-type="string" office:string-value="CALIBRADO" calcext:value-type="string">
            <text:p>CALIBRADO</text:p>
          </table:table-cell>
          <table:table-cell table:style-name="ce1032" office:value-type="string" calcext:value-type="string">
            <text:p>C188306/25 </text:p>
          </table:table-cell>
          <table:table-cell table:style-name="ce427" office:value-type="string" calcext:value-type="string">
            <text:p>CMASM</text:p>
          </table:table-cell>
          <table:table-cell table:style-name="ce1032"/>
          <table:table-cell table:style-name="ce1068" office:value-type="currency" office:currency="BRL" office:value="193" calcext:value-type="currency">
            <text:p>R$ 193,00</text:p>
          </table:table-cell>
          <table:table-cell table:style-name="ce1032"/>
          <table:table-cell table:style-name="ce1096"/>
          <table:table-cell table:style-name="ce1032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032" office:value-type="string" calcext:value-type="string">
            <text:p>MEC</text:p>
          </table:table-cell>
          <table:table-cell table:style-name="ce1032" office:value-type="string" calcext:value-type="string">
            <text:p>CONTROLADOR DE PRESSÃO</text:p>
          </table:table-cell>
          <table:table-cell table:style-name="ce18" office:value-type="string" calcext:value-type="string">
            <text:p>MENSOR</text:p>
          </table:table-cell>
          <table:table-cell table:style-name="ce209" office:value-type="string" calcext:value-type="string">
            <text:p>CPC 3000</text:p>
          </table:table-cell>
          <table:table-cell table:style-name="ce209" table:number-columns-repeated="2"/>
          <table:table-cell table:style-name="ce1170" office:value-type="string" calcext:value-type="string">
            <text:p>CMASM-IDM-T46-003</text:p>
          </table:table-cell>
          <table:table-cell table:style-name="ce273" office:value-type="float" office:value="810517" calcext:value-type="float">
            <text:p>810517</text:p>
          </table:table-cell>
          <table:table-cell table:style-name="ce355" office:value-type="string" calcext:value-type="string">
            <text:p>MK-46</text:p>
          </table:table-cell>
          <table:table-cell table:style-name="ce148" office:value-type="float" office:value="1" calcext:value-type="float">
            <text:p>1</text:p>
          </table:table-cell>
          <table:table-cell table:style-name="ce310" office:value-type="date" office:date-value="2024-09-04" calcext:value-type="date">
            <text:p>04/09/24</text:p>
          </table:table-cell>
          <table:table-cell table:style-name="ce392" table:number-columns-repeated="3"/>
          <table:table-cell table:style-name="ce651" office:value-type="float" office:value="12" calcext:value-type="float">
            <text:p>12</text:p>
          </table:table-cell>
          <table:table-cell table:style-name="ce487" table:formula="of:=IF(ISBLANK([.N5]);DATE(2024;1;1);EDATE([.N5];[.O5]))" office:value-type="date" office:date-value="2024-01-01" calcext:value-type="date">
            <text:p>01/01/24</text:p>
          </table:table-cell>
          <table:table-cell table:style-name="ce547" table:formula="of:=IF(OR([.P5]&lt;TODAY(); [.P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71"/>
          <table:table-cell table:style-name="ce571" office:value-type="string" calcext:value-type="string">
            <text:p>CMASM</text:p>
          </table:table-cell>
          <table:table-cell table:style-name="ce1032"/>
          <table:table-cell table:style-name="ce1068" office:value-type="currency" office:currency="BRL" office:value="193" calcext:value-type="currency">
            <text:p>R$ 193,00</text:p>
          </table:table-cell>
          <table:table-cell table:style-name="ce571"/>
          <table:table-cell table:style-name="ce1096"/>
          <table:table-cell table:style-name="ce1032" office:value-type="string" calcext:value-type="string">
            <text:p>EMPRESA MV</text:p>
          </table:table-cell>
          <table:table-cell table:style-name="ce732" table:number-columns-repeated="1000"/>
        </table:table-row>
        <table:table-row table:style-name="ro3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CONTROLADOR DE PRESSÃO</text:p>
          </table:table-cell>
          <table:table-cell table:style-name="ce18" office:value-type="string" calcext:value-type="string">
            <text:p>MENSOR</text:p>
          </table:table-cell>
          <table:table-cell table:style-name="ce72" office:value-type="string" calcext:value-type="string">
            <text:p>CPC 3000</text:p>
          </table:table-cell>
          <table:table-cell table:style-name="ce72" table:number-columns-repeated="2"/>
          <table:table-cell table:style-name="ce1192" office:value-type="string" calcext:value-type="string">
            <text:p>CMASM-IDM-T46-004</text:p>
          </table:table-cell>
          <table:table-cell table:style-name="ce116" office:value-type="float" office:value="810518" calcext:value-type="float">
            <text:p>810518</text:p>
          </table:table-cell>
          <table:table-cell table:style-name="ce1321" office:value-type="string" calcext:value-type="string">
            <text:p>MK-46</text:p>
          </table:table-cell>
          <table:table-cell table:style-name="ce135" office:value-type="float" office:value="1" calcext:value-type="float">
            <text:p>1</text:p>
          </table:table-cell>
          <table:table-cell table:style-name="ce1402" table:number-columns-repeated="4"/>
          <table:table-cell table:style-name="ce1537" office:value-type="float" office:value="12" calcext:value-type="float">
            <text:p>12</text:p>
          </table:table-cell>
          <table:table-cell table:style-name="ce487" table:formula="of:=IF(ISBLANK([.N6]);DATE(2024;1;1);EDATE([.N6];[.O6]))" office:value-type="date" office:date-value="2024-01-01" calcext:value-type="date">
            <text:p>01/01/24</text:p>
          </table:table-cell>
          <table:table-cell table:style-name="ce995" table:formula="of:=IF(OR([.P6]&lt;TODAY(); [.P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/>
          <table:table-cell table:style-name="ce1256" office:value-type="string" calcext:value-type="string">
            <text:p>CMASM</text:p>
          </table:table-cell>
          <table:table-cell table:style-name="ce1188"/>
          <table:table-cell table:style-name="ce431" office:value-type="currency" office:currency="BRL" office:value="193" calcext:value-type="currency">
            <text:p>R$ 193,00</text:p>
          </table:table-cell>
          <table:table-cell table:style-name="ce1256"/>
          <table:table-cell table:style-name="ce1314"/>
          <table:table-cell table:style-name="ce1032" office:value-type="string" calcext:value-type="string">
            <text:p>EMPRESA MV</text:p>
          </table:table-cell>
          <table:table-cell table:style-name="ce732" table:number-columns-repeated="1000"/>
        </table:table-row>
        <table:table-row table:style-name="ro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FONTE DC</text:p>
          </table:table-cell>
          <table:table-cell table:style-name="ce1188" office:value-type="string" calcext:value-type="string">
            <text:p>AMETEK </text:p>
          </table:table-cell>
          <table:table-cell table:style-name="ce1214" office:value-type="string" calcext:value-type="string">
            <text:p>XG 300-2.8</text:p>
          </table:table-cell>
          <table:table-cell table:style-name="ce1138" office:value-type="string" calcext:value-type="string">
            <text:p>0-300V , 0-2.8A ,850W</text:p>
          </table:table-cell>
          <table:table-cell table:style-name="ce1214"/>
          <table:table-cell table:style-name="ce1192" office:value-type="string" calcext:value-type="string">
            <text:p>CMASM-IDE-F21-004</text:p>
          </table:table-cell>
          <table:table-cell table:style-name="ce1214" office:value-type="string" calcext:value-type="string">
            <text:p>1524A03449</text:p>
          </table:table-cell>
          <table:table-cell table:style-name="ce1256" office:value-type="string" calcext:value-type="string">
            <text:p>F-21</text:p>
          </table:table-cell>
          <table:table-cell table:style-name="ce1352" office:value-type="float" office:value="2" calcext:value-type="float">
            <text:p>2</text:p>
          </table:table-cell>
          <table:table-cell table:style-name="ce1228" office:value-type="date" office:date-value="2024-08-23" calcext:value-type="date">
            <text:p>23/08/24</text:p>
          </table:table-cell>
          <table:table-cell table:style-name="ce1228" office:value-type="date" office:date-value="2024-09-05" calcext:value-type="date">
            <text:p>05/09/24</text:p>
          </table:table-cell>
          <table:table-cell table:style-name="ce1228" office:value-type="date" office:date-value="2025-01-31" calcext:value-type="date">
            <text:p>31/01/25</text:p>
          </table:table-cell>
          <table:table-cell table:style-name="ce1228" office:value-type="date" office:date-value="2024-12-12" calcext:value-type="date">
            <text:p>12/12/24</text:p>
          </table:table-cell>
          <table:table-cell table:style-name="ce1537" office:value-type="float" office:value="12" calcext:value-type="float">
            <text:p>12</text:p>
          </table:table-cell>
          <table:table-cell table:style-name="ce487" table:formula="of:=IF(ISBLANK([.N7]);DATE(2024;1;1);EDATE([.N7];[.O7]))" office:value-type="date" office:date-value="2025-12-12" calcext:value-type="date">
            <text:p>12/12/25</text:p>
          </table:table-cell>
          <table:table-cell table:style-name="ce995" table:formula="of:=IF(OR([.P7]&lt;TODAY(); [.P7] = &quot;&quot;); &quot;DESCALIBRADO&quot;;&quot;CALIBRADO&quot;)" office:value-type="string" office:string-value="CALIBRADO" calcext:value-type="string">
            <text:p>CALIBRADO</text:p>
          </table:table-cell>
          <table:table-cell table:style-name="ce534" office:value-type="string" calcext:value-type="string">
            <text:p>certificado nº 2142107/2024 </text:p>
          </table:table-cell>
          <table:table-cell table:style-name="ce534" office:value-type="string" calcext:value-type="string">
            <text:p>CMASM</text:p>
          </table:table-cell>
          <table:table-cell table:style-name="ce1309"/>
          <table:table-cell table:style-name="ce1713" office:value-type="currency" office:currency="BRL" office:value="1164.35" calcext:value-type="currency">
            <text:p>R$ 1.164,35</text:p>
          </table:table-cell>
          <table:table-cell table:style-name="ce1256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">
          <table:table-cell table:style-name="ce11" office:value-type="string" calcext:value-type="string">
            <text:p>MEC</text:p>
          </table:table-cell>
          <table:table-cell table:style-name="ce11" office:value-type="string" calcext:value-type="string">
            <text:p><text:span text:style-name="T1">MANÔMETRO</text:span> DIGITAL</text:p>
            <text:p> IN LOCO</text:p>
          </table:table-cell>
          <table:table-cell table:style-name="ce11" office:value-type="string" calcext:value-type="string">
            <text:p>AOIP</text:p>
          </table:table-cell>
          <table:table-cell table:style-name="ce193" office:value-type="string" calcext:value-type="string">
            <text:p>PRESSURE SENSOR (ART_0000019066) – P2</text:p>
            <text:p><text:span text:style-name="T3">AIOP-IT (0-6 bar)</text:span></text:p>
          </table:table-cell>
          <table:table-cell table:style-name="ce175" office:value-type="float" office:value="6" calcext:value-type="float">
            <text:p>6,00</text:p>
          </table:table-cell>
          <table:table-cell table:style-name="ce193" office:value-type="string" calcext:value-type="string">
            <text:p>Bar</text:p>
          </table:table-cell>
          <table:table-cell table:style-name="ce11" office:value-type="string" calcext:value-type="string">
            <text:p>CMASM-IDM-F21-004</text:p>
          </table:table-cell>
          <table:table-cell table:style-name="ce193" office:value-type="string" calcext:value-type="string">
            <text:p>0025A</text:p>
          </table:table-cell>
          <table:table-cell table:style-name="ce602" office:value-type="string" calcext:value-type="string">
            <text:p>F-21</text:p>
          </table:table-cell>
          <table:table-cell table:style-name="ce300" office:value-type="float" office:value="2" calcext:value-type="float">
            <text:p>2</text:p>
          </table:table-cell>
          <table:table-cell table:style-name="ce328" office:value-type="string" calcext:value-type="string">
            <text:p>---</text:p>
          </table:table-cell>
          <table:table-cell table:style-name="ce328" office:value-type="string" calcext:value-type="string">
            <text:p>----</text:p>
          </table:table-cell>
          <table:table-cell table:style-name="ce443" office:value-type="string" calcext:value-type="string">
            <text:p>----</text:p>
          </table:table-cell>
          <table:table-cell table:style-name="ce328" office:value-type="date" office:date-value="2023-06-29" calcext:value-type="date">
            <text:p>29/06/23</text:p>
          </table:table-cell>
          <table:table-cell table:style-name="ce9" office:value-type="float" office:value="12" calcext:value-type="float">
            <text:p>12</text:p>
          </table:table-cell>
          <table:table-cell table:style-name="ce487" table:formula="of:=IF(ISBLANK([.N8]);DATE(2024;1;1);EDATE([.N8];[.O8]))" office:value-type="date" office:date-value="2024-06-29" calcext:value-type="date">
            <text:p>29/06/24</text:p>
          </table:table-cell>
          <table:table-cell table:style-name="ce1298" table:formula="of:=IF(OR([.P8]&lt;TODAY(); [.P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" office:value-type="string" calcext:value-type="string">
            <text:p>certificado P-005895</text:p>
          </table:table-cell>
          <table:table-cell table:style-name="ce11" office:value-type="string" calcext:value-type="string">
            <text:p>CMASM</text:p>
          </table:table-cell>
          <table:table-cell table:style-name="ce657" office:value-type="string" calcext:value-type="string">
            <text:p>Calibração deve ser realizada in loco. </text:p>
          </table:table-cell>
          <table:table-cell table:style-name="ce611" table:formula="of:=3175.33/3" office:value-type="currency" office:currency="BRL" office:value="1058.44333333333" calcext:value-type="currency">
            <text:p>R$ 1.058,44</text:p>
          </table:table-cell>
          <table:table-cell table:style-name="ce11"/>
          <table:table-cell table:style-name="ce1192"/>
          <table:table-cell table:style-name="ce9" office:value-type="string" calcext:value-type="string">
            <text:p>BACS</text:p>
          </table:table-cell>
          <table:table-cell table:style-name="ce732" table:number-columns-repeated="1000"/>
        </table:table-row>
        <table:table-row table:style-name="ro2">
          <table:table-cell table:style-name="ce11" office:value-type="string" calcext:value-type="string">
            <text:p>MEC</text:p>
          </table:table-cell>
          <table:table-cell table:style-name="ce11" office:value-type="string" calcext:value-type="string">
            <text:p><text:span text:style-name="T1">MANÔMETRO</text:span> DIGITAL</text:p>
            <text:p> IN LOCO</text:p>
          </table:table-cell>
          <table:table-cell table:style-name="ce11" office:value-type="string" calcext:value-type="string">
            <text:p>AOIP</text:p>
          </table:table-cell>
          <table:table-cell table:style-name="ce193" office:value-type="string" calcext:value-type="string">
            <text:p>PRESSURE SENSOR (ART_0000019066) – P1</text:p>
            <text:p>AIOP-IT (0-6 bar)</text:p>
          </table:table-cell>
          <table:table-cell table:style-name="ce175" office:value-type="float" office:value="6" calcext:value-type="float">
            <text:p>6,00</text:p>
          </table:table-cell>
          <table:table-cell table:style-name="ce193" office:value-type="string" calcext:value-type="string">
            <text:p>Bar</text:p>
          </table:table-cell>
          <table:table-cell table:style-name="ce11" office:value-type="string" calcext:value-type="string">
            <text:p>CMASM-IDM-F21-005</text:p>
          </table:table-cell>
          <table:table-cell table:style-name="ce193" office:value-type="string" calcext:value-type="string">
            <text:p>0045A</text:p>
          </table:table-cell>
          <table:table-cell table:style-name="ce602" office:value-type="string" calcext:value-type="string">
            <text:p>F-21</text:p>
          </table:table-cell>
          <table:table-cell table:style-name="ce300" office:value-type="float" office:value="2" calcext:value-type="float">
            <text:p>2</text:p>
          </table:table-cell>
          <table:table-cell table:style-name="ce328" office:value-type="string" calcext:value-type="string">
            <text:p>---</text:p>
          </table:table-cell>
          <table:table-cell table:number-columns-repeated="2" table:style-name="ce328" office:value-type="string" calcext:value-type="string">
            <text:p>----</text:p>
          </table:table-cell>
          <table:table-cell table:style-name="ce328" office:value-type="date" office:date-value="2023-06-29" calcext:value-type="date">
            <text:p>29/06/23</text:p>
          </table:table-cell>
          <table:table-cell table:style-name="ce9" office:value-type="float" office:value="12" calcext:value-type="float">
            <text:p>12</text:p>
          </table:table-cell>
          <table:table-cell table:style-name="ce487" table:formula="of:=IF(ISBLANK([.N9]);DATE(2024;1;1);EDATE([.N9];[.O9]))" office:value-type="date" office:date-value="2024-06-29" calcext:value-type="date">
            <text:p>29/06/24</text:p>
          </table:table-cell>
          <table:table-cell table:style-name="ce1298" table:formula="of:=IF(OR([.P9]&lt;TODAY(); [.P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" office:value-type="string" calcext:value-type="string">
            <text:p>certificado P-005894</text:p>
          </table:table-cell>
          <table:table-cell table:style-name="ce11" office:value-type="string" calcext:value-type="string">
            <text:p>CMASM</text:p>
          </table:table-cell>
          <table:table-cell table:style-name="ce657" office:value-type="string" calcext:value-type="string">
            <text:p>Calibração deve ser realizada in loco. </text:p>
          </table:table-cell>
          <table:table-cell table:style-name="ce611" table:formula="of:=3175.33/3" office:value-type="currency" office:currency="BRL" office:value="1058.44333333333" calcext:value-type="currency">
            <text:p>R$ 1.058,44</text:p>
          </table:table-cell>
          <table:table-cell table:style-name="ce11"/>
          <table:table-cell table:style-name="ce1192"/>
          <table:table-cell table:style-name="ce9" office:value-type="string" calcext:value-type="string">
            <text:p>BACS</text:p>
          </table:table-cell>
          <table:table-cell table:style-name="ce732" table:number-columns-repeated="1000"/>
        </table:table-row>
        <table:table-row table:style-name="ro2">
          <table:table-cell table:style-name="ce11" office:value-type="string" calcext:value-type="string">
            <text:p>MEC</text:p>
          </table:table-cell>
          <table:table-cell table:style-name="ce11" office:value-type="string" calcext:value-type="string">
            <text:p><text:span text:style-name="T1">MANÔMETRO</text:span> DIGITAL</text:p>
            <text:p> IN LOCO</text:p>
          </table:table-cell>
          <table:table-cell table:style-name="ce11" office:value-type="string" calcext:value-type="string">
            <text:p>AOIP</text:p>
          </table:table-cell>
          <table:table-cell table:style-name="ce193" office:value-type="string" calcext:value-type="string">
            <text:p>PRESSURE SENSOR (ART_0000019066) – VÁCUO</text:p>
            <text:p><text:span text:style-name="T3">AIOP-IT (0-1,6 bar)</text:span></text:p>
          </table:table-cell>
          <table:table-cell table:style-name="ce175" office:value-type="float" office:value="1.6" calcext:value-type="float">
            <text:p>1,60</text:p>
          </table:table-cell>
          <table:table-cell table:style-name="ce193" office:value-type="string" calcext:value-type="string">
            <text:p>Bar</text:p>
          </table:table-cell>
          <table:table-cell table:style-name="ce11" office:value-type="string" calcext:value-type="string">
            <text:p>CMASM-IDM-F21-006</text:p>
          </table:table-cell>
          <table:table-cell table:style-name="ce193" office:value-type="string" calcext:value-type="string">
            <text:p>0049A</text:p>
          </table:table-cell>
          <table:table-cell table:style-name="ce602" office:value-type="string" calcext:value-type="string">
            <text:p>F-21</text:p>
          </table:table-cell>
          <table:table-cell table:style-name="ce300" office:value-type="float" office:value="2" calcext:value-type="float">
            <text:p>2</text:p>
          </table:table-cell>
          <table:table-cell table:style-name="ce328" office:value-type="string" calcext:value-type="string">
            <text:p>---</text:p>
          </table:table-cell>
          <table:table-cell table:number-columns-repeated="2" table:style-name="ce328" office:value-type="string" calcext:value-type="string">
            <text:p>----</text:p>
          </table:table-cell>
          <table:table-cell table:style-name="ce328" office:value-type="date" office:date-value="2023-06-29" calcext:value-type="date">
            <text:p>29/06/23</text:p>
          </table:table-cell>
          <table:table-cell table:style-name="ce9" office:value-type="float" office:value="12" calcext:value-type="float">
            <text:p>12</text:p>
          </table:table-cell>
          <table:table-cell table:style-name="ce487" table:formula="of:=IF(ISBLANK([.N10]);DATE(2024;1;1);EDATE([.N10];[.O10]))" office:value-type="date" office:date-value="2024-06-29" calcext:value-type="date">
            <text:p>29/06/24</text:p>
          </table:table-cell>
          <table:table-cell table:style-name="ce921" table:formula="of:=IF(OR([.P10]&lt;TODAY(); [.P1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" office:value-type="string" calcext:value-type="string">
            <text:p>certificado P-005896</text:p>
          </table:table-cell>
          <table:table-cell table:style-name="ce11" office:value-type="string" calcext:value-type="string">
            <text:p>CMASM</text:p>
          </table:table-cell>
          <table:table-cell table:style-name="ce657" office:value-type="string" calcext:value-type="string">
            <text:p>Calibração deve ser realizada in loco. </text:p>
          </table:table-cell>
          <table:table-cell table:style-name="ce611" table:formula="of:=3175.33/3" office:value-type="currency" office:currency="BRL" office:value="1058.44333333333" calcext:value-type="currency">
            <text:p>R$ 1.058,44</text:p>
          </table:table-cell>
          <table:table-cell table:style-name="ce11"/>
          <table:table-cell table:style-name="ce1192"/>
          <table:table-cell table:style-name="ce9" office:value-type="string" calcext:value-type="string">
            <text:p>BACS</text:p>
          </table:table-cell>
          <table:table-cell table:style-name="ce732" table:number-columns-repeated="1000"/>
        </table:table-row>
        <table:table-row table:style-name="ro4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FONTE DC</text:p>
          </table:table-cell>
          <table:table-cell table:style-name="ce1188" office:value-type="string" calcext:value-type="string">
            <text:p>BK PRECISION</text:p>
          </table:table-cell>
          <table:table-cell table:style-name="ce1192" office:value-type="string" calcext:value-type="string">
            <text:p>BK9801</text:p>
          </table:table-cell>
          <table:table-cell table:style-name="ce1144" office:value-type="string" calcext:value-type="string">
            <text:p>    Output Voltage: 0-300V</text:p>
            <text:p>    Output Current: 3.0A at 0-150V , 1.5A at 0-300V</text:p>
            <text:p>    Max Power: 300VA</text:p>
          </table:table-cell>
          <table:table-cell table:style-name="ce1192"/>
          <table:table-cell table:style-name="ce1192" office:value-type="string" calcext:value-type="string">
            <text:p>CMASM-IDE-F21-005</text:p>
          </table:table-cell>
          <table:table-cell table:style-name="ce1192" office:value-type="string" calcext:value-type="string">
            <text:p>461F17128</text:p>
          </table:table-cell>
          <table:table-cell table:style-name="ce1256" office:value-type="string" calcext:value-type="string">
            <text:p>F-21</text:p>
          </table:table-cell>
          <table:table-cell table:style-name="ce1356" office:value-type="float" office:value="3" calcext:value-type="float">
            <text:p>3</text:p>
          </table:table-cell>
          <table:table-cell table:number-columns-repeated="2" table:style-name="ce1406" office:value-type="date" office:date-value="2023-05-03" calcext:value-type="date">
            <text:p>03/05/23</text:p>
          </table:table-cell>
          <table:table-cell table:style-name="ce1406" office:value-type="date" office:date-value="2023-05-18" calcext:value-type="date">
            <text:p>18/05/23</text:p>
          </table:table-cell>
          <table:table-cell table:style-name="ce1402" office:value-type="date" office:date-value="2023-05-10" calcext:value-type="date">
            <text:p>10/05/23</text:p>
          </table:table-cell>
          <table:table-cell table:style-name="ce1321" office:value-type="float" office:value="12" calcext:value-type="float">
            <text:p>12</text:p>
          </table:table-cell>
          <table:table-cell table:style-name="ce487" table:formula="of:=IF(ISBLANK([.N11]);DATE(2024;1;1);EDATE([.N11];[.O11]))" office:value-type="date" office:date-value="2024-05-10" calcext:value-type="date">
            <text:p>10/05/24</text:p>
          </table:table-cell>
          <table:table-cell table:style-name="ce995" table:formula="of:=IF(OR([.P11]&lt;TODAY(); [.P1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 office:value-type="string" calcext:value-type="string">
            <text:p>certificado nº 2142034/2023</text:p>
          </table:table-cell>
          <table:table-cell table:style-name="ce1256" office:value-type="string" calcext:value-type="string">
            <text:p>CMASM</text:p>
          </table:table-cell>
          <table:table-cell table:style-name="ce1309"/>
          <table:table-cell table:style-name="ce1719" office:value-type="currency" office:currency="BRL" office:value="1000.56" calcext:value-type="currency">
            <text:p>R$ 1.000,56</text:p>
          </table:table-cell>
          <table:table-cell table:style-name="ce1256" table:number-columns-repeated="2"/>
          <table:table-cell table:style-name="ce1188" office:value-type="string" calcext:value-type="string">
            <text:p>CMS</text:p>
          </table:table-cell>
          <table:table-cell table:style-name="ce732" table:number-columns-repeated="1000"/>
        </table:table-row>
        <table:table-row table:style-name="ro5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FONTE DC</text:p>
          </table:table-cell>
          <table:table-cell table:style-name="ce1188" office:value-type="string" calcext:value-type="string">
            <text:p>TDK-LAMBDA </text:p>
          </table:table-cell>
          <table:table-cell table:style-name="ce1192" office:value-type="string" calcext:value-type="string">
            <text:p>Z1020 LAN</text:p>
          </table:table-cell>
          <table:table-cell table:style-name="ce1144" office:value-type="string" calcext:value-type="string">
            <text:p>10 V / <text:s/>20 A </text:p>
          </table:table-cell>
          <table:table-cell table:style-name="ce1192"/>
          <table:table-cell table:style-name="ce1192" office:value-type="string" calcext:value-type="string">
            <text:p>CMASM-IDE-F21-006</text:p>
          </table:table-cell>
          <table:table-cell table:style-name="ce1192" office:value-type="string" calcext:value-type="string">
            <text:p>EAY-849A001-0001</text:p>
          </table:table-cell>
          <table:table-cell table:style-name="ce1256" office:value-type="string" calcext:value-type="string">
            <text:p>F-21</text:p>
          </table:table-cell>
          <table:table-cell table:style-name="ce1356" office:value-type="float" office:value="4" calcext:value-type="float">
            <text:p>4</text:p>
          </table:table-cell>
          <table:table-cell table:number-columns-repeated="2" table:style-name="ce1406" office:value-type="date" office:date-value="2023-05-03" calcext:value-type="date">
            <text:p>03/05/23</text:p>
          </table:table-cell>
          <table:table-cell table:style-name="ce1406" office:value-type="date" office:date-value="2023-05-18" calcext:value-type="date">
            <text:p>18/05/23</text:p>
          </table:table-cell>
          <table:table-cell table:style-name="ce1406" office:value-type="date" office:date-value="2023-05-10" calcext:value-type="date">
            <text:p>10/05/23</text:p>
          </table:table-cell>
          <table:table-cell table:style-name="ce1321" office:value-type="float" office:value="12" calcext:value-type="float">
            <text:p>12</text:p>
          </table:table-cell>
          <table:table-cell table:style-name="ce487" table:formula="of:=IF(ISBLANK([.N12]);DATE(2024;1;1);EDATE([.N12];[.O12]))" office:value-type="date" office:date-value="2024-05-10" calcext:value-type="date">
            <text:p>10/05/24</text:p>
          </table:table-cell>
          <table:table-cell table:style-name="ce520" table:formula="of:=IF(OR([.P12]&lt;TODAY(); [.P1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 office:value-type="string" calcext:value-type="string">
            <text:p>certificado nº 2142033/2023</text:p>
          </table:table-cell>
          <table:table-cell table:style-name="ce1256" office:value-type="string" calcext:value-type="string">
            <text:p>CMASM</text:p>
          </table:table-cell>
          <table:table-cell table:style-name="ce1309"/>
          <table:table-cell table:style-name="ce1719" office:value-type="currency" office:currency="BRL" office:value="1000.56" calcext:value-type="currency">
            <text:p>R$ 1.000,56</text:p>
          </table:table-cell>
          <table:table-cell table:style-name="ce1256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FONTE DC</text:p>
          </table:table-cell>
          <table:table-cell table:style-name="ce1188" office:value-type="string" calcext:value-type="string">
            <text:p>TDK-LAMBDA</text:p>
          </table:table-cell>
          <table:table-cell table:style-name="ce1192" office:value-type="string" calcext:value-type="string">
            <text:p>GENH30-25 LAN</text:p>
          </table:table-cell>
          <table:table-cell table:style-name="ce1144" office:value-type="string" calcext:value-type="string">
            <text:p>30 V / <text:s/>25 A</text:p>
          </table:table-cell>
          <table:table-cell table:style-name="ce1192"/>
          <table:table-cell table:style-name="ce1192" office:value-type="string" calcext:value-type="string">
            <text:p>CMASM-IDE-F21-007</text:p>
          </table:table-cell>
          <table:table-cell table:style-name="ce1192" office:value-type="string" calcext:value-type="string">
            <text:p>LOC-843A174-0001</text:p>
          </table:table-cell>
          <table:table-cell table:style-name="ce1256" office:value-type="string" calcext:value-type="string">
            <text:p>F-21</text:p>
          </table:table-cell>
          <table:table-cell table:style-name="ce1356" office:value-type="float" office:value="5" calcext:value-type="float">
            <text:p>5</text:p>
          </table:table-cell>
          <table:table-cell table:number-columns-repeated="2" table:style-name="ce1406" office:value-type="date" office:date-value="2023-05-03" calcext:value-type="date">
            <text:p>03/05/23</text:p>
          </table:table-cell>
          <table:table-cell table:style-name="ce1406" office:value-type="date" office:date-value="2023-05-18" calcext:value-type="date">
            <text:p>18/05/23</text:p>
          </table:table-cell>
          <table:table-cell table:style-name="ce408" office:value-type="date" office:date-value="2023-05-09" calcext:value-type="date">
            <text:p>09/05/23</text:p>
          </table:table-cell>
          <table:table-cell table:style-name="ce1321" office:value-type="float" office:value="12" calcext:value-type="float">
            <text:p>12</text:p>
          </table:table-cell>
          <table:table-cell table:style-name="ce487" table:formula="of:=IF(ISBLANK([.N13]);DATE(2024;1;1);EDATE([.N13];[.O13]))" office:value-type="date" office:date-value="2024-05-09" calcext:value-type="date">
            <text:p>09/05/24</text:p>
          </table:table-cell>
          <table:table-cell table:style-name="ce995" table:formula="of:=IF(OR([.P13]&lt;TODAY(); [.P1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 office:value-type="string" calcext:value-type="string">
            <text:p>certificado nº 2142032/2023</text:p>
          </table:table-cell>
          <table:table-cell table:style-name="ce1256" office:value-type="string" calcext:value-type="string">
            <text:p>CMASM</text:p>
          </table:table-cell>
          <table:table-cell table:style-name="ce1309"/>
          <table:table-cell table:style-name="ce1719" office:value-type="currency" office:currency="BRL" office:value="1000.56" calcext:value-type="currency">
            <text:p>R$ 1.000,56</text:p>
          </table:table-cell>
          <table:table-cell table:style-name="ce1256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FONTE DC</text:p>
          </table:table-cell>
          <table:table-cell table:style-name="ce1188" office:value-type="string" calcext:value-type="string">
            <text:p>TDK-LAMBDA</text:p>
          </table:table-cell>
          <table:table-cell table:style-name="ce1192" office:value-type="string" calcext:value-type="string">
            <text:p>GENH300-2.5 LAN</text:p>
          </table:table-cell>
          <table:table-cell table:style-name="ce1144" office:value-type="string" calcext:value-type="string">
            <text:p>300 V / <text:s/>2.5 A</text:p>
          </table:table-cell>
          <table:table-cell table:style-name="ce1192"/>
          <table:table-cell table:style-name="ce1192" office:value-type="string" calcext:value-type="string">
            <text:p>CMASM-IDE-F21-008</text:p>
          </table:table-cell>
          <table:table-cell table:style-name="ce1192" office:value-type="string" calcext:value-type="string">
            <text:p>LOC-846A105-0001</text:p>
          </table:table-cell>
          <table:table-cell table:style-name="ce1256" office:value-type="string" calcext:value-type="string">
            <text:p>F-21</text:p>
          </table:table-cell>
          <table:table-cell table:style-name="ce1356" office:value-type="float" office:value="6" calcext:value-type="float">
            <text:p>6</text:p>
          </table:table-cell>
          <table:table-cell table:number-columns-repeated="2" table:style-name="ce1406" office:value-type="date" office:date-value="2023-05-03" calcext:value-type="date">
            <text:p>03/05/23</text:p>
          </table:table-cell>
          <table:table-cell table:style-name="ce1406" office:value-type="date" office:date-value="2023-05-18" calcext:value-type="date">
            <text:p>18/05/23</text:p>
          </table:table-cell>
          <table:table-cell table:style-name="ce408" office:value-type="date" office:date-value="2023-05-09" calcext:value-type="date">
            <text:p>09/05/23</text:p>
          </table:table-cell>
          <table:table-cell table:style-name="ce1321" office:value-type="float" office:value="12" calcext:value-type="float">
            <text:p>12</text:p>
          </table:table-cell>
          <table:table-cell table:style-name="ce487" table:formula="of:=IF(ISBLANK([.N14]);DATE(2024;1;1);EDATE([.N14];[.O14]))" office:value-type="date" office:date-value="2024-05-09" calcext:value-type="date">
            <text:p>09/05/24</text:p>
          </table:table-cell>
          <table:table-cell table:style-name="ce995" table:formula="of:=IF(OR([.P14]&lt;TODAY(); [.P1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 office:value-type="string" calcext:value-type="string">
            <text:p>certificado nº 2142031/2023</text:p>
          </table:table-cell>
          <table:table-cell table:style-name="ce1256" office:value-type="string" calcext:value-type="string">
            <text:p>CMASM</text:p>
          </table:table-cell>
          <table:table-cell table:style-name="ce1309"/>
          <table:table-cell table:style-name="ce1719" office:value-type="currency" office:currency="BRL" office:value="1000.56" calcext:value-type="currency">
            <text:p>R$ 1.000,56</text:p>
          </table:table-cell>
          <table:table-cell table:style-name="ce1256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2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EGÔHMETRO</text:p>
          </table:table-cell>
          <table:table-cell table:style-name="ce1188" office:value-type="string" calcext:value-type="string">
            <text:p>CHAUVIN ARNOUX </text:p>
          </table:table-cell>
          <table:table-cell table:style-name="ce1214" office:value-type="string" calcext:value-type="string">
            <text:p>CA 6541</text:p>
          </table:table-cell>
          <table:table-cell table:style-name="ce1138" office:value-type="string" calcext:value-type="string">
            <text:p><text:s/>resistance: 0.01 Ω to 400 kΩ continuity: 0.01Ω to +40 Ω</text:p>
          </table:table-cell>
          <table:table-cell table:style-name="ce1214"/>
          <table:table-cell table:style-name="ce1192" office:value-type="string" calcext:value-type="string">
            <text:p>CMASM-IDE-F21-012</text:p>
          </table:table-cell>
          <table:table-cell table:style-name="ce1214" office:value-type="string" calcext:value-type="string">
            <text:p>165549RJH</text:p>
          </table:table-cell>
          <table:table-cell table:style-name="ce1256" office:value-type="string" calcext:value-type="string">
            <text:p>F-21</text:p>
          </table:table-cell>
          <table:table-cell table:style-name="ce1352" office:value-type="float" office:value="7" calcext:value-type="float">
            <text:p>7</text:p>
          </table:table-cell>
          <table:table-cell table:style-name="ce1228" office:value-type="date" office:date-value="2023-10-11" calcext:value-type="date">
            <text:p>11/10/23</text:p>
          </table:table-cell>
          <table:table-cell table:style-name="ce1228" office:value-type="date" office:date-value="2023-10-16" calcext:value-type="date">
            <text:p>16/10/23</text:p>
          </table:table-cell>
          <table:table-cell table:style-name="ce1228" office:value-type="date" office:date-value="2023-10-23" calcext:value-type="date">
            <text:p>23/10/23</text:p>
          </table:table-cell>
          <table:table-cell table:style-name="ce1228" office:value-type="date" office:date-value="2023-10-17" calcext:value-type="date">
            <text:p>17/10/23</text:p>
          </table:table-cell>
          <table:table-cell table:style-name="ce1537" office:value-type="float" office:value="12" calcext:value-type="float">
            <text:p>12</text:p>
          </table:table-cell>
          <table:table-cell table:style-name="ce487" table:formula="of:=IF(ISBLANK([.N15]);DATE(2024;1;1);EDATE([.N15];[.O15]))" office:value-type="date" office:date-value="2024-10-17" calcext:value-type="date">
            <text:p>17/10/24</text:p>
          </table:table-cell>
          <table:table-cell table:style-name="ce520" table:formula="of:=IF(OR([.P15]&lt;TODAY(); [.P1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80" office:value-type="string" calcext:value-type="string">
            <text:p>certificado nº 2142103/2023 </text:p>
          </table:table-cell>
          <table:table-cell table:style-name="ce580" office:value-type="string" calcext:value-type="string">
            <text:p>CMASM</text:p>
          </table:table-cell>
          <table:table-cell table:style-name="ce1309"/>
          <table:table-cell table:style-name="ce1713" office:value-type="currency" office:currency="BRL" office:value="373.83" calcext:value-type="currency">
            <text:p>R$ 373,83</text:p>
          </table:table-cell>
          <table:table-cell table:style-name="ce1116"/>
          <table:table-cell table:style-name="ce1177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FACOM</text:p>
          </table:table-cell>
          <table:table-cell table:style-name="ce1214" office:value-type="string" calcext:value-type="string">
            <text:p>711B</text:p>
          </table:table-cell>
          <table:table-cell table:style-name="ce1138"/>
          <table:table-cell table:style-name="ce1214"/>
          <table:table-cell table:style-name="ce1192" office:value-type="string" calcext:value-type="string">
            <text:p>CMASM-IDE-F21-013</text:p>
          </table:table-cell>
          <table:table-cell table:style-name="ce1214" office:value-type="string" calcext:value-type="string">
            <text:p>2019W450661</text:p>
          </table:table-cell>
          <table:table-cell table:style-name="ce1256" office:value-type="string" calcext:value-type="string">
            <text:p>F-21</text:p>
          </table:table-cell>
          <table:table-cell table:style-name="ce1352" office:value-type="float" office:value="8" calcext:value-type="float">
            <text:p>8</text:p>
          </table:table-cell>
          <table:table-cell table:style-name="ce1228" office:value-type="date" office:date-value="2024-08-23" calcext:value-type="date">
            <text:p>23/08/24</text:p>
          </table:table-cell>
          <table:table-cell table:style-name="ce1228" office:value-type="date" office:date-value="2024-09-05" calcext:value-type="date">
            <text:p>05/09/24</text:p>
          </table:table-cell>
          <table:table-cell table:style-name="ce1402" office:value-type="date" office:date-value="2025-01-31" calcext:value-type="date">
            <text:p>31/01/25</text:p>
          </table:table-cell>
          <table:table-cell table:style-name="ce1513" office:value-type="date" office:date-value="2024-12-12" calcext:value-type="date">
            <text:p>12/12/24</text:p>
          </table:table-cell>
          <table:table-cell table:style-name="ce1537" office:value-type="float" office:value="12" calcext:value-type="float">
            <text:p>12</text:p>
          </table:table-cell>
          <table:table-cell table:style-name="ce487" table:formula="of:=IF(ISBLANK([.N16]);DATE(2024;1;1);EDATE([.N16];[.O16]))" office:value-type="date" office:date-value="2025-12-12" calcext:value-type="date">
            <text:p>12/12/25</text:p>
          </table:table-cell>
          <table:table-cell table:style-name="ce995" table:formula="of:=IF(OR([.P16]&lt;TODAY(); [.P16] = &quot;&quot;); &quot;DESCALIBRADO&quot;;&quot;CALIBRADO&quot;)" office:value-type="string" office:string-value="CALIBRADO" calcext:value-type="string">
            <text:p>CALIBRADO</text:p>
          </table:table-cell>
          <table:table-cell table:style-name="ce1256" office:value-type="string" calcext:value-type="string">
            <text:p>certificado nº 2142109/2024</text:p>
          </table:table-cell>
          <table:table-cell table:style-name="ce585" office:value-type="string" calcext:value-type="string">
            <text:p>CMS</text:p>
          </table:table-cell>
          <table:table-cell table:style-name="ce443"/>
          <table:table-cell table:style-name="ce1713" office:value-type="currency" office:currency="BRL" office:value="1164.35" calcext:value-type="currency">
            <text:p>R$ 1.164,35</text:p>
          </table:table-cell>
          <table:table-cell table:style-name="ce1256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FACOM</text:p>
          </table:table-cell>
          <table:table-cell table:style-name="ce1214" office:value-type="string" calcext:value-type="string">
            <text:p>711B</text:p>
          </table:table-cell>
          <table:table-cell table:style-name="ce1138"/>
          <table:table-cell table:style-name="ce1214"/>
          <table:table-cell table:style-name="ce1192" office:value-type="string" calcext:value-type="string">
            <text:p>CMASM-IDE-F21-014</text:p>
          </table:table-cell>
          <table:table-cell table:style-name="ce1214" office:value-type="string" calcext:value-type="string">
            <text:p>2019W450803</text:p>
          </table:table-cell>
          <table:table-cell table:style-name="ce1256" office:value-type="string" calcext:value-type="string">
            <text:p>F-21</text:p>
          </table:table-cell>
          <table:table-cell table:style-name="ce1352" office:value-type="float" office:value="9" calcext:value-type="float">
            <text:p>9</text:p>
          </table:table-cell>
          <table:table-cell table:style-name="ce1402" table:number-columns-repeated="4"/>
          <table:table-cell table:style-name="ce1537" office:value-type="float" office:value="12" calcext:value-type="float">
            <text:p>12</text:p>
          </table:table-cell>
          <table:table-cell table:style-name="ce487" table:formula="of:=IF(ISBLANK([.N17]);DATE(2024;1;1);EDATE([.N17];[.O17]))" office:value-type="date" office:date-value="2024-01-01" calcext:value-type="date">
            <text:p>01/01/24</text:p>
          </table:table-cell>
          <table:table-cell table:style-name="ce995" table:formula="of:=IF(OR([.P17]&lt;TODAY(); [.P17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/>
          <table:table-cell table:style-name="ce1256" office:value-type="string" calcext:value-type="string">
            <text:p>CMASM</text:p>
          </table:table-cell>
          <table:table-cell table:style-name="ce654" office:value-type="string" calcext:value-type="string">
            <text:p>FERRAMENTA NAO UTILIZADA</text:p>
          </table:table-cell>
          <table:table-cell table:style-name="ce1713" office:value-type="currency" office:currency="BRL" office:value="776.23" calcext:value-type="currency">
            <text:p>R$ 776,23</text:p>
          </table:table-cell>
          <table:table-cell table:style-name="ce1256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FACOM</text:p>
          </table:table-cell>
          <table:table-cell table:style-name="ce1214" office:value-type="string" calcext:value-type="string">
            <text:p>711B</text:p>
          </table:table-cell>
          <table:table-cell table:style-name="ce1138"/>
          <table:table-cell table:style-name="ce1214"/>
          <table:table-cell table:style-name="ce1192" office:value-type="string" calcext:value-type="string">
            <text:p>CMASM-IDE-F21-015</text:p>
          </table:table-cell>
          <table:table-cell table:style-name="ce1214" office:value-type="string" calcext:value-type="string">
            <text:p>2019W460729</text:p>
          </table:table-cell>
          <table:table-cell table:style-name="ce1256" office:value-type="string" calcext:value-type="string">
            <text:p>F-21</text:p>
          </table:table-cell>
          <table:table-cell table:style-name="ce1352" office:value-type="float" office:value="10" calcext:value-type="float">
            <text:p>10</text:p>
          </table:table-cell>
          <table:table-cell table:style-name="ce1228" office:value-type="date" office:date-value="2023-07-31" calcext:value-type="date">
            <text:p>31/07/23</text:p>
          </table:table-cell>
          <table:table-cell table:style-name="ce1228" office:value-type="date" office:date-value="2023-08-02" calcext:value-type="date">
            <text:p>02/08/23</text:p>
          </table:table-cell>
          <table:table-cell table:style-name="ce1228" office:value-type="date" office:date-value="2023-10-09" calcext:value-type="date">
            <text:p>09/10/23</text:p>
          </table:table-cell>
          <table:table-cell table:style-name="ce1228" office:value-type="date" office:date-value="2023-09-27" calcext:value-type="date">
            <text:p>27/09/23</text:p>
          </table:table-cell>
          <table:table-cell table:style-name="ce1537" office:value-type="float" office:value="12" calcext:value-type="float">
            <text:p>12</text:p>
          </table:table-cell>
          <table:table-cell table:style-name="ce487" table:formula="of:=IF(ISBLANK([.N18]);DATE(2024;1;1);EDATE([.N18];[.O18]))" office:value-type="date" office:date-value="2024-09-27" calcext:value-type="date">
            <text:p>27/09/24</text:p>
          </table:table-cell>
          <table:table-cell table:style-name="ce995" table:formula="of:=IF(OR([.P18]&lt;TODAY(); [.P1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80" office:value-type="string" calcext:value-type="string">
            <text:p>certificado nº 2142093/2023</text:p>
          </table:table-cell>
          <table:table-cell table:style-name="ce1256" office:value-type="string" calcext:value-type="string">
            <text:p>CMASM</text:p>
          </table:table-cell>
          <table:table-cell table:style-name="ce1188"/>
          <table:table-cell table:style-name="ce1713" office:value-type="currency" office:currency="BRL" office:value="776.23" calcext:value-type="currency">
            <text:p>R$ 776,23</text:p>
          </table:table-cell>
          <table:table-cell table:style-name="ce1256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FACOM</text:p>
          </table:table-cell>
          <table:table-cell table:style-name="ce1214" office:value-type="string" calcext:value-type="string">
            <text:p>711B</text:p>
          </table:table-cell>
          <table:table-cell table:style-name="ce1138"/>
          <table:table-cell table:style-name="ce1214"/>
          <table:table-cell table:style-name="ce1192" office:value-type="string" calcext:value-type="string">
            <text:p>CMASM-IDE-F21-016</text:p>
          </table:table-cell>
          <table:table-cell table:style-name="ce1214" office:value-type="string" calcext:value-type="string">
            <text:p>2020W020473</text:p>
          </table:table-cell>
          <table:table-cell table:style-name="ce1256" office:value-type="string" calcext:value-type="string">
            <text:p>F-21</text:p>
          </table:table-cell>
          <table:table-cell table:style-name="ce1352" office:value-type="float" office:value="11" calcext:value-type="float">
            <text:p>11</text:p>
          </table:table-cell>
          <table:table-cell table:style-name="ce1402" table:number-columns-repeated="4"/>
          <table:table-cell table:style-name="ce1537" office:value-type="float" office:value="12" calcext:value-type="float">
            <text:p>12</text:p>
          </table:table-cell>
          <table:table-cell table:style-name="ce487" table:formula="of:=IF(ISBLANK([.N19]);DATE(2024;1;1);EDATE([.N19];[.O19]))" office:value-type="date" office:date-value="2024-01-01" calcext:value-type="date">
            <text:p>01/01/24</text:p>
          </table:table-cell>
          <table:table-cell table:style-name="ce995" table:formula="of:=IF(OR([.P19]&lt;TODAY(); [.P1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/>
          <table:table-cell table:style-name="ce1256" office:value-type="string" calcext:value-type="string">
            <text:p>CMASM</text:p>
          </table:table-cell>
          <table:table-cell table:style-name="ce654" office:value-type="string" calcext:value-type="string">
            <text:p>FERRAMENTA NAO UTILIZADA</text:p>
          </table:table-cell>
          <table:table-cell table:style-name="ce1713" office:value-type="currency" office:currency="BRL" office:value="776.23" calcext:value-type="currency">
            <text:p>R$ 776,23</text:p>
          </table:table-cell>
          <table:table-cell table:style-name="ce1256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6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FLUKE</text:p>
          </table:table-cell>
          <table:table-cell table:style-name="ce1192" office:value-type="string" calcext:value-type="string">
            <text:p>17B+</text:p>
          </table:table-cell>
          <table:table-cell table:style-name="ce1144"/>
          <table:table-cell table:style-name="ce1192"/>
          <table:table-cell table:style-name="ce1192" office:value-type="string" calcext:value-type="string">
            <text:p>CMASM-IDE-F21-017</text:p>
          </table:table-cell>
          <table:table-cell table:style-name="ce1192" office:value-type="string" calcext:value-type="string">
            <text:p>48412868WS</text:p>
          </table:table-cell>
          <table:table-cell table:style-name="ce1256" office:value-type="string" calcext:value-type="string">
            <text:p>F-21</text:p>
          </table:table-cell>
          <table:table-cell table:style-name="ce1352" office:value-type="float" office:value="12" calcext:value-type="float">
            <text:p>12</text:p>
          </table:table-cell>
          <table:table-cell table:number-columns-repeated="2" table:style-name="ce314" office:value-type="date" office:date-value="2024-03-05" calcext:value-type="date">
            <text:p>05/03/24</text:p>
          </table:table-cell>
          <table:table-cell table:style-name="ce1406" office:value-type="string" calcext:value-type="string">
            <text:p>23/072024</text:p>
          </table:table-cell>
          <table:table-cell table:style-name="ce382" office:value-type="date" office:date-value="2024-07-08" calcext:value-type="date">
            <text:p>08/07/24</text:p>
          </table:table-cell>
          <table:table-cell table:style-name="ce1321" office:value-type="float" office:value="12" calcext:value-type="float">
            <text:p>12</text:p>
          </table:table-cell>
          <table:table-cell table:style-name="ce470" table:formula="of:=IF(ISBLANK([.N20]);DATE(2024;1;1);EDATE([.N20];[.O20]))" office:value-type="date" office:date-value="2025-07-08" calcext:value-type="date">
            <text:p>08/07/25</text:p>
          </table:table-cell>
          <table:table-cell table:style-name="ce520" table:formula="of:=IF(OR([.P20]&lt;TODAY(); [.P2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 office:value-type="string" calcext:value-type="string">
            <text:p>certificado nº 2142044/2023</text:p>
          </table:table-cell>
          <table:table-cell table:style-name="ce1256" office:value-type="string" calcext:value-type="string">
            <text:p>CMASM</text:p>
          </table:table-cell>
          <table:table-cell table:style-name="ce1060"/>
          <table:table-cell table:style-name="ce1713" office:value-type="currency" office:currency="BRL" office:value="667.04" calcext:value-type="currency">
            <text:p>R$ 667,04</text:p>
          </table:table-cell>
          <table:table-cell table:style-name="ce1256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FLUKE</text:p>
          </table:table-cell>
          <table:table-cell table:style-name="ce1214" office:value-type="string" calcext:value-type="string">
            <text:p>17B+</text:p>
          </table:table-cell>
          <table:table-cell table:style-name="ce1138"/>
          <table:table-cell table:style-name="ce1214"/>
          <table:table-cell table:style-name="ce1192" office:value-type="string" calcext:value-type="string">
            <text:p>CMASM-IDE-F21-018</text:p>
          </table:table-cell>
          <table:table-cell table:style-name="ce1214" office:value-type="string" calcext:value-type="string">
            <text:p>51180543WS</text:p>
          </table:table-cell>
          <table:table-cell table:style-name="ce1256" office:value-type="string" calcext:value-type="string">
            <text:p>F-21</text:p>
          </table:table-cell>
          <table:table-cell table:style-name="ce1352" office:value-type="float" office:value="13" calcext:value-type="float">
            <text:p>13</text:p>
          </table:table-cell>
          <table:table-cell table:style-name="ce1228" office:value-type="date" office:date-value="2024-08-23" calcext:value-type="date">
            <text:p>23/08/24</text:p>
          </table:table-cell>
          <table:table-cell table:style-name="ce1228" office:value-type="date" office:date-value="2024-09-05" calcext:value-type="date">
            <text:p>05/09/24</text:p>
          </table:table-cell>
          <table:table-cell table:style-name="ce443" office:value-type="date" office:date-value="2025-02-17" calcext:value-type="date">
            <text:p>17/02/25</text:p>
          </table:table-cell>
          <table:table-cell table:style-name="ce443" office:value-type="date" office:date-value="2025-02-04" calcext:value-type="date">
            <text:p>04/02/25</text:p>
          </table:table-cell>
          <table:table-cell table:style-name="ce1537" office:value-type="float" office:value="12" calcext:value-type="float">
            <text:p>12</text:p>
          </table:table-cell>
          <table:table-cell table:style-name="ce487" table:formula="of:=IF(ISBLANK([.N21]);DATE(2024;1;1);EDATE([.N21];[.O21]))" office:value-type="date" office:date-value="2026-02-04" calcext:value-type="date">
            <text:p>04/02/26</text:p>
          </table:table-cell>
          <table:table-cell table:style-name="ce995" table:formula="of:=IF(OR([.P21]&lt;TODAY(); [.P21] = &quot;&quot;); &quot;DESCALIBRADO&quot;;&quot;CALIBRADO&quot;)" office:value-type="string" office:string-value="CALIBRADO" calcext:value-type="string">
            <text:p>CALIBRADO</text:p>
          </table:table-cell>
          <table:table-cell table:style-name="ce1256" office:value-type="string" calcext:value-type="string">
            <text:p>certificado nº 2142004/2025</text:p>
          </table:table-cell>
          <table:table-cell table:style-name="ce1256" office:value-type="string" calcext:value-type="string">
            <text:p>CMASM</text:p>
          </table:table-cell>
          <table:table-cell table:style-name="ce660"/>
          <table:table-cell table:style-name="ce1713" office:value-type="currency" office:currency="BRL" office:value="776.23" calcext:value-type="currency">
            <text:p>R$ 776,23</text:p>
          </table:table-cell>
          <table:table-cell table:style-name="ce1256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FLUKE</text:p>
          </table:table-cell>
          <table:table-cell table:style-name="ce1214" office:value-type="string" calcext:value-type="string">
            <text:p>17B+</text:p>
          </table:table-cell>
          <table:table-cell table:style-name="ce1138"/>
          <table:table-cell table:style-name="ce1214"/>
          <table:table-cell table:style-name="ce1192" office:value-type="string" calcext:value-type="string">
            <text:p>CMASM-IDE-F21-019</text:p>
          </table:table-cell>
          <table:table-cell table:style-name="ce1214" office:value-type="string" calcext:value-type="string">
            <text:p>51180565WS</text:p>
          </table:table-cell>
          <table:table-cell table:style-name="ce1256" office:value-type="string" calcext:value-type="string">
            <text:p>F-21</text:p>
          </table:table-cell>
          <table:table-cell table:style-name="ce1352" office:value-type="float" office:value="14" calcext:value-type="float">
            <text:p>14</text:p>
          </table:table-cell>
          <table:table-cell table:style-name="ce1402" table:number-columns-repeated="4"/>
          <table:table-cell table:style-name="ce1537" office:value-type="float" office:value="12" calcext:value-type="float">
            <text:p>12</text:p>
          </table:table-cell>
          <table:table-cell table:style-name="ce487" table:formula="of:=IF(ISBLANK([.N22]);DATE(2024;1;1);EDATE([.N22];[.O22]))" office:value-type="date" office:date-value="2024-01-01" calcext:value-type="date">
            <text:p>01/01/24</text:p>
          </table:table-cell>
          <table:table-cell table:style-name="ce995" table:formula="of:=IF(OR([.P22]&lt;TODAY(); [.P2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/>
          <table:table-cell table:style-name="ce1256" office:value-type="string" calcext:value-type="string">
            <text:p>CMASM</text:p>
          </table:table-cell>
          <table:table-cell table:style-name="ce654" office:value-type="string" calcext:value-type="string">
            <text:p>FERRAMENTA NAO UTILIZADA</text:p>
          </table:table-cell>
          <table:table-cell table:style-name="ce1713" office:value-type="currency" office:currency="BRL" office:value="776.23" calcext:value-type="currency">
            <text:p>R$ 776,23</text:p>
          </table:table-cell>
          <table:table-cell table:style-name="ce1256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ELE </text:p>
          </table:table-cell>
          <table:table-cell table:style-name="ce1192" office:value-type="string" calcext:value-type="string">
            <text:p>MULTÍMETRO 6 DÍGITOS</text:p>
          </table:table-cell>
          <table:table-cell table:style-name="ce1188" office:value-type="string" calcext:value-type="string">
            <text:p>KEYSIGHT</text:p>
          </table:table-cell>
          <table:table-cell table:style-name="ce1192" office:value-type="string" calcext:value-type="string">
            <text:p>34461A</text:p>
          </table:table-cell>
          <table:table-cell table:style-name="ce1144"/>
          <table:table-cell table:style-name="ce1192"/>
          <table:table-cell table:style-name="ce1192" office:value-type="string" calcext:value-type="string">
            <text:p>CMASM-IDE-F21-021</text:p>
          </table:table-cell>
          <table:table-cell table:style-name="ce1192" office:value-type="string" calcext:value-type="string">
            <text:p>MY53208356</text:p>
          </table:table-cell>
          <table:table-cell table:style-name="ce1256" office:value-type="string" calcext:value-type="string">
            <text:p>F-21</text:p>
          </table:table-cell>
          <table:table-cell table:style-name="ce1356" office:value-type="float" office:value="15" calcext:value-type="float">
            <text:p>15</text:p>
          </table:table-cell>
          <table:table-cell table:style-name="ce1406" office:value-type="date" office:date-value="2023-05-09" calcext:value-type="date">
            <text:p>09/05/23</text:p>
          </table:table-cell>
          <table:table-cell table:style-name="ce1406" office:value-type="date" office:date-value="2023-05-10" calcext:value-type="date">
            <text:p>10/05/23</text:p>
          </table:table-cell>
          <table:table-cell table:style-name="ce1406" office:value-type="date" office:date-value="2023-05-18" calcext:value-type="date">
            <text:p>18/05/23</text:p>
          </table:table-cell>
          <table:table-cell table:style-name="ce1406" office:value-type="date" office:date-value="2023-05-12" calcext:value-type="date">
            <text:p>12/05/23</text:p>
          </table:table-cell>
          <table:table-cell table:style-name="ce1321" office:value-type="float" office:value="12" calcext:value-type="float">
            <text:p>12</text:p>
          </table:table-cell>
          <table:table-cell table:style-name="ce487" table:formula="of:=IF(ISBLANK([.N23]);DATE(2024;1;1);EDATE([.N23];[.O23]))" office:value-type="date" office:date-value="2024-05-12" calcext:value-type="date">
            <text:p>12/05/24</text:p>
          </table:table-cell>
          <table:table-cell table:style-name="ce995" table:formula="of:=IF(OR([.P23]&lt;TODAY(); [.P2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 office:value-type="string" calcext:value-type="string">
            <text:p>certificado nº 2142036/2023</text:p>
          </table:table-cell>
          <table:table-cell table:style-name="ce1256" office:value-type="string" calcext:value-type="string">
            <text:p>CMASM</text:p>
          </table:table-cell>
          <table:table-cell table:style-name="ce1309"/>
          <table:table-cell table:style-name="ce1713" office:value-type="currency" office:currency="BRL" office:value="667.04" calcext:value-type="currency">
            <text:p>R$ 667,04</text:p>
          </table:table-cell>
          <table:table-cell table:style-name="ce1256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7">
          <table:table-cell table:style-name="ce1188" office:value-type="string" calcext:value-type="string">
            <text:p>ELE </text:p>
          </table:table-cell>
          <table:table-cell table:style-name="ce1192" office:value-type="string" calcext:value-type="string">
            <text:p>MULTÍMETRO 6 DÍGITOS</text:p>
          </table:table-cell>
          <table:table-cell table:style-name="ce1188" office:value-type="string" calcext:value-type="string">
            <text:p>KEYSIGHT</text:p>
          </table:table-cell>
          <table:table-cell table:style-name="ce1192" office:value-type="string" calcext:value-type="string">
            <text:p>34461A</text:p>
          </table:table-cell>
          <table:table-cell table:style-name="ce176" office:value-type="string" calcext:value-type="string">
            <text:p>1000 VDC </text:p>
            <text:p>750 VAC</text:p>
            <text:p>100 a 100M Ohm</text:p>
            <text:p>0.01 a 3 ADC</text:p>
            <text:p>1 a 3 AAC</text:p>
            <text:p>Continuidade </text:p>
            <text:p>Diodo</text:p>
          </table:table-cell>
          <table:table-cell table:style-name="ce1192"/>
          <table:table-cell table:style-name="ce1192" office:value-type="string" calcext:value-type="string">
            <text:p>CMASM-IDE-F21-022</text:p>
          </table:table-cell>
          <table:table-cell table:style-name="ce1192" office:value-type="string" calcext:value-type="string">
            <text:p>MY57211490</text:p>
          </table:table-cell>
          <table:table-cell table:style-name="ce1256" office:value-type="string" calcext:value-type="string">
            <text:p>F-21</text:p>
          </table:table-cell>
          <table:table-cell table:style-name="ce1356" office:value-type="float" office:value="16" calcext:value-type="float">
            <text:p>16</text:p>
          </table:table-cell>
          <table:table-cell table:number-columns-repeated="2" table:style-name="ce1406" office:value-type="date" office:date-value="2023-05-03" calcext:value-type="date">
            <text:p>03/05/23</text:p>
          </table:table-cell>
          <table:table-cell table:style-name="ce1406" office:value-type="date" office:date-value="2023-05-18" calcext:value-type="date">
            <text:p>18/05/23</text:p>
          </table:table-cell>
          <table:table-cell table:style-name="ce1406" office:value-type="date" office:date-value="2023-05-12" calcext:value-type="date">
            <text:p>12/05/23</text:p>
          </table:table-cell>
          <table:table-cell table:style-name="ce1321" office:value-type="float" office:value="12" calcext:value-type="float">
            <text:p>12</text:p>
          </table:table-cell>
          <table:table-cell table:style-name="ce487" table:formula="of:=IF(ISBLANK([.N24]);DATE(2024;1;1);EDATE([.N24];[.O24]))" office:value-type="date" office:date-value="2024-05-12" calcext:value-type="date">
            <text:p>12/05/24</text:p>
          </table:table-cell>
          <table:table-cell table:style-name="ce520" table:formula="of:=IF(OR([.P24]&lt;TODAY(); [.P2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 office:value-type="string" calcext:value-type="string">
            <text:p>certificado nº 2142037/2023</text:p>
          </table:table-cell>
          <table:table-cell table:style-name="ce1256" office:value-type="string" calcext:value-type="string">
            <text:p>CMASM</text:p>
          </table:table-cell>
          <table:table-cell table:style-name="ce1309"/>
          <table:table-cell table:style-name="ce1713" office:value-type="currency" office:currency="BRL" office:value="667.04" calcext:value-type="currency">
            <text:p>R$ 667,04</text:p>
          </table:table-cell>
          <table:table-cell table:style-name="ce1256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OHMÍMETRO</text:p>
          </table:table-cell>
          <table:table-cell table:style-name="ce1188" office:value-type="string" calcext:value-type="string">
            <text:p>AOIP</text:p>
          </table:table-cell>
          <table:table-cell table:style-name="ce1214" office:value-type="string" calcext:value-type="string">
            <text:p>RN5306</text:p>
          </table:table-cell>
          <table:table-cell table:style-name="ce1138"/>
          <table:table-cell table:style-name="ce1214"/>
          <table:table-cell table:style-name="ce1192" office:value-type="string" calcext:value-type="string">
            <text:p>CMASM-IDE-F21-023</text:p>
          </table:table-cell>
          <table:table-cell table:style-name="ce1214" office:value-type="string" calcext:value-type="string">
            <text:p>2811NE080117A</text:p>
          </table:table-cell>
          <table:table-cell table:style-name="ce1256" office:value-type="string" calcext:value-type="string">
            <text:p>F-21</text:p>
          </table:table-cell>
          <table:table-cell table:style-name="ce1356" office:value-type="float" office:value="17" calcext:value-type="float">
            <text:p>17</text:p>
          </table:table-cell>
          <table:table-cell table:style-name="ce1228" office:value-type="date" office:date-value="2023-07-31" calcext:value-type="date">
            <text:p>31/07/23</text:p>
          </table:table-cell>
          <table:table-cell table:style-name="ce1228" office:value-type="date" office:date-value="2023-08-02" calcext:value-type="date">
            <text:p>02/08/23</text:p>
          </table:table-cell>
          <table:table-cell table:style-name="ce1228" office:value-type="date" office:date-value="2023-10-09" calcext:value-type="date">
            <text:p>09/10/23</text:p>
          </table:table-cell>
          <table:table-cell table:style-name="ce1228" office:value-type="date" office:date-value="2023-09-14" calcext:value-type="date">
            <text:p>14/09/23</text:p>
          </table:table-cell>
          <table:table-cell table:style-name="ce1537" office:value-type="float" office:value="12" calcext:value-type="float">
            <text:p>12</text:p>
          </table:table-cell>
          <table:table-cell table:style-name="ce487" table:formula="of:=IF(ISBLANK([.N25]);DATE(2024;1;1);EDATE([.N25];[.O25]))" office:value-type="date" office:date-value="2024-09-14" calcext:value-type="date">
            <text:p>14/09/24</text:p>
          </table:table-cell>
          <table:table-cell table:style-name="ce995" table:formula="of:=IF(OR([.P25]&lt;TODAY(); [.P2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80" office:value-type="string" calcext:value-type="string">
            <text:p>certificado nº 2142089/2023 </text:p>
          </table:table-cell>
          <table:table-cell table:style-name="ce1256" office:value-type="string" calcext:value-type="string">
            <text:p>CMASM</text:p>
          </table:table-cell>
          <table:table-cell table:style-name="ce1188"/>
          <table:table-cell table:style-name="ce1713" office:value-type="currency" office:currency="BRL" office:value="776.23" calcext:value-type="currency">
            <text:p>R$ 776,23</text:p>
          </table:table-cell>
          <table:table-cell table:style-name="ce755"/>
          <table:table-cell table:style-name="ce1256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OHMÍMETRO</text:p>
          </table:table-cell>
          <table:table-cell table:style-name="ce1188" office:value-type="string" calcext:value-type="string">
            <text:p>AOIP</text:p>
          </table:table-cell>
          <table:table-cell table:style-name="ce1214" office:value-type="string" calcext:value-type="string">
            <text:p>RN5306</text:p>
          </table:table-cell>
          <table:table-cell table:style-name="ce1138"/>
          <table:table-cell table:style-name="ce1214"/>
          <table:table-cell table:style-name="ce1192" office:value-type="string" calcext:value-type="string">
            <text:p>CMASM-IDE-F21-024</text:p>
          </table:table-cell>
          <table:table-cell table:style-name="ce1214" office:value-type="string" calcext:value-type="string">
            <text:p>2811NE080141A</text:p>
          </table:table-cell>
          <table:table-cell table:style-name="ce1256" office:value-type="string" calcext:value-type="string">
            <text:p>F-21</text:p>
          </table:table-cell>
          <table:table-cell table:style-name="ce1356" office:value-type="float" office:value="18" calcext:value-type="float">
            <text:p>18</text:p>
          </table:table-cell>
          <table:table-cell table:style-name="ce1228" table:number-columns-repeated="2"/>
          <table:table-cell table:style-name="ce1402" table:number-columns-repeated="2"/>
          <table:table-cell table:style-name="ce1537" office:value-type="float" office:value="12" calcext:value-type="float">
            <text:p>12</text:p>
          </table:table-cell>
          <table:table-cell table:style-name="ce487" table:formula="of:=IF(ISBLANK([.N26]);DATE(2024;1;1);EDATE([.N26];[.O26]))" office:value-type="date" office:date-value="2024-01-01" calcext:value-type="date">
            <text:p>01/01/24</text:p>
          </table:table-cell>
          <table:table-cell table:style-name="ce520" table:formula="of:=IF(OR([.P26]&lt;TODAY(); [.P2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/>
          <table:table-cell table:style-name="ce585" office:value-type="string" calcext:value-type="string">
            <text:p>CMS</text:p>
          </table:table-cell>
          <table:table-cell table:style-name="ce654" office:value-type="string" calcext:value-type="string">
            <text:p>FERRAMENTA NAO UTILIZADA</text:p>
          </table:table-cell>
          <table:table-cell table:style-name="ce1713" office:value-type="currency" office:currency="BRL" office:value="776.23" calcext:value-type="currency">
            <text:p>R$ 776,23</text:p>
          </table:table-cell>
          <table:table-cell table:style-name="ce1256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OHMÍMETRO</text:p>
          </table:table-cell>
          <table:table-cell table:style-name="ce1188" office:value-type="string" calcext:value-type="string">
            <text:p>AOIP</text:p>
          </table:table-cell>
          <table:table-cell table:style-name="ce1214" office:value-type="string" calcext:value-type="string">
            <text:p>RN5306</text:p>
          </table:table-cell>
          <table:table-cell table:style-name="ce1138"/>
          <table:table-cell table:style-name="ce1214"/>
          <table:table-cell table:style-name="ce1192" office:value-type="string" calcext:value-type="string">
            <text:p>CMASM-IDE-F21-025</text:p>
          </table:table-cell>
          <table:table-cell table:style-name="ce1214" office:value-type="string" calcext:value-type="string">
            <text:p>2811NE080144A</text:p>
          </table:table-cell>
          <table:table-cell table:style-name="ce1256" office:value-type="string" calcext:value-type="string">
            <text:p>F-21</text:p>
          </table:table-cell>
          <table:table-cell table:style-name="ce1356" office:value-type="float" office:value="19" calcext:value-type="float">
            <text:p>19</text:p>
          </table:table-cell>
          <table:table-cell table:style-name="ce1228" office:value-type="date" office:date-value="2024-08-23" calcext:value-type="date">
            <text:p>23/08/24</text:p>
          </table:table-cell>
          <table:table-cell table:style-name="ce1228" office:value-type="date" office:date-value="2024-09-05" calcext:value-type="date">
            <text:p>05/09/24</text:p>
          </table:table-cell>
          <table:table-cell table:style-name="ce1402" office:value-type="date" office:date-value="2025-02-17" calcext:value-type="date">
            <text:p>17/02/25</text:p>
          </table:table-cell>
          <table:table-cell table:style-name="ce1402" office:value-type="date" office:date-value="2025-02-11" calcext:value-type="date">
            <text:p>11/02/25</text:p>
          </table:table-cell>
          <table:table-cell table:style-name="ce1537" office:value-type="float" office:value="12" calcext:value-type="float">
            <text:p>12</text:p>
          </table:table-cell>
          <table:table-cell table:style-name="ce487" table:formula="of:=IF(ISBLANK([.N27]);DATE(2024;1;1);EDATE([.N27];[.O27]))" office:value-type="date" office:date-value="2026-02-11" calcext:value-type="date">
            <text:p>11/02/26</text:p>
          </table:table-cell>
          <table:table-cell table:style-name="ce995" table:formula="of:=IF(OR([.P27]&lt;TODAY(); [.P27] = &quot;&quot;); &quot;DESCALIBRADO&quot;;&quot;CALIBRADO&quot;)" office:value-type="string" office:string-value="CALIBRADO" calcext:value-type="string">
            <text:p>CALIBRADO</text:p>
          </table:table-cell>
          <table:table-cell table:style-name="ce580" office:value-type="string" calcext:value-type="string">
            <text:p>certificado nº 2142012/2025 </text:p>
          </table:table-cell>
          <table:table-cell table:style-name="ce1256" office:value-type="string" calcext:value-type="string">
            <text:p>CMASM</text:p>
          </table:table-cell>
          <table:table-cell table:style-name="ce654"/>
          <table:table-cell table:style-name="ce1713" office:value-type="currency" office:currency="BRL" office:value="776.23" calcext:value-type="currency">
            <text:p>R$ 776,23</text:p>
          </table:table-cell>
          <table:table-cell table:style-name="ce1256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ANALISADOR DE ESPECTRO</text:p>
          </table:table-cell>
          <table:table-cell table:style-name="ce1188" office:value-type="string" calcext:value-type="string">
            <text:p>ROHDE&amp;SCHWARZ</text:p>
          </table:table-cell>
          <table:table-cell table:style-name="ce22" office:value-type="string" calcext:value-type="string">
            <text:p>FSL18</text:p>
          </table:table-cell>
          <table:table-cell table:style-name="ce1188" table:number-columns-repeated="2"/>
          <table:table-cell table:style-name="ce22" office:value-type="string" calcext:value-type="string">
            <text:p>MAN-EXO-ATENA-004</text:p>
          </table:table-cell>
          <table:table-cell table:style-name="ce1188" office:value-type="float" office:value="102412" calcext:value-type="float">
            <text:p>102412</text:p>
          </table:table-cell>
          <table:table-cell table:style-name="ce583" office:value-type="string" calcext:value-type="string">
            <text:p>EXOCET</text:p>
          </table:table-cell>
          <table:table-cell table:style-name="ce1356" office:value-type="float" office:value="20" calcext:value-type="float">
            <text:p>20</text:p>
          </table:table-cell>
          <table:table-cell table:style-name="ce1406" office:value-type="date" office:date-value="2024-08-21" calcext:value-type="date">
            <text:p>21/08/24</text:p>
          </table:table-cell>
          <table:table-cell table:style-name="ce1406" office:value-type="date" office:date-value="2024-08-22" calcext:value-type="date">
            <text:p>22/08/24</text:p>
          </table:table-cell>
          <table:table-cell table:style-name="ce1406" office:value-type="date" office:date-value="2024-09-16" calcext:value-type="date">
            <text:p>16/09/24</text:p>
          </table:table-cell>
          <table:table-cell table:style-name="ce408" office:value-type="date" office:date-value="2024-09-13" calcext:value-type="date">
            <text:p>13/09/24</text:p>
          </table:table-cell>
          <table:table-cell table:style-name="ce1321" office:value-type="float" office:value="12" calcext:value-type="float">
            <text:p>12</text:p>
          </table:table-cell>
          <table:table-cell table:style-name="ce470" table:formula="of:=IF(ISBLANK([.N28]);DATE(2024;1;1);EDATE([.N28];[.O28]))" office:value-type="date" office:date-value="2025-09-13" calcext:value-type="date">
            <text:p>13/09/25</text:p>
          </table:table-cell>
          <table:table-cell table:style-name="ce995" table:formula="of:=IF(OR([.P28]&lt;TODAY(); [.P2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 office:value-type="string" calcext:value-type="string">
            <text:p>certificado nº 2142090/2024</text:p>
          </table:table-cell>
          <table:table-cell table:style-name="ce534" office:value-type="string" calcext:value-type="string">
            <text:p>CMASM</text:p>
          </table:table-cell>
          <table:table-cell table:style-name="ce1188"/>
          <table:table-cell table:style-name="ce424" office:value-type="currency" office:currency="BRL" office:value="3104.95" calcext:value-type="currency">
            <text:p>R$ 3.104,95</text:p>
          </table:table-cell>
          <table:table-cell table:style-name="ce1256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GERADOR DE FUNÇÕES</text:p>
          </table:table-cell>
          <table:table-cell table:style-name="ce1192" office:value-type="string" calcext:value-type="string">
            <text:p>AGILENT</text:p>
          </table:table-cell>
          <table:table-cell table:style-name="ce22" office:value-type="string" calcext:value-type="string">
            <text:p>33220A</text:p>
          </table:table-cell>
          <table:table-cell table:style-name="ce1188" table:number-columns-repeated="2"/>
          <table:table-cell table:style-name="ce22" office:value-type="string" calcext:value-type="string">
            <text:p>MAN-EXO-ATENA-001</text:p>
          </table:table-cell>
          <table:table-cell table:style-name="ce1188" office:value-type="string" calcext:value-type="string">
            <text:p>MY44059326</text:p>
          </table:table-cell>
          <table:table-cell table:style-name="ce583" office:value-type="string" calcext:value-type="string">
            <text:p>EXOCET</text:p>
          </table:table-cell>
          <table:table-cell table:style-name="ce1356" office:value-type="float" office:value="21" calcext:value-type="float">
            <text:p>21</text:p>
          </table:table-cell>
          <table:table-cell table:style-name="ce1406" office:value-type="date" office:date-value="2024-08-21" calcext:value-type="date">
            <text:p>21/08/24</text:p>
          </table:table-cell>
          <table:table-cell table:style-name="ce1406" office:value-type="date" office:date-value="2024-08-22" calcext:value-type="date">
            <text:p>22/08/24</text:p>
          </table:table-cell>
          <table:table-cell table:style-name="ce1406" office:value-type="date" office:date-value="2024-09-16" calcext:value-type="date">
            <text:p>16/09/24</text:p>
          </table:table-cell>
          <table:table-cell table:style-name="ce1406" office:value-type="date" office:date-value="2024-09-10" calcext:value-type="date">
            <text:p>10/09/24</text:p>
          </table:table-cell>
          <table:table-cell table:style-name="ce1321" office:value-type="float" office:value="12" calcext:value-type="float">
            <text:p>12</text:p>
          </table:table-cell>
          <table:table-cell table:style-name="ce470" table:formula="of:=IF(ISBLANK([.N29]);DATE(2024;1;1);EDATE([.N29];[.O29]))" office:value-type="date" office:date-value="2025-09-10" calcext:value-type="date">
            <text:p>10/09/25</text:p>
          </table:table-cell>
          <table:table-cell table:style-name="ce995" table:formula="of:=IF(OR([.P29]&lt;TODAY(); [.P2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 office:value-type="string" calcext:value-type="string">
            <text:p>certificado nº 2142088/2024</text:p>
          </table:table-cell>
          <table:table-cell table:style-name="ce534" office:value-type="string" calcext:value-type="string">
            <text:p>CMASM</text:p>
          </table:table-cell>
          <table:table-cell table:style-name="ce1188"/>
          <table:table-cell table:style-name="ce424" office:value-type="currency" office:currency="BRL" office:value="1552.47" calcext:value-type="currency">
            <text:p>R$ 1.552,47</text:p>
          </table:table-cell>
          <table:table-cell table:style-name="ce1256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959" office:value-type="string" calcext:value-type="string">
            <text:p>FLUKE</text:p>
          </table:table-cell>
          <table:table-cell table:style-name="ce583" office:value-type="float" office:value="179" calcext:value-type="float">
            <text:p>179</text:p>
          </table:table-cell>
          <table:table-cell table:style-name="ce1192" table:number-columns-repeated="2"/>
          <table:table-cell table:style-name="ce604" office:value-type="string" calcext:value-type="string">
            <text:p>MAN-EXO-BCA-004</text:p>
          </table:table-cell>
          <table:table-cell table:style-name="ce1192" office:value-type="float" office:value="25120143" calcext:value-type="float">
            <text:p>25120143</text:p>
          </table:table-cell>
          <table:table-cell table:style-name="ce604" office:value-type="string" calcext:value-type="string">
            <text:p>EXOCET</text:p>
          </table:table-cell>
          <table:table-cell table:style-name="ce1356" office:value-type="float" office:value="22" calcext:value-type="float">
            <text:p>22</text:p>
          </table:table-cell>
          <table:table-cell table:style-name="ce1178" office:value-type="date" office:date-value="2023-09-20" calcext:value-type="date">
            <text:p>20/09/23</text:p>
          </table:table-cell>
          <table:table-cell table:style-name="ce1178" office:value-type="date" office:date-value="2023-09-28" calcext:value-type="date">
            <text:p>28/09/23</text:p>
          </table:table-cell>
          <table:table-cell table:style-name="ce507" office:value-type="date" office:date-value="2023-11-16" calcext:value-type="date">
            <text:p>16/11/23</text:p>
          </table:table-cell>
          <table:table-cell table:style-name="ce1178" office:value-type="date" office:date-value="2023-10-27" calcext:value-type="date">
            <text:p>27/10/23</text:p>
          </table:table-cell>
          <table:table-cell table:style-name="ce583" office:value-type="float" office:value="12" calcext:value-type="float">
            <text:p>12</text:p>
          </table:table-cell>
          <table:table-cell table:style-name="ce487" table:formula="of:=IF(ISBLANK([.N30]);DATE(2024;1;1);EDATE([.N30];[.O30]))" office:value-type="date" office:date-value="2024-10-27" calcext:value-type="date">
            <text:p>27/10/24</text:p>
          </table:table-cell>
          <table:table-cell table:style-name="ce520" table:formula="of:=IF(OR([.P30]&lt;TODAY(); [.P3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34" office:value-type="string" calcext:value-type="string">
            <text:p>certificado nº 2142110/2023</text:p>
          </table:table-cell>
          <table:table-cell table:style-name="ce534" office:value-type="string" calcext:value-type="string">
            <text:p>CMASM</text:p>
          </table:table-cell>
          <table:table-cell table:style-name="ce1188"/>
          <table:table-cell table:style-name="ce1713" office:value-type="currency" office:currency="BRL" office:value="560.75" calcext:value-type="currency">
            <text:p>R$ 560,75</text:p>
          </table:table-cell>
          <table:table-cell table:style-name="ce1256"/>
          <table:table-cell table:style-name="ce1177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8" office:value-type="string" calcext:value-type="string">
            <text:p>ELE </text:p>
          </table:table-cell>
          <table:table-cell table:style-name="ce8" office:value-type="string" calcext:value-type="string">
            <text:p>MULTÍMETRO</text:p>
          </table:table-cell>
          <table:table-cell table:style-name="ce39" office:value-type="string" calcext:value-type="string">
            <text:p>FLUKE</text:p>
          </table:table-cell>
          <table:table-cell table:style-name="ce139" office:value-type="float" office:value="73" calcext:value-type="float">
            <text:p>73</text:p>
          </table:table-cell>
          <table:table-cell table:style-name="ce39" table:number-columns-repeated="2"/>
          <table:table-cell table:style-name="ce203" office:value-type="string" calcext:value-type="string">
            <text:p>MAN-EXO-BCA-006</text:p>
          </table:table-cell>
          <table:table-cell table:style-name="ce39" office:value-type="float" office:value="42520904" calcext:value-type="float">
            <text:p>42520904</text:p>
          </table:table-cell>
          <table:table-cell table:style-name="ce139" office:value-type="string" calcext:value-type="string">
            <text:p>EXOCET</text:p>
          </table:table-cell>
          <table:table-cell table:style-name="ce289" office:value-type="float" office:value="23" calcext:value-type="float">
            <text:p>23</text:p>
          </table:table-cell>
          <table:table-cell table:style-name="ce338" office:value-type="date" office:date-value="2025-01-17" calcext:value-type="date">
            <text:p>17/01/25</text:p>
          </table:table-cell>
          <table:table-cell table:style-name="ce338" office:value-type="date" office:date-value="2025-01-30" calcext:value-type="date">
            <text:p>30/01/25</text:p>
          </table:table-cell>
          <table:table-cell table:style-name="ce385" office:value-type="date" office:date-value="2023-11-16" calcext:value-type="date">
            <text:p>16/11/23</text:p>
          </table:table-cell>
          <table:table-cell table:style-name="ce385" office:value-type="date" office:date-value="2023-11-01" calcext:value-type="date">
            <text:p>01/11/23</text:p>
          </table:table-cell>
          <table:table-cell table:style-name="ce258" office:value-type="float" office:value="12" calcext:value-type="float">
            <text:p>12</text:p>
          </table:table-cell>
          <table:table-cell table:style-name="ce487" table:formula="of:=IF(ISBLANK([.N31]);DATE(2024;1;1);EDATE([.N31];[.O31]))" office:value-type="date" office:date-value="2024-11-01" calcext:value-type="date">
            <text:p>01/11/24</text:p>
          </table:table-cell>
          <table:table-cell table:style-name="ce526" table:formula="of:=IF(OR([.P31]&lt;TODAY(); [.P3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73" office:value-type="string" calcext:value-type="string">
            <text:p>certificado nº 2142112/2023</text:p>
          </table:table-cell>
          <table:table-cell table:style-name="ce573" office:value-type="string" calcext:value-type="string">
            <text:p>CMASM</text:p>
          </table:table-cell>
          <table:table-cell table:style-name="ce8" office:value-type="string" calcext:value-type="string">
            <text:p>cms </text:p>
          </table:table-cell>
          <table:table-cell table:style-name="ce671" office:value-type="currency" office:currency="BRL" office:value="560.75" calcext:value-type="currency">
            <text:p>R$ 560,75</text:p>
          </table:table-cell>
          <table:table-cell table:style-name="ce705"/>
          <table:table-cell table:style-name="ce722"/>
          <table:table-cell table:style-name="ce8" office:value-type="string" calcext:value-type="string">
            <text:p>CMS</text:p>
          </table:table-cell>
          <table:table-cell table:style-name="ce732" table:number-columns-repeated="1000"/>
        </table:table-row>
        <table:table-row table:style-name="ro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92" office:value-type="string" calcext:value-type="string">
            <text:p>FLUKE</text:p>
          </table:table-cell>
          <table:table-cell table:style-name="ce583" office:value-type="float" office:value="73" calcext:value-type="float">
            <text:p>73</text:p>
          </table:table-cell>
          <table:table-cell table:style-name="ce1192" table:number-columns-repeated="2"/>
          <table:table-cell table:style-name="ce22" office:value-type="string" calcext:value-type="string">
            <text:p>MAN-EXO-BCA-001</text:p>
          </table:table-cell>
          <table:table-cell table:style-name="ce1192" office:value-type="float" office:value="42520905" calcext:value-type="float">
            <text:p>42520905</text:p>
          </table:table-cell>
          <table:table-cell table:style-name="ce583" office:value-type="string" calcext:value-type="string">
            <text:p>EXOCET</text:p>
          </table:table-cell>
          <table:table-cell table:style-name="ce1356" office:value-type="float" office:value="24" calcext:value-type="float">
            <text:p>24</text:p>
          </table:table-cell>
          <table:table-cell table:style-name="ce315" office:value-type="date" office:date-value="2025-01-17" calcext:value-type="date">
            <text:p>17/01/25</text:p>
          </table:table-cell>
          <table:table-cell table:style-name="ce315" office:value-type="date" office:date-value="2025-01-30" calcext:value-type="date">
            <text:p>30/01/25</text:p>
          </table:table-cell>
          <table:table-cell table:style-name="ce507" office:value-type="date" office:date-value="2025-05-15" calcext:value-type="date">
            <text:p>15/05/25</text:p>
          </table:table-cell>
          <table:table-cell table:style-name="ce507" office:value-type="date" office:date-value="2025-04-11" calcext:value-type="date">
            <text:p>11/04/25</text:p>
          </table:table-cell>
          <table:table-cell table:style-name="ce1321" office:value-type="float" office:value="12" calcext:value-type="float">
            <text:p>12</text:p>
          </table:table-cell>
          <table:table-cell table:style-name="ce470" table:formula="of:=IF(ISBLANK([.N32]);DATE(2024;1;1);EDATE([.N32];[.O32]))" office:value-type="date" office:date-value="2026-04-11" calcext:value-type="date">
            <text:p>11/04/26</text:p>
          </table:table-cell>
          <table:table-cell table:style-name="ce995" table:formula="of:=IF(OR([.P32]&lt;TODAY(); [.P32] = &quot;&quot;); &quot;DESCALIBRADO&quot;;&quot;CALIBRADO&quot;)" office:value-type="string" office:string-value="CALIBRADO" calcext:value-type="string">
            <text:p>CALIBRADO</text:p>
          </table:table-cell>
          <table:table-cell table:style-name="ce534" office:value-type="string" calcext:value-type="string">
            <text:p>certificado nº 2142141/2023</text:p>
          </table:table-cell>
          <table:table-cell table:style-name="ce534" office:value-type="string" calcext:value-type="string">
            <text:p>CMASM</text:p>
          </table:table-cell>
          <table:table-cell table:style-name="ce1188"/>
          <table:table-cell table:style-name="ce1713" office:value-type="currency" office:currency="BRL" office:value="776.23" calcext:value-type="currency">
            <text:p>R$ 776,23</text:p>
          </table:table-cell>
          <table:table-cell table:style-name="ce1256"/>
          <table:table-cell table:style-name="ce1177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7">
          <table:table-cell table:style-name="ce1085" office:value-type="string" calcext:value-type="string">
            <text:p>ELE </text:p>
          </table:table-cell>
          <table:table-cell table:style-name="ce637" office:value-type="string" calcext:value-type="string">
            <text:p>MULTÍMETRO 6 DÍGITOS</text:p>
          </table:table-cell>
          <table:table-cell table:style-name="ce1085" office:value-type="string" calcext:value-type="string">
            <text:p>AGILENT</text:p>
          </table:table-cell>
          <table:table-cell table:style-name="ce637" office:value-type="string" calcext:value-type="string">
            <text:p>34401A</text:p>
          </table:table-cell>
          <table:table-cell table:style-name="ce750" office:value-type="string" calcext:value-type="string">
            <text:p>1000 VDC </text:p>
            <text:p>750 VAC</text:p>
            <text:p>100 a 100M Ohm</text:p>
            <text:p>0.01 a 3 ADC</text:p>
            <text:p>1 a 3 AAC</text:p>
            <text:p>Continuidade </text:p>
            <text:p>Diodo</text:p>
          </table:table-cell>
          <table:table-cell table:style-name="ce1085"/>
          <table:table-cell table:style-name="ce849" office:value-type="string" calcext:value-type="string">
            <text:p>MAN-EXO-ATENA-002</text:p>
          </table:table-cell>
          <table:table-cell table:style-name="ce1085" office:value-type="string" calcext:value-type="string">
            <text:p>MY47068300</text:p>
          </table:table-cell>
          <table:table-cell table:style-name="ce750" office:value-type="string" calcext:value-type="string">
            <text:p>EXOCET</text:p>
          </table:table-cell>
          <table:table-cell table:style-name="ce891" office:value-type="float" office:value="25" calcext:value-type="float">
            <text:p>25</text:p>
          </table:table-cell>
          <table:table-cell table:style-name="ce808" office:value-type="date" office:date-value="2024-08-21" calcext:value-type="date">
            <text:p>21/08/24</text:p>
          </table:table-cell>
          <table:table-cell table:style-name="ce808" office:value-type="date" office:date-value="2024-08-22" calcext:value-type="date">
            <text:p>22/08/24</text:p>
          </table:table-cell>
          <table:table-cell table:style-name="ce808" office:value-type="date" office:date-value="2024-09-16" calcext:value-type="date">
            <text:p>16/09/24</text:p>
          </table:table-cell>
          <table:table-cell table:style-name="ce808" office:value-type="date" office:date-value="2025-02-05" calcext:value-type="date">
            <text:p>05/02/25</text:p>
          </table:table-cell>
          <table:table-cell table:style-name="ce980" office:value-type="float" office:value="12" calcext:value-type="float">
            <text:p>12</text:p>
          </table:table-cell>
          <table:table-cell table:style-name="ce487" table:formula="of:=IF(ISBLANK([.N33]);DATE(2024;1;1);EDATE([.N33];[.O33]))" office:value-type="date" office:date-value="2026-02-05" calcext:value-type="date">
            <text:p>05/02/26</text:p>
          </table:table-cell>
          <table:table-cell table:style-name="ce488" table:formula="of:=IF(OR([.P33]&lt;TODAY(); [.P33] = &quot;&quot;); &quot;DESCALIBRADO&quot;;&quot;CALIBRADO&quot;)" office:value-type="string" office:string-value="CALIBRADO" calcext:value-type="string">
            <text:p>CALIBRADO</text:p>
          </table:table-cell>
          <table:table-cell table:style-name="ce552" office:value-type="string" calcext:value-type="string">
            <text:p>64435-B/2025</text:p>
          </table:table-cell>
          <table:table-cell table:style-name="ce534" office:value-type="string" calcext:value-type="string">
            <text:p>CMASM</text:p>
          </table:table-cell>
          <table:table-cell table:style-name="ce1085"/>
          <table:table-cell table:style-name="ce1113" office:value-type="currency" office:currency="BRL" office:value="1164.35" calcext:value-type="currency">
            <text:p>R$ 1.164,35</text:p>
          </table:table-cell>
          <table:table-cell table:style-name="ce585" table:number-columns-repeated="2"/>
          <table:table-cell table:style-name="ce1085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8" office:value-type="string" calcext:value-type="string">
            <text:p>ELE </text:p>
          </table:table-cell>
          <table:table-cell table:style-name="ce8" office:value-type="string" calcext:value-type="string">
            <text:p>OSCILOSCÓPIO</text:p>
          </table:table-cell>
          <table:table-cell table:style-name="ce46" office:value-type="string" calcext:value-type="string">
            <text:p>TEKTRONIX</text:p>
          </table:table-cell>
          <table:table-cell table:style-name="ce139" office:value-type="string" calcext:value-type="string">
            <text:p>TDS210</text:p>
          </table:table-cell>
          <table:table-cell table:style-name="ce39" table:number-columns-repeated="2"/>
          <table:table-cell table:style-name="ce139" office:value-type="string" calcext:value-type="string">
            <text:p>MAN-EXO-BCA-002</text:p>
          </table:table-cell>
          <table:table-cell table:style-name="ce39" office:value-type="string" calcext:value-type="string">
            <text:p>B104582</text:p>
          </table:table-cell>
          <table:table-cell table:style-name="ce139" office:value-type="string" calcext:value-type="string">
            <text:p>EXOCET</text:p>
          </table:table-cell>
          <table:table-cell table:style-name="ce289" office:value-type="float" office:value="26" calcext:value-type="float">
            <text:p>26</text:p>
          </table:table-cell>
          <table:table-cell table:style-name="ce338" office:value-type="date" office:date-value="2025-01-17" calcext:value-type="date">
            <text:p>17/01/25</text:p>
          </table:table-cell>
          <table:table-cell table:style-name="ce338" office:value-type="date" office:date-value="2025-01-30" calcext:value-type="date">
            <text:p>30/01/25</text:p>
          </table:table-cell>
          <table:table-cell table:style-name="ce338" office:value-type="date" office:date-value="2023-12-21" calcext:value-type="date">
            <text:p>21/12/23</text:p>
          </table:table-cell>
          <table:table-cell table:style-name="ce338" office:value-type="date" office:date-value="2023-11-10" calcext:value-type="date">
            <text:p>10/11/23</text:p>
          </table:table-cell>
          <table:table-cell table:style-name="ce472" office:value-type="float" office:value="12" calcext:value-type="float">
            <text:p>12</text:p>
          </table:table-cell>
          <table:table-cell table:style-name="ce487" table:formula="of:=IF(ISBLANK([.N34]);DATE(2024;1;1);EDATE([.N34];[.O34]))" office:value-type="date" office:date-value="2024-11-10" calcext:value-type="date">
            <text:p>10/11/24</text:p>
          </table:table-cell>
          <table:table-cell table:style-name="ce526" table:formula="of:=IF(OR([.P34]&lt;TODAY(); [.P3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78" office:value-type="string" calcext:value-type="string">
            <text:p>certificado nº 2142116/2023</text:p>
          </table:table-cell>
          <table:table-cell table:style-name="ce573" office:value-type="string" calcext:value-type="string">
            <text:p>CMASM</text:p>
          </table:table-cell>
          <table:table-cell table:style-name="ce8" office:value-type="string" calcext:value-type="string">
            <text:p>cms </text:p>
          </table:table-cell>
          <table:table-cell table:style-name="ce706" office:value-type="currency" office:currency="BRL" office:value="747.66" calcext:value-type="currency">
            <text:p>R$ 747,66</text:p>
          </table:table-cell>
          <table:table-cell table:style-name="ce705"/>
          <table:table-cell table:style-name="ce722"/>
          <table:table-cell table:style-name="ce8" office:value-type="string" calcext:value-type="string">
            <text:p>CMS</text:p>
          </table:table-cell>
          <table:table-cell table:style-name="ce732" table:number-columns-repeated="1000"/>
        </table:table-row>
        <table:table-row table:style-name="ro3">
          <table:table-cell table:style-name="ce8" office:value-type="string" calcext:value-type="string">
            <text:p>ELE </text:p>
          </table:table-cell>
          <table:table-cell table:style-name="ce8" office:value-type="string" calcext:value-type="string">
            <text:p>OSCILOSCÓPIO</text:p>
          </table:table-cell>
          <table:table-cell table:style-name="ce46" office:value-type="string" calcext:value-type="string">
            <text:p>TEKTRONIX</text:p>
          </table:table-cell>
          <table:table-cell table:style-name="ce89" office:value-type="string" calcext:value-type="string">
            <text:p>TBS1102B </text:p>
          </table:table-cell>
          <table:table-cell table:style-name="ce39" table:number-columns-repeated="2"/>
          <table:table-cell table:style-name="ce139" office:value-type="string" calcext:value-type="string">
            <text:p>MAN-EXO-BCA-003</text:p>
          </table:table-cell>
          <table:table-cell table:style-name="ce238" office:value-type="string" calcext:value-type="string">
            <text:p>C032174</text:p>
          </table:table-cell>
          <table:table-cell table:style-name="ce139" office:value-type="string" calcext:value-type="string">
            <text:p>EXOCET</text:p>
          </table:table-cell>
          <table:table-cell table:style-name="ce289" office:value-type="float" office:value="27" calcext:value-type="float">
            <text:p>27</text:p>
          </table:table-cell>
          <table:table-cell table:style-name="ce338" office:value-type="date" office:date-value="2025-01-17" calcext:value-type="date">
            <text:p>17/01/25</text:p>
          </table:table-cell>
          <table:table-cell table:style-name="ce338" office:value-type="date" office:date-value="2025-01-30" calcext:value-type="date">
            <text:p>30/01/25</text:p>
          </table:table-cell>
          <table:table-cell table:style-name="ce338" office:value-type="date" office:date-value="2023-12-21" calcext:value-type="date">
            <text:p>21/12/23</text:p>
          </table:table-cell>
          <table:table-cell table:style-name="ce338" office:value-type="date" office:date-value="2023-11-10" calcext:value-type="date">
            <text:p>10/11/23</text:p>
          </table:table-cell>
          <table:table-cell table:style-name="ce472" office:value-type="float" office:value="12" calcext:value-type="float">
            <text:p>12</text:p>
          </table:table-cell>
          <table:table-cell table:style-name="ce487" table:formula="of:=IF(ISBLANK([.N35]);DATE(2024;1;1);EDATE([.N35];[.O35]))" office:value-type="date" office:date-value="2024-11-10" calcext:value-type="date">
            <text:p>10/11/24</text:p>
          </table:table-cell>
          <table:table-cell table:style-name="ce526" table:formula="of:=IF(OR([.P35]&lt;TODAY(); [.P3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78" office:value-type="string" calcext:value-type="string">
            <text:p>certificado nº 2142115/2023</text:p>
          </table:table-cell>
          <table:table-cell table:style-name="ce573" office:value-type="string" calcext:value-type="string">
            <text:p>CMASM</text:p>
          </table:table-cell>
          <table:table-cell table:style-name="ce8" office:value-type="string" calcext:value-type="string">
            <text:p>cms </text:p>
          </table:table-cell>
          <table:table-cell table:style-name="ce706" office:value-type="currency" office:currency="BRL" office:value="747.66" calcext:value-type="currency">
            <text:p>R$ 747,66</text:p>
          </table:table-cell>
          <table:table-cell table:style-name="ce705"/>
          <table:table-cell table:style-name="ce722"/>
          <table:table-cell table:style-name="ce8" office:value-type="string" calcext:value-type="string">
            <text:p>CMS</text:p>
          </table:table-cell>
          <table:table-cell table:style-name="ce732" table:number-columns-repeated="1000"/>
        </table:table-row>
        <table:table-row table:style-name="ro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FONTE DC</text:p>
          </table:table-cell>
          <table:table-cell table:style-name="ce48" office:value-type="string" calcext:value-type="string">
            <text:p>HP</text:p>
          </table:table-cell>
          <table:table-cell table:style-name="ce48" office:value-type="string" calcext:value-type="string">
            <text:p>6255A</text:p>
          </table:table-cell>
          <table:table-cell table:style-name="ce1188" table:number-columns-repeated="2"/>
          <table:table-cell table:style-name="ce1192" office:value-type="string" calcext:value-type="string">
            <text:p>CMASM-IDE-MIS-001</text:p>
          </table:table-cell>
          <table:table-cell table:style-name="ce1188" office:value-type="string" calcext:value-type="string">
            <text:p>2625A-08580</text:p>
          </table:table-cell>
          <table:table-cell table:style-name="ce1188" office:value-type="string" calcext:value-type="string">
            <text:p>MISTRAL</text:p>
          </table:table-cell>
          <table:table-cell table:style-name="ce135" office:value-type="float" office:value="28" calcext:value-type="float">
            <text:p>28</text:p>
          </table:table-cell>
          <table:table-cell table:style-name="ce388" office:value-type="date" office:date-value="2024-09-04" calcext:value-type="date">
            <text:p>04/09/24</text:p>
          </table:table-cell>
          <table:table-cell table:style-name="ce388" office:value-type="date" office:date-value="2024-09-05" calcext:value-type="date">
            <text:p>05/09/24</text:p>
          </table:table-cell>
          <table:table-cell table:style-name="ce388" office:value-type="date" office:date-value="2025-01-31" calcext:value-type="date">
            <text:p>31/01/25</text:p>
          </table:table-cell>
          <table:table-cell table:style-name="ce388" office:value-type="date" office:date-value="2024-12-18" calcext:value-type="date">
            <text:p>18/12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36]);DATE(2024;1;1);EDATE([.N36];[.O36]))" office:value-type="date" office:date-value="2025-12-18" calcext:value-type="date">
            <text:p>18/12/25</text:p>
          </table:table-cell>
          <table:table-cell table:style-name="ce520" table:formula="of:=IF(OR([.P36]&lt;TODAY(); [.P36] = &quot;&quot;); &quot;DESCALIBRADO&quot;;&quot;CALIBRADO&quot;)" office:value-type="string" office:string-value="CALIBRADO" calcext:value-type="string">
            <text:p>CALIBRADO</text:p>
          </table:table-cell>
          <table:table-cell table:style-name="ce589" office:value-type="string" calcext:value-type="string">
            <text:p>certificado nº 2142110/2024</text:p>
          </table:table-cell>
          <table:table-cell table:style-name="ce1256" office:value-type="string" calcext:value-type="string">
            <text:p>cms</text:p>
          </table:table-cell>
          <table:table-cell table:style-name="ce1188"/>
          <table:table-cell table:style-name="ce1713" office:value-type="currency" office:currency="BRL" office:value="560.75" calcext:value-type="currency">
            <text:p>R$ 560,75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8" office:value-type="string" calcext:value-type="string">
            <text:p>ELE </text:p>
          </table:table-cell>
          <table:table-cell table:style-name="ce8" office:value-type="string" calcext:value-type="string">
            <text:p>CONTADOR</text:p>
          </table:table-cell>
          <table:table-cell table:style-name="ce8" office:value-type="string" calcext:value-type="string">
            <text:p>HP</text:p>
          </table:table-cell>
          <table:table-cell table:style-name="ce73" office:value-type="string" calcext:value-type="string">
            <text:p>5328B</text:p>
          </table:table-cell>
          <table:table-cell table:style-name="ce73" table:number-columns-repeated="2"/>
          <table:table-cell table:style-name="ce39" office:value-type="string" calcext:value-type="string">
            <text:p>CMASM-IDE-T46-004</text:p>
          </table:table-cell>
          <table:table-cell table:style-name="ce73" office:value-type="string" calcext:value-type="string">
            <text:p>2510A01544</text:p>
          </table:table-cell>
          <table:table-cell table:style-name="ce258" office:value-type="string" calcext:value-type="string">
            <text:p>MK-46</text:p>
          </table:table-cell>
          <table:table-cell table:style-name="ce275" office:value-type="float" office:value="29" calcext:value-type="float">
            <text:p>29</text:p>
          </table:table-cell>
          <table:table-cell table:number-columns-repeated="2" table:style-name="ce321" office:value-type="date" office:date-value="2025-01-15" calcext:value-type="date">
            <text:p>15/01/25</text:p>
          </table:table-cell>
          <table:table-cell table:style-name="ce321" office:value-type="date" office:date-value="2023-12-21" calcext:value-type="date">
            <text:p>21/12/23</text:p>
          </table:table-cell>
          <table:table-cell table:style-name="ce321" office:value-type="date" office:date-value="2023-08-10" calcext:value-type="date">
            <text:p>10/08/23</text:p>
          </table:table-cell>
          <table:table-cell table:style-name="ce445" office:value-type="float" office:value="12" calcext:value-type="float">
            <text:p>12</text:p>
          </table:table-cell>
          <table:table-cell table:style-name="ce487" table:formula="of:=IF(ISBLANK([.N37]);DATE(2024;1;1);EDATE([.N37];[.O37]))" office:value-type="date" office:date-value="2024-08-10" calcext:value-type="date">
            <text:p>10/08/24</text:p>
          </table:table-cell>
          <table:table-cell table:style-name="ce526" table:formula="of:=IF(OR([.P37]&lt;TODAY(); [.P37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84" office:value-type="string" calcext:value-type="string">
            <text:p>certificado nº 2142076/2023</text:p>
          </table:table-cell>
          <table:table-cell table:style-name="ce592" office:value-type="string" calcext:value-type="string">
            <text:p>CMASM</text:p>
          </table:table-cell>
          <table:table-cell table:style-name="ce8" office:value-type="string" calcext:value-type="string">
            <text:p>cms </text:p>
          </table:table-cell>
          <table:table-cell table:style-name="ce671" office:value-type="currency" office:currency="BRL" office:value="1552.47" calcext:value-type="currency">
            <text:p>R$ 1.552,47</text:p>
          </table:table-cell>
          <table:table-cell table:style-name="ce705"/>
          <table:table-cell table:style-name="ce722"/>
          <table:table-cell table:style-name="ce8" office:value-type="string" calcext:value-type="string">
            <text:p>CMS</text:p>
          </table:table-cell>
          <table:table-cell table:style-name="ce732" table:number-columns-repeated="1000"/>
        </table:table-row>
        <table:table-row table:style-name="ro3">
          <table:table-cell table:style-name="ce911" office:value-type="string" calcext:value-type="string">
            <text:p>ELE </text:p>
          </table:table-cell>
          <table:table-cell table:style-name="ce911" office:value-type="string" calcext:value-type="string">
            <text:p>CONTADOR</text:p>
          </table:table-cell>
          <table:table-cell table:style-name="ce911" office:value-type="string" calcext:value-type="string">
            <text:p>HP</text:p>
          </table:table-cell>
          <table:table-cell table:style-name="ce223" office:value-type="string" calcext:value-type="string">
            <text:p>5328B</text:p>
          </table:table-cell>
          <table:table-cell table:style-name="ce223" table:number-columns-repeated="2"/>
          <table:table-cell table:style-name="ce201" office:value-type="string" calcext:value-type="string">
            <text:p>CMASM-IDE-T46-005</text:p>
          </table:table-cell>
          <table:table-cell table:style-name="ce223" office:value-type="string" calcext:value-type="string">
            <text:p>2510A01575</text:p>
          </table:table-cell>
          <table:table-cell table:style-name="ce1347" office:value-type="string" calcext:value-type="string">
            <text:p>MK-46</text:p>
          </table:table-cell>
          <table:table-cell table:style-name="ce1359" office:value-type="float" office:value="30" calcext:value-type="float">
            <text:p>30</text:p>
          </table:table-cell>
          <table:table-cell table:style-name="ce1412" office:value-type="date" office:date-value="2024-06-18" calcext:value-type="date">
            <text:p>18/06/24</text:p>
          </table:table-cell>
          <table:table-cell table:style-name="ce1412" office:value-type="date" office:date-value="2024-07-04" calcext:value-type="date">
            <text:p>04/07/24</text:p>
          </table:table-cell>
          <table:table-cell table:style-name="ce1412" table:number-columns-repeated="2"/>
          <table:table-cell table:style-name="ce1543" office:value-type="float" office:value="12" calcext:value-type="float">
            <text:p>12</text:p>
          </table:table-cell>
          <table:table-cell table:style-name="ce487" table:formula="of:=IF(ISBLANK([.N38]);DATE(2024;1;1);EDATE([.N38];[.O38]))" office:value-type="date" office:date-value="2024-01-01" calcext:value-type="date">
            <text:p>01/01/24</text:p>
          </table:table-cell>
          <table:table-cell table:style-name="ce529" table:formula="of:=IF(OR([.P38]&lt;TODAY(); [.P3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624"/>
          <table:table-cell table:style-name="ce1026" office:value-type="string" calcext:value-type="string">
            <text:p>CMS</text:p>
          </table:table-cell>
          <table:table-cell table:style-name="ce708"/>
          <table:table-cell table:style-name="ce1726" office:value-type="currency" office:currency="BRL" office:value="4269.3" calcext:value-type="currency">
            <text:p>R$ 4.269,30</text:p>
          </table:table-cell>
          <table:table-cell table:style-name="ce1026" table:number-columns-repeated="2"/>
          <table:table-cell table:style-name="ce911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911" office:value-type="string" calcext:value-type="string">
            <text:p>ELE </text:p>
          </table:table-cell>
          <table:table-cell table:style-name="ce911" office:value-type="string" calcext:value-type="string">
            <text:p>CONTADOR</text:p>
          </table:table-cell>
          <table:table-cell table:style-name="ce911" office:value-type="string" calcext:value-type="string">
            <text:p>HP</text:p>
          </table:table-cell>
          <table:table-cell table:style-name="ce223" office:value-type="string" calcext:value-type="string">
            <text:p>5328B</text:p>
          </table:table-cell>
          <table:table-cell table:style-name="ce223" table:number-columns-repeated="2"/>
          <table:table-cell table:style-name="ce201" office:value-type="string" calcext:value-type="string">
            <text:p>CMASM-IDE-T46-006</text:p>
          </table:table-cell>
          <table:table-cell table:style-name="ce223" office:value-type="string" calcext:value-type="string">
            <text:p>2716A03294</text:p>
          </table:table-cell>
          <table:table-cell table:style-name="ce1347" office:value-type="string" calcext:value-type="string">
            <text:p>MK-46</text:p>
          </table:table-cell>
          <table:table-cell table:style-name="ce1359" office:value-type="float" office:value="31" calcext:value-type="float">
            <text:p>31</text:p>
          </table:table-cell>
          <table:table-cell table:style-name="ce1412" office:value-type="date" office:date-value="2024-06-18" calcext:value-type="date">
            <text:p>18/06/24</text:p>
          </table:table-cell>
          <table:table-cell table:style-name="ce1412" office:value-type="date" office:date-value="2024-07-04" calcext:value-type="date">
            <text:p>04/07/24</text:p>
          </table:table-cell>
          <table:table-cell table:style-name="ce1412" table:number-columns-repeated="2"/>
          <table:table-cell table:style-name="ce1543" office:value-type="float" office:value="12" calcext:value-type="float">
            <text:p>12</text:p>
          </table:table-cell>
          <table:table-cell table:style-name="ce487" table:formula="of:=IF(ISBLANK([.N39]);DATE(2024;1;1);EDATE([.N39];[.O39]))" office:value-type="date" office:date-value="2024-01-01" calcext:value-type="date">
            <text:p>01/01/24</text:p>
          </table:table-cell>
          <table:table-cell table:style-name="ce530" table:formula="of:=IF(OR([.P39]&lt;TODAY(); [.P3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88"/>
          <table:table-cell table:style-name="ce1026" office:value-type="string" calcext:value-type="string">
            <text:p>CMS</text:p>
          </table:table-cell>
          <table:table-cell table:style-name="ce911"/>
          <table:table-cell table:style-name="ce1726" office:value-type="currency" office:currency="BRL" office:value="1552.47" calcext:value-type="currency">
            <text:p>R$ 1.552,47</text:p>
          </table:table-cell>
          <table:table-cell table:style-name="ce201" table:number-columns-repeated="2"/>
          <table:table-cell table:style-name="ce911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8" office:value-type="string" calcext:value-type="string">
            <text:p>ELE </text:p>
          </table:table-cell>
          <table:table-cell table:style-name="ce8" office:value-type="string" calcext:value-type="string">
            <text:p>GERADOR DE FUNÇÕES</text:p>
          </table:table-cell>
          <table:table-cell table:style-name="ce8" office:value-type="string" calcext:value-type="string">
            <text:p>HP</text:p>
          </table:table-cell>
          <table:table-cell table:style-name="ce76" office:value-type="string" calcext:value-type="string">
            <text:p>3325B</text:p>
          </table:table-cell>
          <table:table-cell table:style-name="ce76" table:number-columns-repeated="2"/>
          <table:table-cell table:style-name="ce39" office:value-type="string" calcext:value-type="string">
            <text:p>CMASM-IDE-T46-012</text:p>
          </table:table-cell>
          <table:table-cell table:style-name="ce76" office:value-type="string" calcext:value-type="string">
            <text:p>2847A07888</text:p>
          </table:table-cell>
          <table:table-cell table:style-name="ce258" office:value-type="string" calcext:value-type="string">
            <text:p>MK-46</text:p>
          </table:table-cell>
          <table:table-cell table:style-name="ce278" office:value-type="float" office:value="32" calcext:value-type="float">
            <text:p>32</text:p>
          </table:table-cell>
          <table:table-cell table:number-columns-repeated="2" table:style-name="ce321" office:value-type="date" office:date-value="2025-01-15" calcext:value-type="date">
            <text:p>15/01/25</text:p>
          </table:table-cell>
          <table:table-cell table:style-name="ce321" office:value-type="date" office:date-value="2023-09-18" calcext:value-type="date">
            <text:p>18/09/23</text:p>
          </table:table-cell>
          <table:table-cell table:style-name="ce321" office:value-type="date" office:date-value="2023-09-11" calcext:value-type="date">
            <text:p>11/09/23</text:p>
          </table:table-cell>
          <table:table-cell table:style-name="ce445" office:value-type="float" office:value="12" calcext:value-type="float">
            <text:p>12</text:p>
          </table:table-cell>
          <table:table-cell table:style-name="ce487" table:formula="of:=IF(ISBLANK([.N40]);DATE(2024;1;1);EDATE([.N40];[.O40]))" office:value-type="date" office:date-value="2024-09-11" calcext:value-type="date">
            <text:p>11/09/24</text:p>
          </table:table-cell>
          <table:table-cell table:style-name="ce526" table:formula="of:=IF(OR([.P40]&lt;TODAY(); [.P4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84" office:value-type="string" calcext:value-type="string">
            <text:p>certificado nº 2142086/2023</text:p>
          </table:table-cell>
          <table:table-cell table:style-name="ce592" office:value-type="string" calcext:value-type="string">
            <text:p>CMASM</text:p>
          </table:table-cell>
          <table:table-cell table:style-name="ce8" office:value-type="string" calcext:value-type="string">
            <text:p>cms </text:p>
          </table:table-cell>
          <table:table-cell table:style-name="ce671" office:value-type="currency" office:currency="BRL" office:value="3881.18" calcext:value-type="currency">
            <text:p>R$ 3.881,18</text:p>
          </table:table-cell>
          <table:table-cell table:style-name="ce705" table:number-columns-repeated="2"/>
          <table:table-cell table:style-name="ce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8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FLUKE</text:p>
          </table:table-cell>
          <table:table-cell table:style-name="ce72" office:value-type="string" calcext:value-type="string">
            <text:p>87 V</text:p>
          </table:table-cell>
          <table:table-cell table:style-name="ce72" table:number-columns-repeated="2"/>
          <table:table-cell table:style-name="ce1192" office:value-type="string" calcext:value-type="string">
            <text:p>CMASM-IDE-T46-014</text:p>
          </table:table-cell>
          <table:table-cell table:style-name="ce116" office:value-type="float" office:value="27920124" calcext:value-type="float">
            <text:p>27920124</text:p>
          </table:table-cell>
          <table:table-cell table:style-name="ce1321" office:value-type="string" calcext:value-type="string">
            <text:p>MK-46</text:p>
          </table:table-cell>
          <table:table-cell table:style-name="ce1352" office:value-type="float" office:value="33" calcext:value-type="float">
            <text:p>33</text:p>
          </table:table-cell>
          <table:table-cell table:style-name="ce1402" office:value-type="date" office:date-value="2024-06-18" calcext:value-type="date">
            <text:p>18/06/24</text:p>
          </table:table-cell>
          <table:table-cell table:style-name="ce1402" office:value-type="date" office:date-value="2024-07-04" calcext:value-type="date">
            <text:p>04/07/24</text:p>
          </table:table-cell>
          <table:table-cell table:style-name="ce1402" office:value-type="date" office:date-value="2024-08-22" calcext:value-type="date">
            <text:p>22/08/24</text:p>
          </table:table-cell>
          <table:table-cell table:style-name="ce1228" office:value-type="date" office:date-value="2024-08-08" calcext:value-type="date">
            <text:p>08/08/24</text:p>
          </table:table-cell>
          <table:table-cell table:style-name="ce370" office:value-type="float" office:value="12" calcext:value-type="float">
            <text:p>12</text:p>
          </table:table-cell>
          <table:table-cell table:style-name="ce487" table:formula="of:=IF(ISBLANK([.N41]);DATE(2024;1;1);EDATE([.N41];[.O41]))" office:value-type="date" office:date-value="2025-08-08" calcext:value-type="date">
            <text:p>08/08/25</text:p>
          </table:table-cell>
          <table:table-cell table:style-name="ce530" table:formula="of:=IF(OR([.P41]&lt;TODAY(); [.P4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89" office:value-type="string" calcext:value-type="string">
            <text:p>certificado nº 2142069/2024</text:p>
          </table:table-cell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1713" office:value-type="currency" office:currency="BRL" office:value="1164.35" calcext:value-type="currency">
            <text:p>R$ 1.164,35</text:p>
          </table:table-cell>
          <table:table-cell table:style-name="ce1256"/>
          <table:table-cell table:style-name="ce1177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ICEL</text:p>
          </table:table-cell>
          <table:table-cell table:style-name="ce72" office:value-type="float" office:value="6300" calcext:value-type="float">
            <text:p>6300</text:p>
          </table:table-cell>
          <table:table-cell table:style-name="ce72" table:number-columns-repeated="2"/>
          <table:table-cell table:style-name="ce1192" office:value-type="string" calcext:value-type="string">
            <text:p>CMASM-IDE-T46-015</text:p>
          </table:table-cell>
          <table:table-cell table:style-name="ce116" office:value-type="float" office:value="33492780" calcext:value-type="float">
            <text:p>33492780</text:p>
          </table:table-cell>
          <table:table-cell table:style-name="ce1321" office:value-type="string" calcext:value-type="string">
            <text:p>MK-46</text:p>
          </table:table-cell>
          <table:table-cell table:style-name="ce1352" office:value-type="float" office:value="34" calcext:value-type="float">
            <text:p>34</text:p>
          </table:table-cell>
          <table:table-cell table:style-name="ce1402" office:value-type="date" office:date-value="2024-06-18" calcext:value-type="date">
            <text:p>18/06/24</text:p>
          </table:table-cell>
          <table:table-cell table:style-name="ce1402" office:value-type="date" office:date-value="2024-07-04" calcext:value-type="date">
            <text:p>04/07/24</text:p>
          </table:table-cell>
          <table:table-cell table:style-name="ce1402" office:value-type="date" office:date-value="2024-08-22" calcext:value-type="date">
            <text:p>22/08/24</text:p>
          </table:table-cell>
          <table:table-cell table:style-name="ce1402" office:value-type="date" office:date-value="2024-08-13" calcext:value-type="date">
            <text:p>13/08/24</text:p>
          </table:table-cell>
          <table:table-cell table:style-name="ce1537" office:value-type="float" office:value="12" calcext:value-type="float">
            <text:p>12</text:p>
          </table:table-cell>
          <table:table-cell table:style-name="ce487" table:formula="of:=IF(ISBLANK([.N42]);DATE(2024;1;1);EDATE([.N42];[.O42]))" office:value-type="date" office:date-value="2025-08-13" calcext:value-type="date">
            <text:p>13/08/25</text:p>
          </table:table-cell>
          <table:table-cell table:style-name="ce529" table:formula="of:=IF(OR([.P42]&lt;TODAY(); [.P4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 office:value-type="string" calcext:value-type="string">
            <text:p>certificado nº 2142075/2024</text:p>
          </table:table-cell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1713" office:value-type="currency" office:currency="BRL" office:value="1164.35" calcext:value-type="currency">
            <text:p>R$ 1.164,35</text:p>
          </table:table-cell>
          <table:table-cell table:style-name="ce1256"/>
          <table:table-cell table:style-name="ce1177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389" office:value-type="string" calcext:value-type="string">
            <text:p>ELE </text:p>
          </table:table-cell>
          <table:table-cell table:style-name="ce389" office:value-type="string" calcext:value-type="string">
            <text:p>MULTÍMETRO</text:p>
          </table:table-cell>
          <table:table-cell table:style-name="ce389" office:value-type="string" calcext:value-type="string">
            <text:p>FLUKE</text:p>
          </table:table-cell>
          <table:table-cell table:style-name="ce267" office:value-type="float" office:value="87" calcext:value-type="float">
            <text:p>87</text:p>
          </table:table-cell>
          <table:table-cell table:style-name="ce267" table:number-columns-repeated="2"/>
          <table:table-cell table:style-name="ce390" office:value-type="string" calcext:value-type="string">
            <text:p>CMASM-IDE-T46-016</text:p>
          </table:table-cell>
          <table:table-cell table:style-name="ce378" office:value-type="float" office:value="52200130" calcext:value-type="float">
            <text:p>52200130</text:p>
          </table:table-cell>
          <table:table-cell table:style-name="ce428" office:value-type="string" calcext:value-type="string">
            <text:p>MK-46</text:p>
          </table:table-cell>
          <table:table-cell table:style-name="ce460" office:value-type="float" office:value="35" calcext:value-type="float">
            <text:p>35</text:p>
          </table:table-cell>
          <table:table-cell table:style-name="ce492" office:value-type="date" office:date-value="2024-06-18" calcext:value-type="date">
            <text:p>18/06/24</text:p>
          </table:table-cell>
          <table:table-cell table:style-name="ce492" office:value-type="date" office:date-value="2024-07-04" calcext:value-type="date">
            <text:p>04/07/24</text:p>
          </table:table-cell>
          <table:table-cell table:style-name="ce492" office:value-type="date" office:date-value="2024-08-22" calcext:value-type="date">
            <text:p>22/08/24</text:p>
          </table:table-cell>
          <table:table-cell table:style-name="ce550" office:value-type="date" office:date-value="2024-08-08" calcext:value-type="date">
            <text:p>08/08/24</text:p>
          </table:table-cell>
          <table:table-cell table:style-name="ce719" office:value-type="float" office:value="12" calcext:value-type="float">
            <text:p>12</text:p>
          </table:table-cell>
          <table:table-cell table:style-name="ce487" table:formula="of:=IF(ISBLANK([.N43]);DATE(2024;1;1);EDATE([.N43];[.O43]))" office:value-type="date" office:date-value="2025-08-08" calcext:value-type="date">
            <text:p>08/08/25</text:p>
          </table:table-cell>
          <table:table-cell table:style-name="ce530" table:formula="of:=IF(OR([.P43]&lt;TODAY(); [.P4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 office:value-type="string" calcext:value-type="string">
            <text:p>certificado nº 2142068/2024</text:p>
          </table:table-cell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1713" office:value-type="currency" office:currency="BRL" office:value="1164.35" calcext:value-type="currency">
            <text:p>R$ 1.164,35</text:p>
          </table:table-cell>
          <table:table-cell table:style-name="ce1256"/>
          <table:table-cell table:style-name="ce1177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8" office:value-type="string" calcext:value-type="string">
            <text:p>ELE </text:p>
          </table:table-cell>
          <table:table-cell table:style-name="ce8" office:value-type="string" calcext:value-type="string">
            <text:p>MULTÍMETRO</text:p>
          </table:table-cell>
          <table:table-cell table:style-name="ce8" office:value-type="string" calcext:value-type="string">
            <text:p>FLUKE</text:p>
          </table:table-cell>
          <table:table-cell table:style-name="ce78" office:value-type="float" office:value="87" calcext:value-type="float">
            <text:p>87</text:p>
          </table:table-cell>
          <table:table-cell table:style-name="ce78" table:number-columns-repeated="2"/>
          <table:table-cell table:style-name="ce39" office:value-type="string" calcext:value-type="string">
            <text:p>CMASM-IDE-T46-018</text:p>
          </table:table-cell>
          <table:table-cell table:style-name="ce226" office:value-type="float" office:value="52200139" calcext:value-type="float">
            <text:p>52200139</text:p>
          </table:table-cell>
          <table:table-cell table:style-name="ce258" office:value-type="string" calcext:value-type="string">
            <text:p>MK-46</text:p>
          </table:table-cell>
          <table:table-cell table:style-name="ce278" office:value-type="float" office:value="36" calcext:value-type="float">
            <text:p>36</text:p>
          </table:table-cell>
          <table:table-cell table:number-columns-repeated="2" table:style-name="ce321" office:value-type="date" office:date-value="2025-01-15" calcext:value-type="date">
            <text:p>15/01/25</text:p>
          </table:table-cell>
          <table:table-cell table:style-name="ce321" office:value-type="date" office:date-value="2023-11-16" calcext:value-type="date">
            <text:p>16/11/23</text:p>
          </table:table-cell>
          <table:table-cell table:style-name="ce321" office:value-type="date" office:date-value="2023-10-20" calcext:value-type="date">
            <text:p>20/10/23</text:p>
          </table:table-cell>
          <table:table-cell table:style-name="ce445" office:value-type="float" office:value="12" calcext:value-type="float">
            <text:p>12</text:p>
          </table:table-cell>
          <table:table-cell table:style-name="ce487" table:formula="of:=IF(ISBLANK([.N44]);DATE(2024;1;1);EDATE([.N44];[.O44]))" office:value-type="date" office:date-value="2024-10-20" calcext:value-type="date">
            <text:p>20/10/24</text:p>
          </table:table-cell>
          <table:table-cell table:style-name="ce527" table:formula="of:=IF(OR([.P44]&lt;TODAY(); [.P4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92" office:value-type="string" calcext:value-type="string">
            <text:p>certificado nº 2142108/2023</text:p>
          </table:table-cell>
          <table:table-cell table:style-name="ce592" office:value-type="string" calcext:value-type="string">
            <text:p>CMASM</text:p>
          </table:table-cell>
          <table:table-cell table:style-name="ce8" office:value-type="string" calcext:value-type="string">
            <text:p>cms </text:p>
          </table:table-cell>
          <table:table-cell table:style-name="ce671" office:value-type="currency" office:currency="BRL" office:value="560.75" calcext:value-type="currency">
            <text:p>R$ 560,75</text:p>
          </table:table-cell>
          <table:table-cell table:style-name="ce705"/>
          <table:table-cell table:style-name="ce722"/>
          <table:table-cell table:style-name="ce8" office:value-type="string" calcext:value-type="string">
            <text:p>CMS</text:p>
          </table:table-cell>
          <table:table-cell table:style-name="ce732" table:number-columns-repeated="1000"/>
        </table:table-row>
        <table:table-row table:style-name="ro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ICEL</text:p>
          </table:table-cell>
          <table:table-cell table:style-name="ce72" office:value-type="float" office:value="6300" calcext:value-type="float">
            <text:p>6300</text:p>
          </table:table-cell>
          <table:table-cell table:style-name="ce72" table:number-columns-repeated="2"/>
          <table:table-cell table:style-name="ce1192" office:value-type="string" calcext:value-type="string">
            <text:p>CMASM-IDE-T46-019</text:p>
          </table:table-cell>
          <table:table-cell table:style-name="ce116" office:value-type="float" office:value="99492780" calcext:value-type="float">
            <text:p>99492780</text:p>
          </table:table-cell>
          <table:table-cell table:style-name="ce1321" office:value-type="string" calcext:value-type="string">
            <text:p>MK-46</text:p>
          </table:table-cell>
          <table:table-cell table:style-name="ce1352" office:value-type="float" office:value="37" calcext:value-type="float">
            <text:p>37</text:p>
          </table:table-cell>
          <table:table-cell table:number-columns-repeated="2" table:style-name="ce1228" office:value-type="date" office:date-value="2025-01-15" calcext:value-type="date">
            <text:p>15/01/25</text:p>
          </table:table-cell>
          <table:table-cell table:style-name="ce1228" office:value-type="date" office:date-value="2025-05-15" calcext:value-type="date">
            <text:p>15/05/25</text:p>
          </table:table-cell>
          <table:table-cell table:style-name="ce1228" office:value-type="date" office:date-value="2025-04-02" calcext:value-type="date">
            <text:p>02/04/25</text:p>
          </table:table-cell>
          <table:table-cell table:style-name="ce370" office:value-type="float" office:value="12" calcext:value-type="float">
            <text:p>12</text:p>
          </table:table-cell>
          <table:table-cell table:style-name="ce470" table:formula="of:=IF(ISBLANK([.N45]);DATE(2024;1;1);EDATE([.N45];[.O45]))" office:value-type="date" office:date-value="2026-04-02" calcext:value-type="date">
            <text:p>02/04/26</text:p>
          </table:table-cell>
          <table:table-cell table:style-name="ce520" table:formula="of:=IF(OR([.P45]&lt;TODAY(); [.P45] = &quot;&quot;); &quot;DESCALIBRADO&quot;;&quot;CALIBRADO&quot;)" office:value-type="string" office:string-value="CALIBRADO" calcext:value-type="string">
            <text:p>CALIBRADO</text:p>
          </table:table-cell>
          <table:table-cell table:style-name="ce580" office:value-type="string" calcext:value-type="string">
            <text:p>certificado nº 2142037/2023</text:p>
          </table:table-cell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1713" office:value-type="currency" office:currency="BRL" office:value="776.23" calcext:value-type="currency">
            <text:p>R$ 776,23</text:p>
          </table:table-cell>
          <table:table-cell table:style-name="ce1256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ICEL</text:p>
          </table:table-cell>
          <table:table-cell table:style-name="ce72" office:value-type="string" calcext:value-type="string">
            <text:p>MA-60</text:p>
          </table:table-cell>
          <table:table-cell table:style-name="ce72" table:number-columns-repeated="2"/>
          <table:table-cell table:style-name="ce1192" office:value-type="string" calcext:value-type="string">
            <text:p>CMASM-IDE-T46-021</text:p>
          </table:table-cell>
          <table:table-cell table:style-name="ce116" office:value-type="string" calcext:value-type="string">
            <text:p>MA-605973</text:p>
          </table:table-cell>
          <table:table-cell table:style-name="ce1321" office:value-type="string" calcext:value-type="string">
            <text:p>MK-46</text:p>
          </table:table-cell>
          <table:table-cell table:style-name="ce1352" office:value-type="float" office:value="38" calcext:value-type="float">
            <text:p>38</text:p>
          </table:table-cell>
          <table:table-cell table:style-name="ce1402" office:value-type="date" office:date-value="2024-06-18" calcext:value-type="date">
            <text:p>18/06/24</text:p>
          </table:table-cell>
          <table:table-cell table:style-name="ce1402" office:value-type="date" office:date-value="2024-07-04" calcext:value-type="date">
            <text:p>04/07/24</text:p>
          </table:table-cell>
          <table:table-cell table:style-name="ce1402" table:number-columns-repeated="2"/>
          <table:table-cell table:style-name="ce1537" office:value-type="float" office:value="12" calcext:value-type="float">
            <text:p>12</text:p>
          </table:table-cell>
          <table:table-cell table:style-name="ce487" table:formula="of:=IF(ISBLANK([.N46]);DATE(2024;1;1);EDATE([.N46];[.O46]))" office:value-type="date" office:date-value="2024-01-01" calcext:value-type="date">
            <text:p>01/01/24</text:p>
          </table:table-cell>
          <table:table-cell table:style-name="ce520" table:formula="of:=IF(OR([.P46]&lt;TODAY(); [.P4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/>
          <table:table-cell table:style-name="ce1256" office:value-type="string" calcext:value-type="string">
            <text:p>CMS</text:p>
          </table:table-cell>
          <table:table-cell table:style-name="ce1188"/>
          <table:table-cell table:style-name="ce1713" office:value-type="currency" office:currency="BRL" office:value="776.23" calcext:value-type="currency">
            <text:p>R$ 776,23</text:p>
          </table:table-cell>
          <table:table-cell table:style-name="ce1256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ELE </text:p>
          </table:table-cell>
          <table:table-cell table:style-name="ce1192" office:value-type="string" calcext:value-type="string">
            <text:p>MULTÍMETRO 6 DÍGITOS</text:p>
          </table:table-cell>
          <table:table-cell table:style-name="ce1188" office:value-type="string" calcext:value-type="string">
            <text:p>HP</text:p>
          </table:table-cell>
          <table:table-cell table:style-name="ce93" office:value-type="string" calcext:value-type="string">
            <text:p><text:span text:style-name="T4">3456A     </text:span></text:p>
          </table:table-cell>
          <table:table-cell table:style-name="ce583" office:value-type="string" calcext:value-type="string">
            <text:p>1000 VDC x 100 nV</text:p>
            <text:p>100 a 1G Ohm</text:p>
          </table:table-cell>
          <table:table-cell table:style-name="ce93"/>
          <table:table-cell table:style-name="ce1192" office:value-type="string" calcext:value-type="string">
            <text:p>CMASM-IDE-T46-023</text:p>
          </table:table-cell>
          <table:table-cell table:style-name="ce126" office:value-type="string" calcext:value-type="string">
            <text:p>2015A00737</text:p>
          </table:table-cell>
          <table:table-cell table:style-name="ce1321" office:value-type="string" calcext:value-type="string">
            <text:p>MK-46</text:p>
          </table:table-cell>
          <table:table-cell table:style-name="ce1352" office:value-type="float" office:value="39" calcext:value-type="float">
            <text:p>39</text:p>
          </table:table-cell>
          <table:table-cell table:number-columns-repeated="2" table:style-name="ce1228" office:value-type="date" office:date-value="2025-01-15" calcext:value-type="date">
            <text:p>15/01/25</text:p>
          </table:table-cell>
          <table:table-cell table:style-name="ce1228" office:value-type="date" office:date-value="2025-02-18" calcext:value-type="date">
            <text:p>18/02/25</text:p>
          </table:table-cell>
          <table:table-cell table:style-name="ce381" office:value-type="date" office:date-value="2025-02-11" calcext:value-type="date">
            <text:p>11/02/25</text:p>
          </table:table-cell>
          <table:table-cell table:style-name="ce370" office:value-type="float" office:value="12" calcext:value-type="float">
            <text:p>12</text:p>
          </table:table-cell>
          <table:table-cell table:style-name="ce487" table:formula="of:=IF(ISBLANK([.N47]);DATE(2024;1;1);EDATE([.N47];[.O47]))" office:value-type="date" office:date-value="2026-02-11" calcext:value-type="date">
            <text:p>11/02/26</text:p>
          </table:table-cell>
          <table:table-cell table:style-name="ce520" table:formula="of:=IF(OR([.P47]&lt;TODAY(); [.P47] = &quot;&quot;); &quot;DESCALIBRADO&quot;;&quot;CALIBRADO&quot;)" office:value-type="string" office:string-value="CALIBRADO" calcext:value-type="string">
            <text:p>CALIBRADO</text:p>
          </table:table-cell>
          <table:table-cell table:style-name="ce580" office:value-type="string" calcext:value-type="string">
            <text:p>certificado nº 2142013/2025 </text:p>
          </table:table-cell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1713" office:value-type="currency" office:currency="BRL" office:value="1164.35" calcext:value-type="currency">
            <text:p>R$ 1.164,35</text:p>
          </table:table-cell>
          <table:table-cell table:style-name="ce1256"/>
          <table:table-cell table:style-name="ce1177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ELE </text:p>
          </table:table-cell>
          <table:table-cell table:style-name="ce1192" office:value-type="string" calcext:value-type="string">
            <text:p>MULTÍMETRO 6 DÍGITOS</text:p>
          </table:table-cell>
          <table:table-cell table:style-name="ce1188" office:value-type="string" calcext:value-type="string">
            <text:p>HP</text:p>
          </table:table-cell>
          <table:table-cell table:style-name="ce93" office:value-type="string" calcext:value-type="string">
            <text:p><text:span text:style-name="T4">3456A     </text:span></text:p>
          </table:table-cell>
          <table:table-cell table:style-name="ce583" office:value-type="string" calcext:value-type="string">
            <text:p>1000 VDC x 100 nV</text:p>
            <text:p>100 a 1G Ohm</text:p>
          </table:table-cell>
          <table:table-cell table:style-name="ce93"/>
          <table:table-cell table:style-name="ce1192" office:value-type="string" calcext:value-type="string">
            <text:p>CMASM-IDE-T46-025</text:p>
          </table:table-cell>
          <table:table-cell table:style-name="ce126" office:value-type="string" calcext:value-type="string">
            <text:p>2825A21059</text:p>
          </table:table-cell>
          <table:table-cell table:style-name="ce1321" office:value-type="string" calcext:value-type="string">
            <text:p>MK-46</text:p>
          </table:table-cell>
          <table:table-cell table:style-name="ce1352" office:value-type="float" office:value="40" calcext:value-type="float">
            <text:p>40</text:p>
          </table:table-cell>
          <table:table-cell table:number-columns-repeated="2" table:style-name="ce1228" office:value-type="date" office:date-value="2025-01-15" calcext:value-type="date">
            <text:p>15/01/25</text:p>
          </table:table-cell>
          <table:table-cell table:style-name="ce1228" office:value-type="date" office:date-value="2025-02-17" calcext:value-type="date">
            <text:p>17/02/25</text:p>
          </table:table-cell>
          <table:table-cell table:style-name="ce1228" office:value-type="date" office:date-value="2025-02-11" calcext:value-type="date">
            <text:p>11/02/25</text:p>
          </table:table-cell>
          <table:table-cell table:style-name="ce370" office:value-type="float" office:value="12" calcext:value-type="float">
            <text:p>12</text:p>
          </table:table-cell>
          <table:table-cell table:style-name="ce487" table:formula="of:=IF(ISBLANK([.N48]);DATE(2024;1;1);EDATE([.N48];[.O48]))" office:value-type="date" office:date-value="2026-02-11" calcext:value-type="date">
            <text:p>11/02/26</text:p>
          </table:table-cell>
          <table:table-cell table:style-name="ce520" table:formula="of:=IF(OR([.P48]&lt;TODAY(); [.P48] = &quot;&quot;); &quot;DESCALIBRADO&quot;;&quot;CALIBRADO&quot;)" office:value-type="string" office:string-value="CALIBRADO" calcext:value-type="string">
            <text:p>CALIBRADO</text:p>
          </table:table-cell>
          <table:table-cell table:style-name="ce580" office:value-type="string" calcext:value-type="string">
            <text:p>certificado nº 2142014/2025</text:p>
          </table:table-cell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1713" office:value-type="currency" office:currency="BRL" office:value="1164.35" calcext:value-type="currency">
            <text:p>R$ 1.164,35</text:p>
          </table:table-cell>
          <table:table-cell table:style-name="ce1256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8" office:value-type="string" calcext:value-type="string">
            <text:p>ELE </text:p>
          </table:table-cell>
          <table:table-cell table:style-name="ce8" office:value-type="string" calcext:value-type="string">
            <text:p>OSCILOSCÓPIO</text:p>
          </table:table-cell>
          <table:table-cell table:style-name="ce8" office:value-type="string" calcext:value-type="string">
            <text:p>KEYSIGHT</text:p>
          </table:table-cell>
          <table:table-cell table:style-name="ce78" office:value-type="string" calcext:value-type="string">
            <text:p><text:span text:style-name="T5">DSO5034A </text:span></text:p>
          </table:table-cell>
          <table:table-cell table:style-name="ce78" table:number-columns-repeated="2"/>
          <table:table-cell table:style-name="ce39" office:value-type="string" calcext:value-type="string">
            <text:p>CMASM-IDE-T46-027</text:p>
          </table:table-cell>
          <table:table-cell table:style-name="ce226" office:value-type="string" calcext:value-type="string">
            <text:p>MY47150672</text:p>
          </table:table-cell>
          <table:table-cell table:style-name="ce258" office:value-type="string" calcext:value-type="string">
            <text:p>MK-46</text:p>
          </table:table-cell>
          <table:table-cell table:style-name="ce278" office:value-type="float" office:value="41" calcext:value-type="float">
            <text:p>41</text:p>
          </table:table-cell>
          <table:table-cell table:number-columns-repeated="2" table:style-name="ce321" office:value-type="date" office:date-value="2025-01-15" calcext:value-type="date">
            <text:p>15/01/25</text:p>
          </table:table-cell>
          <table:table-cell table:style-name="ce321" office:value-type="date" office:date-value="2023-09-18" calcext:value-type="date">
            <text:p>18/09/23</text:p>
          </table:table-cell>
          <table:table-cell table:style-name="ce321" office:value-type="date" office:date-value="2023-08-15" calcext:value-type="date">
            <text:p>15/08/23</text:p>
          </table:table-cell>
          <table:table-cell table:style-name="ce445" office:value-type="float" office:value="12" calcext:value-type="float">
            <text:p>12</text:p>
          </table:table-cell>
          <table:table-cell table:style-name="ce487" table:formula="of:=IF(ISBLANK([.N49]);DATE(2024;1;1);EDATE([.N49];[.O49]))" office:value-type="date" office:date-value="2024-08-15" calcext:value-type="date">
            <text:p>15/08/24</text:p>
          </table:table-cell>
          <table:table-cell table:style-name="ce527" table:formula="of:=IF(OR([.P49]&lt;TODAY(); [.P4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92" office:value-type="string" calcext:value-type="string">
            <text:p>certificado nº 2142078/2023</text:p>
          </table:table-cell>
          <table:table-cell table:style-name="ce592" office:value-type="string" calcext:value-type="string">
            <text:p>CMASM</text:p>
          </table:table-cell>
          <table:table-cell table:style-name="ce8" office:value-type="string" calcext:value-type="string">
            <text:p>cms </text:p>
          </table:table-cell>
          <table:table-cell table:style-name="ce671" office:value-type="currency" office:currency="BRL" office:value="1552.47" calcext:value-type="currency">
            <text:p>R$ 1.552,47</text:p>
          </table:table-cell>
          <table:table-cell table:style-name="ce705"/>
          <table:table-cell table:style-name="ce722"/>
          <table:table-cell table:style-name="ce8" office:value-type="string" calcext:value-type="string">
            <text:p>CMS</text:p>
          </table:table-cell>
          <table:table-cell table:style-name="ce732" table:number-columns-repeated="1000"/>
        </table:table-row>
        <table:table-row table:style-name="ro3">
          <table:table-cell table:style-name="ce8" office:value-type="string" calcext:value-type="string">
            <text:p>ELE </text:p>
          </table:table-cell>
          <table:table-cell table:style-name="ce8" office:value-type="string" calcext:value-type="string">
            <text:p>OSCILOSCÓPIO</text:p>
          </table:table-cell>
          <table:table-cell table:style-name="ce8" office:value-type="string" calcext:value-type="string">
            <text:p>KEYSIGHT</text:p>
          </table:table-cell>
          <table:table-cell table:style-name="ce78" office:value-type="string" calcext:value-type="string">
            <text:p><text:span text:style-name="T5">DSO5034A </text:span></text:p>
          </table:table-cell>
          <table:table-cell table:style-name="ce78" table:number-columns-repeated="2"/>
          <table:table-cell table:style-name="ce39" office:value-type="string" calcext:value-type="string">
            <text:p>CMASM-IDE-T46-028</text:p>
          </table:table-cell>
          <table:table-cell table:style-name="ce226" office:value-type="string" calcext:value-type="string">
            <text:p>SG52370204</text:p>
          </table:table-cell>
          <table:table-cell table:style-name="ce258" office:value-type="string" calcext:value-type="string">
            <text:p>MK-46</text:p>
          </table:table-cell>
          <table:table-cell table:style-name="ce278" office:value-type="float" office:value="42" calcext:value-type="float">
            <text:p>42</text:p>
          </table:table-cell>
          <table:table-cell table:number-columns-repeated="2" table:style-name="ce321" office:value-type="date" office:date-value="2025-01-15" calcext:value-type="date">
            <text:p>15/01/25</text:p>
          </table:table-cell>
          <table:table-cell table:style-name="ce321" office:value-type="date" office:date-value="2023-10-23" calcext:value-type="date">
            <text:p>23/10/23</text:p>
          </table:table-cell>
          <table:table-cell table:style-name="ce321" office:value-type="date" office:date-value="2023-10-20" calcext:value-type="date">
            <text:p>20/10/23</text:p>
          </table:table-cell>
          <table:table-cell table:style-name="ce445" office:value-type="float" office:value="12" calcext:value-type="float">
            <text:p>12</text:p>
          </table:table-cell>
          <table:table-cell table:style-name="ce487" table:formula="of:=IF(ISBLANK([.N50]);DATE(2024;1;1);EDATE([.N50];[.O50]))" office:value-type="date" office:date-value="2024-10-20" calcext:value-type="date">
            <text:p>20/10/24</text:p>
          </table:table-cell>
          <table:table-cell table:style-name="ce527" table:formula="of:=IF(OR([.P50]&lt;TODAY(); [.P5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92" office:value-type="string" calcext:value-type="string">
            <text:p>certificado nº 2142107/2023</text:p>
          </table:table-cell>
          <table:table-cell table:style-name="ce592" office:value-type="string" calcext:value-type="string">
            <text:p>CMASM</text:p>
          </table:table-cell>
          <table:table-cell table:style-name="ce8" office:value-type="string" calcext:value-type="string">
            <text:p>cms </text:p>
          </table:table-cell>
          <table:table-cell table:style-name="ce671" office:value-type="currency" office:currency="BRL" office:value="747.66" calcext:value-type="currency">
            <text:p>R$ 747,66</text:p>
          </table:table-cell>
          <table:table-cell table:style-name="ce705"/>
          <table:table-cell table:style-name="ce722"/>
          <table:table-cell table:style-name="ce8" office:value-type="string" calcext:value-type="string">
            <text:p>CMS</text:p>
          </table:table-cell>
          <table:table-cell table:style-name="ce732" table:number-columns-repeated="1000"/>
        </table:table-row>
        <table:table-row table:style-name="ro9">
          <table:table-cell table:style-name="ce1188" office:value-type="string" calcext:value-type="string">
            <text:p>ELE </text:p>
          </table:table-cell>
          <table:table-cell table:style-name="ce1192" office:value-type="string" calcext:value-type="string">
            <text:p>CALIBRADOR MULTIFUNÇÃO </text:p>
          </table:table-cell>
          <table:table-cell table:style-name="ce1188" office:value-type="string" calcext:value-type="string">
            <text:p>FLUKE</text:p>
          </table:table-cell>
          <table:table-cell table:style-name="ce1192" office:value-type="string" calcext:value-type="string">
            <text:p>5100B</text:p>
          </table:table-cell>
          <table:table-cell table:style-name="ce583" office:value-type="string" calcext:value-type="string">
            <text:p>200 VDC x 100 uV</text:p>
            <text:p>1100 VAC x 0.1 uV</text:p>
            <text:p>1.9 ADC x 1nA</text:p>
            <text:p>1.9 AAC x 1nA</text:p>
            <text:p>1 a 10 Mohm</text:p>
          </table:table-cell>
          <table:table-cell table:style-name="ce1192"/>
          <table:table-cell table:style-name="ce1192" office:value-type="string" calcext:value-type="string">
            <text:p>CMASM-IDE-T48-067</text:p>
          </table:table-cell>
          <table:table-cell table:style-name="ce1116" office:value-type="float" office:value="3450005" calcext:value-type="float">
            <text:p>3450005</text:p>
          </table:table-cell>
          <table:table-cell table:style-name="ce1188" office:value-type="string" calcext:value-type="string">
            <text:p>MK-48</text:p>
          </table:table-cell>
          <table:table-cell table:style-name="ce1352" office:value-type="float" office:value="43" calcext:value-type="float">
            <text:p>43</text:p>
          </table:table-cell>
          <table:table-cell table:number-columns-repeated="2" table:style-name="ce1228" office:value-type="date" office:date-value="2025-01-05" calcext:value-type="date">
            <text:p>05/01/25</text:p>
          </table:table-cell>
          <table:table-cell table:style-name="ce1406" office:value-type="date" office:date-value="2025-01-15" calcext:value-type="date">
            <text:p>15/01/25</text:p>
          </table:table-cell>
          <table:table-cell table:style-name="ce721" office:value-type="date" office:date-value="2025-01-10" calcext:value-type="date">
            <text:p>10/01/25</text:p>
          </table:table-cell>
          <table:table-cell table:style-name="ce1015" office:value-type="float" office:value="7" calcext:value-type="float">
            <text:p>7</text:p>
          </table:table-cell>
          <table:table-cell table:style-name="ce487" table:formula="of:=IF(ISBLANK([.N51]);DATE(2024;1;1);EDATE([.N51];[.O51]))" office:value-type="date" office:date-value="2025-08-10" calcext:value-type="date">
            <text:p>10/08/25</text:p>
          </table:table-cell>
          <table:table-cell table:style-name="ce590" table:formula="of:=IF(OR([.P51]&lt;TODAY(); [.P5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80" office:value-type="string" calcext:value-type="string">
            <text:p>certificado nº 2142002/2025</text:p>
          </table:table-cell>
          <table:table-cell table:style-name="ce580" office:value-type="string" calcext:value-type="string">
            <text:p>CMASM</text:p>
          </table:table-cell>
          <table:table-cell table:style-name="ce1116"/>
          <table:table-cell table:style-name="ce1713" office:value-type="currency" office:currency="BRL" office:value="3104.95" calcext:value-type="currency">
            <text:p>R$ 3.104,95</text:p>
          </table:table-cell>
          <table:table-cell table:style-name="ce1256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9">
          <table:table-cell table:style-name="ce1188" office:value-type="string" calcext:value-type="string">
            <text:p>ELE </text:p>
          </table:table-cell>
          <table:table-cell table:style-name="ce959" office:value-type="string" calcext:value-type="string">
            <text:p>CALIBRADOR MULTIFUNÇÃO </text:p>
          </table:table-cell>
          <table:table-cell table:style-name="ce1188" office:value-type="string" calcext:value-type="string">
            <text:p>FLUKE</text:p>
          </table:table-cell>
          <table:table-cell table:style-name="ce1192" office:value-type="string" calcext:value-type="string">
            <text:p>5100B</text:p>
          </table:table-cell>
          <table:table-cell table:style-name="ce604" office:value-type="string" calcext:value-type="string">
            <text:p>200 VDC x 100 uV</text:p>
            <text:p>1100 VAC x 0.1 uV</text:p>
            <text:p>1.9 ADC x 1nA</text:p>
            <text:p>1.9 AAC x 1nA</text:p>
            <text:p>1 a 10 Mohm</text:p>
          </table:table-cell>
          <table:table-cell table:style-name="ce1192"/>
          <table:table-cell table:style-name="ce1192" office:value-type="string" calcext:value-type="string">
            <text:p>CMASM-IDE-T48-039</text:p>
          </table:table-cell>
          <table:table-cell table:style-name="ce1247" office:value-type="float" office:value="5165005" calcext:value-type="float">
            <text:p>5165005</text:p>
          </table:table-cell>
          <table:table-cell table:style-name="ce1188" office:value-type="string" calcext:value-type="string">
            <text:p>MK-48</text:p>
          </table:table-cell>
          <table:table-cell table:style-name="ce1352" office:value-type="float" office:value="44" calcext:value-type="float">
            <text:p>44</text:p>
          </table:table-cell>
          <table:table-cell table:style-name="ce1402" office:value-type="date" office:date-value="2024-08-23" calcext:value-type="date">
            <text:p>23/08/24</text:p>
          </table:table-cell>
          <table:table-cell table:style-name="ce1402" office:value-type="date" office:date-value="2024-09-05" calcext:value-type="date">
            <text:p>05/09/24</text:p>
          </table:table-cell>
          <table:table-cell table:style-name="ce1402" office:value-type="date" office:date-value="2024-11-12" calcext:value-type="date">
            <text:p>12/11/24</text:p>
          </table:table-cell>
          <table:table-cell table:style-name="ce1495" office:value-type="date" office:date-value="2024-11-08" calcext:value-type="date">
            <text:p>08/11/24</text:p>
          </table:table-cell>
          <table:table-cell table:style-name="ce1321" office:value-type="float" office:value="7" calcext:value-type="float">
            <text:p>7</text:p>
          </table:table-cell>
          <table:table-cell table:style-name="ce487" table:formula="of:=IF(ISBLANK([.N52]);DATE(2024;1;1);EDATE([.N52];[.O52]))" office:value-type="date" office:date-value="2025-06-08" calcext:value-type="date">
            <text:p>08/06/25</text:p>
          </table:table-cell>
          <table:table-cell table:style-name="ce520" table:formula="of:=IF(OR([.P52]&lt;TODAY(); [.P5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/>
          <table:table-cell table:style-name="ce580" office:value-type="string" calcext:value-type="string">
            <text:p>cms</text:p>
          </table:table-cell>
          <table:table-cell table:style-name="ce1116" office:value-type="string" calcext:value-type="string">
            <text:p>nec material</text:p>
          </table:table-cell>
          <table:table-cell table:style-name="ce1713" office:value-type="currency" office:currency="BRL" office:value="3104.95" calcext:value-type="currency">
            <text:p>R$ 3.104,95</text:p>
          </table:table-cell>
          <table:table-cell table:style-name="ce1256"/>
          <table:table-cell table:style-name="ce1177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9">
          <table:table-cell table:style-name="ce191" office:value-type="string" calcext:value-type="string">
            <text:p>ELE </text:p>
          </table:table-cell>
          <table:table-cell table:style-name="ce215" office:value-type="string" calcext:value-type="string">
            <text:p>CALIBRADOR MULTIFUNÇÃO </text:p>
          </table:table-cell>
          <table:table-cell table:style-name="ce191" office:value-type="string" calcext:value-type="string">
            <text:p>FLUKE</text:p>
          </table:table-cell>
          <table:table-cell table:style-name="ce215" office:value-type="string" calcext:value-type="string">
            <text:p>5100B</text:p>
          </table:table-cell>
          <table:table-cell table:style-name="ce407" office:value-type="string" calcext:value-type="string">
            <text:p>200 VDC x 100 uV</text:p>
            <text:p>1100 VAC x 0.1 uV</text:p>
            <text:p>1.9 ADC x 1nA</text:p>
            <text:p>1.9 AAC x 1nA</text:p>
            <text:p>1 a 10 Mohm</text:p>
          </table:table-cell>
          <table:table-cell table:style-name="ce191"/>
          <table:table-cell table:style-name="ce215" office:value-type="string" calcext:value-type="string">
            <text:p>CMASM-IDE-T48-069</text:p>
          </table:table-cell>
          <table:table-cell table:style-name="ce543" office:value-type="string" calcext:value-type="string">
            <text:p>4795018</text:p>
          </table:table-cell>
          <table:table-cell table:style-name="ce191" office:value-type="string" calcext:value-type="string">
            <text:p>MK-48</text:p>
          </table:table-cell>
          <table:table-cell table:style-name="ce622" office:value-type="float" office:value="45" calcext:value-type="float">
            <text:p>45</text:p>
          </table:table-cell>
          <table:table-cell table:style-name="ce783" office:value-type="date" office:date-value="2023-07-23" calcext:value-type="date">
            <text:p>23/07/23</text:p>
          </table:table-cell>
          <table:table-cell table:style-name="ce783" office:value-type="date" office:date-value="2023-08-11" calcext:value-type="date">
            <text:p>11/08/23</text:p>
          </table:table-cell>
          <table:table-cell table:style-name="ce783"/>
          <table:table-cell table:style-name="ce957" office:value-type="date" office:date-value="2023-01-19" calcext:value-type="date">
            <text:p>19/01/23</text:p>
          </table:table-cell>
          <table:table-cell table:style-name="ce191" office:value-type="float" office:value="7" calcext:value-type="float">
            <text:p>7</text:p>
          </table:table-cell>
          <table:table-cell table:style-name="ce1087" table:formula="of:=IF(ISBLANK([.N53]);DATE(2024;1;1);EDATE([.N53];[.O53]))" office:value-type="date" office:date-value="2023-08-19" calcext:value-type="date">
            <text:p>19/08/23</text:p>
          </table:table-cell>
          <table:table-cell table:style-name="ce590" table:formula="of:=IF(OR([.P53]&lt;TODAY(); [.P5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91"/>
          <table:table-cell table:style-name="ce1198" office:value-type="string" calcext:value-type="string">
            <text:p>CMASM</text:p>
          </table:table-cell>
          <table:table-cell table:style-name="ce543" office:value-type="string" calcext:value-type="string">
            <text:p>INSTRUMENTO COM DEFEITO. </text:p>
            <text:p>FAZER PS REPARO</text:p>
            <text:p>Enviado como sucata</text:p>
          </table:table-cell>
          <table:table-cell table:style-name="ce1361" office:value-type="currency" office:currency="BRL" office:value="3104.95" calcext:value-type="currency">
            <text:p>R$ 3.104,95</text:p>
          </table:table-cell>
          <table:table-cell table:style-name="ce191" table:number-columns-repeated="2"/>
          <table:table-cell table:style-name="ce191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EGÔHMETRO</text:p>
          </table:table-cell>
          <table:table-cell table:style-name="ce1188" office:value-type="string" calcext:value-type="string">
            <text:p>TEGAM</text:p>
          </table:table-cell>
          <table:table-cell table:style-name="ce1192" office:value-type="string" calcext:value-type="string">
            <text:p>R1M-A</text:p>
          </table:table-cell>
          <table:table-cell table:style-name="ce1192" table:number-columns-repeated="2"/>
          <table:table-cell table:style-name="ce1192" office:value-type="string" calcext:value-type="string">
            <text:p>CMASM-IDE-T48-032</text:p>
          </table:table-cell>
          <table:table-cell table:style-name="ce1116" office:value-type="string" calcext:value-type="string">
            <text:p>22079</text:p>
          </table:table-cell>
          <table:table-cell table:style-name="ce1188" office:value-type="string" calcext:value-type="string">
            <text:p>MK-48</text:p>
          </table:table-cell>
          <table:table-cell table:style-name="ce1352" office:value-type="float" office:value="47" calcext:value-type="float">
            <text:p>47</text:p>
          </table:table-cell>
          <table:table-cell table:style-name="ce1228" office:value-type="date" office:date-value="2024-08-23" calcext:value-type="date">
            <text:p>23/08/24</text:p>
          </table:table-cell>
          <table:table-cell table:style-name="ce1228" office:value-type="date" office:date-value="2024-10-25" calcext:value-type="date">
            <text:p>25/10/24</text:p>
          </table:table-cell>
          <table:table-cell table:style-name="ce443" office:value-type="date" office:date-value="2025-02-17" calcext:value-type="date">
            <text:p>17/02/25</text:p>
          </table:table-cell>
          <table:table-cell table:style-name="ce1406" office:value-type="date" office:date-value="2025-02-07" calcext:value-type="date">
            <text:p>07/02/25</text:p>
          </table:table-cell>
          <table:table-cell table:style-name="ce1188" office:value-type="float" office:value="36" calcext:value-type="float">
            <text:p>36</text:p>
          </table:table-cell>
          <table:table-cell table:style-name="ce487" table:formula="of:=IF(ISBLANK([.N54]);DATE(2024;1;1);EDATE([.N54];[.O54]))" office:value-type="date" office:date-value="2028-02-07" calcext:value-type="date">
            <text:p>07/02/28</text:p>
          </table:table-cell>
          <table:table-cell table:style-name="ce533" table:formula="of:=IF(OR([.P54]&lt;TODAY(); [.P54] = &quot;&quot;); &quot;DESCALIBRADO&quot;;&quot;CALIBRADO&quot;)" office:value-type="string" office:string-value="CALIBRADO" calcext:value-type="string">
            <text:p>CALIBRADO</text:p>
          </table:table-cell>
          <table:table-cell table:style-name="ce1256" office:value-type="string" calcext:value-type="string">
            <text:p>certificado nº 2142010/2025</text:p>
          </table:table-cell>
          <table:table-cell table:style-name="ce1256" office:value-type="string" calcext:value-type="string">
            <text:p>CMASM</text:p>
          </table:table-cell>
          <table:table-cell table:style-name="ce1116"/>
          <table:table-cell table:style-name="ce1713" office:value-type="currency" office:currency="BRL" office:value="674.72" calcext:value-type="currency">
            <text:p>R$ 674,72</text:p>
          </table:table-cell>
          <table:table-cell table:style-name="ce1256"/>
          <table:table-cell table:style-name="ce1177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SIMPSON</text:p>
          </table:table-cell>
          <table:table-cell table:style-name="ce1157" office:value-type="string" calcext:value-type="string">
            <text:p>260-6XLPM</text:p>
          </table:table-cell>
          <table:table-cell table:style-name="ce1157" table:number-columns-repeated="2"/>
          <table:table-cell table:style-name="ce1192" office:value-type="string" calcext:value-type="string">
            <text:p>CMASM-IDE-T48-013</text:p>
          </table:table-cell>
          <table:table-cell table:style-name="ce1247" office:value-type="float" office:value="629" calcext:value-type="float">
            <text:p>629</text:p>
          </table:table-cell>
          <table:table-cell table:style-name="ce1188" office:value-type="string" calcext:value-type="string">
            <text:p>MK-48</text:p>
          </table:table-cell>
          <table:table-cell table:style-name="ce1352" office:value-type="float" office:value="48" calcext:value-type="float">
            <text:p>48</text:p>
          </table:table-cell>
          <table:table-cell table:style-name="ce1228" office:value-type="date" office:date-value="2024-08-23" calcext:value-type="date">
            <text:p>23/08/24</text:p>
          </table:table-cell>
          <table:table-cell table:style-name="ce1228" office:value-type="date" office:date-value="2024-09-05" calcext:value-type="date">
            <text:p>05/09/24</text:p>
          </table:table-cell>
          <table:table-cell table:style-name="ce1406" office:value-type="date" office:date-value="2025-01-15" calcext:value-type="date">
            <text:p>15/01/25</text:p>
          </table:table-cell>
          <table:table-cell table:style-name="ce1406" office:value-type="date" office:date-value="2024-11-21" calcext:value-type="date">
            <text:p>21/11/24</text:p>
          </table:table-cell>
          <table:table-cell table:style-name="ce1321" office:value-type="float" office:value="20" calcext:value-type="float">
            <text:p>20</text:p>
          </table:table-cell>
          <table:table-cell table:style-name="ce470" table:formula="of:=IF(ISBLANK([.N55]);DATE(2024;1;1);EDATE([.N55];[.O55]))" office:value-type="date" office:date-value="2026-07-21" calcext:value-type="date">
            <text:p>21/07/26</text:p>
          </table:table-cell>
          <table:table-cell table:style-name="ce520" table:formula="of:=IF(OR([.P55]&lt;TODAY(); [.P55] = &quot;&quot;); &quot;DESCALIBRADO&quot;;&quot;CALIBRADO&quot;)" office:value-type="string" office:string-value="CALIBRADO" calcext:value-type="string">
            <text:p>CALIBRADO</text:p>
          </table:table-cell>
          <table:table-cell table:style-name="ce1256" office:value-type="string" calcext:value-type="string">
            <text:p>certificado nº 2142103/2024</text:p>
          </table:table-cell>
          <table:table-cell table:style-name="ce585" office:value-type="string" calcext:value-type="string">
            <text:p>CMS</text:p>
          </table:table-cell>
          <table:table-cell table:style-name="ce1188"/>
          <table:table-cell table:style-name="ce1713" office:value-type="currency" office:currency="BRL" office:value="776.23" calcext:value-type="currency">
            <text:p>R$ 776,23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FLUKE</text:p>
          </table:table-cell>
          <table:table-cell table:style-name="ce1192" office:value-type="float" office:value="77" calcext:value-type="float">
            <text:p>77</text:p>
          </table:table-cell>
          <table:table-cell table:style-name="ce1192" table:number-columns-repeated="2"/>
          <table:table-cell table:style-name="ce1192" office:value-type="string" calcext:value-type="string">
            <text:p>CMASM-IDE-T48-051</text:p>
          </table:table-cell>
          <table:table-cell table:style-name="ce1247" office:value-type="float" office:value="49020911" calcext:value-type="float">
            <text:p>49020911</text:p>
          </table:table-cell>
          <table:table-cell table:style-name="ce1188" office:value-type="string" calcext:value-type="string">
            <text:p>MK-48</text:p>
          </table:table-cell>
          <table:table-cell table:style-name="ce1352" office:value-type="float" office:value="49" calcext:value-type="float">
            <text:p>49</text:p>
          </table:table-cell>
          <table:table-cell table:style-name="ce1402" office:value-type="date" office:date-value="2024-01-26" calcext:value-type="date">
            <text:p>26/01/24</text:p>
          </table:table-cell>
          <table:table-cell table:style-name="ce1402" office:value-type="date" office:date-value="2024-03-01" calcext:value-type="date">
            <text:p>01/03/24</text:p>
          </table:table-cell>
          <table:table-cell table:style-name="ce1228" office:value-type="date" office:date-value="2024-05-17" calcext:value-type="date">
            <text:p>17/05/24</text:p>
          </table:table-cell>
          <table:table-cell table:style-name="ce721" office:value-type="date" office:date-value="2024-03-21" calcext:value-type="date">
            <text:p>21/03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70" table:formula="of:=IF(ISBLANK([.N56]);DATE(2024;1;1);EDATE([.N56];[.O56]))" office:value-type="date" office:date-value="2027-03-21" calcext:value-type="date">
            <text:p>21/03/27</text:p>
          </table:table-cell>
          <table:table-cell table:style-name="ce995" table:formula="of:=IF(OR([.P56]&lt;TODAY(); [.P56] = &quot;&quot;); &quot;DESCALIBRADO&quot;;&quot;CALIBRADO&quot;)" office:value-type="string" office:string-value="CALIBRADO" calcext:value-type="string">
            <text:p>CALIBRADO</text:p>
          </table:table-cell>
          <table:table-cell table:style-name="ce1188" office:value-type="string" calcext:value-type="string">
            <text:p>certificado n° 2142017/2024</text:p>
          </table:table-cell>
          <table:table-cell table:style-name="ce580" office:value-type="string" calcext:value-type="string">
            <text:p>CMASM</text:p>
          </table:table-cell>
          <table:table-cell table:style-name="ce1116" office:value-type="string" calcext:value-type="string">
            <text:p>PS 036/2023</text:p>
          </table:table-cell>
          <table:table-cell table:style-name="ce412" office:value-type="currency" office:currency="BRL" office:value="776.23" calcext:value-type="currency">
            <text:p>R$ 776,23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FLUKE</text:p>
          </table:table-cell>
          <table:table-cell table:style-name="ce1192" office:value-type="string" calcext:value-type="string">
            <text:p>83-V</text:p>
          </table:table-cell>
          <table:table-cell table:style-name="ce1192" table:number-columns-repeated="2"/>
          <table:table-cell table:style-name="ce1192" office:value-type="string" calcext:value-type="string">
            <text:p>CMASM-IDE-T48-011</text:p>
          </table:table-cell>
          <table:table-cell table:style-name="ce1247" office:value-type="float" office:value="97800392" calcext:value-type="float">
            <text:p>97800392</text:p>
          </table:table-cell>
          <table:table-cell table:style-name="ce1188" office:value-type="string" calcext:value-type="string">
            <text:p>MK-48</text:p>
          </table:table-cell>
          <table:table-cell table:style-name="ce1352" office:value-type="float" office:value="50" calcext:value-type="float">
            <text:p>50</text:p>
          </table:table-cell>
          <table:table-cell table:style-name="ce1402" office:value-type="date" office:date-value="2024-01-26" calcext:value-type="date">
            <text:p>26/01/24</text:p>
          </table:table-cell>
          <table:table-cell table:style-name="ce1402" office:value-type="date" office:date-value="2024-03-01" calcext:value-type="date">
            <text:p>01/03/24</text:p>
          </table:table-cell>
          <table:table-cell table:style-name="ce1228" office:value-type="date" office:date-value="2024-05-17" calcext:value-type="date">
            <text:p>17/05/24</text:p>
          </table:table-cell>
          <table:table-cell table:style-name="ce721" office:value-type="date" office:date-value="2024-03-25" calcext:value-type="date">
            <text:p>25/03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70" table:formula="of:=IF(ISBLANK([.N57]);DATE(2024;1;1);EDATE([.N57];[.O57]))" office:value-type="date" office:date-value="2027-03-25" calcext:value-type="date">
            <text:p>25/03/27</text:p>
          </table:table-cell>
          <table:table-cell table:style-name="ce995" table:formula="of:=IF(OR([.P57]&lt;TODAY(); [.P57] = &quot;&quot;); &quot;DESCALIBRADO&quot;;&quot;CALIBRADO&quot;)" office:value-type="string" office:string-value="CALIBRADO" calcext:value-type="string">
            <text:p>CALIBRADO</text:p>
          </table:table-cell>
          <table:table-cell table:style-name="ce1108" office:value-type="string" calcext:value-type="string">
            <text:p>certificado n° 2142018/2024</text:p>
          </table:table-cell>
          <table:table-cell table:style-name="ce1256" office:value-type="string" calcext:value-type="string">
            <text:p>CMASM</text:p>
          </table:table-cell>
          <table:table-cell table:style-name="ce1116" office:value-type="string" calcext:value-type="string">
            <text:p>PS 035/2023</text:p>
          </table:table-cell>
          <table:table-cell table:style-name="ce1713" office:value-type="currency" office:currency="BRL" office:value="560.75" calcext:value-type="currency">
            <text:p>R$ 560,75</text:p>
          </table:table-cell>
          <table:table-cell table:style-name="ce1256"/>
          <table:table-cell table:style-name="ce1177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OSCILOSCÓPIO</text:p>
          </table:table-cell>
          <table:table-cell table:style-name="ce1188" office:value-type="string" calcext:value-type="string">
            <text:p>TEKTRONIX</text:p>
          </table:table-cell>
          <table:table-cell table:style-name="ce1192" office:value-type="string" calcext:value-type="string">
            <text:p>THS730A</text:p>
          </table:table-cell>
          <table:table-cell table:style-name="ce1192" table:number-columns-repeated="2"/>
          <table:table-cell table:style-name="ce1192" office:value-type="string" calcext:value-type="string">
            <text:p>CMASM-IDE-T48-084</text:p>
          </table:table-cell>
          <table:table-cell table:style-name="ce1247" office:value-type="string" calcext:value-type="string">
            <text:p>B033690</text:p>
          </table:table-cell>
          <table:table-cell table:style-name="ce1188" office:value-type="string" calcext:value-type="string">
            <text:p>MK-48</text:p>
          </table:table-cell>
          <table:table-cell table:style-name="ce1352" office:value-type="float" office:value="51" calcext:value-type="float">
            <text:p>51</text:p>
          </table:table-cell>
          <table:table-cell table:style-name="ce1402" office:value-type="date" office:date-value="2024-01-26" calcext:value-type="date">
            <text:p>26/01/24</text:p>
          </table:table-cell>
          <table:table-cell table:style-name="ce1402" office:value-type="date" office:date-value="2024-03-01" calcext:value-type="date">
            <text:p>01/03/24</text:p>
          </table:table-cell>
          <table:table-cell table:style-name="ce1402"/>
          <table:table-cell table:style-name="ce1495" office:value-type="date" office:date-value="2022-08-18" calcext:value-type="date">
            <text:p>18/08/22</text:p>
          </table:table-cell>
          <table:table-cell table:style-name="ce1321" office:value-type="float" office:value="12" calcext:value-type="float">
            <text:p>12</text:p>
          </table:table-cell>
          <table:table-cell table:style-name="ce487" table:formula="of:=IF(ISBLANK([.N58]);DATE(2024;1;1);EDATE([.N58];[.O58]))" office:value-type="date" office:date-value="2023-08-18" calcext:value-type="date">
            <text:p>18/08/23</text:p>
          </table:table-cell>
          <table:table-cell table:style-name="ce995" table:formula="of:=IF(OR([.P58]&lt;TODAY(); [.P5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08"/>
          <table:table-cell table:style-name="ce1256" office:value-type="string" calcext:value-type="string">
            <text:p>CMS</text:p>
          </table:table-cell>
          <table:table-cell table:style-name="ce1116" office:value-type="string" calcext:value-type="string">
            <text:p>PS 046/2023</text:p>
          </table:table-cell>
          <table:table-cell table:style-name="ce1713" office:value-type="currency" office:currency="BRL" office:value="747.66" calcext:value-type="currency">
            <text:p>R$ 747,66</text:p>
          </table:table-cell>
          <table:table-cell table:style-name="ce1256"/>
          <table:table-cell table:style-name="ce1177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OSCILOSCÓPIO</text:p>
          </table:table-cell>
          <table:table-cell table:style-name="ce1188" office:value-type="string" calcext:value-type="string">
            <text:p>TEKTRONIX</text:p>
          </table:table-cell>
          <table:table-cell table:style-name="ce121" office:value-type="string" calcext:value-type="string">
            <text:p>TBS1102B </text:p>
          </table:table-cell>
          <table:table-cell table:style-name="ce1192" table:number-columns-repeated="2"/>
          <table:table-cell table:style-name="ce1192" office:value-type="string" calcext:value-type="string">
            <text:p>CMASM-IDE-T48-022</text:p>
          </table:table-cell>
          <table:table-cell table:style-name="ce1247" office:value-type="string" calcext:value-type="string">
            <text:p>CO32187</text:p>
          </table:table-cell>
          <table:table-cell table:style-name="ce1188" office:value-type="string" calcext:value-type="string">
            <text:p>MK-48</text:p>
          </table:table-cell>
          <table:table-cell table:style-name="ce1352" office:value-type="float" office:value="52" calcext:value-type="float">
            <text:p>52</text:p>
          </table:table-cell>
          <table:table-cell table:style-name="ce1402" office:value-type="date" office:date-value="2024-01-26" calcext:value-type="date">
            <text:p>26/01/24</text:p>
          </table:table-cell>
          <table:table-cell table:style-name="ce1402" office:value-type="date" office:date-value="2024-03-01" calcext:value-type="date">
            <text:p>01/03/24</text:p>
          </table:table-cell>
          <table:table-cell table:style-name="ce1228" office:value-type="date" office:date-value="2024-05-17" calcext:value-type="date">
            <text:p>17/05/24</text:p>
          </table:table-cell>
          <table:table-cell table:style-name="ce721" office:value-type="date" office:date-value="2024-04-08" calcext:value-type="date">
            <text:p>08/04/24</text:p>
          </table:table-cell>
          <table:table-cell table:style-name="ce1321" office:value-type="float" office:value="12" calcext:value-type="float">
            <text:p>12</text:p>
          </table:table-cell>
          <table:table-cell table:style-name="ce487" table:formula="of:=IF(ISBLANK([.N59]);DATE(2024;1;1);EDATE([.N59];[.O59]))" office:value-type="date" office:date-value="2025-04-08" calcext:value-type="date">
            <text:p>08/04/25</text:p>
          </table:table-cell>
          <table:table-cell table:style-name="ce995" table:formula="of:=IF(OR([.P59]&lt;TODAY(); [.P5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08" office:value-type="string" calcext:value-type="string">
            <text:p>certificado n° 2142024/2024</text:p>
          </table:table-cell>
          <table:table-cell table:style-name="ce1256" office:value-type="string" calcext:value-type="string">
            <text:p>CMASM</text:p>
          </table:table-cell>
          <table:table-cell table:style-name="ce1116" office:value-type="string" calcext:value-type="string">
            <text:p>PS 047/2023</text:p>
          </table:table-cell>
          <table:table-cell table:style-name="ce1713" office:value-type="currency" office:currency="BRL" office:value="747.66" calcext:value-type="currency">
            <text:p>R$ 747,66</text:p>
          </table:table-cell>
          <table:table-cell table:style-name="ce1256"/>
          <table:table-cell table:style-name="ce1177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10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FONTE DC</text:p>
          </table:table-cell>
          <table:table-cell table:style-name="ce1188" office:value-type="string" calcext:value-type="string">
            <text:p>SODILEC</text:p>
          </table:table-cell>
          <table:table-cell table:style-name="ce1188" office:value-type="string" calcext:value-type="string">
            <text:p>DT 5V8A</text:p>
          </table:table-cell>
          <table:table-cell table:style-name="ce183"/>
          <table:table-cell table:style-name="ce1188" table:number-columns-repeated="3"/>
          <table:table-cell table:style-name="ce604" office:value-type="string" calcext:value-type="string">
            <text:p>EXOCET</text:p>
          </table:table-cell>
          <table:table-cell table:style-name="ce135" office:value-type="float" office:value="96" calcext:value-type="float">
            <text:p>96</text:p>
          </table:table-cell>
          <table:table-cell table:style-name="ce388" office:value-type="date" office:date-value="2024-08-23" calcext:value-type="date">
            <text:p>23/08/24</text:p>
          </table:table-cell>
          <table:table-cell table:style-name="ce388" office:value-type="date" office:date-value="2024-09-05" calcext:value-type="date">
            <text:p>05/09/24</text:p>
          </table:table-cell>
          <table:table-cell table:style-name="ce388" table:number-columns-repeated="2"/>
          <table:table-cell table:style-name="ce1188" office:value-type="float" office:value="12" calcext:value-type="float">
            <text:p>12</text:p>
          </table:table-cell>
          <table:table-cell table:style-name="ce487" table:formula="of:=IF(ISBLANK([.N60]);DATE(2024;1;1);EDATE([.N60];[.O60]))" office:value-type="date" office:date-value="2024-01-01" calcext:value-type="date">
            <text:p>01/01/24</text:p>
          </table:table-cell>
          <table:table-cell table:style-name="ce995" table:formula="of:=IF(OR([.P60]&lt;TODAY(); [.P6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93"/>
          <table:table-cell table:style-name="ce1188" office:value-type="string" calcext:value-type="string">
            <text:p>CMS</text:p>
          </table:table-cell>
          <table:table-cell table:style-name="ce1188" office:value-type="string" calcext:value-type="string">
            <text:p>REPARO</text:p>
          </table:table-cell>
          <table:table-cell table:style-name="ce412"/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11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FONTE DC</text:p>
          </table:table-cell>
          <table:table-cell table:style-name="ce1188"/>
          <table:table-cell table:style-name="ce1188" office:value-type="string" calcext:value-type="string">
            <text:p>DT 5V8A</text:p>
          </table:table-cell>
          <table:table-cell table:style-name="ce183"/>
          <table:table-cell table:style-name="ce1188" table:number-columns-repeated="3"/>
          <table:table-cell table:style-name="ce604" office:value-type="string" calcext:value-type="string">
            <text:p>EXOCET</text:p>
          </table:table-cell>
          <table:table-cell table:style-name="ce135" office:value-type="float" office:value="101" calcext:value-type="float">
            <text:p>101</text:p>
          </table:table-cell>
          <table:table-cell table:style-name="ce388" office:value-type="date" office:date-value="2024-08-23" calcext:value-type="date">
            <text:p>23/08/24</text:p>
          </table:table-cell>
          <table:table-cell table:style-name="ce388" office:value-type="date" office:date-value="2024-09-05" calcext:value-type="date">
            <text:p>05/09/24</text:p>
          </table:table-cell>
          <table:table-cell table:style-name="ce388" table:number-columns-repeated="2"/>
          <table:table-cell table:style-name="ce1188" office:value-type="float" office:value="12" calcext:value-type="float">
            <text:p>12</text:p>
          </table:table-cell>
          <table:table-cell table:style-name="ce487" table:formula="of:=IF(ISBLANK([.N61]);DATE(2024;1;1);EDATE([.N61];[.O61]))" office:value-type="date" office:date-value="2024-01-01" calcext:value-type="date">
            <text:p>01/01/24</text:p>
          </table:table-cell>
          <table:table-cell table:style-name="ce995" table:formula="of:=IF(OR([.P61]&lt;TODAY(); [.P6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93"/>
          <table:table-cell table:style-name="ce1188" office:value-type="string" calcext:value-type="string">
            <text:p>CMS</text:p>
          </table:table-cell>
          <table:table-cell table:style-name="ce1188" office:value-type="string" calcext:value-type="string">
            <text:p>REPARO</text:p>
          </table:table-cell>
          <table:table-cell table:style-name="ce412"/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12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FONTE DC</text:p>
          </table:table-cell>
          <table:table-cell table:style-name="ce1188"/>
          <table:table-cell table:style-name="ce1188" office:value-type="string" calcext:value-type="string">
            <text:p>600 2A - - <text:s/>50V / 10A</text:p>
          </table:table-cell>
          <table:table-cell table:style-name="ce183"/>
          <table:table-cell table:style-name="ce1188" table:number-columns-repeated="3"/>
          <table:table-cell table:style-name="ce604" office:value-type="string" calcext:value-type="string">
            <text:p>EXOCET</text:p>
          </table:table-cell>
          <table:table-cell table:style-name="ce135" office:value-type="float" office:value="102" calcext:value-type="float">
            <text:p>102</text:p>
          </table:table-cell>
          <table:table-cell table:style-name="ce388" office:value-type="date" office:date-value="2024-08-23" calcext:value-type="date">
            <text:p>23/08/24</text:p>
          </table:table-cell>
          <table:table-cell table:style-name="ce388" office:value-type="date" office:date-value="2024-09-05" calcext:value-type="date">
            <text:p>05/09/24</text:p>
          </table:table-cell>
          <table:table-cell table:style-name="ce388" office:value-type="date" office:date-value="2025-05-15" calcext:value-type="date">
            <text:p>15/05/25</text:p>
          </table:table-cell>
          <table:table-cell table:style-name="ce388" office:value-type="date" office:date-value="2025-04-11" calcext:value-type="date">
            <text:p>11/04/25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62]);DATE(2024;1;1);EDATE([.N62];[.O62]))" office:value-type="date" office:date-value="2026-04-11" calcext:value-type="date">
            <text:p>11/04/26</text:p>
          </table:table-cell>
          <table:table-cell table:style-name="ce995" table:formula="of:=IF(OR([.P62]&lt;TODAY(); [.P62] = &quot;&quot;); &quot;DESCALIBRADO&quot;;&quot;CALIBRADO&quot;)" office:value-type="string" office:string-value="CALIBRADO" calcext:value-type="string">
            <text:p>CALIBRADO</text:p>
          </table:table-cell>
          <table:table-cell table:style-name="ce593"/>
          <table:table-cell table:style-name="ce1256" office:value-type="string" calcext:value-type="string">
            <text:p>MV</text:p>
          </table:table-cell>
          <table:table-cell table:style-name="ce1188"/>
          <table:table-cell table:style-name="ce412"/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1032" office:value-type="string" calcext:value-type="string">
            <text:p>ELE </text:p>
          </table:table-cell>
          <table:table-cell table:style-name="ce1032" office:value-type="string" calcext:value-type="string">
            <text:p>OHMÍMETRO</text:p>
          </table:table-cell>
          <table:table-cell table:style-name="ce1032" office:value-type="string" calcext:value-type="string">
            <text:p>AGI</text:p>
          </table:table-cell>
          <table:table-cell table:style-name="ce208" office:value-type="string" calcext:value-type="string">
            <text:p>1681A</text:p>
          </table:table-cell>
          <table:table-cell table:style-name="ce574" table:number-columns-repeated="2"/>
          <table:table-cell table:style-name="ce208" office:value-type="string" calcext:value-type="string">
            <text:p>MAN-EXO-BCA-005</text:p>
          </table:table-cell>
          <table:table-cell table:style-name="ce535" office:value-type="string" calcext:value-type="string">
            <text:p>MAG00729</text:p>
          </table:table-cell>
          <table:table-cell table:style-name="ce109" office:value-type="string" calcext:value-type="string">
            <text:p>EXOCET</text:p>
          </table:table-cell>
          <table:table-cell table:style-name="ce625"/>
          <table:table-cell table:style-name="ce723" office:value-type="date" office:date-value="2024-10-24" calcext:value-type="date">
            <text:p>24/10/24</text:p>
          </table:table-cell>
          <table:table-cell table:style-name="ce392" office:value-type="date" office:date-value="2024-10-31" calcext:value-type="date">
            <text:p>31/10/24</text:p>
          </table:table-cell>
          <table:table-cell table:style-name="ce843" office:value-type="date" office:date-value="2024-11-25" calcext:value-type="date">
            <text:p>25/11/24</text:p>
          </table:table-cell>
          <table:table-cell table:style-name="ce843" office:value-type="date" office:date-value="2024-11-12" calcext:value-type="date">
            <text:p>12/11/24</text:p>
          </table:table-cell>
          <table:table-cell table:style-name="ce1023" office:value-type="float" office:value="12" calcext:value-type="float">
            <text:p>12</text:p>
          </table:table-cell>
          <table:table-cell table:style-name="ce487" table:formula="of:=IF(ISBLANK([.N63]);DATE(2024;1;1);EDATE([.N63];[.O63]))" office:value-type="date" office:date-value="2025-11-12" calcext:value-type="date">
            <text:p>12/11/25</text:p>
          </table:table-cell>
          <table:table-cell table:style-name="ce995" table:formula="of:=IF(OR([.P63]&lt;TODAY(); [.P6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95" office:value-type="string" calcext:value-type="string">
            <text:p>falta certificADO</text:p>
          </table:table-cell>
          <table:table-cell table:style-name="ce1206" office:value-type="string" calcext:value-type="string">
            <text:p>CMASM</text:p>
          </table:table-cell>
          <table:table-cell table:style-name="ce1032" office:value-type="string" calcext:value-type="string">
            <text:p>MSMI LOTE 02</text:p>
          </table:table-cell>
          <table:table-cell table:style-name="ce432" office:value-type="currency" office:currency="BRL" office:value="776.23" calcext:value-type="currency">
            <text:p>R$ 776,23</text:p>
          </table:table-cell>
          <table:table-cell table:style-name="ce1365"/>
          <table:table-cell table:style-name="ce1376"/>
          <table:table-cell table:style-name="ce1032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032" office:value-type="string" calcext:value-type="string">
            <text:p>ELE </text:p>
          </table:table-cell>
          <table:table-cell table:style-name="ce1032" office:value-type="string" calcext:value-type="string">
            <text:p>OHMÍMETRO</text:p>
          </table:table-cell>
          <table:table-cell table:style-name="ce1032" office:value-type="string" calcext:value-type="string">
            <text:p>SEFELEC</text:p>
          </table:table-cell>
          <table:table-cell table:style-name="ce208" office:value-type="string" calcext:value-type="string">
            <text:p>MR46</text:p>
          </table:table-cell>
          <table:table-cell table:style-name="ce1032" table:number-columns-repeated="2"/>
          <table:table-cell table:style-name="ce208" office:value-type="string" calcext:value-type="string">
            <text:p>MAN-EXO-ATENA-003</text:p>
          </table:table-cell>
          <table:table-cell table:style-name="ce1032" office:value-type="float" office:value="1528813" calcext:value-type="float">
            <text:p>1528813</text:p>
          </table:table-cell>
          <table:table-cell table:style-name="ce109" office:value-type="string" calcext:value-type="string">
            <text:p>EXOCET</text:p>
          </table:table-cell>
          <table:table-cell table:style-name="ce581"/>
          <table:table-cell table:style-name="ce723" office:value-type="date" office:date-value="2024-10-24" calcext:value-type="date">
            <text:p>24/10/24</text:p>
          </table:table-cell>
          <table:table-cell table:style-name="ce392" office:value-type="date" office:date-value="2024-10-31" calcext:value-type="date">
            <text:p>31/10/24</text:p>
          </table:table-cell>
          <table:table-cell table:style-name="ce843" office:value-type="date" office:date-value="2024-11-25" calcext:value-type="date">
            <text:p>25/11/24</text:p>
          </table:table-cell>
          <table:table-cell table:style-name="ce723" office:value-type="date" office:date-value="2024-11-12" calcext:value-type="date">
            <text:p>12/11/24</text:p>
          </table:table-cell>
          <table:table-cell table:style-name="ce355" office:value-type="float" office:value="12" calcext:value-type="float">
            <text:p>12</text:p>
          </table:table-cell>
          <table:table-cell table:style-name="ce487" table:formula="of:=IF(ISBLANK([.N64]);DATE(2024;1;1);EDATE([.N64];[.O64]))" office:value-type="date" office:date-value="2025-11-12" calcext:value-type="date">
            <text:p>12/11/25</text:p>
          </table:table-cell>
          <table:table-cell table:style-name="ce537" table:formula="of:=IF(OR([.P64]&lt;TODAY(); [.P6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70" office:value-type="string" calcext:value-type="string">
            <text:p>falta certificADO</text:p>
          </table:table-cell>
          <table:table-cell table:style-name="ce1206" office:value-type="string" calcext:value-type="string">
            <text:p>CMASM</text:p>
          </table:table-cell>
          <table:table-cell table:style-name="ce1032" office:value-type="string" calcext:value-type="string">
            <text:p>MSMI LOTE 02</text:p>
          </table:table-cell>
          <table:table-cell table:style-name="ce1340" office:value-type="currency" office:currency="BRL" office:value="270" calcext:value-type="currency">
            <text:p>R$ 270,00</text:p>
          </table:table-cell>
          <table:table-cell table:style-name="ce1358" table:number-columns-repeated="2"/>
          <table:table-cell table:style-name="ce1032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10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 office:value-type="string" calcext:value-type="string">
            <text:p>CMKP</text:p>
          </table:table-cell>
          <table:table-cell table:style-name="ce94" office:value-type="string" calcext:value-type="string">
            <text:p>1 - 4 dNm </text:p>
          </table:table-cell>
          <table:table-cell table:style-name="ce410" office:value-type="float" office:value="0.4" calcext:value-type="float">
            <text:p>0,4</text:p>
          </table:table-cell>
          <table:table-cell table:style-name="ce94" office:value-type="string" calcext:value-type="string">
            <text:p>Nm</text:p>
          </table:table-cell>
          <table:table-cell table:style-name="ce583" office:value-type="string" calcext:value-type="string">
            <text:p>MAN-EXO-MEC-001</text:p>
          </table:table-cell>
          <table:table-cell table:style-name="ce1192"/>
          <table:table-cell table:style-name="ce583" office:value-type="string" calcext:value-type="string">
            <text:p>EXOCET</text:p>
          </table:table-cell>
          <table:table-cell table:style-name="ce143"/>
          <table:table-cell table:style-name="ce180" table:number-columns-repeated="3"/>
          <table:table-cell table:style-name="ce443"/>
          <table:table-cell table:style-name="ce1188" office:value-type="float" office:value="12" calcext:value-type="float">
            <text:p>12</text:p>
          </table:table-cell>
          <table:table-cell table:style-name="ce487" table:formula="of:=IF(ISBLANK([.N65]);DATE(2024;1;1);EDATE([.N65];[.O65]))" office:value-type="date" office:date-value="2024-01-01" calcext:value-type="date">
            <text:p>01/01/24</text:p>
          </table:table-cell>
          <table:table-cell table:style-name="ce995" table:formula="of:=IF(OR([.P65]&lt;TODAY(); [.P6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0835/2022</text:p>
          </table:table-cell>
          <table:table-cell table:style-name="ce348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26" office:value-type="string" calcext:value-type="string">
            <text:p>FACOM</text:p>
          </table:table-cell>
          <table:table-cell table:style-name="ce27" office:value-type="string" calcext:value-type="string">
            <text:p>Facom - A-301 MT 15-75c nM</text:p>
          </table:table-cell>
          <table:table-cell table:style-name="ce82" office:value-type="float" office:value="75" calcext:value-type="float">
            <text:p>75,0</text:p>
          </table:table-cell>
          <table:table-cell table:style-name="ce94" office:value-type="string" calcext:value-type="string">
            <text:p>Nm</text:p>
          </table:table-cell>
          <table:table-cell table:style-name="ce583" office:value-type="string" calcext:value-type="string">
            <text:p>MAN-EXO-MEC-019</text:p>
          </table:table-cell>
          <table:table-cell table:style-name="ce27" office:value-type="float" office:value="7090062" calcext:value-type="float">
            <text:p>7090062</text:p>
          </table:table-cell>
          <table:table-cell table:style-name="ce583" office:value-type="string" calcext:value-type="string">
            <text:p>EXOCET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43" office:value-type="date" office:date-value="2024-09-16" calcext:value-type="date">
            <text:p>16/09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66]);DATE(2024;1;1);EDATE([.N66];[.O66]))" office:value-type="date" office:date-value="2025-09-16" calcext:value-type="date">
            <text:p>16/09/25</text:p>
          </table:table-cell>
          <table:table-cell table:style-name="ce995" table:formula="of:=IF(OR([.P66]&lt;TODAY(); [.P6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1643/23</text:p>
          </table:table-cell>
          <table:table-cell table:style-name="ce1256" office:value-type="string" calcext:value-type="string">
            <text:p>MV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26" office:value-type="string" calcext:value-type="string">
            <text:p>FACOM</text:p>
          </table:table-cell>
          <table:table-cell table:style-name="ce27" office:value-type="string" calcext:value-type="string">
            <text:p>Facom - A404 2-10 Nm</text:p>
          </table:table-cell>
          <table:table-cell table:style-name="ce82" office:value-type="float" office:value="10" calcext:value-type="float">
            <text:p>10,0</text:p>
          </table:table-cell>
          <table:table-cell table:style-name="ce94" office:value-type="string" calcext:value-type="string">
            <text:p>Nm</text:p>
          </table:table-cell>
          <table:table-cell table:style-name="ce583" office:value-type="string" calcext:value-type="string">
            <text:p>MAN-EXO-MEC-020</text:p>
          </table:table-cell>
          <table:table-cell table:style-name="ce27" office:value-type="string" calcext:value-type="string">
            <text:p>x030736</text:p>
          </table:table-cell>
          <table:table-cell table:style-name="ce583" office:value-type="string" calcext:value-type="string">
            <text:p>EXOCET</text:p>
          </table:table-cell>
          <table:table-cell table:style-name="ce143"/>
          <table:table-cell table:style-name="ce443" office:value-type="string" calcext:value-type="string">
            <text:p>16/09/2024</text:p>
            <text:p/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43" office:value-type="date" office:date-value="2024-09-16" calcext:value-type="date">
            <text:p>16/09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67]);DATE(2024;1;1);EDATE([.N67];[.O67]))" office:value-type="date" office:date-value="2025-09-16" calcext:value-type="date">
            <text:p>16/09/25</text:p>
          </table:table-cell>
          <table:table-cell table:style-name="ce520" table:formula="of:=IF(OR([.P67]&lt;TODAY(); [.P67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1642/23</text:p>
          </table:table-cell>
          <table:table-cell table:style-name="ce1256" office:value-type="string" calcext:value-type="string">
            <text:p>MV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26" office:value-type="string" calcext:value-type="string">
            <text:p>FACOM</text:p>
          </table:table-cell>
          <table:table-cell table:style-name="ce27" office:value-type="string" calcext:value-type="string">
            <text:p>Facom - A402 0,5-2,5Nm</text:p>
          </table:table-cell>
          <table:table-cell table:style-name="ce82" office:value-type="float" office:value="2.5" calcext:value-type="float">
            <text:p>2,5</text:p>
          </table:table-cell>
          <table:table-cell table:style-name="ce94" office:value-type="string" calcext:value-type="string">
            <text:p>Nm</text:p>
          </table:table-cell>
          <table:table-cell table:style-name="ce583" office:value-type="string" calcext:value-type="string">
            <text:p>MAN-EXO-MEC-021</text:p>
          </table:table-cell>
          <table:table-cell table:style-name="ce27" office:value-type="string" calcext:value-type="string">
            <text:p>v090567</text:p>
          </table:table-cell>
          <table:table-cell table:style-name="ce583" office:value-type="string" calcext:value-type="string">
            <text:p>EXOCET</text:p>
          </table:table-cell>
          <table:table-cell table:style-name="ce143"/>
          <table:table-cell table:style-name="ce180" office:value-type="date" office:date-value="2024-10-24" calcext:value-type="date">
            <text:p>24/10/24</text:p>
          </table:table-cell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68]);DATE(2024;1;1);EDATE([.N68];[.O68]))" office:value-type="date" office:date-value="2025-10-16" calcext:value-type="date">
            <text:p>16/10/25</text:p>
          </table:table-cell>
          <table:table-cell table:style-name="ce520" table:formula="of:=IF(OR([.P68]&lt;TODAY(); [.P6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1635/23</text:p>
          </table:table-cell>
          <table:table-cell table:style-name="ce1256" office:value-type="string" calcext:value-type="string">
            <text:p>MV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26" office:value-type="string" calcext:value-type="string">
            <text:p>FACOM</text:p>
          </table:table-cell>
          <table:table-cell table:style-name="ce27" office:value-type="string" calcext:value-type="string">
            <text:p>Facom - 20-100 Nm</text:p>
          </table:table-cell>
          <table:table-cell table:style-name="ce82" office:value-type="float" office:value="100" calcext:value-type="float">
            <text:p>100,0</text:p>
          </table:table-cell>
          <table:table-cell table:style-name="ce94" office:value-type="string" calcext:value-type="string">
            <text:p>Nm</text:p>
          </table:table-cell>
          <table:table-cell table:style-name="ce583" office:value-type="string" calcext:value-type="string">
            <text:p>MAN-EXO-MEC-022</text:p>
          </table:table-cell>
          <table:table-cell table:style-name="ce27" office:value-type="string" calcext:value-type="string">
            <text:p>y070411</text:p>
          </table:table-cell>
          <table:table-cell table:style-name="ce583" office:value-type="string" calcext:value-type="string">
            <text:p>EXOCET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43" office:value-type="date" office:date-value="2024-09-16" calcext:value-type="date">
            <text:p>16/09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69]);DATE(2024;1;1);EDATE([.N69];[.O69]))" office:value-type="date" office:date-value="2025-09-16" calcext:value-type="date">
            <text:p>16/09/25</text:p>
          </table:table-cell>
          <table:table-cell table:style-name="ce520" table:formula="of:=IF(OR([.P69]&lt;TODAY(); [.P6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1632/23</text:p>
          </table:table-cell>
          <table:table-cell table:style-name="ce1256" office:value-type="string" calcext:value-type="string">
            <text:p>MV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26" office:value-type="string" calcext:value-type="string">
            <text:p>FACOM</text:p>
          </table:table-cell>
          <table:table-cell table:style-name="ce27" office:value-type="string" calcext:value-type="string">
            <text:p>Facom - 20-100 Nm</text:p>
          </table:table-cell>
          <table:table-cell table:style-name="ce82" office:value-type="float" office:value="100" calcext:value-type="float">
            <text:p>100,0</text:p>
          </table:table-cell>
          <table:table-cell table:style-name="ce94" office:value-type="string" calcext:value-type="string">
            <text:p>Nm</text:p>
          </table:table-cell>
          <table:table-cell table:style-name="ce583" office:value-type="string" calcext:value-type="string">
            <text:p>MAN-EXO-MEC-023</text:p>
          </table:table-cell>
          <table:table-cell table:style-name="ce27" office:value-type="string" calcext:value-type="string">
            <text:p>y050048</text:p>
          </table:table-cell>
          <table:table-cell table:style-name="ce583" office:value-type="string" calcext:value-type="string">
            <text:p>EXOCET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43" office:value-type="date" office:date-value="2024-09-16" calcext:value-type="date">
            <text:p>16/09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70]);DATE(2024;1;1);EDATE([.N70];[.O70]))" office:value-type="date" office:date-value="2025-09-16" calcext:value-type="date">
            <text:p>16/09/25</text:p>
          </table:table-cell>
          <table:table-cell table:style-name="ce520" table:formula="of:=IF(OR([.P70]&lt;TODAY(); [.P7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1634/23</text:p>
          </table:table-cell>
          <table:table-cell table:style-name="ce1256" office:value-type="string" calcext:value-type="string">
            <text:p>MV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26" office:value-type="string" calcext:value-type="string">
            <text:p>FACOM</text:p>
          </table:table-cell>
          <table:table-cell table:style-name="ce27" office:value-type="string" calcext:value-type="string">
            <text:p>Facom - 5-25 Nm</text:p>
          </table:table-cell>
          <table:table-cell table:style-name="ce82" office:value-type="float" office:value="25" calcext:value-type="float">
            <text:p>25,0</text:p>
          </table:table-cell>
          <table:table-cell table:style-name="ce94" office:value-type="string" calcext:value-type="string">
            <text:p>Nm</text:p>
          </table:table-cell>
          <table:table-cell table:style-name="ce583" office:value-type="string" calcext:value-type="string">
            <text:p>MAN-EXO-MEC-024</text:p>
          </table:table-cell>
          <table:table-cell table:style-name="ce27" office:value-type="string" calcext:value-type="string">
            <text:p>y020215</text:p>
          </table:table-cell>
          <table:table-cell table:style-name="ce583" office:value-type="string" calcext:value-type="string">
            <text:p>EXOCET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43" office:value-type="date" office:date-value="2024-09-16" calcext:value-type="date">
            <text:p>16/09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71]);DATE(2024;1;1);EDATE([.N71];[.O71]))" office:value-type="date" office:date-value="2025-09-16" calcext:value-type="date">
            <text:p>16/09/25</text:p>
          </table:table-cell>
          <table:table-cell table:style-name="ce520" table:formula="of:=IF(OR([.P71]&lt;TODAY(); [.P7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1631/23</text:p>
          </table:table-cell>
          <table:table-cell table:style-name="ce1256" office:value-type="string" calcext:value-type="string">
            <text:p>MV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26" office:value-type="string" calcext:value-type="string">
            <text:p>FACOM</text:p>
          </table:table-cell>
          <table:table-cell table:style-name="ce27" office:value-type="string" calcext:value-type="string">
            <text:p>Facom - 1-5 Nm</text:p>
          </table:table-cell>
          <table:table-cell table:style-name="ce82" office:value-type="float" office:value="5" calcext:value-type="float">
            <text:p>5,0</text:p>
          </table:table-cell>
          <table:table-cell table:style-name="ce94" office:value-type="string" calcext:value-type="string">
            <text:p>Nm</text:p>
          </table:table-cell>
          <table:table-cell table:style-name="ce583" office:value-type="string" calcext:value-type="string">
            <text:p>MAN-EXO-MEC-025</text:p>
          </table:table-cell>
          <table:table-cell table:style-name="ce27" office:value-type="string" calcext:value-type="string">
            <text:p>y020171</text:p>
          </table:table-cell>
          <table:table-cell table:style-name="ce583" office:value-type="string" calcext:value-type="string">
            <text:p>EXOCET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43" office:value-type="date" office:date-value="2024-09-16" calcext:value-type="date">
            <text:p>16/09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72]);DATE(2024;1;1);EDATE([.N72];[.O72]))" office:value-type="date" office:date-value="2025-09-16" calcext:value-type="date">
            <text:p>16/09/25</text:p>
          </table:table-cell>
          <table:table-cell table:style-name="ce995" table:formula="of:=IF(OR([.P72]&lt;TODAY(); [.P7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1639/23</text:p>
          </table:table-cell>
          <table:table-cell table:style-name="ce1256" office:value-type="string" calcext:value-type="string">
            <text:p>MV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26" office:value-type="string" calcext:value-type="string">
            <text:p>FACOM</text:p>
          </table:table-cell>
          <table:table-cell table:style-name="ce27" office:value-type="string" calcext:value-type="string">
            <text:p>Facom - 2-10 Nm</text:p>
          </table:table-cell>
          <table:table-cell table:style-name="ce82" office:value-type="float" office:value="10" calcext:value-type="float">
            <text:p>10,0</text:p>
          </table:table-cell>
          <table:table-cell table:style-name="ce94" office:value-type="string" calcext:value-type="string">
            <text:p>Nm</text:p>
          </table:table-cell>
          <table:table-cell table:style-name="ce583" office:value-type="string" calcext:value-type="string">
            <text:p>MAN-EXO-MEC-026</text:p>
          </table:table-cell>
          <table:table-cell table:style-name="ce27" office:value-type="string" calcext:value-type="string">
            <text:p>y030048</text:p>
          </table:table-cell>
          <table:table-cell table:style-name="ce583" office:value-type="string" calcext:value-type="string">
            <text:p>EXOCET</text:p>
          </table:table-cell>
          <table:table-cell table:style-name="ce143"/>
          <table:table-cell table:style-name="ce180" office:value-type="date" office:date-value="2024-10-24" calcext:value-type="date">
            <text:p>24/10/24</text:p>
          </table:table-cell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73]);DATE(2024;1;1);EDATE([.N73];[.O73]))" office:value-type="date" office:date-value="2025-10-16" calcext:value-type="date">
            <text:p>16/10/25</text:p>
          </table:table-cell>
          <table:table-cell table:style-name="ce995" table:formula="of:=IF(OR([.P73]&lt;TODAY(); [.P7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1630/23</text:p>
          </table:table-cell>
          <table:table-cell table:style-name="ce1256" office:value-type="string" calcext:value-type="string">
            <text:p>MV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26" office:value-type="string" calcext:value-type="string">
            <text:p>FACOM</text:p>
          </table:table-cell>
          <table:table-cell table:style-name="ce27" office:value-type="string" calcext:value-type="string">
            <text:p>Facom - 4-2 daNm</text:p>
          </table:table-cell>
          <table:table-cell table:style-name="ce82" office:value-type="float" office:value="200" calcext:value-type="float">
            <text:p>200,0</text:p>
          </table:table-cell>
          <table:table-cell table:style-name="ce94" office:value-type="string" calcext:value-type="string">
            <text:p>Nm</text:p>
          </table:table-cell>
          <table:table-cell table:style-name="ce583" office:value-type="string" calcext:value-type="string">
            <text:p>MAN-EXO-MEC-027</text:p>
          </table:table-cell>
          <table:table-cell table:style-name="ce27" office:value-type="string" calcext:value-type="string">
            <text:p>x100188</text:p>
          </table:table-cell>
          <table:table-cell table:style-name="ce583" office:value-type="string" calcext:value-type="string">
            <text:p>EXOCET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43" office:value-type="date" office:date-value="2024-09-16" calcext:value-type="date">
            <text:p>16/09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74]);DATE(2024;1;1);EDATE([.N74];[.O74]))" office:value-type="date" office:date-value="2025-09-16" calcext:value-type="date">
            <text:p>16/09/25</text:p>
          </table:table-cell>
          <table:table-cell table:style-name="ce520" table:formula="of:=IF(OR([.P74]&lt;TODAY(); [.P7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1640/23</text:p>
          </table:table-cell>
          <table:table-cell table:style-name="ce1256" office:value-type="string" calcext:value-type="string">
            <text:p>MV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27" office:value-type="string" calcext:value-type="string">
            <text:p>FACOM</text:p>
          </table:table-cell>
          <table:table-cell table:style-name="ce27" office:value-type="string" calcext:value-type="string">
            <text:p>Facom – 1-10 Nm</text:p>
          </table:table-cell>
          <table:table-cell table:style-name="ce82" office:value-type="float" office:value="10" calcext:value-type="float">
            <text:p>10,0</text:p>
          </table:table-cell>
          <table:table-cell table:style-name="ce94" office:value-type="string" calcext:value-type="string">
            <text:p>Nm</text:p>
          </table:table-cell>
          <table:table-cell table:style-name="ce583" office:value-type="string" calcext:value-type="string">
            <text:p>MAN-EXO-MEC-028</text:p>
          </table:table-cell>
          <table:table-cell table:style-name="ce131" office:value-type="string" calcext:value-type="string">
            <text:p>Y110663</text:p>
          </table:table-cell>
          <table:table-cell table:style-name="ce583" office:value-type="string" calcext:value-type="string">
            <text:p>EXOCET</text:p>
          </table:table-cell>
          <table:table-cell table:style-name="ce143"/>
          <table:table-cell table:style-name="ce180" office:value-type="date" office:date-value="2024-10-24" calcext:value-type="date">
            <text:p>24/10/24</text:p>
          </table:table-cell>
          <table:table-cell table:style-name="ce180" office:value-type="date" office:date-value="2024-10-28" calcext:value-type="date">
            <text:p>28/10/24</text:p>
          </table:table-cell>
          <table:table-cell table:style-name="ce180"/>
          <table:table-cell table:style-name="ce229" office:value-type="date" office:date-value="2023-11-13" calcext:value-type="date">
            <text:p>13/11/23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75]);DATE(2024;1;1);EDATE([.N75];[.O75]))" office:value-type="date" office:date-value="2024-11-13" calcext:value-type="date">
            <text:p>13/11/24</text:p>
          </table:table-cell>
          <table:table-cell table:style-name="ce995" table:formula="of:=IF(OR([.P75]&lt;TODAY(); [.P7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1633/23</text:p>
          </table:table-cell>
          <table:table-cell table:style-name="ce1256" office:value-type="string" calcext:value-type="string">
            <text:p>MV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1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 office:value-type="string" calcext:value-type="string">
            <text:p>FALCOM</text:p>
          </table:table-cell>
          <table:table-cell table:style-name="ce583" office:value-type="string" calcext:value-type="string">
            <text:p>40 – 200 Nm S315 DA</text:p>
          </table:table-cell>
          <table:table-cell table:style-name="ce84" office:value-type="float" office:value="265" calcext:value-type="float">
            <text:p>265,0</text:p>
          </table:table-cell>
          <table:table-cell table:style-name="ce94" office:value-type="string" calcext:value-type="string">
            <text:p>Nm</text:p>
          </table:table-cell>
          <table:table-cell table:style-name="ce107" office:value-type="string" calcext:value-type="string">
            <text:p>MAN-EXO-MEC-015</text:p>
          </table:table-cell>
          <table:table-cell table:style-name="ce1188" office:value-type="string" calcext:value-type="string">
            <text:p>S315DA</text:p>
          </table:table-cell>
          <table:table-cell table:style-name="ce1188" office:value-type="string" calcext:value-type="string">
            <text:p>EXOCET</text:p>
          </table:table-cell>
          <table:table-cell table:style-name="ce135"/>
          <table:table-cell table:style-name="ce443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388" office:value-type="date" office:date-value="2024-08-12" calcext:value-type="date">
            <text:p>12/08/24</text:p>
          </table:table-cell>
          <table:table-cell table:style-name="ce388" office:value-type="date" office:date-value="2024-08-02" calcext:value-type="date">
            <text:p>02/08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6" table:formula="of:=IF(ISBLANK([.N76]);DATE(2024;1;1);EDATE([.N76];[.O76]))" office:value-type="date" office:date-value="2025-08-02" calcext:value-type="date">
            <text:p>02/08/25</text:p>
          </table:table-cell>
          <table:table-cell table:style-name="ce533" table:formula="of:=IF(OR([.P76]&lt;TODAY(); [.P7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22199/24</text:p>
          </table:table-cell>
          <table:table-cell table:style-name="ce1256" office:value-type="string" calcext:value-type="string">
            <text:p>CMASM</text:p>
          </table:table-cell>
          <table:table-cell table:style-name="ce1116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10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26" office:value-type="string" calcext:value-type="string">
            <text:p>SAM</text:p>
          </table:table-cell>
          <table:table-cell table:style-name="ce144" office:value-type="string" calcext:value-type="string">
            <text:p>2 – 20 MdaN</text:p>
          </table:table-cell>
          <table:table-cell table:style-name="ce411" office:value-type="float" office:value="200" calcext:value-type="float">
            <text:p>200,0</text:p>
          </table:table-cell>
          <table:table-cell table:style-name="ce94" office:value-type="string" calcext:value-type="string">
            <text:p>Nm</text:p>
          </table:table-cell>
          <table:table-cell table:style-name="ce583" office:value-type="string" calcext:value-type="string">
            <text:p>MAN-EXO-MEC-014</text:p>
          </table:table-cell>
          <table:table-cell table:style-name="ce1188" office:value-type="float" office:value="8312" calcext:value-type="float">
            <text:p>8312</text:p>
          </table:table-cell>
          <table:table-cell table:style-name="ce583" office:value-type="string" calcext:value-type="string">
            <text:p>EXOCET</text:p>
          </table:table-cell>
          <table:table-cell table:style-name="ce143"/>
          <table:table-cell table:style-name="ce443" table:number-columns-repeated="4"/>
          <table:table-cell table:style-name="ce1188" office:value-type="float" office:value="12" calcext:value-type="float">
            <text:p>12</text:p>
          </table:table-cell>
          <table:table-cell table:style-name="ce487" table:formula="of:=IF(ISBLANK([.N77]);DATE(2024;1;1);EDATE([.N77];[.O77]))" office:value-type="date" office:date-value="2024-01-01" calcext:value-type="date">
            <text:p>01/01/24</text:p>
          </table:table-cell>
          <table:table-cell table:style-name="ce995" table:formula="of:=IF(OR([.P77]&lt;TODAY(); [.P77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348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26" office:value-type="string" calcext:value-type="string">
            <text:p>SAM</text:p>
          </table:table-cell>
          <table:table-cell table:style-name="ce348" office:value-type="string" calcext:value-type="string">
            <text:p>Sam – 20-200 Nm</text:p>
          </table:table-cell>
          <table:table-cell table:style-name="ce82" office:value-type="float" office:value="200" calcext:value-type="float">
            <text:p>200,0</text:p>
          </table:table-cell>
          <table:table-cell table:style-name="ce94" office:value-type="string" calcext:value-type="string">
            <text:p>Nm</text:p>
          </table:table-cell>
          <table:table-cell table:style-name="ce583" office:value-type="string" calcext:value-type="string">
            <text:p>MAN-EXO-MEC-016</text:p>
          </table:table-cell>
          <table:table-cell table:style-name="ce27" office:value-type="float" office:value="27481" calcext:value-type="float">
            <text:p>27481</text:p>
          </table:table-cell>
          <table:table-cell table:style-name="ce583" office:value-type="string" calcext:value-type="string">
            <text:p>EXOCET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43" office:value-type="date" office:date-value="2024-09-16" calcext:value-type="date">
            <text:p>16/09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6" table:formula="of:=IF(ISBLANK([.N78]);DATE(2024;1;1);EDATE([.N78];[.O78]))" office:value-type="date" office:date-value="2025-09-16" calcext:value-type="date">
            <text:p>16/09/25</text:p>
          </table:table-cell>
          <table:table-cell table:style-name="ce995" table:formula="of:=IF(OR([.P78]&lt;TODAY(); [.P7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1629/23</text:p>
          </table:table-cell>
          <table:table-cell table:style-name="ce1256" office:value-type="string" calcext:value-type="string">
            <text:p>MV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26" office:value-type="string" calcext:value-type="string">
            <text:p>SAM</text:p>
          </table:table-cell>
          <table:table-cell table:style-name="ce27" office:value-type="string" calcext:value-type="string">
            <text:p>Sam - type II classe A - 5-25 Nm</text:p>
          </table:table-cell>
          <table:table-cell table:style-name="ce82" office:value-type="float" office:value="25" calcext:value-type="float">
            <text:p>25,0</text:p>
          </table:table-cell>
          <table:table-cell table:style-name="ce94" office:value-type="string" calcext:value-type="string">
            <text:p>Nm</text:p>
          </table:table-cell>
          <table:table-cell table:style-name="ce583" office:value-type="string" calcext:value-type="string">
            <text:p>MAN-EXO-MEC-017</text:p>
          </table:table-cell>
          <table:table-cell table:style-name="ce27" office:value-type="float" office:value="193700110" calcext:value-type="float">
            <text:p>193700110</text:p>
          </table:table-cell>
          <table:table-cell table:style-name="ce583" office:value-type="string" calcext:value-type="string">
            <text:p>EXOCET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79]);DATE(2024;1;1);EDATE([.N79];[.O79]))" office:value-type="date" office:date-value="2025-10-02" calcext:value-type="date">
            <text:p>02/10/25</text:p>
          </table:table-cell>
          <table:table-cell table:style-name="ce995" table:formula="of:=IF(OR([.P79]&lt;TODAY(); [.P7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1628/23</text:p>
          </table:table-cell>
          <table:table-cell table:style-name="ce1256" office:value-type="string" calcext:value-type="string">
            <text:p>MV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/>
          <table:table-cell table:style-name="ce1188" office:value-type="string" calcext:value-type="string">
            <text:p>TORQUÍMETRO </text:p>
          </table:table-cell>
          <table:table-cell table:style-name="ce26" office:value-type="string" calcext:value-type="string">
            <text:p>SAM</text:p>
          </table:table-cell>
          <table:table-cell table:style-name="ce1188"/>
          <table:table-cell table:style-name="ce183"/>
          <table:table-cell table:style-name="ce1188" table:number-columns-repeated="3"/>
          <table:table-cell table:style-name="ce583" office:value-type="string" calcext:value-type="string">
            <text:p>EXOCET</text:p>
          </table:table-cell>
          <table:table-cell table:style-name="ce135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43" office:value-type="date" office:date-value="2024-09-16" calcext:value-type="date">
            <text:p>16/09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80]);DATE(2024;1;1);EDATE([.N80];[.O80]))" office:value-type="date" office:date-value="2025-09-16" calcext:value-type="date">
            <text:p>16/09/25</text:p>
          </table:table-cell>
          <table:table-cell table:style-name="ce520" table:formula="of:=IF(OR([.P80]&lt;TODAY(); [.P8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604"/>
          <table:table-cell table:style-name="ce1188"/>
          <table:table-cell table:style-name="ce1188" office:value-type="string" calcext:value-type="string">
            <text:p><text:span text:style-name="T12">MSMI TORQ LOTE 01</text:span></text:p>
            <text:p>EQUIPAMENTO ADD NA TABELA</text:p>
          </table:table-cell>
          <table:table-cell table:style-name="ce412"/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ANALISADOR DE SEGURANÇA</text:p>
          </table:table-cell>
          <table:table-cell table:style-name="ce1188" office:value-type="string" calcext:value-type="string">
            <text:p>GW INSTEK</text:p>
          </table:table-cell>
          <table:table-cell table:style-name="ce1214" office:value-type="string" calcext:value-type="string">
            <text:p>GPT-9802</text:p>
          </table:table-cell>
          <table:table-cell table:style-name="ce1138" office:value-type="string" calcext:value-type="string">
            <text:p>0.1...5kV AC, 0.1...6kV DC</text:p>
          </table:table-cell>
          <table:table-cell table:style-name="ce1214"/>
          <table:table-cell table:style-name="ce1192" office:value-type="string" calcext:value-type="string">
            <text:p>CMASM-IDE-F21-001</text:p>
          </table:table-cell>
          <table:table-cell table:style-name="ce1214" office:value-type="string" calcext:value-type="string">
            <text:p>GEU212321</text:p>
          </table:table-cell>
          <table:table-cell table:style-name="ce1256" office:value-type="string" calcext:value-type="string">
            <text:p>F-21</text:p>
          </table:table-cell>
          <table:table-cell table:style-name="ce1352"/>
          <table:table-cell table:style-name="ce1402" office:value-type="date" office:date-value="2024-08-23" calcext:value-type="date">
            <text:p>23/08/24</text:p>
          </table:table-cell>
          <table:table-cell table:style-name="ce388" office:value-type="date" office:date-value="2024-09-16" calcext:value-type="date">
            <text:p>16/09/24</text:p>
          </table:table-cell>
          <table:table-cell table:style-name="ce388" office:value-type="date" office:date-value="2024-10-30" calcext:value-type="date">
            <text:p>30/10/24</text:p>
          </table:table-cell>
          <table:table-cell table:style-name="ce1406" office:value-type="date" office:date-value="2024-10-22" calcext:value-type="date">
            <text:p>22/10/24</text:p>
          </table:table-cell>
          <table:table-cell table:style-name="ce1537" office:value-type="float" office:value="12" calcext:value-type="float">
            <text:p>12</text:p>
          </table:table-cell>
          <table:table-cell table:style-name="ce487" table:formula="of:=IF(ISBLANK([.N81]);DATE(2024;1;1);EDATE([.N81];[.O81]))" office:value-type="date" office:date-value="2025-10-22" calcext:value-type="date">
            <text:p>22/10/25</text:p>
          </table:table-cell>
          <table:table-cell table:style-name="ce520" table:formula="of:=IF(OR([.P81]&lt;TODAY(); [.P8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/>
          <table:table-cell table:style-name="ce580" office:value-type="string" calcext:value-type="string">
            <text:p>CMASM</text:p>
          </table:table-cell>
          <table:table-cell table:style-name="ce1116" office:value-type="string" calcext:value-type="string">
            <text:p>MSMI LOTE 01</text:p>
          </table:table-cell>
          <table:table-cell table:style-name="ce1719" office:value-type="currency" office:currency="BRL" office:value="3104.95" calcext:value-type="currency">
            <text:p>R$ 3.104,95</text:p>
          </table:table-cell>
          <table:table-cell table:style-name="ce1256"/>
          <table:table-cell table:style-name="ce1177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MEC</text:p>
          </table:table-cell>
          <table:table-cell table:style-name="ce1032" office:value-type="string" calcext:value-type="string">
            <text:p>CONTROLADOR DE PRESSÃO</text:p>
          </table:table-cell>
          <table:table-cell table:style-name="ce18" office:value-type="string" calcext:value-type="string">
            <text:p>MENSOR</text:p>
          </table:table-cell>
          <table:table-cell table:style-name="ce1170" office:value-type="string" calcext:value-type="string">
            <text:p>CPC3000</text:p>
          </table:table-cell>
          <table:table-cell table:style-name="ce401"/>
          <table:table-cell table:style-name="ce1170"/>
          <table:table-cell table:style-name="ce1170" office:value-type="string" calcext:value-type="string">
            <text:p>CMASM-IDE-F21-002</text:p>
          </table:table-cell>
          <table:table-cell table:style-name="ce1170" office:value-type="string" calcext:value-type="string">
            <text:p>410009GB</text:p>
          </table:table-cell>
          <table:table-cell table:style-name="ce571" office:value-type="string" calcext:value-type="string">
            <text:p>F-21</text:p>
          </table:table-cell>
          <table:table-cell table:style-name="ce581"/>
          <table:table-cell table:style-name="ce392" office:value-type="date" office:date-value="2024-08-23" calcext:value-type="date">
            <text:p>23/08/24</text:p>
          </table:table-cell>
          <table:table-cell table:style-name="ce416" office:value-type="date" office:date-value="2024-11-25" calcext:value-type="date">
            <text:p>25/11/24</text:p>
          </table:table-cell>
          <table:table-cell table:style-name="ce416"/>
          <table:table-cell table:style-name="ce416" office:value-type="date" office:date-value="2023-06-27" calcext:value-type="date">
            <text:p>27/06/23</text:p>
          </table:table-cell>
          <table:table-cell table:style-name="ce355" office:value-type="float" office:value="12" calcext:value-type="float">
            <text:p>12</text:p>
          </table:table-cell>
          <table:table-cell table:style-name="ce487" table:formula="of:=IF(ISBLANK([.N82]);DATE(2024;1;1);EDATE([.N82];[.O82]))" office:value-type="date" office:date-value="2024-06-27" calcext:value-type="date">
            <text:p>27/06/24</text:p>
          </table:table-cell>
          <table:table-cell table:style-name="ce547" table:formula="of:=IF(OR([.P82]&lt;TODAY(); [.P8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71" office:value-type="string" calcext:value-type="string">
            <text:p>certificado nº P-0603/2023</text:p>
          </table:table-cell>
          <table:table-cell table:style-name="ce571" office:value-type="string" calcext:value-type="string">
            <text:p>CMASM</text:p>
          </table:table-cell>
          <table:table-cell table:style-name="ce260"/>
          <table:table-cell table:style-name="ce1319" office:value-type="currency" office:currency="BRL" office:value="130" calcext:value-type="currency">
            <text:p>R$ 130,00</text:p>
          </table:table-cell>
          <table:table-cell table:style-name="ce571" table:number-columns-repeated="2"/>
          <table:table-cell table:style-name="ce1032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">
          <table:table-cell table:style-name="ce9" office:value-type="string" calcext:value-type="string">
            <text:p>ELE </text:p>
          </table:table-cell>
          <table:table-cell table:style-name="ce9" office:value-type="string" calcext:value-type="string">
            <text:p>FONTE DC</text:p>
          </table:table-cell>
          <table:table-cell table:style-name="ce9" office:value-type="string" calcext:value-type="string">
            <text:p>AMETEK </text:p>
          </table:table-cell>
          <table:table-cell table:style-name="ce193" office:value-type="string" calcext:value-type="string">
            <text:p>SGA-600625D-1D-AA</text:p>
          </table:table-cell>
          <table:table-cell table:style-name="ce175"/>
          <table:table-cell table:style-name="ce193"/>
          <table:table-cell table:style-name="ce11" office:value-type="string" calcext:value-type="string">
            <text:p>CMASM-IDE-F21-009</text:p>
          </table:table-cell>
          <table:table-cell table:style-name="ce193" office:value-type="string" calcext:value-type="string">
            <text:p>1649A00605</text:p>
          </table:table-cell>
          <table:table-cell table:style-name="ce602" office:value-type="string" calcext:value-type="string">
            <text:p>F-21</text:p>
          </table:table-cell>
          <table:table-cell table:style-name="ce296"/>
          <table:table-cell table:style-name="ce323" table:number-columns-repeated="3"/>
          <table:table-cell table:style-name="ce364" office:value-type="date" office:date-value="2021-01-26" calcext:value-type="date">
            <text:p>26/01/21</text:p>
          </table:table-cell>
          <table:table-cell table:style-name="ce449" office:value-type="float" office:value="12" calcext:value-type="float">
            <text:p>12</text:p>
          </table:table-cell>
          <table:table-cell table:style-name="ce487" table:formula="of:=IF(ISBLANK([.N83]);DATE(2024;1;1);EDATE([.N83];[.O83]))" office:value-type="date" office:date-value="2022-01-26" calcext:value-type="date">
            <text:p>26/01/22</text:p>
          </table:table-cell>
          <table:table-cell table:style-name="ce921" table:formula="of:=IF(OR([.P83]&lt;TODAY(); [.P8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602"/>
          <table:table-cell table:style-name="ce602" office:value-type="string" calcext:value-type="string">
            <text:p>CMASM</text:p>
          </table:table-cell>
          <table:table-cell table:style-name="ce564" office:value-type="string" calcext:value-type="string">
            <text:p>VRF PSB CALIBRAÇÃO POR EMPRESA COMUM</text:p>
          </table:table-cell>
          <table:table-cell table:style-name="ce608" office:value-type="currency" office:currency="BRL" office:value="560.75" calcext:value-type="currency">
            <text:p>R$ 560,75</text:p>
          </table:table-cell>
          <table:table-cell table:style-name="ce602"/>
          <table:table-cell table:style-name="ce1177"/>
          <table:table-cell table:style-name="ce9" office:value-type="string" calcext:value-type="string">
            <text:p>EMPRESA </text:p>
            <text:p>AUTORIZADA <text:span text:style-name="T17">AMETEK</text:span>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EGÔHMETRO</text:p>
          </table:table-cell>
          <table:table-cell table:style-name="ce1188" office:value-type="string" calcext:value-type="string">
            <text:p>FLUKE</text:p>
          </table:table-cell>
          <table:table-cell table:style-name="ce1214" office:value-type="float" office:value="1507" calcext:value-type="float">
            <text:p>1507</text:p>
          </table:table-cell>
          <table:table-cell table:style-name="ce1138" office:value-type="string" calcext:value-type="string">
            <text:p>0,01 MΩ -10 GΩ</text:p>
          </table:table-cell>
          <table:table-cell table:style-name="ce1214" office:value-type="string" calcext:value-type="string">
            <text:p>Ω</text:p>
          </table:table-cell>
          <table:table-cell table:style-name="ce1192" office:value-type="string" calcext:value-type="string">
            <text:p>CMASM-IDE-F21-011</text:p>
          </table:table-cell>
          <table:table-cell table:style-name="ce1214" office:value-type="float" office:value="48630167" calcext:value-type="float">
            <text:p>48630167</text:p>
          </table:table-cell>
          <table:table-cell table:style-name="ce1256" office:value-type="string" calcext:value-type="string">
            <text:p>F-21</text:p>
          </table:table-cell>
          <table:table-cell table:style-name="ce1352"/>
          <table:table-cell table:style-name="ce443" office:value-type="date" office:date-value="2024-08-23" calcext:value-type="date">
            <text:p>23/08/24</text:p>
          </table:table-cell>
          <table:table-cell table:style-name="ce1402" office:value-type="date" office:date-value="2024-09-18" calcext:value-type="date">
            <text:p>18/09/24</text:p>
          </table:table-cell>
          <table:table-cell table:style-name="ce492" office:value-type="date" office:date-value="2024-10-16" calcext:value-type="date">
            <text:p>16/10/24</text:p>
          </table:table-cell>
          <table:table-cell table:style-name="ce1402" office:value-type="date" office:date-value="2024-10-03" calcext:value-type="date">
            <text:p>03/10/24</text:p>
          </table:table-cell>
          <table:table-cell table:style-name="ce1537" office:value-type="float" office:value="12" calcext:value-type="float">
            <text:p>12</text:p>
          </table:table-cell>
          <table:table-cell table:style-name="ce487" table:formula="of:=IF(ISBLANK([.N84]);DATE(2024;1;1);EDATE([.N84];[.O84]))" office:value-type="date" office:date-value="2025-10-03" calcext:value-type="date">
            <text:p>03/10/25</text:p>
          </table:table-cell>
          <table:table-cell table:style-name="ce1036" table:formula="of:=IF(OR([.P84]&lt;TODAY(); [.P8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98" office:value-type="string" calcext:value-type="string">
            <text:p>MQT31184/24</text:p>
          </table:table-cell>
          <table:table-cell table:style-name="ce534" office:value-type="string" calcext:value-type="string">
            <text:p>CMASM</text:p>
          </table:table-cell>
          <table:table-cell table:style-name="ce1188" office:value-type="string" calcext:value-type="string">
            <text:p><text:span text:style-name="T2">MQT LOTE 01</text:span></text:p>
            <text:p>CMS NÃO CALIBRA</text:p>
          </table:table-cell>
          <table:table-cell table:style-name="ce1713" office:value-type="currency" office:currency="BRL" office:value="373.83" calcext:value-type="currency">
            <text:p>R$ 373,83</text:p>
          </table:table-cell>
          <table:table-cell table:style-name="ce443"/>
          <table:table-cell table:style-name="ce1177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EGÔHMETRO</text:p>
          </table:table-cell>
          <table:table-cell table:style-name="ce1188" office:value-type="string" calcext:value-type="string">
            <text:p>SEFELEC</text:p>
          </table:table-cell>
          <table:table-cell table:style-name="ce1192" office:value-type="string" calcext:value-type="string">
            <text:p>MXS500</text:p>
          </table:table-cell>
          <table:table-cell table:style-name="ce1144" office:value-type="string" calcext:value-type="string">
            <text:p>50KΩ - 200GΩ</text:p>
          </table:table-cell>
          <table:table-cell table:style-name="ce1192" office:value-type="string" calcext:value-type="string">
            <text:p>Ω</text:p>
          </table:table-cell>
          <table:table-cell table:style-name="ce1192" office:value-type="string" calcext:value-type="string">
            <text:p>CMASM-IDE-F21-010</text:p>
          </table:table-cell>
          <table:table-cell table:style-name="ce1192" office:value-type="float" office:value="72233" calcext:value-type="float">
            <text:p>72233</text:p>
          </table:table-cell>
          <table:table-cell table:style-name="ce1256" office:value-type="string" calcext:value-type="string">
            <text:p>F-21</text:p>
          </table:table-cell>
          <table:table-cell table:style-name="ce1356"/>
          <table:table-cell table:style-name="ce1406" office:value-type="date" office:date-value="2023-05-09" calcext:value-type="date">
            <text:p>09/05/23</text:p>
          </table:table-cell>
          <table:table-cell table:style-name="ce1406" office:value-type="date" office:date-value="2023-05-10" calcext:value-type="date">
            <text:p>10/05/23</text:p>
          </table:table-cell>
          <table:table-cell table:style-name="ce1406" office:value-type="date" office:date-value="2023-05-18" calcext:value-type="date">
            <text:p>18/05/23</text:p>
          </table:table-cell>
          <table:table-cell table:style-name="ce1406" office:value-type="date" office:date-value="2023-06-28" calcext:value-type="date">
            <text:p>28/06/23</text:p>
          </table:table-cell>
          <table:table-cell table:style-name="ce1321" office:value-type="float" office:value="12" calcext:value-type="float">
            <text:p>12</text:p>
          </table:table-cell>
          <table:table-cell table:style-name="ce487" table:formula="of:=IF(ISBLANK([.N85]);DATE(2024;1;1);EDATE([.N85];[.O85]))" office:value-type="date" office:date-value="2024-06-28" calcext:value-type="date">
            <text:p>28/06/24</text:p>
          </table:table-cell>
          <table:table-cell table:style-name="ce995" table:formula="of:=IF(OR([.P85]&lt;TODAY(); [.P8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 office:value-type="string" calcext:value-type="string">
            <text:p>certificado nº E-0422/2023</text:p>
          </table:table-cell>
          <table:table-cell table:style-name="ce1256" office:value-type="string" calcext:value-type="string">
            <text:p>CMASM</text:p>
          </table:table-cell>
          <table:table-cell table:style-name="ce1309"/>
          <table:table-cell table:style-name="ce431" office:value-type="currency" office:currency="BRL" office:value="150" calcext:value-type="currency">
            <text:p>R$ 150,00</text:p>
          </table:table-cell>
          <table:table-cell table:style-name="ce1256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  <text:p>PROPRIETÁRIO NI</text:p>
          </table:table-cell>
          <table:table-cell table:style-name="ce1188" office:value-type="string" calcext:value-type="string">
            <text:p>NATIONAL INSTRUMENTS </text:p>
          </table:table-cell>
          <table:table-cell table:style-name="ce1214" office:value-type="string" calcext:value-type="string">
            <text:p>PXIE-4080</text:p>
          </table:table-cell>
          <table:table-cell table:style-name="ce1138"/>
          <table:table-cell table:style-name="ce1214"/>
          <table:table-cell table:style-name="ce1192" office:value-type="string" calcext:value-type="string">
            <text:p>CMASM-IDE-F21-020</text:p>
          </table:table-cell>
          <table:table-cell table:style-name="ce1214" office:value-type="string" calcext:value-type="string">
            <text:p>01CE4764</text:p>
          </table:table-cell>
          <table:table-cell table:style-name="ce1256" office:value-type="string" calcext:value-type="string">
            <text:p>F-21</text:p>
          </table:table-cell>
          <table:table-cell table:style-name="ce1352"/>
          <table:table-cell table:style-name="ce1402" office:value-type="date" office:date-value="2024-12-05" calcext:value-type="date">
            <text:p>05/12/24</text:p>
          </table:table-cell>
          <table:table-cell table:style-name="ce1402" table:number-columns-repeated="2"/>
          <table:table-cell table:style-name="ce388" office:value-type="date" office:date-value="2020-08-03" calcext:value-type="date">
            <text:p>03/08/20</text:p>
          </table:table-cell>
          <table:table-cell table:style-name="ce1537" office:value-type="float" office:value="24" calcext:value-type="float">
            <text:p>24</text:p>
          </table:table-cell>
          <table:table-cell table:style-name="ce487" table:formula="of:=IF(ISBLANK([.N86]);DATE(2024;1;1);EDATE([.N86];[.O86]))" office:value-type="date" office:date-value="2022-08-03" calcext:value-type="date">
            <text:p>03/08/22</text:p>
          </table:table-cell>
          <table:table-cell table:style-name="ce520" table:formula="of:=IF(OR([.P86]&lt;TODAY(); [.P8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/>
          <table:table-cell table:style-name="ce1256" office:value-type="string" calcext:value-type="string">
            <text:p>CMASM</text:p>
          </table:table-cell>
          <table:table-cell table:style-name="ce298"/>
          <table:table-cell table:style-name="ce1713" office:value-type="currency" office:currency="BRL" office:value="560.75" calcext:value-type="currency">
            <text:p>R$ 560,75</text:p>
          </table:table-cell>
          <table:table-cell table:style-name="ce1256"/>
          <table:table-cell table:style-name="ce1177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OHMÍMETRO</text:p>
          </table:table-cell>
          <table:table-cell table:style-name="ce1188" office:value-type="string" calcext:value-type="string">
            <text:p>AOIP</text:p>
          </table:table-cell>
          <table:table-cell table:style-name="ce1192" office:value-type="string" calcext:value-type="string">
            <text:p>IND43</text:p>
          </table:table-cell>
          <table:table-cell table:style-name="ce1144"/>
          <table:table-cell table:style-name="ce1192"/>
          <table:table-cell table:style-name="ce1192" office:value-type="string" calcext:value-type="string">
            <text:p>CMASM-IDE-F21-026</text:p>
          </table:table-cell>
          <table:table-cell table:style-name="ce1192" office:value-type="string" calcext:value-type="string">
            <text:p>4602VC370001D</text:p>
          </table:table-cell>
          <table:table-cell table:style-name="ce1256" office:value-type="string" calcext:value-type="string">
            <text:p>F-21</text:p>
          </table:table-cell>
          <table:table-cell table:style-name="ce1356"/>
          <table:table-cell table:style-name="ce1406" office:value-type="date" office:date-value="2023-05-09" calcext:value-type="date">
            <text:p>09/05/23</text:p>
          </table:table-cell>
          <table:table-cell table:style-name="ce1406" office:value-type="date" office:date-value="2023-05-10" calcext:value-type="date">
            <text:p>10/05/23</text:p>
          </table:table-cell>
          <table:table-cell table:style-name="ce1406" office:value-type="date" office:date-value="2023-05-18" calcext:value-type="date">
            <text:p>18/05/23</text:p>
          </table:table-cell>
          <table:table-cell table:style-name="ce221" office:value-type="date" office:date-value="2023-06-28" calcext:value-type="date">
            <text:p>28/06/23</text:p>
          </table:table-cell>
          <table:table-cell table:style-name="ce1321" office:value-type="float" office:value="12" calcext:value-type="float">
            <text:p>12</text:p>
          </table:table-cell>
          <table:table-cell table:style-name="ce487" table:formula="of:=IF(ISBLANK([.N87]);DATE(2024;1;1);EDATE([.N87];[.O87]))" office:value-type="date" office:date-value="2024-06-28" calcext:value-type="date">
            <text:p>28/06/24</text:p>
          </table:table-cell>
          <table:table-cell table:style-name="ce995" table:formula="of:=IF(OR([.P87]&lt;TODAY(); [.P87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 office:value-type="string" calcext:value-type="string">
            <text:p>certificado nº E-0424/2023</text:p>
          </table:table-cell>
          <table:table-cell table:style-name="ce1256" office:value-type="string" calcext:value-type="string">
            <text:p>CMASM</text:p>
          </table:table-cell>
          <table:table-cell table:style-name="ce1116" office:value-type="string" calcext:value-type="string">
            <text:p>MSMI LOTE 04</text:p>
          </table:table-cell>
          <table:table-cell table:style-name="ce431" office:value-type="currency" office:currency="BRL" office:value="150" calcext:value-type="currency">
            <text:p>R$ 150,00</text:p>
          </table:table-cell>
          <table:table-cell table:style-name="ce1256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OPTICAL POWER METER</text:p>
          </table:table-cell>
          <table:table-cell table:style-name="ce1188" office:value-type="string" calcext:value-type="string">
            <text:p>NOYES</text:p>
          </table:table-cell>
          <table:table-cell table:style-name="ce1214" office:value-type="string" calcext:value-type="string">
            <text:p>OPM1-2C</text:p>
          </table:table-cell>
          <table:table-cell table:style-name="ce1138"/>
          <table:table-cell table:style-name="ce1214"/>
          <table:table-cell table:style-name="ce1192" office:value-type="string" calcext:value-type="string">
            <text:p>CMASM-IDE-F21-027</text:p>
          </table:table-cell>
          <table:table-cell table:style-name="ce1214" office:value-type="string" calcext:value-type="string">
            <text:p>G218734</text:p>
          </table:table-cell>
          <table:table-cell table:style-name="ce1256" office:value-type="string" calcext:value-type="string">
            <text:p>F-21</text:p>
          </table:table-cell>
          <table:table-cell table:style-name="ce1352"/>
          <table:table-cell table:style-name="ce1402" table:number-columns-repeated="3"/>
          <table:table-cell table:style-name="ce388" office:value-type="date" office:date-value="2021-09-01" calcext:value-type="date">
            <text:p>01/09/21</text:p>
          </table:table-cell>
          <table:table-cell table:style-name="ce1537" office:value-type="float" office:value="12" calcext:value-type="float">
            <text:p>12</text:p>
          </table:table-cell>
          <table:table-cell table:style-name="ce487" table:formula="of:=IF(ISBLANK([.N88]);DATE(2024;1;1);EDATE([.N88];[.O88]))" office:value-type="date" office:date-value="2022-09-01" calcext:value-type="date">
            <text:p>01/09/22</text:p>
          </table:table-cell>
          <table:table-cell table:style-name="ce995" table:formula="of:=IF(OR([.P88]&lt;TODAY(); [.P8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/>
          <table:table-cell table:style-name="ce534" office:value-type="string" calcext:value-type="string">
            <text:p>CMASM</text:p>
          </table:table-cell>
          <table:table-cell table:style-name="ce1256" office:value-type="string" calcext:value-type="string">
            <text:p>VRF ORÇAMENTO EMPRESAS</text:p>
          </table:table-cell>
          <table:table-cell table:style-name="ce1713" office:value-type="currency" office:currency="BRL" office:value="747.66" calcext:value-type="currency">
            <text:p>R$ 747,66</text:p>
          </table:table-cell>
          <table:table-cell table:style-name="ce1116"/>
          <table:table-cell table:style-name="ce1177"/>
          <table:table-cell table:style-name="ce1188" office:value-type="string" calcext:value-type="string">
            <text:p>EMPRESA</text:p>
            <text:p>DESERTO EM 2024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OSCILOSCÓPIO PXI </text:p>
            <text:p><text:span text:style-name="T2">PROPRIETÁRIO NI</text:span></text:p>
          </table:table-cell>
          <table:table-cell table:style-name="ce1188" office:value-type="string" calcext:value-type="string">
            <text:p>NATIONAL INSTRUMENTS</text:p>
          </table:table-cell>
          <table:table-cell table:style-name="ce233" office:value-type="string" calcext:value-type="string">
            <text:p>NI-PXI-5122</text:p>
          </table:table-cell>
          <table:table-cell table:style-name="ce186"/>
          <table:table-cell table:style-name="ce233"/>
          <table:table-cell table:style-name="ce1192" office:value-type="string" calcext:value-type="string">
            <text:p>CMASM-IDE-F21-028</text:p>
          </table:table-cell>
          <table:table-cell table:style-name="ce1214" office:value-type="string" calcext:value-type="string">
            <text:p>01B7B0CB</text:p>
          </table:table-cell>
          <table:table-cell table:style-name="ce1256" office:value-type="string" calcext:value-type="string">
            <text:p>F-21</text:p>
          </table:table-cell>
          <table:table-cell table:style-name="ce1352"/>
          <table:table-cell table:style-name="ce1402" office:value-type="date" office:date-value="2024-12-05" calcext:value-type="date">
            <text:p>05/12/24</text:p>
          </table:table-cell>
          <table:table-cell table:style-name="ce1402" table:number-columns-repeated="2"/>
          <table:table-cell table:style-name="ce1402" office:value-type="date" office:date-value="2022-09-27" calcext:value-type="date">
            <text:p>27/09/22</text:p>
          </table:table-cell>
          <table:table-cell table:style-name="ce1537" office:value-type="float" office:value="24" calcext:value-type="float">
            <text:p>24</text:p>
          </table:table-cell>
          <table:table-cell table:style-name="ce487" table:formula="of:=IF(ISBLANK([.N89]);DATE(2024;1;1);EDATE([.N89];[.O89]))" office:value-type="date" office:date-value="2024-09-27" calcext:value-type="date">
            <text:p>27/09/24</text:p>
          </table:table-cell>
          <table:table-cell table:style-name="ce995" table:formula="of:=IF(OR([.P89]&lt;TODAY(); [.P8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/>
          <table:table-cell table:style-name="ce1256" office:value-type="string" calcext:value-type="string">
            <text:p>CMASM</text:p>
          </table:table-cell>
          <table:table-cell table:style-name="ce298"/>
          <table:table-cell table:style-name="ce412" office:value-type="currency" office:currency="BRL" office:value="776.23" calcext:value-type="currency">
            <text:p>R$ 776,23</text:p>
          </table:table-cell>
          <table:table-cell table:style-name="ce1157"/>
          <table:table-cell table:style-name="ce1177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">
          <table:table-cell table:style-name="ce1032" office:value-type="string" calcext:value-type="string">
            <text:p>ELE </text:p>
          </table:table-cell>
          <table:table-cell table:style-name="ce1032" office:value-type="string" calcext:value-type="string">
            <text:p>REFLECTÔMETRO</text:p>
          </table:table-cell>
          <table:table-cell table:style-name="ce1032" office:value-type="string" calcext:value-type="string">
            <text:p>EXFO</text:p>
          </table:table-cell>
          <table:table-cell table:style-name="ce367" office:value-type="string" calcext:value-type="string">
            <text:p>OPTICAL REFLECTOMETER EXFO FTB2 CONFIGURED WITH OTDR FTBX-735C-SM1-EA</text:p>
          </table:table-cell>
          <table:table-cell table:style-name="ce316"/>
          <table:table-cell table:style-name="ce367"/>
          <table:table-cell table:style-name="ce1170" office:value-type="string" calcext:value-type="string">
            <text:p>CMASM-IDE-F21-033</text:p>
          </table:table-cell>
          <table:table-cell table:style-name="ce260" office:value-type="float" office:value="1179658" calcext:value-type="float">
            <text:p>1179658</text:p>
          </table:table-cell>
          <table:table-cell table:style-name="ce571" office:value-type="string" calcext:value-type="string">
            <text:p>F-21</text:p>
          </table:table-cell>
          <table:table-cell table:style-name="ce625"/>
          <table:table-cell table:style-name="ce392" table:number-columns-repeated="4"/>
          <table:table-cell table:style-name="ce651" office:value-type="float" office:value="12" calcext:value-type="float">
            <text:p>12</text:p>
          </table:table-cell>
          <table:table-cell table:style-name="ce487" table:formula="of:=IF(ISBLANK([.N90]);DATE(2024;1;1);EDATE([.N90];[.O90]))" office:value-type="date" office:date-value="2024-01-01" calcext:value-type="date">
            <text:p>01/01/24</text:p>
          </table:table-cell>
          <table:table-cell table:style-name="ce547" table:formula="of:=IF(OR([.P90]&lt;TODAY(); [.P9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71"/>
          <table:table-cell table:style-name="ce571" office:value-type="string" calcext:value-type="string">
            <text:p>CMASM</text:p>
          </table:table-cell>
          <table:table-cell table:style-name="ce1020"/>
          <table:table-cell table:style-name="ce741"/>
          <table:table-cell table:style-name="ce574"/>
          <table:table-cell table:style-name="ce628"/>
          <table:table-cell table:style-name="ce1188" office:value-type="string" calcext:value-type="string">
            <text:p>EMPRESA</text:p>
            <text:p>DESERTO EM 2024</text:p>
          </table:table-cell>
          <table:table-cell table:style-name="ce888" table:number-columns-repeated="1000"/>
        </table:table-row>
        <table:table-row table:style-name="ro5">
          <table:table-cell table:style-name="ce1032" office:value-type="string" calcext:value-type="string">
            <text:p>ELE </text:p>
          </table:table-cell>
          <table:table-cell table:style-name="ce1188" office:value-type="string" calcext:value-type="string">
            <text:p>TERMOHIGROMETRO</text:p>
          </table:table-cell>
          <table:table-cell table:style-name="ce1188" office:value-type="string" calcext:value-type="string">
            <text:p>OMEGA</text:p>
          </table:table-cell>
          <table:table-cell table:style-name="ce1192" office:value-type="string" calcext:value-type="string">
            <text:p>HH314A</text:p>
          </table:table-cell>
          <table:table-cell table:style-name="ce1144" office:value-type="string" calcext:value-type="string">
            <text:p>0-50 °C</text:p>
            <text:p>0 a 100% UR</text:p>
          </table:table-cell>
          <table:table-cell table:style-name="ce1192"/>
          <table:table-cell table:style-name="ce1192" office:value-type="string" calcext:value-type="string">
            <text:p>CMASM-IDE-F21-034</text:p>
          </table:table-cell>
          <table:table-cell table:style-name="ce1192" office:value-type="float" office:value="171101511" calcext:value-type="float">
            <text:p>171101511</text:p>
          </table:table-cell>
          <table:table-cell table:style-name="ce1256" office:value-type="string" calcext:value-type="string">
            <text:p>F-21</text:p>
          </table:table-cell>
          <table:table-cell table:style-name="ce1356"/>
          <table:table-cell table:style-name="ce443" office:value-type="date" office:date-value="2024-08-23" calcext:value-type="date">
            <text:p>23/08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455" office:value-type="date" office:date-value="2024-10-03" calcext:value-type="date">
            <text:p>03/10/24</text:p>
          </table:table-cell>
          <table:table-cell table:style-name="ce355" office:value-type="float" office:value="12" calcext:value-type="float">
            <text:p>12</text:p>
          </table:table-cell>
          <table:table-cell table:style-name="ce487" table:formula="of:=IF(ISBLANK([.N91]);DATE(2024;1;1);EDATE([.N91];[.O91]))" office:value-type="date" office:date-value="2025-10-03" calcext:value-type="date">
            <text:p>03/10/25</text:p>
          </table:table-cell>
          <table:table-cell table:style-name="ce547" table:formula="of:=IF(OR([.P91]&lt;TODAY(); [.P9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 office:value-type="string" calcext:value-type="string">
            <text:p>CMASM-IDE-F21-03404/10/24</text:p>
          </table:table-cell>
          <table:table-cell table:style-name="ce1256" office:value-type="string" calcext:value-type="string">
            <text:p>CMASM</text:p>
          </table:table-cell>
          <table:table-cell table:style-name="ce1192" office:value-type="string" calcext:value-type="string">
            <text:p>LCM LOTE 01</text:p>
          </table:table-cell>
          <table:table-cell table:style-name="ce431" office:value-type="currency" office:currency="BRL" office:value="80" calcext:value-type="currency">
            <text:p>R$ 80,00</text:p>
          </table:table-cell>
          <table:table-cell table:style-name="ce1256" table:number-columns-repeated="2"/>
          <table:table-cell table:style-name="ce1188" office:value-type="string" calcext:value-type="string">
            <text:p>EMPRESA LMC</text:p>
          </table:table-cell>
          <table:table-cell table:style-name="ce888" table:number-columns-repeated="1000"/>
        </table:table-row>
        <table:table-row table:style-name="ro14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DINAMÔMETRO DIGITAL</text:p>
          </table:table-cell>
          <table:table-cell table:style-name="ce1192" office:value-type="string" calcext:value-type="string">
            <text:p>YALE</text:p>
          </table:table-cell>
          <table:table-cell table:style-name="ce1214" office:value-type="string" calcext:value-type="string">
            <text:p>TMC 1500</text:p>
          </table:table-cell>
          <table:table-cell table:style-name="ce1138" office:value-type="float" office:value="1500" calcext:value-type="float">
            <text:p>1.500,00</text:p>
          </table:table-cell>
          <table:table-cell table:style-name="ce1214" office:value-type="string" calcext:value-type="string">
            <text:p>KG</text:p>
          </table:table-cell>
          <table:table-cell table:style-name="ce1192" office:value-type="string" calcext:value-type="string">
            <text:p>CMASM-IDM-F21-001</text:p>
          </table:table-cell>
          <table:table-cell table:style-name="ce1214" office:value-type="float" office:value="100614139" calcext:value-type="float">
            <text:p>100614139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office:value-type="date" office:date-value="2024-08-23" calcext:value-type="date">
            <text:p>23/08/24</text:p>
          </table:table-cell>
          <table:table-cell table:style-name="ce184" office:value-type="date" office:date-value="2024-09-18" calcext:value-type="date">
            <text:p>18/09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1513" office:value-type="date" office:date-value="2024-10-01" calcext:value-type="date">
            <text:p>01/10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6" table:formula="of:=IF(ISBLANK([.N92]);DATE(2024;1;1);EDATE([.N92];[.O92]))" office:value-type="date" office:date-value="2025-10-01" calcext:value-type="date">
            <text:p>01/10/25</text:p>
          </table:table-cell>
          <table:table-cell table:style-name="ce995" table:formula="of:=IF(OR([.P92]&lt;TODAY(); [.P9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98" office:value-type="string" calcext:value-type="string">
            <text:p>MQT31199/24 </text:p>
          </table:table-cell>
          <table:table-cell table:style-name="ce1256" office:value-type="string" calcext:value-type="string">
            <text:p>CMASM</text:p>
          </table:table-cell>
          <table:table-cell table:style-name="ce523" office:value-type="string" calcext:value-type="string">
            <text:p>VRF MARCA MODELO/ MQT</text:p>
          </table:table-cell>
          <table:table-cell table:style-name="ce429" office:value-type="currency" office:currency="BRL" office:value="338.69" calcext:value-type="currency">
            <text:p>R$ 338,69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3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ANÔMETRO ANALÓGICO</text:p>
          </table:table-cell>
          <table:table-cell table:style-name="ce1192"/>
          <table:table-cell table:style-name="ce1214" office:value-type="string" calcext:value-type="string">
            <text:p>PRESSURE REGULATOR</text:p>
          </table:table-cell>
          <table:table-cell table:style-name="ce1138"/>
          <table:table-cell table:style-name="ce1214"/>
          <table:table-cell table:style-name="ce1192" office:value-type="string" calcext:value-type="string">
            <text:p>CMASM-IDM-F21-002</text:p>
          </table:table-cell>
          <table:table-cell table:style-name="ce1214" office:value-type="string" calcext:value-type="string">
            <text:p>G218315</text:p>
          </table:table-cell>
          <table:table-cell table:style-name="ce1256" office:value-type="string" calcext:value-type="string">
            <text:p>F-21</text:p>
          </table:table-cell>
          <table:table-cell table:style-name="ce143"/>
          <table:table-cell table:style-name="ce443" table:number-columns-repeated="3"/>
          <table:table-cell table:style-name="ce388" office:value-type="date" office:date-value="2020-08-07" calcext:value-type="date">
            <text:p>07/08/20</text:p>
          </table:table-cell>
          <table:table-cell table:style-name="ce1188" office:value-type="float" office:value="24" calcext:value-type="float">
            <text:p>24</text:p>
          </table:table-cell>
          <table:table-cell table:style-name="ce486" table:formula="of:=IF(ISBLANK([.N93]);DATE(2024;1;1);EDATE([.N93];[.O93]))" office:value-type="date" office:date-value="2022-08-07" calcext:value-type="date">
            <text:p>07/08/22</text:p>
          </table:table-cell>
          <table:table-cell table:style-name="ce995" table:formula="of:=IF(OR([.P93]&lt;TODAY(); [.P9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1192" office:value-type="string" calcext:value-type="string">
            <text:p>CMASM</text:p>
          </table:table-cell>
          <table:table-cell table:style-name="ce1309" office:value-type="string" calcext:value-type="string">
            <text:p>somente em dez</text:p>
          </table:table-cell>
          <table:table-cell table:style-name="ce1066" office:value-type="currency" office:currency="BRL" office:value="90" calcext:value-type="currency">
            <text:p>R$ 90,00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5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ANÔMETRO ANALÓGICO</text:p>
          </table:table-cell>
          <table:table-cell table:style-name="ce1188"/>
          <table:table-cell table:style-name="ce1214" office:value-type="string" calcext:value-type="string">
            <text:p>ANALOGIC MANOMETER 0 TO 400 BARS</text:p>
          </table:table-cell>
          <table:table-cell table:style-name="ce183" office:value-type="float" office:value="400" calcext:value-type="float">
            <text:p>400,00</text:p>
          </table:table-cell>
          <table:table-cell table:style-name="ce69" office:value-type="string" calcext:value-type="string">
            <text:p>Bar</text:p>
          </table:table-cell>
          <table:table-cell table:style-name="ce1192" office:value-type="string" calcext:value-type="string">
            <text:p>CMASM-IDM-F21-003</text:p>
          </table:table-cell>
          <table:table-cell table:style-name="ce1321" office:value-type="string" calcext:value-type="string">
            <text:p>S/N</text:p>
          </table:table-cell>
          <table:table-cell table:style-name="ce1256" office:value-type="string" calcext:value-type="string">
            <text:p>F-21</text:p>
          </table:table-cell>
          <table:table-cell table:style-name="ce150"/>
          <table:table-cell table:style-name="ce388" table:number-columns-repeated="3"/>
          <table:table-cell table:style-name="ce1406"/>
          <table:table-cell table:style-name="ce1537" office:value-type="float" office:value="12" calcext:value-type="float">
            <text:p>12</text:p>
          </table:table-cell>
          <table:table-cell table:style-name="ce487" table:formula="of:=IF(ISBLANK([.N94]);DATE(2024;1;1);EDATE([.N94];[.O94]))" office:value-type="date" office:date-value="2024-01-01" calcext:value-type="date">
            <text:p>01/01/24</text:p>
          </table:table-cell>
          <table:table-cell table:style-name="ce995" table:formula="of:=IF(OR([.P94]&lt;TODAY(); [.P9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1256" office:value-type="string" calcext:value-type="string">
            <text:p>CMASM</text:p>
          </table:table-cell>
          <table:table-cell table:style-name="ce1116"/>
          <table:table-cell table:style-name="ce690" office:value-type="currency" office:currency="BRL" office:value="90" calcext:value-type="currency">
            <text:p>R$ 90,00</text:p>
          </table:table-cell>
          <table:table-cell table:style-name="ce1188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15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<text:span text:style-name="T1">MANÔMETRO</text:span> DIGITAL</text:p>
          </table:table-cell>
          <table:table-cell table:style-name="ce1192"/>
          <table:table-cell table:style-name="ce1214" office:value-type="string" calcext:value-type="string">
            <text:p>PRESSURE SWITCH SETTING TOOL (ART_0000016319) (WIKA CPH6300 (READER) + CPT6200 (SENSOR))</text:p>
          </table:table-cell>
          <table:table-cell table:style-name="ce1138"/>
          <table:table-cell table:style-name="ce1214"/>
          <table:table-cell table:style-name="ce1192" office:value-type="string" calcext:value-type="string">
            <text:p>CMASM-IDM-F21-007</text:p>
          </table:table-cell>
          <table:table-cell table:style-name="ce69" office:value-type="string" calcext:value-type="string">
            <text:p>F301900002</text:p>
          </table:table-cell>
          <table:table-cell table:style-name="ce1256" office:value-type="string" calcext:value-type="string">
            <text:p>F-21</text:p>
          </table:table-cell>
          <table:table-cell table:style-name="ce135"/>
          <table:table-cell table:style-name="ce443" office:value-type="date" office:date-value="2024-08-23" calcext:value-type="date">
            <text:p>23/08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55" office:value-type="date" office:date-value="2024-10-03" calcext:value-type="date">
            <text:p>03/10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70" table:formula="of:=IF(ISBLANK([.N95]);DATE(2024;1;1);EDATE([.N95];[.O95]))" office:value-type="date" office:date-value="2025-10-03" calcext:value-type="date">
            <text:p>03/10/25</text:p>
          </table:table-cell>
          <table:table-cell table:style-name="ce995" table:formula="of:=IF(OR([.P95]&lt;TODAY(); [.P9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CMASM-IDM-F21-00703/10/24</text:p>
          </table:table-cell>
          <table:table-cell table:style-name="ce1192" office:value-type="string" calcext:value-type="string">
            <text:p>CMASM</text:p>
          </table:table-cell>
          <table:table-cell table:style-name="ce1192" office:value-type="string" calcext:value-type="string">
            <text:p>LCM LOTE 01</text:p>
          </table:table-cell>
          <table:table-cell table:style-name="ce429" office:value-type="currency" office:currency="BRL" office:value="338.69" calcext:value-type="currency">
            <text:p>R$ 338,69</text:p>
          </table:table-cell>
          <table:table-cell table:style-name="ce1192" table:number-columns-repeated="2"/>
          <table:table-cell table:style-name="ce1188" office:value-type="string" calcext:value-type="string">
            <text:p>EMPRESA LMC</text:p>
          </table:table-cell>
          <table:table-cell table:style-name="ce888" table:number-columns-repeated="1000"/>
        </table:table-row>
        <table:table-row table:style-name="ro5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ICROMETRO DE PROFUNDIDADE</text:p>
          </table:table-cell>
          <table:table-cell table:style-name="ce1192" office:value-type="string" calcext:value-type="string">
            <text:p>FACOM</text:p>
          </table:table-cell>
          <table:table-cell table:style-name="ce1214" office:value-type="string" calcext:value-type="string">
            <text:p>806.F</text:p>
          </table:table-cell>
          <table:table-cell table:style-name="ce1138" office:value-type="float" office:value="0.01" calcext:value-type="float">
            <text:p>0,01</text:p>
          </table:table-cell>
          <table:table-cell table:style-name="ce1214" office:value-type="string" calcext:value-type="string">
            <text:p>mm</text:p>
          </table:table-cell>
          <table:table-cell table:style-name="ce1192" office:value-type="string" calcext:value-type="string">
            <text:p>CMASM-IDM-F21-008</text:p>
          </table:table-cell>
          <table:table-cell table:style-name="ce1309" office:value-type="float" office:value="180181191" calcext:value-type="float">
            <text:p>180181191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office:value-type="date" office:date-value="2024-08-23" calcext:value-type="date">
            <text:p>23/08/24</text:p>
          </table:table-cell>
          <table:table-cell table:style-name="ce443" office:value-type="date" office:date-value="2024-10-18" calcext:value-type="date">
            <text:p>18/10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851" office:value-type="date" office:date-value="2024-09-30" calcext:value-type="date">
            <text:p>30/09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96]);DATE(2024;1;1);EDATE([.N96];[.O96]))" office:value-type="date" office:date-value="2025-09-30" calcext:value-type="date">
            <text:p>30/09/25</text:p>
          </table:table-cell>
          <table:table-cell table:style-name="ce995" table:formula="of:=IF(OR([.P96]&lt;TODAY(); [.P9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98" office:value-type="string" calcext:value-type="string">
            <text:p>MQT31051/24</text:p>
          </table:table-cell>
          <table:table-cell table:style-name="ce534" office:value-type="string" calcext:value-type="string">
            <text:p>CMASM</text:p>
          </table:table-cell>
          <table:table-cell table:style-name="ce1192" office:value-type="string" calcext:value-type="string">
            <text:p>MQT LOTE 01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5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ICROMETRO DE PROFUNDIDADE</text:p>
          </table:table-cell>
          <table:table-cell table:style-name="ce1192" office:value-type="string" calcext:value-type="string">
            <text:p>FACOM</text:p>
          </table:table-cell>
          <table:table-cell table:style-name="ce1214" office:value-type="string" calcext:value-type="string">
            <text:p>806.F</text:p>
          </table:table-cell>
          <table:table-cell table:style-name="ce1138" office:value-type="float" office:value="0.01" calcext:value-type="float">
            <text:p>0,01</text:p>
          </table:table-cell>
          <table:table-cell table:style-name="ce1214" office:value-type="string" calcext:value-type="string">
            <text:p>mm</text:p>
          </table:table-cell>
          <table:table-cell table:style-name="ce1192" office:value-type="string" calcext:value-type="string">
            <text:p>CMASM-IDM-F21-009</text:p>
          </table:table-cell>
          <table:table-cell table:style-name="ce1309" office:value-type="float" office:value="180181221" calcext:value-type="float">
            <text:p>180181221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office:value-type="date" office:date-value="2024-08-23" calcext:value-type="date">
            <text:p>23/08/24</text:p>
          </table:table-cell>
          <table:table-cell table:style-name="ce443" office:value-type="date" office:date-value="2024-10-18" calcext:value-type="date">
            <text:p>18/10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443" office:value-type="date" office:date-value="2024-10-01" calcext:value-type="date">
            <text:p>01/10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97]);DATE(2024;1;1);EDATE([.N97];[.O97]))" office:value-type="date" office:date-value="2025-10-01" calcext:value-type="date">
            <text:p>01/10/25</text:p>
          </table:table-cell>
          <table:table-cell table:style-name="ce995" table:formula="of:=IF(OR([.P97]&lt;TODAY(); [.P97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98" office:value-type="string" calcext:value-type="string">
            <text:p>MQT31050/24</text:p>
          </table:table-cell>
          <table:table-cell table:style-name="ce534" office:value-type="string" calcext:value-type="string">
            <text:p>CMASM</text:p>
          </table:table-cell>
          <table:table-cell table:style-name="ce1192" office:value-type="string" calcext:value-type="string">
            <text:p>MQT LOTE 01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5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ICROMETRO DE PROFUNDIDADE</text:p>
          </table:table-cell>
          <table:table-cell table:style-name="ce1192" office:value-type="string" calcext:value-type="string">
            <text:p>FACOM</text:p>
          </table:table-cell>
          <table:table-cell table:style-name="ce1214" office:value-type="string" calcext:value-type="string">
            <text:p>806.F</text:p>
          </table:table-cell>
          <table:table-cell table:style-name="ce1138" office:value-type="float" office:value="0.01" calcext:value-type="float">
            <text:p>0,01</text:p>
          </table:table-cell>
          <table:table-cell table:style-name="ce1214" office:value-type="string" calcext:value-type="string">
            <text:p>mm</text:p>
          </table:table-cell>
          <table:table-cell table:style-name="ce1192" office:value-type="string" calcext:value-type="string">
            <text:p>CMASM-IDM-F21-010</text:p>
          </table:table-cell>
          <table:table-cell table:style-name="ce1309" office:value-type="float" office:value="191085777" calcext:value-type="float">
            <text:p>191085777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table:number-columns-repeated="4"/>
          <table:table-cell table:style-name="ce1188" office:value-type="float" office:value="12" calcext:value-type="float">
            <text:p>12</text:p>
          </table:table-cell>
          <table:table-cell table:style-name="ce487" table:formula="of:=IF(ISBLANK([.N98]);DATE(2024;1;1);EDATE([.N98];[.O98]))" office:value-type="date" office:date-value="2024-01-01" calcext:value-type="date">
            <text:p>01/01/24</text:p>
          </table:table-cell>
          <table:table-cell table:style-name="ce995" table:formula="of:=IF(OR([.P98]&lt;TODAY(); [.P9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34" office:value-type="string" calcext:value-type="string">
            <text:p>CMASM</text:p>
          </table:table-cell>
          <table:table-cell table:style-name="ce654" office:value-type="string" calcext:value-type="string">
            <text:p>FERRAMENTA NAO UTILIZADA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5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ICROMETRO DE PROFUNDIDADE</text:p>
          </table:table-cell>
          <table:table-cell table:style-name="ce1192" office:value-type="string" calcext:value-type="string">
            <text:p>FACOM</text:p>
          </table:table-cell>
          <table:table-cell table:style-name="ce1214" office:value-type="string" calcext:value-type="string">
            <text:p>806.F</text:p>
          </table:table-cell>
          <table:table-cell table:style-name="ce1138" office:value-type="float" office:value="0.01" calcext:value-type="float">
            <text:p>0,01</text:p>
          </table:table-cell>
          <table:table-cell table:style-name="ce1214" office:value-type="string" calcext:value-type="string">
            <text:p>mm</text:p>
          </table:table-cell>
          <table:table-cell table:style-name="ce1192" office:value-type="string" calcext:value-type="string">
            <text:p>CMASM-IDM-F21-011</text:p>
          </table:table-cell>
          <table:table-cell table:style-name="ce1309" office:value-type="float" office:value="191085779" calcext:value-type="float">
            <text:p>191085779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table:number-columns-repeated="4"/>
          <table:table-cell table:style-name="ce1188" office:value-type="float" office:value="12" calcext:value-type="float">
            <text:p>12</text:p>
          </table:table-cell>
          <table:table-cell table:style-name="ce487" table:formula="of:=IF(ISBLANK([.N99]);DATE(2024;1;1);EDATE([.N99];[.O99]))" office:value-type="date" office:date-value="2024-01-01" calcext:value-type="date">
            <text:p>01/01/24</text:p>
          </table:table-cell>
          <table:table-cell table:style-name="ce995" table:formula="of:=IF(OR([.P99]&lt;TODAY(); [.P9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34" office:value-type="string" calcext:value-type="string">
            <text:p>CMASM</text:p>
          </table:table-cell>
          <table:table-cell table:style-name="ce654" office:value-type="string" calcext:value-type="string">
            <text:p>FERRAMENTA NAO UTILIZADA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3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PAQUÍMETRO </text:p>
          </table:table-cell>
          <table:table-cell table:style-name="ce1192"/>
          <table:table-cell table:style-name="ce1214" office:value-type="string" calcext:value-type="string">
            <text:p>PAQUÍMETRO (805.1)</text:p>
          </table:table-cell>
          <table:table-cell table:style-name="ce1138"/>
          <table:table-cell table:style-name="ce1214"/>
          <table:table-cell table:style-name="ce1192" office:value-type="string" calcext:value-type="string">
            <text:p>CMASM-IDM-F21-012</text:p>
          </table:table-cell>
          <table:table-cell table:style-name="ce1214" office:value-type="string" calcext:value-type="string">
            <text:p>X120314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1402" office:value-type="date" office:date-value="2024-08-23" calcext:value-type="date">
            <text:p>23/08/24</text:p>
          </table:table-cell>
          <table:table-cell table:style-name="ce388" office:value-type="date" office:date-value="2024-09-16" calcext:value-type="date">
            <text:p>16/09/24</text:p>
          </table:table-cell>
          <table:table-cell table:style-name="ce388" office:value-type="date" office:date-value="2024-10-30" calcext:value-type="date">
            <text:p>30/10/24</text:p>
          </table:table-cell>
          <table:table-cell table:style-name="ce1406" office:value-type="date" office:date-value="2024-10-22" calcext:value-type="date">
            <text:p>22/10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00]);DATE(2024;1;1);EDATE([.N100];[.O100]))" office:value-type="date" office:date-value="2025-10-22" calcext:value-type="date">
            <text:p>22/10/25</text:p>
          </table:table-cell>
          <table:table-cell table:style-name="ce1036" table:formula="of:=IF(OR([.P100]&lt;TODAY(); [.P10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70" office:value-type="string" calcext:value-type="string">
            <text:p>falta certificado </text:p>
          </table:table-cell>
          <table:table-cell table:style-name="ce580" office:value-type="string" calcext:value-type="string">
            <text:p>CMASM</text:p>
          </table:table-cell>
          <table:table-cell table:style-name="ce1116" office:value-type="string" calcext:value-type="string">
            <text:p>MSMI LOTE 01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PAQUÍMETRO </text:p>
          </table:table-cell>
          <table:table-cell table:style-name="ce1192"/>
          <table:table-cell table:style-name="ce1214" office:value-type="string" calcext:value-type="string">
            <text:p>PAQUÍMETRO (805.1)</text:p>
          </table:table-cell>
          <table:table-cell table:style-name="ce1138"/>
          <table:table-cell table:style-name="ce1214"/>
          <table:table-cell table:style-name="ce1192" office:value-type="string" calcext:value-type="string">
            <text:p>CMASM-IDM-F21-013</text:p>
          </table:table-cell>
          <table:table-cell table:style-name="ce1214" office:value-type="string" calcext:value-type="string">
            <text:p>X120317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1402" office:value-type="date" office:date-value="2024-08-23" calcext:value-type="date">
            <text:p>23/08/24</text:p>
          </table:table-cell>
          <table:table-cell table:style-name="ce388" office:value-type="date" office:date-value="2024-09-16" calcext:value-type="date">
            <text:p>16/09/24</text:p>
          </table:table-cell>
          <table:table-cell table:style-name="ce388" office:value-type="date" office:date-value="2024-10-30" calcext:value-type="date">
            <text:p>30/10/24</text:p>
          </table:table-cell>
          <table:table-cell table:style-name="ce1406" office:value-type="date" office:date-value="2024-10-22" calcext:value-type="date">
            <text:p>22/10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01]);DATE(2024;1;1);EDATE([.N101];[.O101]))" office:value-type="date" office:date-value="2025-10-22" calcext:value-type="date">
            <text:p>22/10/25</text:p>
          </table:table-cell>
          <table:table-cell table:style-name="ce1036" table:formula="of:=IF(OR([.P101]&lt;TODAY(); [.P10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70" office:value-type="string" calcext:value-type="string">
            <text:p>falta certificado </text:p>
          </table:table-cell>
          <table:table-cell table:style-name="ce580" office:value-type="string" calcext:value-type="string">
            <text:p>CMASM</text:p>
          </table:table-cell>
          <table:table-cell table:style-name="ce1116" office:value-type="string" calcext:value-type="string">
            <text:p>MSMI LOTE 01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PAQUÍMETRO </text:p>
          </table:table-cell>
          <table:table-cell table:style-name="ce1192"/>
          <table:table-cell table:style-name="ce1214" office:value-type="string" calcext:value-type="string">
            <text:p>PAQUÍMETRO (805.1)</text:p>
          </table:table-cell>
          <table:table-cell table:style-name="ce1138"/>
          <table:table-cell table:style-name="ce1214"/>
          <table:table-cell table:style-name="ce1192" office:value-type="string" calcext:value-type="string">
            <text:p>CMASM-IDM-F21-014</text:p>
          </table:table-cell>
          <table:table-cell table:style-name="ce1214" office:value-type="string" calcext:value-type="string">
            <text:p>X120377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table:number-columns-repeated="4"/>
          <table:table-cell table:style-name="ce1188" office:value-type="float" office:value="12" calcext:value-type="float">
            <text:p>12</text:p>
          </table:table-cell>
          <table:table-cell table:style-name="ce487" table:formula="of:=IF(ISBLANK([.N102]);DATE(2024;1;1);EDATE([.N102];[.O102]))" office:value-type="date" office:date-value="2024-01-01" calcext:value-type="date">
            <text:p>01/01/24</text:p>
          </table:table-cell>
          <table:table-cell table:style-name="ce1036" table:formula="of:=IF(OR([.P102]&lt;TODAY(); [.P10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654"/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PAQUÍMETRO </text:p>
          </table:table-cell>
          <table:table-cell table:style-name="ce1192"/>
          <table:table-cell table:style-name="ce1214" office:value-type="string" calcext:value-type="string">
            <text:p>PAQUÍMETRO (805.1)</text:p>
          </table:table-cell>
          <table:table-cell table:style-name="ce1138"/>
          <table:table-cell table:style-name="ce1214"/>
          <table:table-cell table:style-name="ce1192" office:value-type="string" calcext:value-type="string">
            <text:p>CMASM-IDM-F21-015</text:p>
          </table:table-cell>
          <table:table-cell table:style-name="ce1214" office:value-type="string" calcext:value-type="string">
            <text:p>X120381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office:value-type="date" office:date-value="2024-07-15" calcext:value-type="date">
            <text:p>15/07/24</text:p>
          </table:table-cell>
          <table:table-cell table:style-name="ce388" office:value-type="date" office:date-value="2024-09-16" calcext:value-type="date">
            <text:p>16/09/24</text:p>
          </table:table-cell>
          <table:table-cell table:style-name="ce388" office:value-type="date" office:date-value="2024-10-30" calcext:value-type="date">
            <text:p>30/10/24</text:p>
          </table:table-cell>
          <table:table-cell table:style-name="ce1406" office:value-type="date" office:date-value="2024-10-22" calcext:value-type="date">
            <text:p>22/10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03]);DATE(2024;1;1);EDATE([.N103];[.O103]))" office:value-type="date" office:date-value="2025-10-22" calcext:value-type="date">
            <text:p>22/10/25</text:p>
          </table:table-cell>
          <table:table-cell table:style-name="ce1036" table:formula="of:=IF(OR([.P103]&lt;TODAY(); [.P10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95" office:value-type="string" calcext:value-type="string">
            <text:p>falta certificado </text:p>
          </table:table-cell>
          <table:table-cell table:style-name="ce580" office:value-type="string" calcext:value-type="string">
            <text:p>CMASM</text:p>
          </table:table-cell>
          <table:table-cell table:style-name="ce665" office:value-type="string" calcext:value-type="string">
            <text:p>MSMI LOTE 01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214" office:value-type="string" calcext:value-type="string">
            <text:p>TORQUÍMETRO TIPO RELÓGIO 3/8” <text:s/>0-3,5 NM</text:p>
          </table:table-cell>
          <table:table-cell table:style-name="ce1138" office:value-type="float" office:value="3.5" calcext:value-type="float">
            <text:p>3,5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F21-016</text:p>
          </table:table-cell>
          <table:table-cell table:style-name="ce1214" office:value-type="float" office:value="10516" calcext:value-type="float">
            <text:p>10516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table:number-columns-repeated="3"/>
          <table:table-cell table:style-name="ce443" office:value-type="date" office:date-value="2325-02-05" calcext:value-type="date">
            <text:p>05/02/25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04]);DATE(2024;1;1);EDATE([.N104];[.O104]))" office:value-type="date" office:date-value="2326-02-05" calcext:value-type="date">
            <text:p>05/02/26</text:p>
          </table:table-cell>
          <table:table-cell table:style-name="ce995" table:formula="of:=IF(OR([.P104]&lt;TODAY(); [.P104] = &quot;&quot;); &quot;DESCALIBRADO&quot;;&quot;CALIBRADO&quot;)" office:value-type="string" office:string-value="CALIBRADO" calcext:value-type="string">
            <text:p>CALIBRADO</text:p>
          </table:table-cell>
          <table:table-cell table:style-name="ce613" office:value-type="string" calcext:value-type="string">
            <text:p>C30650/25 </text:p>
          </table:table-cell>
          <table:table-cell table:style-name="ce1256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214" office:value-type="string" calcext:value-type="string">
            <text:p>TORQUÍMETRO RELÓGIO 3/8” 0-3,5 NM</text:p>
          </table:table-cell>
          <table:table-cell table:style-name="ce1138" office:value-type="float" office:value="3.5" calcext:value-type="float">
            <text:p>3,5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F21-017</text:p>
          </table:table-cell>
          <table:table-cell table:style-name="ce1214" office:value-type="float" office:value="11719" calcext:value-type="float">
            <text:p>11719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table:number-columns-repeated="3"/>
          <table:table-cell table:style-name="ce443" office:value-type="date" office:date-value="2025-02-05" calcext:value-type="date">
            <text:p>05/02/25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05]);DATE(2024;1;1);EDATE([.N105];[.O105]))" office:value-type="date" office:date-value="2026-02-05" calcext:value-type="date">
            <text:p>05/02/26</text:p>
          </table:table-cell>
          <table:table-cell table:style-name="ce995" table:formula="of:=IF(OR([.P105]&lt;TODAY(); [.P105] = &quot;&quot;); &quot;DESCALIBRADO&quot;;&quot;CALIBRADO&quot;)" office:value-type="string" office:string-value="CALIBRADO" calcext:value-type="string">
            <text:p>CALIBRADO</text:p>
          </table:table-cell>
          <table:table-cell table:style-name="ce614" office:value-type="string" calcext:value-type="string">
            <text:p>C30659/25</text:p>
          </table:table-cell>
          <table:table-cell table:style-name="ce1256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214" office:value-type="string" calcext:value-type="string">
            <text:p>TORQUÍMETRO 3/8” 1-5 N.M</text:p>
          </table:table-cell>
          <table:table-cell table:style-name="ce1138" office:value-type="float" office:value="5" calcext:value-type="float">
            <text:p>5,0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F21-018</text:p>
          </table:table-cell>
          <table:table-cell table:style-name="ce1214" office:value-type="float" office:value="200050002" calcext:value-type="float">
            <text:p>200050002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table:number-columns-repeated="3"/>
          <table:table-cell table:style-name="ce443" office:value-type="string" calcext:value-type="string">
            <text:p>05/02.2025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office:value-type="date" office:date-value="2026-02-05" calcext:value-type="date">
            <text:p>05/02/26</text:p>
          </table:table-cell>
          <table:table-cell table:style-name="ce995" office:value-type="string" calcext:value-type="string">
            <text:p>)</text:p>
          </table:table-cell>
          <table:table-cell table:style-name="ce1192" office:value-type="string" calcext:value-type="string">
            <text:p>C30691/25</text:p>
          </table:table-cell>
          <table:table-cell table:style-name="ce1256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214" office:value-type="string" calcext:value-type="string">
            <text:p>TORQUÍMETRO <text:span text:style-name="T6">3/8” 1-6 NM </text:span></text:p>
          </table:table-cell>
          <table:table-cell table:style-name="ce188" office:value-type="float" office:value="6" calcext:value-type="float">
            <text:p>6,0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F21-019</text:p>
          </table:table-cell>
          <table:table-cell table:style-name="ce1214" office:value-type="float" office:value="200060005" calcext:value-type="float">
            <text:p>200060005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table:number-columns-repeated="3"/>
          <table:table-cell table:style-name="ce443" office:value-type="date" office:date-value="2025-02-05" calcext:value-type="date">
            <text:p>05/02/25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07]);DATE(2024;1;1);EDATE([.N107];[.O107]))" office:value-type="date" office:date-value="2026-02-05" calcext:value-type="date">
            <text:p>05/02/26</text:p>
          </table:table-cell>
          <table:table-cell table:style-name="ce995" table:formula="of:=IF(OR([.P107]&lt;TODAY(); [.P107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C30672/25</text:p>
          </table:table-cell>
          <table:table-cell table:style-name="ce1256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214" office:value-type="string" calcext:value-type="string">
            <text:p>TORQUÍMETRO <text:span text:style-name="T6">3/8”   2-10 NM </text:span></text:p>
          </table:table-cell>
          <table:table-cell table:style-name="ce1138" office:value-type="float" office:value="10" calcext:value-type="float">
            <text:p>10,0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F21-020</text:p>
          </table:table-cell>
          <table:table-cell table:style-name="ce1214" office:value-type="float" office:value="200100004" calcext:value-type="float">
            <text:p>200100004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table:number-columns-repeated="3"/>
          <table:table-cell table:style-name="ce443" office:value-type="date" office:date-value="2025-02-05" calcext:value-type="date">
            <text:p>05/02/25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08]);DATE(2024;1;1);EDATE([.N108];[.O108]))" office:value-type="date" office:date-value="2026-02-05" calcext:value-type="date">
            <text:p>05/02/26</text:p>
          </table:table-cell>
          <table:table-cell table:style-name="ce995" table:formula="of:=IF(OR([.P108]&lt;TODAY(); [.P108] = &quot;&quot;); &quot;DESCALIBRADO&quot;;&quot;CALIBRADO&quot;)" office:value-type="string" office:string-value="CALIBRADO" calcext:value-type="string">
            <text:p>CALIBRADO</text:p>
          </table:table-cell>
          <table:table-cell table:style-name="ce615" office:value-type="string" calcext:value-type="string">
            <text:p>C30712/25</text:p>
          </table:table-cell>
          <table:table-cell table:style-name="ce1256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214" office:value-type="string" calcext:value-type="string">
            <text:p>TORQUÍMETRO 3/8” 5-50 NM</text:p>
          </table:table-cell>
          <table:table-cell table:style-name="ce1138" office:value-type="float" office:value="50" calcext:value-type="float">
            <text:p>50,0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F21-021</text:p>
          </table:table-cell>
          <table:table-cell table:style-name="ce1214" office:value-type="float" office:value="200500038" calcext:value-type="float">
            <text:p>200500038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table:number-columns-repeated="4"/>
          <table:table-cell table:style-name="ce1188" office:value-type="float" office:value="12" calcext:value-type="float">
            <text:p>12</text:p>
          </table:table-cell>
          <table:table-cell table:style-name="ce487" table:formula="of:=IF(ISBLANK([.N109]);DATE(2024;1;1);EDATE([.N109];[.O109]))" office:value-type="date" office:date-value="2024-01-01" calcext:value-type="date">
            <text:p>01/01/24</text:p>
          </table:table-cell>
          <table:table-cell table:style-name="ce995" table:formula="of:=IF(OR([.P109]&lt;TODAY(); [.P10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214" office:value-type="string" calcext:value-type="string">
            <text:p>TORQUÍMETRO <text:span text:style-name="T7"> 3/8” 5-50 N.M </text:span></text:p>
          </table:table-cell>
          <table:table-cell table:style-name="ce1138" office:value-type="float" office:value="50" calcext:value-type="float">
            <text:p>50,0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F21-022</text:p>
          </table:table-cell>
          <table:table-cell table:style-name="ce1214" office:value-type="float" office:value="200500300" calcext:value-type="float">
            <text:p>200500300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table:number-columns-repeated="3"/>
          <table:table-cell table:style-name="ce443" office:value-type="string" calcext:value-type="string">
            <text:p>05/02.2025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office:value-type="date" office:date-value="2026-02-05" calcext:value-type="date">
            <text:p>05/02/26</text:p>
          </table:table-cell>
          <table:table-cell table:style-name="ce995" table:formula="of:=IF(OR([.P110]&lt;TODAY(); [.P110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1192" office:value-type="string" calcext:value-type="string">
            <text:p>Torquímetro <text:s/>3/8” 5-50 N.m <text:s/></text:p>
          </table:table-cell>
          <table:table-cell table:style-name="ce183" office:value-type="float" office:value="50" calcext:value-type="float">
            <text:p>50,0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F21-023</text:p>
          </table:table-cell>
          <table:table-cell table:style-name="ce1309" office:value-type="float" office:value="200500300" calcext:value-type="float">
            <text:p>200500300</text:p>
          </table:table-cell>
          <table:table-cell table:style-name="ce1256" office:value-type="string" calcext:value-type="string">
            <text:p>F-21</text:p>
          </table:table-cell>
          <table:table-cell table:style-name="ce135"/>
          <table:table-cell table:style-name="ce388" table:number-columns-repeated="4"/>
          <table:table-cell table:style-name="ce1188" office:value-type="float" office:value="12" calcext:value-type="float">
            <text:p>12</text:p>
          </table:table-cell>
          <table:table-cell table:style-name="ce487" table:formula="of:=IF(ISBLANK([.N111]);DATE(2024;1;1);EDATE([.N111];[.O111]))" office:value-type="date" office:date-value="2024-01-01" calcext:value-type="date">
            <text:p>01/01/24</text:p>
          </table:table-cell>
          <table:table-cell table:style-name="ce520" table:formula="of:=IF(OR([.P111]&lt;TODAY(); [.P11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16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214" office:value-type="string" calcext:value-type="string">
            <text:p>TORQUÍMETRO <text:span text:style-name="T6">3/8”  5-50 NM </text:span></text:p>
          </table:table-cell>
          <table:table-cell table:style-name="ce1138" office:value-type="float" office:value="50" calcext:value-type="float">
            <text:p>50,0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F21-024</text:p>
          </table:table-cell>
          <table:table-cell table:style-name="ce1214" office:value-type="float" office:value="2" calcext:value-type="float">
            <text:p>2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table:number-columns-repeated="3"/>
          <table:table-cell table:style-name="ce443" office:value-type="date" office:date-value="2025-02-05" calcext:value-type="date">
            <text:p>05/02/25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12]);DATE(2024;1;1);EDATE([.N112];[.O112]))" office:value-type="date" office:date-value="2026-02-05" calcext:value-type="date">
            <text:p>05/02/26</text:p>
          </table:table-cell>
          <table:table-cell table:style-name="ce995" table:formula="of:=IF(OR([.P112]&lt;TODAY(); [.P112] = &quot;&quot;); &quot;DESCALIBRADO&quot;;&quot;CALIBRADO&quot;)" office:value-type="string" office:string-value="CALIBRADO" calcext:value-type="string">
            <text:p>CALIBRADO</text:p>
          </table:table-cell>
          <table:table-cell table:style-name="ce615" office:value-type="string" calcext:value-type="string">
            <text:p>C30667/25</text:p>
          </table:table-cell>
          <table:table-cell table:style-name="ce1256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214" office:value-type="string" calcext:value-type="string">
            <text:p>TORQUÍMETRO <text:span text:style-name="T6">3/8”  5-50 NM </text:span></text:p>
          </table:table-cell>
          <table:table-cell table:style-name="ce1138" office:value-type="float" office:value="50" calcext:value-type="float">
            <text:p>50,0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F21-025</text:p>
          </table:table-cell>
          <table:table-cell table:style-name="ce1309" office:value-type="float" office:value="200500737" calcext:value-type="float">
            <text:p>200500737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388" office:value-type="date" office:date-value="2024-07-24" calcext:value-type="date">
            <text:p>24/07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13]);DATE(2024;1;1);EDATE([.N113];[.O113]))" office:value-type="date" office:date-value="2025-07-24" calcext:value-type="date">
            <text:p>24/07/25</text:p>
          </table:table-cell>
          <table:table-cell table:style-name="ce995" table:formula="of:=IF(OR([.P113]&lt;TODAY(); [.P11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97" office:value-type="string" calcext:value-type="string">
            <text:p><text:s/>214021/24</text:p>
          </table:table-cell>
          <table:table-cell table:style-name="ce1256" office:value-type="string" calcext:value-type="string">
            <text:p>CMASM</text:p>
          </table:table-cell>
          <table:table-cell table:style-name="ce1116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214" office:value-type="string" calcext:value-type="string">
            <text:p>TORQUÍMETRO 3/8” 2-10 N.M</text:p>
          </table:table-cell>
          <table:table-cell table:style-name="ce1138" office:value-type="float" office:value="10" calcext:value-type="float">
            <text:p>10,0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F21-026</text:p>
          </table:table-cell>
          <table:table-cell table:style-name="ce1214" office:value-type="string" calcext:value-type="string">
            <text:p><text:span text:style-name="T9">200100001</text:span>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20" office:value-type="date" office:date-value="2024-07-24" calcext:value-type="date">
            <text:p>24/07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14]);DATE(2024;1;1);EDATE([.N114];[.O114]))" office:value-type="date" office:date-value="2025-07-24" calcext:value-type="date">
            <text:p>24/07/25</text:p>
          </table:table-cell>
          <table:table-cell table:style-name="ce995" table:formula="of:=IF(OR([.P114]&lt;TODAY(); [.P11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4898/24</text:p>
          </table:table-cell>
          <table:table-cell table:style-name="ce1256" office:value-type="string" calcext:value-type="string">
            <text:p>CMASM</text:p>
          </table:table-cell>
          <table:table-cell table:style-name="ce1116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214" office:value-type="string" calcext:value-type="string">
            <text:p>TORQUE METER (20-240 NMN)</text:p>
          </table:table-cell>
          <table:table-cell table:style-name="ce1138" office:value-type="float" office:value="0.24" calcext:value-type="float">
            <text:p>0,24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F21-027</text:p>
          </table:table-cell>
          <table:table-cell table:style-name="ce1214" office:value-type="string" calcext:value-type="string">
            <text:p>G218732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table:number-columns-repeated="3"/>
          <table:table-cell table:style-name="ce388" office:value-type="date" office:date-value="2020-09-01" calcext:value-type="date">
            <text:p>01/09/20</text:p>
          </table:table-cell>
          <table:table-cell table:style-name="ce1188" office:value-type="float" office:value="24" calcext:value-type="float">
            <text:p>24</text:p>
          </table:table-cell>
          <table:table-cell table:style-name="ce487" table:formula="of:=IF(ISBLANK([.N115]);DATE(2024;1;1);EDATE([.N115];[.O115]))" office:value-type="date" office:date-value="2022-09-01" calcext:value-type="date">
            <text:p>01/09/22</text:p>
          </table:table-cell>
          <table:table-cell table:style-name="ce995" table:formula="of:=IF(OR([.P115]&lt;TODAY(); [.P11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8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214" office:value-type="string" calcext:value-type="string">
            <text:p>TORQUE METER (5-60 NMN)</text:p>
          </table:table-cell>
          <table:table-cell table:style-name="ce1138" office:value-type="float" office:value="0.06" calcext:value-type="float">
            <text:p>0,06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F21-028</text:p>
          </table:table-cell>
          <table:table-cell table:style-name="ce1214" office:value-type="string" calcext:value-type="string">
            <text:p>G218733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table:number-columns-repeated="3"/>
          <table:table-cell table:style-name="ce388" office:value-type="date" office:date-value="2020-09-01" calcext:value-type="date">
            <text:p>01/09/20</text:p>
          </table:table-cell>
          <table:table-cell table:style-name="ce1188" office:value-type="float" office:value="24" calcext:value-type="float">
            <text:p>24</text:p>
          </table:table-cell>
          <table:table-cell table:style-name="ce487" table:formula="of:=IF(ISBLANK([.N116]);DATE(2024;1;1);EDATE([.N116];[.O116]))" office:value-type="date" office:date-value="2022-09-01" calcext:value-type="date">
            <text:p>01/09/22</text:p>
          </table:table-cell>
          <table:table-cell table:style-name="ce995" table:formula="of:=IF(OR([.P116]&lt;TODAY(); [.P11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97"/>
          <table:table-cell table:style-name="ce1256" office:value-type="string" calcext:value-type="string">
            <text:p>CMASM</text:p>
          </table:table-cell>
          <table:table-cell table:style-name="ce668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214" office:value-type="string" calcext:value-type="string">
            <text:p>TORQUÍMETRO 0,5 NM A 2,5 NM (A.402)</text:p>
          </table:table-cell>
          <table:table-cell table:style-name="ce188" office:value-type="float" office:value="2.5" calcext:value-type="float">
            <text:p>2,5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F21-029</text:p>
          </table:table-cell>
          <table:table-cell table:style-name="ce374" office:value-type="string" calcext:value-type="string">
            <text:p>Y010082 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1513" office:value-type="date" office:date-value="2027-08-02" calcext:value-type="date">
            <text:p>02/08/27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17]);DATE(2024;1;1);EDATE([.N117];[.O117]))" office:value-type="date" office:date-value="2028-08-02" calcext:value-type="date">
            <text:p>02/08/28</text:p>
          </table:table-cell>
          <table:table-cell table:style-name="ce995" table:formula="of:=IF(OR([.P117]&lt;TODAY(); [.P117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7206/24</text:p>
          </table:table-cell>
          <table:table-cell table:style-name="ce1256" office:value-type="string" calcext:value-type="string">
            <text:p>CMASM</text:p>
          </table:table-cell>
          <table:table-cell table:style-name="ce711" office:value-type="string" calcext:value-type="string">
            <text:p>MSMI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214" office:value-type="string" calcext:value-type="string">
            <text:p>TORQUÍMETRO 0,5 NM A 2,5 NM (A.402)</text:p>
          </table:table-cell>
          <table:table-cell table:style-name="ce188" office:value-type="float" office:value="2.5" calcext:value-type="float">
            <text:p>2,5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F21-029</text:p>
          </table:table-cell>
          <table:table-cell table:style-name="ce374" office:value-type="string" calcext:value-type="string">
            <text:p><text:s/>Y040207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1513" office:value-type="date" office:date-value="2024-08-02" calcext:value-type="date">
            <text:p>02/08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18]);DATE(2024;1;1);EDATE([.N118];[.O118]))" office:value-type="date" office:date-value="2025-08-02" calcext:value-type="date">
            <text:p>02/08/25</text:p>
          </table:table-cell>
          <table:table-cell table:style-name="ce995" table:formula="of:=IF(OR([.P118]&lt;TODAY(); [.P11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615" office:value-type="string" calcext:value-type="string">
            <text:p>296050/24</text:p>
          </table:table-cell>
          <table:table-cell table:style-name="ce1256" office:value-type="string" calcext:value-type="string">
            <text:p>CMASM</text:p>
          </table:table-cell>
          <table:table-cell table:style-name="ce711" office:value-type="string" calcext:value-type="string">
            <text:p>MSMI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214" office:value-type="string" calcext:value-type="string">
            <text:p>TORQUÍMETRO 2 NM A 10 NM (A.404)</text:p>
          </table:table-cell>
          <table:table-cell table:style-name="ce1138" office:value-type="float" office:value="10" calcext:value-type="float">
            <text:p>10,0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F21-030</text:p>
          </table:table-cell>
          <table:table-cell table:style-name="ce1214" office:value-type="string" calcext:value-type="string">
            <text:p>Y020384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1513" office:value-type="date" office:date-value="2024-08-02" calcext:value-type="date">
            <text:p>02/08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19]);DATE(2024;1;1);EDATE([.N119];[.O119]))" office:value-type="date" office:date-value="2025-08-02" calcext:value-type="date">
            <text:p>02/08/25</text:p>
          </table:table-cell>
          <table:table-cell table:style-name="ce995" table:formula="of:=IF(OR([.P119]&lt;TODAY(); [.P11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7217/24</text:p>
          </table:table-cell>
          <table:table-cell table:style-name="ce1256" office:value-type="string" calcext:value-type="string">
            <text:p>CMASM</text:p>
          </table:table-cell>
          <table:table-cell table:style-name="ce711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214" office:value-type="string" calcext:value-type="string">
            <text:p>TORQUÍMETRO 2 NM A 10 NM (A.404)</text:p>
          </table:table-cell>
          <table:table-cell table:style-name="ce1138" office:value-type="float" office:value="10" calcext:value-type="float">
            <text:p>10,0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F21-031</text:p>
          </table:table-cell>
          <table:table-cell table:style-name="ce1214" office:value-type="string" calcext:value-type="string">
            <text:p>Y020385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1513" office:value-type="date" office:date-value="2024-08-02" calcext:value-type="date">
            <text:p>02/08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20]);DATE(2024;1;1);EDATE([.N120];[.O120]))" office:value-type="date" office:date-value="2025-08-02" calcext:value-type="date">
            <text:p>02/08/25</text:p>
          </table:table-cell>
          <table:table-cell table:style-name="ce995" table:formula="of:=IF(OR([.P120]&lt;TODAY(); [.P12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7149/24</text:p>
          </table:table-cell>
          <table:table-cell table:style-name="ce1256" office:value-type="string" calcext:value-type="string">
            <text:p>CMASM</text:p>
          </table:table-cell>
          <table:table-cell table:style-name="ce1116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214" office:value-type="string" calcext:value-type="string">
            <text:p>TORQUÍMETRO 2 NM A 10 NM (A.404)</text:p>
          </table:table-cell>
          <table:table-cell table:style-name="ce1138" office:value-type="float" office:value="10" calcext:value-type="float">
            <text:p>10,0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F21-032</text:p>
          </table:table-cell>
          <table:table-cell table:style-name="ce1214" office:value-type="string" calcext:value-type="string">
            <text:p>Y020490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1513" office:value-type="date" office:date-value="2024-08-02" calcext:value-type="date">
            <text:p>02/08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21]);DATE(2024;1;1);EDATE([.N121];[.O121]))" office:value-type="date" office:date-value="2025-08-02" calcext:value-type="date">
            <text:p>02/08/25</text:p>
          </table:table-cell>
          <table:table-cell table:style-name="ce995" table:formula="of:=IF(OR([.P121]&lt;TODAY(); [.P12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7185/24</text:p>
          </table:table-cell>
          <table:table-cell table:style-name="ce1256" office:value-type="string" calcext:value-type="string">
            <text:p>CMASM</text:p>
          </table:table-cell>
          <table:table-cell table:style-name="ce1116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214" office:value-type="string" calcext:value-type="string">
            <text:p>TORQUÍMETRO 2 NM A 10 NM (A.404)</text:p>
          </table:table-cell>
          <table:table-cell table:style-name="ce1138" office:value-type="float" office:value="10" calcext:value-type="float">
            <text:p>10,0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F21-033</text:p>
          </table:table-cell>
          <table:table-cell table:style-name="ce1214" office:value-type="string" calcext:value-type="string">
            <text:p>Y020565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5-03-24" calcext:value-type="date">
            <text:p>24/03/25</text:p>
          </table:table-cell>
          <table:table-cell table:style-name="ce1513" office:value-type="date" office:date-value="2025-08-02" calcext:value-type="date">
            <text:p>02/08/25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22]);DATE(2024;1;1);EDATE([.N122];[.O122]))" office:value-type="date" office:date-value="2026-08-02" calcext:value-type="date">
            <text:p>02/08/26</text:p>
          </table:table-cell>
          <table:table-cell table:style-name="ce995" table:formula="of:=IF(OR([.P122]&lt;TODAY(); [.P122] = &quot;&quot;); &quot;DESCALIBRADO&quot;;&quot;CALIBRADO&quot;)" office:value-type="string" office:string-value="CALIBRADO" calcext:value-type="string">
            <text:p>CALIBRADO</text:p>
          </table:table-cell>
          <table:table-cell table:style-name="ce615" office:value-type="string" calcext:value-type="string">
            <text:p>296048/24</text:p>
          </table:table-cell>
          <table:table-cell table:style-name="ce1256" office:value-type="string" calcext:value-type="string">
            <text:p>CMASM</text:p>
          </table:table-cell>
          <table:table-cell table:style-name="ce1116" office:value-type="string" calcext:value-type="string">
            <text:p>MSMI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214" office:value-type="string" calcext:value-type="string">
            <text:p>TORQUÍMETRO 10 NM A 50 NM (J.208-50)</text:p>
          </table:table-cell>
          <table:table-cell table:style-name="ce1138" office:value-type="float" office:value="50" calcext:value-type="float">
            <text:p>50,0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F21-034</text:p>
          </table:table-cell>
          <table:table-cell table:style-name="ce1214" office:value-type="string" calcext:value-type="string">
            <text:p>Y030893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/>
          <table:table-cell table:style-name="ce443" office:value-type="date" office:date-value="2024-10-20" calcext:value-type="date">
            <text:p>20/10/24</text:p>
          </table:table-cell>
          <table:table-cell table:style-name="ce443" office:value-type="date" office:date-value="2025-03-24" calcext:value-type="date">
            <text:p>24/03/25</text:p>
          </table:table-cell>
          <table:table-cell table:style-name="ce1513" office:value-type="date" office:date-value="2025-02-05" calcext:value-type="date">
            <text:p>05/02/25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23]);DATE(2024;1;1);EDATE([.N123];[.O123]))" office:value-type="date" office:date-value="2026-02-05" calcext:value-type="date">
            <text:p>05/02/26</text:p>
          </table:table-cell>
          <table:table-cell table:style-name="ce995" table:formula="of:=IF(OR([.P123]&lt;TODAY(); [.P123] = &quot;&quot;); &quot;DESCALIBRADO&quot;;&quot;CALIBRADO&quot;)" office:value-type="string" office:string-value="CALIBRADO" calcext:value-type="string">
            <text:p>CALIBRADO</text:p>
          </table:table-cell>
          <table:table-cell table:style-name="ce615" office:value-type="string" calcext:value-type="string">
            <text:p>C30687/25</text:p>
          </table:table-cell>
          <table:table-cell table:style-name="ce1256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214" office:value-type="string" calcext:value-type="string">
            <text:p>TORQUÍMETRO 10 NM A 50 NM (J.208-50)</text:p>
          </table:table-cell>
          <table:table-cell table:style-name="ce1138" office:value-type="float" office:value="50" calcext:value-type="float">
            <text:p>50,0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F21-035</text:p>
          </table:table-cell>
          <table:table-cell table:style-name="ce1214" office:value-type="string" calcext:value-type="string">
            <text:p>Y030895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388" office:value-type="date" office:date-value="2024-07-24" calcext:value-type="date">
            <text:p>24/07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24]);DATE(2024;1;1);EDATE([.N124];[.O124]))" office:value-type="date" office:date-value="2025-07-24" calcext:value-type="date">
            <text:p>24/07/25</text:p>
          </table:table-cell>
          <table:table-cell table:style-name="ce995" table:formula="of:=IF(OR([.P124]&lt;TODAY(); [.P12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3971/24</text:p>
          </table:table-cell>
          <table:table-cell table:style-name="ce1256" office:value-type="string" calcext:value-type="string">
            <text:p>CMASM</text:p>
          </table:table-cell>
          <table:table-cell table:style-name="ce1116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451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214" office:value-type="string" calcext:value-type="string">
            <text:p>TORQUÍMETRO 10 NM A 50 NM (J.208-50)</text:p>
          </table:table-cell>
          <table:table-cell table:style-name="ce1138" office:value-type="float" office:value="50" calcext:value-type="float">
            <text:p>50,0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F21-036</text:p>
          </table:table-cell>
          <table:table-cell table:style-name="ce1214" office:value-type="string" calcext:value-type="string">
            <text:p>Y030900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1513" office:value-type="date" office:date-value="2024-07-24" calcext:value-type="date">
            <text:p>24/07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70" table:formula="of:=IF(ISBLANK([.N125]);DATE(2024;1;1);EDATE([.N125];[.O125]))" office:value-type="date" office:date-value="2025-07-24" calcext:value-type="date">
            <text:p>24/07/25</text:p>
          </table:table-cell>
          <table:table-cell table:style-name="ce995" table:formula="of:=IF(OR([.P125]&lt;TODAY(); [.P12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3979/24</text:p>
          </table:table-cell>
          <table:table-cell table:style-name="ce1256" office:value-type="string" calcext:value-type="string">
            <text:p>CMASM</text:p>
          </table:table-cell>
          <table:table-cell table:style-name="ce1116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214" office:value-type="string" calcext:value-type="string">
            <text:p>TORQUÍMETRO 10 NM A 50 NM (J.208-50)</text:p>
          </table:table-cell>
          <table:table-cell table:style-name="ce1138" office:value-type="float" office:value="50" calcext:value-type="float">
            <text:p>50,0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F21-037</text:p>
          </table:table-cell>
          <table:table-cell table:style-name="ce1214" office:value-type="string" calcext:value-type="string">
            <text:p>Y030902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1513" office:value-type="date" office:date-value="2024-07-24" calcext:value-type="date">
            <text:p>24/07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26]);DATE(2024;1;1);EDATE([.N126];[.O126]))" office:value-type="date" office:date-value="2025-07-24" calcext:value-type="date">
            <text:p>24/07/25</text:p>
          </table:table-cell>
          <table:table-cell table:style-name="ce995" table:formula="of:=IF(OR([.P126]&lt;TODAY(); [.P12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3986/24</text:p>
          </table:table-cell>
          <table:table-cell table:style-name="ce1256" office:value-type="string" calcext:value-type="string">
            <text:p>CMASM</text:p>
          </table:table-cell>
          <table:table-cell table:style-name="ce1116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214" office:value-type="string" calcext:value-type="string">
            <text:p>TORQUÍMETRO 5 NM A 25 NM (R.306-25D)</text:p>
          </table:table-cell>
          <table:table-cell table:style-name="ce1138" office:value-type="float" office:value="25" calcext:value-type="float">
            <text:p>25,0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F21-038</text:p>
          </table:table-cell>
          <table:table-cell table:style-name="ce1214" office:value-type="string" calcext:value-type="string">
            <text:p>Y040130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43" office:value-type="date" office:date-value="2024-07-25" calcext:value-type="date">
            <text:p>25/07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27]);DATE(2024;1;1);EDATE([.N127];[.O127]))" office:value-type="date" office:date-value="2025-07-25" calcext:value-type="date">
            <text:p>25/07/25</text:p>
          </table:table-cell>
          <table:table-cell table:style-name="ce995" table:formula="of:=IF(OR([.P127]&lt;TODAY(); [.P127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7035/24</text:p>
          </table:table-cell>
          <table:table-cell table:style-name="ce1256" office:value-type="string" calcext:value-type="string">
            <text:p>CMASM</text:p>
          </table:table-cell>
          <table:table-cell table:style-name="ce1116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214" office:value-type="string" calcext:value-type="string">
            <text:p>TORQUÍMETRO 5 NM A 25 NM (R.306-25D)</text:p>
          </table:table-cell>
          <table:table-cell table:style-name="ce1138" office:value-type="float" office:value="25" calcext:value-type="float">
            <text:p>25,0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F21-039</text:p>
          </table:table-cell>
          <table:table-cell table:style-name="ce1214" office:value-type="string" calcext:value-type="string">
            <text:p>Y040131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table:number-columns-repeated="4"/>
          <table:table-cell table:style-name="ce1188" office:value-type="float" office:value="12" calcext:value-type="float">
            <text:p>12</text:p>
          </table:table-cell>
          <table:table-cell table:style-name="ce487" table:formula="of:=IF(ISBLANK([.N128]);DATE(2024;1;1);EDATE([.N128];[.O128]))" office:value-type="date" office:date-value="2024-01-01" calcext:value-type="date">
            <text:p>01/01/24</text:p>
          </table:table-cell>
          <table:table-cell table:style-name="ce995" table:formula="of:=IF(OR([.P128]&lt;TODAY(); [.P12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214" office:value-type="string" calcext:value-type="string">
            <text:p>TORQUÍMETRO 5 NM A 25 NM (R.306-25D)</text:p>
          </table:table-cell>
          <table:table-cell table:style-name="ce1138" office:value-type="float" office:value="25" calcext:value-type="float">
            <text:p>25,0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F21-040</text:p>
          </table:table-cell>
          <table:table-cell table:style-name="ce1214" office:value-type="string" calcext:value-type="string">
            <text:p>Y040156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table:number-columns-repeated="3"/>
          <table:table-cell table:style-name="ce443" office:value-type="date" office:date-value="2025-02-05" calcext:value-type="date">
            <text:p>05/02/25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29]);DATE(2024;1;1);EDATE([.N129];[.O129]))" office:value-type="date" office:date-value="2026-02-05" calcext:value-type="date">
            <text:p>05/02/26</text:p>
          </table:table-cell>
          <table:table-cell table:style-name="ce995" table:formula="of:=IF(OR([.P129]&lt;TODAY(); [.P129] = &quot;&quot;); &quot;DESCALIBRADO&quot;;&quot;CALIBRADO&quot;)" office:value-type="string" office:string-value="CALIBRADO" calcext:value-type="string">
            <text:p>CALIBRADO</text:p>
          </table:table-cell>
          <table:table-cell table:style-name="ce597" office:value-type="string" calcext:value-type="string">
            <text:p>C30715/25</text:p>
          </table:table-cell>
          <table:table-cell table:style-name="ce1256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214" office:value-type="string" calcext:value-type="string">
            <text:p>TORQUÍMETRO 5 NM A 25 NM (R.306-25D)</text:p>
          </table:table-cell>
          <table:table-cell table:style-name="ce1138" office:value-type="float" office:value="25" calcext:value-type="float">
            <text:p>25,0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F21-041</text:p>
          </table:table-cell>
          <table:table-cell table:style-name="ce1214" office:value-type="string" calcext:value-type="string">
            <text:p>Y040160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43" office:value-type="date" office:date-value="2024-07-24" calcext:value-type="date">
            <text:p>24/07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30]);DATE(2024;1;1);EDATE([.N130];[.O130]))" office:value-type="date" office:date-value="2025-07-24" calcext:value-type="date">
            <text:p>24/07/25</text:p>
          </table:table-cell>
          <table:table-cell table:style-name="ce995" table:formula="of:=IF(OR([.P130]&lt;TODAY(); [.P13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97" office:value-type="string" calcext:value-type="string">
            <text:p>213925/24</text:p>
          </table:table-cell>
          <table:table-cell table:style-name="ce1256" office:value-type="string" calcext:value-type="string">
            <text:p>CMASM</text:p>
          </table:table-cell>
          <table:table-cell table:style-name="ce1116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17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214" office:value-type="string" calcext:value-type="string">
            <text:p>TORQUÍMETRO 0,5 NM A 2,5 NM (A.402)</text:p>
          </table:table-cell>
          <table:table-cell table:style-name="ce188" office:value-type="float" office:value="2.5" calcext:value-type="float">
            <text:p>2,5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F21-042</text:p>
          </table:table-cell>
          <table:table-cell table:style-name="ce1214" office:value-type="string" calcext:value-type="string">
            <text:p>Y040189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1513" office:value-type="date" office:date-value="2024-08-02" calcext:value-type="date">
            <text:p>02/08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31]);DATE(2024;1;1);EDATE([.N131];[.O131]))" office:value-type="date" office:date-value="2025-08-02" calcext:value-type="date">
            <text:p>02/08/25</text:p>
          </table:table-cell>
          <table:table-cell table:style-name="ce995" table:formula="of:=IF(OR([.P131]&lt;TODAY(); [.P13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97" office:value-type="string" calcext:value-type="string">
            <text:p>217197/24</text:p>
          </table:table-cell>
          <table:table-cell table:style-name="ce1256" office:value-type="string" calcext:value-type="string">
            <text:p>CMASM</text:p>
          </table:table-cell>
          <table:table-cell table:style-name="ce1116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214" office:value-type="string" calcext:value-type="string">
            <text:p>TORQUÍMETRO 0,5 NM A 2,5 NM (A.402)</text:p>
          </table:table-cell>
          <table:table-cell table:style-name="ce188" office:value-type="float" office:value="2.5" calcext:value-type="float">
            <text:p>2,5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F21-043</text:p>
          </table:table-cell>
          <table:table-cell table:style-name="ce1214" office:value-type="string" calcext:value-type="string">
            <text:p>Y040190</text:p>
          </table:table-cell>
          <table:table-cell table:style-name="ce1256" office:value-type="string" calcext:value-type="string">
            <text:p>F-21</text:p>
          </table:table-cell>
          <table:table-cell table:style-name="ce145"/>
          <table:table-cell table:style-name="ce443" office:value-type="date" office:date-value="2024-05-02" calcext:value-type="date">
            <text:p>02/05/24</text:p>
          </table:table-cell>
          <table:table-cell table:style-name="ce443" office:value-type="date" office:date-value="2025-12-15" calcext:value-type="date">
            <text:p>15/12/25</text:p>
          </table:table-cell>
          <table:table-cell table:style-name="ce443" office:value-type="date" office:date-value="2025-03-24" calcext:value-type="date">
            <text:p>24/03/25</text:p>
          </table:table-cell>
          <table:table-cell table:style-name="ce443" office:value-type="date" office:date-value="2025-02-05" calcext:value-type="date">
            <text:p>05/02/25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32]);DATE(2024;1;1);EDATE([.N132];[.O132]))" office:value-type="date" office:date-value="2026-02-05" calcext:value-type="date">
            <text:p>05/02/26</text:p>
          </table:table-cell>
          <table:table-cell table:style-name="ce995" table:formula="of:=IF(OR([.P132]&lt;TODAY(); [.P132] = &quot;&quot;); &quot;DESCALIBRADO&quot;;&quot;CALIBRADO&quot;)" office:value-type="string" office:string-value="CALIBRADO" calcext:value-type="string">
            <text:p>CALIBRADO</text:p>
          </table:table-cell>
          <table:table-cell table:style-name="ce615" office:value-type="string" calcext:value-type="string">
            <text:p>C30639/25</text:p>
          </table:table-cell>
          <table:table-cell table:style-name="ce1256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6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FLUKE</text:p>
          </table:table-cell>
          <table:table-cell table:style-name="ce1192" office:value-type="string" calcext:value-type="string">
            <text:p>77DMM</text:p>
          </table:table-cell>
          <table:table-cell table:style-name="ce1192" table:number-columns-repeated="2"/>
          <table:table-cell table:style-name="ce1192" office:value-type="string" calcext:value-type="string">
            <text:p>CMASM-IDE-MBF-001</text:p>
          </table:table-cell>
          <table:table-cell table:style-name="ce1247" office:value-type="float" office:value="37661759" calcext:value-type="float">
            <text:p>37661759</text:p>
          </table:table-cell>
          <table:table-cell table:style-name="ce1256" office:value-type="string" calcext:value-type="string">
            <text:p>MINAS E BOMBAS</text:p>
          </table:table-cell>
          <table:table-cell table:style-name="ce1356"/>
          <table:table-cell table:style-name="ce1228" office:value-type="date" office:date-value="2023-07-20" calcext:value-type="date">
            <text:p>20/07/23</text:p>
          </table:table-cell>
          <table:table-cell table:style-name="ce1228" office:value-type="date" office:date-value="2023-08-02" calcext:value-type="date">
            <text:p>02/08/23</text:p>
          </table:table-cell>
          <table:table-cell table:style-name="ce1228" office:value-type="date" office:date-value="2023-11-16" calcext:value-type="date">
            <text:p>16/11/23</text:p>
          </table:table-cell>
          <table:table-cell table:style-name="ce1228" office:value-type="date" office:date-value="2023-11-09" calcext:value-type="date">
            <text:p>09/11/23</text:p>
          </table:table-cell>
          <table:table-cell table:style-name="ce249" office:value-type="float" office:value="12" calcext:value-type="float">
            <text:p>12</text:p>
          </table:table-cell>
          <table:table-cell table:style-name="ce487" table:formula="of:=IF(ISBLANK([.N133]);DATE(2024;1;1);EDATE([.N133];[.O133]))" office:value-type="date" office:date-value="2024-11-09" calcext:value-type="date">
            <text:p>09/11/24</text:p>
          </table:table-cell>
          <table:table-cell table:style-name="ce995" table:formula="of:=IF(OR([.P133]&lt;TODAY(); [.P13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89" office:value-type="string" calcext:value-type="string">
            <text:p>certificado nº 2142113/2023</text:p>
          </table:table-cell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429" office:value-type="currency" office:currency="BRL" office:value="776.23" calcext:value-type="currency">
            <text:p>R$ 776,23</text:p>
          </table:table-cell>
          <table:table-cell table:style-name="ce1192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6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ANÔMETRO ANALÓGICO</text:p>
          </table:table-cell>
          <table:table-cell table:style-name="ce1192"/>
          <table:table-cell table:style-name="ce130" office:value-type="string" calcext:value-type="string">
            <text:p>FAMABRAS 0 – 3 kgf/cm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kgf/cm²</text:p>
          </table:table-cell>
          <table:table-cell table:style-name="ce1192" office:value-type="string" calcext:value-type="string">
            <text:p>CMASM-IDM-MBF-001</text:p>
          </table:table-cell>
          <table:table-cell table:style-name="ce1192" office:value-type="string" calcext:value-type="string">
            <text:p>PI 15976-01</text:p>
          </table:table-cell>
          <table:table-cell table:style-name="ce1256" office:value-type="string" calcext:value-type="string">
            <text:p>MINAS E BOMBAS</text:p>
          </table:table-cell>
          <table:table-cell table:style-name="ce143"/>
          <table:table-cell table:style-name="ce443" office:value-type="date" office:date-value="2023-10-09" calcext:value-type="date">
            <text:p>09/10/23</text:p>
          </table:table-cell>
          <table:table-cell table:style-name="ce443" office:value-type="date" office:date-value="2023-10-25" calcext:value-type="date">
            <text:p>25/10/23</text:p>
          </table:table-cell>
          <table:table-cell table:style-name="ce443" office:value-type="date" office:date-value="2024-01-29" calcext:value-type="date">
            <text:p>29/01/24</text:p>
          </table:table-cell>
          <table:table-cell table:style-name="ce443" office:value-type="date" office:date-value="2024-01-24" calcext:value-type="date">
            <text:p>24/01/24</text:p>
          </table:table-cell>
          <table:table-cell table:style-name="ce1188" office:value-type="float" office:value="24" calcext:value-type="float">
            <text:p>24</text:p>
          </table:table-cell>
          <table:table-cell table:style-name="ce487" table:formula="of:=IF(ISBLANK([.N134]);DATE(2024;1;1);EDATE([.N134];[.O134]))" office:value-type="date" office:date-value="2026-01-24" calcext:value-type="date">
            <text:p>24/01/26</text:p>
          </table:table-cell>
          <table:table-cell table:style-name="ce995" table:formula="of:=IF(OR([.P134]&lt;TODAY(); [.P134] = &quot;&quot;); &quot;DESCALIBRADO&quot;;&quot;CALIBRADO&quot;)" office:value-type="string" office:string-value="CALIBRADO" calcext:value-type="string">
            <text:p>CALIBRADO</text:p>
          </table:table-cell>
          <table:table-cell table:style-name="ce600" office:value-type="string" calcext:value-type="string">
            <text:p>P-006396</text:p>
          </table:table-cell>
          <table:table-cell table:style-name="ce1256" office:value-type="string" calcext:value-type="string">
            <text:p>CMASM</text:p>
          </table:table-cell>
          <table:table-cell table:style-name="ce1188"/>
          <table:table-cell table:style-name="ce690" office:value-type="currency" office:currency="BRL" office:value="90" calcext:value-type="currency">
            <text:p>R$ 90,00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6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ANÔMETRO ANALÓGICO</text:p>
          </table:table-cell>
          <table:table-cell table:style-name="ce1192"/>
          <table:table-cell table:style-name="ce130" office:value-type="string" calcext:value-type="string">
            <text:p>FAMABRAS 0 – 30 kgf/cm2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string" calcext:value-type="string">
            <text:p>kgf/cm²</text:p>
          </table:table-cell>
          <table:table-cell table:style-name="ce1192" office:value-type="string" calcext:value-type="string">
            <text:p>CMASM-IDM-MBF-002</text:p>
          </table:table-cell>
          <table:table-cell table:style-name="ce1192" office:value-type="string" calcext:value-type="string">
            <text:p>PI 15976-02</text:p>
          </table:table-cell>
          <table:table-cell table:style-name="ce1256" office:value-type="string" calcext:value-type="string">
            <text:p>MINAS E BOMBAS</text:p>
          </table:table-cell>
          <table:table-cell table:style-name="ce143"/>
          <table:table-cell table:style-name="ce443" office:value-type="date" office:date-value="2023-10-09" calcext:value-type="date">
            <text:p>09/10/23</text:p>
          </table:table-cell>
          <table:table-cell table:style-name="ce443" office:value-type="date" office:date-value="2023-10-25" calcext:value-type="date">
            <text:p>25/10/23</text:p>
          </table:table-cell>
          <table:table-cell table:style-name="ce443" office:value-type="date" office:date-value="2024-01-29" calcext:value-type="date">
            <text:p>29/01/24</text:p>
          </table:table-cell>
          <table:table-cell table:style-name="ce443" office:value-type="date" office:date-value="2024-01-24" calcext:value-type="date">
            <text:p>24/01/24</text:p>
          </table:table-cell>
          <table:table-cell table:style-name="ce1188" office:value-type="float" office:value="24" calcext:value-type="float">
            <text:p>24</text:p>
          </table:table-cell>
          <table:table-cell table:style-name="ce487" table:formula="of:=IF(ISBLANK([.N135]);DATE(2024;1;1);EDATE([.N135];[.O135]))" office:value-type="date" office:date-value="2026-01-24" calcext:value-type="date">
            <text:p>24/01/26</text:p>
          </table:table-cell>
          <table:table-cell table:style-name="ce995" table:formula="of:=IF(OR([.P135]&lt;TODAY(); [.P135] = &quot;&quot;); &quot;DESCALIBRADO&quot;;&quot;CALIBRADO&quot;)" office:value-type="string" office:string-value="CALIBRADO" calcext:value-type="string">
            <text:p>CALIBRADO</text:p>
          </table:table-cell>
          <table:table-cell table:style-name="ce583" office:value-type="string" calcext:value-type="string">
            <text:p>P-006397</text:p>
          </table:table-cell>
          <table:table-cell table:style-name="ce1256" office:value-type="string" calcext:value-type="string">
            <text:p>CMASM</text:p>
          </table:table-cell>
          <table:table-cell table:style-name="ce1188"/>
          <table:table-cell table:style-name="ce690" office:value-type="currency" office:currency="BRL" office:value="90" calcext:value-type="currency">
            <text:p>R$ 90,00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6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28" office:value-type="string" calcext:value-type="string">
            <text:p>TORQ</text:p>
          </table:table-cell>
          <table:table-cell table:style-name="ce153" office:value-type="string" calcext:value-type="string">
            <text:p>1 a 7 kgf </text:p>
          </table:table-cell>
          <table:table-cell table:style-name="ce85" office:value-type="float" office:value="68" calcext:value-type="float">
            <text:p>68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MBF-003</text:p>
          </table:table-cell>
          <table:table-cell table:style-name="ce1192"/>
          <table:table-cell table:style-name="ce1256" office:value-type="string" calcext:value-type="string">
            <text:p>MINAS E BOMBAS</text:p>
          </table:table-cell>
          <table:table-cell table:style-name="ce135"/>
          <table:table-cell table:style-name="ce365" office:value-type="date" office:date-value="2024-07-15" calcext:value-type="date">
            <text:p>15/07/24</text:p>
          </table:table-cell>
          <table:table-cell table:style-name="ce388"/>
          <table:table-cell table:style-name="ce388" office:value-type="date" office:date-value="2024-08-12" calcext:value-type="date">
            <text:p>12/08/24</text:p>
          </table:table-cell>
          <table:table-cell table:style-name="ce388" office:value-type="date" office:date-value="2024-08-02" calcext:value-type="date">
            <text:p>02/08/24</text:p>
          </table:table-cell>
          <table:table-cell table:style-name="ce1188" office:value-type="float" office:value="24" calcext:value-type="float">
            <text:p>24</text:p>
          </table:table-cell>
          <table:table-cell table:style-name="ce487" table:formula="of:=IF(ISBLANK([.N136]);DATE(2024;1;1);EDATE([.N136];[.O136]))" office:value-type="date" office:date-value="2026-08-02" calcext:value-type="date">
            <text:p>02/08/26</text:p>
          </table:table-cell>
          <table:table-cell table:style-name="ce1036" table:formula="of:=IF(OR([.P136]&lt;TODAY(); [.P136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22195/24</text:p>
          </table:table-cell>
          <table:table-cell table:style-name="ce580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7">
          <table:table-cell table:style-name="ce1032" office:value-type="string" calcext:value-type="string">
            <text:p>ELE </text:p>
          </table:table-cell>
          <table:table-cell table:style-name="ce1170" office:value-type="string" calcext:value-type="string">
            <text:p>MULTÍMETRO 6 DÍGITOS</text:p>
          </table:table-cell>
          <table:table-cell table:style-name="ce1032" office:value-type="string" calcext:value-type="string">
            <text:p>KEYSIGHT</text:p>
          </table:table-cell>
          <table:table-cell table:style-name="ce1170" office:value-type="string" calcext:value-type="string">
            <text:p>34461A</text:p>
          </table:table-cell>
          <table:table-cell table:style-name="ce109" office:value-type="string" calcext:value-type="string">
            <text:p>1000 VDC </text:p>
            <text:p>750 VAC</text:p>
            <text:p>100 a 100M Ohm</text:p>
            <text:p>0.01 a 3 ADC</text:p>
            <text:p>1 a 3 AAC</text:p>
            <text:p>Continuidade </text:p>
            <text:p>Diodo</text:p>
          </table:table-cell>
          <table:table-cell table:style-name="ce1032"/>
          <table:table-cell table:style-name="ce1170" office:value-type="string" calcext:value-type="string">
            <text:p>CMASM-IDE-MIS-002</text:p>
          </table:table-cell>
          <table:table-cell table:style-name="ce260" office:value-type="string" calcext:value-type="string">
            <text:p>US36096717</text:p>
          </table:table-cell>
          <table:table-cell table:style-name="ce1032" office:value-type="string" calcext:value-type="string">
            <text:p>MISTRAL</text:p>
          </table:table-cell>
          <table:table-cell table:style-name="ce148"/>
          <table:table-cell table:style-name="ce310" table:number-columns-repeated="3"/>
          <table:table-cell table:style-name="ce310" office:value-type="date" office:date-value="2017-10-05" calcext:value-type="date">
            <text:p>05/10/17</text:p>
          </table:table-cell>
          <table:table-cell table:style-name="ce1032" office:value-type="float" office:value="12" calcext:value-type="float">
            <text:p>12</text:p>
          </table:table-cell>
          <table:table-cell table:style-name="ce487" table:formula="of:=IF(ISBLANK([.N137]);DATE(2024;1;1);EDATE([.N137];[.O137]))" office:value-type="date" office:date-value="2018-10-05" calcext:value-type="date">
            <text:p>05/10/18</text:p>
          </table:table-cell>
          <table:table-cell table:style-name="ce547" table:formula="of:=IF(OR([.P137]&lt;TODAY(); [.P137] = &quot;&quot;); &quot;DESCALIBRADO&quot;;&quot;CALIBRADO&quot;)" office:value-type="string" office:string-value="DESCALIBRADO" calcext:value-type="string">
            <text:p>DESCALIBRADO</text:p>
          </table:table-cell>
          <table:table-cell table:style-name="ce606" office:value-type="string" calcext:value-type="string">
            <text:p>EM REPARO</text:p>
          </table:table-cell>
          <table:table-cell table:style-name="ce427" office:value-type="string" calcext:value-type="string">
            <text:p>CMS</text:p>
          </table:table-cell>
          <table:table-cell table:style-name="ce852" office:value-type="string" calcext:value-type="string">
            <text:p>Enviado para calibração em 24/01/22</text:p>
            <text:p>PS39/2021 –  CMS</text:p>
            <text:p><text:span text:style-name="T13">[23JAN2024] CMS: AGU obtenção componentes</text:span></text:p>
          </table:table-cell>
          <table:table-cell table:style-name="ce741" office:value-type="currency" office:currency="BRL" office:value="776.23" calcext:value-type="currency">
            <text:p>R$ 776,23</text:p>
          </table:table-cell>
          <table:table-cell table:style-name="ce1032" table:number-columns-repeated="2"/>
          <table:table-cell table:style-name="ce1032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 office:value-type="string" calcext:value-type="string">
            <text:p>FACOM</text:p>
          </table:table-cell>
          <table:table-cell table:style-name="ce1192" office:value-type="string" calcext:value-type="string">
            <text:p>0,8M DAN</text:p>
          </table:table-cell>
          <table:table-cell table:style-name="ce81" office:value-type="float" office:value="8" calcext:value-type="float">
            <text:p>8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MIS-002</text:p>
          </table:table-cell>
          <table:table-cell table:style-name="ce1192" office:value-type="string" calcext:value-type="string">
            <text:p>1011775G00</text:p>
          </table:table-cell>
          <table:table-cell table:style-name="ce1188" office:value-type="string" calcext:value-type="string">
            <text:p>MISTRAL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/>
          <table:table-cell table:style-name="ce443" office:value-type="date" office:date-value="2024-08-12" calcext:value-type="date">
            <text:p>12/08/24</text:p>
          </table:table-cell>
          <table:table-cell table:style-name="ce443" office:value-type="date" office:date-value="2024-08-02" calcext:value-type="date">
            <text:p>02/08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38]);DATE(2024;1;1);EDATE([.N138];[.O138]))" office:value-type="date" office:date-value="2025-08-02" calcext:value-type="date">
            <text:p>02/08/25</text:p>
          </table:table-cell>
          <table:table-cell table:style-name="ce1036" table:formula="of:=IF(OR([.P138]&lt;TODAY(); [.P13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97" office:value-type="string" calcext:value-type="string">
            <text:p>221095/24</text:p>
          </table:table-cell>
          <table:table-cell table:style-name="ce580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 office:value-type="string" calcext:value-type="string">
            <text:p>TORQUELEADER</text:p>
          </table:table-cell>
          <table:table-cell table:style-name="ce1192" office:value-type="string" calcext:value-type="string">
            <text:p>1,7M DAN</text:p>
          </table:table-cell>
          <table:table-cell table:style-name="ce81" office:value-type="float" office:value="17" calcext:value-type="float">
            <text:p>17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MIS-003</text:p>
          </table:table-cell>
          <table:table-cell table:style-name="ce1192" office:value-type="string" calcext:value-type="string">
            <text:p>1028199S00</text:p>
          </table:table-cell>
          <table:table-cell table:style-name="ce1188" office:value-type="string" calcext:value-type="string">
            <text:p>MISTRAL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/>
          <table:table-cell table:style-name="ce443" office:value-type="date" office:date-value="2024-08-12" calcext:value-type="date">
            <text:p>12/08/24</text:p>
          </table:table-cell>
          <table:table-cell table:style-name="ce443" office:value-type="date" office:date-value="2024-08-02" calcext:value-type="date">
            <text:p>02/08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39]);DATE(2024;1;1);EDATE([.N139];[.O139]))" office:value-type="date" office:date-value="2025-08-02" calcext:value-type="date">
            <text:p>02/08/25</text:p>
          </table:table-cell>
          <table:table-cell table:style-name="ce1036" table:formula="of:=IF(OR([.P139]&lt;TODAY(); [.P13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22168/24</text:p>
          </table:table-cell>
          <table:table-cell table:style-name="ce580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 office:value-type="string" calcext:value-type="string">
            <text:p>UTICA</text:p>
          </table:table-cell>
          <table:table-cell table:style-name="ce1192" office:value-type="string" calcext:value-type="string">
            <text:p>TCI-150</text:p>
          </table:table-cell>
          <table:table-cell table:style-name="ce81" office:value-type="float" office:value="17" calcext:value-type="float">
            <text:p>17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MIS-001</text:p>
          </table:table-cell>
          <table:table-cell table:style-name="ce1192" office:value-type="float" office:value="44030109" calcext:value-type="float">
            <text:p>44030109</text:p>
          </table:table-cell>
          <table:table-cell table:style-name="ce1188" office:value-type="string" calcext:value-type="string">
            <text:p>MISTRAL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/>
          <table:table-cell table:style-name="ce443" office:value-type="date" office:date-value="2024-08-12" calcext:value-type="date">
            <text:p>12/08/24</text:p>
          </table:table-cell>
          <table:table-cell table:style-name="ce443" office:value-type="date" office:date-value="2024-08-02" calcext:value-type="date">
            <text:p>02/08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40]);DATE(2024;1;1);EDATE([.N140];[.O140]))" office:value-type="date" office:date-value="2025-08-02" calcext:value-type="date">
            <text:p>02/08/25</text:p>
          </table:table-cell>
          <table:table-cell table:style-name="ce1036" table:formula="of:=IF(OR([.P140]&lt;TODAY(); [.P14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22148/24</text:p>
          </table:table-cell>
          <table:table-cell table:style-name="ce580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032" office:value-type="string" calcext:value-type="string">
            <text:p>ELE </text:p>
          </table:table-cell>
          <table:table-cell table:style-name="ce1032" office:value-type="string" calcext:value-type="string">
            <text:p>CONTADOR</text:p>
          </table:table-cell>
          <table:table-cell table:style-name="ce200" office:value-type="string" calcext:value-type="string">
            <text:p><text:s/>ASTRONICS</text:p>
          </table:table-cell>
          <table:table-cell table:style-name="ce366" office:value-type="string" calcext:value-type="string">
            <text:p>2461-CD</text:p>
          </table:table-cell>
          <table:table-cell table:style-name="ce366" table:number-columns-repeated="2"/>
          <table:table-cell table:style-name="ce1170" office:value-type="string" calcext:value-type="string">
            <text:p>CMASM-IDE-T46-001</text:p>
          </table:table-cell>
          <table:table-cell table:style-name="ce273" office:value-type="float" office:value="12123920" calcext:value-type="float">
            <text:p>12123920</text:p>
          </table:table-cell>
          <table:table-cell table:style-name="ce355" office:value-type="string" calcext:value-type="string">
            <text:p>MK-46</text:p>
          </table:table-cell>
          <table:table-cell table:style-name="ce625"/>
          <table:table-cell table:style-name="ce392" office:value-type="date" office:date-value="2024-12-05" calcext:value-type="date">
            <text:p>05/12/24</text:p>
          </table:table-cell>
          <table:table-cell table:style-name="ce392" office:value-type="date" office:date-value="2025-03-25" calcext:value-type="date">
            <text:p>25/03/25</text:p>
          </table:table-cell>
          <table:table-cell table:style-name="ce392" table:number-columns-repeated="2"/>
          <table:table-cell table:style-name="ce651" office:value-type="float" office:value="12" calcext:value-type="float">
            <text:p>12</text:p>
          </table:table-cell>
          <table:table-cell table:style-name="ce487" table:formula="of:=IF(ISBLANK([.N141]);DATE(2024;1;1);EDATE([.N141];[.O141]))" office:value-type="date" office:date-value="2024-01-01" calcext:value-type="date">
            <text:p>01/01/24</text:p>
          </table:table-cell>
          <table:table-cell table:style-name="ce547" table:formula="of:=IF(OR([.P141]&lt;TODAY(); [.P14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71"/>
          <table:table-cell table:style-name="ce1206" office:value-type="string" calcext:value-type="string">
            <text:p>CMASM</text:p>
          </table:table-cell>
          <table:table-cell table:style-name="ce260" office:value-type="string" calcext:value-type="string">
            <text:p>não foi calibradoi </text:p>
          </table:table-cell>
          <table:table-cell table:style-name="ce432" office:value-type="currency" office:currency="BRL" office:value="1552.47" calcext:value-type="currency">
            <text:p>R$ 1.552,47</text:p>
          </table:table-cell>
          <table:table-cell table:style-name="ce571"/>
          <table:table-cell table:style-name="ce628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3">
          <table:table-cell table:style-name="ce1032" office:value-type="string" calcext:value-type="string">
            <text:p>ELE </text:p>
          </table:table-cell>
          <table:table-cell table:style-name="ce1032" office:value-type="string" calcext:value-type="string">
            <text:p>CONTADOR</text:p>
          </table:table-cell>
          <table:table-cell table:style-name="ce200" office:value-type="string" calcext:value-type="string">
            <text:p><text:s/>ASTRONICS</text:p>
          </table:table-cell>
          <table:table-cell table:style-name="ce366" office:value-type="string" calcext:value-type="string">
            <text:p>2461-CD</text:p>
          </table:table-cell>
          <table:table-cell table:style-name="ce366" table:number-columns-repeated="2"/>
          <table:table-cell table:style-name="ce1170" office:value-type="string" calcext:value-type="string">
            <text:p>CMASM-IDE-T46-002</text:p>
          </table:table-cell>
          <table:table-cell table:style-name="ce273" office:value-type="float" office:value="13010358" calcext:value-type="float">
            <text:p>13010358</text:p>
          </table:table-cell>
          <table:table-cell table:style-name="ce355" office:value-type="string" calcext:value-type="string">
            <text:p>MK-46</text:p>
          </table:table-cell>
          <table:table-cell table:style-name="ce625"/>
          <table:table-cell table:style-name="ce392" office:value-type="date" office:date-value="2024-12-05" calcext:value-type="date">
            <text:p>05/12/24</text:p>
          </table:table-cell>
          <table:table-cell table:style-name="ce392" office:value-type="date" office:date-value="2025-03-25" calcext:value-type="date">
            <text:p>25/03/25</text:p>
          </table:table-cell>
          <table:table-cell table:style-name="ce392" table:number-columns-repeated="2"/>
          <table:table-cell table:style-name="ce651" office:value-type="float" office:value="12" calcext:value-type="float">
            <text:p>12</text:p>
          </table:table-cell>
          <table:table-cell table:style-name="ce487" table:formula="of:=IF(ISBLANK([.N142]);DATE(2024;1;1);EDATE([.N142];[.O142]))" office:value-type="date" office:date-value="2024-01-01" calcext:value-type="date">
            <text:p>01/01/24</text:p>
          </table:table-cell>
          <table:table-cell table:style-name="ce547" table:formula="of:=IF(OR([.P142]&lt;TODAY(); [.P14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71"/>
          <table:table-cell table:style-name="ce1206" office:value-type="string" calcext:value-type="string">
            <text:p>CMASM</text:p>
          </table:table-cell>
          <table:table-cell table:style-name="ce260" office:value-type="string" calcext:value-type="string">
            <text:p>não foi calibradoi </text:p>
          </table:table-cell>
          <table:table-cell table:style-name="ce432" office:value-type="currency" office:currency="BRL" office:value="1552.47" calcext:value-type="currency">
            <text:p>R$ 1.552,47</text:p>
          </table:table-cell>
          <table:table-cell table:style-name="ce571"/>
          <table:table-cell table:style-name="ce628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6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CONTADOR</text:p>
          </table:table-cell>
          <table:table-cell table:style-name="ce17" office:value-type="string" calcext:value-type="string">
            <text:p><text:s/>ASTRONICS</text:p>
          </table:table-cell>
          <table:table-cell table:style-name="ce70" office:value-type="string" calcext:value-type="string">
            <text:p>2461-CD</text:p>
          </table:table-cell>
          <table:table-cell table:style-name="ce70" table:number-columns-repeated="2"/>
          <table:table-cell table:style-name="ce1192" office:value-type="string" calcext:value-type="string">
            <text:p>CMASM-IDE-T46-003</text:p>
          </table:table-cell>
          <table:table-cell table:style-name="ce116" office:value-type="float" office:value="14021307" calcext:value-type="float">
            <text:p>14021307</text:p>
          </table:table-cell>
          <table:table-cell table:style-name="ce1321" office:value-type="string" calcext:value-type="string">
            <text:p>MK-46</text:p>
          </table:table-cell>
          <table:table-cell table:style-name="ce1352"/>
          <table:table-cell table:style-name="ce1402" office:value-type="date" office:date-value="2024-09-05" calcext:value-type="date">
            <text:p>05/09/24</text:p>
          </table:table-cell>
          <table:table-cell table:style-name="ce1402" table:number-columns-repeated="3"/>
          <table:table-cell table:style-name="ce1537" office:value-type="float" office:value="12" calcext:value-type="float">
            <text:p>12</text:p>
          </table:table-cell>
          <table:table-cell table:style-name="ce487" table:formula="of:=IF(ISBLANK([.N143]);DATE(2024;1;1);EDATE([.N143];[.O143]))" office:value-type="date" office:date-value="2024-01-01" calcext:value-type="date">
            <text:p>01/01/24</text:p>
          </table:table-cell>
          <table:table-cell table:style-name="ce995" table:formula="of:=IF(OR([.P143]&lt;TODAY(); [.P14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/>
          <table:table-cell table:style-name="ce534" office:value-type="string" calcext:value-type="string">
            <text:p>CMASM</text:p>
          </table:table-cell>
          <table:table-cell table:style-name="ce618" office:value-type="string" calcext:value-type="string">
            <text:p/>
            <text:p>CMS NÃO CALIBRA</text:p>
          </table:table-cell>
          <table:table-cell table:style-name="ce1713" office:value-type="currency" office:currency="BRL" office:value="1552.47" calcext:value-type="currency">
            <text:p>R$ 1.552,47</text:p>
          </table:table-cell>
          <table:table-cell table:style-name="ce1256"/>
          <table:table-cell table:style-name="ce1177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18">
          <table:table-cell table:style-name="ce1032" office:value-type="string" calcext:value-type="string">
            <text:p>ELE </text:p>
          </table:table-cell>
          <table:table-cell table:style-name="ce1032" office:value-type="string" calcext:value-type="string">
            <text:p>CONTADOR</text:p>
          </table:table-cell>
          <table:table-cell table:style-name="ce1032" office:value-type="string" calcext:value-type="string">
            <text:p>HP</text:p>
          </table:table-cell>
          <table:table-cell table:style-name="ce594" office:value-type="string" calcext:value-type="string">
            <text:p>5328B</text:p>
          </table:table-cell>
          <table:table-cell table:style-name="ce594" table:number-columns-repeated="2"/>
          <table:table-cell table:style-name="ce1170" office:value-type="string" calcext:value-type="string">
            <text:p>CMASM-IDE-T46-007</text:p>
          </table:table-cell>
          <table:table-cell table:style-name="ce594" office:value-type="string" calcext:value-type="string">
            <text:p>2716A03309</text:p>
          </table:table-cell>
          <table:table-cell table:style-name="ce355" office:value-type="string" calcext:value-type="string">
            <text:p>MK-46</text:p>
          </table:table-cell>
          <table:table-cell table:style-name="ce625"/>
          <table:table-cell table:style-name="ce392" office:value-type="date" office:date-value="2023-06-06" calcext:value-type="date">
            <text:p>06/06/23</text:p>
          </table:table-cell>
          <table:table-cell table:style-name="ce392" office:value-type="date" office:date-value="2023-06-07" calcext:value-type="date">
            <text:p>07/06/23</text:p>
          </table:table-cell>
          <table:table-cell table:style-name="ce392" table:number-columns-repeated="2"/>
          <table:table-cell table:style-name="ce651" office:value-type="float" office:value="12" calcext:value-type="float">
            <text:p>12</text:p>
          </table:table-cell>
          <table:table-cell table:style-name="ce487" table:formula="of:=IF(ISBLANK([.N144]);DATE(2024;1;1);EDATE([.N144];[.O144]))" office:value-type="date" office:date-value="2024-01-01" calcext:value-type="date">
            <text:p>01/01/24</text:p>
          </table:table-cell>
          <table:table-cell table:style-name="ce547" table:formula="of:=IF(OR([.P144]&lt;TODAY(); [.P14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603" office:value-type="string" calcext:value-type="string">
            <text:p>EM REPARO</text:p>
          </table:table-cell>
          <table:table-cell table:style-name="ce571" office:value-type="string" calcext:value-type="string">
            <text:p>CMS</text:p>
          </table:table-cell>
          <table:table-cell table:style-name="ce676" office:value-type="string" calcext:value-type="string">
            <text:p>[23JAN2024] CMS: AGU obtenção componentes</text:p>
          </table:table-cell>
          <table:table-cell table:style-name="ce432" office:value-type="currency" office:currency="BRL" office:value="1552.47" calcext:value-type="currency">
            <text:p>R$ 1.552,47</text:p>
          </table:table-cell>
          <table:table-cell table:style-name="ce1170" table:number-columns-repeated="2"/>
          <table:table-cell table:style-name="ce1032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CONTADOR</text:p>
          </table:table-cell>
          <table:table-cell table:style-name="ce1188" office:value-type="string" calcext:value-type="string">
            <text:p>HP</text:p>
          </table:table-cell>
          <table:table-cell table:style-name="ce234" office:value-type="string" calcext:value-type="string">
            <text:p>5328B</text:p>
          </table:table-cell>
          <table:table-cell table:style-name="ce234" table:number-columns-repeated="2"/>
          <table:table-cell table:style-name="ce1192" office:value-type="string" calcext:value-type="string">
            <text:p>CMASM-IDE-T46-008</text:p>
          </table:table-cell>
          <table:table-cell table:style-name="ce234" office:value-type="string" calcext:value-type="string">
            <text:p>2924A03338</text:p>
          </table:table-cell>
          <table:table-cell table:style-name="ce1321" office:value-type="string" calcext:value-type="string">
            <text:p>MK-46</text:p>
          </table:table-cell>
          <table:table-cell table:style-name="ce1352"/>
          <table:table-cell table:style-name="ce1228" office:value-type="date" office:date-value="2023-09-26" calcext:value-type="date">
            <text:p>26/09/23</text:p>
          </table:table-cell>
          <table:table-cell table:style-name="ce1228" office:value-type="date" office:date-value="2023-09-28" calcext:value-type="date">
            <text:p>28/09/23</text:p>
          </table:table-cell>
          <table:table-cell table:style-name="ce1228" office:value-type="date" office:date-value="2023-11-16" calcext:value-type="date">
            <text:p>16/11/23</text:p>
          </table:table-cell>
          <table:table-cell table:style-name="ce1228" office:value-type="date" office:date-value="2023-11-14" calcext:value-type="date">
            <text:p>14/11/23</text:p>
          </table:table-cell>
          <table:table-cell table:style-name="ce370" office:value-type="float" office:value="12" calcext:value-type="float">
            <text:p>12</text:p>
          </table:table-cell>
          <table:table-cell table:style-name="ce487" table:formula="of:=IF(ISBLANK([.N145]);DATE(2024;1;1);EDATE([.N145];[.O145]))" office:value-type="date" office:date-value="2024-11-14" calcext:value-type="date">
            <text:p>14/11/24</text:p>
          </table:table-cell>
          <table:table-cell table:style-name="ce1036" table:formula="of:=IF(OR([.P145]&lt;TODAY(); [.P14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80" office:value-type="string" calcext:value-type="string">
            <text:p>certificado nº 2142118/2023</text:p>
          </table:table-cell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1713" office:value-type="currency" office:currency="BRL" office:value="1552.47" calcext:value-type="currency">
            <text:p>R$ 1.552,47</text:p>
          </table:table-cell>
          <table:table-cell table:style-name="ce1192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CONTADOR</text:p>
          </table:table-cell>
          <table:table-cell table:style-name="ce1188" office:value-type="string" calcext:value-type="string">
            <text:p>HP</text:p>
          </table:table-cell>
          <table:table-cell table:style-name="ce234" office:value-type="string" calcext:value-type="string">
            <text:p>5328B</text:p>
          </table:table-cell>
          <table:table-cell table:style-name="ce234" table:number-columns-repeated="2"/>
          <table:table-cell table:style-name="ce1192" office:value-type="string" calcext:value-type="string">
            <text:p>CMASM-IDE-T46-009</text:p>
          </table:table-cell>
          <table:table-cell table:style-name="ce234" office:value-type="string" calcext:value-type="string">
            <text:p>2924A04249</text:p>
          </table:table-cell>
          <table:table-cell table:style-name="ce1321" office:value-type="string" calcext:value-type="string">
            <text:p>MK-46</text:p>
          </table:table-cell>
          <table:table-cell table:style-name="ce1352"/>
          <table:table-cell table:style-name="ce1228" office:value-type="date" office:date-value="2023-09-26" calcext:value-type="date">
            <text:p>26/09/23</text:p>
          </table:table-cell>
          <table:table-cell table:style-name="ce1228" office:value-type="date" office:date-value="2023-09-28" calcext:value-type="date">
            <text:p>28/09/23</text:p>
          </table:table-cell>
          <table:table-cell table:style-name="ce1228" office:value-type="date" office:date-value="2023-11-16" calcext:value-type="date">
            <text:p>16/11/23</text:p>
          </table:table-cell>
          <table:table-cell table:style-name="ce1228" office:value-type="date" office:date-value="2023-11-14" calcext:value-type="date">
            <text:p>14/11/23</text:p>
          </table:table-cell>
          <table:table-cell table:style-name="ce370" office:value-type="float" office:value="12" calcext:value-type="float">
            <text:p>12</text:p>
          </table:table-cell>
          <table:table-cell table:style-name="ce487" table:formula="of:=IF(ISBLANK([.N146]);DATE(2024;1;1);EDATE([.N146];[.O146]))" office:value-type="date" office:date-value="2024-11-14" calcext:value-type="date">
            <text:p>14/11/24</text:p>
          </table:table-cell>
          <table:table-cell table:style-name="ce1036" table:formula="of:=IF(OR([.P146]&lt;TODAY(); [.P14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80" office:value-type="string" calcext:value-type="string">
            <text:p>certificado nº 2142119/2023</text:p>
          </table:table-cell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1713" office:value-type="currency" office:currency="BRL" office:value="1552.47" calcext:value-type="currency">
            <text:p>R$ 1.552,47</text:p>
          </table:table-cell>
          <table:table-cell table:style-name="ce1192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ELE </text:p>
          </table:table-cell>
          <table:table-cell table:style-name="ce1192" office:value-type="string" calcext:value-type="string">
            <text:p>DÉCADA CAPACITIVA</text:p>
          </table:table-cell>
          <table:table-cell table:style-name="ce1192" office:value-type="string" calcext:value-type="string">
            <text:p>HP</text:p>
          </table:table-cell>
          <table:table-cell table:style-name="ce1192" office:value-type="string" calcext:value-type="string">
            <text:p>4440B</text:p>
          </table:table-cell>
          <table:table-cell table:style-name="ce583" office:value-type="string" calcext:value-type="string">
            <text:p>40 pF a 1,2 uF</text:p>
          </table:table-cell>
          <table:table-cell table:style-name="ce1188"/>
          <table:table-cell table:style-name="ce1192" office:value-type="string" calcext:value-type="string">
            <text:p>CMASM-IDE-T46-100</text:p>
          </table:table-cell>
          <table:table-cell table:style-name="ce583" office:value-type="string" calcext:value-type="string">
            <text:p>1224J04111</text:p>
          </table:table-cell>
          <table:table-cell table:style-name="ce1321" office:value-type="string" calcext:value-type="string">
            <text:p>MK-46</text:p>
          </table:table-cell>
          <table:table-cell table:style-name="ce135"/>
          <table:table-cell table:style-name="ce388" table:number-columns-repeated="3"/>
          <table:table-cell table:style-name="ce1012"/>
          <table:table-cell table:style-name="ce1188" office:value-type="float" office:value="12" calcext:value-type="float">
            <text:p>12</text:p>
          </table:table-cell>
          <table:table-cell table:style-name="ce487" table:formula="of:=IF(ISBLANK([.N147]);DATE(2024;1;1);EDATE([.N147];[.O147]))" office:value-type="date" office:date-value="2024-01-01" calcext:value-type="date">
            <text:p>01/01/24</text:p>
          </table:table-cell>
          <table:table-cell table:style-name="ce995" table:formula="of:=IF(OR([.P147]&lt;TODAY(); [.P147] = &quot;&quot;); &quot;DESCALIBRADO&quot;;&quot;CALIBRADO&quot;)" office:value-type="string" office:string-value="DESCALIBRADO" calcext:value-type="string">
            <text:p>DESCALIBRADO</text:p>
          </table:table-cell>
          <table:table-cell table:style-name="ce604"/>
          <table:table-cell table:style-name="ce580" office:value-type="string" calcext:value-type="string">
            <text:p>CMASM</text:p>
          </table:table-cell>
          <table:table-cell table:style-name="ce1192" office:value-type="string" calcext:value-type="string">
            <text:p>BOM ESTADO</text:p>
          </table:table-cell>
          <table:table-cell table:style-name="ce430"/>
          <table:table-cell table:style-name="ce1188" table:number-columns-repeated="2"/>
          <table:table-cell table:style-name="ce1188" office:value-type="string" calcext:value-type="string">
            <text:p>EMPRESA</text:p>
            <text:p>DESERTO EM 2024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ELE </text:p>
          </table:table-cell>
          <table:table-cell table:style-name="ce1192" office:value-type="string" calcext:value-type="string">
            <text:p>DÉCADA RESISTIVA</text:p>
          </table:table-cell>
          <table:table-cell table:style-name="ce1192" office:value-type="string" calcext:value-type="string">
            <text:p>GENERAL RADIO</text:p>
          </table:table-cell>
          <table:table-cell table:style-name="ce1192" office:value-type="string" calcext:value-type="string">
            <text:p>1433-K</text:p>
          </table:table-cell>
          <table:table-cell table:style-name="ce583" office:value-type="string" calcext:value-type="string">
            <text:p>0,1 a 1.111,0 Ohms</text:p>
          </table:table-cell>
          <table:table-cell table:style-name="ce1188"/>
          <table:table-cell table:style-name="ce1192" office:value-type="string" calcext:value-type="string">
            <text:p>CMASM-IDE-T46-101</text:p>
          </table:table-cell>
          <table:table-cell table:style-name="ce583" office:value-type="float" office:value="16995" calcext:value-type="float">
            <text:p>16995</text:p>
          </table:table-cell>
          <table:table-cell table:style-name="ce1321" office:value-type="string" calcext:value-type="string">
            <text:p>MK-46</text:p>
          </table:table-cell>
          <table:table-cell table:style-name="ce135"/>
          <table:table-cell table:style-name="ce388" office:value-type="date" office:date-value="2024-09-04" calcext:value-type="date">
            <text:p>04/09/24</text:p>
          </table:table-cell>
          <table:table-cell table:style-name="ce388" office:value-type="date" office:date-value="2024-09-18" calcext:value-type="date">
            <text:p>18/09/24</text:p>
          </table:table-cell>
          <table:table-cell table:style-name="ce1203" office:value-type="date" office:date-value="2024-10-16" calcext:value-type="date">
            <text:p>16/10/24</text:p>
          </table:table-cell>
          <table:table-cell table:style-name="ce1012" office:value-type="date" office:date-value="2024-10-02" calcext:value-type="date">
            <text:p>02/10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48]);DATE(2024;1;1);EDATE([.N148];[.O148]))" office:value-type="date" office:date-value="2025-10-02" calcext:value-type="date">
            <text:p>02/10/25</text:p>
          </table:table-cell>
          <table:table-cell table:style-name="ce995" table:formula="of:=IF(OR([.P148]&lt;TODAY(); [.P14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604" office:value-type="string" calcext:value-type="string">
            <text:p>CMASM-IDE-T46-10402/10/24</text:p>
          </table:table-cell>
          <table:table-cell table:style-name="ce580" office:value-type="string" calcext:value-type="string">
            <text:p>CMASM</text:p>
          </table:table-cell>
          <table:table-cell table:style-name="ce1192" office:value-type="string" calcext:value-type="string">
            <text:p>LCM LOTE 01</text:p>
          </table:table-cell>
          <table:table-cell table:style-name="ce430"/>
          <table:table-cell table:style-name="ce1188" table:number-columns-repeated="2"/>
          <table:table-cell table:style-name="ce1188" office:value-type="string" calcext:value-type="string">
            <text:p>EMPRESA LMC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ELE </text:p>
          </table:table-cell>
          <table:table-cell table:style-name="ce1192" office:value-type="string" calcext:value-type="string">
            <text:p>DÉCADA RESISTIVA</text:p>
          </table:table-cell>
          <table:table-cell table:style-name="ce1192" office:value-type="string" calcext:value-type="string">
            <text:p>GENERAL RADIO</text:p>
          </table:table-cell>
          <table:table-cell table:style-name="ce1192" office:value-type="string" calcext:value-type="string">
            <text:p>1433-N</text:p>
          </table:table-cell>
          <table:table-cell table:style-name="ce583" office:value-type="string" calcext:value-type="string">
            <text:p>0,1 a 11.111,0 Ohms</text:p>
          </table:table-cell>
          <table:table-cell table:style-name="ce1188"/>
          <table:table-cell table:style-name="ce1192" office:value-type="string" calcext:value-type="string">
            <text:p>CMASM-IDE-T46-102</text:p>
          </table:table-cell>
          <table:table-cell table:style-name="ce583" office:value-type="float" office:value="15091" calcext:value-type="float">
            <text:p>15091</text:p>
          </table:table-cell>
          <table:table-cell table:style-name="ce1321" office:value-type="string" calcext:value-type="string">
            <text:p>MK-46</text:p>
          </table:table-cell>
          <table:table-cell table:style-name="ce135"/>
          <table:table-cell table:style-name="ce388" office:value-type="date" office:date-value="2024-09-04" calcext:value-type="date">
            <text:p>04/09/24</text:p>
          </table:table-cell>
          <table:table-cell table:style-name="ce388" office:value-type="date" office:date-value="2024-09-18" calcext:value-type="date">
            <text:p>18/09/24</text:p>
          </table:table-cell>
          <table:table-cell table:style-name="ce1203" office:value-type="date" office:date-value="2024-10-16" calcext:value-type="date">
            <text:p>16/10/24</text:p>
          </table:table-cell>
          <table:table-cell table:style-name="ce1012" office:value-type="date" office:date-value="2024-10-02" calcext:value-type="date">
            <text:p>02/10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49]);DATE(2024;1;1);EDATE([.N149];[.O149]))" office:value-type="date" office:date-value="2025-10-02" calcext:value-type="date">
            <text:p>02/10/25</text:p>
          </table:table-cell>
          <table:table-cell table:style-name="ce995" table:formula="of:=IF(OR([.P149]&lt;TODAY(); [.P14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604" office:value-type="string" calcext:value-type="string">
            <text:p>CMASM-IDE-T46-10102/10/24</text:p>
          </table:table-cell>
          <table:table-cell table:style-name="ce580" office:value-type="string" calcext:value-type="string">
            <text:p>CMASM</text:p>
          </table:table-cell>
          <table:table-cell table:style-name="ce1192" office:value-type="string" calcext:value-type="string">
            <text:p>LCM LOTE 01</text:p>
          </table:table-cell>
          <table:table-cell table:style-name="ce430"/>
          <table:table-cell table:style-name="ce1188" table:number-columns-repeated="2"/>
          <table:table-cell table:style-name="ce1188" office:value-type="string" calcext:value-type="string">
            <text:p>EMPRESA LMC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ELE </text:p>
          </table:table-cell>
          <table:table-cell table:style-name="ce1192" office:value-type="string" calcext:value-type="string">
            <text:p>DÉCADA RESISTIVA</text:p>
          </table:table-cell>
          <table:table-cell table:style-name="ce1192" office:value-type="string" calcext:value-type="string">
            <text:p>GENERAL RADIO</text:p>
          </table:table-cell>
          <table:table-cell table:style-name="ce1192" office:value-type="string" calcext:value-type="string">
            <text:p>1433-Y</text:p>
          </table:table-cell>
          <table:table-cell table:style-name="ce583" office:value-type="string" calcext:value-type="string">
            <text:p>100 a 11.111.000 Ohms</text:p>
          </table:table-cell>
          <table:table-cell table:style-name="ce1192"/>
          <table:table-cell table:style-name="ce1192" office:value-type="string" calcext:value-type="string">
            <text:p>CMASM-IDE-T46-103</text:p>
          </table:table-cell>
          <table:table-cell table:style-name="ce583" office:value-type="float" office:value="16123" calcext:value-type="float">
            <text:p>16123</text:p>
          </table:table-cell>
          <table:table-cell table:style-name="ce1321" office:value-type="string" calcext:value-type="string">
            <text:p>MK-46</text:p>
          </table:table-cell>
          <table:table-cell table:style-name="ce143"/>
          <table:table-cell table:style-name="ce388" office:value-type="date" office:date-value="2024-09-04" calcext:value-type="date">
            <text:p>04/09/24</text:p>
          </table:table-cell>
          <table:table-cell table:style-name="ce388" office:value-type="date" office:date-value="2024-09-18" calcext:value-type="date">
            <text:p>18/09/24</text:p>
          </table:table-cell>
          <table:table-cell table:style-name="ce1203" office:value-type="date" office:date-value="2024-10-16" calcext:value-type="date">
            <text:p>16/10/24</text:p>
          </table:table-cell>
          <table:table-cell table:style-name="ce1012" office:value-type="date" office:date-value="2024-10-02" calcext:value-type="date">
            <text:p>02/10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50]);DATE(2024;1;1);EDATE([.N150];[.O150]))" office:value-type="date" office:date-value="2025-10-02" calcext:value-type="date">
            <text:p>02/10/25</text:p>
          </table:table-cell>
          <table:table-cell table:style-name="ce995" table:formula="of:=IF(OR([.P150]&lt;TODAY(); [.P15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604" office:value-type="string" calcext:value-type="string">
            <text:p>CMASM-IDE-T46-10202/10/24</text:p>
          </table:table-cell>
          <table:table-cell table:style-name="ce580" office:value-type="string" calcext:value-type="string">
            <text:p>CMASM</text:p>
          </table:table-cell>
          <table:table-cell table:style-name="ce1192" office:value-type="string" calcext:value-type="string">
            <text:p>LCM LOTE 01</text:p>
          </table:table-cell>
          <table:table-cell table:style-name="ce430"/>
          <table:table-cell table:style-name="ce1192" table:number-columns-repeated="2"/>
          <table:table-cell table:style-name="ce1188" office:value-type="string" calcext:value-type="string">
            <text:p>EMPRESA LMC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ELE </text:p>
          </table:table-cell>
          <table:table-cell table:style-name="ce1192" office:value-type="string" calcext:value-type="string">
            <text:p>DÉCADA RESISTIVA</text:p>
          </table:table-cell>
          <table:table-cell table:style-name="ce1192" office:value-type="string" calcext:value-type="string">
            <text:p>GENERAL RADIO</text:p>
          </table:table-cell>
          <table:table-cell table:style-name="ce1192" office:value-type="string" calcext:value-type="string">
            <text:p>1433-Y</text:p>
          </table:table-cell>
          <table:table-cell table:style-name="ce583" office:value-type="string" calcext:value-type="string">
            <text:p>100 a 11.111.000 Ohms</text:p>
          </table:table-cell>
          <table:table-cell table:style-name="ce1188"/>
          <table:table-cell table:style-name="ce1192" office:value-type="string" calcext:value-type="string">
            <text:p>CMASM-IDE-T46-104</text:p>
          </table:table-cell>
          <table:table-cell table:style-name="ce583" office:value-type="float" office:value="16135" calcext:value-type="float">
            <text:p>16135</text:p>
          </table:table-cell>
          <table:table-cell table:style-name="ce1321" office:value-type="string" calcext:value-type="string">
            <text:p>MK-46</text:p>
          </table:table-cell>
          <table:table-cell table:style-name="ce135"/>
          <table:table-cell table:style-name="ce388" office:value-type="date" office:date-value="2024-09-04" calcext:value-type="date">
            <text:p>04/09/24</text:p>
          </table:table-cell>
          <table:table-cell table:style-name="ce388" office:value-type="date" office:date-value="2024-09-18" calcext:value-type="date">
            <text:p>18/09/24</text:p>
          </table:table-cell>
          <table:table-cell table:style-name="ce1203" office:value-type="date" office:date-value="2024-10-16" calcext:value-type="date">
            <text:p>16/10/24</text:p>
          </table:table-cell>
          <table:table-cell table:style-name="ce1012" office:value-type="date" office:date-value="2024-10-02" calcext:value-type="date">
            <text:p>02/10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51]);DATE(2024;1;1);EDATE([.N151];[.O151]))" office:value-type="date" office:date-value="2025-10-02" calcext:value-type="date">
            <text:p>02/10/25</text:p>
          </table:table-cell>
          <table:table-cell table:style-name="ce995" table:formula="of:=IF(OR([.P151]&lt;TODAY(); [.P15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604" office:value-type="string" calcext:value-type="string">
            <text:p>CMASM-IDE-T46-10302/10/24</text:p>
          </table:table-cell>
          <table:table-cell table:style-name="ce580" office:value-type="string" calcext:value-type="string">
            <text:p>CMASM</text:p>
          </table:table-cell>
          <table:table-cell table:style-name="ce1192" office:value-type="string" calcext:value-type="string">
            <text:p>LCM LOTE 01</text:p>
          </table:table-cell>
          <table:table-cell table:style-name="ce430"/>
          <table:table-cell table:style-name="ce1188" table:number-columns-repeated="2"/>
          <table:table-cell table:style-name="ce1188" office:value-type="string" calcext:value-type="string">
            <text:p>EMPRESA LMC</text:p>
          </table:table-cell>
          <table:table-cell table:style-name="ce888" table:number-columns-repeated="1000"/>
        </table:table-row>
        <table:table-row table:style-name="ro19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GERADOR DE FUNÇÕES</text:p>
          </table:table-cell>
          <table:table-cell table:style-name="ce1188" office:value-type="string" calcext:value-type="string">
            <text:p>HP</text:p>
          </table:table-cell>
          <table:table-cell table:style-name="ce1157" office:value-type="string" calcext:value-type="string">
            <text:p>3325B</text:p>
          </table:table-cell>
          <table:table-cell table:style-name="ce1157" table:number-columns-repeated="2"/>
          <table:table-cell table:style-name="ce1192" office:value-type="string" calcext:value-type="string">
            <text:p>CMASM-IDE-T46-013</text:p>
          </table:table-cell>
          <table:table-cell table:style-name="ce1256" office:value-type="string" calcext:value-type="string">
            <text:p>2847A10Z34</text:p>
          </table:table-cell>
          <table:table-cell table:style-name="ce1321" office:value-type="string" calcext:value-type="string">
            <text:p>MK-46</text:p>
          </table:table-cell>
          <table:table-cell table:style-name="ce1352"/>
          <table:table-cell table:style-name="ce314" office:value-type="date" office:date-value="2023-09-26" calcext:value-type="date">
            <text:p>26/09/23</text:p>
          </table:table-cell>
          <table:table-cell table:style-name="ce352" office:value-type="date" office:date-value="2023-09-28" calcext:value-type="date">
            <text:p>28/09/23</text:p>
          </table:table-cell>
          <table:table-cell table:style-name="ce314" office:value-type="date" office:date-value="2023-12-05" calcext:value-type="date">
            <text:p>05/12/23</text:p>
          </table:table-cell>
          <table:table-cell table:style-name="ce314" office:value-type="date" office:date-value="2023-11-14" calcext:value-type="date">
            <text:p>14/11/23</text:p>
          </table:table-cell>
          <table:table-cell table:style-name="ce1537" office:value-type="float" office:value="12" calcext:value-type="float">
            <text:p>12</text:p>
          </table:table-cell>
          <table:table-cell table:style-name="ce487" table:formula="of:=IF(ISBLANK([.N152]);DATE(2024;1;1);EDATE([.N152];[.O152]))" office:value-type="date" office:date-value="2024-11-14" calcext:value-type="date">
            <text:p>14/11/24</text:p>
          </table:table-cell>
          <table:table-cell table:style-name="ce995" table:formula="of:=IF(OR([.P152]&lt;TODAY(); [.P15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963" office:value-type="string" calcext:value-type="string">
            <text:p>certificado nº 2142012/2024</text:p>
          </table:table-cell>
          <table:table-cell table:style-name="ce963" office:value-type="string" calcext:value-type="string">
            <text:p>CMASM</text:p>
          </table:table-cell>
          <table:table-cell table:style-name="ce617" office:value-type="string" calcext:value-type="string">
            <text:p><text:span text:style-name="T14">REPARADO EM 2022, MAS APRESENTA FALHA NOVAMENTE</text:span></text:p>
            <text:p><text:span text:style-name="T15">FAIL 023</text:span></text:p>
            <text:p><text:span text:style-name="T13">[23JAN2024] CMS: Pesquisa da avaria "Fail 023" em andamento. </text:span></text:p>
            <text:p><text:span text:style-name="T13">PS 077/2023</text:span></text:p>
          </table:table-cell>
          <table:table-cell table:style-name="ce1713" office:value-type="currency" office:currency="BRL" office:value="1869.16" calcext:value-type="currency">
            <text:p>R$ 1.869,16</text:p>
          </table:table-cell>
          <table:table-cell table:style-name="ce1256"/>
          <table:table-cell table:style-name="ce1177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5">
          <table:table-cell table:style-name="ce1032" office:value-type="string" calcext:value-type="string">
            <text:p>ELE </text:p>
          </table:table-cell>
          <table:table-cell table:style-name="ce1032" office:value-type="string" calcext:value-type="string">
            <text:p>GERADOR DE FUNÇÕES</text:p>
          </table:table-cell>
          <table:table-cell table:style-name="ce1032" office:value-type="string" calcext:value-type="string">
            <text:p>RACAL INSTRUMENTS</text:p>
          </table:table-cell>
          <table:table-cell table:style-name="ce209" office:value-type="string" calcext:value-type="string">
            <text:p>3152B VXI</text:p>
          </table:table-cell>
          <table:table-cell table:style-name="ce209" table:number-columns-repeated="2"/>
          <table:table-cell table:style-name="ce1170" office:value-type="string" calcext:value-type="string">
            <text:p>CMASM-IDE-T46-010</text:p>
          </table:table-cell>
          <table:table-cell table:style-name="ce273" office:value-type="float" office:value="1202849" calcext:value-type="float">
            <text:p>1202849</text:p>
          </table:table-cell>
          <table:table-cell table:style-name="ce355" office:value-type="string" calcext:value-type="string">
            <text:p>MK-46</text:p>
          </table:table-cell>
          <table:table-cell table:style-name="ce625"/>
          <table:table-cell table:style-name="ce392" office:value-type="string" calcext:value-type="string">
            <text:p>05/15/24</text:p>
          </table:table-cell>
          <table:table-cell table:style-name="ce392"/>
          <table:table-cell table:style-name="ce392" office:value-type="date" office:date-value="2025-03-24" calcext:value-type="date">
            <text:p>24/03/25</text:p>
          </table:table-cell>
          <table:table-cell table:style-name="ce392"/>
          <table:table-cell table:style-name="ce651" office:value-type="float" office:value="12" calcext:value-type="float">
            <text:p>12</text:p>
          </table:table-cell>
          <table:table-cell table:style-name="ce487" table:formula="of:=IF(ISBLANK([.N153]);DATE(2024;1;1);EDATE([.N153];[.O153]))" office:value-type="date" office:date-value="2024-01-01" calcext:value-type="date">
            <text:p>01/01/24</text:p>
          </table:table-cell>
          <table:table-cell table:style-name="ce547" table:formula="of:=IF(OR([.P153]&lt;TODAY(); [.P15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71"/>
          <table:table-cell table:style-name="ce1206" office:value-type="string" calcext:value-type="string">
            <text:p>CMASM</text:p>
          </table:table-cell>
          <table:table-cell table:style-name="ce260" office:value-type="string" calcext:value-type="string">
            <text:p>gb vn <text:s text:c="2"/>n </text:p>
          </table:table-cell>
          <table:table-cell table:style-name="ce1324" office:value-type="currency" office:currency="BRL" office:value="1552.47" calcext:value-type="currency">
            <text:p>R$ 1.552,47</text:p>
          </table:table-cell>
          <table:table-cell table:style-name="ce571"/>
          <table:table-cell table:style-name="ce628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GERADOR DE FUNÇÕES</text:p>
          </table:table-cell>
          <table:table-cell table:style-name="ce1188" office:value-type="string" calcext:value-type="string">
            <text:p>RACAL INSTRUMENTS</text:p>
          </table:table-cell>
          <table:table-cell table:style-name="ce72" office:value-type="string" calcext:value-type="string">
            <text:p>3152B VXI</text:p>
          </table:table-cell>
          <table:table-cell table:style-name="ce72" table:number-columns-repeated="2"/>
          <table:table-cell table:style-name="ce1192" office:value-type="string" calcext:value-type="string">
            <text:p>CMASM-IDE-T46-011</text:p>
          </table:table-cell>
          <table:table-cell table:style-name="ce116" office:value-type="float" office:value="13011821" calcext:value-type="float">
            <text:p>13011821</text:p>
          </table:table-cell>
          <table:table-cell table:style-name="ce1321" office:value-type="string" calcext:value-type="string">
            <text:p>MK-46</text:p>
          </table:table-cell>
          <table:table-cell table:style-name="ce1352"/>
          <table:table-cell table:style-name="ce1402" office:value-type="date" office:date-value="2024-09-05" calcext:value-type="date">
            <text:p>05/09/24</text:p>
          </table:table-cell>
          <table:table-cell table:style-name="ce1402" table:number-columns-repeated="3"/>
          <table:table-cell table:style-name="ce1537" office:value-type="float" office:value="12" calcext:value-type="float">
            <text:p>12</text:p>
          </table:table-cell>
          <table:table-cell table:style-name="ce487" table:formula="of:=IF(ISBLANK([.N154]);DATE(2024;1;1);EDATE([.N154];[.O154]))" office:value-type="date" office:date-value="2024-01-01" calcext:value-type="date">
            <text:p>01/01/24</text:p>
          </table:table-cell>
          <table:table-cell table:style-name="ce995" table:formula="of:=IF(OR([.P154]&lt;TODAY(); [.P15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/>
          <table:table-cell table:style-name="ce534" office:value-type="string" calcext:value-type="string">
            <text:p>CMASM</text:p>
          </table:table-cell>
          <table:table-cell table:style-name="ce618" office:value-type="string" calcext:value-type="string">
            <text:p>CMS NÃO CALIBRA</text:p>
          </table:table-cell>
          <table:table-cell table:style-name="ce424" office:value-type="currency" office:currency="BRL" office:value="1552.47" calcext:value-type="currency">
            <text:p>R$ 1.552,47</text:p>
          </table:table-cell>
          <table:table-cell table:style-name="ce1256"/>
          <table:table-cell table:style-name="ce1177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FLUKE</text:p>
          </table:table-cell>
          <table:table-cell table:style-name="ce72" office:value-type="float" office:value="87" calcext:value-type="float">
            <text:p>87</text:p>
          </table:table-cell>
          <table:table-cell table:style-name="ce72" table:number-columns-repeated="2"/>
          <table:table-cell table:style-name="ce1192" office:value-type="string" calcext:value-type="string">
            <text:p>CMASM-IDE-T46-017</text:p>
          </table:table-cell>
          <table:table-cell table:style-name="ce116" office:value-type="float" office:value="52200132" calcext:value-type="float">
            <text:p>52200132</text:p>
          </table:table-cell>
          <table:table-cell table:style-name="ce1321" office:value-type="string" calcext:value-type="string">
            <text:p>MK-46</text:p>
          </table:table-cell>
          <table:table-cell table:style-name="ce1352"/>
          <table:table-cell table:style-name="ce1228" office:value-type="date" office:date-value="2023-09-26" calcext:value-type="date">
            <text:p>26/09/23</text:p>
          </table:table-cell>
          <table:table-cell table:style-name="ce189" office:value-type="date" office:date-value="2023-09-28" calcext:value-type="date">
            <text:p>28/09/23</text:p>
          </table:table-cell>
          <table:table-cell table:style-name="ce1228" office:value-type="date" office:date-value="2023-11-16" calcext:value-type="date">
            <text:p>16/11/23</text:p>
          </table:table-cell>
          <table:table-cell table:style-name="ce1228" office:value-type="date" office:date-value="2023-11-26" calcext:value-type="date">
            <text:p>26/11/23</text:p>
          </table:table-cell>
          <table:table-cell table:style-name="ce370" office:value-type="float" office:value="12" calcext:value-type="float">
            <text:p>12</text:p>
          </table:table-cell>
          <table:table-cell table:style-name="ce487" table:formula="of:=IF(ISBLANK([.N155]);DATE(2024;1;1);EDATE([.N155];[.O155]))" office:value-type="date" office:date-value="2024-11-26" calcext:value-type="date">
            <text:p>26/11/24</text:p>
          </table:table-cell>
          <table:table-cell table:style-name="ce995" table:formula="of:=IF(OR([.P155]&lt;TODAY(); [.P15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80" office:value-type="string" calcext:value-type="string">
            <text:p>certificado nº 2142109/2023</text:p>
          </table:table-cell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1713" office:value-type="currency" office:currency="BRL" office:value="560.75" calcext:value-type="currency">
            <text:p>R$ 560,75</text:p>
          </table:table-cell>
          <table:table-cell table:style-name="ce1256"/>
          <table:table-cell table:style-name="ce1177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5">
          <table:table-cell table:style-name="ce1032" office:value-type="string" calcext:value-type="string">
            <text:p>ELE </text:p>
          </table:table-cell>
          <table:table-cell table:style-name="ce1032" office:value-type="string" calcext:value-type="string">
            <text:p>MULTÍMETRO</text:p>
          </table:table-cell>
          <table:table-cell table:style-name="ce1032" office:value-type="string" calcext:value-type="string">
            <text:p>KEYSIGHT/AGILENT</text:p>
          </table:table-cell>
          <table:table-cell table:style-name="ce209" office:value-type="string" calcext:value-type="string">
            <text:p>E1412A</text:p>
          </table:table-cell>
          <table:table-cell table:style-name="ce209" table:number-columns-repeated="2"/>
          <table:table-cell table:style-name="ce1170" office:value-type="string" calcext:value-type="string">
            <text:p>CMASM-IDE-T46-022</text:p>
          </table:table-cell>
          <table:table-cell table:style-name="ce273" office:value-type="string" calcext:value-type="string">
            <text:p>MY45002134</text:p>
          </table:table-cell>
          <table:table-cell table:style-name="ce355" office:value-type="string" calcext:value-type="string">
            <text:p>MK-46</text:p>
          </table:table-cell>
          <table:table-cell table:style-name="ce625"/>
          <table:table-cell table:style-name="ce392" office:value-type="date" office:date-value="2024-12-05" calcext:value-type="date">
            <text:p>05/12/24</text:p>
          </table:table-cell>
          <table:table-cell table:style-name="ce392"/>
          <table:table-cell table:style-name="ce392" office:value-type="date" office:date-value="2025-03-24" calcext:value-type="date">
            <text:p>24/03/25</text:p>
          </table:table-cell>
          <table:table-cell table:style-name="ce426"/>
          <table:table-cell table:style-name="ce651" office:value-type="float" office:value="12" calcext:value-type="float">
            <text:p>12</text:p>
          </table:table-cell>
          <table:table-cell table:style-name="ce487" table:formula="of:=IF(ISBLANK([.N156]);DATE(2024;1;1);EDATE([.N156];[.O156]))" office:value-type="date" office:date-value="2024-01-01" calcext:value-type="date">
            <text:p>01/01/24</text:p>
          </table:table-cell>
          <table:table-cell table:style-name="ce547" table:formula="of:=IF(OR([.P156]&lt;TODAY(); [.P15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71"/>
          <table:table-cell table:style-name="ce1206" office:value-type="string" calcext:value-type="string">
            <text:p>CMASM</text:p>
          </table:table-cell>
          <table:table-cell table:style-name="ce260" office:value-type="string" calcext:value-type="string">
            <text:p>não foi possível realizar calibração</text:p>
          </table:table-cell>
          <table:table-cell table:style-name="ce432" office:value-type="currency" office:currency="BRL" office:value="560.75" calcext:value-type="currency">
            <text:p>R$ 560,75</text:p>
          </table:table-cell>
          <table:table-cell table:style-name="ce571"/>
          <table:table-cell table:style-name="ce628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ELE </text:p>
          </table:table-cell>
          <table:table-cell table:style-name="ce1192" office:value-type="string" calcext:value-type="string">
            <text:p>MULTÍMETRO 6 DÍGITOS</text:p>
          </table:table-cell>
          <table:table-cell table:style-name="ce1188" office:value-type="string" calcext:value-type="string">
            <text:p>HP</text:p>
          </table:table-cell>
          <table:table-cell table:style-name="ce93" office:value-type="string" calcext:value-type="string">
            <text:p><text:span text:style-name="T4">3456A     </text:span></text:p>
          </table:table-cell>
          <table:table-cell table:style-name="ce583" office:value-type="string" calcext:value-type="string">
            <text:p>1000 VDC x 100 nV</text:p>
            <text:p>100 a 1G Ohm</text:p>
          </table:table-cell>
          <table:table-cell table:style-name="ce93"/>
          <table:table-cell table:style-name="ce1192" office:value-type="string" calcext:value-type="string">
            <text:p>CMASM-IDE-T46-024</text:p>
          </table:table-cell>
          <table:table-cell table:style-name="ce126" office:value-type="string" calcext:value-type="string">
            <text:p>2201A10066</text:p>
          </table:table-cell>
          <table:table-cell table:style-name="ce1321" office:value-type="string" calcext:value-type="string">
            <text:p>MK-46</text:p>
          </table:table-cell>
          <table:table-cell table:style-name="ce1352"/>
          <table:table-cell table:style-name="ce1228" office:value-type="date" office:date-value="2023-09-26" calcext:value-type="date">
            <text:p>26/09/23</text:p>
          </table:table-cell>
          <table:table-cell table:style-name="ce1228" office:value-type="date" office:date-value="2023-09-28" calcext:value-type="date">
            <text:p>28/09/23</text:p>
          </table:table-cell>
          <table:table-cell table:style-name="ce1228" office:value-type="date" office:date-value="2023-12-21" calcext:value-type="date">
            <text:p>21/12/23</text:p>
          </table:table-cell>
          <table:table-cell table:style-name="ce220" office:value-type="date" office:date-value="2023-11-21" calcext:value-type="date">
            <text:p>21/11/23</text:p>
          </table:table-cell>
          <table:table-cell table:style-name="ce370" office:value-type="float" office:value="12" calcext:value-type="float">
            <text:p>12</text:p>
          </table:table-cell>
          <table:table-cell table:style-name="ce487" table:formula="of:=IF(ISBLANK([.N157]);DATE(2024;1;1);EDATE([.N157];[.O157]))" office:value-type="date" office:date-value="2024-11-21" calcext:value-type="date">
            <text:p>21/11/24</text:p>
          </table:table-cell>
          <table:table-cell table:style-name="ce995" table:formula="of:=IF(OR([.P157]&lt;TODAY(); [.P157] = &quot;&quot;); &quot;DESCALIBRADO&quot;;&quot;CALIBRADO&quot;)" office:value-type="string" office:string-value="DESCALIBRADO" calcext:value-type="string">
            <text:p>DESCALIBRADO</text:p>
          </table:table-cell>
          <table:table-cell table:style-name="ce659" office:value-type="string" calcext:value-type="string">
            <text:p>certificado nº 2142126/2023</text:p>
          </table:table-cell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1713" office:value-type="currency" office:currency="BRL" office:value="560.75" calcext:value-type="currency">
            <text:p>R$ 560,75</text:p>
          </table:table-cell>
          <table:table-cell table:style-name="ce1256"/>
          <table:table-cell table:style-name="ce1177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20">
          <table:table-cell table:style-name="ce1032" office:value-type="string" calcext:value-type="string">
            <text:p>ELE </text:p>
          </table:table-cell>
          <table:table-cell table:style-name="ce1170" office:value-type="string" calcext:value-type="string">
            <text:p>MULTÍMETRO 6 DÍGITOS</text:p>
          </table:table-cell>
          <table:table-cell table:style-name="ce1032" office:value-type="string" calcext:value-type="string">
            <text:p>HP</text:p>
          </table:table-cell>
          <table:table-cell table:style-name="ce576" office:value-type="string" calcext:value-type="string">
            <text:p><text:span text:style-name="T4">3456A     </text:span></text:p>
          </table:table-cell>
          <table:table-cell table:style-name="ce109" office:value-type="string" calcext:value-type="string">
            <text:p>1000 VDC x 100 nV</text:p>
            <text:p>100 a 1G Ohm</text:p>
          </table:table-cell>
          <table:table-cell table:style-name="ce576"/>
          <table:table-cell table:style-name="ce1170" office:value-type="string" calcext:value-type="string">
            <text:p>CMASM-IDE-T46-026</text:p>
          </table:table-cell>
          <table:table-cell table:style-name="ce599" office:value-type="string" calcext:value-type="string">
            <text:p>2943A22272</text:p>
          </table:table-cell>
          <table:table-cell table:style-name="ce355" office:value-type="string" calcext:value-type="string">
            <text:p>MK-46</text:p>
          </table:table-cell>
          <table:table-cell table:style-name="ce625"/>
          <table:table-cell table:style-name="ce392"/>
          <table:table-cell table:style-name="ce392" office:value-type="date" office:date-value="2022-01-18" calcext:value-type="date">
            <text:p>18/01/22</text:p>
          </table:table-cell>
          <table:table-cell table:style-name="ce392" table:number-columns-repeated="2"/>
          <table:table-cell table:style-name="ce651" office:value-type="float" office:value="12" calcext:value-type="float">
            <text:p>12</text:p>
          </table:table-cell>
          <table:table-cell table:style-name="ce487" table:formula="of:=IF(ISBLANK([.N158]);DATE(2024;1;1);EDATE([.N158];[.O158]))" office:value-type="date" office:date-value="2024-01-01" calcext:value-type="date">
            <text:p>01/01/24</text:p>
          </table:table-cell>
          <table:table-cell table:style-name="ce547" table:formula="of:=IF(OR([.P158]&lt;TODAY(); [.P15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603" office:value-type="string" calcext:value-type="string">
            <text:p>CMS</text:p>
          </table:table-cell>
          <table:table-cell table:style-name="ce427" office:value-type="string" calcext:value-type="string">
            <text:p>CMS</text:p>
          </table:table-cell>
          <table:table-cell table:style-name="ce531" office:value-type="string" calcext:value-type="string">
            <text:p><text:span text:style-name="T16">EQUIPAMENTO NO CMS CALIBRAÇÃO 2021</text:span></text:p>
            <text:p><text:span text:style-name="T16">PROCURAR POR PS 16/2021</text:span></text:p>
            <text:p><text:span text:style-name="T13">[23JAN2024] CMS: AGU obtenção componentes</text:span></text:p>
          </table:table-cell>
          <table:table-cell table:style-name="ce432" office:value-type="currency" office:currency="BRL" office:value="560.75" calcext:value-type="currency">
            <text:p>R$ 560,75</text:p>
          </table:table-cell>
          <table:table-cell table:style-name="ce571"/>
          <table:table-cell table:style-name="ce628"/>
          <table:table-cell table:style-name="ce1032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OSCILOSCÓPIO</text:p>
          </table:table-cell>
          <table:table-cell table:style-name="ce1188" office:value-type="string" calcext:value-type="string">
            <text:p>KEYSIGHT</text:p>
          </table:table-cell>
          <table:table-cell table:style-name="ce72" office:value-type="string" calcext:value-type="string">
            <text:p><text:span text:style-name="T5">DSO5034A </text:span></text:p>
          </table:table-cell>
          <table:table-cell table:style-name="ce1177" table:number-columns-repeated="2"/>
          <table:table-cell table:style-name="ce1192" office:value-type="string" calcext:value-type="string">
            <text:p>CMASM-IDE-T46-029</text:p>
          </table:table-cell>
          <table:table-cell table:style-name="ce1177" office:value-type="string" calcext:value-type="string">
            <text:p>SG52370208</text:p>
          </table:table-cell>
          <table:table-cell table:style-name="ce1321" office:value-type="string" calcext:value-type="string">
            <text:p>MK-46</text:p>
          </table:table-cell>
          <table:table-cell table:style-name="ce1352"/>
          <table:table-cell table:style-name="ce440" office:value-type="date" office:date-value="2023-09-26" calcext:value-type="date">
            <text:p>26/09/23</text:p>
          </table:table-cell>
          <table:table-cell table:style-name="ce440" office:value-type="date" office:date-value="2023-09-28" calcext:value-type="date">
            <text:p>28/09/23</text:p>
          </table:table-cell>
          <table:table-cell table:style-name="ce440" office:value-type="date" office:date-value="2023-11-16" calcext:value-type="date">
            <text:p>16/11/23</text:p>
          </table:table-cell>
          <table:table-cell table:style-name="ce440" office:value-type="date" office:date-value="2023-11-10" calcext:value-type="date">
            <text:p>10/11/23</text:p>
          </table:table-cell>
          <table:table-cell table:style-name="ce261" office:value-type="float" office:value="12" calcext:value-type="float">
            <text:p>12</text:p>
          </table:table-cell>
          <table:table-cell table:style-name="ce487" table:formula="of:=IF(ISBLANK([.N159]);DATE(2024;1;1);EDATE([.N159];[.O159]))" office:value-type="date" office:date-value="2024-11-10" calcext:value-type="date">
            <text:p>10/11/24</text:p>
          </table:table-cell>
          <table:table-cell table:style-name="ce995" table:formula="of:=IF(OR([.P159]&lt;TODAY(); [.P15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80" office:value-type="string" calcext:value-type="string">
            <text:p>certificado nº 2142117/2023</text:p>
          </table:table-cell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1713" office:value-type="currency" office:currency="BRL" office:value="747.66" calcext:value-type="currency">
            <text:p>R$ 747,66</text:p>
          </table:table-cell>
          <table:table-cell table:style-name="ce1256"/>
          <table:table-cell table:style-name="ce1177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3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ANÔMETRO ANALÓGICO</text:p>
          </table:table-cell>
          <table:table-cell table:style-name="ce1192"/>
          <table:table-cell table:style-name="ce1192" office:value-type="string" calcext:value-type="string">
            <text:p>MENSOR 2780 (0-800 PSI)</text:p>
          </table:table-cell>
          <table:table-cell table:style-name="ce1192" office:value-type="float" office:value="800" calcext:value-type="float">
            <text:p>800</text:p>
          </table:table-cell>
          <table:table-cell table:style-name="ce69" office:value-type="string" calcext:value-type="string">
            <text:p>PSI</text:p>
          </table:table-cell>
          <table:table-cell table:style-name="ce143" office:value-type="float" office:value="100012482217" calcext:value-type="float">
            <text:p>100012482217</text:p>
          </table:table-cell>
          <table:table-cell table:style-name="ce1192" office:value-type="float" office:value="100012482217" calcext:value-type="float">
            <text:p>100012482217</text:p>
          </table:table-cell>
          <table:table-cell table:style-name="ce1321" office:value-type="string" calcext:value-type="string">
            <text:p>MK-46</text:p>
          </table:table-cell>
          <table:table-cell table:style-name="ce143"/>
          <table:table-cell table:style-name="ce443" office:value-type="date" office:date-value="2024-09-04" calcext:value-type="date">
            <text:p>04/09/24</text:p>
          </table:table-cell>
          <table:table-cell table:style-name="ce443" office:value-type="date" office:date-value="2024-10-18" calcext:value-type="date">
            <text:p>18/10/24</text:p>
          </table:table-cell>
          <table:table-cell table:style-name="ce791" office:value-type="date" office:date-value="2024-10-16" calcext:value-type="date">
            <text:p>16/10/24</text:p>
          </table:table-cell>
          <table:table-cell table:style-name="ce443" office:value-type="date" office:date-value="2024-10-01" calcext:value-type="date">
            <text:p>01/10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60]);DATE(2024;1;1);EDATE([.N160];[.O160]))" office:value-type="date" office:date-value="2025-10-01" calcext:value-type="date">
            <text:p>01/10/25</text:p>
          </table:table-cell>
          <table:table-cell table:style-name="ce995" table:formula="of:=IF(OR([.P160]&lt;TODAY(); [.P16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98" office:value-type="string" calcext:value-type="string">
            <text:p>MQT31196/24</text:p>
          </table:table-cell>
          <table:table-cell table:style-name="ce534" office:value-type="string" calcext:value-type="string">
            <text:p>CMASM</text:p>
          </table:table-cell>
          <table:table-cell table:style-name="ce1192" office:value-type="string" calcext:value-type="string">
            <text:p>MQT LOTE 01</text:p>
          </table:table-cell>
          <table:table-cell table:style-name="ce690" office:value-type="currency" office:currency="BRL" office:value="90" calcext:value-type="currency">
            <text:p>R$ 90,00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5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ANÔMETRO ANALÓGICO</text:p>
          </table:table-cell>
          <table:table-cell table:style-name="ce1192"/>
          <table:table-cell table:style-name="ce1192" office:value-type="string" calcext:value-type="string">
            <text:p>3D INSTRUMENTS INC (0-800 PSI)</text:p>
          </table:table-cell>
          <table:table-cell table:style-name="ce1192" office:value-type="float" office:value="800" calcext:value-type="float">
            <text:p>800</text:p>
          </table:table-cell>
          <table:table-cell table:style-name="ce69" office:value-type="string" calcext:value-type="string">
            <text:p>PSI</text:p>
          </table:table-cell>
          <table:table-cell table:style-name="ce1192" office:value-type="string" calcext:value-type="string">
            <text:p>CMASM-IDM-T46-008</text:p>
          </table:table-cell>
          <table:table-cell table:style-name="ce1192" office:value-type="float" office:value="21767762" calcext:value-type="float">
            <text:p>21767762</text:p>
          </table:table-cell>
          <table:table-cell table:style-name="ce1321" office:value-type="string" calcext:value-type="string">
            <text:p>MK-46</text:p>
          </table:table-cell>
          <table:table-cell table:style-name="ce143"/>
          <table:table-cell table:style-name="ce443" office:value-type="date" office:date-value="2024-09-04" calcext:value-type="date">
            <text:p>04/09/24</text:p>
          </table:table-cell>
          <table:table-cell table:style-name="ce443" office:value-type="date" office:date-value="2023-10-25" calcext:value-type="date">
            <text:p>25/10/23</text:p>
          </table:table-cell>
          <table:table-cell table:style-name="ce791" office:value-type="date" office:date-value="2024-10-16" calcext:value-type="date">
            <text:p>16/10/24</text:p>
          </table:table-cell>
          <table:table-cell table:style-name="ce817" office:value-type="date" office:date-value="2024-10-01" calcext:value-type="date">
            <text:p>01/10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61]);DATE(2024;1;1);EDATE([.N161];[.O161]))" office:value-type="date" office:date-value="2025-10-01" calcext:value-type="date">
            <text:p>01/10/25</text:p>
          </table:table-cell>
          <table:table-cell table:style-name="ce995" table:formula="of:=IF(OR([.P161]&lt;TODAY(); [.P16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98" office:value-type="string" calcext:value-type="string">
            <text:p>MQT31201/24</text:p>
          </table:table-cell>
          <table:table-cell table:style-name="ce1256" office:value-type="string" calcext:value-type="string">
            <text:p>CMASM</text:p>
          </table:table-cell>
          <table:table-cell table:style-name="ce1192" office:value-type="string" calcext:value-type="string">
            <text:p>MQT LOTE 01</text:p>
          </table:table-cell>
          <table:table-cell table:style-name="ce690" office:value-type="currency" office:currency="BRL" office:value="90" calcext:value-type="currency">
            <text:p>R$ 90,00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5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ANÔMETRO ANALÓGICO</text:p>
          </table:table-cell>
          <table:table-cell table:style-name="ce1192"/>
          <table:table-cell table:style-name="ce1192" office:value-type="string" calcext:value-type="string">
            <text:p>3D INSTRUMENTS INC (0-800 PSI)</text:p>
          </table:table-cell>
          <table:table-cell table:style-name="ce1192" office:value-type="float" office:value="800" calcext:value-type="float">
            <text:p>800</text:p>
          </table:table-cell>
          <table:table-cell table:style-name="ce69" office:value-type="string" calcext:value-type="string">
            <text:p>PSI</text:p>
          </table:table-cell>
          <table:table-cell table:style-name="ce1192" office:value-type="string" calcext:value-type="string">
            <text:p>CMASM-IDM-T46-009</text:p>
          </table:table-cell>
          <table:table-cell table:style-name="ce1192" office:value-type="float" office:value="21767862" calcext:value-type="float">
            <text:p>21767862</text:p>
          </table:table-cell>
          <table:table-cell table:style-name="ce1321" office:value-type="string" calcext:value-type="string">
            <text:p>MK-46</text:p>
          </table:table-cell>
          <table:table-cell table:style-name="ce143"/>
          <table:table-cell table:style-name="ce443" office:value-type="date" office:date-value="2024-09-04" calcext:value-type="date">
            <text:p>04/09/24</text:p>
          </table:table-cell>
          <table:table-cell table:style-name="ce443" office:value-type="date" office:date-value="2023-10-25" calcext:value-type="date">
            <text:p>25/10/23</text:p>
          </table:table-cell>
          <table:table-cell table:style-name="ce369" office:value-type="date" office:date-value="2024-10-16" calcext:value-type="date">
            <text:p>16/10/24</text:p>
          </table:table-cell>
          <table:table-cell table:style-name="ce817" office:value-type="date" office:date-value="2024-10-01" calcext:value-type="date">
            <text:p>01/10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62]);DATE(2024;1;1);EDATE([.N162];[.O162]))" office:value-type="date" office:date-value="2025-10-01" calcext:value-type="date">
            <text:p>01/10/25</text:p>
          </table:table-cell>
          <table:table-cell table:style-name="ce995" table:formula="of:=IF(OR([.P162]&lt;TODAY(); [.P16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98" office:value-type="string" calcext:value-type="string">
            <text:p>MQT31198/24</text:p>
          </table:table-cell>
          <table:table-cell table:style-name="ce1256" office:value-type="string" calcext:value-type="string">
            <text:p>CMASM</text:p>
          </table:table-cell>
          <table:table-cell table:style-name="ce1192" office:value-type="string" calcext:value-type="string">
            <text:p>MQT LOTE 01</text:p>
          </table:table-cell>
          <table:table-cell table:style-name="ce690" office:value-type="currency" office:currency="BRL" office:value="90" calcext:value-type="currency">
            <text:p>R$ 90,00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1188" office:value-type="string" calcext:value-type="string">
            <text:p>SNAP-ON (TE250FU)</text:p>
          </table:table-cell>
          <table:table-cell table:style-name="ce84"/>
          <table:table-cell table:style-name="ce1188"/>
          <table:table-cell table:style-name="ce1192" office:value-type="string" calcext:value-type="string">
            <text:p>CMASM-IDM-T46-012</text:p>
          </table:table-cell>
          <table:table-cell table:style-name="ce1188" office:value-type="float" office:value="14008" calcext:value-type="float">
            <text:p>14008</text:p>
          </table:table-cell>
          <table:table-cell table:style-name="ce1321" office:value-type="string" calcext:value-type="string">
            <text:p>MK-46</text:p>
          </table:table-cell>
          <table:table-cell table:style-name="ce135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388" office:value-type="date" office:date-value="2024-08-12" calcext:value-type="date">
            <text:p>12/08/24</text:p>
          </table:table-cell>
          <table:table-cell table:style-name="ce388" office:value-type="date" office:date-value="2024-07-26" calcext:value-type="date">
            <text:p>26/07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63]);DATE(2024;1;1);EDATE([.N163];[.O163]))" office:value-type="date" office:date-value="2025-07-26" calcext:value-type="date">
            <text:p>26/07/25</text:p>
          </table:table-cell>
          <table:table-cell table:style-name="ce995" table:formula="of:=IF(OR([.P163]&lt;TODAY(); [.P16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8985/24</text:p>
          </table:table-cell>
          <table:table-cell table:style-name="ce580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1188" office:value-type="string" calcext:value-type="string">
            <text:p>Consolidated devices (6002DI) 0 – 600 lbs</text:p>
          </table:table-cell>
          <table:table-cell table:style-name="ce84" office:value-type="float" office:value="68" calcext:value-type="float">
            <text:p>68,0</text:p>
          </table:table-cell>
          <table:table-cell table:style-name="ce96" office:value-type="string" calcext:value-type="string">
            <text:p>Nm</text:p>
          </table:table-cell>
          <table:table-cell table:style-name="ce1192" office:value-type="string" calcext:value-type="string">
            <text:p>CMASM-IDM-T46-013</text:p>
          </table:table-cell>
          <table:table-cell table:style-name="ce1188" office:value-type="float" office:value="40300128" calcext:value-type="float">
            <text:p>40300128</text:p>
          </table:table-cell>
          <table:table-cell table:style-name="ce1321" office:value-type="string" calcext:value-type="string">
            <text:p>MK-46</text:p>
          </table:table-cell>
          <table:table-cell table:style-name="ce135"/>
          <table:table-cell table:style-name="ce388" table:number-columns-repeated="4"/>
          <table:table-cell table:style-name="ce1188" office:value-type="float" office:value="12" calcext:value-type="float">
            <text:p>12</text:p>
          </table:table-cell>
          <table:table-cell table:style-name="ce487" table:formula="of:=IF(ISBLANK([.N164]);DATE(2024;1;1);EDATE([.N164];[.O164]))" office:value-type="date" office:date-value="2024-01-01" calcext:value-type="date">
            <text:p>01/01/24</text:p>
          </table:table-cell>
          <table:table-cell table:style-name="ce1027" table:formula="of:=IF(OR([.P164]&lt;TODAY(); [.P16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12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1188" office:value-type="string" calcext:value-type="string">
            <text:p>Consolidated devices (6002DI) 0 – 600 lbs</text:p>
          </table:table-cell>
          <table:table-cell table:style-name="ce84" office:value-type="float" office:value="68" calcext:value-type="float">
            <text:p>68,0</text:p>
          </table:table-cell>
          <table:table-cell table:style-name="ce96" office:value-type="string" calcext:value-type="string">
            <text:p>Nm</text:p>
          </table:table-cell>
          <table:table-cell table:style-name="ce1192" office:value-type="string" calcext:value-type="string">
            <text:p>CMASM-IDM-T46-014</text:p>
          </table:table-cell>
          <table:table-cell table:style-name="ce389" office:value-type="float" office:value="40300129" calcext:value-type="float">
            <text:p>40300129</text:p>
          </table:table-cell>
          <table:table-cell table:style-name="ce1321" office:value-type="string" calcext:value-type="string">
            <text:p>MK-46</text:p>
          </table:table-cell>
          <table:table-cell table:style-name="ce135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388" office:value-type="date" office:date-value="2024-08-12" calcext:value-type="date">
            <text:p>12/08/24</text:p>
          </table:table-cell>
          <table:table-cell table:style-name="ce388" office:value-type="date" office:date-value="2024-08-02" calcext:value-type="date">
            <text:p>02/08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65]);DATE(2024;1;1);EDATE([.N165];[.O165]))" office:value-type="date" office:date-value="2025-08-02" calcext:value-type="date">
            <text:p>02/08/25</text:p>
          </table:table-cell>
          <table:table-cell table:style-name="ce1027" table:formula="of:=IF(OR([.P165]&lt;TODAY(); [.P16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8991/24</text:p>
          </table:table-cell>
          <table:table-cell table:style-name="ce580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12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192" office:value-type="string" calcext:value-type="string">
            <text:p>CONSOLITED DEVICES (1502MR) 10-150 lbs</text:p>
          </table:table-cell>
          <table:table-cell table:style-name="ce81" office:value-type="float" office:value="15" calcext:value-type="float">
            <text:p>15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15</text:p>
          </table:table-cell>
          <table:table-cell table:style-name="ce1192" office:value-type="float" office:value="44000123" calcext:value-type="float">
            <text:p>44000123</text:p>
          </table:table-cell>
          <table:table-cell table:style-name="ce1321" office:value-type="string" calcext:value-type="string">
            <text:p>MK-46</text:p>
          </table:table-cell>
          <table:table-cell table:style-name="ce143"/>
          <table:table-cell table:style-name="ce443" table:number-columns-repeated="4"/>
          <table:table-cell table:style-name="ce1188" office:value-type="float" office:value="12" calcext:value-type="float">
            <text:p>12</text:p>
          </table:table-cell>
          <table:table-cell table:style-name="ce487" table:formula="of:=IF(ISBLANK([.N166]);DATE(2024;1;1);EDATE([.N166];[.O166]))" office:value-type="date" office:date-value="2024-01-01" calcext:value-type="date">
            <text:p>01/01/24</text:p>
          </table:table-cell>
          <table:table-cell table:style-name="ce995" table:formula="of:=IF(OR([.P166]&lt;TODAY(); [.P16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192" office:value-type="string" calcext:value-type="string">
            <text:p>UTICA (DA130) 0-30 lbs</text:p>
          </table:table-cell>
          <table:table-cell table:style-name="ce81" office:value-type="float" office:value="3" calcext:value-type="float">
            <text:p>3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16</text:p>
          </table:table-cell>
          <table:table-cell table:style-name="ce1192" office:value-type="float" office:value="44030102" calcext:value-type="float">
            <text:p>44030102</text:p>
          </table:table-cell>
          <table:table-cell table:style-name="ce1321" office:value-type="string" calcext:value-type="string">
            <text:p>MK-46</text:p>
          </table:table-cell>
          <table:table-cell table:style-name="ce143"/>
          <table:table-cell table:style-name="ce443" table:number-columns-repeated="3"/>
          <table:table-cell table:style-name="ce420"/>
          <table:table-cell table:style-name="ce1188" office:value-type="float" office:value="12" calcext:value-type="float">
            <text:p>12</text:p>
          </table:table-cell>
          <table:table-cell table:style-name="ce487" table:formula="of:=IF(ISBLANK([.N167]);DATE(2024;1;1);EDATE([.N167];[.O167]))" office:value-type="date" office:date-value="2024-01-01" calcext:value-type="date">
            <text:p>01/01/24</text:p>
          </table:table-cell>
          <table:table-cell table:style-name="ce995" table:formula="of:=IF(OR([.P167]&lt;TODAY(); [.P167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1192" office:value-type="string" calcext:value-type="string">
            <text:p>STURTEVANT RICHMONT (CAL-36) 2-36 lbs</text:p>
          </table:table-cell>
          <table:table-cell table:style-name="ce81" office:value-type="float" office:value="4" calcext:value-type="float">
            <text:p>4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17</text:p>
          </table:table-cell>
          <table:table-cell table:style-name="ce1188" office:value-type="float" office:value="44030104" calcext:value-type="float">
            <text:p>44030104</text:p>
          </table:table-cell>
          <table:table-cell table:style-name="ce1321" office:value-type="string" calcext:value-type="string">
            <text:p>MK-46</text:p>
          </table:table-cell>
          <table:table-cell table:style-name="ce135"/>
          <table:table-cell table:style-name="ce388" table:number-columns-repeated="4"/>
          <table:table-cell table:style-name="ce1188" office:value-type="float" office:value="12" calcext:value-type="float">
            <text:p>12</text:p>
          </table:table-cell>
          <table:table-cell table:style-name="ce487" table:formula="of:=IF(ISBLANK([.N168]);DATE(2024;1;1);EDATE([.N168];[.O168]))" office:value-type="date" office:date-value="2024-01-01" calcext:value-type="date">
            <text:p>01/01/24</text:p>
          </table:table-cell>
          <table:table-cell table:style-name="ce995" table:formula="of:=IF(OR([.P168]&lt;TODAY(); [.P16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192" office:value-type="string" calcext:value-type="string">
            <text:p>UTICA (TCI-150) 0-150 lbs</text:p>
          </table:table-cell>
          <table:table-cell table:style-name="ce81" office:value-type="float" office:value="15" calcext:value-type="float">
            <text:p>15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18</text:p>
          </table:table-cell>
          <table:table-cell table:style-name="ce1192" office:value-type="float" office:value="44030108" calcext:value-type="float">
            <text:p>44030108</text:p>
          </table:table-cell>
          <table:table-cell table:style-name="ce1321" office:value-type="string" calcext:value-type="string">
            <text:p>MK-46</text:p>
          </table:table-cell>
          <table:table-cell table:style-name="ce143"/>
          <table:table-cell table:style-name="ce497" office:value-type="date" office:date-value="2024-09-16" calcext:value-type="date">
            <text:p>16/09/24</text:p>
          </table:table-cell>
          <table:table-cell table:style-name="ce443" office:value-type="string" calcext:value-type="string">
            <text:p>18/0920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35" office:value-type="date" office:date-value="2024-10-01" calcext:value-type="date">
            <text:p>01/10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69]);DATE(2024;1;1);EDATE([.N169];[.O169]))" office:value-type="date" office:date-value="2025-10-01" calcext:value-type="date">
            <text:p>01/10/25</text:p>
          </table:table-cell>
          <table:table-cell table:style-name="ce1036" table:formula="of:=IF(OR([.P169]&lt;TODAY(); [.P16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192" office:value-type="string" calcext:value-type="string">
            <text:p>UTICA (TCI-150) 0-150 lbs</text:p>
          </table:table-cell>
          <table:table-cell table:style-name="ce81" office:value-type="float" office:value="15" calcext:value-type="float">
            <text:p>15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19</text:p>
          </table:table-cell>
          <table:table-cell table:style-name="ce1192" office:value-type="float" office:value="44030109" calcext:value-type="float">
            <text:p>44030109</text:p>
          </table:table-cell>
          <table:table-cell table:style-name="ce1321" office:value-type="string" calcext:value-type="string">
            <text:p>MK-46</text:p>
          </table:table-cell>
          <table:table-cell table:style-name="ce143"/>
          <table:table-cell table:style-name="ce443" table:number-columns-repeated="3"/>
          <table:table-cell table:style-name="ce420"/>
          <table:table-cell table:style-name="ce1188" office:value-type="float" office:value="12" calcext:value-type="float">
            <text:p>12</text:p>
          </table:table-cell>
          <table:table-cell table:style-name="ce487" table:formula="of:=IF(ISBLANK([.N170]);DATE(2024;1;1);EDATE([.N170];[.O170]))" office:value-type="date" office:date-value="2024-01-01" calcext:value-type="date">
            <text:p>01/01/24</text:p>
          </table:table-cell>
          <table:table-cell table:style-name="ce1036" table:formula="of:=IF(OR([.P170]&lt;TODAY(); [.P17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192" office:value-type="string" calcext:value-type="string">
            <text:p>UTICA (TCI-150) 0-150 lbs</text:p>
          </table:table-cell>
          <table:table-cell table:style-name="ce81" office:value-type="float" office:value="15" calcext:value-type="float">
            <text:p>15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20</text:p>
          </table:table-cell>
          <table:table-cell table:style-name="ce1192" office:value-type="float" office:value="44030110" calcext:value-type="float">
            <text:p>44030110</text:p>
          </table:table-cell>
          <table:table-cell table:style-name="ce1321" office:value-type="string" calcext:value-type="string">
            <text:p>MK-46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388" office:value-type="date" office:date-value="2024-10-16" calcext:value-type="date">
            <text:p>16/10/24</text:p>
          </table:table-cell>
          <table:table-cell table:style-name="ce388" office:value-type="date" office:date-value="2024-10-01" calcext:value-type="date">
            <text:p>01/10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71]);DATE(2024;1;1);EDATE([.N171];[.O171]))" office:value-type="date" office:date-value="2025-10-01" calcext:value-type="date">
            <text:p>01/10/25</text:p>
          </table:table-cell>
          <table:table-cell table:style-name="ce1036" table:formula="of:=IF(OR([.P171]&lt;TODAY(); [.P17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8998/24</text:p>
          </table:table-cell>
          <table:table-cell table:style-name="ce580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192" office:value-type="string" calcext:value-type="string">
            <text:p>UTICA (DA130) 0-30 lbs</text:p>
          </table:table-cell>
          <table:table-cell table:style-name="ce81" office:value-type="float" office:value="3" calcext:value-type="float">
            <text:p>3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21</text:p>
          </table:table-cell>
          <table:table-cell table:style-name="ce1192" office:value-type="float" office:value="44030112" calcext:value-type="float">
            <text:p>44030112</text:p>
          </table:table-cell>
          <table:table-cell table:style-name="ce1321" office:value-type="string" calcext:value-type="string">
            <text:p>MK-46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388" office:value-type="date" office:date-value="2024-10-01" calcext:value-type="date">
            <text:p>01/10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72]);DATE(2024;1;1);EDATE([.N172];[.O172]))" office:value-type="date" office:date-value="2025-10-01" calcext:value-type="date">
            <text:p>01/10/25</text:p>
          </table:table-cell>
          <table:table-cell table:style-name="ce1036" table:formula="of:=IF(OR([.P172]&lt;TODAY(); [.P17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1192" office:value-type="string" calcext:value-type="string">
            <text:p>STURTEVANT RICHMONT (CAL-36) 2-36 lbs</text:p>
          </table:table-cell>
          <table:table-cell table:style-name="ce81" office:value-type="float" office:value="4" calcext:value-type="float">
            <text:p>4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22</text:p>
          </table:table-cell>
          <table:table-cell table:style-name="ce1188" office:value-type="float" office:value="44030121" calcext:value-type="float">
            <text:p>44030121</text:p>
          </table:table-cell>
          <table:table-cell table:style-name="ce1321" office:value-type="string" calcext:value-type="string">
            <text:p>MK-46</text:p>
          </table:table-cell>
          <table:table-cell table:style-name="ce135"/>
          <table:table-cell table:style-name="ce388" table:number-columns-repeated="4"/>
          <table:table-cell table:style-name="ce1188" office:value-type="float" office:value="12" calcext:value-type="float">
            <text:p>12</text:p>
          </table:table-cell>
          <table:table-cell table:style-name="ce487" table:formula="of:=IF(ISBLANK([.N173]);DATE(2024;1;1);EDATE([.N173];[.O173]))" office:value-type="date" office:date-value="2024-01-01" calcext:value-type="date">
            <text:p>01/01/24</text:p>
          </table:table-cell>
          <table:table-cell table:style-name="ce995" table:formula="of:=IF(OR([.P173]&lt;TODAY(); [.P17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192" office:value-type="string" calcext:value-type="string">
            <text:p>STURTEVANT RICHMONT (CAL-36) 2-36 lbs</text:p>
          </table:table-cell>
          <table:table-cell table:style-name="ce81" office:value-type="float" office:value="4" calcext:value-type="float">
            <text:p>4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24</text:p>
          </table:table-cell>
          <table:table-cell table:style-name="ce1192" office:value-type="float" office:value="44030126" calcext:value-type="float">
            <text:p>44030126</text:p>
          </table:table-cell>
          <table:table-cell table:style-name="ce1321" office:value-type="string" calcext:value-type="string">
            <text:p>MK-46</text:p>
          </table:table-cell>
          <table:table-cell table:style-name="ce143"/>
          <table:table-cell table:style-name="ce443" table:number-columns-repeated="3"/>
          <table:table-cell table:style-name="ce420"/>
          <table:table-cell table:style-name="ce1188" office:value-type="float" office:value="12" calcext:value-type="float">
            <text:p>12</text:p>
          </table:table-cell>
          <table:table-cell table:style-name="ce487" table:formula="of:=IF(ISBLANK([.N174]);DATE(2024;1;1);EDATE([.N174];[.O174]))" office:value-type="date" office:date-value="2024-01-01" calcext:value-type="date">
            <text:p>01/01/24</text:p>
          </table:table-cell>
          <table:table-cell table:style-name="ce995" table:formula="of:=IF(OR([.P174]&lt;TODAY(); [.P17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192" office:value-type="string" calcext:value-type="string">
            <text:p>UTICA (DA130) 0-30 lbs</text:p>
          </table:table-cell>
          <table:table-cell table:style-name="ce81" office:value-type="float" office:value="3" calcext:value-type="float">
            <text:p>3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25</text:p>
          </table:table-cell>
          <table:table-cell table:style-name="ce1192" office:value-type="float" office:value="44050130" calcext:value-type="float">
            <text:p>44050130</text:p>
          </table:table-cell>
          <table:table-cell table:style-name="ce1321" office:value-type="string" calcext:value-type="string">
            <text:p>MK-46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388" office:value-type="date" office:date-value="2024-08-12" calcext:value-type="date">
            <text:p>12/08/24</text:p>
          </table:table-cell>
          <table:table-cell table:style-name="ce388" office:value-type="date" office:date-value="2024-08-02" calcext:value-type="date">
            <text:p>02/08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75]);DATE(2024;1;1);EDATE([.N175];[.O175]))" office:value-type="date" office:date-value="2025-08-02" calcext:value-type="date">
            <text:p>02/08/25</text:p>
          </table:table-cell>
          <table:table-cell table:style-name="ce1036" table:formula="of:=IF(OR([.P175]&lt;TODAY(); [.P17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8998/24</text:p>
          </table:table-cell>
          <table:table-cell table:style-name="ce580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192" office:value-type="string" calcext:value-type="string">
            <text:p>SNAP-ON (QDJR50) 10-50 lbs</text:p>
          </table:table-cell>
          <table:table-cell table:style-name="ce82" office:value-type="float" office:value="6" calcext:value-type="float">
            <text:p>6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26</text:p>
          </table:table-cell>
          <table:table-cell table:style-name="ce1192" office:value-type="float" office:value="506356537" calcext:value-type="float">
            <text:p>506356537</text:p>
          </table:table-cell>
          <table:table-cell table:style-name="ce1321" office:value-type="string" calcext:value-type="string">
            <text:p>MK-46</text:p>
          </table:table-cell>
          <table:table-cell table:style-name="ce143"/>
          <table:table-cell table:style-name="ce443" table:number-columns-repeated="4"/>
          <table:table-cell table:style-name="ce481" office:value-type="float" office:value="12" calcext:value-type="float">
            <text:p>12</text:p>
          </table:table-cell>
          <table:table-cell table:style-name="ce487" table:formula="of:=IF(ISBLANK([.N176]);DATE(2024;1;1);EDATE([.N176];[.O176]))" office:value-type="date" office:date-value="2024-01-01" calcext:value-type="date">
            <text:p>01/01/24</text:p>
          </table:table-cell>
          <table:table-cell table:style-name="ce995" table:formula="of:=IF(OR([.P176]&lt;TODAY(); [.P17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192" office:value-type="string" calcext:value-type="string">
            <text:p>SNAP-ON (QDJR50) 10-50 lbs</text:p>
          </table:table-cell>
          <table:table-cell table:style-name="ce82" office:value-type="float" office:value="6" calcext:value-type="float">
            <text:p>6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27</text:p>
          </table:table-cell>
          <table:table-cell table:style-name="ce1192" office:value-type="float" office:value="506356573" calcext:value-type="float">
            <text:p>506356573</text:p>
          </table:table-cell>
          <table:table-cell table:style-name="ce1321" office:value-type="string" calcext:value-type="string">
            <text:p>MK-46</text:p>
          </table:table-cell>
          <table:table-cell table:style-name="ce143"/>
          <table:table-cell table:style-name="ce443" table:number-columns-repeated="4"/>
          <table:table-cell table:style-name="ce482" office:value-type="float" office:value="12" calcext:value-type="float">
            <text:p>12</text:p>
          </table:table-cell>
          <table:table-cell table:style-name="ce487" table:formula="of:=IF(ISBLANK([.N177]);DATE(2024;1;1);EDATE([.N177];[.O177]))" office:value-type="date" office:date-value="2024-01-01" calcext:value-type="date">
            <text:p>01/01/24</text:p>
          </table:table-cell>
          <table:table-cell table:style-name="ce995" table:formula="of:=IF(OR([.P177]&lt;TODAY(); [.P177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192" office:value-type="string" calcext:value-type="string">
            <text:p>SNAP-ON (QDJR50) 10-50 lbs</text:p>
          </table:table-cell>
          <table:table-cell table:style-name="ce82" office:value-type="float" office:value="6" calcext:value-type="float">
            <text:p>6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28</text:p>
          </table:table-cell>
          <table:table-cell table:style-name="ce1192" office:value-type="float" office:value="506358602" calcext:value-type="float">
            <text:p>506358602</text:p>
          </table:table-cell>
          <table:table-cell table:style-name="ce1321" office:value-type="string" calcext:value-type="string">
            <text:p>MK-46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388" office:value-type="date" office:date-value="2024-08-12" calcext:value-type="date">
            <text:p>12/08/24</text:p>
          </table:table-cell>
          <table:table-cell table:style-name="ce388" office:value-type="date" office:date-value="2024-08-02" calcext:value-type="date">
            <text:p>02/08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78]);DATE(2024;1;1);EDATE([.N178];[.O178]))" office:value-type="date" office:date-value="2025-08-02" calcext:value-type="date">
            <text:p>02/08/25</text:p>
          </table:table-cell>
          <table:table-cell table:style-name="ce995" table:formula="of:=IF(OR([.P178]&lt;TODAY(); [.P17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8968/24</text:p>
          </table:table-cell>
          <table:table-cell table:style-name="ce580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192" office:value-type="string" calcext:value-type="string">
            <text:p>SNAP-ON (QD1200) 40-200 lbs</text:p>
          </table:table-cell>
          <table:table-cell table:style-name="ce81" office:value-type="float" office:value="20" calcext:value-type="float">
            <text:p>20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29</text:p>
          </table:table-cell>
          <table:table-cell table:style-name="ce1192" office:value-type="float" office:value="606389094" calcext:value-type="float">
            <text:p>606389094</text:p>
          </table:table-cell>
          <table:table-cell table:style-name="ce1321" office:value-type="string" calcext:value-type="string">
            <text:p>MK-46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388" office:value-type="date" office:date-value="2024-08-12" calcext:value-type="date">
            <text:p>12/08/24</text:p>
          </table:table-cell>
          <table:table-cell table:style-name="ce388" office:value-type="date" office:date-value="2024-08-02" calcext:value-type="date">
            <text:p>02/08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79]);DATE(2024;1;1);EDATE([.N179];[.O179]))" office:value-type="date" office:date-value="2025-08-02" calcext:value-type="date">
            <text:p>02/08/25</text:p>
          </table:table-cell>
          <table:table-cell table:style-name="ce995" table:formula="of:=IF(OR([.P179]&lt;TODAY(); [.P17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8914/24</text:p>
          </table:table-cell>
          <table:table-cell table:style-name="ce580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192" office:value-type="string" calcext:value-type="string">
            <text:p>SNAP-ON (QD1200) 40-200 lbs</text:p>
          </table:table-cell>
          <table:table-cell table:style-name="ce81" office:value-type="float" office:value="20" calcext:value-type="float">
            <text:p>20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30</text:p>
          </table:table-cell>
          <table:table-cell table:style-name="ce1192" office:value-type="float" office:value="606389100" calcext:value-type="float">
            <text:p>606389100</text:p>
          </table:table-cell>
          <table:table-cell table:style-name="ce1321" office:value-type="string" calcext:value-type="string">
            <text:p>MK-46</text:p>
          </table:table-cell>
          <table:table-cell table:style-name="ce143"/>
          <table:table-cell table:style-name="ce443" table:number-columns-repeated="4"/>
          <table:table-cell table:style-name="ce1094" office:value-type="float" office:value="12" calcext:value-type="float">
            <text:p>12</text:p>
          </table:table-cell>
          <table:table-cell table:style-name="ce487" table:formula="of:=IF(ISBLANK([.N180]);DATE(2024;1;1);EDATE([.N180];[.O180]))" office:value-type="date" office:date-value="2024-01-01" calcext:value-type="date">
            <text:p>01/01/24</text:p>
          </table:table-cell>
          <table:table-cell table:style-name="ce995" table:formula="of:=IF(OR([.P180]&lt;TODAY(); [.P18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3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192" office:value-type="string" calcext:value-type="string">
            <text:p>SNAP-ON (QD1200) 40-200 lbs</text:p>
          </table:table-cell>
          <table:table-cell table:style-name="ce81" office:value-type="float" office:value="20" calcext:value-type="float">
            <text:p>20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31</text:p>
          </table:table-cell>
          <table:table-cell table:style-name="ce1192" office:value-type="float" office:value="606620314" calcext:value-type="float">
            <text:p>606620314</text:p>
          </table:table-cell>
          <table:table-cell table:style-name="ce1321" office:value-type="string" calcext:value-type="string">
            <text:p>MK-46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table:number-columns-repeated="2"/>
          <table:table-cell table:style-name="ce1188" office:value-type="float" office:value="12" calcext:value-type="float">
            <text:p>12</text:p>
          </table:table-cell>
          <table:table-cell table:style-name="ce487" table:formula="of:=IF(ISBLANK([.N181]);DATE(2024;1;1);EDATE([.N181];[.O181]))" office:value-type="date" office:date-value="2024-01-01" calcext:value-type="date">
            <text:p>01/01/24</text:p>
          </table:table-cell>
          <table:table-cell table:style-name="ce995" table:formula="of:=IF(OR([.P181]&lt;TODAY(); [.P18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192" office:value-type="string" calcext:value-type="string">
            <text:p>SNAP-ON (QJR284E) 150-1000 lbs</text:p>
          </table:table-cell>
          <table:table-cell table:style-name="ce81" office:value-type="float" office:value="115" calcext:value-type="float">
            <text:p>115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32</text:p>
          </table:table-cell>
          <table:table-cell table:style-name="ce1188" office:value-type="float" office:value="9910010020" calcext:value-type="float">
            <text:p>9910010020</text:p>
          </table:table-cell>
          <table:table-cell table:style-name="ce1321" office:value-type="string" calcext:value-type="string">
            <text:p>MK-46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43" office:value-type="date" office:date-value="2024-10-02" calcext:value-type="date">
            <text:p>02/10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82]);DATE(2024;1;1);EDATE([.N182];[.O182]))" office:value-type="date" office:date-value="2025-10-02" calcext:value-type="date">
            <text:p>02/10/25</text:p>
          </table:table-cell>
          <table:table-cell table:style-name="ce995" table:formula="of:=IF(OR([.P182]&lt;TODAY(); [.P18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192" office:value-type="string" calcext:value-type="string">
            <text:p>SNAP-ON (QJR284E) 150-1000 lbs</text:p>
          </table:table-cell>
          <table:table-cell table:style-name="ce81" office:value-type="float" office:value="115" calcext:value-type="float">
            <text:p>115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33</text:p>
          </table:table-cell>
          <table:table-cell table:style-name="ce1188" office:value-type="float" office:value="9910010026" calcext:value-type="float">
            <text:p>9910010026</text:p>
          </table:table-cell>
          <table:table-cell table:style-name="ce1321" office:value-type="string" calcext:value-type="string">
            <text:p>MK-46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43" office:value-type="date" office:date-value="2024-10-01" calcext:value-type="date">
            <text:p>01/10/24</text:p>
          </table:table-cell>
          <table:table-cell table:style-name="ce484" office:value-type="float" office:value="12" calcext:value-type="float">
            <text:p>12</text:p>
          </table:table-cell>
          <table:table-cell table:style-name="ce487" table:formula="of:=IF(ISBLANK([.N183]);DATE(2024;1;1);EDATE([.N183];[.O183]))" office:value-type="date" office:date-value="2025-10-01" calcext:value-type="date">
            <text:p>01/10/25</text:p>
          </table:table-cell>
          <table:table-cell table:style-name="ce995" table:formula="of:=IF(OR([.P183]&lt;TODAY(); [.P18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192" office:value-type="string" calcext:value-type="string">
            <text:p>SNAP-ON (QJR284E) 150-1000 lbs</text:p>
          </table:table-cell>
          <table:table-cell table:style-name="ce81" office:value-type="float" office:value="115" calcext:value-type="float">
            <text:p>115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34</text:p>
          </table:table-cell>
          <table:table-cell table:style-name="ce1188" office:value-type="float" office:value="9910010040" calcext:value-type="float">
            <text:p>9910010040</text:p>
          </table:table-cell>
          <table:table-cell table:style-name="ce1321" office:value-type="string" calcext:value-type="string">
            <text:p>MK-46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388" office:value-type="date" office:date-value="2024-08-12" calcext:value-type="date">
            <text:p>12/08/24</text:p>
          </table:table-cell>
          <table:table-cell table:style-name="ce388" office:value-type="date" office:date-value="2024-08-02" calcext:value-type="date">
            <text:p>02/08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84]);DATE(2024;1;1);EDATE([.N184];[.O184]))" office:value-type="date" office:date-value="2025-08-02" calcext:value-type="date">
            <text:p>02/08/25</text:p>
          </table:table-cell>
          <table:table-cell table:style-name="ce995" table:formula="of:=IF(OR([.P184]&lt;TODAY(); [.P18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8956/24</text:p>
          </table:table-cell>
          <table:table-cell table:style-name="ce580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192" office:value-type="string" calcext:value-type="string">
            <text:p>SNAP-ON (QJR284E) 150-1000 lbs</text:p>
          </table:table-cell>
          <table:table-cell table:style-name="ce81" office:value-type="float" office:value="115" calcext:value-type="float">
            <text:p>115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35</text:p>
          </table:table-cell>
          <table:table-cell table:style-name="ce390" office:value-type="float" office:value="9910010045" calcext:value-type="float">
            <text:p>9910010045</text:p>
          </table:table-cell>
          <table:table-cell table:style-name="ce1321" office:value-type="string" calcext:value-type="string">
            <text:p>MK-46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388" office:value-type="date" office:date-value="2024-08-12" calcext:value-type="date">
            <text:p>12/08/24</text:p>
          </table:table-cell>
          <table:table-cell table:style-name="ce388" office:value-type="date" office:date-value="2024-08-02" calcext:value-type="date">
            <text:p>02/08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85]);DATE(2024;1;1);EDATE([.N185];[.O185]))" office:value-type="date" office:date-value="2025-08-02" calcext:value-type="date">
            <text:p>02/08/25</text:p>
          </table:table-cell>
          <table:table-cell table:style-name="ce995" table:formula="of:=IF(OR([.P185]&lt;TODAY(); [.P18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8976/24</text:p>
          </table:table-cell>
          <table:table-cell table:style-name="ce580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192" office:value-type="string" calcext:value-type="string">
            <text:p>SNAP-ON (QJR284E) 150-1000 lbs</text:p>
          </table:table-cell>
          <table:table-cell table:style-name="ce81" office:value-type="float" office:value="115" calcext:value-type="float">
            <text:p>115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36</text:p>
          </table:table-cell>
          <table:table-cell table:style-name="ce1188" office:value-type="float" office:value="9910010089" calcext:value-type="float">
            <text:p>9910010089</text:p>
          </table:table-cell>
          <table:table-cell table:style-name="ce1321" office:value-type="string" calcext:value-type="string">
            <text:p>MK-46</text:p>
          </table:table-cell>
          <table:table-cell table:style-name="ce143"/>
          <table:table-cell table:style-name="ce443" table:number-columns-repeated="4"/>
          <table:table-cell table:style-name="ce1188" office:value-type="float" office:value="12" calcext:value-type="float">
            <text:p>12</text:p>
          </table:table-cell>
          <table:table-cell table:style-name="ce487" table:formula="of:=IF(ISBLANK([.N186]);DATE(2024;1;1);EDATE([.N186];[.O186]))" office:value-type="date" office:date-value="2024-01-01" calcext:value-type="date">
            <text:p>01/01/24</text:p>
          </table:table-cell>
          <table:table-cell table:style-name="ce995" table:formula="of:=IF(OR([.P186]&lt;TODAY(); [.P18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192" office:value-type="string" calcext:value-type="string">
            <text:p>SNAP-ON (QJR284E) 150-1000 lbs</text:p>
          </table:table-cell>
          <table:table-cell table:style-name="ce81" office:value-type="float" office:value="115" calcext:value-type="float">
            <text:p>115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38</text:p>
          </table:table-cell>
          <table:table-cell table:style-name="ce1192" office:value-type="float" office:value="9910010099" calcext:value-type="float">
            <text:p>9910010099</text:p>
          </table:table-cell>
          <table:table-cell table:style-name="ce1321" office:value-type="string" calcext:value-type="string">
            <text:p>MK-46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388" office:value-type="date" office:date-value="2024-08-12" calcext:value-type="date">
            <text:p>12/08/24</text:p>
          </table:table-cell>
          <table:table-cell table:style-name="ce388" office:value-type="date" office:date-value="2024-08-02" calcext:value-type="date">
            <text:p>02/08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87]);DATE(2024;1;1);EDATE([.N187];[.O187]))" office:value-type="date" office:date-value="2025-08-02" calcext:value-type="date">
            <text:p>02/08/25</text:p>
          </table:table-cell>
          <table:table-cell table:style-name="ce995" table:formula="of:=IF(OR([.P187]&lt;TODAY(); [.P187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8942/24</text:p>
          </table:table-cell>
          <table:table-cell table:style-name="ce580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192" office:value-type="string" calcext:value-type="string">
            <text:p>SNAP-ON (QJR284E) 150-1000 lbs</text:p>
          </table:table-cell>
          <table:table-cell table:style-name="ce81" office:value-type="float" office:value="115" calcext:value-type="float">
            <text:p>115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39</text:p>
          </table:table-cell>
          <table:table-cell table:style-name="ce1192" office:value-type="float" office:value="9910010105" calcext:value-type="float">
            <text:p>9910010105</text:p>
          </table:table-cell>
          <table:table-cell table:style-name="ce1321" office:value-type="string" calcext:value-type="string">
            <text:p>MK-46</text:p>
          </table:table-cell>
          <table:table-cell table:style-name="ce143"/>
          <table:table-cell table:style-name="ce443" table:number-columns-repeated="3"/>
          <table:table-cell table:style-name="ce420"/>
          <table:table-cell table:style-name="ce1188" office:value-type="float" office:value="12" calcext:value-type="float">
            <text:p>12</text:p>
          </table:table-cell>
          <table:table-cell table:style-name="ce487" table:formula="of:=IF(ISBLANK([.N188]);DATE(2024;1;1);EDATE([.N188];[.O188]))" office:value-type="date" office:date-value="2024-01-01" calcext:value-type="date">
            <text:p>01/01/24</text:p>
          </table:table-cell>
          <table:table-cell table:style-name="ce995" table:formula="of:=IF(OR([.P188]&lt;TODAY(); [.P18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192" office:value-type="string" calcext:value-type="string">
            <text:p>SNAP-ON (QJR284E) 150-1000 lbs</text:p>
          </table:table-cell>
          <table:table-cell table:style-name="ce81" office:value-type="float" office:value="115" calcext:value-type="float">
            <text:p>115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40</text:p>
          </table:table-cell>
          <table:table-cell table:style-name="ce1192" office:value-type="float" office:value="9910010132" calcext:value-type="float">
            <text:p>9910010132</text:p>
          </table:table-cell>
          <table:table-cell table:style-name="ce1321" office:value-type="string" calcext:value-type="string">
            <text:p>MK-46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43" office:value-type="date" office:date-value="2024-10-01" calcext:value-type="date">
            <text:p>01/10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89]);DATE(2024;1;1);EDATE([.N189];[.O189]))" office:value-type="date" office:date-value="2025-10-01" calcext:value-type="date">
            <text:p>01/10/25</text:p>
          </table:table-cell>
          <table:table-cell table:style-name="ce995" table:formula="of:=IF(OR([.P189]&lt;TODAY(); [.P18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1192" office:value-type="string" calcext:value-type="string">
            <text:p>SNAP-ON (QJR284E) 150-1000 lbs</text:p>
          </table:table-cell>
          <table:table-cell table:style-name="ce81" office:value-type="float" office:value="115" calcext:value-type="float">
            <text:p>115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41</text:p>
          </table:table-cell>
          <table:table-cell table:style-name="ce1188" office:value-type="float" office:value="11910011105" calcext:value-type="float">
            <text:p>11910011105</text:p>
          </table:table-cell>
          <table:table-cell table:style-name="ce1321" office:value-type="string" calcext:value-type="string">
            <text:p>MK-46</text:p>
          </table:table-cell>
          <table:table-cell table:style-name="ce135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388" office:value-type="date" office:date-value="2024-10-16" calcext:value-type="date">
            <text:p>16/10/24</text:p>
          </table:table-cell>
          <table:table-cell table:style-name="ce388" office:value-type="date" office:date-value="2024-10-01" calcext:value-type="date">
            <text:p>01/10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90]);DATE(2024;1;1);EDATE([.N190];[.O190]))" office:value-type="date" office:date-value="2025-10-01" calcext:value-type="date">
            <text:p>01/10/25</text:p>
          </table:table-cell>
          <table:table-cell table:style-name="ce995" table:formula="of:=IF(OR([.P190]&lt;TODAY(); [.P19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1192" office:value-type="string" calcext:value-type="string">
            <text:p>SNAP-ON (QJR284E) 150-1000 lbs</text:p>
          </table:table-cell>
          <table:table-cell table:style-name="ce81" office:value-type="float" office:value="115" calcext:value-type="float">
            <text:p>115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42</text:p>
          </table:table-cell>
          <table:table-cell table:style-name="ce1188" office:value-type="float" office:value="11910011123" calcext:value-type="float">
            <text:p>11910011123</text:p>
          </table:table-cell>
          <table:table-cell table:style-name="ce1321" office:value-type="string" calcext:value-type="string">
            <text:p>MK-46</text:p>
          </table:table-cell>
          <table:table-cell table:style-name="ce135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388" office:value-type="date" office:date-value="2024-10-16" calcext:value-type="date">
            <text:p>16/10/24</text:p>
          </table:table-cell>
          <table:table-cell table:style-name="ce435" office:value-type="date" office:date-value="2024-10-01" calcext:value-type="date">
            <text:p>01/10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91]);DATE(2024;1;1);EDATE([.N191];[.O191]))" office:value-type="date" office:date-value="2025-10-01" calcext:value-type="date">
            <text:p>01/10/25</text:p>
          </table:table-cell>
          <table:table-cell table:style-name="ce995" table:formula="of:=IF(OR([.P191]&lt;TODAY(); [.P19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1192" office:value-type="string" calcext:value-type="string">
            <text:p>SNAP-ON (QJR284E) 150-1000 lbs</text:p>
          </table:table-cell>
          <table:table-cell table:style-name="ce81" office:value-type="float" office:value="115" calcext:value-type="float">
            <text:p>115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43</text:p>
          </table:table-cell>
          <table:table-cell table:style-name="ce1188" office:value-type="float" office:value="11910011147" calcext:value-type="float">
            <text:p>11910011147</text:p>
          </table:table-cell>
          <table:table-cell table:style-name="ce1321" office:value-type="string" calcext:value-type="string">
            <text:p>MK-46</text:p>
          </table:table-cell>
          <table:table-cell table:style-name="ce135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388" office:value-type="date" office:date-value="2024-10-16" calcext:value-type="date">
            <text:p>16/10/24</text:p>
          </table:table-cell>
          <table:table-cell table:style-name="ce388" office:value-type="date" office:date-value="2024-10-01" calcext:value-type="date">
            <text:p>01/10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92]);DATE(2024;1;1);EDATE([.N192];[.O192]))" office:value-type="date" office:date-value="2025-10-01" calcext:value-type="date">
            <text:p>01/10/25</text:p>
          </table:table-cell>
          <table:table-cell table:style-name="ce995" table:formula="of:=IF(OR([.P192]&lt;TODAY(); [.P19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1192" office:value-type="string" calcext:value-type="string">
            <text:p>SNAP-ON (QJR284E) 150-1000 lbs</text:p>
          </table:table-cell>
          <table:table-cell table:style-name="ce81" office:value-type="float" office:value="115" calcext:value-type="float">
            <text:p>115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45</text:p>
          </table:table-cell>
          <table:table-cell table:style-name="ce1188" office:value-type="float" office:value="11910011207" calcext:value-type="float">
            <text:p>11910011207</text:p>
          </table:table-cell>
          <table:table-cell table:style-name="ce1321" office:value-type="string" calcext:value-type="string">
            <text:p>MK-46</text:p>
          </table:table-cell>
          <table:table-cell table:style-name="ce135"/>
          <table:table-cell table:style-name="ce388" table:number-columns-repeated="4"/>
          <table:table-cell table:style-name="ce1188" office:value-type="float" office:value="12" calcext:value-type="float">
            <text:p>12</text:p>
          </table:table-cell>
          <table:table-cell table:style-name="ce487" table:formula="of:=IF(ISBLANK([.N193]);DATE(2024;1;1);EDATE([.N193];[.O193]))" office:value-type="date" office:date-value="2024-01-01" calcext:value-type="date">
            <text:p>01/01/24</text:p>
          </table:table-cell>
          <table:table-cell table:style-name="ce995" table:formula="of:=IF(OR([.P193]&lt;TODAY(); [.P19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192" office:value-type="string" calcext:value-type="string">
            <text:p>SNAP-ON (QJR284E) 150-1000 lbs</text:p>
          </table:table-cell>
          <table:table-cell table:style-name="ce81" office:value-type="float" office:value="115" calcext:value-type="float">
            <text:p>115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46</text:p>
          </table:table-cell>
          <table:table-cell table:style-name="ce1192" office:value-type="float" office:value="11910011214" calcext:value-type="float">
            <text:p>11910011214</text:p>
          </table:table-cell>
          <table:table-cell table:style-name="ce1321" office:value-type="string" calcext:value-type="string">
            <text:p>MK-46</text:p>
          </table:table-cell>
          <table:table-cell table:style-name="ce143"/>
          <table:table-cell table:style-name="ce443" table:number-columns-repeated="4"/>
          <table:table-cell table:style-name="ce1188" office:value-type="float" office:value="12" calcext:value-type="float">
            <text:p>12</text:p>
          </table:table-cell>
          <table:table-cell table:style-name="ce487" table:formula="of:=IF(ISBLANK([.N194]);DATE(2024;1;1);EDATE([.N194];[.O194]))" office:value-type="date" office:date-value="2024-01-01" calcext:value-type="date">
            <text:p>01/01/24</text:p>
          </table:table-cell>
          <table:table-cell table:style-name="ce995" table:formula="of:=IF(OR([.P194]&lt;TODAY(); [.P19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192" office:value-type="string" calcext:value-type="string">
            <text:p>SNAP-ON (QJR284E) 150-1000 lbs</text:p>
          </table:table-cell>
          <table:table-cell table:style-name="ce81" office:value-type="float" office:value="115" calcext:value-type="float">
            <text:p>115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47</text:p>
          </table:table-cell>
          <table:table-cell table:style-name="ce1192" office:value-type="float" office:value="11910011218" calcext:value-type="float">
            <text:p>11910011218</text:p>
          </table:table-cell>
          <table:table-cell table:style-name="ce1321" office:value-type="string" calcext:value-type="string">
            <text:p>MK-46</text:p>
          </table:table-cell>
          <table:table-cell table:style-name="ce143"/>
          <table:table-cell table:style-name="ce443" table:number-columns-repeated="4"/>
          <table:table-cell table:style-name="ce1188" office:value-type="float" office:value="12" calcext:value-type="float">
            <text:p>12</text:p>
          </table:table-cell>
          <table:table-cell table:style-name="ce487" table:formula="of:=IF(ISBLANK([.N195]);DATE(2024;1;1);EDATE([.N195];[.O195]))" office:value-type="date" office:date-value="2024-01-01" calcext:value-type="date">
            <text:p>01/01/24</text:p>
          </table:table-cell>
          <table:table-cell table:style-name="ce995" table:formula="of:=IF(OR([.P195]&lt;TODAY(); [.P19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192" office:value-type="string" calcext:value-type="string">
            <text:p>SNAP-ON (QJR284E) 150-1000 lbs</text:p>
          </table:table-cell>
          <table:table-cell table:style-name="ce81" office:value-type="float" office:value="115" calcext:value-type="float">
            <text:p>115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48</text:p>
          </table:table-cell>
          <table:table-cell table:style-name="ce1192" office:value-type="float" office:value="11910011223" calcext:value-type="float">
            <text:p>11910011223</text:p>
          </table:table-cell>
          <table:table-cell table:style-name="ce1321" office:value-type="string" calcext:value-type="string">
            <text:p>MK-46</text:p>
          </table:table-cell>
          <table:table-cell table:style-name="ce143"/>
          <table:table-cell table:style-name="ce443" table:number-columns-repeated="4"/>
          <table:table-cell table:style-name="ce1188" office:value-type="float" office:value="12" calcext:value-type="float">
            <text:p>12</text:p>
          </table:table-cell>
          <table:table-cell table:style-name="ce487" table:formula="of:=IF(ISBLANK([.N196]);DATE(2024;1;1);EDATE([.N196];[.O196]))" office:value-type="date" office:date-value="2024-01-01" calcext:value-type="date">
            <text:p>01/01/24</text:p>
          </table:table-cell>
          <table:table-cell table:style-name="ce995" table:formula="of:=IF(OR([.P196]&lt;TODAY(); [.P19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1192" office:value-type="string" calcext:value-type="string">
            <text:p>SNAP-ON (QJR284E) 150-1000 lbs</text:p>
          </table:table-cell>
          <table:table-cell table:style-name="ce81" office:value-type="float" office:value="115" calcext:value-type="float">
            <text:p>115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49</text:p>
          </table:table-cell>
          <table:table-cell table:style-name="ce1188" office:value-type="float" office:value="11910011229" calcext:value-type="float">
            <text:p>11910011229</text:p>
          </table:table-cell>
          <table:table-cell table:style-name="ce1321" office:value-type="string" calcext:value-type="string">
            <text:p>MK-46</text:p>
          </table:table-cell>
          <table:table-cell table:style-name="ce135"/>
          <table:table-cell table:style-name="ce388" table:number-columns-repeated="4"/>
          <table:table-cell table:style-name="ce1188" office:value-type="float" office:value="12" calcext:value-type="float">
            <text:p>12</text:p>
          </table:table-cell>
          <table:table-cell table:style-name="ce487" table:formula="of:=IF(ISBLANK([.N197]);DATE(2024;1;1);EDATE([.N197];[.O197]))" office:value-type="date" office:date-value="2024-01-01" calcext:value-type="date">
            <text:p>01/01/24</text:p>
          </table:table-cell>
          <table:table-cell table:style-name="ce995" table:formula="of:=IF(OR([.P197]&lt;TODAY(); [.P197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1192" office:value-type="string" calcext:value-type="string">
            <text:p>SNAP-ON (QJR284E) 150-1000 lbs</text:p>
          </table:table-cell>
          <table:table-cell table:style-name="ce81" office:value-type="float" office:value="115" calcext:value-type="float">
            <text:p>115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50</text:p>
          </table:table-cell>
          <table:table-cell table:style-name="ce1188" office:value-type="float" office:value="11910011239" calcext:value-type="float">
            <text:p>11910011239</text:p>
          </table:table-cell>
          <table:table-cell table:style-name="ce1321" office:value-type="string" calcext:value-type="string">
            <text:p>MK-46</text:p>
          </table:table-cell>
          <table:table-cell table:style-name="ce135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388" office:value-type="date" office:date-value="0224-10-16" calcext:value-type="date">
            <text:p>16/10/24</text:p>
          </table:table-cell>
          <table:table-cell table:style-name="ce388" office:value-type="date" office:date-value="2024-10-01" calcext:value-type="date">
            <text:p>01/10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98]);DATE(2024;1;1);EDATE([.N198];[.O198]))" office:value-type="date" office:date-value="2025-10-01" calcext:value-type="date">
            <text:p>01/10/25</text:p>
          </table:table-cell>
          <table:table-cell table:style-name="ce995" table:formula="of:=IF(OR([.P198]&lt;TODAY(); [.P19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192" office:value-type="string" calcext:value-type="string">
            <text:p>SNAP-ON (QJR284E) 150-1000 lbs</text:p>
          </table:table-cell>
          <table:table-cell table:style-name="ce81" office:value-type="float" office:value="115" calcext:value-type="float">
            <text:p>115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51</text:p>
          </table:table-cell>
          <table:table-cell table:style-name="ce1192" office:value-type="float" office:value="11910011243" calcext:value-type="float">
            <text:p>11910011243</text:p>
          </table:table-cell>
          <table:table-cell table:style-name="ce1321" office:value-type="string" calcext:value-type="string">
            <text:p>MK-46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388" office:value-type="date" office:date-value="2024-08-12" calcext:value-type="date">
            <text:p>12/08/24</text:p>
          </table:table-cell>
          <table:table-cell table:style-name="ce388" office:value-type="date" office:date-value="2024-07-27" calcext:value-type="date">
            <text:p>27/07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199]);DATE(2024;1;1);EDATE([.N199];[.O199]))" office:value-type="date" office:date-value="2025-07-27" calcext:value-type="date">
            <text:p>27/07/25</text:p>
          </table:table-cell>
          <table:table-cell table:style-name="ce995" table:formula="of:=IF(OR([.P199]&lt;TODAY(); [.P19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<text:span text:style-name="T10">SEM ETIQUETA</text:span>/218904/24</text:p>
          </table:table-cell>
          <table:table-cell table:style-name="ce580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1192" office:value-type="string" calcext:value-type="string">
            <text:p>SNAP-ON (QJR284E) 150-1000 lbs</text:p>
          </table:table-cell>
          <table:table-cell table:style-name="ce81" office:value-type="float" office:value="115" calcext:value-type="float">
            <text:p>115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52</text:p>
          </table:table-cell>
          <table:table-cell table:style-name="ce1188" office:value-type="float" office:value="11910011266" calcext:value-type="float">
            <text:p>11910011266</text:p>
          </table:table-cell>
          <table:table-cell table:style-name="ce1321" office:value-type="string" calcext:value-type="string">
            <text:p>MK-46</text:p>
          </table:table-cell>
          <table:table-cell table:style-name="ce135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388" office:value-type="date" office:date-value="2024-08-12" calcext:value-type="date">
            <text:p>12/08/24</text:p>
          </table:table-cell>
          <table:table-cell table:style-name="ce436" office:value-type="date" office:date-value="2024-08-02" calcext:value-type="date">
            <text:p>02/08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200]);DATE(2024;1;1);EDATE([.N200];[.O200]))" office:value-type="date" office:date-value="2025-08-02" calcext:value-type="date">
            <text:p>02/08/25</text:p>
          </table:table-cell>
          <table:table-cell table:style-name="ce995" table:formula="of:=IF(OR([.P200]&lt;TODAY(); [.P20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8930/24</text:p>
          </table:table-cell>
          <table:table-cell table:style-name="ce580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1192" office:value-type="string" calcext:value-type="string">
            <text:p>SNAP-ON (QJR284E) 150-1000 lbs</text:p>
          </table:table-cell>
          <table:table-cell table:style-name="ce81" office:value-type="float" office:value="115" calcext:value-type="float">
            <text:p>115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53</text:p>
          </table:table-cell>
          <table:table-cell table:style-name="ce1188" office:value-type="float" office:value="11910011986" calcext:value-type="float">
            <text:p>11910011986</text:p>
          </table:table-cell>
          <table:table-cell table:style-name="ce1321" office:value-type="string" calcext:value-type="string">
            <text:p>MK-46</text:p>
          </table:table-cell>
          <table:table-cell table:style-name="ce135"/>
          <table:table-cell table:style-name="ce388" table:number-columns-repeated="4"/>
          <table:table-cell table:style-name="ce1188" office:value-type="float" office:value="12" calcext:value-type="float">
            <text:p>12</text:p>
          </table:table-cell>
          <table:table-cell table:style-name="ce487" table:formula="of:=IF(ISBLANK([.N201]);DATE(2024;1;1);EDATE([.N201];[.O201]))" office:value-type="date" office:date-value="2024-01-01" calcext:value-type="date">
            <text:p>01/01/24</text:p>
          </table:table-cell>
          <table:table-cell table:style-name="ce995" table:formula="of:=IF(OR([.P201]&lt;TODAY(); [.P20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1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1192" office:value-type="string" calcext:value-type="string">
            <text:p>STURTEVANT RICHMONT (CAL-36) 2-36 lbs</text:p>
          </table:table-cell>
          <table:table-cell table:style-name="ce81" office:value-type="float" office:value="4" calcext:value-type="float">
            <text:p>4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6-054</text:p>
          </table:table-cell>
          <table:table-cell table:style-name="ce1188" office:value-type="string" calcext:value-type="string">
            <text:p>104-A</text:p>
          </table:table-cell>
          <table:table-cell table:style-name="ce1321" office:value-type="string" calcext:value-type="string">
            <text:p>MK-46</text:p>
          </table:table-cell>
          <table:table-cell table:style-name="ce135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579" office:value-type="string" calcext:value-type="string">
            <text:p>26/07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202]);DATE(2024;1;1);EDATE([.N202];[.O202]))" office:value-type="date" office:date-value="2025-07-26" calcext:value-type="date">
            <text:p>26/07/25</text:p>
          </table:table-cell>
          <table:table-cell table:style-name="ce995" table:formula="of:=IF(OR([.P202]&lt;TODAY(); [.P20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<text:span text:style-name="T10">SEM ETIQUETE</text:span>/219018/24</text:p>
          </table:table-cell>
          <table:table-cell table:style-name="ce580" office:value-type="string" calcext:value-type="string">
            <text:p>CMASM</text:p>
          </table:table-cell>
          <table:table-cell table:style-name="ce665" office:value-type="string" calcext:value-type="string">
            <text:p>MSMI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1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1188" office:value-type="string" calcext:value-type="string">
            <text:p>Consolidated devices (1502DI) 0 – 150 lbs</text:p>
          </table:table-cell>
          <table:table-cell table:style-name="ce84" office:value-type="float" office:value="15" calcext:value-type="float">
            <text:p>15,0</text:p>
          </table:table-cell>
          <table:table-cell table:style-name="ce96" office:value-type="string" calcext:value-type="string">
            <text:p>Nm</text:p>
          </table:table-cell>
          <table:table-cell table:style-name="ce1192" office:value-type="string" calcext:value-type="string">
            <text:p>CMASM-IDM-T46-055</text:p>
          </table:table-cell>
          <table:table-cell table:style-name="ce1188" office:value-type="string" calcext:value-type="string">
            <text:p>5120-00-230-63-80575</text:p>
          </table:table-cell>
          <table:table-cell table:style-name="ce1321" office:value-type="string" calcext:value-type="string">
            <text:p>MK-46</text:p>
          </table:table-cell>
          <table:table-cell table:style-name="ce135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388" office:value-type="date" office:date-value="2024-08-12" calcext:value-type="date">
            <text:p>12/08/24</text:p>
          </table:table-cell>
          <table:table-cell table:style-name="ce388" office:value-type="date" office:date-value="2024-08-02" calcext:value-type="date">
            <text:p>02/08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203]);DATE(2024;1;1);EDATE([.N203];[.O203]))" office:value-type="date" office:date-value="2025-08-02" calcext:value-type="date">
            <text:p>02/08/25</text:p>
          </table:table-cell>
          <table:table-cell table:style-name="ce1027" table:formula="of:=IF(OR([.P203]&lt;TODAY(); [.P20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9003/24</text:p>
          </table:table-cell>
          <table:table-cell table:style-name="ce580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12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1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1188" office:value-type="string" calcext:value-type="string">
            <text:p>Consolidated devices (1502DI) 0 – 150 lbs</text:p>
          </table:table-cell>
          <table:table-cell table:style-name="ce84" office:value-type="float" office:value="15" calcext:value-type="float">
            <text:p>15,0</text:p>
          </table:table-cell>
          <table:table-cell table:style-name="ce96" office:value-type="string" calcext:value-type="string">
            <text:p>Nm</text:p>
          </table:table-cell>
          <table:table-cell table:style-name="ce1192" office:value-type="string" calcext:value-type="string">
            <text:p>CMASM-IDM-T46-056</text:p>
          </table:table-cell>
          <table:table-cell table:style-name="ce1188" office:value-type="string" calcext:value-type="string">
            <text:p>5120-00-230-63-80976</text:p>
          </table:table-cell>
          <table:table-cell table:style-name="ce1321" office:value-type="string" calcext:value-type="string">
            <text:p>MK-46</text:p>
          </table:table-cell>
          <table:table-cell table:style-name="ce135"/>
          <table:table-cell table:style-name="ce388" table:number-columns-repeated="4"/>
          <table:table-cell table:style-name="ce1188" office:value-type="float" office:value="12" calcext:value-type="float">
            <text:p>12</text:p>
          </table:table-cell>
          <table:table-cell table:style-name="ce487" table:formula="of:=IF(ISBLANK([.N204]);DATE(2024;1;1);EDATE([.N204];[.O204]))" office:value-type="date" office:date-value="2024-01-01" calcext:value-type="date">
            <text:p>01/01/24</text:p>
          </table:table-cell>
          <table:table-cell table:style-name="ce1027" table:formula="of:=IF(OR([.P204]&lt;TODAY(); [.P20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662" office:value-type="string" calcext:value-type="string">
            <text:p>MSMSI TORQ LOTE 05 DEZ</text:p>
          </table:table-cell>
          <table:table-cell table:style-name="ce412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1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1188" office:value-type="string" calcext:value-type="string">
            <text:p>CONSOLITED DEVICES (1502MR) 10-150 lbs</text:p>
          </table:table-cell>
          <table:table-cell table:style-name="ce84" office:value-type="float" office:value="15" calcext:value-type="float">
            <text:p>15,0</text:p>
          </table:table-cell>
          <table:table-cell table:style-name="ce96" office:value-type="string" calcext:value-type="string">
            <text:p>Nm</text:p>
          </table:table-cell>
          <table:table-cell table:style-name="ce1192" office:value-type="string" calcext:value-type="string">
            <text:p>CMASM-IDM-T46-057</text:p>
          </table:table-cell>
          <table:table-cell table:style-name="ce1188" office:value-type="string" calcext:value-type="string">
            <text:p>5120-00-288-8865</text:p>
          </table:table-cell>
          <table:table-cell table:style-name="ce1321" office:value-type="string" calcext:value-type="string">
            <text:p>MK-46</text:p>
          </table:table-cell>
          <table:table-cell table:style-name="ce135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388" office:value-type="date" office:date-value="2024-08-12" calcext:value-type="date">
            <text:p>12/08/24</text:p>
          </table:table-cell>
          <table:table-cell table:style-name="ce388" office:value-type="date" office:date-value="2024-08-02" calcext:value-type="date">
            <text:p>02/08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205]);DATE(2024;1;1);EDATE([.N205];[.O205]))" office:value-type="date" office:date-value="2025-08-02" calcext:value-type="date">
            <text:p>02/08/25</text:p>
          </table:table-cell>
          <table:table-cell table:style-name="ce1027" table:formula="of:=IF(OR([.P205]&lt;TODAY(); [.P20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9009/24</text:p>
          </table:table-cell>
          <table:table-cell table:style-name="ce580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12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032" office:value-type="string" calcext:value-type="string">
            <text:p>MEC</text:p>
          </table:table-cell>
          <table:table-cell table:style-name="ce1032" office:value-type="string" calcext:value-type="string">
            <text:p>TRANSDUTOR DE PRESSÃO</text:p>
          </table:table-cell>
          <table:table-cell table:style-name="ce1032"/>
          <table:table-cell table:style-name="ce574" office:value-type="string" calcext:value-type="string">
            <text:p>Transducer Mensor Corporation 1500 PSI 17777001</text:p>
          </table:table-cell>
          <table:table-cell table:style-name="ce574" office:value-type="float" office:value="1500" calcext:value-type="float">
            <text:p>1500</text:p>
          </table:table-cell>
          <table:table-cell table:style-name="ce574" office:value-type="string" calcext:value-type="string">
            <text:p>PSI</text:p>
          </table:table-cell>
          <table:table-cell table:style-name="ce1170" office:value-type="string" calcext:value-type="string">
            <text:p>CMASM-IDM-T46-059</text:p>
          </table:table-cell>
          <table:table-cell table:style-name="ce1032" office:value-type="float" office:value="832515" calcext:value-type="float">
            <text:p>832515</text:p>
          </table:table-cell>
          <table:table-cell table:style-name="ce355" office:value-type="string" calcext:value-type="string">
            <text:p>MK-46</text:p>
          </table:table-cell>
          <table:table-cell table:style-name="ce625"/>
          <table:table-cell table:style-name="ce392" office:value-type="date" office:date-value="2024-09-05" calcext:value-type="date">
            <text:p>05/09/24</text:p>
          </table:table-cell>
          <table:table-cell table:style-name="ce392" office:value-type="date" office:date-value="2024-10-31" calcext:value-type="date">
            <text:p>31/10/24</text:p>
          </table:table-cell>
          <table:table-cell table:style-name="ce392" office:value-type="date" office:date-value="2024-11-25" calcext:value-type="date">
            <text:p>25/11/24</text:p>
          </table:table-cell>
          <table:table-cell table:style-name="ce392" office:value-type="date" office:date-value="2024-11-12" calcext:value-type="date">
            <text:p>12/11/24</text:p>
          </table:table-cell>
          <table:table-cell table:style-name="ce651" office:value-type="float" office:value="12" calcext:value-type="float">
            <text:p>12</text:p>
          </table:table-cell>
          <table:table-cell table:style-name="ce487" table:formula="of:=IF(ISBLANK([.N206]);DATE(2024;1;1);EDATE([.N206];[.O206]))" office:value-type="date" office:date-value="2025-11-12" calcext:value-type="date">
            <text:p>12/11/25</text:p>
          </table:table-cell>
          <table:table-cell table:style-name="ce547" table:formula="of:=IF(OR([.P206]&lt;TODAY(); [.P20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70" office:value-type="string" calcext:value-type="string">
            <text:p>falta certificADO</text:p>
          </table:table-cell>
          <table:table-cell table:style-name="ce427" office:value-type="string" calcext:value-type="string">
            <text:p>CMASM</text:p>
          </table:table-cell>
          <table:table-cell table:style-name="ce679" office:value-type="string" calcext:value-type="string">
            <text:p>MSMI LOTE 02</text:p>
          </table:table-cell>
          <table:table-cell table:style-name="ce1331" office:value-type="currency" office:currency="BRL" office:value="338.69" calcext:value-type="currency">
            <text:p>R$ 338,69</text:p>
          </table:table-cell>
          <table:table-cell table:style-name="ce1170" table:number-columns-repeated="2"/>
          <table:table-cell table:style-name="ce1032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032" office:value-type="string" calcext:value-type="string">
            <text:p>MEC</text:p>
          </table:table-cell>
          <table:table-cell table:style-name="ce1032" office:value-type="string" calcext:value-type="string">
            <text:p>TRANSDUTOR DE PRESSÃO</text:p>
          </table:table-cell>
          <table:table-cell table:style-name="ce1032"/>
          <table:table-cell table:style-name="ce574" office:value-type="string" calcext:value-type="string">
            <text:p>Transducer Mensor Corporation 200 PSI 17777001 </text:p>
          </table:table-cell>
          <table:table-cell table:style-name="ce574" office:value-type="float" office:value="200" calcext:value-type="float">
            <text:p>200</text:p>
          </table:table-cell>
          <table:table-cell table:style-name="ce574" office:value-type="string" calcext:value-type="string">
            <text:p>PSI</text:p>
          </table:table-cell>
          <table:table-cell table:style-name="ce1170" office:value-type="string" calcext:value-type="string">
            <text:p>CMASM-IDM-T46-061</text:p>
          </table:table-cell>
          <table:table-cell table:style-name="ce1032" office:value-type="float" office:value="832521" calcext:value-type="float">
            <text:p>832521</text:p>
          </table:table-cell>
          <table:table-cell table:style-name="ce355" office:value-type="string" calcext:value-type="string">
            <text:p>MK-46</text:p>
          </table:table-cell>
          <table:table-cell table:style-name="ce625"/>
          <table:table-cell table:style-name="ce392" office:value-type="date" office:date-value="2024-09-05" calcext:value-type="date">
            <text:p>05/09/24</text:p>
          </table:table-cell>
          <table:table-cell table:style-name="ce392" office:value-type="date" office:date-value="2024-10-31" calcext:value-type="date">
            <text:p>31/10/24</text:p>
          </table:table-cell>
          <table:table-cell table:style-name="ce392" office:value-type="date" office:date-value="2024-11-25" calcext:value-type="date">
            <text:p>25/11/24</text:p>
          </table:table-cell>
          <table:table-cell table:style-name="ce392" office:value-type="date" office:date-value="2024-11-12" calcext:value-type="date">
            <text:p>12/11/24</text:p>
          </table:table-cell>
          <table:table-cell table:style-name="ce651" office:value-type="float" office:value="12" calcext:value-type="float">
            <text:p>12</text:p>
          </table:table-cell>
          <table:table-cell table:style-name="ce487" table:formula="of:=IF(ISBLANK([.N207]);DATE(2024;1;1);EDATE([.N207];[.O207]))" office:value-type="date" office:date-value="2025-11-12" calcext:value-type="date">
            <text:p>12/11/25</text:p>
          </table:table-cell>
          <table:table-cell table:style-name="ce547" table:formula="of:=IF(OR([.P207]&lt;TODAY(); [.P207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70" office:value-type="string" calcext:value-type="string">
            <text:p>falta certificado </text:p>
          </table:table-cell>
          <table:table-cell table:style-name="ce427" office:value-type="string" calcext:value-type="string">
            <text:p>CMASM</text:p>
          </table:table-cell>
          <table:table-cell table:style-name="ce1032" office:value-type="string" calcext:value-type="string">
            <text:p>MSMI LOTE 02</text:p>
          </table:table-cell>
          <table:table-cell table:style-name="ce1331" office:value-type="currency" office:currency="BRL" office:value="338.69" calcext:value-type="currency">
            <text:p>R$ 338,69</text:p>
          </table:table-cell>
          <table:table-cell table:style-name="ce1170" table:number-columns-repeated="2"/>
          <table:table-cell table:style-name="ce1032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032" office:value-type="string" calcext:value-type="string">
            <text:p>MEC</text:p>
          </table:table-cell>
          <table:table-cell table:style-name="ce1032" office:value-type="string" calcext:value-type="string">
            <text:p>TRANSDUTOR DE PRESSÃO</text:p>
          </table:table-cell>
          <table:table-cell table:style-name="ce1032"/>
          <table:table-cell table:style-name="ce574" office:value-type="string" calcext:value-type="string">
            <text:p>Transducer Mensor Corporation 200 PSI 17777001 </text:p>
          </table:table-cell>
          <table:table-cell table:style-name="ce574" office:value-type="float" office:value="200" calcext:value-type="float">
            <text:p>200</text:p>
          </table:table-cell>
          <table:table-cell table:style-name="ce574" office:value-type="string" calcext:value-type="string">
            <text:p>PSI</text:p>
          </table:table-cell>
          <table:table-cell table:style-name="ce1170" office:value-type="string" calcext:value-type="string">
            <text:p>CMASM-IDM-T46-062</text:p>
          </table:table-cell>
          <table:table-cell table:style-name="ce273" office:value-type="string" calcext:value-type="string">
            <text:p>410009JN</text:p>
          </table:table-cell>
          <table:table-cell table:style-name="ce355" office:value-type="string" calcext:value-type="string">
            <text:p>MK-46</text:p>
          </table:table-cell>
          <table:table-cell table:style-name="ce625"/>
          <table:table-cell table:style-name="ce392" office:value-type="date" office:date-value="2024-09-05" calcext:value-type="date">
            <text:p>05/09/24</text:p>
          </table:table-cell>
          <table:table-cell table:style-name="ce392" office:value-type="date" office:date-value="2024-10-31" calcext:value-type="date">
            <text:p>31/10/24</text:p>
          </table:table-cell>
          <table:table-cell table:style-name="ce392" office:value-type="date" office:date-value="2024-11-25" calcext:value-type="date">
            <text:p>25/11/24</text:p>
          </table:table-cell>
          <table:table-cell table:style-name="ce392" office:value-type="date" office:date-value="2024-11-12" calcext:value-type="date">
            <text:p>12/11/24</text:p>
          </table:table-cell>
          <table:table-cell table:style-name="ce651" office:value-type="float" office:value="12" calcext:value-type="float">
            <text:p>12</text:p>
          </table:table-cell>
          <table:table-cell table:style-name="ce487" table:formula="of:=IF(ISBLANK([.N208]);DATE(2024;1;1);EDATE([.N208];[.O208]))" office:value-type="date" office:date-value="2025-11-12" calcext:value-type="date">
            <text:p>12/11/25</text:p>
          </table:table-cell>
          <table:table-cell table:style-name="ce547" table:formula="of:=IF(OR([.P208]&lt;TODAY(); [.P20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70" office:value-type="string" calcext:value-type="string">
            <text:p>falta certificado </text:p>
          </table:table-cell>
          <table:table-cell table:style-name="ce427" office:value-type="string" calcext:value-type="string">
            <text:p>CMASM</text:p>
          </table:table-cell>
          <table:table-cell table:style-name="ce1032" office:value-type="string" calcext:value-type="string">
            <text:p>MSMI LOTE 02</text:p>
          </table:table-cell>
          <table:table-cell table:style-name="ce1331" office:value-type="currency" office:currency="BRL" office:value="338.69" calcext:value-type="currency">
            <text:p>R$ 338,69</text:p>
          </table:table-cell>
          <table:table-cell table:style-name="ce628"/>
          <table:table-cell table:style-name="ce571"/>
          <table:table-cell table:style-name="ce1032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032" office:value-type="string" calcext:value-type="string">
            <text:p>MEC</text:p>
          </table:table-cell>
          <table:table-cell table:style-name="ce1032" office:value-type="string" calcext:value-type="string">
            <text:p>TRANSDUTOR DE PRESSÃO</text:p>
          </table:table-cell>
          <table:table-cell table:style-name="ce1032"/>
          <table:table-cell table:style-name="ce574" office:value-type="string" calcext:value-type="string">
            <text:p>Transducer Mensor Corporation 1500 PSI 17777001</text:p>
          </table:table-cell>
          <table:table-cell table:style-name="ce574" office:value-type="float" office:value="1500" calcext:value-type="float">
            <text:p>1500</text:p>
          </table:table-cell>
          <table:table-cell table:style-name="ce574" office:value-type="string" calcext:value-type="string">
            <text:p>PSI</text:p>
          </table:table-cell>
          <table:table-cell table:style-name="ce1170" office:value-type="string" calcext:value-type="string">
            <text:p>CMASM-IDM-T46-063</text:p>
          </table:table-cell>
          <table:table-cell table:style-name="ce273" office:value-type="string" calcext:value-type="string">
            <text:p>410009TL</text:p>
          </table:table-cell>
          <table:table-cell table:style-name="ce355" office:value-type="string" calcext:value-type="string">
            <text:p>MK-46</text:p>
          </table:table-cell>
          <table:table-cell table:style-name="ce625"/>
          <table:table-cell table:style-name="ce392" office:value-type="date" office:date-value="2024-09-05" calcext:value-type="date">
            <text:p>05/09/24</text:p>
          </table:table-cell>
          <table:table-cell table:style-name="ce392" office:value-type="date" office:date-value="2024-10-31" calcext:value-type="date">
            <text:p>31/10/24</text:p>
          </table:table-cell>
          <table:table-cell table:style-name="ce392" office:value-type="date" office:date-value="2024-11-25" calcext:value-type="date">
            <text:p>25/11/24</text:p>
          </table:table-cell>
          <table:table-cell table:style-name="ce392" office:value-type="date" office:date-value="2024-11-12" calcext:value-type="date">
            <text:p>12/11/24</text:p>
          </table:table-cell>
          <table:table-cell table:style-name="ce651" office:value-type="float" office:value="12" calcext:value-type="float">
            <text:p>12</text:p>
          </table:table-cell>
          <table:table-cell table:style-name="ce487" table:formula="of:=IF(ISBLANK([.N209]);DATE(2024;1;1);EDATE([.N209];[.O209]))" office:value-type="date" office:date-value="2025-11-12" calcext:value-type="date">
            <text:p>12/11/25</text:p>
          </table:table-cell>
          <table:table-cell table:style-name="ce547" table:formula="of:=IF(OR([.P209]&lt;TODAY(); [.P20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70" office:value-type="string" calcext:value-type="string">
            <text:p>falta certificado </text:p>
          </table:table-cell>
          <table:table-cell table:style-name="ce427" office:value-type="string" calcext:value-type="string">
            <text:p>CMASM</text:p>
          </table:table-cell>
          <table:table-cell table:style-name="ce1032" office:value-type="string" calcext:value-type="string">
            <text:p>MSMI LOTE 02</text:p>
          </table:table-cell>
          <table:table-cell table:style-name="ce1331" office:value-type="currency" office:currency="BRL" office:value="338.69" calcext:value-type="currency">
            <text:p>R$ 338,69</text:p>
          </table:table-cell>
          <table:table-cell table:style-name="ce1170" table:number-columns-repeated="2"/>
          <table:table-cell table:style-name="ce1032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1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AMPLIFICADOR TRANSCONDUTÂNCIA</text:p>
          </table:table-cell>
          <table:table-cell table:style-name="ce1188" office:value-type="string" calcext:value-type="string">
            <text:p>FLUKE</text:p>
          </table:table-cell>
          <table:table-cell table:style-name="ce1192" office:value-type="string" calcext:value-type="string">
            <text:p>5220A</text:p>
          </table:table-cell>
          <table:table-cell table:style-name="ce1192"/>
          <table:table-cell table:style-name="ce92"/>
          <table:table-cell table:style-name="ce1192" office:value-type="string" calcext:value-type="string">
            <text:p>CMASM-IDE-T48-043</text:p>
          </table:table-cell>
          <table:table-cell table:style-name="ce1247" office:value-type="float" office:value="5530012" calcext:value-type="float">
            <text:p>5530012</text:p>
          </table:table-cell>
          <table:table-cell table:style-name="ce1188" office:value-type="string" calcext:value-type="string">
            <text:p>MK-48</text:p>
          </table:table-cell>
          <table:table-cell table:style-name="ce1352"/>
          <table:table-cell table:style-name="ce748" office:value-type="date" office:date-value="2023-10-05" calcext:value-type="date">
            <text:p>05/10/23</text:p>
          </table:table-cell>
          <table:table-cell table:style-name="ce1228" office:value-type="date" office:date-value="2023-10-09" calcext:value-type="date">
            <text:p>09/10/23</text:p>
          </table:table-cell>
          <table:table-cell table:style-name="ce864" office:value-type="date" office:date-value="2023-12-21" calcext:value-type="date">
            <text:p>21/12/23</text:p>
          </table:table-cell>
          <table:table-cell table:style-name="ce721" office:value-type="date" office:date-value="2023-11-24" calcext:value-type="date">
            <text:p>24/11/23</text:p>
          </table:table-cell>
          <table:table-cell table:style-name="ce1015" office:value-type="float" office:value="32" calcext:value-type="float">
            <text:p>32</text:p>
          </table:table-cell>
          <table:table-cell table:style-name="ce487" table:formula="of:=IF(ISBLANK([.N210]);DATE(2024;1;1);EDATE([.N210];[.O210]))" office:value-type="date" office:date-value="2026-07-24" calcext:value-type="date">
            <text:p>24/07/26</text:p>
          </table:table-cell>
          <table:table-cell table:style-name="ce1036" table:formula="of:=IF(OR([.P210]&lt;TODAY(); [.P210] = &quot;&quot;); &quot;DESCALIBRADO&quot;;&quot;CALIBRADO&quot;)" office:value-type="string" office:string-value="CALIBRADO" calcext:value-type="string">
            <text:p>CALIBRADO</text:p>
          </table:table-cell>
          <table:table-cell table:style-name="ce659" office:value-type="string" calcext:value-type="string">
            <text:p>certificado nº 2142130/2023</text:p>
          </table:table-cell>
          <table:table-cell table:style-name="ce580" office:value-type="string" calcext:value-type="string">
            <text:p>CMASM</text:p>
          </table:table-cell>
          <table:table-cell table:style-name="ce1116"/>
          <table:table-cell table:style-name="ce1713" office:value-type="currency" office:currency="BRL" office:value="776.23" calcext:value-type="currency">
            <text:p>R$ 776,23</text:p>
          </table:table-cell>
          <table:table-cell table:style-name="ce1256"/>
          <table:table-cell table:style-name="ce1426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21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AMPLIFICADOR TRANSCONDUTÂNCIA</text:p>
          </table:table-cell>
          <table:table-cell table:style-name="ce1188" office:value-type="string" calcext:value-type="string">
            <text:p>FLUKE</text:p>
          </table:table-cell>
          <table:table-cell table:style-name="ce1192" office:value-type="string" calcext:value-type="string">
            <text:p>5220A</text:p>
          </table:table-cell>
          <table:table-cell table:style-name="ce1192"/>
          <table:table-cell table:style-name="ce92"/>
          <table:table-cell table:style-name="ce1247" office:value-type="string" calcext:value-type="string">
            <text:p>CMASM-IDE-T48-044</text:p>
          </table:table-cell>
          <table:table-cell table:style-name="ce1247" office:value-type="float" office:value="3315010" calcext:value-type="float">
            <text:p>3315010</text:p>
          </table:table-cell>
          <table:table-cell table:style-name="ce1188" office:value-type="string" calcext:value-type="string">
            <text:p>MK-48</text:p>
          </table:table-cell>
          <table:table-cell table:style-name="ce1352"/>
          <table:table-cell table:style-name="ce1228" office:value-type="date" office:date-value="2023-05-08" calcext:value-type="date">
            <text:p>08/05/23</text:p>
          </table:table-cell>
          <table:table-cell table:style-name="ce1228"/>
          <table:table-cell table:style-name="ce1228" office:value-type="date" office:date-value="2023-07-25" calcext:value-type="date">
            <text:p>25/07/23</text:p>
          </table:table-cell>
          <table:table-cell table:style-name="ce721" office:value-type="date" office:date-value="2024-06-12" calcext:value-type="date">
            <text:p>12/06/24</text:p>
          </table:table-cell>
          <table:table-cell table:style-name="ce1015" office:value-type="float" office:value="32" calcext:value-type="float">
            <text:p>32</text:p>
          </table:table-cell>
          <table:table-cell table:style-name="ce487" table:formula="of:=IF(ISBLANK([.N211]);DATE(2024;1;1);EDATE([.N211];[.O211]))" office:value-type="date" office:date-value="2027-02-12" calcext:value-type="date">
            <text:p>12/02/27</text:p>
          </table:table-cell>
          <table:table-cell table:style-name="ce1036" table:formula="of:=IF(OR([.P211]&lt;TODAY(); [.P211] = &quot;&quot;); &quot;DESCALIBRADO&quot;;&quot;CALIBRADO&quot;)" office:value-type="string" office:string-value="CALIBRADO" calcext:value-type="string">
            <text:p>CALIBRADO</text:p>
          </table:table-cell>
          <table:table-cell table:style-name="ce580" office:value-type="string" calcext:value-type="string">
            <text:p>certificado nº 2142048/2023</text:p>
          </table:table-cell>
          <table:table-cell table:style-name="ce580" office:value-type="string" calcext:value-type="string">
            <text:p>CMASM</text:p>
          </table:table-cell>
          <table:table-cell table:style-name="ce1116"/>
          <table:table-cell table:style-name="ce1713" office:value-type="currency" office:currency="BRL" office:value="373.86" calcext:value-type="currency">
            <text:p>R$ 373,86</text:p>
          </table:table-cell>
          <table:table-cell table:style-name="ce1256"/>
          <table:table-cell table:style-name="ce1177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ELE </text:p>
          </table:table-cell>
          <table:table-cell table:style-name="ce1192" office:value-type="string" calcext:value-type="string">
            <text:p>CALIBRADOR TENSÃO</text:p>
          </table:table-cell>
          <table:table-cell table:style-name="ce1192" office:value-type="string" calcext:value-type="string">
            <text:p>CALIBRATORS INC</text:p>
          </table:table-cell>
          <table:table-cell table:style-name="ce1192" office:value-type="string" calcext:value-type="string">
            <text:p>DVL 8500</text:p>
          </table:table-cell>
          <table:table-cell table:style-name="ce583" office:value-type="string" calcext:value-type="string">
            <text:p>+- 19.999 VDC x 1mV</text:p>
          </table:table-cell>
          <table:table-cell table:style-name="ce1192"/>
          <table:table-cell table:style-name="ce1192" office:value-type="string" calcext:value-type="string">
            <text:p>CMASM-IDE-T48-031</text:p>
          </table:table-cell>
          <table:table-cell table:style-name="ce1247" office:value-type="float" office:value="23360381" calcext:value-type="float">
            <text:p>23360381</text:p>
          </table:table-cell>
          <table:table-cell table:style-name="ce1188" office:value-type="string" calcext:value-type="string">
            <text:p>MK-48</text:p>
          </table:table-cell>
          <table:table-cell table:style-name="ce1352"/>
          <table:table-cell table:number-columns-repeated="2" table:style-name="ce1402" office:value-type="date" office:date-value="2023-06-28" calcext:value-type="date">
            <text:p>28/06/23</text:p>
          </table:table-cell>
          <table:table-cell table:style-name="ce1402" office:value-type="date" office:date-value="2023-07-25" calcext:value-type="date">
            <text:p>25/07/23</text:p>
          </table:table-cell>
          <table:table-cell table:style-name="ce1406" office:value-type="date" office:date-value="2023-07-20" calcext:value-type="date">
            <text:p>20/07/23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212]);DATE(2024;1;1);EDATE([.N212];[.O212]))" office:value-type="date" office:date-value="2026-07-20" calcext:value-type="date">
            <text:p>20/07/26</text:p>
          </table:table-cell>
          <table:table-cell table:style-name="ce995" table:formula="of:=IF(OR([.P212]&lt;TODAY(); [.P212] = &quot;&quot;); &quot;DESCALIBRADO&quot;;&quot;CALIBRADO&quot;)" office:value-type="string" office:string-value="CALIBRADO" calcext:value-type="string">
            <text:p>CALIBRADO</text:p>
          </table:table-cell>
          <table:table-cell table:style-name="ce1256" office:value-type="string" calcext:value-type="string">
            <text:p>certificado nº 2142067/2023</text:p>
          </table:table-cell>
          <table:table-cell table:style-name="ce1256" office:value-type="string" calcext:value-type="string">
            <text:p>CMASM</text:p>
          </table:table-cell>
          <table:table-cell table:style-name="ce1314"/>
          <table:table-cell table:style-name="ce1713" office:value-type="currency" office:currency="BRL" office:value="373.86" calcext:value-type="currency">
            <text:p>R$ 373,86</text:p>
          </table:table-cell>
          <table:table-cell table:style-name="ce1256"/>
          <table:table-cell table:style-name="ce1177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23">
          <table:table-cell table:style-name="ce1032" office:value-type="string" calcext:value-type="string">
            <text:p>ELE </text:p>
          </table:table-cell>
          <table:table-cell table:style-name="ce1032" office:value-type="string" calcext:value-type="string">
            <text:p>CONTADOR</text:p>
          </table:table-cell>
          <table:table-cell table:style-name="ce1032" office:value-type="string" calcext:value-type="string">
            <text:p>KEYSIGHT</text:p>
          </table:table-cell>
          <table:table-cell table:style-name="ce1170" office:value-type="string" calcext:value-type="string">
            <text:p>5335A</text:p>
          </table:table-cell>
          <table:table-cell table:style-name="ce1170" table:number-columns-repeated="2"/>
          <table:table-cell table:style-name="ce1170" office:value-type="string" calcext:value-type="string">
            <text:p>CMASM-IDE-T48-045</text:p>
          </table:table-cell>
          <table:table-cell table:style-name="ce665" office:value-type="string" calcext:value-type="string">
            <text:p>2934A14344</text:p>
          </table:table-cell>
          <table:table-cell table:style-name="ce1032" office:value-type="string" calcext:value-type="string">
            <text:p>MK-48</text:p>
          </table:table-cell>
          <table:table-cell table:style-name="ce623"/>
          <table:table-cell table:style-name="ce365" table:number-columns-repeated="3"/>
          <table:table-cell table:style-name="ce416" office:value-type="date" office:date-value="2022-08-15" calcext:value-type="date">
            <text:p>15/08/22</text:p>
          </table:table-cell>
          <table:table-cell table:style-name="ce1032" office:value-type="float" office:value="36" calcext:value-type="float">
            <text:p>36</text:p>
          </table:table-cell>
          <table:table-cell table:style-name="ce490" table:formula="of:=IF(ISBLANK([.N213]);DATE(2024;1;1);EDATE([.N213];[.O213]))" office:value-type="date" office:date-value="2025-08-15" calcext:value-type="date">
            <text:p>15/08/25</text:p>
          </table:table-cell>
          <table:table-cell table:style-name="ce547" table:formula="of:=IF(OR([.P213]&lt;TODAY(); [.P21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71" office:value-type="string" calcext:value-type="string">
            <text:p>EM CALIBRAÇÃO</text:p>
          </table:table-cell>
          <table:table-cell table:style-name="ce571" office:value-type="string" calcext:value-type="string">
            <text:p>CMS</text:p>
          </table:table-cell>
          <table:table-cell table:style-name="ce665"/>
          <table:table-cell table:style-name="ce432" office:value-type="currency" office:currency="BRL" office:value="747.66" calcext:value-type="currency">
            <text:p>R$ 747,66</text:p>
          </table:table-cell>
          <table:table-cell table:style-name="ce571"/>
          <table:table-cell table:style-name="ce628"/>
          <table:table-cell table:style-name="ce1032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CONTADOR</text:p>
          </table:table-cell>
          <table:table-cell table:style-name="ce1188" office:value-type="string" calcext:value-type="string">
            <text:p>KEYSIGHT</text:p>
          </table:table-cell>
          <table:table-cell table:style-name="ce1192" office:value-type="string" calcext:value-type="string">
            <text:p>5335A</text:p>
          </table:table-cell>
          <table:table-cell table:style-name="ce1192" table:number-columns-repeated="2"/>
          <table:table-cell table:style-name="ce1192" office:value-type="string" calcext:value-type="string">
            <text:p>CMASM-IDE-T48-096</text:p>
          </table:table-cell>
          <table:table-cell table:style-name="ce1247" office:value-type="string" calcext:value-type="string">
            <text:p>2838A12773</text:p>
          </table:table-cell>
          <table:table-cell table:style-name="ce1188" office:value-type="string" calcext:value-type="string">
            <text:p>MK-48</text:p>
          </table:table-cell>
          <table:table-cell table:style-name="ce1352"/>
          <table:table-cell table:style-name="ce748" office:value-type="date" office:date-value="2023-10-05" calcext:value-type="date">
            <text:p>05/10/23</text:p>
          </table:table-cell>
          <table:table-cell table:style-name="ce1228" office:value-type="date" office:date-value="2023-10-09" calcext:value-type="date">
            <text:p>09/10/23</text:p>
          </table:table-cell>
          <table:table-cell table:style-name="ce748" office:value-type="date" office:date-value="2023-12-21" calcext:value-type="date">
            <text:p>21/12/23</text:p>
          </table:table-cell>
          <table:table-cell table:style-name="ce721" office:value-type="date" office:date-value="2023-11-27" calcext:value-type="date">
            <text:p>27/11/23</text:p>
          </table:table-cell>
          <table:table-cell table:style-name="ce1015" office:value-type="float" office:value="36" calcext:value-type="float">
            <text:p>36</text:p>
          </table:table-cell>
          <table:table-cell table:style-name="ce487" table:formula="of:=IF(ISBLANK([.N214]);DATE(2024;1;1);EDATE([.N214];[.O214]))" office:value-type="date" office:date-value="2026-11-27" calcext:value-type="date">
            <text:p>27/11/26</text:p>
          </table:table-cell>
          <table:table-cell table:style-name="ce1036" table:formula="of:=IF(OR([.P214]&lt;TODAY(); [.P214] = &quot;&quot;); &quot;DESCALIBRADO&quot;;&quot;CALIBRADO&quot;)" office:value-type="string" office:string-value="CALIBRADO" calcext:value-type="string">
            <text:p>CALIBRADO</text:p>
          </table:table-cell>
          <table:table-cell table:style-name="ce659" office:value-type="string" calcext:value-type="string">
            <text:p>certificado nº 2142131/2023</text:p>
          </table:table-cell>
          <table:table-cell table:style-name="ce580" office:value-type="string" calcext:value-type="string">
            <text:p>CMASM</text:p>
          </table:table-cell>
          <table:table-cell table:style-name="ce1116"/>
          <table:table-cell table:style-name="ce1713" office:value-type="currency" office:currency="BRL" office:value="747.66" calcext:value-type="currency">
            <text:p>R$ 747,66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GROUND STRAP TESTER</text:p>
          </table:table-cell>
          <table:table-cell table:style-name="ce1188"/>
          <table:table-cell table:style-name="ce959" office:value-type="string" calcext:value-type="string">
            <text:p>Ground Strap Tester 253A</text:p>
          </table:table-cell>
          <table:table-cell table:style-name="ce1188" table:number-columns-repeated="2"/>
          <table:table-cell table:style-name="ce1188" office:value-type="string" calcext:value-type="string">
            <text:p>CMASM-IDE-T48-007</text:p>
          </table:table-cell>
          <table:table-cell table:style-name="ce1116" office:value-type="string" calcext:value-type="string">
            <text:p>177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388" table:number-columns-repeated="3"/>
          <table:table-cell table:style-name="ce1406" office:value-type="date" office:date-value="2020-08-25" calcext:value-type="date">
            <text:p>25/08/20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215]);DATE(2024;1;1);EDATE([.N215];[.O215]))" office:value-type="date" office:date-value="2021-08-25" calcext:value-type="date">
            <text:p>25/08/21</text:p>
          </table:table-cell>
          <table:table-cell table:style-name="ce995" table:formula="of:=IF(OR([.P215]&lt;TODAY(); [.P21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70"/>
          <table:table-cell table:style-name="ce580" office:value-type="string" calcext:value-type="string">
            <text:p>CMASM</text:p>
          </table:table-cell>
          <table:table-cell table:style-name="ce1116"/>
          <table:table-cell table:style-name="ce412" office:value-type="currency" office:currency="BRL" office:value="0" calcext:value-type="currency">
            <text:p>R$ 0,00</text:p>
          </table:table-cell>
          <table:table-cell table:style-name="ce1256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GROUND STRAP TESTER</text:p>
          </table:table-cell>
          <table:table-cell table:style-name="ce1188"/>
          <table:table-cell table:style-name="ce959" office:value-type="string" calcext:value-type="string">
            <text:p>Ground Strap Tester 253A</text:p>
          </table:table-cell>
          <table:table-cell table:style-name="ce1188" table:number-columns-repeated="2"/>
          <table:table-cell table:style-name="ce1188" office:value-type="string" calcext:value-type="string">
            <text:p>CMASM-IDE-T48-010</text:p>
          </table:table-cell>
          <table:table-cell table:style-name="ce1116" office:value-type="string" calcext:value-type="string">
            <text:p>179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1402" office:value-type="date" office:date-value="2024-08-23" calcext:value-type="date">
            <text:p>23/08/24</text:p>
          </table:table-cell>
          <table:table-cell table:style-name="ce388" office:value-type="date" office:date-value="2024-09-16" calcext:value-type="date">
            <text:p>16/09/24</text:p>
          </table:table-cell>
          <table:table-cell table:style-name="ce388" office:value-type="date" office:date-value="2024-10-30" calcext:value-type="date">
            <text:p>30/10/24</text:p>
          </table:table-cell>
          <table:table-cell table:style-name="ce1406" office:value-type="date" office:date-value="2024-10-22" calcext:value-type="date">
            <text:p>22/10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216]);DATE(2024;1;1);EDATE([.N216];[.O216]))" office:value-type="date" office:date-value="2025-10-22" calcext:value-type="date">
            <text:p>22/10/25</text:p>
          </table:table-cell>
          <table:table-cell table:style-name="ce995" table:formula="of:=IF(OR([.P216]&lt;TODAY(); [.P21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70" office:value-type="string" calcext:value-type="string">
            <text:p>falta certificado </text:p>
          </table:table-cell>
          <table:table-cell table:style-name="ce580" office:value-type="string" calcext:value-type="string">
            <text:p>CMASM</text:p>
          </table:table-cell>
          <table:table-cell table:style-name="ce1116" office:value-type="string" calcext:value-type="string">
            <text:p>MSMI LOTE 01</text:p>
          </table:table-cell>
          <table:table-cell table:style-name="ce412" office:value-type="currency" office:currency="BRL" office:value="0" calcext:value-type="currency">
            <text:p>R$ 0,00</text:p>
          </table:table-cell>
          <table:table-cell table:style-name="ce1256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GROUND STRAP TESTER</text:p>
          </table:table-cell>
          <table:table-cell table:style-name="ce1188"/>
          <table:table-cell table:style-name="ce959" office:value-type="string" calcext:value-type="string">
            <text:p>Ground Strap Tester 253A</text:p>
          </table:table-cell>
          <table:table-cell table:style-name="ce1188" table:number-columns-repeated="2"/>
          <table:table-cell table:style-name="ce1188" office:value-type="string" calcext:value-type="string">
            <text:p>CMASM-IDE-T48-017</text:p>
          </table:table-cell>
          <table:table-cell table:style-name="ce1116" office:value-type="string" calcext:value-type="string">
            <text:p>182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1402" office:value-type="date" office:date-value="2024-08-23" calcext:value-type="date">
            <text:p>23/08/24</text:p>
          </table:table-cell>
          <table:table-cell table:style-name="ce388" office:value-type="date" office:date-value="2024-09-16" calcext:value-type="date">
            <text:p>16/09/24</text:p>
          </table:table-cell>
          <table:table-cell table:style-name="ce388" office:value-type="date" office:date-value="2024-10-30" calcext:value-type="date">
            <text:p>30/10/24</text:p>
          </table:table-cell>
          <table:table-cell table:style-name="ce1406" office:value-type="date" office:date-value="2024-10-22" calcext:value-type="date">
            <text:p>22/10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217]);DATE(2024;1;1);EDATE([.N217];[.O217]))" office:value-type="date" office:date-value="2025-10-22" calcext:value-type="date">
            <text:p>22/10/25</text:p>
          </table:table-cell>
          <table:table-cell table:style-name="ce995" table:formula="of:=IF(OR([.P217]&lt;TODAY(); [.P217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70" office:value-type="string" calcext:value-type="string">
            <text:p>falta certificado </text:p>
          </table:table-cell>
          <table:table-cell table:style-name="ce580" office:value-type="string" calcext:value-type="string">
            <text:p>CMASM</text:p>
          </table:table-cell>
          <table:table-cell table:style-name="ce1116" office:value-type="string" calcext:value-type="string">
            <text:p>MSMI LOTE 01</text:p>
          </table:table-cell>
          <table:table-cell table:style-name="ce412" office:value-type="currency" office:currency="BRL" office:value="0" calcext:value-type="currency">
            <text:p>R$ 0,00</text:p>
          </table:table-cell>
          <table:table-cell table:style-name="ce1256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GROUND STRAP TESTER</text:p>
          </table:table-cell>
          <table:table-cell table:style-name="ce1188"/>
          <table:table-cell table:style-name="ce959" office:value-type="string" calcext:value-type="string">
            <text:p>Ground Strap Tester 253A</text:p>
          </table:table-cell>
          <table:table-cell table:style-name="ce1188" table:number-columns-repeated="2"/>
          <table:table-cell table:style-name="ce1188" office:value-type="string" calcext:value-type="string">
            <text:p>CMASM-IDE-T48-020</text:p>
          </table:table-cell>
          <table:table-cell table:style-name="ce1116" office:value-type="string" calcext:value-type="string">
            <text:p>174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1402" office:value-type="date" office:date-value="2024-08-23" calcext:value-type="date">
            <text:p>23/08/24</text:p>
          </table:table-cell>
          <table:table-cell table:style-name="ce388" office:value-type="date" office:date-value="2024-09-16" calcext:value-type="date">
            <text:p>16/09/24</text:p>
          </table:table-cell>
          <table:table-cell table:style-name="ce388" office:value-type="date" office:date-value="2024-10-30" calcext:value-type="date">
            <text:p>30/10/24</text:p>
          </table:table-cell>
          <table:table-cell table:style-name="ce1406" office:value-type="date" office:date-value="2024-10-22" calcext:value-type="date">
            <text:p>22/10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218]);DATE(2024;1;1);EDATE([.N218];[.O218]))" office:value-type="date" office:date-value="2025-10-22" calcext:value-type="date">
            <text:p>22/10/25</text:p>
          </table:table-cell>
          <table:table-cell table:style-name="ce995" table:formula="of:=IF(OR([.P218]&lt;TODAY(); [.P21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70" office:value-type="string" calcext:value-type="string">
            <text:p>falta certificado </text:p>
          </table:table-cell>
          <table:table-cell table:style-name="ce580" office:value-type="string" calcext:value-type="string">
            <text:p>CMASM</text:p>
          </table:table-cell>
          <table:table-cell table:style-name="ce1116" office:value-type="string" calcext:value-type="string">
            <text:p>MSMI LOTE 01</text:p>
          </table:table-cell>
          <table:table-cell table:style-name="ce412" office:value-type="currency" office:currency="BRL" office:value="0" calcext:value-type="currency">
            <text:p>R$ 0,00</text:p>
          </table:table-cell>
          <table:table-cell table:style-name="ce1256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GROUND STRAP TESTER</text:p>
          </table:table-cell>
          <table:table-cell table:style-name="ce1188"/>
          <table:table-cell table:style-name="ce959" office:value-type="string" calcext:value-type="string">
            <text:p>Ground Strap Tester 253A</text:p>
          </table:table-cell>
          <table:table-cell table:style-name="ce1188" table:number-columns-repeated="2"/>
          <table:table-cell table:style-name="ce1188" office:value-type="string" calcext:value-type="string">
            <text:p>CMASM-IDE-T48-027</text:p>
          </table:table-cell>
          <table:table-cell table:style-name="ce1116" office:value-type="string" calcext:value-type="string">
            <text:p>185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1402" office:value-type="date" office:date-value="2024-08-23" calcext:value-type="date">
            <text:p>23/08/24</text:p>
          </table:table-cell>
          <table:table-cell table:style-name="ce388" office:value-type="date" office:date-value="2024-09-16" calcext:value-type="date">
            <text:p>16/09/24</text:p>
          </table:table-cell>
          <table:table-cell table:style-name="ce388" office:value-type="date" office:date-value="2024-10-30" calcext:value-type="date">
            <text:p>30/10/24</text:p>
          </table:table-cell>
          <table:table-cell table:style-name="ce1406" office:value-type="date" office:date-value="2024-10-22" calcext:value-type="date">
            <text:p>22/10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219]);DATE(2024;1;1);EDATE([.N219];[.O219]))" office:value-type="date" office:date-value="2025-10-22" calcext:value-type="date">
            <text:p>22/10/25</text:p>
          </table:table-cell>
          <table:table-cell table:style-name="ce995" table:formula="of:=IF(OR([.P219]&lt;TODAY(); [.P21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70" office:value-type="string" calcext:value-type="string">
            <text:p>falta certificado </text:p>
          </table:table-cell>
          <table:table-cell table:style-name="ce580" office:value-type="string" calcext:value-type="string">
            <text:p>CMASM</text:p>
          </table:table-cell>
          <table:table-cell table:style-name="ce1116" office:value-type="string" calcext:value-type="string">
            <text:p>MSMI LOTE 01</text:p>
          </table:table-cell>
          <table:table-cell table:style-name="ce412" office:value-type="currency" office:currency="BRL" office:value="0" calcext:value-type="currency">
            <text:p>R$ 0,00</text:p>
          </table:table-cell>
          <table:table-cell table:style-name="ce1256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GROUND STRAP TESTER</text:p>
          </table:table-cell>
          <table:table-cell table:style-name="ce1188"/>
          <table:table-cell table:style-name="ce959" office:value-type="string" calcext:value-type="string">
            <text:p>Ground Strap Tester 253A</text:p>
          </table:table-cell>
          <table:table-cell table:style-name="ce1188" table:number-columns-repeated="2"/>
          <table:table-cell table:style-name="ce1188" office:value-type="string" calcext:value-type="string">
            <text:p>CMASM-IDE-T48-028</text:p>
          </table:table-cell>
          <table:table-cell table:style-name="ce1116" office:value-type="string" calcext:value-type="string">
            <text:p>178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1402" office:value-type="date" office:date-value="2024-08-23" calcext:value-type="date">
            <text:p>23/08/24</text:p>
          </table:table-cell>
          <table:table-cell table:style-name="ce388" office:value-type="date" office:date-value="2024-09-16" calcext:value-type="date">
            <text:p>16/09/24</text:p>
          </table:table-cell>
          <table:table-cell table:style-name="ce388" office:value-type="date" office:date-value="2024-10-30" calcext:value-type="date">
            <text:p>30/10/24</text:p>
          </table:table-cell>
          <table:table-cell table:style-name="ce1406" office:value-type="date" office:date-value="2024-10-22" calcext:value-type="date">
            <text:p>22/10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220]);DATE(2024;1;1);EDATE([.N220];[.O220]))" office:value-type="date" office:date-value="2025-10-22" calcext:value-type="date">
            <text:p>22/10/25</text:p>
          </table:table-cell>
          <table:table-cell table:style-name="ce995" table:formula="of:=IF(OR([.P220]&lt;TODAY(); [.P22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70" office:value-type="string" calcext:value-type="string">
            <text:p>falta certificado </text:p>
          </table:table-cell>
          <table:table-cell table:style-name="ce580" office:value-type="string" calcext:value-type="string">
            <text:p>CMASM</text:p>
          </table:table-cell>
          <table:table-cell table:style-name="ce1116" office:value-type="string" calcext:value-type="string">
            <text:p>MSMI LOTE 01</text:p>
          </table:table-cell>
          <table:table-cell table:style-name="ce412" office:value-type="currency" office:currency="BRL" office:value="0" calcext:value-type="currency">
            <text:p>R$ 0,00</text:p>
          </table:table-cell>
          <table:table-cell table:style-name="ce1256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032" office:value-type="string" calcext:value-type="string">
            <text:p>ELE </text:p>
          </table:table-cell>
          <table:table-cell table:style-name="ce1032" office:value-type="string" calcext:value-type="string">
            <text:p>IGNITER CIRCUIT TEST </text:p>
          </table:table-cell>
          <table:table-cell table:style-name="ce1032"/>
          <table:table-cell table:style-name="ce1170" office:value-type="string" calcext:value-type="string">
            <text:p>Mod. 101-5BFAA</text:p>
          </table:table-cell>
          <table:table-cell table:style-name="ce1032" table:number-columns-repeated="2"/>
          <table:table-cell table:style-name="ce1032" office:value-type="string" calcext:value-type="string">
            <text:p>CMASM-IDE-T48-052</text:p>
          </table:table-cell>
          <table:table-cell table:style-name="ce665" office:value-type="string" calcext:value-type="string">
            <text:p>26360</text:p>
          </table:table-cell>
          <table:table-cell table:style-name="ce1032" office:value-type="string" calcext:value-type="string">
            <text:p>MK-48</text:p>
          </table:table-cell>
          <table:table-cell table:style-name="ce148"/>
          <table:table-cell table:style-name="ce392" office:value-type="date" office:date-value="2024-08-23" calcext:value-type="date">
            <text:p>23/08/24</text:p>
          </table:table-cell>
          <table:table-cell table:style-name="ce388" office:value-type="date" office:date-value="2024-09-16" calcext:value-type="date">
            <text:p>16/09/24</text:p>
          </table:table-cell>
          <table:table-cell table:style-name="ce388" office:value-type="date" office:date-value="2024-10-30" calcext:value-type="date">
            <text:p>30/10/24</text:p>
          </table:table-cell>
          <table:table-cell table:style-name="ce1406" office:value-type="date" office:date-value="2024-10-22" calcext:value-type="date">
            <text:p>22/10/24</text:p>
          </table:table-cell>
          <table:table-cell table:style-name="ce1032" office:value-type="float" office:value="36" calcext:value-type="float">
            <text:p>36</text:p>
          </table:table-cell>
          <table:table-cell table:style-name="ce490" table:formula="of:=IF(ISBLANK([.N221]);DATE(2024;1;1);EDATE([.N221];[.O221]))" office:value-type="date" office:date-value="2027-10-22" calcext:value-type="date">
            <text:p>22/10/27</text:p>
          </table:table-cell>
          <table:table-cell table:style-name="ce547" table:formula="of:=IF(OR([.P221]&lt;TODAY(); [.P221] = &quot;&quot;); &quot;DESCALIBRADO&quot;;&quot;CALIBRADO&quot;)" office:value-type="string" office:string-value="CALIBRADO" calcext:value-type="string">
            <text:p>CALIBRADO</text:p>
          </table:table-cell>
          <table:table-cell table:style-name="ce1170" office:value-type="string" calcext:value-type="string">
            <text:p>falta certificado </text:p>
          </table:table-cell>
          <table:table-cell table:style-name="ce427" office:value-type="string" calcext:value-type="string">
            <text:p>MSMI</text:p>
          </table:table-cell>
          <table:table-cell table:style-name="ce665" office:value-type="string" calcext:value-type="string">
            <text:p>MSMI LOTE 01</text:p>
          </table:table-cell>
          <table:table-cell table:style-name="ce741" office:value-type="currency" office:currency="BRL" office:value="776.23" calcext:value-type="currency">
            <text:p>R$ 776,23</text:p>
          </table:table-cell>
          <table:table-cell table:style-name="ce1032" table:number-columns-repeated="2"/>
          <table:table-cell table:style-name="ce1032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389" office:value-type="string" calcext:value-type="string">
            <text:p>ELE </text:p>
          </table:table-cell>
          <table:table-cell table:style-name="ce389" office:value-type="string" calcext:value-type="string">
            <text:p>IGNITER CIRCUIT TEST </text:p>
          </table:table-cell>
          <table:table-cell table:style-name="ce389"/>
          <table:table-cell table:style-name="ce390" office:value-type="string" calcext:value-type="string">
            <text:p>Mod. 101-5BFAA</text:p>
          </table:table-cell>
          <table:table-cell table:style-name="ce389" table:number-columns-repeated="2"/>
          <table:table-cell table:style-name="ce389" office:value-type="string" calcext:value-type="string">
            <text:p>CMASM-IDE-T48-058</text:p>
          </table:table-cell>
          <table:table-cell table:style-name="ce1258" office:value-type="string" calcext:value-type="string">
            <text:p>00161AA</text:p>
          </table:table-cell>
          <table:table-cell table:style-name="ce389" office:value-type="string" calcext:value-type="string">
            <text:p>MK-48</text:p>
          </table:table-cell>
          <table:table-cell table:style-name="ce1164"/>
          <table:table-cell table:style-name="ce492" office:value-type="date" office:date-value="2024-08-23" calcext:value-type="date">
            <text:p>23/08/24</text:p>
          </table:table-cell>
          <table:table-cell table:style-name="ce1203" office:value-type="date" office:date-value="2024-09-16" calcext:value-type="date">
            <text:p>16/09/24</text:p>
          </table:table-cell>
          <table:table-cell table:style-name="ce1203" office:value-type="date" office:date-value="2024-10-30" calcext:value-type="date">
            <text:p>30/10/24</text:p>
          </table:table-cell>
          <table:table-cell table:style-name="ce396" office:value-type="date" office:date-value="2024-10-22" calcext:value-type="date">
            <text:p>22/10/24</text:p>
          </table:table-cell>
          <table:table-cell table:style-name="ce389" office:value-type="float" office:value="36" calcext:value-type="float">
            <text:p>36</text:p>
          </table:table-cell>
          <table:table-cell table:style-name="ce1067" table:formula="of:=IF(ISBLANK([.N222]);DATE(2024;1;1);EDATE([.N222];[.O222]))" office:value-type="date" office:date-value="2027-10-22" calcext:value-type="date">
            <text:p>22/10/27</text:p>
          </table:table-cell>
          <table:table-cell table:style-name="ce1131" table:formula="of:=IF(OR([.P222]&lt;TODAY(); [.P222] = &quot;&quot;); &quot;DESCALIBRADO&quot;;&quot;CALIBRADO&quot;)" office:value-type="string" office:string-value="CALIBRADO" calcext:value-type="string">
            <text:p>CALIBRADO</text:p>
          </table:table-cell>
          <table:table-cell table:style-name="ce1170" office:value-type="string" calcext:value-type="string">
            <text:p>falta certificado </text:p>
          </table:table-cell>
          <table:table-cell table:style-name="ce659" office:value-type="string" calcext:value-type="string">
            <text:p>MSMI</text:p>
          </table:table-cell>
          <table:table-cell table:style-name="ce1258" office:value-type="string" calcext:value-type="string">
            <text:p>MSMI LOTE 01</text:p>
          </table:table-cell>
          <table:table-cell table:style-name="ce1646" office:value-type="currency" office:currency="BRL" office:value="776.23" calcext:value-type="currency">
            <text:p>R$ 776,23</text:p>
          </table:table-cell>
          <table:table-cell table:style-name="ce389" table:number-columns-repeated="2"/>
          <table:table-cell table:style-name="ce389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IGNITER CIRCUIT TEST </text:p>
          </table:table-cell>
          <table:table-cell table:style-name="ce1188"/>
          <table:table-cell table:style-name="ce959" office:value-type="string" calcext:value-type="string">
            <text:p>Mod. 101-5BFAA</text:p>
          </table:table-cell>
          <table:table-cell table:style-name="ce1188" table:number-columns-repeated="2"/>
          <table:table-cell table:style-name="ce1188" office:value-type="string" calcext:value-type="string">
            <text:p>CMASM-IDE-T48-070</text:p>
          </table:table-cell>
          <table:table-cell table:style-name="ce1116" office:value-type="string" calcext:value-type="string">
            <text:p>00180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1406"/>
          <table:table-cell table:style-name="ce844"/>
          <table:table-cell table:style-name="ce388"/>
          <table:table-cell table:style-name="ce388" office:value-type="date" office:date-value="2022-05-26" calcext:value-type="date">
            <text:p>26/05/22</text:p>
          </table:table-cell>
          <table:table-cell table:style-name="ce1188" office:value-type="float" office:value="36" calcext:value-type="float">
            <text:p>36</text:p>
          </table:table-cell>
          <table:table-cell table:style-name="ce487" table:formula="of:=IF(ISBLANK([.N223]);DATE(2024;1;1);EDATE([.N223];[.O223]))" office:value-type="date" office:date-value="2025-05-26" calcext:value-type="date">
            <text:p>26/05/25</text:p>
          </table:table-cell>
          <table:table-cell table:style-name="ce995" table:formula="of:=IF(OR([.P223]&lt;TODAY(); [.P22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1263" office:value-type="string" calcext:value-type="string">
            <text:p>CMASM</text:p>
          </table:table-cell>
          <table:table-cell table:style-name="ce1116" office:value-type="string" calcext:value-type="string">
            <text:p>não calibrar em 2024</text:p>
          </table:table-cell>
          <table:table-cell table:style-name="ce412" office:value-type="currency" office:currency="BRL" office:value="776.23" calcext:value-type="currency">
            <text:p>R$ 776,23</text:p>
          </table:table-cell>
          <table:table-cell table:style-name="ce1256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IGNITER CIRCUIT TEST </text:p>
          </table:table-cell>
          <table:table-cell table:style-name="ce1188"/>
          <table:table-cell table:style-name="ce959" office:value-type="string" calcext:value-type="string">
            <text:p>Mod. 101-5BFAA</text:p>
          </table:table-cell>
          <table:table-cell table:style-name="ce1188" table:number-columns-repeated="2"/>
          <table:table-cell table:style-name="ce1188" office:value-type="string" calcext:value-type="string">
            <text:p>CMASM-IDE-T48-076</text:p>
          </table:table-cell>
          <table:table-cell table:style-name="ce1116" office:value-type="string" calcext:value-type="string">
            <text:p>00171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388" table:number-columns-repeated="3"/>
          <table:table-cell table:style-name="ce1406" office:value-type="date" office:date-value="2023-02-24" calcext:value-type="date">
            <text:p>24/02/23</text:p>
          </table:table-cell>
          <table:table-cell table:style-name="ce1188" office:value-type="float" office:value="36" calcext:value-type="float">
            <text:p>36</text:p>
          </table:table-cell>
          <table:table-cell table:style-name="ce487" table:formula="of:=IF(ISBLANK([.N224]);DATE(2024;1;1);EDATE([.N224];[.O224]))" office:value-type="date" office:date-value="2026-02-24" calcext:value-type="date">
            <text:p>24/02/26</text:p>
          </table:table-cell>
          <table:table-cell table:style-name="ce995" table:formula="of:=IF(OR([.P224]&lt;TODAY(); [.P224] = &quot;&quot;); &quot;DESCALIBRADO&quot;;&quot;CALIBRADO&quot;)" office:value-type="string" office:string-value="CALIBRADO" calcext:value-type="string">
            <text:p>CALIBRADO</text:p>
          </table:table-cell>
          <table:table-cell table:style-name="ce1188"/>
          <table:table-cell table:style-name="ce580" office:value-type="string" calcext:value-type="string">
            <text:p>CMASM</text:p>
          </table:table-cell>
          <table:table-cell table:style-name="ce1116" office:value-type="string" calcext:value-type="string">
            <text:p>não calibrar em 2024</text:p>
          </table:table-cell>
          <table:table-cell table:style-name="ce412" office:value-type="currency" office:currency="BRL" office:value="776.23" calcext:value-type="currency">
            <text:p>R$ 776,23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EGÔHMETRO</text:p>
          </table:table-cell>
          <table:table-cell table:style-name="ce1188" office:value-type="string" calcext:value-type="string">
            <text:p>MINIPA</text:p>
          </table:table-cell>
          <table:table-cell table:style-name="ce1192" office:value-type="string" calcext:value-type="string">
            <text:p>MI-2551</text:p>
          </table:table-cell>
          <table:table-cell table:style-name="ce1192" table:number-columns-repeated="2"/>
          <table:table-cell table:style-name="ce1192" office:value-type="string" calcext:value-type="string">
            <text:p>CMASM-IDE-T48-094</text:p>
          </table:table-cell>
          <table:table-cell table:style-name="ce1247" office:value-type="string" calcext:value-type="string">
            <text:p>DD255104248</text:p>
          </table:table-cell>
          <table:table-cell table:style-name="ce1188" office:value-type="string" calcext:value-type="string">
            <text:p>MK-48</text:p>
          </table:table-cell>
          <table:table-cell table:style-name="ce1352"/>
          <table:table-cell table:style-name="ce1228" office:value-type="date" office:date-value="2022-10-05" calcext:value-type="date">
            <text:p>05/10/22</text:p>
          </table:table-cell>
          <table:table-cell table:style-name="ce1228" office:value-type="date" office:date-value="2023-10-09" calcext:value-type="date">
            <text:p>09/10/23</text:p>
          </table:table-cell>
          <table:table-cell table:style-name="ce1228" office:value-type="date" office:date-value="2023-10-23" calcext:value-type="date">
            <text:p>23/10/23</text:p>
          </table:table-cell>
          <table:table-cell table:style-name="ce721" office:value-type="date" office:date-value="2023-10-18" calcext:value-type="date">
            <text:p>18/10/23</text:p>
          </table:table-cell>
          <table:table-cell table:style-name="ce1015" office:value-type="float" office:value="36" calcext:value-type="float">
            <text:p>36</text:p>
          </table:table-cell>
          <table:table-cell table:style-name="ce487" table:formula="of:=IF(ISBLANK([.N225]);DATE(2024;1;1);EDATE([.N225];[.O225]))" office:value-type="date" office:date-value="2026-10-18" calcext:value-type="date">
            <text:p>18/10/26</text:p>
          </table:table-cell>
          <table:table-cell table:style-name="ce1036" table:formula="of:=IF(OR([.P225]&lt;TODAY(); [.P225] = &quot;&quot;); &quot;DESCALIBRADO&quot;;&quot;CALIBRADO&quot;)" office:value-type="string" office:string-value="CALIBRADO" calcext:value-type="string">
            <text:p>CALIBRADO</text:p>
          </table:table-cell>
          <table:table-cell table:style-name="ce580" office:value-type="string" calcext:value-type="string">
            <text:p>certificado nº 2142105/2023 </text:p>
          </table:table-cell>
          <table:table-cell table:style-name="ce580" office:value-type="string" calcext:value-type="string">
            <text:p>CMASM</text:p>
          </table:table-cell>
          <table:table-cell table:style-name="ce1116"/>
          <table:table-cell table:style-name="ce1713" office:value-type="currency" office:currency="BRL" office:value="373.86" calcext:value-type="currency">
            <text:p>R$ 373,86</text:p>
          </table:table-cell>
          <table:table-cell table:style-name="ce1256"/>
          <table:table-cell table:style-name="ce1177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EGÔHMETRO</text:p>
          </table:table-cell>
          <table:table-cell table:style-name="ce1188" office:value-type="string" calcext:value-type="string">
            <text:p>TEGAM</text:p>
          </table:table-cell>
          <table:table-cell table:style-name="ce1192" office:value-type="string" calcext:value-type="string">
            <text:p>R1M-A</text:p>
          </table:table-cell>
          <table:table-cell table:style-name="ce1192" table:number-columns-repeated="2"/>
          <table:table-cell table:style-name="ce1192" office:value-type="string" calcext:value-type="string">
            <text:p>CMASM-IDE-T48-086</text:p>
          </table:table-cell>
          <table:table-cell table:style-name="ce1247" office:value-type="string" calcext:value-type="string">
            <text:p>202111ORIM-A</text:p>
          </table:table-cell>
          <table:table-cell table:style-name="ce1188" office:value-type="string" calcext:value-type="string">
            <text:p>MK-48</text:p>
          </table:table-cell>
          <table:table-cell table:style-name="ce1352"/>
          <table:table-cell table:number-columns-repeated="2" table:style-name="ce1228" office:value-type="date" office:date-value="2023-06-28" calcext:value-type="date">
            <text:p>28/06/23</text:p>
          </table:table-cell>
          <table:table-cell table:style-name="ce1228" office:value-type="date" office:date-value="2023-08-11" calcext:value-type="date">
            <text:p>11/08/23</text:p>
          </table:table-cell>
          <table:table-cell table:style-name="ce721" office:value-type="date" office:date-value="2023-07-20" calcext:value-type="date">
            <text:p>20/07/23</text:p>
          </table:table-cell>
          <table:table-cell table:style-name="ce1015" office:value-type="float" office:value="36" calcext:value-type="float">
            <text:p>36</text:p>
          </table:table-cell>
          <table:table-cell table:style-name="ce487" table:formula="of:=IF(ISBLANK([.N226]);DATE(2024;1;1);EDATE([.N226];[.O226]))" office:value-type="date" office:date-value="2026-07-20" calcext:value-type="date">
            <text:p>20/07/26</text:p>
          </table:table-cell>
          <table:table-cell table:style-name="ce1036" table:formula="of:=IF(OR([.P226]&lt;TODAY(); [.P226] = &quot;&quot;); &quot;DESCALIBRADO&quot;;&quot;CALIBRADO&quot;)" office:value-type="string" office:string-value="CALIBRADO" calcext:value-type="string">
            <text:p>CALIBRADO</text:p>
          </table:table-cell>
          <table:table-cell table:style-name="ce580" office:value-type="string" calcext:value-type="string">
            <text:p>certificado nº 2142069/2023</text:p>
          </table:table-cell>
          <table:table-cell table:style-name="ce580" office:value-type="string" calcext:value-type="string">
            <text:p>CMASM</text:p>
          </table:table-cell>
          <table:table-cell table:style-name="ce1116"/>
          <table:table-cell table:style-name="ce1713" office:value-type="currency" office:currency="BRL" office:value="373.83" calcext:value-type="currency">
            <text:p>R$ 373,83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FLUKE</text:p>
          </table:table-cell>
          <table:table-cell table:style-name="ce1192" office:value-type="string" calcext:value-type="string">
            <text:p>83-V</text:p>
          </table:table-cell>
          <table:table-cell table:style-name="ce1192" table:number-columns-repeated="2"/>
          <table:table-cell table:style-name="ce1192" office:value-type="string" calcext:value-type="string">
            <text:p>CMASM-IDE-T48-016</text:p>
          </table:table-cell>
          <table:table-cell table:style-name="ce1116" office:value-type="float" office:value="97310078" calcext:value-type="float">
            <text:p>97310078</text:p>
          </table:table-cell>
          <table:table-cell table:style-name="ce1188" office:value-type="string" calcext:value-type="string">
            <text:p>MK-48</text:p>
          </table:table-cell>
          <table:table-cell table:style-name="ce1352"/>
          <table:table-cell table:style-name="ce1402" office:value-type="date" office:date-value="2023-07-26" calcext:value-type="date">
            <text:p>26/07/23</text:p>
          </table:table-cell>
          <table:table-cell table:style-name="ce1402" office:value-type="date" office:date-value="2023-08-02" calcext:value-type="date">
            <text:p>02/08/23</text:p>
          </table:table-cell>
          <table:table-cell table:style-name="ce1402" office:value-type="date" office:date-value="2023-10-09" calcext:value-type="date">
            <text:p>09/10/23</text:p>
          </table:table-cell>
          <table:table-cell table:style-name="ce1406" office:value-type="date" office:date-value="2022-08-17" calcext:value-type="date">
            <text:p>17/08/22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227]);DATE(2024;1;1);EDATE([.N227];[.O227]))" office:value-type="date" office:date-value="2025-08-17" calcext:value-type="date">
            <text:p>17/08/25</text:p>
          </table:table-cell>
          <table:table-cell table:style-name="ce995" table:formula="of:=IF(OR([.P227]&lt;TODAY(); [.P227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 office:value-type="string" calcext:value-type="string">
            <text:p>certificado nº 2142100/2023 </text:p>
          </table:table-cell>
          <table:table-cell table:style-name="ce1256" office:value-type="string" calcext:value-type="string">
            <text:p>CMASM</text:p>
          </table:table-cell>
          <table:table-cell table:style-name="ce1116"/>
          <table:table-cell table:style-name="ce1713" office:value-type="currency" office:currency="BRL" office:value="1164.35" calcext:value-type="currency">
            <text:p>R$ 1.164,35</text:p>
          </table:table-cell>
          <table:table-cell table:style-name="ce1256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FLUKE</text:p>
          </table:table-cell>
          <table:table-cell table:style-name="ce1192" office:value-type="string" calcext:value-type="string">
            <text:p>83-V</text:p>
          </table:table-cell>
          <table:table-cell table:style-name="ce1192" table:number-columns-repeated="2"/>
          <table:table-cell table:style-name="ce1192" office:value-type="string" calcext:value-type="string">
            <text:p>CMASM-IDE-T48-034</text:p>
          </table:table-cell>
          <table:table-cell table:style-name="ce1247" office:value-type="float" office:value="97870322" calcext:value-type="float">
            <text:p>97870322</text:p>
          </table:table-cell>
          <table:table-cell table:style-name="ce1188" office:value-type="string" calcext:value-type="string">
            <text:p>MK-48</text:p>
          </table:table-cell>
          <table:table-cell table:style-name="ce1352"/>
          <table:table-cell table:style-name="ce1228" office:value-type="date" office:date-value="2023-07-26" calcext:value-type="date">
            <text:p>26/07/23</text:p>
          </table:table-cell>
          <table:table-cell table:style-name="ce1228" office:value-type="date" office:date-value="2023-08-02" calcext:value-type="date">
            <text:p>02/08/23</text:p>
          </table:table-cell>
          <table:table-cell table:style-name="ce1228" office:value-type="date" office:date-value="2023-10-09" calcext:value-type="date">
            <text:p>09/10/23</text:p>
          </table:table-cell>
          <table:table-cell table:style-name="ce721" office:value-type="date" office:date-value="2023-10-05" calcext:value-type="date">
            <text:p>05/10/23</text:p>
          </table:table-cell>
          <table:table-cell table:style-name="ce1015" office:value-type="float" office:value="36" calcext:value-type="float">
            <text:p>36</text:p>
          </table:table-cell>
          <table:table-cell table:style-name="ce487" table:formula="of:=IF(ISBLANK([.N228]);DATE(2024;1;1);EDATE([.N228];[.O228]))" office:value-type="date" office:date-value="2026-10-05" calcext:value-type="date">
            <text:p>05/10/26</text:p>
          </table:table-cell>
          <table:table-cell table:style-name="ce995" table:formula="of:=IF(OR([.P228]&lt;TODAY(); [.P228] = &quot;&quot;); &quot;DESCALIBRADO&quot;;&quot;CALIBRADO&quot;)" office:value-type="string" office:string-value="CALIBRADO" calcext:value-type="string">
            <text:p>CALIBRADO</text:p>
          </table:table-cell>
          <table:table-cell table:style-name="ce580" office:value-type="string" calcext:value-type="string">
            <text:p>certificado nº 2142100/2023 </text:p>
          </table:table-cell>
          <table:table-cell table:style-name="ce580" office:value-type="string" calcext:value-type="string">
            <text:p>CMASM</text:p>
          </table:table-cell>
          <table:table-cell table:style-name="ce1116"/>
          <table:table-cell table:style-name="ce412" office:value-type="currency" office:currency="BRL" office:value="776.23" calcext:value-type="currency">
            <text:p>R$ 776,23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FLUKE</text:p>
          </table:table-cell>
          <table:table-cell table:style-name="ce1192" office:value-type="float" office:value="77" calcext:value-type="float">
            <text:p>77</text:p>
          </table:table-cell>
          <table:table-cell table:style-name="ce1192" table:number-columns-repeated="2"/>
          <table:table-cell table:style-name="ce1192" office:value-type="string" calcext:value-type="string">
            <text:p>CMASM-IDE-T48-049</text:p>
          </table:table-cell>
          <table:table-cell table:style-name="ce1116" office:value-type="string" calcext:value-type="string">
            <text:p>49050228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table:number-columns-repeated="3"/>
          <table:table-cell table:style-name="ce1406" office:value-type="date" office:date-value="2022-03-13" calcext:value-type="date">
            <text:p>13/03/22</text:p>
          </table:table-cell>
          <table:table-cell table:style-name="ce1188" office:value-type="float" office:value="36" calcext:value-type="float">
            <text:p>36</text:p>
          </table:table-cell>
          <table:table-cell table:style-name="ce487" table:formula="of:=IF(ISBLANK([.N229]);DATE(2024;1;1);EDATE([.N229];[.O229]))" office:value-type="date" office:date-value="2025-03-13" calcext:value-type="date">
            <text:p>13/03/25</text:p>
          </table:table-cell>
          <table:table-cell table:style-name="ce995" table:formula="of:=IF(OR([.P229]&lt;TODAY(); [.P22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/>
          <table:table-cell table:style-name="ce1256" office:value-type="string" calcext:value-type="string">
            <text:p>CMASM</text:p>
          </table:table-cell>
          <table:table-cell table:style-name="ce1116"/>
          <table:table-cell table:style-name="ce1713" office:value-type="currency" office:currency="BRL" office:value="560.75" calcext:value-type="currency">
            <text:p>R$ 560,75</text:p>
          </table:table-cell>
          <table:table-cell table:style-name="ce1256"/>
          <table:table-cell table:style-name="ce1177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FLUKE</text:p>
          </table:table-cell>
          <table:table-cell table:style-name="ce1192" office:value-type="string" calcext:value-type="string">
            <text:p>85-III</text:p>
          </table:table-cell>
          <table:table-cell table:style-name="ce1192" table:number-columns-repeated="2"/>
          <table:table-cell table:style-name="ce1192" office:value-type="string" calcext:value-type="string">
            <text:p>CMASM-IDE-T48-050</text:p>
          </table:table-cell>
          <table:table-cell table:style-name="ce1247" office:value-type="float" office:value="77033433" calcext:value-type="float">
            <text:p>77033433</text:p>
          </table:table-cell>
          <table:table-cell table:style-name="ce1188" office:value-type="string" calcext:value-type="string">
            <text:p>MK-48</text:p>
          </table:table-cell>
          <table:table-cell table:style-name="ce1352"/>
          <table:table-cell table:number-columns-repeated="2" table:style-name="ce1402" office:value-type="date" office:date-value="2023-06-28" calcext:value-type="date">
            <text:p>28/06/23</text:p>
          </table:table-cell>
          <table:table-cell table:style-name="ce1402" office:value-type="date" office:date-value="2023-07-25" calcext:value-type="date">
            <text:p>25/07/23</text:p>
          </table:table-cell>
          <table:table-cell table:style-name="ce1495" office:value-type="date" office:date-value="2023-07-14" calcext:value-type="date">
            <text:p>14/07/23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230]);DATE(2024;1;1);EDATE([.N230];[.O230]))" office:value-type="date" office:date-value="2026-07-14" calcext:value-type="date">
            <text:p>14/07/26</text:p>
          </table:table-cell>
          <table:table-cell table:style-name="ce995" table:formula="of:=IF(OR([.P230]&lt;TODAY(); [.P230] = &quot;&quot;); &quot;DESCALIBRADO&quot;;&quot;CALIBRADO&quot;)" office:value-type="string" office:string-value="CALIBRADO" calcext:value-type="string">
            <text:p>CALIBRADO</text:p>
          </table:table-cell>
          <table:table-cell table:style-name="ce1256" office:value-type="string" calcext:value-type="string">
            <text:p>certificado nº 2142104/2023 </text:p>
          </table:table-cell>
          <table:table-cell table:style-name="ce1256" office:value-type="string" calcext:value-type="string">
            <text:p>CMASM</text:p>
          </table:table-cell>
          <table:table-cell table:style-name="ce1316"/>
          <table:table-cell table:style-name="ce1713" office:value-type="currency" office:currency="BRL" office:value="560.75" calcext:value-type="currency">
            <text:p>R$ 560,75</text:p>
          </table:table-cell>
          <table:table-cell table:style-name="ce1256"/>
          <table:table-cell table:style-name="ce1177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FLUKE</text:p>
          </table:table-cell>
          <table:table-cell table:style-name="ce1192" office:value-type="string" calcext:value-type="string">
            <text:p>85-III</text:p>
          </table:table-cell>
          <table:table-cell table:style-name="ce1192" table:number-columns-repeated="2"/>
          <table:table-cell table:style-name="ce1192" office:value-type="string" calcext:value-type="string">
            <text:p>CMASM-IDE-T48-059</text:p>
          </table:table-cell>
          <table:table-cell table:style-name="ce1247" office:value-type="float" office:value="77033422" calcext:value-type="float">
            <text:p>77033422</text:p>
          </table:table-cell>
          <table:table-cell table:style-name="ce1188" office:value-type="string" calcext:value-type="string">
            <text:p>MK-48</text:p>
          </table:table-cell>
          <table:table-cell table:style-name="ce1352"/>
          <table:table-cell table:number-columns-repeated="2" table:style-name="ce1402" office:value-type="date" office:date-value="2023-06-28" calcext:value-type="date">
            <text:p>28/06/23</text:p>
          </table:table-cell>
          <table:table-cell table:style-name="ce1402" office:value-type="date" office:date-value="2023-07-25" calcext:value-type="date">
            <text:p>25/07/23</text:p>
          </table:table-cell>
          <table:table-cell table:style-name="ce1495" office:value-type="date" office:date-value="2023-07-17" calcext:value-type="date">
            <text:p>17/07/23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231]);DATE(2024;1;1);EDATE([.N231];[.O231]))" office:value-type="date" office:date-value="2026-07-17" calcext:value-type="date">
            <text:p>17/07/26</text:p>
          </table:table-cell>
          <table:table-cell table:style-name="ce995" table:formula="of:=IF(OR([.P231]&lt;TODAY(); [.P231] = &quot;&quot;); &quot;DESCALIBRADO&quot;;&quot;CALIBRADO&quot;)" office:value-type="string" office:string-value="CALIBRADO" calcext:value-type="string">
            <text:p>CALIBRADO</text:p>
          </table:table-cell>
          <table:table-cell table:style-name="ce1256" office:value-type="string" calcext:value-type="string">
            <text:p>certificado nº 2142064/2023</text:p>
          </table:table-cell>
          <table:table-cell table:style-name="ce1256" office:value-type="string" calcext:value-type="string">
            <text:p>CMASM</text:p>
          </table:table-cell>
          <table:table-cell table:style-name="ce1116"/>
          <table:table-cell table:style-name="ce1713" office:value-type="currency" office:currency="BRL" office:value="1164.35" calcext:value-type="currency">
            <text:p>R$ 1.164,35</text:p>
          </table:table-cell>
          <table:table-cell table:style-name="ce1256"/>
          <table:table-cell table:style-name="ce1177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FLUKE</text:p>
          </table:table-cell>
          <table:table-cell table:style-name="ce1192" office:value-type="string" calcext:value-type="string">
            <text:p>85-III</text:p>
          </table:table-cell>
          <table:table-cell table:style-name="ce1192" table:number-columns-repeated="2"/>
          <table:table-cell table:style-name="ce1192" office:value-type="string" calcext:value-type="string">
            <text:p>CMASM-IDE-T48-060</text:p>
          </table:table-cell>
          <table:table-cell table:style-name="ce1247" office:value-type="float" office:value="77050316" calcext:value-type="float">
            <text:p>77050316</text:p>
          </table:table-cell>
          <table:table-cell table:style-name="ce1188" office:value-type="string" calcext:value-type="string">
            <text:p>MK-48</text:p>
          </table:table-cell>
          <table:table-cell table:style-name="ce1352"/>
          <table:table-cell table:style-name="ce1228" office:value-type="date" office:date-value="2023-10-05" calcext:value-type="date">
            <text:p>05/10/23</text:p>
          </table:table-cell>
          <table:table-cell table:style-name="ce1228" office:value-type="date" office:date-value="2023-10-09" calcext:value-type="date">
            <text:p>09/10/23</text:p>
          </table:table-cell>
          <table:table-cell table:style-name="ce1228" office:value-type="date" office:date-value="2023-10-23" calcext:value-type="date">
            <text:p>23/10/23</text:p>
          </table:table-cell>
          <table:table-cell table:style-name="ce721" office:value-type="date" office:date-value="2023-10-18" calcext:value-type="date">
            <text:p>18/10/23</text:p>
          </table:table-cell>
          <table:table-cell table:style-name="ce1015" office:value-type="float" office:value="36" calcext:value-type="float">
            <text:p>36</text:p>
          </table:table-cell>
          <table:table-cell table:style-name="ce487" table:formula="of:=IF(ISBLANK([.N232]);DATE(2024;1;1);EDATE([.N232];[.O232]))" office:value-type="date" office:date-value="2026-10-18" calcext:value-type="date">
            <text:p>18/10/26</text:p>
          </table:table-cell>
          <table:table-cell table:style-name="ce995" table:formula="of:=IF(OR([.P232]&lt;TODAY(); [.P232] = &quot;&quot;); &quot;DESCALIBRADO&quot;;&quot;CALIBRADO&quot;)" office:value-type="string" office:string-value="CALIBRADO" calcext:value-type="string">
            <text:p>CALIBRADO</text:p>
          </table:table-cell>
          <table:table-cell table:style-name="ce580" office:value-type="string" calcext:value-type="string">
            <text:p>certificado nº 2142104/2023 </text:p>
          </table:table-cell>
          <table:table-cell table:style-name="ce1256" office:value-type="string" calcext:value-type="string">
            <text:p>CMASM</text:p>
          </table:table-cell>
          <table:table-cell table:style-name="ce1116"/>
          <table:table-cell table:style-name="ce1713" office:value-type="currency" office:currency="BRL" office:value="1164.35" calcext:value-type="currency">
            <text:p>R$ 1.164,35</text:p>
          </table:table-cell>
          <table:table-cell table:style-name="ce1256"/>
          <table:table-cell table:style-name="ce1177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SIMPSON</text:p>
          </table:table-cell>
          <table:table-cell table:style-name="ce1192" office:value-type="string" calcext:value-type="string">
            <text:p>260-6XLPM</text:p>
          </table:table-cell>
          <table:table-cell table:style-name="ce1192" table:number-columns-repeated="2"/>
          <table:table-cell table:style-name="ce1192" office:value-type="string" calcext:value-type="string">
            <text:p><text:s/>CMASM-IDE-T48-003</text:p>
          </table:table-cell>
          <table:table-cell table:style-name="ce1247"/>
          <table:table-cell table:style-name="ce1188" office:value-type="string" calcext:value-type="string">
            <text:p>MK-48</text:p>
          </table:table-cell>
          <table:table-cell table:style-name="ce1352"/>
          <table:table-cell table:style-name="ce1228" office:value-type="date" office:date-value="2023-07-26" calcext:value-type="date">
            <text:p>26/07/23</text:p>
          </table:table-cell>
          <table:table-cell table:style-name="ce1228" office:value-type="date" office:date-value="2023-08-02" calcext:value-type="date">
            <text:p>02/08/23</text:p>
          </table:table-cell>
          <table:table-cell table:style-name="ce1228" office:value-type="date" office:date-value="2023-12-21" calcext:value-type="date">
            <text:p>21/12/23</text:p>
          </table:table-cell>
          <table:table-cell table:style-name="ce721" office:value-type="date" office:date-value="2023-11-21" calcext:value-type="date">
            <text:p>21/11/23</text:p>
          </table:table-cell>
          <table:table-cell table:style-name="ce1015" office:value-type="float" office:value="20" calcext:value-type="float">
            <text:p>20</text:p>
          </table:table-cell>
          <table:table-cell table:style-name="ce487" table:formula="of:=IF(ISBLANK([.N233]);DATE(2024;1;1);EDATE([.N233];[.O233]))" office:value-type="date" office:date-value="2025-07-21" calcext:value-type="date">
            <text:p>21/07/25</text:p>
          </table:table-cell>
          <table:table-cell table:style-name="ce995" table:formula="of:=IF(OR([.P233]&lt;TODAY(); [.P23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659" office:value-type="string" calcext:value-type="string">
            <text:p>certificado nº 2142127/2023</text:p>
          </table:table-cell>
          <table:table-cell table:style-name="ce580" office:value-type="string" calcext:value-type="string">
            <text:p>CMASM</text:p>
          </table:table-cell>
          <table:table-cell table:style-name="ce1116"/>
          <table:table-cell table:style-name="ce1713" office:value-type="currency" office:currency="BRL" office:value="776.23" calcext:value-type="currency">
            <text:p>R$ 776,23</text:p>
          </table:table-cell>
          <table:table-cell table:style-name="ce1256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SIMPSON</text:p>
          </table:table-cell>
          <table:table-cell table:style-name="ce1192" office:value-type="string" calcext:value-type="string">
            <text:p>260-6XLPM</text:p>
          </table:table-cell>
          <table:table-cell table:style-name="ce1192" table:number-columns-repeated="2"/>
          <table:table-cell table:style-name="ce1192" office:value-type="string" calcext:value-type="string">
            <text:p><text:s/>CMASM-IDE-T48-006</text:p>
          </table:table-cell>
          <table:table-cell table:style-name="ce1247"/>
          <table:table-cell table:style-name="ce1188" office:value-type="string" calcext:value-type="string">
            <text:p>MK-48</text:p>
          </table:table-cell>
          <table:table-cell table:style-name="ce1352"/>
          <table:table-cell table:style-name="ce1228" office:value-type="date" office:date-value="2023-07-26" calcext:value-type="date">
            <text:p>26/07/23</text:p>
          </table:table-cell>
          <table:table-cell table:style-name="ce1228" office:value-type="date" office:date-value="2023-08-02" calcext:value-type="date">
            <text:p>02/08/23</text:p>
          </table:table-cell>
          <table:table-cell table:style-name="ce1228" office:value-type="date" office:date-value="2023-11-16" calcext:value-type="date">
            <text:p>16/11/23</text:p>
          </table:table-cell>
          <table:table-cell table:style-name="ce721" office:value-type="date" office:date-value="2023-11-09" calcext:value-type="date">
            <text:p>09/11/23</text:p>
          </table:table-cell>
          <table:table-cell table:style-name="ce1015" office:value-type="float" office:value="20" calcext:value-type="float">
            <text:p>20</text:p>
          </table:table-cell>
          <table:table-cell table:style-name="ce487" table:formula="of:=IF(ISBLANK([.N234]);DATE(2024;1;1);EDATE([.N234];[.O234]))" office:value-type="date" office:date-value="2025-07-09" calcext:value-type="date">
            <text:p>09/07/25</text:p>
          </table:table-cell>
          <table:table-cell table:style-name="ce995" table:formula="of:=IF(OR([.P234]&lt;TODAY(); [.P23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80" office:value-type="string" calcext:value-type="string">
            <text:p>certificado nº 2142114/2023 </text:p>
          </table:table-cell>
          <table:table-cell table:style-name="ce580" office:value-type="string" calcext:value-type="string">
            <text:p>CMASM</text:p>
          </table:table-cell>
          <table:table-cell table:style-name="ce1116"/>
          <table:table-cell table:style-name="ce1713" office:value-type="currency" office:currency="BRL" office:value="776.23" calcext:value-type="currency">
            <text:p>R$ 776,23</text:p>
          </table:table-cell>
          <table:table-cell table:style-name="ce1256"/>
          <table:table-cell table:style-name="ce1177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SIMPSON</text:p>
          </table:table-cell>
          <table:table-cell table:style-name="ce1192" office:value-type="string" calcext:value-type="string">
            <text:p>260-6XLPM</text:p>
          </table:table-cell>
          <table:table-cell table:style-name="ce1192" table:number-columns-repeated="2"/>
          <table:table-cell table:style-name="ce1192" office:value-type="string" calcext:value-type="string">
            <text:p>CMASM-IDE-T48-002</text:p>
          </table:table-cell>
          <table:table-cell table:style-name="ce1247" office:value-type="float" office:value="1308" calcext:value-type="float">
            <text:p>1308</text:p>
          </table:table-cell>
          <table:table-cell table:style-name="ce1188" office:value-type="string" calcext:value-type="string">
            <text:p>MK-48</text:p>
          </table:table-cell>
          <table:table-cell table:style-name="ce1352"/>
          <table:table-cell table:number-columns-repeated="2" table:style-name="ce1402" office:value-type="date" office:date-value="2023-06-28" calcext:value-type="date">
            <text:p>28/06/23</text:p>
          </table:table-cell>
          <table:table-cell table:style-name="ce1402" office:value-type="date" office:date-value="2023-07-25" calcext:value-type="date">
            <text:p>25/07/23</text:p>
          </table:table-cell>
          <table:table-cell table:style-name="ce1495" office:value-type="date" office:date-value="2023-07-19" calcext:value-type="date">
            <text:p>19/07/23</text:p>
          </table:table-cell>
          <table:table-cell table:style-name="ce1321" office:value-type="float" office:value="20" calcext:value-type="float">
            <text:p>20</text:p>
          </table:table-cell>
          <table:table-cell table:style-name="ce487" table:formula="of:=IF(ISBLANK([.N235]);DATE(2024;1;1);EDATE([.N235];[.O235]))" office:value-type="date" office:date-value="2025-03-19" calcext:value-type="date">
            <text:p>19/03/25</text:p>
          </table:table-cell>
          <table:table-cell table:style-name="ce995" table:formula="of:=IF(OR([.P235]&lt;TODAY(); [.P23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 office:value-type="string" calcext:value-type="string">
            <text:p>certificado nº 2142106/2023 </text:p>
          </table:table-cell>
          <table:table-cell table:style-name="ce1256" office:value-type="string" calcext:value-type="string">
            <text:p>CMASM</text:p>
          </table:table-cell>
          <table:table-cell table:style-name="ce1116"/>
          <table:table-cell table:style-name="ce1713" office:value-type="currency" office:currency="BRL" office:value="776.23" calcext:value-type="currency">
            <text:p>R$ 776,23</text:p>
          </table:table-cell>
          <table:table-cell table:style-name="ce1256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SIMPSON</text:p>
          </table:table-cell>
          <table:table-cell table:style-name="ce1192" office:value-type="string" calcext:value-type="string">
            <text:p>260-6XLPM</text:p>
          </table:table-cell>
          <table:table-cell table:style-name="ce1157" table:number-columns-repeated="2"/>
          <table:table-cell table:style-name="ce1192" office:value-type="string" calcext:value-type="string">
            <text:p>CMASM-IDE-T48-012</text:p>
          </table:table-cell>
          <table:table-cell table:style-name="ce1247" office:value-type="string" calcext:value-type="string">
            <text:p>612E</text:p>
          </table:table-cell>
          <table:table-cell table:style-name="ce1188" office:value-type="string" calcext:value-type="string">
            <text:p>MK-48</text:p>
          </table:table-cell>
          <table:table-cell table:style-name="ce1352"/>
          <table:table-cell table:style-name="ce1228" office:value-type="date" office:date-value="2023-07-26" calcext:value-type="date">
            <text:p>26/07/23</text:p>
          </table:table-cell>
          <table:table-cell table:style-name="ce1228" office:value-type="date" office:date-value="2023-09-18" calcext:value-type="date">
            <text:p>18/09/23</text:p>
          </table:table-cell>
          <table:table-cell table:style-name="ce1228" office:value-type="date" office:date-value="2023-10-23" calcext:value-type="date">
            <text:p>23/10/23</text:p>
          </table:table-cell>
          <table:table-cell table:style-name="ce721" office:value-type="date" office:date-value="2023-10-19" calcext:value-type="date">
            <text:p>19/10/23</text:p>
          </table:table-cell>
          <table:table-cell table:style-name="ce1015" office:value-type="float" office:value="20" calcext:value-type="float">
            <text:p>20</text:p>
          </table:table-cell>
          <table:table-cell table:style-name="ce487" table:formula="of:=IF(ISBLANK([.N236]);DATE(2024;1;1);EDATE([.N236];[.O236]))" office:value-type="date" office:date-value="2025-06-19" calcext:value-type="date">
            <text:p>19/06/25</text:p>
          </table:table-cell>
          <table:table-cell table:style-name="ce995" table:formula="of:=IF(OR([.P236]&lt;TODAY(); [.P23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80" office:value-type="string" calcext:value-type="string">
            <text:p>certificado nº 2142106/2023 </text:p>
          </table:table-cell>
          <table:table-cell table:style-name="ce580" office:value-type="string" calcext:value-type="string">
            <text:p>CMASM</text:p>
          </table:table-cell>
          <table:table-cell table:style-name="ce1116"/>
          <table:table-cell table:style-name="ce1713" office:value-type="currency" office:currency="BRL" office:value="776.23" calcext:value-type="currency">
            <text:p>R$ 776,23</text:p>
          </table:table-cell>
          <table:table-cell table:style-name="ce1256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SIMPSON</text:p>
          </table:table-cell>
          <table:table-cell table:style-name="ce1192" office:value-type="string" calcext:value-type="string">
            <text:p>260-6XLPM</text:p>
          </table:table-cell>
          <table:table-cell table:style-name="ce1192" table:number-columns-repeated="2"/>
          <table:table-cell table:style-name="ce1192" office:value-type="string" calcext:value-type="string">
            <text:p>CMASM-IDE-T48-023</text:p>
          </table:table-cell>
          <table:table-cell table:style-name="ce1247"/>
          <table:table-cell table:style-name="ce1188" office:value-type="string" calcext:value-type="string">
            <text:p>MK-48</text:p>
          </table:table-cell>
          <table:table-cell table:style-name="ce1352"/>
          <table:table-cell table:style-name="ce1228" office:value-type="date" office:date-value="2023-09-27" calcext:value-type="date">
            <text:p>27/09/23</text:p>
          </table:table-cell>
          <table:table-cell table:style-name="ce1228" office:value-type="date" office:date-value="2023-09-28" calcext:value-type="date">
            <text:p>28/09/23</text:p>
          </table:table-cell>
          <table:table-cell table:style-name="ce1228" office:value-type="date" office:date-value="2023-12-21" calcext:value-type="date">
            <text:p>21/12/23</text:p>
          </table:table-cell>
          <table:table-cell table:style-name="ce721" office:value-type="date" office:date-value="2023-12-07" calcext:value-type="date">
            <text:p>07/12/23</text:p>
          </table:table-cell>
          <table:table-cell table:style-name="ce1015" office:value-type="float" office:value="20" calcext:value-type="float">
            <text:p>20</text:p>
          </table:table-cell>
          <table:table-cell table:style-name="ce487" table:formula="of:=IF(ISBLANK([.N237]);DATE(2024;1;1);EDATE([.N237];[.O237]))" office:value-type="date" office:date-value="2025-08-07" calcext:value-type="date">
            <text:p>07/08/25</text:p>
          </table:table-cell>
          <table:table-cell table:style-name="ce995" table:formula="of:=IF(OR([.P237]&lt;TODAY(); [.P237] = &quot;&quot;); &quot;DESCALIBRADO&quot;;&quot;CALIBRADO&quot;)" office:value-type="string" office:string-value="DESCALIBRADO" calcext:value-type="string">
            <text:p>DESCALIBRADO</text:p>
          </table:table-cell>
          <table:table-cell table:style-name="ce659" office:value-type="string" calcext:value-type="string">
            <text:p>certificado nº 2142133/2023 </text:p>
          </table:table-cell>
          <table:table-cell table:style-name="ce580" office:value-type="string" calcext:value-type="string">
            <text:p>CMASM</text:p>
          </table:table-cell>
          <table:table-cell table:style-name="ce1116"/>
          <table:table-cell table:style-name="ce1713" office:value-type="currency" office:currency="BRL" office:value="776.23" calcext:value-type="currency">
            <text:p>R$ 776,23</text:p>
          </table:table-cell>
          <table:table-cell table:style-name="ce1256"/>
          <table:table-cell table:style-name="ce1177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TERMÔMETRO DIGITAL</text:p>
          </table:table-cell>
          <table:table-cell table:style-name="ce1188" office:value-type="string" calcext:value-type="string">
            <text:p>OMEGA</text:p>
          </table:table-cell>
          <table:table-cell table:style-name="ce1192" office:value-type="string" calcext:value-type="string">
            <text:p>HH11B</text:p>
          </table:table-cell>
          <table:table-cell table:style-name="ce1192" office:value-type="float" office:value="750" calcext:value-type="float">
            <text:p>750</text:p>
          </table:table-cell>
          <table:table-cell table:style-name="ce1192" office:value-type="string" calcext:value-type="string">
            <text:p><text:span text:style-name="T8">°</text:span>C</text:p>
          </table:table-cell>
          <table:table-cell table:style-name="ce1192" office:value-type="string" calcext:value-type="string">
            <text:p>CMASM-IDE-T48-062</text:p>
          </table:table-cell>
          <table:table-cell table:style-name="ce1247" office:value-type="float" office:value="110718" calcext:value-type="float">
            <text:p>110718</text:p>
          </table:table-cell>
          <table:table-cell table:style-name="ce1188" office:value-type="string" calcext:value-type="string">
            <text:p>MK-48</text:p>
          </table:table-cell>
          <table:table-cell table:style-name="ce1352"/>
          <table:table-cell table:style-name="ce1402" office:value-type="date" office:date-value="2024-08-20" calcext:value-type="date">
            <text:p>20/08/24</text:p>
          </table:table-cell>
          <table:table-cell table:style-name="ce1402" office:value-type="date" office:date-value="2024-09-18" calcext:value-type="date">
            <text:p>18/09/24</text:p>
          </table:table-cell>
          <table:table-cell table:style-name="ce492" office:value-type="date" office:date-value="2024-10-16" calcext:value-type="date">
            <text:p>16/10/24</text:p>
          </table:table-cell>
          <table:table-cell table:style-name="ce1495" office:value-type="date" office:date-value="2024-10-03" calcext:value-type="date">
            <text:p>03/10/24</text:p>
          </table:table-cell>
          <table:table-cell table:style-name="ce1321" office:value-type="float" office:value="12" calcext:value-type="float">
            <text:p>12</text:p>
          </table:table-cell>
          <table:table-cell table:style-name="ce487" table:formula="of:=IF(ISBLANK([.N238]);DATE(2024;1;1);EDATE([.N238];[.O238]))" office:value-type="date" office:date-value="2025-10-03" calcext:value-type="date">
            <text:p>03/10/25</text:p>
          </table:table-cell>
          <table:table-cell table:style-name="ce1036" table:formula="of:=IF(OR([.P238]&lt;TODAY(); [.P23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 office:value-type="string" calcext:value-type="string">
            <text:p>CMASM-IDM-T48-06203/10/24</text:p>
          </table:table-cell>
          <table:table-cell table:style-name="ce1256" office:value-type="string" calcext:value-type="string">
            <text:p>CMASM</text:p>
          </table:table-cell>
          <table:table-cell table:style-name="ce1116"/>
          <table:table-cell table:style-name="ce429" office:value-type="currency" office:currency="BRL" office:value="84.33" calcext:value-type="currency">
            <text:p>R$ 84,33</text:p>
          </table:table-cell>
          <table:table-cell table:style-name="ce1256"/>
          <table:table-cell table:style-name="ce1177"/>
          <table:table-cell table:style-name="ce1188" office:value-type="string" calcext:value-type="string">
            <text:p>EMPRESA LMC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BALANÇA DIGITAL</text:p>
          </table:table-cell>
          <table:table-cell table:style-name="ce1188"/>
          <table:table-cell table:style-name="ce69" office:value-type="string" calcext:value-type="string">
            <text:p>BALANÇA DIGITAL (0 - 1200g)</text:p>
          </table:table-cell>
          <table:table-cell table:style-name="ce69" office:value-type="string" calcext:value-type="string">
            <text:p>1,2</text:p>
          </table:table-cell>
          <table:table-cell table:style-name="ce69" office:value-type="string" calcext:value-type="string">
            <text:p>Kg </text:p>
          </table:table-cell>
          <table:table-cell table:style-name="ce501" office:value-type="string" calcext:value-type="string">
            <text:p>CMASM-IDM-T48-266</text:p>
          </table:table-cell>
          <table:table-cell table:style-name="ce69" office:value-type="string" calcext:value-type="string">
            <text:p>---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8-23" calcext:value-type="date">
            <text:p>23/08/24</text:p>
          </table:table-cell>
          <table:table-cell table:style-name="ce388" office:value-type="date" office:date-value="2024-09-16" calcext:value-type="date">
            <text:p>16/09/24</text:p>
          </table:table-cell>
          <table:table-cell table:style-name="ce388" office:value-type="date" office:date-value="2024-10-30" calcext:value-type="date">
            <text:p>30/10/24</text:p>
          </table:table-cell>
          <table:table-cell table:style-name="ce1406" office:value-type="date" office:date-value="2024-10-22" calcext:value-type="date">
            <text:p>22/10/24</text:p>
          </table:table-cell>
          <table:table-cell table:style-name="ce1321" office:value-type="float" office:value="12" calcext:value-type="float">
            <text:p>12</text:p>
          </table:table-cell>
          <table:table-cell table:style-name="ce487" table:formula="of:=IF(ISBLANK([.N239]);DATE(2024;1;1);EDATE([.N239];[.O239]))" office:value-type="date" office:date-value="2025-10-22" calcext:value-type="date">
            <text:p>22/10/25</text:p>
          </table:table-cell>
          <table:table-cell table:style-name="ce995" table:formula="of:=IF(OR([.P239]&lt;TODAY(); [.P23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70" office:value-type="string" calcext:value-type="string">
            <text:p>falta certificado </text:p>
          </table:table-cell>
          <table:table-cell table:style-name="ce1256" office:value-type="string" calcext:value-type="string">
            <text:p>CMASM</text:p>
          </table:table-cell>
          <table:table-cell table:style-name="ce1116" office:value-type="string" calcext:value-type="string">
            <text:p>MSMI LOTE 01</text:p>
          </table:table-cell>
          <table:table-cell table:style-name="ce429" office:value-type="currency" office:currency="BRL" office:value="70" calcext:value-type="currency">
            <text:p>R$ 7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BALANÇA DIGITAL</text:p>
          </table:table-cell>
          <table:table-cell table:style-name="ce1188"/>
          <table:table-cell table:style-name="ce69" office:value-type="string" calcext:value-type="string">
            <text:p>SCALE, DIGITAL READOUT 5000 LB</text:p>
          </table:table-cell>
          <table:table-cell table:style-name="ce69" office:value-type="string" calcext:value-type="string">
            <text:p>2268</text:p>
          </table:table-cell>
          <table:table-cell table:style-name="ce69" office:value-type="string" calcext:value-type="string">
            <text:p>Kg</text:p>
          </table:table-cell>
          <table:table-cell table:style-name="ce501" office:value-type="string" calcext:value-type="string">
            <text:p>CMASM-IDM-T48-267</text:p>
          </table:table-cell>
          <table:table-cell table:style-name="ce69" office:value-type="string" calcext:value-type="string">
            <text:p>19399/25102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1406" office:value-type="date" office:date-value="2024-08-23" calcext:value-type="date">
            <text:p>23/08/24</text:p>
          </table:table-cell>
          <table:table-cell table:style-name="ce184" office:value-type="date" office:date-value="2024-09-18" calcext:value-type="date">
            <text:p>18/09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443" office:value-type="date" office:date-value="2024-10-01" calcext:value-type="date">
            <text:p>01/10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240]);DATE(2024;1;1);EDATE([.N240];[.O240]))" office:value-type="date" office:date-value="2025-10-01" calcext:value-type="date">
            <text:p>01/10/25</text:p>
          </table:table-cell>
          <table:table-cell table:style-name="ce995" table:formula="of:=IF(OR([.P240]&lt;TODAY(); [.P24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055" office:value-type="string" calcext:value-type="string">
            <text:p>MQT31194/24 </text:p>
          </table:table-cell>
          <table:table-cell table:style-name="ce1263" office:value-type="string" calcext:value-type="string">
            <text:p>CMASM</text:p>
          </table:table-cell>
          <table:table-cell table:style-name="ce1309" office:value-type="string" calcext:value-type="string">
            <text:p>MQT LOTE 01</text:p>
          </table:table-cell>
          <table:table-cell table:style-name="ce1188" table:number-columns-repeated="3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3">
          <table:table-cell table:style-name="ce1170" office:value-type="string" calcext:value-type="string">
            <text:p>MEC</text:p>
          </table:table-cell>
          <table:table-cell table:style-name="ce1032" office:value-type="string" calcext:value-type="string">
            <text:p>DINAMÔMETRO </text:p>
          </table:table-cell>
          <table:table-cell table:style-name="ce1032" office:value-type="string" calcext:value-type="string">
            <text:p>CHATILLON</text:p>
          </table:table-cell>
          <table:table-cell table:style-name="ce400" office:value-type="string" calcext:value-type="string">
            <text:p>COX AN10</text:p>
          </table:table-cell>
          <table:table-cell table:style-name="ce1032" office:value-type="float" office:value="57" calcext:value-type="float">
            <text:p>57</text:p>
          </table:table-cell>
          <table:table-cell table:style-name="ce400" office:value-type="string" calcext:value-type="string">
            <text:p>L/m</text:p>
          </table:table-cell>
          <table:table-cell table:style-name="ce464" office:value-type="string" calcext:value-type="string">
            <text:p>CMASM-IDM-T48-039</text:p>
          </table:table-cell>
          <table:table-cell table:style-name="ce355" office:value-type="string" calcext:value-type="string">
            <text:p>206</text:p>
          </table:table-cell>
          <table:table-cell table:style-name="ce1032" office:value-type="string" calcext:value-type="string">
            <text:p>MK-48</text:p>
          </table:table-cell>
          <table:table-cell table:style-name="ce623"/>
          <table:table-cell table:style-name="ce365" office:value-type="date" office:date-value="2024-10-25" calcext:value-type="date">
            <text:p>25/10/24</text:p>
          </table:table-cell>
          <table:table-cell table:style-name="ce392" office:value-type="date" office:date-value="2024-10-31" calcext:value-type="date">
            <text:p>31/10/24</text:p>
          </table:table-cell>
          <table:table-cell table:style-name="ce365" office:value-type="date" office:date-value="2024-11-25" calcext:value-type="date">
            <text:p>25/11/24</text:p>
          </table:table-cell>
          <table:table-cell table:style-name="ce416" office:value-type="date" office:date-value="2024-11-21" calcext:value-type="date">
            <text:p>21/11/24</text:p>
          </table:table-cell>
          <table:table-cell table:style-name="ce355" office:value-type="float" office:value="36" calcext:value-type="float">
            <text:p>36</text:p>
          </table:table-cell>
          <table:table-cell table:style-name="ce487" table:formula="of:=IF(ISBLANK([.N241]);DATE(2024;1;1);EDATE([.N241];[.O241]))" office:value-type="date" office:date-value="2027-11-21" calcext:value-type="date">
            <text:p>21/11/27</text:p>
          </table:table-cell>
          <table:table-cell table:style-name="ce547" table:formula="of:=IF(OR([.P241]&lt;TODAY(); [.P241] = &quot;&quot;); &quot;DESCALIBRADO&quot;;&quot;CALIBRADO&quot;)" office:value-type="string" office:string-value="CALIBRADO" calcext:value-type="string">
            <text:p>CALIBRADO</text:p>
          </table:table-cell>
          <table:table-cell table:style-name="ce1170" office:value-type="string" calcext:value-type="string">
            <text:p>falta certificado </text:p>
          </table:table-cell>
          <table:table-cell table:style-name="ce571" office:value-type="string" calcext:value-type="string">
            <text:p>CMASM</text:p>
          </table:table-cell>
          <table:table-cell table:style-name="ce1032" office:value-type="string" calcext:value-type="string">
            <text:p>MSMI LOTE 02</text:p>
          </table:table-cell>
          <table:table-cell table:style-name="ce1331" office:value-type="currency" office:currency="BRL" office:value="84.33" calcext:value-type="currency">
            <text:p>R$ 84,33</text:p>
          </table:table-cell>
          <table:table-cell table:style-name="ce1170" table:number-columns-repeated="2"/>
          <table:table-cell table:style-name="ce1032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DINAMÔMETRO </text:p>
          </table:table-cell>
          <table:table-cell table:style-name="ce1188" office:value-type="string" calcext:value-type="string">
            <text:p>CHATILLON</text:p>
          </table:table-cell>
          <table:table-cell table:style-name="ce69" office:value-type="string" calcext:value-type="string">
            <text:p>COX AN10</text:p>
          </table:table-cell>
          <table:table-cell table:style-name="ce1188" office:value-type="float" office:value="57" calcext:value-type="float">
            <text:p>57</text:p>
          </table:table-cell>
          <table:table-cell table:style-name="ce69" office:value-type="string" calcext:value-type="string">
            <text:p>L/m</text:p>
          </table:table-cell>
          <table:table-cell table:style-name="ce501" office:value-type="string" calcext:value-type="string">
            <text:p>CMASM-IDM-T48-040</text:p>
          </table:table-cell>
          <table:table-cell table:style-name="ce1321" office:value-type="string" calcext:value-type="string">
            <text:p>203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table:number-columns-repeated="3"/>
          <table:table-cell table:style-name="ce1406" office:value-type="date" office:date-value="2020-02-19" calcext:value-type="date">
            <text:p>19/02/20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242]);DATE(2024;1;1);EDATE([.N242];[.O242]))" office:value-type="date" office:date-value="2023-02-19" calcext:value-type="date">
            <text:p>19/02/23</text:p>
          </table:table-cell>
          <table:table-cell table:style-name="ce995" table:formula="of:=IF(OR([.P242]&lt;TODAY(); [.P24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calibrar em 2025</text:p>
          </table:table-cell>
          <table:table-cell table:style-name="ce1256" office:value-type="string" calcext:value-type="string">
            <text:p>CMASM</text:p>
          </table:table-cell>
          <table:table-cell table:style-name="ce1116" office:value-type="string" calcext:value-type="string">
            <text:p>vrf calibração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DINAMÔMETRO </text:p>
          </table:table-cell>
          <table:table-cell table:style-name="ce1188" office:value-type="string" calcext:value-type="string">
            <text:p>CHATILLON</text:p>
          </table:table-cell>
          <table:table-cell table:style-name="ce69" office:value-type="string" calcext:value-type="string">
            <text:p>COX AN10</text:p>
          </table:table-cell>
          <table:table-cell table:style-name="ce1188" office:value-type="float" office:value="57" calcext:value-type="float">
            <text:p>57</text:p>
          </table:table-cell>
          <table:table-cell table:style-name="ce69" office:value-type="string" calcext:value-type="string">
            <text:p>L/m</text:p>
          </table:table-cell>
          <table:table-cell table:style-name="ce501" office:value-type="string" calcext:value-type="string">
            <text:p>CMASM-IDM-T48-302</text:p>
          </table:table-cell>
          <table:table-cell table:style-name="ce1321" office:value-type="string" calcext:value-type="string">
            <text:p>303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table:number-columns-repeated="3"/>
          <table:table-cell table:style-name="ce1406" office:value-type="date" office:date-value="2017-11-28" calcext:value-type="date">
            <text:p>28/11/17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243]);DATE(2024;1;1);EDATE([.N243];[.O243]))" office:value-type="date" office:date-value="2020-11-28" calcext:value-type="date">
            <text:p>28/11/20</text:p>
          </table:table-cell>
          <table:table-cell table:style-name="ce995" table:formula="of:=IF(OR([.P243]&lt;TODAY(); [.P24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calibrar em 2025</text:p>
          </table:table-cell>
          <table:table-cell table:style-name="ce1256" office:value-type="string" calcext:value-type="string">
            <text:p>CMASM</text:p>
          </table:table-cell>
          <table:table-cell table:style-name="ce1116" office:value-type="string" calcext:value-type="string">
            <text:p>vrf calibração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70" office:value-type="string" calcext:value-type="string">
            <text:p>MEC</text:p>
          </table:table-cell>
          <table:table-cell table:style-name="ce1032" office:value-type="string" calcext:value-type="string">
            <text:p>DINAMÔMETRO </text:p>
          </table:table-cell>
          <table:table-cell table:style-name="ce1032" office:value-type="string" calcext:value-type="string">
            <text:p>CHATILLON</text:p>
          </table:table-cell>
          <table:table-cell table:style-name="ce400" office:value-type="string" calcext:value-type="string">
            <text:p>COX AN10</text:p>
          </table:table-cell>
          <table:table-cell table:style-name="ce1032" office:value-type="float" office:value="57" calcext:value-type="float">
            <text:p>57</text:p>
          </table:table-cell>
          <table:table-cell table:style-name="ce400" office:value-type="string" calcext:value-type="string">
            <text:p>L/m</text:p>
          </table:table-cell>
          <table:table-cell table:style-name="ce464" office:value-type="string" calcext:value-type="string">
            <text:p>CMASM-IDM-T48-305</text:p>
          </table:table-cell>
          <table:table-cell table:style-name="ce355" office:value-type="string" calcext:value-type="string">
            <text:p>207</text:p>
          </table:table-cell>
          <table:table-cell table:style-name="ce1032" office:value-type="string" calcext:value-type="string">
            <text:p>MK-48</text:p>
          </table:table-cell>
          <table:table-cell table:style-name="ce623"/>
          <table:table-cell table:style-name="ce365" office:value-type="date" office:date-value="2024-10-25" calcext:value-type="date">
            <text:p>25/10/24</text:p>
          </table:table-cell>
          <table:table-cell table:style-name="ce392" office:value-type="date" office:date-value="2024-10-31" calcext:value-type="date">
            <text:p>31/10/24</text:p>
          </table:table-cell>
          <table:table-cell table:style-name="ce365" office:value-type="date" office:date-value="2024-11-25" calcext:value-type="date">
            <text:p>25/11/24</text:p>
          </table:table-cell>
          <table:table-cell table:style-name="ce416" office:value-type="date" office:date-value="2024-11-21" calcext:value-type="date">
            <text:p>21/11/24</text:p>
          </table:table-cell>
          <table:table-cell table:style-name="ce355" office:value-type="float" office:value="36" calcext:value-type="float">
            <text:p>36</text:p>
          </table:table-cell>
          <table:table-cell table:style-name="ce487" table:formula="of:=IF(ISBLANK([.N244]);DATE(2024;1;1);EDATE([.N244];[.O244]))" office:value-type="date" office:date-value="2027-11-21" calcext:value-type="date">
            <text:p>21/11/27</text:p>
          </table:table-cell>
          <table:table-cell table:style-name="ce547" table:formula="of:=IF(OR([.P244]&lt;TODAY(); [.P244] = &quot;&quot;); &quot;DESCALIBRADO&quot;;&quot;CALIBRADO&quot;)" office:value-type="string" office:string-value="CALIBRADO" calcext:value-type="string">
            <text:p>CALIBRADO</text:p>
          </table:table-cell>
          <table:table-cell table:style-name="ce1170" office:value-type="string" calcext:value-type="string">
            <text:p>falta certificado </text:p>
          </table:table-cell>
          <table:table-cell table:style-name="ce571" office:value-type="string" calcext:value-type="string">
            <text:p>CMASM</text:p>
          </table:table-cell>
          <table:table-cell table:style-name="ce1032" office:value-type="string" calcext:value-type="string">
            <text:p>MSMI LOTE 02</text:p>
          </table:table-cell>
          <table:table-cell table:style-name="ce1331" office:value-type="currency" office:currency="BRL" office:value="84.33" calcext:value-type="currency">
            <text:p>R$ 84,33</text:p>
          </table:table-cell>
          <table:table-cell table:style-name="ce1170" table:number-columns-repeated="2"/>
          <table:table-cell table:style-name="ce1032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DINAMÔMETRO </text:p>
          </table:table-cell>
          <table:table-cell table:style-name="ce1192"/>
          <table:table-cell table:style-name="ce69" office:value-type="string" calcext:value-type="string">
            <text:p>SCALE, PUSH/PULL TENSION <text:s/>500 g</text:p>
          </table:table-cell>
          <table:table-cell table:style-name="ce69" office:value-type="string" calcext:value-type="string">
            <text:p>0,5</text:p>
          </table:table-cell>
          <table:table-cell table:style-name="ce69" office:value-type="string" calcext:value-type="string">
            <text:p>Kg </text:p>
          </table:table-cell>
          <table:table-cell table:style-name="ce501" office:value-type="string" calcext:value-type="string">
            <text:p>CMASM-IDM-T48-053</text:p>
          </table:table-cell>
          <table:table-cell table:style-name="ce69" office:value-type="string" calcext:value-type="string">
            <text:p>516-500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8-23" calcext:value-type="date">
            <text:p>23/08/24</text:p>
          </table:table-cell>
          <table:table-cell table:style-name="ce184" office:value-type="date" office:date-value="2024-09-18" calcext:value-type="date">
            <text:p>18/09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455" office:value-type="date" office:date-value="2024-10-01" calcext:value-type="date">
            <text:p>01/10/24</text:p>
          </table:table-cell>
          <table:table-cell table:style-name="ce1321" office:value-type="float" office:value="12" calcext:value-type="float">
            <text:p>12</text:p>
          </table:table-cell>
          <table:table-cell table:style-name="ce487" table:formula="of:=IF(ISBLANK([.N245]);DATE(2024;1;1);EDATE([.N245];[.O245]))" office:value-type="date" office:date-value="2025-10-01" calcext:value-type="date">
            <text:p>01/10/25</text:p>
          </table:table-cell>
          <table:table-cell table:style-name="ce995" table:formula="of:=IF(OR([.P245]&lt;TODAY(); [.P24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98" office:value-type="string" calcext:value-type="string">
            <text:p>MQT31202/24</text:p>
          </table:table-cell>
          <table:table-cell table:style-name="ce534" office:value-type="string" calcext:value-type="string">
            <text:p>CMASM</text:p>
          </table:table-cell>
          <table:table-cell table:style-name="ce1192" office:value-type="string" calcext:value-type="string">
            <text:p>MQT LOTE 01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DINAMÔMETRO DIGITAL</text:p>
          </table:table-cell>
          <table:table-cell table:style-name="ce1192"/>
          <table:table-cell table:style-name="ce69" office:value-type="string" calcext:value-type="string">
            <text:p>SCALE, DIGITAL READOUT 5000 LB</text:p>
          </table:table-cell>
          <table:table-cell table:style-name="ce69" office:value-type="string" calcext:value-type="string">
            <text:p>2268</text:p>
          </table:table-cell>
          <table:table-cell table:style-name="ce69" office:value-type="string" calcext:value-type="string">
            <text:p>Kg </text:p>
          </table:table-cell>
          <table:table-cell table:style-name="ce501" office:value-type="string" calcext:value-type="string">
            <text:p>CMASM-IDM-T48-268</text:p>
          </table:table-cell>
          <table:table-cell table:style-name="ce69" office:value-type="string" calcext:value-type="string">
            <text:p>19406/22632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12-05" calcext:value-type="date">
            <text:p>05/12/24</text:p>
          </table:table-cell>
          <table:table-cell table:style-name="ce443" table:number-columns-repeated="2"/>
          <table:table-cell table:style-name="ce455" office:value-type="date" office:date-value="2021-08-23" calcext:value-type="date">
            <text:p>23/08/21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246]);DATE(2024;1;1);EDATE([.N246];[.O246]))" office:value-type="date" office:date-value="2023-08-23" calcext:value-type="date">
            <text:p>23/08/23</text:p>
          </table:table-cell>
          <table:table-cell table:style-name="ce995" table:formula="of:=IF(OR([.P246]&lt;TODAY(); [.P24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34" office:value-type="string" calcext:value-type="string">
            <text:p>CMASM</text:p>
          </table:table-cell>
          <table:table-cell table:style-name="ce1309" office:value-type="string" calcext:value-type="string">
            <text:p>MQT LOTE 02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DINAMÔMETRO DIGITAL</text:p>
          </table:table-cell>
          <table:table-cell table:style-name="ce1192"/>
          <table:table-cell table:style-name="ce69" office:value-type="string" calcext:value-type="string">
            <text:p>SCALE, DIGITAL READOUT 2500 LB</text:p>
          </table:table-cell>
          <table:table-cell table:style-name="ce69" office:value-type="string" calcext:value-type="string">
            <text:p>1134</text:p>
          </table:table-cell>
          <table:table-cell table:style-name="ce69" office:value-type="string" calcext:value-type="string">
            <text:p>Kg </text:p>
          </table:table-cell>
          <table:table-cell table:style-name="ce501" office:value-type="string" calcext:value-type="string">
            <text:p>CMASM-IDM-T48-269</text:p>
          </table:table-cell>
          <table:table-cell table:style-name="ce69" office:value-type="string" calcext:value-type="string">
            <text:p>8115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1406" office:value-type="date" office:date-value="2024-08-23" calcext:value-type="date">
            <text:p>23/08/24</text:p>
          </table:table-cell>
          <table:table-cell table:style-name="ce184" office:value-type="date" office:date-value="2024-09-18" calcext:value-type="date">
            <text:p>18/09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455" office:value-type="date" office:date-value="2024-10-01" calcext:value-type="date">
            <text:p>01/10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247]);DATE(2024;1;1);EDATE([.N247];[.O247]))" office:value-type="date" office:date-value="2026-10-01" calcext:value-type="date">
            <text:p>01/10/26</text:p>
          </table:table-cell>
          <table:table-cell table:style-name="ce995" table:formula="of:=IF(OR([.P247]&lt;TODAY(); [.P247] = &quot;&quot;); &quot;DESCALIBRADO&quot;;&quot;CALIBRADO&quot;)" office:value-type="string" office:string-value="CALIBRADO" calcext:value-type="string">
            <text:p>CALIBRADO</text:p>
          </table:table-cell>
          <table:table-cell table:style-name="ce598" office:value-type="string" calcext:value-type="string">
            <text:p>MQT31191/24</text:p>
          </table:table-cell>
          <table:table-cell table:style-name="ce534" office:value-type="string" calcext:value-type="string">
            <text:p>CMASM</text:p>
          </table:table-cell>
          <table:table-cell table:style-name="ce1309" office:value-type="string" calcext:value-type="string">
            <text:p>MQT LOTE 01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BALANÇA DE PESO MORTO</text:p>
          </table:table-cell>
          <table:table-cell table:style-name="ce1192" office:value-type="string" calcext:value-type="string">
            <text:p>AMETEK </text:p>
          </table:table-cell>
          <table:table-cell table:style-name="ce69" office:value-type="string" calcext:value-type="string">
            <text:p><text:span text:style-name="T2">HYDRAULIC DEADWEIGHT TESTER </text:span>DM-T-100/C</text:p>
          </table:table-cell>
          <table:table-cell table:style-name="ce69" office:value-type="string" calcext:value-type="string">
            <text:p>15000</text:p>
          </table:table-cell>
          <table:table-cell table:style-name="ce69" office:value-type="string" calcext:value-type="string">
            <text:p>PSI</text:p>
          </table:table-cell>
          <table:table-cell table:style-name="ce501" office:value-type="string" calcext:value-type="string">
            <text:p>CMASM-IDM-T48-270</text:p>
          </table:table-cell>
          <table:table-cell table:style-name="ce69" office:value-type="string" calcext:value-type="string">
            <text:p>100311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table:number-columns-repeated="3"/>
          <table:table-cell table:style-name="ce455" office:value-type="date" office:date-value="2017-10-18" calcext:value-type="date">
            <text:p>18/10/17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248]);DATE(2024;1;1);EDATE([.N248];[.O248]))" office:value-type="date" office:date-value="2019-10-18" calcext:value-type="date">
            <text:p>18/10/19</text:p>
          </table:table-cell>
          <table:table-cell table:style-name="ce995" table:formula="of:=IF(OR([.P248]&lt;TODAY(); [.P24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1116"/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</text:p>
            <text:p>DESERTO EM 2024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BALANÇA DE PESO MORTO</text:p>
          </table:table-cell>
          <table:table-cell table:style-name="ce1192" office:value-type="string" calcext:value-type="string">
            <text:p>AMETEK </text:p>
          </table:table-cell>
          <table:table-cell table:style-name="ce69" office:value-type="string" calcext:value-type="string">
            <text:p><text:span text:style-name="T2">HYDRAULIC DEADWEIGHT TESTER </text:span>DM-T-100/C</text:p>
          </table:table-cell>
          <table:table-cell table:style-name="ce69" office:value-type="string" calcext:value-type="string">
            <text:p>15000</text:p>
          </table:table-cell>
          <table:table-cell table:style-name="ce69" office:value-type="string" calcext:value-type="string">
            <text:p>PSI</text:p>
          </table:table-cell>
          <table:table-cell table:style-name="ce501" office:value-type="string" calcext:value-type="string">
            <text:p>CMASM-IDM-T48-271</text:p>
          </table:table-cell>
          <table:table-cell table:style-name="ce69" office:value-type="string" calcext:value-type="string">
            <text:p>100312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table:number-columns-repeated="3"/>
          <table:table-cell table:style-name="ce455" office:value-type="date" office:date-value="2017-04-04" calcext:value-type="date">
            <text:p>04/04/17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249]);DATE(2024;1;1);EDATE([.N249];[.O249]))" office:value-type="date" office:date-value="2019-04-04" calcext:value-type="date">
            <text:p>04/04/19</text:p>
          </table:table-cell>
          <table:table-cell table:style-name="ce995" table:formula="of:=IF(OR([.P249]&lt;TODAY(); [.P24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1116"/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</text:p>
            <text:p>DESERTO EM 2024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MEC</text:p>
          </table:table-cell>
          <table:table-cell table:style-name="ce1192" office:value-type="string" calcext:value-type="string">
            <text:p>MANÔMETRO ANALÓGICO</text:p>
          </table:table-cell>
          <table:table-cell table:style-name="ce1188"/>
          <table:table-cell table:style-name="ce1188" office:value-type="string" calcext:value-type="string">
            <text:p>GAUGE, (0-30 PSI)</text:p>
          </table:table-cell>
          <table:table-cell table:style-name="ce1188" office:value-type="float" office:value="30" calcext:value-type="float">
            <text:p>30</text:p>
          </table:table-cell>
          <table:table-cell table:style-name="ce69" office:value-type="string" calcext:value-type="string">
            <text:p>PSI</text:p>
          </table:table-cell>
          <table:table-cell table:style-name="ce1188" office:value-type="string" calcext:value-type="string">
            <text:p>CMASM-IDM-T48-187</text:p>
          </table:table-cell>
          <table:table-cell table:style-name="ce1188"/>
          <table:table-cell table:style-name="ce1188" office:value-type="string" calcext:value-type="string">
            <text:p>MK-48</text:p>
          </table:table-cell>
          <table:table-cell table:style-name="ce150"/>
          <table:table-cell table:style-name="ce443" office:value-type="date" office:date-value="2024-12-05" calcext:value-type="date">
            <text:p>05/12/24</text:p>
          </table:table-cell>
          <table:table-cell table:style-name="ce388" table:number-columns-repeated="2"/>
          <table:table-cell table:style-name="ce1406" office:value-type="date" office:date-value="2022-11-01" calcext:value-type="date">
            <text:p>01/11/22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250]);DATE(2024;1;1);EDATE([.N250];[.O250]))" office:value-type="date" office:date-value="2024-11-01" calcext:value-type="date">
            <text:p>01/11/24</text:p>
          </table:table-cell>
          <table:table-cell table:style-name="ce995" table:formula="of:=IF(OR([.P250]&lt;TODAY(); [.P25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1192" office:value-type="string" calcext:value-type="string">
            <text:p>CMASM</text:p>
          </table:table-cell>
          <table:table-cell table:style-name="ce1309" office:value-type="string" calcext:value-type="string">
            <text:p>MQT LOTE 02</text:p>
          </table:table-cell>
          <table:table-cell table:style-name="ce1066" office:value-type="currency" office:currency="BRL" office:value="90" calcext:value-type="currency">
            <text:p>R$ 90,00</text:p>
          </table:table-cell>
          <table:table-cell table:style-name="ce1188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ANÔMETRO ANALÓGICO</text:p>
          </table:table-cell>
          <table:table-cell table:style-name="ce1192"/>
          <table:table-cell table:style-name="ce69" office:value-type="string" calcext:value-type="string">
            <text:p>GAUGE, PRESSURE (0-200 PSI) ECP REQ</text:p>
          </table:table-cell>
          <table:table-cell table:style-name="ce69" office:value-type="string" calcext:value-type="string">
            <text:p>200 </text:p>
          </table:table-cell>
          <table:table-cell table:style-name="ce69" office:value-type="string" calcext:value-type="string">
            <text:p>PSI</text:p>
          </table:table-cell>
          <table:table-cell table:style-name="ce501" office:value-type="string" calcext:value-type="string">
            <text:p>CMASM-IDM-T48-189</text:p>
          </table:table-cell>
          <table:table-cell table:style-name="ce69" office:value-type="string" calcext:value-type="string">
            <text:p>012810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3-10-24" calcext:value-type="date">
            <text:p>24/10/23</text:p>
          </table:table-cell>
          <table:table-cell table:style-name="ce443" office:value-type="date" office:date-value="2023-10-25" calcext:value-type="date">
            <text:p>25/10/23</text:p>
          </table:table-cell>
          <table:table-cell table:style-name="ce369" office:value-type="date" office:date-value="2024-02-05" calcext:value-type="date">
            <text:p>05/02/24</text:p>
          </table:table-cell>
          <table:table-cell table:style-name="ce817" office:value-type="date" office:date-value="2023-11-16" calcext:value-type="date">
            <text:p>16/11/23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251]);DATE(2024;1;1);EDATE([.N251];[.O251]))" office:value-type="date" office:date-value="2025-11-16" calcext:value-type="date">
            <text:p>16/11/25</text:p>
          </table:table-cell>
          <table:table-cell table:style-name="ce995" table:formula="of:=IF(OR([.P251]&lt;TODAY(); [.P25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P-006376 </text:p>
          </table:table-cell>
          <table:table-cell table:style-name="ce534" office:value-type="string" calcext:value-type="string">
            <text:p>CMASM</text:p>
          </table:table-cell>
          <table:table-cell table:style-name="ce1309" office:value-type="string" calcext:value-type="string">
            <text:p>MQT LOTE 02 ???</text:p>
          </table:table-cell>
          <table:table-cell table:style-name="ce1066" office:value-type="currency" office:currency="BRL" office:value="90" calcext:value-type="currency">
            <text:p>R$ 90,00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MEC</text:p>
          </table:table-cell>
          <table:table-cell table:style-name="ce1192" office:value-type="string" calcext:value-type="string">
            <text:p>MANÔMETRO ANALÓGICO</text:p>
          </table:table-cell>
          <table:table-cell table:style-name="ce1188"/>
          <table:table-cell table:style-name="ce69" office:value-type="string" calcext:value-type="string">
            <text:p>GAUGE, (IN.Hg VAC 30-0-60 PSI)</text:p>
          </table:table-cell>
          <table:table-cell table:style-name="ce1188" office:value-type="float" office:value="60" calcext:value-type="float">
            <text:p>60</text:p>
          </table:table-cell>
          <table:table-cell table:style-name="ce1188"/>
          <table:table-cell table:style-name="ce1188" office:value-type="string" calcext:value-type="string">
            <text:p>CMASM-IDM-T48-194</text:p>
          </table:table-cell>
          <table:table-cell table:style-name="ce1188"/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443" office:value-type="date" office:date-value="2024-12-05" calcext:value-type="date">
            <text:p>05/12/24</text:p>
          </table:table-cell>
          <table:table-cell table:style-name="ce388" table:number-columns-repeated="2"/>
          <table:table-cell table:style-name="ce1406" office:value-type="date" office:date-value="2022-12-14" calcext:value-type="date">
            <text:p>14/12/22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252]);DATE(2024;1;1);EDATE([.N252];[.O252]))" office:value-type="date" office:date-value="2024-12-14" calcext:value-type="date">
            <text:p>14/12/24</text:p>
          </table:table-cell>
          <table:table-cell table:style-name="ce995" table:formula="of:=IF(OR([.P252]&lt;TODAY(); [.P25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1188" office:value-type="string" calcext:value-type="string">
            <text:p>CMASM</text:p>
          </table:table-cell>
          <table:table-cell table:style-name="ce1309" office:value-type="string" calcext:value-type="string">
            <text:p>MQT LOTE 02</text:p>
          </table:table-cell>
          <table:table-cell table:style-name="ce1066" office:value-type="currency" office:currency="BRL" office:value="90" calcext:value-type="currency">
            <text:p>R$ 90,00</text:p>
          </table:table-cell>
          <table:table-cell table:style-name="ce1188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ANÔMETRO ANALÓGICO</text:p>
          </table:table-cell>
          <table:table-cell table:style-name="ce1192"/>
          <table:table-cell table:style-name="ce69" office:value-type="string" calcext:value-type="string">
            <text:p>GAUGE, (0-30 PSI)</text:p>
          </table:table-cell>
          <table:table-cell table:style-name="ce1188" office:value-type="float" office:value="30" calcext:value-type="float">
            <text:p>30</text:p>
          </table:table-cell>
          <table:table-cell table:style-name="ce69" office:value-type="string" calcext:value-type="string">
            <text:p>PSI</text:p>
          </table:table-cell>
          <table:table-cell table:style-name="ce501" office:value-type="string" calcext:value-type="string">
            <text:p>CMASM-IDM-T48-239</text:p>
          </table:table-cell>
          <table:table-cell table:style-name="ce69"/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8-23" calcext:value-type="date">
            <text:p>23/08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455" office:value-type="date" office:date-value="2024-09-30" calcext:value-type="date">
            <text:p>30/09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253]);DATE(2024;1;1);EDATE([.N253];[.O253]))" office:value-type="date" office:date-value="2026-09-30" calcext:value-type="date">
            <text:p>30/09/26</text:p>
          </table:table-cell>
          <table:table-cell table:style-name="ce995" table:formula="of:=IF(OR([.P253]&lt;TODAY(); [.P253] = &quot;&quot;); &quot;DESCALIBRADO&quot;;&quot;CALIBRADO&quot;)" office:value-type="string" office:string-value="CALIBRADO" calcext:value-type="string">
            <text:p>CALIBRADO</text:p>
          </table:table-cell>
          <table:table-cell table:style-name="ce598" office:value-type="string" calcext:value-type="string">
            <text:p>MQT31145/24</text:p>
          </table:table-cell>
          <table:table-cell table:style-name="ce1192" office:value-type="string" calcext:value-type="string">
            <text:p>CMASM</text:p>
          </table:table-cell>
          <table:table-cell table:style-name="ce1309" office:value-type="string" calcext:value-type="string">
            <text:p>MQT LOTE 01</text:p>
          </table:table-cell>
          <table:table-cell table:style-name="ce1066" office:value-type="currency" office:currency="BRL" office:value="90" calcext:value-type="currency">
            <text:p>R$ 90,00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MEC</text:p>
          </table:table-cell>
          <table:table-cell table:style-name="ce1192" office:value-type="string" calcext:value-type="string">
            <text:p>MANÔMETRO ANALÓGICO</text:p>
          </table:table-cell>
          <table:table-cell table:style-name="ce1192"/>
          <table:table-cell table:style-name="ce1192" office:value-type="string" calcext:value-type="string">
            <text:p>GAUGE 2000 PSI </text:p>
          </table:table-cell>
          <table:table-cell table:style-name="ce69" office:value-type="string" calcext:value-type="string">
            <text:p>2000</text:p>
          </table:table-cell>
          <table:table-cell table:style-name="ce69" office:value-type="string" calcext:value-type="string">
            <text:p>PSI</text:p>
          </table:table-cell>
          <table:table-cell table:style-name="ce1192" office:value-type="string" calcext:value-type="string">
            <text:p>CMASM-IDM-T48-244</text:p>
          </table:table-cell>
          <table:table-cell table:style-name="ce1192"/>
          <table:table-cell table:style-name="ce1188" office:value-type="string" calcext:value-type="string">
            <text:p>MK-48</text:p>
          </table:table-cell>
          <table:table-cell table:style-name="ce150"/>
          <table:table-cell table:style-name="ce443" office:value-type="date" office:date-value="2024-12-05" calcext:value-type="date">
            <text:p>05/12/24</text:p>
          </table:table-cell>
          <table:table-cell table:style-name="ce443" table:number-columns-repeated="2"/>
          <table:table-cell table:style-name="ce1406" office:value-type="date" office:date-value="2022-11-03" calcext:value-type="date">
            <text:p>03/11/22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254]);DATE(2024;1;1);EDATE([.N254];[.O254]))" office:value-type="date" office:date-value="2024-11-03" calcext:value-type="date">
            <text:p>03/11/24</text:p>
          </table:table-cell>
          <table:table-cell table:style-name="ce995" table:formula="of:=IF(OR([.P254]&lt;TODAY(); [.P25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1192" office:value-type="string" calcext:value-type="string">
            <text:p>CMASM</text:p>
          </table:table-cell>
          <table:table-cell table:style-name="ce1309" office:value-type="string" calcext:value-type="string">
            <text:p>MQT LOTE 02</text:p>
          </table:table-cell>
          <table:table-cell table:style-name="ce1066" office:value-type="currency" office:currency="BRL" office:value="90" calcext:value-type="currency">
            <text:p>R$ 90,00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MEC</text:p>
          </table:table-cell>
          <table:table-cell table:style-name="ce1192" office:value-type="string" calcext:value-type="string">
            <text:p>MANÔMETRO ANALÓGICO</text:p>
          </table:table-cell>
          <table:table-cell table:style-name="ce1192"/>
          <table:table-cell table:style-name="ce1192" office:value-type="string" calcext:value-type="string">
            <text:p>GAUGE 2000 PSI </text:p>
          </table:table-cell>
          <table:table-cell table:style-name="ce69" office:value-type="string" calcext:value-type="string">
            <text:p>2000</text:p>
          </table:table-cell>
          <table:table-cell table:style-name="ce69" office:value-type="string" calcext:value-type="string">
            <text:p>PSI</text:p>
          </table:table-cell>
          <table:table-cell table:style-name="ce1192" office:value-type="string" calcext:value-type="string">
            <text:p>CMASM-IDM-T48-245</text:p>
          </table:table-cell>
          <table:table-cell table:style-name="ce1192"/>
          <table:table-cell table:style-name="ce1188" office:value-type="string" calcext:value-type="string">
            <text:p>MK-48</text:p>
          </table:table-cell>
          <table:table-cell table:style-name="ce150"/>
          <table:table-cell table:style-name="ce443" office:value-type="date" office:date-value="2024-08-23" calcext:value-type="date">
            <text:p>23/08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443" office:value-type="date" office:date-value="2024-09-30" calcext:value-type="date">
            <text:p>30/09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255]);DATE(2024;1;1);EDATE([.N255];[.O255]))" office:value-type="date" office:date-value="2026-09-30" calcext:value-type="date">
            <text:p>30/09/26</text:p>
          </table:table-cell>
          <table:table-cell table:style-name="ce995" table:formula="of:=IF(OR([.P255]&lt;TODAY(); [.P255] = &quot;&quot;); &quot;DESCALIBRADO&quot;;&quot;CALIBRADO&quot;)" office:value-type="string" office:string-value="CALIBRADO" calcext:value-type="string">
            <text:p>CALIBRADO</text:p>
          </table:table-cell>
          <table:table-cell table:style-name="ce598" office:value-type="string" calcext:value-type="string">
            <text:p>MQT31145/24</text:p>
          </table:table-cell>
          <table:table-cell table:style-name="ce1192" office:value-type="string" calcext:value-type="string">
            <text:p>CMASM</text:p>
          </table:table-cell>
          <table:table-cell table:style-name="ce1309" office:value-type="string" calcext:value-type="string">
            <text:p>MQT LOTE 01</text:p>
          </table:table-cell>
          <table:table-cell table:style-name="ce1066" office:value-type="currency" office:currency="BRL" office:value="90" calcext:value-type="currency">
            <text:p>R$ 90,00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3">
          <table:table-cell table:style-name="ce248" office:value-type="string" calcext:value-type="string">
            <text:p>MEC</text:p>
          </table:table-cell>
          <table:table-cell table:style-name="ce248" office:value-type="string" calcext:value-type="string">
            <text:p>MANÔMETRO ANALÓGICO</text:p>
          </table:table-cell>
          <table:table-cell table:style-name="ce248"/>
          <table:table-cell table:style-name="ce277" office:value-type="string" calcext:value-type="string">
            <text:p>GAUGE 2000 PSI</text:p>
          </table:table-cell>
          <table:table-cell table:style-name="ce277" office:value-type="string" calcext:value-type="string">
            <text:p>2000</text:p>
          </table:table-cell>
          <table:table-cell table:style-name="ce277" office:value-type="string" calcext:value-type="string">
            <text:p>PSI</text:p>
          </table:table-cell>
          <table:table-cell table:style-name="ce508" office:value-type="string" calcext:value-type="string">
            <text:p>CMASM-IDM-T48-247</text:p>
          </table:table-cell>
          <table:table-cell table:style-name="ce277"/>
          <table:table-cell table:style-name="ce204" office:value-type="string" calcext:value-type="string">
            <text:p>MK-48</text:p>
          </table:table-cell>
          <table:table-cell table:style-name="ce461"/>
          <table:table-cell table:style-name="ce497" office:value-type="date" office:date-value="2023-10-23" calcext:value-type="date">
            <text:p>23/10/23</text:p>
          </table:table-cell>
          <table:table-cell table:style-name="ce497" office:value-type="date" office:date-value="2023-10-25" calcext:value-type="date">
            <text:p>25/10/23</text:p>
          </table:table-cell>
          <table:table-cell table:style-name="ce539" office:value-type="date" office:date-value="2024-02-05" calcext:value-type="date">
            <text:p>05/02/24</text:p>
          </table:table-cell>
          <table:table-cell table:style-name="ce1006" office:value-type="date" office:date-value="2024-01-23" calcext:value-type="date">
            <text:p>23/01/24</text:p>
          </table:table-cell>
          <table:table-cell table:style-name="ce421" office:value-type="float" office:value="24" calcext:value-type="float">
            <text:p>24</text:p>
          </table:table-cell>
          <table:table-cell table:style-name="ce487" table:formula="of:=IF(ISBLANK([.N256]);DATE(2024;1;1);EDATE([.N256];[.O256]))" office:value-type="date" office:date-value="2026-01-23" calcext:value-type="date">
            <text:p>23/01/26</text:p>
          </table:table-cell>
          <table:table-cell table:style-name="ce524" table:formula="of:=IF(OR([.P256]&lt;TODAY(); [.P256] = &quot;&quot;); &quot;DESCALIBRADO&quot;;&quot;CALIBRADO&quot;)" office:value-type="string" office:string-value="CALIBRADO" calcext:value-type="string">
            <text:p>CALIBRADO</text:p>
          </table:table-cell>
          <table:table-cell table:style-name="ce1220" office:value-type="string" calcext:value-type="string">
            <text:p>P-006423</text:p>
          </table:table-cell>
          <table:table-cell table:style-name="ce248" office:value-type="string" calcext:value-type="string">
            <text:p>CMASM</text:p>
          </table:table-cell>
          <table:table-cell table:style-name="ce1084" office:value-type="string" calcext:value-type="string">
            <text:p>NAO CALIBRAR EM 2024</text:p>
          </table:table-cell>
          <table:table-cell table:style-name="ce1373" office:value-type="currency" office:currency="BRL" office:value="90" calcext:value-type="currency">
            <text:p>R$ 90,00</text:p>
          </table:table-cell>
          <table:table-cell table:style-name="ce248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3">
          <table:table-cell table:style-name="ce248" office:value-type="string" calcext:value-type="string">
            <text:p>MEC</text:p>
          </table:table-cell>
          <table:table-cell table:style-name="ce248" office:value-type="string" calcext:value-type="string">
            <text:p>MANÔMETRO ANALÓGICO</text:p>
          </table:table-cell>
          <table:table-cell table:style-name="ce248"/>
          <table:table-cell table:style-name="ce277" office:value-type="string" calcext:value-type="string">
            <text:p>GAUGE 2000 PSI</text:p>
          </table:table-cell>
          <table:table-cell table:style-name="ce277" office:value-type="string" calcext:value-type="string">
            <text:p>2000</text:p>
          </table:table-cell>
          <table:table-cell table:style-name="ce277" office:value-type="string" calcext:value-type="string">
            <text:p>PSI</text:p>
          </table:table-cell>
          <table:table-cell table:style-name="ce508" office:value-type="string" calcext:value-type="string">
            <text:p>CMASM-IDM-T48-248</text:p>
          </table:table-cell>
          <table:table-cell table:style-name="ce277"/>
          <table:table-cell table:style-name="ce204" office:value-type="string" calcext:value-type="string">
            <text:p>MK-48</text:p>
          </table:table-cell>
          <table:table-cell table:style-name="ce461"/>
          <table:table-cell table:style-name="ce497" office:value-type="date" office:date-value="2023-10-23" calcext:value-type="date">
            <text:p>23/10/23</text:p>
          </table:table-cell>
          <table:table-cell table:style-name="ce497" office:value-type="date" office:date-value="2023-10-25" calcext:value-type="date">
            <text:p>25/10/23</text:p>
          </table:table-cell>
          <table:table-cell table:style-name="ce539" office:value-type="date" office:date-value="2024-02-05" calcext:value-type="date">
            <text:p>05/02/24</text:p>
          </table:table-cell>
          <table:table-cell table:style-name="ce1006" office:value-type="date" office:date-value="2024-01-23" calcext:value-type="date">
            <text:p>23/01/24</text:p>
          </table:table-cell>
          <table:table-cell table:style-name="ce421" office:value-type="float" office:value="24" calcext:value-type="float">
            <text:p>24</text:p>
          </table:table-cell>
          <table:table-cell table:style-name="ce487" table:formula="of:=IF(ISBLANK([.N257]);DATE(2024;1;1);EDATE([.N257];[.O257]))" office:value-type="date" office:date-value="2026-01-23" calcext:value-type="date">
            <text:p>23/01/26</text:p>
          </table:table-cell>
          <table:table-cell table:style-name="ce524" table:formula="of:=IF(OR([.P257]&lt;TODAY(); [.P257] = &quot;&quot;); &quot;DESCALIBRADO&quot;;&quot;CALIBRADO&quot;)" office:value-type="string" office:string-value="CALIBRADO" calcext:value-type="string">
            <text:p>CALIBRADO</text:p>
          </table:table-cell>
          <table:table-cell table:style-name="ce1220" office:value-type="string" calcext:value-type="string">
            <text:p>P-006422</text:p>
          </table:table-cell>
          <table:table-cell table:style-name="ce248" office:value-type="string" calcext:value-type="string">
            <text:p>CMASM</text:p>
          </table:table-cell>
          <table:table-cell table:style-name="ce1084" office:value-type="string" calcext:value-type="string">
            <text:p>NAO CALIBRAR EM 2024</text:p>
          </table:table-cell>
          <table:table-cell table:style-name="ce1373" office:value-type="currency" office:currency="BRL" office:value="90" calcext:value-type="currency">
            <text:p>R$ 90,00</text:p>
          </table:table-cell>
          <table:table-cell table:style-name="ce248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ANÔMETRO ANALÓGICO</text:p>
          </table:table-cell>
          <table:table-cell table:style-name="ce1192"/>
          <table:table-cell table:style-name="ce69" office:value-type="string" calcext:value-type="string">
            <text:p>GAUGE 1500 PSI</text:p>
          </table:table-cell>
          <table:table-cell table:style-name="ce69" office:value-type="string" calcext:value-type="string">
            <text:p>1500</text:p>
          </table:table-cell>
          <table:table-cell table:style-name="ce69" office:value-type="string" calcext:value-type="string">
            <text:p>PSI</text:p>
          </table:table-cell>
          <table:table-cell table:style-name="ce501" office:value-type="string" calcext:value-type="string">
            <text:p>CMASM-IDM-T48-249</text:p>
          </table:table-cell>
          <table:table-cell table:style-name="ce69"/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8-23" calcext:value-type="date">
            <text:p>23/08/24</text:p>
          </table:table-cell>
          <table:table-cell table:style-name="ce443" office:value-type="date" office:date-value="2024-10-18" calcext:value-type="date">
            <text:p>18/10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455" office:value-type="date" office:date-value="2024-10-01" calcext:value-type="date">
            <text:p>01/10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258]);DATE(2024;1;1);EDATE([.N258];[.O258]))" office:value-type="date" office:date-value="2026-10-01" calcext:value-type="date">
            <text:p>01/10/26</text:p>
          </table:table-cell>
          <table:table-cell table:style-name="ce995" table:formula="of:=IF(OR([.P258]&lt;TODAY(); [.P258] = &quot;&quot;); &quot;DESCALIBRADO&quot;;&quot;CALIBRADO&quot;)" office:value-type="string" office:string-value="CALIBRADO" calcext:value-type="string">
            <text:p>CALIBRADO</text:p>
          </table:table-cell>
          <table:table-cell table:style-name="ce598" office:value-type="string" calcext:value-type="string">
            <text:p>MQT31148/24</text:p>
          </table:table-cell>
          <table:table-cell table:style-name="ce1192" office:value-type="string" calcext:value-type="string">
            <text:p>CMASM</text:p>
          </table:table-cell>
          <table:table-cell table:style-name="ce1309" office:value-type="string" calcext:value-type="string">
            <text:p>MQT LOTE 01</text:p>
          </table:table-cell>
          <table:table-cell table:style-name="ce1066" office:value-type="currency" office:currency="BRL" office:value="90" calcext:value-type="currency">
            <text:p>R$ 90,00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ANÔMETRO ANALÓGICO</text:p>
          </table:table-cell>
          <table:table-cell table:style-name="ce1192"/>
          <table:table-cell table:style-name="ce69" office:value-type="string" calcext:value-type="string">
            <text:p>GAUGE 100 PSI</text:p>
          </table:table-cell>
          <table:table-cell table:style-name="ce69" office:value-type="string" calcext:value-type="string">
            <text:p>100</text:p>
          </table:table-cell>
          <table:table-cell table:style-name="ce69" office:value-type="string" calcext:value-type="string">
            <text:p>PSI</text:p>
          </table:table-cell>
          <table:table-cell table:style-name="ce501" office:value-type="string" calcext:value-type="string">
            <text:p>CMASM-IDM-T48-251</text:p>
          </table:table-cell>
          <table:table-cell table:style-name="ce1321"/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12-05" calcext:value-type="date">
            <text:p>05/12/24</text:p>
          </table:table-cell>
          <table:table-cell table:style-name="ce443" table:number-columns-repeated="2"/>
          <table:table-cell table:style-name="ce1406" office:value-type="date" office:date-value="2022-11-01" calcext:value-type="date">
            <text:p>01/11/22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259]);DATE(2024;1;1);EDATE([.N259];[.O259]))" office:value-type="date" office:date-value="2024-11-01" calcext:value-type="date">
            <text:p>01/11/24</text:p>
          </table:table-cell>
          <table:table-cell table:style-name="ce995" table:formula="of:=IF(OR([.P259]&lt;TODAY(); [.P25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1192" office:value-type="string" calcext:value-type="string">
            <text:p>CMASM</text:p>
          </table:table-cell>
          <table:table-cell table:style-name="ce1309" office:value-type="string" calcext:value-type="string">
            <text:p>MQT LOTE 02</text:p>
          </table:table-cell>
          <table:table-cell table:style-name="ce1066" office:value-type="currency" office:currency="BRL" office:value="90" calcext:value-type="currency">
            <text:p>R$ 90,00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ANÔMETRO ANALÓGICO</text:p>
          </table:table-cell>
          <table:table-cell table:style-name="ce1192"/>
          <table:table-cell table:style-name="ce69" office:value-type="string" calcext:value-type="string">
            <text:p>GAUGE 100 PSI</text:p>
          </table:table-cell>
          <table:table-cell table:style-name="ce69" office:value-type="string" calcext:value-type="string">
            <text:p>100</text:p>
          </table:table-cell>
          <table:table-cell table:style-name="ce69" office:value-type="string" calcext:value-type="string">
            <text:p>PSI</text:p>
          </table:table-cell>
          <table:table-cell table:style-name="ce509" office:value-type="string" calcext:value-type="string">
            <text:p>CMASM-IDM-T48-252</text:p>
          </table:table-cell>
          <table:table-cell table:style-name="ce1321"/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12-05" calcext:value-type="date">
            <text:p>05/12/24</text:p>
          </table:table-cell>
          <table:table-cell table:style-name="ce443" table:number-columns-repeated="2"/>
          <table:table-cell table:style-name="ce1406" office:value-type="date" office:date-value="2019-11-20" calcext:value-type="date">
            <text:p>20/11/19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260]);DATE(2024;1;1);EDATE([.N260];[.O260]))" office:value-type="date" office:date-value="2021-11-20" calcext:value-type="date">
            <text:p>20/11/21</text:p>
          </table:table-cell>
          <table:table-cell table:style-name="ce995" table:formula="of:=IF(OR([.P260]&lt;TODAY(); [.P26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1192" office:value-type="string" calcext:value-type="string">
            <text:p>CMASM</text:p>
          </table:table-cell>
          <table:table-cell table:style-name="ce1309" office:value-type="string" calcext:value-type="string">
            <text:p>MQT LOTE 02</text:p>
          </table:table-cell>
          <table:table-cell table:style-name="ce1066" office:value-type="currency" office:currency="BRL" office:value="90" calcext:value-type="currency">
            <text:p>R$ 90,00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ANÔMETRO ANALÓGICO</text:p>
          </table:table-cell>
          <table:table-cell table:style-name="ce1192"/>
          <table:table-cell table:style-name="ce69" office:value-type="string" calcext:value-type="string">
            <text:p>GAUGE 100 PSI</text:p>
          </table:table-cell>
          <table:table-cell table:style-name="ce69" office:value-type="string" calcext:value-type="string">
            <text:p>100</text:p>
          </table:table-cell>
          <table:table-cell table:style-name="ce69" office:value-type="string" calcext:value-type="string">
            <text:p>PSI</text:p>
          </table:table-cell>
          <table:table-cell table:style-name="ce501" office:value-type="string" calcext:value-type="string">
            <text:p>CMASM-IDM-T48-253</text:p>
          </table:table-cell>
          <table:table-cell table:style-name="ce1321"/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8-23" calcext:value-type="date">
            <text:p>23/08/24</text:p>
          </table:table-cell>
          <table:table-cell table:style-name="ce443" office:value-type="date" office:date-value="2024-10-18" calcext:value-type="date">
            <text:p>18/10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1406" office:value-type="date" office:date-value="2024-10-01" calcext:value-type="date">
            <text:p>01/10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261]);DATE(2024;1;1);EDATE([.N261];[.O261]))" office:value-type="date" office:date-value="2026-10-01" calcext:value-type="date">
            <text:p>01/10/26</text:p>
          </table:table-cell>
          <table:table-cell table:style-name="ce995" table:formula="of:=IF(OR([.P261]&lt;TODAY(); [.P261] = &quot;&quot;); &quot;DESCALIBRADO&quot;;&quot;CALIBRADO&quot;)" office:value-type="string" office:string-value="CALIBRADO" calcext:value-type="string">
            <text:p>CALIBRADO</text:p>
          </table:table-cell>
          <table:table-cell table:style-name="ce598" office:value-type="string" calcext:value-type="string">
            <text:p>MQT31149/24 </text:p>
          </table:table-cell>
          <table:table-cell table:style-name="ce1192" office:value-type="string" calcext:value-type="string">
            <text:p>CMASM</text:p>
          </table:table-cell>
          <table:table-cell table:style-name="ce1309" office:value-type="string" calcext:value-type="string">
            <text:p>MQT LOTE 01</text:p>
          </table:table-cell>
          <table:table-cell table:style-name="ce1066" office:value-type="currency" office:currency="BRL" office:value="90" calcext:value-type="currency">
            <text:p>R$ 90,00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ANÔMETRO ANALÓGICO</text:p>
          </table:table-cell>
          <table:table-cell table:style-name="ce1192"/>
          <table:table-cell table:style-name="ce69" office:value-type="string" calcext:value-type="string">
            <text:p>GAUGE 100 PSI</text:p>
          </table:table-cell>
          <table:table-cell table:style-name="ce69" office:value-type="string" calcext:value-type="string">
            <text:p>100</text:p>
          </table:table-cell>
          <table:table-cell table:style-name="ce69" office:value-type="string" calcext:value-type="string">
            <text:p>PSI</text:p>
          </table:table-cell>
          <table:table-cell table:style-name="ce501" office:value-type="string" calcext:value-type="string">
            <text:p>CMASM-IDM-T48-254</text:p>
          </table:table-cell>
          <table:table-cell table:style-name="ce1321"/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8-23" calcext:value-type="date">
            <text:p>23/08/24</text:p>
          </table:table-cell>
          <table:table-cell table:style-name="ce443" office:value-type="date" office:date-value="2024-10-18" calcext:value-type="date">
            <text:p>18/10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1406" office:value-type="date" office:date-value="2024-10-01" calcext:value-type="date">
            <text:p>01/10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262]);DATE(2024;1;1);EDATE([.N262];[.O262]))" office:value-type="date" office:date-value="2026-10-01" calcext:value-type="date">
            <text:p>01/10/26</text:p>
          </table:table-cell>
          <table:table-cell table:style-name="ce995" table:formula="of:=IF(OR([.P262]&lt;TODAY(); [.P262] = &quot;&quot;); &quot;DESCALIBRADO&quot;;&quot;CALIBRADO&quot;)" office:value-type="string" office:string-value="CALIBRADO" calcext:value-type="string">
            <text:p>CALIBRADO</text:p>
          </table:table-cell>
          <table:table-cell table:style-name="ce598" office:value-type="string" calcext:value-type="string">
            <text:p>MQT31151/24 </text:p>
          </table:table-cell>
          <table:table-cell table:style-name="ce1192" office:value-type="string" calcext:value-type="string">
            <text:p>CMASM</text:p>
          </table:table-cell>
          <table:table-cell table:style-name="ce1309" office:value-type="string" calcext:value-type="string">
            <text:p>MQT LOTE 01</text:p>
          </table:table-cell>
          <table:table-cell table:style-name="ce1066" office:value-type="currency" office:currency="BRL" office:value="90" calcext:value-type="currency">
            <text:p>R$ 90,00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MEC</text:p>
          </table:table-cell>
          <table:table-cell table:style-name="ce1192" office:value-type="string" calcext:value-type="string">
            <text:p>MANÔMETRO ANALÓGICO</text:p>
          </table:table-cell>
          <table:table-cell table:style-name="ce1188"/>
          <table:table-cell table:style-name="ce1188" office:value-type="string" calcext:value-type="string">
            <text:p>GAUGE 30 PSI</text:p>
          </table:table-cell>
          <table:table-cell table:style-name="ce1188" office:value-type="float" office:value="30" calcext:value-type="float">
            <text:p>30</text:p>
          </table:table-cell>
          <table:table-cell table:style-name="ce69" office:value-type="string" calcext:value-type="string">
            <text:p>PSI</text:p>
          </table:table-cell>
          <table:table-cell table:style-name="ce1188" office:value-type="string" calcext:value-type="string">
            <text:p>CMASM-IDM-T48-255</text:p>
          </table:table-cell>
          <table:table-cell table:style-name="ce1188"/>
          <table:table-cell table:style-name="ce1188" office:value-type="string" calcext:value-type="string">
            <text:p>MK-48</text:p>
          </table:table-cell>
          <table:table-cell table:style-name="ce150"/>
          <table:table-cell table:style-name="ce443" office:value-type="date" office:date-value="2024-08-23" calcext:value-type="date">
            <text:p>23/08/24</text:p>
          </table:table-cell>
          <table:table-cell table:style-name="ce388" office:value-type="string" calcext:value-type="string">
            <text:p>18/1024</text:p>
          </table:table-cell>
          <table:table-cell table:style-name="ce1203" office:value-type="date" office:date-value="2024-10-16" calcext:value-type="date">
            <text:p>16/10/24</text:p>
          </table:table-cell>
          <table:table-cell table:style-name="ce1406" office:value-type="date" office:date-value="2024-10-01" calcext:value-type="date">
            <text:p>01/10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263]);DATE(2024;1;1);EDATE([.N263];[.O263]))" office:value-type="date" office:date-value="2026-10-01" calcext:value-type="date">
            <text:p>01/10/26</text:p>
          </table:table-cell>
          <table:table-cell table:style-name="ce995" table:formula="of:=IF(OR([.P263]&lt;TODAY(); [.P263] = &quot;&quot;); &quot;DESCALIBRADO&quot;;&quot;CALIBRADO&quot;)" office:value-type="string" office:string-value="CALIBRADO" calcext:value-type="string">
            <text:p>CALIBRADO</text:p>
          </table:table-cell>
          <table:table-cell table:style-name="ce598" office:value-type="string" calcext:value-type="string">
            <text:p>MQT31152/24</text:p>
          </table:table-cell>
          <table:table-cell table:style-name="ce1192" office:value-type="string" calcext:value-type="string">
            <text:p>CMASM</text:p>
          </table:table-cell>
          <table:table-cell table:style-name="ce1309" office:value-type="string" calcext:value-type="string">
            <text:p>MQT LOTE 01</text:p>
          </table:table-cell>
          <table:table-cell table:style-name="ce1066" office:value-type="currency" office:currency="BRL" office:value="90" calcext:value-type="currency">
            <text:p>R$ 90,00</text:p>
          </table:table-cell>
          <table:table-cell table:style-name="ce1188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MEC</text:p>
          </table:table-cell>
          <table:table-cell table:style-name="ce1192" office:value-type="string" calcext:value-type="string">
            <text:p>MANÔMETRO ANALÓGICO</text:p>
          </table:table-cell>
          <table:table-cell table:style-name="ce1188"/>
          <table:table-cell table:style-name="ce69" office:value-type="string" calcext:value-type="string">
            <text:p>GAUGE 160 PSI</text:p>
          </table:table-cell>
          <table:table-cell table:style-name="ce69" office:value-type="string" calcext:value-type="string">
            <text:p>160</text:p>
          </table:table-cell>
          <table:table-cell table:style-name="ce69" office:value-type="string" calcext:value-type="string">
            <text:p>PSI</text:p>
          </table:table-cell>
          <table:table-cell table:style-name="ce1188" office:value-type="string" calcext:value-type="string">
            <text:p>CMASM-IDM-T48-257</text:p>
          </table:table-cell>
          <table:table-cell table:style-name="ce1188"/>
          <table:table-cell table:style-name="ce1188" office:value-type="string" calcext:value-type="string">
            <text:p>MK-48</text:p>
          </table:table-cell>
          <table:table-cell table:style-name="ce150"/>
          <table:table-cell table:style-name="ce443" office:value-type="date" office:date-value="2024-12-05" calcext:value-type="date">
            <text:p>05/12/24</text:p>
          </table:table-cell>
          <table:table-cell table:style-name="ce388" table:number-columns-repeated="2"/>
          <table:table-cell table:style-name="ce1406" office:value-type="date" office:date-value="2019-05-29" calcext:value-type="date">
            <text:p>29/05/19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264]);DATE(2024;1;1);EDATE([.N264];[.O264]))" office:value-type="date" office:date-value="2021-05-29" calcext:value-type="date">
            <text:p>29/05/21</text:p>
          </table:table-cell>
          <table:table-cell table:style-name="ce995" table:formula="of:=IF(OR([.P264]&lt;TODAY(); [.P26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1192" office:value-type="string" calcext:value-type="string">
            <text:p>CMASM</text:p>
          </table:table-cell>
          <table:table-cell table:style-name="ce1309" office:value-type="string" calcext:value-type="string">
            <text:p>MQT LOTE 02</text:p>
          </table:table-cell>
          <table:table-cell table:style-name="ce1066" office:value-type="currency" office:currency="BRL" office:value="90" calcext:value-type="currency">
            <text:p>R$ 90,00</text:p>
          </table:table-cell>
          <table:table-cell table:style-name="ce1188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MEC</text:p>
          </table:table-cell>
          <table:table-cell table:style-name="ce1192" office:value-type="string" calcext:value-type="string">
            <text:p>MANÔMETRO ANALÓGICO</text:p>
          </table:table-cell>
          <table:table-cell table:style-name="ce1188"/>
          <table:table-cell table:style-name="ce1188" office:value-type="string" calcext:value-type="string">
            <text:p>GAUGE 2000 PSI</text:p>
          </table:table-cell>
          <table:table-cell table:style-name="ce1188" table:number-columns-repeated="2"/>
          <table:table-cell table:style-name="ce1188" office:value-type="string" calcext:value-type="string">
            <text:p>CMASM-IDM-T48-258</text:p>
          </table:table-cell>
          <table:table-cell table:style-name="ce1188"/>
          <table:table-cell table:style-name="ce1188" office:value-type="string" calcext:value-type="string">
            <text:p>MK-48</text:p>
          </table:table-cell>
          <table:table-cell table:style-name="ce150"/>
          <table:table-cell table:style-name="ce443" office:value-type="date" office:date-value="2024-12-05" calcext:value-type="date">
            <text:p>05/12/24</text:p>
          </table:table-cell>
          <table:table-cell table:style-name="ce388" table:number-columns-repeated="2"/>
          <table:table-cell table:style-name="ce1406" office:value-type="date" office:date-value="2022-11-03" calcext:value-type="date">
            <text:p>03/11/22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265]);DATE(2024;1;1);EDATE([.N265];[.O265]))" office:value-type="date" office:date-value="2024-11-03" calcext:value-type="date">
            <text:p>03/11/24</text:p>
          </table:table-cell>
          <table:table-cell table:style-name="ce995" table:formula="of:=IF(OR([.P265]&lt;TODAY(); [.P26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1192" office:value-type="string" calcext:value-type="string">
            <text:p>CMASM</text:p>
          </table:table-cell>
          <table:table-cell table:style-name="ce1309" office:value-type="string" calcext:value-type="string">
            <text:p>MQT LOTE 02</text:p>
          </table:table-cell>
          <table:table-cell table:style-name="ce1066" office:value-type="currency" office:currency="BRL" office:value="90" calcext:value-type="currency">
            <text:p>R$ 90,00</text:p>
          </table:table-cell>
          <table:table-cell table:style-name="ce1188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MEC</text:p>
          </table:table-cell>
          <table:table-cell table:style-name="ce1192" office:value-type="string" calcext:value-type="string">
            <text:p>MANÔMETRO ANALÓGICO</text:p>
          </table:table-cell>
          <table:table-cell table:style-name="ce1188"/>
          <table:table-cell table:style-name="ce1188" office:value-type="string" calcext:value-type="string">
            <text:p>GAUGE ASSEMBLY (0-3000 PSIG) </text:p>
          </table:table-cell>
          <table:table-cell table:style-name="ce1188" office:value-type="float" office:value="3000" calcext:value-type="float">
            <text:p>3000</text:p>
          </table:table-cell>
          <table:table-cell table:style-name="ce69" office:value-type="string" calcext:value-type="string">
            <text:p>PSI</text:p>
          </table:table-cell>
          <table:table-cell table:style-name="ce1188" office:value-type="string" calcext:value-type="string">
            <text:p>CMASM-IDM-T48-260</text:p>
          </table:table-cell>
          <table:table-cell table:style-name="ce1321" office:value-type="string" calcext:value-type="string">
            <text:p>CM-131808</text:p>
          </table:table-cell>
          <table:table-cell table:style-name="ce1188" office:value-type="string" calcext:value-type="string">
            <text:p>MK-48</text:p>
          </table:table-cell>
          <table:table-cell table:style-name="ce150"/>
          <table:table-cell table:style-name="ce443" office:value-type="date" office:date-value="2024-12-05" calcext:value-type="date">
            <text:p>05/12/24</text:p>
          </table:table-cell>
          <table:table-cell table:style-name="ce388" table:number-columns-repeated="2"/>
          <table:table-cell table:style-name="ce1406" office:value-type="date" office:date-value="2022-11-30" calcext:value-type="date">
            <text:p>30/11/22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266]);DATE(2024;1;1);EDATE([.N266];[.O266]))" office:value-type="date" office:date-value="2024-11-30" calcext:value-type="date">
            <text:p>30/11/24</text:p>
          </table:table-cell>
          <table:table-cell table:style-name="ce995" table:formula="of:=IF(OR([.P266]&lt;TODAY(); [.P26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1192" office:value-type="string" calcext:value-type="string">
            <text:p>CMASM</text:p>
          </table:table-cell>
          <table:table-cell table:style-name="ce1309" office:value-type="string" calcext:value-type="string">
            <text:p>MQT LOTE 02</text:p>
          </table:table-cell>
          <table:table-cell table:style-name="ce1066" office:value-type="currency" office:currency="BRL" office:value="90" calcext:value-type="currency">
            <text:p>R$ 90,00</text:p>
          </table:table-cell>
          <table:table-cell table:style-name="ce1188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MEC</text:p>
          </table:table-cell>
          <table:table-cell table:style-name="ce1192" office:value-type="string" calcext:value-type="string">
            <text:p>MANÔMETRO ANALÓGICO</text:p>
          </table:table-cell>
          <table:table-cell table:style-name="ce1188"/>
          <table:table-cell table:style-name="ce1188" office:value-type="string" calcext:value-type="string">
            <text:p>GAUGE ASSEMBLY (0-3000 PSIG) </text:p>
          </table:table-cell>
          <table:table-cell table:style-name="ce1188" office:value-type="float" office:value="3000" calcext:value-type="float">
            <text:p>3000</text:p>
          </table:table-cell>
          <table:table-cell table:style-name="ce69" office:value-type="string" calcext:value-type="string">
            <text:p>PSI</text:p>
          </table:table-cell>
          <table:table-cell table:style-name="ce1188" office:value-type="string" calcext:value-type="string">
            <text:p>CMASM-IDM-T48-261</text:p>
          </table:table-cell>
          <table:table-cell table:style-name="ce1321" office:value-type="string" calcext:value-type="string">
            <text:p>CM-131840</text:p>
          </table:table-cell>
          <table:table-cell table:style-name="ce1188" office:value-type="string" calcext:value-type="string">
            <text:p>MK-48</text:p>
          </table:table-cell>
          <table:table-cell table:style-name="ce150"/>
          <table:table-cell table:style-name="ce443" office:value-type="date" office:date-value="2024-08-23" calcext:value-type="date">
            <text:p>23/08/24</text:p>
          </table:table-cell>
          <table:table-cell table:style-name="ce388" office:value-type="date" office:date-value="2024-10-18" calcext:value-type="date">
            <text:p>18/10/24</text:p>
          </table:table-cell>
          <table:table-cell table:style-name="ce1203" office:value-type="date" office:date-value="2024-10-16" calcext:value-type="date">
            <text:p>16/10/24</text:p>
          </table:table-cell>
          <table:table-cell table:style-name="ce1406" office:value-type="date" office:date-value="2024-10-01" calcext:value-type="date">
            <text:p>01/10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267]);DATE(2024;1;1);EDATE([.N267];[.O267]))" office:value-type="date" office:date-value="2026-10-01" calcext:value-type="date">
            <text:p>01/10/26</text:p>
          </table:table-cell>
          <table:table-cell table:style-name="ce995" table:formula="of:=IF(OR([.P267]&lt;TODAY(); [.P267] = &quot;&quot;); &quot;DESCALIBRADO&quot;;&quot;CALIBRADO&quot;)" office:value-type="string" office:string-value="CALIBRADO" calcext:value-type="string">
            <text:p>CALIBRADO</text:p>
          </table:table-cell>
          <table:table-cell table:style-name="ce598" office:value-type="string" calcext:value-type="string">
            <text:p>MQT31205/24 </text:p>
          </table:table-cell>
          <table:table-cell table:style-name="ce1192" office:value-type="string" calcext:value-type="string">
            <text:p>CMASM</text:p>
          </table:table-cell>
          <table:table-cell table:style-name="ce1309" office:value-type="string" calcext:value-type="string">
            <text:p>MQT LOTE 01</text:p>
          </table:table-cell>
          <table:table-cell table:style-name="ce1066" office:value-type="currency" office:currency="BRL" office:value="90" calcext:value-type="currency">
            <text:p>R$ 90,00</text:p>
          </table:table-cell>
          <table:table-cell table:style-name="ce1188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MEC</text:p>
          </table:table-cell>
          <table:table-cell table:style-name="ce1192" office:value-type="string" calcext:value-type="string">
            <text:p>MANÔMETRO ANALÓGICO</text:p>
          </table:table-cell>
          <table:table-cell table:style-name="ce1188"/>
          <table:table-cell table:style-name="ce69" office:value-type="string" calcext:value-type="string">
            <text:p>GAUGE, (30-0-30 PSI)</text:p>
          </table:table-cell>
          <table:table-cell table:style-name="ce1188" office:value-type="float" office:value="30" calcext:value-type="float">
            <text:p>30</text:p>
          </table:table-cell>
          <table:table-cell table:style-name="ce69" office:value-type="string" calcext:value-type="string">
            <text:p>PSI</text:p>
          </table:table-cell>
          <table:table-cell table:style-name="ce1188" office:value-type="string" calcext:value-type="string">
            <text:p>CMASM-IDM-T48-265</text:p>
          </table:table-cell>
          <table:table-cell table:style-name="ce1321" office:value-type="string" calcext:value-type="string">
            <text:p>KR01833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443" office:value-type="date" office:date-value="2024-12-05" calcext:value-type="date">
            <text:p>05/12/24</text:p>
          </table:table-cell>
          <table:table-cell table:style-name="ce388" table:number-columns-repeated="2"/>
          <table:table-cell table:style-name="ce1406" office:value-type="date" office:date-value="2022-11-01" calcext:value-type="date">
            <text:p>01/11/22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268]);DATE(2024;1;1);EDATE([.N268];[.O268]))" office:value-type="date" office:date-value="2024-11-01" calcext:value-type="date">
            <text:p>01/11/24</text:p>
          </table:table-cell>
          <table:table-cell table:style-name="ce995" table:formula="of:=IF(OR([.P268]&lt;TODAY(); [.P26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1192" office:value-type="string" calcext:value-type="string">
            <text:p>CMASM</text:p>
          </table:table-cell>
          <table:table-cell table:style-name="ce1309" office:value-type="string" calcext:value-type="string">
            <text:p>MQT LOTE 02</text:p>
          </table:table-cell>
          <table:table-cell table:style-name="ce1066" office:value-type="currency" office:currency="BRL" office:value="90" calcext:value-type="currency">
            <text:p>R$ 90,00</text:p>
          </table:table-cell>
          <table:table-cell table:style-name="ce1188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MEC</text:p>
          </table:table-cell>
          <table:table-cell table:style-name="ce1192" office:value-type="string" calcext:value-type="string">
            <text:p>MANÔMETRO ANALÓGICO</text:p>
          </table:table-cell>
          <table:table-cell table:style-name="ce1188"/>
          <table:table-cell table:style-name="ce1188" office:value-type="string" calcext:value-type="string">
            <text:p>GAUGE <text:s/>300 PSI </text:p>
          </table:table-cell>
          <table:table-cell table:style-name="ce1188" office:value-type="float" office:value="300" calcext:value-type="float">
            <text:p>300</text:p>
          </table:table-cell>
          <table:table-cell table:style-name="ce69" office:value-type="string" calcext:value-type="string">
            <text:p>PSI</text:p>
          </table:table-cell>
          <table:table-cell table:style-name="ce1188" office:value-type="string" calcext:value-type="string">
            <text:p>CMASM-IDM-T48-278</text:p>
          </table:table-cell>
          <table:table-cell table:style-name="ce1188"/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443" office:value-type="date" office:date-value="2024-12-05" calcext:value-type="date">
            <text:p>05/12/24</text:p>
          </table:table-cell>
          <table:table-cell table:style-name="ce388" table:number-columns-repeated="2"/>
          <table:table-cell table:style-name="ce1406" office:value-type="date" office:date-value="2022-11-08" calcext:value-type="date">
            <text:p>08/11/22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269]);DATE(2024;1;1);EDATE([.N269];[.O269]))" office:value-type="date" office:date-value="2024-11-08" calcext:value-type="date">
            <text:p>08/11/24</text:p>
          </table:table-cell>
          <table:table-cell table:style-name="ce995" table:formula="of:=IF(OR([.P269]&lt;TODAY(); [.P26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1192" office:value-type="string" calcext:value-type="string">
            <text:p>CMASM</text:p>
          </table:table-cell>
          <table:table-cell table:style-name="ce1309" office:value-type="string" calcext:value-type="string">
            <text:p>MQT LOTE 02</text:p>
          </table:table-cell>
          <table:table-cell table:style-name="ce1066" office:value-type="currency" office:currency="BRL" office:value="90" calcext:value-type="currency">
            <text:p>R$ 90,00</text:p>
          </table:table-cell>
          <table:table-cell table:style-name="ce1188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ANÔMETRO ANALÓGICO</text:p>
          </table:table-cell>
          <table:table-cell table:style-name="ce1192"/>
          <table:table-cell table:style-name="ce69" office:value-type="string" calcext:value-type="string">
            <text:p>GAUGE, (30-0-30 PSI)</text:p>
          </table:table-cell>
          <table:table-cell table:style-name="ce1188" office:value-type="float" office:value="30" calcext:value-type="float">
            <text:p>30</text:p>
          </table:table-cell>
          <table:table-cell table:style-name="ce69" office:value-type="string" calcext:value-type="string">
            <text:p>PSI</text:p>
          </table:table-cell>
          <table:table-cell table:style-name="ce501" office:value-type="string" calcext:value-type="string">
            <text:p>CMASM-IDM-T48-328</text:p>
          </table:table-cell>
          <table:table-cell table:style-name="ce69" office:value-type="string" calcext:value-type="string">
            <text:p>42128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8-23" calcext:value-type="date">
            <text:p>23/08/24</text:p>
          </table:table-cell>
          <table:table-cell table:style-name="ce443" office:value-type="date" office:date-value="2024-10-18" calcext:value-type="date">
            <text:p>18/10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455" office:value-type="date" office:date-value="2024-10-01" calcext:value-type="date">
            <text:p>01/10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270]);DATE(2024;1;1);EDATE([.N270];[.O270]))" office:value-type="date" office:date-value="2026-10-01" calcext:value-type="date">
            <text:p>01/10/26</text:p>
          </table:table-cell>
          <table:table-cell table:style-name="ce995" table:formula="of:=IF(OR([.P270]&lt;TODAY(); [.P270] = &quot;&quot;); &quot;DESCALIBRADO&quot;;&quot;CALIBRADO&quot;)" office:value-type="string" office:string-value="CALIBRADO" calcext:value-type="string">
            <text:p>CALIBRADO</text:p>
          </table:table-cell>
          <table:table-cell table:style-name="ce598" office:value-type="string" calcext:value-type="string">
            <text:p>MQT31174/24</text:p>
          </table:table-cell>
          <table:table-cell table:style-name="ce1192" office:value-type="string" calcext:value-type="string">
            <text:p>CMASM</text:p>
          </table:table-cell>
          <table:table-cell table:style-name="ce1309" office:value-type="string" calcext:value-type="string">
            <text:p>MQT LOTE 01</text:p>
          </table:table-cell>
          <table:table-cell table:style-name="ce1066" office:value-type="currency" office:currency="BRL" office:value="90" calcext:value-type="currency">
            <text:p>R$ 90,00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2">
          <table:table-cell table:style-name="ce248" office:value-type="string" calcext:value-type="string">
            <text:p>MEC</text:p>
          </table:table-cell>
          <table:table-cell table:style-name="ce248" office:value-type="string" calcext:value-type="string">
            <text:p>MANÔMETRO ANALÓGICO</text:p>
          </table:table-cell>
          <table:table-cell table:style-name="ce248"/>
          <table:table-cell table:style-name="ce277" office:value-type="string" calcext:value-type="string">
            <text:p>GAUGE, ABSOLUTE PRESSURE (0-20 PSIG)</text:p>
          </table:table-cell>
          <table:table-cell table:style-name="ce277" office:value-type="string" calcext:value-type="string">
            <text:p>20</text:p>
          </table:table-cell>
          <table:table-cell table:style-name="ce277" office:value-type="string" calcext:value-type="string">
            <text:p>PSI</text:p>
          </table:table-cell>
          <table:table-cell table:style-name="ce508" office:value-type="string" calcext:value-type="string">
            <text:p>CMASM-IDM-T48-345</text:p>
          </table:table-cell>
          <table:table-cell table:style-name="ce277" office:value-type="string" calcext:value-type="string">
            <text:p>0711117</text:p>
          </table:table-cell>
          <table:table-cell table:style-name="ce204" office:value-type="string" calcext:value-type="string">
            <text:p>MK-48</text:p>
          </table:table-cell>
          <table:table-cell table:style-name="ce461"/>
          <table:table-cell table:style-name="ce497" table:number-columns-repeated="3"/>
          <table:table-cell table:style-name="ce1006" office:value-type="date" office:date-value="2021-01-19" calcext:value-type="date">
            <text:p>19/01/21</text:p>
          </table:table-cell>
          <table:table-cell table:style-name="ce421" office:value-type="float" office:value="13" calcext:value-type="float">
            <text:p>13</text:p>
          </table:table-cell>
          <table:table-cell table:style-name="ce487" table:formula="of:=IF(ISBLANK([.N271]);DATE(2024;1;1);EDATE([.N271];[.O271]))" office:value-type="date" office:date-value="2022-02-19" calcext:value-type="date">
            <text:p>19/02/22</text:p>
          </table:table-cell>
          <table:table-cell table:style-name="ce524" table:formula="of:=IF(OR([.P271]&lt;TODAY(); [.P27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204"/>
          <table:table-cell table:style-name="ce204" office:value-type="string" calcext:value-type="string">
            <text:p>BACS</text:p>
          </table:table-cell>
          <table:table-cell table:style-name="ce1084" office:value-type="string" calcext:value-type="string">
            <text:p/>
            <text:p>MK48 ESTÁ VRF</text:p>
          </table:table-cell>
          <table:table-cell table:style-name="ce1373" office:value-type="currency" office:currency="BRL" office:value="90" calcext:value-type="currency">
            <text:p>R$ 90,00</text:p>
          </table:table-cell>
          <table:table-cell table:style-name="ce248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MEC</text:p>
          </table:table-cell>
          <table:table-cell table:style-name="ce1192" office:value-type="string" calcext:value-type="string">
            <text:p>MANÔMETRO ANALÓGICO</text:p>
          </table:table-cell>
          <table:table-cell table:style-name="ce1188"/>
          <table:table-cell table:style-name="ce69" office:value-type="string" calcext:value-type="string">
            <text:p>GAUGE 160 PSI</text:p>
          </table:table-cell>
          <table:table-cell table:style-name="ce69" office:value-type="string" calcext:value-type="string">
            <text:p>160</text:p>
          </table:table-cell>
          <table:table-cell table:style-name="ce69" office:value-type="string" calcext:value-type="string">
            <text:p>PSI</text:p>
          </table:table-cell>
          <table:table-cell table:style-name="ce1188" office:value-type="string" calcext:value-type="string">
            <text:p>CMASM-IDM-T48-349</text:p>
          </table:table-cell>
          <table:table-cell table:style-name="ce1188"/>
          <table:table-cell table:style-name="ce1188" office:value-type="string" calcext:value-type="string">
            <text:p>MK-48</text:p>
          </table:table-cell>
          <table:table-cell table:style-name="ce150"/>
          <table:table-cell table:style-name="ce443" office:value-type="date" office:date-value="2024-12-05" calcext:value-type="date">
            <text:p>05/12/24</text:p>
          </table:table-cell>
          <table:table-cell table:style-name="ce388" table:number-columns-repeated="2"/>
          <table:table-cell table:style-name="ce1406" office:value-type="date" office:date-value="2022-11-08" calcext:value-type="date">
            <text:p>08/11/22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272]);DATE(2024;1;1);EDATE([.N272];[.O272]))" office:value-type="date" office:date-value="2024-11-08" calcext:value-type="date">
            <text:p>08/11/24</text:p>
          </table:table-cell>
          <table:table-cell table:style-name="ce995" table:formula="of:=IF(OR([.P272]&lt;TODAY(); [.P27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1192" office:value-type="string" calcext:value-type="string">
            <text:p>CMASM</text:p>
          </table:table-cell>
          <table:table-cell table:style-name="ce1309" office:value-type="string" calcext:value-type="string">
            <text:p>MQT LOTE 02</text:p>
          </table:table-cell>
          <table:table-cell table:style-name="ce1066" office:value-type="currency" office:currency="BRL" office:value="90" calcext:value-type="currency">
            <text:p>R$ 90,00</text:p>
          </table:table-cell>
          <table:table-cell table:style-name="ce1188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ANÔMETRO ANALÓGICO</text:p>
          </table:table-cell>
          <table:table-cell table:style-name="ce1192"/>
          <table:table-cell table:style-name="ce69" office:value-type="string" calcext:value-type="string">
            <text:p>GAUGE 160 PSI</text:p>
          </table:table-cell>
          <table:table-cell table:style-name="ce69" office:value-type="string" calcext:value-type="string">
            <text:p>160</text:p>
          </table:table-cell>
          <table:table-cell table:style-name="ce69" office:value-type="string" calcext:value-type="string">
            <text:p>PSI</text:p>
          </table:table-cell>
          <table:table-cell table:style-name="ce501" office:value-type="string" calcext:value-type="string">
            <text:p>CMASM-IDM-T48-350</text:p>
          </table:table-cell>
          <table:table-cell table:style-name="ce69"/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12-05" calcext:value-type="date">
            <text:p>05/12/24</text:p>
          </table:table-cell>
          <table:table-cell table:style-name="ce443" table:number-columns-repeated="2"/>
          <table:table-cell table:style-name="ce1406" office:value-type="date" office:date-value="2022-11-08" calcext:value-type="date">
            <text:p>08/11/22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273]);DATE(2024;1;1);EDATE([.N273];[.O273]))" office:value-type="date" office:date-value="2024-11-08" calcext:value-type="date">
            <text:p>08/11/24</text:p>
          </table:table-cell>
          <table:table-cell table:style-name="ce995" table:formula="of:=IF(OR([.P273]&lt;TODAY(); [.P27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1192" office:value-type="string" calcext:value-type="string">
            <text:p>CMASM</text:p>
          </table:table-cell>
          <table:table-cell table:style-name="ce1309" office:value-type="string" calcext:value-type="string">
            <text:p>MQT LOTE 02</text:p>
          </table:table-cell>
          <table:table-cell table:style-name="ce1066" office:value-type="currency" office:currency="BRL" office:value="90" calcext:value-type="currency">
            <text:p>R$ 90,00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MANÔMETRO ANALÓGICO</text:p>
            <text:p> BACS</text:p>
          </table:table-cell>
          <table:table-cell table:style-name="ce1188"/>
          <table:table-cell table:style-name="ce441" office:value-type="string" calcext:value-type="string">
            <text:p>GAUGE ASSEMBLY (0-4500 FT. SEAWATER)</text:p>
          </table:table-cell>
          <table:table-cell table:style-name="ce441" office:value-type="float" office:value="2000" calcext:value-type="float">
            <text:p>2000</text:p>
          </table:table-cell>
          <table:table-cell table:style-name="ce69" office:value-type="string" calcext:value-type="string">
            <text:p>PSI</text:p>
          </table:table-cell>
          <table:table-cell table:style-name="ce510" office:value-type="string" calcext:value-type="string">
            <text:p>CMASM-IDM-T48-262</text:p>
          </table:table-cell>
          <table:table-cell table:style-name="ce565" office:value-type="string" calcext:value-type="string">
            <text:p>CM-138005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443" office:value-type="date" office:date-value="2024-12-05" calcext:value-type="date">
            <text:p>05/12/24</text:p>
          </table:table-cell>
          <table:table-cell table:style-name="ce388" table:number-columns-repeated="2"/>
          <table:table-cell table:style-name="ce1406" office:value-type="date" office:date-value="2019-11-20" calcext:value-type="date">
            <text:p>20/11/19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274]);DATE(2024;1;1);EDATE([.N274];[.O274]))" office:value-type="date" office:date-value="2021-11-20" calcext:value-type="date">
            <text:p>20/11/21</text:p>
          </table:table-cell>
          <table:table-cell table:style-name="ce995" table:formula="of:=IF(OR([.P274]&lt;TODAY(); [.P27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1192" office:value-type="string" calcext:value-type="string">
            <text:p>CMASM</text:p>
          </table:table-cell>
          <table:table-cell table:style-name="ce1309" office:value-type="string" calcext:value-type="string">
            <text:p>MQT LOTE 02</text:p>
          </table:table-cell>
          <table:table-cell table:style-name="ce429" office:value-type="currency" office:currency="BRL" office:value="338.69" calcext:value-type="currency">
            <text:p>R$ 338,69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<text:span text:style-name="T1">MANÔMETRO</text:span> DIGITAL</text:p>
          </table:table-cell>
          <table:table-cell table:style-name="ce1192"/>
          <table:table-cell table:style-name="ce69" office:value-type="string" calcext:value-type="string">
            <text:p>DIGITAL TEST GAUGE <text:s/>25 PSI</text:p>
          </table:table-cell>
          <table:table-cell table:style-name="ce69" office:value-type="string" calcext:value-type="string">
            <text:p>25 </text:p>
          </table:table-cell>
          <table:table-cell table:style-name="ce69" office:value-type="string" calcext:value-type="string">
            <text:p>PSI</text:p>
          </table:table-cell>
          <table:table-cell table:style-name="ce501" office:value-type="string" calcext:value-type="string">
            <text:p>CMASM-IDM-T48-190</text:p>
          </table:table-cell>
          <table:table-cell table:style-name="ce69" office:value-type="string" calcext:value-type="string">
            <text:p>1302881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8-23" calcext:value-type="date">
            <text:p>23/08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455" office:value-type="date" office:date-value="2024-10-03" calcext:value-type="date">
            <text:p>03/10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275]);DATE(2024;1;1);EDATE([.N275];[.O275]))" office:value-type="date" office:date-value="2026-10-03" calcext:value-type="date">
            <text:p>03/10/26</text:p>
          </table:table-cell>
          <table:table-cell table:style-name="ce995" table:formula="of:=IF(OR([.P275]&lt;TODAY(); [.P275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77455/24</text:p>
          </table:table-cell>
          <table:table-cell table:style-name="ce1256" office:value-type="string" calcext:value-type="string">
            <text:p>CMASM</text:p>
          </table:table-cell>
          <table:table-cell table:style-name="ce1192" office:value-type="string" calcext:value-type="string">
            <text:p>LCM LOTE 01</text:p>
          </table:table-cell>
          <table:table-cell table:style-name="ce429" office:value-type="currency" office:currency="BRL" office:value="338.69" calcext:value-type="currency">
            <text:p>R$ 338,69</text:p>
          </table:table-cell>
          <table:table-cell table:style-name="ce1192" table:number-columns-repeated="2"/>
          <table:table-cell table:style-name="ce1188" office:value-type="string" calcext:value-type="string">
            <text:p>EMPRESA LMC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<text:span text:style-name="T1">MANÔMETRO</text:span> DIGITAL</text:p>
          </table:table-cell>
          <table:table-cell table:style-name="ce1192"/>
          <table:table-cell table:style-name="ce69" office:value-type="string" calcext:value-type="string">
            <text:p>DIGITAL TEST GAUGE 1,500 <text:s/>PSIg</text:p>
          </table:table-cell>
          <table:table-cell table:style-name="ce69" office:value-type="string" calcext:value-type="string">
            <text:p>1500</text:p>
          </table:table-cell>
          <table:table-cell table:style-name="ce69" office:value-type="string" calcext:value-type="string">
            <text:p>PSI</text:p>
          </table:table-cell>
          <table:table-cell table:style-name="ce501" office:value-type="string" calcext:value-type="string">
            <text:p>CMASM-IDM-T48-285</text:p>
          </table:table-cell>
          <table:table-cell table:style-name="ce1321" office:value-type="float" office:value="1205974" calcext:value-type="float">
            <text:p>1205974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1406" office:value-type="date" office:date-value="2024-08-23" calcext:value-type="date">
            <text:p>23/08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455" office:value-type="date" office:date-value="2024-10-03" calcext:value-type="date">
            <text:p>03/10/24</text:p>
          </table:table-cell>
          <table:table-cell table:style-name="ce1321" office:value-type="float" office:value="6" calcext:value-type="float">
            <text:p>6</text:p>
          </table:table-cell>
          <table:table-cell table:style-name="ce487" table:formula="of:=IF(ISBLANK([.N276]);DATE(2024;1;1);EDATE([.N276];[.O276]))" office:value-type="date" office:date-value="2025-04-03" calcext:value-type="date">
            <text:p>03/04/25</text:p>
          </table:table-cell>
          <table:table-cell table:style-name="ce995" table:formula="of:=IF(OR([.P276]&lt;TODAY(); [.P27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CMASM-IDM-T48-28503/10/24</text:p>
          </table:table-cell>
          <table:table-cell table:style-name="ce1256" office:value-type="string" calcext:value-type="string">
            <text:p>CMASM</text:p>
          </table:table-cell>
          <table:table-cell table:style-name="ce1192" office:value-type="string" calcext:value-type="string">
            <text:p>LCM LOTE 01</text:p>
          </table:table-cell>
          <table:table-cell table:style-name="ce429" office:value-type="currency" office:currency="BRL" office:value="338.69" calcext:value-type="currency">
            <text:p>R$ 338,69</text:p>
          </table:table-cell>
          <table:table-cell table:style-name="ce1192" table:number-columns-repeated="2"/>
          <table:table-cell table:style-name="ce1188" office:value-type="string" calcext:value-type="string">
            <text:p>EMPRESA LMC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ANOVACUÔMETRO ANALÓGICO</text:p>
          </table:table-cell>
          <table:table-cell table:style-name="ce1192"/>
          <table:table-cell table:style-name="ce69" office:value-type="string" calcext:value-type="string">
            <text:p>GAUGE, (30-0-30 PSI)</text:p>
          </table:table-cell>
          <table:table-cell table:style-name="ce1188" office:value-type="float" office:value="30" calcext:value-type="float">
            <text:p>30</text:p>
          </table:table-cell>
          <table:table-cell table:style-name="ce69" office:value-type="string" calcext:value-type="string">
            <text:p>PSI</text:p>
          </table:table-cell>
          <table:table-cell table:style-name="ce501" office:value-type="string" calcext:value-type="string">
            <text:p>CMASM-IDM-T48-184</text:p>
          </table:table-cell>
          <table:table-cell table:style-name="ce69" office:value-type="string" calcext:value-type="string">
            <text:p>42127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8-23" calcext:value-type="date">
            <text:p>23/08/24</text:p>
          </table:table-cell>
          <table:table-cell table:style-name="ce443" office:value-type="date" office:date-value="2024-10-18" calcext:value-type="date">
            <text:p>18/10/24</text:p>
          </table:table-cell>
          <table:table-cell table:style-name="ce369" office:value-type="date" office:date-value="2024-10-16" calcext:value-type="date">
            <text:p>16/10/24</text:p>
          </table:table-cell>
          <table:table-cell table:style-name="ce455" office:value-type="date" office:date-value="2024-10-01" calcext:value-type="date">
            <text:p>01/10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70" table:formula="of:=IF(ISBLANK([.N277]);DATE(2024;1;1);EDATE([.N277];[.O277]))" office:value-type="date" office:date-value="2026-10-01" calcext:value-type="date">
            <text:p>01/10/26</text:p>
          </table:table-cell>
          <table:table-cell table:style-name="ce995" table:formula="of:=IF(OR([.P277]&lt;TODAY(); [.P277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MQT31170/24 </text:p>
          </table:table-cell>
          <table:table-cell table:style-name="ce1192" office:value-type="string" calcext:value-type="string">
            <text:p>CMASM</text:p>
          </table:table-cell>
          <table:table-cell table:style-name="ce1309" office:value-type="string" calcext:value-type="string">
            <text:p>MQT LOTE 01</text:p>
          </table:table-cell>
          <table:table-cell table:style-name="ce1372" office:value-type="currency" office:currency="BRL" office:value="90" calcext:value-type="currency">
            <text:p>R$ 90,00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4">
          <table:table-cell table:style-name="ce389" office:value-type="string" calcext:value-type="string">
            <text:p>MEC</text:p>
          </table:table-cell>
          <table:table-cell table:style-name="ce1188" office:value-type="string" calcext:value-type="string">
            <text:p><text:span text:style-name="T2">MEDIDOR DE FLUXO /</text:span></text:p>
            <text:p><text:span text:style-name="T2">VALVULA DE ALIVIO </text:span></text:p>
          </table:table-cell>
          <table:table-cell table:style-name="ce1188"/>
          <table:table-cell table:style-name="ce1192" office:value-type="string" calcext:value-type="string">
            <text:p><text:span text:style-name="T2">MEDIDOR DE FLUXO / VALVULA DE ALIVIO</text:span> </text:p>
            <text:p>0279-02</text:p>
          </table:table-cell>
          <table:table-cell table:style-name="ce1188" table:number-columns-repeated="3"/>
          <table:table-cell table:style-name="ce1321" office:value-type="string" calcext:value-type="string">
            <text:p>X11223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number-columns-repeated="2" table:style-name="ce1203" office:value-type="date" office:date-value="2024-09-16" calcext:value-type="date">
            <text:p>16/09/24</text:p>
          </table:table-cell>
          <table:table-cell table:style-name="ce1203" office:value-type="date" office:date-value="2024-10-30" calcext:value-type="date">
            <text:p>30/10/24</text:p>
          </table:table-cell>
          <table:table-cell table:style-name="ce396" office:value-type="date" office:date-value="2024-10-22" calcext:value-type="date">
            <text:p>22/10/24</text:p>
          </table:table-cell>
          <table:table-cell table:style-name="ce389" office:value-type="float" office:value="22" calcext:value-type="float">
            <text:p>22</text:p>
          </table:table-cell>
          <table:table-cell table:style-name="ce487" table:formula="of:=IF(ISBLANK([.N278]);&quot;&quot;;EDATE([.N278];[.O278]))" office:value-type="date" office:date-value="2026-08-22" calcext:value-type="date">
            <text:p>22/08/26</text:p>
          </table:table-cell>
          <table:table-cell table:style-name="ce1131" table:formula="of:=IF(OR([.P278]&lt;TODAY(); [.P278] = &quot;&quot;); &quot;DESCALIBRADO&quot;;&quot;CALIBRADO&quot;)" office:value-type="string" office:string-value="CALIBRADO" calcext:value-type="string">
            <text:p>CALIBRADO</text:p>
          </table:table-cell>
          <table:table-cell table:style-name="ce1188"/>
          <table:table-cell table:style-name="ce1263" office:value-type="string" calcext:value-type="string">
            <text:p>CMASM</text:p>
          </table:table-cell>
          <table:table-cell table:style-name="ce1116"/>
          <table:table-cell table:style-name="ce412" office:value-type="currency" office:currency="BRL" office:value="0" calcext:value-type="currency">
            <text:p>R$ 0,00</text:p>
          </table:table-cell>
          <table:table-cell table:style-name="ce1256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1">
          <table:table-cell table:style-name="ce976" office:value-type="string" calcext:value-type="string">
            <text:p>MEC</text:p>
          </table:table-cell>
          <table:table-cell table:style-name="ce1188" office:value-type="string" calcext:value-type="string">
            <text:p><text:span text:style-name="T2">MEDIDOR DE FLUXO /</text:span></text:p>
            <text:p><text:span text:style-name="T2">VALVULA DE ALIVIO </text:span></text:p>
          </table:table-cell>
          <table:table-cell table:style-name="ce1188"/>
          <table:table-cell table:style-name="ce1192" office:value-type="string" calcext:value-type="string">
            <text:p>MEDIDOR DE FLUXO 0279-02</text:p>
          </table:table-cell>
          <table:table-cell table:style-name="ce1188" table:number-columns-repeated="3"/>
          <table:table-cell table:style-name="ce1321" office:value-type="string" calcext:value-type="string">
            <text:p>X12311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831" table:number-columns-repeated="3"/>
          <table:table-cell table:style-name="ce1014" office:value-type="date" office:date-value="2017-06-22" calcext:value-type="date">
            <text:p>22/06/17</text:p>
          </table:table-cell>
          <table:table-cell table:style-name="ce1188" office:value-type="float" office:value="22" calcext:value-type="float">
            <text:p>22</text:p>
          </table:table-cell>
          <table:table-cell table:style-name="ce487" table:formula="of:=IF(ISBLANK([.N279]);&quot;&quot;;EDATE([.N279];[.O279]))" office:value-type="date" office:date-value="2019-04-22" calcext:value-type="date">
            <text:p>22/04/19</text:p>
          </table:table-cell>
          <table:table-cell table:style-name="ce1036" table:formula="of:=IF(OR([.P279]&lt;TODAY(); [.P27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1263" office:value-type="string" calcext:value-type="string">
            <text:p>CMASM</text:p>
          </table:table-cell>
          <table:table-cell table:style-name="ce1116" office:value-type="string" calcext:value-type="string">
            <text:p>CALIBRADO PELA USN</text:p>
          </table:table-cell>
          <table:table-cell table:style-name="ce412" office:value-type="currency" office:currency="BRL" office:value="0" calcext:value-type="currency">
            <text:p>R$ 0,00</text:p>
          </table:table-cell>
          <table:table-cell table:style-name="ce1256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1">
          <table:table-cell table:style-name="ce976" office:value-type="string" calcext:value-type="string">
            <text:p>MEC</text:p>
          </table:table-cell>
          <table:table-cell table:style-name="ce1188" office:value-type="string" calcext:value-type="string">
            <text:p><text:span text:style-name="T2">MEDIDOR DE FLUXO /</text:span></text:p>
            <text:p><text:span text:style-name="T2">VALVULA DE ALIVIO </text:span></text:p>
          </table:table-cell>
          <table:table-cell table:style-name="ce1188"/>
          <table:table-cell table:style-name="ce1192" office:value-type="string" calcext:value-type="string">
            <text:p>MEDIDOR DE FLUXO 0279-02</text:p>
          </table:table-cell>
          <table:table-cell table:style-name="ce1188" table:number-columns-repeated="3"/>
          <table:table-cell table:style-name="ce1321" office:value-type="string" calcext:value-type="string">
            <text:p>X12312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831" table:number-columns-repeated="3"/>
          <table:table-cell table:style-name="ce1014" office:value-type="date" office:date-value="2015-09-16" calcext:value-type="date">
            <text:p>16/09/15</text:p>
          </table:table-cell>
          <table:table-cell table:style-name="ce1188" office:value-type="float" office:value="22" calcext:value-type="float">
            <text:p>22</text:p>
          </table:table-cell>
          <table:table-cell table:style-name="ce487" table:formula="of:=IF(ISBLANK([.N280]);&quot;&quot;;EDATE([.N280];[.O280]))" office:value-type="date" office:date-value="2017-07-16" calcext:value-type="date">
            <text:p>16/07/17</text:p>
          </table:table-cell>
          <table:table-cell table:style-name="ce1036" table:formula="of:=IF(OR([.P280]&lt;TODAY(); [.P28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1263" office:value-type="string" calcext:value-type="string">
            <text:p>CMASM</text:p>
          </table:table-cell>
          <table:table-cell table:style-name="ce1116" office:value-type="string" calcext:value-type="string">
            <text:p>CALIBRADO PELA USN</text:p>
          </table:table-cell>
          <table:table-cell table:style-name="ce412" office:value-type="currency" office:currency="BRL" office:value="0" calcext:value-type="currency">
            <text:p>R$ 0,00</text:p>
          </table:table-cell>
          <table:table-cell table:style-name="ce1256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ICROMETRO DE PROFUNDIDADE</text:p>
          </table:table-cell>
          <table:table-cell table:style-name="ce1192"/>
          <table:table-cell table:style-name="ce69" office:value-type="string" calcext:value-type="string">
            <text:p>GAGE, DEPTH MICROMETER <text:s/>0-6"</text:p>
          </table:table-cell>
          <table:table-cell table:style-name="ce69" office:value-type="string" calcext:value-type="string">
            <text:p>6</text:p>
          </table:table-cell>
          <table:table-cell table:style-name="ce69" office:value-type="string" calcext:value-type="string">
            <text:p>POL</text:p>
          </table:table-cell>
          <table:table-cell table:style-name="ce500" office:value-type="string" calcext:value-type="string">
            <text:p>CMASM-IDM-T48-023</text:p>
          </table:table-cell>
          <table:table-cell table:style-name="ce69" office:value-type="string" calcext:value-type="string">
            <text:p>070128971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8-23" calcext:value-type="date">
            <text:p>23/08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455" office:value-type="date" office:date-value="2024-10-01" calcext:value-type="date">
            <text:p>01/10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281]);DATE(2024;1;1);EDATE([.N281];[.O281]))" office:value-type="date" office:date-value="2027-10-01" calcext:value-type="date">
            <text:p>01/10/27</text:p>
          </table:table-cell>
          <table:table-cell table:style-name="ce995" table:formula="of:=IF(OR([.P281]&lt;TODAY(); [.P281] = &quot;&quot;); &quot;DESCALIBRADO&quot;;&quot;CALIBRADO&quot;)" office:value-type="string" office:string-value="CALIBRADO" calcext:value-type="string">
            <text:p>CALIBRADO</text:p>
          </table:table-cell>
          <table:table-cell table:style-name="ce598" office:value-type="string" calcext:value-type="string">
            <text:p>MQT31019/24</text:p>
          </table:table-cell>
          <table:table-cell table:style-name="ce1192" office:value-type="string" calcext:value-type="string">
            <text:p>CMASM</text:p>
          </table:table-cell>
          <table:table-cell table:style-name="ce1192" office:value-type="string" calcext:value-type="string">
            <text:p>MQT LOTE 01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ICROMETRO DE PROFUNDIDADE</text:p>
          </table:table-cell>
          <table:table-cell table:style-name="ce1192"/>
          <table:table-cell table:style-name="ce69" office:value-type="string" calcext:value-type="string">
            <text:p>GAGE, DIAL DEPTH STARRET .0025"-0-.0025"</text:p>
          </table:table-cell>
          <table:table-cell table:style-name="ce1188" office:value-type="float" office:value="0.0025" calcext:value-type="float">
            <text:p>0,0025</text:p>
          </table:table-cell>
          <table:table-cell table:style-name="ce69" office:value-type="string" calcext:value-type="string">
            <text:p>POL</text:p>
          </table:table-cell>
          <table:table-cell table:style-name="ce500" office:value-type="string" calcext:value-type="string">
            <text:p>CMASM-IDM-T48-024</text:p>
          </table:table-cell>
          <table:table-cell table:style-name="ce69" office:value-type="string" calcext:value-type="string">
            <text:p>080622622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443" office:value-type="date" office:date-value="2024-08-23" calcext:value-type="date">
            <text:p>23/08/24</text:p>
          </table:table-cell>
          <table:table-cell table:style-name="ce388" office:value-type="date" office:date-value="2024-09-18" calcext:value-type="date">
            <text:p>18/09/24</text:p>
          </table:table-cell>
          <table:table-cell table:style-name="ce1203" office:value-type="date" office:date-value="2024-10-16" calcext:value-type="date">
            <text:p>16/10/24</text:p>
          </table:table-cell>
          <table:table-cell table:style-name="ce1406" office:value-type="date" office:date-value="2024-10-01" calcext:value-type="date">
            <text:p>01/10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282]);DATE(2024;1;1);EDATE([.N282];[.O282]))" office:value-type="date" office:date-value="2027-10-01" calcext:value-type="date">
            <text:p>01/10/27</text:p>
          </table:table-cell>
          <table:table-cell table:style-name="ce995" table:formula="of:=IF(OR([.P282]&lt;TODAY(); [.P282] = &quot;&quot;); &quot;DESCALIBRADO&quot;;&quot;CALIBRADO&quot;)" office:value-type="string" office:string-value="CALIBRADO" calcext:value-type="string">
            <text:p>CALIBRADO</text:p>
          </table:table-cell>
          <table:table-cell table:style-name="ce598" office:value-type="string" calcext:value-type="string">
            <text:p>MQT31112/24 </text:p>
          </table:table-cell>
          <table:table-cell table:style-name="ce1192" office:value-type="string" calcext:value-type="string">
            <text:p>CMASM</text:p>
          </table:table-cell>
          <table:table-cell table:style-name="ce1192" office:value-type="string" calcext:value-type="string">
            <text:p>MQT LOTE 01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ICROMETRO DE PROFUNDIDADE</text:p>
          </table:table-cell>
          <table:table-cell table:style-name="ce1192"/>
          <table:table-cell table:style-name="ce69" office:value-type="string" calcext:value-type="string">
            <text:p>MICROMETER, DEPTH 0-3" STARRETT</text:p>
          </table:table-cell>
          <table:table-cell table:style-name="ce69" office:value-type="string" calcext:value-type="string">
            <text:p>3</text:p>
          </table:table-cell>
          <table:table-cell table:style-name="ce69" office:value-type="string" calcext:value-type="string">
            <text:p>POL</text:p>
          </table:table-cell>
          <table:table-cell table:style-name="ce501" office:value-type="string" calcext:value-type="string">
            <text:p>CMASM-IDM-T48-033</text:p>
          </table:table-cell>
          <table:table-cell table:style-name="ce69" office:value-type="string" calcext:value-type="string">
            <text:p>440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8-23" calcext:value-type="date">
            <text:p>23/08/24</text:p>
          </table:table-cell>
          <table:table-cell table:style-name="ce443" office:value-type="date" office:date-value="2024-10-18" calcext:value-type="date">
            <text:p>18/10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455" office:value-type="date" office:date-value="2024-10-01" calcext:value-type="date">
            <text:p>01/10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283]);DATE(2024;1;1);EDATE([.N283];[.O283]))" office:value-type="date" office:date-value="2027-10-01" calcext:value-type="date">
            <text:p>01/10/27</text:p>
          </table:table-cell>
          <table:table-cell table:style-name="ce995" table:formula="of:=IF(OR([.P283]&lt;TODAY(); [.P283] = &quot;&quot;); &quot;DESCALIBRADO&quot;;&quot;CALIBRADO&quot;)" office:value-type="string" office:string-value="CALIBRADO" calcext:value-type="string">
            <text:p>CALIBRADO</text:p>
          </table:table-cell>
          <table:table-cell table:style-name="ce598" office:value-type="string" calcext:value-type="string">
            <text:p>MQT31019/24</text:p>
          </table:table-cell>
          <table:table-cell table:style-name="ce534" office:value-type="string" calcext:value-type="string">
            <text:p>CMASM</text:p>
          </table:table-cell>
          <table:table-cell table:style-name="ce1192" office:value-type="string" calcext:value-type="string">
            <text:p>MQT LOTE 01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3">
          <table:table-cell table:style-name="ce1107" office:value-type="string" calcext:value-type="string">
            <text:p>MEC</text:p>
          </table:table-cell>
          <table:table-cell table:style-name="ce1107" office:value-type="string" calcext:value-type="string">
            <text:p>MICROMETRO DE PROFUNDIDADE</text:p>
          </table:table-cell>
          <table:table-cell table:style-name="ce1107"/>
          <table:table-cell table:style-name="ce397" office:value-type="string" calcext:value-type="string">
            <text:p>GAGE, DEPTH MICROMETER <text:s/>0-6"</text:p>
          </table:table-cell>
          <table:table-cell table:style-name="ce397" office:value-type="string" calcext:value-type="string">
            <text:p>6</text:p>
          </table:table-cell>
          <table:table-cell table:style-name="ce397" office:value-type="string" calcext:value-type="string">
            <text:p>POL</text:p>
          </table:table-cell>
          <table:table-cell table:style-name="ce503" office:value-type="string" calcext:value-type="string">
            <text:p>CMASM-IDM-T48-049</text:p>
          </table:table-cell>
          <table:table-cell table:style-name="ce397" office:value-type="string" calcext:value-type="string">
            <text:p>070525350</text:p>
          </table:table-cell>
          <table:table-cell table:style-name="ce1202" office:value-type="string" calcext:value-type="string">
            <text:p>MK-48</text:p>
          </table:table-cell>
          <table:table-cell table:style-name="ce553"/>
          <table:table-cell table:style-name="ce638" office:value-type="date" office:date-value="2024-08-23" calcext:value-type="date">
            <text:p>23/08/24</text:p>
          </table:table-cell>
          <table:table-cell table:style-name="ce638" office:value-type="date" office:date-value="2024-09-18" calcext:value-type="date">
            <text:p>18/09/24</text:p>
          </table:table-cell>
          <table:table-cell table:style-name="ce638" office:value-type="date" office:date-value="2024-10-16" calcext:value-type="date">
            <text:p>16/10/24</text:p>
          </table:table-cell>
          <table:table-cell table:style-name="ce1000" office:value-type="date" office:date-value="2024-10-01" calcext:value-type="date">
            <text:p>01/10/24</text:p>
          </table:table-cell>
          <table:table-cell table:style-name="ce504" office:value-type="float" office:value="36" calcext:value-type="float">
            <text:p>36</text:p>
          </table:table-cell>
          <table:table-cell table:style-name="ce1093" table:formula="of:=IF(ISBLANK([.N284]);DATE(2024;1;1);EDATE([.N284];[.O284]))" office:value-type="date" office:date-value="2027-10-01" calcext:value-type="date">
            <text:p>01/10/27</text:p>
          </table:table-cell>
          <table:table-cell table:style-name="ce525" table:formula="of:=IF(OR([.P284]&lt;TODAY(); [.P284] = &quot;&quot;); &quot;DESCALIBRADO&quot;;&quot;CALIBRADO&quot;)" office:value-type="string" office:string-value="CALIBRADO" calcext:value-type="string">
            <text:p>CALIBRADO</text:p>
          </table:table-cell>
          <table:table-cell table:style-name="ce1199" office:value-type="string" calcext:value-type="string">
            <text:p>MQT31030/24 </text:p>
          </table:table-cell>
          <table:table-cell table:style-name="ce1107" office:value-type="string" calcext:value-type="string">
            <text:p>CMASM</text:p>
          </table:table-cell>
          <table:table-cell table:style-name="ce1309" office:value-type="string" calcext:value-type="string">
            <text:p>MQT LOTE 01</text:p>
          </table:table-cell>
          <table:table-cell table:style-name="ce1155" office:value-type="currency" office:currency="BRL" office:value="84.33" calcext:value-type="currency">
            <text:p>R$ 84,33</text:p>
          </table:table-cell>
          <table:table-cell table:style-name="ce1107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2">
          <table:table-cell table:style-name="ce1188" office:value-type="string" calcext:value-type="string">
            <text:p>MEC</text:p>
          </table:table-cell>
          <table:table-cell table:style-name="ce1192" office:value-type="string" calcext:value-type="string">
            <text:p>MICROMETRO DE PROFUNDIDADE</text:p>
          </table:table-cell>
          <table:table-cell table:style-name="ce1188"/>
          <table:table-cell table:style-name="ce69" office:value-type="string" calcext:value-type="string">
            <text:p>GAGE, DIAL DEPTH STARRET .0025"-0-.0025"</text:p>
          </table:table-cell>
          <table:table-cell table:style-name="ce1188" office:value-type="float" office:value="0.0025" calcext:value-type="float">
            <text:p>0,0025</text:p>
          </table:table-cell>
          <table:table-cell table:style-name="ce69" office:value-type="string" calcext:value-type="string">
            <text:p>POL</text:p>
          </table:table-cell>
          <table:table-cell table:style-name="ce1188" office:value-type="string" calcext:value-type="string">
            <text:p>CMASM-IDM-T48-079</text:p>
          </table:table-cell>
          <table:table-cell table:style-name="ce1321" office:value-type="string" calcext:value-type="string">
            <text:p>080622588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388" table:number-columns-repeated="3"/>
          <table:table-cell table:style-name="ce1406" office:value-type="date" office:date-value="2022-11-07" calcext:value-type="date">
            <text:p>07/11/22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285]);DATE(2024;1;1);EDATE([.N285];[.O285]))" office:value-type="date" office:date-value="2025-11-07" calcext:value-type="date">
            <text:p>07/11/25</text:p>
          </table:table-cell>
          <table:table-cell table:style-name="ce995" table:formula="of:=IF(OR([.P285]&lt;TODAY(); [.P28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1192" office:value-type="string" calcext:value-type="string">
            <text:p>CMASM</text:p>
          </table:table-cell>
          <table:table-cell table:style-name="ce1116" office:value-type="string" calcext:value-type="string">
            <text:p>NAO CALIBRAR EM 2024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88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ICROMETRO DE PROFUNDIDADE</text:p>
          </table:table-cell>
          <table:table-cell table:style-name="ce1192"/>
          <table:table-cell table:style-name="ce69" office:value-type="string" calcext:value-type="string">
            <text:p>GAGE, DIAL DEPTH STARRET .0025"-0-.0025"</text:p>
          </table:table-cell>
          <table:table-cell table:style-name="ce1188" office:value-type="float" office:value="0.0025" calcext:value-type="float">
            <text:p>0,0025</text:p>
          </table:table-cell>
          <table:table-cell table:style-name="ce69" office:value-type="string" calcext:value-type="string">
            <text:p>POL</text:p>
          </table:table-cell>
          <table:table-cell table:style-name="ce501" office:value-type="string" calcext:value-type="string">
            <text:p>CMASM-IDM-T48-138</text:p>
          </table:table-cell>
          <table:table-cell table:style-name="ce69" office:value-type="string" calcext:value-type="string">
            <text:p>080622620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8-23" calcext:value-type="date">
            <text:p>23/08/24</text:p>
          </table:table-cell>
          <table:table-cell table:style-name="ce443" office:value-type="date" office:date-value="2024-10-18" calcext:value-type="date">
            <text:p>18/10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455" office:value-type="date" office:date-value="2024-10-01" calcext:value-type="date">
            <text:p>01/10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286]);DATE(2024;1;1);EDATE([.N286];[.O286]))" office:value-type="date" office:date-value="2027-10-01" calcext:value-type="date">
            <text:p>01/10/27</text:p>
          </table:table-cell>
          <table:table-cell table:style-name="ce995" table:formula="of:=IF(OR([.P286]&lt;TODAY(); [.P286] = &quot;&quot;); &quot;DESCALIBRADO&quot;;&quot;CALIBRADO&quot;)" office:value-type="string" office:string-value="CALIBRADO" calcext:value-type="string">
            <text:p>CALIBRADO</text:p>
          </table:table-cell>
          <table:table-cell table:style-name="ce598" office:value-type="string" calcext:value-type="string">
            <text:p>MQT31117/24 </text:p>
          </table:table-cell>
          <table:table-cell table:style-name="ce1192" office:value-type="string" calcext:value-type="string">
            <text:p>CMASM</text:p>
          </table:table-cell>
          <table:table-cell table:style-name="ce682" office:value-type="string" calcext:value-type="string">
            <text:p>MQT LOTE 01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2">
          <table:table-cell table:style-name="ce1188" office:value-type="string" calcext:value-type="string">
            <text:p>MEC</text:p>
          </table:table-cell>
          <table:table-cell table:style-name="ce1192" office:value-type="string" calcext:value-type="string">
            <text:p>MICROMETRO DE PROFUNDIDADE</text:p>
          </table:table-cell>
          <table:table-cell table:style-name="ce1188"/>
          <table:table-cell table:style-name="ce69" office:value-type="string" calcext:value-type="string">
            <text:p>GAGE, DIAL DEPTH STARRET .0025"-0-.0025"</text:p>
          </table:table-cell>
          <table:table-cell table:style-name="ce1188" office:value-type="float" office:value="0.0025" calcext:value-type="float">
            <text:p>0,0025</text:p>
          </table:table-cell>
          <table:table-cell table:style-name="ce69" office:value-type="string" calcext:value-type="string">
            <text:p>POL</text:p>
          </table:table-cell>
          <table:table-cell table:style-name="ce1188" office:value-type="string" calcext:value-type="string">
            <text:p>CMASM-IDM-T48-140</text:p>
          </table:table-cell>
          <table:table-cell table:style-name="ce1321" office:value-type="string" calcext:value-type="string">
            <text:p>080622614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388" table:number-columns-repeated="3"/>
          <table:table-cell table:style-name="ce1406" office:value-type="date" office:date-value="2022-11-07" calcext:value-type="date">
            <text:p>07/11/22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287]);DATE(2024;1;1);EDATE([.N287];[.O287]))" office:value-type="date" office:date-value="2025-11-07" calcext:value-type="date">
            <text:p>07/11/25</text:p>
          </table:table-cell>
          <table:table-cell table:style-name="ce995" table:formula="of:=IF(OR([.P287]&lt;TODAY(); [.P287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1192" office:value-type="string" calcext:value-type="string">
            <text:p>CMASM</text:p>
          </table:table-cell>
          <table:table-cell table:style-name="ce1116" office:value-type="string" calcext:value-type="string">
            <text:p>NAO CALIBRAR EM 2024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ICROMETRO DE PROFUNDIDADE</text:p>
          </table:table-cell>
          <table:table-cell table:style-name="ce1192"/>
          <table:table-cell table:style-name="ce69" office:value-type="string" calcext:value-type="string">
            <text:p>MICROMETER, DEPTH 0-3" STARRETT</text:p>
          </table:table-cell>
          <table:table-cell table:style-name="ce69" office:value-type="string" calcext:value-type="string">
            <text:p>3</text:p>
          </table:table-cell>
          <table:table-cell table:style-name="ce69" office:value-type="string" calcext:value-type="string">
            <text:p>POL</text:p>
          </table:table-cell>
          <table:table-cell table:style-name="ce501" office:value-type="string" calcext:value-type="string">
            <text:p>CMASM-IDM-T48-141</text:p>
          </table:table-cell>
          <table:table-cell table:style-name="ce69"/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8-23" calcext:value-type="date">
            <text:p>23/08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455" office:value-type="date" office:date-value="2024-10-01" calcext:value-type="date">
            <text:p>01/10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288]);DATE(2024;1;1);EDATE([.N288];[.O288]))" office:value-type="date" office:date-value="2027-10-01" calcext:value-type="date">
            <text:p>01/10/27</text:p>
          </table:table-cell>
          <table:table-cell table:style-name="ce995" table:formula="of:=IF(OR([.P288]&lt;TODAY(); [.P288] = &quot;&quot;); &quot;DESCALIBRADO&quot;;&quot;CALIBRADO&quot;)" office:value-type="string" office:string-value="CALIBRADO" calcext:value-type="string">
            <text:p>CALIBRADO</text:p>
          </table:table-cell>
          <table:table-cell table:style-name="ce598" office:value-type="string" calcext:value-type="string">
            <text:p>MQT31039/24</text:p>
          </table:table-cell>
          <table:table-cell table:style-name="ce534" office:value-type="string" calcext:value-type="string">
            <text:p>CMASM</text:p>
          </table:table-cell>
          <table:table-cell table:style-name="ce1192" office:value-type="string" calcext:value-type="string">
            <text:p>MQT LOTE 01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ICROMETRO DE PROFUNDIDADE</text:p>
          </table:table-cell>
          <table:table-cell table:style-name="ce1192"/>
          <table:table-cell table:style-name="ce69" office:value-type="string" calcext:value-type="string">
            <text:p>MICROMETER, DEPTH 0-3" STARRETT</text:p>
          </table:table-cell>
          <table:table-cell table:style-name="ce69" office:value-type="string" calcext:value-type="string">
            <text:p>3</text:p>
          </table:table-cell>
          <table:table-cell table:style-name="ce69" office:value-type="string" calcext:value-type="string">
            <text:p>POL</text:p>
          </table:table-cell>
          <table:table-cell table:style-name="ce501" office:value-type="string" calcext:value-type="string">
            <text:p>CMASM-IDM-T48-227</text:p>
          </table:table-cell>
          <table:table-cell table:style-name="ce69"/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8-23" calcext:value-type="date">
            <text:p>23/08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455" office:value-type="date" office:date-value="2024-10-01" calcext:value-type="date">
            <text:p>01/10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289]);DATE(2024;1;1);EDATE([.N289];[.O289]))" office:value-type="date" office:date-value="2027-10-01" calcext:value-type="date">
            <text:p>01/10/27</text:p>
          </table:table-cell>
          <table:table-cell table:style-name="ce995" table:formula="of:=IF(OR([.P289]&lt;TODAY(); [.P289] = &quot;&quot;); &quot;DESCALIBRADO&quot;;&quot;CALIBRADO&quot;)" office:value-type="string" office:string-value="CALIBRADO" calcext:value-type="string">
            <text:p>CALIBRADO</text:p>
          </table:table-cell>
          <table:table-cell table:style-name="ce598" office:value-type="string" calcext:value-type="string">
            <text:p>MQT31041/24 </text:p>
          </table:table-cell>
          <table:table-cell table:style-name="ce534" office:value-type="string" calcext:value-type="string">
            <text:p>CMASM</text:p>
          </table:table-cell>
          <table:table-cell table:style-name="ce1309" office:value-type="string" calcext:value-type="string">
            <text:p>MQT LOTE 01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ICROMETRO DE PROFUNDIDADE</text:p>
          </table:table-cell>
          <table:table-cell table:style-name="ce1192"/>
          <table:table-cell table:style-name="ce69" office:value-type="string" calcext:value-type="string">
            <text:p>MICROMETER, DEPTH 0-3" STARRETT</text:p>
          </table:table-cell>
          <table:table-cell table:style-name="ce69" office:value-type="string" calcext:value-type="string">
            <text:p>3</text:p>
          </table:table-cell>
          <table:table-cell table:style-name="ce69" office:value-type="string" calcext:value-type="string">
            <text:p>POL</text:p>
          </table:table-cell>
          <table:table-cell table:style-name="ce501" office:value-type="string" calcext:value-type="string">
            <text:p>CMASM-IDM-T48-228</text:p>
          </table:table-cell>
          <table:table-cell table:style-name="ce69"/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443" office:value-type="date" office:date-value="2024-08-23" calcext:value-type="date">
            <text:p>23/08/24</text:p>
          </table:table-cell>
          <table:table-cell table:style-name="ce443" office:value-type="date" office:date-value="2024-10-18" calcext:value-type="date">
            <text:p>18/10/24</text:p>
          </table:table-cell>
          <table:table-cell table:style-name="ce1203" office:value-type="date" office:date-value="2024-10-16" calcext:value-type="date">
            <text:p>16/10/24</text:p>
          </table:table-cell>
          <table:table-cell table:style-name="ce388" office:value-type="date" office:date-value="2024-10-01" calcext:value-type="date">
            <text:p>01/10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290]);DATE(2024;1;1);EDATE([.N290];[.O290]))" office:value-type="date" office:date-value="2027-10-01" calcext:value-type="date">
            <text:p>01/10/27</text:p>
          </table:table-cell>
          <table:table-cell table:style-name="ce995" table:formula="of:=IF(OR([.P290]&lt;TODAY(); [.P290] = &quot;&quot;); &quot;DESCALIBRADO&quot;;&quot;CALIBRADO&quot;)" office:value-type="string" office:string-value="CALIBRADO" calcext:value-type="string">
            <text:p>CALIBRADO</text:p>
          </table:table-cell>
          <table:table-cell table:style-name="ce598" office:value-type="string" calcext:value-type="string">
            <text:p>MQT31041/24 </text:p>
          </table:table-cell>
          <table:table-cell table:style-name="ce1263" office:value-type="string" calcext:value-type="string">
            <text:p>CMASM</text:p>
          </table:table-cell>
          <table:table-cell table:style-name="ce1309" office:value-type="string" calcext:value-type="string">
            <text:p>MQT LOTE 01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ICROMETRO DE PROFUNDIDADE</text:p>
          </table:table-cell>
          <table:table-cell table:style-name="ce1192"/>
          <table:table-cell table:style-name="ce69" office:value-type="string" calcext:value-type="string">
            <text:p>MICROMETER, DEPTH 0-3" STARRETT</text:p>
          </table:table-cell>
          <table:table-cell table:style-name="ce69" office:value-type="string" calcext:value-type="string">
            <text:p>3</text:p>
          </table:table-cell>
          <table:table-cell table:style-name="ce69" office:value-type="string" calcext:value-type="string">
            <text:p>POL</text:p>
          </table:table-cell>
          <table:table-cell table:style-name="ce501" office:value-type="string" calcext:value-type="string">
            <text:p>CMASM-IDM-T48-229</text:p>
          </table:table-cell>
          <table:table-cell table:style-name="ce69"/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8-23" calcext:value-type="date">
            <text:p>23/08/24</text:p>
          </table:table-cell>
          <table:table-cell table:style-name="ce443" office:value-type="date" office:date-value="2024-10-18" calcext:value-type="date">
            <text:p>18/10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455" office:value-type="date" office:date-value="2024-10-01" calcext:value-type="date">
            <text:p>01/10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291]);DATE(2024;1;1);EDATE([.N291];[.O291]))" office:value-type="date" office:date-value="2027-10-01" calcext:value-type="date">
            <text:p>01/10/27</text:p>
          </table:table-cell>
          <table:table-cell table:style-name="ce995" table:formula="of:=IF(OR([.P291]&lt;TODAY(); [.P291] = &quot;&quot;); &quot;DESCALIBRADO&quot;;&quot;CALIBRADO&quot;)" office:value-type="string" office:string-value="CALIBRADO" calcext:value-type="string">
            <text:p>CALIBRADO</text:p>
          </table:table-cell>
          <table:table-cell table:style-name="ce598" office:value-type="string" calcext:value-type="string">
            <text:p>MQT31041/24 </text:p>
          </table:table-cell>
          <table:table-cell table:style-name="ce534" office:value-type="string" calcext:value-type="string">
            <text:p>CMASM</text:p>
          </table:table-cell>
          <table:table-cell table:style-name="ce1309" office:value-type="string" calcext:value-type="string">
            <text:p>MQT LOTE 01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ICROMETRO DE PROFUNDIDADE</text:p>
          </table:table-cell>
          <table:table-cell table:style-name="ce1192"/>
          <table:table-cell table:style-name="ce69" office:value-type="string" calcext:value-type="string">
            <text:p>MICROMETER, DEPTH 0-3" STARRETT</text:p>
          </table:table-cell>
          <table:table-cell table:style-name="ce69" office:value-type="string" calcext:value-type="string">
            <text:p>3</text:p>
          </table:table-cell>
          <table:table-cell table:style-name="ce69" office:value-type="string" calcext:value-type="string">
            <text:p>POL</text:p>
          </table:table-cell>
          <table:table-cell table:style-name="ce501" office:value-type="string" calcext:value-type="string">
            <text:p>CMASM-IDM-T48-230</text:p>
          </table:table-cell>
          <table:table-cell table:style-name="ce69"/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8-23" calcext:value-type="date">
            <text:p>23/08/24</text:p>
          </table:table-cell>
          <table:table-cell table:style-name="ce443" office:value-type="date" office:date-value="2024-10-18" calcext:value-type="date">
            <text:p>18/10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455" office:value-type="date" office:date-value="2024-10-01" calcext:value-type="date">
            <text:p>01/10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292]);DATE(2024;1;1);EDATE([.N292];[.O292]))" office:value-type="date" office:date-value="2027-10-01" calcext:value-type="date">
            <text:p>01/10/27</text:p>
          </table:table-cell>
          <table:table-cell table:style-name="ce995" table:formula="of:=IF(OR([.P292]&lt;TODAY(); [.P292] = &quot;&quot;); &quot;DESCALIBRADO&quot;;&quot;CALIBRADO&quot;)" office:value-type="string" office:string-value="CALIBRADO" calcext:value-type="string">
            <text:p>CALIBRADO</text:p>
          </table:table-cell>
          <table:table-cell table:style-name="ce598" office:value-type="string" calcext:value-type="string">
            <text:p>MQT31030/24 </text:p>
          </table:table-cell>
          <table:table-cell table:style-name="ce534" office:value-type="string" calcext:value-type="string">
            <text:p>CMASM</text:p>
          </table:table-cell>
          <table:table-cell table:style-name="ce1309" office:value-type="string" calcext:value-type="string">
            <text:p>MQT LOTE 01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ICROMETRO DE PROFUNDIDADE</text:p>
          </table:table-cell>
          <table:table-cell table:style-name="ce1192"/>
          <table:table-cell table:style-name="ce69" office:value-type="string" calcext:value-type="string">
            <text:p>MICROMETER, DEPTH 0-3" STARRETT</text:p>
          </table:table-cell>
          <table:table-cell table:style-name="ce69" office:value-type="string" calcext:value-type="string">
            <text:p>3</text:p>
          </table:table-cell>
          <table:table-cell table:style-name="ce69" office:value-type="string" calcext:value-type="string">
            <text:p>POL</text:p>
          </table:table-cell>
          <table:table-cell table:style-name="ce501" office:value-type="string" calcext:value-type="string">
            <text:p>CMASM-IDM-T48-231</text:p>
          </table:table-cell>
          <table:table-cell table:style-name="ce69"/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8-23" calcext:value-type="date">
            <text:p>23/08/24</text:p>
          </table:table-cell>
          <table:table-cell table:style-name="ce443" office:value-type="string" calcext:value-type="string">
            <text:p>18/109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455" office:value-type="date" office:date-value="2024-10-01" calcext:value-type="date">
            <text:p>01/10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293]);DATE(2024;1;1);EDATE([.N293];[.O293]))" office:value-type="date" office:date-value="2027-10-01" calcext:value-type="date">
            <text:p>01/10/27</text:p>
          </table:table-cell>
          <table:table-cell table:style-name="ce995" table:formula="of:=IF(OR([.P293]&lt;TODAY(); [.P293] = &quot;&quot;); &quot;DESCALIBRADO&quot;;&quot;CALIBRADO&quot;)" office:value-type="string" office:string-value="CALIBRADO" calcext:value-type="string">
            <text:p>CALIBRADO</text:p>
          </table:table-cell>
          <table:table-cell table:style-name="ce598" office:value-type="string" calcext:value-type="string">
            <text:p>MQT31038/24</text:p>
          </table:table-cell>
          <table:table-cell table:style-name="ce534" office:value-type="string" calcext:value-type="string">
            <text:p>CMASM</text:p>
          </table:table-cell>
          <table:table-cell table:style-name="ce1309" office:value-type="string" calcext:value-type="string">
            <text:p>MQT LOTE 01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ICROMETRO DE PROFUNDIDADE</text:p>
          </table:table-cell>
          <table:table-cell table:style-name="ce1192"/>
          <table:table-cell table:style-name="ce69" office:value-type="string" calcext:value-type="string">
            <text:p>GAGE, DIAL DEPTH STARRET .0025"-0-.0025"</text:p>
          </table:table-cell>
          <table:table-cell table:style-name="ce1188" office:value-type="float" office:value="0.0025" calcext:value-type="float">
            <text:p>0,0025</text:p>
          </table:table-cell>
          <table:table-cell table:style-name="ce69" office:value-type="string" calcext:value-type="string">
            <text:p>POL</text:p>
          </table:table-cell>
          <table:table-cell table:style-name="ce501" office:value-type="string" calcext:value-type="string">
            <text:p>CMASM-IDM-T48-232</text:p>
          </table:table-cell>
          <table:table-cell table:style-name="ce69" office:value-type="string" calcext:value-type="string">
            <text:p>80622591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8-23" calcext:value-type="date">
            <text:p>23/08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55" office:value-type="date" office:date-value="2024-10-01" calcext:value-type="date">
            <text:p>01/10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294]);DATE(2024;1;1);EDATE([.N294];[.O294]))" office:value-type="date" office:date-value="2027-10-01" calcext:value-type="date">
            <text:p>01/10/27</text:p>
          </table:table-cell>
          <table:table-cell table:style-name="ce995" table:formula="of:=IF(OR([.P294]&lt;TODAY(); [.P294] = &quot;&quot;); &quot;DESCALIBRADO&quot;;&quot;CALIBRADO&quot;)" office:value-type="string" office:string-value="CALIBRADO" calcext:value-type="string">
            <text:p>CALIBRADO</text:p>
          </table:table-cell>
          <table:table-cell table:style-name="ce598" office:value-type="string" calcext:value-type="string">
            <text:p>MQT31111/24</text:p>
          </table:table-cell>
          <table:table-cell table:style-name="ce1192" office:value-type="string" calcext:value-type="string">
            <text:p>CMASM</text:p>
          </table:table-cell>
          <table:table-cell table:style-name="ce1309" office:value-type="string" calcext:value-type="string">
            <text:p>MQT LOTE 01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88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ICROMETRO DE PROFUNDIDADE</text:p>
          </table:table-cell>
          <table:table-cell table:style-name="ce1192"/>
          <table:table-cell table:style-name="ce69" office:value-type="string" calcext:value-type="string">
            <text:p>GAGE, DIAL DEPTH STARRET .0025"-0-.0025"</text:p>
          </table:table-cell>
          <table:table-cell table:style-name="ce1188" office:value-type="float" office:value="0.0025" calcext:value-type="float">
            <text:p>0,0025</text:p>
          </table:table-cell>
          <table:table-cell table:style-name="ce69" office:value-type="string" calcext:value-type="string">
            <text:p>POL</text:p>
          </table:table-cell>
          <table:table-cell table:style-name="ce501" office:value-type="string" calcext:value-type="string">
            <text:p>CMASM-IDM-T48-233</text:p>
          </table:table-cell>
          <table:table-cell table:style-name="ce69" office:value-type="string" calcext:value-type="string">
            <text:p>J-412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8-23" calcext:value-type="date">
            <text:p>23/08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455" office:value-type="date" office:date-value="2024-10-01" calcext:value-type="date">
            <text:p>01/10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295]);DATE(2024;1;1);EDATE([.N295];[.O295]))" office:value-type="date" office:date-value="2027-10-01" calcext:value-type="date">
            <text:p>01/10/27</text:p>
          </table:table-cell>
          <table:table-cell table:style-name="ce995" table:formula="of:=IF(OR([.P295]&lt;TODAY(); [.P295] = &quot;&quot;); &quot;DESCALIBRADO&quot;;&quot;CALIBRADO&quot;)" office:value-type="string" office:string-value="CALIBRADO" calcext:value-type="string">
            <text:p>CALIBRADO</text:p>
          </table:table-cell>
          <table:table-cell table:style-name="ce598" office:value-type="string" calcext:value-type="string">
            <text:p>MQT31115/24 </text:p>
          </table:table-cell>
          <table:table-cell table:style-name="ce1192" office:value-type="string" calcext:value-type="string">
            <text:p>CMASM</text:p>
          </table:table-cell>
          <table:table-cell table:style-name="ce1309" office:value-type="string" calcext:value-type="string">
            <text:p>MQT LOTE 01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88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MICROMETRO DE PROFUNDIDADE</text:p>
          </table:table-cell>
          <table:table-cell table:style-name="ce1188"/>
          <table:table-cell table:style-name="ce69" office:value-type="string" calcext:value-type="string">
            <text:p>RELOGIO COMPARADOR .050"-0-.050"</text:p>
          </table:table-cell>
          <table:table-cell table:style-name="ce69" office:value-type="string" calcext:value-type="string">
            <text:p>0,05</text:p>
          </table:table-cell>
          <table:table-cell table:style-name="ce69" office:value-type="string" calcext:value-type="string">
            <text:p>POL</text:p>
          </table:table-cell>
          <table:table-cell table:style-name="ce501" office:value-type="string" calcext:value-type="string">
            <text:p>CMASM-IDM-T48-235</text:p>
          </table:table-cell>
          <table:table-cell table:style-name="ce69" office:value-type="string" calcext:value-type="string">
            <text:p>201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8-23" calcext:value-type="date">
            <text:p>23/08/24</text:p>
          </table:table-cell>
          <table:table-cell table:style-name="ce443" office:value-type="date" office:date-value="2024-10-18" calcext:value-type="date">
            <text:p>18/10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455" office:value-type="date" office:date-value="2024-10-01" calcext:value-type="date">
            <text:p>01/10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296]);DATE(2024;1;1);EDATE([.N296];[.O296]))" office:value-type="date" office:date-value="2026-10-01" calcext:value-type="date">
            <text:p>01/10/26</text:p>
          </table:table-cell>
          <table:table-cell table:style-name="ce995" table:formula="of:=IF(OR([.P296]&lt;TODAY(); [.P296] = &quot;&quot;); &quot;DESCALIBRADO&quot;;&quot;CALIBRADO&quot;)" office:value-type="string" office:string-value="CALIBRADO" calcext:value-type="string">
            <text:p>CALIBRADO</text:p>
          </table:table-cell>
          <table:table-cell table:style-name="ce598" office:value-type="string" calcext:value-type="string">
            <text:p>MQT31106/24 </text:p>
          </table:table-cell>
          <table:table-cell table:style-name="ce534" office:value-type="string" calcext:value-type="string">
            <text:p>CMASM</text:p>
          </table:table-cell>
          <table:table-cell table:style-name="ce1309" office:value-type="string" calcext:value-type="string">
            <text:p>MQT LOTE 01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MICROMETRO DE PROFUNDIDADE</text:p>
          </table:table-cell>
          <table:table-cell table:style-name="ce1188"/>
          <table:table-cell table:style-name="ce69" office:value-type="string" calcext:value-type="string">
            <text:p>RELOGIO COMPARADOR .050"-0-.050"</text:p>
          </table:table-cell>
          <table:table-cell table:style-name="ce69" office:value-type="string" calcext:value-type="string">
            <text:p>0,05</text:p>
          </table:table-cell>
          <table:table-cell table:style-name="ce69" office:value-type="string" calcext:value-type="string">
            <text:p>POL</text:p>
          </table:table-cell>
          <table:table-cell table:style-name="ce501" office:value-type="string" calcext:value-type="string">
            <text:p>CMASM-IDM-T48-236</text:p>
          </table:table-cell>
          <table:table-cell table:style-name="ce69" office:value-type="string" calcext:value-type="string">
            <text:p>03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8-23" calcext:value-type="date">
            <text:p>23/08/24</text:p>
          </table:table-cell>
          <table:table-cell table:style-name="ce443" office:value-type="date" office:date-value="2024-10-18" calcext:value-type="date">
            <text:p>18/10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455" office:value-type="date" office:date-value="2024-10-01" calcext:value-type="date">
            <text:p>01/10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297]);DATE(2024;1;1);EDATE([.N297];[.O297]))" office:value-type="date" office:date-value="2026-10-01" calcext:value-type="date">
            <text:p>01/10/26</text:p>
          </table:table-cell>
          <table:table-cell table:style-name="ce995" table:formula="of:=IF(OR([.P297]&lt;TODAY(); [.P297] = &quot;&quot;); &quot;DESCALIBRADO&quot;;&quot;CALIBRADO&quot;)" office:value-type="string" office:string-value="CALIBRADO" calcext:value-type="string">
            <text:p>CALIBRADO</text:p>
          </table:table-cell>
          <table:table-cell table:style-name="ce598" office:value-type="string" calcext:value-type="string">
            <text:p>MQT31102/24</text:p>
          </table:table-cell>
          <table:table-cell table:style-name="ce534" office:value-type="string" calcext:value-type="string">
            <text:p>CMASM</text:p>
          </table:table-cell>
          <table:table-cell table:style-name="ce682" office:value-type="string" calcext:value-type="string">
            <text:p>MQT LOTE 01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MICROMETRO DE PROFUNDIDADE</text:p>
          </table:table-cell>
          <table:table-cell table:style-name="ce1188"/>
          <table:table-cell table:style-name="ce69" office:value-type="string" calcext:value-type="string">
            <text:p>RELOGIO COMPARADOR .050"-0-.050"</text:p>
          </table:table-cell>
          <table:table-cell table:style-name="ce69" office:value-type="string" calcext:value-type="string">
            <text:p>0,05</text:p>
          </table:table-cell>
          <table:table-cell table:style-name="ce69" office:value-type="string" calcext:value-type="string">
            <text:p>POL</text:p>
          </table:table-cell>
          <table:table-cell table:style-name="ce501" office:value-type="string" calcext:value-type="string">
            <text:p>CMASM-IDM-T48-237</text:p>
          </table:table-cell>
          <table:table-cell table:style-name="ce69"/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8-23" calcext:value-type="date">
            <text:p>23/08/24</text:p>
          </table:table-cell>
          <table:table-cell table:style-name="ce443" office:value-type="date" office:date-value="2024-10-18" calcext:value-type="date">
            <text:p>18/10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455" office:value-type="date" office:date-value="2024-10-01" calcext:value-type="date">
            <text:p>01/10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298]);DATE(2024;1;1);EDATE([.N298];[.O298]))" office:value-type="date" office:date-value="2026-10-01" calcext:value-type="date">
            <text:p>01/10/26</text:p>
          </table:table-cell>
          <table:table-cell table:style-name="ce995" table:formula="of:=IF(OR([.P298]&lt;TODAY(); [.P298] = &quot;&quot;); &quot;DESCALIBRADO&quot;;&quot;CALIBRADO&quot;)" office:value-type="string" office:string-value="CALIBRADO" calcext:value-type="string">
            <text:p>CALIBRADO</text:p>
          </table:table-cell>
          <table:table-cell table:style-name="ce598" office:value-type="string" calcext:value-type="string">
            <text:p>MQT31108/24 </text:p>
          </table:table-cell>
          <table:table-cell table:style-name="ce534" office:value-type="string" calcext:value-type="string">
            <text:p>CMASM</text:p>
          </table:table-cell>
          <table:table-cell table:style-name="ce1309" office:value-type="string" calcext:value-type="string">
            <text:p>MQT LOTE 01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2">
          <table:table-cell table:style-name="ce1107" office:value-type="string" calcext:value-type="string">
            <text:p>MEC</text:p>
          </table:table-cell>
          <table:table-cell table:style-name="ce1107" office:value-type="string" calcext:value-type="string">
            <text:p>MICROMETRO DE PROFUNDIDADE</text:p>
          </table:table-cell>
          <table:table-cell table:style-name="ce1107"/>
          <table:table-cell table:style-name="ce397" office:value-type="string" calcext:value-type="string">
            <text:p>RELOGIO COMPARADOR .050"-0-.050"</text:p>
          </table:table-cell>
          <table:table-cell table:style-name="ce397" office:value-type="string" calcext:value-type="string">
            <text:p>0,05</text:p>
          </table:table-cell>
          <table:table-cell table:style-name="ce397" office:value-type="string" calcext:value-type="string">
            <text:p>POL</text:p>
          </table:table-cell>
          <table:table-cell table:style-name="ce503" office:value-type="string" calcext:value-type="string">
            <text:p>CMASM-IDM-T48-343</text:p>
          </table:table-cell>
          <table:table-cell table:style-name="ce397" office:value-type="string" calcext:value-type="string">
            <text:p>1498</text:p>
          </table:table-cell>
          <table:table-cell table:style-name="ce1202" office:value-type="string" calcext:value-type="string">
            <text:p>MK-48</text:p>
          </table:table-cell>
          <table:table-cell table:style-name="ce553"/>
          <table:table-cell table:style-name="ce638" office:value-type="date" office:date-value="2024-08-23" calcext:value-type="date">
            <text:p>23/08/24</text:p>
          </table:table-cell>
          <table:table-cell table:style-name="ce638" office:value-type="date" office:date-value="2024-10-18" calcext:value-type="date">
            <text:p>18/10/24</text:p>
          </table:table-cell>
          <table:table-cell table:style-name="ce638" office:value-type="date" office:date-value="2024-10-16" calcext:value-type="date">
            <text:p>16/10/24</text:p>
          </table:table-cell>
          <table:table-cell table:style-name="ce1000" office:value-type="date" office:date-value="2022-11-07" calcext:value-type="date">
            <text:p>07/11/22</text:p>
          </table:table-cell>
          <table:table-cell table:style-name="ce504" office:value-type="float" office:value="12" calcext:value-type="float">
            <text:p>12</text:p>
          </table:table-cell>
          <table:table-cell table:style-name="ce487" table:formula="of:=IF(ISBLANK([.N299]);DATE(2024;1;1);EDATE([.N299];[.O299]))" office:value-type="date" office:date-value="2023-11-07" calcext:value-type="date">
            <text:p>07/11/23</text:p>
          </table:table-cell>
          <table:table-cell table:style-name="ce525" table:formula="of:=IF(OR([.P299]&lt;TODAY(); [.P29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07" office:value-type="string" calcext:value-type="string">
            <text:p>CERTIFICADO?</text:p>
          </table:table-cell>
          <table:table-cell table:style-name="ce1290" office:value-type="string" calcext:value-type="string">
            <text:p>CMASM</text:p>
          </table:table-cell>
          <table:table-cell table:style-name="ce1333"/>
          <table:table-cell table:style-name="ce1155" office:value-type="currency" office:currency="BRL" office:value="84.33" calcext:value-type="currency">
            <text:p>R$ 84,33</text:p>
          </table:table-cell>
          <table:table-cell table:style-name="ce1107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NÍVEL LINEAR DE PRECISÃO</text:p>
          </table:table-cell>
          <table:table-cell table:style-name="ce1188"/>
          <table:table-cell table:style-name="ce69" office:value-type="string" calcext:value-type="string">
            <text:p>LEVEL, PRECISION</text:p>
          </table:table-cell>
          <table:table-cell table:style-name="ce69" table:number-columns-repeated="2"/>
          <table:table-cell table:style-name="ce500" office:value-type="string" calcext:value-type="string">
            <text:p>CMASM-IDM-T48-020</text:p>
          </table:table-cell>
          <table:table-cell table:style-name="ce69"/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1402" office:value-type="date" office:date-value="2024-08-23" calcext:value-type="date">
            <text:p>23/08/24</text:p>
          </table:table-cell>
          <table:table-cell table:style-name="ce388" office:value-type="date" office:date-value="2024-09-16" calcext:value-type="date">
            <text:p>16/09/24</text:p>
          </table:table-cell>
          <table:table-cell table:style-name="ce388" office:value-type="date" office:date-value="2024-10-30" calcext:value-type="date">
            <text:p>30/10/24</text:p>
          </table:table-cell>
          <table:table-cell table:style-name="ce1406" office:value-type="date" office:date-value="2024-10-22" calcext:value-type="date">
            <text:p>22/10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300]);DATE(2024;1;1);EDATE([.N300];[.O300]))" office:value-type="date" office:date-value="2027-10-22" calcext:value-type="date">
            <text:p>22/10/27</text:p>
          </table:table-cell>
          <table:table-cell table:style-name="ce995" table:formula="of:=IF(OR([.P300]&lt;TODAY(); [.P300] = &quot;&quot;); &quot;DESCALIBRADO&quot;;&quot;CALIBRADO&quot;)" office:value-type="string" office:string-value="CALIBRADO" calcext:value-type="string">
            <text:p>CALIBRADO</text:p>
          </table:table-cell>
          <table:table-cell table:style-name="ce1170" office:value-type="string" calcext:value-type="string">
            <text:p>falta certificado </text:p>
          </table:table-cell>
          <table:table-cell table:style-name="ce580" office:value-type="string" calcext:value-type="string">
            <text:p>CMASM</text:p>
          </table:table-cell>
          <table:table-cell table:style-name="ce1116" office:value-type="string" calcext:value-type="string">
            <text:p>MSMI LOTE 01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PAQUÍMETRO </text:p>
          </table:table-cell>
          <table:table-cell table:style-name="ce24"/>
          <table:table-cell table:style-name="ce69" office:value-type="string" calcext:value-type="string">
            <text:p>PAQUIMETRO <text:s/>6"</text:p>
          </table:table-cell>
          <table:table-cell table:style-name="ce69" office:value-type="string" calcext:value-type="string">
            <text:p>6</text:p>
          </table:table-cell>
          <table:table-cell table:style-name="ce69" office:value-type="string" calcext:value-type="string">
            <text:p>POL</text:p>
          </table:table-cell>
          <table:table-cell table:style-name="ce501" office:value-type="string" calcext:value-type="string">
            <text:p>CMASM-IDM-T48-107</text:p>
          </table:table-cell>
          <table:table-cell table:style-name="ce1321" office:value-type="string" calcext:value-type="string">
            <text:p>8S20626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1402" office:value-type="date" office:date-value="2024-08-23" calcext:value-type="date">
            <text:p>23/08/24</text:p>
          </table:table-cell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10-30" calcext:value-type="date">
            <text:p>30/10/24</text:p>
          </table:table-cell>
          <table:table-cell table:style-name="ce1406" office:value-type="date" office:date-value="2024-10-21" calcext:value-type="date">
            <text:p>21/10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301]);DATE(2024;1;1);EDATE([.N301];[.O301]))" office:value-type="date" office:date-value="2027-10-21" calcext:value-type="date">
            <text:p>21/10/27</text:p>
          </table:table-cell>
          <table:table-cell table:style-name="ce1036" table:formula="of:=IF(OR([.P301]&lt;TODAY(); [.P301] = &quot;&quot;); &quot;DESCALIBRADO&quot;;&quot;CALIBRADO&quot;)" office:value-type="string" office:string-value="CALIBRADO" calcext:value-type="string">
            <text:p>CALIBRADO</text:p>
          </table:table-cell>
          <table:table-cell table:style-name="ce1170" office:value-type="string" calcext:value-type="string">
            <text:p>falta certificado </text:p>
          </table:table-cell>
          <table:table-cell table:style-name="ce580" office:value-type="string" calcext:value-type="string">
            <text:p>CMASM</text:p>
          </table:table-cell>
          <table:table-cell table:style-name="ce1116" office:value-type="string" calcext:value-type="string">
            <text:p>MSMI LOTE 01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PAQUÍMETRO </text:p>
          </table:table-cell>
          <table:table-cell table:style-name="ce24"/>
          <table:table-cell table:style-name="ce69" office:value-type="string" calcext:value-type="string">
            <text:p>PAQUIMETRO <text:s/>6"</text:p>
          </table:table-cell>
          <table:table-cell table:style-name="ce69" office:value-type="string" calcext:value-type="string">
            <text:p>6</text:p>
          </table:table-cell>
          <table:table-cell table:style-name="ce69" office:value-type="string" calcext:value-type="string">
            <text:p>POL</text:p>
          </table:table-cell>
          <table:table-cell table:style-name="ce501" office:value-type="string" calcext:value-type="string">
            <text:p>CMASM-IDM-T48-111</text:p>
          </table:table-cell>
          <table:table-cell table:style-name="ce1321" office:value-type="string" calcext:value-type="string">
            <text:p>8010072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1402" office:value-type="date" office:date-value="2024-08-23" calcext:value-type="date">
            <text:p>23/08/24</text:p>
          </table:table-cell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10-30" calcext:value-type="date">
            <text:p>30/10/24</text:p>
          </table:table-cell>
          <table:table-cell table:style-name="ce1406" office:value-type="date" office:date-value="2024-10-21" calcext:value-type="date">
            <text:p>21/10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302]);DATE(2024;1;1);EDATE([.N302];[.O302]))" office:value-type="date" office:date-value="2027-10-21" calcext:value-type="date">
            <text:p>21/10/27</text:p>
          </table:table-cell>
          <table:table-cell table:style-name="ce1036" table:formula="of:=IF(OR([.P302]&lt;TODAY(); [.P302] = &quot;&quot;); &quot;DESCALIBRADO&quot;;&quot;CALIBRADO&quot;)" office:value-type="string" office:string-value="CALIBRADO" calcext:value-type="string">
            <text:p>CALIBRADO</text:p>
          </table:table-cell>
          <table:table-cell table:style-name="ce1170" office:value-type="string" calcext:value-type="string">
            <text:p>falta certificado </text:p>
          </table:table-cell>
          <table:table-cell table:style-name="ce580" office:value-type="string" calcext:value-type="string">
            <text:p>CMASM</text:p>
          </table:table-cell>
          <table:table-cell table:style-name="ce1116" office:value-type="string" calcext:value-type="string">
            <text:p>MSMI LOTE 01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PAQUÍMETRO </text:p>
          </table:table-cell>
          <table:table-cell table:style-name="ce24"/>
          <table:table-cell table:style-name="ce69" office:value-type="string" calcext:value-type="string">
            <text:p>PAQUIMETRO <text:s/>6"</text:p>
          </table:table-cell>
          <table:table-cell table:style-name="ce69" office:value-type="string" calcext:value-type="string">
            <text:p>6</text:p>
          </table:table-cell>
          <table:table-cell table:style-name="ce69" office:value-type="string" calcext:value-type="string">
            <text:p>POL</text:p>
          </table:table-cell>
          <table:table-cell table:style-name="ce501" office:value-type="string" calcext:value-type="string">
            <text:p>CMASM-IDM-T48-113</text:p>
          </table:table-cell>
          <table:table-cell table:style-name="ce1321" office:value-type="string" calcext:value-type="string">
            <text:p>803079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1402" office:value-type="date" office:date-value="2024-08-23" calcext:value-type="date">
            <text:p>23/08/24</text:p>
          </table:table-cell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10-30" calcext:value-type="date">
            <text:p>30/10/24</text:p>
          </table:table-cell>
          <table:table-cell table:style-name="ce1406" office:value-type="date" office:date-value="2024-10-21" calcext:value-type="date">
            <text:p>21/10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303]);DATE(2024;1;1);EDATE([.N303];[.O303]))" office:value-type="date" office:date-value="2027-10-21" calcext:value-type="date">
            <text:p>21/10/27</text:p>
          </table:table-cell>
          <table:table-cell table:style-name="ce1036" table:formula="of:=IF(OR([.P303]&lt;TODAY(); [.P303] = &quot;&quot;); &quot;DESCALIBRADO&quot;;&quot;CALIBRADO&quot;)" office:value-type="string" office:string-value="CALIBRADO" calcext:value-type="string">
            <text:p>CALIBRADO</text:p>
          </table:table-cell>
          <table:table-cell table:style-name="ce1170" office:value-type="string" calcext:value-type="string">
            <text:p>falta certificado </text:p>
          </table:table-cell>
          <table:table-cell table:style-name="ce580" office:value-type="string" calcext:value-type="string">
            <text:p>CMASM</text:p>
          </table:table-cell>
          <table:table-cell table:style-name="ce1116" office:value-type="string" calcext:value-type="string">
            <text:p>MSMI LOTE 01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PAQUÍMETRO </text:p>
          </table:table-cell>
          <table:table-cell table:style-name="ce24"/>
          <table:table-cell table:style-name="ce69" office:value-type="string" calcext:value-type="string">
            <text:p>PAQUIMETRO <text:s/>6"</text:p>
          </table:table-cell>
          <table:table-cell table:style-name="ce69" office:value-type="string" calcext:value-type="string">
            <text:p>6</text:p>
          </table:table-cell>
          <table:table-cell table:style-name="ce69" office:value-type="string" calcext:value-type="string">
            <text:p>POL</text:p>
          </table:table-cell>
          <table:table-cell table:style-name="ce501" office:value-type="string" calcext:value-type="string">
            <text:p>CMASM-IDM-T48-114</text:p>
          </table:table-cell>
          <table:table-cell table:style-name="ce1321" office:value-type="string" calcext:value-type="string">
            <text:p>8L10405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1402" office:value-type="date" office:date-value="2024-08-23" calcext:value-type="date">
            <text:p>23/08/24</text:p>
          </table:table-cell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10-30" calcext:value-type="date">
            <text:p>30/10/24</text:p>
          </table:table-cell>
          <table:table-cell table:style-name="ce1406" office:value-type="date" office:date-value="2024-10-21" calcext:value-type="date">
            <text:p>21/10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304]);DATE(2024;1;1);EDATE([.N304];[.O304]))" office:value-type="date" office:date-value="2027-10-21" calcext:value-type="date">
            <text:p>21/10/27</text:p>
          </table:table-cell>
          <table:table-cell table:style-name="ce1036" table:formula="of:=IF(OR([.P304]&lt;TODAY(); [.P304] = &quot;&quot;); &quot;DESCALIBRADO&quot;;&quot;CALIBRADO&quot;)" office:value-type="string" office:string-value="CALIBRADO" calcext:value-type="string">
            <text:p>CALIBRADO</text:p>
          </table:table-cell>
          <table:table-cell table:style-name="ce1170" office:value-type="string" calcext:value-type="string">
            <text:p>falta certificado </text:p>
          </table:table-cell>
          <table:table-cell table:style-name="ce580" office:value-type="string" calcext:value-type="string">
            <text:p>CMASM</text:p>
          </table:table-cell>
          <table:table-cell table:style-name="ce1116" office:value-type="string" calcext:value-type="string">
            <text:p>MSMI LOTE 01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PAQUÍMETRO </text:p>
          </table:table-cell>
          <table:table-cell table:style-name="ce24"/>
          <table:table-cell table:style-name="ce69" office:value-type="string" calcext:value-type="string">
            <text:p>PAQUIMETRO <text:s/>6"</text:p>
          </table:table-cell>
          <table:table-cell table:style-name="ce69" office:value-type="string" calcext:value-type="string">
            <text:p>6</text:p>
          </table:table-cell>
          <table:table-cell table:style-name="ce69" office:value-type="string" calcext:value-type="string">
            <text:p>POL</text:p>
          </table:table-cell>
          <table:table-cell table:style-name="ce501" office:value-type="string" calcext:value-type="string">
            <text:p>CMASM-IDM-T48-136</text:p>
          </table:table-cell>
          <table:table-cell table:style-name="ce1321" office:value-type="string" calcext:value-type="string">
            <text:p>8L20801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1402" office:value-type="date" office:date-value="2024-08-23" calcext:value-type="date">
            <text:p>23/08/24</text:p>
          </table:table-cell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10-30" calcext:value-type="date">
            <text:p>30/10/24</text:p>
          </table:table-cell>
          <table:table-cell table:style-name="ce1406" office:value-type="date" office:date-value="2024-10-21" calcext:value-type="date">
            <text:p>21/10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305]);DATE(2024;1;1);EDATE([.N305];[.O305]))" office:value-type="date" office:date-value="2027-10-21" calcext:value-type="date">
            <text:p>21/10/27</text:p>
          </table:table-cell>
          <table:table-cell table:style-name="ce1036" table:formula="of:=IF(OR([.P305]&lt;TODAY(); [.P305] = &quot;&quot;); &quot;DESCALIBRADO&quot;;&quot;CALIBRADO&quot;)" office:value-type="string" office:string-value="CALIBRADO" calcext:value-type="string">
            <text:p>CALIBRADO</text:p>
          </table:table-cell>
          <table:table-cell table:style-name="ce1170" office:value-type="string" calcext:value-type="string">
            <text:p>falta certificado </text:p>
          </table:table-cell>
          <table:table-cell table:style-name="ce580" office:value-type="string" calcext:value-type="string">
            <text:p>CMASM</text:p>
          </table:table-cell>
          <table:table-cell table:style-name="ce1116" office:value-type="string" calcext:value-type="string">
            <text:p>MSMI LOTE 01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07" office:value-type="string" calcext:value-type="string">
            <text:p>PAQUÍMETRO </text:p>
          </table:table-cell>
          <table:table-cell table:style-name="ce225"/>
          <table:table-cell table:style-name="ce397" office:value-type="string" calcext:value-type="string">
            <text:p>PAQUIMETRO <text:s/>6"</text:p>
          </table:table-cell>
          <table:table-cell table:style-name="ce397" office:value-type="string" calcext:value-type="string">
            <text:p>6</text:p>
          </table:table-cell>
          <table:table-cell table:style-name="ce397" office:value-type="string" calcext:value-type="string">
            <text:p>POL</text:p>
          </table:table-cell>
          <table:table-cell table:style-name="ce503" office:value-type="string" calcext:value-type="string">
            <text:p>CMASM-IDM-T48-139</text:p>
          </table:table-cell>
          <table:table-cell table:style-name="ce504" office:value-type="string" calcext:value-type="string">
            <text:p>8S20972</text:p>
          </table:table-cell>
          <table:table-cell table:style-name="ce1202" office:value-type="string" calcext:value-type="string">
            <text:p>MK-48</text:p>
          </table:table-cell>
          <table:table-cell table:style-name="ce553"/>
          <table:table-cell table:style-name="ce811" office:value-type="date" office:date-value="2024-08-23" calcext:value-type="date">
            <text:p>23/08/24</text:p>
          </table:table-cell>
          <table:table-cell table:style-name="ce638" table:number-columns-repeated="2"/>
          <table:table-cell table:style-name="ce1001" office:value-type="date" office:date-value="2020-08-13" calcext:value-type="date">
            <text:p>13/08/20</text:p>
          </table:table-cell>
          <table:table-cell table:style-name="ce504" office:value-type="float" office:value="36" calcext:value-type="float">
            <text:p>36</text:p>
          </table:table-cell>
          <table:table-cell table:style-name="ce487" table:formula="of:=IF(ISBLANK([.N306]);DATE(2024;1;1);EDATE([.N306];[.O306]))" office:value-type="date" office:date-value="2023-08-13" calcext:value-type="date">
            <text:p>13/08/23</text:p>
          </table:table-cell>
          <table:table-cell table:style-name="ce525" table:formula="of:=IF(OR([.P306]&lt;TODAY(); [.P30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07"/>
          <table:table-cell table:style-name="ce1074" office:value-type="string" calcext:value-type="string">
            <text:p>CMASM</text:p>
          </table:table-cell>
          <table:table-cell table:style-name="ce1333" office:value-type="string" calcext:value-type="string">
            <text:p>RETIRADO NO DIA DA COLETA </text:p>
            <text:p><text:span text:style-name="T2">MQT LOTE 02</text:span></text:p>
          </table:table-cell>
          <table:table-cell table:style-name="ce1155" office:value-type="currency" office:currency="BRL" office:value="84.33" calcext:value-type="currency">
            <text:p>R$ 84,33</text:p>
          </table:table-cell>
          <table:table-cell table:style-name="ce1107" table:number-columns-repeated="2"/>
          <table:table-cell table:style-name="ce1202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PAQUÍMETRO </text:p>
          </table:table-cell>
          <table:table-cell table:style-name="ce24"/>
          <table:table-cell table:style-name="ce69" office:value-type="string" calcext:value-type="string">
            <text:p>PAQUIMETRO <text:s/>6"</text:p>
          </table:table-cell>
          <table:table-cell table:style-name="ce69" office:value-type="string" calcext:value-type="string">
            <text:p>6</text:p>
          </table:table-cell>
          <table:table-cell table:style-name="ce69" office:value-type="string" calcext:value-type="string">
            <text:p>POL</text:p>
          </table:table-cell>
          <table:table-cell table:style-name="ce501" office:value-type="string" calcext:value-type="string">
            <text:p>CMASM-IDM-T48-168</text:p>
          </table:table-cell>
          <table:table-cell table:style-name="ce1321" office:value-type="string" calcext:value-type="string">
            <text:p>8S30495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1402" office:value-type="date" office:date-value="2024-08-23" calcext:value-type="date">
            <text:p>23/08/24</text:p>
          </table:table-cell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10-30" calcext:value-type="date">
            <text:p>30/10/24</text:p>
          </table:table-cell>
          <table:table-cell table:style-name="ce1406" office:value-type="date" office:date-value="2024-10-21" calcext:value-type="date">
            <text:p>21/10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307]);DATE(2024;1;1);EDATE([.N307];[.O307]))" office:value-type="date" office:date-value="2027-10-21" calcext:value-type="date">
            <text:p>21/10/27</text:p>
          </table:table-cell>
          <table:table-cell table:style-name="ce1036" table:formula="of:=IF(OR([.P307]&lt;TODAY(); [.P307] = &quot;&quot;); &quot;DESCALIBRADO&quot;;&quot;CALIBRADO&quot;)" office:value-type="string" office:string-value="CALIBRADO" calcext:value-type="string">
            <text:p>CALIBRADO</text:p>
          </table:table-cell>
          <table:table-cell table:style-name="ce1170" office:value-type="string" calcext:value-type="string">
            <text:p>falta certificado </text:p>
          </table:table-cell>
          <table:table-cell table:style-name="ce580" office:value-type="string" calcext:value-type="string">
            <text:p>CMASM</text:p>
          </table:table-cell>
          <table:table-cell table:style-name="ce1116" office:value-type="string" calcext:value-type="string">
            <text:p>MSMI LOTE 01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PAQUÍMETRO </text:p>
          </table:table-cell>
          <table:table-cell table:style-name="ce25"/>
          <table:table-cell table:style-name="ce69" office:value-type="string" calcext:value-type="string">
            <text:p>PAQUIMETRO <text:s/>6"</text:p>
          </table:table-cell>
          <table:table-cell table:style-name="ce69" office:value-type="string" calcext:value-type="string">
            <text:p>6</text:p>
          </table:table-cell>
          <table:table-cell table:style-name="ce69" office:value-type="string" calcext:value-type="string">
            <text:p>POL</text:p>
          </table:table-cell>
          <table:table-cell table:style-name="ce501" office:value-type="string" calcext:value-type="string">
            <text:p>CMASM-IDM-T48-234</text:p>
          </table:table-cell>
          <table:table-cell table:style-name="ce69"/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1402" office:value-type="date" office:date-value="2024-08-23" calcext:value-type="date">
            <text:p>23/08/24</text:p>
          </table:table-cell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10-30" calcext:value-type="date">
            <text:p>30/10/24</text:p>
          </table:table-cell>
          <table:table-cell table:style-name="ce1406" office:value-type="date" office:date-value="2024-10-21" calcext:value-type="date">
            <text:p>21/10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308]);DATE(2024;1;1);EDATE([.N308];[.O308]))" office:value-type="date" office:date-value="2026-10-21" calcext:value-type="date">
            <text:p>21/10/26</text:p>
          </table:table-cell>
          <table:table-cell table:style-name="ce1036" table:formula="of:=IF(OR([.P308]&lt;TODAY(); [.P308] = &quot;&quot;); &quot;DESCALIBRADO&quot;;&quot;CALIBRADO&quot;)" office:value-type="string" office:string-value="CALIBRADO" calcext:value-type="string">
            <text:p>CALIBRADO</text:p>
          </table:table-cell>
          <table:table-cell table:style-name="ce1170" office:value-type="string" calcext:value-type="string">
            <text:p>falta certificado </text:p>
          </table:table-cell>
          <table:table-cell table:style-name="ce580" office:value-type="string" calcext:value-type="string">
            <text:p>CMASM</text:p>
          </table:table-cell>
          <table:table-cell table:style-name="ce1116" office:value-type="string" calcext:value-type="string">
            <text:p>MSMI LOTE 01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ERMÔMETRO</text:p>
          </table:table-cell>
          <table:table-cell table:style-name="ce1188"/>
          <table:table-cell table:style-name="ce69" office:value-type="string" calcext:value-type="string">
            <text:p>TERMÔMETRO, (32-212 F)</text:p>
          </table:table-cell>
          <table:table-cell table:style-name="ce69" office:value-type="string" calcext:value-type="string">
            <text:p>100</text:p>
          </table:table-cell>
          <table:table-cell table:style-name="ce1192" office:value-type="string" calcext:value-type="string">
            <text:p><text:span text:style-name="T8">°</text:span>C</text:p>
          </table:table-cell>
          <table:table-cell table:style-name="ce501" office:value-type="string" calcext:value-type="string">
            <text:p>CMASM-IDM-T48-181</text:p>
          </table:table-cell>
          <table:table-cell table:style-name="ce69" office:value-type="string" calcext:value-type="string">
            <text:p>335229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1402" office:value-type="date" office:date-value="2024-08-23" calcext:value-type="date">
            <text:p>23/08/24</text:p>
          </table:table-cell>
          <table:table-cell table:style-name="ce388" office:value-type="date" office:date-value="2024-09-16" calcext:value-type="date">
            <text:p>16/09/24</text:p>
          </table:table-cell>
          <table:table-cell table:style-name="ce388" office:value-type="date" office:date-value="2024-10-30" calcext:value-type="date">
            <text:p>30/10/24</text:p>
          </table:table-cell>
          <table:table-cell table:style-name="ce1406" office:value-type="date" office:date-value="2024-10-22" calcext:value-type="date">
            <text:p>22/10/24</text:p>
          </table:table-cell>
          <table:table-cell table:style-name="ce1321" office:value-type="float" office:value="9" calcext:value-type="float">
            <text:p>9</text:p>
          </table:table-cell>
          <table:table-cell table:style-name="ce487" table:formula="of:=IF(ISBLANK([.N309]);DATE(2024;1;1);EDATE([.N309];[.O309]))" office:value-type="date" office:date-value="2025-07-22" calcext:value-type="date">
            <text:p>22/07/25</text:p>
          </table:table-cell>
          <table:table-cell table:style-name="ce1036" table:formula="of:=IF(OR([.P309]&lt;TODAY(); [.P30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70" office:value-type="string" calcext:value-type="string">
            <text:p>falta certificado </text:p>
          </table:table-cell>
          <table:table-cell table:style-name="ce580" office:value-type="string" calcext:value-type="string">
            <text:p>CMASM</text:p>
          </table:table-cell>
          <table:table-cell table:style-name="ce1116" office:value-type="string" calcext:value-type="string">
            <text:p>MSMI LOTE 01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ERMÔMETRO</text:p>
          </table:table-cell>
          <table:table-cell table:style-name="ce1188"/>
          <table:table-cell table:style-name="ce69" office:value-type="string" calcext:value-type="string">
            <text:p>TERMÔMETRO, (0-200 F)</text:p>
          </table:table-cell>
          <table:table-cell table:style-name="ce69" office:value-type="string" calcext:value-type="string">
            <text:p>100</text:p>
          </table:table-cell>
          <table:table-cell table:style-name="ce1192" office:value-type="string" calcext:value-type="string">
            <text:p><text:span text:style-name="T8">°</text:span>C</text:p>
          </table:table-cell>
          <table:table-cell table:style-name="ce501" office:value-type="string" calcext:value-type="string">
            <text:p>CMASM-IDM-T48-182</text:p>
          </table:table-cell>
          <table:table-cell table:style-name="ce69"/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1402" office:value-type="date" office:date-value="2024-08-23" calcext:value-type="date">
            <text:p>23/08/24</text:p>
          </table:table-cell>
          <table:table-cell table:style-name="ce388" office:value-type="date" office:date-value="2024-09-16" calcext:value-type="date">
            <text:p>16/09/24</text:p>
          </table:table-cell>
          <table:table-cell table:style-name="ce388" office:value-type="date" office:date-value="2024-10-30" calcext:value-type="date">
            <text:p>30/10/24</text:p>
          </table:table-cell>
          <table:table-cell table:style-name="ce1406" office:value-type="date" office:date-value="2024-10-22" calcext:value-type="date">
            <text:p>22/10/24</text:p>
          </table:table-cell>
          <table:table-cell table:style-name="ce1321" office:value-type="float" office:value="9" calcext:value-type="float">
            <text:p>9</text:p>
          </table:table-cell>
          <table:table-cell table:style-name="ce487" table:formula="of:=IF(ISBLANK([.N310]);DATE(2024;1;1);EDATE([.N310];[.O310]))" office:value-type="date" office:date-value="2025-07-22" calcext:value-type="date">
            <text:p>22/07/25</text:p>
          </table:table-cell>
          <table:table-cell table:style-name="ce1036" table:formula="of:=IF(OR([.P310]&lt;TODAY(); [.P31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70" office:value-type="string" calcext:value-type="string">
            <text:p>falta certificado </text:p>
          </table:table-cell>
          <table:table-cell table:style-name="ce580" office:value-type="string" calcext:value-type="string">
            <text:p>CMASM</text:p>
          </table:table-cell>
          <table:table-cell table:style-name="ce1116" office:value-type="string" calcext:value-type="string">
            <text:p>MSMI LOTE 01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 office:value-type="string" calcext:value-type="string">
            <text:p>SNAP-ON</text:p>
          </table:table-cell>
          <table:table-cell table:style-name="ce1192" office:value-type="string" calcext:value-type="string">
            <text:p>4D</text:p>
          </table:table-cell>
          <table:table-cell table:style-name="ce976" table:number-columns-repeated="2"/>
          <table:table-cell table:style-name="ce501"/>
          <table:table-cell table:style-name="ce556" office:value-type="string" calcext:value-type="string">
            <text:p>ADD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4" calcext:value-type="date">
            <text:p>24/07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311]);DATE(2024;1;1);EDATE([.N311];[.O311]))" office:value-type="date" office:date-value="2025-07-24" calcext:value-type="date">
            <text:p>24/07/25</text:p>
          </table:table-cell>
          <table:table-cell table:style-name="ce1036" table:formula="of:=IF(OR([.P311]&lt;TODAY(); [.P31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7054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300-0-300 IN LB 3/8 SQ DR</text:p>
          </table:table-cell>
          <table:table-cell table:style-name="ce83" office:value-type="float" office:value="35" calcext:value-type="float">
            <text:p>35,0</text:p>
          </table:table-cell>
          <table:table-cell table:style-name="ce94" office:value-type="string" calcext:value-type="string">
            <text:p>Nm</text:p>
          </table:table-cell>
          <table:table-cell table:style-name="ce500" office:value-type="string" calcext:value-type="string">
            <text:p>CMASM-IDM-T48-001</text:p>
          </table:table-cell>
          <table:table-cell table:style-name="ce69" office:value-type="string" calcext:value-type="string">
            <text:p>81013485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1406" office:value-type="date" office:date-value="2024-07-24" calcext:value-type="date">
            <text:p>24/07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312]);DATE(2024;1;1);EDATE([.N312];[.O312]))" office:value-type="date" office:date-value="2026-07-24" calcext:value-type="date">
            <text:p>24/07/26</text:p>
          </table:table-cell>
          <table:table-cell table:style-name="ce1036" table:formula="of:=IF(OR([.P312]&lt;TODAY(); [.P312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3935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50-0-50 IN LB 1/4 SQ DR</text:p>
          </table:table-cell>
          <table:table-cell table:style-name="ce82" office:value-type="float" office:value="6" calcext:value-type="float">
            <text:p>6,0</text:p>
          </table:table-cell>
          <table:table-cell table:style-name="ce94" office:value-type="string" calcext:value-type="string">
            <text:p>Nm</text:p>
          </table:table-cell>
          <table:table-cell table:style-name="ce500" office:value-type="string" calcext:value-type="string">
            <text:p>CMASM-IDM-T48-002</text:p>
          </table:table-cell>
          <table:table-cell table:style-name="ce69" office:value-type="string" calcext:value-type="string">
            <text:p>7168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55" office:value-type="date" office:date-value="2024-10-02" calcext:value-type="date">
            <text:p>02/10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313]);DATE(2024;1;1);EDATE([.N313];[.O313]))" office:value-type="date" office:date-value="2027-10-02" calcext:value-type="date">
            <text:p>02/10/27</text:p>
          </table:table-cell>
          <table:table-cell table:style-name="ce1036" table:formula="of:=IF(OR([.P313]&lt;TODAY(); [.P313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1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1188" office:value-type="string" calcext:value-type="string">
            <text:p>WRENCH, TORQUE 175-0-175 FT LB 1/2 SQ DR TE175</text:p>
          </table:table-cell>
          <table:table-cell table:style-name="ce81" office:value-type="float" office:value="15" calcext:value-type="float">
            <text:p>15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003</text:p>
          </table:table-cell>
          <table:table-cell table:style-name="ce1321" office:value-type="string" calcext:value-type="string">
            <text:p>55301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388" table:number-columns-repeated="3"/>
          <table:table-cell table:style-name="ce1406" office:value-type="date" office:date-value="2022-11-07" calcext:value-type="date">
            <text:p>07/11/22</text:p>
          </table:table-cell>
          <table:table-cell table:style-name="ce1188" office:value-type="float" office:value="30" calcext:value-type="float">
            <text:p>30</text:p>
          </table:table-cell>
          <table:table-cell table:style-name="ce487" table:formula="of:=IF(ISBLANK([.N314]);DATE(2024;1;1);EDATE([.N314];[.O314]))" office:value-type="date" office:date-value="2025-05-07" calcext:value-type="date">
            <text:p>07/05/25</text:p>
          </table:table-cell>
          <table:table-cell table:style-name="ce1036" table:formula="of:=IF(OR([.P314]&lt;TODAY(); [.P31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NAO CALIBRAR EM 2024</text:p>
          </table:table-cell>
          <table:table-cell table:style-name="ce1256" office:value-type="string" calcext:value-type="string">
            <text:p>CMASM</text:p>
          </table:table-cell>
          <table:table-cell table:style-name="ce1116" office:value-type="string" calcext:value-type="string">
            <text:p>NAO CALIBRAR EM 2024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88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100-0-100 FT LB 1/2 SQ DR</text:p>
          </table:table-cell>
          <table:table-cell table:style-name="ce83" office:value-type="float" office:value="140" calcext:value-type="float">
            <text:p>140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004</text:p>
          </table:table-cell>
          <table:table-cell table:style-name="ce1321" office:value-type="string" calcext:value-type="string">
            <text:p>7938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388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188" office:value-type="float" office:value="15" calcext:value-type="float">
            <text:p>15</text:p>
          </table:table-cell>
          <table:table-cell table:style-name="ce487" table:formula="of:=IF(ISBLANK([.N315]);DATE(2024;1;1);EDATE([.N315];[.O315]))" office:value-type="date" office:date-value="2026-01-02" calcext:value-type="date">
            <text:p>02/01/26</text:p>
          </table:table-cell>
          <table:table-cell table:style-name="ce1036" table:formula="of:=IF(OR([.P315]&lt;TODAY(); [.P315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/>
          <table:table-cell table:style-name="ce1188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50-0-50 FT LB 3/8 SQ DR</text:p>
          </table:table-cell>
          <table:table-cell table:style-name="ce83" office:value-type="float" office:value="70" calcext:value-type="float">
            <text:p>70,0</text:p>
          </table:table-cell>
          <table:table-cell table:style-name="ce94" office:value-type="string" calcext:value-type="string">
            <text:p>Nm</text:p>
          </table:table-cell>
          <table:table-cell table:style-name="ce500" office:value-type="string" calcext:value-type="string">
            <text:p>CMASM-IDM-T48-005</text:p>
          </table:table-cell>
          <table:table-cell table:style-name="ce1321" office:value-type="string" calcext:value-type="string">
            <text:p>11895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316]);DATE(2024;1;1);EDATE([.N316];[.O316]))" office:value-type="date" office:date-value="2026-10-02" calcext:value-type="date">
            <text:p>02/10/26</text:p>
          </table:table-cell>
          <table:table-cell table:style-name="ce1036" table:formula="of:=IF(OR([.P316]&lt;TODAY(); [.P316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300-0-300 IN LB 3/8 SQ DR</text:p>
          </table:table-cell>
          <table:table-cell table:style-name="ce83" office:value-type="float" office:value="35" calcext:value-type="float">
            <text:p>35,0</text:p>
          </table:table-cell>
          <table:table-cell table:style-name="ce94" office:value-type="string" calcext:value-type="string">
            <text:p>Nm</text:p>
          </table:table-cell>
          <table:table-cell table:style-name="ce500" office:value-type="string" calcext:value-type="string">
            <text:p>CMASM-IDM-T48-006</text:p>
          </table:table-cell>
          <table:table-cell table:style-name="ce69" office:value-type="string" calcext:value-type="string">
            <text:p>81006147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4" calcext:value-type="date">
            <text:p>24/07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317]);DATE(2024;1;1);EDATE([.N317];[.O317]))" office:value-type="date" office:date-value="2026-07-24" calcext:value-type="date">
            <text:p>24/07/26</text:p>
          </table:table-cell>
          <table:table-cell table:style-name="ce1036" table:formula="of:=IF(OR([.P317]&lt;TODAY(); [.P317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95877/24 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300-0-300 IN LB 3/8 SQ DR</text:p>
          </table:table-cell>
          <table:table-cell table:style-name="ce976" table:number-columns-repeated="2"/>
          <table:table-cell table:style-name="ce501" office:value-type="string" calcext:value-type="string">
            <text:p>CMASM-IDM-T48-006</text:p>
          </table:table-cell>
          <table:table-cell table:style-name="ce556" office:value-type="string" calcext:value-type="string">
            <text:p>ADD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4" calcext:value-type="date">
            <text:p>24/07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318]);DATE(2024;1;1);EDATE([.N318];[.O318]))" office:value-type="date" office:date-value="2025-07-24" calcext:value-type="date">
            <text:p>24/07/25</text:p>
          </table:table-cell>
          <table:table-cell table:style-name="ce1036" table:formula="of:=IF(OR([.P318]&lt;TODAY(); [.P31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3891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60-0-60 IN LB 1/4 SQ DR</text:p>
          </table:table-cell>
          <table:table-cell table:style-name="ce86" office:value-type="float" office:value="10" calcext:value-type="float">
            <text:p>10,0</text:p>
          </table:table-cell>
          <table:table-cell table:style-name="ce94" office:value-type="string" calcext:value-type="string">
            <text:p>Nm</text:p>
          </table:table-cell>
          <table:table-cell table:style-name="ce500" office:value-type="string" calcext:value-type="string">
            <text:p>CMASM-IDM-T48-007</text:p>
          </table:table-cell>
          <table:table-cell table:style-name="ce69" office:value-type="string" calcext:value-type="string">
            <text:p>6302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8-25" calcext:value-type="date">
            <text:p>25/08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319]);DATE(2024;1;1);EDATE([.N319];[.O319]))" office:value-type="date" office:date-value="2026-08-25" calcext:value-type="date">
            <text:p>25/08/26</text:p>
          </table:table-cell>
          <table:table-cell table:style-name="ce1036" table:formula="of:=IF(OR([.P319]&lt;TODAY(); [.P319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5105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16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TORQUE DRIVER 24-0-24 IN LB</text:p>
          </table:table-cell>
          <table:table-cell table:style-name="ce81" office:value-type="float" office:value="3" calcext:value-type="float">
            <text:p>3,0</text:p>
          </table:table-cell>
          <table:table-cell table:style-name="ce94" office:value-type="string" calcext:value-type="string">
            <text:p>Nm</text:p>
          </table:table-cell>
          <table:table-cell table:style-name="ce500" office:value-type="string" calcext:value-type="string">
            <text:p>CMASM-IDM-T48-008</text:p>
          </table:table-cell>
          <table:table-cell table:style-name="ce69" office:value-type="string" calcext:value-type="string">
            <text:p>5411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55" office:value-type="date" office:date-value="2024-10-02" calcext:value-type="date">
            <text:p>02/10/24</text:p>
          </table:table-cell>
          <table:table-cell table:style-name="ce1321" office:value-type="float" office:value="30" calcext:value-type="float">
            <text:p>30</text:p>
          </table:table-cell>
          <table:table-cell table:style-name="ce487" table:formula="of:=IF(ISBLANK([.N320]);DATE(2024;1;1);EDATE([.N320];[.O320]))" office:value-type="date" office:date-value="2027-04-02" calcext:value-type="date">
            <text:p>02/04/27</text:p>
          </table:table-cell>
          <table:table-cell table:style-name="ce1036" table:formula="of:=IF(OR([.P320]&lt;TODAY(); [.P320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50-0-50 FT LB 1/2 SQ DR</text:p>
          </table:table-cell>
          <table:table-cell table:style-name="ce83" office:value-type="float" office:value="70" calcext:value-type="float">
            <text:p>70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009</text:p>
          </table:table-cell>
          <table:table-cell table:style-name="ce1321" office:value-type="string" calcext:value-type="string">
            <text:p>4129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1406" office:value-type="date" office:date-value="2024-07-25" calcext:value-type="date">
            <text:p>25/07/24</text:p>
          </table:table-cell>
          <table:table-cell table:style-name="ce1188" office:value-type="float" office:value="15" calcext:value-type="float">
            <text:p>15</text:p>
          </table:table-cell>
          <table:table-cell table:style-name="ce487" table:formula="of:=IF(ISBLANK([.N321]);DATE(2024;1;1);EDATE([.N321];[.O321]))" office:value-type="date" office:date-value="2025-10-25" calcext:value-type="date">
            <text:p>25/10/25</text:p>
          </table:table-cell>
          <table:table-cell table:style-name="ce1036" table:formula="of:=IF(OR([.P321]&lt;TODAY(); [.P32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8991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88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15-0-15 IN LB 1/4 SQ DR</text:p>
          </table:table-cell>
          <table:table-cell table:style-name="ce83" office:value-type="float" office:value="2" calcext:value-type="float">
            <text:p>2,0</text:p>
          </table:table-cell>
          <table:table-cell table:style-name="ce94" office:value-type="string" calcext:value-type="string">
            <text:p>Nm</text:p>
          </table:table-cell>
          <table:table-cell table:style-name="ce500" office:value-type="string" calcext:value-type="string">
            <text:p>CMASM-IDM-T48-010</text:p>
          </table:table-cell>
          <table:table-cell table:style-name="ce69" office:value-type="string" calcext:value-type="string">
            <text:p>6263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4" calcext:value-type="date">
            <text:p>24/07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322]);DATE(2024;1;1);EDATE([.N322];[.O322]))" office:value-type="date" office:date-value="2027-07-24" calcext:value-type="date">
            <text:p>24/07/27</text:p>
          </table:table-cell>
          <table:table-cell table:style-name="ce1036" table:formula="of:=IF(OR([.P322]&lt;TODAY(); [.P322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4923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300-0-300 IN LB 3/8 SQ DR</text:p>
          </table:table-cell>
          <table:table-cell table:style-name="ce83" office:value-type="float" office:value="35" calcext:value-type="float">
            <text:p>35,0</text:p>
          </table:table-cell>
          <table:table-cell table:style-name="ce94" office:value-type="string" calcext:value-type="string">
            <text:p>Nm</text:p>
          </table:table-cell>
          <table:table-cell table:style-name="ce500" office:value-type="string" calcext:value-type="string">
            <text:p>CMASM-IDM-T48-011</text:p>
          </table:table-cell>
          <table:table-cell table:style-name="ce69" office:value-type="string" calcext:value-type="string">
            <text:p>3447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321" office:value-type="float" office:value="30" calcext:value-type="float">
            <text:p>30</text:p>
          </table:table-cell>
          <table:table-cell table:style-name="ce487" table:formula="of:=IF(ISBLANK([.N323]);DATE(2024;1;1);EDATE([.N323];[.O323]))" office:value-type="date" office:date-value="2027-04-02" calcext:value-type="date">
            <text:p>02/04/27</text:p>
          </table:table-cell>
          <table:table-cell table:style-name="ce1036" table:formula="of:=IF(OR([.P323]&lt;TODAY(); [.P323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15-0-15 IN LB 1/4 SQ DR</text:p>
          </table:table-cell>
          <table:table-cell table:style-name="ce83" office:value-type="float" office:value="2" calcext:value-type="float">
            <text:p>2,0</text:p>
          </table:table-cell>
          <table:table-cell table:style-name="ce94" office:value-type="string" calcext:value-type="string">
            <text:p>Nm</text:p>
          </table:table-cell>
          <table:table-cell table:style-name="ce500" office:value-type="string" calcext:value-type="string">
            <text:p>CMASM-IDM-T48-012</text:p>
          </table:table-cell>
          <table:table-cell table:style-name="ce69" office:value-type="string" calcext:value-type="string">
            <text:p>6266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4" calcext:value-type="date">
            <text:p>24/07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324]);DATE(2024;1;1);EDATE([.N324];[.O324]))" office:value-type="date" office:date-value="2027-07-24" calcext:value-type="date">
            <text:p>24/07/27</text:p>
          </table:table-cell>
          <table:table-cell table:style-name="ce1036" table:formula="of:=IF(OR([.P324]&lt;TODAY(); [.P324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3777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150-0-150 IN LB 3/8 SQ DR</text:p>
          </table:table-cell>
          <table:table-cell table:style-name="ce81" office:value-type="float" office:value="20" calcext:value-type="float">
            <text:p>20,0</text:p>
          </table:table-cell>
          <table:table-cell table:style-name="ce94" office:value-type="string" calcext:value-type="string">
            <text:p>Nm</text:p>
          </table:table-cell>
          <table:table-cell table:style-name="ce500" office:value-type="string" calcext:value-type="string">
            <text:p>CMASM-IDM-T48-013</text:p>
          </table:table-cell>
          <table:table-cell table:style-name="ce69" office:value-type="string" calcext:value-type="string">
            <text:p>39722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55" office:value-type="date" office:date-value="2024-10-02" calcext:value-type="date">
            <text:p>02/10/24</text:p>
          </table:table-cell>
          <table:table-cell table:style-name="ce1321" office:value-type="float" office:value="15" calcext:value-type="float">
            <text:p>15</text:p>
          </table:table-cell>
          <table:table-cell table:style-name="ce487" table:formula="of:=IF(ISBLANK([.N325]);DATE(2024;1;1);EDATE([.N325];[.O325]))" office:value-type="date" office:date-value="2026-01-02" calcext:value-type="date">
            <text:p>02/01/26</text:p>
          </table:table-cell>
          <table:table-cell table:style-name="ce1036" table:formula="of:=IF(OR([.P325]&lt;TODAY(); [.P325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54" office:value-type="string" calcext:value-type="string">
            <text:p>WRENCH, TORQUE 600-0-600 IN LB 3/8 SQ DR TE50FUA</text:p>
          </table:table-cell>
          <table:table-cell table:style-name="ce83" office:value-type="float" office:value="70" calcext:value-type="float">
            <text:p>70,0</text:p>
          </table:table-cell>
          <table:table-cell table:style-name="ce94" office:value-type="string" calcext:value-type="string">
            <text:p>Nm</text:p>
          </table:table-cell>
          <table:table-cell table:style-name="ce500" office:value-type="string" calcext:value-type="string">
            <text:p>CMASM-IDM-T48-014</text:p>
          </table:table-cell>
          <table:table-cell table:style-name="ce69" office:value-type="string" calcext:value-type="string">
            <text:p>17162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55" office:value-type="date" office:date-value="2024-10-02" calcext:value-type="date">
            <text:p>02/10/24</text:p>
          </table:table-cell>
          <table:table-cell table:style-name="ce1321" office:value-type="float" office:value="15" calcext:value-type="float">
            <text:p>15</text:p>
          </table:table-cell>
          <table:table-cell table:style-name="ce487" table:formula="of:=IF(ISBLANK([.N326]);DATE(2024;1;1);EDATE([.N326];[.O326]))" office:value-type="date" office:date-value="2026-01-02" calcext:value-type="date">
            <text:p>02/01/26</text:p>
          </table:table-cell>
          <table:table-cell table:style-name="ce1036" table:formula="of:=IF(OR([.P326]&lt;TODAY(); [.P326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54" office:value-type="string" calcext:value-type="string">
            <text:p>WRENCH, TORQUE 600-0-600 IN LB 3/8 SQ DR TE50FUA</text:p>
          </table:table-cell>
          <table:table-cell table:style-name="ce83" office:value-type="float" office:value="70" calcext:value-type="float">
            <text:p>70,0</text:p>
          </table:table-cell>
          <table:table-cell table:style-name="ce94" office:value-type="string" calcext:value-type="string">
            <text:p>Nm</text:p>
          </table:table-cell>
          <table:table-cell table:style-name="ce500" office:value-type="string" calcext:value-type="string">
            <text:p>CMASM-IDM-T48-015</text:p>
          </table:table-cell>
          <table:table-cell table:style-name="ce69" office:value-type="string" calcext:value-type="string">
            <text:p>17165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55" office:value-type="date" office:date-value="2024-10-02" calcext:value-type="date">
            <text:p>02/10/24</text:p>
          </table:table-cell>
          <table:table-cell table:style-name="ce1321" office:value-type="float" office:value="30" calcext:value-type="float">
            <text:p>30</text:p>
          </table:table-cell>
          <table:table-cell table:style-name="ce487" table:formula="of:=IF(ISBLANK([.N327]);DATE(2024;1;1);EDATE([.N327];[.O327]))" office:value-type="date" office:date-value="2027-04-02" calcext:value-type="date">
            <text:p>02/04/27</text:p>
          </table:table-cell>
          <table:table-cell table:style-name="ce1036" table:formula="of:=IF(OR([.P327]&lt;TODAY(); [.P327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54" office:value-type="string" calcext:value-type="string">
            <text:p>WRENCH, TORQUE 600-0-600 IN LB 3/8 SQ DR TE50FUA</text:p>
          </table:table-cell>
          <table:table-cell table:style-name="ce83" office:value-type="float" office:value="70" calcext:value-type="float">
            <text:p>70,0</text:p>
          </table:table-cell>
          <table:table-cell table:style-name="ce94" office:value-type="string" calcext:value-type="string">
            <text:p>Nm</text:p>
          </table:table-cell>
          <table:table-cell table:style-name="ce500" office:value-type="string" calcext:value-type="string">
            <text:p>CMASM-IDM-T48-016</text:p>
          </table:table-cell>
          <table:table-cell table:style-name="ce69" office:value-type="string" calcext:value-type="string">
            <text:p>17186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55" office:value-type="date" office:date-value="2024-10-02" calcext:value-type="date">
            <text:p>02/10/24</text:p>
          </table:table-cell>
          <table:table-cell table:style-name="ce1321" office:value-type="float" office:value="30" calcext:value-type="float">
            <text:p>30</text:p>
          </table:table-cell>
          <table:table-cell table:style-name="ce487" table:formula="of:=IF(ISBLANK([.N328]);DATE(2024;1;1);EDATE([.N328];[.O328]))" office:value-type="date" office:date-value="2027-04-02" calcext:value-type="date">
            <text:p>02/04/27</text:p>
          </table:table-cell>
          <table:table-cell table:style-name="ce1036" table:formula="of:=IF(OR([.P328]&lt;TODAY(); [.P328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15-0-15 IN LB 1/4 SQ DR</text:p>
          </table:table-cell>
          <table:table-cell table:style-name="ce83" office:value-type="float" office:value="2" calcext:value-type="float">
            <text:p>2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017</text:p>
          </table:table-cell>
          <table:table-cell table:style-name="ce1321" office:value-type="string" calcext:value-type="string">
            <text:p>6264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number-columns-repeated="2" table:style-name="ce388" office:value-type="date" office:date-value="2024-09-24" calcext:value-type="date">
            <text:p>24/09/24</text:p>
          </table:table-cell>
          <table:table-cell table:style-name="ce388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188" office:value-type="float" office:value="36" calcext:value-type="float">
            <text:p>36</text:p>
          </table:table-cell>
          <table:table-cell table:style-name="ce487" table:formula="of:=IF(ISBLANK([.N329]);DATE(2024;1;1);EDATE([.N329];[.O329]))" office:value-type="date" office:date-value="2027-10-02" calcext:value-type="date">
            <text:p>02/10/27</text:p>
          </table:table-cell>
          <table:table-cell table:style-name="ce1036" table:formula="of:=IF(OR([.P329]&lt;TODAY(); [.P329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88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600-0-600 IN LB 1/2 SQ DR</text:p>
          </table:table-cell>
          <table:table-cell table:style-name="ce83" office:value-type="float" office:value="70" calcext:value-type="float">
            <text:p>70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018</text:p>
          </table:table-cell>
          <table:table-cell table:style-name="ce1321" office:value-type="string" calcext:value-type="string">
            <text:p>7103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388" table:number-columns-repeated="3"/>
          <table:table-cell table:style-name="ce1406" office:value-type="date" office:date-value="2022-11-07" calcext:value-type="date">
            <text:p>07/11/22</text:p>
          </table:table-cell>
          <table:table-cell table:style-name="ce1188" office:value-type="float" office:value="30" calcext:value-type="float">
            <text:p>30</text:p>
          </table:table-cell>
          <table:table-cell table:style-name="ce487" table:formula="of:=IF(ISBLANK([.N330]);DATE(2024;1;1);EDATE([.N330];[.O330]))" office:value-type="date" office:date-value="2025-05-07" calcext:value-type="date">
            <text:p>07/05/25</text:p>
          </table:table-cell>
          <table:table-cell table:style-name="ce1036" table:formula="of:=IF(OR([.P330]&lt;TODAY(); [.P33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1116"/>
          <table:table-cell table:style-name="ce429" office:value-type="currency" office:currency="BRL" office:value="100" calcext:value-type="currency">
            <text:p>R$ 100,00</text:p>
          </table:table-cell>
          <table:table-cell table:style-name="ce1192"/>
          <table:table-cell table:style-name="ce1188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600-0-600 IN LB 1/2 SQ DR</text:p>
          </table:table-cell>
          <table:table-cell table:style-name="ce83" office:value-type="float" office:value="70" calcext:value-type="float">
            <text:p>70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019</text:p>
          </table:table-cell>
          <table:table-cell table:style-name="ce1321" office:value-type="string" calcext:value-type="string">
            <text:p>7101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388" table:number-columns-repeated="3"/>
          <table:table-cell table:style-name="ce1406" office:value-type="date" office:date-value="2022-11-07" calcext:value-type="date">
            <text:p>07/11/22</text:p>
          </table:table-cell>
          <table:table-cell table:style-name="ce1188" office:value-type="float" office:value="30" calcext:value-type="float">
            <text:p>30</text:p>
          </table:table-cell>
          <table:table-cell table:style-name="ce487" table:formula="of:=IF(ISBLANK([.N331]);DATE(2024;1;1);EDATE([.N331];[.O331]))" office:value-type="date" office:date-value="2025-05-07" calcext:value-type="date">
            <text:p>07/05/25</text:p>
          </table:table-cell>
          <table:table-cell table:style-name="ce1036" table:formula="of:=IF(OR([.P331]&lt;TODAY(); [.P33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1116"/>
          <table:table-cell table:style-name="ce429" office:value-type="currency" office:currency="BRL" office:value="100" calcext:value-type="currency">
            <text:p>R$ 100,00</text:p>
          </table:table-cell>
          <table:table-cell table:style-name="ce1157"/>
          <table:table-cell table:style-name="ce1188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600-0-600 IN LB 1/2 SQ DR</text:p>
          </table:table-cell>
          <table:table-cell table:style-name="ce83" office:value-type="float" office:value="70" calcext:value-type="float">
            <text:p>70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021</text:p>
          </table:table-cell>
          <table:table-cell table:style-name="ce1321" office:value-type="string" calcext:value-type="string">
            <text:p>7102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388" table:number-columns-repeated="3"/>
          <table:table-cell table:style-name="ce1406" office:value-type="date" office:date-value="2022-11-07" calcext:value-type="date">
            <text:p>07/11/22</text:p>
          </table:table-cell>
          <table:table-cell table:style-name="ce1188" office:value-type="float" office:value="30" calcext:value-type="float">
            <text:p>30</text:p>
          </table:table-cell>
          <table:table-cell table:style-name="ce487" table:formula="of:=IF(ISBLANK([.N332]);DATE(2024;1;1);EDATE([.N332];[.O332]))" office:value-type="date" office:date-value="2025-05-07" calcext:value-type="date">
            <text:p>07/05/25</text:p>
          </table:table-cell>
          <table:table-cell table:style-name="ce1036" table:formula="of:=IF(OR([.P332]&lt;TODAY(); [.P33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1116"/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88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50-0-50 FT LB 1/2 SQ DR</text:p>
          </table:table-cell>
          <table:table-cell table:style-name="ce83" office:value-type="float" office:value="70" calcext:value-type="float">
            <text:p>70,0</text:p>
          </table:table-cell>
          <table:table-cell table:style-name="ce94" office:value-type="string" calcext:value-type="string">
            <text:p>Nm</text:p>
          </table:table-cell>
          <table:table-cell table:style-name="ce500" office:value-type="string" calcext:value-type="string">
            <text:p>CMASM-IDM-T48-022</text:p>
          </table:table-cell>
          <table:table-cell table:style-name="ce69" office:value-type="string" calcext:value-type="string">
            <text:p>4128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4" calcext:value-type="date">
            <text:p>24/07/24</text:p>
          </table:table-cell>
          <table:table-cell table:style-name="ce1321" office:value-type="float" office:value="15" calcext:value-type="float">
            <text:p>15</text:p>
          </table:table-cell>
          <table:table-cell table:style-name="ce487" table:formula="of:=IF(ISBLANK([.N333]);DATE(2024;1;1);EDATE([.N333];[.O333]))" office:value-type="date" office:date-value="2025-10-24" calcext:value-type="date">
            <text:p>24/10/25</text:p>
          </table:table-cell>
          <table:table-cell table:style-name="ce1036" table:formula="of:=IF(OR([.P333]&lt;TODAY(); [.P33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3950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97" office:value-type="string" calcext:value-type="string">
            <text:p>MEC</text:p>
          </table:table-cell>
          <table:table-cell table:style-name="ce6" office:value-type="string" calcext:value-type="string">
            <text:p>TORQUÍMETRO </text:p>
          </table:table-cell>
          <table:table-cell table:style-name="ce6"/>
          <table:table-cell table:style-name="ce155" office:value-type="string" calcext:value-type="string">
            <text:p>WRENCH, TORQUE 300-0-300 IN LB 3/8 SQ DR</text:p>
          </table:table-cell>
          <table:table-cell table:style-name="ce386" office:value-type="float" office:value="35" calcext:value-type="float">
            <text:p>35,0</text:p>
          </table:table-cell>
          <table:table-cell table:style-name="ce425" office:value-type="string" calcext:value-type="string">
            <text:p>Nm</text:p>
          </table:table-cell>
          <table:table-cell table:style-name="ce6" office:value-type="string" calcext:value-type="string">
            <text:p>CMASM-IDM-T48-026</text:p>
          </table:table-cell>
          <table:table-cell table:style-name="ce1042" office:value-type="string" calcext:value-type="string">
            <text:p>81006120</text:p>
          </table:table-cell>
          <table:table-cell table:style-name="ce6" office:value-type="string" calcext:value-type="string">
            <text:p>MK-48</text:p>
          </table:table-cell>
          <table:table-cell table:style-name="ce586"/>
          <table:table-cell table:style-name="ce388" office:value-type="date" office:date-value="2024-10-13" calcext:value-type="date">
            <text:p>13/10/24</text:p>
          </table:table-cell>
          <table:table-cell table:style-name="ce388" office:value-type="date" office:date-value="2024-10-15" calcext:value-type="date">
            <text:p>15/10/24</text:p>
          </table:table-cell>
          <table:table-cell table:style-name="ce388" office:value-type="date" office:date-value="2024-11-11" calcext:value-type="date">
            <text:p>11/11/24</text:p>
          </table:table-cell>
          <table:table-cell table:style-name="ce1406" office:value-type="date" office:date-value="2024-11-06" calcext:value-type="date">
            <text:p>06/11/24</text:p>
          </table:table-cell>
          <table:table-cell table:style-name="ce6" office:value-type="float" office:value="24" calcext:value-type="float">
            <text:p>24</text:p>
          </table:table-cell>
          <table:table-cell table:style-name="ce487" table:formula="of:=IF(ISBLANK([.N334]);DATE(2024;1;1);EDATE([.N334];[.O334]))" office:value-type="date" office:date-value="2026-11-06" calcext:value-type="date">
            <text:p>06/11/26</text:p>
          </table:table-cell>
          <table:table-cell table:style-name="ce528" table:formula="of:=IF(OR([.P334]&lt;TODAY(); [.P334] = &quot;&quot;); &quot;DESCALIBRADO&quot;;&quot;CALIBRADO&quot;)" office:value-type="string" office:string-value="CALIBRADO" calcext:value-type="string">
            <text:p>CALIBRADO</text:p>
          </table:table-cell>
          <table:table-cell table:style-name="ce1163"/>
          <table:table-cell table:style-name="ce601" office:value-type="string" calcext:value-type="string">
            <text:p>CMASM</text:p>
          </table:table-cell>
          <table:table-cell table:style-name="ce197" office:value-type="string" calcext:value-type="string">
            <text:p>MSMI TORQ LOTE 03</text:p>
          </table:table-cell>
          <table:table-cell table:style-name="ce1307" office:value-type="currency" office:currency="BRL" office:value="100" calcext:value-type="currency">
            <text:p>R$ 100,00</text:p>
          </table:table-cell>
          <table:table-cell table:style-name="ce197"/>
          <table:table-cell table:style-name="ce6"/>
          <table:table-cell table:style-name="ce6" office:value-type="string" calcext:value-type="string">
            <text:p>EMPRESA MV</text:p>
          </table:table-cell>
          <table:table-cell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150-0-150 IN LB 3/8 SQ DR</text:p>
          </table:table-cell>
          <table:table-cell table:style-name="ce81" office:value-type="float" office:value="20" calcext:value-type="float">
            <text:p>2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27</text:p>
          </table:table-cell>
          <table:table-cell table:style-name="ce69" office:value-type="string" calcext:value-type="string">
            <text:p>39720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55" office:value-type="date" office:date-value="2021-09-21" calcext:value-type="date">
            <text:p>21/09/21</text:p>
          </table:table-cell>
          <table:table-cell table:style-name="ce1321" office:value-type="float" office:value="15" calcext:value-type="float">
            <text:p>15</text:p>
          </table:table-cell>
          <table:table-cell table:style-name="ce487" table:formula="of:=IF(ISBLANK([.N335]);DATE(2024;1;1);EDATE([.N335];[.O335]))" office:value-type="date" office:date-value="2022-12-21" calcext:value-type="date">
            <text:p>21/12/22</text:p>
          </table:table-cell>
          <table:table-cell table:style-name="ce1036" table:formula="of:=IF(OR([.P335]&lt;TODAY(); [.P33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75-0-75 IN LB 1/4 SQ DR</text:p>
          </table:table-cell>
          <table:table-cell table:style-name="ce86" office:value-type="float" office:value="10" calcext:value-type="float">
            <text:p>10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8-028</text:p>
          </table:table-cell>
          <table:table-cell table:style-name="ce1321" office:value-type="string" calcext:value-type="string">
            <text:p>24484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table:number-columns-repeated="3"/>
          <table:table-cell table:style-name="ce1406" office:value-type="date" office:date-value="2022-11-08" calcext:value-type="date">
            <text:p>08/11/22</text:p>
          </table:table-cell>
          <table:table-cell table:style-name="ce1188" office:value-type="float" office:value="30" calcext:value-type="float">
            <text:p>30</text:p>
          </table:table-cell>
          <table:table-cell table:style-name="ce487" table:formula="of:=IF(ISBLANK([.N336]);DATE(2024;1;1);EDATE([.N336];[.O336]))" office:value-type="date" office:date-value="2025-05-08" calcext:value-type="date">
            <text:p>08/05/25</text:p>
          </table:table-cell>
          <table:table-cell table:style-name="ce1036" table:formula="of:=IF(OR([.P336]&lt;TODAY(); [.P33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NAO CALIBRAR EM 2024</text:p>
          </table:table-cell>
          <table:table-cell table:style-name="ce1256" office:value-type="string" calcext:value-type="string">
            <text:p>CMASM</text:p>
          </table:table-cell>
          <table:table-cell table:style-name="ce1116"/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88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5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150-0-150 IN LB 3/8 SQ DR</text:p>
          </table:table-cell>
          <table:table-cell table:style-name="ce81" office:value-type="float" office:value="15" calcext:value-type="float">
            <text:p>15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29</text:p>
          </table:table-cell>
          <table:table-cell table:style-name="ce69" office:value-type="string" calcext:value-type="string">
            <text:p>39864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455" office:value-type="date" office:date-value="2024-10-02" calcext:value-type="date">
            <text:p>02/10/24</text:p>
          </table:table-cell>
          <table:table-cell table:style-name="ce1321" office:value-type="float" office:value="15" calcext:value-type="float">
            <text:p>15</text:p>
          </table:table-cell>
          <table:table-cell table:style-name="ce487" table:formula="of:=IF(ISBLANK([.N337]);DATE(2024;1;1);EDATE([.N337];[.O337]))" office:value-type="date" office:date-value="2026-01-02" calcext:value-type="date">
            <text:p>02/01/26</text:p>
          </table:table-cell>
          <table:table-cell table:style-name="ce1036" table:formula="of:=IF(OR([.P337]&lt;TODAY(); [.P337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100-0-100 FT LB 1/2 SQ DR</text:p>
          </table:table-cell>
          <table:table-cell table:style-name="ce83" office:value-type="float" office:value="150" calcext:value-type="float">
            <text:p>15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30</text:p>
          </table:table-cell>
          <table:table-cell table:style-name="ce69" office:value-type="string" calcext:value-type="string">
            <text:p>7944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455" office:value-type="date" office:date-value="2024-10-02" calcext:value-type="date">
            <text:p>02/10/24</text:p>
          </table:table-cell>
          <table:table-cell table:style-name="ce1321" office:value-type="float" office:value="15" calcext:value-type="float">
            <text:p>15</text:p>
          </table:table-cell>
          <table:table-cell table:style-name="ce487" table:formula="of:=IF(ISBLANK([.N338]);DATE(2024;1;1);EDATE([.N338];[.O338]))" office:value-type="date" office:date-value="2026-01-02" calcext:value-type="date">
            <text:p>02/01/26</text:p>
          </table:table-cell>
          <table:table-cell table:style-name="ce1036" table:formula="of:=IF(OR([.P338]&lt;TODAY(); [.P338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100-0-100 FT LB 1/2 SQ DR</text:p>
          </table:table-cell>
          <table:table-cell table:style-name="ce83" office:value-type="float" office:value="140" calcext:value-type="float">
            <text:p>140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031</text:p>
          </table:table-cell>
          <table:table-cell table:style-name="ce1321" office:value-type="string" calcext:value-type="string">
            <text:p>7888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4" calcext:value-type="date">
            <text:p>24/07/24</text:p>
          </table:table-cell>
          <table:table-cell table:style-name="ce1321" office:value-type="float" office:value="15" calcext:value-type="float">
            <text:p>15</text:p>
          </table:table-cell>
          <table:table-cell table:style-name="ce487" table:formula="of:=IF(ISBLANK([.N339]);DATE(2024;1;1);EDATE([.N339];[.O339]))" office:value-type="date" office:date-value="2025-10-24" calcext:value-type="date">
            <text:p>24/10/25</text:p>
          </table:table-cell>
          <table:table-cell table:style-name="ce1036" table:formula="of:=IF(OR([.P339]&lt;TODAY(); [.P33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4007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/>
          <table:table-cell table:style-name="ce1188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150-0-150 IN LB 3/8 SQ DR</text:p>
          </table:table-cell>
          <table:table-cell table:style-name="ce81" office:value-type="float" office:value="20" calcext:value-type="float">
            <text:p>20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032</text:p>
          </table:table-cell>
          <table:table-cell table:style-name="ce1321" office:value-type="string" calcext:value-type="string">
            <text:p>39892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1203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188" office:value-type="float" office:value="15" calcext:value-type="float">
            <text:p>15</text:p>
          </table:table-cell>
          <table:table-cell table:style-name="ce487" table:formula="of:=IF(ISBLANK([.N340]);DATE(2024;1;1);EDATE([.N340];[.O340]))" office:value-type="date" office:date-value="2026-01-02" calcext:value-type="date">
            <text:p>02/01/26</text:p>
          </table:table-cell>
          <table:table-cell table:style-name="ce1036" table:formula="of:=IF(OR([.P340]&lt;TODAY(); [.P340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88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PRESET 18 IN LB 1/4 SQ DR</text:p>
          </table:table-cell>
          <table:table-cell table:style-name="ce82" office:value-type="float" office:value="2.5" calcext:value-type="float">
            <text:p>2,5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034</text:p>
          </table:table-cell>
          <table:table-cell table:style-name="ce1321" office:value-type="string" calcext:value-type="string">
            <text:p>BT-1B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1406" office:value-type="date" office:date-value="2022-11-16" calcext:value-type="date">
            <text:p>16/11/22</text:p>
          </table:table-cell>
          <table:table-cell table:style-name="ce1188" office:value-type="float" office:value="24" calcext:value-type="float">
            <text:p>24</text:p>
          </table:table-cell>
          <table:table-cell table:style-name="ce487" table:formula="of:=IF(ISBLANK([.N341]);DATE(2024;1;1);EDATE([.N341];[.O341]))" office:value-type="date" office:date-value="2024-11-16" calcext:value-type="date">
            <text:p>16/11/24</text:p>
          </table:table-cell>
          <table:table-cell table:style-name="ce1036" table:formula="of:=IF(OR([.P341]&lt;TODAY(); [.P34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/>
          <table:table-cell table:style-name="ce1188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75 IN LB 3/8 SQ DR</text:p>
          </table:table-cell>
          <table:table-cell table:style-name="ce86" office:value-type="float" office:value="10" calcext:value-type="float">
            <text:p>1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34</text:p>
          </table:table-cell>
          <table:table-cell table:style-name="ce69" office:value-type="string" calcext:value-type="string">
            <text:p>04111342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321" office:value-type="float" office:value="18" calcext:value-type="float">
            <text:p>18</text:p>
          </table:table-cell>
          <table:table-cell table:style-name="ce487" table:formula="of:=IF(ISBLANK([.N342]);DATE(2024;1;1);EDATE([.N342];[.O342]))" office:value-type="date" office:date-value="2026-04-02" calcext:value-type="date">
            <text:p>02/04/26</text:p>
          </table:table-cell>
          <table:table-cell table:style-name="ce1036" table:formula="of:=IF(OR([.P342]&lt;TODAY(); [.P342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8 IN LB</text:p>
          </table:table-cell>
          <table:table-cell table:style-name="ce83" office:value-type="float" office:value="1" calcext:value-type="float">
            <text:p>1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35</text:p>
          </table:table-cell>
          <table:table-cell table:style-name="ce1321" office:value-type="string" calcext:value-type="string">
            <text:p>BT-1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1406" office:value-type="date" office:date-value="2024-07-25" calcext:value-type="date">
            <text:p>25/07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343]);DATE(2024;1;1);EDATE([.N343];[.O343]))" office:value-type="date" office:date-value="2026-07-25" calcext:value-type="date">
            <text:p>25/07/26</text:p>
          </table:table-cell>
          <table:table-cell table:style-name="ce1036" table:formula="of:=IF(OR([.P343]&lt;TODAY(); [.P343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5017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PRESET 18 IN LB 1/4 SQ DR</text:p>
          </table:table-cell>
          <table:table-cell table:style-name="ce82" office:value-type="float" office:value="2.5" calcext:value-type="float">
            <text:p>2,5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036</text:p>
          </table:table-cell>
          <table:table-cell table:style-name="ce1321" office:value-type="string" calcext:value-type="string">
            <text:p>BT-1B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188" office:value-type="float" office:value="24" calcext:value-type="float">
            <text:p>24</text:p>
          </table:table-cell>
          <table:table-cell table:style-name="ce487" table:formula="of:=IF(ISBLANK([.N344]);DATE(2024;1;1);EDATE([.N344];[.O344]))" office:value-type="date" office:date-value="2026-10-02" calcext:value-type="date">
            <text:p>02/10/26</text:p>
          </table:table-cell>
          <table:table-cell table:style-name="ce1036" table:formula="of:=IF(OR([.P344]&lt;TODAY(); [.P344] = &quot;&quot;); &quot;DESCALIBRADO&quot;;&quot;CALIBRADO&quot;)" office:value-type="string" office:string-value="CALIBRADO" calcext:value-type="string">
            <text:p>CALIBRADO</text:p>
          </table:table-cell>
          <table:table-cell table:style-name="Default"/>
          <table:table-cell table:style-name="ce1256" office:value-type="string" calcext:value-type="string">
            <text:p>CMASM</text:p>
          </table:table-cell>
          <table:table-cell table:style-name="ce1192" office:value-type="string" calcext:value-type="string">
            <text:p>MSMI TORQ LOTE 03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/>
          <table:table-cell table:style-name="ce1188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PRESET 75 IN LB 3/8 SQ DR</text:p>
          </table:table-cell>
          <table:table-cell table:style-name="ce86" office:value-type="float" office:value="10" calcext:value-type="float">
            <text:p>10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037</text:p>
          </table:table-cell>
          <table:table-cell table:style-name="ce1321" office:value-type="string" calcext:value-type="string">
            <text:p>ADCAP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188" office:value-type="float" office:value="24" calcext:value-type="float">
            <text:p>24</text:p>
          </table:table-cell>
          <table:table-cell table:style-name="ce487" table:formula="of:=IF(ISBLANK([.N345]);DATE(2024;1;1);EDATE([.N345];[.O345]))" office:value-type="date" office:date-value="2026-10-02" calcext:value-type="date">
            <text:p>02/10/26</text:p>
          </table:table-cell>
          <table:table-cell table:style-name="ce1036" table:formula="of:=IF(OR([.P345]&lt;TODAY(); [.P345] = &quot;&quot;); &quot;DESCALIBRADO&quot;;&quot;CALIBRADO&quot;)" office:value-type="string" office:string-value="CALIBRADO" calcext:value-type="string">
            <text:p>CALIBRADO</text:p>
          </table:table-cell>
          <table:table-cell table:style-name="Default"/>
          <table:table-cell table:style-name="ce1256" office:value-type="string" calcext:value-type="string">
            <text:p>CMASM</text:p>
          </table:table-cell>
          <table:table-cell table:style-name="ce197" office:value-type="string" calcext:value-type="string">
            <text:p>MSMI TORQ LOTE 03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451"/>
          <table:table-cell table:style-name="ce1188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PRESET 18 IN LB 1/4 SQ DR</text:p>
          </table:table-cell>
          <table:table-cell table:style-name="ce82" office:value-type="float" office:value="2.5" calcext:value-type="float">
            <text:p>2,5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038</text:p>
          </table:table-cell>
          <table:table-cell table:style-name="ce1321" office:value-type="string" calcext:value-type="string">
            <text:p>BT-1B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388" office:value-type="date" office:date-value="2024-10-13" calcext:value-type="date">
            <text:p>13/10/24</text:p>
          </table:table-cell>
          <table:table-cell table:style-name="ce388" office:value-type="date" office:date-value="2024-10-15" calcext:value-type="date">
            <text:p>15/10/24</text:p>
          </table:table-cell>
          <table:table-cell table:style-name="ce388" office:value-type="date" office:date-value="2024-11-11" calcext:value-type="date">
            <text:p>11/11/24</text:p>
          </table:table-cell>
          <table:table-cell table:style-name="ce1406" office:value-type="date" office:date-value="2024-11-06" calcext:value-type="date">
            <text:p>06/11/24</text:p>
          </table:table-cell>
          <table:table-cell table:style-name="ce1188" office:value-type="float" office:value="24" calcext:value-type="float">
            <text:p>24</text:p>
          </table:table-cell>
          <table:table-cell table:style-name="ce487" table:formula="of:=IF(ISBLANK([.N346]);DATE(2024;1;1);EDATE([.N346];[.O346]))" office:value-type="date" office:date-value="2026-11-06" calcext:value-type="date">
            <text:p>06/11/26</text:p>
          </table:table-cell>
          <table:table-cell table:style-name="ce1036" table:formula="of:=IF(OR([.P346]&lt;TODAY(); [.P346] = &quot;&quot;); &quot;DESCALIBRADO&quot;;&quot;CALIBRADO&quot;)" office:value-type="string" office:string-value="CALIBRADO" calcext:value-type="string">
            <text:p>CALIBRADO</text:p>
          </table:table-cell>
          <table:table-cell table:style-name="Default"/>
          <table:table-cell table:style-name="ce1256" office:value-type="string" calcext:value-type="string">
            <text:p>CMASM</text:p>
          </table:table-cell>
          <table:table-cell table:style-name="ce197" office:value-type="string" calcext:value-type="string">
            <text:p>MSMI TORQ LOTE 03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/>
          <table:table-cell table:style-name="ce1188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150-0-150 IN LB 3/8 SQ DR</text:p>
          </table:table-cell>
          <table:table-cell table:style-name="ce81" office:value-type="float" office:value="20" calcext:value-type="float">
            <text:p>20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041</text:p>
          </table:table-cell>
          <table:table-cell table:style-name="ce1321" office:value-type="string" calcext:value-type="string">
            <text:p>39887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388" office:value-type="date" office:date-value="2024-10-13" calcext:value-type="date">
            <text:p>13/10/24</text:p>
          </table:table-cell>
          <table:table-cell table:style-name="ce388" office:value-type="date" office:date-value="2024-10-15" calcext:value-type="date">
            <text:p>15/10/24</text:p>
          </table:table-cell>
          <table:table-cell table:style-name="ce388" office:value-type="date" office:date-value="2024-11-11" calcext:value-type="date">
            <text:p>11/11/24</text:p>
          </table:table-cell>
          <table:table-cell table:style-name="ce1406" office:value-type="date" office:date-value="2024-11-06" calcext:value-type="date">
            <text:p>06/11/24</text:p>
          </table:table-cell>
          <table:table-cell table:style-name="ce1188" office:value-type="float" office:value="15" calcext:value-type="float">
            <text:p>15</text:p>
          </table:table-cell>
          <table:table-cell table:style-name="ce487" table:formula="of:=IF(ISBLANK([.N347]);DATE(2024;1;1);EDATE([.N347];[.O347]))" office:value-type="date" office:date-value="2026-02-06" calcext:value-type="date">
            <text:p>06/02/26</text:p>
          </table:table-cell>
          <table:table-cell table:style-name="ce1036" table:formula="of:=IF(OR([.P347]&lt;TODAY(); [.P347] = &quot;&quot;); &quot;DESCALIBRADO&quot;;&quot;CALIBRADO&quot;)" office:value-type="string" office:string-value="CALIBRADO" calcext:value-type="string">
            <text:p>CALIBRADO</text:p>
          </table:table-cell>
          <table:table-cell table:style-name="Default"/>
          <table:table-cell table:style-name="ce1256" office:value-type="string" calcext:value-type="string">
            <text:p>CMASM</text:p>
          </table:table-cell>
          <table:table-cell table:style-name="ce197" office:value-type="string" calcext:value-type="string">
            <text:p>MSMI TORQ LOTE 03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/>
          <table:table-cell table:style-name="ce1188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150-0-150 IN LB 3/8 SQ DR</text:p>
          </table:table-cell>
          <table:table-cell table:style-name="ce81" office:value-type="float" office:value="15" calcext:value-type="float">
            <text:p>15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042</text:p>
          </table:table-cell>
          <table:table-cell table:style-name="ce1321" office:value-type="string" calcext:value-type="string">
            <text:p>39883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388" office:value-type="date" office:date-value="0234-10-16" calcext:value-type="date">
            <text:p>16/10/34</text:p>
          </table:table-cell>
          <table:table-cell table:style-name="ce1406" office:value-type="date" office:date-value="2022-11-08" calcext:value-type="date">
            <text:p>08/11/22</text:p>
          </table:table-cell>
          <table:table-cell table:style-name="ce1188" office:value-type="float" office:value="15" calcext:value-type="float">
            <text:p>15</text:p>
          </table:table-cell>
          <table:table-cell table:style-name="ce487" table:formula="of:=IF(ISBLANK([.N348]);DATE(2024;1;1);EDATE([.N348];[.O348]))" office:value-type="date" office:date-value="2024-02-08" calcext:value-type="date">
            <text:p>08/02/24</text:p>
          </table:table-cell>
          <table:table-cell table:style-name="ce1036" table:formula="of:=IF(OR([.P348]&lt;TODAY(); [.P34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75-0-75 IN LB 1/4 SQ DR</text:p>
          </table:table-cell>
          <table:table-cell table:style-name="ce86" office:value-type="float" office:value="10" calcext:value-type="float">
            <text:p>1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43</text:p>
          </table:table-cell>
          <table:table-cell table:style-name="ce69" office:value-type="string" calcext:value-type="string">
            <text:p>24456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321" office:value-type="float" office:value="30" calcext:value-type="float">
            <text:p>30</text:p>
          </table:table-cell>
          <table:table-cell table:style-name="ce487" table:formula="of:=IF(ISBLANK([.N349]);DATE(2024;1;1);EDATE([.N349];[.O349]))" office:value-type="date" office:date-value="2027-04-02" calcext:value-type="date">
            <text:p>02/04/27</text:p>
          </table:table-cell>
          <table:table-cell table:style-name="ce995" table:formula="of:=IF(OR([.P349]&lt;TODAY(); [.P349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75-0-75 IN LB 1/4 SQ DR</text:p>
          </table:table-cell>
          <table:table-cell table:style-name="ce86" office:value-type="float" office:value="10" calcext:value-type="float">
            <text:p>1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44</text:p>
          </table:table-cell>
          <table:table-cell table:style-name="ce69" office:value-type="string" calcext:value-type="string">
            <text:p>24496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455" office:value-type="date" office:date-value="2024-10-02" calcext:value-type="date">
            <text:p>02/10/24</text:p>
          </table:table-cell>
          <table:table-cell table:style-name="ce1321" office:value-type="float" office:value="30" calcext:value-type="float">
            <text:p>30</text:p>
          </table:table-cell>
          <table:table-cell table:style-name="ce487" table:formula="of:=IF(ISBLANK([.N350]);DATE(2024;1;1);EDATE([.N350];[.O350]))" office:value-type="date" office:date-value="2027-04-02" calcext:value-type="date">
            <text:p>02/04/27</text:p>
          </table:table-cell>
          <table:table-cell table:style-name="ce1036" table:formula="of:=IF(OR([.P350]&lt;TODAY(); [.P350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150-0-150 IN LB 3/8 SQ DR</text:p>
          </table:table-cell>
          <table:table-cell table:style-name="ce81" office:value-type="float" office:value="15" calcext:value-type="float">
            <text:p>15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45</text:p>
          </table:table-cell>
          <table:table-cell table:style-name="ce69" office:value-type="string" calcext:value-type="string">
            <text:p>39890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4" calcext:value-type="date">
            <text:p>24/07/24</text:p>
          </table:table-cell>
          <table:table-cell table:style-name="ce1321" office:value-type="float" office:value="15" calcext:value-type="float">
            <text:p>15</text:p>
          </table:table-cell>
          <table:table-cell table:style-name="ce487" table:formula="of:=IF(ISBLANK([.N351]);DATE(2024;1;1);EDATE([.N351];[.O351]))" office:value-type="date" office:date-value="2025-10-24" calcext:value-type="date">
            <text:p>24/10/25</text:p>
          </table:table-cell>
          <table:table-cell table:style-name="ce1036" table:formula="of:=IF(OR([.P351]&lt;TODAY(); [.P35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3753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ROTARY TORQUE DRIVER 12-0-12 IN LB</text:p>
          </table:table-cell>
          <table:table-cell table:style-name="ce83" office:value-type="float" office:value="2" calcext:value-type="float">
            <text:p>2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46</text:p>
          </table:table-cell>
          <table:table-cell table:style-name="ce69" office:value-type="string" calcext:value-type="string">
            <text:p>8756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4" calcext:value-type="date">
            <text:p>24/07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352]);DATE(2024;1;1);EDATE([.N352];[.O352]))" office:value-type="date" office:date-value="2027-07-24" calcext:value-type="date">
            <text:p>24/07/27</text:p>
          </table:table-cell>
          <table:table-cell table:style-name="ce1036" table:formula="of:=IF(OR([.P352]&lt;TODAY(); [.P352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6994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50-0-50 IN LB 1/4 SQ DR</text:p>
          </table:table-cell>
          <table:table-cell table:style-name="ce82" office:value-type="float" office:value="6" calcext:value-type="float">
            <text:p>6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47</text:p>
          </table:table-cell>
          <table:table-cell table:style-name="ce69" office:value-type="string" calcext:value-type="string">
            <text:p>7157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4" calcext:value-type="date">
            <text:p>24/07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353]);DATE(2024;1;1);EDATE([.N353];[.O353]))" office:value-type="date" office:date-value="2027-07-24" calcext:value-type="date">
            <text:p>24/07/27</text:p>
          </table:table-cell>
          <table:table-cell table:style-name="ce1036" table:formula="of:=IF(OR([.P353]&lt;TODAY(); [.P353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5149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75 IN LB 1/4 HEX</text:p>
          </table:table-cell>
          <table:table-cell table:style-name="ce86" office:value-type="float" office:value="10" calcext:value-type="float">
            <text:p>1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48</text:p>
          </table:table-cell>
          <table:table-cell table:style-name="ce69"/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8-02" calcext:value-type="date">
            <text:p>02/08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354]);DATE(2024;1;1);EDATE([.N354];[.O354]))" office:value-type="date" office:date-value="2026-08-02" calcext:value-type="date">
            <text:p>02/08/26</text:p>
          </table:table-cell>
          <table:table-cell table:style-name="ce1036" table:formula="of:=IF(OR([.P354]&lt;TODAY(); [.P354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7108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250 IN LB</text:p>
          </table:table-cell>
          <table:table-cell table:style-name="ce83" office:value-type="float" office:value="30" calcext:value-type="float">
            <text:p>3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50</text:p>
          </table:table-cell>
          <table:table-cell table:style-name="ce1321" office:value-type="string" calcext:value-type="string">
            <text:p>04111019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1406" office:value-type="date" office:date-value="2024-07-24" calcext:value-type="date">
            <text:p>24/07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355]);DATE(2024;1;1);EDATE([.N355];[.O355]))" office:value-type="date" office:date-value="2026-07-24" calcext:value-type="date">
            <text:p>24/07/26</text:p>
          </table:table-cell>
          <table:table-cell table:style-name="ce1036" table:formula="of:=IF(OR([.P355]&lt;TODAY(); [.P355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3814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300-0-300 IN LB 3/8 SQ DR</text:p>
          </table:table-cell>
          <table:table-cell table:style-name="ce83" office:value-type="float" office:value="35" calcext:value-type="float">
            <text:p>35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51</text:p>
          </table:table-cell>
          <table:table-cell table:style-name="ce69" office:value-type="string" calcext:value-type="string">
            <text:p>81013501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4" calcext:value-type="date">
            <text:p>24/07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356]);DATE(2024;1;1);EDATE([.N356];[.O356]))" office:value-type="date" office:date-value="2026-07-24" calcext:value-type="date">
            <text:p>24/07/26</text:p>
          </table:table-cell>
          <table:table-cell table:style-name="ce1036" table:formula="of:=IF(OR([.P356]&lt;TODAY(); [.P356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4017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30 IN LB 1/4 SQ DR</text:p>
          </table:table-cell>
          <table:table-cell table:style-name="ce81" office:value-type="float" office:value="3" calcext:value-type="float">
            <text:p>3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52</text:p>
          </table:table-cell>
          <table:table-cell table:style-name="ce1321"/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357]);DATE(2024;1;1);EDATE([.N357];[.O357]))" office:value-type="date" office:date-value="2026-10-02" calcext:value-type="date">
            <text:p>02/10/26</text:p>
          </table:table-cell>
          <table:table-cell table:style-name="ce1036" table:formula="of:=IF(OR([.P357]&lt;TODAY(); [.P357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7-25 FT LB 3/16 HEX</text:p>
          </table:table-cell>
          <table:table-cell table:style-name="ce83" office:value-type="float" office:value="35" calcext:value-type="float">
            <text:p>35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57</text:p>
          </table:table-cell>
          <table:table-cell table:style-name="ce69" office:value-type="string" calcext:value-type="string">
            <text:p>0608506720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358]);DATE(2024;1;1);EDATE([.N358];[.O358]))" office:value-type="date" office:date-value="2026-10-02" calcext:value-type="date">
            <text:p>02/10/26</text:p>
          </table:table-cell>
          <table:table-cell table:style-name="ce1036" table:formula="of:=IF(OR([.P358]&lt;TODAY(); [.P358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390" office:value-type="string" calcext:value-type="string">
            <text:p>MEC</text:p>
          </table:table-cell>
          <table:table-cell table:style-name="ce389" office:value-type="string" calcext:value-type="string">
            <text:p>TORQUÍMETRO </text:p>
          </table:table-cell>
          <table:table-cell table:style-name="ce389"/>
          <table:table-cell table:style-name="ce156" office:value-type="string" calcext:value-type="string">
            <text:p>WRENCH, TORQUE 300-0-300 IN LB 3/8 SQ DR</text:p>
          </table:table-cell>
          <table:table-cell table:style-name="ce399" office:value-type="float" office:value="35" calcext:value-type="float">
            <text:p>35,0</text:p>
          </table:table-cell>
          <table:table-cell table:style-name="ce446" office:value-type="string" calcext:value-type="string">
            <text:p>Nm</text:p>
          </table:table-cell>
          <table:table-cell table:style-name="ce389" office:value-type="string" calcext:value-type="string">
            <text:p>CMASM-IDM-T48-058</text:p>
          </table:table-cell>
          <table:table-cell table:style-name="ce428" office:value-type="string" calcext:value-type="string">
            <text:p>81006153</text:p>
          </table:table-cell>
          <table:table-cell table:style-name="ce389" office:value-type="string" calcext:value-type="string">
            <text:p>MK-48</text:p>
          </table:table-cell>
          <table:table-cell table:style-name="ce1164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389" office:value-type="float" office:value="24" calcext:value-type="float">
            <text:p>24</text:p>
          </table:table-cell>
          <table:table-cell table:style-name="ce487" table:formula="of:=IF(ISBLANK([.N359]);DATE(2024;1;1);EDATE([.N359];[.O359]))" office:value-type="date" office:date-value="2026-10-02" calcext:value-type="date">
            <text:p>02/10/26</text:p>
          </table:table-cell>
          <table:table-cell table:style-name="ce1131" table:formula="of:=IF(OR([.P359]&lt;TODAY(); [.P359] = &quot;&quot;); &quot;DESCALIBRADO&quot;;&quot;CALIBRADO&quot;)" office:value-type="string" office:string-value="CALIBRADO" calcext:value-type="string">
            <text:p>CALIBRADO</text:p>
          </table:table-cell>
          <table:table-cell table:style-name="ce390"/>
          <table:table-cell table:style-name="ce1224" office:value-type="string" calcext:value-type="string">
            <text:p>CMASM</text:p>
          </table:table-cell>
          <table:table-cell table:style-name="ce390" office:value-type="string" calcext:value-type="string">
            <text:p>MSMI TORQ LOTE 03</text:p>
          </table:table-cell>
          <table:table-cell table:style-name="ce1343" office:value-type="currency" office:currency="BRL" office:value="100" calcext:value-type="currency">
            <text:p>R$ 100,00</text:p>
          </table:table-cell>
          <table:table-cell table:style-name="ce390"/>
          <table:table-cell table:style-name="ce389"/>
          <table:table-cell table:style-name="ce389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75 IN LB 3/8 SQ DR CCW</text:p>
          </table:table-cell>
          <table:table-cell table:style-name="ce86" office:value-type="float" office:value="10" calcext:value-type="float">
            <text:p>1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60</text:p>
          </table:table-cell>
          <table:table-cell table:style-name="ce69" office:value-type="string" calcext:value-type="string">
            <text:p>702C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5" calcext:value-type="date">
            <text:p>25/07/24</text:p>
          </table:table-cell>
          <table:table-cell table:style-name="ce1321" office:value-type="float" office:value="18" calcext:value-type="float">
            <text:p>18</text:p>
          </table:table-cell>
          <table:table-cell table:style-name="ce487" table:formula="of:=IF(ISBLANK([.N360]);DATE(2024;1;1);EDATE([.N360];[.O360]))" office:value-type="date" office:date-value="2026-01-25" calcext:value-type="date">
            <text:p>25/01/26</text:p>
          </table:table-cell>
          <table:table-cell table:style-name="ce1036" table:formula="of:=IF(OR([.P360]&lt;TODAY(); [.P360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5132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75 IN LB 1/4 HEXBIT</text:p>
          </table:table-cell>
          <table:table-cell table:style-name="ce86" office:value-type="float" office:value="10" calcext:value-type="float">
            <text:p>1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61</text:p>
          </table:table-cell>
          <table:table-cell table:style-name="ce69" office:value-type="string" calcext:value-type="string">
            <text:p>702A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8-02" calcext:value-type="date">
            <text:p>02/08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361]);DATE(2024;1;1);EDATE([.N361];[.O361]))" office:value-type="date" office:date-value="2026-08-02" calcext:value-type="date">
            <text:p>02/08/26</text:p>
          </table:table-cell>
          <table:table-cell table:style-name="ce1036" table:formula="of:=IF(OR([.P361]&lt;TODAY(); [.P361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7141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75-0-75 IN LB 1/4 SQ DR</text:p>
          </table:table-cell>
          <table:table-cell table:style-name="ce86" office:value-type="float" office:value="10" calcext:value-type="float">
            <text:p>1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62</text:p>
          </table:table-cell>
          <table:table-cell table:style-name="ce69" office:value-type="string" calcext:value-type="string">
            <text:p>24486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321" office:value-type="float" office:value="30" calcext:value-type="float">
            <text:p>30</text:p>
          </table:table-cell>
          <table:table-cell table:style-name="ce487" table:formula="of:=IF(ISBLANK([.N362]);DATE(2024;1;1);EDATE([.N362];[.O362]))" office:value-type="date" office:date-value="2027-04-02" calcext:value-type="date">
            <text:p>02/04/27</text:p>
          </table:table-cell>
          <table:table-cell table:style-name="ce1036" table:formula="of:=IF(OR([.P362]&lt;TODAY(); [.P362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50-0-50 FT LB 3/8 SQ DR</text:p>
          </table:table-cell>
          <table:table-cell table:style-name="ce83" office:value-type="float" office:value="70" calcext:value-type="float">
            <text:p>7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63</text:p>
          </table:table-cell>
          <table:table-cell table:style-name="ce1321" office:value-type="string" calcext:value-type="string">
            <text:p>11896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363]);DATE(2024;1;1);EDATE([.N363];[.O363]))" office:value-type="date" office:date-value="2026-10-02" calcext:value-type="date">
            <text:p>02/10/26</text:p>
          </table:table-cell>
          <table:table-cell table:style-name="ce1036" table:formula="of:=IF(OR([.P363]&lt;TODAY(); [.P363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150-0-150 IN LB 3/8 SQ DR</text:p>
          </table:table-cell>
          <table:table-cell table:style-name="ce81" office:value-type="float" office:value="20" calcext:value-type="float">
            <text:p>20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064</text:p>
          </table:table-cell>
          <table:table-cell table:style-name="ce1321" office:value-type="string" calcext:value-type="string">
            <text:p>39889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388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188" office:value-type="float" office:value="15" calcext:value-type="float">
            <text:p>15</text:p>
          </table:table-cell>
          <table:table-cell table:style-name="ce487" table:formula="of:=IF(ISBLANK([.N364]);DATE(2024;1;1);EDATE([.N364];[.O364]))" office:value-type="date" office:date-value="2026-01-02" calcext:value-type="date">
            <text:p>02/01/26</text:p>
          </table:table-cell>
          <table:table-cell table:style-name="ce1036" table:formula="of:=IF(OR([.P364]&lt;TODAY(); [.P364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88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140 IN LB</text:p>
          </table:table-cell>
          <table:table-cell table:style-name="ce83" office:value-type="float" office:value="16" calcext:value-type="float">
            <text:p>16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65</text:p>
          </table:table-cell>
          <table:table-cell table:style-name="ce69" office:value-type="string" calcext:value-type="string">
            <text:p>1509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4" calcext:value-type="date">
            <text:p>24/07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365]);DATE(2024;1;1);EDATE([.N365];[.O365]))" office:value-type="date" office:date-value="2026-07-24" calcext:value-type="date">
            <text:p>24/07/26</text:p>
          </table:table-cell>
          <table:table-cell table:style-name="ce1036" table:formula="of:=IF(OR([.P365]&lt;TODAY(); [.P365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3960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30-0-30 IN LB 1/4 SQ DR</text:p>
          </table:table-cell>
          <table:table-cell table:style-name="ce81" office:value-type="float" office:value="4" calcext:value-type="float">
            <text:p>4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66</text:p>
          </table:table-cell>
          <table:table-cell table:style-name="ce69" office:value-type="string" calcext:value-type="string">
            <text:p>13547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5" calcext:value-type="date">
            <text:p>25/07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366]);DATE(2024;1;1);EDATE([.N366];[.O366]))" office:value-type="date" office:date-value="2027-07-25" calcext:value-type="date">
            <text:p>25/07/27</text:p>
          </table:table-cell>
          <table:table-cell table:style-name="ce1036" table:formula="of:=IF(OR([.P366]&lt;TODAY(); [.P366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5115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30-0-30 IN LB 1/4 SQ DR</text:p>
          </table:table-cell>
          <table:table-cell table:style-name="ce81" office:value-type="float" office:value="4" calcext:value-type="float">
            <text:p>4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67</text:p>
          </table:table-cell>
          <table:table-cell table:style-name="ce69" office:value-type="string" calcext:value-type="string">
            <text:p>13555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4" calcext:value-type="date">
            <text:p>24/07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367]);DATE(2024;1;1);EDATE([.N367];[.O367]))" office:value-type="date" office:date-value="2027-07-24" calcext:value-type="date">
            <text:p>24/07/27</text:p>
          </table:table-cell>
          <table:table-cell table:style-name="ce1036" table:formula="of:=IF(OR([.P367]&lt;TODAY(); [.P367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6976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50-0-50 FT LB 3/8 SQ DR</text:p>
          </table:table-cell>
          <table:table-cell table:style-name="ce83" office:value-type="float" office:value="70" calcext:value-type="float">
            <text:p>7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68</text:p>
          </table:table-cell>
          <table:table-cell table:style-name="ce1321" office:value-type="string" calcext:value-type="string">
            <text:p>11897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1406" office:value-type="date" office:date-value="2024-07-24" calcext:value-type="date">
            <text:p>24/07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368]);DATE(2024;1;1);EDATE([.N368];[.O368]))" office:value-type="date" office:date-value="2026-07-24" calcext:value-type="date">
            <text:p>24/07/26</text:p>
          </table:table-cell>
          <table:table-cell table:style-name="ce1036" table:formula="of:=IF(OR([.P368]&lt;TODAY(); [.P368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3878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75 IN LB 3/8 SQ DR</text:p>
          </table:table-cell>
          <table:table-cell table:style-name="ce86" office:value-type="float" office:value="10" calcext:value-type="float">
            <text:p>1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69</text:p>
          </table:table-cell>
          <table:table-cell table:style-name="ce69" office:value-type="string" calcext:value-type="string">
            <text:p>557-2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4" calcext:value-type="date">
            <text:p>24/07/24</text:p>
          </table:table-cell>
          <table:table-cell table:style-name="ce1321" office:value-type="float" office:value="18" calcext:value-type="float">
            <text:p>18</text:p>
          </table:table-cell>
          <table:table-cell table:style-name="ce487" table:formula="of:=IF(ISBLANK([.N369]);DATE(2024;1;1);EDATE([.N369];[.O369]))" office:value-type="date" office:date-value="2026-01-24" calcext:value-type="date">
            <text:p>24/01/26</text:p>
          </table:table-cell>
          <table:table-cell table:style-name="ce1036" table:formula="of:=IF(OR([.P369]&lt;TODAY(); [.P369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3768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85 IN LB</text:p>
          </table:table-cell>
          <table:table-cell table:style-name="ce86" office:value-type="float" office:value="10" calcext:value-type="float">
            <text:p>1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70</text:p>
          </table:table-cell>
          <table:table-cell table:style-name="ce69" office:value-type="string" calcext:value-type="string">
            <text:p>VB100T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5" calcext:value-type="date">
            <text:p>25/07/24</text:p>
          </table:table-cell>
          <table:table-cell table:style-name="ce1321" office:value-type="float" office:value="10" calcext:value-type="float">
            <text:p>10</text:p>
          </table:table-cell>
          <table:table-cell table:style-name="ce487" table:formula="of:=IF(ISBLANK([.N370]);DATE(2024;1;1);EDATE([.N370];[.O370]))" office:value-type="date" office:date-value="2025-05-25" calcext:value-type="date">
            <text:p>25/05/25</text:p>
          </table:table-cell>
          <table:table-cell table:style-name="ce1036" table:formula="of:=IF(OR([.P370]&lt;TODAY(); [.P37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4960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ROTARY TORQUE DRIVER 12-0-12 IN LB</text:p>
          </table:table-cell>
          <table:table-cell table:style-name="ce83" office:value-type="float" office:value="2" calcext:value-type="float">
            <text:p>2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71</text:p>
          </table:table-cell>
          <table:table-cell table:style-name="ce69" office:value-type="string" calcext:value-type="string">
            <text:p>8757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55" office:value-type="date" office:date-value="2024-10-02" calcext:value-type="date">
            <text:p>02/10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371]);DATE(2024;1;1);EDATE([.N371];[.O371]))" office:value-type="date" office:date-value="2027-10-02" calcext:value-type="date">
            <text:p>02/10/27</text:p>
          </table:table-cell>
          <table:table-cell table:style-name="ce1036" table:formula="of:=IF(OR([.P371]&lt;TODAY(); [.P371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TORQUE DRIVER 60-0-60 <text:s/>IN LB 1/4 SQ DR</text:p>
          </table:table-cell>
          <table:table-cell table:style-name="ce86" office:value-type="float" office:value="10" calcext:value-type="float">
            <text:p>1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72</text:p>
          </table:table-cell>
          <table:table-cell table:style-name="ce69" office:value-type="string" calcext:value-type="string">
            <text:p>6301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4" calcext:value-type="date">
            <text:p>24/07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372]);DATE(2024;1;1);EDATE([.N372];[.O372]))" office:value-type="date" office:date-value="2026-07-24" calcext:value-type="date">
            <text:p>24/07/26</text:p>
          </table:table-cell>
          <table:table-cell table:style-name="ce1036" table:formula="of:=IF(OR([.P372]&lt;TODAY(); [.P372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3852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92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10 IN LB (2T-1)</text:p>
          </table:table-cell>
          <table:table-cell table:style-name="ce81" office:value-type="float" office:value="15" calcext:value-type="float">
            <text:p>15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73</text:p>
          </table:table-cell>
          <table:table-cell table:style-name="ce69" office:value-type="string" calcext:value-type="string">
            <text:p>VB 2T-1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5" calcext:value-type="date">
            <text:p>25/07/24</text:p>
          </table:table-cell>
          <table:table-cell table:style-name="ce1321" office:value-type="float" office:value="18" calcext:value-type="float">
            <text:p>18</text:p>
          </table:table-cell>
          <table:table-cell table:style-name="ce487" table:formula="of:=IF(ISBLANK([.N373]);DATE(2024;1;1);EDATE([.N373];[.O373]))" office:value-type="date" office:date-value="2026-01-25" calcext:value-type="date">
            <text:p>25/01/26</text:p>
          </table:table-cell>
          <table:table-cell table:style-name="ce1036" table:formula="of:=IF(OR([.P373]&lt;TODAY(); [.P373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Sem etiqueta/214946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30-0-30 IN LB 1/4 SQ DR</text:p>
          </table:table-cell>
          <table:table-cell table:style-name="ce81" office:value-type="float" office:value="4" calcext:value-type="float">
            <text:p>4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74</text:p>
          </table:table-cell>
          <table:table-cell table:style-name="ce69" office:value-type="string" calcext:value-type="string">
            <text:p>13557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55" office:value-type="date" office:date-value="2024-10-02" calcext:value-type="date">
            <text:p>02/10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374]);DATE(2024;1;1);EDATE([.N374];[.O374]))" office:value-type="date" office:date-value="2027-10-02" calcext:value-type="date">
            <text:p>02/10/27</text:p>
          </table:table-cell>
          <table:table-cell table:style-name="ce1036" table:formula="of:=IF(OR([.P374]&lt;TODAY(); [.P374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150-0-150 IN LB 3/8 SQ DR</text:p>
          </table:table-cell>
          <table:table-cell table:style-name="ce81" office:value-type="float" office:value="20" calcext:value-type="float">
            <text:p>2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75</text:p>
          </table:table-cell>
          <table:table-cell table:style-name="ce69" office:value-type="string" calcext:value-type="string">
            <text:p>101704294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55" office:value-type="date" office:date-value="2024-10-02" calcext:value-type="date">
            <text:p>02/10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375]);DATE(2024;1;1);EDATE([.N375];[.O375]))" office:value-type="date" office:date-value="2026-10-02" calcext:value-type="date">
            <text:p>02/10/26</text:p>
          </table:table-cell>
          <table:table-cell table:style-name="ce1036" table:formula="of:=IF(OR([.P375]&lt;TODAY(); [.P375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600-0-600 IN LB 1/2 SQ DR</text:p>
          </table:table-cell>
          <table:table-cell table:style-name="ce83" office:value-type="float" office:value="70" calcext:value-type="float">
            <text:p>7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76</text:p>
          </table:table-cell>
          <table:table-cell table:style-name="ce69" office:value-type="string" calcext:value-type="string">
            <text:p>7104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4" calcext:value-type="date">
            <text:p>24/07/24</text:p>
          </table:table-cell>
          <table:table-cell table:style-name="ce1321" office:value-type="float" office:value="30" calcext:value-type="float">
            <text:p>30</text:p>
          </table:table-cell>
          <table:table-cell table:style-name="ce487" table:formula="of:=IF(ISBLANK([.N376]);DATE(2024;1;1);EDATE([.N376];[.O376]))" office:value-type="date" office:date-value="2027-01-24" calcext:value-type="date">
            <text:p>24/01/27</text:p>
          </table:table-cell>
          <table:table-cell table:style-name="ce1036" table:formula="of:=IF(OR([.P376]&lt;TODAY(); [.P376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5158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30 IN LB 1/4 SQ DR</text:p>
          </table:table-cell>
          <table:table-cell table:style-name="ce81" office:value-type="float" office:value="4" calcext:value-type="float">
            <text:p>4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77</text:p>
          </table:table-cell>
          <table:table-cell table:style-name="ce1321" office:value-type="string" calcext:value-type="string">
            <text:p>BT-1 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377]);DATE(2024;1;1);EDATE([.N377];[.O377]))" office:value-type="date" office:date-value="2026-10-02" calcext:value-type="date">
            <text:p>02/10/26</text:p>
          </table:table-cell>
          <table:table-cell table:style-name="ce1036" table:formula="of:=IF(OR([.P377]&lt;TODAY(); [.P377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600-0-600 IN LB 1/2 SQ DR</text:p>
          </table:table-cell>
          <table:table-cell table:style-name="ce83" office:value-type="float" office:value="70" calcext:value-type="float">
            <text:p>70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078</text:p>
          </table:table-cell>
          <table:table-cell table:style-name="ce1321" office:value-type="string" calcext:value-type="string">
            <text:p>7143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number-columns-repeated="2" table:style-name="ce388" office:value-type="date" office:date-value="2024-09-24" calcext:value-type="date">
            <text:p>24/09/24</text:p>
          </table:table-cell>
          <table:table-cell table:style-name="ce388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188" office:value-type="float" office:value="30" calcext:value-type="float">
            <text:p>30</text:p>
          </table:table-cell>
          <table:table-cell table:style-name="ce487" table:formula="of:=IF(ISBLANK([.N378]);DATE(2024;1;1);EDATE([.N378];[.O378]))" office:value-type="date" office:date-value="2027-04-02" calcext:value-type="date">
            <text:p>02/04/27</text:p>
          </table:table-cell>
          <table:table-cell table:style-name="ce1036" table:formula="of:=IF(OR([.P378]&lt;TODAY(); [.P378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/>
          <table:table-cell table:style-name="ce1188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18 IN LB 1/4 SQ DR</text:p>
          </table:table-cell>
          <table:table-cell table:style-name="ce82" office:value-type="float" office:value="2.5" calcext:value-type="float">
            <text:p>2,5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80</text:p>
          </table:table-cell>
          <table:table-cell table:style-name="ce1321" office:value-type="string" calcext:value-type="string">
            <text:p>BT-1B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321" office:value-type="float" office:value="12" calcext:value-type="float">
            <text:p>12</text:p>
          </table:table-cell>
          <table:table-cell table:style-name="ce487" table:formula="of:=IF(ISBLANK([.N379]);DATE(2024;1;1);EDATE([.N379];[.O379]))" office:value-type="date" office:date-value="2025-10-02" calcext:value-type="date">
            <text:p>02/10/25</text:p>
          </table:table-cell>
          <table:table-cell table:style-name="ce1036" table:formula="of:=IF(OR([.P379]&lt;TODAY(); [.P37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50-0-50 FT LB 1/2 SQ DR</text:p>
          </table:table-cell>
          <table:table-cell table:style-name="ce83" office:value-type="float" office:value="70" calcext:value-type="float">
            <text:p>70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081</text:p>
          </table:table-cell>
          <table:table-cell table:style-name="ce1321" office:value-type="string" calcext:value-type="string">
            <text:p>4127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388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188" office:value-type="float" office:value="15" calcext:value-type="float">
            <text:p>15</text:p>
          </table:table-cell>
          <table:table-cell table:style-name="ce487" table:formula="of:=IF(ISBLANK([.N380]);DATE(2024;1;1);EDATE([.N380];[.O380]))" office:value-type="date" office:date-value="2026-01-02" calcext:value-type="date">
            <text:p>02/01/26</text:p>
          </table:table-cell>
          <table:table-cell table:style-name="ce1036" table:formula="of:=IF(OR([.P380]&lt;TODAY(); [.P380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88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154" office:value-type="string" calcext:value-type="string">
            <text:p>WRENCH, TORQUE 600-0-600 IN LB 3/8 SQ DR TE50FUA</text:p>
          </table:table-cell>
          <table:table-cell table:style-name="ce83" office:value-type="float" office:value="70" calcext:value-type="float">
            <text:p>7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82</text:p>
          </table:table-cell>
          <table:table-cell table:style-name="ce69" office:value-type="string" calcext:value-type="string">
            <text:p>17185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4" calcext:value-type="date">
            <text:p>24/07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381]);DATE(2024;1;1);EDATE([.N381];[.O381]))" office:value-type="date" office:date-value="2026-07-24" calcext:value-type="date">
            <text:p>24/07/26</text:p>
          </table:table-cell>
          <table:table-cell table:style-name="ce1036" table:formula="of:=IF(OR([.P381]&lt;TODAY(); [.P381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3913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768"/>
          <table:table-cell table:style-name="ce1192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200-600 FT LB</text:p>
          </table:table-cell>
          <table:table-cell table:style-name="ce83" office:value-type="float" office:value="820" calcext:value-type="float">
            <text:p>82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83</text:p>
          </table:table-cell>
          <table:table-cell table:style-name="ce69" office:value-type="string" calcext:value-type="string">
            <text:p>1108101176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382]);DATE(2024;1;1);EDATE([.N382];[.O382]))" office:value-type="date" office:date-value="2026-10-02" calcext:value-type="date">
            <text:p>02/10/26</text:p>
          </table:table-cell>
          <table:table-cell table:style-name="ce1036" table:formula="of:=IF(OR([.P382]&lt;TODAY(); [.P382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300-0-300 IN LB 3/8 SQ DR</text:p>
          </table:table-cell>
          <table:table-cell table:style-name="ce83" office:value-type="float" office:value="35" calcext:value-type="float">
            <text:p>35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84</text:p>
          </table:table-cell>
          <table:table-cell table:style-name="ce69" office:value-type="string" calcext:value-type="string">
            <text:p>81006178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55" office:value-type="date" office:date-value="2024-10-02" calcext:value-type="date">
            <text:p>02/10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383]);DATE(2024;1;1);EDATE([.N383];[.O383]))" office:value-type="date" office:date-value="2026-10-02" calcext:value-type="date">
            <text:p>02/10/26</text:p>
          </table:table-cell>
          <table:table-cell table:style-name="ce1036" table:formula="of:=IF(OR([.P383]&lt;TODAY(); [.P383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/>
          <table:table-cell table:style-name="ce1188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75-0-75 IN LB 1/4 SQ DR</text:p>
          </table:table-cell>
          <table:table-cell table:style-name="ce86" office:value-type="float" office:value="10" calcext:value-type="float">
            <text:p>1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85</text:p>
          </table:table-cell>
          <table:table-cell table:style-name="ce69" office:value-type="string" calcext:value-type="string">
            <text:p>24491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55" office:value-type="date" office:date-value="2024-10-02" calcext:value-type="date">
            <text:p>02/10/24</text:p>
          </table:table-cell>
          <table:table-cell table:style-name="ce1321" office:value-type="float" office:value="30" calcext:value-type="float">
            <text:p>30</text:p>
          </table:table-cell>
          <table:table-cell table:style-name="ce487" table:formula="of:=IF(ISBLANK([.N384]);DATE(2024;1;1);EDATE([.N384];[.O384]))" office:value-type="date" office:date-value="2027-04-02" calcext:value-type="date">
            <text:p>02/04/27</text:p>
          </table:table-cell>
          <table:table-cell table:style-name="ce1036" table:formula="of:=IF(OR([.P384]&lt;TODAY(); [.P384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300-0-300 IN LB 3/8 SQ DR</text:p>
          </table:table-cell>
          <table:table-cell table:style-name="ce83" office:value-type="float" office:value="35" calcext:value-type="float">
            <text:p>35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086</text:p>
          </table:table-cell>
          <table:table-cell table:style-name="ce1321" office:value-type="string" calcext:value-type="string">
            <text:p>81006152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388" office:value-type="date" office:date-value="2024-10-13" calcext:value-type="date">
            <text:p>13/10/24</text:p>
          </table:table-cell>
          <table:table-cell table:style-name="ce388" office:value-type="date" office:date-value="2024-10-15" calcext:value-type="date">
            <text:p>15/10/24</text:p>
          </table:table-cell>
          <table:table-cell table:style-name="ce388" office:value-type="date" office:date-value="2024-11-11" calcext:value-type="date">
            <text:p>11/11/24</text:p>
          </table:table-cell>
          <table:table-cell table:style-name="ce1406" office:value-type="date" office:date-value="2024-11-06" calcext:value-type="date">
            <text:p>06/11/24</text:p>
          </table:table-cell>
          <table:table-cell table:style-name="ce1188" office:value-type="float" office:value="24" calcext:value-type="float">
            <text:p>24</text:p>
          </table:table-cell>
          <table:table-cell table:style-name="ce487" table:formula="of:=IF(ISBLANK([.N385]);DATE(2024;1;1);EDATE([.N385];[.O385]))" office:value-type="date" office:date-value="2026-11-06" calcext:value-type="date">
            <text:p>06/11/26</text:p>
          </table:table-cell>
          <table:table-cell table:style-name="ce1036" table:formula="of:=IF(OR([.P385]&lt;TODAY(); [.P385] = &quot;&quot;); &quot;DESCALIBRADO&quot;;&quot;CALIBRADO&quot;)" office:value-type="string" office:string-value="CALIBRADO" calcext:value-type="string">
            <text:p>CALIBRADO</text:p>
          </table:table-cell>
          <table:table-cell table:style-name="Default"/>
          <table:table-cell table:style-name="ce1256" office:value-type="string" calcext:value-type="string">
            <text:p>CMASM</text:p>
          </table:table-cell>
          <table:table-cell table:style-name="ce197" office:value-type="string" calcext:value-type="string">
            <text:p>MSMI TORQ LOTE 03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/>
          <table:table-cell table:style-name="ce1188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50-0-50 IN LB 1/4 SQ DR</text:p>
          </table:table-cell>
          <table:table-cell table:style-name="ce82" office:value-type="float" office:value="6" calcext:value-type="float">
            <text:p>6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087</text:p>
          </table:table-cell>
          <table:table-cell table:style-name="ce1321" office:value-type="string" calcext:value-type="string">
            <text:p>7167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388" office:value-type="date" office:date-value="2024-10-13" calcext:value-type="date">
            <text:p>13/10/24</text:p>
          </table:table-cell>
          <table:table-cell table:style-name="ce388" office:value-type="date" office:date-value="2024-10-15" calcext:value-type="date">
            <text:p>15/10/24</text:p>
          </table:table-cell>
          <table:table-cell table:style-name="ce388" office:value-type="date" office:date-value="2024-11-11" calcext:value-type="date">
            <text:p>11/11/24</text:p>
          </table:table-cell>
          <table:table-cell table:style-name="ce1406" office:value-type="date" office:date-value="2024-11-06" calcext:value-type="date">
            <text:p>06/11/24</text:p>
          </table:table-cell>
          <table:table-cell table:style-name="ce1188" office:value-type="float" office:value="24" calcext:value-type="float">
            <text:p>24</text:p>
          </table:table-cell>
          <table:table-cell table:style-name="ce487" table:formula="of:=IF(ISBLANK([.N386]);DATE(2024;1;1);EDATE([.N386];[.O386]))" office:value-type="date" office:date-value="2026-11-06" calcext:value-type="date">
            <text:p>06/11/26</text:p>
          </table:table-cell>
          <table:table-cell table:style-name="ce1036" table:formula="of:=IF(OR([.P386]&lt;TODAY(); [.P386] = &quot;&quot;); &quot;DESCALIBRADO&quot;;&quot;CALIBRADO&quot;)" office:value-type="string" office:string-value="CALIBRADO" calcext:value-type="string">
            <text:p>CALIBRADO</text:p>
          </table:table-cell>
          <table:table-cell table:style-name="Default"/>
          <table:table-cell table:style-name="ce1256" office:value-type="string" calcext:value-type="string">
            <text:p>CMASM</text:p>
          </table:table-cell>
          <table:table-cell table:style-name="ce197" office:value-type="string" calcext:value-type="string">
            <text:p>MSMI TORQ LOTE 03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/>
          <table:table-cell table:style-name="ce1188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100-0-100 FT LB 1/2 SQ DR</text:p>
          </table:table-cell>
          <table:table-cell table:style-name="ce83" office:value-type="float" office:value="140" calcext:value-type="float">
            <text:p>140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088</text:p>
          </table:table-cell>
          <table:table-cell table:style-name="ce1321" office:value-type="string" calcext:value-type="string">
            <text:p>7943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388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188" office:value-type="float" office:value="15" calcext:value-type="float">
            <text:p>15</text:p>
          </table:table-cell>
          <table:table-cell table:style-name="ce487" table:formula="of:=IF(ISBLANK([.N387]);DATE(2024;1;1);EDATE([.N387];[.O387]))" office:value-type="date" office:date-value="2026-01-02" calcext:value-type="date">
            <text:p>02/01/26</text:p>
          </table:table-cell>
          <table:table-cell table:style-name="ce1036" table:formula="of:=IF(OR([.P387]&lt;TODAY(); [.P387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/>
          <table:table-cell table:style-name="ce1188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30-0-30 IN LB 1/4 SQ DR</text:p>
          </table:table-cell>
          <table:table-cell table:style-name="ce81" office:value-type="float" office:value="4" calcext:value-type="float">
            <text:p>4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89</text:p>
          </table:table-cell>
          <table:table-cell table:style-name="ce69" office:value-type="string" calcext:value-type="string">
            <text:p>13552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55" office:value-type="date" office:date-value="2024-10-02" calcext:value-type="date">
            <text:p>02/10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388]);DATE(2024;1;1);EDATE([.N388];[.O388]))" office:value-type="date" office:date-value="2027-10-02" calcext:value-type="date">
            <text:p>02/10/27</text:p>
          </table:table-cell>
          <table:table-cell table:style-name="ce1036" table:formula="of:=IF(OR([.P388]&lt;TODAY(); [.P388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300-0-300 IN LB 3/8 SQ DR</text:p>
          </table:table-cell>
          <table:table-cell table:style-name="ce83" office:value-type="float" office:value="35" calcext:value-type="float">
            <text:p>35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90</text:p>
          </table:table-cell>
          <table:table-cell table:style-name="ce69" office:value-type="string" calcext:value-type="string">
            <text:p>81006156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1406" office:value-type="date" office:date-value="2024-07-24" calcext:value-type="date">
            <text:p>24/07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389]);DATE(2024;1;1);EDATE([.N389];[.O389]))" office:value-type="date" office:date-value="2026-07-24" calcext:value-type="date">
            <text:p>24/07/26</text:p>
          </table:table-cell>
          <table:table-cell table:style-name="ce1036" table:formula="of:=IF(OR([.P389]&lt;TODAY(); [.P389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95848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300-0-300 IN LB 3/8 SQ DR</text:p>
          </table:table-cell>
          <table:table-cell table:style-name="ce976" table:number-columns-repeated="2"/>
          <table:table-cell table:style-name="ce501" office:value-type="string" calcext:value-type="string">
            <text:p>CMASM-IDM-T48-090</text:p>
          </table:table-cell>
          <table:table-cell table:style-name="ce556" office:value-type="string" calcext:value-type="string">
            <text:p>ADD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4" calcext:value-type="date">
            <text:p>24/07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390]);DATE(2024;1;1);EDATE([.N390];[.O390]))" office:value-type="date" office:date-value="2025-07-24" calcext:value-type="date">
            <text:p>24/07/25</text:p>
          </table:table-cell>
          <table:table-cell table:style-name="ce1036" table:formula="of:=IF(OR([.P390]&lt;TODAY(); [.P39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4913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300-0-300 IN LB 3/8 SQ DR</text:p>
          </table:table-cell>
          <table:table-cell table:style-name="ce83" office:value-type="float" office:value="35" calcext:value-type="float">
            <text:p>35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91</text:p>
          </table:table-cell>
          <table:table-cell table:style-name="ce69" office:value-type="string" calcext:value-type="string">
            <text:p>81013496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4" calcext:value-type="date">
            <text:p>24/07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391]);DATE(2024;1;1);EDATE([.N391];[.O391]))" office:value-type="date" office:date-value="2026-07-24" calcext:value-type="date">
            <text:p>24/07/26</text:p>
          </table:table-cell>
          <table:table-cell table:style-name="ce1036" table:formula="of:=IF(OR([.P391]&lt;TODAY(); [.P391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3868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150-0-150 IN LB 3/8 SQ DR</text:p>
          </table:table-cell>
          <table:table-cell table:style-name="ce81" office:value-type="float" office:value="20" calcext:value-type="float">
            <text:p>20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092</text:p>
          </table:table-cell>
          <table:table-cell table:style-name="ce1321" office:value-type="string" calcext:value-type="string">
            <text:p>39723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388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188" office:value-type="float" office:value="15" calcext:value-type="float">
            <text:p>15</text:p>
          </table:table-cell>
          <table:table-cell table:style-name="ce487" table:formula="of:=IF(ISBLANK([.N392]);DATE(2024;1;1);EDATE([.N392];[.O392]))" office:value-type="date" office:date-value="2026-01-02" calcext:value-type="date">
            <text:p>02/01/26</text:p>
          </table:table-cell>
          <table:table-cell table:style-name="ce1036" table:formula="of:=IF(OR([.P392]&lt;TODAY(); [.P392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/>
          <table:table-cell table:style-name="ce1188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1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1188" office:value-type="string" calcext:value-type="string">
            <text:p>WRENCH, TORQUE 250-0-250 FT LB 1/2 SQ DR TE250</text:p>
          </table:table-cell>
          <table:table-cell table:style-name="ce84" office:value-type="float" office:value="340" calcext:value-type="float">
            <text:p>340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093</text:p>
          </table:table-cell>
          <table:table-cell table:style-name="ce1321" office:value-type="string" calcext:value-type="string">
            <text:p>19164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388" table:number-columns-repeated="3"/>
          <table:table-cell table:style-name="ce1406" office:value-type="date" office:date-value="2022-11-07" calcext:value-type="date">
            <text:p>07/11/22</text:p>
          </table:table-cell>
          <table:table-cell table:style-name="ce1188" office:value-type="float" office:value="30" calcext:value-type="float">
            <text:p>30</text:p>
          </table:table-cell>
          <table:table-cell table:style-name="ce487" table:formula="of:=IF(ISBLANK([.N393]);DATE(2024;1;1);EDATE([.N393];[.O393]))" office:value-type="date" office:date-value="2025-05-07" calcext:value-type="date">
            <text:p>07/05/25</text:p>
          </table:table-cell>
          <table:table-cell table:style-name="ce1036" table:formula="of:=IF(OR([.P393]&lt;TODAY(); [.P39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NAO CALIBRAR EM 2024</text:p>
          </table:table-cell>
          <table:table-cell table:style-name="ce1256" office:value-type="string" calcext:value-type="string">
            <text:p>CMASM</text:p>
          </table:table-cell>
          <table:table-cell table:style-name="ce1116"/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88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100-0-100 FT LB 1/2 SQ DR</text:p>
          </table:table-cell>
          <table:table-cell table:style-name="ce83" office:value-type="float" office:value="140" calcext:value-type="float">
            <text:p>14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94</text:p>
          </table:table-cell>
          <table:table-cell table:style-name="ce69" office:value-type="string" calcext:value-type="string">
            <text:p>7715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4" calcext:value-type="date">
            <text:p>24/07/24</text:p>
          </table:table-cell>
          <table:table-cell table:style-name="ce1321" office:value-type="float" office:value="15" calcext:value-type="float">
            <text:p>15</text:p>
          </table:table-cell>
          <table:table-cell table:style-name="ce487" table:formula="of:=IF(ISBLANK([.N394]);DATE(2024;1;1);EDATE([.N394];[.O394]))" office:value-type="date" office:date-value="2025-10-24" calcext:value-type="date">
            <text:p>24/10/25</text:p>
          </table:table-cell>
          <table:table-cell table:style-name="ce1036" table:formula="of:=IF(OR([.P394]&lt;TODAY(); [.P39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4012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50-0-50 FT LB 1/2 SQ DR</text:p>
          </table:table-cell>
          <table:table-cell table:style-name="ce83" office:value-type="float" office:value="70" calcext:value-type="float">
            <text:p>70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095</text:p>
          </table:table-cell>
          <table:table-cell table:style-name="ce1321" office:value-type="string" calcext:value-type="string">
            <text:p>4126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388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188" office:value-type="float" office:value="15" calcext:value-type="float">
            <text:p>15</text:p>
          </table:table-cell>
          <table:table-cell table:style-name="ce487" table:formula="of:=IF(ISBLANK([.N395]);DATE(2024;1;1);EDATE([.N395];[.O395]))" office:value-type="date" office:date-value="2026-01-02" calcext:value-type="date">
            <text:p>02/01/26</text:p>
          </table:table-cell>
          <table:table-cell table:style-name="ce1036" table:formula="of:=IF(OR([.P395]&lt;TODAY(); [.P395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88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50 IN LB 3/8 SQ DR</text:p>
          </table:table-cell>
          <table:table-cell table:style-name="ce82" office:value-type="float" office:value="6" calcext:value-type="float">
            <text:p>6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96</text:p>
          </table:table-cell>
          <table:table-cell table:style-name="ce1321" office:value-type="float" office:value="713" calcext:value-type="float">
            <text:p>713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1406" office:value-type="date" office:date-value="2024-07-25" calcext:value-type="date">
            <text:p>25/07/24</text:p>
          </table:table-cell>
          <table:table-cell table:style-name="ce1321" office:value-type="float" office:value="18" calcext:value-type="float">
            <text:p>18</text:p>
          </table:table-cell>
          <table:table-cell table:style-name="ce487" table:formula="of:=IF(ISBLANK([.N396]);DATE(2024;1;1);EDATE([.N396];[.O396]))" office:value-type="date" office:date-value="2026-01-25" calcext:value-type="date">
            <text:p>25/01/26</text:p>
          </table:table-cell>
          <table:table-cell table:style-name="ce1036" table:formula="of:=IF(OR([.P396]&lt;TODAY(); [.P396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5125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30-0-30 IN LB 1/4 SQ DR</text:p>
          </table:table-cell>
          <table:table-cell table:style-name="ce81" office:value-type="float" office:value="4" calcext:value-type="float">
            <text:p>4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97</text:p>
          </table:table-cell>
          <table:table-cell table:style-name="ce69" office:value-type="string" calcext:value-type="string">
            <text:p>13559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55" office:value-type="date" office:date-value="2024-10-02" calcext:value-type="date">
            <text:p>02/10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397]);DATE(2024;1;1);EDATE([.N397];[.O397]))" office:value-type="date" office:date-value="2027-10-02" calcext:value-type="date">
            <text:p>02/10/27</text:p>
          </table:table-cell>
          <table:table-cell table:style-name="ce1036" table:formula="of:=IF(OR([.P397]&lt;TODAY(); [.P397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600-0-600 IN LB 1/2 SQ DR</text:p>
          </table:table-cell>
          <table:table-cell table:style-name="ce83" office:value-type="float" office:value="70" calcext:value-type="float">
            <text:p>7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98</text:p>
          </table:table-cell>
          <table:table-cell table:style-name="ce69" office:value-type="string" calcext:value-type="string">
            <text:p>7100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55" office:value-type="date" office:date-value="2024-10-02" calcext:value-type="date">
            <text:p>02/10/24</text:p>
          </table:table-cell>
          <table:table-cell table:style-name="ce1321" office:value-type="float" office:value="30" calcext:value-type="float">
            <text:p>30</text:p>
          </table:table-cell>
          <table:table-cell table:style-name="ce487" table:formula="of:=IF(ISBLANK([.N398]);DATE(2024;1;1);EDATE([.N398];[.O398]))" office:value-type="date" office:date-value="2027-04-02" calcext:value-type="date">
            <text:p>02/04/27</text:p>
          </table:table-cell>
          <table:table-cell table:style-name="ce1036" table:formula="of:=IF(OR([.P398]&lt;TODAY(); [.P398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92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140 IN LB</text:p>
          </table:table-cell>
          <table:table-cell table:style-name="ce83" office:value-type="float" office:value="16" calcext:value-type="float">
            <text:p>16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099</text:p>
          </table:table-cell>
          <table:table-cell table:style-name="ce69" office:value-type="string" calcext:value-type="string">
            <text:p>1024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399]);DATE(2024;1;1);EDATE([.N399];[.O399]))" office:value-type="date" office:date-value="2026-10-02" calcext:value-type="date">
            <text:p>02/10/26</text:p>
          </table:table-cell>
          <table:table-cell table:style-name="ce1036" table:formula="of:=IF(OR([.P399]&lt;TODAY(); [.P399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150 IN LB</text:p>
          </table:table-cell>
          <table:table-cell table:style-name="ce81" office:value-type="float" office:value="20" calcext:value-type="float">
            <text:p>2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100</text:p>
          </table:table-cell>
          <table:table-cell table:style-name="ce69" office:value-type="string" calcext:value-type="string">
            <text:p>430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8-02" calcext:value-type="date">
            <text:p>02/08/24</text:p>
          </table:table-cell>
          <table:table-cell table:style-name="ce1321" office:value-type="float" office:value="22" calcext:value-type="float">
            <text:p>22</text:p>
          </table:table-cell>
          <table:table-cell table:style-name="ce487" table:formula="of:=IF(ISBLANK([.N400]);DATE(2024;1;1);EDATE([.N400];[.O400]))" office:value-type="date" office:date-value="2026-06-02" calcext:value-type="date">
            <text:p>02/06/26</text:p>
          </table:table-cell>
          <table:table-cell table:style-name="ce1036" table:formula="of:=IF(OR([.P400]&lt;TODAY(); [.P400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7079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PRESET 150 IN LB</text:p>
          </table:table-cell>
          <table:table-cell table:style-name="ce81" office:value-type="float" office:value="20" calcext:value-type="float">
            <text:p>20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100A</text:p>
          </table:table-cell>
          <table:table-cell table:style-name="ce1321" office:value-type="string" calcext:value-type="string">
            <text:p>07286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388" office:value-type="date" office:date-value="2024-10-13" calcext:value-type="date">
            <text:p>13/10/24</text:p>
          </table:table-cell>
          <table:table-cell table:style-name="ce388" office:value-type="date" office:date-value="2024-10-15" calcext:value-type="date">
            <text:p>15/10/24</text:p>
          </table:table-cell>
          <table:table-cell table:style-name="ce388" office:value-type="date" office:date-value="2024-11-11" calcext:value-type="date">
            <text:p>11/11/24</text:p>
          </table:table-cell>
          <table:table-cell table:style-name="ce1406" office:value-type="date" office:date-value="2024-11-06" calcext:value-type="date">
            <text:p>06/11/24</text:p>
          </table:table-cell>
          <table:table-cell table:style-name="ce1188" office:value-type="float" office:value="22" calcext:value-type="float">
            <text:p>22</text:p>
          </table:table-cell>
          <table:table-cell table:style-name="ce487" table:formula="of:=IF(ISBLANK([.N401]);DATE(2024;1;1);EDATE([.N401];[.O401]))" office:value-type="date" office:date-value="2026-09-06" calcext:value-type="date">
            <text:p>06/09/26</text:p>
          </table:table-cell>
          <table:table-cell table:style-name="ce1036" table:formula="of:=IF(OR([.P401]&lt;TODAY(); [.P401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MSMI TORQ LOTE 03</text:p>
          </table:table-cell>
          <table:table-cell table:style-name="ce1256" office:value-type="string" calcext:value-type="string">
            <text:p>CMASM</text:p>
          </table:table-cell>
          <table:table-cell table:style-name="ce1116"/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15-0-15 IN LB 1/4 SQ DR</text:p>
          </table:table-cell>
          <table:table-cell table:style-name="ce83" office:value-type="float" office:value="2" calcext:value-type="float">
            <text:p>2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103</text:p>
          </table:table-cell>
          <table:table-cell table:style-name="ce69" office:value-type="string" calcext:value-type="string">
            <text:p>6267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55" office:value-type="date" office:date-value="2024-10-02" calcext:value-type="date">
            <text:p>02/10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402]);DATE(2024;1;1);EDATE([.N402];[.O402]))" office:value-type="date" office:date-value="2027-10-02" calcext:value-type="date">
            <text:p>02/10/27</text:p>
          </table:table-cell>
          <table:table-cell table:style-name="ce1036" table:formula="of:=IF(OR([.P402]&lt;TODAY(); [.P402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75-0-75 IN LB 1/4 SQ DR</text:p>
          </table:table-cell>
          <table:table-cell table:style-name="ce86" office:value-type="float" office:value="10" calcext:value-type="float">
            <text:p>10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8-104</text:p>
          </table:table-cell>
          <table:table-cell table:style-name="ce1321" office:value-type="string" calcext:value-type="string">
            <text:p>24476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table:number-columns-repeated="3"/>
          <table:table-cell table:style-name="ce1406" office:value-type="date" office:date-value="2022-11-08" calcext:value-type="date">
            <text:p>08/11/22</text:p>
          </table:table-cell>
          <table:table-cell table:style-name="ce1188" office:value-type="float" office:value="30" calcext:value-type="float">
            <text:p>30</text:p>
          </table:table-cell>
          <table:table-cell table:style-name="ce487" table:formula="of:=IF(ISBLANK([.N403]);DATE(2024;1;1);EDATE([.N403];[.O403]))" office:value-type="date" office:date-value="2025-05-08" calcext:value-type="date">
            <text:p>08/05/25</text:p>
          </table:table-cell>
          <table:table-cell table:style-name="ce1036" table:formula="of:=IF(OR([.P403]&lt;TODAY(); [.P40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NAO CALIBRAR EM 2024</text:p>
          </table:table-cell>
          <table:table-cell table:style-name="ce1256" office:value-type="string" calcext:value-type="string">
            <text:p>CMASM</text:p>
          </table:table-cell>
          <table:table-cell table:style-name="ce1116"/>
          <table:table-cell table:style-name="ce429" office:value-type="currency" office:currency="BRL" office:value="100" calcext:value-type="currency">
            <text:p>R$ 100,00</text:p>
          </table:table-cell>
          <table:table-cell table:style-name="ce1416"/>
          <table:table-cell table:style-name="ce1188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75-0-75 IN LB 1/4 SQ DR</text:p>
          </table:table-cell>
          <table:table-cell table:style-name="ce86" office:value-type="float" office:value="10" calcext:value-type="float">
            <text:p>1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105</text:p>
          </table:table-cell>
          <table:table-cell table:style-name="ce69" office:value-type="string" calcext:value-type="string">
            <text:p>24477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55" office:value-type="date" office:date-value="2024-10-02" calcext:value-type="date">
            <text:p>02/10/24</text:p>
          </table:table-cell>
          <table:table-cell table:style-name="ce1321" office:value-type="float" office:value="30" calcext:value-type="float">
            <text:p>30</text:p>
          </table:table-cell>
          <table:table-cell table:style-name="ce487" table:formula="of:=IF(ISBLANK([.N404]);DATE(2024;1;1);EDATE([.N404];[.O404]))" office:value-type="date" office:date-value="2027-04-02" calcext:value-type="date">
            <text:p>02/04/27</text:p>
          </table:table-cell>
          <table:table-cell table:style-name="ce1036" table:formula="of:=IF(OR([.P404]&lt;TODAY(); [.P404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150-0-150 IN LB 3/8 SQ DR</text:p>
          </table:table-cell>
          <table:table-cell table:style-name="ce81" office:value-type="float" office:value="15" calcext:value-type="float">
            <text:p>15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106</text:p>
          </table:table-cell>
          <table:table-cell table:style-name="ce69" office:value-type="string" calcext:value-type="string">
            <text:p>39880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4" calcext:value-type="date">
            <text:p>24/07/24</text:p>
          </table:table-cell>
          <table:table-cell table:style-name="ce1321" office:value-type="float" office:value="15" calcext:value-type="float">
            <text:p>15</text:p>
          </table:table-cell>
          <table:table-cell table:style-name="ce487" table:formula="of:=IF(ISBLANK([.N405]);DATE(2024;1;1);EDATE([.N405];[.O405]))" office:value-type="date" office:date-value="2025-10-24" calcext:value-type="date">
            <text:p>24/10/25</text:p>
          </table:table-cell>
          <table:table-cell table:style-name="ce1036" table:formula="of:=IF(OR([.P405]&lt;TODAY(); [.P40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3845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1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1188" office:value-type="string" calcext:value-type="string">
            <text:p>WRENCH, TORQUE 250-0-250 FT LB 1/2 SQ DR TE250</text:p>
          </table:table-cell>
          <table:table-cell table:style-name="ce84" office:value-type="float" office:value="340" calcext:value-type="float">
            <text:p>340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108</text:p>
          </table:table-cell>
          <table:table-cell table:style-name="ce1321" office:value-type="string" calcext:value-type="string">
            <text:p>081123983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388" office:value-type="date" office:date-value="2024-10-13" calcext:value-type="date">
            <text:p>13/10/24</text:p>
          </table:table-cell>
          <table:table-cell table:style-name="ce388" office:value-type="date" office:date-value="2024-10-15" calcext:value-type="date">
            <text:p>15/10/24</text:p>
          </table:table-cell>
          <table:table-cell table:style-name="ce388" office:value-type="date" office:date-value="2024-11-11" calcext:value-type="date">
            <text:p>11/11/24</text:p>
          </table:table-cell>
          <table:table-cell table:style-name="ce1406" office:value-type="date" office:date-value="2024-11-06" calcext:value-type="date">
            <text:p>06/11/24</text:p>
          </table:table-cell>
          <table:table-cell table:style-name="ce1188" office:value-type="float" office:value="24" calcext:value-type="float">
            <text:p>24</text:p>
          </table:table-cell>
          <table:table-cell table:style-name="ce487" table:formula="of:=IF(ISBLANK([.N406]);DATE(2024;1;1);EDATE([.N406];[.O406]))" office:value-type="date" office:date-value="2026-11-06" calcext:value-type="date">
            <text:p>06/11/26</text:p>
          </table:table-cell>
          <table:table-cell table:style-name="ce1036" table:formula="of:=IF(OR([.P406]&lt;TODAY(); [.P406] = &quot;&quot;); &quot;DESCALIBRADO&quot;;&quot;CALIBRADO&quot;)" office:value-type="string" office:string-value="CALIBRADO" calcext:value-type="string">
            <text:p>CALIBRADO</text:p>
          </table:table-cell>
          <table:table-cell table:style-name="Default"/>
          <table:table-cell table:style-name="ce1256" office:value-type="string" calcext:value-type="string">
            <text:p>CMASM</text:p>
          </table:table-cell>
          <table:table-cell table:style-name="ce1192" office:value-type="string" calcext:value-type="string">
            <text:p>MSMI TORQ LOTE 03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15-0-15 IN LB 1/4 SQ DR</text:p>
          </table:table-cell>
          <table:table-cell table:style-name="ce83" office:value-type="float" office:value="2" calcext:value-type="float">
            <text:p>2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109</text:p>
          </table:table-cell>
          <table:table-cell table:style-name="ce69" office:value-type="string" calcext:value-type="string">
            <text:p>6265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55" office:value-type="date" office:date-value="2024-10-02" calcext:value-type="date">
            <text:p>02/10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407]);DATE(2024;1;1);EDATE([.N407];[.O407]))" office:value-type="date" office:date-value="2027-10-02" calcext:value-type="date">
            <text:p>02/10/27</text:p>
          </table:table-cell>
          <table:table-cell table:style-name="ce1036" table:formula="of:=IF(OR([.P407]&lt;TODAY(); [.P407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300-0-300 IN LB 3/8 SQ DR</text:p>
          </table:table-cell>
          <table:table-cell table:style-name="ce83" office:value-type="float" office:value="35" calcext:value-type="float">
            <text:p>35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8-110</text:p>
          </table:table-cell>
          <table:table-cell table:style-name="ce1321" office:value-type="string" calcext:value-type="string">
            <text:p>81013499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88" office:value-type="date" office:date-value="2024-10-13" calcext:value-type="date">
            <text:p>13/10/24</text:p>
          </table:table-cell>
          <table:table-cell table:style-name="ce388" office:value-type="date" office:date-value="2024-10-15" calcext:value-type="date">
            <text:p>15/10/24</text:p>
          </table:table-cell>
          <table:table-cell table:style-name="ce388" office:value-type="date" office:date-value="2024-11-11" calcext:value-type="date">
            <text:p>11/11/24</text:p>
          </table:table-cell>
          <table:table-cell table:style-name="ce1406" office:value-type="date" office:date-value="2024-11-06" calcext:value-type="date">
            <text:p>06/11/24</text:p>
          </table:table-cell>
          <table:table-cell table:style-name="ce1188" office:value-type="float" office:value="24" calcext:value-type="float">
            <text:p>24</text:p>
          </table:table-cell>
          <table:table-cell table:style-name="ce487" table:formula="of:=IF(ISBLANK([.N408]);DATE(2024;1;1);EDATE([.N408];[.O408]))" office:value-type="date" office:date-value="2026-11-06" calcext:value-type="date">
            <text:p>06/11/26</text:p>
          </table:table-cell>
          <table:table-cell table:style-name="ce1036" table:formula="of:=IF(OR([.P408]&lt;TODAY(); [.P408] = &quot;&quot;); &quot;DESCALIBRADO&quot;;&quot;CALIBRADO&quot;)" office:value-type="string" office:string-value="CALIBRADO" calcext:value-type="string">
            <text:p>CALIBRADO</text:p>
          </table:table-cell>
          <table:table-cell table:style-name="Default"/>
          <table:table-cell table:style-name="ce1256" office:value-type="string" calcext:value-type="string">
            <text:p>CMASM</text:p>
          </table:table-cell>
          <table:table-cell table:style-name="ce1192" office:value-type="string" calcext:value-type="string">
            <text:p>MSMI TORQ LOTE 03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50 IN LB 3/8 SQ DR</text:p>
          </table:table-cell>
          <table:table-cell table:style-name="ce82" office:value-type="float" office:value="6" calcext:value-type="float">
            <text:p>6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112</text:p>
          </table:table-cell>
          <table:table-cell table:style-name="ce1321" office:value-type="string" calcext:value-type="string">
            <text:p>713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321" office:value-type="float" office:value="18" calcext:value-type="float">
            <text:p>18</text:p>
          </table:table-cell>
          <table:table-cell table:style-name="ce487" table:formula="of:=IF(ISBLANK([.N409]);DATE(2024;1;1);EDATE([.N409];[.O409]))" office:value-type="date" office:date-value="2026-04-02" calcext:value-type="date">
            <text:p>02/04/26</text:p>
          </table:table-cell>
          <table:table-cell table:style-name="ce1036" table:formula="of:=IF(OR([.P409]&lt;TODAY(); [.P409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18 IN LB 1/4 SQ DR</text:p>
          </table:table-cell>
          <table:table-cell table:style-name="ce82" office:value-type="float" office:value="2.5" calcext:value-type="float">
            <text:p>2,5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115</text:p>
          </table:table-cell>
          <table:table-cell table:style-name="ce1321" office:value-type="string" calcext:value-type="string">
            <text:p>186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1406" office:value-type="date" office:date-value="2024-07-24" calcext:value-type="date">
            <text:p>24/07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410]);DATE(2024;1;1);EDATE([.N410];[.O410]))" office:value-type="date" office:date-value="2026-07-24" calcext:value-type="date">
            <text:p>24/07/26</text:p>
          </table:table-cell>
          <table:table-cell table:style-name="ce1036" table:formula="of:=IF(OR([.P410]&lt;TODAY(); [.P410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3785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92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300-0-300 IN LB 3/8 SQ DR</text:p>
          </table:table-cell>
          <table:table-cell table:style-name="ce83" office:value-type="float" office:value="35" calcext:value-type="float">
            <text:p>35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119</text:p>
          </table:table-cell>
          <table:table-cell table:style-name="ce1321" office:value-type="string" calcext:value-type="string">
            <text:p>81013488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388" office:value-type="date" office:date-value="2024-10-13" calcext:value-type="date">
            <text:p>13/10/24</text:p>
          </table:table-cell>
          <table:table-cell table:style-name="ce388" office:value-type="date" office:date-value="2024-10-15" calcext:value-type="date">
            <text:p>15/10/24</text:p>
          </table:table-cell>
          <table:table-cell table:style-name="ce388" office:value-type="date" office:date-value="2024-11-11" calcext:value-type="date">
            <text:p>11/11/24</text:p>
          </table:table-cell>
          <table:table-cell table:style-name="ce1406" office:value-type="date" office:date-value="2024-11-06" calcext:value-type="date">
            <text:p>06/11/24</text:p>
          </table:table-cell>
          <table:table-cell table:style-name="ce1188" office:value-type="float" office:value="24" calcext:value-type="float">
            <text:p>24</text:p>
          </table:table-cell>
          <table:table-cell table:style-name="ce487" table:formula="of:=IF(ISBLANK([.N411]);DATE(2024;1;1);EDATE([.N411];[.O411]))" office:value-type="date" office:date-value="2026-11-06" calcext:value-type="date">
            <text:p>06/11/26</text:p>
          </table:table-cell>
          <table:table-cell table:style-name="ce1036" table:formula="of:=IF(OR([.P411]&lt;TODAY(); [.P411] = &quot;&quot;); &quot;DESCALIBRADO&quot;;&quot;CALIBRADO&quot;)" office:value-type="string" office:string-value="CALIBRADO" calcext:value-type="string">
            <text:p>CALIBRADO</text:p>
          </table:table-cell>
          <table:table-cell table:style-name="Default"/>
          <table:table-cell table:style-name="ce1256" office:value-type="string" calcext:value-type="string">
            <text:p>CMASM</text:p>
          </table:table-cell>
          <table:table-cell table:style-name="ce197" office:value-type="string" calcext:value-type="string">
            <text:p>MSMI TORQ LOTE 03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/>
          <table:table-cell table:style-name="ce1188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30-0-30 IN LB 1/4 SQ DR</text:p>
          </table:table-cell>
          <table:table-cell table:style-name="ce81" office:value-type="float" office:value="4" calcext:value-type="float">
            <text:p>4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120</text:p>
          </table:table-cell>
          <table:table-cell table:style-name="ce1321" office:value-type="string" calcext:value-type="string">
            <text:p>13558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number-columns-repeated="2" table:style-name="ce388" office:value-type="date" office:date-value="2024-09-24" calcext:value-type="date">
            <text:p>24/09/24</text:p>
          </table:table-cell>
          <table:table-cell table:style-name="ce388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188" office:value-type="float" office:value="36" calcext:value-type="float">
            <text:p>36</text:p>
          </table:table-cell>
          <table:table-cell table:style-name="ce487" table:formula="of:=IF(ISBLANK([.N412]);DATE(2024;1;1);EDATE([.N412];[.O412]))" office:value-type="date" office:date-value="2027-10-02" calcext:value-type="date">
            <text:p>02/10/27</text:p>
          </table:table-cell>
          <table:table-cell table:style-name="ce1036" table:formula="of:=IF(OR([.P412]&lt;TODAY(); [.P412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PRESET 18 IN LB 1/4 SQ DR</text:p>
          </table:table-cell>
          <table:table-cell table:style-name="ce82" office:value-type="float" office:value="2.5" calcext:value-type="float">
            <text:p>2,5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122</text:p>
          </table:table-cell>
          <table:table-cell table:style-name="ce1321" office:value-type="string" calcext:value-type="string">
            <text:p>BT-1B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388" office:value-type="date" office:date-value="2024-10-13" calcext:value-type="date">
            <text:p>13/10/24</text:p>
          </table:table-cell>
          <table:table-cell table:style-name="ce388" office:value-type="date" office:date-value="2024-10-15" calcext:value-type="date">
            <text:p>15/10/24</text:p>
          </table:table-cell>
          <table:table-cell table:style-name="ce388" office:value-type="date" office:date-value="2024-11-11" calcext:value-type="date">
            <text:p>11/11/24</text:p>
          </table:table-cell>
          <table:table-cell table:style-name="ce1406" office:value-type="date" office:date-value="2024-11-06" calcext:value-type="date">
            <text:p>06/11/24</text:p>
          </table:table-cell>
          <table:table-cell table:style-name="ce1188" office:value-type="float" office:value="24" calcext:value-type="float">
            <text:p>24</text:p>
          </table:table-cell>
          <table:table-cell table:style-name="ce487" table:formula="of:=IF(ISBLANK([.N413]);DATE(2024;1;1);EDATE([.N413];[.O413]))" office:value-type="date" office:date-value="2026-11-06" calcext:value-type="date">
            <text:p>06/11/26</text:p>
          </table:table-cell>
          <table:table-cell table:style-name="ce1036" table:formula="of:=IF(OR([.P413]&lt;TODAY(); [.P413] = &quot;&quot;); &quot;DESCALIBRADO&quot;;&quot;CALIBRADO&quot;)" office:value-type="string" office:string-value="CALIBRADO" calcext:value-type="string">
            <text:p>CALIBRADO</text:p>
          </table:table-cell>
          <table:table-cell table:style-name="Default"/>
          <table:table-cell table:style-name="ce1256" office:value-type="string" calcext:value-type="string">
            <text:p>CMASM</text:p>
          </table:table-cell>
          <table:table-cell table:style-name="ce1192" office:value-type="string" calcext:value-type="string">
            <text:p>MSMI TORQ LOTE 03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/>
          <table:table-cell table:style-name="ce1188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97" office:value-type="string" calcext:value-type="string">
            <text:p>MEC</text:p>
          </table:table-cell>
          <table:table-cell table:style-name="ce6" office:value-type="string" calcext:value-type="string">
            <text:p>TORQUÍMETRO </text:p>
          </table:table-cell>
          <table:table-cell table:style-name="ce6"/>
          <table:table-cell table:style-name="ce155" office:value-type="string" calcext:value-type="string">
            <text:p>WRENCH, TORQUE 300-0-300 IN LB 3/8 SQ DR</text:p>
          </table:table-cell>
          <table:table-cell table:style-name="ce386" office:value-type="float" office:value="35" calcext:value-type="float">
            <text:p>35,0</text:p>
          </table:table-cell>
          <table:table-cell table:style-name="ce425" office:value-type="string" calcext:value-type="string">
            <text:p>Nm</text:p>
          </table:table-cell>
          <table:table-cell table:style-name="ce6" office:value-type="string" calcext:value-type="string">
            <text:p>CMASM-IDM-T48-123</text:p>
          </table:table-cell>
          <table:table-cell table:style-name="ce1042" office:value-type="string" calcext:value-type="string">
            <text:p>81013494</text:p>
          </table:table-cell>
          <table:table-cell table:style-name="ce6" office:value-type="string" calcext:value-type="string">
            <text:p>MK-48</text:p>
          </table:table-cell>
          <table:table-cell table:style-name="ce586"/>
          <table:table-cell table:style-name="ce388" office:value-type="date" office:date-value="2024-10-13" calcext:value-type="date">
            <text:p>13/10/24</text:p>
          </table:table-cell>
          <table:table-cell table:style-name="ce388" office:value-type="date" office:date-value="2024-10-15" calcext:value-type="date">
            <text:p>15/10/24</text:p>
          </table:table-cell>
          <table:table-cell table:style-name="ce388" office:value-type="date" office:date-value="2024-11-11" calcext:value-type="date">
            <text:p>11/11/24</text:p>
          </table:table-cell>
          <table:table-cell table:style-name="ce1406" office:value-type="date" office:date-value="2024-11-06" calcext:value-type="date">
            <text:p>06/11/24</text:p>
          </table:table-cell>
          <table:table-cell table:style-name="ce6" office:value-type="float" office:value="24" calcext:value-type="float">
            <text:p>24</text:p>
          </table:table-cell>
          <table:table-cell table:style-name="ce487" table:formula="of:=IF(ISBLANK([.N414]);DATE(2024;1;1);EDATE([.N414];[.O414]))" office:value-type="date" office:date-value="2026-11-06" calcext:value-type="date">
            <text:p>06/11/26</text:p>
          </table:table-cell>
          <table:table-cell table:style-name="ce528" table:formula="of:=IF(OR([.P414]&lt;TODAY(); [.P414] = &quot;&quot;); &quot;DESCALIBRADO&quot;;&quot;CALIBRADO&quot;)" office:value-type="string" office:string-value="CALIBRADO" calcext:value-type="string">
            <text:p>CALIBRADO</text:p>
          </table:table-cell>
          <table:table-cell table:style-name="ce1163"/>
          <table:table-cell table:style-name="ce601" office:value-type="string" calcext:value-type="string">
            <text:p>CMASM</text:p>
          </table:table-cell>
          <table:table-cell table:style-name="ce197" office:value-type="string" calcext:value-type="string">
            <text:p>MSMI TORQ LOTE 03</text:p>
          </table:table-cell>
          <table:table-cell table:style-name="ce1307" office:value-type="currency" office:currency="BRL" office:value="100" calcext:value-type="currency">
            <text:p>R$ 100,00</text:p>
          </table:table-cell>
          <table:table-cell table:style-name="ce197"/>
          <table:table-cell table:style-name="ce6"/>
          <table:table-cell table:style-name="ce6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75-0-75 IN LB 1/4 SQ DR</text:p>
          </table:table-cell>
          <table:table-cell table:style-name="ce86" office:value-type="float" office:value="10" calcext:value-type="float">
            <text:p>1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124</text:p>
          </table:table-cell>
          <table:table-cell table:style-name="ce69" office:value-type="string" calcext:value-type="string">
            <text:p>24468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4" calcext:value-type="date">
            <text:p>24/07/24</text:p>
          </table:table-cell>
          <table:table-cell table:style-name="ce1321" office:value-type="float" office:value="30" calcext:value-type="float">
            <text:p>30</text:p>
          </table:table-cell>
          <table:table-cell table:style-name="ce487" table:formula="of:=IF(ISBLANK([.N415]);DATE(2024;1;1);EDATE([.N415];[.O415]))" office:value-type="date" office:date-value="2027-01-24" calcext:value-type="date">
            <text:p>24/01/27</text:p>
          </table:table-cell>
          <table:table-cell table:style-name="ce995" table:formula="of:=IF(OR([.P415]&lt;TODAY(); [.P415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3991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30-0-30 IN LB 1/4 SQ DR</text:p>
          </table:table-cell>
          <table:table-cell table:style-name="ce81" office:value-type="float" office:value="4" calcext:value-type="float">
            <text:p>4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125</text:p>
          </table:table-cell>
          <table:table-cell table:style-name="ce1321" office:value-type="float" office:value="13551" calcext:value-type="float">
            <text:p>13551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416]);DATE(2024;1;1);EDATE([.N416];[.O416]))" office:value-type="date" office:date-value="2027-10-02" calcext:value-type="date">
            <text:p>02/10/27</text:p>
          </table:table-cell>
          <table:table-cell table:style-name="ce1036" table:formula="of:=IF(OR([.P416]&lt;TODAY(); [.P416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30-0-30 IN LB 1/4 SQ DR</text:p>
          </table:table-cell>
          <table:table-cell table:style-name="ce81" office:value-type="float" office:value="4" calcext:value-type="float">
            <text:p>4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126</text:p>
          </table:table-cell>
          <table:table-cell table:style-name="ce69" office:value-type="string" calcext:value-type="string">
            <text:p>13562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417]);DATE(2024;1;1);EDATE([.N417];[.O417]))" office:value-type="date" office:date-value="2027-10-02" calcext:value-type="date">
            <text:p>02/10/27</text:p>
          </table:table-cell>
          <table:table-cell table:style-name="ce1036" table:formula="of:=IF(OR([.P417]&lt;TODAY(); [.P417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30-0-30 IN LB 1/4 SQ DR</text:p>
          </table:table-cell>
          <table:table-cell table:style-name="ce81" office:value-type="float" office:value="4" calcext:value-type="float">
            <text:p>4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127</text:p>
          </table:table-cell>
          <table:table-cell table:style-name="ce1321" office:value-type="string" calcext:value-type="string">
            <text:p>13553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number-columns-repeated="2" table:style-name="ce388" office:value-type="date" office:date-value="2024-09-24" calcext:value-type="date">
            <text:p>24/09/24</text:p>
          </table:table-cell>
          <table:table-cell table:style-name="ce388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188" office:value-type="float" office:value="36" calcext:value-type="float">
            <text:p>36</text:p>
          </table:table-cell>
          <table:table-cell table:style-name="ce487" table:formula="of:=IF(ISBLANK([.N418]);DATE(2024;1;1);EDATE([.N418];[.O418]))" office:value-type="date" office:date-value="2027-10-02" calcext:value-type="date">
            <text:p>02/10/27</text:p>
          </table:table-cell>
          <table:table-cell table:style-name="ce1036" table:formula="of:=IF(OR([.P418]&lt;TODAY(); [.P418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PRESET 18 IN LB 1/4 SQ DR</text:p>
          </table:table-cell>
          <table:table-cell table:style-name="ce82" office:value-type="float" office:value="2.5" calcext:value-type="float">
            <text:p>2,5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128</text:p>
          </table:table-cell>
          <table:table-cell table:style-name="ce1321"/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388" office:value-type="date" office:date-value="2024-10-13" calcext:value-type="date">
            <text:p>13/10/24</text:p>
          </table:table-cell>
          <table:table-cell table:style-name="ce388" office:value-type="date" office:date-value="2024-10-15" calcext:value-type="date">
            <text:p>15/10/24</text:p>
          </table:table-cell>
          <table:table-cell table:style-name="ce388" office:value-type="date" office:date-value="2024-11-11" calcext:value-type="date">
            <text:p>11/11/24</text:p>
          </table:table-cell>
          <table:table-cell table:style-name="ce1406" office:value-type="date" office:date-value="2024-11-06" calcext:value-type="date">
            <text:p>06/11/24</text:p>
          </table:table-cell>
          <table:table-cell table:style-name="ce1188" office:value-type="float" office:value="24" calcext:value-type="float">
            <text:p>24</text:p>
          </table:table-cell>
          <table:table-cell table:style-name="ce487" table:formula="of:=IF(ISBLANK([.N419]);DATE(2024;1;1);EDATE([.N419];[.O419]))" office:value-type="date" office:date-value="2026-11-06" calcext:value-type="date">
            <text:p>06/11/26</text:p>
          </table:table-cell>
          <table:table-cell table:style-name="ce1036" table:formula="of:=IF(OR([.P419]&lt;TODAY(); [.P419] = &quot;&quot;); &quot;DESCALIBRADO&quot;;&quot;CALIBRADO&quot;)" office:value-type="string" office:string-value="CALIBRADO" calcext:value-type="string">
            <text:p>CALIBRADO</text:p>
          </table:table-cell>
          <table:table-cell table:style-name="Default"/>
          <table:table-cell table:style-name="ce1256" office:value-type="string" calcext:value-type="string">
            <text:p>CMASM</text:p>
          </table:table-cell>
          <table:table-cell table:style-name="ce197" office:value-type="string" calcext:value-type="string">
            <text:p>MSMI TORQ LOTE 03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30 IN LB 1/4 SQ DR</text:p>
          </table:table-cell>
          <table:table-cell table:style-name="ce81" office:value-type="float" office:value="3" calcext:value-type="float">
            <text:p>3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129</text:p>
          </table:table-cell>
          <table:table-cell table:style-name="ce1321" office:value-type="string" calcext:value-type="string">
            <text:p>BT-1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1406" office:value-type="date" office:date-value="2024-07-24" calcext:value-type="date">
            <text:p>24/07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420]);DATE(2024;1;1);EDATE([.N420];[.O420]))" office:value-type="date" office:date-value="2026-07-24" calcext:value-type="date">
            <text:p>24/07/26</text:p>
          </table:table-cell>
          <table:table-cell table:style-name="ce1036" table:formula="of:=IF(OR([.P420]&lt;TODAY(); [.P420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3835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75 IN LB 1/4 HEXBIT</text:p>
          </table:table-cell>
          <table:table-cell table:style-name="ce86" office:value-type="float" office:value="10" calcext:value-type="float">
            <text:p>1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130</text:p>
          </table:table-cell>
          <table:table-cell table:style-name="ce69" office:value-type="string" calcext:value-type="string">
            <text:p>7549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421]);DATE(2024;1;1);EDATE([.N421];[.O421]))" office:value-type="date" office:date-value="2026-10-02" calcext:value-type="date">
            <text:p>02/10/26</text:p>
          </table:table-cell>
          <table:table-cell table:style-name="ce1036" table:formula="of:=IF(OR([.P421]&lt;TODAY(); [.P421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600-0-600 IN LB 1/2 SQ DR</text:p>
          </table:table-cell>
          <table:table-cell table:style-name="ce83" office:value-type="float" office:value="70" calcext:value-type="float">
            <text:p>70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131</text:p>
          </table:table-cell>
          <table:table-cell table:style-name="ce1321" office:value-type="string" calcext:value-type="string">
            <text:p>4906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388" table:number-columns-repeated="3"/>
          <table:table-cell table:style-name="ce1406" office:value-type="date" office:date-value="2022-11-07" calcext:value-type="date">
            <text:p>07/11/22</text:p>
          </table:table-cell>
          <table:table-cell table:style-name="ce1188" office:value-type="float" office:value="30" calcext:value-type="float">
            <text:p>30</text:p>
          </table:table-cell>
          <table:table-cell table:style-name="ce487" table:formula="of:=IF(ISBLANK([.N422]);DATE(2024;1;1);EDATE([.N422];[.O422]))" office:value-type="date" office:date-value="2025-05-07" calcext:value-type="date">
            <text:p>07/05/25</text:p>
          </table:table-cell>
          <table:table-cell table:style-name="ce1036" table:formula="of:=IF(OR([.P422]&lt;TODAY(); [.P42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NAO CALIBRAR EM 2024</text:p>
          </table:table-cell>
          <table:table-cell table:style-name="ce1256" office:value-type="string" calcext:value-type="string">
            <text:p>CMASM</text:p>
          </table:table-cell>
          <table:table-cell table:style-name="ce1116"/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88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300-0-300 IN LB 3/8 SQ DR</text:p>
          </table:table-cell>
          <table:table-cell table:style-name="ce83" office:value-type="float" office:value="35" calcext:value-type="float">
            <text:p>35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132</text:p>
          </table:table-cell>
          <table:table-cell table:style-name="ce69" office:value-type="string" calcext:value-type="string">
            <text:p>81013486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423]);DATE(2024;1;1);EDATE([.N423];[.O423]))" office:value-type="date" office:date-value="2026-10-02" calcext:value-type="date">
            <text:p>02/10/26</text:p>
          </table:table-cell>
          <table:table-cell table:style-name="ce1036" table:formula="of:=IF(OR([.P423]&lt;TODAY(); [.P423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75-0-75 IN LB 1/4 SQ DR</text:p>
          </table:table-cell>
          <table:table-cell table:style-name="ce86" office:value-type="float" office:value="10" calcext:value-type="float">
            <text:p>1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133</text:p>
          </table:table-cell>
          <table:table-cell table:style-name="ce69" office:value-type="string" calcext:value-type="string">
            <text:p>24488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4" calcext:value-type="date">
            <text:p>24/07/24</text:p>
          </table:table-cell>
          <table:table-cell table:style-name="ce1321" office:value-type="float" office:value="30" calcext:value-type="float">
            <text:p>30</text:p>
          </table:table-cell>
          <table:table-cell table:style-name="ce487" table:formula="of:=IF(ISBLANK([.N424]);DATE(2024;1;1);EDATE([.N424];[.O424]))" office:value-type="date" office:date-value="2027-01-24" calcext:value-type="date">
            <text:p>24/01/27</text:p>
          </table:table-cell>
          <table:table-cell table:style-name="ce1036" table:formula="of:=IF(OR([.P424]&lt;TODAY(); [.P424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6964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97" office:value-type="string" calcext:value-type="string">
            <text:p>MEC</text:p>
          </table:table-cell>
          <table:table-cell table:style-name="ce6" office:value-type="string" calcext:value-type="string">
            <text:p>TORQUÍMETRO </text:p>
          </table:table-cell>
          <table:table-cell table:style-name="ce6"/>
          <table:table-cell table:style-name="ce155" office:value-type="string" calcext:value-type="string">
            <text:p>WRENCH, TORQUE 150-0-150 IN LB 3/8 SQ DR</text:p>
          </table:table-cell>
          <table:table-cell table:style-name="ce391" office:value-type="float" office:value="20" calcext:value-type="float">
            <text:p>20,0</text:p>
          </table:table-cell>
          <table:table-cell table:style-name="ce425" office:value-type="string" calcext:value-type="string">
            <text:p>Nm</text:p>
          </table:table-cell>
          <table:table-cell table:style-name="ce6" office:value-type="string" calcext:value-type="string">
            <text:p>CMASM-IDM-T48-134</text:p>
          </table:table-cell>
          <table:table-cell table:style-name="ce1042" office:value-type="string" calcext:value-type="string">
            <text:p>39884</text:p>
          </table:table-cell>
          <table:table-cell table:style-name="ce6" office:value-type="string" calcext:value-type="string">
            <text:p>MK-48</text:p>
          </table:table-cell>
          <table:table-cell table:style-name="ce586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6" office:value-type="float" office:value="15" calcext:value-type="float">
            <text:p>15</text:p>
          </table:table-cell>
          <table:table-cell table:style-name="ce487" table:formula="of:=IF(ISBLANK([.N425]);DATE(2024;1;1);EDATE([.N425];[.O425]))" office:value-type="date" office:date-value="2026-01-02" calcext:value-type="date">
            <text:p>02/01/26</text:p>
          </table:table-cell>
          <table:table-cell table:style-name="ce528" table:formula="of:=IF(OR([.P425]&lt;TODAY(); [.P425] = &quot;&quot;); &quot;DESCALIBRADO&quot;;&quot;CALIBRADO&quot;)" office:value-type="string" office:string-value="CALIBRADO" calcext:value-type="string">
            <text:p>CALIBRADO</text:p>
          </table:table-cell>
          <table:table-cell table:style-name="ce197"/>
          <table:table-cell table:style-name="ce601" office:value-type="string" calcext:value-type="string">
            <text:p>CMASM</text:p>
          </table:table-cell>
          <table:table-cell table:style-name="ce197" office:value-type="string" calcext:value-type="string">
            <text:p>MSMI TORQ LOTE 03</text:p>
          </table:table-cell>
          <table:table-cell table:style-name="ce1307" office:value-type="currency" office:currency="BRL" office:value="100" calcext:value-type="currency">
            <text:p>R$ 100,00</text:p>
          </table:table-cell>
          <table:table-cell table:style-name="ce197"/>
          <table:table-cell table:style-name="ce6"/>
          <table:table-cell table:style-name="ce6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300-0-300 IN LB 3/8 SQ DR</text:p>
          </table:table-cell>
          <table:table-cell table:style-name="ce83" office:value-type="float" office:value="35" calcext:value-type="float">
            <text:p>35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135</text:p>
          </table:table-cell>
          <table:table-cell table:style-name="ce1321" office:value-type="string" calcext:value-type="string">
            <text:p>81013497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388" office:value-type="date" office:date-value="2024-10-13" calcext:value-type="date">
            <text:p>13/10/24</text:p>
          </table:table-cell>
          <table:table-cell table:style-name="ce388" office:value-type="date" office:date-value="2024-10-15" calcext:value-type="date">
            <text:p>15/10/24</text:p>
          </table:table-cell>
          <table:table-cell table:style-name="ce388" office:value-type="date" office:date-value="2024-11-11" calcext:value-type="date">
            <text:p>11/11/24</text:p>
          </table:table-cell>
          <table:table-cell table:style-name="ce1406" office:value-type="date" office:date-value="2024-11-06" calcext:value-type="date">
            <text:p>06/11/24</text:p>
          </table:table-cell>
          <table:table-cell table:style-name="ce1188" office:value-type="float" office:value="24" calcext:value-type="float">
            <text:p>24</text:p>
          </table:table-cell>
          <table:table-cell table:style-name="ce487" table:formula="of:=IF(ISBLANK([.N426]);DATE(2024;1;1);EDATE([.N426];[.O426]))" office:value-type="date" office:date-value="2026-11-06" calcext:value-type="date">
            <text:p>06/11/26</text:p>
          </table:table-cell>
          <table:table-cell table:style-name="ce1036" table:formula="of:=IF(OR([.P426]&lt;TODAY(); [.P426] = &quot;&quot;); &quot;DESCALIBRADO&quot;;&quot;CALIBRADO&quot;)" office:value-type="string" office:string-value="CALIBRADO" calcext:value-type="string">
            <text:p>CALIBRADO</text:p>
          </table:table-cell>
          <table:table-cell table:style-name="Default"/>
          <table:table-cell table:style-name="ce1256" office:value-type="string" calcext:value-type="string">
            <text:p>CMASM</text:p>
          </table:table-cell>
          <table:table-cell table:style-name="ce197" office:value-type="string" calcext:value-type="string">
            <text:p>MSMI TORQ LOTE 03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/>
          <table:table-cell table:style-name="ce1188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30-0-30 IN LB 1/4 SQ DR</text:p>
          </table:table-cell>
          <table:table-cell table:style-name="ce81" office:value-type="float" office:value="4" calcext:value-type="float">
            <text:p>4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137</text:p>
          </table:table-cell>
          <table:table-cell table:style-name="ce69" office:value-type="string" calcext:value-type="string">
            <text:p>13560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55" office:value-type="date" office:date-value="2024-10-02" calcext:value-type="date">
            <text:p>02/10/24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427]);DATE(2024;1;1);EDATE([.N427];[.O427]))" office:value-type="date" office:date-value="2027-10-02" calcext:value-type="date">
            <text:p>02/10/27</text:p>
          </table:table-cell>
          <table:table-cell table:style-name="ce1036" table:formula="of:=IF(OR([.P427]&lt;TODAY(); [.P427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30-0-30 IN LB 1/4 SQ DR</text:p>
          </table:table-cell>
          <table:table-cell table:style-name="ce81" office:value-type="float" office:value="4" calcext:value-type="float">
            <text:p>4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142</text:p>
          </table:table-cell>
          <table:table-cell table:style-name="ce1321" office:value-type="string" calcext:value-type="string">
            <text:p>13554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number-columns-repeated="2" table:style-name="ce388" office:value-type="date" office:date-value="2024-09-24" calcext:value-type="date">
            <text:p>24/09/24</text:p>
          </table:table-cell>
          <table:table-cell table:style-name="ce388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188" office:value-type="float" office:value="36" calcext:value-type="float">
            <text:p>36</text:p>
          </table:table-cell>
          <table:table-cell table:style-name="ce487" table:formula="of:=IF(ISBLANK([.N428]);DATE(2024;1;1);EDATE([.N428];[.O428]))" office:value-type="date" office:date-value="2027-10-02" calcext:value-type="date">
            <text:p>02/10/27</text:p>
          </table:table-cell>
          <table:table-cell table:style-name="ce1036" table:formula="of:=IF(OR([.P428]&lt;TODAY(); [.P428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75-0-75 IN LB 1/4 SQ DR</text:p>
          </table:table-cell>
          <table:table-cell table:style-name="ce86" office:value-type="float" office:value="10" calcext:value-type="float">
            <text:p>1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143</text:p>
          </table:table-cell>
          <table:table-cell table:style-name="ce69" office:value-type="string" calcext:value-type="string">
            <text:p>24492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455" office:value-type="date" office:date-value="2024-10-02" calcext:value-type="date">
            <text:p>02/10/24</text:p>
          </table:table-cell>
          <table:table-cell table:style-name="ce1321" office:value-type="float" office:value="30" calcext:value-type="float">
            <text:p>30</text:p>
          </table:table-cell>
          <table:table-cell table:style-name="ce487" table:formula="of:=IF(ISBLANK([.N429]);DATE(2024;1;1);EDATE([.N429];[.O429]))" office:value-type="date" office:date-value="2027-04-02" calcext:value-type="date">
            <text:p>02/04/27</text:p>
          </table:table-cell>
          <table:table-cell table:style-name="ce1036" table:formula="of:=IF(OR([.P429]&lt;TODAY(); [.P429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140 IN LB</text:p>
          </table:table-cell>
          <table:table-cell table:style-name="ce83" office:value-type="float" office:value="16" calcext:value-type="float">
            <text:p>16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144</text:p>
          </table:table-cell>
          <table:table-cell table:style-name="ce69" office:value-type="string" calcext:value-type="string">
            <text:p>1510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4" calcext:value-type="date">
            <text:p>24/07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430]);DATE(2024;1;1);EDATE([.N430];[.O430]))" office:value-type="date" office:date-value="2026-07-24" calcext:value-type="date">
            <text:p>24/07/26</text:p>
          </table:table-cell>
          <table:table-cell table:style-name="ce1036" table:formula="of:=IF(OR([.P430]&lt;TODAY(); [.P430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3793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SPECIAL 200 IN LB 3/8 SQ DR</text:p>
          </table:table-cell>
          <table:table-cell table:style-name="ce81" office:value-type="float" office:value="20" calcext:value-type="float">
            <text:p>2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145</text:p>
          </table:table-cell>
          <table:table-cell table:style-name="ce1321"/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1406" office:value-type="date" office:date-value="2024-07-25" calcext:value-type="date">
            <text:p>25/07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431]);DATE(2024;1;1);EDATE([.N431];[.O431]))" office:value-type="date" office:date-value="2026-07-25" calcext:value-type="date">
            <text:p>25/07/26</text:p>
          </table:table-cell>
          <table:table-cell table:style-name="ce1036" table:formula="of:=IF(OR([.P431]&lt;TODAY(); [.P431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4967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50 IN LB</text:p>
          </table:table-cell>
          <table:table-cell table:style-name="ce82" office:value-type="float" office:value="6" calcext:value-type="float">
            <text:p>6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146</text:p>
          </table:table-cell>
          <table:table-cell table:style-name="ce1321" office:value-type="string" calcext:value-type="string">
            <text:p>9IE0043B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1406" office:value-type="date" office:date-value="2024-07-25" calcext:value-type="date">
            <text:p>25/07/24</text:p>
          </table:table-cell>
          <table:table-cell table:style-name="ce1321" office:value-type="float" office:value="18" calcext:value-type="float">
            <text:p>18</text:p>
          </table:table-cell>
          <table:table-cell table:style-name="ce487" table:formula="of:=IF(ISBLANK([.N432]);DATE(2024;1;1);EDATE([.N432];[.O432]))" office:value-type="date" office:date-value="2026-01-25" calcext:value-type="date">
            <text:p>25/01/26</text:p>
          </table:table-cell>
          <table:table-cell table:style-name="ce1036" table:formula="of:=IF(OR([.P432]&lt;TODAY(); [.P432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4974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PRESET 75 IN LB 3/8 SQ DR</text:p>
          </table:table-cell>
          <table:table-cell table:style-name="ce86" office:value-type="float" office:value="10" calcext:value-type="float">
            <text:p>10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147</text:p>
          </table:table-cell>
          <table:table-cell table:style-name="ce1321" office:value-type="string" calcext:value-type="string">
            <text:p>7584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1406" office:value-type="date" office:date-value="2024-07-24" calcext:value-type="date">
            <text:p>24/07/24</text:p>
          </table:table-cell>
          <table:table-cell table:style-name="ce1188" office:value-type="float" office:value="18" calcext:value-type="float">
            <text:p>18</text:p>
          </table:table-cell>
          <table:table-cell table:style-name="ce487" table:formula="of:=IF(ISBLANK([.N433]);DATE(2024;1;1);EDATE([.N433];[.O433]))" office:value-type="date" office:date-value="2026-01-24" calcext:value-type="date">
            <text:p>24/01/26</text:p>
          </table:table-cell>
          <table:table-cell table:style-name="ce1036" table:formula="of:=IF(OR([.P433]&lt;TODAY(); [.P433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5167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/>
          <table:table-cell table:style-name="ce1188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75-0-75 IN LB 1/4 SQ DR</text:p>
          </table:table-cell>
          <table:table-cell table:style-name="ce86" office:value-type="float" office:value="10" calcext:value-type="float">
            <text:p>1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149</text:p>
          </table:table-cell>
          <table:table-cell table:style-name="ce69" office:value-type="string" calcext:value-type="string">
            <text:p>24498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455" office:value-type="date" office:date-value="2024-10-02" calcext:value-type="date">
            <text:p>02/10/24</text:p>
          </table:table-cell>
          <table:table-cell table:style-name="ce1321" office:value-type="float" office:value="30" calcext:value-type="float">
            <text:p>30</text:p>
          </table:table-cell>
          <table:table-cell table:style-name="ce487" table:formula="of:=IF(ISBLANK([.N434]);DATE(2024;1;1);EDATE([.N434];[.O434]))" office:value-type="date" office:date-value="2027-04-02" calcext:value-type="date">
            <text:p>02/04/27</text:p>
          </table:table-cell>
          <table:table-cell table:style-name="ce1036" table:formula="of:=IF(OR([.P434]&lt;TODAY(); [.P434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150-0-150 IN LB 3/8 SQ DR</text:p>
          </table:table-cell>
          <table:table-cell table:style-name="ce81" office:value-type="float" office:value="15" calcext:value-type="float">
            <text:p>15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152</text:p>
          </table:table-cell>
          <table:table-cell table:style-name="ce69" office:value-type="string" calcext:value-type="string">
            <text:p>39881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5" calcext:value-type="date">
            <text:p>25/07/24</text:p>
          </table:table-cell>
          <table:table-cell table:style-name="ce1321" office:value-type="float" office:value="15" calcext:value-type="float">
            <text:p>15</text:p>
          </table:table-cell>
          <table:table-cell table:style-name="ce487" table:formula="of:=IF(ISBLANK([.N435]);DATE(2024;1;1);EDATE([.N435];[.O435]))" office:value-type="date" office:date-value="2025-10-25" calcext:value-type="date">
            <text:p>25/10/25</text:p>
          </table:table-cell>
          <table:table-cell table:style-name="ce1036" table:formula="of:=IF(OR([.P435]&lt;TODAY(); [.P43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5044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300-0-300 IN LB 3/8 SQ DR</text:p>
          </table:table-cell>
          <table:table-cell table:style-name="ce83" office:value-type="float" office:value="35" calcext:value-type="float">
            <text:p>35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153</text:p>
          </table:table-cell>
          <table:table-cell table:style-name="ce69" office:value-type="string" calcext:value-type="string">
            <text:p>81013498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436]);DATE(2024;1;1);EDATE([.N436];[.O436]))" office:value-type="date" office:date-value="2026-10-02" calcext:value-type="date">
            <text:p>02/10/26</text:p>
          </table:table-cell>
          <table:table-cell table:style-name="ce1036" table:formula="of:=IF(OR([.P436]&lt;TODAY(); [.P436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97" office:value-type="string" calcext:value-type="string">
            <text:p>MEC</text:p>
          </table:table-cell>
          <table:table-cell table:style-name="ce6" office:value-type="string" calcext:value-type="string">
            <text:p>TORQUÍMETRO </text:p>
          </table:table-cell>
          <table:table-cell table:style-name="ce6"/>
          <table:table-cell table:style-name="ce155" office:value-type="string" calcext:value-type="string">
            <text:p>WRENCH, TORQUE 30-0-30 IN LB 1/4 SQ DR</text:p>
          </table:table-cell>
          <table:table-cell table:style-name="ce391" office:value-type="float" office:value="4" calcext:value-type="float">
            <text:p>4,0</text:p>
          </table:table-cell>
          <table:table-cell table:style-name="ce425" office:value-type="string" calcext:value-type="string">
            <text:p>Nm</text:p>
          </table:table-cell>
          <table:table-cell table:style-name="ce6" office:value-type="string" calcext:value-type="string">
            <text:p>CMASM-IDM-T48-155</text:p>
          </table:table-cell>
          <table:table-cell table:style-name="ce1042" office:value-type="string" calcext:value-type="string">
            <text:p>13550</text:p>
          </table:table-cell>
          <table:table-cell table:style-name="ce6" office:value-type="string" calcext:value-type="string">
            <text:p>MK-48</text:p>
          </table:table-cell>
          <table:table-cell table:style-name="ce586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6" office:value-type="float" office:value="36" calcext:value-type="float">
            <text:p>36</text:p>
          </table:table-cell>
          <table:table-cell table:style-name="ce487" table:formula="of:=IF(ISBLANK([.N437]);DATE(2024;1;1);EDATE([.N437];[.O437]))" office:value-type="date" office:date-value="2027-10-02" calcext:value-type="date">
            <text:p>02/10/27</text:p>
          </table:table-cell>
          <table:table-cell table:style-name="ce528" table:formula="of:=IF(OR([.P437]&lt;TODAY(); [.P437] = &quot;&quot;); &quot;DESCALIBRADO&quot;;&quot;CALIBRADO&quot;)" office:value-type="string" office:string-value="CALIBRADO" calcext:value-type="string">
            <text:p>CALIBRADO</text:p>
          </table:table-cell>
          <table:table-cell table:style-name="ce197"/>
          <table:table-cell table:style-name="ce601" office:value-type="string" calcext:value-type="string">
            <text:p>CMASM</text:p>
          </table:table-cell>
          <table:table-cell table:style-name="ce197" office:value-type="string" calcext:value-type="string">
            <text:p>MSMI TORQ LOTE 03</text:p>
          </table:table-cell>
          <table:table-cell table:style-name="ce1307" office:value-type="currency" office:currency="BRL" office:value="100" calcext:value-type="currency">
            <text:p>R$ 100,00</text:p>
          </table:table-cell>
          <table:table-cell table:style-name="ce6" table:number-columns-repeated="2"/>
          <table:table-cell table:style-name="ce6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300-0-300 IN LB 3/8 SQ DR</text:p>
          </table:table-cell>
          <table:table-cell table:style-name="ce83" office:value-type="float" office:value="35" calcext:value-type="float">
            <text:p>35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160</text:p>
          </table:table-cell>
          <table:table-cell table:style-name="ce69" office:value-type="string" calcext:value-type="string">
            <text:p>81013495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438]);DATE(2024;1;1);EDATE([.N438];[.O438]))" office:value-type="date" office:date-value="2026-10-02" calcext:value-type="date">
            <text:p>02/10/26</text:p>
          </table:table-cell>
          <table:table-cell table:style-name="ce1036" table:formula="of:=IF(OR([.P438]&lt;TODAY(); [.P438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1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1188" office:value-type="string" calcext:value-type="string">
            <text:p>WRENCH, TORQUE 600-0-600 IN LB 3/8 SQ DR TE50FUA </text:p>
          </table:table-cell>
          <table:table-cell table:style-name="ce83" office:value-type="float" office:value="70" calcext:value-type="float">
            <text:p>70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161</text:p>
          </table:table-cell>
          <table:table-cell table:style-name="ce1321" office:value-type="string" calcext:value-type="string">
            <text:p>17173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1406" office:value-type="date" office:date-value="2024-07-24" calcext:value-type="date">
            <text:p>24/07/24</text:p>
          </table:table-cell>
          <table:table-cell table:style-name="ce1188" office:value-type="float" office:value="15" calcext:value-type="float">
            <text:p>15</text:p>
          </table:table-cell>
          <table:table-cell table:style-name="ce487" table:formula="of:=IF(ISBLANK([.N439]);DATE(2024;1;1);EDATE([.N439];[.O439]))" office:value-type="date" office:date-value="2025-10-24" calcext:value-type="date">
            <text:p>24/10/25</text:p>
          </table:table-cell>
          <table:table-cell table:style-name="ce1036" table:formula="of:=IF(OR([.P439]&lt;TODAY(); [.P43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4931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17 IN LB</text:p>
          </table:table-cell>
          <table:table-cell table:style-name="ce83" office:value-type="float" office:value="2" calcext:value-type="float">
            <text:p>2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166</text:p>
          </table:table-cell>
          <table:table-cell table:style-name="ce69" office:value-type="string" calcext:value-type="string">
            <text:p>48-A1-01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8-02" calcext:value-type="date">
            <text:p>02/08/24</text:p>
          </table:table-cell>
          <table:table-cell table:style-name="ce1321" office:value-type="float" office:value="10" calcext:value-type="float">
            <text:p>10</text:p>
          </table:table-cell>
          <table:table-cell table:style-name="ce487" table:formula="of:=IF(ISBLANK([.N440]);DATE(2024;1;1);EDATE([.N440];[.O440]))" office:value-type="date" office:date-value="2025-06-02" calcext:value-type="date">
            <text:p>02/06/25</text:p>
          </table:table-cell>
          <table:table-cell table:style-name="ce1036" table:formula="of:=IF(OR([.P440]&lt;TODAY(); [.P44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7131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75-0-75 IN LB 1/4 SQ DR</text:p>
          </table:table-cell>
          <table:table-cell table:style-name="ce86" office:value-type="float" office:value="10" calcext:value-type="float">
            <text:p>1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167</text:p>
          </table:table-cell>
          <table:table-cell table:style-name="ce69" office:value-type="string" calcext:value-type="string">
            <text:p>25072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455" office:value-type="date" office:date-value="2024-10-02" calcext:value-type="date">
            <text:p>02/10/24</text:p>
          </table:table-cell>
          <table:table-cell table:style-name="ce1321" office:value-type="float" office:value="30" calcext:value-type="float">
            <text:p>30</text:p>
          </table:table-cell>
          <table:table-cell table:style-name="ce487" table:formula="of:=IF(ISBLANK([.N441]);DATE(2024;1;1);EDATE([.N441];[.O441]))" office:value-type="date" office:date-value="2027-04-02" calcext:value-type="date">
            <text:p>02/04/27</text:p>
          </table:table-cell>
          <table:table-cell table:style-name="ce1036" table:formula="of:=IF(OR([.P441]&lt;TODAY(); [.P441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50 IN LB 1/4 SQ DR</text:p>
          </table:table-cell>
          <table:table-cell table:style-name="ce82" office:value-type="float" office:value="6" calcext:value-type="float">
            <text:p>6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169</text:p>
          </table:table-cell>
          <table:table-cell table:style-name="ce1321" office:value-type="string" calcext:value-type="string">
            <text:p>10T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1406" office:value-type="date" office:date-value="2024-07-25" calcext:value-type="date">
            <text:p>25/07/24</text:p>
          </table:table-cell>
          <table:table-cell table:style-name="ce1321" office:value-type="float" office:value="18" calcext:value-type="float">
            <text:p>18</text:p>
          </table:table-cell>
          <table:table-cell table:style-name="ce487" table:formula="of:=IF(ISBLANK([.N442]);DATE(2024;1;1);EDATE([.N442];[.O442]))" office:value-type="date" office:date-value="2026-01-25" calcext:value-type="date">
            <text:p>25/01/26</text:p>
          </table:table-cell>
          <table:table-cell table:style-name="ce1036" table:formula="of:=IF(OR([.P442]&lt;TODAY(); [.P442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4999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50 IN LB</text:p>
          </table:table-cell>
          <table:table-cell table:style-name="ce82" office:value-type="float" office:value="6" calcext:value-type="float">
            <text:p>6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172</text:p>
          </table:table-cell>
          <table:table-cell table:style-name="ce1321" office:value-type="string" calcext:value-type="string">
            <text:p>04111375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1406" office:value-type="date" office:date-value="2024-07-25" calcext:value-type="date">
            <text:p>25/07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443]);DATE(2024;1;1);EDATE([.N443];[.O443]))" office:value-type="date" office:date-value="2026-07-25" calcext:value-type="date">
            <text:p>25/07/26</text:p>
          </table:table-cell>
          <table:table-cell table:style-name="ce1036" table:formula="of:=IF(OR([.P443]&lt;TODAY(); [.P443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4990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140 IN LB</text:p>
          </table:table-cell>
          <table:table-cell table:style-name="ce83" office:value-type="float" office:value="16" calcext:value-type="float">
            <text:p>16,0</text:p>
          </table:table-cell>
          <table:table-cell table:style-name="ce94" office:value-type="string" calcext:value-type="string">
            <text:p>Nm</text:p>
          </table:table-cell>
          <table:table-cell table:style-name="ce1192" office:value-type="string" calcext:value-type="string">
            <text:p>CMASM-IDM-T48-173</text:p>
          </table:table-cell>
          <table:table-cell table:style-name="ce1321" office:value-type="string" calcext:value-type="string">
            <text:p>02109461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88" office:value-type="date" office:date-value="2024-10-13" calcext:value-type="date">
            <text:p>13/10/24</text:p>
          </table:table-cell>
          <table:table-cell table:style-name="ce388" office:value-type="date" office:date-value="2024-10-15" calcext:value-type="date">
            <text:p>15/10/24</text:p>
          </table:table-cell>
          <table:table-cell table:style-name="ce388" office:value-type="date" office:date-value="2024-11-11" calcext:value-type="date">
            <text:p>11/11/24</text:p>
          </table:table-cell>
          <table:table-cell table:style-name="ce1406" office:value-type="date" office:date-value="2024-11-06" calcext:value-type="date">
            <text:p>06/11/24</text:p>
          </table:table-cell>
          <table:table-cell table:style-name="ce1188" office:value-type="float" office:value="24" calcext:value-type="float">
            <text:p>24</text:p>
          </table:table-cell>
          <table:table-cell table:style-name="ce487" table:formula="of:=IF(ISBLANK([.N444]);DATE(2024;1;1);EDATE([.N444];[.O444]))" office:value-type="date" office:date-value="2026-11-06" calcext:value-type="date">
            <text:p>06/11/26</text:p>
          </table:table-cell>
          <table:table-cell table:style-name="ce1036" table:formula="of:=IF(OR([.P444]&lt;TODAY(); [.P444] = &quot;&quot;); &quot;DESCALIBRADO&quot;;&quot;CALIBRADO&quot;)" office:value-type="string" office:string-value="CALIBRADO" calcext:value-type="string">
            <text:p>CALIBRADO</text:p>
          </table:table-cell>
          <table:table-cell table:style-name="Default"/>
          <table:table-cell table:style-name="ce1256" office:value-type="string" calcext:value-type="string">
            <text:p>CMASM</text:p>
          </table:table-cell>
          <table:table-cell table:style-name="ce1192" office:value-type="string" calcext:value-type="string">
            <text:p>MSMI TORQ LOTE 03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SPECIAL 200 IN LB 3/8 SQ DR</text:p>
          </table:table-cell>
          <table:table-cell table:style-name="ce81" office:value-type="float" office:value="20" calcext:value-type="float">
            <text:p>20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174</text:p>
          </table:table-cell>
          <table:table-cell table:style-name="ce1321" office:value-type="string" calcext:value-type="string">
            <text:p>04111016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388" office:value-type="date" office:date-value="2024-10-13" calcext:value-type="date">
            <text:p>13/10/24</text:p>
          </table:table-cell>
          <table:table-cell table:style-name="ce388" office:value-type="date" office:date-value="2024-10-15" calcext:value-type="date">
            <text:p>15/10/24</text:p>
          </table:table-cell>
          <table:table-cell table:style-name="ce388" office:value-type="date" office:date-value="2024-11-11" calcext:value-type="date">
            <text:p>11/11/24</text:p>
          </table:table-cell>
          <table:table-cell table:style-name="ce1406" office:value-type="date" office:date-value="2024-11-06" calcext:value-type="date">
            <text:p>06/11/24</text:p>
          </table:table-cell>
          <table:table-cell table:style-name="ce1188" office:value-type="float" office:value="24" calcext:value-type="float">
            <text:p>24</text:p>
          </table:table-cell>
          <table:table-cell table:style-name="ce487" table:formula="of:=IF(ISBLANK([.N445]);DATE(2024;1;1);EDATE([.N445];[.O445]))" office:value-type="date" office:date-value="2026-11-06" calcext:value-type="date">
            <text:p>06/11/26</text:p>
          </table:table-cell>
          <table:table-cell table:style-name="ce1036" table:formula="of:=IF(OR([.P445]&lt;TODAY(); [.P445] = &quot;&quot;); &quot;DESCALIBRADO&quot;;&quot;CALIBRADO&quot;)" office:value-type="string" office:string-value="CALIBRADO" calcext:value-type="string">
            <text:p>CALIBRADO</text:p>
          </table:table-cell>
          <table:table-cell table:style-name="Default"/>
          <table:table-cell table:style-name="ce1256" office:value-type="string" calcext:value-type="string">
            <text:p>CMASM</text:p>
          </table:table-cell>
          <table:table-cell table:style-name="ce1192" office:value-type="string" calcext:value-type="string">
            <text:p>MSMI TORQ LOTE 03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75 IN LB 1/4 HEXBIT</text:p>
          </table:table-cell>
          <table:table-cell table:style-name="ce86" office:value-type="float" office:value="10" calcext:value-type="float">
            <text:p>1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176</text:p>
          </table:table-cell>
          <table:table-cell table:style-name="ce69" office:value-type="string" calcext:value-type="string">
            <text:p>J-4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8-02" calcext:value-type="date">
            <text:p>02/08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446]);DATE(2024;1;1);EDATE([.N446];[.O446]))" office:value-type="date" office:date-value="2026-08-02" calcext:value-type="date">
            <text:p>02/08/26</text:p>
          </table:table-cell>
          <table:table-cell table:style-name="ce1036" table:formula="of:=IF(OR([.P446]&lt;TODAY(); [.P446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7065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PRESET 200 IN LB 3/8 SQ DR</text:p>
          </table:table-cell>
          <table:table-cell table:style-name="ce81" office:value-type="float" office:value="20" calcext:value-type="float">
            <text:p>20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199</text:p>
          </table:table-cell>
          <table:table-cell table:style-name="ce1321" office:value-type="string" calcext:value-type="string">
            <text:p>04111022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188" office:value-type="float" office:value="24" calcext:value-type="float">
            <text:p>24</text:p>
          </table:table-cell>
          <table:table-cell table:style-name="ce487" table:formula="of:=IF(ISBLANK([.N447]);DATE(2024;1;1);EDATE([.N447];[.O447]))" office:value-type="date" office:date-value="2026-10-02" calcext:value-type="date">
            <text:p>02/10/26</text:p>
          </table:table-cell>
          <table:table-cell table:style-name="ce1036" table:formula="of:=IF(OR([.P447]&lt;TODAY(); [.P447] = &quot;&quot;); &quot;DESCALIBRADO&quot;;&quot;CALIBRADO&quot;)" office:value-type="string" office:string-value="CALIBRADO" calcext:value-type="string">
            <text:p>CALIBRADO</text:p>
          </table:table-cell>
          <table:table-cell table:style-name="Default"/>
          <table:table-cell table:style-name="ce1256" office:value-type="string" calcext:value-type="string">
            <text:p>CMASM</text:p>
          </table:table-cell>
          <table:table-cell table:style-name="ce197" office:value-type="string" calcext:value-type="string">
            <text:p>MSMI TORQ LOTE 03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100 IN LB 3/8 SQ DR</text:p>
          </table:table-cell>
          <table:table-cell table:style-name="ce81" office:value-type="float" office:value="15" calcext:value-type="float">
            <text:p>15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200</text:p>
          </table:table-cell>
          <table:table-cell table:style-name="ce69" office:value-type="string" calcext:value-type="string">
            <text:p>04111369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321" office:value-type="float" office:value="18" calcext:value-type="float">
            <text:p>18</text:p>
          </table:table-cell>
          <table:table-cell table:style-name="ce487" table:formula="of:=IF(ISBLANK([.N448]);DATE(2024;1;1);EDATE([.N448];[.O448]))" office:value-type="date" office:date-value="2026-04-02" calcext:value-type="date">
            <text:p>02/04/26</text:p>
          </table:table-cell>
          <table:table-cell table:style-name="ce1036" table:formula="of:=IF(OR([.P448]&lt;TODAY(); [.P448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PRESET 50 IN LB 3/8 SQ DR</text:p>
          </table:table-cell>
          <table:table-cell table:style-name="ce82" office:value-type="float" office:value="6" calcext:value-type="float">
            <text:p>6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201</text:p>
          </table:table-cell>
          <table:table-cell table:style-name="ce1188" office:value-type="string" calcext:value-type="string">
            <text:p>04111388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188" office:value-type="float" office:value="24" calcext:value-type="float">
            <text:p>24</text:p>
          </table:table-cell>
          <table:table-cell table:style-name="ce487" table:formula="of:=IF(ISBLANK([.N449]);DATE(2024;1;1);EDATE([.N449];[.O449]))" office:value-type="date" office:date-value="2026-10-02" calcext:value-type="date">
            <text:p>02/10/26</text:p>
          </table:table-cell>
          <table:table-cell table:style-name="ce1036" table:formula="of:=IF(OR([.P449]&lt;TODAY(); [.P449] = &quot;&quot;); &quot;DESCALIBRADO&quot;;&quot;CALIBRADO&quot;)" office:value-type="string" office:string-value="CALIBRADO" calcext:value-type="string">
            <text:p>CALIBRADO</text:p>
          </table:table-cell>
          <table:table-cell table:style-name="Default"/>
          <table:table-cell table:style-name="ce1256" office:value-type="string" calcext:value-type="string">
            <text:p>CMASM</text:p>
          </table:table-cell>
          <table:table-cell table:style-name="ce1192" office:value-type="string" calcext:value-type="string">
            <text:p>MSMI TORQ LOTE 03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SPECIAL 200 IN LB 3/8 SQ DR</text:p>
          </table:table-cell>
          <table:table-cell table:style-name="ce81" office:value-type="float" office:value="20" calcext:value-type="float">
            <text:p>20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203</text:p>
          </table:table-cell>
          <table:table-cell table:style-name="ce1321" office:value-type="string" calcext:value-type="string">
            <text:p>02109491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388" office:value-type="date" office:date-value="2024-10-13" calcext:value-type="date">
            <text:p>13/10/24</text:p>
          </table:table-cell>
          <table:table-cell table:style-name="ce388" office:value-type="date" office:date-value="2024-10-15" calcext:value-type="date">
            <text:p>15/10/24</text:p>
          </table:table-cell>
          <table:table-cell table:style-name="ce388" office:value-type="date" office:date-value="2024-11-11" calcext:value-type="date">
            <text:p>11/11/24</text:p>
          </table:table-cell>
          <table:table-cell table:style-name="ce1406" office:value-type="date" office:date-value="2024-11-06" calcext:value-type="date">
            <text:p>06/11/24</text:p>
          </table:table-cell>
          <table:table-cell table:style-name="ce1188" office:value-type="float" office:value="24" calcext:value-type="float">
            <text:p>24</text:p>
          </table:table-cell>
          <table:table-cell table:style-name="ce487" table:formula="of:=IF(ISBLANK([.N450]);DATE(2024;1;1);EDATE([.N450];[.O450]))" office:value-type="date" office:date-value="2026-11-06" calcext:value-type="date">
            <text:p>06/11/26</text:p>
          </table:table-cell>
          <table:table-cell table:style-name="ce1036" table:formula="of:=IF(OR([.P450]&lt;TODAY(); [.P450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MSMI TORQ LOTE 03</text:p>
          </table:table-cell>
          <table:table-cell table:style-name="ce1256" office:value-type="string" calcext:value-type="string">
            <text:p>CMASM</text:p>
          </table:table-cell>
          <table:table-cell table:style-name="ce1116"/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100 IN LB 3/8 SQ DR</text:p>
          </table:table-cell>
          <table:table-cell table:style-name="ce81" office:value-type="float" office:value="15" calcext:value-type="float">
            <text:p>15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206</text:p>
          </table:table-cell>
          <table:table-cell table:style-name="ce69" office:value-type="string" calcext:value-type="string">
            <text:p>04111384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4" calcext:value-type="date">
            <text:p>24/07/24</text:p>
          </table:table-cell>
          <table:table-cell table:style-name="ce1321" office:value-type="float" office:value="18" calcext:value-type="float">
            <text:p>18</text:p>
          </table:table-cell>
          <table:table-cell table:style-name="ce487" table:formula="of:=IF(ISBLANK([.N451]);DATE(2024;1;1);EDATE([.N451];[.O451]))" office:value-type="date" office:date-value="2026-01-24" calcext:value-type="date">
            <text:p>24/01/26</text:p>
          </table:table-cell>
          <table:table-cell table:style-name="ce1036" table:formula="of:=IF(OR([.P451]&lt;TODAY(); [.P451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3854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200 IN LB 3/8 SQ DR</text:p>
          </table:table-cell>
          <table:table-cell table:style-name="ce81" office:value-type="float" office:value="20" calcext:value-type="float">
            <text:p>2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207</text:p>
          </table:table-cell>
          <table:table-cell table:style-name="ce1321" office:value-type="string" calcext:value-type="string">
            <text:p>02109457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1406" office:value-type="date" office:date-value="2024-07-25" calcext:value-type="date">
            <text:p>25/07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452]);DATE(2024;1;1);EDATE([.N452];[.O452]))" office:value-type="date" office:date-value="2026-07-25" calcext:value-type="date">
            <text:p>25/07/26</text:p>
          </table:table-cell>
          <table:table-cell table:style-name="ce1036" table:formula="of:=IF(OR([.P452]&lt;TODAY(); [.P452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4983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250 IN LB</text:p>
          </table:table-cell>
          <table:table-cell table:style-name="ce81" office:value-type="float" office:value="20" calcext:value-type="float">
            <text:p>2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209</text:p>
          </table:table-cell>
          <table:table-cell table:style-name="ce1321" office:value-type="string" calcext:value-type="string">
            <text:p>RJE-11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1406" office:value-type="date" office:date-value="2024-07-24" calcext:value-type="date">
            <text:p>24/07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453]);DATE(2024;1;1);EDATE([.N453];[.O453]))" office:value-type="date" office:date-value="2026-07-24" calcext:value-type="date">
            <text:p>24/07/26</text:p>
          </table:table-cell>
          <table:table-cell table:style-name="ce1036" table:formula="of:=IF(OR([.P453]&lt;TODAY(); [.P453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5169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100 IN LB 3/8 SQ DR</text:p>
          </table:table-cell>
          <table:table-cell table:style-name="ce81" office:value-type="float" office:value="15" calcext:value-type="float">
            <text:p>15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210</text:p>
          </table:table-cell>
          <table:table-cell table:style-name="ce69" office:value-type="string" calcext:value-type="string">
            <text:p>04111372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5" calcext:value-type="date">
            <text:p>25/07/24</text:p>
          </table:table-cell>
          <table:table-cell table:style-name="ce1321" office:value-type="float" office:value="18" calcext:value-type="float">
            <text:p>18</text:p>
          </table:table-cell>
          <table:table-cell table:style-name="ce487" table:formula="of:=IF(ISBLANK([.N454]);DATE(2024;1;1);EDATE([.N454];[.O454]))" office:value-type="date" office:date-value="2026-01-25" calcext:value-type="date">
            <text:p>25/01/26</text:p>
          </table:table-cell>
          <table:table-cell table:style-name="ce1036" table:formula="of:=IF(OR([.P454]&lt;TODAY(); [.P454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7027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PRESET 75 IN LB 3/8 SQ DR</text:p>
          </table:table-cell>
          <table:table-cell table:style-name="ce86" office:value-type="float" office:value="10" calcext:value-type="float">
            <text:p>10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211</text:p>
          </table:table-cell>
          <table:table-cell table:style-name="ce1321" office:value-type="string" calcext:value-type="string">
            <text:p>04111394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1406" office:value-type="date" office:date-value="2024-07-25" calcext:value-type="date">
            <text:p>25/07/24</text:p>
          </table:table-cell>
          <table:table-cell table:style-name="ce1188" office:value-type="float" office:value="18" calcext:value-type="float">
            <text:p>18</text:p>
          </table:table-cell>
          <table:table-cell table:style-name="ce487" table:formula="of:=IF(ISBLANK([.N455]);DATE(2024;1;1);EDATE([.N455];[.O455]))" office:value-type="date" office:date-value="2026-01-25" calcext:value-type="date">
            <text:p>25/01/26</text:p>
          </table:table-cell>
          <table:table-cell table:style-name="ce1036" table:formula="of:=IF(OR([.P455]&lt;TODAY(); [.P455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5004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SCREWDRIVER, TORQUE 5 IN LB</text:p>
          </table:table-cell>
          <table:table-cell table:style-name="ce83" office:value-type="float" office:value="0.5" calcext:value-type="float">
            <text:p>0,5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212</text:p>
          </table:table-cell>
          <table:table-cell table:style-name="ce69" office:value-type="string" calcext:value-type="string">
            <text:p>5BJ008503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5" calcext:value-type="date">
            <text:p>25/07/24</text:p>
          </table:table-cell>
          <table:table-cell table:style-name="ce1321" office:value-type="float" office:value="9" calcext:value-type="float">
            <text:p>9</text:p>
          </table:table-cell>
          <table:table-cell table:style-name="ce487" table:formula="of:=IF(ISBLANK([.N456]);DATE(2024;1;1);EDATE([.N456];[.O456]))" office:value-type="date" office:date-value="2025-04-25" calcext:value-type="date">
            <text:p>25/04/25</text:p>
          </table:table-cell>
          <table:table-cell table:style-name="ce1036" table:formula="of:=IF(OR([.P456]&lt;TODAY(); [.P45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4938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4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75 IN LB 1/4 HEXBIT</text:p>
          </table:table-cell>
          <table:table-cell table:style-name="ce86" office:value-type="float" office:value="10" calcext:value-type="float">
            <text:p>1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215</text:p>
          </table:table-cell>
          <table:table-cell table:style-name="ce69" office:value-type="string" calcext:value-type="string">
            <text:p>7549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1406" office:value-type="date" office:date-value="2024-10-02" calcext:value-type="date">
            <text:p>02/10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457]);DATE(2024;1;1);EDATE([.N457];[.O457]))" office:value-type="date" office:date-value="2026-10-02" calcext:value-type="date">
            <text:p>02/10/26</text:p>
          </table:table-cell>
          <table:table-cell table:style-name="ce995" table:formula="of:=IF(OR([.P457]&lt;TODAY(); [.P457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1170" office:value-type="string" calcext:value-type="string">
            <text:p><text:span text:style-name="T12">MSMI TORQ LOTE 02</text:span></text:p>
            <text:p>NAO CALIBRADO POIS NEC ADAPATADOR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200-600 FT LB</text:p>
          </table:table-cell>
          <table:table-cell table:style-name="ce83" office:value-type="float" office:value="820" calcext:value-type="float">
            <text:p>82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216</text:p>
          </table:table-cell>
          <table:table-cell table:style-name="ce69" office:value-type="string" calcext:value-type="string">
            <text:p>3802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5" calcext:value-type="date">
            <text:p>25/07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458]);DATE(2024;1;1);EDATE([.N458];[.O458]))" office:value-type="date" office:date-value="2026-07-25" calcext:value-type="date">
            <text:p>25/07/26</text:p>
          </table:table-cell>
          <table:table-cell table:style-name="ce1036" table:formula="of:=IF(OR([.P458]&lt;TODAY(); [.P458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7048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1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1188" office:value-type="string" calcext:value-type="string">
            <text:p>WRENCH, TORQUE PRESET 3-9 <text:s/>FT LB 3/8 SQ DR VB-10T-1</text:p>
          </table:table-cell>
          <table:table-cell table:style-name="ce84" office:value-type="float" office:value="10" calcext:value-type="float">
            <text:p>10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218</text:p>
          </table:table-cell>
          <table:table-cell table:style-name="ce1321" office:value-type="string" calcext:value-type="string">
            <text:p>0109004063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1406" office:value-type="date" office:date-value="2024-07-24" calcext:value-type="date">
            <text:p>24/07/24</text:p>
          </table:table-cell>
          <table:table-cell table:style-name="ce1188" office:value-type="float" office:value="18" calcext:value-type="float">
            <text:p>18</text:p>
          </table:table-cell>
          <table:table-cell table:style-name="ce487" table:formula="of:=IF(ISBLANK([.N459]);DATE(2024;1;1);EDATE([.N459];[.O459]))" office:value-type="date" office:date-value="2026-01-24" calcext:value-type="date">
            <text:p>24/01/26</text:p>
          </table:table-cell>
          <table:table-cell table:style-name="ce1036" table:formula="of:=IF(OR([.P459]&lt;TODAY(); [.P459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3805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7-25 <text:s/>FT LB 3/16 SQ DR</text:p>
          </table:table-cell>
          <table:table-cell table:style-name="ce83" office:value-type="float" office:value="35" calcext:value-type="float">
            <text:p>35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221</text:p>
          </table:table-cell>
          <table:table-cell table:style-name="ce69" office:value-type="string" calcext:value-type="string">
            <text:p>6934601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8-02" calcext:value-type="date">
            <text:p>02/08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460]);DATE(2024;1;1);EDATE([.N460];[.O460]))" office:value-type="date" office:date-value="2026-08-02" calcext:value-type="date">
            <text:p>02/08/26</text:p>
          </table:table-cell>
          <table:table-cell table:style-name="ce1036" table:formula="of:=IF(OR([.P460]&lt;TODAY(); [.P460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7111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443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SCREWDRIVER, TORQUE 5 IN LB</text:p>
          </table:table-cell>
          <table:table-cell table:style-name="ce83" office:value-type="float" office:value="0.5" calcext:value-type="float">
            <text:p>0,5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222</text:p>
          </table:table-cell>
          <table:table-cell table:style-name="ce69" office:value-type="string" calcext:value-type="string">
            <text:p>BA73139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455" office:value-type="date" office:date-value="2024-10-02" calcext:value-type="date">
            <text:p>02/10/24</text:p>
          </table:table-cell>
          <table:table-cell table:style-name="ce1321" office:value-type="float" office:value="9" calcext:value-type="float">
            <text:p>9</text:p>
          </table:table-cell>
          <table:table-cell table:style-name="ce487" table:formula="of:=IF(ISBLANK([.N461]);DATE(2024;1;1);EDATE([.N461];[.O461]))" office:value-type="date" office:date-value="2025-07-02" calcext:value-type="date">
            <text:p>02/07/25</text:p>
          </table:table-cell>
          <table:table-cell table:style-name="ce1036" table:formula="of:=IF(OR([.P461]&lt;TODAY(); [.P46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200 IN LB 3/8 SQ DR</text:p>
          </table:table-cell>
          <table:table-cell table:style-name="ce81" office:value-type="float" office:value="20" calcext:value-type="float">
            <text:p>2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223</text:p>
          </table:table-cell>
          <table:table-cell table:style-name="ce1321" office:value-type="string" calcext:value-type="string">
            <text:p>02109509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62" office:value-type="date" office:date-value="2024-07-24" calcext:value-type="date">
            <text:p>24/07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462]);DATE(2024;1;1);EDATE([.N462];[.O462]))" office:value-type="date" office:date-value="2026-07-24" calcext:value-type="date">
            <text:p>24/07/26</text:p>
          </table:table-cell>
          <table:table-cell table:style-name="ce1036" table:formula="of:=IF(OR([.P462]&lt;TODAY(); [.P462] = &quot;&quot;); &quot;DESCALIBRADO&quot;;&quot;CALIBRADO&quot;)" office:value-type="string" office:string-value="CALIBRADO" calcext:value-type="string">
            <text:p>CALIBRADO</text:p>
          </table:table-cell>
          <table:table-cell table:style-name="ce1192" office:value-type="string" calcext:value-type="string">
            <text:p>213825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26 IN LB 9/64 HEX</text:p>
          </table:table-cell>
          <table:table-cell table:style-name="ce81" office:value-type="float" office:value="3" calcext:value-type="float">
            <text:p>3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225</text:p>
          </table:table-cell>
          <table:table-cell table:style-name="ce69"/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62" office:value-type="date" office:date-value="2024-08-02" calcext:value-type="date">
            <text:p>02/08/24</text:p>
          </table:table-cell>
          <table:table-cell table:style-name="ce1321" office:value-type="float" office:value="10" calcext:value-type="float">
            <text:p>10</text:p>
          </table:table-cell>
          <table:table-cell table:style-name="ce487" table:formula="of:=IF(ISBLANK([.N463]);DATE(2024;1;1);EDATE([.N463];[.O463]))" office:value-type="date" office:date-value="2025-06-02" calcext:value-type="date">
            <text:p>02/06/25</text:p>
          </table:table-cell>
          <table:table-cell table:style-name="ce1036" table:formula="of:=IF(OR([.P463]&lt;TODAY(); [.P46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7083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26 IN LB 9/64 HEX</text:p>
          </table:table-cell>
          <table:table-cell table:style-name="ce81" office:value-type="float" office:value="3" calcext:value-type="float">
            <text:p>3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226</text:p>
          </table:table-cell>
          <table:table-cell table:style-name="ce69"/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62" office:value-type="date" office:date-value="2024-07-25" calcext:value-type="date">
            <text:p>25/07/24</text:p>
          </table:table-cell>
          <table:table-cell table:style-name="ce1321" office:value-type="float" office:value="10" calcext:value-type="float">
            <text:p>10</text:p>
          </table:table-cell>
          <table:table-cell table:style-name="ce487" table:formula="of:=IF(ISBLANK([.N464]);DATE(2024;1;1);EDATE([.N464];[.O464]))" office:value-type="date" office:date-value="2025-05-25" calcext:value-type="date">
            <text:p>25/05/25</text:p>
          </table:table-cell>
          <table:table-cell table:style-name="ce1036" table:formula="of:=IF(OR([.P464]&lt;TODAY(); [.P46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4951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1">
          <table:table-cell table:style-name="ce197" office:value-type="string" calcext:value-type="string">
            <text:p>MEC</text:p>
          </table:table-cell>
          <table:table-cell table:style-name="ce6" office:value-type="string" calcext:value-type="string">
            <text:p>TORQUÍMETRO </text:p>
          </table:table-cell>
          <table:table-cell table:style-name="ce6"/>
          <table:table-cell table:style-name="ce6" office:value-type="string" calcext:value-type="string">
            <text:p>WRENCH, TORQUE 0-150 IN LB 3/8 SQ DR TE12FUA</text:p>
          </table:table-cell>
          <table:table-cell table:style-name="ce391" office:value-type="float" office:value="15" calcext:value-type="float">
            <text:p>15,0</text:p>
          </table:table-cell>
          <table:table-cell table:style-name="ce425" office:value-type="string" calcext:value-type="string">
            <text:p>Nm</text:p>
          </table:table-cell>
          <table:table-cell table:style-name="ce6" office:value-type="string" calcext:value-type="string">
            <text:p>CMASM-IDM-T48-280</text:p>
          </table:table-cell>
          <table:table-cell table:style-name="ce1042" office:value-type="string" calcext:value-type="string">
            <text:p>13810C</text:p>
          </table:table-cell>
          <table:table-cell table:style-name="ce6" office:value-type="string" calcext:value-type="string">
            <text:p>MK-48</text:p>
          </table:table-cell>
          <table:table-cell table:style-name="ce586"/>
          <table:table-cell table:style-name="ce388" office:value-type="date" office:date-value="2024-10-13" calcext:value-type="date">
            <text:p>13/10/24</text:p>
          </table:table-cell>
          <table:table-cell table:style-name="ce388" office:value-type="date" office:date-value="2024-10-15" calcext:value-type="date">
            <text:p>15/10/24</text:p>
          </table:table-cell>
          <table:table-cell table:style-name="ce388" office:value-type="date" office:date-value="2024-11-11" calcext:value-type="date">
            <text:p>11/11/24</text:p>
          </table:table-cell>
          <table:table-cell table:style-name="ce462" office:value-type="date" office:date-value="2024-11-06" calcext:value-type="date">
            <text:p>06/11/24</text:p>
          </table:table-cell>
          <table:table-cell table:style-name="ce6" office:value-type="float" office:value="24" calcext:value-type="float">
            <text:p>24</text:p>
          </table:table-cell>
          <table:table-cell table:style-name="ce487" table:formula="of:=IF(ISBLANK([.N465]);DATE(2024;1;1);EDATE([.N465];[.O465]))" office:value-type="date" office:date-value="2026-11-06" calcext:value-type="date">
            <text:p>06/11/26</text:p>
          </table:table-cell>
          <table:table-cell table:style-name="ce528" table:formula="of:=IF(OR([.P465]&lt;TODAY(); [.P465] = &quot;&quot;); &quot;DESCALIBRADO&quot;;&quot;CALIBRADO&quot;)" office:value-type="string" office:string-value="CALIBRADO" calcext:value-type="string">
            <text:p>CALIBRADO</text:p>
          </table:table-cell>
          <table:table-cell table:style-name="ce197"/>
          <table:table-cell table:style-name="ce601" office:value-type="string" calcext:value-type="string">
            <text:p>CMASM</text:p>
          </table:table-cell>
          <table:table-cell table:style-name="ce197" office:value-type="string" calcext:value-type="string">
            <text:p>MSMI TORQ LOTE 03</text:p>
          </table:table-cell>
          <table:table-cell table:style-name="ce1307" office:value-type="currency" office:currency="BRL" office:value="100" calcext:value-type="currency">
            <text:p>R$ 100,00</text:p>
          </table:table-cell>
          <table:table-cell table:style-name="ce6" table:number-columns-repeated="2"/>
          <table:table-cell table:style-name="ce6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PRESET 18 IN LB 1/4 SQ DR</text:p>
          </table:table-cell>
          <table:table-cell table:style-name="ce82" office:value-type="float" office:value="2.5" calcext:value-type="float">
            <text:p>2,5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282</text:p>
          </table:table-cell>
          <table:table-cell table:style-name="ce1321" office:value-type="string" calcext:value-type="string">
            <text:p>BT-1B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1207" office:value-type="date" office:date-value="2024-10-16" calcext:value-type="date">
            <text:p>16/10/24</text:p>
          </table:table-cell>
          <table:table-cell table:style-name="ce462" office:value-type="date" office:date-value="2024-10-02" calcext:value-type="date">
            <text:p>02/10/24</text:p>
          </table:table-cell>
          <table:table-cell table:style-name="ce1321" office:value-type="float" office:value="24" calcext:value-type="float">
            <text:p>24</text:p>
          </table:table-cell>
          <table:table-cell table:style-name="ce487" table:formula="of:=IF(ISBLANK([.N466]);DATE(2024;1;1);EDATE([.N466];[.O466]))" office:value-type="date" office:date-value="2026-10-02" calcext:value-type="date">
            <text:p>02/10/26</text:p>
          </table:table-cell>
          <table:table-cell table:style-name="ce1036" table:formula="of:=IF(OR([.P466]&lt;TODAY(); [.P466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PRESET 18 IN LB 1/4 SQ DR</text:p>
          </table:table-cell>
          <table:table-cell table:style-name="ce82" office:value-type="float" office:value="2.5" calcext:value-type="float">
            <text:p>2,5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298</text:p>
          </table:table-cell>
          <table:table-cell table:style-name="ce1321" office:value-type="string" calcext:value-type="string">
            <text:p>53711-5168333-14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1203" office:value-type="date" office:date-value="2024-10-16" calcext:value-type="date">
            <text:p>16/10/24</text:p>
          </table:table-cell>
          <table:table-cell table:style-name="ce462" office:value-type="date" office:date-value="2024-10-02" calcext:value-type="date">
            <text:p>02/10/24</text:p>
          </table:table-cell>
          <table:table-cell table:style-name="ce1188" office:value-type="float" office:value="24" calcext:value-type="float">
            <text:p>24</text:p>
          </table:table-cell>
          <table:table-cell table:style-name="ce487" table:formula="of:=IF(ISBLANK([.N467]);DATE(2024;1;1);EDATE([.N467];[.O467]))" office:value-type="date" office:date-value="2026-10-02" calcext:value-type="date">
            <text:p>02/10/26</text:p>
          </table:table-cell>
          <table:table-cell table:style-name="ce1036" table:formula="of:=IF(OR([.P467]&lt;TODAY(); [.P467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16"/>
          <table:table-cell table:style-name="ce1188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PRESET 18 IN LB 1/4 SQ DR</text:p>
          </table:table-cell>
          <table:table-cell table:style-name="ce82" office:value-type="float" office:value="2.5" calcext:value-type="float">
            <text:p>2,5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299</text:p>
          </table:table-cell>
          <table:table-cell table:style-name="ce1321" office:value-type="string" calcext:value-type="string">
            <text:p>53711-5168333K4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1203" office:value-type="date" office:date-value="2024-10-16" calcext:value-type="date">
            <text:p>16/10/24</text:p>
          </table:table-cell>
          <table:table-cell table:style-name="ce462" office:value-type="date" office:date-value="2024-10-02" calcext:value-type="date">
            <text:p>02/10/24</text:p>
          </table:table-cell>
          <table:table-cell table:style-name="ce1188" office:value-type="float" office:value="24" calcext:value-type="float">
            <text:p>24</text:p>
          </table:table-cell>
          <table:table-cell table:style-name="ce487" table:formula="of:=IF(ISBLANK([.N468]);DATE(2024;1;1);EDATE([.N468];[.O468]))" office:value-type="date" office:date-value="2026-10-02" calcext:value-type="date">
            <text:p>02/10/26</text:p>
          </table:table-cell>
          <table:table-cell table:style-name="ce1036" table:formula="of:=IF(OR([.P468]&lt;TODAY(); [.P468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88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PRESET 18 IN LB 1/4 SQ DR</text:p>
          </table:table-cell>
          <table:table-cell table:style-name="ce82" office:value-type="float" office:value="2.5" calcext:value-type="float">
            <text:p>2,5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300</text:p>
          </table:table-cell>
          <table:table-cell table:style-name="ce1321" office:value-type="string" calcext:value-type="string">
            <text:p>53711-51683334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1203" office:value-type="date" office:date-value="2024-10-16" calcext:value-type="date">
            <text:p>16/10/24</text:p>
          </table:table-cell>
          <table:table-cell table:style-name="ce462" office:value-type="date" office:date-value="2024-10-02" calcext:value-type="date">
            <text:p>02/10/24</text:p>
          </table:table-cell>
          <table:table-cell table:style-name="ce1188" office:value-type="float" office:value="24" calcext:value-type="float">
            <text:p>24</text:p>
          </table:table-cell>
          <table:table-cell table:style-name="ce487" table:formula="of:=IF(ISBLANK([.N469]);DATE(2024;1;1);EDATE([.N469];[.O469]))" office:value-type="date" office:date-value="2026-10-02" calcext:value-type="date">
            <text:p>02/10/26</text:p>
          </table:table-cell>
          <table:table-cell table:style-name="ce1036" table:formula="of:=IF(OR([.P469]&lt;TODAY(); [.P469] = &quot;&quot;); &quot;DESCALIBRADO&quot;;&quot;CALIBRADO&quot;)" office:value-type="string" office:string-value="CALIBRADO" calcext:value-type="string">
            <text:p>CALIBRADO</text:p>
          </table:table-cell>
          <table:table-cell table:style-name="ce616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88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PRESET 18 IN LB 1/4 SQ DR</text:p>
          </table:table-cell>
          <table:table-cell table:style-name="ce82" office:value-type="float" office:value="2.5" calcext:value-type="float">
            <text:p>2,5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301</text:p>
          </table:table-cell>
          <table:table-cell table:style-name="ce1321" office:value-type="string" calcext:value-type="string">
            <text:p>53711-5168333-4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1203" office:value-type="date" office:date-value="2024-10-16" calcext:value-type="date">
            <text:p>16/10/24</text:p>
          </table:table-cell>
          <table:table-cell table:style-name="ce462" office:value-type="date" office:date-value="2024-10-02" calcext:value-type="date">
            <text:p>02/10/24</text:p>
          </table:table-cell>
          <table:table-cell table:style-name="ce1188" office:value-type="float" office:value="24" calcext:value-type="float">
            <text:p>24</text:p>
          </table:table-cell>
          <table:table-cell table:style-name="ce487" table:formula="of:=IF(ISBLANK([.N470]);DATE(2024;1;1);EDATE([.N470];[.O470]))" office:value-type="date" office:date-value="2026-10-02" calcext:value-type="date">
            <text:p>02/10/26</text:p>
          </table:table-cell>
          <table:table-cell table:style-name="ce1036" table:formula="of:=IF(OR([.P470]&lt;TODAY(); [.P470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88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15-0-15 IN LB 1/4 SQ DR</text:p>
          </table:table-cell>
          <table:table-cell table:style-name="ce83" office:value-type="float" office:value="2" calcext:value-type="float">
            <text:p>2,0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351</text:p>
          </table:table-cell>
          <table:table-cell table:style-name="ce1321" office:value-type="string" calcext:value-type="string">
            <text:p>6776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number-columns-repeated="2" table:style-name="ce388" office:value-type="date" office:date-value="2024-09-24" calcext:value-type="date">
            <text:p>24/09/24</text:p>
          </table:table-cell>
          <table:table-cell table:style-name="ce1203" office:value-type="date" office:date-value="2024-10-16" calcext:value-type="date">
            <text:p>16/10/24</text:p>
          </table:table-cell>
          <table:table-cell table:style-name="ce462" office:value-type="date" office:date-value="2024-10-02" calcext:value-type="date">
            <text:p>02/10/24</text:p>
          </table:table-cell>
          <table:table-cell table:style-name="ce1188" office:value-type="float" office:value="36" calcext:value-type="float">
            <text:p>36</text:p>
          </table:table-cell>
          <table:table-cell table:style-name="ce487" table:formula="of:=IF(ISBLANK([.N471]);DATE(2024;1;1);EDATE([.N471];[.O471]))" office:value-type="date" office:date-value="2027-10-02" calcext:value-type="date">
            <text:p>02/10/27</text:p>
          </table:table-cell>
          <table:table-cell table:style-name="ce1036" table:formula="of:=IF(OR([.P471]&lt;TODAY(); [.P471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57"/>
          <table:table-cell table:style-name="ce1188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WRENCH, TORQUE 75-0-75 IN LB 1/4 SQ DR</text:p>
          </table:table-cell>
          <table:table-cell table:style-name="ce86" office:value-type="float" office:value="10" calcext:value-type="float">
            <text:p>10,0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352</text:p>
          </table:table-cell>
          <table:table-cell table:style-name="ce69" office:value-type="string" calcext:value-type="string">
            <text:p>1302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443"/>
          <table:table-cell table:style-name="ce463" office:value-type="date" office:date-value="2019-10-29" calcext:value-type="date">
            <text:p>29/10/19</text:p>
          </table:table-cell>
          <table:table-cell table:style-name="ce1321" office:value-type="float" office:value="36" calcext:value-type="float">
            <text:p>36</text:p>
          </table:table-cell>
          <table:table-cell table:style-name="ce487" table:formula="of:=IF(ISBLANK([.N472]);DATE(2024;1;1);EDATE([.N472];[.O472]))" office:value-type="date" office:date-value="2022-10-29" calcext:value-type="date">
            <text:p>29/10/22</text:p>
          </table:table-cell>
          <table:table-cell table:style-name="ce1036" table:formula="of:=IF(OR([.P472]&lt;TODAY(); [.P47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2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69" office:value-type="string" calcext:value-type="string">
            <text:p>WRENCH, TORQUE PRESET 18 IN LB 1/4 SQ DR</text:p>
          </table:table-cell>
          <table:table-cell table:style-name="ce82" office:value-type="float" office:value="2.5" calcext:value-type="float">
            <text:p>2,5</text:p>
          </table:table-cell>
          <table:table-cell table:style-name="ce94" office:value-type="string" calcext:value-type="string">
            <text:p>Nm</text:p>
          </table:table-cell>
          <table:table-cell table:style-name="ce1188" office:value-type="string" calcext:value-type="string">
            <text:p>CMASM-IDM-T48-353</text:p>
          </table:table-cell>
          <table:table-cell table:style-name="ce1321" office:value-type="string" calcext:value-type="string">
            <text:p>5168333-4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443" office:value-type="date" office:date-value="2024-09-16" calcext:value-type="date">
            <text:p>16/09/24</text:p>
          </table:table-cell>
          <table:table-cell table:style-name="ce443" office:value-type="date" office:date-value="2024-09-18" calcext:value-type="date">
            <text:p>18/09/24</text:p>
          </table:table-cell>
          <table:table-cell table:style-name="ce1203" office:value-type="date" office:date-value="2024-10-16" calcext:value-type="date">
            <text:p>16/10/24</text:p>
          </table:table-cell>
          <table:table-cell table:style-name="ce462" office:value-type="date" office:date-value="2024-10-02" calcext:value-type="date">
            <text:p>02/10/24</text:p>
          </table:table-cell>
          <table:table-cell table:style-name="ce1188" office:value-type="float" office:value="24" calcext:value-type="float">
            <text:p>24</text:p>
          </table:table-cell>
          <table:table-cell table:style-name="ce487" table:formula="of:=IF(ISBLANK([.N473]);DATE(2024;1;1);EDATE([.N473];[.O473]))" office:value-type="date" office:date-value="2026-10-02" calcext:value-type="date">
            <text:p>02/10/26</text:p>
          </table:table-cell>
          <table:table-cell table:style-name="ce1036" table:formula="of:=IF(OR([.P473]&lt;TODAY(); [.P473] = &quot;&quot;); &quot;DESCALIBRADO&quot;;&quot;CALIBRADO&quot;)" office:value-type="string" office:string-value="CALIBRADO" calcext:value-type="string">
            <text:p>CALIBRADO</text:p>
          </table:table-cell>
          <table:table-cell table:style-name="ce1192"/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2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443"/>
          <table:table-cell table:style-name="ce1188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69" office:value-type="string" calcext:value-type="string">
            <text:p>SCREWDRIVER, TORQUE 5 IN LB</text:p>
          </table:table-cell>
          <table:table-cell table:style-name="ce83" office:value-type="float" office:value="0.5" calcext:value-type="float">
            <text:p>0,5</text:p>
          </table:table-cell>
          <table:table-cell table:style-name="ce94" office:value-type="string" calcext:value-type="string">
            <text:p>Nm</text:p>
          </table:table-cell>
          <table:table-cell table:style-name="ce501" office:value-type="string" calcext:value-type="string">
            <text:p>CMASM-IDM-T48-354</text:p>
          </table:table-cell>
          <table:table-cell table:style-name="ce69" office:value-type="string" calcext:value-type="string">
            <text:p>5MN100475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455" office:value-type="date" office:date-value="2024-07-24" calcext:value-type="date">
            <text:p>24/07/24</text:p>
          </table:table-cell>
          <table:table-cell table:style-name="ce1321" office:value-type="float" office:value="9" calcext:value-type="float">
            <text:p>9</text:p>
          </table:table-cell>
          <table:table-cell table:style-name="ce487" table:formula="of:=IF(ISBLANK([.N474]);DATE(2024;1;1);EDATE([.N474];[.O474]))" office:value-type="date" office:date-value="2025-04-24" calcext:value-type="date">
            <text:p>24/04/25</text:p>
          </table:table-cell>
          <table:table-cell table:style-name="ce1036" table:formula="of:=IF(OR([.P474]&lt;TODAY(); [.P47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17006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TORQ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92"/>
          <table:table-cell table:style-name="ce1188" office:value-type="string" calcext:value-type="string">
            <text:p>EMPRESA MV</text:p>
          </table:table-cell>
          <table:table-cell table:style-name="ce949" table:number-columns-repeated="973"/>
          <table:table-cell table:style-name="ce2045" table:number-columns-repeated="25"/>
          <table:table-cell table:style-name="ce2051" table:number-columns-repeated="2"/>
        </table:table-row>
        <table:table-row table:style-name="ro21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VÁLVULA DE ALÍVIO</text:p>
          </table:table-cell>
          <table:table-cell table:style-name="ce1188"/>
          <table:table-cell table:style-name="ce1192" office:value-type="string" calcext:value-type="string">
            <text:p>VÁLVULA DE ALÍVIO DO RESERVATÓRIO DE BAIXA </text:p>
          </table:table-cell>
          <table:table-cell table:style-name="ce1188" table:number-columns-repeated="2"/>
          <table:table-cell table:style-name="ce1188" office:value-type="string" calcext:value-type="string">
            <text:p>CMASM-IDM-T48-272</text:p>
          </table:table-cell>
          <table:table-cell table:style-name="ce1188"/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1406" office:value-type="date" office:date-value="2024-08-23" calcext:value-type="date">
            <text:p>23/08/24</text:p>
          </table:table-cell>
          <table:table-cell table:style-name="ce388" office:value-type="string" calcext:value-type="string">
            <text:p>18/092024</text:p>
          </table:table-cell>
          <table:table-cell table:style-name="ce1203" office:value-type="date" office:date-value="2024-10-16" calcext:value-type="date">
            <text:p>16/10/24</text:p>
          </table:table-cell>
          <table:table-cell table:style-name="ce1406" office:value-type="date" office:date-value="2024-10-01" calcext:value-type="date">
            <text:p>01/10/24</text:p>
          </table:table-cell>
          <table:table-cell table:style-name="ce1188" office:value-type="float" office:value="24" calcext:value-type="float">
            <text:p>24</text:p>
          </table:table-cell>
          <table:table-cell table:style-name="ce487" table:formula="of:=IF(ISBLANK([.N475]);DATE(2024;1;1);EDATE([.N475];[.O475]))" office:value-type="date" office:date-value="2026-10-01" calcext:value-type="date">
            <text:p>01/10/26</text:p>
          </table:table-cell>
          <table:table-cell table:style-name="ce533" table:formula="of:=IF(OR([.P475]&lt;TODAY(); [.P475] = &quot;&quot;); &quot;DESCALIBRADO&quot;;&quot;CALIBRADO&quot;)" office:value-type="string" office:string-value="CALIBRADO" calcext:value-type="string">
            <text:p>CALIBRADO</text:p>
          </table:table-cell>
          <table:table-cell table:style-name="ce598" office:value-type="string" calcext:value-type="string">
            <text:p>MQT31213/24</text:p>
          </table:table-cell>
          <table:table-cell table:style-name="ce534" office:value-type="string" calcext:value-type="string">
            <text:p>CMASM</text:p>
          </table:table-cell>
          <table:table-cell table:style-name="ce1309" office:value-type="string" calcext:value-type="string">
            <text:p>MQT LOTE 01</text:p>
          </table:table-cell>
          <table:table-cell table:style-name="ce412" office:value-type="currency" office:currency="BRL" office:value="776.23" calcext:value-type="currency">
            <text:p>R$ 776,23</text:p>
          </table:table-cell>
          <table:table-cell table:style-name="ce1256"/>
          <table:table-cell table:style-name="ce1188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1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VÁLVULA DE ALÍVIO</text:p>
          </table:table-cell>
          <table:table-cell table:style-name="ce1188"/>
          <table:table-cell table:style-name="ce1192" office:value-type="string" calcext:value-type="string">
            <text:p>VÁLVULA DE ALÍVIO DO RESERVATÓRIO DE ALTA </text:p>
          </table:table-cell>
          <table:table-cell table:style-name="ce1188" table:number-columns-repeated="2"/>
          <table:table-cell table:style-name="ce1188" office:value-type="string" calcext:value-type="string">
            <text:p>CMASM-IDM-T48-273</text:p>
          </table:table-cell>
          <table:table-cell table:style-name="ce1321" office:value-type="string" calcext:value-type="string">
            <text:p>074 / 09</text:p>
          </table:table-cell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1406" office:value-type="date" office:date-value="2024-08-23" calcext:value-type="date">
            <text:p>23/08/24</text:p>
          </table:table-cell>
          <table:table-cell table:style-name="ce388" office:value-type="string" calcext:value-type="string">
            <text:p>18/092024</text:p>
          </table:table-cell>
          <table:table-cell table:style-name="ce1203" office:value-type="date" office:date-value="2024-10-16" calcext:value-type="date">
            <text:p>16/10/24</text:p>
          </table:table-cell>
          <table:table-cell table:style-name="ce1406" office:value-type="date" office:date-value="2024-10-01" calcext:value-type="date">
            <text:p>01/10/24</text:p>
          </table:table-cell>
          <table:table-cell table:style-name="ce1188" office:value-type="float" office:value="24" calcext:value-type="float">
            <text:p>24</text:p>
          </table:table-cell>
          <table:table-cell table:style-name="ce487" table:formula="of:=IF(ISBLANK([.N476]);DATE(2024;1;1);EDATE([.N476];[.O476]))" office:value-type="date" office:date-value="2026-10-01" calcext:value-type="date">
            <text:p>01/10/26</text:p>
          </table:table-cell>
          <table:table-cell table:style-name="ce533" table:formula="of:=IF(OR([.P476]&lt;TODAY(); [.P476] = &quot;&quot;); &quot;DESCALIBRADO&quot;;&quot;CALIBRADO&quot;)" office:value-type="string" office:string-value="CALIBRADO" calcext:value-type="string">
            <text:p>CALIBRADO</text:p>
          </table:table-cell>
          <table:table-cell table:style-name="ce598" office:value-type="string" calcext:value-type="string">
            <text:p>MQT31214/24</text:p>
          </table:table-cell>
          <table:table-cell table:style-name="ce534" office:value-type="string" calcext:value-type="string">
            <text:p>CMASM</text:p>
          </table:table-cell>
          <table:table-cell table:style-name="ce1309" office:value-type="string" calcext:value-type="string">
            <text:p>MQT LOTE 01</text:p>
          </table:table-cell>
          <table:table-cell table:style-name="ce412" office:value-type="currency" office:currency="BRL" office:value="776.23" calcext:value-type="currency">
            <text:p>R$ 776,23</text:p>
          </table:table-cell>
          <table:table-cell table:style-name="ce1256"/>
          <table:table-cell table:style-name="ce1188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959" office:value-type="string" calcext:value-type="string">
            <text:p>GARANT</text:p>
          </table:table-cell>
          <table:table-cell table:style-name="ce1192" office:value-type="string" calcext:value-type="string">
            <text:p>10-60 NM</text:p>
          </table:table-cell>
          <table:table-cell table:style-name="ce84" office:value-type="float" office:value="60" calcext:value-type="float">
            <text:p>60,0</text:p>
          </table:table-cell>
          <table:table-cell table:style-name="ce94" office:value-type="string" calcext:value-type="string">
            <text:p>Nm</text:p>
          </table:table-cell>
          <table:table-cell table:style-name="ce107" office:value-type="string" calcext:value-type="string">
            <text:p>MAN-EXO-MEC-002</text:p>
          </table:table-cell>
          <table:table-cell table:style-name="ce1188" office:value-type="string" calcext:value-type="string">
            <text:p>19-0616228</text:p>
          </table:table-cell>
          <table:table-cell table:style-name="ce1188" office:value-type="string" calcext:value-type="string">
            <text:p>PENGUIN</text:p>
          </table:table-cell>
          <table:table-cell table:style-name="ce135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388" office:value-type="date" office:date-value="2024-08-12" calcext:value-type="date">
            <text:p>12/08/24</text:p>
          </table:table-cell>
          <table:table-cell table:style-name="ce388" office:value-type="date" office:date-value="2024-08-02" calcext:value-type="date">
            <text:p>02/08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477]);DATE(2024;1;1);EDATE([.N477];[.O477]))" office:value-type="date" office:date-value="2025-08-02" calcext:value-type="date">
            <text:p>02/08/25</text:p>
          </table:table-cell>
          <table:table-cell table:style-name="ce533" table:formula="of:=IF(OR([.P477]&lt;TODAY(); [.P477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22135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959" office:value-type="string" calcext:value-type="string">
            <text:p>WERA</text:p>
          </table:table-cell>
          <table:table-cell table:style-name="ce1192" office:value-type="string" calcext:value-type="string">
            <text:p>8-60 NM 7000B</text:p>
          </table:table-cell>
          <table:table-cell table:style-name="ce84" office:value-type="float" office:value="60" calcext:value-type="float">
            <text:p>60,0</text:p>
          </table:table-cell>
          <table:table-cell table:style-name="ce94" office:value-type="string" calcext:value-type="string">
            <text:p>Nm</text:p>
          </table:table-cell>
          <table:table-cell table:style-name="ce107" office:value-type="string" calcext:value-type="string">
            <text:p>MAN-EXO-MEC-003</text:p>
          </table:table-cell>
          <table:table-cell table:style-name="ce1188" office:value-type="float" office:value="79108366887" calcext:value-type="float">
            <text:p>79108366887</text:p>
          </table:table-cell>
          <table:table-cell table:style-name="ce1188" office:value-type="string" calcext:value-type="string">
            <text:p>PENGUIN</text:p>
          </table:table-cell>
          <table:table-cell table:style-name="ce135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388" office:value-type="date" office:date-value="2024-08-12" calcext:value-type="date">
            <text:p>12/08/24</text:p>
          </table:table-cell>
          <table:table-cell table:style-name="ce388" office:value-type="date" office:date-value="2024-08-02" calcext:value-type="date">
            <text:p>02/08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478]);DATE(2024;1;1);EDATE([.N478];[.O478]))" office:value-type="date" office:date-value="2025-08-02" calcext:value-type="date">
            <text:p>02/08/25</text:p>
          </table:table-cell>
          <table:table-cell table:style-name="ce533" table:formula="of:=IF(OR([.P478]&lt;TODAY(); [.P47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22141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/>
          <table:table-cell table:style-name="ce1188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959" office:value-type="string" calcext:value-type="string">
            <text:p>WERA</text:p>
          </table:table-cell>
          <table:table-cell table:style-name="ce1192" office:value-type="string" calcext:value-type="string">
            <text:p>0,3-1,2 NM</text:p>
          </table:table-cell>
          <table:table-cell table:style-name="ce84" office:value-type="float" office:value="1.2" calcext:value-type="float">
            <text:p>1,2</text:p>
          </table:table-cell>
          <table:table-cell table:style-name="ce94" office:value-type="string" calcext:value-type="string">
            <text:p>Nm</text:p>
          </table:table-cell>
          <table:table-cell table:style-name="ce107" office:value-type="string" calcext:value-type="string">
            <text:p>MAN-EXO-MEC-004</text:p>
          </table:table-cell>
          <table:table-cell table:style-name="ce1188" office:value-type="float" office:value="7440074700" calcext:value-type="float">
            <text:p>7440074700</text:p>
          </table:table-cell>
          <table:table-cell table:style-name="ce1188" office:value-type="string" calcext:value-type="string">
            <text:p>PENGUIN</text:p>
          </table:table-cell>
          <table:table-cell table:style-name="ce135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388" office:value-type="date" office:date-value="2024-08-12" calcext:value-type="date">
            <text:p>12/08/24</text:p>
          </table:table-cell>
          <table:table-cell table:style-name="ce388" office:value-type="date" office:date-value="2024-08-02" calcext:value-type="date">
            <text:p>02/08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479]);DATE(2024;1;1);EDATE([.N479];[.O479]))" office:value-type="date" office:date-value="2025-08-02" calcext:value-type="date">
            <text:p>02/08/25</text:p>
          </table:table-cell>
          <table:table-cell table:style-name="ce533" table:formula="of:=IF(OR([.P479]&lt;TODAY(); [.P47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<text:s/>221098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256"/>
          <table:table-cell table:style-name="ce1188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959" office:value-type="string" calcext:value-type="string">
            <text:p>WERA</text:p>
          </table:table-cell>
          <table:table-cell table:style-name="ce1192" office:value-type="string" calcext:value-type="string">
            <text:p>1,2-3 NM</text:p>
          </table:table-cell>
          <table:table-cell table:style-name="ce81" office:value-type="float" office:value="3" calcext:value-type="float">
            <text:p>3,0</text:p>
          </table:table-cell>
          <table:table-cell table:style-name="ce94" office:value-type="string" calcext:value-type="string">
            <text:p>Nm</text:p>
          </table:table-cell>
          <table:table-cell table:style-name="ce107" office:value-type="string" calcext:value-type="string">
            <text:p>MAN-EXO-MEC-005</text:p>
          </table:table-cell>
          <table:table-cell table:style-name="ce1188" office:value-type="float" office:value="7441074701" calcext:value-type="float">
            <text:p>7441074701</text:p>
          </table:table-cell>
          <table:table-cell table:style-name="ce1188" office:value-type="string" calcext:value-type="string">
            <text:p>PENGUIN</text:p>
          </table:table-cell>
          <table:table-cell table:style-name="ce135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388" office:value-type="date" office:date-value="2024-08-02" calcext:value-type="date">
            <text:p>02/08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480]);DATE(2024;1;1);EDATE([.N480];[.O480]))" office:value-type="date" office:date-value="2025-08-02" calcext:value-type="date">
            <text:p>02/08/25</text:p>
          </table:table-cell>
          <table:table-cell table:style-name="ce533" table:formula="of:=IF(OR([.P480]&lt;TODAY(); [.P48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21093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/>
          <table:table-cell table:style-name="ce1188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1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 office:value-type="string" calcext:value-type="string">
            <text:p>ACRATORK</text:p>
          </table:table-cell>
          <table:table-cell table:style-name="ce22" office:value-type="float" office:value="452" calcext:value-type="float">
            <text:p>452</text:p>
          </table:table-cell>
          <table:table-cell table:style-name="ce84"/>
          <table:table-cell table:style-name="ce94" office:value-type="string" calcext:value-type="string">
            <text:p>Nm</text:p>
          </table:table-cell>
          <table:table-cell table:style-name="ce583" office:value-type="string" calcext:value-type="string">
            <text:p>MAN-EXO-MEC-008</text:p>
          </table:table-cell>
          <table:table-cell table:style-name="ce1188" office:value-type="string" calcext:value-type="string">
            <text:p>130815179(CADBEM)</text:p>
          </table:table-cell>
          <table:table-cell table:style-name="ce1188" office:value-type="string" calcext:value-type="string">
            <text:p>SEASKUA</text:p>
          </table:table-cell>
          <table:table-cell table:style-name="ce135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388" office:value-type="date" office:date-value="2024-08-12" calcext:value-type="date">
            <text:p>12/08/24</text:p>
          </table:table-cell>
          <table:table-cell table:style-name="ce388" office:value-type="date" office:date-value="2024-08-02" calcext:value-type="date">
            <text:p>02/08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481]);DATE(2024;1;1);EDATE([.N481];[.O481]))" office:value-type="date" office:date-value="2025-08-02" calcext:value-type="date">
            <text:p>02/08/25</text:p>
          </table:table-cell>
          <table:table-cell table:style-name="ce533" table:formula="of:=IF(OR([.P481]&lt;TODAY(); [.P48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<text:span text:style-name="T11">SEM ETIQUETA/</text:span>222158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/>
          <table:table-cell table:style-name="ce1188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1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959" office:value-type="string" calcext:value-type="string">
            <text:p>ACRATORK</text:p>
          </table:table-cell>
          <table:table-cell table:style-name="ce1192" office:value-type="string" calcext:value-type="string">
            <text:p>NEK-94</text:p>
          </table:table-cell>
          <table:table-cell table:style-name="ce84"/>
          <table:table-cell table:style-name="ce94" office:value-type="string" calcext:value-type="string">
            <text:p>Nm</text:p>
          </table:table-cell>
          <table:table-cell table:style-name="ce107" office:value-type="string" calcext:value-type="string">
            <text:p>MAN-EXO-MEC-009</text:p>
          </table:table-cell>
          <table:table-cell table:style-name="ce1188" office:value-type="string" calcext:value-type="string">
            <text:p>130815586(CADBEM)</text:p>
          </table:table-cell>
          <table:table-cell table:style-name="ce1188" office:value-type="string" calcext:value-type="string">
            <text:p>SEASKUA</text:p>
          </table:table-cell>
          <table:table-cell table:style-name="ce135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388" office:value-type="date" office:date-value="2024-08-12" calcext:value-type="date">
            <text:p>12/08/24</text:p>
          </table:table-cell>
          <table:table-cell table:style-name="ce388" office:value-type="date" office:date-value="2024-08-02" calcext:value-type="date">
            <text:p>02/08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482]);DATE(2024;1;1);EDATE([.N482];[.O482]))" office:value-type="date" office:date-value="2025-08-02" calcext:value-type="date">
            <text:p>02/08/25</text:p>
          </table:table-cell>
          <table:table-cell table:style-name="ce533" table:formula="of:=IF(OR([.P482]&lt;TODAY(); [.P48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<text:span text:style-name="T11">SEM ETIQUETA/</text:span>222163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 office:value-type="string" calcext:value-type="string">
            <text:p>DRESSER</text:p>
          </table:table-cell>
          <table:table-cell table:style-name="ce1192" office:value-type="string" calcext:value-type="string">
            <text:p>150 Nm</text:p>
          </table:table-cell>
          <table:table-cell table:style-name="ce84"/>
          <table:table-cell table:style-name="ce1188" office:value-type="string" calcext:value-type="string">
            <text:p>Nm </text:p>
          </table:table-cell>
          <table:table-cell table:style-name="ce583" office:value-type="string" calcext:value-type="string">
            <text:p>MAN-EXO-MEC-006</text:p>
          </table:table-cell>
          <table:table-cell table:style-name="ce1188" office:value-type="string" calcext:value-type="string">
            <text:p>13081588-8</text:p>
          </table:table-cell>
          <table:table-cell table:style-name="ce1188" office:value-type="string" calcext:value-type="string">
            <text:p>SEASKUA</text:p>
          </table:table-cell>
          <table:table-cell table:style-name="ce135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443" office:value-type="date" office:date-value="2024-08-12" calcext:value-type="date">
            <text:p>12/08/24</text:p>
          </table:table-cell>
          <table:table-cell table:style-name="ce388" office:value-type="date" office:date-value="2024-08-02" calcext:value-type="date">
            <text:p>02/08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483]);DATE(2024;1;1);EDATE([.N483];[.O483]))" office:value-type="date" office:date-value="2025-08-02" calcext:value-type="date">
            <text:p>02/08/25</text:p>
          </table:table-cell>
          <table:table-cell table:style-name="ce1036" table:formula="of:=IF(OR([.P483]&lt;TODAY(); [.P48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<text:span text:style-name="T10">SEM ETIQUETA/</text:span>220323/24</text:p>
          </table:table-cell>
          <table:table-cell table:style-name="ce1263" office:value-type="string" calcext:value-type="string">
            <text:p>CMASM</text:p>
          </table:table-cell>
          <table:table-cell table:style-name="ce665" office:value-type="string" calcext:value-type="string">
            <text:p>MSMI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/>
          <table:table-cell table:style-name="ce1188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1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959" office:value-type="string" calcext:value-type="string">
            <text:p>DRESSER</text:p>
          </table:table-cell>
          <table:table-cell table:style-name="ce132" office:value-type="string" calcext:value-type="string">
            <text:p>0,2 – 1,8 Nm</text:p>
          </table:table-cell>
          <table:table-cell table:style-name="ce84" office:value-type="float" office:value="1.8" calcext:value-type="float">
            <text:p>1,8</text:p>
          </table:table-cell>
          <table:table-cell table:style-name="ce1188" office:value-type="string" calcext:value-type="string">
            <text:p>Nm </text:p>
          </table:table-cell>
          <table:table-cell table:style-name="ce107" office:value-type="string" calcext:value-type="string">
            <text:p>MAN-EXO-MEC-010</text:p>
          </table:table-cell>
          <table:table-cell table:style-name="ce1188" office:value-type="string" calcext:value-type="string">
            <text:p>130815888(CADBEM)</text:p>
          </table:table-cell>
          <table:table-cell table:style-name="ce1188" office:value-type="string" calcext:value-type="string">
            <text:p>SEASKUA</text:p>
          </table:table-cell>
          <table:table-cell table:style-name="ce135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388" office:value-type="date" office:date-value="2024-08-12" calcext:value-type="date">
            <text:p>12/08/24</text:p>
          </table:table-cell>
          <table:table-cell table:style-name="ce388" office:value-type="date" office:date-value="2024-08-02" calcext:value-type="date">
            <text:p>02/08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484]);DATE(2024;1;1);EDATE([.N484];[.O484]))" office:value-type="date" office:date-value="2025-08-02" calcext:value-type="date">
            <text:p>02/08/25</text:p>
          </table:table-cell>
          <table:table-cell table:style-name="ce1036" table:formula="of:=IF(OR([.P484]&lt;TODAY(); [.P48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97" office:value-type="string" calcext:value-type="string">
            <text:p>222154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1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 office:value-type="string" calcext:value-type="string">
            <text:p>SNAP-ON</text:p>
          </table:table-cell>
          <table:table-cell table:style-name="ce583" office:value-type="string" calcext:value-type="string">
            <text:p>45 – 265 Nm</text:p>
          </table:table-cell>
          <table:table-cell table:style-name="ce84" office:value-type="float" office:value="265" calcext:value-type="float">
            <text:p>265,0</text:p>
          </table:table-cell>
          <table:table-cell table:style-name="ce94" office:value-type="string" calcext:value-type="string">
            <text:p>Nm</text:p>
          </table:table-cell>
          <table:table-cell table:style-name="ce583" office:value-type="string" calcext:value-type="string">
            <text:p>MAN-EXO-MEC-007</text:p>
          </table:table-cell>
          <table:table-cell table:style-name="ce1188" office:value-type="string" calcext:value-type="string">
            <text:p>130815713(CADBEM)</text:p>
          </table:table-cell>
          <table:table-cell table:style-name="ce1188" office:value-type="string" calcext:value-type="string">
            <text:p>SEASKUA</text:p>
          </table:table-cell>
          <table:table-cell table:style-name="ce135"/>
          <table:table-cell table:style-name="ce365" office:value-type="date" office:date-value="2024-07-15" calcext:value-type="date">
            <text:p>15/07/24</text:p>
          </table:table-cell>
          <table:table-cell table:style-name="ce443" office:value-type="date" office:date-value="2024-08-20" calcext:value-type="date">
            <text:p>20/08/24</text:p>
          </table:table-cell>
          <table:table-cell table:style-name="ce388" office:value-type="date" office:date-value="2024-08-12" calcext:value-type="date">
            <text:p>12/08/24</text:p>
          </table:table-cell>
          <table:table-cell table:style-name="ce388" office:value-type="date" office:date-value="2024-08-02" calcext:value-type="date">
            <text:p>02/08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485]);DATE(2024;1;1);EDATE([.N485];[.O485]))" office:value-type="date" office:date-value="2025-08-02" calcext:value-type="date">
            <text:p>02/08/25</text:p>
          </table:table-cell>
          <table:table-cell table:style-name="ce1036" table:formula="of:=IF(OR([.P485]&lt;TODAY(); [.P48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22208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3">
          <table:table-cell table:style-name="ce1188" office:value-type="string" calcext:value-type="string">
            <text:p>MEC</text:p>
          </table:table-cell>
          <table:table-cell office:value-type="string" calcext:value-type="string">
            <text:p>TORQUÍMETRO </text:p>
          </table:table-cell>
          <table:table-cell table:style-name="ce1192" office:value-type="string" calcext:value-type="string">
            <text:p>SNAP-ON</text:p>
          </table:table-cell>
          <table:table-cell table:style-name="ce583" office:value-type="string" calcext:value-type="string">
            <text:p>45 – 265 Nm</text:p>
          </table:table-cell>
          <table:table-cell table:style-name="ce84" office:value-type="float" office:value="265" calcext:value-type="float">
            <text:p>265,0</text:p>
          </table:table-cell>
          <table:table-cell table:style-name="ce94" office:value-type="string" calcext:value-type="string">
            <text:p>Nm</text:p>
          </table:table-cell>
          <table:table-cell table:style-name="ce107" office:value-type="string" calcext:value-type="string">
            <text:p>MAN-EXO-MEC-012</text:p>
          </table:table-cell>
          <table:table-cell table:style-name="ce132" office:value-type="string" calcext:value-type="string">
            <text:p>130815748(CADBEM)</text:p>
          </table:table-cell>
          <table:table-cell table:style-name="ce1188" office:value-type="string" calcext:value-type="string">
            <text:p>SEASKUA</text:p>
          </table:table-cell>
          <table:table-cell table:style-name="ce135"/>
          <table:table-cell table:style-name="ce365" office:value-type="date" office:date-value="2024-07-15" calcext:value-type="date">
            <text:p>15/07/24</text:p>
          </table:table-cell>
          <table:table-cell table:style-name="ce388"/>
          <table:table-cell table:style-name="ce388" office:value-type="date" office:date-value="2024-08-12" calcext:value-type="date">
            <text:p>12/08/24</text:p>
          </table:table-cell>
          <table:table-cell table:style-name="ce388" office:value-type="date" office:date-value="2024-08-02" calcext:value-type="date">
            <text:p>02/08/24</text:p>
          </table:table-cell>
          <table:table-cell table:style-name="ce1188" office:value-type="float" office:value="12" calcext:value-type="float">
            <text:p>12</text:p>
          </table:table-cell>
          <table:table-cell table:style-name="ce487" table:formula="of:=IF(ISBLANK([.N486]);DATE(2024;1;1);EDATE([.N486];[.O486]))" office:value-type="date" office:date-value="2025-08-02" calcext:value-type="date">
            <text:p>02/08/25</text:p>
          </table:table-cell>
          <table:table-cell table:style-name="ce1036" table:formula="of:=IF(OR([.P486]&lt;TODAY(); [.P48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 office:value-type="string" calcext:value-type="string">
            <text:p>222175/24</text:p>
          </table:table-cell>
          <table:table-cell table:style-name="ce1256" office:value-type="string" calcext:value-type="string">
            <text:p>CMASM</text:p>
          </table:table-cell>
          <table:table-cell table:style-name="ce665" office:value-type="string" calcext:value-type="string">
            <text:p>MSMI LOTE 01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/>
          <table:table-cell table:style-name="ce1188"/>
          <table:table-cell table:style-name="ce1188" office:value-type="string" calcext:value-type="string">
            <text:p>EMPRESA MV</text:p>
          </table:table-cell>
          <table:table-cell table:number-columns-repeated="1000"/>
        </table:table-row>
        <table:table-row table:style-name="ro26">
          <table:table-cell table:number-columns-repeated="3"/>
          <table:table-cell office:value-type="string" calcext:value-type="string">
            <text:p>PACE 5000</text:p>
          </table:table-cell>
          <table:table-cell table:number-columns-repeated="7"/>
          <table:table-cell table:style-name="ce854" table:number-columns-repeated="2"/>
          <table:table-cell table:number-columns-repeated="1011"/>
        </table:table-row>
        <table:table-row table:style-name="ro26" table:number-rows-repeated="2">
          <table:table-cell table:number-columns-repeated="9"/>
          <table:table-cell table:style-name="ce1399"/>
          <table:table-cell table:number-columns-repeated="1014"/>
        </table:table-row>
        <table:table-row table:style-name="ro26" table:number-rows-repeated="34">
          <table:table-cell table:number-columns-repeated="1024"/>
        </table:table-row>
        <table:table-row table:style-name="ro27">
          <table:table-cell table:number-columns-repeated="1024"/>
        </table:table-row>
        <table:table-row table:style-name="ro26" table:number-rows-repeated="1048051">
          <table:table-cell table:number-columns-repeated="1024"/>
        </table:table-row>
        <table:table-row table:style-name="ro26">
          <table:table-cell table:number-columns-repeated="1024"/>
        </table:table-row>
        <calcext:conditional-formats>
          <calcext:conditional-format calcext:target-range-address="CALIBRACAO.O180:CALIBRACAO.O180">
            <calcext:condition calcext:apply-style-name="Sem título1" calcext:value="&lt;TODAY()" calcext:base-cell-address="CALIBRACAO.O180"/>
          </calcext:conditional-format>
          <calcext:conditional-format calcext:target-range-address="CALIBRACAO.T20:CALIBRACAO.T21 CALIBRACAO.Q11:CALIBRACAO.Q11 CALIBRACAO.Q13:CALIBRACAO.Q14 CALIBRACAO.Q16:CALIBRACAO.Q19 CALIBRACAO.Q56:CALIBRACAO.Q63 CALIBRACAO.Q2:CALIBRACAO.Q9 CALIBRACAO.Q77:CALIBRACAO.Q79 CALIBRACAO.Q82:CALIBRACAO.Q82 CALIBRACAO.Q84:CALIBRACAO.Q85 CALIBRACAO.Q87:CALIBRACAO.Q110 CALIBRACAO.Q483:CALIBRACAO.Q486 CALIBRACAO.T286:CALIBRACAO.T286 CALIBRACAO.T297:CALIBRACAO.T297 CALIBRACAO.Q112:CALIBRACAO.Q474 CALIBRACAO.T206:CALIBRACAO.T206 CALIBRACAO.Q21:CALIBRACAO.Q23 CALIBRACAO.Q25:CALIBRACAO.Q25 CALIBRACAO.Q27:CALIBRACAO.Q29 CALIBRACAO.Q31:CALIBRACAO.Q35 CALIBRACAO.Q37:CALIBRACAO.Q37 CALIBRACAO.Q39:CALIBRACAO.Q41 CALIBRACAO.Q43:CALIBRACAO.Q43 CALIBRACAO.Q72:CALIBRACAO.Q73 CALIBRACAO.Q65:CALIBRACAO.Q66 CALIBRACAO.Q75:CALIBRACAO.Q75 CALIBRACAO.T115:CALIBRACAO.T119">
            <calcext:condition calcext:apply-style-name="Bad" calcext:value="=&quot;DESCALIBRADO&quot;" calcext:base-cell-address="CALIBRACAO.Q2"/>
            <calcext:condition calcext:apply-style-name="Good" calcext:value="=&quot;CALIBRADO&quot;" calcext:base-cell-address="CALIBRACAO.Q2"/>
            <calcext:condition calcext:apply-style-name="REPROVADO" calcext:value="=&quot;REPROVADO&quot;" calcext:base-cell-address="CALIBRACAO.Q2"/>
            <calcext:condition calcext:apply-style-name="Warning" calcext:value="=&quot;ferramenta nao utilizada&quot;" calcext:base-cell-address="CALIBRACAO.Q2"/>
          </calcext:conditional-format>
          <calcext:conditional-format calcext:target-range-address="CALIBRACAO.R2:CALIBRACAO.R3 CALIBRACAO.R57:CALIBRACAO.R63 CALIBRACAO.R103:CALIBRACAO.R104 CALIBRACAO.R137:CALIBRACAO.R138 CALIBRACAO.R133:CALIBRACAO.R134 CALIBRACAO.Q10:CALIBRACAO.Q10 CALIBRACAO.Q12:CALIBRACAO.Q12 CALIBRACAO.Q15:CALIBRACAO.Q15 CALIBRACAO.Q20:CALIBRACAO.Q20 CALIBRACAO.Q24:CALIBRACAO.Q24 CALIBRACAO.Q26:CALIBRACAO.Q26 CALIBRACAO.Q30:CALIBRACAO.Q30 CALIBRACAO.Q36:CALIBRACAO.Q36 CALIBRACAO.R33:CALIBRACAO.R37 CALIBRACAO.Q38:CALIBRACAO.Q38 CALIBRACAO.R39:CALIBRACAO.R41 CALIBRACAO.Q42:CALIBRACAO.Q42 CALIBRACAO.Q67:CALIBRACAO.Q71 CALIBRACAO.Q74:CALIBRACAO.Q74 CALIBRACAO.Q83:CALIBRACAO.Q83 CALIBRACAO.Q86:CALIBRACAO.Q86 CALIBRACAO.Q111:CALIBRACAO.Q111 CALIBRACAO.R113:CALIBRACAO.R113 CALIBRACAO.R116:CALIBRACAO.R116 CALIBRACAO.Q44:CALIBRACAO.Q55 CALIBRACAO.Q64:CALIBRACAO.Q64 CALIBRACAO.Q76:CALIBRACAO.Q76 CALIBRACAO.Q80:CALIBRACAO.Q81 CALIBRACAO.R484:CALIBRACAO.R484 CALIBRACAO.Q475:CALIBRACAO.Q482 CALIBRACAO.R129:CALIBRACAO.R131">
            <calcext:condition calcext:apply-style-name="Bad" calcext:value="=&quot;DESCALIBRADO&quot;" calcext:base-cell-address="CALIBRACAO.Q2"/>
            <calcext:condition calcext:apply-style-name="Good" calcext:value="=&quot;CALIBRADO&quot;" calcext:base-cell-address="CALIBRACAO.Q2"/>
          </calcext:conditional-format>
          <calcext:conditional-format calcext:target-range-address="CALIBRACAO.V25:CALIBRACAO.V25 CALIBRACAO.V381:CALIBRACAO.V381">
            <calcext:condition calcext:apply-style-name="Sem título1" calcext:value="&lt;TODAY()" calcext:base-cell-address="CALIBRACAO.V25"/>
          </calcext:conditional-format>
          <calcext:conditional-format calcext:target-range-address="CALIBRACAO.N200:CALIBRACAO.N200 CALIBRACAO.P2:CALIBRACAO.P486">
            <calcext:condition calcext:apply-style-name="Good" calcext:value="formula-is(#REF!=1)" calcext:base-cell-address="CALIBRACAO.N2"/>
          </calcext:conditional-format>
          <calcext:conditional-format calcext:target-range-address="CALIBRACAO.P2:CALIBRACAO.P2 CALIBRACAO.P76:CALIBRACAO.P76 CALIBRACAO.P78:CALIBRACAO.P78 CALIBRACAO.P92:CALIBRACAO.P93">
            <calcext:condition calcext:apply-style-name="Good" calcext:value="&gt;=TODAY()" calcext:base-cell-address="CALIBRACAO.P2"/>
          </calcext:conditional-format>
          <calcext:conditional-format calcext:target-range-address="CALIBRACAO.O177:CALIBRACAO.O177">
            <calcext:condition calcext:apply-style-name="Sem título1" calcext:value="&lt;TODAY()" calcext:base-cell-address="CALIBRACAO.O177"/>
          </calcext:conditional-format>
          <calcext:conditional-format calcext:target-range-address="CALIBRACAO.O176:CALIBRACAO.O176">
            <calcext:condition calcext:apply-style-name="Sem título1" calcext:value="&lt;TODAY()" calcext:base-cell-address="CALIBRACAO.O176"/>
          </calcext:conditional-format>
          <calcext:conditional-format calcext:target-range-address="CALIBRACAO.O183:CALIBRACAO.O183">
            <calcext:condition calcext:apply-style-name="Sem título1" calcext:value="&lt;TODAY()" calcext:base-cell-address="CALIBRACAO.O183"/>
          </calcext:conditional-format>
          <calcext:conditional-format calcext:target-range-address="CALIBRACAO.N200:CALIBRACAO.N200">
            <calcext:condition calcext:apply-style-name="Good" calcext:value="&gt;=TODAY()" calcext:base-cell-address="CALIBRACAO.N200"/>
          </calcext:conditional-format>
          <calcext:conditional-format calcext:target-range-address="CALIBRACAO.P77:CALIBRACAO.P77 CALIBRACAO.P79:CALIBRACAO.P91 CALIBRACAO.P3:CALIBRACAO.P75 CALIBRACAO.P94:CALIBRACAO.P486">
            <calcext:condition calcext:apply-style-name="Good" calcext:value="&gt;=TODAY()" calcext:base-cell-address="CALIBRACAO.P3"/>
          </calcext:conditional-format>
          <calcext:conditional-format calcext:target-range-address="CALIBRACAO.N114:CALIBRACAO.N114 CALIBRACAO.N174:CALIBRACAO.N174 CALIBRACAO.N169:CALIBRACAO.N170 CALIBRACAO.N188:CALIBRACAO.N188 CALIBRACAO.N167:CALIBRACAO.N167 CALIBRACAO.N156:CALIBRACAO.N156 CALIBRACAO.N191:CALIBRACAO.N191 CALIBRACAO.N462:CALIBRACAO.N473">
            <calcext:condition calcext:apply-style-name="Bad" calcext:value="=&quot;x&quot;" calcext:base-cell-address="CALIBRACAO.N114"/>
          </calcext:conditional-format>
          <calcext:conditional-format calcext:target-range-address="CALIBRACAO.R469:CALIBRACAO.R469">
            <calcext:condition calcext:apply-style-name="Bad" calcext:value="=&quot;descalibrado&quot;" calcext:base-cell-address="CALIBRACAO.R469"/>
            <calcext:condition calcext:apply-style-name="Good" calcext:value="=&quot;calibrado&quot;" calcext:base-cell-address="CALIBRACAO.R469"/>
          </calcext:conditional-format>
        </calcext:conditional-formats>
      </table:table>
      <table:table table:name="Inativos_USN_F21" table:style-name="ta1">
        <office:forms form:automatic-focus="false" form:apply-design-mode="false"/>
        <table:table-column table:style-name="co1" table:default-cell-style-name="ce949"/>
        <table:table-column table:style-name="co22" table:default-cell-style-name="ce949"/>
        <table:table-column table:style-name="co10" table:default-cell-style-name="ce949"/>
        <table:table-column table:style-name="co4" table:default-cell-style-name="ce1135"/>
        <table:table-column table:style-name="co5" table:visibility="collapse" table:default-cell-style-name="ce90"/>
        <table:table-column table:style-name="co6" table:visibility="collapse" table:default-cell-style-name="ce949"/>
        <table:table-column table:style-name="co23" table:default-cell-style-name="ce949"/>
        <table:table-column table:style-name="co8" table:default-cell-style-name="ce949"/>
        <table:table-column table:style-name="co10" table:default-cell-style-name="ce949"/>
        <table:table-column table:style-name="co10" table:default-cell-style-name="ce1398"/>
        <table:table-column table:style-name="co10" table:number-columns-repeated="3" table:default-cell-style-name="ce1399"/>
        <table:table-column table:style-name="co13" table:default-cell-style-name="ce1399"/>
        <table:table-column table:style-name="co10" table:default-cell-style-name="ce949"/>
        <table:table-column table:style-name="co14" table:default-cell-style-name="ce1581"/>
        <table:table-column table:style-name="co15" table:default-cell-style-name="ce1398"/>
        <table:table-column table:style-name="co24" table:default-cell-style-name="ce949"/>
        <table:table-column table:style-name="co17" table:default-cell-style-name="ce949"/>
        <table:table-column table:style-name="co18" table:default-cell-style-name="ce949"/>
        <table:table-column table:style-name="co19" table:default-cell-style-name="ce1752"/>
        <table:table-column table:style-name="co20" table:visibility="collapse" table:default-cell-style-name="ce949"/>
        <table:table-column table:style-name="co10" table:visibility="collapse" table:default-cell-style-name="ce949"/>
        <table:table-column table:style-name="co21" table:visibility="collapse" table:default-cell-style-name="ce949"/>
        <table:table-column table:style-name="co10" table:visibility="collapse" table:number-columns-repeated="973" table:default-cell-style-name="ce949"/>
        <table:table-column table:style-name="co10" table:visibility="collapse" table:number-columns-repeated="25" table:default-cell-style-name="ce2045"/>
        <table:table-column table:style-name="co10" table:visibility="collapse" table:number-columns-repeated="2" table:default-cell-style-name="ce2051"/>
        <table:table-row table:style-name="ro28">
          <table:table-cell table:style-name="ce2" office:value-type="string" calcext:value-type="string">
            <text:p>ELE/MEC</text:p>
          </table:table-cell>
          <table:table-cell table:style-name="ce2" office:value-type="string" calcext:value-type="string">
            <text:p>EQUIPAMENTO</text:p>
          </table:table-cell>
          <table:table-cell table:style-name="ce2" office:value-type="string" calcext:value-type="string">
            <text:p>MARCA </text:p>
          </table:table-cell>
          <table:table-cell table:style-name="ce61" office:value-type="string" calcext:value-type="string">
            <text:p>MODELO</text:p>
          </table:table-cell>
          <table:table-cell table:style-name="ce874" office:value-type="string" calcext:value-type="string">
            <text:p>RANGE</text:p>
          </table:table-cell>
          <table:table-cell table:style-name="ce61" office:value-type="string" calcext:value-type="string">
            <text:p>UNIDADE</text:p>
            <text:p>RANGE</text:p>
          </table:table-cell>
          <table:table-cell table:style-name="ce61" office:value-type="string" calcext:value-type="string">
            <text:p>COD INTERNO</text:p>
          </table:table-cell>
          <table:table-cell table:style-name="ce61" office:value-type="string" calcext:value-type="string">
            <text:p>SERIAL</text:p>
          </table:table-cell>
          <table:table-cell table:style-name="ce61" office:value-type="string" calcext:value-type="string">
            <text:p>DIVISÃO</text:p>
          </table:table-cell>
          <table:table-cell table:style-name="ce61" office:value-type="string" calcext:value-type="string">
            <text:p>PS</text:p>
          </table:table-cell>
          <table:table-cell table:style-name="ce293" office:value-type="string" calcext:value-type="string">
            <text:p>ENTRADA OF ET</text:p>
          </table:table-cell>
          <table:table-cell table:style-name="ce293" office:value-type="string" calcext:value-type="string">
            <text:p>SAÍDA/CAL</text:p>
          </table:table-cell>
          <table:table-cell table:style-name="ce293" office:value-type="string" calcext:value-type="string">
            <text:p>RETORNO CAL</text:p>
          </table:table-cell>
          <table:table-cell table:style-name="ce293" office:value-type="string" calcext:value-type="string">
            <text:p>ULTIMA CALIBRAÇÃO</text:p>
          </table:table-cell>
          <table:table-cell table:style-name="ce61" office:value-type="string" calcext:value-type="string">
            <text:p>CICLO CALIBRAÇÃO</text:p>
          </table:table-cell>
          <table:table-cell table:style-name="ce293" office:value-type="string" calcext:value-type="string">
            <text:p>PRÓXIMA CALIBRAÇÃO</text:p>
          </table:table-cell>
          <table:table-cell table:style-name="ce61" office:value-type="string" calcext:value-type="string">
            <text:p>VALIDADE CALIBRAÇÃO</text:p>
          </table:table-cell>
          <table:table-cell table:style-name="ce61" office:value-type="string" calcext:value-type="string">
            <text:p>CERTIFICADO <text:s/></text:p>
          </table:table-cell>
          <table:table-cell table:style-name="ce61" office:value-type="string" calcext:value-type="string">
            <text:p>SITUAÇÃO</text:p>
          </table:table-cell>
          <table:table-cell table:style-name="ce667" office:value-type="string" calcext:value-type="string">
            <text:p>COMENTÁRIOS</text:p>
          </table:table-cell>
          <table:table-cell table:style-name="ce703" office:value-type="string" calcext:value-type="string">
            <text:p>CUSTO ESTIMADO</text:p>
          </table:table-cell>
          <table:table-cell table:style-name="ce770" office:value-type="string" calcext:value-type="string">
            <text:p>ORÇAMENTO</text:p>
          </table:table-cell>
          <table:table-cell table:style-name="ce770" office:value-type="string" calcext:value-type="string">
            <text:p>PAGAMENTO</text:p>
          </table:table-cell>
          <table:table-cell table:style-name="ce1132" office:value-type="string" calcext:value-type="string">
            <text:p>LOCAL CALIBRAÇÃO</text:p>
          </table:table-cell>
          <table:table-cell table:number-columns-repeated="973"/>
          <table:table-cell table:style-name="ce2047" table:number-columns-repeated="25"/>
          <table:table-cell table:style-name="ce2053" table:number-columns-repeated="2"/>
        </table:table-row>
        <table:table-row table:style-name="ro9" table:visibility="filter">
          <table:table-cell table:style-name="ce739" office:value-type="string" calcext:value-type="string">
            <text:p>MEC</text:p>
          </table:table-cell>
          <table:table-cell table:style-name="ce739" office:value-type="string" calcext:value-type="string">
            <text:p>MANÔMETRO ANALÓGICO</text:p>
          </table:table-cell>
          <table:table-cell table:style-name="ce739"/>
          <table:table-cell table:style-name="ce746" office:value-type="string" calcext:value-type="string">
            <text:p>AMERICAN GAUGE CORPORATION (0-800 PSI)</text:p>
          </table:table-cell>
          <table:table-cell table:style-name="ce739" office:value-type="float" office:value="800" calcext:value-type="float">
            <text:p>800</text:p>
          </table:table-cell>
          <table:table-cell table:style-name="ce760" office:value-type="string" calcext:value-type="string">
            <text:p>PSI</text:p>
          </table:table-cell>
          <table:table-cell table:style-name="ce739"/>
          <table:table-cell table:style-name="ce739" office:value-type="float" office:value="389" calcext:value-type="float">
            <text:p>389</text:p>
          </table:table-cell>
          <table:table-cell table:style-name="ce778" office:value-type="string" calcext:value-type="string">
            <text:p>MK-46</text:p>
          </table:table-cell>
          <table:table-cell table:style-name="ce784" office:value-type="float" office:value="5" calcext:value-type="float">
            <text:p>5</text:p>
          </table:table-cell>
          <table:table-cell table:style-name="ce788" office:value-type="date" office:date-value="2023-10-23" calcext:value-type="date">
            <text:p>23/10/23</text:p>
          </table:table-cell>
          <table:table-cell table:style-name="ce788" table:number-columns-repeated="3"/>
          <table:table-cell table:style-name="ce803" office:value-type="float" office:value="12" calcext:value-type="float">
            <text:p>12</text:p>
          </table:table-cell>
          <table:table-cell table:style-name="ce810" table:formula="of:=IF(ISBLANK([.N2]);&quot;&quot;;EDATE([.N2];[.O2]))">
            <text:p/>
          </table:table-cell>
          <table:table-cell table:style-name="ce991" table:formula="of:=IF(OR([.P2]&lt;TODAY(); [.P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739"/>
          <table:table-cell table:style-name="ce832" office:value-type="string" calcext:value-type="string">
            <text:p>CMASM</text:p>
          </table:table-cell>
          <table:table-cell table:style-name="ce803" office:value-type="string" calcext:value-type="string">
            <text:p>Não localizado </text:p>
          </table:table-cell>
          <table:table-cell table:style-name="ce882" office:value-type="currency" office:currency="BRL" office:value="338.69" calcext:value-type="currency">
            <text:p>R$ 338,69</text:p>
          </table:table-cell>
          <table:table-cell table:style-name="ce739" office:value-type="string" calcext:value-type="string">
            <text:p>R111220Z/JUL/2023</text:p>
          </table:table-cell>
          <table:table-cell table:style-name="ce739" office:value-type="string" calcext:value-type="string">
            <text:p>ORÇAMENTO BACS RECEBIDO</text:p>
            <text:p>FALTA ALTCRED</text:p>
          </table:table-cell>
          <table:table-cell table:style-name="ce803" office:value-type="string" calcext:value-type="string">
            <text:p>BACS</text:p>
          </table:table-cell>
          <table:table-cell table:number-columns-repeated="1000"/>
        </table:table-row>
        <table:table-row table:style-name="ro9" table:visibility="filter">
          <table:table-cell table:style-name="ce739" office:value-type="string" calcext:value-type="string">
            <text:p>MEC</text:p>
          </table:table-cell>
          <table:table-cell table:style-name="ce743" office:value-type="string" calcext:value-type="string">
            <text:p>MANOVACUÔMETRO</text:p>
          </table:table-cell>
          <table:table-cell table:style-name="ce743"/>
          <table:table-cell table:style-name="ce746" office:value-type="string" calcext:value-type="string">
            <text:p>3D INSTRUMENTS INC (0-30 ln. Hg)</text:p>
          </table:table-cell>
          <table:table-cell table:style-name="ce739" office:value-type="float" office:value="30" calcext:value-type="float">
            <text:p>30</text:p>
          </table:table-cell>
          <table:table-cell table:style-name="ce739" office:value-type="string" calcext:value-type="string">
            <text:p>in Hg</text:p>
          </table:table-cell>
          <table:table-cell table:style-name="ce739"/>
          <table:table-cell table:style-name="ce739" office:value-type="string" calcext:value-type="string">
            <text:p>-</text:p>
          </table:table-cell>
          <table:table-cell table:style-name="ce778" office:value-type="string" calcext:value-type="string">
            <text:p>MK-46</text:p>
          </table:table-cell>
          <table:table-cell table:style-name="ce784" office:value-type="float" office:value="6" calcext:value-type="float">
            <text:p>6</text:p>
          </table:table-cell>
          <table:table-cell table:style-name="ce788" office:value-type="date" office:date-value="2023-10-23" calcext:value-type="date">
            <text:p>23/10/23</text:p>
          </table:table-cell>
          <table:table-cell table:style-name="ce788" table:number-columns-repeated="3"/>
          <table:table-cell table:style-name="ce803" office:value-type="float" office:value="12" calcext:value-type="float">
            <text:p>12</text:p>
          </table:table-cell>
          <table:table-cell table:style-name="ce810" table:formula="of:=IF(ISBLANK([.N3]);&quot;&quot;;EDATE([.N3];[.O3]))">
            <text:p/>
          </table:table-cell>
          <table:table-cell table:style-name="ce992" table:formula="of:=IF(OR([.P3]&lt;TODAY(); [.P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739"/>
          <table:table-cell table:style-name="ce832" office:value-type="string" calcext:value-type="string">
            <text:p>CMASM</text:p>
          </table:table-cell>
          <table:table-cell table:style-name="ce803" office:value-type="string" calcext:value-type="string">
            <text:p>Não localizado </text:p>
          </table:table-cell>
          <table:table-cell table:style-name="ce882" office:value-type="currency" office:currency="BRL" office:value="338.69" calcext:value-type="currency">
            <text:p>R$ 338,69</text:p>
          </table:table-cell>
          <table:table-cell table:style-name="ce739" office:value-type="string" calcext:value-type="string">
            <text:p>R111220Z/JUL/2023</text:p>
          </table:table-cell>
          <table:table-cell table:style-name="ce739" office:value-type="string" calcext:value-type="string">
            <text:p>ORÇAMENTO BACS RECEBIDO</text:p>
            <text:p>FALTA ALTCRED</text:p>
          </table:table-cell>
          <table:table-cell table:style-name="ce803" office:value-type="string" calcext:value-type="string">
            <text:p>BACS</text:p>
          </table:table-cell>
          <table:table-cell table:number-columns-repeated="1000"/>
        </table:table-row>
        <table:table-row table:style-name="ro9" table:visibility="filter">
          <table:table-cell table:style-name="ce739" office:value-type="string" calcext:value-type="string">
            <text:p>MEC</text:p>
          </table:table-cell>
          <table:table-cell table:style-name="ce743" office:value-type="string" calcext:value-type="string">
            <text:p>MANOVACUÔMETRO</text:p>
          </table:table-cell>
          <table:table-cell table:style-name="ce743"/>
          <table:table-cell table:style-name="ce746" office:value-type="string" calcext:value-type="string">
            <text:p>3D INSTRUMENTS INC (0-30 ln. Hg)</text:p>
          </table:table-cell>
          <table:table-cell table:style-name="ce739" office:value-type="float" office:value="30" calcext:value-type="float">
            <text:p>30</text:p>
          </table:table-cell>
          <table:table-cell table:style-name="ce739" office:value-type="string" calcext:value-type="string">
            <text:p>in Hg</text:p>
          </table:table-cell>
          <table:table-cell table:style-name="ce739"/>
          <table:table-cell table:style-name="ce739" office:value-type="string" calcext:value-type="string">
            <text:p>-</text:p>
          </table:table-cell>
          <table:table-cell table:style-name="ce778" office:value-type="string" calcext:value-type="string">
            <text:p>MK-46</text:p>
          </table:table-cell>
          <table:table-cell table:style-name="ce784" office:value-type="float" office:value="7" calcext:value-type="float">
            <text:p>7</text:p>
          </table:table-cell>
          <table:table-cell table:style-name="ce788" office:value-type="date" office:date-value="2023-10-23" calcext:value-type="date">
            <text:p>23/10/23</text:p>
          </table:table-cell>
          <table:table-cell table:style-name="ce788" table:number-columns-repeated="3"/>
          <table:table-cell table:style-name="ce803" office:value-type="float" office:value="12" calcext:value-type="float">
            <text:p>12</text:p>
          </table:table-cell>
          <table:table-cell table:style-name="ce810" table:formula="of:=IF(ISBLANK([.N4]);&quot;&quot;;EDATE([.N4];[.O4]))">
            <text:p/>
          </table:table-cell>
          <table:table-cell table:style-name="ce992" table:formula="of:=IF(OR([.P4]&lt;TODAY(); [.P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824"/>
          <table:table-cell table:style-name="ce832" office:value-type="string" calcext:value-type="string">
            <text:p>CMASM</text:p>
          </table:table-cell>
          <table:table-cell table:style-name="ce803" office:value-type="string" calcext:value-type="string">
            <text:p>Não localizado </text:p>
          </table:table-cell>
          <table:table-cell table:style-name="ce882" office:value-type="currency" office:currency="BRL" office:value="338.69" calcext:value-type="currency">
            <text:p>R$ 338,69</text:p>
          </table:table-cell>
          <table:table-cell table:style-name="ce739" office:value-type="string" calcext:value-type="string">
            <text:p>R111220Z/JUL/2023</text:p>
          </table:table-cell>
          <table:table-cell table:style-name="ce739" office:value-type="string" calcext:value-type="string">
            <text:p>ORÇAMENTO BACS RECEBIDO</text:p>
            <text:p>FALTA ALTCRED</text:p>
          </table:table-cell>
          <table:table-cell table:style-name="ce803" office:value-type="string" calcext:value-type="string">
            <text:p>BACS</text:p>
          </table:table-cell>
          <table:table-cell table:number-columns-repeated="1000"/>
        </table:table-row>
        <table:table-row table:style-name="ro9" table:visibility="filter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MANÔMETRO ANALÓGICO</text:p>
          </table:table-cell>
          <table:table-cell table:style-name="ce1188"/>
          <table:table-cell table:style-name="ce569" office:value-type="string" calcext:value-type="string">
            <text:p>GAUGE, ABSOLUTE PRESSURE (0-20 PSIG)</text:p>
          </table:table-cell>
          <table:table-cell table:style-name="ce69" office:value-type="string" calcext:value-type="string">
            <text:p>20</text:p>
          </table:table-cell>
          <table:table-cell table:style-name="ce69" office:value-type="string" calcext:value-type="string">
            <text:p>PSI</text:p>
          </table:table-cell>
          <table:table-cell table:style-name="ce510" office:value-type="string" calcext:value-type="string">
            <text:p>CMASM-IDM-T48-192</text:p>
          </table:table-cell>
          <table:table-cell table:style-name="ce565" office:value-type="string" calcext:value-type="string">
            <text:p>AL03112</text:p>
          </table:table-cell>
          <table:table-cell table:style-name="ce1188" office:value-type="string" calcext:value-type="string">
            <text:p>MK-48</text:p>
          </table:table-cell>
          <table:table-cell table:style-name="ce135" office:value-type="float" office:value="10" calcext:value-type="float">
            <text:p>10</text:p>
          </table:table-cell>
          <table:table-cell table:style-name="ce388" table:number-columns-repeated="3"/>
          <table:table-cell table:style-name="ce1406" office:value-type="date" office:date-value="2023-08-16" calcext:value-type="date">
            <text:p>16/08/23</text:p>
          </table:table-cell>
          <table:table-cell table:style-name="ce1321" office:value-type="float" office:value="13" calcext:value-type="float">
            <text:p>13</text:p>
          </table:table-cell>
          <table:table-cell table:style-name="ce673" table:formula="of:=IF(ISBLANK([.N5]);&quot;&quot;;EDATE([.N5];[.O5]))" office:value-type="date" office:date-value="2024-09-16" calcext:value-type="date">
            <text:p>16/09/24</text:p>
          </table:table-cell>
          <table:table-cell table:style-name="ce1063" table:formula="of:=IF(OR([.P5]&lt;TODAY(); [.P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040"/>
          <table:table-cell table:style-name="ce1192" office:value-type="string" calcext:value-type="string">
            <text:p>CMASM</text:p>
          </table:table-cell>
          <table:table-cell table:style-name="ce1078" office:value-type="string" calcext:value-type="string">
            <text:p>EQUIPAMENTO CONDENADO NA CALIBRAÇÃO</text:p>
          </table:table-cell>
          <table:table-cell table:style-name="ce429" office:value-type="currency" office:currency="BRL" office:value="338.69" calcext:value-type="currency">
            <text:p>R$ 338,69</text:p>
          </table:table-cell>
          <table:table-cell table:style-name="ce1192" office:value-type="string" calcext:value-type="string">
            <text:p>R111220Z/JUL/2023</text:p>
          </table:table-cell>
          <table:table-cell table:style-name="ce1192" office:value-type="string" calcext:value-type="string">
            <text:p>ORÇAMENTO BACS RECEBIDO</text:p>
            <text:p>FALTA ALTCRED</text:p>
          </table:table-cell>
          <table:table-cell table:style-name="ce1188" office:value-type="string" calcext:value-type="string">
            <text:p>BACS</text:p>
          </table:table-cell>
          <table:table-cell table:number-columns-repeated="1000"/>
        </table:table-row>
        <table:table-row table:style-name="ro6" table:visibility="filter">
          <table:table-cell table:style-name="ce204" office:value-type="string" calcext:value-type="string">
            <text:p>MEC</text:p>
          </table:table-cell>
          <table:table-cell table:style-name="ce204" office:value-type="string" calcext:value-type="string">
            <text:p>MANÔMETRO ANALÓGICO</text:p>
          </table:table-cell>
          <table:table-cell table:style-name="ce204"/>
          <table:table-cell table:style-name="ce563" office:value-type="string" calcext:value-type="string">
            <text:p>GAUGE, ABSOLUTE PRESSURE (0-20 PSIG)</text:p>
          </table:table-cell>
          <table:table-cell table:style-name="ce277" office:value-type="string" calcext:value-type="string">
            <text:p>20</text:p>
          </table:table-cell>
          <table:table-cell table:style-name="ce277" office:value-type="string" calcext:value-type="string">
            <text:p>PSI</text:p>
          </table:table-cell>
          <table:table-cell table:style-name="ce505" office:value-type="string" calcext:value-type="string">
            <text:p>CMASM-IDM-T48-192</text:p>
          </table:table-cell>
          <table:table-cell table:style-name="ce563" office:value-type="string" calcext:value-type="string">
            <text:p>AL03112</text:p>
          </table:table-cell>
          <table:table-cell table:style-name="ce204" office:value-type="string" calcext:value-type="string">
            <text:p>MK-48</text:p>
          </table:table-cell>
          <table:table-cell table:style-name="ce639" office:value-type="float" office:value="10" calcext:value-type="float">
            <text:p>10</text:p>
          </table:table-cell>
          <table:table-cell table:style-name="ce497" office:value-type="date" office:date-value="2024-08-23" calcext:value-type="date">
            <text:p>23/08/24</text:p>
          </table:table-cell>
          <table:table-cell table:style-name="ce813" office:value-type="date" office:date-value="2024-10-18" calcext:value-type="date">
            <text:p>18/10/24</text:p>
          </table:table-cell>
          <table:table-cell table:style-name="ce1203" office:value-type="date" office:date-value="2024-10-16" calcext:value-type="date">
            <text:p>16/10/24</text:p>
          </table:table-cell>
          <table:table-cell table:style-name="ce1002" office:value-type="date" office:date-value="2024-10-01" calcext:value-type="date">
            <text:p>01/10/24</text:p>
          </table:table-cell>
          <table:table-cell table:style-name="ce421" office:value-type="float" office:value="13" calcext:value-type="float">
            <text:p>13</text:p>
          </table:table-cell>
          <table:table-cell table:style-name="ce673" table:formula="of:=IF(ISBLANK([.N6]);&quot;&quot;;EDATE([.N6];[.O6]))" office:value-type="date" office:date-value="2025-11-01" calcext:value-type="date">
            <text:p>01/11/25</text:p>
          </table:table-cell>
          <table:table-cell table:style-name="ce1071" table:formula="of:=IF(OR([.P6]&lt;TODAY(); [.P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045" office:value-type="string" calcext:value-type="string">
            <text:p>MQT31252/24</text:p>
          </table:table-cell>
          <table:table-cell table:style-name="ce92"/>
          <table:table-cell table:style-name="ce1079" office:value-type="string" calcext:value-type="string">
            <text:p><text:span text:style-name="T2">MQT LOTE 01</text:span></text:p>
            <text:p>REPROVADO NA CALIBRAÇÃO</text:p>
          </table:table-cell>
          <table:table-cell table:style-name="ce1066" office:value-type="currency" office:currency="BRL" office:value="90" calcext:value-type="currency">
            <text:p>R$ 90,00</text:p>
          </table:table-cell>
          <table:table-cell table:style-name="ce248" office:value-type="string" calcext:value-type="string">
            <text:p>R111220Z/JUL/2023</text:p>
          </table:table-cell>
          <table:table-cell table:style-name="ce248"/>
          <table:table-cell table:style-name="ce1188" office:value-type="string" calcext:value-type="string">
            <text:p>EMPRESA MQT</text:p>
          </table:table-cell>
          <table:table-cell table:style-name="ce457" table:number-columns-repeated="973"/>
          <table:table-cell table:style-name="ce466" table:number-columns-repeated="25"/>
          <table:table-cell table:style-name="ce516" table:number-columns-repeated="2"/>
        </table:table-row>
        <table:table-row table:style-name="ro29" table:visibility="filter">
          <table:table-cell table:style-name="ce1188" office:value-type="string" calcext:value-type="string">
            <text:p>ELE </text:p>
          </table:table-cell>
          <table:table-cell table:style-name="ce1192" office:value-type="string" calcext:value-type="string">
            <text:p>CALIBRADOR TENSÃO</text:p>
          </table:table-cell>
          <table:table-cell table:style-name="ce1192" office:value-type="string" calcext:value-type="string">
            <text:p>CALIBRATORS INC</text:p>
          </table:table-cell>
          <table:table-cell table:style-name="ce1030" office:value-type="string" calcext:value-type="string">
            <text:p>DVC 8500</text:p>
          </table:table-cell>
          <table:table-cell table:style-name="ce583" office:value-type="string" calcext:value-type="string">
            <text:p>+- 19.999 VDC x 1mV</text:p>
          </table:table-cell>
          <table:table-cell table:style-name="ce1192" table:number-columns-repeated="2"/>
          <table:table-cell table:style-name="ce1247" office:value-type="float" office:value="703328" calcext:value-type="float">
            <text:p>703328</text:p>
          </table:table-cell>
          <table:table-cell table:style-name="ce1188" office:value-type="string" calcext:value-type="string">
            <text:p>MK-48</text:p>
          </table:table-cell>
          <table:table-cell table:style-name="ce1352" office:value-type="float" office:value="24" calcext:value-type="float">
            <text:p>24</text:p>
          </table:table-cell>
          <table:table-cell table:style-name="ce1402" table:number-columns-repeated="3"/>
          <table:table-cell table:style-name="ce1495"/>
          <table:table-cell table:style-name="ce1321" office:value-type="float" office:value="36" calcext:value-type="float">
            <text:p>36</text:p>
          </table:table-cell>
          <table:table-cell table:style-name="ce673" table:formula="of:=IF(ISBLANK([.N7]);&quot;&quot;;EDATE([.N7];[.O7]))">
            <text:p/>
          </table:table-cell>
          <table:table-cell table:style-name="ce1063" table:formula="of:=IF(OR([.P7]&lt;TODAY(); [.P7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/>
          <table:table-cell table:style-name="ce1256" office:value-type="string" calcext:value-type="string">
            <text:p>CMASM</text:p>
          </table:table-cell>
          <table:table-cell table:style-name="ce983" office:value-type="string" calcext:value-type="string">
            <text:p>FORA DE USO – SUGIRO EXCLUIR</text:p>
          </table:table-cell>
          <table:table-cell table:style-name="ce1713" office:value-type="currency" office:currency="BRL" office:value="776.23" calcext:value-type="currency">
            <text:p>R$ 776,23</text:p>
          </table:table-cell>
          <table:table-cell table:style-name="ce1125" office:value-type="string" calcext:value-type="string">
            <text:p>ORÇAMENTO R181839Z</text:p>
          </table:table-cell>
          <table:table-cell table:style-name="ce1177" office:value-type="string" calcext:value-type="string">
            <text:p>ALT CRED G.424.2023.AC.00244</text:p>
          </table:table-cell>
          <table:table-cell table:style-name="ce1188" office:value-type="string" calcext:value-type="string">
            <text:p>CMS</text:p>
          </table:table-cell>
          <table:table-cell table:number-columns-repeated="1000"/>
        </table:table-row>
        <table:table-row table:style-name="ro9" table:visibility="filter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ANÔMETRO ANALÓGICO</text:p>
          </table:table-cell>
          <table:table-cell table:style-name="ce1192"/>
          <table:table-cell table:style-name="ce34" office:value-type="string" calcext:value-type="string">
            <text:p>GAUGE, ABSOLUTE PRESSURE (0-20 PSIG)</text:p>
          </table:table-cell>
          <table:table-cell table:style-name="ce69" office:value-type="string" calcext:value-type="string">
            <text:p>20</text:p>
          </table:table-cell>
          <table:table-cell table:style-name="ce69" office:value-type="string" calcext:value-type="string">
            <text:p>PSI</text:p>
          </table:table-cell>
          <table:table-cell table:style-name="ce501" office:value-type="string" calcext:value-type="string">
            <text:p>CMASM-IDM-T48-347</text:p>
          </table:table-cell>
          <table:table-cell table:style-name="ce69" office:value-type="string" calcext:value-type="string">
            <text:p>1411099</text:p>
          </table:table-cell>
          <table:table-cell table:style-name="ce1188" office:value-type="string" calcext:value-type="string">
            <text:p>MK-48</text:p>
          </table:table-cell>
          <table:table-cell table:style-name="ce143" office:value-type="float" office:value="30" calcext:value-type="float">
            <text:p>30</text:p>
          </table:table-cell>
          <table:table-cell table:style-name="ce443" table:number-columns-repeated="3"/>
          <table:table-cell table:style-name="ce455" office:value-type="date" office:date-value="2022-05-19" calcext:value-type="date">
            <text:p>19/05/22</text:p>
          </table:table-cell>
          <table:table-cell table:style-name="ce1321" office:value-type="float" office:value="13" calcext:value-type="float">
            <text:p>13</text:p>
          </table:table-cell>
          <table:table-cell table:style-name="ce673" table:formula="of:=IF(ISBLANK([.N8]);&quot;&quot;;EDATE([.N8];[.O8]))" office:value-type="date" office:date-value="2023-06-19" calcext:value-type="date">
            <text:p>19/06/23</text:p>
          </table:table-cell>
          <table:table-cell table:style-name="ce1063" table:formula="of:=IF(OR([.P8]&lt;TODAY(); [.P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040"/>
          <table:table-cell table:style-name="ce1192" office:value-type="string" calcext:value-type="string">
            <text:p>CMASM</text:p>
          </table:table-cell>
          <table:table-cell table:style-name="ce983" office:value-type="string" calcext:value-type="string">
            <text:p>FORA DE USO – SUGIRO EXCLUIR</text:p>
          </table:table-cell>
          <table:table-cell table:style-name="ce429" office:value-type="currency" office:currency="BRL" office:value="338.69" calcext:value-type="currency">
            <text:p>R$ 338,69</text:p>
          </table:table-cell>
          <table:table-cell table:style-name="ce1192"/>
          <table:table-cell table:style-name="ce1192" office:value-type="string" calcext:value-type="string">
            <text:p>ORÇAMENTO BACS RECEBIDO</text:p>
            <text:p>FALTA ALTCRED</text:p>
          </table:table-cell>
          <table:table-cell table:style-name="ce1188" office:value-type="string" calcext:value-type="string">
            <text:p>BACS</text:p>
          </table:table-cell>
          <table:table-cell table:number-columns-repeated="1000"/>
        </table:table-row>
        <table:table-row table:style-name="ro9" table:visibility="filter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MANÔMETRO ANALÓGICO</text:p>
          </table:table-cell>
          <table:table-cell table:style-name="ce1192"/>
          <table:table-cell table:style-name="ce34" office:value-type="string" calcext:value-type="string">
            <text:p>GAUGE, ABSOLUTE PRESSURE (0-20 PSIG)</text:p>
          </table:table-cell>
          <table:table-cell table:style-name="ce69" office:value-type="string" calcext:value-type="string">
            <text:p>20</text:p>
          </table:table-cell>
          <table:table-cell table:style-name="ce69" office:value-type="string" calcext:value-type="string">
            <text:p>PSI</text:p>
          </table:table-cell>
          <table:table-cell table:style-name="ce24" office:value-type="string" calcext:value-type="string">
            <text:p>CMASM-IDM-T48-157</text:p>
          </table:table-cell>
          <table:table-cell table:style-name="ce1192"/>
          <table:table-cell table:style-name="ce1188" office:value-type="string" calcext:value-type="string">
            <text:p>MK-48</text:p>
          </table:table-cell>
          <table:table-cell table:style-name="ce143" office:value-type="float" office:value="40" calcext:value-type="float">
            <text:p>40</text:p>
          </table:table-cell>
          <table:table-cell table:style-name="ce443" office:value-type="date" office:date-value="2023-10-23" calcext:value-type="date">
            <text:p>23/10/23</text:p>
          </table:table-cell>
          <table:table-cell table:style-name="ce443" office:value-type="date" office:date-value="2023-10-25" calcext:value-type="date">
            <text:p>25/10/23</text:p>
          </table:table-cell>
          <table:table-cell table:style-name="ce780" office:value-type="date" office:date-value="2024-02-05" calcext:value-type="date">
            <text:p>05/02/24</text:p>
          </table:table-cell>
          <table:table-cell table:style-name="ce802" office:value-type="date" office:date-value="2024-01-23" calcext:value-type="date">
            <text:p>23/01/24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9]);&quot;&quot;;EDATE([.N9];[.O9]))" office:value-type="date" office:date-value="2025-01-23" calcext:value-type="date">
            <text:p>23/01/25</text:p>
          </table:table-cell>
          <table:table-cell table:style-name="ce1063" table:formula="of:=IF(OR([.P9]&lt;TODAY(); [.P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823" office:value-type="string" calcext:value-type="string">
            <text:p>P-006431</text:p>
          </table:table-cell>
          <table:table-cell table:style-name="ce707" office:value-type="string" calcext:value-type="string">
            <text:p>CMASM</text:p>
          </table:table-cell>
          <table:table-cell table:style-name="ce1188" office:value-type="string" calcext:value-type="string">
            <text:p>FORA DE USO – SUGIRO EXCLUIR</text:p>
            <text:p><text:span text:style-name="T12">EQUIPAMENTO CONDENADO NA CALIBRAÇÃO</text:span></text:p>
          </table:table-cell>
          <table:table-cell table:style-name="ce429" office:value-type="currency" office:currency="BRL" office:value="338.69" calcext:value-type="currency">
            <text:p>R$ 338,69</text:p>
          </table:table-cell>
          <table:table-cell table:style-name="ce1192"/>
          <table:table-cell table:style-name="ce1192" office:value-type="string" calcext:value-type="string">
            <text:p>ORÇAMENTO BACS RECEBIDO FALTA ALTCRED </text:p>
          </table:table-cell>
          <table:table-cell table:style-name="ce1188" office:value-type="string" calcext:value-type="string">
            <text:p>BACS</text:p>
          </table:table-cell>
          <table:table-cell table:number-columns-repeated="1000"/>
        </table:table-row>
        <table:table-row table:style-name="ro5" table:visibility="filter">
          <table:table-cell table:style-name="ce191" office:value-type="string" calcext:value-type="string">
            <text:p>ELE </text:p>
          </table:table-cell>
          <table:table-cell table:style-name="ce191" office:value-type="string" calcext:value-type="string">
            <text:p>FONTE DC</text:p>
          </table:table-cell>
          <table:table-cell table:style-name="ce191" office:value-type="string" calcext:value-type="string">
            <text:p>HP</text:p>
          </table:table-cell>
          <table:table-cell table:style-name="ce286" office:value-type="string" calcext:value-type="string">
            <text:p>6228B</text:p>
          </table:table-cell>
          <table:table-cell table:style-name="ce215" table:number-columns-repeated="2"/>
          <table:table-cell table:style-name="ce215" office:value-type="string" calcext:value-type="string">
            <text:p>CMASM-IDE-T48-014</text:p>
          </table:table-cell>
          <table:table-cell table:style-name="ce538" office:value-type="string" calcext:value-type="string">
            <text:p>2833A-04936</text:p>
          </table:table-cell>
          <table:table-cell table:style-name="ce191" office:value-type="string" calcext:value-type="string">
            <text:p>MK-48</text:p>
          </table:table-cell>
          <table:table-cell table:style-name="ce622" office:value-type="float" office:value="46" calcext:value-type="float">
            <text:p>46</text:p>
          </table:table-cell>
          <table:table-cell table:style-name="ce747" table:number-columns-repeated="3"/>
          <table:table-cell table:style-name="ce1194" office:value-type="date" office:date-value="2020-07-22" calcext:value-type="date">
            <text:p>22/07/20</text:p>
          </table:table-cell>
          <table:table-cell table:style-name="ce1044" office:value-type="float" office:value="36" calcext:value-type="float">
            <text:p>36</text:p>
          </table:table-cell>
          <table:table-cell table:style-name="ce1230" table:formula="of:=IF(ISBLANK([.N10]);DATE(2024;1;1);EDATE([.N10];[.O10]))" office:value-type="date" office:date-value="2023-07-22" calcext:value-type="date">
            <text:p>22/07/23</text:p>
          </table:table-cell>
          <table:table-cell table:style-name="ce1017" table:formula="of:=IF(OR([.P10]&lt;TODAY(); [.P1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047"/>
          <table:table-cell table:style-name="ce1198" office:value-type="string" calcext:value-type="string">
            <text:p>CMASM</text:p>
          </table:table-cell>
          <table:table-cell table:style-name="ce191" office:value-type="string" calcext:value-type="string">
            <text:p>NAO CALIBRAR</text:p>
            <text:p>CAN PS</text:p>
          </table:table-cell>
          <table:table-cell table:style-name="ce1361" office:value-type="currency" office:currency="BRL" office:value="560.75" calcext:value-type="currency">
            <text:p>R$ 560,75</text:p>
          </table:table-cell>
          <table:table-cell table:style-name="ce1109"/>
          <table:table-cell table:style-name="ce1424"/>
          <table:table-cell table:style-name="ce191" office:value-type="string" calcext:value-type="string">
            <text:p>CMS</text:p>
          </table:table-cell>
          <table:table-cell table:number-columns-repeated="1000"/>
        </table:table-row>
        <table:table-row table:style-name="ro3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FONTE DC</text:p>
          </table:table-cell>
          <table:table-cell table:style-name="ce1188" office:value-type="string" calcext:value-type="string">
            <text:p>HP</text:p>
          </table:table-cell>
          <table:table-cell table:style-name="ce1030" office:value-type="string" calcext:value-type="string">
            <text:p>6228B</text:p>
          </table:table-cell>
          <table:table-cell table:style-name="ce1192" table:number-columns-repeated="2"/>
          <table:table-cell table:style-name="ce1192" office:value-type="string" calcext:value-type="string">
            <text:p>CMASM-IDE-T48-014</text:p>
          </table:table-cell>
          <table:table-cell table:style-name="ce1247" office:value-type="string" calcext:value-type="string">
            <text:p>2833A-04936</text:p>
          </table:table-cell>
          <table:table-cell table:style-name="ce1188" office:value-type="string" calcext:value-type="string">
            <text:p>MK-48</text:p>
          </table:table-cell>
          <table:table-cell table:style-name="ce1352" office:value-type="float" office:value="48" calcext:value-type="float">
            <text:p>48</text:p>
          </table:table-cell>
          <table:table-cell table:style-name="ce1402" table:number-columns-repeated="3"/>
          <table:table-cell table:style-name="ce1495" office:value-type="date" office:date-value="2020-07-22" calcext:value-type="date">
            <text:p>22/07/20</text:p>
          </table:table-cell>
          <table:table-cell table:style-name="ce1321" office:value-type="float" office:value="36" calcext:value-type="float">
            <text:p>36</text:p>
          </table:table-cell>
          <table:table-cell table:style-name="ce673" table:formula="of:=IF(ISBLANK([.N11]);DATE(2024;1;1);EDATE([.N11];[.O11]))" office:value-type="date" office:date-value="2023-07-22" calcext:value-type="date">
            <text:p>22/07/23</text:p>
          </table:table-cell>
          <table:table-cell table:style-name="ce1063" table:formula="of:=IF(OR([.P11]&lt;TODAY(); [.P1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/>
          <table:table-cell table:style-name="ce580" office:value-type="string" calcext:value-type="string">
            <text:p>CMASM</text:p>
          </table:table-cell>
          <table:table-cell table:style-name="ce1188" office:value-type="string" calcext:value-type="string">
            <text:p>NAO UTILIZADO</text:p>
          </table:table-cell>
          <table:table-cell table:style-name="ce1713" office:value-type="currency" office:currency="BRL" office:value="560.75" calcext:value-type="currency">
            <text:p>R$ 560,75</text:p>
          </table:table-cell>
          <table:table-cell table:style-name="ce1256"/>
          <table:table-cell table:style-name="ce1177"/>
          <table:table-cell table:style-name="ce1188" office:value-type="string" calcext:value-type="string">
            <text:p>CMS</text:p>
          </table:table-cell>
          <table:table-cell table:style-name="ce890" table:number-columns-repeated="973"/>
          <table:table-cell table:style-name="ce898" table:number-columns-repeated="25"/>
          <table:table-cell table:style-name="ce901" table:number-columns-repeated="2"/>
        </table:table-row>
        <table:table-row table:style-name="ro3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ALICATE AMPERÍMETRO</text:p>
          </table:table-cell>
          <table:table-cell table:style-name="ce1188" office:value-type="string" calcext:value-type="string">
            <text:p>MINIPA</text:p>
          </table:table-cell>
          <table:table-cell table:style-name="ce1192" office:value-type="string" calcext:value-type="string">
            <text:p>ET-3200A </text:p>
          </table:table-cell>
          <table:table-cell table:style-name="ce1188" table:number-columns-repeated="2"/>
          <table:table-cell table:style-name="ce1192" office:value-type="string" calcext:value-type="string">
            <text:p>CMASM-IDE-ASP-001</text:p>
          </table:table-cell>
          <table:table-cell table:style-name="ce1309" office:value-type="string" calcext:value-type="string">
            <text:p>ET320A313216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53" calcext:value-type="float">
            <text:p>53</text:p>
          </table:table-cell>
          <table:table-cell table:style-name="ce388" office:value-type="date" office:date-value="2024-11-05" calcext:value-type="date">
            <text:p>05/11/24</text:p>
          </table:table-cell>
          <table:table-cell table:style-name="ce388" table:number-columns-repeated="2"/>
          <table:table-cell table:style-name="ce388" office:value-type="date" office:date-value="2022-05-17" calcext:value-type="date">
            <text:p>17/05/22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12]);DATE(2024;1;1);EDATE([.N12];[.O12]))" office:value-type="date" office:date-value="2023-05-17" calcext:value-type="date">
            <text:p>17/05/23</text:p>
          </table:table-cell>
          <table:table-cell table:style-name="ce1063" table:formula="of:=IF(OR([.P12]&lt;TODAY(); [.P1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412" office:value-type="currency" office:currency="BRL" office:value="776.23" calcext:value-type="currency">
            <text:p>R$ 776,23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style-name="ce890" table:number-columns-repeated="973"/>
          <table:table-cell table:style-name="ce898" table:number-columns-repeated="25"/>
          <table:table-cell table:style-name="ce901" table:number-columns-repeated="2"/>
        </table:table-row>
        <table:table-row table:style-name="ro5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ANALISADOR DE ESPECTRO</text:p>
          </table:table-cell>
          <table:table-cell table:style-name="ce1188" office:value-type="string" calcext:value-type="string">
            <text:p>AGILENT</text:p>
          </table:table-cell>
          <table:table-cell table:style-name="ce1192" office:value-type="string" calcext:value-type="string">
            <text:p>E4408B</text:p>
          </table:table-cell>
          <table:table-cell table:style-name="ce1188" table:number-columns-repeated="2"/>
          <table:table-cell table:style-name="ce1192" office:value-type="string" calcext:value-type="string">
            <text:p>CMASM-IDE-ASP-002</text:p>
          </table:table-cell>
          <table:table-cell table:style-name="ce1309" office:value-type="string" calcext:value-type="string">
            <text:p>US40240460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54" calcext:value-type="float">
            <text:p>54</text:p>
          </table:table-cell>
          <table:table-cell table:style-name="ce388" table:number-columns-repeated="3"/>
          <table:table-cell table:style-name="ce388" office:value-type="date" office:date-value="2012-04-21" calcext:value-type="date">
            <text:p>21/04/12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13]);DATE(2024;1;1);EDATE([.N13];[.O13]))" office:value-type="date" office:date-value="2013-04-21" calcext:value-type="date">
            <text:p>21/04/13</text:p>
          </table:table-cell>
          <table:table-cell table:style-name="ce1063" table:formula="of:=IF(OR([.P13]&lt;TODAY(); [.P1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062"/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423" office:value-type="currency" office:currency="BRL" office:value="3104.95" calcext:value-type="currency">
            <text:p>R$ 3.104,95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style-name="ce890" table:number-columns-repeated="973"/>
          <table:table-cell table:style-name="ce898" table:number-columns-repeated="25"/>
          <table:table-cell table:style-name="ce901" table:number-columns-repeated="2"/>
        </table:table-row>
        <table:table-row table:style-name="ro3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CAPACÍMETRO</text:p>
          </table:table-cell>
          <table:table-cell table:style-name="ce1188" office:value-type="string" calcext:value-type="string">
            <text:p>ICEL</text:p>
          </table:table-cell>
          <table:table-cell table:style-name="ce72" office:value-type="string" calcext:value-type="string">
            <text:p>CD-300</text:p>
          </table:table-cell>
          <table:table-cell table:style-name="ce1188" table:number-columns-repeated="2"/>
          <table:table-cell table:style-name="ce1192" office:value-type="string" calcext:value-type="string">
            <text:p>CMASM-IDE-ASP-003</text:p>
          </table:table-cell>
          <table:table-cell table:style-name="ce1309" office:value-type="float" office:value="99470430" calcext:value-type="float">
            <text:p>99470430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55" calcext:value-type="float">
            <text:p>55</text:p>
          </table:table-cell>
          <table:table-cell table:style-name="ce388" office:value-type="date" office:date-value="2024-11-05" calcext:value-type="date">
            <text:p>05/11/24</text:p>
          </table:table-cell>
          <table:table-cell table:style-name="ce388"/>
          <table:table-cell table:style-name="ce388" office:value-type="date" office:date-value="2025-05-15" calcext:value-type="date">
            <text:p>15/05/25</text:p>
          </table:table-cell>
          <table:table-cell table:style-name="ce388" office:value-type="date" office:date-value="2025-04-11" calcext:value-type="date">
            <text:p>11/04/25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14]);DATE(2024;1;1);EDATE([.N14];[.O14]))" office:value-type="date" office:date-value="2026-04-11" calcext:value-type="date">
            <text:p>11/04/26</text:p>
          </table:table-cell>
          <table:table-cell table:style-name="ce1063" table:formula="of:=IF(OR([.P14]&lt;TODAY(); [.P14] = &quot;&quot;); &quot;DESCALIBRADO&quot;;&quot;CALIBRADO&quot;)" office:value-type="string" office:string-value="CALIBRADO" calcext:value-type="string">
            <text:p>CALIBRADO</text:p>
          </table:table-cell>
          <table:table-cell table:style-name="ce1062"/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1713" office:value-type="currency" office:currency="BRL" office:value="373.86" calcext:value-type="currency">
            <text:p>R$ 373,86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number-columns-repeated="1000"/>
        </table:table-row>
        <table:table-row table:style-name="ro5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CONTADOR</text:p>
          </table:table-cell>
          <table:table-cell table:style-name="ce1188" office:value-type="string" calcext:value-type="string">
            <text:p>RACAL-DANA</text:p>
          </table:table-cell>
          <table:table-cell table:style-name="ce1192" office:value-type="float" office:value="1992" calcext:value-type="float">
            <text:p>1992</text:p>
          </table:table-cell>
          <table:table-cell table:style-name="ce1188" table:number-columns-repeated="2"/>
          <table:table-cell table:style-name="ce1192" office:value-type="string" calcext:value-type="string">
            <text:p>CMASM-IDE-ASP-004</text:p>
          </table:table-cell>
          <table:table-cell table:style-name="ce1309" office:value-type="float" office:value="10297" calcext:value-type="float">
            <text:p>10297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56" calcext:value-type="float">
            <text:p>56</text:p>
          </table:table-cell>
          <table:table-cell table:style-name="ce388" table:number-columns-repeated="3"/>
          <table:table-cell table:style-name="ce388" office:value-type="date" office:date-value="2017-11-03" calcext:value-type="date">
            <text:p>03/11/17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15]);DATE(2024;1;1);EDATE([.N15];[.O15]))" office:value-type="date" office:date-value="2018-11-03" calcext:value-type="date">
            <text:p>03/11/18</text:p>
          </table:table-cell>
          <table:table-cell table:style-name="ce1063" table:formula="of:=IF(OR([.P15]&lt;TODAY(); [.P1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1256" office:value-type="string" calcext:value-type="string">
            <text:p>CMASM</text:p>
          </table:table-cell>
          <table:table-cell table:style-name="ce1188"/>
          <table:table-cell table:style-name="ce1713" office:value-type="currency" office:currency="BRL" office:value="1552.47" calcext:value-type="currency">
            <text:p>R$ 1.552,47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number-columns-repeated="973"/>
          <table:table-cell table:style-name="ce506" table:number-columns-repeated="25"/>
          <table:table-cell table:style-name="ce541" table:number-columns-repeated="2"/>
        </table:table-row>
        <table:table-row table:style-name="ro3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CONTADOR</text:p>
          </table:table-cell>
          <table:table-cell table:style-name="ce1188" office:value-type="string" calcext:value-type="string">
            <text:p>HP</text:p>
          </table:table-cell>
          <table:table-cell table:style-name="ce1192" office:value-type="string" calcext:value-type="string">
            <text:p>53131A </text:p>
          </table:table-cell>
          <table:table-cell table:style-name="ce1188" table:number-columns-repeated="2"/>
          <table:table-cell table:style-name="ce1192" office:value-type="string" calcext:value-type="string">
            <text:p>CMASM-IDE-ASP-005</text:p>
          </table:table-cell>
          <table:table-cell table:style-name="ce1309" office:value-type="string" calcext:value-type="string">
            <text:p>KR91200186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57" calcext:value-type="float">
            <text:p>57</text:p>
          </table:table-cell>
          <table:table-cell table:style-name="ce388" office:value-type="date" office:date-value="2024-11-05" calcext:value-type="date">
            <text:p>05/11/24</text:p>
          </table:table-cell>
          <table:table-cell table:style-name="ce388" table:number-columns-repeated="2"/>
          <table:table-cell table:style-name="ce388" office:value-type="date" office:date-value="2022-02-08" calcext:value-type="date">
            <text:p>08/02/22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16]);DATE(2024;1;1);EDATE([.N16];[.O16]))" office:value-type="date" office:date-value="2023-02-08" calcext:value-type="date">
            <text:p>08/02/23</text:p>
          </table:table-cell>
          <table:table-cell table:style-name="ce1064" table:formula="of:=IF(OR([.P16]&lt;TODAY(); [.P1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1256" office:value-type="string" calcext:value-type="string">
            <text:p>CMASM</text:p>
          </table:table-cell>
          <table:table-cell table:style-name="ce1188"/>
          <table:table-cell table:style-name="ce1713" office:value-type="currency" office:currency="BRL" office:value="1552.47" calcext:value-type="currency">
            <text:p>R$ 1.552,47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number-columns-repeated="1000"/>
        </table:table-row>
        <table:table-row table:style-name="ro5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ELECTRONIC LOAD </text:p>
          </table:table-cell>
          <table:table-cell table:style-name="ce1188" office:value-type="string" calcext:value-type="string">
            <text:p>DYNALOAD</text:p>
          </table:table-cell>
          <table:table-cell table:style-name="ce1192" office:value-type="string" calcext:value-type="string">
            <text:p>DLVP 130-110-1000</text:p>
          </table:table-cell>
          <table:table-cell table:style-name="ce1188" table:number-columns-repeated="2"/>
          <table:table-cell table:style-name="ce1192" office:value-type="string" calcext:value-type="string">
            <text:p>CMASM-IDE-ASP-006</text:p>
          </table:table-cell>
          <table:table-cell table:style-name="ce1309" office:value-type="string" calcext:value-type="string">
            <text:p>8707-0176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58" calcext:value-type="float">
            <text:p>58</text:p>
          </table:table-cell>
          <table:table-cell table:style-name="ce388" table:number-columns-repeated="3"/>
          <table:table-cell table:style-name="ce388" office:value-type="date" office:date-value="2012-04-21" calcext:value-type="date">
            <text:p>21/04/12</text:p>
          </table:table-cell>
          <table:table-cell table:style-name="ce983" office:value-type="float" office:value="12" calcext:value-type="float">
            <text:p>12</text:p>
          </table:table-cell>
          <table:table-cell table:style-name="ce673" table:formula="of:=IF(ISBLANK([.N17]);DATE(2024;1;1);EDATE([.N17];[.O17]))" office:value-type="date" office:date-value="2013-04-21" calcext:value-type="date">
            <text:p>21/04/13</text:p>
          </table:table-cell>
          <table:table-cell table:style-name="ce1063" table:formula="of:=IF(OR([.P17]&lt;TODAY(); [.P17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062"/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412" office:value-type="currency" office:currency="BRL" office:value="776.23" calcext:value-type="currency">
            <text:p>R$ 776,23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number-columns-repeated="1000"/>
        </table:table-row>
        <table:table-row table:style-name="ro6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FONTE DC</text:p>
          </table:table-cell>
          <table:table-cell table:style-name="ce1188" office:value-type="string" calcext:value-type="string">
            <text:p>HP</text:p>
          </table:table-cell>
          <table:table-cell table:style-name="ce1192" office:value-type="string" calcext:value-type="string">
            <text:p>6622A</text:p>
          </table:table-cell>
          <table:table-cell table:style-name="ce1188" table:number-columns-repeated="2"/>
          <table:table-cell table:style-name="ce1192" office:value-type="string" calcext:value-type="string">
            <text:p>CMASM-IDE-ASP-007</text:p>
          </table:table-cell>
          <table:table-cell table:style-name="ce1309" office:value-type="string" calcext:value-type="string">
            <text:p><text:s/>US37360317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59" calcext:value-type="float">
            <text:p>59</text:p>
          </table:table-cell>
          <table:table-cell table:style-name="ce388" office:value-type="date" office:date-value="2024-11-05" calcext:value-type="date">
            <text:p>05/11/24</text:p>
          </table:table-cell>
          <table:table-cell table:style-name="ce388"/>
          <table:table-cell table:style-name="ce388" office:value-type="date" office:date-value="2025-01-31" calcext:value-type="date">
            <text:p>31/01/25</text:p>
          </table:table-cell>
          <table:table-cell table:style-name="ce388" office:value-type="date" office:date-value="2025-12-18" calcext:value-type="date">
            <text:p>18/12/25</text:p>
          </table:table-cell>
          <table:table-cell table:style-name="ce983" office:value-type="float" office:value="12" calcext:value-type="float">
            <text:p>12</text:p>
          </table:table-cell>
          <table:table-cell table:style-name="ce673" table:formula="of:=IF(ISBLANK([.N18]);DATE(2024;1;1);EDATE([.N18];[.O18]))" office:value-type="date" office:date-value="2026-12-18" calcext:value-type="date">
            <text:p>18/12/26</text:p>
          </table:table-cell>
          <table:table-cell table:style-name="ce1063" table:formula="of:=IF(OR([.P18]&lt;TODAY(); [.P18] = &quot;&quot;); &quot;DESCALIBRADO&quot;;&quot;CALIBRADO&quot;)" office:value-type="string" office:string-value="CALIBRADO" calcext:value-type="string">
            <text:p>CALIBRADO</text:p>
          </table:table-cell>
          <table:table-cell table:style-name="ce1049" office:value-type="string" calcext:value-type="string">
            <text:p>certificado nº 2142111/2024</text:p>
          </table:table-cell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1719" office:value-type="currency" office:currency="BRL" office:value="1000.56" calcext:value-type="currency">
            <text:p>R$ 1.000,56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style-name="ce457" table:number-columns-repeated="973"/>
          <table:table-cell table:style-name="ce466" table:number-columns-repeated="25"/>
          <table:table-cell table:style-name="ce516" table:number-columns-repeated="2"/>
        </table:table-row>
        <table:table-row table:style-name="ro3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FONTE DC</text:p>
          </table:table-cell>
          <table:table-cell table:style-name="ce1188" office:value-type="string" calcext:value-type="string">
            <text:p>HP</text:p>
          </table:table-cell>
          <table:table-cell table:style-name="ce1192" office:value-type="string" calcext:value-type="string">
            <text:p>E3611A </text:p>
          </table:table-cell>
          <table:table-cell table:style-name="ce1188" table:number-columns-repeated="2"/>
          <table:table-cell table:style-name="ce1192" office:value-type="string" calcext:value-type="string">
            <text:p>CMASM-IDE-ASP-008</text:p>
          </table:table-cell>
          <table:table-cell table:style-name="ce1309" office:value-type="string" calcext:value-type="string">
            <text:p>KR83016122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60" calcext:value-type="float">
            <text:p>60</text:p>
          </table:table-cell>
          <table:table-cell table:style-name="ce388" office:value-type="date" office:date-value="2024-11-05" calcext:value-type="date">
            <text:p>05/11/24</text:p>
          </table:table-cell>
          <table:table-cell table:style-name="ce388" table:number-columns-repeated="2"/>
          <table:table-cell table:style-name="ce388" office:value-type="date" office:date-value="2022-02-08" calcext:value-type="date">
            <text:p>08/02/22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19]);DATE(2024;1;1);EDATE([.N19];[.O19]))" office:value-type="date" office:date-value="2023-02-08" calcext:value-type="date">
            <text:p>08/02/23</text:p>
          </table:table-cell>
          <table:table-cell table:style-name="ce1063" table:formula="of:=IF(OR([.P19]&lt;TODAY(); [.P1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1719" office:value-type="currency" office:currency="BRL" office:value="1000.56" calcext:value-type="currency">
            <text:p>R$ 1.000,56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number-columns-repeated="1000"/>
        </table:table-row>
        <table:table-row table:style-name="ro3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FONTE DC</text:p>
          </table:table-cell>
          <table:table-cell table:style-name="ce1188" office:value-type="string" calcext:value-type="string">
            <text:p>HP</text:p>
          </table:table-cell>
          <table:table-cell table:style-name="ce1192" office:value-type="string" calcext:value-type="string">
            <text:p>E3611A </text:p>
          </table:table-cell>
          <table:table-cell table:style-name="ce1188" table:number-columns-repeated="2"/>
          <table:table-cell table:style-name="ce1192" office:value-type="string" calcext:value-type="string">
            <text:p>CMASM-IDE-ASP-009</text:p>
          </table:table-cell>
          <table:table-cell table:style-name="ce1188" office:value-type="string" calcext:value-type="string">
            <text:p>KR83016141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61" calcext:value-type="float">
            <text:p>61</text:p>
          </table:table-cell>
          <table:table-cell table:style-name="ce388" table:number-columns-repeated="3"/>
          <table:table-cell table:style-name="ce388" office:value-type="date" office:date-value="2017-10-01" calcext:value-type="date">
            <text:p>01/10/17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20]);DATE(2024;1;1);EDATE([.N20];[.O20]))" office:value-type="date" office:date-value="2018-10-01" calcext:value-type="date">
            <text:p>01/10/18</text:p>
          </table:table-cell>
          <table:table-cell table:style-name="ce1063" table:formula="of:=IF(OR([.P20]&lt;TODAY(); [.P2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1719" office:value-type="currency" office:currency="BRL" office:value="1000.56" calcext:value-type="currency">
            <text:p>R$ 1.000,56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number-columns-repeated="1000"/>
        </table:table-row>
        <table:table-row table:style-name="ro29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KEYSIGHT</text:p>
          </table:table-cell>
          <table:table-cell table:style-name="ce35" office:value-type="string" calcext:value-type="string">
            <text:p>E1412A</text:p>
          </table:table-cell>
          <table:table-cell table:style-name="ce72" table:number-columns-repeated="2"/>
          <table:table-cell table:style-name="ce1188"/>
          <table:table-cell table:style-name="ce1188" office:value-type="string" calcext:value-type="string">
            <text:p>MY45002432</text:p>
          </table:table-cell>
          <table:table-cell table:style-name="ce1321" office:value-type="string" calcext:value-type="string">
            <text:p>MK-46</text:p>
          </table:table-cell>
          <table:table-cell table:style-name="ce627" office:value-type="float" office:value="62" calcext:value-type="float">
            <text:p>62</text:p>
          </table:table-cell>
          <table:table-cell table:style-name="ce636" table:number-columns-repeated="4"/>
          <table:table-cell table:style-name="ce1537" office:value-type="float" office:value="12" calcext:value-type="float">
            <text:p>12</text:p>
          </table:table-cell>
          <table:table-cell table:style-name="ce673" table:formula="of:=IF(ISBLANK([.N21]);&quot;&quot;;EDATE([.N21];[.O21]))">
            <text:p/>
          </table:table-cell>
          <table:table-cell table:style-name="ce686" table:formula="of:=IF(OR([.P21]&lt;TODAY(); [.P2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/>
          <table:table-cell table:style-name="ce580" office:value-type="string" calcext:value-type="string">
            <text:p>CMASM</text:p>
          </table:table-cell>
          <table:table-cell table:style-name="ce580" office:value-type="string" calcext:value-type="string">
            <text:p>nec reparo</text:p>
          </table:table-cell>
          <table:table-cell table:style-name="ce431" office:value-type="currency" office:currency="BRL" office:value="560.75" calcext:value-type="currency">
            <text:p>R$ 560,75</text:p>
          </table:table-cell>
          <table:table-cell table:style-name="ce1256" office:value-type="string" calcext:value-type="string">
            <text:p>ORÇAMENTO R181839Z</text:p>
            <text:p>R111739Z</text:p>
          </table:table-cell>
          <table:table-cell table:style-name="ce1426" office:value-type="string" calcext:value-type="string">
            <text:p>ALT CRED</text:p>
            <text:p>K.412.2023.AC.00326</text:p>
          </table:table-cell>
          <table:table-cell table:style-name="ce1188" office:value-type="string" calcext:value-type="string">
            <text:p>CMS</text:p>
          </table:table-cell>
          <table:table-cell table:number-columns-repeated="1000"/>
        </table:table-row>
        <table:table-row table:style-name="ro3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FONTE DC</text:p>
          </table:table-cell>
          <table:table-cell table:style-name="ce1188" office:value-type="string" calcext:value-type="string">
            <text:p>HP</text:p>
          </table:table-cell>
          <table:table-cell table:style-name="ce1192" office:value-type="string" calcext:value-type="string">
            <text:p>6622A</text:p>
          </table:table-cell>
          <table:table-cell table:style-name="ce1188" table:number-columns-repeated="2"/>
          <table:table-cell table:style-name="ce1192" office:value-type="string" calcext:value-type="string">
            <text:p>CMASM-IDE-ASP-010</text:p>
          </table:table-cell>
          <table:table-cell table:style-name="ce1309" office:value-type="string" calcext:value-type="string">
            <text:p>US37360411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62" calcext:value-type="float">
            <text:p>62</text:p>
          </table:table-cell>
          <table:table-cell table:style-name="ce388" table:number-columns-repeated="3"/>
          <table:table-cell table:style-name="ce388" office:value-type="date" office:date-value="2017-10-05" calcext:value-type="date">
            <text:p>05/10/17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22]);DATE(2024;1;1);EDATE([.N22];[.O22]))" office:value-type="date" office:date-value="2018-10-05" calcext:value-type="date">
            <text:p>05/10/18</text:p>
          </table:table-cell>
          <table:table-cell table:style-name="ce1063" table:formula="of:=IF(OR([.P22]&lt;TODAY(); [.P2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1719" office:value-type="currency" office:currency="BRL" office:value="1000.56" calcext:value-type="currency">
            <text:p>R$ 1.000,56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number-columns-repeated="1000"/>
        </table:table-row>
        <table:table-row table:style-name="ro29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KEYSIGHT</text:p>
          </table:table-cell>
          <table:table-cell table:style-name="ce35" office:value-type="string" calcext:value-type="string">
            <text:p>E1412A</text:p>
          </table:table-cell>
          <table:table-cell table:style-name="ce72" table:number-columns-repeated="2"/>
          <table:table-cell table:style-name="ce1192"/>
          <table:table-cell table:style-name="ce1188" office:value-type="string" calcext:value-type="string">
            <text:p>MY45002100</text:p>
          </table:table-cell>
          <table:table-cell table:style-name="ce1321" office:value-type="string" calcext:value-type="string">
            <text:p>MK-46</text:p>
          </table:table-cell>
          <table:table-cell table:style-name="ce1352" office:value-type="float" office:value="63" calcext:value-type="float">
            <text:p>63</text:p>
          </table:table-cell>
          <table:table-cell table:style-name="ce1402" table:number-columns-repeated="4"/>
          <table:table-cell table:style-name="ce1537" office:value-type="float" office:value="12" calcext:value-type="float">
            <text:p>12</text:p>
          </table:table-cell>
          <table:table-cell table:style-name="ce673" table:formula="of:=IF(ISBLANK([.N23]);&quot;&quot;;EDATE([.N23];[.O23]))">
            <text:p/>
          </table:table-cell>
          <table:table-cell table:style-name="ce1063" table:formula="of:=IF(OR([.P23]&lt;TODAY(); [.P2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/>
          <table:table-cell table:style-name="ce580" office:value-type="string" calcext:value-type="string">
            <text:p>CMASM</text:p>
          </table:table-cell>
          <table:table-cell table:style-name="ce580" office:value-type="string" calcext:value-type="string">
            <text:p>nec reparo</text:p>
          </table:table-cell>
          <table:table-cell table:style-name="ce1713" office:value-type="currency" office:currency="BRL" office:value="1164.35" calcext:value-type="currency">
            <text:p>R$ 1.164,35</text:p>
          </table:table-cell>
          <table:table-cell table:style-name="ce1256" office:value-type="string" calcext:value-type="string">
            <text:p>ORÇAMENTO R181839Z</text:p>
          </table:table-cell>
          <table:table-cell table:style-name="ce1177" office:value-type="string" calcext:value-type="string">
            <text:p>ALT CRED G.424.2023.AC.00244</text:p>
          </table:table-cell>
          <table:table-cell table:style-name="ce1188" office:value-type="string" calcext:value-type="string">
            <text:p>CMS</text:p>
          </table:table-cell>
          <table:table-cell table:number-columns-repeated="1000"/>
        </table:table-row>
        <table:table-row table:style-name="ro3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FONTE DC</text:p>
          </table:table-cell>
          <table:table-cell table:style-name="ce1188" office:value-type="string" calcext:value-type="string">
            <text:p>AGILENT</text:p>
          </table:table-cell>
          <table:table-cell table:style-name="ce1192" office:value-type="string" calcext:value-type="string">
            <text:p>6622A</text:p>
          </table:table-cell>
          <table:table-cell table:style-name="ce1188" table:number-columns-repeated="2"/>
          <table:table-cell table:style-name="ce1192" office:value-type="string" calcext:value-type="string">
            <text:p>CMASM-IDE-ASP-011</text:p>
          </table:table-cell>
          <table:table-cell table:style-name="ce1309" office:value-type="string" calcext:value-type="string">
            <text:p>US37360580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63" calcext:value-type="float">
            <text:p>63</text:p>
          </table:table-cell>
          <table:table-cell table:style-name="ce388" table:number-columns-repeated="3"/>
          <table:table-cell table:style-name="ce388" office:value-type="date" office:date-value="2017-10-01" calcext:value-type="date">
            <text:p>01/10/17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24]);DATE(2024;1;1);EDATE([.N24];[.O24]))" office:value-type="date" office:date-value="2018-10-01" calcext:value-type="date">
            <text:p>01/10/18</text:p>
          </table:table-cell>
          <table:table-cell table:style-name="ce1063" table:formula="of:=IF(OR([.P24]&lt;TODAY(); [.P2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1719" office:value-type="currency" office:currency="BRL" office:value="1000.56" calcext:value-type="currency">
            <text:p>R$ 1.000,56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number-columns-repeated="1000"/>
        </table:table-row>
        <table:table-row table:style-name="ro3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GERADOR DE FUNÇÕES</text:p>
          </table:table-cell>
          <table:table-cell table:style-name="ce1188" office:value-type="string" calcext:value-type="string">
            <text:p>HP</text:p>
          </table:table-cell>
          <table:table-cell table:style-name="ce1157" office:value-type="string" calcext:value-type="string">
            <text:p>3325B</text:p>
          </table:table-cell>
          <table:table-cell table:style-name="ce1188" table:number-columns-repeated="2"/>
          <table:table-cell table:style-name="ce1192" office:value-type="string" calcext:value-type="string">
            <text:p>CMASM-IDE-ASP-012</text:p>
          </table:table-cell>
          <table:table-cell table:style-name="ce1309" office:value-type="string" calcext:value-type="string">
            <text:p><text:s/>2847A14342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64" calcext:value-type="float">
            <text:p>64</text:p>
          </table:table-cell>
          <table:table-cell table:style-name="ce388" table:number-columns-repeated="3"/>
          <table:table-cell table:style-name="ce388" office:value-type="date" office:date-value="2011-12-13" calcext:value-type="date">
            <text:p>13/12/11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25]);DATE(2024;1;1);EDATE([.N25];[.O25]))" office:value-type="date" office:date-value="2012-12-13" calcext:value-type="date">
            <text:p>13/12/12</text:p>
          </table:table-cell>
          <table:table-cell table:style-name="ce1063" table:formula="of:=IF(OR([.P25]&lt;TODAY(); [.P2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424" office:value-type="currency" office:currency="BRL" office:value="1552.47" calcext:value-type="currency">
            <text:p>R$ 1.552,47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number-columns-repeated="1000"/>
        </table:table-row>
        <table:table-row table:style-name="ro3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GERADOR DE FUNÇÕES</text:p>
          </table:table-cell>
          <table:table-cell table:style-name="ce1188" office:value-type="string" calcext:value-type="string">
            <text:p>HP</text:p>
          </table:table-cell>
          <table:table-cell table:style-name="ce1157" office:value-type="string" calcext:value-type="string">
            <text:p>3325B</text:p>
          </table:table-cell>
          <table:table-cell table:style-name="ce1188" table:number-columns-repeated="2"/>
          <table:table-cell table:style-name="ce1192" office:value-type="string" calcext:value-type="string">
            <text:p>CMASM-IDE-ASP-013</text:p>
          </table:table-cell>
          <table:table-cell table:style-name="ce1309" office:value-type="string" calcext:value-type="string">
            <text:p><text:s/>2847A14678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65" calcext:value-type="float">
            <text:p>65</text:p>
          </table:table-cell>
          <table:table-cell table:style-name="ce388" table:number-columns-repeated="3"/>
          <table:table-cell table:style-name="ce388" office:value-type="date" office:date-value="2011-12-13" calcext:value-type="date">
            <text:p>13/12/11</text:p>
          </table:table-cell>
          <table:table-cell table:style-name="ce983" office:value-type="float" office:value="12" calcext:value-type="float">
            <text:p>12</text:p>
          </table:table-cell>
          <table:table-cell table:style-name="ce673" table:formula="of:=IF(ISBLANK([.N26]);DATE(2024;1;1);EDATE([.N26];[.O26]))" office:value-type="date" office:date-value="2012-12-13" calcext:value-type="date">
            <text:p>13/12/12</text:p>
          </table:table-cell>
          <table:table-cell table:style-name="ce1063" table:formula="of:=IF(OR([.P26]&lt;TODAY(); [.P2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424" office:value-type="currency" office:currency="BRL" office:value="1552.47" calcext:value-type="currency">
            <text:p>R$ 1.552,47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number-columns-repeated="1000"/>
        </table:table-row>
        <table:table-row table:style-name="ro3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GERADOR DE FUNÇÕES</text:p>
          </table:table-cell>
          <table:table-cell table:style-name="ce1188" office:value-type="string" calcext:value-type="string">
            <text:p>HP</text:p>
          </table:table-cell>
          <table:table-cell table:style-name="ce1157" office:value-type="string" calcext:value-type="string">
            <text:p>3325B</text:p>
          </table:table-cell>
          <table:table-cell table:style-name="ce1188" table:number-columns-repeated="2"/>
          <table:table-cell table:style-name="ce1192" office:value-type="string" calcext:value-type="string">
            <text:p>CMASM-IDE-ASP-014</text:p>
          </table:table-cell>
          <table:table-cell table:style-name="ce1309" office:value-type="string" calcext:value-type="string">
            <text:p>2847A14367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66" calcext:value-type="float">
            <text:p>66</text:p>
          </table:table-cell>
          <table:table-cell table:style-name="ce388" table:number-columns-repeated="3"/>
          <table:table-cell table:style-name="ce388" office:value-type="date" office:date-value="2012-04-11" calcext:value-type="date">
            <text:p>11/04/12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27]);DATE(2024;1;1);EDATE([.N27];[.O27]))" office:value-type="date" office:date-value="2013-04-11" calcext:value-type="date">
            <text:p>11/04/13</text:p>
          </table:table-cell>
          <table:table-cell table:style-name="ce1063" table:formula="of:=IF(OR([.P27]&lt;TODAY(); [.P27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424" office:value-type="currency" office:currency="BRL" office:value="1552.47" calcext:value-type="currency">
            <text:p>R$ 1.552,47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number-columns-repeated="1000"/>
        </table:table-row>
        <table:table-row table:style-name="ro3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GERADOR DE FUNÇÕES</text:p>
          </table:table-cell>
          <table:table-cell table:style-name="ce1188" office:value-type="string" calcext:value-type="string">
            <text:p>HP</text:p>
          </table:table-cell>
          <table:table-cell table:style-name="ce1157" office:value-type="string" calcext:value-type="string">
            <text:p>3325B</text:p>
          </table:table-cell>
          <table:table-cell table:style-name="ce1188" table:number-columns-repeated="2"/>
          <table:table-cell table:style-name="ce1192" office:value-type="string" calcext:value-type="string">
            <text:p>CMASM-IDE-ASP-015</text:p>
          </table:table-cell>
          <table:table-cell table:style-name="ce1309" office:value-type="string" calcext:value-type="string">
            <text:p>2847A14369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67" calcext:value-type="float">
            <text:p>67</text:p>
          </table:table-cell>
          <table:table-cell table:style-name="ce388" table:number-columns-repeated="3"/>
          <table:table-cell table:style-name="ce388" office:value-type="date" office:date-value="2017-11-08" calcext:value-type="date">
            <text:p>08/11/17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28]);DATE(2024;1;1);EDATE([.N28];[.O28]))" office:value-type="date" office:date-value="2018-11-08" calcext:value-type="date">
            <text:p>08/11/18</text:p>
          </table:table-cell>
          <table:table-cell table:style-name="ce1063" table:formula="of:=IF(OR([.P28]&lt;TODAY(); [.P2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424" office:value-type="currency" office:currency="BRL" office:value="1552.47" calcext:value-type="currency">
            <text:p>R$ 1.552,47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number-columns-repeated="1000"/>
        </table:table-row>
        <table:table-row table:style-name="ro3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GERADOR DE FUNÇÕES</text:p>
          </table:table-cell>
          <table:table-cell table:style-name="ce1188" office:value-type="string" calcext:value-type="string">
            <text:p>HP</text:p>
          </table:table-cell>
          <table:table-cell table:style-name="ce1157" office:value-type="string" calcext:value-type="string">
            <text:p>3325B</text:p>
          </table:table-cell>
          <table:table-cell table:style-name="ce1188" table:number-columns-repeated="2"/>
          <table:table-cell table:style-name="ce1192" office:value-type="string" calcext:value-type="string">
            <text:p>CMASM-IDE-ASP-016</text:p>
          </table:table-cell>
          <table:table-cell table:style-name="ce1309" office:value-type="string" calcext:value-type="string">
            <text:p>2847A14678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68" calcext:value-type="float">
            <text:p>68</text:p>
          </table:table-cell>
          <table:table-cell table:style-name="ce388" table:number-columns-repeated="3"/>
          <table:table-cell table:style-name="ce388" office:value-type="date" office:date-value="2017-11-08" calcext:value-type="date">
            <text:p>08/11/17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29]);DATE(2024;1;1);EDATE([.N29];[.O29]))" office:value-type="date" office:date-value="2018-11-08" calcext:value-type="date">
            <text:p>08/11/18</text:p>
          </table:table-cell>
          <table:table-cell table:style-name="ce1063" table:formula="of:=IF(OR([.P29]&lt;TODAY(); [.P2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424" office:value-type="currency" office:currency="BRL" office:value="1552.47" calcext:value-type="currency">
            <text:p>R$ 1.552,47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number-columns-repeated="1000"/>
        </table:table-row>
        <table:table-row table:style-name="ro3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GERADOR DE FUNÇÕES</text:p>
          </table:table-cell>
          <table:table-cell table:style-name="ce1188" office:value-type="string" calcext:value-type="string">
            <text:p>AGILENT</text:p>
          </table:table-cell>
          <table:table-cell table:style-name="ce1192" office:value-type="string" calcext:value-type="string">
            <text:p>81101A</text:p>
          </table:table-cell>
          <table:table-cell table:style-name="ce1188" table:number-columns-repeated="2"/>
          <table:table-cell table:style-name="ce1192" office:value-type="string" calcext:value-type="string">
            <text:p>CMASM-IDE-ASP-017</text:p>
          </table:table-cell>
          <table:table-cell table:style-name="ce1309" office:value-type="string" calcext:value-type="string">
            <text:p>DE38900644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69" calcext:value-type="float">
            <text:p>69</text:p>
          </table:table-cell>
          <table:table-cell table:style-name="ce388" table:number-columns-repeated="3"/>
          <table:table-cell table:style-name="ce388" office:value-type="date" office:date-value="2017-11-08" calcext:value-type="date">
            <text:p>08/11/17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30]);DATE(2024;1;1);EDATE([.N30];[.O30]))" office:value-type="date" office:date-value="2018-11-08" calcext:value-type="date">
            <text:p>08/11/18</text:p>
          </table:table-cell>
          <table:table-cell table:style-name="ce1063" table:formula="of:=IF(OR([.P30]&lt;TODAY(); [.P3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424" office:value-type="currency" office:currency="BRL" office:value="1552.47" calcext:value-type="currency">
            <text:p>R$ 1.552,47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number-columns-repeated="1000"/>
        </table:table-row>
        <table:table-row table:style-name="ro5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GERADOR DE FUNÇÕES</text:p>
          </table:table-cell>
          <table:table-cell table:style-name="ce1188" office:value-type="string" calcext:value-type="string">
            <text:p>TEKTRONIX</text:p>
          </table:table-cell>
          <table:table-cell table:style-name="ce1192" office:value-type="string" calcext:value-type="string">
            <text:p>AFG 310</text:p>
          </table:table-cell>
          <table:table-cell table:style-name="ce1188" table:number-columns-repeated="2"/>
          <table:table-cell table:style-name="ce1192" office:value-type="string" calcext:value-type="string">
            <text:p>CMASM-IDE-ASP-018</text:p>
          </table:table-cell>
          <table:table-cell table:style-name="ce1309" office:value-type="string" calcext:value-type="string">
            <text:p>J310365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70" calcext:value-type="float">
            <text:p>70</text:p>
          </table:table-cell>
          <table:table-cell table:style-name="ce388" table:number-columns-repeated="3"/>
          <table:table-cell table:style-name="ce388" office:value-type="date" office:date-value="2022-06-03" calcext:value-type="date">
            <text:p>03/06/22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31]);DATE(2024;1;1);EDATE([.N31];[.O31]))" office:value-type="date" office:date-value="2023-06-03" calcext:value-type="date">
            <text:p>03/06/23</text:p>
          </table:table-cell>
          <table:table-cell table:style-name="ce1063" table:formula="of:=IF(OR([.P31]&lt;TODAY(); [.P3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424" office:value-type="currency" office:currency="BRL" office:value="1552.47" calcext:value-type="currency">
            <text:p>R$ 1.552,47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number-columns-repeated="1000"/>
        </table:table-row>
        <table:table-row table:style-name="ro5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GERADOR DE FUNÇÕES</text:p>
          </table:table-cell>
          <table:table-cell table:style-name="ce1188" office:value-type="string" calcext:value-type="string">
            <text:p>TEKTRONIX</text:p>
          </table:table-cell>
          <table:table-cell table:style-name="ce1192" office:value-type="string" calcext:value-type="string">
            <text:p>AFG 310</text:p>
          </table:table-cell>
          <table:table-cell table:style-name="ce1188" table:number-columns-repeated="2"/>
          <table:table-cell table:style-name="ce1192" office:value-type="string" calcext:value-type="string">
            <text:p>CMASM-IDE-ASP-019</text:p>
          </table:table-cell>
          <table:table-cell table:style-name="ce1309" office:value-type="string" calcext:value-type="string">
            <text:p>J311303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71" calcext:value-type="float">
            <text:p>71</text:p>
          </table:table-cell>
          <table:table-cell table:style-name="ce388" office:value-type="date" office:date-value="2024-11-05" calcext:value-type="date">
            <text:p>05/11/24</text:p>
          </table:table-cell>
          <table:table-cell table:style-name="ce388" table:number-columns-repeated="2"/>
          <table:table-cell table:style-name="ce388" office:value-type="date" office:date-value="2017-10-01" calcext:value-type="date">
            <text:p>01/10/17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32]);DATE(2024;1;1);EDATE([.N32];[.O32]))" office:value-type="date" office:date-value="2018-10-01" calcext:value-type="date">
            <text:p>01/10/18</text:p>
          </table:table-cell>
          <table:table-cell table:style-name="ce1063" table:formula="of:=IF(OR([.P32]&lt;TODAY(); [.P3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062"/>
          <table:table-cell table:style-name="ce580" office:value-type="string" calcext:value-type="string">
            <text:p>CMASM</text:p>
          </table:table-cell>
          <table:table-cell table:style-name="ce1100"/>
          <table:table-cell table:style-name="ce424" office:value-type="currency" office:currency="BRL" office:value="1552.47" calcext:value-type="currency">
            <text:p>R$ 1.552,47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number-columns-repeated="1000"/>
        </table:table-row>
        <table:table-row table:style-name="ro9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GERADOR DE FUNÇÕES</text:p>
          </table:table-cell>
          <table:table-cell table:style-name="ce1188" office:value-type="string" calcext:value-type="string">
            <text:p>AGILENT</text:p>
          </table:table-cell>
          <table:table-cell table:style-name="ce1192" office:value-type="string" calcext:value-type="string">
            <text:p>33220A</text:p>
          </table:table-cell>
          <table:table-cell table:style-name="ce1188" table:number-columns-repeated="2"/>
          <table:table-cell table:style-name="ce1192" office:value-type="string" calcext:value-type="string">
            <text:p>CMASM-IDE-ASP-020</text:p>
          </table:table-cell>
          <table:table-cell table:style-name="ce1309" office:value-type="string" calcext:value-type="string">
            <text:p>MY44056542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72" calcext:value-type="float">
            <text:p>72</text:p>
          </table:table-cell>
          <table:table-cell table:style-name="ce388" office:value-type="date" office:date-value="2024-11-05" calcext:value-type="date">
            <text:p>05/11/24</text:p>
          </table:table-cell>
          <table:table-cell table:style-name="ce388"/>
          <table:table-cell table:style-name="ce388" office:value-type="date" office:date-value="2024-01-31" calcext:value-type="date">
            <text:p>31/01/24</text:p>
          </table:table-cell>
          <table:table-cell table:style-name="ce388" office:value-type="date" office:date-value="2024-12-12" calcext:value-type="date">
            <text:p>12/12/24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33]);DATE(2024;1;1);EDATE([.N33];[.O33]))" office:value-type="date" office:date-value="2025-12-12" calcext:value-type="date">
            <text:p>12/12/25</text:p>
          </table:table-cell>
          <table:table-cell table:style-name="ce1063" table:formula="of:=IF(OR([.P33]&lt;TODAY(); [.P33] = &quot;&quot;); &quot;DESCALIBRADO&quot;;&quot;CALIBRADO&quot;)" office:value-type="string" office:string-value="CALIBRADO" calcext:value-type="string">
            <text:p>CALIBRADO</text:p>
          </table:table-cell>
          <table:table-cell table:style-name="ce1049" office:value-type="string" calcext:value-type="string">
            <text:p>certificado nº 2142106/2024</text:p>
          </table:table-cell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424" office:value-type="currency" office:currency="BRL" office:value="1552.47" calcext:value-type="currency">
            <text:p>R$ 1.552,47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formula="of:=YEAR([.P33])" office:value-type="float" office:value="2025" calcext:value-type="float">
            <text:p>2025</text:p>
          </table:table-cell>
          <table:table-cell table:formula="of:=MONTH([.P33])" office:value-type="float" office:value="12" calcext:value-type="float">
            <text:p>12</text:p>
          </table:table-cell>
          <table:table-cell/>
          <table:table-cell table:formula="of:=COM.MICROSOFT.CONCAT([.B33]; &quot; &quot;; [.C33]; &quot; &quot;;[.D33])" office:value-type="string" office:string-value="GERADOR DE FUNÇÕES AGILENT 33220A" calcext:value-type="string">
            <text:p>GERADOR DE FUNÇÕES AGILENT 33220A</text:p>
          </table:table-cell>
          <table:table-cell table:formula="of:=[.H33]" office:value-type="string" office:string-value="MY44056542" calcext:value-type="string">
            <text:p>MY44056542</text:p>
          </table:table-cell>
          <table:table-cell table:style-name="ce2044" office:value-type="float" office:value="46" calcext:value-type="float">
            <text:p>46</text:p>
          </table:table-cell>
          <table:table-cell table:number-columns-repeated="963"/>
          <table:table-cell table:style-name="ce2045" table:number-columns-repeated="4"/>
          <table:table-cell table:number-columns-repeated="21"/>
          <table:table-cell table:style-name="ce2051" table:number-columns-repeated="2"/>
          <table:table-cell table:style-name="ce888" table:number-columns-repeated="4"/>
        </table:table-row>
        <table:table-row table:style-name="ro3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GERADOR DE FUNÇÕES</text:p>
          </table:table-cell>
          <table:table-cell table:style-name="ce1188" office:value-type="string" calcext:value-type="string">
            <text:p>AGILENT</text:p>
          </table:table-cell>
          <table:table-cell table:style-name="ce1192" office:value-type="string" calcext:value-type="string">
            <text:p>33220A</text:p>
          </table:table-cell>
          <table:table-cell table:style-name="ce1188" table:number-columns-repeated="2"/>
          <table:table-cell table:style-name="ce1192" office:value-type="string" calcext:value-type="string">
            <text:p>CMASM-IDE-ASP-021</text:p>
          </table:table-cell>
          <table:table-cell table:style-name="ce1309" office:value-type="string" calcext:value-type="string">
            <text:p>MY44056549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73" calcext:value-type="float">
            <text:p>73</text:p>
          </table:table-cell>
          <table:table-cell table:style-name="ce388" table:number-columns-repeated="3"/>
          <table:table-cell table:style-name="ce388" office:value-type="date" office:date-value="2017-10-13" calcext:value-type="date">
            <text:p>13/10/17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34]);DATE(2024;1;1);EDATE([.N34];[.O34]))" office:value-type="date" office:date-value="2018-10-13" calcext:value-type="date">
            <text:p>13/10/18</text:p>
          </table:table-cell>
          <table:table-cell table:style-name="ce1063" table:formula="of:=IF(OR([.P34]&lt;TODAY(); [.P3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424" office:value-type="currency" office:currency="BRL" office:value="1552.47" calcext:value-type="currency">
            <text:p>R$ 1.552,47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style-name="ce838" table:formula="of:=YEAR([.P34])" office:value-type="float" office:value="2018" calcext:value-type="float">
            <text:p>2018</text:p>
          </table:table-cell>
          <table:table-cell table:style-name="ce838" table:formula="of:=MONTH([.P34])" office:value-type="float" office:value="10" calcext:value-type="float">
            <text:p>10</text:p>
          </table:table-cell>
          <table:table-cell table:style-name="ce838" table:number-columns-repeated="967"/>
          <table:table-cell table:style-name="ce839" table:number-columns-repeated="25"/>
          <table:table-cell table:style-name="ce840" table:number-columns-repeated="2"/>
          <table:table-cell table:style-name="ce1844" table:number-columns-repeated="4"/>
        </table:table-row>
        <table:table-row table:style-name="ro3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GERADOR DE FUNÇÕES</text:p>
          </table:table-cell>
          <table:table-cell table:style-name="ce1188" office:value-type="string" calcext:value-type="string">
            <text:p>AGILENT</text:p>
          </table:table-cell>
          <table:table-cell table:style-name="ce1192" office:value-type="string" calcext:value-type="string">
            <text:p>83731B</text:p>
          </table:table-cell>
          <table:table-cell table:style-name="ce1188" table:number-columns-repeated="2"/>
          <table:table-cell table:style-name="ce1192" office:value-type="string" calcext:value-type="string">
            <text:p>CMASM-IDE-ASP-022</text:p>
          </table:table-cell>
          <table:table-cell table:style-name="ce1309" office:value-type="string" calcext:value-type="string">
            <text:p>US37100941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74" calcext:value-type="float">
            <text:p>74</text:p>
          </table:table-cell>
          <table:table-cell table:style-name="ce388" table:number-columns-repeated="3"/>
          <table:table-cell table:style-name="ce388" office:value-type="date" office:date-value="2017-10-07" calcext:value-type="date">
            <text:p>07/10/17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35]);DATE(2024;1;1);EDATE([.N35];[.O35]))" office:value-type="date" office:date-value="2018-10-07" calcext:value-type="date">
            <text:p>07/10/18</text:p>
          </table:table-cell>
          <table:table-cell table:style-name="ce1063" table:formula="of:=IF(OR([.P35]&lt;TODAY(); [.P3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424" office:value-type="currency" office:currency="BRL" office:value="1552.47" calcext:value-type="currency">
            <text:p>R$ 1.552,47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style-name="ce838" table:formula="of:=YEAR([.P35])" office:value-type="float" office:value="2018" calcext:value-type="float">
            <text:p>2018</text:p>
          </table:table-cell>
          <table:table-cell table:style-name="ce838" table:formula="of:=MONTH([.P35])" office:value-type="float" office:value="10" calcext:value-type="float">
            <text:p>10</text:p>
          </table:table-cell>
          <table:table-cell table:style-name="ce838" table:number-columns-repeated="967"/>
          <table:table-cell table:style-name="ce839" table:number-columns-repeated="25"/>
          <table:table-cell table:style-name="ce840" table:number-columns-repeated="2"/>
          <table:table-cell table:style-name="ce1844" table:number-columns-repeated="4"/>
        </table:table-row>
        <table:table-row table:style-name="ro29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GERADOR DE FUNÇÕES</text:p>
          </table:table-cell>
          <table:table-cell table:style-name="ce1188" office:value-type="string" calcext:value-type="string">
            <text:p>HP</text:p>
          </table:table-cell>
          <table:table-cell table:style-name="ce1053" office:value-type="string" calcext:value-type="string">
            <text:p>3325B</text:p>
          </table:table-cell>
          <table:table-cell table:style-name="ce583"/>
          <table:table-cell table:style-name="ce1157"/>
          <table:table-cell table:style-name="ce1192"/>
          <table:table-cell table:style-name="ce1157" office:value-type="string" calcext:value-type="string">
            <text:p>2847A03170</text:p>
          </table:table-cell>
          <table:table-cell table:style-name="ce1321" office:value-type="string" calcext:value-type="string">
            <text:p>MK-46</text:p>
          </table:table-cell>
          <table:table-cell table:style-name="ce1352" office:value-type="float" office:value="75" calcext:value-type="float">
            <text:p>75</text:p>
          </table:table-cell>
          <table:table-cell table:style-name="ce1402" office:value-type="date" office:date-value="2023-07-24" calcext:value-type="date">
            <text:p>24/07/23</text:p>
          </table:table-cell>
          <table:table-cell table:style-name="ce1402" office:value-type="date" office:date-value="2023-07-25" calcext:value-type="date">
            <text:p>25/07/23</text:p>
          </table:table-cell>
          <table:table-cell table:style-name="ce1402" table:number-columns-repeated="2"/>
          <table:table-cell table:style-name="ce1537" office:value-type="float" office:value="12" calcext:value-type="float">
            <text:p>12</text:p>
          </table:table-cell>
          <table:table-cell table:style-name="ce673" table:formula="of:=IF(ISBLANK([.N36]);&quot;&quot;;EDATE([.N36];[.O36]))">
            <text:p/>
          </table:table-cell>
          <table:table-cell table:style-name="ce1063" table:formula="of:=IF(OR([.P36]&lt;TODAY(); [.P3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80" office:value-type="string" calcext:value-type="string">
            <text:p>EM CALIBRAÇÃO</text:p>
          </table:table-cell>
          <table:table-cell table:style-name="ce580" office:value-type="string" calcext:value-type="string">
            <text:p>CMS</text:p>
          </table:table-cell>
          <table:table-cell table:style-name="ce725" office:value-type="string" calcext:value-type="string">
            <text:p>R271821Z/OUT/2023  - LVAD</text:p>
            <text:p>CMS CONDENOU EQUIPAMENTO</text:p>
          </table:table-cell>
          <table:table-cell table:style-name="ce1713" office:value-type="currency" office:currency="BRL" office:value="3881.18" calcext:value-type="currency">
            <text:p>R$ 3.881,18</text:p>
          </table:table-cell>
          <table:table-cell table:style-name="ce1256" office:value-type="string" calcext:value-type="string">
            <text:p>ORÇAMENTO R181839Z</text:p>
          </table:table-cell>
          <table:table-cell table:style-name="ce1256" office:value-type="string" calcext:value-type="string">
            <text:p>IND ALTCRED</text:p>
            <text:p>4122023ac00191</text:p>
          </table:table-cell>
          <table:table-cell table:style-name="ce1188" office:value-type="string" calcext:value-type="string">
            <text:p>CMS</text:p>
          </table:table-cell>
          <table:table-cell table:style-name="ce838" table:formula="of:=YEAR([.P36])" office:value-type="string" office:string-value="" calcext:value-type="error">
            <text:p>#VALOR!</text:p>
          </table:table-cell>
          <table:table-cell table:style-name="ce838" table:formula="of:=MONTH([.P36])" office:value-type="string" office:string-value="" calcext:value-type="error">
            <text:p>#VALOR!</text:p>
          </table:table-cell>
          <table:table-cell table:style-name="ce838" table:number-columns-repeated="967"/>
          <table:table-cell table:style-name="ce839" table:number-columns-repeated="25"/>
          <table:table-cell table:style-name="ce840" table:number-columns-repeated="2"/>
          <table:table-cell table:style-name="ce1844" table:number-columns-repeated="4"/>
        </table:table-row>
        <table:table-row table:style-name="ro5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EDIDOR DE POTÊNCIA RF/IRF</text:p>
          </table:table-cell>
          <table:table-cell table:style-name="ce1188" office:value-type="string" calcext:value-type="string">
            <text:p>MARCONI</text:p>
          </table:table-cell>
          <table:table-cell table:style-name="ce1192" office:value-type="string" calcext:value-type="string">
            <text:p>6960B </text:p>
          </table:table-cell>
          <table:table-cell table:style-name="ce1188" table:number-columns-repeated="2"/>
          <table:table-cell table:style-name="ce1192" office:value-type="string" calcext:value-type="string">
            <text:p>CMASM-IDE-ASP-023</text:p>
          </table:table-cell>
          <table:table-cell table:style-name="ce1309" office:value-type="string" calcext:value-type="string">
            <text:p>696001/329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75" calcext:value-type="float">
            <text:p>75</text:p>
          </table:table-cell>
          <table:table-cell table:style-name="ce388" office:value-type="date" office:date-value="2024-11-05" calcext:value-type="date">
            <text:p>05/11/24</text:p>
          </table:table-cell>
          <table:table-cell table:style-name="ce388" table:number-columns-repeated="2"/>
          <table:table-cell table:style-name="ce388" office:value-type="date" office:date-value="2022-05-25" calcext:value-type="date">
            <text:p>25/05/22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37]);DATE(2024;1;1);EDATE([.N37];[.O37]))" office:value-type="date" office:date-value="2023-05-25" calcext:value-type="date">
            <text:p>25/05/23</text:p>
          </table:table-cell>
          <table:table-cell table:style-name="ce1063" table:formula="of:=IF(OR([.P37]&lt;TODAY(); [.P37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412" office:value-type="currency" office:currency="BRL" office:value="776.23" calcext:value-type="currency">
            <text:p>R$ 776,23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style-name="ce838" table:formula="of:=YEAR([.P37])" office:value-type="float" office:value="2023" calcext:value-type="float">
            <text:p>2023</text:p>
          </table:table-cell>
          <table:table-cell table:style-name="ce838" table:formula="of:=MONTH([.P37])" office:value-type="float" office:value="5" calcext:value-type="float">
            <text:p>5</text:p>
          </table:table-cell>
          <table:table-cell table:style-name="ce838" table:number-columns-repeated="967"/>
          <table:table-cell table:style-name="ce839" table:number-columns-repeated="25"/>
          <table:table-cell table:style-name="ce840" table:number-columns-repeated="2"/>
          <table:table-cell table:style-name="ce1844" table:number-columns-repeated="4"/>
        </table:table-row>
        <table:table-row table:style-name="ro3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FLUKE</text:p>
          </table:table-cell>
          <table:table-cell table:style-name="ce1192" office:value-type="float" office:value="45" calcext:value-type="float">
            <text:p>45</text:p>
          </table:table-cell>
          <table:table-cell table:style-name="ce1188" table:number-columns-repeated="2"/>
          <table:table-cell table:style-name="ce1192" office:value-type="string" calcext:value-type="string">
            <text:p>CMASM-IDE-ASP-024</text:p>
          </table:table-cell>
          <table:table-cell table:style-name="ce1309" office:value-type="float" office:value="7685078" calcext:value-type="float">
            <text:p>7685078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76" calcext:value-type="float">
            <text:p>76</text:p>
          </table:table-cell>
          <table:table-cell table:style-name="ce388" office:value-type="date" office:date-value="2024-11-05" calcext:value-type="date">
            <text:p>05/11/24</text:p>
          </table:table-cell>
          <table:table-cell table:style-name="ce388" table:number-columns-repeated="2"/>
          <table:table-cell table:style-name="ce388" office:value-type="date" office:date-value="2022-02-01" calcext:value-type="date">
            <text:p>01/02/22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38]);DATE(2024;1;1);EDATE([.N38];[.O38]))" office:value-type="date" office:date-value="2023-02-01" calcext:value-type="date">
            <text:p>01/02/23</text:p>
          </table:table-cell>
          <table:table-cell table:style-name="ce1063" table:formula="of:=IF(OR([.P38]&lt;TODAY(); [.P3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412" office:value-type="currency" office:currency="BRL" office:value="776.23" calcext:value-type="currency">
            <text:p>R$ 776,23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style-name="ce838" table:formula="of:=YEAR([.P38])" office:value-type="float" office:value="2023" calcext:value-type="float">
            <text:p>2023</text:p>
          </table:table-cell>
          <table:table-cell table:style-name="ce838" table:formula="of:=MONTH([.P38])" office:value-type="float" office:value="2" calcext:value-type="float">
            <text:p>2</text:p>
          </table:table-cell>
          <table:table-cell table:style-name="ce838" table:number-columns-repeated="967"/>
          <table:table-cell table:style-name="ce839" table:number-columns-repeated="25"/>
          <table:table-cell table:style-name="ce840" table:number-columns-repeated="2"/>
          <table:table-cell table:style-name="ce1844" table:number-columns-repeated="4"/>
        </table:table-row>
        <table:table-row table:style-name="ro6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FLUKE</text:p>
          </table:table-cell>
          <table:table-cell table:style-name="ce1192" office:value-type="float" office:value="177" calcext:value-type="float">
            <text:p>177</text:p>
          </table:table-cell>
          <table:table-cell table:style-name="ce1188" table:number-columns-repeated="2"/>
          <table:table-cell table:style-name="ce1192" office:value-type="string" calcext:value-type="string">
            <text:p>CMASM-IDE-ASP-025</text:p>
          </table:table-cell>
          <table:table-cell table:style-name="ce1309" office:value-type="float" office:value="82570357" calcext:value-type="float">
            <text:p>82570357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77" calcext:value-type="float">
            <text:p>77</text:p>
          </table:table-cell>
          <table:table-cell table:style-name="ce388" office:value-type="date" office:date-value="2024-11-05" calcext:value-type="date">
            <text:p>05/11/24</text:p>
          </table:table-cell>
          <table:table-cell table:style-name="ce388"/>
          <table:table-cell table:style-name="ce388" office:value-type="date" office:date-value="2024-01-31" calcext:value-type="date">
            <text:p>31/01/24</text:p>
          </table:table-cell>
          <table:table-cell table:style-name="ce388" office:value-type="date" office:date-value="2025-12-12" calcext:value-type="date">
            <text:p>12/12/25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39]);DATE(2024;1;1);EDATE([.N39];[.O39]))" office:value-type="date" office:date-value="2026-12-12" calcext:value-type="date">
            <text:p>12/12/26</text:p>
          </table:table-cell>
          <table:table-cell table:style-name="ce1063" table:formula="of:=IF(OR([.P39]&lt;TODAY(); [.P39] = &quot;&quot;); &quot;DESCALIBRADO&quot;;&quot;CALIBRADO&quot;)" office:value-type="string" office:string-value="CALIBRADO" calcext:value-type="string">
            <text:p>CALIBRADO</text:p>
          </table:table-cell>
          <table:table-cell table:style-name="ce580" office:value-type="string" calcext:value-type="string">
            <text:p>certificado nº 2142108/2024</text:p>
          </table:table-cell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412" office:value-type="currency" office:currency="BRL" office:value="776.23" calcext:value-type="currency">
            <text:p>R$ 776,23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style-name="ce838" table:formula="of:=YEAR([.P39])" office:value-type="float" office:value="2026" calcext:value-type="float">
            <text:p>2026</text:p>
          </table:table-cell>
          <table:table-cell table:style-name="ce838" table:formula="of:=MONTH([.P39])" office:value-type="float" office:value="12" calcext:value-type="float">
            <text:p>12</text:p>
          </table:table-cell>
          <table:table-cell table:style-name="ce838" table:number-columns-repeated="967"/>
          <table:table-cell table:style-name="ce839" table:number-columns-repeated="25"/>
          <table:table-cell table:style-name="ce840" table:number-columns-repeated="2"/>
          <table:table-cell table:style-name="ce1844" table:number-columns-repeated="4"/>
        </table:table-row>
        <table:table-row table:style-name="ro3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ICEL</text:p>
          </table:table-cell>
          <table:table-cell table:style-name="ce1192" office:value-type="string" calcext:value-type="string">
            <text:p>MOD-6400 </text:p>
          </table:table-cell>
          <table:table-cell table:style-name="ce1188" table:number-columns-repeated="2"/>
          <table:table-cell table:style-name="ce1192" office:value-type="string" calcext:value-type="string">
            <text:p>CMASM-IDE-ASP-026</text:p>
          </table:table-cell>
          <table:table-cell table:style-name="ce1309" office:value-type="float" office:value="1040530956" calcext:value-type="float">
            <text:p>1040530956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78" calcext:value-type="float">
            <text:p>78</text:p>
          </table:table-cell>
          <table:table-cell table:style-name="ce388" office:value-type="date" office:date-value="2024-11-05" calcext:value-type="date">
            <text:p>05/11/24</text:p>
          </table:table-cell>
          <table:table-cell table:style-name="ce388" table:number-columns-repeated="2"/>
          <table:table-cell table:style-name="ce388" office:value-type="date" office:date-value="2022-05-25" calcext:value-type="date">
            <text:p>25/05/22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40]);DATE(2024;1;1);EDATE([.N40];[.O40]))" office:value-type="date" office:date-value="2023-05-25" calcext:value-type="date">
            <text:p>25/05/23</text:p>
          </table:table-cell>
          <table:table-cell table:style-name="ce1063" table:formula="of:=IF(OR([.P40]&lt;TODAY(); [.P4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412" office:value-type="currency" office:currency="BRL" office:value="776.23" calcext:value-type="currency">
            <text:p>R$ 776,23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style-name="ce838" table:formula="of:=YEAR([.P40])" office:value-type="float" office:value="2023" calcext:value-type="float">
            <text:p>2023</text:p>
          </table:table-cell>
          <table:table-cell table:style-name="ce838" table:formula="of:=MONTH([.P40])" office:value-type="float" office:value="5" calcext:value-type="float">
            <text:p>5</text:p>
          </table:table-cell>
          <table:table-cell table:style-name="ce838" table:number-columns-repeated="967"/>
          <table:table-cell table:style-name="ce839" table:number-columns-repeated="25"/>
          <table:table-cell table:style-name="ce840" table:number-columns-repeated="2"/>
          <table:table-cell table:style-name="ce1844" table:number-columns-repeated="4"/>
        </table:table-row>
        <table:table-row table:style-name="ro3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SIMPSON</text:p>
          </table:table-cell>
          <table:table-cell table:style-name="ce1192" office:value-type="string" calcext:value-type="string">
            <text:p>260-6XLPM</text:p>
          </table:table-cell>
          <table:table-cell table:style-name="ce1188" table:number-columns-repeated="2"/>
          <table:table-cell table:style-name="ce1192" office:value-type="string" calcext:value-type="string">
            <text:p>CMASM-IDE-ASP-027</text:p>
          </table:table-cell>
          <table:table-cell table:style-name="ce1309" office:value-type="string" calcext:value-type="string">
            <text:p>1408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79" calcext:value-type="float">
            <text:p>79</text:p>
          </table:table-cell>
          <table:table-cell table:style-name="ce388" table:number-columns-repeated="3"/>
          <table:table-cell table:style-name="ce1406" office:value-type="date" office:date-value="2021-07-26" calcext:value-type="date">
            <text:p>26/07/21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41]);DATE(2024;1;1);EDATE([.N41];[.O41]))" office:value-type="date" office:date-value="2022-07-26" calcext:value-type="date">
            <text:p>26/07/22</text:p>
          </table:table-cell>
          <table:table-cell table:style-name="ce1063" table:formula="of:=IF(OR([.P41]&lt;TODAY(); [.P4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580" office:value-type="string" calcext:value-type="string">
            <text:p>CMASM</text:p>
          </table:table-cell>
          <table:table-cell table:style-name="ce1116"/>
          <table:table-cell table:style-name="ce412" office:value-type="currency" office:currency="BRL" office:value="776.23" calcext:value-type="currency">
            <text:p>R$ 776,23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style-name="ce838" table:formula="of:=YEAR([.P41])" office:value-type="float" office:value="2022" calcext:value-type="float">
            <text:p>2022</text:p>
          </table:table-cell>
          <table:table-cell table:style-name="ce838" table:formula="of:=MONTH([.P41])" office:value-type="float" office:value="7" calcext:value-type="float">
            <text:p>7</text:p>
          </table:table-cell>
          <table:table-cell table:style-name="ce838" table:number-columns-repeated="967"/>
          <table:table-cell table:style-name="ce839" table:number-columns-repeated="25"/>
          <table:table-cell table:style-name="ce840" table:number-columns-repeated="2"/>
          <table:table-cell table:style-name="ce1844" table:number-columns-repeated="4"/>
        </table:table-row>
        <table:table-row table:style-name="ro7" table:visibility="filter">
          <table:table-cell table:style-name="ce1188" office:value-type="string" calcext:value-type="string">
            <text:p>ELE </text:p>
          </table:table-cell>
          <table:table-cell table:style-name="ce1192" office:value-type="string" calcext:value-type="string">
            <text:p>MULTÍMETRO 6 DÍGITOS</text:p>
          </table:table-cell>
          <table:table-cell table:style-name="ce1188" office:value-type="string" calcext:value-type="string">
            <text:p>KEYSIGHT</text:p>
          </table:table-cell>
          <table:table-cell table:style-name="ce1192" office:value-type="string" calcext:value-type="string">
            <text:p>34461A</text:p>
          </table:table-cell>
          <table:table-cell table:style-name="ce583" office:value-type="string" calcext:value-type="string">
            <text:p>1000 VDC </text:p>
            <text:p>750 VAC</text:p>
            <text:p>100 a 100M Ohm</text:p>
            <text:p>0.01 a 3 ADC</text:p>
            <text:p>1 a 3 AAC</text:p>
            <text:p>Continuidade </text:p>
            <text:p>Diodo</text:p>
          </table:table-cell>
          <table:table-cell table:style-name="ce1188"/>
          <table:table-cell table:style-name="ce1192" office:value-type="string" calcext:value-type="string">
            <text:p>CMASM-IDE-ASP-029</text:p>
          </table:table-cell>
          <table:table-cell table:style-name="ce1309" office:value-type="string" calcext:value-type="string">
            <text:p>US36096714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80" calcext:value-type="float">
            <text:p>80</text:p>
          </table:table-cell>
          <table:table-cell table:style-name="ce388" table:number-columns-repeated="3"/>
          <table:table-cell table:style-name="ce388" office:value-type="date" office:date-value="2017-10-05" calcext:value-type="date">
            <text:p>05/10/17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42]);DATE(2024;1;1);EDATE([.N42];[.O42]))" office:value-type="date" office:date-value="2018-10-05" calcext:value-type="date">
            <text:p>05/10/18</text:p>
          </table:table-cell>
          <table:table-cell table:style-name="ce1063" table:formula="of:=IF(OR([.P42]&lt;TODAY(); [.P4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412" office:value-type="currency" office:currency="BRL" office:value="776.23" calcext:value-type="currency">
            <text:p>R$ 776,23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style-name="ce838" table:formula="of:=YEAR([.P42])" office:value-type="float" office:value="2018" calcext:value-type="float">
            <text:p>2018</text:p>
          </table:table-cell>
          <table:table-cell table:style-name="ce838" table:formula="of:=MONTH([.P42])" office:value-type="float" office:value="10" calcext:value-type="float">
            <text:p>10</text:p>
          </table:table-cell>
          <table:table-cell table:style-name="ce838" table:number-columns-repeated="967"/>
          <table:table-cell table:style-name="ce839" table:number-columns-repeated="25"/>
          <table:table-cell table:style-name="ce840" table:number-columns-repeated="2"/>
          <table:table-cell table:style-name="ce1844" table:number-columns-repeated="4"/>
        </table:table-row>
        <table:table-row table:style-name="ro7" table:visibility="filter">
          <table:table-cell table:style-name="ce1188" office:value-type="string" calcext:value-type="string">
            <text:p>ELE </text:p>
          </table:table-cell>
          <table:table-cell table:style-name="ce1192" office:value-type="string" calcext:value-type="string">
            <text:p>MULTÍMETRO 6 DÍGITOS</text:p>
          </table:table-cell>
          <table:table-cell table:style-name="ce1188" office:value-type="string" calcext:value-type="string">
            <text:p>KEYSIGHT</text:p>
          </table:table-cell>
          <table:table-cell table:style-name="ce1192" office:value-type="string" calcext:value-type="string">
            <text:p>34461A</text:p>
          </table:table-cell>
          <table:table-cell table:style-name="ce583" office:value-type="string" calcext:value-type="string">
            <text:p>1000 VDC </text:p>
            <text:p>750 VAC</text:p>
            <text:p>100 a 100M Ohm</text:p>
            <text:p>0.01 a 3 ADC</text:p>
            <text:p>1 a 3 AAC</text:p>
            <text:p>Continuidade </text:p>
            <text:p>Diodo</text:p>
          </table:table-cell>
          <table:table-cell table:style-name="ce1188"/>
          <table:table-cell table:style-name="ce1192" office:value-type="string" calcext:value-type="string">
            <text:p>CMASM-IDE-ASP-030</text:p>
          </table:table-cell>
          <table:table-cell table:style-name="ce1309" office:value-type="string" calcext:value-type="string">
            <text:p>US36096719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81" calcext:value-type="float">
            <text:p>81</text:p>
          </table:table-cell>
          <table:table-cell table:style-name="ce388" table:number-columns-repeated="3"/>
          <table:table-cell table:style-name="ce388" office:value-type="date" office:date-value="2017-10-05" calcext:value-type="date">
            <text:p>05/10/17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43]);DATE(2024;1;1);EDATE([.N43];[.O43]))" office:value-type="date" office:date-value="2018-10-05" calcext:value-type="date">
            <text:p>05/10/18</text:p>
          </table:table-cell>
          <table:table-cell table:style-name="ce1063" table:formula="of:=IF(OR([.P43]&lt;TODAY(); [.P4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412" office:value-type="currency" office:currency="BRL" office:value="776.23" calcext:value-type="currency">
            <text:p>R$ 776,23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style-name="ce838" table:formula="of:=YEAR([.P43])" office:value-type="float" office:value="2018" calcext:value-type="float">
            <text:p>2018</text:p>
          </table:table-cell>
          <table:table-cell table:style-name="ce838" table:formula="of:=MONTH([.P43])" office:value-type="float" office:value="10" calcext:value-type="float">
            <text:p>10</text:p>
          </table:table-cell>
          <table:table-cell table:style-name="ce838" table:number-columns-repeated="967"/>
          <table:table-cell table:style-name="ce839" table:number-columns-repeated="25"/>
          <table:table-cell table:style-name="ce840" table:number-columns-repeated="2"/>
          <table:table-cell table:style-name="ce1844" table:number-columns-repeated="4"/>
        </table:table-row>
        <table:table-row table:style-name="ro7" table:visibility="filter">
          <table:table-cell table:style-name="ce1188" office:value-type="string" calcext:value-type="string">
            <text:p>ELE </text:p>
          </table:table-cell>
          <table:table-cell table:style-name="ce1192" office:value-type="string" calcext:value-type="string">
            <text:p>MULTÍMETRO 6 DÍGITOS</text:p>
          </table:table-cell>
          <table:table-cell table:style-name="ce1188" office:value-type="string" calcext:value-type="string">
            <text:p>KEYSIGHT</text:p>
          </table:table-cell>
          <table:table-cell table:style-name="ce1192" office:value-type="string" calcext:value-type="string">
            <text:p>34461A</text:p>
          </table:table-cell>
          <table:table-cell table:style-name="ce583" office:value-type="string" calcext:value-type="string">
            <text:p>1000 VDC </text:p>
            <text:p>750 VAC</text:p>
            <text:p>100 a 100M Ohm</text:p>
            <text:p>0.01 a 3 ADC</text:p>
            <text:p>1 a 3 AAC</text:p>
            <text:p>Continuidade </text:p>
            <text:p>Diodo</text:p>
          </table:table-cell>
          <table:table-cell table:style-name="ce1188"/>
          <table:table-cell table:style-name="ce1192" office:value-type="string" calcext:value-type="string">
            <text:p>CMASM-IDE-ASP-031</text:p>
          </table:table-cell>
          <table:table-cell table:style-name="ce1309" office:value-type="string" calcext:value-type="string">
            <text:p>US36111522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82" calcext:value-type="float">
            <text:p>82</text:p>
          </table:table-cell>
          <table:table-cell table:style-name="ce388" table:number-columns-repeated="3"/>
          <table:table-cell table:style-name="ce388" office:value-type="date" office:date-value="2022-06-14" calcext:value-type="date">
            <text:p>14/06/22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44]);DATE(2024;1;1);EDATE([.N44];[.O44]))" office:value-type="date" office:date-value="2023-06-14" calcext:value-type="date">
            <text:p>14/06/23</text:p>
          </table:table-cell>
          <table:table-cell table:style-name="ce1022" table:formula="of:=IF(OR([.P44]&lt;TODAY(); [.P4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580" office:value-type="string" calcext:value-type="string">
            <text:p>CMASM</text:p>
          </table:table-cell>
          <table:table-cell table:style-name="ce1188"/>
          <table:table-cell table:style-name="ce412" office:value-type="currency" office:currency="BRL" office:value="776.23" calcext:value-type="currency">
            <text:p>R$ 776,23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style-name="ce458" table:formula="of:=IF(ISBLANK([.P44]); 2024;YEAR([.P44]))" office:value-type="float" office:value="2023" calcext:value-type="float">
            <text:p>2023</text:p>
          </table:table-cell>
          <table:table-cell table:style-name="ce458" table:formula="of:=MONTH([.P44])" office:value-type="float" office:value="6" calcext:value-type="float">
            <text:p>6</text:p>
          </table:table-cell>
          <table:table-cell table:number-columns-repeated="967"/>
          <table:table-cell table:style-name="ce2045" table:number-columns-repeated="4"/>
          <table:table-cell table:number-columns-repeated="21"/>
          <table:table-cell table:style-name="ce2051" table:number-columns-repeated="2"/>
          <table:table-cell table:style-name="Default" table:number-columns-repeated="4"/>
        </table:table-row>
        <table:table-row table:style-name="ro5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NOISE GENERATOR</text:p>
          </table:table-cell>
          <table:table-cell table:style-name="ce1188" office:value-type="string" calcext:value-type="string">
            <text:p>NOISECOM</text:p>
          </table:table-cell>
          <table:table-cell table:style-name="ce1192" office:value-type="string" calcext:value-type="string">
            <text:p>NC6103 </text:p>
          </table:table-cell>
          <table:table-cell table:style-name="ce1188" table:number-columns-repeated="2"/>
          <table:table-cell table:style-name="ce1192" office:value-type="string" calcext:value-type="string">
            <text:p>CMASM-IDE-ASP-032</text:p>
          </table:table-cell>
          <table:table-cell table:style-name="ce1309" office:value-type="string" calcext:value-type="string">
            <text:p>L330-9945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83" calcext:value-type="float">
            <text:p>83</text:p>
          </table:table-cell>
          <table:table-cell table:style-name="ce388" table:number-columns-repeated="3"/>
          <table:table-cell table:style-name="ce388" office:value-type="date" office:date-value="2017-11-09" calcext:value-type="date">
            <text:p>09/11/17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45]);DATE(2024;1;1);EDATE([.N45];[.O45]))" office:value-type="date" office:date-value="2018-11-09" calcext:value-type="date">
            <text:p>09/11/18</text:p>
          </table:table-cell>
          <table:table-cell table:style-name="ce1064" table:formula="of:=IF(OR([.P45]&lt;TODAY(); [.P4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1256" office:value-type="string" calcext:value-type="string">
            <text:p>CMASM</text:p>
          </table:table-cell>
          <table:table-cell table:style-name="ce1100"/>
          <table:table-cell table:style-name="ce412" office:value-type="currency" office:currency="BRL" office:value="776.23" calcext:value-type="currency">
            <text:p>R$ 776,23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formula="of:=YEAR([.P45])" office:value-type="float" office:value="2018" calcext:value-type="float">
            <text:p>2018</text:p>
          </table:table-cell>
          <table:table-cell table:formula="of:=MONTH([.P45])" office:value-type="float" office:value="11" calcext:value-type="float">
            <text:p>11</text:p>
          </table:table-cell>
          <table:table-cell table:number-columns-repeated="967"/>
          <table:table-cell table:style-name="ce2045" table:number-columns-repeated="4"/>
          <table:table-cell table:number-columns-repeated="21"/>
          <table:table-cell table:style-name="ce1454" table:number-columns-repeated="2"/>
          <table:table-cell table:style-name="Default" table:number-columns-repeated="4"/>
        </table:table-row>
        <table:table-row table:style-name="ro5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OSCILOSCÓPIO</text:p>
          </table:table-cell>
          <table:table-cell table:style-name="ce1188" office:value-type="string" calcext:value-type="string">
            <text:p>TEKTRONIX</text:p>
          </table:table-cell>
          <table:table-cell table:style-name="ce1192" office:value-type="string" calcext:value-type="string">
            <text:p>TDS3054</text:p>
          </table:table-cell>
          <table:table-cell table:style-name="ce1188" table:number-columns-repeated="2"/>
          <table:table-cell table:style-name="ce1192" office:value-type="string" calcext:value-type="string">
            <text:p>CMASM-IDE-ASP-033</text:p>
          </table:table-cell>
          <table:table-cell table:style-name="ce1309" office:value-type="string" calcext:value-type="string">
            <text:p>B013867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84" calcext:value-type="float">
            <text:p>84</text:p>
          </table:table-cell>
          <table:table-cell table:style-name="ce388" office:value-type="date" office:date-value="2024-11-05" calcext:value-type="date">
            <text:p>05/11/24</text:p>
          </table:table-cell>
          <table:table-cell table:style-name="ce388" table:number-columns-repeated="3"/>
          <table:table-cell table:style-name="ce1188" office:value-type="float" office:value="12" calcext:value-type="float">
            <text:p>12</text:p>
          </table:table-cell>
          <table:table-cell table:style-name="ce673" table:formula="of:=IF(ISBLANK([.N46]);DATE(2024;1;1);EDATE([.N46];[.O46]))" office:value-type="date" office:date-value="2024-01-01" calcext:value-type="date">
            <text:p>01/01/24</text:p>
          </table:table-cell>
          <table:table-cell table:style-name="ce1063" table:formula="of:=IF(OR([.P46]&lt;TODAY(); [.P4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580" office:value-type="string" calcext:value-type="string">
            <text:p>CMASM</text:p>
          </table:table-cell>
          <table:table-cell table:style-name="ce1100"/>
          <table:table-cell table:style-name="ce412" office:value-type="currency" office:currency="BRL" office:value="747.66" calcext:value-type="currency">
            <text:p>R$ 747,66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style-name="Default" table:number-columns-repeated="1000"/>
        </table:table-row>
        <table:table-row table:style-name="ro5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EDIDOR DE POTÊNCIA RF/IRF</text:p>
          </table:table-cell>
          <table:table-cell table:style-name="ce1188" office:value-type="string" calcext:value-type="string">
            <text:p>GIGA-TRONIX</text:p>
          </table:table-cell>
          <table:table-cell table:style-name="ce1192" office:value-type="string" calcext:value-type="string">
            <text:p>8541C</text:p>
          </table:table-cell>
          <table:table-cell table:style-name="ce1188" table:number-columns-repeated="2"/>
          <table:table-cell table:style-name="ce1192" office:value-type="string" calcext:value-type="string">
            <text:p>CMASM-IDE-ASP-035</text:p>
          </table:table-cell>
          <table:table-cell table:style-name="ce1309" office:value-type="float" office:value="1835505" calcext:value-type="float">
            <text:p>1835505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85" calcext:value-type="float">
            <text:p>85</text:p>
          </table:table-cell>
          <table:table-cell table:style-name="ce388" office:value-type="date" office:date-value="2024-11-05" calcext:value-type="date">
            <text:p>05/11/24</text:p>
          </table:table-cell>
          <table:table-cell table:style-name="ce388" table:number-columns-repeated="2"/>
          <table:table-cell table:style-name="ce956" office:value-type="date" office:date-value="2022-06-12" calcext:value-type="date">
            <text:p>12/06/22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47]);DATE(2024;1;1);EDATE([.N47];[.O47]))" office:value-type="date" office:date-value="2023-06-12" calcext:value-type="date">
            <text:p>12/06/23</text:p>
          </table:table-cell>
          <table:table-cell table:style-name="ce1063" table:formula="of:=IF(OR([.P47]&lt;TODAY(); [.P47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580" office:value-type="string" calcext:value-type="string">
            <text:p>CMASM</text:p>
          </table:table-cell>
          <table:table-cell table:style-name="ce1100"/>
          <table:table-cell table:style-name="ce412" office:value-type="currency" office:currency="BRL" office:value="776.23" calcext:value-type="currency">
            <text:p>R$ 776,23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style-name="Default" table:number-columns-repeated="1000"/>
        </table:table-row>
        <table:table-row table:style-name="ro5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EDIDOR DE POTÊNCIA RF/IRF</text:p>
          </table:table-cell>
          <table:table-cell table:style-name="ce1188" office:value-type="string" calcext:value-type="string">
            <text:p>GIGA-TRONICS</text:p>
          </table:table-cell>
          <table:table-cell table:style-name="ce1192" office:value-type="string" calcext:value-type="string">
            <text:p>80301A </text:p>
          </table:table-cell>
          <table:table-cell table:style-name="ce1188" table:number-columns-repeated="2"/>
          <table:table-cell table:style-name="ce1192" office:value-type="string" calcext:value-type="string">
            <text:p>CMASM-IDE-ASP-037</text:p>
          </table:table-cell>
          <table:table-cell table:style-name="ce1309" office:value-type="float" office:value="1833241" calcext:value-type="float">
            <text:p>1833241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86" calcext:value-type="float">
            <text:p>86</text:p>
          </table:table-cell>
          <table:table-cell table:style-name="ce388" table:number-columns-repeated="3"/>
          <table:table-cell table:style-name="ce388" office:value-type="date" office:date-value="2012-04-21" calcext:value-type="date">
            <text:p>21/04/12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48]);DATE(2024;1;1);EDATE([.N48];[.O48]))" office:value-type="date" office:date-value="2013-04-21" calcext:value-type="date">
            <text:p>21/04/13</text:p>
          </table:table-cell>
          <table:table-cell table:style-name="ce1064" table:formula="of:=IF(OR([.P48]&lt;TODAY(); [.P4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1256" office:value-type="string" calcext:value-type="string">
            <text:p>CMASM</text:p>
          </table:table-cell>
          <table:table-cell table:style-name="ce1188"/>
          <table:table-cell table:style-name="ce412" office:value-type="currency" office:currency="BRL" office:value="776.23" calcext:value-type="currency">
            <text:p>R$ 776,23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style-name="Default" table:number-columns-repeated="1000"/>
        </table:table-row>
        <table:table-row table:style-name="ro5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EDIDOR DE POTÊNCIA RF/IRF</text:p>
          </table:table-cell>
          <table:table-cell table:style-name="ce1188" office:value-type="string" calcext:value-type="string">
            <text:p>AEROFLEX</text:p>
          </table:table-cell>
          <table:table-cell table:style-name="ce1192" office:value-type="string" calcext:value-type="string">
            <text:p>IFR 6930 </text:p>
          </table:table-cell>
          <table:table-cell table:style-name="ce1188" table:number-columns-repeated="2"/>
          <table:table-cell table:style-name="ce1192" office:value-type="string" calcext:value-type="string">
            <text:p>CMASM-IDE-ASP-038</text:p>
          </table:table-cell>
          <table:table-cell table:style-name="ce1309" office:value-type="string" calcext:value-type="string">
            <text:p><text:s/>702483/001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87" calcext:value-type="float">
            <text:p>87</text:p>
          </table:table-cell>
          <table:table-cell table:style-name="ce388" table:number-columns-repeated="3"/>
          <table:table-cell table:style-name="ce956" office:value-type="date" office:date-value="2012-04-21" calcext:value-type="date">
            <text:p>21/04/12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49]);DATE(2024;1;1);EDATE([.N49];[.O49]))" office:value-type="date" office:date-value="2013-04-21" calcext:value-type="date">
            <text:p>21/04/13</text:p>
          </table:table-cell>
          <table:table-cell table:style-name="ce1064" table:formula="of:=IF(OR([.P49]&lt;TODAY(); [.P4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1256" office:value-type="string" calcext:value-type="string">
            <text:p>CMASM</text:p>
          </table:table-cell>
          <table:table-cell table:style-name="ce1188"/>
          <table:table-cell table:style-name="ce412" office:value-type="currency" office:currency="BRL" office:value="776.23" calcext:value-type="currency">
            <text:p>R$ 776,23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style-name="Default" table:number-columns-repeated="1000"/>
        </table:table-row>
        <table:table-row table:style-name="ro5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EDIDOR DE POTÊNCIA RF/IRF</text:p>
          </table:table-cell>
          <table:table-cell table:style-name="ce1188" office:value-type="string" calcext:value-type="string">
            <text:p>AEROFLEX</text:p>
          </table:table-cell>
          <table:table-cell table:style-name="ce1192" office:value-type="string" calcext:value-type="string">
            <text:p>IFR 6930 </text:p>
          </table:table-cell>
          <table:table-cell table:style-name="ce1188" table:number-columns-repeated="2"/>
          <table:table-cell table:style-name="ce1192" office:value-type="string" calcext:value-type="string">
            <text:p>CMASM-IDE-ASP-039</text:p>
          </table:table-cell>
          <table:table-cell table:style-name="ce1309" office:value-type="string" calcext:value-type="string">
            <text:p>645042/010</text:p>
          </table:table-cell>
          <table:table-cell table:style-name="ce1188" office:value-type="string" calcext:value-type="string">
            <text:p>ASPIDE</text:p>
          </table:table-cell>
          <table:table-cell table:style-name="ce1352" office:value-type="float" office:value="88" calcext:value-type="float">
            <text:p>88</text:p>
          </table:table-cell>
          <table:table-cell table:style-name="ce388" office:value-type="date" office:date-value="2024-11-05" calcext:value-type="date">
            <text:p>05/11/24</text:p>
          </table:table-cell>
          <table:table-cell table:style-name="ce388" table:number-columns-repeated="2"/>
          <table:table-cell table:style-name="ce388" office:value-type="date" office:date-value="2012-04-21" calcext:value-type="date">
            <text:p>21/04/12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50]);DATE(2024;1;1);EDATE([.N50];[.O50]))" office:value-type="date" office:date-value="2013-04-21" calcext:value-type="date">
            <text:p>21/04/13</text:p>
          </table:table-cell>
          <table:table-cell table:style-name="ce1064" table:formula="of:=IF(OR([.P50]&lt;TODAY(); [.P5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1256" office:value-type="string" calcext:value-type="string">
            <text:p>CMASM</text:p>
          </table:table-cell>
          <table:table-cell table:style-name="ce1188"/>
          <table:table-cell table:style-name="ce412" office:value-type="currency" office:currency="BRL" office:value="776.23" calcext:value-type="currency">
            <text:p>R$ 776,23</text:p>
          </table:table-cell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style-name="Default" table:number-columns-repeated="1000"/>
        </table:table-row>
        <table:table-row table:style-name="ro30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GERADOR DE FUNÇÕES</text:p>
          </table:table-cell>
          <table:table-cell table:style-name="ce1188" office:value-type="string" calcext:value-type="string">
            <text:p>HP</text:p>
          </table:table-cell>
          <table:table-cell table:style-name="ce1053" office:value-type="string" calcext:value-type="string">
            <text:p>3325B </text:p>
          </table:table-cell>
          <table:table-cell table:style-name="ce1157" table:number-columns-repeated="2"/>
          <table:table-cell table:style-name="ce1192"/>
          <table:table-cell table:style-name="ce1192" office:value-type="string" calcext:value-type="string">
            <text:p>2847A03289</text:p>
          </table:table-cell>
          <table:table-cell table:style-name="ce1321" office:value-type="string" calcext:value-type="string">
            <text:p>MK-46</text:p>
          </table:table-cell>
          <table:table-cell table:style-name="ce1352" office:value-type="float" office:value="90" calcext:value-type="float">
            <text:p>90</text:p>
          </table:table-cell>
          <table:table-cell table:style-name="ce1402" table:number-columns-repeated="4"/>
          <table:table-cell table:style-name="ce1537" office:value-type="float" office:value="12" calcext:value-type="float">
            <text:p>12</text:p>
          </table:table-cell>
          <table:table-cell table:style-name="ce673" table:formula="of:=IF(ISBLANK([.N51]);&quot;&quot;;EDATE([.N51];[.O51]))">
            <text:p/>
          </table:table-cell>
          <table:table-cell table:style-name="ce1063" table:formula="of:=IF(OR([.P51]&lt;TODAY(); [.P5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298" office:value-type="string" calcext:value-type="string">
            <text:p>INOP; CANIBALIZADOS; MIL DA DIV ESÃO VRF PSB REPARO</text:p>
          </table:table-cell>
          <table:table-cell table:style-name="ce580" office:value-type="string" calcext:value-type="string">
            <text:p>CMASM</text:p>
          </table:table-cell>
          <table:table-cell table:style-name="ce1537" office:value-type="string" calcext:value-type="string">
            <text:p>REPARO E CALIBRAÇÃO</text:p>
          </table:table-cell>
          <table:table-cell table:style-name="ce1713" office:value-type="currency" office:currency="BRL" office:value="5433.65" calcext:value-type="currency">
            <text:p>R$ 5.433,65</text:p>
          </table:table-cell>
          <table:table-cell table:style-name="ce1256" office:value-type="string" calcext:value-type="string">
            <text:p>ORÇAMENTO R041339Z</text:p>
          </table:table-cell>
          <table:table-cell table:style-name="ce1256" office:value-type="string" calcext:value-type="string">
            <text:p>ORCAMENTO RECEBIDO</text:p>
            <text:p>FALTA ALT CRED</text:p>
          </table:table-cell>
          <table:table-cell table:style-name="ce1188" office:value-type="string" calcext:value-type="string">
            <text:p>CMS</text:p>
          </table:table-cell>
          <table:table-cell table:style-name="Default" table:number-columns-repeated="1000"/>
        </table:table-row>
        <table:table-row table:style-name="ro30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GERADOR DE FUNÇÕES</text:p>
          </table:table-cell>
          <table:table-cell table:style-name="ce1188" office:value-type="string" calcext:value-type="string">
            <text:p>HP</text:p>
          </table:table-cell>
          <table:table-cell table:style-name="ce1053" office:value-type="string" calcext:value-type="string">
            <text:p>3325B </text:p>
          </table:table-cell>
          <table:table-cell table:style-name="ce1157" table:number-columns-repeated="2"/>
          <table:table-cell table:style-name="ce1192"/>
          <table:table-cell table:style-name="ce1192" office:value-type="string" calcext:value-type="string">
            <text:p>2847A03332</text:p>
          </table:table-cell>
          <table:table-cell table:style-name="ce1321" office:value-type="string" calcext:value-type="string">
            <text:p>MK-46</text:p>
          </table:table-cell>
          <table:table-cell table:style-name="ce1352" office:value-type="float" office:value="91" calcext:value-type="float">
            <text:p>91</text:p>
          </table:table-cell>
          <table:table-cell table:style-name="ce1402" table:number-columns-repeated="4"/>
          <table:table-cell table:style-name="ce1537" office:value-type="float" office:value="12" calcext:value-type="float">
            <text:p>12</text:p>
          </table:table-cell>
          <table:table-cell table:style-name="ce673" table:formula="of:=IF(ISBLANK([.N52]);&quot;&quot;;EDATE([.N52];[.O52]))">
            <text:p/>
          </table:table-cell>
          <table:table-cell table:style-name="ce1063" table:formula="of:=IF(OR([.P52]&lt;TODAY(); [.P5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298" office:value-type="string" calcext:value-type="string">
            <text:p>INOP; CANIBALIZADOS; MIL DA DIV ESÃO VRF PSB REPARO</text:p>
          </table:table-cell>
          <table:table-cell table:style-name="ce580" office:value-type="string" calcext:value-type="string">
            <text:p>CMASM</text:p>
          </table:table-cell>
          <table:table-cell table:style-name="ce1537" office:value-type="string" calcext:value-type="string">
            <text:p>REPARO E CALIBRAÇÃO</text:p>
          </table:table-cell>
          <table:table-cell table:style-name="ce1713" office:value-type="currency" office:currency="BRL" office:value="5433.65" calcext:value-type="currency">
            <text:p>R$ 5.433,65</text:p>
          </table:table-cell>
          <table:table-cell table:style-name="ce1256" office:value-type="string" calcext:value-type="string">
            <text:p>ORÇAMENTO R041339Z</text:p>
          </table:table-cell>
          <table:table-cell table:style-name="ce1256" office:value-type="string" calcext:value-type="string">
            <text:p>ORCAMENTO RECEBIDO</text:p>
            <text:p>FALTA ALT CRED</text:p>
          </table:table-cell>
          <table:table-cell table:style-name="ce1188" office:value-type="string" calcext:value-type="string">
            <text:p>CMS</text:p>
          </table:table-cell>
          <table:table-cell table:style-name="Default" table:number-columns-repeated="1000"/>
        </table:table-row>
        <table:table-row table:style-name="ro30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GERADOR DE FUNÇÕES</text:p>
          </table:table-cell>
          <table:table-cell table:style-name="ce1188" office:value-type="string" calcext:value-type="string">
            <text:p>HP</text:p>
          </table:table-cell>
          <table:table-cell table:style-name="ce1053" office:value-type="string" calcext:value-type="string">
            <text:p>3325B </text:p>
          </table:table-cell>
          <table:table-cell table:style-name="ce1157" table:number-columns-repeated="2"/>
          <table:table-cell table:style-name="ce1192"/>
          <table:table-cell table:style-name="ce1192" office:value-type="string" calcext:value-type="string">
            <text:p>2847A06181</text:p>
          </table:table-cell>
          <table:table-cell table:style-name="ce1321" office:value-type="string" calcext:value-type="string">
            <text:p>MK-46</text:p>
          </table:table-cell>
          <table:table-cell table:style-name="ce1352" office:value-type="float" office:value="92" calcext:value-type="float">
            <text:p>92</text:p>
          </table:table-cell>
          <table:table-cell table:style-name="ce1402" table:number-columns-repeated="4"/>
          <table:table-cell table:style-name="ce1537" office:value-type="float" office:value="12" calcext:value-type="float">
            <text:p>12</text:p>
          </table:table-cell>
          <table:table-cell table:style-name="ce673" table:formula="of:=IF(ISBLANK([.N53]);&quot;&quot;;EDATE([.N53];[.O53]))">
            <text:p/>
          </table:table-cell>
          <table:table-cell table:style-name="ce1063" table:formula="of:=IF(OR([.P53]&lt;TODAY(); [.P5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298" office:value-type="string" calcext:value-type="string">
            <text:p>INOP; CANIBALIZADOS; MIL DA DIV ESÃO VRF PSB REPARO</text:p>
          </table:table-cell>
          <table:table-cell table:style-name="ce580" office:value-type="string" calcext:value-type="string">
            <text:p>CMASM</text:p>
          </table:table-cell>
          <table:table-cell table:style-name="ce1537" office:value-type="string" calcext:value-type="string">
            <text:p>REPARO E CALIBRAÇÃO</text:p>
          </table:table-cell>
          <table:table-cell table:style-name="ce1713" office:value-type="currency" office:currency="BRL" office:value="5433.65" calcext:value-type="currency">
            <text:p>R$ 5.433,65</text:p>
          </table:table-cell>
          <table:table-cell table:style-name="ce1256" office:value-type="string" calcext:value-type="string">
            <text:p>ORÇAMENTO R041339Z</text:p>
          </table:table-cell>
          <table:table-cell table:style-name="ce1256" office:value-type="string" calcext:value-type="string">
            <text:p>ORCAMENTO RECEBIDO</text:p>
            <text:p>FALTA ALT CRED</text:p>
          </table:table-cell>
          <table:table-cell table:style-name="ce1188" office:value-type="string" calcext:value-type="string">
            <text:p>CMS</text:p>
          </table:table-cell>
          <table:table-cell table:style-name="Default" table:number-columns-repeated="1000"/>
        </table:table-row>
        <table:table-row table:style-name="ro30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GERADOR DE FUNÇÕES</text:p>
          </table:table-cell>
          <table:table-cell table:style-name="ce1188" office:value-type="string" calcext:value-type="string">
            <text:p>HP</text:p>
          </table:table-cell>
          <table:table-cell table:style-name="ce1053" office:value-type="string" calcext:value-type="string">
            <text:p>3325B </text:p>
          </table:table-cell>
          <table:table-cell table:style-name="ce1157" table:number-columns-repeated="2"/>
          <table:table-cell table:style-name="ce1192"/>
          <table:table-cell table:style-name="ce1192" office:value-type="string" calcext:value-type="string">
            <text:p>2847A05017</text:p>
          </table:table-cell>
          <table:table-cell table:style-name="ce1321" office:value-type="string" calcext:value-type="string">
            <text:p>MK-46</text:p>
          </table:table-cell>
          <table:table-cell table:style-name="ce1352" office:value-type="float" office:value="93" calcext:value-type="float">
            <text:p>93</text:p>
          </table:table-cell>
          <table:table-cell table:style-name="ce1402" table:number-columns-repeated="4"/>
          <table:table-cell table:style-name="ce1537" office:value-type="float" office:value="12" calcext:value-type="float">
            <text:p>12</text:p>
          </table:table-cell>
          <table:table-cell table:style-name="ce673" table:formula="of:=IF(ISBLANK([.N54]);&quot;&quot;;EDATE([.N54];[.O54]))">
            <text:p/>
          </table:table-cell>
          <table:table-cell table:style-name="ce1063" table:formula="of:=IF(OR([.P54]&lt;TODAY(); [.P5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298" office:value-type="string" calcext:value-type="string">
            <text:p>INOP; CANIBALIZADOS; MIL DA DIV ESÃO VRF PSB REPARO</text:p>
          </table:table-cell>
          <table:table-cell table:style-name="ce580" office:value-type="string" calcext:value-type="string">
            <text:p>CMASM</text:p>
          </table:table-cell>
          <table:table-cell table:style-name="ce1537" office:value-type="string" calcext:value-type="string">
            <text:p>REPARO E CALIBRAÇÃO</text:p>
          </table:table-cell>
          <table:table-cell table:style-name="ce1713" office:value-type="currency" office:currency="BRL" office:value="5433.65" calcext:value-type="currency">
            <text:p>R$ 5.433,65</text:p>
          </table:table-cell>
          <table:table-cell table:style-name="ce1256" office:value-type="string" calcext:value-type="string">
            <text:p>ORÇAMENTO R041339Z</text:p>
          </table:table-cell>
          <table:table-cell table:style-name="ce1256" office:value-type="string" calcext:value-type="string">
            <text:p>ORCAMENTO RECEBIDO</text:p>
            <text:p>FALTA ALT CRED</text:p>
          </table:table-cell>
          <table:table-cell table:style-name="ce1188" office:value-type="string" calcext:value-type="string">
            <text:p>CMS</text:p>
          </table:table-cell>
          <table:table-cell table:style-name="Default" table:number-columns-repeated="1000"/>
        </table:table-row>
        <table:table-row table:style-name="ro30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GERADOR DE FUNÇÕES</text:p>
          </table:table-cell>
          <table:table-cell table:style-name="ce1188" office:value-type="string" calcext:value-type="string">
            <text:p>HP</text:p>
          </table:table-cell>
          <table:table-cell table:style-name="ce1053" office:value-type="string" calcext:value-type="string">
            <text:p>3325B </text:p>
          </table:table-cell>
          <table:table-cell table:style-name="ce1157" table:number-columns-repeated="2"/>
          <table:table-cell table:style-name="ce1192"/>
          <table:table-cell table:style-name="ce1192" office:value-type="string" calcext:value-type="string">
            <text:p>2847A07001</text:p>
          </table:table-cell>
          <table:table-cell table:style-name="ce1321" office:value-type="string" calcext:value-type="string">
            <text:p>MK-46</text:p>
          </table:table-cell>
          <table:table-cell table:style-name="ce1352" office:value-type="float" office:value="94" calcext:value-type="float">
            <text:p>94</text:p>
          </table:table-cell>
          <table:table-cell table:style-name="ce1402" table:number-columns-repeated="4"/>
          <table:table-cell table:style-name="ce1537" office:value-type="float" office:value="12" calcext:value-type="float">
            <text:p>12</text:p>
          </table:table-cell>
          <table:table-cell table:style-name="ce673" table:formula="of:=IF(ISBLANK([.N55]);&quot;&quot;;EDATE([.N55];[.O55]))">
            <text:p/>
          </table:table-cell>
          <table:table-cell table:style-name="ce1063" table:formula="of:=IF(OR([.P55]&lt;TODAY(); [.P5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298" office:value-type="string" calcext:value-type="string">
            <text:p>INOP; CANIBALIZADOS; MIL DA DIV ESÃO VRF PSB REPARO</text:p>
          </table:table-cell>
          <table:table-cell table:style-name="ce580" office:value-type="string" calcext:value-type="string">
            <text:p>CMASM</text:p>
          </table:table-cell>
          <table:table-cell table:style-name="ce1537" office:value-type="string" calcext:value-type="string">
            <text:p>REPARO E CALIBRAÇÃO</text:p>
          </table:table-cell>
          <table:table-cell table:style-name="ce1713" office:value-type="currency" office:currency="BRL" office:value="5433.65" calcext:value-type="currency">
            <text:p>R$ 5.433,65</text:p>
          </table:table-cell>
          <table:table-cell table:style-name="ce1256" office:value-type="string" calcext:value-type="string">
            <text:p>ORÇAMENTO R041339Z</text:p>
          </table:table-cell>
          <table:table-cell table:style-name="ce1256" office:value-type="string" calcext:value-type="string">
            <text:p>ORCAMENTO RECEBIDO</text:p>
            <text:p>FALTA ALT CRED</text:p>
          </table:table-cell>
          <table:table-cell table:style-name="ce1188" office:value-type="string" calcext:value-type="string">
            <text:p>CMS</text:p>
          </table:table-cell>
          <table:table-cell table:style-name="Default" table:number-columns-repeated="1000"/>
        </table:table-row>
        <table:table-row table:style-name="ro30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CONTADOR</text:p>
          </table:table-cell>
          <table:table-cell table:style-name="ce1188" office:value-type="string" calcext:value-type="string">
            <text:p>HP</text:p>
          </table:table-cell>
          <table:table-cell table:style-name="ce38" office:value-type="string" calcext:value-type="string">
            <text:p>5328B</text:p>
          </table:table-cell>
          <table:table-cell table:style-name="ce234" table:number-columns-repeated="2"/>
          <table:table-cell table:style-name="ce1192"/>
          <table:table-cell table:style-name="ce234" office:value-type="string" calcext:value-type="string">
            <text:p>2716A03286</text:p>
          </table:table-cell>
          <table:table-cell table:style-name="ce1321" office:value-type="string" calcext:value-type="string">
            <text:p>MK-46</text:p>
          </table:table-cell>
          <table:table-cell table:style-name="ce1352" office:value-type="float" office:value="96" calcext:value-type="float">
            <text:p>96</text:p>
          </table:table-cell>
          <table:table-cell table:style-name="ce1402" table:number-columns-repeated="4"/>
          <table:table-cell table:style-name="ce1537" office:value-type="float" office:value="12" calcext:value-type="float">
            <text:p>12</text:p>
          </table:table-cell>
          <table:table-cell table:style-name="ce673" table:formula="of:=IF(ISBLANK([.N56]);&quot;&quot;;EDATE([.N56];[.O56]))">
            <text:p/>
          </table:table-cell>
          <table:table-cell table:style-name="ce1063" table:formula="of:=IF(OR([.P56]&lt;TODAY(); [.P5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298" office:value-type="string" calcext:value-type="string">
            <text:p>INOP </text:p>
          </table:table-cell>
          <table:table-cell table:style-name="ce1256" office:value-type="string" calcext:value-type="string">
            <text:p>CMASM</text:p>
          </table:table-cell>
          <table:table-cell table:style-name="ce1537" office:value-type="string" calcext:value-type="string">
            <text:p>REPARO E CALIBRAÇÃO</text:p>
          </table:table-cell>
          <table:table-cell table:style-name="ce1713" office:value-type="currency" office:currency="BRL" office:value="4269.3" calcext:value-type="currency">
            <text:p>R$ 4.269,30</text:p>
          </table:table-cell>
          <table:table-cell table:style-name="ce1256" office:value-type="string" calcext:value-type="string">
            <text:p>ORÇAMENTO R041339Z</text:p>
          </table:table-cell>
          <table:table-cell table:style-name="ce1256" office:value-type="string" calcext:value-type="string">
            <text:p>ORCAMENTO RECEBIDO</text:p>
            <text:p>FALTA ALT CRED</text:p>
          </table:table-cell>
          <table:table-cell table:style-name="ce1188" office:value-type="string" calcext:value-type="string">
            <text:p>CMS</text:p>
          </table:table-cell>
          <table:table-cell table:style-name="ce854" table:number-columns-repeated="1000"/>
        </table:table-row>
        <table:table-row table:style-name="ro31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CONTADOR</text:p>
          </table:table-cell>
          <table:table-cell table:style-name="ce1188" office:value-type="string" calcext:value-type="string">
            <text:p>HP</text:p>
          </table:table-cell>
          <table:table-cell table:style-name="ce38" office:value-type="string" calcext:value-type="string">
            <text:p>5328B</text:p>
          </table:table-cell>
          <table:table-cell table:style-name="ce234" table:number-columns-repeated="2"/>
          <table:table-cell table:style-name="ce1192"/>
          <table:table-cell table:style-name="ce234" office:value-type="string" calcext:value-type="string">
            <text:p>2716A03290</text:p>
          </table:table-cell>
          <table:table-cell table:style-name="ce1321" office:value-type="string" calcext:value-type="string">
            <text:p>MK-46</text:p>
          </table:table-cell>
          <table:table-cell table:style-name="ce1352" office:value-type="float" office:value="97" calcext:value-type="float">
            <text:p>97</text:p>
          </table:table-cell>
          <table:table-cell table:style-name="ce1402" table:number-columns-repeated="4"/>
          <table:table-cell table:style-name="ce1537" office:value-type="float" office:value="12" calcext:value-type="float">
            <text:p>12</text:p>
          </table:table-cell>
          <table:table-cell table:style-name="ce673" table:formula="of:=IF(ISBLANK([.N57]);&quot;&quot;;EDATE([.N57];[.O57]))">
            <text:p/>
          </table:table-cell>
          <table:table-cell table:style-name="ce1063" table:formula="of:=IF(OR([.P57]&lt;TODAY(); [.P57] = &quot;&quot;); &quot;DESCALIBRADO&quot;;&quot;CALIBRADO&quot;)" office:value-type="string" office:string-value="DESCALIBRADO" calcext:value-type="string">
            <text:p>DESCALIBRADO</text:p>
          </table:table-cell>
          <table:table-cell table:style-name="ce298" office:value-type="string" calcext:value-type="string">
            <text:p>INOP </text:p>
          </table:table-cell>
          <table:table-cell table:style-name="ce1256" office:value-type="string" calcext:value-type="string">
            <text:p>CMASM</text:p>
          </table:table-cell>
          <table:table-cell table:style-name="ce1537" office:value-type="string" calcext:value-type="string">
            <text:p>REPARO E CALIBRAÇÃO</text:p>
          </table:table-cell>
          <table:table-cell table:style-name="ce1713" office:value-type="currency" office:currency="BRL" office:value="1552.47" calcext:value-type="currency">
            <text:p>R$ 1.552,47</text:p>
          </table:table-cell>
          <table:table-cell table:style-name="ce1192" table:number-columns-repeated="2"/>
          <table:table-cell table:style-name="ce1188" office:value-type="string" calcext:value-type="string">
            <text:p>CMS</text:p>
          </table:table-cell>
          <table:table-cell table:style-name="Default" table:number-columns-repeated="1000"/>
        </table:table-row>
        <table:table-row table:style-name="ro10" table:visibility="filter">
          <table:table-cell table:style-name="ce1188" office:value-type="string" calcext:value-type="string">
            <text:p>ELE</text:p>
          </table:table-cell>
          <table:table-cell table:style-name="ce1188" office:value-type="string" calcext:value-type="string">
            <text:p>RADIO VHF MARINE </text:p>
          </table:table-cell>
          <table:table-cell table:style-name="ce1188" office:value-type="string" calcext:value-type="string">
            <text:p>ICOM</text:p>
          </table:table-cell>
          <table:table-cell table:style-name="ce43" office:value-type="string" calcext:value-type="string">
            <text:p>IC-M45</text:p>
          </table:table-cell>
          <table:table-cell table:style-name="ce183"/>
          <table:table-cell table:style-name="ce1188" table:number-columns-repeated="2"/>
          <table:table-cell table:style-name="ce1188" office:value-type="float" office:value="26358" calcext:value-type="float">
            <text:p>26358</text:p>
          </table:table-cell>
          <table:table-cell table:style-name="ce1188" office:value-type="float" office:value="12" calcext:value-type="float">
            <text:p>12</text:p>
          </table:table-cell>
          <table:table-cell table:style-name="ce135" office:value-type="float" office:value="97" calcext:value-type="float">
            <text:p>97</text:p>
          </table:table-cell>
          <table:table-cell table:style-name="ce388" office:value-type="date" office:date-value="2024-08-23" calcext:value-type="date">
            <text:p>23/08/24</text:p>
          </table:table-cell>
          <table:table-cell table:style-name="ce388" office:value-type="date" office:date-value="2024-09-05" calcext:value-type="date">
            <text:p>05/09/24</text:p>
          </table:table-cell>
          <table:table-cell table:style-name="ce388" table:number-columns-repeated="2"/>
          <table:table-cell table:style-name="ce1188"/>
          <table:table-cell table:style-name="ce1232"/>
          <table:table-cell table:style-name="ce1306"/>
          <table:table-cell table:style-name="ce568"/>
          <table:table-cell table:style-name="ce1188" table:number-columns-repeated="2"/>
          <table:table-cell table:style-name="ce412"/>
          <table:table-cell table:style-name="ce1188" table:number-columns-repeated="2"/>
          <table:table-cell table:style-name="ce1188" office:value-type="string" calcext:value-type="string">
            <text:p>reparo</text:p>
          </table:table-cell>
          <table:table-cell table:style-name="ce1436" table:number-columns-repeated="1000"/>
        </table:table-row>
        <table:table-row table:style-name="ro10" table:visibility="filter">
          <table:table-cell table:style-name="ce1188" office:value-type="string" calcext:value-type="string">
            <text:p>ELE</text:p>
          </table:table-cell>
          <table:table-cell table:style-name="ce1188" office:value-type="string" calcext:value-type="string">
            <text:p>RADIO VHF</text:p>
          </table:table-cell>
          <table:table-cell table:style-name="ce1188" office:value-type="string" calcext:value-type="string">
            <text:p>ICOM</text:p>
          </table:table-cell>
          <table:table-cell table:style-name="ce43" office:value-type="string" calcext:value-type="string">
            <text:p>IC-M422</text:p>
          </table:table-cell>
          <table:table-cell table:style-name="ce183"/>
          <table:table-cell table:style-name="ce1188" table:number-columns-repeated="2"/>
          <table:table-cell table:style-name="ce1188" office:value-type="float" office:value="1128955" calcext:value-type="float">
            <text:p>1128955</text:p>
          </table:table-cell>
          <table:table-cell table:style-name="ce1188" office:value-type="float" office:value="12" calcext:value-type="float">
            <text:p>12</text:p>
          </table:table-cell>
          <table:table-cell table:style-name="ce135" office:value-type="float" office:value="98" calcext:value-type="float">
            <text:p>98</text:p>
          </table:table-cell>
          <table:table-cell table:style-name="ce1228" office:value-type="date" office:date-value="2024-08-23" calcext:value-type="date">
            <text:p>23/08/24</text:p>
          </table:table-cell>
          <table:table-cell table:style-name="ce1228" office:value-type="date" office:date-value="2024-09-05" calcext:value-type="date">
            <text:p>05/09/24</text:p>
          </table:table-cell>
          <table:table-cell table:style-name="ce388" table:number-columns-repeated="2"/>
          <table:table-cell table:style-name="ce1188"/>
          <table:table-cell table:style-name="ce1232"/>
          <table:table-cell table:style-name="ce1306"/>
          <table:table-cell table:style-name="ce568"/>
          <table:table-cell table:style-name="ce1188" table:number-columns-repeated="2"/>
          <table:table-cell table:style-name="ce412"/>
          <table:table-cell table:style-name="ce1188" table:number-columns-repeated="2"/>
          <table:table-cell table:style-name="ce1188" office:value-type="string" calcext:value-type="string">
            <text:p>reparo</text:p>
          </table:table-cell>
          <table:table-cell table:style-name="Default" table:number-columns-repeated="1000"/>
        </table:table-row>
        <table:table-row table:style-name="ro30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 6 DÍGITOS </text:p>
          </table:table-cell>
          <table:table-cell table:style-name="ce1188" office:value-type="string" calcext:value-type="string">
            <text:p>HP</text:p>
          </table:table-cell>
          <table:table-cell table:style-name="ce49" office:value-type="string" calcext:value-type="string">
            <text:p><text:span text:style-name="T4">3456A     </text:span></text:p>
          </table:table-cell>
          <table:table-cell table:style-name="ce583" office:value-type="string" calcext:value-type="string">
            <text:p>1000 VDC x 100 nV</text:p>
            <text:p>100 a 1G Ohm</text:p>
          </table:table-cell>
          <table:table-cell table:style-name="ce93"/>
          <table:table-cell table:style-name="ce1192"/>
          <table:table-cell table:style-name="ce126" office:value-type="string" calcext:value-type="string">
            <text:p>2201A05409</text:p>
          </table:table-cell>
          <table:table-cell table:style-name="ce1321" office:value-type="string" calcext:value-type="string">
            <text:p>MK-46</text:p>
          </table:table-cell>
          <table:table-cell table:style-name="ce1352" office:value-type="float" office:value="99" calcext:value-type="float">
            <text:p>99</text:p>
          </table:table-cell>
          <table:table-cell table:style-name="ce1402" table:number-columns-repeated="3"/>
          <table:table-cell table:style-name="ce612" office:value-type="date" office:date-value="2022-01-12" calcext:value-type="date">
            <text:p>12/01/22</text:p>
          </table:table-cell>
          <table:table-cell table:style-name="ce1537" office:value-type="float" office:value="12" calcext:value-type="float">
            <text:p>12</text:p>
          </table:table-cell>
          <table:table-cell table:style-name="ce673" table:formula="of:=IF(ISBLANK([.N60]);&quot;&quot;;EDATE([.N60];[.O60]))" office:value-type="date" office:date-value="2023-01-12" calcext:value-type="date">
            <text:p>12/01/23</text:p>
          </table:table-cell>
          <table:table-cell table:style-name="ce1063" table:formula="of:=IF(OR([.P60]&lt;TODAY(); [.P6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/>
          <table:table-cell table:style-name="ce580" office:value-type="string" calcext:value-type="string">
            <text:p>CMASM</text:p>
          </table:table-cell>
          <table:table-cell table:style-name="ce580" office:value-type="string" calcext:value-type="string">
            <text:p>nec reparo</text:p>
          </table:table-cell>
          <table:table-cell table:style-name="ce1713" office:value-type="currency" office:currency="BRL" office:value="776.23" calcext:value-type="currency">
            <text:p>R$ 776,23</text:p>
          </table:table-cell>
          <table:table-cell table:style-name="ce1256" office:value-type="string" calcext:value-type="string">
            <text:p>ORÇAMENTO R041339Z</text:p>
          </table:table-cell>
          <table:table-cell table:style-name="ce1256" office:value-type="string" calcext:value-type="string">
            <text:p>ORCAMENTO RECEBIDO</text:p>
            <text:p>FALTA ALT CRED</text:p>
          </table:table-cell>
          <table:table-cell table:style-name="ce1188" office:value-type="string" calcext:value-type="string">
            <text:p>CMS</text:p>
          </table:table-cell>
          <table:table-cell table:style-name="Default" table:number-columns-repeated="1000"/>
        </table:table-row>
        <table:table-row table:style-name="ro5" table:visibility="filter">
          <table:table-cell table:style-name="ce1188" office:value-type="string" calcext:value-type="string">
            <text:p>ELE</text:p>
          </table:table-cell>
          <table:table-cell table:style-name="ce1188" office:value-type="string" calcext:value-type="string">
            <text:p>RADIO VHF MARINE IC -M 422 </text:p>
          </table:table-cell>
          <table:table-cell table:style-name="ce1188" office:value-type="string" calcext:value-type="string">
            <text:p>ICOM</text:p>
          </table:table-cell>
          <table:table-cell table:style-name="ce43" office:value-type="string" calcext:value-type="string">
            <text:p>IC -M 422 </text:p>
          </table:table-cell>
          <table:table-cell table:style-name="ce183"/>
          <table:table-cell table:style-name="ce1188" table:number-columns-repeated="2"/>
          <table:table-cell table:style-name="ce1188" office:value-type="float" office:value="1128668" calcext:value-type="float">
            <text:p>1128668</text:p>
          </table:table-cell>
          <table:table-cell table:style-name="ce1188" office:value-type="float" office:value="12" calcext:value-type="float">
            <text:p>12</text:p>
          </table:table-cell>
          <table:table-cell table:style-name="ce135" office:value-type="float" office:value="99" calcext:value-type="float">
            <text:p>99</text:p>
          </table:table-cell>
          <table:table-cell table:style-name="ce388" office:value-type="date" office:date-value="2024-08-23" calcext:value-type="date">
            <text:p>23/08/24</text:p>
          </table:table-cell>
          <table:table-cell table:style-name="ce388" office:value-type="date" office:date-value="2024-09-05" calcext:value-type="date">
            <text:p>05/09/24</text:p>
          </table:table-cell>
          <table:table-cell table:style-name="ce388" table:number-columns-repeated="2"/>
          <table:table-cell table:style-name="ce1188"/>
          <table:table-cell table:style-name="ce1232"/>
          <table:table-cell table:style-name="ce1306"/>
          <table:table-cell table:style-name="ce568"/>
          <table:table-cell table:style-name="ce1188" office:value-type="string" calcext:value-type="string">
            <text:p>CMS</text:p>
          </table:table-cell>
          <table:table-cell table:style-name="ce1188"/>
          <table:table-cell table:style-name="ce412"/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style-name="Default" table:number-columns-repeated="1000"/>
        </table:table-row>
        <table:table-row table:style-name="ro30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OSCILOSCÓPIO</text:p>
          </table:table-cell>
          <table:table-cell table:style-name="ce1188" office:value-type="string" calcext:value-type="string">
            <text:p>TEKTRONIX</text:p>
          </table:table-cell>
          <table:table-cell table:style-name="ce35" office:value-type="string" calcext:value-type="string">
            <text:p><text:span text:style-name="T18">5110</text:span></text:p>
          </table:table-cell>
          <table:table-cell table:style-name="ce72" table:number-columns-repeated="2"/>
          <table:table-cell table:style-name="ce1192"/>
          <table:table-cell table:style-name="ce1188" office:value-type="string" calcext:value-type="string">
            <text:p>B130108</text:p>
          </table:table-cell>
          <table:table-cell table:style-name="ce1321" office:value-type="string" calcext:value-type="string">
            <text:p>MK-46</text:p>
          </table:table-cell>
          <table:table-cell table:style-name="ce1352" office:value-type="float" office:value="100" calcext:value-type="float">
            <text:p>100</text:p>
          </table:table-cell>
          <table:table-cell table:style-name="ce1402" table:number-columns-repeated="4"/>
          <table:table-cell table:style-name="ce1537" office:value-type="float" office:value="12" calcext:value-type="float">
            <text:p>12</text:p>
          </table:table-cell>
          <table:table-cell table:style-name="ce673" table:formula="of:=IF(ISBLANK([.N62]);&quot;&quot;;EDATE([.N62];[.O62]))">
            <text:p/>
          </table:table-cell>
          <table:table-cell table:style-name="ce1022" table:formula="of:=IF(OR([.P62]&lt;TODAY(); [.P6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/>
          <table:table-cell table:style-name="ce580" office:value-type="string" calcext:value-type="string">
            <text:p>CMASM</text:p>
          </table:table-cell>
          <table:table-cell table:style-name="ce580" office:value-type="string" calcext:value-type="string">
            <text:p>nec reparo</text:p>
          </table:table-cell>
          <table:table-cell table:style-name="ce1713" office:value-type="currency" office:currency="BRL" office:value="1552.47" calcext:value-type="currency">
            <text:p>R$ 1.552,47</text:p>
          </table:table-cell>
          <table:table-cell table:style-name="ce1256" office:value-type="string" calcext:value-type="string">
            <text:p>ORÇAMENTO R041339Z</text:p>
          </table:table-cell>
          <table:table-cell table:style-name="ce1256" office:value-type="string" calcext:value-type="string">
            <text:p>ORCAMENTO RECEBIDO</text:p>
            <text:p>FALTA ALT CRED</text:p>
          </table:table-cell>
          <table:table-cell table:style-name="ce1188" office:value-type="string" calcext:value-type="string">
            <text:p>CMS</text:p>
          </table:table-cell>
          <table:table-cell table:style-name="Default" table:number-columns-repeated="1000"/>
        </table:table-row>
        <table:table-row table:style-name="ro5" table:visibility="filter">
          <table:table-cell table:style-name="ce1188" office:value-type="string" calcext:value-type="string">
            <text:p>ELE</text:p>
          </table:table-cell>
          <table:table-cell table:style-name="ce1188" office:value-type="string" calcext:value-type="string">
            <text:p>RADIO VHF</text:p>
          </table:table-cell>
          <table:table-cell table:style-name="ce1188" office:value-type="string" calcext:value-type="string">
            <text:p>RAYMARINE</text:p>
          </table:table-cell>
          <table:table-cell table:style-name="ce43" office:value-type="string" calcext:value-type="string">
            <text:p>RAY49</text:p>
          </table:table-cell>
          <table:table-cell table:style-name="ce183"/>
          <table:table-cell table:style-name="ce1188" table:number-columns-repeated="2"/>
          <table:table-cell table:style-name="ce1188" office:value-type="string" calcext:value-type="string">
            <text:p>E430340710243</text:p>
          </table:table-cell>
          <table:table-cell table:style-name="ce1188" office:value-type="float" office:value="12" calcext:value-type="float">
            <text:p>12</text:p>
          </table:table-cell>
          <table:table-cell table:style-name="ce135" office:value-type="float" office:value="100" calcext:value-type="float">
            <text:p>100</text:p>
          </table:table-cell>
          <table:table-cell table:style-name="ce1228" office:value-type="date" office:date-value="2024-08-23" calcext:value-type="date">
            <text:p>23/08/24</text:p>
          </table:table-cell>
          <table:table-cell table:style-name="ce1228" office:value-type="date" office:date-value="2024-09-05" calcext:value-type="date">
            <text:p>05/09/24</text:p>
          </table:table-cell>
          <table:table-cell table:style-name="ce388" table:number-columns-repeated="2"/>
          <table:table-cell table:style-name="ce1188"/>
          <table:table-cell table:style-name="ce1232"/>
          <table:table-cell table:style-name="ce1306"/>
          <table:table-cell table:style-name="ce568"/>
          <table:table-cell table:style-name="ce1188" table:number-columns-repeated="2"/>
          <table:table-cell table:style-name="ce412"/>
          <table:table-cell table:style-name="ce1188" table:number-columns-repeated="2"/>
          <table:table-cell table:style-name="ce1188" office:value-type="string" calcext:value-type="string">
            <text:p>reparo</text:p>
          </table:table-cell>
          <table:table-cell table:style-name="Default" table:number-columns-repeated="1000"/>
        </table:table-row>
        <table:table-row table:style-name="ro30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MULTÍMETRO</text:p>
          </table:table-cell>
          <table:table-cell table:style-name="ce1188" office:value-type="string" calcext:value-type="string">
            <text:p>ICEL</text:p>
          </table:table-cell>
          <table:table-cell table:style-name="ce35" office:value-type="float" office:value="6300" calcext:value-type="float">
            <text:p>6300</text:p>
          </table:table-cell>
          <table:table-cell table:style-name="ce72" table:number-columns-repeated="2"/>
          <table:table-cell table:style-name="ce1192"/>
          <table:table-cell table:style-name="ce116" office:value-type="float" office:value="99199258" calcext:value-type="float">
            <text:p>99199258</text:p>
          </table:table-cell>
          <table:table-cell table:style-name="ce1321" office:value-type="string" calcext:value-type="string">
            <text:p>MK-46</text:p>
          </table:table-cell>
          <table:table-cell table:style-name="ce1352" office:value-type="float" office:value="107" calcext:value-type="float">
            <text:p>107</text:p>
          </table:table-cell>
          <table:table-cell table:style-name="ce1402" table:number-columns-repeated="4"/>
          <table:table-cell table:style-name="ce1537" office:value-type="float" office:value="12" calcext:value-type="float">
            <text:p>12</text:p>
          </table:table-cell>
          <table:table-cell table:style-name="ce673" table:formula="of:=IF(ISBLANK([.N64]);&quot;&quot;;EDATE([.N64];[.O64]))">
            <text:p/>
          </table:table-cell>
          <table:table-cell table:style-name="ce1063" table:formula="of:=IF(OR([.P64]&lt;TODAY(); [.P6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/>
          <table:table-cell table:style-name="ce580" office:value-type="string" calcext:value-type="string">
            <text:p>CMASM</text:p>
          </table:table-cell>
          <table:table-cell table:style-name="ce580" office:value-type="string" calcext:value-type="string">
            <text:p>nec reparo</text:p>
          </table:table-cell>
          <table:table-cell table:style-name="ce1713" office:value-type="currency" office:currency="BRL" office:value="776.23" calcext:value-type="currency">
            <text:p>R$ 776,23</text:p>
          </table:table-cell>
          <table:table-cell table:style-name="ce1256" office:value-type="string" calcext:value-type="string">
            <text:p>ORÇAMENTO R041339Z</text:p>
          </table:table-cell>
          <table:table-cell table:style-name="ce1256" office:value-type="string" calcext:value-type="string">
            <text:p>ORCAMENTO RECEBIDO</text:p>
            <text:p>FALTA ALT CRED</text:p>
          </table:table-cell>
          <table:table-cell table:style-name="ce1188" office:value-type="string" calcext:value-type="string">
            <text:p>CMS</text:p>
          </table:table-cell>
          <table:table-cell table:style-name="Default" table:number-columns-repeated="1000"/>
        </table:table-row>
        <table:table-row table:style-name="ro3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OHMÍMETRO</text:p>
          </table:table-cell>
          <table:table-cell table:style-name="ce1188" office:value-type="string" calcext:value-type="string">
            <text:p>FAIREY</text:p>
          </table:table-cell>
          <table:table-cell table:style-name="ce1030" office:value-type="string" calcext:value-type="string">
            <text:p>MK7</text:p>
          </table:table-cell>
          <table:table-cell table:style-name="ce1192" table:number-columns-repeated="3"/>
          <table:table-cell table:style-name="ce1192" office:value-type="string" calcext:value-type="string">
            <text:p>FSM 2230</text:p>
          </table:table-cell>
          <table:table-cell table:style-name="ce583" office:value-type="string" calcext:value-type="string">
            <text:p>EXOCET</text:p>
          </table:table-cell>
          <table:table-cell table:style-name="ce1352" office:value-type="float" office:value="110" calcext:value-type="float">
            <text:p>110</text:p>
          </table:table-cell>
          <table:table-cell table:style-name="ce1406" office:value-type="date" office:date-value="2023-10-11" calcext:value-type="date">
            <text:p>11/10/23</text:p>
          </table:table-cell>
          <table:table-cell table:style-name="ce1406" table:number-columns-repeated="2"/>
          <table:table-cell table:style-name="ce960"/>
          <table:table-cell table:style-name="ce1321" office:value-type="float" office:value="12" calcext:value-type="float">
            <text:p>12</text:p>
          </table:table-cell>
          <table:table-cell table:style-name="ce673" table:formula="of:=IF(ISBLANK([.N65]);&quot;&quot;;EDATE([.N65];[.O65]))">
            <text:p/>
          </table:table-cell>
          <table:table-cell table:style-name="ce1063" table:formula="of:=IF(OR([.P65]&lt;TODAY(); [.P6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/>
          <table:table-cell table:style-name="ce348" office:value-type="string" calcext:value-type="string">
            <text:p>CMASM</text:p>
          </table:table-cell>
          <table:table-cell table:style-name="ce1188" office:value-type="string" calcext:value-type="string">
            <text:p>NAO UTILIZADO</text:p>
          </table:table-cell>
          <table:table-cell table:style-name="ce1713" office:value-type="currency" office:currency="BRL" office:value="776.23" calcext:value-type="currency">
            <text:p>R$ 776,23</text:p>
          </table:table-cell>
          <table:table-cell table:style-name="ce1256"/>
          <table:table-cell table:style-name="ce1177"/>
          <table:table-cell table:style-name="ce1188" office:value-type="string" calcext:value-type="string">
            <text:p>CMS</text:p>
          </table:table-cell>
          <table:table-cell table:style-name="Default" table:number-columns-repeated="1000"/>
        </table:table-row>
        <table:table-row table:style-name="ro3" table:visibility="filter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OHMÍMETRO</text:p>
          </table:table-cell>
          <table:table-cell table:style-name="ce1188" office:value-type="string" calcext:value-type="string">
            <text:p>FAIREY</text:p>
          </table:table-cell>
          <table:table-cell table:style-name="ce1030" office:value-type="string" calcext:value-type="string">
            <text:p>MK7</text:p>
          </table:table-cell>
          <table:table-cell table:style-name="ce72"/>
          <table:table-cell table:style-name="ce1192" table:number-columns-repeated="2"/>
          <table:table-cell table:style-name="ce1192" office:value-type="string" calcext:value-type="string">
            <text:p>FSM 2951</text:p>
          </table:table-cell>
          <table:table-cell table:style-name="ce583" office:value-type="string" calcext:value-type="string">
            <text:p>EXOCET</text:p>
          </table:table-cell>
          <table:table-cell table:style-name="ce1352" office:value-type="float" office:value="111" calcext:value-type="float">
            <text:p>111</text:p>
          </table:table-cell>
          <table:table-cell table:style-name="ce1406" office:value-type="date" office:date-value="2023-10-11" calcext:value-type="date">
            <text:p>11/10/23</text:p>
          </table:table-cell>
          <table:table-cell table:style-name="ce1406"/>
          <table:table-cell table:style-name="ce1402" table:number-columns-repeated="2"/>
          <table:table-cell table:style-name="ce1537" office:value-type="float" office:value="12" calcext:value-type="float">
            <text:p>12</text:p>
          </table:table-cell>
          <table:table-cell table:style-name="ce673" table:formula="of:=IF(ISBLANK([.N66]);&quot;&quot;;EDATE([.N66];[.O66]))">
            <text:p/>
          </table:table-cell>
          <table:table-cell table:style-name="ce1063" table:formula="of:=IF(OR([.P66]&lt;TODAY(); [.P6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/>
          <table:table-cell table:style-name="ce348" office:value-type="string" calcext:value-type="string">
            <text:p>CMASM</text:p>
          </table:table-cell>
          <table:table-cell table:style-name="ce1188" office:value-type="string" calcext:value-type="string">
            <text:p>NAO UTILIZADO</text:p>
          </table:table-cell>
          <table:table-cell table:style-name="ce1713" office:value-type="currency" office:currency="BRL" office:value="776.23" calcext:value-type="currency">
            <text:p>R$ 776,23</text:p>
          </table:table-cell>
          <table:table-cell table:style-name="ce1256"/>
          <table:table-cell table:style-name="ce1177"/>
          <table:table-cell table:style-name="ce1188" office:value-type="string" calcext:value-type="string">
            <text:p>CMS</text:p>
          </table:table-cell>
          <table:table-cell table:style-name="Default" table:number-columns-repeated="1000"/>
        </table:table-row>
        <table:table-row table:style-name="ro6" table:visibility="filter">
          <table:table-cell table:style-name="ce1032" office:value-type="string" calcext:value-type="string">
            <text:p>ELE </text:p>
          </table:table-cell>
          <table:table-cell table:style-name="ce1032" office:value-type="string" calcext:value-type="string">
            <text:p>MULTÍMETRO 6 DÍGITOS </text:p>
          </table:table-cell>
          <table:table-cell table:style-name="ce1032" office:value-type="string" calcext:value-type="string">
            <text:p>HP</text:p>
          </table:table-cell>
          <table:table-cell table:style-name="ce567" office:value-type="string" calcext:value-type="string">
            <text:p><text:span text:style-name="T4">3456A     </text:span></text:p>
          </table:table-cell>
          <table:table-cell table:style-name="ce576" table:number-columns-repeated="2"/>
          <table:table-cell table:style-name="ce1170"/>
          <table:table-cell table:style-name="ce910" office:value-type="string" calcext:value-type="string">
            <text:p>2825A20269</text:p>
          </table:table-cell>
          <table:table-cell table:style-name="ce355" office:value-type="string" calcext:value-type="string">
            <text:p>MK-46</text:p>
          </table:table-cell>
          <table:table-cell table:style-name="ce625" office:value-type="string" calcext:value-type="string">
            <text:p>--</text:p>
          </table:table-cell>
          <table:table-cell table:style-name="ce392" table:number-columns-repeated="3"/>
          <table:table-cell table:style-name="ce961"/>
          <table:table-cell table:style-name="ce651" office:value-type="float" office:value="12" calcext:value-type="float">
            <text:p>12</text:p>
          </table:table-cell>
          <table:table-cell table:style-name="ce673" table:formula="of:=IF(ISBLANK([.N67]);&quot;&quot;;EDATE([.N67];[.O67]))">
            <text:p/>
          </table:table-cell>
          <table:table-cell table:style-name="ce685" table:formula="of:=IF(OR([.P67]&lt;TODAY(); [.P67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71"/>
          <table:table-cell table:style-name="ce574" office:value-type="string" calcext:value-type="string">
            <text:p>EQUIPAMENTO NAO ENCONTRADO</text:p>
          </table:table-cell>
          <table:table-cell table:style-name="ce715" office:value-type="string" calcext:value-type="string">
            <text:p>Consta no controle como estando no CMS deste 2009 (PS nº 2517)</text:p>
          </table:table-cell>
          <table:table-cell table:style-name="ce741" office:value-type="currency" office:currency="BRL" office:value="776.23" calcext:value-type="currency">
            <text:p>R$ 776,23</text:p>
          </table:table-cell>
          <table:table-cell table:number-columns-repeated="2" table:style-name="ce571" office:value-type="string" calcext:value-type="string">
            <text:p>NÃO FAZER PS</text:p>
          </table:table-cell>
          <table:table-cell table:style-name="ce1032" office:value-type="string" calcext:value-type="string">
            <text:p>CMS</text:p>
          </table:table-cell>
          <table:table-cell table:style-name="Default" table:number-columns-repeated="1000"/>
        </table:table-row>
        <table:table-row table:style-name="ro5" table:visibility="filter">
          <table:table-cell table:style-name="ce1188" office:value-type="string" calcext:value-type="string">
            <text:p>ELE </text:p>
          </table:table-cell>
          <table:table-cell table:style-name="ce1192" office:value-type="string" calcext:value-type="string">
            <text:p>DÉCADA RESISTIVA</text:p>
          </table:table-cell>
          <table:table-cell table:style-name="ce1192" office:value-type="string" calcext:value-type="string">
            <text:p>GENERAL RADIO</text:p>
          </table:table-cell>
          <table:table-cell table:style-name="ce1030" office:value-type="string" calcext:value-type="string">
            <text:p>1433-K</text:p>
          </table:table-cell>
          <table:table-cell table:style-name="ce583" office:value-type="string" calcext:value-type="string">
            <text:p>0,1 a 1.111,0 Ohms</text:p>
          </table:table-cell>
          <table:table-cell table:style-name="ce1188" table:number-columns-repeated="2"/>
          <table:table-cell table:style-name="ce583" office:value-type="float" office:value="17007" calcext:value-type="float">
            <text:p>17007</text:p>
          </table:table-cell>
          <table:table-cell table:style-name="ce1321" office:value-type="string" calcext:value-type="string">
            <text:p>MK-46</text:p>
          </table:table-cell>
          <table:table-cell table:style-name="ce135"/>
          <table:table-cell table:style-name="ce388" table:number-columns-repeated="3"/>
          <table:table-cell table:style-name="ce962"/>
          <table:table-cell table:style-name="ce1188"/>
          <table:table-cell table:style-name="ce673" table:formula="of:=IF(ISBLANK([.N68]);&quot;&quot;;EDATE([.N68];[.O68]))">
            <text:p/>
          </table:table-cell>
          <table:table-cell table:style-name="ce1063" table:formula="of:=IF(OR([.P68]&lt;TODAY(); [.P6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83"/>
          <table:table-cell table:style-name="ce580" office:value-type="string" calcext:value-type="string">
            <text:p>CMASM</text:p>
          </table:table-cell>
          <table:table-cell table:style-name="ce1188" office:value-type="string" calcext:value-type="string">
            <text:p>Uma das chaves aparenta estar inoperante</text:p>
          </table:table-cell>
          <table:table-cell table:style-name="ce728"/>
          <table:table-cell table:style-name="ce1188" table:number-columns-repeated="2"/>
          <table:table-cell table:style-name="ce1188" office:value-type="string" calcext:value-type="string">
            <text:p>EMPRESA</text:p>
          </table:table-cell>
          <table:table-cell table:style-name="Default" table:number-columns-repeated="1000"/>
        </table:table-row>
        <table:table-row table:style-name="ro6" table:visibility="filter">
          <table:table-cell table:style-name="ce1032" office:value-type="string" calcext:value-type="string">
            <text:p>ELE </text:p>
          </table:table-cell>
          <table:table-cell table:style-name="ce1032" office:value-type="string" calcext:value-type="string">
            <text:p>GERADOR DE FUNÇÕES</text:p>
          </table:table-cell>
          <table:table-cell table:style-name="ce1032" office:value-type="string" calcext:value-type="string">
            <text:p>HP</text:p>
          </table:table-cell>
          <table:table-cell table:style-name="ce562" office:value-type="string" calcext:value-type="string">
            <text:p>3325B </text:p>
          </table:table-cell>
          <table:table-cell table:style-name="ce574" table:number-columns-repeated="2"/>
          <table:table-cell table:style-name="ce1170"/>
          <table:table-cell table:style-name="ce594" office:value-type="string" calcext:value-type="string">
            <text:p>2847A03299</text:p>
          </table:table-cell>
          <table:table-cell table:style-name="ce355" office:value-type="string" calcext:value-type="string">
            <text:p>MK-46</text:p>
          </table:table-cell>
          <table:table-cell table:style-name="ce625"/>
          <table:table-cell table:style-name="ce392" table:number-columns-repeated="4"/>
          <table:table-cell table:style-name="ce651" office:value-type="float" office:value="12" calcext:value-type="float">
            <text:p>12</text:p>
          </table:table-cell>
          <table:table-cell table:style-name="ce673" table:formula="of:=IF(ISBLANK([.N69]);&quot;&quot;;EDATE([.N69];[.O69]))">
            <text:p/>
          </table:table-cell>
          <table:table-cell table:style-name="ce685" table:formula="of:=IF(OR([.P69]&lt;TODAY(); [.P6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71"/>
          <table:table-cell table:style-name="ce574" office:value-type="string" calcext:value-type="string">
            <text:p>EQUIPAMENTO NAO ENCONTRADO</text:p>
          </table:table-cell>
          <table:table-cell table:style-name="ce713" office:value-type="string" calcext:value-type="string">
            <text:p>Consta no controle como estando no CMS deste 2009 (PS nº 2928)</text:p>
          </table:table-cell>
          <table:table-cell table:style-name="ce432" office:value-type="currency" office:currency="BRL" office:value="0" calcext:value-type="currency">
            <text:p>R$ 0,00</text:p>
          </table:table-cell>
          <table:table-cell table:number-columns-repeated="2" table:style-name="ce571" office:value-type="string" calcext:value-type="string">
            <text:p>NÃO FAZER PS</text:p>
          </table:table-cell>
          <table:table-cell table:style-name="ce1032" office:value-type="string" calcext:value-type="string">
            <text:p>CMS</text:p>
          </table:table-cell>
          <table:table-cell table:style-name="Default" table:number-columns-repeated="1000"/>
        </table:table-row>
        <table:table-row table:style-name="ro5" table:visibility="filter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88"/>
          <table:table-cell table:style-name="ce1030" office:value-type="string" calcext:value-type="string">
            <text:p>STURTEVANT RICHMONT (CAL-36) 2-36 lbs</text:p>
          </table:table-cell>
          <table:table-cell table:style-name="ce81" office:value-type="float" office:value="4" calcext:value-type="float">
            <text:p>4,0</text:p>
          </table:table-cell>
          <table:table-cell table:style-name="ce94" office:value-type="string" calcext:value-type="string">
            <text:p>Nm</text:p>
          </table:table-cell>
          <table:table-cell table:style-name="ce1188"/>
          <table:table-cell table:style-name="ce1188" office:value-type="string" calcext:value-type="string">
            <text:p>-</text:p>
          </table:table-cell>
          <table:table-cell table:style-name="ce1321" office:value-type="string" calcext:value-type="string">
            <text:p>MK-46</text:p>
          </table:table-cell>
          <table:table-cell table:style-name="ce135"/>
          <table:table-cell table:style-name="ce388" table:number-columns-repeated="4"/>
          <table:table-cell table:style-name="ce1188" office:value-type="float" office:value="12" calcext:value-type="float">
            <text:p>12</text:p>
          </table:table-cell>
          <table:table-cell table:style-name="ce673" table:formula="of:=IF(ISBLANK([.N70]);&quot;&quot;;EDATE([.N70];[.O70]))">
            <text:p/>
          </table:table-cell>
          <table:table-cell table:style-name="ce1063" table:formula="of:=IF(OR([.P70]&lt;TODAY(); [.P7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8"/>
          <table:table-cell table:style-name="ce580" office:value-type="string" calcext:value-type="string">
            <text:p>CMASM</text:p>
          </table:table-cell>
          <table:table-cell table:style-name="ce716" office:value-type="string" calcext:value-type="string">
            <text:p>Não localizado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88" table:number-columns-repeated="2"/>
          <table:table-cell table:style-name="ce1188" office:value-type="string" calcext:value-type="string">
            <text:p>EMPRESA</text:p>
          </table:table-cell>
          <table:table-cell table:style-name="Default" table:number-columns-repeated="1000"/>
        </table:table-row>
        <table:table-row table:style-name="ro32" table:visibility="filter">
          <table:table-cell table:style-name="ce583" office:value-type="string" calcext:value-type="string">
            <text:p>MEC</text:p>
          </table:table-cell>
          <table:table-cell table:style-name="ce1192" office:value-type="string" calcext:value-type="string">
            <text:p>CALIBRADOR TORQUÍMETRO</text:p>
          </table:table-cell>
          <table:table-cell table:style-name="ce1192" office:value-type="string" calcext:value-type="string">
            <text:p>ACROTORK</text:p>
          </table:table-cell>
          <table:table-cell table:style-name="ce1030" office:value-type="string" calcext:value-type="string">
            <text:p>Waymaster</text:p>
          </table:table-cell>
          <table:table-cell table:style-name="ce583" office:value-type="string" calcext:value-type="string">
            <text:p>600 LB-IN x 2 LB-IN</text:p>
            <text:p>700 CM-KG x 5 CM-KG</text:p>
            <text:p><text:span text:style-name="T19">67 NM x 0,225 NM (CONV)</text:span></text:p>
          </table:table-cell>
          <table:table-cell table:style-name="ce1188" table:number-columns-repeated="2"/>
          <table:table-cell table:style-name="ce583" office:value-type="float" office:value="5685" calcext:value-type="float">
            <text:p>5685</text:p>
          </table:table-cell>
          <table:table-cell table:style-name="ce583" office:value-type="string" calcext:value-type="string">
            <text:p>EXOCET</text:p>
          </table:table-cell>
          <table:table-cell table:style-name="ce135"/>
          <table:table-cell table:style-name="ce388" table:number-columns-repeated="3"/>
          <table:table-cell table:style-name="ce964"/>
          <table:table-cell table:style-name="ce1188"/>
          <table:table-cell table:style-name="ce673" table:formula="of:=IF(ISBLANK([.N71]);&quot;&quot;;EDATE([.N71];[.O71]))">
            <text:p/>
          </table:table-cell>
          <table:table-cell table:style-name="ce1063" table:formula="of:=IF(OR([.P71]&lt;TODAY(); [.P7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83"/>
          <table:table-cell table:style-name="ce580" office:value-type="string" calcext:value-type="string">
            <text:p>CMASM</text:p>
          </table:table-cell>
          <table:table-cell table:style-name="ce1188" office:value-type="string" calcext:value-type="string">
            <text:p>BAIXA</text:p>
          </table:table-cell>
          <table:table-cell table:style-name="ce728" office:value-type="currency" office:currency="BRL" office:value="402" calcext:value-type="currency">
            <text:p>R$ 402,00</text:p>
          </table:table-cell>
          <table:table-cell table:style-name="ce1188" table:number-columns-repeated="2"/>
          <table:table-cell table:style-name="ce1188" office:value-type="string" calcext:value-type="string">
            <text:p>EMPRESA</text:p>
          </table:table-cell>
          <table:table-cell table:style-name="Default" table:number-columns-repeated="1000"/>
        </table:table-row>
        <table:table-row table:style-name="ro32" table:visibility="filter">
          <table:table-cell table:style-name="ce583" office:value-type="string" calcext:value-type="string">
            <text:p>MEC</text:p>
          </table:table-cell>
          <table:table-cell table:style-name="ce1192" office:value-type="string" calcext:value-type="string">
            <text:p>CALIBRADOR TORQUÍMETRO</text:p>
          </table:table-cell>
          <table:table-cell table:style-name="ce1192" office:value-type="string" calcext:value-type="string">
            <text:p>ACROTORK</text:p>
          </table:table-cell>
          <table:table-cell table:style-name="ce1030" office:value-type="string" calcext:value-type="string">
            <text:p>Waymaster</text:p>
          </table:table-cell>
          <table:table-cell table:style-name="ce583" office:value-type="string" calcext:value-type="string">
            <text:p>600 LB-IN x 2 LB-IN</text:p>
            <text:p>700 CM-KG x 5 CM-KG</text:p>
            <text:p><text:span text:style-name="T19">67 NM x 0,225 NM (CONV)</text:span></text:p>
          </table:table-cell>
          <table:table-cell table:style-name="ce1188" table:number-columns-repeated="2"/>
          <table:table-cell table:style-name="ce583" office:value-type="float" office:value="5687" calcext:value-type="float">
            <text:p>5687</text:p>
          </table:table-cell>
          <table:table-cell table:style-name="ce583" office:value-type="string" calcext:value-type="string">
            <text:p>EXOCET</text:p>
          </table:table-cell>
          <table:table-cell table:style-name="ce135"/>
          <table:table-cell table:style-name="ce388" table:number-columns-repeated="3"/>
          <table:table-cell table:style-name="ce964"/>
          <table:table-cell table:style-name="ce1188"/>
          <table:table-cell table:style-name="ce673" table:formula="of:=IF(ISBLANK([.N72]);&quot;&quot;;EDATE([.N72];[.O72]))">
            <text:p/>
          </table:table-cell>
          <table:table-cell table:style-name="ce1063" table:formula="of:=IF(OR([.P72]&lt;TODAY(); [.P7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83"/>
          <table:table-cell table:style-name="ce580" office:value-type="string" calcext:value-type="string">
            <text:p>CMASM</text:p>
          </table:table-cell>
          <table:table-cell table:style-name="ce1188" office:value-type="string" calcext:value-type="string">
            <text:p>BAIXA</text:p>
          </table:table-cell>
          <table:table-cell table:style-name="ce728" office:value-type="currency" office:currency="BRL" office:value="402" calcext:value-type="currency">
            <text:p>R$ 402,00</text:p>
          </table:table-cell>
          <table:table-cell table:style-name="ce1188" table:number-columns-repeated="2"/>
          <table:table-cell table:style-name="ce1188" office:value-type="string" calcext:value-type="string">
            <text:p>EMPRESA</text:p>
          </table:table-cell>
          <table:table-cell table:style-name="Default" table:number-columns-repeated="1000"/>
        </table:table-row>
        <table:table-row table:style-name="ro10" table:visibility="filter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26" office:value-type="string" calcext:value-type="string">
            <text:p>SAM</text:p>
          </table:table-cell>
          <table:table-cell table:style-name="ce58" office:value-type="string" calcext:value-type="string">
            <text:p>Sam - 1-6 Nm</text:p>
          </table:table-cell>
          <table:table-cell table:style-name="ce82" office:value-type="float" office:value="6" calcext:value-type="float">
            <text:p>6,0</text:p>
          </table:table-cell>
          <table:table-cell table:style-name="ce94" office:value-type="string" calcext:value-type="string">
            <text:p>Nm</text:p>
          </table:table-cell>
          <table:table-cell table:style-name="ce23" office:value-type="string" calcext:value-type="string">
            <text:p>MAN-EXO-MEC-018</text:p>
          </table:table-cell>
          <table:table-cell table:style-name="ce605" office:value-type="string" calcext:value-type="string">
            <text:p>6CU000141</text:p>
          </table:table-cell>
          <table:table-cell table:style-name="ce583" office:value-type="string" calcext:value-type="string">
            <text:p>EXOCET</text:p>
          </table:table-cell>
          <table:table-cell table:style-name="ce143"/>
          <table:table-cell table:style-name="ce180" office:value-type="date" office:date-value="2023-10-30" calcext:value-type="date">
            <text:p>30/10/23</text:p>
          </table:table-cell>
          <table:table-cell table:style-name="ce180" office:value-type="date" office:date-value="2023-11-09" calcext:value-type="date">
            <text:p>09/11/23</text:p>
          </table:table-cell>
          <table:table-cell table:style-name="ce180" office:value-type="date" office:date-value="2023-11-22" calcext:value-type="date">
            <text:p>22/11/23</text:p>
          </table:table-cell>
          <table:table-cell table:style-name="ce229" office:value-type="date" office:date-value="2023-11-21" calcext:value-type="date">
            <text:p>21/11/23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73]);&quot;&quot;;EDATE([.N73];[.O73]))" office:value-type="date" office:date-value="2024-11-21" calcext:value-type="date">
            <text:p>21/11/24</text:p>
          </table:table-cell>
          <table:table-cell table:style-name="ce1063" table:formula="of:=IF(OR([.P73]&lt;TODAY(); [.P7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696" office:value-type="string" calcext:value-type="string">
            <text:p>1637/23</text:p>
          </table:table-cell>
          <table:table-cell table:style-name="ce348" office:value-type="string" calcext:value-type="string">
            <text:p>CMASM</text:p>
          </table:table-cell>
          <table:table-cell table:style-name="ce348" office:value-type="string" calcext:value-type="string">
            <text:p>REPROVADO NA CALIBRAÇÃO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</text:p>
          </table:table-cell>
          <table:table-cell table:style-name="Default" table:number-columns-repeated="1000"/>
        </table:table-row>
        <table:table-row table:style-name="ro2" table:visibility="filter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558" office:value-type="string" calcext:value-type="string">
            <text:p>RAHSOL DREMOMETER</text:p>
          </table:table-cell>
          <table:table-cell table:style-name="ce1030" office:value-type="string" calcext:value-type="string">
            <text:p>10 – 100 IN LB <text:s/>753</text:p>
          </table:table-cell>
          <table:table-cell table:style-name="ce81" office:value-type="float" office:value="10" calcext:value-type="float">
            <text:p>10,0</text:p>
          </table:table-cell>
          <table:table-cell table:style-name="ce94" office:value-type="string" calcext:value-type="string">
            <text:p>Nm</text:p>
          </table:table-cell>
          <table:table-cell table:style-name="ce583" office:value-type="string" calcext:value-type="string">
            <text:p>MAN-EXO-MEC-013</text:p>
          </table:table-cell>
          <table:table-cell table:style-name="ce1192" office:value-type="float" office:value="753" calcext:value-type="float">
            <text:p>753</text:p>
          </table:table-cell>
          <table:table-cell table:style-name="ce583" office:value-type="string" calcext:value-type="string">
            <text:p>EXOCET</text:p>
          </table:table-cell>
          <table:table-cell table:style-name="ce143"/>
          <table:table-cell table:style-name="ce443" table:number-columns-repeated="3"/>
          <table:table-cell table:style-name="ce443" office:value-type="date" office:date-value="2022-12-14" calcext:value-type="date">
            <text:p>14/12/22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74]);&quot;&quot;;EDATE([.N74];[.O74]))" office:value-type="date" office:date-value="2023-12-14" calcext:value-type="date">
            <text:p>14/12/23</text:p>
          </table:table-cell>
          <table:table-cell table:style-name="ce1063" table:formula="of:=IF(OR([.P74]&lt;TODAY(); [.P7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336" office:value-type="string" calcext:value-type="string">
            <text:p>0836/2022</text:p>
          </table:table-cell>
          <table:table-cell table:style-name="ce348" office:value-type="string" calcext:value-type="string">
            <text:p>CMASM</text:p>
          </table:table-cell>
          <table:table-cell table:style-name="ce348" office:value-type="string" calcext:value-type="string">
            <text:p>REPROVADO NA CALIBRAÇÃO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</text:p>
          </table:table-cell>
          <table:table-cell table:style-name="Default" table:number-columns-repeated="1000"/>
        </table:table-row>
        <table:table-row table:style-name="ro10" table:visibility="filter">
          <table:table-cell table:style-name="ce1192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26" office:value-type="string" calcext:value-type="string">
            <text:p>FACOM</text:p>
          </table:table-cell>
          <table:table-cell table:style-name="ce58" office:value-type="string" calcext:value-type="string">
            <text:p>2 – 20 Nm 9706</text:p>
          </table:table-cell>
          <table:table-cell table:style-name="ce81" office:value-type="float" office:value="20" calcext:value-type="float">
            <text:p>20,0</text:p>
          </table:table-cell>
          <table:table-cell table:style-name="ce94" office:value-type="string" calcext:value-type="string">
            <text:p>Nm</text:p>
          </table:table-cell>
          <table:table-cell table:style-name="ce583" office:value-type="string" calcext:value-type="string">
            <text:p>MAN-EXO-MEC-011</text:p>
          </table:table-cell>
          <table:table-cell table:style-name="ce1188" office:value-type="float" office:value="9706" calcext:value-type="float">
            <text:p>9706</text:p>
          </table:table-cell>
          <table:table-cell table:style-name="ce583" office:value-type="string" calcext:value-type="string">
            <text:p>EXOCET</text:p>
          </table:table-cell>
          <table:table-cell table:style-name="ce143"/>
          <table:table-cell table:style-name="ce180" office:value-type="date" office:date-value="2023-10-30" calcext:value-type="date">
            <text:p>30/10/23</text:p>
          </table:table-cell>
          <table:table-cell table:style-name="ce180" office:value-type="date" office:date-value="2023-11-09" calcext:value-type="date">
            <text:p>09/11/23</text:p>
          </table:table-cell>
          <table:table-cell table:style-name="ce180" office:value-type="date" office:date-value="2023-11-22" calcext:value-type="date">
            <text:p>22/11/23</text:p>
          </table:table-cell>
          <table:table-cell table:style-name="ce649" office:value-type="date" office:date-value="2023-11-16" calcext:value-type="date">
            <text:p>16/11/23</text:p>
          </table:table-cell>
          <table:table-cell table:style-name="ce1188" office:value-type="float" office:value="12" calcext:value-type="float">
            <text:p>12</text:p>
          </table:table-cell>
          <table:table-cell table:style-name="ce673" table:formula="of:=IF(ISBLANK([.N75]);&quot;&quot;;EDATE([.N75];[.O75]))" office:value-type="date" office:date-value="2024-11-16" calcext:value-type="date">
            <text:p>16/11/24</text:p>
          </table:table-cell>
          <table:table-cell table:style-name="ce1063" table:formula="of:=IF(OR([.P75]&lt;TODAY(); [.P7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49" office:value-type="string" calcext:value-type="string">
            <text:p>1638/23</text:p>
          </table:table-cell>
          <table:table-cell table:style-name="ce348" office:value-type="string" calcext:value-type="string">
            <text:p>CMASM</text:p>
          </table:table-cell>
          <table:table-cell table:style-name="ce348" office:value-type="string" calcext:value-type="string">
            <text:p>REPROVADO NA CALIBRAÇÃO</text:p>
          </table:table-cell>
          <table:table-cell table:style-name="ce429" office:value-type="currency" office:currency="BRL" office:value="100" calcext:value-type="currency">
            <text:p>R$ 100,00</text:p>
          </table:table-cell>
          <table:table-cell table:style-name="ce1192" table:number-columns-repeated="2"/>
          <table:table-cell table:style-name="ce1188" office:value-type="string" calcext:value-type="string">
            <text:p>EMPRESA</text:p>
          </table:table-cell>
          <table:table-cell table:style-name="Default" table:number-columns-repeated="1000"/>
        </table:table-row>
        <table:table-row table:style-name="ro5" table:visibility="filter">
          <table:table-cell table:style-name="ce756" office:value-type="string" calcext:value-type="string">
            <text:p>MEC</text:p>
          </table:table-cell>
          <table:table-cell table:style-name="ce758" office:value-type="string" calcext:value-type="string">
            <text:p>MANOVACUÔMETRO</text:p>
          </table:table-cell>
          <table:table-cell table:style-name="ce758"/>
          <table:table-cell table:style-name="ce762" office:value-type="string" calcext:value-type="string">
            <text:p>SEEGERS INSTRUMENTS CO. (0-30 ln. Hg)</text:p>
          </table:table-cell>
          <table:table-cell table:style-name="ce756" office:value-type="float" office:value="30" calcext:value-type="float">
            <text:p>30</text:p>
          </table:table-cell>
          <table:table-cell table:style-name="ce756" office:value-type="string" calcext:value-type="string">
            <text:p>in Hg</text:p>
          </table:table-cell>
          <table:table-cell table:style-name="ce756" office:value-type="string" calcext:value-type="string">
            <text:p>CMASM-IDM-T46-010</text:p>
          </table:table-cell>
          <table:table-cell table:style-name="ce774" office:value-type="string" calcext:value-type="string">
            <text:p>S-5183 </text:p>
          </table:table-cell>
          <table:table-cell table:style-name="ce772" office:value-type="string" calcext:value-type="string">
            <text:p>MK-46</text:p>
          </table:table-cell>
          <table:table-cell table:style-name="ce775"/>
          <table:table-cell table:style-name="ce777" office:value-type="date" office:date-value="2023-10-23" calcext:value-type="date">
            <text:p>23/10/23</text:p>
          </table:table-cell>
          <table:table-cell table:style-name="ce777" office:value-type="date" office:date-value="2023-10-25" calcext:value-type="date">
            <text:p>25/10/23</text:p>
          </table:table-cell>
          <table:table-cell table:style-name="ce793" office:value-type="date" office:date-value="2024-02-05" calcext:value-type="date">
            <text:p>05/02/24</text:p>
          </table:table-cell>
          <table:table-cell table:style-name="ce799" office:value-type="date" office:date-value="2024-01-23" calcext:value-type="date">
            <text:p>23/01/24</text:p>
          </table:table-cell>
          <table:table-cell table:style-name="ce773" office:value-type="float" office:value="12" calcext:value-type="float">
            <text:p>12</text:p>
          </table:table-cell>
          <table:table-cell table:style-name="ce809" table:formula="of:=IF(ISBLANK([.N76]);DATE(2024;1;1);EDATE([.N76];[.O76]))" office:value-type="date" office:date-value="2025-01-23" calcext:value-type="date">
            <text:p>23/01/25</text:p>
          </table:table-cell>
          <table:table-cell table:style-name="ce816" table:formula="of:=IF(OR([.P76]&lt;TODAY(); [.P7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756" office:value-type="string" calcext:value-type="string">
            <text:p>P-006403</text:p>
          </table:table-cell>
          <table:table-cell table:style-name="ce828" office:value-type="string" calcext:value-type="string">
            <text:p>CMASM</text:p>
          </table:table-cell>
          <table:table-cell table:style-name="ce834" office:value-type="string" calcext:value-type="string">
            <text:p>REPROVADO NA CALIBRAÇÃO</text:p>
          </table:table-cell>
          <table:table-cell table:style-name="ce836" office:value-type="currency" office:currency="BRL" office:value="338.69" calcext:value-type="currency">
            <text:p>R$ 338,69</text:p>
          </table:table-cell>
          <table:table-cell table:style-name="ce756" table:number-columns-repeated="2"/>
          <table:table-cell table:style-name="ce773" office:value-type="string" calcext:value-type="string">
            <text:p>BACS</text:p>
          </table:table-cell>
          <table:table-cell table:style-name="Default" table:number-columns-repeated="1000"/>
        </table:table-row>
        <table:table-row table:style-name="ro5" table:visibility="filter">
          <table:table-cell table:style-name="ce756" office:value-type="string" calcext:value-type="string">
            <text:p>MEC</text:p>
          </table:table-cell>
          <table:table-cell table:style-name="ce758" office:value-type="string" calcext:value-type="string">
            <text:p>MANOVACUÔMETRO</text:p>
          </table:table-cell>
          <table:table-cell table:style-name="ce758"/>
          <table:table-cell table:style-name="ce762" office:value-type="string" calcext:value-type="string">
            <text:p>3D INSTRUMENTS INC (0-30 ln. Hg)</text:p>
          </table:table-cell>
          <table:table-cell table:style-name="ce756" office:value-type="float" office:value="30" calcext:value-type="float">
            <text:p>30</text:p>
          </table:table-cell>
          <table:table-cell table:style-name="ce756" office:value-type="string" calcext:value-type="string">
            <text:p>in Hg</text:p>
          </table:table-cell>
          <table:table-cell table:style-name="ce756" office:value-type="string" calcext:value-type="string">
            <text:p>CMASM-IDM-T46-011</text:p>
          </table:table-cell>
          <table:table-cell table:style-name="ce756" office:value-type="string" calcext:value-type="string">
            <text:p>218938-72</text:p>
          </table:table-cell>
          <table:table-cell table:style-name="ce772" office:value-type="string" calcext:value-type="string">
            <text:p>MK-46</text:p>
          </table:table-cell>
          <table:table-cell table:style-name="ce775"/>
          <table:table-cell table:style-name="ce777" office:value-type="date" office:date-value="2023-10-23" calcext:value-type="date">
            <text:p>23/10/23</text:p>
          </table:table-cell>
          <table:table-cell table:style-name="ce777" office:value-type="date" office:date-value="2023-10-25" calcext:value-type="date">
            <text:p>25/10/23</text:p>
          </table:table-cell>
          <table:table-cell table:style-name="ce793" office:value-type="date" office:date-value="2024-02-05" calcext:value-type="date">
            <text:p>05/02/24</text:p>
          </table:table-cell>
          <table:table-cell table:style-name="ce799" office:value-type="date" office:date-value="2024-01-23" calcext:value-type="date">
            <text:p>23/01/24</text:p>
          </table:table-cell>
          <table:table-cell table:style-name="ce773" office:value-type="float" office:value="12" calcext:value-type="float">
            <text:p>12</text:p>
          </table:table-cell>
          <table:table-cell table:style-name="ce809" table:formula="of:=IF(ISBLANK([.N77]);DATE(2024;1;1);EDATE([.N77];[.O77]))" office:value-type="date" office:date-value="2025-01-23" calcext:value-type="date">
            <text:p>23/01/25</text:p>
          </table:table-cell>
          <table:table-cell table:style-name="ce816" table:formula="of:=IF(OR([.P77]&lt;TODAY(); [.P77] = &quot;&quot;); &quot;DESCALIBRADO&quot;;&quot;CALIBRADO&quot;)" office:value-type="string" office:string-value="DESCALIBRADO" calcext:value-type="string">
            <text:p>DESCALIBRADO</text:p>
          </table:table-cell>
          <table:table-cell table:style-name="ce756" office:value-type="string" calcext:value-type="string">
            <text:p>P-006402</text:p>
          </table:table-cell>
          <table:table-cell table:style-name="ce829" office:value-type="string" calcext:value-type="string">
            <text:p>CMASM</text:p>
          </table:table-cell>
          <table:table-cell table:style-name="ce834" office:value-type="string" calcext:value-type="string">
            <text:p>REPROVADO NA CALIBRAÇÃO</text:p>
          </table:table-cell>
          <table:table-cell table:style-name="ce836" office:value-type="currency" office:currency="BRL" office:value="338.69" calcext:value-type="currency">
            <text:p>R$ 338,69</text:p>
          </table:table-cell>
          <table:table-cell table:style-name="ce756" table:number-columns-repeated="2"/>
          <table:table-cell table:style-name="ce773" office:value-type="string" calcext:value-type="string">
            <text:p>BACS</text:p>
          </table:table-cell>
          <table:table-cell table:style-name="Default" table:number-columns-repeated="1000"/>
        </table:table-row>
        <table:table-row table:style-name="ro6" table:visibility="filter">
          <table:table-cell table:style-name="ce756" office:value-type="string" calcext:value-type="string">
            <text:p>MEC</text:p>
          </table:table-cell>
          <table:table-cell table:style-name="ce756" office:value-type="string" calcext:value-type="string">
            <text:p>MANÔMETRO ANALÓGICO</text:p>
          </table:table-cell>
          <table:table-cell table:style-name="ce756"/>
          <table:table-cell table:style-name="ce763" office:value-type="string" calcext:value-type="string">
            <text:p>GAUGE, (IN.Hg VAC 30-0-60 PSI)</text:p>
          </table:table-cell>
          <table:table-cell table:style-name="ce767" office:value-type="string" calcext:value-type="string">
            <text:p>60</text:p>
          </table:table-cell>
          <table:table-cell table:style-name="ce756" office:value-type="string" calcext:value-type="string">
            <text:p>in Hg</text:p>
          </table:table-cell>
          <table:table-cell table:style-name="ce769" office:value-type="string" calcext:value-type="string">
            <text:p>CMASM-IDM-T48-195</text:p>
          </table:table-cell>
          <table:table-cell table:style-name="ce767" office:value-type="string" calcext:value-type="string">
            <text:p>097903</text:p>
          </table:table-cell>
          <table:table-cell table:style-name="ce773" office:value-type="string" calcext:value-type="string">
            <text:p>MK-48</text:p>
          </table:table-cell>
          <table:table-cell table:style-name="ce775"/>
          <table:table-cell table:style-name="ce777" office:value-type="date" office:date-value="2023-10-23" calcext:value-type="date">
            <text:p>23/10/23</text:p>
          </table:table-cell>
          <table:table-cell table:style-name="ce777" office:value-type="date" office:date-value="2023-10-25" calcext:value-type="date">
            <text:p>25/10/23</text:p>
          </table:table-cell>
          <table:table-cell table:style-name="ce793" office:value-type="date" office:date-value="2024-02-05" calcext:value-type="date">
            <text:p>05/02/24</text:p>
          </table:table-cell>
          <table:table-cell table:style-name="ce805" office:value-type="date" office:date-value="2024-01-23" calcext:value-type="date">
            <text:p>23/01/24</text:p>
          </table:table-cell>
          <table:table-cell table:style-name="ce772" office:value-type="float" office:value="24" calcext:value-type="float">
            <text:p>24</text:p>
          </table:table-cell>
          <table:table-cell table:style-name="ce809" table:formula="of:=IF(ISBLANK([.N78]);DATE(2024;1;1);EDATE([.N78];[.O78]))" office:value-type="date" office:date-value="2026-01-23" calcext:value-type="date">
            <text:p>23/01/26</text:p>
          </table:table-cell>
          <table:table-cell table:style-name="ce816" table:formula="of:=IF(OR([.P78]&lt;TODAY(); [.P78] = &quot;&quot;); &quot;DESCALIBRADO&quot;;&quot;CALIBRADO&quot;)" office:value-type="string" office:string-value="CALIBRADO" calcext:value-type="string">
            <text:p>CALIBRADO</text:p>
          </table:table-cell>
          <table:table-cell table:style-name="ce774" office:value-type="string" calcext:value-type="string">
            <text:p>P-006428</text:p>
          </table:table-cell>
          <table:table-cell table:style-name="ce756" office:value-type="string" calcext:value-type="string">
            <text:p>CMASM</text:p>
          </table:table-cell>
          <table:table-cell table:style-name="ce834" office:value-type="string" calcext:value-type="string">
            <text:p>REPROVADO NA CALIBRAÇÃO</text:p>
          </table:table-cell>
          <table:table-cell table:style-name="ce836" office:value-type="currency" office:currency="BRL" office:value="338.69" calcext:value-type="currency">
            <text:p>R$ 338,69</text:p>
          </table:table-cell>
          <table:table-cell table:style-name="ce756" table:number-columns-repeated="2"/>
          <table:table-cell table:style-name="ce773" office:value-type="string" calcext:value-type="string">
            <text:p>BACS</text:p>
          </table:table-cell>
          <table:table-cell table:style-name="Default" table:number-columns-repeated="1000"/>
        </table:table-row>
        <table:table-row table:style-name="ro6" table:visibility="filter">
          <table:table-cell table:style-name="ce756" office:value-type="string" calcext:value-type="string">
            <text:p>MEC</text:p>
          </table:table-cell>
          <table:table-cell table:style-name="ce756" office:value-type="string" calcext:value-type="string">
            <text:p>MANÔMETRO ANALÓGICO</text:p>
          </table:table-cell>
          <table:table-cell table:style-name="ce756"/>
          <table:table-cell table:style-name="ce763" office:value-type="string" calcext:value-type="string">
            <text:p>GAUGE, ABSOLUTE PRESSURE (0-20 PSIG)</text:p>
          </table:table-cell>
          <table:table-cell table:style-name="ce767" office:value-type="string" calcext:value-type="string">
            <text:p>20</text:p>
          </table:table-cell>
          <table:table-cell table:style-name="ce767" office:value-type="string" calcext:value-type="string">
            <text:p>PSI</text:p>
          </table:table-cell>
          <table:table-cell table:style-name="ce769" office:value-type="string" calcext:value-type="string">
            <text:p>CMASM-IDM-T48-346</text:p>
          </table:table-cell>
          <table:table-cell table:style-name="ce767" office:value-type="string" calcext:value-type="string">
            <text:p>AN01609</text:p>
          </table:table-cell>
          <table:table-cell table:style-name="ce773" office:value-type="string" calcext:value-type="string">
            <text:p>MK-48</text:p>
          </table:table-cell>
          <table:table-cell table:style-name="ce775"/>
          <table:table-cell table:style-name="ce777" office:value-type="date" office:date-value="2023-10-23" calcext:value-type="date">
            <text:p>23/10/23</text:p>
          </table:table-cell>
          <table:table-cell table:style-name="ce777" office:value-type="date" office:date-value="2023-10-25" calcext:value-type="date">
            <text:p>25/10/23</text:p>
          </table:table-cell>
          <table:table-cell table:style-name="ce793" office:value-type="date" office:date-value="2024-02-05" calcext:value-type="date">
            <text:p>05/02/24</text:p>
          </table:table-cell>
          <table:table-cell table:style-name="ce805" office:value-type="date" office:date-value="2024-01-23" calcext:value-type="date">
            <text:p>23/01/24</text:p>
          </table:table-cell>
          <table:table-cell table:style-name="ce772" office:value-type="float" office:value="13" calcext:value-type="float">
            <text:p>13</text:p>
          </table:table-cell>
          <table:table-cell table:style-name="ce809" table:formula="of:=IF(ISBLANK([.N79]);DATE(2024;1;1);EDATE([.N79];[.O79]))" office:value-type="date" office:date-value="2025-02-23" calcext:value-type="date">
            <text:p>23/02/25</text:p>
          </table:table-cell>
          <table:table-cell table:style-name="ce816" table:formula="of:=IF(OR([.P79]&lt;TODAY(); [.P7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774" office:value-type="string" calcext:value-type="string">
            <text:p>P-006426</text:p>
          </table:table-cell>
          <table:table-cell table:style-name="ce773" office:value-type="string" calcext:value-type="string">
            <text:p>CMASM</text:p>
          </table:table-cell>
          <table:table-cell table:style-name="ce834" office:value-type="string" calcext:value-type="string">
            <text:p>REPROVADO NA CALIBRAÇÃO</text:p>
          </table:table-cell>
          <table:table-cell table:style-name="ce836" office:value-type="currency" office:currency="BRL" office:value="338.69" calcext:value-type="currency">
            <text:p>R$ 338,69</text:p>
          </table:table-cell>
          <table:table-cell table:style-name="ce756" table:number-columns-repeated="2"/>
          <table:table-cell table:style-name="ce773" office:value-type="string" calcext:value-type="string">
            <text:p>BACS</text:p>
          </table:table-cell>
          <table:table-cell table:style-name="Default" table:number-columns-repeated="1000"/>
        </table:table-row>
        <table:table-row table:style-name="ro5" table:visibility="filter">
          <table:table-cell table:style-name="ce756" office:value-type="string" calcext:value-type="string">
            <text:p>MEC</text:p>
          </table:table-cell>
          <table:table-cell table:style-name="ce756" office:value-type="string" calcext:value-type="string">
            <text:p>MANÔMETRO ANALÓGICO</text:p>
          </table:table-cell>
          <table:table-cell table:style-name="ce756"/>
          <table:table-cell table:style-name="ce764" office:value-type="string" calcext:value-type="string">
            <text:p>GAUGE 2000 PSI</text:p>
          </table:table-cell>
          <table:table-cell table:style-name="ce767" office:value-type="string" calcext:value-type="string">
            <text:p>2000</text:p>
          </table:table-cell>
          <table:table-cell table:style-name="ce767" office:value-type="string" calcext:value-type="string">
            <text:p>PSI</text:p>
          </table:table-cell>
          <table:table-cell table:style-name="ce769" office:value-type="string" calcext:value-type="string">
            <text:p>CMASM-IDM-T48-246</text:p>
          </table:table-cell>
          <table:table-cell table:style-name="ce767"/>
          <table:table-cell table:style-name="ce773" office:value-type="string" calcext:value-type="string">
            <text:p>MK-48</text:p>
          </table:table-cell>
          <table:table-cell table:style-name="ce775"/>
          <table:table-cell table:style-name="ce777" office:value-type="date" office:date-value="2023-10-23" calcext:value-type="date">
            <text:p>23/10/23</text:p>
          </table:table-cell>
          <table:table-cell table:style-name="ce777" office:value-type="date" office:date-value="2023-10-25" calcext:value-type="date">
            <text:p>25/10/23</text:p>
          </table:table-cell>
          <table:table-cell table:style-name="ce782" office:value-type="date" office:date-value="2024-02-05" calcext:value-type="date">
            <text:p>05/02/24</text:p>
          </table:table-cell>
          <table:table-cell table:style-name="ce805" office:value-type="date" office:date-value="2024-01-23" calcext:value-type="date">
            <text:p>23/01/24</text:p>
          </table:table-cell>
          <table:table-cell table:style-name="ce772" office:value-type="float" office:value="24" calcext:value-type="float">
            <text:p>24</text:p>
          </table:table-cell>
          <table:table-cell table:style-name="ce809" table:formula="of:=IF(ISBLANK([.N80]);DATE(2024;1;1);EDATE([.N80];[.O80]))" office:value-type="date" office:date-value="2026-01-23" calcext:value-type="date">
            <text:p>23/01/26</text:p>
          </table:table-cell>
          <table:table-cell table:style-name="ce816" table:formula="of:=IF(OR([.P80]&lt;TODAY(); [.P80] = &quot;&quot;); &quot;DESCALIBRADO&quot;;&quot;CALIBRADO&quot;)" office:value-type="string" office:string-value="CALIBRADO" calcext:value-type="string">
            <text:p>CALIBRADO</text:p>
          </table:table-cell>
          <table:table-cell table:style-name="ce756" office:value-type="string" calcext:value-type="string">
            <text:p>P-006404</text:p>
          </table:table-cell>
          <table:table-cell table:style-name="ce756" office:value-type="string" calcext:value-type="string">
            <text:p>CMASM</text:p>
          </table:table-cell>
          <table:table-cell table:style-name="ce834" office:value-type="string" calcext:value-type="string">
            <text:p>REPROVADO NA CALIBRAÇÃO</text:p>
          </table:table-cell>
          <table:table-cell table:style-name="ce836" office:value-type="currency" office:currency="BRL" office:value="338.69" calcext:value-type="currency">
            <text:p>R$ 338,69</text:p>
          </table:table-cell>
          <table:table-cell table:style-name="ce756" table:number-columns-repeated="2"/>
          <table:table-cell table:style-name="ce773" office:value-type="string" calcext:value-type="string">
            <text:p>BACS</text:p>
          </table:table-cell>
          <table:table-cell table:style-name="Default" table:number-columns-repeated="1000"/>
        </table:table-row>
        <table:table-row table:style-name="ro5" table:visibility="filter">
          <table:table-cell table:style-name="ce756" office:value-type="string" calcext:value-type="string">
            <text:p>MEC</text:p>
          </table:table-cell>
          <table:table-cell table:style-name="ce756" office:value-type="string" calcext:value-type="string">
            <text:p>MANÔMETRO ANALÓGICO</text:p>
          </table:table-cell>
          <table:table-cell table:style-name="ce756"/>
          <table:table-cell table:style-name="ce762" office:value-type="string" calcext:value-type="string">
            <text:p>3D INSTRUMENTS INC (0-800 PSI)</text:p>
          </table:table-cell>
          <table:table-cell table:style-name="ce756" office:value-type="float" office:value="800" calcext:value-type="float">
            <text:p>800</text:p>
          </table:table-cell>
          <table:table-cell table:style-name="ce767" office:value-type="string" calcext:value-type="string">
            <text:p>PSI</text:p>
          </table:table-cell>
          <table:table-cell table:style-name="ce756" office:value-type="string" calcext:value-type="string">
            <text:p>CMASM-IDM-T46-007</text:p>
          </table:table-cell>
          <table:table-cell table:style-name="ce756" office:value-type="float" office:value="20621022" calcext:value-type="float">
            <text:p>20621022</text:p>
          </table:table-cell>
          <table:table-cell table:style-name="ce772" office:value-type="string" calcext:value-type="string">
            <text:p>MK-46</text:p>
          </table:table-cell>
          <table:table-cell table:style-name="ce775"/>
          <table:table-cell table:style-name="ce777" office:value-type="date" office:date-value="2023-10-23" calcext:value-type="date">
            <text:p>23/10/23</text:p>
          </table:table-cell>
          <table:table-cell table:style-name="ce777" office:value-type="date" office:date-value="2023-10-25" calcext:value-type="date">
            <text:p>25/10/23</text:p>
          </table:table-cell>
          <table:table-cell table:style-name="ce782" office:value-type="date" office:date-value="2024-02-05" calcext:value-type="date">
            <text:p>05/02/24</text:p>
          </table:table-cell>
          <table:table-cell table:style-name="ce801" office:value-type="date" office:date-value="2024-01-23" calcext:value-type="date">
            <text:p>23/01/24</text:p>
          </table:table-cell>
          <table:table-cell table:style-name="ce773" office:value-type="float" office:value="12" calcext:value-type="float">
            <text:p>12</text:p>
          </table:table-cell>
          <table:table-cell table:style-name="ce809" table:formula="of:=IF(ISBLANK([.N81]);DATE(2024;1;1);EDATE([.N81];[.O81]))" office:value-type="date" office:date-value="2025-01-23" calcext:value-type="date">
            <text:p>23/01/25</text:p>
          </table:table-cell>
          <table:table-cell table:style-name="ce816" table:formula="of:=IF(OR([.P81]&lt;TODAY(); [.P8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756" office:value-type="string" calcext:value-type="string">
            <text:p>P-006399</text:p>
          </table:table-cell>
          <table:table-cell table:style-name="ce829" office:value-type="string" calcext:value-type="string">
            <text:p>CMASM</text:p>
          </table:table-cell>
          <table:table-cell table:style-name="ce834" office:value-type="string" calcext:value-type="string">
            <text:p>REPROVADO NA CALIBRAÇÃO</text:p>
          </table:table-cell>
          <table:table-cell table:style-name="ce836" office:value-type="currency" office:currency="BRL" office:value="338.69" calcext:value-type="currency">
            <text:p>R$ 338,69</text:p>
          </table:table-cell>
          <table:table-cell table:style-name="ce756" table:number-columns-repeated="2"/>
          <table:table-cell table:style-name="ce773" office:value-type="string" calcext:value-type="string">
            <text:p>BACS</text:p>
          </table:table-cell>
          <table:table-cell table:style-name="Default" table:number-columns-repeated="1000"/>
        </table:table-row>
        <table:table-row table:style-name="ro5" table:visibility="filter">
          <table:table-cell table:style-name="ce756" office:value-type="string" calcext:value-type="string">
            <text:p>MEC</text:p>
          </table:table-cell>
          <table:table-cell table:style-name="ce756" office:value-type="string" calcext:value-type="string">
            <text:p>MANÔMETRO ANALÓGICO</text:p>
          </table:table-cell>
          <table:table-cell table:style-name="ce756"/>
          <table:table-cell table:style-name="ce762" office:value-type="string" calcext:value-type="string">
            <text:p>3D INSTRUMENTS INC (0-800 PSI)</text:p>
          </table:table-cell>
          <table:table-cell table:style-name="ce756" office:value-type="float" office:value="800" calcext:value-type="float">
            <text:p>800</text:p>
          </table:table-cell>
          <table:table-cell table:style-name="ce767" office:value-type="string" calcext:value-type="string">
            <text:p>PSI</text:p>
          </table:table-cell>
          <table:table-cell table:style-name="ce756" office:value-type="string" calcext:value-type="string">
            <text:p>CMASM-IDM-T46-006</text:p>
          </table:table-cell>
          <table:table-cell table:style-name="ce756" office:value-type="float" office:value="20620922" calcext:value-type="float">
            <text:p>20620922</text:p>
          </table:table-cell>
          <table:table-cell table:style-name="ce772" office:value-type="string" calcext:value-type="string">
            <text:p>MK-46</text:p>
          </table:table-cell>
          <table:table-cell table:style-name="ce775"/>
          <table:table-cell table:style-name="ce777" office:value-type="date" office:date-value="2023-10-23" calcext:value-type="date">
            <text:p>23/10/23</text:p>
          </table:table-cell>
          <table:table-cell table:style-name="ce777" office:value-type="date" office:date-value="2023-10-25" calcext:value-type="date">
            <text:p>25/10/23</text:p>
          </table:table-cell>
          <table:table-cell table:style-name="ce782" office:value-type="date" office:date-value="2024-02-05" calcext:value-type="date">
            <text:p>05/02/24</text:p>
          </table:table-cell>
          <table:table-cell table:style-name="ce801" office:value-type="date" office:date-value="2024-01-23" calcext:value-type="date">
            <text:p>23/01/24</text:p>
          </table:table-cell>
          <table:table-cell table:style-name="ce773" office:value-type="float" office:value="12" calcext:value-type="float">
            <text:p>12</text:p>
          </table:table-cell>
          <table:table-cell table:style-name="ce809" table:formula="of:=IF(ISBLANK([.N82]);DATE(2024;1;1);EDATE([.N82];[.O82]))" office:value-type="date" office:date-value="2025-01-23" calcext:value-type="date">
            <text:p>23/01/25</text:p>
          </table:table-cell>
          <table:table-cell table:style-name="ce816" table:formula="of:=IF(OR([.P82]&lt;TODAY(); [.P8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756" office:value-type="string" calcext:value-type="string">
            <text:p>P-006400</text:p>
          </table:table-cell>
          <table:table-cell table:style-name="ce829" office:value-type="string" calcext:value-type="string">
            <text:p>CMASM</text:p>
          </table:table-cell>
          <table:table-cell table:style-name="ce834" office:value-type="string" calcext:value-type="string">
            <text:p>REPROVADO NA CALIBRAÇÃO</text:p>
          </table:table-cell>
          <table:table-cell table:style-name="ce836" office:value-type="currency" office:currency="BRL" office:value="338.69" calcext:value-type="currency">
            <text:p>R$ 338,69</text:p>
          </table:table-cell>
          <table:table-cell table:style-name="ce756" table:number-columns-repeated="2"/>
          <table:table-cell table:style-name="ce773" office:value-type="string" calcext:value-type="string">
            <text:p>BACS</text:p>
          </table:table-cell>
          <table:table-cell table:style-name="Default" table:number-columns-repeated="1000"/>
        </table:table-row>
        <table:table-row table:style-name="ro5" table:visibility="filter">
          <table:table-cell table:style-name="ce756" office:value-type="string" calcext:value-type="string">
            <text:p>MEC</text:p>
          </table:table-cell>
          <table:table-cell table:style-name="ce756" office:value-type="string" calcext:value-type="string">
            <text:p>MANÔMETRO ANALÓGICO</text:p>
          </table:table-cell>
          <table:table-cell table:style-name="ce756"/>
          <table:table-cell table:style-name="ce762" office:value-type="string" calcext:value-type="string">
            <text:p>3D INSTRUMENTS INC (0-800 PSI)</text:p>
          </table:table-cell>
          <table:table-cell table:style-name="ce756" office:value-type="float" office:value="800" calcext:value-type="float">
            <text:p>800</text:p>
          </table:table-cell>
          <table:table-cell table:style-name="ce767" office:value-type="string" calcext:value-type="string">
            <text:p>PSI</text:p>
          </table:table-cell>
          <table:table-cell table:style-name="ce756" office:value-type="string" calcext:value-type="string">
            <text:p>CMASM-IDM-T46-005</text:p>
          </table:table-cell>
          <table:table-cell table:style-name="ce756" office:value-type="float" office:value="20620722" calcext:value-type="float">
            <text:p>20620722</text:p>
          </table:table-cell>
          <table:table-cell table:style-name="ce772" office:value-type="string" calcext:value-type="string">
            <text:p>MK-46</text:p>
          </table:table-cell>
          <table:table-cell table:style-name="ce775"/>
          <table:table-cell table:style-name="ce777" office:value-type="date" office:date-value="2023-10-23" calcext:value-type="date">
            <text:p>23/10/23</text:p>
          </table:table-cell>
          <table:table-cell table:style-name="ce777" office:value-type="date" office:date-value="2023-10-25" calcext:value-type="date">
            <text:p>25/10/23</text:p>
          </table:table-cell>
          <table:table-cell table:style-name="ce782" office:value-type="date" office:date-value="2024-02-05" calcext:value-type="date">
            <text:p>05/02/24</text:p>
          </table:table-cell>
          <table:table-cell table:style-name="ce801" office:value-type="date" office:date-value="2024-01-23" calcext:value-type="date">
            <text:p>23/01/24</text:p>
          </table:table-cell>
          <table:table-cell table:style-name="ce773" office:value-type="float" office:value="12" calcext:value-type="float">
            <text:p>12</text:p>
          </table:table-cell>
          <table:table-cell table:style-name="ce809" table:formula="of:=IF(ISBLANK([.N83]);DATE(2024;1;1);EDATE([.N83];[.O83]))" office:value-type="date" office:date-value="2025-01-23" calcext:value-type="date">
            <text:p>23/01/25</text:p>
          </table:table-cell>
          <table:table-cell table:style-name="ce816" table:formula="of:=IF(OR([.P83]&lt;TODAY(); [.P8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756" office:value-type="string" calcext:value-type="string">
            <text:p>P-006396</text:p>
          </table:table-cell>
          <table:table-cell table:style-name="ce829" office:value-type="string" calcext:value-type="string">
            <text:p>CMASM</text:p>
          </table:table-cell>
          <table:table-cell table:style-name="ce834" office:value-type="string" calcext:value-type="string">
            <text:p>REPROVADO NA CALIBRAÇÃO</text:p>
          </table:table-cell>
          <table:table-cell table:style-name="ce836" office:value-type="currency" office:currency="BRL" office:value="338.69" calcext:value-type="currency">
            <text:p>R$ 338,69</text:p>
          </table:table-cell>
          <table:table-cell table:style-name="ce756" table:number-columns-repeated="2"/>
          <table:table-cell table:style-name="ce773" office:value-type="string" calcext:value-type="string">
            <text:p>BACS</text:p>
          </table:table-cell>
          <table:table-cell table:style-name="Default" table:number-columns-repeated="1000"/>
        </table:table-row>
        <table:table-row table:style-name="ro6" table:visibility="filter">
          <table:table-cell table:style-name="ce756" office:value-type="string" calcext:value-type="string">
            <text:p>MEC</text:p>
          </table:table-cell>
          <table:table-cell table:style-name="ce756" office:value-type="string" calcext:value-type="string">
            <text:p>MANÔMETRO ANALÓGICO</text:p>
          </table:table-cell>
          <table:table-cell table:style-name="ce756"/>
          <table:table-cell table:style-name="ce763" office:value-type="string" calcext:value-type="string">
            <text:p>GAUGE, PRESSURE (0-60 PSI) ECP REQ</text:p>
          </table:table-cell>
          <table:table-cell table:style-name="ce767" office:value-type="string" calcext:value-type="string">
            <text:p>60</text:p>
          </table:table-cell>
          <table:table-cell table:style-name="ce767" office:value-type="string" calcext:value-type="string">
            <text:p>PSI</text:p>
          </table:table-cell>
          <table:table-cell table:style-name="ce769" office:value-type="string" calcext:value-type="string">
            <text:p>CMASM-IDM-T48-196</text:p>
          </table:table-cell>
          <table:table-cell table:style-name="ce767" office:value-type="string" calcext:value-type="string">
            <text:p>012810A</text:p>
          </table:table-cell>
          <table:table-cell table:style-name="ce773" office:value-type="string" calcext:value-type="string">
            <text:p>MK-48</text:p>
          </table:table-cell>
          <table:table-cell table:style-name="ce775"/>
          <table:table-cell table:style-name="ce777" office:value-type="date" office:date-value="2023-10-23" calcext:value-type="date">
            <text:p>23/10/23</text:p>
          </table:table-cell>
          <table:table-cell table:style-name="ce777" office:value-type="date" office:date-value="2023-10-25" calcext:value-type="date">
            <text:p>25/10/23</text:p>
          </table:table-cell>
          <table:table-cell table:style-name="ce782" office:value-type="date" office:date-value="2024-02-05" calcext:value-type="date">
            <text:p>05/02/24</text:p>
          </table:table-cell>
          <table:table-cell table:style-name="ce805" office:value-type="date" office:date-value="2024-01-23" calcext:value-type="date">
            <text:p>23/01/24</text:p>
          </table:table-cell>
          <table:table-cell table:style-name="ce772" office:value-type="float" office:value="36" calcext:value-type="float">
            <text:p>36</text:p>
          </table:table-cell>
          <table:table-cell table:style-name="ce809" table:formula="of:=IF(ISBLANK([.N84]);DATE(2024;1;1);EDATE([.N84];[.O84]))" office:value-type="date" office:date-value="2027-01-23" calcext:value-type="date">
            <text:p>23/01/27</text:p>
          </table:table-cell>
          <table:table-cell table:style-name="ce816" table:formula="of:=IF(OR([.P84]&lt;TODAY(); [.P84] = &quot;&quot;); &quot;DESCALIBRADO&quot;;&quot;CALIBRADO&quot;)" office:value-type="string" office:string-value="CALIBRADO" calcext:value-type="string">
            <text:p>CALIBRADO</text:p>
          </table:table-cell>
          <table:table-cell table:style-name="ce774" office:value-type="string" calcext:value-type="string">
            <text:p>P-006425</text:p>
          </table:table-cell>
          <table:table-cell table:style-name="ce828" office:value-type="string" calcext:value-type="string">
            <text:p>CMASM</text:p>
          </table:table-cell>
          <table:table-cell table:style-name="ce834" office:value-type="string" calcext:value-type="string">
            <text:p>REPROVADO NA CALIBRAÇÃO</text:p>
          </table:table-cell>
          <table:table-cell table:style-name="ce836" office:value-type="currency" office:currency="BRL" office:value="338.69" calcext:value-type="currency">
            <text:p>R$ 338,69</text:p>
          </table:table-cell>
          <table:table-cell table:style-name="ce756" table:number-columns-repeated="2"/>
          <table:table-cell table:style-name="ce773" office:value-type="string" calcext:value-type="string">
            <text:p>BACS</text:p>
          </table:table-cell>
          <table:table-cell table:style-name="Default" table:number-columns-repeated="1000"/>
        </table:table-row>
        <table:table-row table:style-name="ro5" table:visibility="filter">
          <table:table-cell table:style-name="ce756" office:value-type="string" calcext:value-type="string">
            <text:p>MEC</text:p>
          </table:table-cell>
          <table:table-cell table:style-name="ce756" office:value-type="string" calcext:value-type="string">
            <text:p>MANÔMETRO ANALÓGICO</text:p>
          </table:table-cell>
          <table:table-cell table:style-name="ce756"/>
          <table:table-cell table:style-name="ce763" office:value-type="string" calcext:value-type="string">
            <text:p>GAUGE, (30-0-30 PSI)</text:p>
          </table:table-cell>
          <table:table-cell table:style-name="ce773" office:value-type="float" office:value="30" calcext:value-type="float">
            <text:p>30</text:p>
          </table:table-cell>
          <table:table-cell table:style-name="ce767" office:value-type="string" calcext:value-type="string">
            <text:p>PSI</text:p>
          </table:table-cell>
          <table:table-cell table:style-name="ce769" office:value-type="string" calcext:value-type="string">
            <text:p>CMASM-IDM-T48-279</text:p>
          </table:table-cell>
          <table:table-cell table:style-name="ce767" office:value-type="string" calcext:value-type="string">
            <text:p>2512</text:p>
          </table:table-cell>
          <table:table-cell table:style-name="ce773" office:value-type="string" calcext:value-type="string">
            <text:p>MK-48</text:p>
          </table:table-cell>
          <table:table-cell table:style-name="ce775"/>
          <table:table-cell table:style-name="ce777" office:value-type="date" office:date-value="2023-10-23" calcext:value-type="date">
            <text:p>23/10/23</text:p>
          </table:table-cell>
          <table:table-cell table:style-name="ce777" office:value-type="date" office:date-value="2023-10-25" calcext:value-type="date">
            <text:p>25/10/23</text:p>
          </table:table-cell>
          <table:table-cell table:style-name="ce782" office:value-type="date" office:date-value="2024-02-05" calcext:value-type="date">
            <text:p>05/02/24</text:p>
          </table:table-cell>
          <table:table-cell table:style-name="ce805" office:value-type="date" office:date-value="2024-01-23" calcext:value-type="date">
            <text:p>23/01/24</text:p>
          </table:table-cell>
          <table:table-cell table:style-name="ce772" office:value-type="float" office:value="24" calcext:value-type="float">
            <text:p>24</text:p>
          </table:table-cell>
          <table:table-cell table:style-name="ce809" table:formula="of:=IF(ISBLANK([.N85]);DATE(2024;1;1);EDATE([.N85];[.O85]))" office:value-type="date" office:date-value="2026-01-23" calcext:value-type="date">
            <text:p>23/01/26</text:p>
          </table:table-cell>
          <table:table-cell table:style-name="ce816" table:formula="of:=IF(OR([.P85]&lt;TODAY(); [.P85] = &quot;&quot;); &quot;DESCALIBRADO&quot;;&quot;CALIBRADO&quot;)" office:value-type="string" office:string-value="CALIBRADO" calcext:value-type="string">
            <text:p>CALIBRADO</text:p>
          </table:table-cell>
          <table:table-cell table:style-name="ce774" office:value-type="string" calcext:value-type="string">
            <text:p>P-006427</text:p>
          </table:table-cell>
          <table:table-cell table:style-name="ce756" office:value-type="string" calcext:value-type="string">
            <text:p>CMASM</text:p>
          </table:table-cell>
          <table:table-cell table:style-name="ce834" office:value-type="string" calcext:value-type="string">
            <text:p>REPROVADO NA CALIBRAÇÃO</text:p>
          </table:table-cell>
          <table:table-cell table:style-name="ce836" office:value-type="currency" office:currency="BRL" office:value="338.69" calcext:value-type="currency">
            <text:p>R$ 338,69</text:p>
          </table:table-cell>
          <table:table-cell table:style-name="ce756" table:number-columns-repeated="2"/>
          <table:table-cell table:style-name="ce773" office:value-type="string" calcext:value-type="string">
            <text:p>BACS</text:p>
          </table:table-cell>
          <table:table-cell table:style-name="Default" table:number-columns-repeated="1000"/>
        </table:table-row>
        <table:table-row table:style-name="ro9" table:visibility="filter">
          <table:table-cell table:style-name="ce204" office:value-type="string" calcext:value-type="string">
            <text:p>ELE </text:p>
          </table:table-cell>
          <table:table-cell table:style-name="ce204" office:value-type="string" calcext:value-type="string">
            <text:p>OSCILOSCÓPIO</text:p>
          </table:table-cell>
          <table:table-cell table:style-name="ce204" office:value-type="string" calcext:value-type="string">
            <text:p>TEKTRONIX</text:p>
          </table:table-cell>
          <table:table-cell table:style-name="ce105" office:value-type="string" calcext:value-type="string">
            <text:p>TDS3012</text:p>
          </table:table-cell>
          <table:table-cell table:style-name="ce204" table:number-columns-repeated="2"/>
          <table:table-cell table:style-name="ce248" office:value-type="string" calcext:value-type="string">
            <text:p>CMASM-IDE-ASP-034</text:p>
          </table:table-cell>
          <table:table-cell table:style-name="ce281" office:value-type="string" calcext:value-type="string">
            <text:p>B017508</text:p>
          </table:table-cell>
          <table:table-cell table:style-name="ce204" office:value-type="string" calcext:value-type="string">
            <text:p>ASPIDE</text:p>
          </table:table-cell>
          <table:table-cell table:style-name="ce639"/>
          <table:table-cell table:style-name="ce813" table:number-columns-repeated="3"/>
          <table:table-cell table:style-name="ce813" office:value-type="date" office:date-value="2017-10-05" calcext:value-type="date">
            <text:p>05/10/17</text:p>
          </table:table-cell>
          <table:table-cell table:style-name="ce204" office:value-type="float" office:value="12" calcext:value-type="float">
            <text:p>12</text:p>
          </table:table-cell>
          <table:table-cell table:style-name="ce673" table:formula="of:=IF(ISBLANK([.N86]);DATE(2024;1;1);EDATE([.N86];[.O86]))" office:value-type="date" office:date-value="2018-10-05" calcext:value-type="date">
            <text:p>05/10/18</text:p>
          </table:table-cell>
          <table:table-cell table:style-name="ce1071" table:formula="of:=IF(OR([.P86]&lt;TODAY(); [.P8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548" office:value-type="string" calcext:value-type="string">
            <text:p>BAIXA</text:p>
          </table:table-cell>
          <table:table-cell table:style-name="ce582" office:value-type="string" calcext:value-type="string">
            <text:p>CMS</text:p>
          </table:table-cell>
          <table:table-cell table:style-name="ce591" office:value-type="string" calcext:value-type="string">
            <text:p>Enviado para calibração em 24/01/22</text:p>
            <text:p>PS59/2021 – reparo CMS</text:p>
            <text:p><text:span text:style-name="T13">[23JAN2024] CMS: </text:span>Reparo inexequível, parecer técnico em elaboração;</text:p>
          </table:table-cell>
          <table:table-cell table:style-name="ce642" office:value-type="currency" office:currency="BRL" office:value="747.66" calcext:value-type="currency">
            <text:p>R$ 747,66</text:p>
          </table:table-cell>
          <table:table-cell table:style-name="ce204" table:number-columns-repeated="2"/>
          <table:table-cell table:style-name="ce204" office:value-type="string" calcext:value-type="string">
            <text:p>CMS</text:p>
          </table:table-cell>
          <table:table-cell table:style-name="Default" table:number-columns-repeated="1000"/>
        </table:table-row>
        <table:table-row table:style-name="ro18" table:visibility="filter">
          <table:table-cell table:style-name="ce1032" office:value-type="string" calcext:value-type="string">
            <text:p>ELE </text:p>
          </table:table-cell>
          <table:table-cell table:style-name="ce1032" office:value-type="string" calcext:value-type="string">
            <text:p>MULTÍMETRO</text:p>
          </table:table-cell>
          <table:table-cell table:style-name="ce1032" office:value-type="string" calcext:value-type="string">
            <text:p>ICEL</text:p>
          </table:table-cell>
          <table:table-cell table:style-name="ce140" office:value-type="string" calcext:value-type="string">
            <text:p>CD-300</text:p>
          </table:table-cell>
          <table:table-cell table:style-name="ce209" table:number-columns-repeated="2"/>
          <table:table-cell table:style-name="ce1170" office:value-type="string" calcext:value-type="string">
            <text:p>CMASM-IDE-T46-020</text:p>
          </table:table-cell>
          <table:table-cell table:style-name="ce273" office:value-type="float" office:value="993770675" calcext:value-type="float">
            <text:p>993770675</text:p>
          </table:table-cell>
          <table:table-cell table:style-name="ce355" office:value-type="string" calcext:value-type="string">
            <text:p>MK-46</text:p>
          </table:table-cell>
          <table:table-cell table:style-name="ce625"/>
          <table:table-cell table:style-name="ce392" office:value-type="date" office:date-value="2023-06-06" calcext:value-type="date">
            <text:p>06/06/23</text:p>
          </table:table-cell>
          <table:table-cell table:style-name="ce392" office:value-type="date" office:date-value="2023-06-07" calcext:value-type="date">
            <text:p>07/06/23</text:p>
          </table:table-cell>
          <table:table-cell table:style-name="ce392" table:number-columns-repeated="2"/>
          <table:table-cell table:style-name="ce651" office:value-type="float" office:value="12" calcext:value-type="float">
            <text:p>12</text:p>
          </table:table-cell>
          <table:table-cell table:style-name="ce673" table:formula="of:=IF(ISBLANK([.N87]);DATE(2024;1;1);EDATE([.N87];[.O87]))" office:value-type="date" office:date-value="2024-01-01" calcext:value-type="date">
            <text:p>01/01/24</text:p>
          </table:table-cell>
          <table:table-cell table:style-name="ce685" table:formula="of:=IF(OR([.P87]&lt;TODAY(); [.P87] = &quot;&quot;); &quot;DESCALIBRADO&quot;;&quot;CALIBRADO&quot;)" office:value-type="string" office:string-value="DESCALIBRADO" calcext:value-type="string">
            <text:p>DESCALIBRADO</text:p>
          </table:table-cell>
          <table:table-cell table:style-name="ce603" office:value-type="string" calcext:value-type="string">
            <text:p>BAIXA</text:p>
          </table:table-cell>
          <table:table-cell table:style-name="ce427" office:value-type="string" calcext:value-type="string">
            <text:p>CMS</text:p>
          </table:table-cell>
          <table:table-cell table:style-name="ce676" office:value-type="string" calcext:value-type="string">
            <text:p>R161821Z/MAI/2024 <text:s/>LVAD CMS condenou equipamento </text:p>
          </table:table-cell>
          <table:table-cell table:style-name="ce432" office:value-type="currency" office:currency="BRL" office:value="1164.35" calcext:value-type="currency">
            <text:p>R$ 1.164,35</text:p>
          </table:table-cell>
          <table:table-cell table:style-name="ce571"/>
          <table:table-cell table:style-name="ce628"/>
          <table:table-cell table:style-name="ce1032" office:value-type="string" calcext:value-type="string">
            <text:p>CMS</text:p>
          </table:table-cell>
          <table:table-cell table:style-name="Default" table:number-columns-repeated="1000"/>
        </table:table-row>
        <table:table-row table:style-name="ro5" table:visibility="filter">
          <table:table-cell table:style-name="ce248" office:value-type="string" calcext:value-type="string">
            <text:p>MEC</text:p>
          </table:table-cell>
          <table:table-cell table:style-name="ce248" office:value-type="string" calcext:value-type="string">
            <text:p>MANÔMETRO ANALÓGICO</text:p>
          </table:table-cell>
          <table:table-cell table:style-name="ce248"/>
          <table:table-cell table:style-name="ce105" office:value-type="string" calcext:value-type="string">
            <text:p>3D INSTRUMENTS INC (0-800 PSI)</text:p>
          </table:table-cell>
          <table:table-cell table:style-name="ce248" office:value-type="float" office:value="800" calcext:value-type="float">
            <text:p>800</text:p>
          </table:table-cell>
          <table:table-cell table:style-name="ce277" office:value-type="string" calcext:value-type="string">
            <text:p>PSI</text:p>
          </table:table-cell>
          <table:table-cell table:style-name="ce248" office:value-type="string" calcext:value-type="string">
            <text:p>CMASM-IDM-T46-005</text:p>
          </table:table-cell>
          <table:table-cell table:style-name="ce248" office:value-type="float" office:value="20620722" calcext:value-type="float">
            <text:p>20620722</text:p>
          </table:table-cell>
          <table:table-cell table:style-name="ce421" office:value-type="string" calcext:value-type="string">
            <text:p>MK-46</text:p>
          </table:table-cell>
          <table:table-cell table:style-name="ce461"/>
          <table:table-cell table:style-name="ce497" office:value-type="date" office:date-value="2023-10-23" calcext:value-type="date">
            <text:p>23/10/23</text:p>
          </table:table-cell>
          <table:table-cell table:style-name="ce497" office:value-type="date" office:date-value="2023-10-25" calcext:value-type="date">
            <text:p>25/10/23</text:p>
          </table:table-cell>
          <table:table-cell table:style-name="ce539" office:value-type="date" office:date-value="2024-02-05" calcext:value-type="date">
            <text:p>05/02/24</text:p>
          </table:table-cell>
          <table:table-cell table:style-name="ce1190" office:value-type="date" office:date-value="2024-01-23" calcext:value-type="date">
            <text:p>23/01/24</text:p>
          </table:table-cell>
          <table:table-cell table:style-name="ce204" office:value-type="float" office:value="12" calcext:value-type="float">
            <text:p>12</text:p>
          </table:table-cell>
          <table:table-cell table:style-name="ce673" table:formula="of:=IF(ISBLANK([.N88]);DATE(2024;1;1);EDATE([.N88];[.O88]))" office:value-type="date" office:date-value="2025-01-23" calcext:value-type="date">
            <text:p>23/01/25</text:p>
          </table:table-cell>
          <table:table-cell table:style-name="ce1071" table:formula="of:=IF(OR([.P88]&lt;TODAY(); [.P8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248" office:value-type="string" calcext:value-type="string">
            <text:p>P-006396</text:p>
          </table:table-cell>
          <table:table-cell table:style-name="ce930" office:value-type="string" calcext:value-type="string">
            <text:p>CMASM</text:p>
          </table:table-cell>
          <table:table-cell table:style-name="ce1084" office:value-type="string" calcext:value-type="string">
            <text:p>REPROVADO NA CALIBRAÇÃO</text:p>
          </table:table-cell>
          <table:table-cell table:style-name="ce690" office:value-type="currency" office:currency="BRL" office:value="90" calcext:value-type="currency">
            <text:p>R$ 90,00</text:p>
          </table:table-cell>
          <table:table-cell table:style-name="ce248" table:number-columns-repeated="2"/>
          <table:table-cell table:style-name="ce204" office:value-type="string" calcext:value-type="string">
            <text:p><text:span text:style-name="T6">EMPRESA MQT</text:span></text:p>
          </table:table-cell>
          <table:table-cell table:style-name="Default" table:number-columns-repeated="1000"/>
        </table:table-row>
        <table:table-row table:style-name="ro5" table:visibility="filter">
          <table:table-cell table:style-name="ce248" office:value-type="string" calcext:value-type="string">
            <text:p>MEC</text:p>
          </table:table-cell>
          <table:table-cell table:style-name="ce248" office:value-type="string" calcext:value-type="string">
            <text:p>MANÔMETRO ANALÓGICO</text:p>
          </table:table-cell>
          <table:table-cell table:style-name="ce248"/>
          <table:table-cell table:style-name="ce105" office:value-type="string" calcext:value-type="string">
            <text:p>3D INSTRUMENTS INC (0-800 PSI)</text:p>
          </table:table-cell>
          <table:table-cell table:style-name="ce248" office:value-type="float" office:value="800" calcext:value-type="float">
            <text:p>800</text:p>
          </table:table-cell>
          <table:table-cell table:style-name="ce277" office:value-type="string" calcext:value-type="string">
            <text:p>PSI</text:p>
          </table:table-cell>
          <table:table-cell table:style-name="ce248" office:value-type="string" calcext:value-type="string">
            <text:p>CMASM-IDM-T46-007</text:p>
          </table:table-cell>
          <table:table-cell table:style-name="ce248" office:value-type="float" office:value="20621022" calcext:value-type="float">
            <text:p>20621022</text:p>
          </table:table-cell>
          <table:table-cell table:style-name="ce421" office:value-type="string" calcext:value-type="string">
            <text:p>MK-46</text:p>
          </table:table-cell>
          <table:table-cell table:style-name="ce461"/>
          <table:table-cell table:style-name="ce497" office:value-type="date" office:date-value="2023-10-23" calcext:value-type="date">
            <text:p>23/10/23</text:p>
          </table:table-cell>
          <table:table-cell table:style-name="ce497" office:value-type="date" office:date-value="2023-10-25" calcext:value-type="date">
            <text:p>25/10/23</text:p>
          </table:table-cell>
          <table:table-cell table:style-name="ce539" office:value-type="date" office:date-value="2024-02-05" calcext:value-type="date">
            <text:p>05/02/24</text:p>
          </table:table-cell>
          <table:table-cell table:style-name="ce1190" office:value-type="date" office:date-value="2024-01-23" calcext:value-type="date">
            <text:p>23/01/24</text:p>
          </table:table-cell>
          <table:table-cell table:style-name="ce204" office:value-type="float" office:value="12" calcext:value-type="float">
            <text:p>12</text:p>
          </table:table-cell>
          <table:table-cell table:style-name="ce673" table:formula="of:=IF(ISBLANK([.N89]);DATE(2024;1;1);EDATE([.N89];[.O89]))" office:value-type="date" office:date-value="2025-01-23" calcext:value-type="date">
            <text:p>23/01/25</text:p>
          </table:table-cell>
          <table:table-cell table:style-name="ce1071" table:formula="of:=IF(OR([.P89]&lt;TODAY(); [.P8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248" office:value-type="string" calcext:value-type="string">
            <text:p>P-006399</text:p>
          </table:table-cell>
          <table:table-cell table:style-name="ce930" office:value-type="string" calcext:value-type="string">
            <text:p>CMASM</text:p>
          </table:table-cell>
          <table:table-cell table:style-name="ce1084" office:value-type="string" calcext:value-type="string">
            <text:p>REPROVADO NA CALIBRAÇÃO</text:p>
          </table:table-cell>
          <table:table-cell table:style-name="ce690" office:value-type="currency" office:currency="BRL" office:value="90" calcext:value-type="currency">
            <text:p>R$ 90,00</text:p>
          </table:table-cell>
          <table:table-cell table:style-name="ce248" table:number-columns-repeated="2"/>
          <table:table-cell table:style-name="ce204" office:value-type="string" calcext:value-type="string">
            <text:p><text:span text:style-name="T6">EMPRESA MQT</text:span></text:p>
          </table:table-cell>
          <table:table-cell table:style-name="Default" table:number-columns-repeated="1000"/>
        </table:table-row>
        <table:table-row table:style-name="ro5" table:visibility="filter">
          <table:table-cell table:style-name="ce248" office:value-type="string" calcext:value-type="string">
            <text:p>MEC</text:p>
          </table:table-cell>
          <table:table-cell table:style-name="ce151" office:value-type="string" calcext:value-type="string">
            <text:p>MANOVACUÔMETRO</text:p>
          </table:table-cell>
          <table:table-cell table:style-name="ce151"/>
          <table:table-cell table:style-name="ce105" office:value-type="string" calcext:value-type="string">
            <text:p>SEEGERS INSTRUMENTS CO. (0-30 ln. Hg)</text:p>
          </table:table-cell>
          <table:table-cell table:style-name="ce248" office:value-type="float" office:value="30" calcext:value-type="float">
            <text:p>30</text:p>
          </table:table-cell>
          <table:table-cell table:style-name="ce248" office:value-type="string" calcext:value-type="string">
            <text:p>in Hg</text:p>
          </table:table-cell>
          <table:table-cell table:style-name="ce248" office:value-type="string" calcext:value-type="string">
            <text:p>CMASM-IDM-T46-010</text:p>
          </table:table-cell>
          <table:table-cell table:style-name="ce398" office:value-type="string" calcext:value-type="string">
            <text:p>S-5183 </text:p>
          </table:table-cell>
          <table:table-cell table:style-name="ce421" office:value-type="string" calcext:value-type="string">
            <text:p>MK-46</text:p>
          </table:table-cell>
          <table:table-cell table:style-name="ce461"/>
          <table:table-cell table:style-name="ce497" office:value-type="date" office:date-value="2023-10-23" calcext:value-type="date">
            <text:p>23/10/23</text:p>
          </table:table-cell>
          <table:table-cell table:style-name="ce497" office:value-type="date" office:date-value="2023-10-25" calcext:value-type="date">
            <text:p>25/10/23</text:p>
          </table:table-cell>
          <table:table-cell table:style-name="ce540" office:value-type="date" office:date-value="2024-02-05" calcext:value-type="date">
            <text:p>05/02/24</text:p>
          </table:table-cell>
          <table:table-cell table:style-name="ce1193" office:value-type="date" office:date-value="2024-01-23" calcext:value-type="date">
            <text:p>23/01/24</text:p>
          </table:table-cell>
          <table:table-cell table:style-name="ce204" office:value-type="float" office:value="12" calcext:value-type="float">
            <text:p>12</text:p>
          </table:table-cell>
          <table:table-cell table:style-name="ce673" table:formula="of:=IF(ISBLANK([.N90]);DATE(2024;1;1);EDATE([.N90];[.O90]))" office:value-type="date" office:date-value="2025-01-23" calcext:value-type="date">
            <text:p>23/01/25</text:p>
          </table:table-cell>
          <table:table-cell table:style-name="ce1071" table:formula="of:=IF(OR([.P90]&lt;TODAY(); [.P9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248" office:value-type="string" calcext:value-type="string">
            <text:p>P-006403</text:p>
          </table:table-cell>
          <table:table-cell table:style-name="ce1274" office:value-type="string" calcext:value-type="string">
            <text:p>CMASM</text:p>
          </table:table-cell>
          <table:table-cell table:style-name="ce1084" office:value-type="string" calcext:value-type="string">
            <text:p>REPROVADO NA CALIBRAÇÃO</text:p>
          </table:table-cell>
          <table:table-cell table:style-name="ce993" office:value-type="currency" office:currency="BRL" office:value="338.69" calcext:value-type="currency">
            <text:p>R$ 338,69</text:p>
          </table:table-cell>
          <table:table-cell table:style-name="ce248" table:number-columns-repeated="2"/>
          <table:table-cell table:style-name="ce204" office:value-type="string" calcext:value-type="string">
            <text:p><text:span text:style-name="T6">EMPRESA MQT</text:span></text:p>
          </table:table-cell>
          <table:table-cell table:style-name="Default" table:number-columns-repeated="1000"/>
        </table:table-row>
        <table:table-row table:style-name="ro5" table:visibility="filter">
          <table:table-cell table:style-name="ce248" office:value-type="string" calcext:value-type="string">
            <text:p>MEC</text:p>
          </table:table-cell>
          <table:table-cell table:style-name="ce151" office:value-type="string" calcext:value-type="string">
            <text:p>MANOVACUÔMETRO</text:p>
          </table:table-cell>
          <table:table-cell table:style-name="ce151"/>
          <table:table-cell table:style-name="ce105" office:value-type="string" calcext:value-type="string">
            <text:p>3D INSTRUMENTS INC (0-30 ln. Hg)</text:p>
          </table:table-cell>
          <table:table-cell table:style-name="ce248" office:value-type="float" office:value="30" calcext:value-type="float">
            <text:p>30</text:p>
          </table:table-cell>
          <table:table-cell table:style-name="ce248" office:value-type="string" calcext:value-type="string">
            <text:p>in Hg</text:p>
          </table:table-cell>
          <table:table-cell table:style-name="ce248" office:value-type="string" calcext:value-type="string">
            <text:p>CMASM-IDM-T46-011</text:p>
          </table:table-cell>
          <table:table-cell table:style-name="ce248" office:value-type="string" calcext:value-type="string">
            <text:p>218938-72</text:p>
          </table:table-cell>
          <table:table-cell table:style-name="ce421" office:value-type="string" calcext:value-type="string">
            <text:p>MK-46</text:p>
          </table:table-cell>
          <table:table-cell table:style-name="ce461"/>
          <table:table-cell table:style-name="ce497" office:value-type="date" office:date-value="2023-10-23" calcext:value-type="date">
            <text:p>23/10/23</text:p>
          </table:table-cell>
          <table:table-cell table:style-name="ce497" office:value-type="date" office:date-value="2023-10-25" calcext:value-type="date">
            <text:p>25/10/23</text:p>
          </table:table-cell>
          <table:table-cell table:style-name="ce540" office:value-type="date" office:date-value="2024-02-05" calcext:value-type="date">
            <text:p>05/02/24</text:p>
          </table:table-cell>
          <table:table-cell table:style-name="ce1193" office:value-type="date" office:date-value="2024-01-23" calcext:value-type="date">
            <text:p>23/01/24</text:p>
          </table:table-cell>
          <table:table-cell table:style-name="ce204" office:value-type="float" office:value="12" calcext:value-type="float">
            <text:p>12</text:p>
          </table:table-cell>
          <table:table-cell table:style-name="ce673" table:formula="of:=IF(ISBLANK([.N91]);DATE(2024;1;1);EDATE([.N91];[.O91]))" office:value-type="date" office:date-value="2025-01-23" calcext:value-type="date">
            <text:p>23/01/25</text:p>
          </table:table-cell>
          <table:table-cell table:style-name="ce1071" table:formula="of:=IF(OR([.P91]&lt;TODAY(); [.P9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248" office:value-type="string" calcext:value-type="string">
            <text:p>P-006402</text:p>
          </table:table-cell>
          <table:table-cell table:style-name="ce930" office:value-type="string" calcext:value-type="string">
            <text:p>CMASM</text:p>
          </table:table-cell>
          <table:table-cell table:style-name="ce1084" office:value-type="string" calcext:value-type="string">
            <text:p>REPROVADO NA CALIBRAÇÃO</text:p>
          </table:table-cell>
          <table:table-cell table:style-name="ce993" office:value-type="currency" office:currency="BRL" office:value="338.69" calcext:value-type="currency">
            <text:p>R$ 338,69</text:p>
          </table:table-cell>
          <table:table-cell table:style-name="ce248" table:number-columns-repeated="2"/>
          <table:table-cell table:style-name="ce204" office:value-type="string" calcext:value-type="string">
            <text:p><text:span text:style-name="T6">EMPRESA MQT</text:span></text:p>
          </table:table-cell>
          <table:table-cell table:style-name="ce888" table:number-columns-repeated="1000"/>
        </table:table-row>
        <table:table-row table:style-name="ro5" table:visibility="filter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ORQUÍMETRO </text:p>
          </table:table-cell>
          <table:table-cell table:style-name="ce1192"/>
          <table:table-cell table:style-name="ce294" office:value-type="string" calcext:value-type="string">
            <text:p>STURTEVANT RICHMONT (CAL-36) 2-36 lbs</text:p>
          </table:table-cell>
          <table:table-cell table:style-name="ce406" office:value-type="float" office:value="4" calcext:value-type="float">
            <text:p>4,0</text:p>
          </table:table-cell>
          <table:table-cell table:style-name="ce465" office:value-type="string" calcext:value-type="string">
            <text:p>Nm</text:p>
          </table:table-cell>
          <table:table-cell table:style-name="ce1107" office:value-type="string" calcext:value-type="string">
            <text:p>CMASM-IDM-T46-023</text:p>
          </table:table-cell>
          <table:table-cell table:style-name="ce1107" office:value-type="float" office:value="44030125" calcext:value-type="float">
            <text:p>44030125</text:p>
          </table:table-cell>
          <table:table-cell table:style-name="ce504" office:value-type="string" calcext:value-type="string">
            <text:p>MK-46</text:p>
          </table:table-cell>
          <table:table-cell table:style-name="ce553"/>
          <table:table-cell table:style-name="ce638" office:value-type="date" office:date-value="2024-09-16" calcext:value-type="date">
            <text:p>16/09/24</text:p>
          </table:table-cell>
          <table:table-cell table:style-name="ce638" office:value-type="string" calcext:value-type="string">
            <text:p>18/092024</text:p>
          </table:table-cell>
          <table:table-cell table:style-name="ce638" office:value-type="date" office:date-value="2024-10-16" calcext:value-type="date">
            <text:p>16/10/24</text:p>
          </table:table-cell>
          <table:table-cell table:style-name="ce638"/>
          <table:table-cell table:style-name="ce1202" office:value-type="float" office:value="12" calcext:value-type="float">
            <text:p>12</text:p>
          </table:table-cell>
          <table:table-cell table:style-name="ce1225" table:formula="of:=IF(ISBLANK([.N92]);DATE(2024;1;1);EDATE([.N92];[.O92]))" office:value-type="date" office:date-value="2024-01-01" calcext:value-type="date">
            <text:p>01/01/24</text:p>
          </table:table-cell>
          <table:table-cell table:style-name="ce1242" table:formula="of:=IF(OR([.P92]&lt;TODAY(); [.P9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1074" office:value-type="string" calcext:value-type="string">
            <text:p>CMASM</text:p>
          </table:table-cell>
          <table:table-cell table:style-name="ce1202" office:value-type="string" calcext:value-type="string">
            <text:p>REPROVADO NA CALIBRAÇÃO</text:p>
          </table:table-cell>
          <table:table-cell table:style-name="ce1155" office:value-type="currency" office:currency="BRL" office:value="100" calcext:value-type="currency">
            <text:p>R$ 100,00</text:p>
          </table:table-cell>
          <table:table-cell table:style-name="ce1202" table:number-columns-repeated="2"/>
          <table:table-cell table:style-name="ce1202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 table:visibility="filter">
          <table:table-cell table:style-name="ce1202" office:value-type="string" calcext:value-type="string">
            <text:p>MEC</text:p>
          </table:table-cell>
          <table:table-cell table:style-name="ce1202" office:value-type="string" calcext:value-type="string">
            <text:p>TORQUÍMETRO </text:p>
          </table:table-cell>
          <table:table-cell table:style-name="ce1107"/>
          <table:table-cell table:style-name="ce294" office:value-type="string" calcext:value-type="string">
            <text:p>SNAP-ON (QJR284E) 150-1000 lbs</text:p>
          </table:table-cell>
          <table:table-cell table:style-name="ce406" office:value-type="float" office:value="115" calcext:value-type="float">
            <text:p>115,0</text:p>
          </table:table-cell>
          <table:table-cell table:style-name="ce465" office:value-type="string" calcext:value-type="string">
            <text:p>Nm</text:p>
          </table:table-cell>
          <table:table-cell table:style-name="ce1107" office:value-type="string" calcext:value-type="string">
            <text:p>CMASM-IDM-T46-037</text:p>
          </table:table-cell>
          <table:table-cell table:style-name="ce1202" office:value-type="float" office:value="9910010091" calcext:value-type="float">
            <text:p>9910010091</text:p>
          </table:table-cell>
          <table:table-cell table:style-name="ce504" office:value-type="string" calcext:value-type="string">
            <text:p>MK-46</text:p>
          </table:table-cell>
          <table:table-cell table:style-name="ce553"/>
          <table:table-cell table:style-name="ce638" office:value-type="date" office:date-value="2024-09-16" calcext:value-type="date">
            <text:p>16/09/24</text:p>
          </table:table-cell>
          <table:table-cell table:style-name="ce638" office:value-type="date" office:date-value="2024-09-18" calcext:value-type="date">
            <text:p>18/09/24</text:p>
          </table:table-cell>
          <table:table-cell table:style-name="ce638" office:value-type="date" office:date-value="2024-10-16" calcext:value-type="date">
            <text:p>16/10/24</text:p>
          </table:table-cell>
          <table:table-cell table:style-name="ce638"/>
          <table:table-cell table:style-name="ce1202" office:value-type="float" office:value="12" calcext:value-type="float">
            <text:p>12</text:p>
          </table:table-cell>
          <table:table-cell table:style-name="ce1225" table:formula="of:=IF(ISBLANK([.N93]);DATE(2024;1;1);EDATE([.N93];[.O93]))" office:value-type="date" office:date-value="2024-01-01" calcext:value-type="date">
            <text:p>01/01/24</text:p>
          </table:table-cell>
          <table:table-cell table:style-name="ce1242" table:formula="of:=IF(OR([.P93]&lt;TODAY(); [.P9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1074" office:value-type="string" calcext:value-type="string">
            <text:p>CMASM</text:p>
          </table:table-cell>
          <table:table-cell table:style-name="ce1202" office:value-type="string" calcext:value-type="string">
            <text:p>REPROVADO NA CALIBRAÇÃO</text:p>
          </table:table-cell>
          <table:table-cell table:style-name="ce1155" office:value-type="currency" office:currency="BRL" office:value="100" calcext:value-type="currency">
            <text:p>R$ 100,00</text:p>
          </table:table-cell>
          <table:table-cell table:style-name="ce1107" table:number-columns-repeated="2"/>
          <table:table-cell table:style-name="ce1202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 table:visibility="filter">
          <table:table-cell table:style-name="ce1202" office:value-type="string" calcext:value-type="string">
            <text:p>MEC</text:p>
          </table:table-cell>
          <table:table-cell table:style-name="ce1202" office:value-type="string" calcext:value-type="string">
            <text:p>TORQUÍMETRO </text:p>
          </table:table-cell>
          <table:table-cell table:style-name="ce1107"/>
          <table:table-cell table:style-name="ce294" office:value-type="string" calcext:value-type="string">
            <text:p>SNAP-ON (QJR284E) 150-1000 lbs</text:p>
          </table:table-cell>
          <table:table-cell table:style-name="ce406" office:value-type="float" office:value="115" calcext:value-type="float">
            <text:p>115,0</text:p>
          </table:table-cell>
          <table:table-cell table:style-name="ce465" office:value-type="string" calcext:value-type="string">
            <text:p>Nm</text:p>
          </table:table-cell>
          <table:table-cell table:style-name="ce1107" office:value-type="string" calcext:value-type="string">
            <text:p>CMASM-IDM-T46-044</text:p>
          </table:table-cell>
          <table:table-cell table:style-name="ce1107" office:value-type="float" office:value="11910011160" calcext:value-type="float">
            <text:p>11910011160</text:p>
          </table:table-cell>
          <table:table-cell table:style-name="ce504" office:value-type="string" calcext:value-type="string">
            <text:p>MK-46</text:p>
          </table:table-cell>
          <table:table-cell table:style-name="ce553"/>
          <table:table-cell table:style-name="ce638" office:value-type="date" office:date-value="2024-09-16" calcext:value-type="date">
            <text:p>16/09/24</text:p>
          </table:table-cell>
          <table:table-cell table:style-name="ce638" office:value-type="date" office:date-value="2024-09-18" calcext:value-type="date">
            <text:p>18/09/24</text:p>
          </table:table-cell>
          <table:table-cell table:style-name="ce638" office:value-type="date" office:date-value="2024-10-16" calcext:value-type="date">
            <text:p>16/10/24</text:p>
          </table:table-cell>
          <table:table-cell table:style-name="ce638"/>
          <table:table-cell table:style-name="ce1202" office:value-type="float" office:value="12" calcext:value-type="float">
            <text:p>12</text:p>
          </table:table-cell>
          <table:table-cell table:style-name="ce1225" table:formula="of:=IF(ISBLANK([.N94]);DATE(2024;1;1);EDATE([.N94];[.O94]))" office:value-type="date" office:date-value="2024-01-01" calcext:value-type="date">
            <text:p>01/01/24</text:p>
          </table:table-cell>
          <table:table-cell table:style-name="ce1242" table:formula="of:=IF(OR([.P94]&lt;TODAY(); [.P9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1074" office:value-type="string" calcext:value-type="string">
            <text:p>CMASM</text:p>
          </table:table-cell>
          <table:table-cell table:style-name="ce1202" office:value-type="string" calcext:value-type="string">
            <text:p>REPROVADO NA CALIBRAÇÃO</text:p>
          </table:table-cell>
          <table:table-cell table:style-name="ce1155" office:value-type="currency" office:currency="BRL" office:value="100" calcext:value-type="currency">
            <text:p>R$ 100,00</text:p>
          </table:table-cell>
          <table:table-cell table:style-name="ce1202" table:number-columns-repeated="2"/>
          <table:table-cell table:style-name="ce1202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6" table:visibility="filter">
          <table:table-cell table:style-name="ce637" office:value-type="string" calcext:value-type="string">
            <text:p>MEC</text:p>
          </table:table-cell>
          <table:table-cell table:style-name="ce1085" office:value-type="string" calcext:value-type="string">
            <text:p>TORQUÍMETRO </text:p>
          </table:table-cell>
          <table:table-cell table:style-name="ce1085"/>
          <table:table-cell table:style-name="ce311" office:value-type="string" calcext:value-type="string">
            <text:p>WRENCH, TORQUE 75-0-75 IN LB 1/4 SQ DR</text:p>
          </table:table-cell>
          <table:table-cell table:style-name="ce438" office:value-type="float" office:value="10" calcext:value-type="float">
            <text:p>10,0</text:p>
          </table:table-cell>
          <table:table-cell table:style-name="ce491" office:value-type="string" calcext:value-type="string">
            <text:p>Nm</text:p>
          </table:table-cell>
          <table:table-cell table:style-name="ce1085" office:value-type="string" calcext:value-type="string">
            <text:p>CMASM-IDM-T48-101</text:p>
          </table:table-cell>
          <table:table-cell table:style-name="ce560" office:value-type="string" calcext:value-type="string">
            <text:p>24469</text:p>
          </table:table-cell>
          <table:table-cell table:style-name="ce1085" office:value-type="string" calcext:value-type="string">
            <text:p>MK-48</text:p>
          </table:table-cell>
          <table:table-cell table:style-name="ce635"/>
          <table:table-cell table:style-name="ce808"/>
          <table:table-cell table:style-name="ce847"/>
          <table:table-cell table:style-name="ce880" table:number-columns-repeated="2"/>
          <table:table-cell table:style-name="ce560" office:value-type="float" office:value="24" calcext:value-type="float">
            <text:p>24</text:p>
          </table:table-cell>
          <table:table-cell table:style-name="ce1226" table:formula="of:=IF(ISBLANK([.N95]);DATE(2024;1;1);EDATE([.N95];[.O95]))" office:value-type="date" office:date-value="2024-01-01" calcext:value-type="date">
            <text:p>01/01/24</text:p>
          </table:table-cell>
          <table:table-cell table:style-name="ce1243" table:formula="of:=IF(OR([.P95]&lt;TODAY(); [.P9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5" office:value-type="string" calcext:value-type="string">
            <text:p>CMASM</text:p>
          </table:table-cell>
          <table:table-cell table:style-name="ce1192" office:value-type="string" calcext:value-type="string">
            <text:p>INSTRUMENTO COM DEFEITO</text:p>
            <text:p>NÃO SERÁ CALIBRADO</text:p>
          </table:table-cell>
          <table:table-cell table:style-name="ce1371" office:value-type="currency" office:currency="BRL" office:value="100" calcext:value-type="currency">
            <text:p>R$ 100,00</text:p>
          </table:table-cell>
          <table:table-cell table:style-name="ce1415"/>
          <table:table-cell table:style-name="ce1085"/>
          <table:table-cell table:style-name="ce1085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5" table:visibility="filter">
          <table:table-cell table:style-name="ce637" office:value-type="string" calcext:value-type="string">
            <text:p>MEC</text:p>
          </table:table-cell>
          <table:table-cell table:style-name="ce1085" office:value-type="string" calcext:value-type="string">
            <text:p>TORQUÍMETRO </text:p>
          </table:table-cell>
          <table:table-cell table:style-name="ce1085"/>
          <table:table-cell table:style-name="ce313" office:value-type="string" calcext:value-type="string">
            <text:p>WRENCH, TORQUE 75-0-75 IN LB 1/4 SQ DR</text:p>
          </table:table-cell>
          <table:table-cell table:style-name="ce438" office:value-type="float" office:value="10" calcext:value-type="float">
            <text:p>10,0</text:p>
          </table:table-cell>
          <table:table-cell table:style-name="ce491" office:value-type="string" calcext:value-type="string">
            <text:p>Nm</text:p>
          </table:table-cell>
          <table:table-cell table:style-name="ce1085" office:value-type="string" calcext:value-type="string">
            <text:p>CMASM-IDM-T48-102</text:p>
          </table:table-cell>
          <table:table-cell table:style-name="ce560" office:value-type="string" calcext:value-type="string">
            <text:p>24453</text:p>
          </table:table-cell>
          <table:table-cell table:style-name="ce1085" office:value-type="string" calcext:value-type="string">
            <text:p>MK-48</text:p>
          </table:table-cell>
          <table:table-cell table:style-name="ce635"/>
          <table:table-cell table:style-name="ce808"/>
          <table:table-cell table:style-name="ce847"/>
          <table:table-cell table:style-name="ce880" table:number-columns-repeated="2"/>
          <table:table-cell table:style-name="ce560" office:value-type="float" office:value="24" calcext:value-type="float">
            <text:p>24</text:p>
          </table:table-cell>
          <table:table-cell table:style-name="ce1226" table:formula="of:=IF(ISBLANK([.N96]);DATE(2024;1;1);EDATE([.N96];[.O96]))" office:value-type="date" office:date-value="2024-01-01" calcext:value-type="date">
            <text:p>01/01/24</text:p>
          </table:table-cell>
          <table:table-cell table:style-name="ce1243" table:formula="of:=IF(OR([.P96]&lt;TODAY(); [.P9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5" office:value-type="string" calcext:value-type="string">
            <text:p>CMASM</text:p>
          </table:table-cell>
          <table:table-cell table:style-name="ce1192" office:value-type="string" calcext:value-type="string">
            <text:p>INSTRUMENTO COM DEFEITO</text:p>
            <text:p>NÃO SERÁ CALIBRADO</text:p>
          </table:table-cell>
          <table:table-cell table:style-name="ce1371" office:value-type="currency" office:currency="BRL" office:value="100" calcext:value-type="currency">
            <text:p>R$ 100,00</text:p>
          </table:table-cell>
          <table:table-cell table:style-name="ce585"/>
          <table:table-cell table:style-name="ce1085"/>
          <table:table-cell table:style-name="ce1085" office:value-type="string" calcext:value-type="string">
            <text:p>EMPRESA MV</text:p>
          </table:table-cell>
          <table:table-cell table:style-name="ce948" table:number-columns-repeated="1000"/>
        </table:table-row>
        <table:table-row table:style-name="ro6" table:visibility="filter">
          <table:table-cell table:style-name="ce248" office:value-type="string" calcext:value-type="string">
            <text:p>MEC</text:p>
          </table:table-cell>
          <table:table-cell table:style-name="ce248" office:value-type="string" calcext:value-type="string">
            <text:p>MANÔMETRO ANALÓGICO</text:p>
          </table:table-cell>
          <table:table-cell table:style-name="ce248"/>
          <table:table-cell table:style-name="ce319" office:value-type="string" calcext:value-type="string">
            <text:p>GAUGE, PRESSURE (0-60 PSI) ECP REQ</text:p>
          </table:table-cell>
          <table:table-cell table:style-name="ce277" office:value-type="string" calcext:value-type="string">
            <text:p>60</text:p>
          </table:table-cell>
          <table:table-cell table:style-name="ce277" office:value-type="string" calcext:value-type="string">
            <text:p>PSI</text:p>
          </table:table-cell>
          <table:table-cell table:style-name="ce508" office:value-type="string" calcext:value-type="string">
            <text:p>CMASM-IDM-T48-196</text:p>
          </table:table-cell>
          <table:table-cell table:style-name="ce277" office:value-type="string" calcext:value-type="string">
            <text:p>012810A</text:p>
          </table:table-cell>
          <table:table-cell table:style-name="ce204" office:value-type="string" calcext:value-type="string">
            <text:p>MK-48</text:p>
          </table:table-cell>
          <table:table-cell table:style-name="ce461"/>
          <table:table-cell table:style-name="ce497" office:value-type="date" office:date-value="2023-10-23" calcext:value-type="date">
            <text:p>23/10/23</text:p>
          </table:table-cell>
          <table:table-cell table:style-name="ce497" office:value-type="date" office:date-value="2023-10-25" calcext:value-type="date">
            <text:p>25/10/23</text:p>
          </table:table-cell>
          <table:table-cell table:style-name="ce539" office:value-type="date" office:date-value="2024-02-05" calcext:value-type="date">
            <text:p>05/02/24</text:p>
          </table:table-cell>
          <table:table-cell table:style-name="ce1006" office:value-type="date" office:date-value="2024-01-23" calcext:value-type="date">
            <text:p>23/01/24</text:p>
          </table:table-cell>
          <table:table-cell table:style-name="ce421" office:value-type="float" office:value="36" calcext:value-type="float">
            <text:p>36</text:p>
          </table:table-cell>
          <table:table-cell table:style-name="ce673" table:formula="of:=IF(ISBLANK([.N97]);DATE(2024;1;1);EDATE([.N97];[.O97]))" office:value-type="date" office:date-value="2027-01-23" calcext:value-type="date">
            <text:p>23/01/27</text:p>
          </table:table-cell>
          <table:table-cell table:style-name="ce1071" table:formula="of:=IF(OR([.P97]&lt;TODAY(); [.P97] = &quot;&quot;); &quot;DESCALIBRADO&quot;;&quot;CALIBRADO&quot;)" office:value-type="string" office:string-value="CALIBRADO" calcext:value-type="string">
            <text:p>CALIBRADO</text:p>
          </table:table-cell>
          <table:table-cell table:style-name="ce398" office:value-type="string" calcext:value-type="string">
            <text:p>P-006425</text:p>
          </table:table-cell>
          <table:table-cell table:style-name="ce1274" office:value-type="string" calcext:value-type="string">
            <text:p>CMASM</text:p>
          </table:table-cell>
          <table:table-cell table:style-name="ce1084" office:value-type="string" calcext:value-type="string">
            <text:p>REPROVADO NA CALIBRAÇÃO</text:p>
          </table:table-cell>
          <table:table-cell table:style-name="ce1066" office:value-type="currency" office:currency="BRL" office:value="90" calcext:value-type="currency">
            <text:p>R$ 90,00</text:p>
          </table:table-cell>
          <table:table-cell table:style-name="ce248" table:number-columns-repeated="2"/>
          <table:table-cell table:style-name="ce204" office:value-type="string" calcext:value-type="string">
            <text:p><text:span text:style-name="T6">EMPRESA MQT</text:span></text:p>
          </table:table-cell>
          <table:table-cell table:style-name="ce888" table:number-columns-repeated="1000"/>
        </table:table-row>
        <table:table-row table:style-name="ro5" table:visibility="filter">
          <table:table-cell table:style-name="ce248" office:value-type="string" calcext:value-type="string">
            <text:p>MEC</text:p>
          </table:table-cell>
          <table:table-cell table:style-name="ce248" office:value-type="string" calcext:value-type="string">
            <text:p>MANÔMETRO ANALÓGICO</text:p>
          </table:table-cell>
          <table:table-cell table:style-name="ce248"/>
          <table:table-cell table:style-name="ce322" office:value-type="string" calcext:value-type="string">
            <text:p>GAUGE 2000 PSI</text:p>
          </table:table-cell>
          <table:table-cell table:style-name="ce277" office:value-type="string" calcext:value-type="string">
            <text:p>2000</text:p>
          </table:table-cell>
          <table:table-cell table:style-name="ce277" office:value-type="string" calcext:value-type="string">
            <text:p>PSI</text:p>
          </table:table-cell>
          <table:table-cell table:style-name="ce508" office:value-type="string" calcext:value-type="string">
            <text:p>CMASM-IDM-T48-246</text:p>
          </table:table-cell>
          <table:table-cell table:style-name="ce277"/>
          <table:table-cell table:style-name="ce204" office:value-type="string" calcext:value-type="string">
            <text:p>MK-48</text:p>
          </table:table-cell>
          <table:table-cell table:style-name="ce461"/>
          <table:table-cell table:style-name="ce497" office:value-type="date" office:date-value="2023-10-23" calcext:value-type="date">
            <text:p>23/10/23</text:p>
          </table:table-cell>
          <table:table-cell table:style-name="ce497" office:value-type="date" office:date-value="2023-10-25" calcext:value-type="date">
            <text:p>25/10/23</text:p>
          </table:table-cell>
          <table:table-cell table:style-name="ce539" office:value-type="date" office:date-value="2024-02-05" calcext:value-type="date">
            <text:p>05/02/24</text:p>
          </table:table-cell>
          <table:table-cell table:style-name="ce1006" office:value-type="date" office:date-value="2024-01-23" calcext:value-type="date">
            <text:p>23/01/24</text:p>
          </table:table-cell>
          <table:table-cell table:style-name="ce421" office:value-type="float" office:value="24" calcext:value-type="float">
            <text:p>24</text:p>
          </table:table-cell>
          <table:table-cell table:style-name="ce673" table:formula="of:=IF(ISBLANK([.N98]);DATE(2024;1;1);EDATE([.N98];[.O98]))" office:value-type="date" office:date-value="2026-01-23" calcext:value-type="date">
            <text:p>23/01/26</text:p>
          </table:table-cell>
          <table:table-cell table:style-name="ce1071" table:formula="of:=IF(OR([.P98]&lt;TODAY(); [.P98] = &quot;&quot;); &quot;DESCALIBRADO&quot;;&quot;CALIBRADO&quot;)" office:value-type="string" office:string-value="CALIBRADO" calcext:value-type="string">
            <text:p>CALIBRADO</text:p>
          </table:table-cell>
          <table:table-cell table:style-name="ce248" office:value-type="string" calcext:value-type="string">
            <text:p>P-006404</text:p>
          </table:table-cell>
          <table:table-cell table:style-name="ce248" office:value-type="string" calcext:value-type="string">
            <text:p>CMASM</text:p>
          </table:table-cell>
          <table:table-cell table:style-name="ce1084" office:value-type="string" calcext:value-type="string">
            <text:p>REPROVADO NA CALIBRAÇÃO</text:p>
          </table:table-cell>
          <table:table-cell table:style-name="ce1066" office:value-type="currency" office:currency="BRL" office:value="90" calcext:value-type="currency">
            <text:p>R$ 90,00</text:p>
          </table:table-cell>
          <table:table-cell table:style-name="ce248" table:number-columns-repeated="2"/>
          <table:table-cell table:style-name="ce204" office:value-type="string" calcext:value-type="string">
            <text:p><text:span text:style-name="T6">EMPRESA MQT</text:span></text:p>
          </table:table-cell>
          <table:table-cell table:style-name="ce888" table:number-columns-repeated="1000"/>
        </table:table-row>
        <table:table-row table:style-name="ro6" table:visibility="filter">
          <table:table-cell table:style-name="ce204" office:value-type="string" calcext:value-type="string">
            <text:p>MEC</text:p>
          </table:table-cell>
          <table:table-cell table:style-name="ce248" office:value-type="string" calcext:value-type="string">
            <text:p>MANÔMETRO ANALÓGICO</text:p>
          </table:table-cell>
          <table:table-cell table:style-name="ce204"/>
          <table:table-cell table:style-name="ce325" office:value-type="string" calcext:value-type="string">
            <text:p>GAUGE 30 PSI</text:p>
          </table:table-cell>
          <table:table-cell table:style-name="ce204" office:value-type="float" office:value="30" calcext:value-type="float">
            <text:p>30</text:p>
          </table:table-cell>
          <table:table-cell table:style-name="ce277" office:value-type="string" calcext:value-type="string">
            <text:p>PSI</text:p>
          </table:table-cell>
          <table:table-cell table:style-name="ce204" office:value-type="string" calcext:value-type="string">
            <text:p>CMASM-IDM-T48-256</text:p>
          </table:table-cell>
          <table:table-cell table:style-name="ce204"/>
          <table:table-cell table:style-name="ce204" office:value-type="string" calcext:value-type="string">
            <text:p>MK-48</text:p>
          </table:table-cell>
          <table:table-cell table:style-name="ce640"/>
          <table:table-cell table:style-name="ce813" table:number-columns-repeated="3"/>
          <table:table-cell table:style-name="ce1002" office:value-type="date" office:date-value="2022-11-01" calcext:value-type="date">
            <text:p>01/11/22</text:p>
          </table:table-cell>
          <table:table-cell table:style-name="ce421" office:value-type="float" office:value="24" calcext:value-type="float">
            <text:p>24</text:p>
          </table:table-cell>
          <table:table-cell table:style-name="ce673" table:formula="of:=IF(ISBLANK([.N99]);DATE(2024;1;1);EDATE([.N99];[.O99]))" office:value-type="date" office:date-value="2024-11-01" calcext:value-type="date">
            <text:p>01/11/24</text:p>
          </table:table-cell>
          <table:table-cell table:style-name="ce1071" table:formula="of:=IF(OR([.P99]&lt;TODAY(); [.P9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204"/>
          <table:table-cell table:style-name="ce248" office:value-type="string" calcext:value-type="string">
            <text:p>CMASM</text:p>
          </table:table-cell>
          <table:table-cell table:style-name="ce1084" office:value-type="string" calcext:value-type="string">
            <text:p>INSTRUMENTO COM DEFEITO</text:p>
            <text:p>NÃO SERÁ CALIBRADO</text:p>
          </table:table-cell>
          <table:table-cell table:style-name="ce1373" office:value-type="currency" office:currency="BRL" office:value="90" calcext:value-type="currency">
            <text:p>R$ 90,00</text:p>
          </table:table-cell>
          <table:table-cell table:style-name="ce204" table:number-columns-repeated="2"/>
          <table:table-cell table:style-name="ce204" office:value-type="string" calcext:value-type="string">
            <text:p><text:s/>EMPRESA MQT</text:p>
          </table:table-cell>
          <table:table-cell table:style-name="ce888" table:number-columns-repeated="1000"/>
        </table:table-row>
        <table:table-row table:style-name="ro28" table:visibility="filter">
          <table:table-cell table:style-name="ce1170" office:value-type="string" calcext:value-type="string">
            <text:p>MEC</text:p>
          </table:table-cell>
          <table:table-cell table:style-name="ce1170" office:value-type="string" calcext:value-type="string">
            <text:p>MANÔMETRO ANALÓGICO</text:p>
          </table:table-cell>
          <table:table-cell table:style-name="ce1170"/>
          <table:table-cell table:style-name="ce301" office:value-type="string" calcext:value-type="string">
            <text:p>GAUGE, ABSOLUTE PRESSURE (0-20 PSIG)</text:p>
          </table:table-cell>
          <table:table-cell table:style-name="ce400" office:value-type="string" calcext:value-type="string">
            <text:p>20</text:p>
          </table:table-cell>
          <table:table-cell table:style-name="ce400" office:value-type="string" calcext:value-type="string">
            <text:p>PSI</text:p>
          </table:table-cell>
          <table:table-cell table:style-name="ce464" office:value-type="string" calcext:value-type="string">
            <text:p>CMASM-IDM-T48-263</text:p>
          </table:table-cell>
          <table:table-cell table:style-name="ce400" office:value-type="string" calcext:value-type="string">
            <text:p>AS-00888</text:p>
          </table:table-cell>
          <table:table-cell table:style-name="ce1032" office:value-type="string" calcext:value-type="string">
            <text:p>MK-48</text:p>
          </table:table-cell>
          <table:table-cell table:style-name="ce623"/>
          <table:table-cell table:number-columns-repeated="4" table:style-name="ce365" office:value-type="date" office:date-value="2023-08-16" calcext:value-type="date">
            <text:p>16/08/23</text:p>
          </table:table-cell>
          <table:table-cell table:style-name="ce355" office:value-type="float" office:value="13" calcext:value-type="float">
            <text:p>13</text:p>
          </table:table-cell>
          <table:table-cell table:style-name="ce1227" table:formula="of:=IF(ISBLANK([.N100]);DATE(2024;1;1);EDATE([.N100];[.O100]))" office:value-type="date" office:date-value="2024-09-16" calcext:value-type="date">
            <text:p>16/09/24</text:p>
          </table:table-cell>
          <table:table-cell table:style-name="ce685" table:formula="of:=IF(OR([.P100]&lt;TODAY(); [.P10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70"/>
          <table:table-cell table:style-name="ce1170" office:value-type="string" calcext:value-type="string">
            <text:p>CMASM</text:p>
          </table:table-cell>
          <table:table-cell table:style-name="ce1084" office:value-type="string" calcext:value-type="string">
            <text:p><text:span text:style-name="T12">NÃO SERÁ CALIBRADO</text:span></text:p>
            <text:p>estão na BACS desde AGO2023</text:p>
            <text:p>MK48 ESTÁ VRF</text:p>
          </table:table-cell>
          <table:table-cell table:style-name="ce1395" office:value-type="currency" office:currency="BRL" office:value="90" calcext:value-type="currency">
            <text:p>R$ 90,00</text:p>
          </table:table-cell>
          <table:table-cell table:style-name="ce1170" table:number-columns-repeated="2"/>
          <table:table-cell table:style-name="ce1032" office:value-type="string" calcext:value-type="string">
            <text:p><text:s/>EMPRESA MQT</text:p>
          </table:table-cell>
          <table:table-cell table:style-name="ce888" table:number-columns-repeated="1000"/>
        </table:table-row>
        <table:table-row table:style-name="ro5" table:visibility="filter">
          <table:table-cell table:style-name="ce248" office:value-type="string" calcext:value-type="string">
            <text:p>MEC</text:p>
          </table:table-cell>
          <table:table-cell table:style-name="ce248" office:value-type="string" calcext:value-type="string">
            <text:p>MANÔMETRO ANALÓGICO</text:p>
          </table:table-cell>
          <table:table-cell table:style-name="ce248"/>
          <table:table-cell table:style-name="ce319" office:value-type="string" calcext:value-type="string">
            <text:p>GAUGE, (30-0-30 PSI)</text:p>
          </table:table-cell>
          <table:table-cell table:style-name="ce204" office:value-type="float" office:value="30" calcext:value-type="float">
            <text:p>30</text:p>
          </table:table-cell>
          <table:table-cell table:style-name="ce277" office:value-type="string" calcext:value-type="string">
            <text:p>PSI</text:p>
          </table:table-cell>
          <table:table-cell table:style-name="ce508" office:value-type="string" calcext:value-type="string">
            <text:p>CMASM-IDM-T48-279</text:p>
          </table:table-cell>
          <table:table-cell table:style-name="ce917" office:value-type="string" calcext:value-type="string">
            <text:p>2512</text:p>
          </table:table-cell>
          <table:table-cell table:style-name="ce204" office:value-type="string" calcext:value-type="string">
            <text:p>MK-48</text:p>
          </table:table-cell>
          <table:table-cell table:style-name="ce461"/>
          <table:table-cell table:style-name="ce497" office:value-type="date" office:date-value="2023-10-23" calcext:value-type="date">
            <text:p>23/10/23</text:p>
          </table:table-cell>
          <table:table-cell table:style-name="ce497" office:value-type="date" office:date-value="2023-10-25" calcext:value-type="date">
            <text:p>25/10/23</text:p>
          </table:table-cell>
          <table:table-cell table:style-name="ce539" office:value-type="date" office:date-value="2024-02-05" calcext:value-type="date">
            <text:p>05/02/24</text:p>
          </table:table-cell>
          <table:table-cell table:style-name="ce971" office:value-type="date" office:date-value="2024-01-23" calcext:value-type="date">
            <text:p>23/01/24</text:p>
          </table:table-cell>
          <table:table-cell table:style-name="ce421" office:value-type="float" office:value="24" calcext:value-type="float">
            <text:p>24</text:p>
          </table:table-cell>
          <table:table-cell table:style-name="ce673" table:formula="of:=IF(ISBLANK([.N101]);DATE(2024;1;1);EDATE([.N101];[.O101]))" office:value-type="date" office:date-value="2026-01-23" calcext:value-type="date">
            <text:p>23/01/26</text:p>
          </table:table-cell>
          <table:table-cell table:style-name="ce1071" table:formula="of:=IF(OR([.P101]&lt;TODAY(); [.P101] = &quot;&quot;); &quot;DESCALIBRADO&quot;;&quot;CALIBRADO&quot;)" office:value-type="string" office:string-value="CALIBRADO" calcext:value-type="string">
            <text:p>CALIBRADO</text:p>
          </table:table-cell>
          <table:table-cell table:style-name="ce398" office:value-type="string" calcext:value-type="string">
            <text:p>P-006427</text:p>
          </table:table-cell>
          <table:table-cell table:style-name="ce248" office:value-type="string" calcext:value-type="string">
            <text:p>CMASM</text:p>
          </table:table-cell>
          <table:table-cell table:style-name="ce1084" office:value-type="string" calcext:value-type="string">
            <text:p>REPROVADO NA CALIBRAÇÃO</text:p>
          </table:table-cell>
          <table:table-cell table:style-name="ce1066" office:value-type="currency" office:currency="BRL" office:value="90" calcext:value-type="currency">
            <text:p>R$ 90,00</text:p>
          </table:table-cell>
          <table:table-cell table:style-name="ce248" table:number-columns-repeated="2"/>
          <table:table-cell table:style-name="ce204" office:value-type="string" calcext:value-type="string">
            <text:p><text:span text:style-name="T6">EMPRESA MQT</text:span></text:p>
          </table:table-cell>
          <table:table-cell table:style-name="ce888" table:number-columns-repeated="1000"/>
        </table:table-row>
        <table:table-row table:style-name="ro28" table:visibility="filter">
          <table:table-cell table:style-name="ce1170" office:value-type="string" calcext:value-type="string">
            <text:p>MEC</text:p>
          </table:table-cell>
          <table:table-cell table:style-name="ce1170" office:value-type="string" calcext:value-type="string">
            <text:p>MANÔMETRO ANALÓGICO</text:p>
          </table:table-cell>
          <table:table-cell table:style-name="ce1170"/>
          <table:table-cell table:style-name="ce301" office:value-type="string" calcext:value-type="string">
            <text:p>GAUGE, ABSOLUTE PRESSURE (0-20 PSIG)</text:p>
          </table:table-cell>
          <table:table-cell table:style-name="ce400" office:value-type="string" calcext:value-type="string">
            <text:p>20</text:p>
          </table:table-cell>
          <table:table-cell table:style-name="ce400" office:value-type="string" calcext:value-type="string">
            <text:p>PSI</text:p>
          </table:table-cell>
          <table:table-cell table:style-name="ce464" office:value-type="string" calcext:value-type="string">
            <text:p>CMASM-IDM-T48-344</text:p>
          </table:table-cell>
          <table:table-cell table:style-name="ce400" office:value-type="string" calcext:value-type="string">
            <text:p>1411126</text:p>
          </table:table-cell>
          <table:table-cell table:style-name="ce1032" office:value-type="string" calcext:value-type="string">
            <text:p>MK-48</text:p>
          </table:table-cell>
          <table:table-cell table:style-name="ce623"/>
          <table:table-cell table:number-columns-repeated="3" table:style-name="ce365" office:value-type="date" office:date-value="2023-08-16" calcext:value-type="date">
            <text:p>16/08/23</text:p>
          </table:table-cell>
          <table:table-cell table:style-name="ce972" office:value-type="date" office:date-value="2023-08-16" calcext:value-type="date">
            <text:p>16/08/23</text:p>
          </table:table-cell>
          <table:table-cell table:style-name="ce355" office:value-type="float" office:value="13" calcext:value-type="float">
            <text:p>13</text:p>
          </table:table-cell>
          <table:table-cell table:style-name="ce1227" table:formula="of:=IF(ISBLANK([.N102]);DATE(2024;1;1);EDATE([.N102];[.O102]))" office:value-type="date" office:date-value="2024-09-16" calcext:value-type="date">
            <text:p>16/09/24</text:p>
          </table:table-cell>
          <table:table-cell table:style-name="ce685" table:formula="of:=IF(OR([.P102]&lt;TODAY(); [.P10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70"/>
          <table:table-cell table:style-name="ce1032" office:value-type="string" calcext:value-type="string">
            <text:p>BACS</text:p>
          </table:table-cell>
          <table:table-cell table:style-name="ce665" office:value-type="string" calcext:value-type="string">
            <text:p><text:span text:style-name="T20">NÃO SERÁ CALIBRADO</text:span></text:p>
            <text:p>estão na BACS desde AGO2023</text:p>
            <text:p>MK48 ESTÁ VRF</text:p>
          </table:table-cell>
          <table:table-cell table:style-name="ce1395" office:value-type="currency" office:currency="BRL" office:value="90" calcext:value-type="currency">
            <text:p>R$ 90,00</text:p>
          </table:table-cell>
          <table:table-cell table:style-name="ce1170" table:number-columns-repeated="2"/>
          <table:table-cell table:style-name="ce1032" office:value-type="string" calcext:value-type="string">
            <text:p><text:s/>EMPRESA MQT</text:p>
          </table:table-cell>
          <table:table-cell table:style-name="ce888" table:number-columns-repeated="1000"/>
        </table:table-row>
        <table:table-row table:style-name="ro6" table:visibility="filter">
          <table:table-cell table:style-name="ce248" office:value-type="string" calcext:value-type="string">
            <text:p>MEC</text:p>
          </table:table-cell>
          <table:table-cell table:style-name="ce248" office:value-type="string" calcext:value-type="string">
            <text:p>MANÔMETRO ANALÓGICO</text:p>
          </table:table-cell>
          <table:table-cell table:style-name="ce248"/>
          <table:table-cell table:style-name="ce319" office:value-type="string" calcext:value-type="string">
            <text:p>GAUGE, ABSOLUTE PRESSURE (0-20 PSIG)</text:p>
          </table:table-cell>
          <table:table-cell table:style-name="ce277" office:value-type="string" calcext:value-type="string">
            <text:p>20</text:p>
          </table:table-cell>
          <table:table-cell table:style-name="ce277" office:value-type="string" calcext:value-type="string">
            <text:p>PSI</text:p>
          </table:table-cell>
          <table:table-cell table:style-name="ce508" office:value-type="string" calcext:value-type="string">
            <text:p>CMASM-IDM-T48-346</text:p>
          </table:table-cell>
          <table:table-cell table:style-name="ce277" office:value-type="string" calcext:value-type="string">
            <text:p>AN01609</text:p>
          </table:table-cell>
          <table:table-cell table:style-name="ce204" office:value-type="string" calcext:value-type="string">
            <text:p>MK-48</text:p>
          </table:table-cell>
          <table:table-cell table:style-name="ce461"/>
          <table:table-cell table:style-name="ce497" office:value-type="date" office:date-value="2023-10-23" calcext:value-type="date">
            <text:p>23/10/23</text:p>
          </table:table-cell>
          <table:table-cell table:style-name="ce497" office:value-type="date" office:date-value="2023-10-25" calcext:value-type="date">
            <text:p>25/10/23</text:p>
          </table:table-cell>
          <table:table-cell table:style-name="ce539" office:value-type="date" office:date-value="2024-02-05" calcext:value-type="date">
            <text:p>05/02/24</text:p>
          </table:table-cell>
          <table:table-cell table:style-name="ce1006" office:value-type="date" office:date-value="2024-01-23" calcext:value-type="date">
            <text:p>23/01/24</text:p>
          </table:table-cell>
          <table:table-cell table:style-name="ce421" office:value-type="float" office:value="13" calcext:value-type="float">
            <text:p>13</text:p>
          </table:table-cell>
          <table:table-cell table:style-name="ce673" table:formula="of:=IF(ISBLANK([.N103]);DATE(2024;1;1);EDATE([.N103];[.O103]))" office:value-type="date" office:date-value="2025-02-23" calcext:value-type="date">
            <text:p>23/02/25</text:p>
          </table:table-cell>
          <table:table-cell table:style-name="ce1071" table:formula="of:=IF(OR([.P103]&lt;TODAY(); [.P10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398" office:value-type="string" calcext:value-type="string">
            <text:p>P-006426</text:p>
          </table:table-cell>
          <table:table-cell table:style-name="ce204" office:value-type="string" calcext:value-type="string">
            <text:p>CMASM</text:p>
          </table:table-cell>
          <table:table-cell table:style-name="ce1084" office:value-type="string" calcext:value-type="string">
            <text:p>INSTRUMENTO COM DEFEITO</text:p>
            <text:p>NÃO SERÁ CALIBRADO</text:p>
          </table:table-cell>
          <table:table-cell table:style-name="ce1066" office:value-type="currency" office:currency="BRL" office:value="90" calcext:value-type="currency">
            <text:p>R$ 90,00</text:p>
          </table:table-cell>
          <table:table-cell table:style-name="ce248" table:number-columns-repeated="2"/>
          <table:table-cell table:style-name="ce204" office:value-type="string" calcext:value-type="string">
            <text:p><text:span text:style-name="T6">EMPRESA MQT</text:span></text:p>
          </table:table-cell>
          <table:table-cell table:style-name="ce888" table:number-columns-repeated="1000"/>
        </table:table-row>
        <table:table-row table:style-name="ro5" table:visibility="filter">
          <table:table-cell table:style-name="ce604" office:value-type="string" calcext:value-type="string">
            <text:p>MEC</text:p>
          </table:table-cell>
          <table:table-cell table:style-name="ce1192" office:value-type="string" calcext:value-type="string">
            <text:p>CALIBRADOR TORQUÍMETRO</text:p>
          </table:table-cell>
          <table:table-cell table:style-name="ce1192" office:value-type="string" calcext:value-type="string">
            <text:p>RS</text:p>
          </table:table-cell>
          <table:table-cell table:style-name="ce1030" office:value-type="string" calcext:value-type="string">
            <text:p>623-883</text:p>
          </table:table-cell>
          <table:table-cell table:style-name="ce583" office:value-type="string" calcext:value-type="string">
            <text:p>36 LB-IN x 1/2 LB-IN</text:p>
            <text:p>4 NM x 0.05 NM</text:p>
          </table:table-cell>
          <table:table-cell table:style-name="ce1188" table:number-columns-repeated="2"/>
          <table:table-cell table:style-name="ce604" office:value-type="string" calcext:value-type="string">
            <text:p>3BP004162</text:p>
          </table:table-cell>
          <table:table-cell table:style-name="ce604" office:value-type="string" calcext:value-type="string">
            <text:p>EXOCET</text:p>
          </table:table-cell>
          <table:table-cell table:style-name="ce135"/>
          <table:table-cell table:style-name="ce388" table:number-columns-repeated="3"/>
          <table:table-cell table:style-name="ce1012"/>
          <table:table-cell table:style-name="ce1188" office:value-type="float" office:value="12" calcext:value-type="float">
            <text:p>12</text:p>
          </table:table-cell>
          <table:table-cell table:style-name="ce673" table:formula="of:=IF(ISBLANK([.N104]);DATE(2024;1;1);EDATE([.N104];[.O104]))" office:value-type="date" office:date-value="2024-01-01" calcext:value-type="date">
            <text:p>01/01/24</text:p>
          </table:table-cell>
          <table:table-cell table:style-name="ce1063" table:formula="of:=IF(OR([.P104]&lt;TODAY(); [.P10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604"/>
          <table:table-cell table:style-name="ce1256" office:value-type="string" calcext:value-type="string">
            <text:p>CMASM</text:p>
          </table:table-cell>
          <table:table-cell table:style-name="ce1192" office:value-type="string" calcext:value-type="string">
            <text:p>BOM ESTADO</text:p>
          </table:table-cell>
          <table:table-cell table:style-name="ce430" office:value-type="currency" office:currency="BRL" office:value="402" calcext:value-type="currency">
            <text:p>R$ 402,00</text:p>
          </table:table-cell>
          <table:table-cell table:style-name="ce1188" table:number-columns-repeated="2"/>
          <table:table-cell table:style-name="ce1188" office:value-type="string" calcext:value-type="string">
            <text:p>calibrador padrão</text:p>
          </table:table-cell>
          <table:table-cell table:style-name="ce888" table:number-columns-repeated="1000"/>
        </table:table-row>
        <table:table-row table:style-name="ro5" table:visibility="filter">
          <table:table-cell table:style-name="ce604" office:value-type="string" calcext:value-type="string">
            <text:p>MEC</text:p>
          </table:table-cell>
          <table:table-cell table:style-name="ce1192" office:value-type="string" calcext:value-type="string">
            <text:p>CALIBRADOR TORQUÍMETRO</text:p>
          </table:table-cell>
          <table:table-cell table:style-name="ce1192" office:value-type="string" calcext:value-type="string">
            <text:p>ACROTORK</text:p>
          </table:table-cell>
          <table:table-cell table:style-name="ce1030" office:value-type="string" calcext:value-type="string">
            <text:p>Model LI</text:p>
          </table:table-cell>
          <table:table-cell table:style-name="ce583" office:value-type="string" calcext:value-type="string">
            <text:p>50 LB-IN x 1/2 LB-IN</text:p>
            <text:p>58 CM-KG x 0.5 CM-KG</text:p>
          </table:table-cell>
          <table:table-cell table:style-name="ce1188" table:number-columns-repeated="2"/>
          <table:table-cell table:style-name="ce604" office:value-type="float" office:value="5093" calcext:value-type="float">
            <text:p>5093</text:p>
          </table:table-cell>
          <table:table-cell table:style-name="ce604" office:value-type="string" calcext:value-type="string">
            <text:p>EXOCET</text:p>
          </table:table-cell>
          <table:table-cell table:style-name="ce135"/>
          <table:table-cell table:style-name="ce388" table:number-columns-repeated="3"/>
          <table:table-cell table:style-name="ce1012"/>
          <table:table-cell table:style-name="ce1188" office:value-type="float" office:value="12" calcext:value-type="float">
            <text:p>12</text:p>
          </table:table-cell>
          <table:table-cell table:style-name="ce673" table:formula="of:=IF(ISBLANK([.N105]);DATE(2024;1;1);EDATE([.N105];[.O105]))" office:value-type="date" office:date-value="2024-01-01" calcext:value-type="date">
            <text:p>01/01/24</text:p>
          </table:table-cell>
          <table:table-cell table:style-name="ce1063" table:formula="of:=IF(OR([.P105]&lt;TODAY(); [.P10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604"/>
          <table:table-cell table:style-name="ce1263" office:value-type="string" calcext:value-type="string">
            <text:p>CMASM</text:p>
          </table:table-cell>
          <table:table-cell table:style-name="ce1192" office:value-type="string" calcext:value-type="string">
            <text:p>ESTADO UTILIZÁVEL</text:p>
          </table:table-cell>
          <table:table-cell table:style-name="ce430" office:value-type="currency" office:currency="BRL" office:value="402" calcext:value-type="currency">
            <text:p>R$ 402,00</text:p>
          </table:table-cell>
          <table:table-cell table:style-name="ce1188" table:number-columns-repeated="2"/>
          <table:table-cell table:style-name="ce1188" office:value-type="string" calcext:value-type="string">
            <text:p>calibrador padrão</text:p>
          </table:table-cell>
          <table:table-cell table:style-name="ce888" table:number-columns-repeated="1000"/>
        </table:table-row>
        <table:table-row table:style-name="ro32" table:visibility="filter">
          <table:table-cell table:style-name="ce604" office:value-type="string" calcext:value-type="string">
            <text:p>MEC</text:p>
          </table:table-cell>
          <table:table-cell table:style-name="ce1192" office:value-type="string" calcext:value-type="string">
            <text:p>CALIBRADOR TORQUÍMETRO</text:p>
          </table:table-cell>
          <table:table-cell table:style-name="ce1192" office:value-type="string" calcext:value-type="string">
            <text:p>ACROTORK</text:p>
          </table:table-cell>
          <table:table-cell table:style-name="ce1030" office:value-type="string" calcext:value-type="string">
            <text:p>Model LI</text:p>
          </table:table-cell>
          <table:table-cell table:style-name="ce583" office:value-type="string" calcext:value-type="string">
            <text:p>50 LB-IN x 1/2 LB-IN</text:p>
            <text:p>58 CM-KG x 0.5 CM-KG</text:p>
            <text:p><text:span text:style-name="T19">5,6 NM x 0,225 NM (CONV)</text:span></text:p>
          </table:table-cell>
          <table:table-cell table:style-name="ce1188" table:number-columns-repeated="2"/>
          <table:table-cell table:style-name="ce604" office:value-type="float" office:value="5098" calcext:value-type="float">
            <text:p>5098</text:p>
          </table:table-cell>
          <table:table-cell table:style-name="ce604" office:value-type="string" calcext:value-type="string">
            <text:p>EXOCET</text:p>
          </table:table-cell>
          <table:table-cell table:style-name="ce135"/>
          <table:table-cell table:style-name="ce388" table:number-columns-repeated="3"/>
          <table:table-cell table:style-name="ce1012"/>
          <table:table-cell table:style-name="ce1188" office:value-type="float" office:value="12" calcext:value-type="float">
            <text:p>12</text:p>
          </table:table-cell>
          <table:table-cell table:style-name="ce673" table:formula="of:=IF(ISBLANK([.N106]);DATE(2024;1;1);EDATE([.N106];[.O106]))" office:value-type="date" office:date-value="2024-01-01" calcext:value-type="date">
            <text:p>01/01/24</text:p>
          </table:table-cell>
          <table:table-cell table:style-name="ce1063" table:formula="of:=IF(OR([.P106]&lt;TODAY(); [.P10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604"/>
          <table:table-cell table:style-name="ce1263" office:value-type="string" calcext:value-type="string">
            <text:p>CMASM</text:p>
          </table:table-cell>
          <table:table-cell table:style-name="ce1192" office:value-type="string" calcext:value-type="string">
            <text:p>BOM ESTADO</text:p>
          </table:table-cell>
          <table:table-cell table:style-name="ce430" office:value-type="currency" office:currency="BRL" office:value="402" calcext:value-type="currency">
            <text:p>R$ 402,00</text:p>
          </table:table-cell>
          <table:table-cell table:style-name="ce1188" table:number-columns-repeated="2"/>
          <table:table-cell table:style-name="ce1188" office:value-type="string" calcext:value-type="string">
            <text:p>calibrador padrão</text:p>
          </table:table-cell>
          <table:table-cell table:style-name="ce888" table:number-columns-repeated="1000"/>
        </table:table-row>
        <table:table-row table:style-name="ro5" table:visibility="filter">
          <table:table-cell table:style-name="ce583" office:value-type="string" calcext:value-type="string">
            <text:p>MEC</text:p>
          </table:table-cell>
          <table:table-cell table:style-name="ce1192" office:value-type="string" calcext:value-type="string">
            <text:p>CALIBRADOR TORQUÍMETRO</text:p>
          </table:table-cell>
          <table:table-cell table:style-name="ce1192" office:value-type="string" calcext:value-type="string">
            <text:p>ACROTORK</text:p>
          </table:table-cell>
          <table:table-cell table:style-name="ce1030" office:value-type="string" calcext:value-type="string">
            <text:p>Waymaster</text:p>
          </table:table-cell>
          <table:table-cell table:style-name="ce583" office:value-type="string" calcext:value-type="string">
            <text:p>600 LB-IN x 2 LB-IN</text:p>
            <text:p>700 CM-KG x 5 CM-KG</text:p>
          </table:table-cell>
          <table:table-cell table:style-name="ce1188" table:number-columns-repeated="2"/>
          <table:table-cell table:style-name="ce919" office:value-type="float" office:value="5679" calcext:value-type="float">
            <text:p>5679</text:p>
          </table:table-cell>
          <table:table-cell table:style-name="ce1321" office:value-type="string" calcext:value-type="string">
            <text:p>MK-46</text:p>
          </table:table-cell>
          <table:table-cell table:style-name="ce135"/>
          <table:table-cell table:style-name="ce388" table:number-columns-repeated="3"/>
          <table:table-cell table:style-name="ce973"/>
          <table:table-cell table:style-name="ce1188" office:value-type="float" office:value="12" calcext:value-type="float">
            <text:p>12</text:p>
          </table:table-cell>
          <table:table-cell table:style-name="ce673" table:formula="of:=IF(ISBLANK([.N107]);DATE(2024;1;1);EDATE([.N107];[.O107]))" office:value-type="date" office:date-value="2024-01-01" calcext:value-type="date">
            <text:p>01/01/24</text:p>
          </table:table-cell>
          <table:table-cell table:style-name="ce1063" table:formula="of:=IF(OR([.P107]&lt;TODAY(); [.P107] = &quot;&quot;); &quot;DESCALIBRADO&quot;;&quot;CALIBRADO&quot;)" office:value-type="string" office:string-value="DESCALIBRADO" calcext:value-type="string">
            <text:p>DESCALIBRADO</text:p>
          </table:table-cell>
          <table:table-cell table:style-name="ce604"/>
          <table:table-cell table:style-name="ce580" office:value-type="string" calcext:value-type="string">
            <text:p>CMASM</text:p>
          </table:table-cell>
          <table:table-cell table:style-name="ce1192" office:value-type="string" calcext:value-type="string">
            <text:p>BOM ESTADO</text:p>
          </table:table-cell>
          <table:table-cell table:style-name="ce430" office:value-type="currency" office:currency="BRL" office:value="402" calcext:value-type="currency">
            <text:p>R$ 402,00</text:p>
          </table:table-cell>
          <table:table-cell table:style-name="ce1188" table:number-columns-repeated="2"/>
          <table:table-cell table:style-name="ce1188" office:value-type="string" calcext:value-type="string">
            <text:p>calibrador padrão</text:p>
          </table:table-cell>
          <table:table-cell table:style-name="ce888" table:number-columns-repeated="1000"/>
        </table:table-row>
        <table:table-row table:style-name="ro32" table:visibility="filter">
          <table:table-cell table:style-name="ce604" office:value-type="string" calcext:value-type="string">
            <text:p>MEC</text:p>
          </table:table-cell>
          <table:table-cell table:style-name="ce1192" office:value-type="string" calcext:value-type="string">
            <text:p>CALIBRADOR TORQUÍMETRO</text:p>
          </table:table-cell>
          <table:table-cell table:style-name="ce1192" office:value-type="string" calcext:value-type="string">
            <text:p>ACROTORK</text:p>
          </table:table-cell>
          <table:table-cell table:style-name="ce1030" office:value-type="string" calcext:value-type="string">
            <text:p>Waymaster</text:p>
          </table:table-cell>
          <table:table-cell table:style-name="ce583" office:value-type="string" calcext:value-type="string">
            <text:p>600 LB-IN x 2 LB-IN</text:p>
            <text:p>700 CM-KG x 5 CM-KG</text:p>
            <text:p><text:span text:style-name="T19">67 NM x 0,225 NM (CONV)</text:span></text:p>
          </table:table-cell>
          <table:table-cell table:style-name="ce1188" table:number-columns-repeated="2"/>
          <table:table-cell table:style-name="ce604"/>
          <table:table-cell table:style-name="ce1188" office:value-type="string" calcext:value-type="string">
            <text:p>MK-48</text:p>
          </table:table-cell>
          <table:table-cell table:style-name="ce135"/>
          <table:table-cell table:style-name="ce388" table:number-columns-repeated="3"/>
          <table:table-cell table:style-name="ce1012"/>
          <table:table-cell table:style-name="ce1188" office:value-type="float" office:value="12" calcext:value-type="float">
            <text:p>12</text:p>
          </table:table-cell>
          <table:table-cell table:style-name="ce673" table:formula="of:=IF(ISBLANK([.N108]);DATE(2024;1;1);EDATE([.N108];[.O108]))" office:value-type="date" office:date-value="2024-01-01" calcext:value-type="date">
            <text:p>01/01/24</text:p>
          </table:table-cell>
          <table:table-cell table:style-name="ce1063" table:formula="of:=IF(OR([.P108]&lt;TODAY(); [.P10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604"/>
          <table:table-cell table:style-name="ce580" office:value-type="string" calcext:value-type="string">
            <text:p>CMASM</text:p>
          </table:table-cell>
          <table:table-cell table:style-name="ce1192" office:value-type="string" calcext:value-type="string">
            <text:p>BOM ESTADO</text:p>
          </table:table-cell>
          <table:table-cell table:style-name="ce430" office:value-type="currency" office:currency="BRL" office:value="402" calcext:value-type="currency">
            <text:p>R$ 402,00</text:p>
          </table:table-cell>
          <table:table-cell table:style-name="ce1188" table:number-columns-repeated="2"/>
          <table:table-cell table:style-name="ce1188" office:value-type="string" calcext:value-type="string">
            <text:p>calibrador padrão</text:p>
          </table:table-cell>
          <table:table-cell table:style-name="ce888" table:number-columns-repeated="1000"/>
        </table:table-row>
        <table:table-row table:style-name="ro5">
          <table:table-cell table:style-name="ce21" office:value-type="string" calcext:value-type="string">
            <text:p>ELE </text:p>
          </table:table-cell>
          <table:table-cell table:style-name="ce21" office:value-type="string" calcext:value-type="string">
            <text:p>OUTROS</text:p>
            <text:p>CALIBRADO F21</text:p>
          </table:table-cell>
          <table:table-cell table:style-name="ce21"/>
          <table:table-cell table:style-name="ce146" office:value-type="string" calcext:value-type="string">
            <text:p>AKAB ADAPTER</text:p>
          </table:table-cell>
          <table:table-cell table:style-name="ce211"/>
          <table:table-cell table:style-name="ce245"/>
          <table:table-cell table:style-name="ce256" office:value-type="string" calcext:value-type="string">
            <text:p>CMASM-IDE-F21-029</text:p>
          </table:table-cell>
          <table:table-cell table:style-name="ce245"/>
          <table:table-cell table:style-name="ce444" office:value-type="string" calcext:value-type="string">
            <text:p>F-21</text:p>
          </table:table-cell>
          <table:table-cell table:style-name="ce320"/>
          <table:table-cell table:style-name="ce1204" table:number-columns-repeated="3"/>
          <table:table-cell table:style-name="ce1204" office:value-type="date" office:date-value="2023-07-13" calcext:value-type="date">
            <text:p>13/07/23</text:p>
          </table:table-cell>
          <table:table-cell table:style-name="ce489" office:value-type="float" office:value="48" calcext:value-type="float">
            <text:p>48</text:p>
          </table:table-cell>
          <table:table-cell table:style-name="ce1231" table:formula="of:=IF(ISBLANK([.N109]);DATE(2024;1;1);EDATE([.N109];[.O109]))" office:value-type="date" office:date-value="2027-07-13" calcext:value-type="date">
            <text:p>13/07/27</text:p>
          </table:table-cell>
          <table:table-cell table:style-name="ce1246" table:formula="of:=IF(OR([.P109]&lt;TODAY(); [.P109] = &quot;&quot;); &quot;DESCALIBRADO&quot;;&quot;CALIBRADO&quot;)" office:value-type="string" office:string-value="CALIBRADO" calcext:value-type="string">
            <text:p>CALIBRADO</text:p>
          </table:table-cell>
          <table:table-cell table:style-name="ce444"/>
          <table:table-cell table:style-name="ce658" office:value-type="string" calcext:value-type="string">
            <text:p>CMASM</text:p>
          </table:table-cell>
          <table:table-cell table:style-name="ce693" office:value-type="string" calcext:value-type="string">
            <text:p>CALIBRAÇÃO PELA OFICINA F21</text:p>
          </table:table-cell>
          <table:table-cell table:style-name="ce737" office:value-type="currency" office:currency="BRL" office:value="0" calcext:value-type="currency">
            <text:p>R$ 0,00</text:p>
          </table:table-cell>
          <table:table-cell table:style-name="ce761"/>
          <table:table-cell table:style-name="ce444"/>
          <table:table-cell table:style-name="ce21" office:value-type="string" calcext:value-type="string">
            <text:p>F21</text:p>
          </table:table-cell>
          <table:table-cell table:style-name="ce888" table:number-columns-repeated="1000"/>
        </table:table-row>
        <table:table-row table:style-name="ro5">
          <table:table-cell table:style-name="ce21" office:value-type="string" calcext:value-type="string">
            <text:p>ELE </text:p>
          </table:table-cell>
          <table:table-cell table:style-name="ce21" office:value-type="string" calcext:value-type="string">
            <text:p>OUTROS</text:p>
            <text:p>CALIBRADO F21</text:p>
          </table:table-cell>
          <table:table-cell table:style-name="ce21"/>
          <table:table-cell table:style-name="ce147" office:value-type="string" calcext:value-type="string">
            <text:p>Casket tester </text:p>
          </table:table-cell>
          <table:table-cell table:style-name="ce212"/>
          <table:table-cell table:style-name="ce21"/>
          <table:table-cell table:style-name="ce256" office:value-type="string" calcext:value-type="string">
            <text:p>CMASM-IDE-F21-030</text:p>
          </table:table-cell>
          <table:table-cell table:style-name="ce920"/>
          <table:table-cell table:style-name="ce444" office:value-type="string" calcext:value-type="string">
            <text:p>F-21</text:p>
          </table:table-cell>
          <table:table-cell table:style-name="ce324"/>
          <table:table-cell table:style-name="ce372" table:number-columns-repeated="3"/>
          <table:table-cell table:style-name="ce974" office:value-type="date" office:date-value="2023-07-13" calcext:value-type="date">
            <text:p>13/07/23</text:p>
          </table:table-cell>
          <table:table-cell table:style-name="ce21" office:value-type="float" office:value="24" calcext:value-type="float">
            <text:p>24</text:p>
          </table:table-cell>
          <table:table-cell table:style-name="ce1231" table:formula="of:=IF(ISBLANK([.N110]);DATE(2024;1;1);EDATE([.N110];[.O110]))" office:value-type="date" office:date-value="2025-07-13" calcext:value-type="date">
            <text:p>13/07/25</text:p>
          </table:table-cell>
          <table:table-cell table:style-name="ce1246" table:formula="of:=IF(OR([.P110]&lt;TODAY(); [.P11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21"/>
          <table:table-cell table:style-name="ce658" office:value-type="string" calcext:value-type="string">
            <text:p>CMASM</text:p>
          </table:table-cell>
          <table:table-cell table:style-name="ce693" office:value-type="string" calcext:value-type="string">
            <text:p>CALIBRAÇÃO PELA OFICINA F21</text:p>
          </table:table-cell>
          <table:table-cell table:style-name="ce742" office:value-type="currency" office:currency="BRL" office:value="776.23" calcext:value-type="currency">
            <text:p>R$ 776,23</text:p>
          </table:table-cell>
          <table:table-cell table:style-name="ce21" table:number-columns-repeated="2"/>
          <table:table-cell table:style-name="ce21" office:value-type="string" calcext:value-type="string">
            <text:p>F21</text:p>
          </table:table-cell>
          <table:table-cell table:style-name="ce888" table:number-columns-repeated="1000"/>
        </table:table-row>
        <table:table-row table:style-name="ro5">
          <table:table-cell table:style-name="ce21" office:value-type="string" calcext:value-type="string">
            <text:p>ELE </text:p>
          </table:table-cell>
          <table:table-cell table:style-name="ce21" office:value-type="string" calcext:value-type="string">
            <text:p>OUTROS</text:p>
            <text:p>CALIBRADO F21</text:p>
          </table:table-cell>
          <table:table-cell table:style-name="ce21"/>
          <table:table-cell table:style-name="ce146" office:value-type="string" calcext:value-type="string">
            <text:p>SELFTEST UNIT</text:p>
          </table:table-cell>
          <table:table-cell table:style-name="ce211"/>
          <table:table-cell table:style-name="ce245"/>
          <table:table-cell table:style-name="ce256" office:value-type="string" calcext:value-type="string">
            <text:p>CMASM-IDE-F21-031</text:p>
          </table:table-cell>
          <table:table-cell table:style-name="ce297"/>
          <table:table-cell table:style-name="ce444" office:value-type="string" calcext:value-type="string">
            <text:p>F-21</text:p>
          </table:table-cell>
          <table:table-cell table:style-name="ce320"/>
          <table:table-cell table:style-name="ce1204" table:number-columns-repeated="3"/>
          <table:table-cell table:style-name="ce372" office:value-type="date" office:date-value="2023-07-13" calcext:value-type="date">
            <text:p>13/07/23</text:p>
          </table:table-cell>
          <table:table-cell table:style-name="ce489" office:value-type="float" office:value="24" calcext:value-type="float">
            <text:p>24</text:p>
          </table:table-cell>
          <table:table-cell table:style-name="ce1231" table:formula="of:=IF(ISBLANK([.N111]);DATE(2024;1;1);EDATE([.N111];[.O111]))" office:value-type="date" office:date-value="2025-07-13" calcext:value-type="date">
            <text:p>13/07/25</text:p>
          </table:table-cell>
          <table:table-cell table:style-name="ce1246" table:formula="of:=IF(OR([.P111]&lt;TODAY(); [.P111] = &quot;&quot;); &quot;DESCALIBRADO&quot;;&quot;CALIBRADO&quot;)" office:value-type="string" office:string-value="DESCALIBRADO" calcext:value-type="string">
            <text:p>DESCALIBRADO</text:p>
          </table:table-cell>
          <table:table-cell table:style-name="ce444"/>
          <table:table-cell table:style-name="ce444" office:value-type="string" calcext:value-type="string">
            <text:p>CMASM</text:p>
          </table:table-cell>
          <table:table-cell table:style-name="ce693" office:value-type="string" calcext:value-type="string">
            <text:p>CALIBRAÇÃO PELA OFICINA F21</text:p>
          </table:table-cell>
          <table:table-cell table:style-name="ce737" office:value-type="currency" office:currency="BRL" office:value="0" calcext:value-type="currency">
            <text:p>R$ 0,00</text:p>
          </table:table-cell>
          <table:table-cell table:style-name="ce444" table:number-columns-repeated="2"/>
          <table:table-cell table:style-name="ce21" office:value-type="string" calcext:value-type="string">
            <text:p>F21</text:p>
          </table:table-cell>
          <table:table-cell table:style-name="ce888" table:number-columns-repeated="1000"/>
        </table:table-row>
        <table:table-row table:style-name="ro5">
          <table:table-cell table:style-name="ce21" office:value-type="string" calcext:value-type="string">
            <text:p>ELE </text:p>
          </table:table-cell>
          <table:table-cell table:style-name="ce21" office:value-type="string" calcext:value-type="string">
            <text:p>OUTROS</text:p>
            <text:p>CALIBRADO F21</text:p>
          </table:table-cell>
          <table:table-cell table:style-name="ce21"/>
          <table:table-cell table:style-name="ce146" office:value-type="string" calcext:value-type="string">
            <text:p>SYNOR RACK</text:p>
          </table:table-cell>
          <table:table-cell table:style-name="ce211"/>
          <table:table-cell table:style-name="ce245"/>
          <table:table-cell table:style-name="ce256" office:value-type="string" calcext:value-type="string">
            <text:p>CMASM-IDE-F21-032</text:p>
          </table:table-cell>
          <table:table-cell table:style-name="ce297"/>
          <table:table-cell table:style-name="ce444" office:value-type="string" calcext:value-type="string">
            <text:p>F-21</text:p>
          </table:table-cell>
          <table:table-cell table:style-name="ce320"/>
          <table:table-cell table:style-name="ce1204" table:number-columns-repeated="3"/>
          <table:table-cell table:style-name="ce975" office:value-type="date" office:date-value="2023-02-10" calcext:value-type="date">
            <text:p>10/02/23</text:p>
          </table:table-cell>
          <table:table-cell table:style-name="ce489" office:value-type="float" office:value="12" calcext:value-type="float">
            <text:p>12</text:p>
          </table:table-cell>
          <table:table-cell table:style-name="ce1231" table:formula="of:=IF(ISBLANK([.N112]);DATE(2024;1;1);EDATE([.N112];[.O112]))" office:value-type="date" office:date-value="2024-02-10" calcext:value-type="date">
            <text:p>10/02/24</text:p>
          </table:table-cell>
          <table:table-cell table:style-name="ce1246" table:formula="of:=IF(OR([.P112]&lt;TODAY(); [.P11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444"/>
          <table:table-cell table:style-name="ce444" office:value-type="string" calcext:value-type="string">
            <text:p>CMASM</text:p>
          </table:table-cell>
          <table:table-cell table:style-name="ce693" office:value-type="string" calcext:value-type="string">
            <text:p>CALIBRAÇÃO PELA OFICINA F21</text:p>
          </table:table-cell>
          <table:table-cell table:style-name="ce737" office:value-type="currency" office:currency="BRL" office:value="0" calcext:value-type="currency">
            <text:p>R$ 0,00</text:p>
          </table:table-cell>
          <table:table-cell table:style-name="ce444" table:number-columns-repeated="2"/>
          <table:table-cell table:style-name="ce21" office:value-type="string" calcext:value-type="string">
            <text:p>F21</text:p>
          </table:table-cell>
          <table:table-cell table:style-name="ce888" table:number-columns-repeated="1000"/>
        </table:table-row>
        <table:table-row table:style-name="ro5" table:visibility="filter">
          <table:table-cell table:style-name="ce976" office:value-type="string" calcext:value-type="string">
            <text:p>MEC</text:p>
          </table:table-cell>
          <table:table-cell table:style-name="ce976" office:value-type="string" calcext:value-type="string">
            <text:p>OUTROS</text:p>
            <text:p>CALIBRADO USN</text:p>
          </table:table-cell>
          <table:table-cell table:style-name="ce976"/>
          <table:table-cell table:style-name="ce56" office:value-type="string" calcext:value-type="string">
            <text:p>Analyzer Calibration Standard 07-130-0001</text:p>
          </table:table-cell>
          <table:table-cell table:style-name="ce976" table:number-columns-repeated="3"/>
          <table:table-cell table:style-name="ce923" office:value-type="string" calcext:value-type="string">
            <text:p>5256</text:p>
          </table:table-cell>
          <table:table-cell table:style-name="ce976" office:value-type="string" calcext:value-type="string">
            <text:p>MK-48</text:p>
          </table:table-cell>
          <table:table-cell table:style-name="ce798"/>
          <table:table-cell table:style-name="ce831" table:number-columns-repeated="3"/>
          <table:table-cell table:style-name="ce1014" office:value-type="date" office:date-value="2019-04-19" calcext:value-type="date">
            <text:p>19/04/19</text:p>
          </table:table-cell>
          <table:table-cell table:style-name="ce1188" office:value-type="float" office:value="36" calcext:value-type="float">
            <text:p>36</text:p>
          </table:table-cell>
          <table:table-cell table:style-name="ce673" table:formula="of:=IF(ISBLANK([.N113]);&quot;&quot;;EDATE([.N113];[.O113]))" office:value-type="date" office:date-value="2022-04-19" calcext:value-type="date">
            <text:p>19/04/22</text:p>
          </table:table-cell>
          <table:table-cell table:style-name="ce1063" table:formula="of:=IF(OR([.P113]&lt;TODAY(); [.P11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976"/>
          <table:table-cell table:style-name="ce1276" office:value-type="string" calcext:value-type="string">
            <text:p>CMASM</text:p>
          </table:table-cell>
          <table:table-cell table:style-name="ce1091" office:value-type="string" calcext:value-type="string">
            <text:p>CALIBRADO PELA USN</text:p>
          </table:table-cell>
          <table:table-cell table:style-name="ce1379" office:value-type="currency" office:currency="BRL" office:value="0" calcext:value-type="currency">
            <text:p>R$ 0,00</text:p>
          </table:table-cell>
          <table:table-cell table:style-name="ce1420"/>
          <table:table-cell table:style-name="ce1256"/>
          <table:table-cell table:style-name="ce976" office:value-type="string" calcext:value-type="string">
            <text:p>USN</text:p>
          </table:table-cell>
          <table:table-cell table:style-name="ce888" table:number-columns-repeated="1000"/>
        </table:table-row>
        <table:table-row table:style-name="ro5" table:visibility="filter">
          <table:table-cell table:style-name="ce976" office:value-type="string" calcext:value-type="string">
            <text:p>MEC</text:p>
          </table:table-cell>
          <table:table-cell table:style-name="ce976" office:value-type="string" calcext:value-type="string">
            <text:p>OUTROS</text:p>
            <text:p>CALIBRADO USN</text:p>
          </table:table-cell>
          <table:table-cell table:style-name="ce976"/>
          <table:table-cell table:style-name="ce56" office:value-type="string" calcext:value-type="string">
            <text:p>Analyzer Calibration Standard 07-130-0001</text:p>
          </table:table-cell>
          <table:table-cell table:style-name="ce976" table:number-columns-repeated="3"/>
          <table:table-cell table:style-name="ce924" office:value-type="string" calcext:value-type="string">
            <text:p>5257</text:p>
          </table:table-cell>
          <table:table-cell table:style-name="ce976" office:value-type="string" calcext:value-type="string">
            <text:p>MK-48</text:p>
          </table:table-cell>
          <table:table-cell table:style-name="ce798"/>
          <table:table-cell table:style-name="ce831" table:number-columns-repeated="3"/>
          <table:table-cell table:style-name="ce1014" office:value-type="date" office:date-value="2019-04-19" calcext:value-type="date">
            <text:p>19/04/19</text:p>
          </table:table-cell>
          <table:table-cell table:style-name="ce1188" office:value-type="float" office:value="36" calcext:value-type="float">
            <text:p>36</text:p>
          </table:table-cell>
          <table:table-cell table:style-name="ce673" table:formula="of:=IF(ISBLANK([.N114]);&quot;&quot;;EDATE([.N114];[.O114]))" office:value-type="date" office:date-value="2022-04-19" calcext:value-type="date">
            <text:p>19/04/22</text:p>
          </table:table-cell>
          <table:table-cell table:style-name="ce1063" table:formula="of:=IF(OR([.P114]&lt;TODAY(); [.P11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976"/>
          <table:table-cell table:style-name="ce1276" office:value-type="string" calcext:value-type="string">
            <text:p>CMASM</text:p>
          </table:table-cell>
          <table:table-cell table:style-name="ce1091" office:value-type="string" calcext:value-type="string">
            <text:p>CALIBRADO PELA USN</text:p>
          </table:table-cell>
          <table:table-cell table:style-name="ce1379" office:value-type="currency" office:currency="BRL" office:value="0" calcext:value-type="currency">
            <text:p>R$ 0,00</text:p>
          </table:table-cell>
          <table:table-cell table:style-name="ce1420"/>
          <table:table-cell table:style-name="ce1256"/>
          <table:table-cell table:style-name="ce976" office:value-type="string" calcext:value-type="string">
            <text:p>USN</text:p>
          </table:table-cell>
          <table:table-cell table:style-name="ce888" table:number-columns-repeated="1000"/>
        </table:table-row>
        <table:table-row table:style-name="ro5" table:visibility="filter">
          <table:table-cell table:style-name="ce976" office:value-type="string" calcext:value-type="string">
            <text:p>MEC</text:p>
          </table:table-cell>
          <table:table-cell table:style-name="ce976" office:value-type="string" calcext:value-type="string">
            <text:p>OUTROS</text:p>
            <text:p>CALIBRADO USN</text:p>
          </table:table-cell>
          <table:table-cell table:style-name="ce976"/>
          <table:table-cell table:style-name="ce56" office:value-type="string" calcext:value-type="string">
            <text:p>Analyzer Calibration Standard 07-130-0001</text:p>
          </table:table-cell>
          <table:table-cell table:style-name="ce976" table:number-columns-repeated="3"/>
          <table:table-cell table:style-name="ce924" office:value-type="string" calcext:value-type="string">
            <text:p>5258</text:p>
          </table:table-cell>
          <table:table-cell table:style-name="ce976" office:value-type="string" calcext:value-type="string">
            <text:p>MK-48</text:p>
          </table:table-cell>
          <table:table-cell table:style-name="ce798"/>
          <table:table-cell table:style-name="ce831" table:number-columns-repeated="3"/>
          <table:table-cell table:style-name="ce1014" office:value-type="date" office:date-value="2019-04-19" calcext:value-type="date">
            <text:p>19/04/19</text:p>
          </table:table-cell>
          <table:table-cell table:style-name="ce1188" office:value-type="float" office:value="36" calcext:value-type="float">
            <text:p>36</text:p>
          </table:table-cell>
          <table:table-cell table:style-name="ce673" table:formula="of:=IF(ISBLANK([.N115]);&quot;&quot;;EDATE([.N115];[.O115]))" office:value-type="date" office:date-value="2022-04-19" calcext:value-type="date">
            <text:p>19/04/22</text:p>
          </table:table-cell>
          <table:table-cell table:style-name="ce1022" table:formula="of:=IF(OR([.P115]&lt;TODAY(); [.P11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976"/>
          <table:table-cell table:style-name="ce1276" office:value-type="string" calcext:value-type="string">
            <text:p>CMASM</text:p>
          </table:table-cell>
          <table:table-cell table:style-name="ce924" office:value-type="string" calcext:value-type="string">
            <text:p>CALIBRADO PELA USN</text:p>
          </table:table-cell>
          <table:table-cell table:style-name="ce1379" office:value-type="currency" office:currency="BRL" office:value="0" calcext:value-type="currency">
            <text:p>R$ 0,00</text:p>
          </table:table-cell>
          <table:table-cell table:style-name="ce1420"/>
          <table:table-cell table:style-name="ce1256"/>
          <table:table-cell table:style-name="ce976" office:value-type="string" calcext:value-type="string">
            <text:p>USN</text:p>
          </table:table-cell>
          <table:table-cell table:style-name="ce888" table:number-columns-repeated="1000"/>
        </table:table-row>
        <table:table-row table:style-name="ro5" table:visibility="filter">
          <table:table-cell table:style-name="ce976" office:value-type="string" calcext:value-type="string">
            <text:p>MEC</text:p>
          </table:table-cell>
          <table:table-cell table:style-name="ce976" office:value-type="string" calcext:value-type="string">
            <text:p>OUTROS</text:p>
            <text:p>CALIBRADO USN</text:p>
          </table:table-cell>
          <table:table-cell table:style-name="ce976"/>
          <table:table-cell table:style-name="ce56" office:value-type="string" calcext:value-type="string">
            <text:p>Analyzer Calibration Standard 07-130-0001</text:p>
          </table:table-cell>
          <table:table-cell table:style-name="ce976" table:number-columns-repeated="3"/>
          <table:table-cell table:style-name="ce924" office:value-type="string" calcext:value-type="string">
            <text:p>5259</text:p>
          </table:table-cell>
          <table:table-cell table:style-name="ce976" office:value-type="string" calcext:value-type="string">
            <text:p>MK-48</text:p>
          </table:table-cell>
          <table:table-cell table:style-name="ce798"/>
          <table:table-cell table:style-name="ce831" table:number-columns-repeated="3"/>
          <table:table-cell table:style-name="ce1014" office:value-type="date" office:date-value="2019-04-19" calcext:value-type="date">
            <text:p>19/04/19</text:p>
          </table:table-cell>
          <table:table-cell table:style-name="ce1188" office:value-type="float" office:value="36" calcext:value-type="float">
            <text:p>36</text:p>
          </table:table-cell>
          <table:table-cell table:style-name="ce673" table:formula="of:=IF(ISBLANK([.N116]);&quot;&quot;;EDATE([.N116];[.O116]))" office:value-type="date" office:date-value="2022-04-19" calcext:value-type="date">
            <text:p>19/04/22</text:p>
          </table:table-cell>
          <table:table-cell table:style-name="ce1063" table:formula="of:=IF(OR([.P116]&lt;TODAY(); [.P11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976"/>
          <table:table-cell table:style-name="ce1276" office:value-type="string" calcext:value-type="string">
            <text:p>CMASM</text:p>
          </table:table-cell>
          <table:table-cell table:style-name="ce924" office:value-type="string" calcext:value-type="string">
            <text:p>CALIBRADO PELA USN</text:p>
          </table:table-cell>
          <table:table-cell table:style-name="ce1379" office:value-type="currency" office:currency="BRL" office:value="0" calcext:value-type="currency">
            <text:p>R$ 0,00</text:p>
          </table:table-cell>
          <table:table-cell table:style-name="ce1420"/>
          <table:table-cell table:style-name="ce1256"/>
          <table:table-cell table:style-name="ce976" office:value-type="string" calcext:value-type="string">
            <text:p>USN</text:p>
          </table:table-cell>
          <table:table-cell table:style-name="ce888" table:number-columns-repeated="1000"/>
        </table:table-row>
        <table:table-row table:style-name="ro5" table:visibility="filter">
          <table:table-cell table:style-name="ce976" office:value-type="string" calcext:value-type="string">
            <text:p>MEC</text:p>
          </table:table-cell>
          <table:table-cell table:style-name="ce976" office:value-type="string" calcext:value-type="string">
            <text:p>OUTROS</text:p>
            <text:p>CALIBRADO USN</text:p>
          </table:table-cell>
          <table:table-cell table:style-name="ce976"/>
          <table:table-cell table:style-name="ce56" office:value-type="string" calcext:value-type="string">
            <text:p>Analyzer Calibration Standard 07-130-0001</text:p>
          </table:table-cell>
          <table:table-cell table:style-name="ce976" table:number-columns-repeated="3"/>
          <table:table-cell table:style-name="ce924" office:value-type="string" calcext:value-type="string">
            <text:p>6108</text:p>
          </table:table-cell>
          <table:table-cell table:style-name="ce976" office:value-type="string" calcext:value-type="string">
            <text:p>MK-48</text:p>
          </table:table-cell>
          <table:table-cell table:style-name="ce798"/>
          <table:table-cell table:style-name="ce831" table:number-columns-repeated="3"/>
          <table:table-cell table:style-name="ce1014" office:value-type="date" office:date-value="2014-06-13" calcext:value-type="date">
            <text:p>13/06/14</text:p>
          </table:table-cell>
          <table:table-cell table:style-name="ce1188" office:value-type="float" office:value="24" calcext:value-type="float">
            <text:p>24</text:p>
          </table:table-cell>
          <table:table-cell table:style-name="ce673" table:formula="of:=IF(ISBLANK([.N117]);&quot;&quot;;EDATE([.N117];[.O117]))" office:value-type="date" office:date-value="2016-06-13" calcext:value-type="date">
            <text:p>13/06/16</text:p>
          </table:table-cell>
          <table:table-cell table:style-name="ce1022" table:formula="of:=IF(OR([.P117]&lt;TODAY(); [.P117] = &quot;&quot;); &quot;DESCALIBRADO&quot;;&quot;CALIBRADO&quot;)" office:value-type="string" office:string-value="DESCALIBRADO" calcext:value-type="string">
            <text:p>DESCALIBRADO</text:p>
          </table:table-cell>
          <table:table-cell table:style-name="ce976"/>
          <table:table-cell table:style-name="ce1276" office:value-type="string" calcext:value-type="string">
            <text:p>CMASM</text:p>
          </table:table-cell>
          <table:table-cell table:style-name="ce924" office:value-type="string" calcext:value-type="string">
            <text:p>CALIBRADO PELA USN</text:p>
          </table:table-cell>
          <table:table-cell table:style-name="ce1379" office:value-type="currency" office:currency="BRL" office:value="0" calcext:value-type="currency">
            <text:p>R$ 0,00</text:p>
          </table:table-cell>
          <table:table-cell table:style-name="ce1420"/>
          <table:table-cell table:style-name="ce1256"/>
          <table:table-cell table:style-name="ce976" office:value-type="string" calcext:value-type="string">
            <text:p>USN</text:p>
          </table:table-cell>
          <table:table-cell table:style-name="ce888" table:number-columns-repeated="1000"/>
        </table:table-row>
        <table:table-row table:style-name="ro5" table:visibility="filter">
          <table:table-cell table:style-name="ce976" office:value-type="string" calcext:value-type="string">
            <text:p>MEC</text:p>
          </table:table-cell>
          <table:table-cell table:style-name="ce976" office:value-type="string" calcext:value-type="string">
            <text:p>OUTROS</text:p>
            <text:p>CALIBRADO USN</text:p>
          </table:table-cell>
          <table:table-cell table:style-name="ce976"/>
          <table:table-cell table:style-name="ce56" office:value-type="string" calcext:value-type="string">
            <text:p>Analyzer Calibration Standard 07-130-0001</text:p>
          </table:table-cell>
          <table:table-cell table:style-name="ce976" table:number-columns-repeated="3"/>
          <table:table-cell table:style-name="ce924" office:value-type="string" calcext:value-type="string">
            <text:p>6109</text:p>
          </table:table-cell>
          <table:table-cell table:style-name="ce976" office:value-type="string" calcext:value-type="string">
            <text:p>MK-48</text:p>
          </table:table-cell>
          <table:table-cell table:style-name="ce798"/>
          <table:table-cell table:style-name="ce831" table:number-columns-repeated="3"/>
          <table:table-cell table:style-name="ce1014" office:value-type="date" office:date-value="2014-06-13" calcext:value-type="date">
            <text:p>13/06/14</text:p>
          </table:table-cell>
          <table:table-cell table:style-name="ce1188" office:value-type="float" office:value="24" calcext:value-type="float">
            <text:p>24</text:p>
          </table:table-cell>
          <table:table-cell table:style-name="ce673" table:formula="of:=IF(ISBLANK([.N118]);&quot;&quot;;EDATE([.N118];[.O118]))" office:value-type="date" office:date-value="2016-06-13" calcext:value-type="date">
            <text:p>13/06/16</text:p>
          </table:table-cell>
          <table:table-cell table:style-name="ce1063" table:formula="of:=IF(OR([.P118]&lt;TODAY(); [.P11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976"/>
          <table:table-cell table:style-name="ce1276" office:value-type="string" calcext:value-type="string">
            <text:p>CMASM</text:p>
          </table:table-cell>
          <table:table-cell table:style-name="ce924" office:value-type="string" calcext:value-type="string">
            <text:p>CALIBRADO PELA USN</text:p>
          </table:table-cell>
          <table:table-cell table:style-name="ce1379" office:value-type="currency" office:currency="BRL" office:value="0" calcext:value-type="currency">
            <text:p>R$ 0,00</text:p>
          </table:table-cell>
          <table:table-cell table:style-name="ce1420"/>
          <table:table-cell table:style-name="ce1256"/>
          <table:table-cell table:style-name="ce976" office:value-type="string" calcext:value-type="string">
            <text:p>USN</text:p>
          </table:table-cell>
          <table:table-cell table:style-name="ce888" table:number-columns-repeated="1000"/>
        </table:table-row>
        <table:table-row table:style-name="ro17" table:visibility="filter">
          <table:table-cell table:style-name="ce976" office:value-type="string" calcext:value-type="string">
            <text:p>MEC</text:p>
          </table:table-cell>
          <table:table-cell table:style-name="ce976" office:value-type="string" calcext:value-type="string">
            <text:p>OUTROS</text:p>
            <text:p>CALIBRADO USN</text:p>
          </table:table-cell>
          <table:table-cell table:style-name="ce976"/>
          <table:table-cell table:style-name="ce56" office:value-type="string" calcext:value-type="string">
            <text:p>Analyzer Calibration Standard 07-130-0001</text:p>
          </table:table-cell>
          <table:table-cell table:style-name="ce976" table:number-columns-repeated="3"/>
          <table:table-cell table:style-name="ce924" office:value-type="string" calcext:value-type="string">
            <text:p>6110</text:p>
          </table:table-cell>
          <table:table-cell table:style-name="ce976" office:value-type="string" calcext:value-type="string">
            <text:p>MK-48</text:p>
          </table:table-cell>
          <table:table-cell table:style-name="ce798"/>
          <table:table-cell table:style-name="ce831" table:number-columns-repeated="3"/>
          <table:table-cell table:style-name="ce1014" office:value-type="date" office:date-value="2014-06-13" calcext:value-type="date">
            <text:p>13/06/14</text:p>
          </table:table-cell>
          <table:table-cell table:style-name="ce1188" office:value-type="float" office:value="24" calcext:value-type="float">
            <text:p>24</text:p>
          </table:table-cell>
          <table:table-cell table:style-name="ce673" table:formula="of:=IF(ISBLANK([.N119]);&quot;&quot;;EDATE([.N119];[.O119]))" office:value-type="date" office:date-value="2016-06-13" calcext:value-type="date">
            <text:p>13/06/16</text:p>
          </table:table-cell>
          <table:table-cell table:style-name="ce1022" table:formula="of:=IF(OR([.P119]&lt;TODAY(); [.P119] = &quot;&quot;); &quot;DESCALIBRADO&quot;;&quot;CALIBRADO&quot;)" office:value-type="string" office:string-value="DESCALIBRADO" calcext:value-type="string">
            <text:p>DESCALIBRADO</text:p>
          </table:table-cell>
          <table:table-cell table:style-name="ce976"/>
          <table:table-cell table:style-name="ce1276" office:value-type="string" calcext:value-type="string">
            <text:p>CMASM</text:p>
          </table:table-cell>
          <table:table-cell table:style-name="ce924" office:value-type="string" calcext:value-type="string">
            <text:p>CALIBRADO PELA USN</text:p>
          </table:table-cell>
          <table:table-cell table:style-name="ce1379" office:value-type="currency" office:currency="BRL" office:value="0" calcext:value-type="currency">
            <text:p>R$ 0,00</text:p>
          </table:table-cell>
          <table:table-cell table:style-name="ce1420"/>
          <table:table-cell table:style-name="ce1256"/>
          <table:table-cell table:style-name="ce976" office:value-type="string" calcext:value-type="string">
            <text:p>USN</text:p>
          </table:table-cell>
          <table:table-cell table:style-name="ce888" table:number-columns-repeated="1000"/>
        </table:table-row>
        <table:table-row table:style-name="ro5" table:visibility="filter">
          <table:table-cell table:style-name="ce976" office:value-type="string" calcext:value-type="string">
            <text:p>MEC</text:p>
          </table:table-cell>
          <table:table-cell table:style-name="ce976" office:value-type="string" calcext:value-type="string">
            <text:p>OUTROS</text:p>
            <text:p>CALIBRADO USN</text:p>
          </table:table-cell>
          <table:table-cell table:style-name="ce976"/>
          <table:table-cell table:style-name="ce56" office:value-type="string" calcext:value-type="string">
            <text:p>Analyzer Calibration Standard 07-130-0001</text:p>
          </table:table-cell>
          <table:table-cell table:style-name="ce976" table:number-columns-repeated="3"/>
          <table:table-cell table:style-name="ce924" office:value-type="string" calcext:value-type="string">
            <text:p>6111</text:p>
          </table:table-cell>
          <table:table-cell table:style-name="ce976" office:value-type="string" calcext:value-type="string">
            <text:p>MK-48</text:p>
          </table:table-cell>
          <table:table-cell table:style-name="ce798"/>
          <table:table-cell table:style-name="ce831" table:number-columns-repeated="3"/>
          <table:table-cell table:style-name="ce1014" office:value-type="date" office:date-value="2014-06-13" calcext:value-type="date">
            <text:p>13/06/14</text:p>
          </table:table-cell>
          <table:table-cell table:style-name="ce1188" office:value-type="float" office:value="24" calcext:value-type="float">
            <text:p>24</text:p>
          </table:table-cell>
          <table:table-cell table:style-name="ce673" table:formula="of:=IF(ISBLANK([.N120]);&quot;&quot;;EDATE([.N120];[.O120]))" office:value-type="date" office:date-value="2016-06-13" calcext:value-type="date">
            <text:p>13/06/16</text:p>
          </table:table-cell>
          <table:table-cell table:style-name="ce1063" table:formula="of:=IF(OR([.P120]&lt;TODAY(); [.P12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976"/>
          <table:table-cell table:style-name="ce1276" office:value-type="string" calcext:value-type="string">
            <text:p>CMASM</text:p>
          </table:table-cell>
          <table:table-cell table:style-name="ce924" office:value-type="string" calcext:value-type="string">
            <text:p>CALIBRADO PELA USN</text:p>
          </table:table-cell>
          <table:table-cell table:style-name="ce1379" office:value-type="currency" office:currency="BRL" office:value="0" calcext:value-type="currency">
            <text:p>R$ 0,00</text:p>
          </table:table-cell>
          <table:table-cell table:style-name="ce1420"/>
          <table:table-cell table:style-name="ce1256"/>
          <table:table-cell table:style-name="ce976" office:value-type="string" calcext:value-type="string">
            <text:p>USN</text:p>
          </table:table-cell>
          <table:table-cell table:style-name="ce888" table:number-columns-repeated="1000"/>
        </table:table-row>
        <table:table-row table:style-name="ro5" table:visibility="filter">
          <table:table-cell table:style-name="ce976" office:value-type="string" calcext:value-type="string">
            <text:p>MEC</text:p>
          </table:table-cell>
          <table:table-cell table:style-name="ce976" office:value-type="string" calcext:value-type="string">
            <text:p>OUTROS</text:p>
            <text:p>CALIBRADO USN</text:p>
          </table:table-cell>
          <table:table-cell table:style-name="ce976"/>
          <table:table-cell table:style-name="ce56" office:value-type="string" calcext:value-type="string">
            <text:p>Calib.&amp; Verification Tool 111-02553-0002</text:p>
          </table:table-cell>
          <table:table-cell table:style-name="ce976" table:number-columns-repeated="3"/>
          <table:table-cell table:style-name="ce924" office:value-type="string" calcext:value-type="string">
            <text:p>1236</text:p>
          </table:table-cell>
          <table:table-cell table:style-name="ce976" office:value-type="string" calcext:value-type="string">
            <text:p>MK-48</text:p>
          </table:table-cell>
          <table:table-cell table:style-name="ce798"/>
          <table:table-cell table:style-name="ce831" table:number-columns-repeated="3"/>
          <table:table-cell table:style-name="ce831" office:value-type="date" office:date-value="2023-08-28" calcext:value-type="date">
            <text:p>28/08/23</text:p>
          </table:table-cell>
          <table:table-cell table:style-name="ce1188" office:value-type="float" office:value="36" calcext:value-type="float">
            <text:p>36</text:p>
          </table:table-cell>
          <table:table-cell table:style-name="ce673" table:formula="of:=IF(ISBLANK([.N121]);&quot;&quot;;EDATE([.N121];[.O121]))" office:value-type="date" office:date-value="2026-08-28" calcext:value-type="date">
            <text:p>28/08/26</text:p>
          </table:table-cell>
          <table:table-cell table:style-name="ce1022" table:formula="of:=IF(OR([.P121]&lt;TODAY(); [.P121] = &quot;&quot;); &quot;DESCALIBRADO&quot;;&quot;CALIBRADO&quot;)" office:value-type="string" office:string-value="CALIBRADO" calcext:value-type="string">
            <text:p>CALIBRADO</text:p>
          </table:table-cell>
          <table:table-cell table:style-name="ce976"/>
          <table:table-cell table:style-name="ce1276" office:value-type="string" calcext:value-type="string">
            <text:p>CMASM</text:p>
          </table:table-cell>
          <table:table-cell table:style-name="ce924" office:value-type="string" calcext:value-type="string">
            <text:p>CALIBRADO PELA USN</text:p>
          </table:table-cell>
          <table:table-cell table:style-name="ce1379" office:value-type="currency" office:currency="BRL" office:value="0" calcext:value-type="currency">
            <text:p>R$ 0,00</text:p>
          </table:table-cell>
          <table:table-cell table:style-name="ce1420"/>
          <table:table-cell table:style-name="ce1256"/>
          <table:table-cell table:style-name="ce976" office:value-type="string" calcext:value-type="string">
            <text:p>USN</text:p>
          </table:table-cell>
          <table:table-cell table:style-name="ce857" table:number-columns-repeated="1000"/>
        </table:table-row>
        <table:table-row table:style-name="ro5" table:visibility="filter">
          <table:table-cell table:style-name="ce976" office:value-type="string" calcext:value-type="string">
            <text:p>MEC</text:p>
          </table:table-cell>
          <table:table-cell table:style-name="ce976" office:value-type="string" calcext:value-type="string">
            <text:p>OUTROS</text:p>
            <text:p>CALIBRADO USN</text:p>
          </table:table-cell>
          <table:table-cell table:style-name="ce976"/>
          <table:table-cell table:style-name="ce56" office:value-type="string" calcext:value-type="string">
            <text:p>Calib.&amp; Verification Tool 111-02553-0002</text:p>
          </table:table-cell>
          <table:table-cell table:style-name="ce976" table:number-columns-repeated="3"/>
          <table:table-cell table:style-name="ce924" office:value-type="string" calcext:value-type="string">
            <text:p>994</text:p>
          </table:table-cell>
          <table:table-cell table:style-name="ce976" office:value-type="string" calcext:value-type="string">
            <text:p>MK-48</text:p>
          </table:table-cell>
          <table:table-cell table:style-name="ce798"/>
          <table:table-cell table:style-name="ce831" table:number-columns-repeated="3"/>
          <table:table-cell table:style-name="ce1014" office:value-type="date" office:date-value="2019-04-05" calcext:value-type="date">
            <text:p>05/04/19</text:p>
          </table:table-cell>
          <table:table-cell table:style-name="ce1188" office:value-type="float" office:value="36" calcext:value-type="float">
            <text:p>36</text:p>
          </table:table-cell>
          <table:table-cell table:style-name="ce673" table:formula="of:=IF(ISBLANK([.N122]);&quot;&quot;;EDATE([.N122];[.O122]))" office:value-type="date" office:date-value="2022-04-05" calcext:value-type="date">
            <text:p>05/04/22</text:p>
          </table:table-cell>
          <table:table-cell table:style-name="ce1063" table:formula="of:=IF(OR([.P122]&lt;TODAY(); [.P12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057"/>
          <table:table-cell table:style-name="ce1276" office:value-type="string" calcext:value-type="string">
            <text:p>CMASM</text:p>
          </table:table-cell>
          <table:table-cell table:style-name="ce924" office:value-type="string" calcext:value-type="string">
            <text:p>CALIBRADO PELA USN</text:p>
          </table:table-cell>
          <table:table-cell table:style-name="ce1379" office:value-type="currency" office:currency="BRL" office:value="0" calcext:value-type="currency">
            <text:p>R$ 0,00</text:p>
          </table:table-cell>
          <table:table-cell table:style-name="ce1420"/>
          <table:table-cell table:style-name="ce1256"/>
          <table:table-cell table:style-name="ce976" office:value-type="string" calcext:value-type="string">
            <text:p>USN</text:p>
          </table:table-cell>
          <table:table-cell table:style-name="ce857" table:number-columns-repeated="1000"/>
        </table:table-row>
        <table:table-row table:style-name="ro5" table:visibility="filter">
          <table:table-cell table:style-name="ce976" office:value-type="string" calcext:value-type="string">
            <text:p>MEC</text:p>
          </table:table-cell>
          <table:table-cell table:style-name="ce976" office:value-type="string" calcext:value-type="string">
            <text:p>OUTROS</text:p>
            <text:p>CALIBRADO USN</text:p>
          </table:table-cell>
          <table:table-cell table:style-name="ce976"/>
          <table:table-cell table:style-name="ce56" office:value-type="string" calcext:value-type="string">
            <text:p>Otto Fuel Vapor Detector Mk 15 Mod 0 10001-2838890 Rev G</text:p>
          </table:table-cell>
          <table:table-cell table:style-name="ce976" table:number-columns-repeated="3"/>
          <table:table-cell table:style-name="ce924" office:value-type="string" calcext:value-type="string">
            <text:p>0664</text:p>
          </table:table-cell>
          <table:table-cell table:style-name="ce976" office:value-type="string" calcext:value-type="string">
            <text:p>MK-48</text:p>
          </table:table-cell>
          <table:table-cell table:style-name="ce798"/>
          <table:table-cell table:style-name="ce831" table:number-columns-repeated="3"/>
          <table:table-cell table:style-name="ce1014" office:value-type="date" office:date-value="2015-10-28" calcext:value-type="date">
            <text:p>28/10/15</text:p>
          </table:table-cell>
          <table:table-cell table:style-name="ce1188" office:value-type="float" office:value="29" calcext:value-type="float">
            <text:p>29</text:p>
          </table:table-cell>
          <table:table-cell table:style-name="ce673" table:formula="of:=IF(ISBLANK([.N123]);&quot;&quot;;EDATE([.N123];[.O123]))" office:value-type="date" office:date-value="2018-03-28" calcext:value-type="date">
            <text:p>28/03/18</text:p>
          </table:table-cell>
          <table:table-cell table:style-name="ce1051" table:formula="of:=IF(OR([.P123]&lt;TODAY(); [.P12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976"/>
          <table:table-cell table:style-name="ce1276" office:value-type="string" calcext:value-type="string">
            <text:p>CMASM</text:p>
          </table:table-cell>
          <table:table-cell table:style-name="ce924" office:value-type="string" calcext:value-type="string">
            <text:p>CALIBRADO PELA USN</text:p>
          </table:table-cell>
          <table:table-cell table:style-name="ce1379" office:value-type="currency" office:currency="BRL" office:value="0" calcext:value-type="currency">
            <text:p>R$ 0,00</text:p>
          </table:table-cell>
          <table:table-cell table:style-name="ce1420"/>
          <table:table-cell table:style-name="ce1256"/>
          <table:table-cell table:style-name="ce976" office:value-type="string" calcext:value-type="string">
            <text:p>USN</text:p>
          </table:table-cell>
          <table:table-cell table:style-name="ce888" table:number-columns-repeated="1000"/>
        </table:table-row>
        <table:table-row table:style-name="ro5" table:visibility="filter">
          <table:table-cell table:style-name="ce976" office:value-type="string" calcext:value-type="string">
            <text:p>MEC</text:p>
          </table:table-cell>
          <table:table-cell table:style-name="ce976" office:value-type="string" calcext:value-type="string">
            <text:p>OUTROS</text:p>
            <text:p>CALIBRADO USN</text:p>
          </table:table-cell>
          <table:table-cell table:style-name="ce976"/>
          <table:table-cell table:style-name="ce56" office:value-type="string" calcext:value-type="string">
            <text:p>Otto Fuel Vapor Detector Mk 15 Mod 0 10001-2838890 Rev G</text:p>
          </table:table-cell>
          <table:table-cell table:style-name="ce976" table:number-columns-repeated="3"/>
          <table:table-cell table:style-name="ce924" office:value-type="string" calcext:value-type="string">
            <text:p>1198</text:p>
          </table:table-cell>
          <table:table-cell table:style-name="ce976" office:value-type="string" calcext:value-type="string">
            <text:p>MK-48</text:p>
          </table:table-cell>
          <table:table-cell table:style-name="ce798"/>
          <table:table-cell table:style-name="ce831" table:number-columns-repeated="3"/>
          <table:table-cell table:style-name="ce1014" office:value-type="date" office:date-value="2022-01-11" calcext:value-type="date">
            <text:p>11/01/22</text:p>
          </table:table-cell>
          <table:table-cell table:style-name="ce1188" office:value-type="float" office:value="29" calcext:value-type="float">
            <text:p>29</text:p>
          </table:table-cell>
          <table:table-cell table:style-name="ce673" table:formula="of:=IF(ISBLANK([.N124]);&quot;&quot;;EDATE([.N124];[.O124]))" office:value-type="date" office:date-value="2024-06-11" calcext:value-type="date">
            <text:p>11/06/24</text:p>
          </table:table-cell>
          <table:table-cell table:style-name="ce1064" table:formula="of:=IF(OR([.P124]&lt;TODAY(); [.P12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057"/>
          <table:table-cell table:style-name="ce1276" office:value-type="string" calcext:value-type="string">
            <text:p>CMASM</text:p>
          </table:table-cell>
          <table:table-cell table:style-name="ce924" office:value-type="string" calcext:value-type="string">
            <text:p>CALIBRADO PELA USN</text:p>
          </table:table-cell>
          <table:table-cell table:style-name="ce1379" office:value-type="currency" office:currency="BRL" office:value="0" calcext:value-type="currency">
            <text:p>R$ 0,00</text:p>
          </table:table-cell>
          <table:table-cell table:style-name="ce1420"/>
          <table:table-cell table:style-name="ce1256"/>
          <table:table-cell table:style-name="ce976" office:value-type="string" calcext:value-type="string">
            <text:p>USN</text:p>
          </table:table-cell>
          <table:table-cell table:style-name="ce857" table:number-columns-repeated="1000"/>
        </table:table-row>
        <table:table-row table:style-name="ro5" table:visibility="filter">
          <table:table-cell table:style-name="ce976" office:value-type="string" calcext:value-type="string">
            <text:p>MEC</text:p>
          </table:table-cell>
          <table:table-cell table:style-name="ce976" office:value-type="string" calcext:value-type="string">
            <text:p>OUTROS</text:p>
            <text:p>CALIBRADO USN</text:p>
          </table:table-cell>
          <table:table-cell table:style-name="ce976"/>
          <table:table-cell table:style-name="ce56" office:value-type="string" calcext:value-type="string">
            <text:p>Otto Fuel Vapor Detector Mk 15 Mod 0 10001-2838890 Rev G</text:p>
          </table:table-cell>
          <table:table-cell table:style-name="ce976" table:number-columns-repeated="3"/>
          <table:table-cell table:style-name="ce924" office:value-type="string" calcext:value-type="string">
            <text:p>1219</text:p>
          </table:table-cell>
          <table:table-cell table:style-name="ce976" office:value-type="string" calcext:value-type="string">
            <text:p>MK-48</text:p>
          </table:table-cell>
          <table:table-cell table:style-name="ce798"/>
          <table:table-cell table:style-name="ce831" table:number-columns-repeated="3"/>
          <table:table-cell table:style-name="ce1014" office:value-type="date" office:date-value="2021-06-12" calcext:value-type="date">
            <text:p>12/06/21</text:p>
          </table:table-cell>
          <table:table-cell table:style-name="ce1188" office:value-type="float" office:value="29" calcext:value-type="float">
            <text:p>29</text:p>
          </table:table-cell>
          <table:table-cell table:style-name="ce673" table:formula="of:=IF(ISBLANK([.N125]);&quot;&quot;;EDATE([.N125];[.O125]))" office:value-type="date" office:date-value="2023-11-12" calcext:value-type="date">
            <text:p>12/11/23</text:p>
          </table:table-cell>
          <table:table-cell table:style-name="ce1064" table:formula="of:=IF(OR([.P125]&lt;TODAY(); [.P12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057"/>
          <table:table-cell table:style-name="ce1276" office:value-type="string" calcext:value-type="string">
            <text:p>CMASM</text:p>
          </table:table-cell>
          <table:table-cell table:style-name="ce924" office:value-type="string" calcext:value-type="string">
            <text:p>CALIBRADO PELA USN</text:p>
          </table:table-cell>
          <table:table-cell table:style-name="ce1379" office:value-type="currency" office:currency="BRL" office:value="0" calcext:value-type="currency">
            <text:p>R$ 0,00</text:p>
          </table:table-cell>
          <table:table-cell table:style-name="ce1420"/>
          <table:table-cell table:style-name="ce1256"/>
          <table:table-cell table:style-name="ce976" office:value-type="string" calcext:value-type="string">
            <text:p>USN</text:p>
          </table:table-cell>
          <table:table-cell table:style-name="ce857" table:number-columns-repeated="1000"/>
        </table:table-row>
        <table:table-row table:style-name="ro5" table:visibility="filter">
          <table:table-cell table:style-name="ce976" office:value-type="string" calcext:value-type="string">
            <text:p>MEC</text:p>
          </table:table-cell>
          <table:table-cell table:style-name="ce976" office:value-type="string" calcext:value-type="string">
            <text:p>OUTROS</text:p>
            <text:p>CALIBRADO USN</text:p>
          </table:table-cell>
          <table:table-cell table:style-name="ce976"/>
          <table:table-cell table:style-name="ce56" office:value-type="string" calcext:value-type="string">
            <text:p>Standard Sensor Ass. (BLUE SHELL) DA81672</text:p>
          </table:table-cell>
          <table:table-cell table:style-name="ce976" table:number-columns-repeated="3"/>
          <table:table-cell table:style-name="ce924" office:value-type="string" calcext:value-type="string">
            <text:p>11702</text:p>
          </table:table-cell>
          <table:table-cell table:style-name="ce976" office:value-type="string" calcext:value-type="string">
            <text:p>MK-48</text:p>
          </table:table-cell>
          <table:table-cell table:style-name="ce798"/>
          <table:table-cell table:style-name="ce831" table:number-columns-repeated="3"/>
          <table:table-cell table:style-name="ce1014" office:value-type="date" office:date-value="2022-02-03" calcext:value-type="date">
            <text:p>03/02/22</text:p>
          </table:table-cell>
          <table:table-cell table:style-name="ce1188" office:value-type="float" office:value="6" calcext:value-type="float">
            <text:p>6</text:p>
          </table:table-cell>
          <table:table-cell table:style-name="ce673" table:formula="of:=IF(ISBLANK([.N126]);&quot;&quot;;EDATE([.N126];[.O126]))" office:value-type="date" office:date-value="2022-08-03" calcext:value-type="date">
            <text:p>03/08/22</text:p>
          </table:table-cell>
          <table:table-cell table:style-name="ce1064" table:formula="of:=IF(OR([.P126]&lt;TODAY(); [.P12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057"/>
          <table:table-cell table:style-name="ce1276" office:value-type="string" calcext:value-type="string">
            <text:p>CMASM</text:p>
          </table:table-cell>
          <table:table-cell table:style-name="ce924" office:value-type="string" calcext:value-type="string">
            <text:p>CALIBRADO PELA USN</text:p>
          </table:table-cell>
          <table:table-cell table:style-name="ce1379" office:value-type="currency" office:currency="BRL" office:value="0" calcext:value-type="currency">
            <text:p>R$ 0,00</text:p>
          </table:table-cell>
          <table:table-cell table:style-name="ce1420"/>
          <table:table-cell table:style-name="ce1256"/>
          <table:table-cell table:style-name="ce976" office:value-type="string" calcext:value-type="string">
            <text:p>USN</text:p>
          </table:table-cell>
          <table:table-cell table:style-name="ce888" table:number-columns-repeated="1000"/>
        </table:table-row>
        <table:table-row table:style-name="ro33" table:visibility="filter">
          <table:table-cell table:style-name="ce976" office:value-type="string" calcext:value-type="string">
            <text:p>MEC</text:p>
          </table:table-cell>
          <table:table-cell table:style-name="ce976" office:value-type="string" calcext:value-type="string">
            <text:p>OUTROS</text:p>
            <text:p>CALIBRADO USN</text:p>
          </table:table-cell>
          <table:table-cell table:style-name="ce976"/>
          <table:table-cell table:style-name="ce56" office:value-type="string" calcext:value-type="string">
            <text:p>Standard Sensor Ass. (BLUE SHELL) DA81672</text:p>
          </table:table-cell>
          <table:table-cell table:style-name="ce976" table:number-columns-repeated="3"/>
          <table:table-cell table:style-name="ce924" office:value-type="string" calcext:value-type="string">
            <text:p>11703</text:p>
          </table:table-cell>
          <table:table-cell table:style-name="ce976" office:value-type="string" calcext:value-type="string">
            <text:p>MK-48</text:p>
          </table:table-cell>
          <table:table-cell table:style-name="ce798"/>
          <table:table-cell table:style-name="ce831" table:number-columns-repeated="3"/>
          <table:table-cell table:style-name="ce1014" office:value-type="date" office:date-value="2022-02-03" calcext:value-type="date">
            <text:p>03/02/22</text:p>
          </table:table-cell>
          <table:table-cell table:style-name="ce1188" office:value-type="float" office:value="6" calcext:value-type="float">
            <text:p>6</text:p>
          </table:table-cell>
          <table:table-cell table:style-name="ce673" table:formula="of:=IF(ISBLANK([.N127]);&quot;&quot;;EDATE([.N127];[.O127]))" office:value-type="date" office:date-value="2022-08-03" calcext:value-type="date">
            <text:p>03/08/22</text:p>
          </table:table-cell>
          <table:table-cell table:style-name="ce1064" table:formula="of:=IF(OR([.P127]&lt;TODAY(); [.P127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057"/>
          <table:table-cell table:style-name="ce1276" office:value-type="string" calcext:value-type="string">
            <text:p>CMASM</text:p>
          </table:table-cell>
          <table:table-cell table:style-name="ce924" office:value-type="string" calcext:value-type="string">
            <text:p>CALIBRADO PELA USN</text:p>
          </table:table-cell>
          <table:table-cell table:style-name="ce1379" office:value-type="currency" office:currency="BRL" office:value="0" calcext:value-type="currency">
            <text:p>R$ 0,00</text:p>
          </table:table-cell>
          <table:table-cell table:style-name="ce1420"/>
          <table:table-cell table:style-name="ce1256"/>
          <table:table-cell table:style-name="ce976" office:value-type="string" calcext:value-type="string">
            <text:p>USN</text:p>
          </table:table-cell>
          <table:table-cell table:style-name="ce732" table:number-columns-repeated="1000"/>
        </table:table-row>
        <table:table-row table:style-name="ro15" table:visibility="filter">
          <table:table-cell table:style-name="ce1032" office:value-type="string" calcext:value-type="string">
            <text:p>ELE </text:p>
          </table:table-cell>
          <table:table-cell table:style-name="ce1170" office:value-type="string" calcext:value-type="string">
            <text:p>MULTÍMETRO 6 DÍGITOS</text:p>
          </table:table-cell>
          <table:table-cell table:style-name="ce1032" office:value-type="string" calcext:value-type="string">
            <text:p>KEYSIGHT</text:p>
          </table:table-cell>
          <table:table-cell table:style-name="ce1170" office:value-type="string" calcext:value-type="string">
            <text:p>34461A</text:p>
          </table:table-cell>
          <table:table-cell table:style-name="ce1032" office:value-type="string" calcext:value-type="string">
            <text:p>1000 VDC <text:s/>750 VAC 100 a 100M Ohm 0.01 a 3 ADC 1 a 3 AAC Continuidade <text:s/>Diodo </text:p>
          </table:table-cell>
          <table:table-cell table:style-name="ce1032"/>
          <table:table-cell table:style-name="ce1170" office:value-type="string" calcext:value-type="string">
            <text:p>CMASM-IDE-ASP-028</text:p>
          </table:table-cell>
          <table:table-cell table:style-name="ce260" office:value-type="string" calcext:value-type="string">
            <text:p><text:s/>US36096715</text:p>
          </table:table-cell>
          <table:table-cell table:style-name="ce1032" office:value-type="string" calcext:value-type="string">
            <text:p>ASPIDE</text:p>
          </table:table-cell>
          <table:table-cell table:style-name="ce148"/>
          <table:table-cell table:style-name="ce310" table:number-columns-repeated="3"/>
          <table:table-cell table:style-name="ce310" office:value-type="date" office:date-value="2022-02-02" calcext:value-type="date">
            <text:p>02/02/22</text:p>
          </table:table-cell>
          <table:table-cell table:style-name="ce1032" office:value-type="float" office:value="12" calcext:value-type="float">
            <text:p>12</text:p>
          </table:table-cell>
          <table:table-cell table:style-name="ce673" table:formula="of:=IF(ISBLANK([.N128]);DATE(2024;1;1);EDATE([.N128];[.O128]))" office:value-type="date" office:date-value="2023-02-02" calcext:value-type="date">
            <text:p>02/02/23</text:p>
          </table:table-cell>
          <table:table-cell table:style-name="ce685" table:formula="of:=IF(OR([.P128]&lt;TODAY(); [.P12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9" office:value-type="string" calcext:value-type="string">
            <text:p>EM REPARO</text:p>
          </table:table-cell>
          <table:table-cell table:style-name="ce427" office:value-type="string" calcext:value-type="string">
            <text:p>CMS</text:p>
          </table:table-cell>
          <table:table-cell table:style-name="ce852" office:value-type="string" calcext:value-type="string">
            <text:p>PS39/2021 – reparo CMS</text:p>
            <text:p><text:span text:style-name="T13">[23JAN2024] CMS: AGU obtenção componentes</text:span></text:p>
          </table:table-cell>
          <table:table-cell table:style-name="ce741" office:value-type="currency" office:currency="BRL" office:value="776.23" calcext:value-type="currency">
            <text:p>R$ 776,23</text:p>
          </table:table-cell>
          <table:table-cell table:style-name="ce1032" table:number-columns-repeated="2"/>
          <table:table-cell table:style-name="ce1032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15" table:visibility="filter">
          <table:table-cell table:style-name="ce1032" office:value-type="string" calcext:value-type="string">
            <text:p>ELE </text:p>
          </table:table-cell>
          <table:table-cell table:style-name="ce1170" office:value-type="string" calcext:value-type="string">
            <text:p>MULTÍMETRO 6 DÍGITOS</text:p>
          </table:table-cell>
          <table:table-cell table:style-name="ce1032" office:value-type="string" calcext:value-type="string">
            <text:p>KEYSIGHT</text:p>
          </table:table-cell>
          <table:table-cell table:style-name="ce1170" office:value-type="string" calcext:value-type="string">
            <text:p>34461A</text:p>
          </table:table-cell>
          <table:table-cell table:style-name="ce1032" office:value-type="string" calcext:value-type="string">
            <text:p>1000 VDC <text:s/>750 VAC 100 a 100M Ohm 0.01 a 3 ADC 1 a 3 AAC Continuidade <text:s/>Diodo </text:p>
          </table:table-cell>
          <table:table-cell table:style-name="ce1032"/>
          <table:table-cell table:style-name="ce1170" office:value-type="string" calcext:value-type="string">
            <text:p>CMASM-IDE-ASP-028</text:p>
          </table:table-cell>
          <table:table-cell table:style-name="ce260" office:value-type="string" calcext:value-type="string">
            <text:p><text:s/>US36096715</text:p>
          </table:table-cell>
          <table:table-cell table:style-name="ce1032" office:value-type="string" calcext:value-type="string">
            <text:p>ASPIDE</text:p>
          </table:table-cell>
          <table:table-cell table:style-name="ce148"/>
          <table:table-cell table:style-name="ce310" table:number-columns-repeated="2"/>
          <table:table-cell table:style-name="ce388" table:number-columns-repeated="2"/>
          <table:table-cell table:style-name="ce1188"/>
          <table:table-cell table:style-name="ce1232"/>
          <table:table-cell table:style-name="ce1306"/>
          <table:table-cell table:style-name="ce1059"/>
          <table:table-cell table:style-name="ce1188" office:value-type="string" calcext:value-type="string">
            <text:p>CMS</text:p>
          </table:table-cell>
          <table:table-cell table:style-name="ce1188"/>
          <table:table-cell table:style-name="ce412"/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20" table:visibility="filter">
          <table:table-cell table:style-name="ce1032" office:value-type="string" calcext:value-type="string">
            <text:p>ELE </text:p>
          </table:table-cell>
          <table:table-cell table:style-name="ce1032" office:value-type="string" calcext:value-type="string">
            <text:p>RF SIGNAL GENERATOR </text:p>
          </table:table-cell>
          <table:table-cell table:style-name="ce1032" office:value-type="string" calcext:value-type="string">
            <text:p>FLUKE</text:p>
          </table:table-cell>
          <table:table-cell table:style-name="ce1170" office:value-type="string" calcext:value-type="string">
            <text:p>6080A</text:p>
          </table:table-cell>
          <table:table-cell table:style-name="ce1032" table:number-columns-repeated="2"/>
          <table:table-cell table:style-name="ce1170" office:value-type="string" calcext:value-type="string">
            <text:p>CMASM-IDE-ASP-036</text:p>
          </table:table-cell>
          <table:table-cell table:style-name="ce260" office:value-type="float" office:value="5475607" calcext:value-type="float">
            <text:p>5475607</text:p>
          </table:table-cell>
          <table:table-cell table:style-name="ce1032" office:value-type="string" calcext:value-type="string">
            <text:p>ASPIDE</text:p>
          </table:table-cell>
          <table:table-cell table:style-name="ce148"/>
          <table:table-cell table:style-name="ce310" table:number-columns-repeated="3"/>
          <table:table-cell table:style-name="ce310" office:value-type="date" office:date-value="2011-02-28" calcext:value-type="date">
            <text:p>28/02/11</text:p>
          </table:table-cell>
          <table:table-cell table:style-name="ce1032" office:value-type="float" office:value="12" calcext:value-type="float">
            <text:p>12</text:p>
          </table:table-cell>
          <table:table-cell table:style-name="ce673" table:formula="of:=IF(ISBLANK([.N130]);DATE(2024;1;1);EDATE([.N130];[.O130]))" office:value-type="date" office:date-value="2012-02-28" calcext:value-type="date">
            <text:p>28/02/12</text:p>
          </table:table-cell>
          <table:table-cell table:style-name="ce685" table:formula="of:=IF(OR([.P130]&lt;TODAY(); [.P130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89" office:value-type="string" calcext:value-type="string">
            <text:p>EM REPARO</text:p>
          </table:table-cell>
          <table:table-cell table:style-name="ce427" office:value-type="string" calcext:value-type="string">
            <text:p>CMS</text:p>
          </table:table-cell>
          <table:table-cell table:style-name="ce852" office:value-type="string" calcext:value-type="string">
            <text:p>Enviado para calibração em 24/01/22</text:p>
            <text:p>PS50/2021 – reparo CMS</text:p>
            <text:p><text:span text:style-name="T13">[23JAN2024] CMS: AGU obtenção componentes</text:span></text:p>
          </table:table-cell>
          <table:table-cell table:style-name="ce741" office:value-type="currency" office:currency="BRL" office:value="776.23" calcext:value-type="currency">
            <text:p>R$ 776,23</text:p>
          </table:table-cell>
          <table:table-cell table:style-name="ce1032" table:number-columns-repeated="2"/>
          <table:table-cell table:style-name="ce1032" office:value-type="string" calcext:value-type="string">
            <text:p>CMS</text:p>
          </table:table-cell>
          <table:table-cell table:style-name="ce732" table:number-columns-repeated="1000"/>
        </table:table-row>
        <table:table-row table:style-name="ro10" table:visibility="filter">
          <table:table-cell table:style-name="ce1032" office:value-type="string" calcext:value-type="string">
            <text:p>ELE </text:p>
          </table:table-cell>
          <table:table-cell table:style-name="ce1032" office:value-type="string" calcext:value-type="string">
            <text:p>RF SIGNAL GENERATOR </text:p>
          </table:table-cell>
          <table:table-cell table:style-name="ce1032" office:value-type="string" calcext:value-type="string">
            <text:p>FLUKE</text:p>
          </table:table-cell>
          <table:table-cell table:style-name="ce1170" office:value-type="string" calcext:value-type="string">
            <text:p>6080A</text:p>
          </table:table-cell>
          <table:table-cell table:style-name="ce1032" table:number-columns-repeated="2"/>
          <table:table-cell table:style-name="ce1170" office:value-type="string" calcext:value-type="string">
            <text:p>CMASM-IDE-ASP-036</text:p>
          </table:table-cell>
          <table:table-cell table:style-name="ce260" office:value-type="float" office:value="5475607" calcext:value-type="float">
            <text:p>5475607</text:p>
          </table:table-cell>
          <table:table-cell table:style-name="ce1032" office:value-type="string" calcext:value-type="string">
            <text:p>ASPIDE</text:p>
          </table:table-cell>
          <table:table-cell table:style-name="ce148"/>
          <table:table-cell table:style-name="ce310" table:number-columns-repeated="2"/>
          <table:table-cell table:style-name="ce388" table:number-columns-repeated="2"/>
          <table:table-cell table:style-name="ce1188"/>
          <table:table-cell table:style-name="ce673"/>
          <table:table-cell table:style-name="ce1306"/>
          <table:table-cell table:style-name="ce568"/>
          <table:table-cell table:style-name="ce1188" office:value-type="string" calcext:value-type="string">
            <text:p>CMS</text:p>
          </table:table-cell>
          <table:table-cell table:style-name="ce1188"/>
          <table:table-cell table:style-name="ce412"/>
          <table:table-cell table:style-name="ce1188" table:number-columns-repeated="2"/>
          <table:table-cell table:style-name="ce1188" office:value-type="string" calcext:value-type="string">
            <text:p>CMS</text:p>
          </table:table-cell>
          <table:table-cell table:style-name="ce888" table:number-columns-repeated="1000"/>
        </table:table-row>
        <table:table-row table:style-name="ro6" table:visibility="filter">
          <table:table-cell table:style-name="ce248" office:value-type="string" calcext:value-type="string">
            <text:p>MEC</text:p>
          </table:table-cell>
          <table:table-cell table:style-name="ce248" office:value-type="string" calcext:value-type="string">
            <text:p>MANÔMETRO ANALÓGICO</text:p>
          </table:table-cell>
          <table:table-cell table:style-name="ce248"/>
          <table:table-cell table:style-name="ce277" office:value-type="string" calcext:value-type="string">
            <text:p>GAUGE, (IN.Hg VAC 30-0-60 PSI)</text:p>
          </table:table-cell>
          <table:table-cell table:style-name="ce277" office:value-type="string" calcext:value-type="string">
            <text:p>60</text:p>
          </table:table-cell>
          <table:table-cell table:style-name="ce248" office:value-type="string" calcext:value-type="string">
            <text:p>in Hg</text:p>
          </table:table-cell>
          <table:table-cell table:style-name="ce508" office:value-type="string" calcext:value-type="string">
            <text:p>CMASM-IDM-T48-195</text:p>
          </table:table-cell>
          <table:table-cell table:style-name="ce277" office:value-type="string" calcext:value-type="string">
            <text:p>097903</text:p>
          </table:table-cell>
          <table:table-cell table:style-name="ce204" office:value-type="string" calcext:value-type="string">
            <text:p>MK-48</text:p>
          </table:table-cell>
          <table:table-cell table:style-name="ce461"/>
          <table:table-cell table:style-name="ce443" office:value-type="date" office:date-value="2024-08-23" calcext:value-type="date">
            <text:p>23/08/24</text:p>
          </table:table-cell>
          <table:table-cell table:style-name="ce497"/>
          <table:table-cell table:style-name="ce791" office:value-type="date" office:date-value="2024-10-16" calcext:value-type="date">
            <text:p>16/10/24</text:p>
          </table:table-cell>
          <table:table-cell table:style-name="ce1006" office:value-type="date" office:date-value="2024-10-01" calcext:value-type="date">
            <text:p>01/10/24</text:p>
          </table:table-cell>
          <table:table-cell table:style-name="ce421" office:value-type="float" office:value="24" calcext:value-type="float">
            <text:p>24</text:p>
          </table:table-cell>
          <table:table-cell table:style-name="ce673" table:formula="of:=IF(ISBLANK([.N132]);DATE(2024;1;1);EDATE([.N132];[.O132]))" office:value-type="date" office:date-value="2026-10-01" calcext:value-type="date">
            <text:p>01/10/26</text:p>
          </table:table-cell>
          <table:table-cell table:style-name="ce1071" table:formula="of:=IF(OR([.P132]&lt;TODAY(); [.P132] = &quot;&quot;); &quot;DESCALIBRADO&quot;;&quot;CALIBRADO&quot;)" office:value-type="string" office:string-value="CALIBRADO" calcext:value-type="string">
            <text:p>CALIBRADO</text:p>
          </table:table-cell>
          <table:table-cell table:style-name="ce1215" office:value-type="string" calcext:value-type="string">
            <text:p>MQT31162/24</text:p>
          </table:table-cell>
          <table:table-cell table:style-name="ce248" office:value-type="string" calcext:value-type="string">
            <text:p>CMASM</text:p>
          </table:table-cell>
          <table:table-cell table:style-name="ce1084" office:value-type="string" calcext:value-type="string">
            <text:p><text:span text:style-name="T2">MQT LOTE 01</text:span></text:p>
            <text:p>REPROVADO NA CALIBRAÇÃO</text:p>
          </table:table-cell>
          <table:table-cell table:style-name="ce1066" office:value-type="currency" office:currency="BRL" office:value="90" calcext:value-type="currency">
            <text:p>R$ 90,00</text:p>
          </table:table-cell>
          <table:table-cell table:style-name="ce248" table:number-columns-repeated="2"/>
          <table:table-cell table:style-name="ce1188" office:value-type="string" calcext:value-type="string">
            <text:p>EMPRESA MQT</text:p>
          </table:table-cell>
          <table:table-cell table:style-name="ce888" table:number-columns-repeated="1000"/>
        </table:table-row>
        <table:table-row table:style-name="ro6" table:visibility="filter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RANSDUTOR DE PRESSÃO</text:p>
          </table:table-cell>
          <table:table-cell table:style-name="ce1188" office:value-type="string" calcext:value-type="string">
            <text:p>Mensor</text:p>
          </table:table-cell>
          <table:table-cell table:style-name="ce1157" office:value-type="string" calcext:value-type="string">
            <text:p>Transducer Mensor Corporation 200 PSI 17777001 </text:p>
          </table:table-cell>
          <table:table-cell table:style-name="ce1157" office:value-type="float" office:value="200" calcext:value-type="float">
            <text:p>200</text:p>
          </table:table-cell>
          <table:table-cell table:style-name="ce1157" office:value-type="string" calcext:value-type="string">
            <text:p>PSI</text:p>
          </table:table-cell>
          <table:table-cell table:style-name="ce1192" office:value-type="string" calcext:value-type="string">
            <text:p>CMASM-IDM-T46-058</text:p>
          </table:table-cell>
          <table:table-cell table:style-name="ce116" office:value-type="float" office:value="832251" calcext:value-type="float">
            <text:p>832251</text:p>
          </table:table-cell>
          <table:table-cell table:style-name="ce1321" office:value-type="string" calcext:value-type="string">
            <text:p>MK-46</text:p>
          </table:table-cell>
          <table:table-cell table:style-name="ce1352"/>
          <table:table-cell table:style-name="ce1402" office:value-type="date" office:date-value="2024-10-30" calcext:value-type="date">
            <text:p>30/10/24</text:p>
          </table:table-cell>
          <table:table-cell table:style-name="ce1402" office:value-type="date" office:date-value="2024-10-31" calcext:value-type="date">
            <text:p>31/10/24</text:p>
          </table:table-cell>
          <table:table-cell table:style-name="ce1402" table:number-columns-repeated="2"/>
          <table:table-cell table:style-name="ce1537" office:value-type="float" office:value="12" calcext:value-type="float">
            <text:p>12</text:p>
          </table:table-cell>
          <table:table-cell table:style-name="ce673" table:formula="of:=IF(ISBLANK([.N133]);DATE(2024;1;1);EDATE([.N133];[.O133]))" office:value-type="date" office:date-value="2024-01-01" calcext:value-type="date">
            <text:p>01/01/24</text:p>
          </table:table-cell>
          <table:table-cell table:style-name="ce1064" table:formula="of:=IF(OR([.P133]&lt;TODAY(); [.P13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1032" office:value-type="string" calcext:value-type="string">
            <text:p>PARTE DO EQUIOAMENTO CMASM-IDM-T46-002</text:p>
          </table:table-cell>
          <table:table-cell table:style-name="ce429" office:value-type="currency" office:currency="BRL" office:value="338.69" calcext:value-type="currency">
            <text:p>R$ 338,69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8" table:visibility="filter">
          <table:table-cell table:style-name="ce1188" office:value-type="string" calcext:value-type="string">
            <text:p>MEC</text:p>
          </table:table-cell>
          <table:table-cell table:style-name="ce1188" office:value-type="string" calcext:value-type="string">
            <text:p>TRANSDUTOR DE PRESSÃO</text:p>
          </table:table-cell>
          <table:table-cell table:style-name="ce1188" office:value-type="string" calcext:value-type="string">
            <text:p>Mensor</text:p>
          </table:table-cell>
          <table:table-cell table:style-name="ce1157" office:value-type="string" calcext:value-type="string">
            <text:p>Transducer Mensor Corporation 1500 PSI 17777001</text:p>
          </table:table-cell>
          <table:table-cell table:style-name="ce1157" office:value-type="float" office:value="1500" calcext:value-type="float">
            <text:p>1500</text:p>
          </table:table-cell>
          <table:table-cell table:style-name="ce1157" office:value-type="string" calcext:value-type="string">
            <text:p>PSI</text:p>
          </table:table-cell>
          <table:table-cell table:style-name="ce1192" office:value-type="string" calcext:value-type="string">
            <text:p>CMASM-IDM-T46-060</text:p>
          </table:table-cell>
          <table:table-cell table:style-name="ce116" office:value-type="float" office:value="832516" calcext:value-type="float">
            <text:p>832516</text:p>
          </table:table-cell>
          <table:table-cell table:style-name="ce1321" office:value-type="string" calcext:value-type="string">
            <text:p>MK-46</text:p>
          </table:table-cell>
          <table:table-cell table:style-name="ce1352"/>
          <table:table-cell table:style-name="ce1402" office:value-type="date" office:date-value="2024-10-30" calcext:value-type="date">
            <text:p>30/10/24</text:p>
          </table:table-cell>
          <table:table-cell table:style-name="ce1402" table:number-columns-repeated="3"/>
          <table:table-cell table:style-name="ce1537" office:value-type="float" office:value="12" calcext:value-type="float">
            <text:p>12</text:p>
          </table:table-cell>
          <table:table-cell table:style-name="ce673" table:formula="of:=IF(ISBLANK([.N134]);DATE(2024;1;1);EDATE([.N134];[.O134]))" office:value-type="date" office:date-value="2024-01-01" calcext:value-type="date">
            <text:p>01/01/24</text:p>
          </table:table-cell>
          <table:table-cell table:style-name="ce1064" table:formula="of:=IF(OR([.P134]&lt;TODAY(); [.P13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1032" office:value-type="string" calcext:value-type="string">
            <text:p>PARTE DO EQUIOAMENTO CMASM-IDM-T46-002</text:p>
          </table:table-cell>
          <table:table-cell table:style-name="ce429" office:value-type="currency" office:currency="BRL" office:value="338.69" calcext:value-type="currency">
            <text:p>R$ 338,69</text:p>
          </table:table-cell>
          <table:table-cell table:style-name="ce1192" table:number-columns-repeated="2"/>
          <table:table-cell table:style-name="ce1188" office:value-type="string" calcext:value-type="string">
            <text:p>EMPRESA MV</text:p>
          </table:table-cell>
          <table:table-cell table:style-name="ce888" table:number-columns-repeated="1000"/>
        </table:table-row>
        <table:table-row table:style-name="ro26" table:number-rows-repeated="1048441">
          <table:table-cell table:number-columns-repeated="1024"/>
        </table:table-row>
        <table:table-row table:style-name="ro26">
          <table:table-cell table:number-columns-repeated="1024"/>
        </table:table-row>
        <calcext:conditional-formats>
          <calcext:conditional-format calcext:target-range-address="Inativos_USN_F21.T32:Inativos_USN_F21.T32 Inativos_USN_F21.Q3:Inativos_USN_F21.Q43 Inativos_USN_F21.T45:Inativos_USN_F21.T47 Inativos_USN_F21.Q63:Inativos_USN_F21.Q114 Inativos_USN_F21.Q45:Inativos_USN_F21.Q61 Inativos_USN_F21.T113:Inativos_USN_F21.T114 Inativos_USN_F21.Q116:Inativos_USN_F21.Q116 Inativos_USN_F21.Q118:Inativos_USN_F21.Q118 Inativos_USN_F21.Q120:Inativos_USN_F21.Q120 Inativos_USN_F21.Q122:Inativos_USN_F21.Q122 Inativos_USN_F21.Q124:Inativos_USN_F21.Q134">
            <calcext:condition calcext:apply-style-name="Bad" calcext:value="=&quot;DESCALIBRADO&quot;" calcext:base-cell-address="Inativos_USN_F21.Q3"/>
            <calcext:condition calcext:apply-style-name="Good" calcext:value="=&quot;CALIBRADO&quot;" calcext:base-cell-address="Inativos_USN_F21.Q3"/>
            <calcext:condition calcext:apply-style-name="REPROVADO" calcext:value="=&quot;REPROVADO&quot;" calcext:base-cell-address="Inativos_USN_F21.Q3"/>
            <calcext:condition calcext:apply-style-name="Warning" calcext:value="=&quot;ferramenta nao utilizada&quot;" calcext:base-cell-address="Inativos_USN_F21.Q3"/>
          </calcext:conditional-format>
          <calcext:conditional-format calcext:target-range-address="Inativos_USN_F21.Q2:Inativos_USN_F21.Q2 Inativos_USN_F21.R4:Inativos_USN_F21.R6 Inativos_USN_F21.R8:Inativos_USN_F21.R8 Inativos_USN_F21.R10:Inativos_USN_F21.R10 Inativos_USN_F21.R13:Inativos_USN_F21.R14 Inativos_USN_F21.R17:Inativos_USN_F21.R18 Inativos_USN_F21.R32:Inativos_USN_F21.R33 Inativos_USN_F21.Q44:Inativos_USN_F21.Q44 Inativos_USN_F21.Q62:Inativos_USN_F21.Q62 Inativos_USN_F21.R124:Inativos_USN_F21.R130 Inativos_USN_F21.Q115:Inativos_USN_F21.Q115 Inativos_USN_F21.Q117:Inativos_USN_F21.Q117 Inativos_USN_F21.Q119:Inativos_USN_F21.Q119 Inativos_USN_F21.Q121:Inativos_USN_F21.Q121 Inativos_USN_F21.R122:Inativos_USN_F21.R122 Inativos_USN_F21.Q123:Inativos_USN_F21.Q123">
            <calcext:condition calcext:apply-style-name="Bad" calcext:value="=&quot;DESCALIBRADO&quot;" calcext:base-cell-address="Inativos_USN_F21.Q2"/>
            <calcext:condition calcext:apply-style-name="Good" calcext:value="=&quot;CALIBRADO&quot;" calcext:base-cell-address="Inativos_USN_F21.Q2"/>
          </calcext:conditional-format>
          <calcext:conditional-format calcext:target-range-address="Inativos_USN_F21.T5:Inativos_USN_F21.T8 Inativos_USN_F21.V7:Inativos_USN_F21.V7 Inativos_USN_F21.O17:Inativos_USN_F21.O18 Inativos_USN_F21.O26:Inativos_USN_F21.O26">
            <calcext:condition calcext:apply-style-name="Sem título1" calcext:value="&lt;TODAY()" calcext:base-cell-address="Inativos_USN_F21.O5"/>
          </calcext:conditional-format>
          <calcext:conditional-format calcext:target-range-address="Inativos_USN_F21.P2:Inativos_USN_F21.P134">
            <calcext:condition calcext:apply-style-name="Good" calcext:value="formula-is(#REF!=1)" calcext:base-cell-address="Inativos_USN_F21.P2"/>
          </calcext:conditional-format>
          <calcext:conditional-format calcext:target-range-address="Inativos_USN_F21.P2:Inativos_USN_F21.P134">
            <calcext:condition calcext:apply-style-name="Good" calcext:value="&gt;=TODAY()" calcext:base-cell-address="Inativos_USN_F21.P2"/>
          </calcext:conditional-format>
          <calcext:conditional-format calcext:target-range-address="Inativos_USN_F21.N47:Inativos_USN_F21.N47 Inativos_USN_F21.N49:Inativos_USN_F21.N49 Inativos_USN_F21.N68:Inativos_USN_F21.N68">
            <calcext:condition calcext:apply-style-name="Bad" calcext:value="=&quot;x&quot;" calcext:base-cell-address="Inativos_USN_F21.N47"/>
          </calcext:conditional-format>
          <calcext:conditional-format calcext:target-range-address="Inativos_USN_F21.H67:Inativos_USN_F21.H67">
            <calcext:condition calcext:apply-style-name="Excel_CondFormat_1_352_1" calcext:value="formula-is(IF(#REF!=1;1;0))" calcext:base-cell-address="Inativos_USN_F21.H67"/>
          </calcext:conditional-format>
          <calcext:conditional-format calcext:target-range-address="Inativos_USN_F21.H67:Inativos_USN_F21.H67">
            <calcext:condition calcext:apply-style-name="Excel_CondFormat_1_353_1" calcext:value="formula-is(IF(#REF!=1;1;0))" calcext:base-cell-address="Inativos_USN_F21.H67"/>
          </calcext:conditional-format>
          <calcext:conditional-format calcext:target-range-address="Inativos_USN_F21.N67:Inativos_USN_F21.N67">
            <calcext:condition calcext:apply-style-name="Excel_CondFormat_1_350_1" calcext:value="formula-is(IF(#REF!=1;1;0))" calcext:base-cell-address="Inativos_USN_F21.N67"/>
          </calcext:conditional-format>
          <calcext:conditional-format calcext:target-range-address="Inativos_USN_F21.N67:Inativos_USN_F21.N67">
            <calcext:condition calcext:apply-style-name="Excel_CondFormat_1_351_1" calcext:value="formula-is(IF(#REF!=1;1;0))" calcext:base-cell-address="Inativos_USN_F21.N67"/>
          </calcext:conditional-format>
          <calcext:conditional-format calcext:target-range-address="Inativos_USN_F21.N65:Inativos_USN_F21.N65">
            <calcext:condition calcext:apply-style-name="Excel_CondFormat_1_1706_1" calcext:value="formula-is(IF(#REF!=1;1;0))" calcext:base-cell-address="Inativos_USN_F21.N65"/>
          </calcext:conditional-format>
          <calcext:conditional-format calcext:target-range-address="Inativos_USN_F21.H101:Inativos_USN_F21.H101">
            <calcext:condition calcext:apply-style-name="Excel_CondFormat_1_1105_1" calcext:value="formula-is(IF(#REF!=1;1;0))" calcext:base-cell-address="Inativos_USN_F21.H101"/>
          </calcext:conditional-format>
          <calcext:conditional-format calcext:target-range-address="Inativos_USN_F21.H110:Inativos_USN_F21.H110">
            <calcext:condition calcext:apply-style-name="Excel_CondFormat_1_1778_1" calcext:value="formula-is(IF(#REF!=1;1;0))" calcext:base-cell-address="Inativos_USN_F21.H110"/>
          </calcext:conditional-format>
          <calcext:conditional-format calcext:target-range-address="Inativos_USN_F21.H113:Inativos_USN_F21.H113">
            <calcext:condition calcext:apply-style-name="Excel_CondFormat_1_1416_1" calcext:value="formula-is(IF(#REF!=1;1;0))" calcext:base-cell-address="Inativos_USN_F21.H113"/>
          </calcext:conditional-format>
          <calcext:conditional-format calcext:target-range-address="Inativos_USN_F21.N101:Inativos_USN_F21.N101">
            <calcext:condition calcext:apply-style-name="Excel_CondFormat_1_1104_1" calcext:value="formula-is(IF(#REF!=1;1;0))" calcext:base-cell-address="Inativos_USN_F21.N101"/>
          </calcext:conditional-format>
          <calcext:conditional-format calcext:target-range-address="Inativos_USN_F21.N110:Inativos_USN_F21.N110">
            <calcext:condition calcext:apply-style-name="Excel_CondFormat_1_1777_1" calcext:value="formula-is(IF(#REF!=1;1;0))" calcext:base-cell-address="Inativos_USN_F21.N110"/>
          </calcext:conditional-format>
          <calcext:conditional-format calcext:target-range-address="Inativos_USN_F21.N102:Inativos_USN_F21.N102">
            <calcext:condition calcext:apply-style-name="Excel_CondFormat_1_1396_1" calcext:value="formula-is(IF(#REF!=1;1;0))" calcext:base-cell-address="Inativos_USN_F21.N102"/>
          </calcext:conditional-format>
          <calcext:conditional-format calcext:target-range-address="Inativos_USN_F21.H107:Inativos_USN_F21.H107">
            <calcext:condition calcext:apply-style-name="Excel_CondFormat_1_87_1" calcext:value="formula-is(IF(#REF!=1;1;0))" calcext:base-cell-address="Inativos_USN_F21.H107"/>
          </calcext:conditional-format>
          <calcext:conditional-format calcext:target-range-address="Inativos_USN_F21.N107:Inativos_USN_F21.N107">
            <calcext:condition calcext:apply-style-name="Excel_CondFormat_1_86_1" calcext:value="formula-is(IF(#REF!=1;1;0))" calcext:base-cell-address="Inativos_USN_F21.N107"/>
          </calcext:conditional-format>
        </calcext:conditional-formats>
      </table:table>
      <table:table table:name="Equipamentos" table:style-name="ta1">
        <office:forms form:automatic-focus="false" form:apply-design-mode="false"/>
        <table:table-column table:style-name="co25" table:default-cell-style-name="ce2066"/>
        <table:table-column table:style-name="co26" table:default-cell-style-name="ce2066"/>
        <table:table-column table:style-name="co27" table:visibility="collapse" table:default-cell-style-name="ce2066"/>
        <table:table-column table:style-name="co28" table:visibility="collapse" table:default-cell-style-name="Default"/>
        <table:table-column table:style-name="co29" table:visibility="collapse" table:default-cell-style-name="Default"/>
        <table:table-column table:style-name="co10" table:visibility="collapse" table:number-columns-repeated="6" table:default-cell-style-name="Default"/>
        <table:table-column table:style-name="co10" table:default-cell-style-name="ce2066"/>
        <table:table-row table:style-name="ro34" table:number-rows-repeated="2">
          <table:table-cell/>
          <table:table-cell table:style-name="Default"/>
          <table:table-cell table:number-columns-repeated="10"/>
        </table:table-row>
        <table:table-row table:style-name="ro34">
          <table:table-cell table:style-name="ce1160" office:value-type="string" calcext:value-type="string">
            <text:p>Cont.Núm - EQUIPAMENTO</text:p>
          </table:table-cell>
          <table:table-cell table:style-name="ce1169"/>
          <table:table-cell table:style-name="ce1179" office:value-type="string" calcext:value-type="string">
            <text:p>Dados</text:p>
          </table:table-cell>
          <table:table-cell table:style-name="ce1196" table:number-columns-repeated="5"/>
          <table:table-cell table:style-name="ce1218"/>
          <table:table-cell table:number-columns-repeated="2"/>
          <table:table-cell table:style-name="Default"/>
        </table:table-row>
        <table:table-row table:style-name="ro34">
          <table:table-cell table:style-name="ce1161" office:value-type="string" calcext:value-type="string">
            <text:p>ELE/MEC</text:p>
          </table:table-cell>
          <table:table-cell table:style-name="ce1171" office:value-type="string" calcext:value-type="string">
            <text:p>EQUIPAMENTO</text:p>
          </table:table-cell>
          <table:table-cell table:style-name="ce1180" office:value-type="string" calcext:value-type="string">
            <text:p>EXOCET</text:p>
          </table:table-cell>
          <table:table-cell table:style-name="ce1197" office:value-type="string" calcext:value-type="string">
            <text:p>F-21</text:p>
          </table:table-cell>
          <table:table-cell table:style-name="ce1197" office:value-type="string" calcext:value-type="string">
            <text:p>MINAS E BOMBAS</text:p>
          </table:table-cell>
          <table:table-cell table:style-name="ce1197" office:value-type="string" calcext:value-type="string">
            <text:p>MISTRAL</text:p>
          </table:table-cell>
          <table:table-cell table:style-name="ce1197" office:value-type="string" calcext:value-type="string">
            <text:p>MK-46</text:p>
          </table:table-cell>
          <table:table-cell table:style-name="ce1197" office:value-type="string" calcext:value-type="string">
            <text:p>MK-48</text:p>
          </table:table-cell>
          <table:table-cell table:style-name="ce1219" office:value-type="string" calcext:value-type="string">
            <text:p>Total Resultado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2" office:value-type="string" calcext:value-type="string">
            <text:p>ELE </text:p>
          </table:table-cell>
          <table:table-cell table:style-name="ce1172" office:value-type="string" calcext:value-type="string">
            <text:p>AMPLIFICADOR TRANSCONDUTÂNCIA</text:p>
          </table:table-cell>
          <table:table-cell table:style-name="ce1181"/>
          <table:table-cell table:style-name="ce1185" table:number-columns-repeated="4"/>
          <table:table-cell table:style-name="ce1208" office:value-type="float" office:value="2" calcext:value-type="float">
            <text:p>2</text:p>
          </table:table-cell>
          <table:table-cell table:style-name="ce1221"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ANALISADOR DE ESPECTRO</text:p>
          </table:table-cell>
          <table:table-cell table:style-name="ce1182" office:value-type="float" office:value="1" calcext:value-type="float">
            <text:p>1</text:p>
          </table:table-cell>
          <table:table-cell table:style-name="Pivot_20_Table_20_Value" table:number-columns-repeated="4"/>
          <table:table-cell table:style-name="ce1209"/>
          <table:table-cell table:style-name="ce1222" office:value-type="float" office:value="1" calcext:value-type="float">
            <text:p>1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ANALISADOR DE SEGURANÇA</text:p>
          </table:table-cell>
          <table:table-cell table:style-name="ce1183"/>
          <table:table-cell table:style-name="ce1186" office:value-type="float" office:value="1" calcext:value-type="float">
            <text:p>1</text:p>
          </table:table-cell>
          <table:table-cell table:style-name="Pivot_20_Table_20_Value" table:number-columns-repeated="3"/>
          <table:table-cell table:style-name="ce1209"/>
          <table:table-cell table:style-name="ce1222" office:value-type="float" office:value="1" calcext:value-type="float">
            <text:p>1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CALIBRADOR MULTIFUNÇÃO </text:p>
          </table:table-cell>
          <table:table-cell table:style-name="ce1183"/>
          <table:table-cell table:style-name="Pivot_20_Table_20_Value" table:number-columns-repeated="4"/>
          <table:table-cell table:style-name="ce1210" office:value-type="float" office:value="3" calcext:value-type="float">
            <text:p>3</text:p>
          </table:table-cell>
          <table:table-cell table:style-name="ce1222" office:value-type="float" office:value="3" calcext:value-type="float">
            <text:p>3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CALIBRADOR TENSÃO</text:p>
          </table:table-cell>
          <table:table-cell table:style-name="ce1183"/>
          <table:table-cell table:style-name="Pivot_20_Table_20_Value" table:number-columns-repeated="4"/>
          <table:table-cell table:style-name="ce1210" office:value-type="float" office:value="1" calcext:value-type="float">
            <text:p>1</text:p>
          </table:table-cell>
          <table:table-cell table:style-name="ce1222" office:value-type="float" office:value="1" calcext:value-type="float">
            <text:p>1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CONTADOR</text:p>
          </table:table-cell>
          <table:table-cell table:style-name="ce1183"/>
          <table:table-cell table:style-name="Pivot_20_Table_20_Value" table:number-columns-repeated="3"/>
          <table:table-cell table:style-name="ce1186" office:value-type="float" office:value="9" calcext:value-type="float">
            <text:p>9</text:p>
          </table:table-cell>
          <table:table-cell table:style-name="ce1210" office:value-type="float" office:value="2" calcext:value-type="float">
            <text:p>2</text:p>
          </table:table-cell>
          <table:table-cell table:style-name="ce1222" office:value-type="float" office:value="11" calcext:value-type="float">
            <text:p>11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CONTROLADOR DE PRESSÃO</text:p>
          </table:table-cell>
          <table:table-cell table:style-name="ce1183"/>
          <table:table-cell table:style-name="ce1186" office:value-type="float" office:value="1" calcext:value-type="float">
            <text:p>1</text:p>
          </table:table-cell>
          <table:table-cell table:style-name="Pivot_20_Table_20_Value" table:number-columns-repeated="3"/>
          <table:table-cell table:style-name="ce1209"/>
          <table:table-cell table:style-name="ce1222" office:value-type="float" office:value="1" calcext:value-type="float">
            <text:p>1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DÉCADA CAPACITIVA</text:p>
          </table:table-cell>
          <table:table-cell table:style-name="ce1183"/>
          <table:table-cell table:style-name="Pivot_20_Table_20_Value" table:number-columns-repeated="3"/>
          <table:table-cell table:style-name="ce1186" office:value-type="float" office:value="1" calcext:value-type="float">
            <text:p>1</text:p>
          </table:table-cell>
          <table:table-cell table:style-name="ce1209"/>
          <table:table-cell table:style-name="ce1222" office:value-type="float" office:value="1" calcext:value-type="float">
            <text:p>1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DÉCADA RESISTIVA</text:p>
          </table:table-cell>
          <table:table-cell table:style-name="ce1183"/>
          <table:table-cell table:style-name="Pivot_20_Table_20_Value" table:number-columns-repeated="3"/>
          <table:table-cell table:style-name="ce1186" office:value-type="float" office:value="4" calcext:value-type="float">
            <text:p>4</text:p>
          </table:table-cell>
          <table:table-cell table:style-name="ce1209"/>
          <table:table-cell table:style-name="ce1222" office:value-type="float" office:value="4" calcext:value-type="float">
            <text:p>4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DIFFERENTIAL PROBE </text:p>
          </table:table-cell>
          <table:table-cell table:style-name="ce1183"/>
          <table:table-cell table:style-name="ce1186" office:value-type="float" office:value="1" calcext:value-type="float">
            <text:p>1</text:p>
          </table:table-cell>
          <table:table-cell table:style-name="Pivot_20_Table_20_Value" table:number-columns-repeated="3"/>
          <table:table-cell table:style-name="ce1209"/>
          <table:table-cell table:style-name="ce1222" office:value-type="float" office:value="1" calcext:value-type="float">
            <text:p>1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FONTE DC</text:p>
          </table:table-cell>
          <table:table-cell table:style-name="ce1182" office:value-type="float" office:value="3" calcext:value-type="float">
            <text:p>3</text:p>
          </table:table-cell>
          <table:table-cell table:style-name="ce1186" office:value-type="float" office:value="6" calcext:value-type="float">
            <text:p>6</text:p>
          </table:table-cell>
          <table:table-cell table:style-name="Pivot_20_Table_20_Value"/>
          <table:table-cell table:style-name="ce1186" office:value-type="float" office:value="1" calcext:value-type="float">
            <text:p>1</text:p>
          </table:table-cell>
          <table:table-cell table:style-name="Pivot_20_Table_20_Value"/>
          <table:table-cell table:style-name="ce1209"/>
          <table:table-cell table:style-name="ce1222" office:value-type="float" office:value="10" calcext:value-type="float">
            <text:p>10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GERADOR DE FUNÇÕES</text:p>
          </table:table-cell>
          <table:table-cell table:style-name="ce1182" office:value-type="float" office:value="1" calcext:value-type="float">
            <text:p>1</text:p>
          </table:table-cell>
          <table:table-cell table:style-name="Pivot_20_Table_20_Value" table:number-columns-repeated="3"/>
          <table:table-cell table:style-name="ce1186" office:value-type="float" office:value="4" calcext:value-type="float">
            <text:p>4</text:p>
          </table:table-cell>
          <table:table-cell table:style-name="ce1209"/>
          <table:table-cell table:style-name="ce1222" office:value-type="float" office:value="5" calcext:value-type="float">
            <text:p>5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GROUND STRAP TESTER</text:p>
          </table:table-cell>
          <table:table-cell table:style-name="ce1183"/>
          <table:table-cell table:style-name="Pivot_20_Table_20_Value" table:number-columns-repeated="4"/>
          <table:table-cell table:style-name="ce1210" office:value-type="float" office:value="6" calcext:value-type="float">
            <text:p>6</text:p>
          </table:table-cell>
          <table:table-cell table:style-name="ce1222" office:value-type="float" office:value="6" calcext:value-type="float">
            <text:p>6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IGNITER CIRCUIT TEST </text:p>
          </table:table-cell>
          <table:table-cell table:style-name="ce1183"/>
          <table:table-cell table:style-name="Pivot_20_Table_20_Value" table:number-columns-repeated="4"/>
          <table:table-cell table:style-name="ce1210" office:value-type="float" office:value="4" calcext:value-type="float">
            <text:p>4</text:p>
          </table:table-cell>
          <table:table-cell table:style-name="ce1222" office:value-type="float" office:value="4" calcext:value-type="float">
            <text:p>4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MEGÔHMETRO</text:p>
          </table:table-cell>
          <table:table-cell table:style-name="ce1183"/>
          <table:table-cell table:style-name="ce1186" office:value-type="float" office:value="3" calcext:value-type="float">
            <text:p>3</text:p>
          </table:table-cell>
          <table:table-cell table:style-name="Pivot_20_Table_20_Value" table:number-columns-repeated="3"/>
          <table:table-cell table:style-name="ce1210" office:value-type="float" office:value="3" calcext:value-type="float">
            <text:p>3</text:p>
          </table:table-cell>
          <table:table-cell table:style-name="ce1222" office:value-type="float" office:value="6" calcext:value-type="float">
            <text:p>6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MULTÍMETRO</text:p>
          </table:table-cell>
          <table:table-cell table:style-name="ce1182" office:value-type="float" office:value="3" calcext:value-type="float">
            <text:p>3</text:p>
          </table:table-cell>
          <table:table-cell table:style-name="ce1186" office:value-type="float" office:value="7" calcext:value-type="float">
            <text:p>7</text:p>
          </table:table-cell>
          <table:table-cell table:style-name="ce1186" office:value-type="float" office:value="1" calcext:value-type="float">
            <text:p>1</text:p>
          </table:table-cell>
          <table:table-cell table:style-name="Pivot_20_Table_20_Value"/>
          <table:table-cell table:style-name="ce1186" office:value-type="float" office:value="8" calcext:value-type="float">
            <text:p>8</text:p>
          </table:table-cell>
          <table:table-cell table:style-name="ce1210" office:value-type="float" office:value="14" calcext:value-type="float">
            <text:p>14</text:p>
          </table:table-cell>
          <table:table-cell table:style-name="ce1222" office:value-type="float" office:value="33" calcext:value-type="float">
            <text:p>33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MULTÍMETROPROPRIETÁRIO NI</text:p>
          </table:table-cell>
          <table:table-cell table:style-name="ce1183"/>
          <table:table-cell table:style-name="ce1186" office:value-type="float" office:value="1" calcext:value-type="float">
            <text:p>1</text:p>
          </table:table-cell>
          <table:table-cell table:style-name="Pivot_20_Table_20_Value" table:number-columns-repeated="3"/>
          <table:table-cell table:style-name="ce1209"/>
          <table:table-cell table:style-name="ce1222" office:value-type="float" office:value="1" calcext:value-type="float">
            <text:p>1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MULTÍMETRO 6 DÍGITOS</text:p>
          </table:table-cell>
          <table:table-cell table:style-name="ce1182" office:value-type="float" office:value="1" calcext:value-type="float">
            <text:p>1</text:p>
          </table:table-cell>
          <table:table-cell table:style-name="ce1186" office:value-type="float" office:value="2" calcext:value-type="float">
            <text:p>2</text:p>
          </table:table-cell>
          <table:table-cell table:style-name="Pivot_20_Table_20_Value"/>
          <table:table-cell table:style-name="ce1186" office:value-type="float" office:value="1" calcext:value-type="float">
            <text:p>1</text:p>
          </table:table-cell>
          <table:table-cell table:style-name="ce1186" office:value-type="float" office:value="4" calcext:value-type="float">
            <text:p>4</text:p>
          </table:table-cell>
          <table:table-cell table:style-name="ce1209"/>
          <table:table-cell table:style-name="ce1222" office:value-type="float" office:value="8" calcext:value-type="float">
            <text:p>8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OHMÍMETRO</text:p>
          </table:table-cell>
          <table:table-cell table:style-name="ce1182" office:value-type="float" office:value="2" calcext:value-type="float">
            <text:p>2</text:p>
          </table:table-cell>
          <table:table-cell table:style-name="ce1186" office:value-type="float" office:value="4" calcext:value-type="float">
            <text:p>4</text:p>
          </table:table-cell>
          <table:table-cell table:style-name="Pivot_20_Table_20_Value" table:number-columns-repeated="3"/>
          <table:table-cell table:style-name="ce1209"/>
          <table:table-cell table:style-name="ce1222" office:value-type="float" office:value="6" calcext:value-type="float">
            <text:p>6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OPTICAL POWER METER</text:p>
          </table:table-cell>
          <table:table-cell table:style-name="ce1183"/>
          <table:table-cell table:style-name="ce1186" office:value-type="float" office:value="1" calcext:value-type="float">
            <text:p>1</text:p>
          </table:table-cell>
          <table:table-cell table:style-name="Pivot_20_Table_20_Value" table:number-columns-repeated="3"/>
          <table:table-cell table:style-name="ce1209"/>
          <table:table-cell table:style-name="ce1222" office:value-type="float" office:value="1" calcext:value-type="float">
            <text:p>1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OSCILOSCÓPIO</text:p>
          </table:table-cell>
          <table:table-cell table:style-name="ce1182" office:value-type="float" office:value="2" calcext:value-type="float">
            <text:p>2</text:p>
          </table:table-cell>
          <table:table-cell table:style-name="Pivot_20_Table_20_Value" table:number-columns-repeated="3"/>
          <table:table-cell table:style-name="ce1186" office:value-type="float" office:value="3" calcext:value-type="float">
            <text:p>3</text:p>
          </table:table-cell>
          <table:table-cell table:style-name="ce1210" office:value-type="float" office:value="2" calcext:value-type="float">
            <text:p>2</text:p>
          </table:table-cell>
          <table:table-cell table:style-name="ce1222" office:value-type="float" office:value="7" calcext:value-type="float">
            <text:p>7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OSCILOSCÓPIO PXI PROPRIETÁRIO NI</text:p>
          </table:table-cell>
          <table:table-cell table:style-name="ce1183"/>
          <table:table-cell table:style-name="ce1186" office:value-type="float" office:value="1" calcext:value-type="float">
            <text:p>1</text:p>
          </table:table-cell>
          <table:table-cell table:style-name="Pivot_20_Table_20_Value" table:number-columns-repeated="3"/>
          <table:table-cell table:style-name="ce1209"/>
          <table:table-cell table:style-name="ce1222" office:value-type="float" office:value="1" calcext:value-type="float">
            <text:p>1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REFLECTÔMETRO</text:p>
          </table:table-cell>
          <table:table-cell table:style-name="ce1183"/>
          <table:table-cell table:style-name="ce1186" office:value-type="float" office:value="1" calcext:value-type="float">
            <text:p>1</text:p>
          </table:table-cell>
          <table:table-cell table:style-name="Pivot_20_Table_20_Value" table:number-columns-repeated="3"/>
          <table:table-cell table:style-name="ce1209"/>
          <table:table-cell table:style-name="ce1222" office:value-type="float" office:value="1" calcext:value-type="float">
            <text:p>1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TERMOHIGROMETRO</text:p>
          </table:table-cell>
          <table:table-cell table:style-name="ce1183"/>
          <table:table-cell table:style-name="ce1186" office:value-type="float" office:value="1" calcext:value-type="float">
            <text:p>1</text:p>
          </table:table-cell>
          <table:table-cell table:style-name="Pivot_20_Table_20_Value" table:number-columns-repeated="3"/>
          <table:table-cell table:style-name="ce1209"/>
          <table:table-cell table:style-name="ce1222" office:value-type="float" office:value="1" calcext:value-type="float">
            <text:p>1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6"/>
          <table:table-cell table:style-name="ce1174" office:value-type="string" calcext:value-type="string">
            <text:p>TERMÔMETRO DIGITAL</text:p>
          </table:table-cell>
          <table:table-cell table:style-name="ce1184"/>
          <table:table-cell table:style-name="ce1187" table:number-columns-repeated="4"/>
          <table:table-cell table:style-name="ce1211" office:value-type="float" office:value="1" calcext:value-type="float">
            <text:p>1</text:p>
          </table:table-cell>
          <table:table-cell table:style-name="ce1223" office:value-type="float" office:value="1" calcext:value-type="float">
            <text:p>1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2" office:value-type="string" calcext:value-type="string">
            <text:p>MEC</text:p>
          </table:table-cell>
          <table:table-cell table:style-name="ce1172" office:value-type="string" calcext:value-type="string">
            <text:p>BALANÇA DIGITAL</text:p>
          </table:table-cell>
          <table:table-cell table:style-name="ce1185" table:number-columns-repeated="5"/>
          <table:table-cell table:style-name="ce1212" office:value-type="float" office:value="2" calcext:value-type="float">
            <text:p>2</text:p>
          </table:table-cell>
          <table:table-cell table:style-name="ce1221"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CONTROLADOR DE PRESSÃO</text:p>
          </table:table-cell>
          <table:table-cell table:style-name="Pivot_20_Table_20_Value" table:number-columns-repeated="4"/>
          <table:table-cell table:style-name="ce1186" office:value-type="float" office:value="4" calcext:value-type="float">
            <text:p>4</text:p>
          </table:table-cell>
          <table:table-cell table:style-name="Pivot_20_Table_20_Value"/>
          <table:table-cell table:style-name="ce1222" office:value-type="float" office:value="4" calcext:value-type="float">
            <text:p>4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DINAMÔMETRO </text:p>
          </table:table-cell>
          <table:table-cell table:style-name="Pivot_20_Table_20_Value" table:number-columns-repeated="5"/>
          <table:table-cell table:style-name="ce1186" office:value-type="float" office:value="5" calcext:value-type="float">
            <text:p>5</text:p>
          </table:table-cell>
          <table:table-cell table:style-name="ce1222" office:value-type="float" office:value="5" calcext:value-type="float">
            <text:p>5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DINAMÔMETRO DIGITAL</text:p>
          </table:table-cell>
          <table:table-cell table:style-name="Pivot_20_Table_20_Value"/>
          <table:table-cell table:style-name="ce1186" office:value-type="float" office:value="1" calcext:value-type="float">
            <text:p>1</text:p>
          </table:table-cell>
          <table:table-cell table:style-name="Pivot_20_Table_20_Value" table:number-columns-repeated="3"/>
          <table:table-cell table:style-name="ce1186" office:value-type="float" office:value="2" calcext:value-type="float">
            <text:p>2</text:p>
          </table:table-cell>
          <table:table-cell table:style-name="ce1222" office:value-type="float" office:value="3" calcext:value-type="float">
            <text:p>3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HYDRAULIC DEADWEIGHT TESTER</text:p>
          </table:table-cell>
          <table:table-cell table:style-name="Pivot_20_Table_20_Value" table:number-columns-repeated="5"/>
          <table:table-cell table:style-name="ce1186" office:value-type="float" office:value="2" calcext:value-type="float">
            <text:p>2</text:p>
          </table:table-cell>
          <table:table-cell table:style-name="ce1222"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MANÔMETRO ANALÓGICO</text:p>
          </table:table-cell>
          <table:table-cell table:style-name="Pivot_20_Table_20_Value"/>
          <table:table-cell table:number-columns-repeated="2" table:style-name="ce1186" office:value-type="float" office:value="2" calcext:value-type="float">
            <text:p>2</text:p>
          </table:table-cell>
          <table:table-cell table:style-name="Pivot_20_Table_20_Value"/>
          <table:table-cell table:style-name="ce1186" office:value-type="float" office:value="3" calcext:value-type="float">
            <text:p>3</text:p>
          </table:table-cell>
          <table:table-cell table:style-name="ce1186" office:value-type="float" office:value="26" calcext:value-type="float">
            <text:p>26</text:p>
          </table:table-cell>
          <table:table-cell table:style-name="ce1222" office:value-type="float" office:value="33" calcext:value-type="float">
            <text:p>33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MANÔMETRO ANALÓGICO BACS</text:p>
          </table:table-cell>
          <table:table-cell table:style-name="Pivot_20_Table_20_Value" table:number-columns-repeated="5"/>
          <table:table-cell table:style-name="ce1186" office:value-type="float" office:value="1" calcext:value-type="float">
            <text:p>1</text:p>
          </table:table-cell>
          <table:table-cell table:style-name="ce1222" office:value-type="float" office:value="1" calcext:value-type="float">
            <text:p>1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MANÔMETRO DIGITAL</text:p>
          </table:table-cell>
          <table:table-cell table:style-name="Pivot_20_Table_20_Value"/>
          <table:table-cell table:style-name="ce1186" office:value-type="float" office:value="1" calcext:value-type="float">
            <text:p>1</text:p>
          </table:table-cell>
          <table:table-cell table:style-name="Pivot_20_Table_20_Value" table:number-columns-repeated="3"/>
          <table:table-cell table:style-name="ce1186" office:value-type="float" office:value="2" calcext:value-type="float">
            <text:p>2</text:p>
          </table:table-cell>
          <table:table-cell table:style-name="ce1222" office:value-type="float" office:value="3" calcext:value-type="float">
            <text:p>3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MANÔMETRO DIGITAL IN LOCO</text:p>
          </table:table-cell>
          <table:table-cell table:style-name="Pivot_20_Table_20_Value"/>
          <table:table-cell table:style-name="ce1186" office:value-type="float" office:value="3" calcext:value-type="float">
            <text:p>3</text:p>
          </table:table-cell>
          <table:table-cell table:style-name="Pivot_20_Table_20_Value" table:number-columns-repeated="4"/>
          <table:table-cell table:style-name="ce1222" office:value-type="float" office:value="3" calcext:value-type="float">
            <text:p>3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MANOVACUÔMETRO ANALÓGICO</text:p>
          </table:table-cell>
          <table:table-cell table:style-name="Pivot_20_Table_20_Value" table:number-columns-repeated="5"/>
          <table:table-cell table:style-name="ce1186" office:value-type="float" office:value="1" calcext:value-type="float">
            <text:p>1</text:p>
          </table:table-cell>
          <table:table-cell table:style-name="ce1222" office:value-type="float" office:value="1" calcext:value-type="float">
            <text:p>1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MEDIDOR DE FLUXO /VALVULA DE ALIVIO </text:p>
          </table:table-cell>
          <table:table-cell table:style-name="Pivot_20_Table_20_Value" table:number-columns-repeated="5"/>
          <table:table-cell table:style-name="ce1186" office:value-type="float" office:value="3" calcext:value-type="float">
            <text:p>3</text:p>
          </table:table-cell>
          <table:table-cell table:style-name="ce1222" office:value-type="float" office:value="3" calcext:value-type="float">
            <text:p>3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MICROMETRO DE PROFUNDIDADE</text:p>
          </table:table-cell>
          <table:table-cell table:style-name="Pivot_20_Table_20_Value"/>
          <table:table-cell table:style-name="ce1186" office:value-type="float" office:value="4" calcext:value-type="float">
            <text:p>4</text:p>
          </table:table-cell>
          <table:table-cell table:style-name="Pivot_20_Table_20_Value" table:number-columns-repeated="3"/>
          <table:table-cell table:style-name="ce1186" office:value-type="float" office:value="19" calcext:value-type="float">
            <text:p>19</text:p>
          </table:table-cell>
          <table:table-cell table:style-name="ce1222" office:value-type="float" office:value="23" calcext:value-type="float">
            <text:p>23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NÍVEL LINEAR DE PRECISÃO</text:p>
          </table:table-cell>
          <table:table-cell table:style-name="Pivot_20_Table_20_Value" table:number-columns-repeated="5"/>
          <table:table-cell table:style-name="ce1186" office:value-type="float" office:value="1" calcext:value-type="float">
            <text:p>1</text:p>
          </table:table-cell>
          <table:table-cell table:style-name="ce1222" office:value-type="float" office:value="1" calcext:value-type="float">
            <text:p>1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PAQUÍMETRO </text:p>
          </table:table-cell>
          <table:table-cell table:style-name="Pivot_20_Table_20_Value"/>
          <table:table-cell table:style-name="ce1186" office:value-type="float" office:value="4" calcext:value-type="float">
            <text:p>4</text:p>
          </table:table-cell>
          <table:table-cell table:style-name="Pivot_20_Table_20_Value" table:number-columns-repeated="3"/>
          <table:table-cell table:style-name="ce1186" office:value-type="float" office:value="8" calcext:value-type="float">
            <text:p>8</text:p>
          </table:table-cell>
          <table:table-cell table:style-name="ce1222" office:value-type="float" office:value="12" calcext:value-type="float">
            <text:p>12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TERMÔMETRO</text:p>
          </table:table-cell>
          <table:table-cell table:style-name="Pivot_20_Table_20_Value" table:number-columns-repeated="5"/>
          <table:table-cell table:style-name="ce1186" office:value-type="float" office:value="2" calcext:value-type="float">
            <text:p>2</text:p>
          </table:table-cell>
          <table:table-cell table:style-name="ce1222"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5"/>
          <table:table-cell table:style-name="ce1173" office:value-type="string" calcext:value-type="string">
            <text:p>TORQUÍMETRO </text:p>
          </table:table-cell>
          <table:table-cell table:style-name="ce1186" office:value-type="float" office:value="15" calcext:value-type="float">
            <text:p>15</text:p>
          </table:table-cell>
          <table:table-cell table:style-name="ce1186" office:value-type="float" office:value="30" calcext:value-type="float">
            <text:p>30</text:p>
          </table:table-cell>
          <table:table-cell table:style-name="ce1186" office:value-type="float" office:value="1" calcext:value-type="float">
            <text:p>1</text:p>
          </table:table-cell>
          <table:table-cell table:style-name="ce1186" office:value-type="float" office:value="3" calcext:value-type="float">
            <text:p>3</text:p>
          </table:table-cell>
          <table:table-cell table:style-name="ce1186" office:value-type="float" office:value="43" calcext:value-type="float">
            <text:p>43</text:p>
          </table:table-cell>
          <table:table-cell table:style-name="ce1186" office:value-type="float" office:value="161" calcext:value-type="float">
            <text:p>161</text:p>
          </table:table-cell>
          <table:table-cell table:style-name="ce1222" office:value-type="float" office:value="253" calcext:value-type="float">
            <text:p>253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6"/>
          <table:table-cell table:style-name="ce1174" office:value-type="string" calcext:value-type="string">
            <text:p>TRANSDUTOR DE PRESSÃO</text:p>
          </table:table-cell>
          <table:table-cell table:style-name="ce1187" table:number-columns-repeated="4"/>
          <table:table-cell table:style-name="ce1205" office:value-type="float" office:value="6" calcext:value-type="float">
            <text:p>6</text:p>
          </table:table-cell>
          <table:table-cell table:style-name="ce1187"/>
          <table:table-cell table:style-name="ce1223" office:value-type="float" office:value="6" calcext:value-type="float">
            <text:p>6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7" office:value-type="string" calcext:value-type="string">
            <text:p>(vazio)</text:p>
          </table:table-cell>
          <table:table-cell table:style-name="ce1175" office:value-type="string" calcext:value-type="string">
            <text:p>TORQUÍMETRO </text:p>
          </table:table-cell>
          <table:table-cell table:style-name="ce1191" office:value-type="float" office:value="1" calcext:value-type="float">
            <text:p>1</text:p>
          </table:table-cell>
          <table:table-cell table:style-name="ce1200" table:number-columns-repeated="4"/>
          <table:table-cell table:style-name="ce1216"/>
          <table:table-cell table:style-name="ce1229" office:value-type="float" office:value="1" calcext:value-type="float">
            <text:p>1</text:p>
          </table:table-cell>
          <table:table-cell table:number-columns-repeated="2"/>
          <table:table-cell table:style-name="Default"/>
        </table:table-row>
        <table:table-row table:style-name="ro34">
          <table:table-cell table:style-name="ce1168" office:value-type="string" calcext:value-type="string">
            <text:p>Total Resultado</text:p>
          </table:table-cell>
          <table:table-cell table:style-name="ce1176"/>
          <table:table-cell table:style-name="ce1195" office:value-type="float" office:value="29" calcext:value-type="float">
            <text:p>29</text:p>
          </table:table-cell>
          <table:table-cell table:style-name="ce1201" office:value-type="float" office:value="75" calcext:value-type="float">
            <text:p>75</text:p>
          </table:table-cell>
          <table:table-cell table:style-name="ce1201" office:value-type="float" office:value="4" calcext:value-type="float">
            <text:p>4</text:p>
          </table:table-cell>
          <table:table-cell table:style-name="ce1201" office:value-type="float" office:value="5" calcext:value-type="float">
            <text:p>5</text:p>
          </table:table-cell>
          <table:table-cell table:style-name="ce1201" office:value-type="float" office:value="89" calcext:value-type="float">
            <text:p>89</text:p>
          </table:table-cell>
          <table:table-cell table:style-name="ce1217" office:value-type="float" office:value="273" calcext:value-type="float">
            <text:p>273</text:p>
          </table:table-cell>
          <table:table-cell table:style-name="ce1233" office:value-type="float" office:value="475" calcext:value-type="float">
            <text:p>475</text:p>
          </table:table-cell>
          <table:table-cell table:number-columns-repeated="2"/>
          <table:table-cell table:style-name="Default"/>
        </table:table-row>
        <table:table-row table:style-name="ro34" table:number-rows-repeated="5">
          <table:table-cell table:style-name="Default" table:number-columns-repeated="3"/>
          <table:table-cell table:number-columns-repeated="8"/>
          <table:table-cell table:style-name="Default"/>
        </table:table-row>
        <table:table-row table:style-name="ro34" table:number-rows-repeated="6">
          <table:table-cell/>
          <table:table-cell table:style-name="Default" table:number-columns-repeated="2"/>
          <table:table-cell table:number-columns-repeated="9"/>
        </table:table-row>
        <table:table-row table:style-name="ro34" table:number-rows-repeated="204">
          <table:table-cell/>
          <table:table-cell table:style-name="Default"/>
          <table:table-cell table:number-columns-repeated="10"/>
        </table:table-row>
        <table:table-row table:style-name="ro34" table:number-rows-repeated="1048312">
          <table:table-cell table:number-columns-repeated="12"/>
        </table:table-row>
        <table:table-row table:style-name="ro34">
          <table:table-cell table:number-columns-repeated="12"/>
        </table:table-row>
      </table:table>
      <table:table table:name="Resumo Pregão" table:style-name="ta1">
        <office:forms form:automatic-focus="false" form:apply-design-mode="false"/>
        <table:table-column table:style-name="co10" table:default-cell-style-name="ce1016"/>
        <table:table-column table:style-name="co30" table:default-cell-style-name="ce1021"/>
        <table:table-column table:style-name="co11" table:default-cell-style-name="ce1016"/>
        <table:table-column table:style-name="co31" table:default-cell-style-name="ce1021"/>
        <table:table-column table:style-name="co32" table:default-cell-style-name="ce1021"/>
        <table:table-column table:style-name="co10" table:number-columns-repeated="1018" table:default-cell-style-name="ce1021"/>
        <table:table-row table:style-name="ro34">
          <table:table-cell table:style-name="ce1007" office:value-type="string" calcext:value-type="string" table:number-columns-spanned="4" table:number-rows-spanned="1">
            <text:p>CALIBRAÇÃO 2025 / 2026</text:p>
          </table:table-cell>
          <table:covered-table-cell table:style-name="ce1018"/>
          <table:covered-table-cell table:style-name="ce1025"/>
          <table:covered-table-cell table:style-name="ce1033"/>
          <table:table-cell table:style-name="ce1039" table:number-columns-repeated="1019"/>
        </table:table-row>
        <table:table-row table:style-name="ro18">
          <table:table-cell table:style-name="ce1009" office:value-type="string" calcext:value-type="string">
            <text:p>ELE/MEC</text:p>
          </table:table-cell>
          <table:table-cell table:style-name="ce1009" office:value-type="string" calcext:value-type="string">
            <text:p>EQUIPAMENTO</text:p>
          </table:table-cell>
          <table:table-cell table:style-name="ce1028" office:value-type="string" calcext:value-type="string">
            <text:p>QTD EQUIPAMENTOS</text:p>
          </table:table-cell>
          <table:table-cell table:style-name="ce1035" office:value-type="string" calcext:value-type="string">
            <text:p>QTD PREGÃO</text:p>
          </table:table-cell>
          <table:table-cell table:style-name="ce1041" table:number-columns-repeated="1019"/>
        </table:table-row>
        <table:table-row table:style-name="ro34">
          <table:table-cell table:style-name="ce1011" office:value-type="string" calcext:value-type="string">
            <text:p>ELE </text:p>
          </table:table-cell>
          <table:table-cell table:style-name="ce1011" office:value-type="string" calcext:value-type="string">
            <text:p>ALICATE AMPERÍMETRO</text:p>
          </table:table-cell>
          <table:table-cell table:style-name="ce1029" office:value-type="float" office:value="1" calcext:value-type="float">
            <text:p>1</text:p>
          </table:table-cell>
          <table:table-cell table:style-name="ce1037" table:formula="of:=[.C3]*2" office:value-type="float" office:value="2" calcext:value-type="float">
            <text:p>2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ELE </text:p>
          </table:table-cell>
          <table:table-cell table:style-name="ce1011" office:value-type="string" calcext:value-type="string">
            <text:p>AMPLIFICADOR TRANSCONDUTÂNCIA</text:p>
          </table:table-cell>
          <table:table-cell table:style-name="ce1029" office:value-type="float" office:value="2" calcext:value-type="float">
            <text:p>2</text:p>
          </table:table-cell>
          <table:table-cell table:style-name="ce1037" table:formula="of:=[.C4]*2" office:value-type="float" office:value="4" calcext:value-type="float">
            <text:p>4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ELE </text:p>
          </table:table-cell>
          <table:table-cell table:style-name="ce1011" office:value-type="string" calcext:value-type="string">
            <text:p>ANALISADOR DE ESPECTRO</text:p>
          </table:table-cell>
          <table:table-cell table:style-name="ce1029" office:value-type="float" office:value="2" calcext:value-type="float">
            <text:p>2</text:p>
          </table:table-cell>
          <table:table-cell table:style-name="ce1037" table:formula="of:=[.C5]*2" office:value-type="float" office:value="4" calcext:value-type="float">
            <text:p>4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ELE </text:p>
          </table:table-cell>
          <table:table-cell table:style-name="ce1011" office:value-type="string" calcext:value-type="string">
            <text:p>ANALISADOR DE SEGURANÇA</text:p>
          </table:table-cell>
          <table:table-cell table:style-name="ce1029" office:value-type="float" office:value="1" calcext:value-type="float">
            <text:p>1</text:p>
          </table:table-cell>
          <table:table-cell table:style-name="ce1037" table:formula="of:=[.C6]*2" office:value-type="float" office:value="2" calcext:value-type="float">
            <text:p>2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ELE </text:p>
          </table:table-cell>
          <table:table-cell table:style-name="ce1011" office:value-type="string" calcext:value-type="string">
            <text:p>CALIBRADOR MULTIFUNÇÃO </text:p>
          </table:table-cell>
          <table:table-cell table:style-name="ce1029" office:value-type="float" office:value="3" calcext:value-type="float">
            <text:p>3</text:p>
          </table:table-cell>
          <table:table-cell table:style-name="ce1037" table:formula="of:=[.C7]*2" office:value-type="float" office:value="6" calcext:value-type="float">
            <text:p>6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ELE </text:p>
          </table:table-cell>
          <table:table-cell table:style-name="ce1011" office:value-type="string" calcext:value-type="string">
            <text:p>CALIBRADOR TENSÃO</text:p>
          </table:table-cell>
          <table:table-cell table:style-name="ce1029" office:value-type="float" office:value="1" calcext:value-type="float">
            <text:p>1</text:p>
          </table:table-cell>
          <table:table-cell table:style-name="ce1037" table:formula="of:=[.C8]*2" office:value-type="float" office:value="2" calcext:value-type="float">
            <text:p>2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ELE </text:p>
          </table:table-cell>
          <table:table-cell table:style-name="ce1011" office:value-type="string" calcext:value-type="string">
            <text:p>CAPACÍMETRO</text:p>
          </table:table-cell>
          <table:table-cell table:style-name="ce1029" office:value-type="float" office:value="1" calcext:value-type="float">
            <text:p>1</text:p>
          </table:table-cell>
          <table:table-cell table:style-name="ce1037" table:formula="of:=[.C9]*2" office:value-type="float" office:value="2" calcext:value-type="float">
            <text:p>2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ELE </text:p>
          </table:table-cell>
          <table:table-cell table:style-name="ce1011" office:value-type="string" calcext:value-type="string">
            <text:p>CONTADOR</text:p>
          </table:table-cell>
          <table:table-cell table:style-name="ce1029" office:value-type="float" office:value="13" calcext:value-type="float">
            <text:p>13</text:p>
          </table:table-cell>
          <table:table-cell table:style-name="ce1037" table:formula="of:=[.C10]*2" office:value-type="float" office:value="26" calcext:value-type="float">
            <text:p>26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ELE </text:p>
          </table:table-cell>
          <table:table-cell table:style-name="ce1011" office:value-type="string" calcext:value-type="string">
            <text:p>CONTROLADOR DE PRESSÃO</text:p>
          </table:table-cell>
          <table:table-cell table:style-name="ce1029" office:value-type="float" office:value="1" calcext:value-type="float">
            <text:p>1</text:p>
          </table:table-cell>
          <table:table-cell table:style-name="ce1037" table:formula="of:=[.C11]*2" office:value-type="float" office:value="2" calcext:value-type="float">
            <text:p>2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ELE </text:p>
          </table:table-cell>
          <table:table-cell table:style-name="ce1011" office:value-type="string" calcext:value-type="string">
            <text:p>DÉCADA CAPACITIVA</text:p>
          </table:table-cell>
          <table:table-cell table:style-name="ce1029" office:value-type="float" office:value="1" calcext:value-type="float">
            <text:p>1</text:p>
          </table:table-cell>
          <table:table-cell table:style-name="ce1037" table:formula="of:=[.C12]*2" office:value-type="float" office:value="2" calcext:value-type="float">
            <text:p>2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ELE </text:p>
          </table:table-cell>
          <table:table-cell table:style-name="ce1011" office:value-type="string" calcext:value-type="string">
            <text:p>DÉCADA RESISTIVA</text:p>
          </table:table-cell>
          <table:table-cell table:style-name="ce1029" office:value-type="float" office:value="4" calcext:value-type="float">
            <text:p>4</text:p>
          </table:table-cell>
          <table:table-cell table:style-name="ce1037" table:formula="of:=[.C13]*2" office:value-type="float" office:value="8" calcext:value-type="float">
            <text:p>8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ELE </text:p>
          </table:table-cell>
          <table:table-cell table:style-name="ce1011" office:value-type="string" calcext:value-type="string">
            <text:p>DIFFERENTIAL PROBE </text:p>
          </table:table-cell>
          <table:table-cell table:style-name="ce1029" office:value-type="float" office:value="1" calcext:value-type="float">
            <text:p>1</text:p>
          </table:table-cell>
          <table:table-cell table:style-name="ce1037" table:formula="of:=[.C14]*2" office:value-type="float" office:value="2" calcext:value-type="float">
            <text:p>2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ELE </text:p>
          </table:table-cell>
          <table:table-cell table:style-name="ce1011" office:value-type="string" calcext:value-type="string">
            <text:p>ELECTRONIC LOAD </text:p>
          </table:table-cell>
          <table:table-cell table:style-name="ce1029" office:value-type="float" office:value="1" calcext:value-type="float">
            <text:p>1</text:p>
          </table:table-cell>
          <table:table-cell table:style-name="ce1037" table:formula="of:=[.C15]*2" office:value-type="float" office:value="2" calcext:value-type="float">
            <text:p>2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ELE </text:p>
          </table:table-cell>
          <table:table-cell table:style-name="ce1011" office:value-type="string" calcext:value-type="string">
            <text:p>FONTE DC</text:p>
          </table:table-cell>
          <table:table-cell table:style-name="ce1029" office:value-type="float" office:value="14" calcext:value-type="float">
            <text:p>14</text:p>
          </table:table-cell>
          <table:table-cell table:style-name="ce1037" table:formula="of:=[.C16]*2" office:value-type="float" office:value="28" calcext:value-type="float">
            <text:p>28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ELE </text:p>
          </table:table-cell>
          <table:table-cell table:style-name="ce1011" office:value-type="string" calcext:value-type="string">
            <text:p>FONTE DC PROPRIETÁRIA AMTEK</text:p>
          </table:table-cell>
          <table:table-cell table:style-name="ce1029" office:value-type="float" office:value="1" calcext:value-type="float">
            <text:p>1</text:p>
          </table:table-cell>
          <table:table-cell table:style-name="ce1037" table:formula="of:=[.C17]*2" office:value-type="float" office:value="2" calcext:value-type="float">
            <text:p>2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ELE </text:p>
          </table:table-cell>
          <table:table-cell table:style-name="ce1011" office:value-type="string" calcext:value-type="string">
            <text:p>GERADOR DE FUNÇÕES</text:p>
          </table:table-cell>
          <table:table-cell table:style-name="ce1029" office:value-type="float" office:value="16" calcext:value-type="float">
            <text:p>16</text:p>
          </table:table-cell>
          <table:table-cell table:style-name="ce1037" table:formula="of:=[.C18]*2" office:value-type="float" office:value="32" calcext:value-type="float">
            <text:p>32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ELE </text:p>
          </table:table-cell>
          <table:table-cell table:style-name="ce1011" office:value-type="string" calcext:value-type="string">
            <text:p>GROUND STRAP TESTER</text:p>
          </table:table-cell>
          <table:table-cell table:style-name="ce1029" office:value-type="float" office:value="6" calcext:value-type="float">
            <text:p>6</text:p>
          </table:table-cell>
          <table:table-cell table:style-name="ce1037" table:formula="of:=[.C19]*2" office:value-type="float" office:value="12" calcext:value-type="float">
            <text:p>12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ELE </text:p>
          </table:table-cell>
          <table:table-cell table:style-name="ce1011" office:value-type="string" calcext:value-type="string">
            <text:p>IGNITER CIRCUIT TEST </text:p>
          </table:table-cell>
          <table:table-cell table:style-name="ce1029" office:value-type="float" office:value="4" calcext:value-type="float">
            <text:p>4</text:p>
          </table:table-cell>
          <table:table-cell table:style-name="ce1037" table:formula="of:=[.C20]*2" office:value-type="float" office:value="8" calcext:value-type="float">
            <text:p>8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ELE </text:p>
          </table:table-cell>
          <table:table-cell table:style-name="ce1011" office:value-type="string" calcext:value-type="string">
            <text:p>MEDIDOR DE POTÊNCIA RF/IRF</text:p>
          </table:table-cell>
          <table:table-cell table:style-name="ce1029" office:value-type="float" office:value="5" calcext:value-type="float">
            <text:p>5</text:p>
          </table:table-cell>
          <table:table-cell table:style-name="ce1037" table:formula="of:=[.C21]*2" office:value-type="float" office:value="10" calcext:value-type="float">
            <text:p>10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ELE </text:p>
          </table:table-cell>
          <table:table-cell table:style-name="ce1011" office:value-type="string" calcext:value-type="string">
            <text:p>MEGÔHMETRO</text:p>
          </table:table-cell>
          <table:table-cell table:style-name="ce1029" office:value-type="float" office:value="6" calcext:value-type="float">
            <text:p>6</text:p>
          </table:table-cell>
          <table:table-cell table:style-name="ce1037" table:formula="of:=[.C22]*2" office:value-type="float" office:value="12" calcext:value-type="float">
            <text:p>12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ELE </text:p>
          </table:table-cell>
          <table:table-cell table:style-name="ce1011" office:value-type="string" calcext:value-type="string">
            <text:p>MULTÍMETRO</text:p>
          </table:table-cell>
          <table:table-cell table:style-name="ce1029" office:value-type="float" office:value="37" calcext:value-type="float">
            <text:p>37</text:p>
          </table:table-cell>
          <table:table-cell table:style-name="ce1037" table:formula="of:=[.C23]*2" office:value-type="float" office:value="74" calcext:value-type="float">
            <text:p>74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ELE </text:p>
          </table:table-cell>
          <table:table-cell table:style-name="ce1011" office:value-type="string" calcext:value-type="string">
            <text:p>MULTÍMETRO PROPRIETÁRIO NI</text:p>
          </table:table-cell>
          <table:table-cell table:style-name="ce1029" office:value-type="float" office:value="1" calcext:value-type="float">
            <text:p>1</text:p>
          </table:table-cell>
          <table:table-cell table:style-name="ce1037" table:formula="of:=[.C24]*2" office:value-type="float" office:value="2" calcext:value-type="float">
            <text:p>2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ELE </text:p>
          </table:table-cell>
          <table:table-cell table:style-name="ce1011" office:value-type="string" calcext:value-type="string">
            <text:p>MULTÍMETRO 6 DÍGITOS</text:p>
          </table:table-cell>
          <table:table-cell table:style-name="ce1029" office:value-type="float" office:value="13" calcext:value-type="float">
            <text:p>13</text:p>
          </table:table-cell>
          <table:table-cell table:style-name="ce1037" table:formula="of:=[.C25]*2" office:value-type="float" office:value="26" calcext:value-type="float">
            <text:p>26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ELE </text:p>
          </table:table-cell>
          <table:table-cell table:style-name="ce1011" office:value-type="string" calcext:value-type="string">
            <text:p>NOISE GENERATOR</text:p>
          </table:table-cell>
          <table:table-cell table:style-name="ce1029" office:value-type="float" office:value="1" calcext:value-type="float">
            <text:p>1</text:p>
          </table:table-cell>
          <table:table-cell table:style-name="ce1037" table:formula="of:=[.C26]*2" office:value-type="float" office:value="2" calcext:value-type="float">
            <text:p>2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ELE </text:p>
          </table:table-cell>
          <table:table-cell table:style-name="ce1011" office:value-type="string" calcext:value-type="string">
            <text:p>OHMÍMETRO</text:p>
          </table:table-cell>
          <table:table-cell table:style-name="ce1029" office:value-type="float" office:value="6" calcext:value-type="float">
            <text:p>6</text:p>
          </table:table-cell>
          <table:table-cell table:style-name="ce1037" table:formula="of:=[.C27]*2" office:value-type="float" office:value="12" calcext:value-type="float">
            <text:p>12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ELE </text:p>
          </table:table-cell>
          <table:table-cell table:style-name="ce1011" office:value-type="string" calcext:value-type="string">
            <text:p>OPTICAL POWER METER</text:p>
          </table:table-cell>
          <table:table-cell table:style-name="ce1029" office:value-type="float" office:value="1" calcext:value-type="float">
            <text:p>1</text:p>
          </table:table-cell>
          <table:table-cell table:style-name="ce1037" table:formula="of:=[.C28]*2" office:value-type="float" office:value="2" calcext:value-type="float">
            <text:p>2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ELE </text:p>
          </table:table-cell>
          <table:table-cell table:style-name="ce1011" office:value-type="string" calcext:value-type="string">
            <text:p>OSCILOSCÓPIO</text:p>
          </table:table-cell>
          <table:table-cell table:style-name="ce1029" office:value-type="float" office:value="8" calcext:value-type="float">
            <text:p>8</text:p>
          </table:table-cell>
          <table:table-cell table:style-name="ce1037" table:formula="of:=[.C29]*2" office:value-type="float" office:value="16" calcext:value-type="float">
            <text:p>16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ELE </text:p>
          </table:table-cell>
          <table:table-cell table:style-name="ce1011" office:value-type="string" calcext:value-type="string">
            <text:p>OSCILOSCÓPIO PXI PROPRIETÁRIO NI</text:p>
          </table:table-cell>
          <table:table-cell table:style-name="ce1029" office:value-type="float" office:value="1" calcext:value-type="float">
            <text:p>1</text:p>
          </table:table-cell>
          <table:table-cell table:style-name="ce1037" table:formula="of:=[.C30]*2" office:value-type="float" office:value="2" calcext:value-type="float">
            <text:p>2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ELE </text:p>
          </table:table-cell>
          <table:table-cell table:style-name="ce1011" office:value-type="string" calcext:value-type="string">
            <text:p>REFLECTÔMETRO</text:p>
          </table:table-cell>
          <table:table-cell table:style-name="ce1029" office:value-type="float" office:value="1" calcext:value-type="float">
            <text:p>1</text:p>
          </table:table-cell>
          <table:table-cell table:style-name="ce1037" table:formula="of:=[.C31]*2" office:value-type="float" office:value="2" calcext:value-type="float">
            <text:p>2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ELE </text:p>
          </table:table-cell>
          <table:table-cell table:style-name="ce1011" office:value-type="string" calcext:value-type="string">
            <text:p>RF SIGNAL GENERATOR </text:p>
          </table:table-cell>
          <table:table-cell table:style-name="ce1029" office:value-type="float" office:value="2" calcext:value-type="float">
            <text:p>2</text:p>
          </table:table-cell>
          <table:table-cell table:style-name="ce1037" table:formula="of:=[.C32]*2" office:value-type="float" office:value="4" calcext:value-type="float">
            <text:p>4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ELE </text:p>
          </table:table-cell>
          <table:table-cell table:style-name="ce1011" office:value-type="string" calcext:value-type="string">
            <text:p>TERMOHIGROMETRO</text:p>
          </table:table-cell>
          <table:table-cell table:style-name="ce1029" office:value-type="float" office:value="1" calcext:value-type="float">
            <text:p>1</text:p>
          </table:table-cell>
          <table:table-cell table:style-name="ce1037" table:formula="of:=[.C33]*2" office:value-type="float" office:value="2" calcext:value-type="float">
            <text:p>2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ELE </text:p>
          </table:table-cell>
          <table:table-cell table:style-name="ce1011" office:value-type="string" calcext:value-type="string">
            <text:p>TERMÔMETRO DIGITAL</text:p>
          </table:table-cell>
          <table:table-cell table:style-name="ce1029" office:value-type="float" office:value="1" calcext:value-type="float">
            <text:p>1</text:p>
          </table:table-cell>
          <table:table-cell table:style-name="ce1037" table:formula="of:=[.C34]*2" office:value-type="float" office:value="2" calcext:value-type="float">
            <text:p>2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MEC</text:p>
          </table:table-cell>
          <table:table-cell table:style-name="ce1011" office:value-type="string" calcext:value-type="string">
            <text:p>BALANÇA DIGITAL</text:p>
          </table:table-cell>
          <table:table-cell table:style-name="ce1029" office:value-type="float" office:value="2" calcext:value-type="float">
            <text:p>2</text:p>
          </table:table-cell>
          <table:table-cell table:style-name="ce1037" table:formula="of:=[.C35]*2" office:value-type="float" office:value="4" calcext:value-type="float">
            <text:p>4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MEC</text:p>
          </table:table-cell>
          <table:table-cell table:style-name="ce1011" office:value-type="string" calcext:value-type="string">
            <text:p>CONTROLADOR DE PRESSÃO</text:p>
          </table:table-cell>
          <table:table-cell table:style-name="ce1029" office:value-type="float" office:value="4" calcext:value-type="float">
            <text:p>4</text:p>
          </table:table-cell>
          <table:table-cell table:style-name="ce1037" table:formula="of:=[.C36]*2" office:value-type="float" office:value="8" calcext:value-type="float">
            <text:p>8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MEC</text:p>
          </table:table-cell>
          <table:table-cell table:style-name="ce1011" office:value-type="string" calcext:value-type="string">
            <text:p>DINAMÔMETRO </text:p>
          </table:table-cell>
          <table:table-cell table:style-name="ce1029" office:value-type="float" office:value="5" calcext:value-type="float">
            <text:p>5</text:p>
          </table:table-cell>
          <table:table-cell table:style-name="ce1037" table:formula="of:=[.C37]*2" office:value-type="float" office:value="10" calcext:value-type="float">
            <text:p>10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MEC</text:p>
          </table:table-cell>
          <table:table-cell table:style-name="ce1011" office:value-type="string" calcext:value-type="string">
            <text:p>DINAMÔMETRO DIGITAL</text:p>
          </table:table-cell>
          <table:table-cell table:style-name="ce1029" office:value-type="float" office:value="3" calcext:value-type="float">
            <text:p>3</text:p>
          </table:table-cell>
          <table:table-cell table:style-name="ce1037" table:formula="of:=[.C38]*2" office:value-type="float" office:value="6" calcext:value-type="float">
            <text:p>6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MEC</text:p>
          </table:table-cell>
          <table:table-cell table:style-name="ce1011" office:value-type="string" calcext:value-type="string">
            <text:p>HYDRAULIC DEADWEIGHT TESTER</text:p>
          </table:table-cell>
          <table:table-cell table:style-name="ce1029" office:value-type="float" office:value="2" calcext:value-type="float">
            <text:p>2</text:p>
          </table:table-cell>
          <table:table-cell table:style-name="ce1037" table:formula="of:=[.C39]*2" office:value-type="float" office:value="4" calcext:value-type="float">
            <text:p>4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MEC</text:p>
          </table:table-cell>
          <table:table-cell table:style-name="ce1011" office:value-type="string" calcext:value-type="string">
            <text:p>MANÔMETRO ANALÓGICO</text:p>
          </table:table-cell>
          <table:table-cell table:style-name="ce1029" office:value-type="float" office:value="33" calcext:value-type="float">
            <text:p>33</text:p>
          </table:table-cell>
          <table:table-cell table:style-name="ce1037" table:formula="of:=[.C40]*2" office:value-type="float" office:value="66" calcext:value-type="float">
            <text:p>66</text:p>
          </table:table-cell>
          <table:table-cell table:style-name="ce1043" table:number-columns-repeated="1019"/>
        </table:table-row>
        <table:table-row table:style-name="ro35">
          <table:table-cell table:style-name="ce1011" office:value-type="string" calcext:value-type="string">
            <text:p>MEC</text:p>
          </table:table-cell>
          <table:table-cell table:style-name="ce1011" office:value-type="string" calcext:value-type="string">
            <text:p>MANÔMETRO ANALÓGICO BACS</text:p>
          </table:table-cell>
          <table:table-cell table:style-name="ce1029" office:value-type="float" office:value="1" calcext:value-type="float">
            <text:p>1</text:p>
          </table:table-cell>
          <table:table-cell table:style-name="ce1037" table:formula="of:=[.C41]*2" office:value-type="float" office:value="2" calcext:value-type="float">
            <text:p>2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MEC</text:p>
          </table:table-cell>
          <table:table-cell table:style-name="ce1011" office:value-type="string" calcext:value-type="string">
            <text:p>MANÔMETRO DIGITAL</text:p>
          </table:table-cell>
          <table:table-cell table:style-name="ce1029" office:value-type="float" office:value="3" calcext:value-type="float">
            <text:p>3</text:p>
          </table:table-cell>
          <table:table-cell table:style-name="ce1037" table:formula="of:=[.C42]*2" office:value-type="float" office:value="6" calcext:value-type="float">
            <text:p>6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MEC</text:p>
          </table:table-cell>
          <table:table-cell table:style-name="ce1011" office:value-type="string" calcext:value-type="string">
            <text:p>MANÔMETRO DIGITAL IN LOCO</text:p>
          </table:table-cell>
          <table:table-cell table:style-name="ce1029" office:value-type="float" office:value="3" calcext:value-type="float">
            <text:p>3</text:p>
          </table:table-cell>
          <table:table-cell table:style-name="ce1037" table:formula="of:=[.C43]*2" office:value-type="float" office:value="6" calcext:value-type="float">
            <text:p>6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MEC</text:p>
          </table:table-cell>
          <table:table-cell table:style-name="ce1011" office:value-type="string" calcext:value-type="string">
            <text:p>MANOVACUÔMETRO ANALÓGICO</text:p>
          </table:table-cell>
          <table:table-cell table:style-name="ce1029" office:value-type="float" office:value="1" calcext:value-type="float">
            <text:p>1</text:p>
          </table:table-cell>
          <table:table-cell table:style-name="ce1037" table:formula="of:=[.C44]*2" office:value-type="float" office:value="2" calcext:value-type="float">
            <text:p>2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MEC</text:p>
          </table:table-cell>
          <table:table-cell table:style-name="ce1011" office:value-type="string" calcext:value-type="string">
            <text:p>MEDIDOR DE FLUXO / VALVULA DE ALIVIO </text:p>
          </table:table-cell>
          <table:table-cell table:style-name="ce1029" office:value-type="float" office:value="3" calcext:value-type="float">
            <text:p>3</text:p>
          </table:table-cell>
          <table:table-cell table:style-name="ce1037" table:formula="of:=[.C45]*2" office:value-type="float" office:value="6" calcext:value-type="float">
            <text:p>6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MEC</text:p>
          </table:table-cell>
          <table:table-cell table:style-name="ce1011" office:value-type="string" calcext:value-type="string">
            <text:p>MICROMETRO DE PROFUNDIDADE</text:p>
          </table:table-cell>
          <table:table-cell table:style-name="ce1029" office:value-type="float" office:value="23" calcext:value-type="float">
            <text:p>23</text:p>
          </table:table-cell>
          <table:table-cell table:style-name="ce1037" table:formula="of:=[.C46]*2" office:value-type="float" office:value="46" calcext:value-type="float">
            <text:p>46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MEC</text:p>
          </table:table-cell>
          <table:table-cell table:style-name="ce1011" office:value-type="string" calcext:value-type="string">
            <text:p>NÍVEL LINEAR DE PRECISÃO</text:p>
          </table:table-cell>
          <table:table-cell table:style-name="ce1029" office:value-type="float" office:value="1" calcext:value-type="float">
            <text:p>1</text:p>
          </table:table-cell>
          <table:table-cell table:style-name="ce1037" table:formula="of:=[.C47]*2" office:value-type="float" office:value="2" calcext:value-type="float">
            <text:p>2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MEC</text:p>
          </table:table-cell>
          <table:table-cell table:style-name="ce1011" office:value-type="string" calcext:value-type="string">
            <text:p>PAQUÍMETRO </text:p>
          </table:table-cell>
          <table:table-cell table:style-name="ce1029" office:value-type="float" office:value="12" calcext:value-type="float">
            <text:p>12</text:p>
          </table:table-cell>
          <table:table-cell table:style-name="ce1037" table:formula="of:=[.C48]*2" office:value-type="float" office:value="24" calcext:value-type="float">
            <text:p>24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MEC</text:p>
          </table:table-cell>
          <table:table-cell table:style-name="ce1011" office:value-type="string" calcext:value-type="string">
            <text:p>TERMÔMETRO</text:p>
          </table:table-cell>
          <table:table-cell table:style-name="ce1029" office:value-type="float" office:value="2" calcext:value-type="float">
            <text:p>2</text:p>
          </table:table-cell>
          <table:table-cell table:style-name="ce1037" table:formula="of:=[.C49]*2" office:value-type="float" office:value="4" calcext:value-type="float">
            <text:p>4</text:p>
          </table:table-cell>
          <table:table-cell table:style-name="ce1043" table:number-columns-repeated="1019"/>
        </table:table-row>
        <table:table-row table:style-name="ro34">
          <table:table-cell table:style-name="ce1011" office:value-type="string" calcext:value-type="string">
            <text:p>MEC</text:p>
          </table:table-cell>
          <table:table-cell table:style-name="ce1011" office:value-type="string" calcext:value-type="string">
            <text:p>TORQUÍMETRO </text:p>
          </table:table-cell>
          <table:table-cell table:style-name="ce1031" office:value-type="float" office:value="260" calcext:value-type="float">
            <text:p>260</text:p>
          </table:table-cell>
          <table:table-cell table:style-name="ce1037" table:formula="of:=[.C50]*2" office:value-type="float" office:value="520" calcext:value-type="float">
            <text:p>520</text:p>
          </table:table-cell>
          <table:table-cell table:style-name="ce1043" table:number-columns-repeated="1019"/>
        </table:table-row>
        <table:table-row table:style-name="ro34" table:number-rows-repeated="1048525">
          <table:table-cell table:number-columns-repeated="1023"/>
        </table:table-row>
        <table:table-row table:style-name="ro34">
          <table:table-cell table:number-columns-repeated="1023"/>
        </table:table-row>
      </table:table>
      <table:table table:name="Modelos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ce2066"/>
        <table:table-row table:style-name="ro34">
          <table:table-cell table:style-name="ce1305" office:value-type="string" calcext:value-type="string">
            <text:p>ELE/MEC</text:p>
          </table:table-cell>
          <table:table-cell table:style-name="ce1179" office:value-type="string" calcext:value-type="string">
            <text:p>EQUIPAMENTO</text:p>
          </table:table-cell>
          <table:table-cell table:style-name="ce1179" office:value-type="string" calcext:value-type="string">
            <text:p>MARCA </text:p>
          </table:table-cell>
          <table:table-cell table:style-name="ce1179" office:value-type="string" calcext:value-type="string">
            <text:p>MODELO</text:p>
          </table:table-cell>
          <table:table-cell table:style-name="ce1310" office:value-type="string" calcext:value-type="string">
            <text:p>Cont.Núm - MODELO</text:p>
          </table:table-cell>
        </table:table-row>
        <table:table-row table:style-name="ro34">
          <table:table-cell table:style-name="ce1162" office:value-type="string" calcext:value-type="string">
            <text:p>ELE </text:p>
          </table:table-cell>
          <table:table-cell table:style-name="ce1175" office:value-type="string" calcext:value-type="string">
            <text:p>AMPLIFICADOR TRANSCONDUTÂNCIA</text:p>
          </table:table-cell>
          <table:table-cell table:style-name="ce1175" office:value-type="string" calcext:value-type="string">
            <text:p>FLUKE</text:p>
          </table:table-cell>
          <table:table-cell table:style-name="ce1175" office:value-type="string" calcext:value-type="string">
            <text:p>5220A</text:p>
          </table:table-cell>
          <table:table-cell table:style-name="ce1311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5" office:value-type="string" calcext:value-type="string">
            <text:p>ANALISADOR DE ESPECTRO</text:p>
          </table:table-cell>
          <table:table-cell table:style-name="ce1175" office:value-type="string" calcext:value-type="string">
            <text:p>ROHDE&amp;SCHWARZ</text:p>
          </table:table-cell>
          <table:table-cell table:style-name="ce1175" office:value-type="string" calcext:value-type="string">
            <text:p>FSL18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5" office:value-type="string" calcext:value-type="string">
            <text:p>ANALISADOR DE SEGURANÇA</text:p>
          </table:table-cell>
          <table:table-cell table:style-name="ce1175" office:value-type="string" calcext:value-type="string">
            <text:p>GW INSTEK</text:p>
          </table:table-cell>
          <table:table-cell table:style-name="ce1175" office:value-type="string" calcext:value-type="string">
            <text:p>GPT-9802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5" office:value-type="string" calcext:value-type="string">
            <text:p>CALIBRADOR MULTIFUNÇÃO </text:p>
          </table:table-cell>
          <table:table-cell table:style-name="ce1175" office:value-type="string" calcext:value-type="string">
            <text:p>FLUKE</text:p>
          </table:table-cell>
          <table:table-cell table:style-name="ce1175" office:value-type="string" calcext:value-type="string">
            <text:p>5100B</text:p>
          </table:table-cell>
          <table:table-cell table:style-name="ce1311" office:value-type="float" office:value="3" calcext:value-type="float">
            <text:p>3</text:p>
          </table:table-cell>
        </table:table-row>
        <table:table-row table:style-name="ro34">
          <table:table-cell table:style-name="ce1165"/>
          <table:table-cell table:style-name="ce1175" office:value-type="string" calcext:value-type="string">
            <text:p>CALIBRADOR TENSÃO</text:p>
          </table:table-cell>
          <table:table-cell table:style-name="ce1175" office:value-type="string" calcext:value-type="string">
            <text:p>CALIBRATORS INC</text:p>
          </table:table-cell>
          <table:table-cell table:style-name="ce1175" office:value-type="string" calcext:value-type="string">
            <text:p>DVL 8500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2" office:value-type="string" calcext:value-type="string">
            <text:p>CONTADOR</text:p>
          </table:table-cell>
          <table:table-cell table:style-name="ce1175" office:value-type="string" calcext:value-type="string">
            <text:p><text:s/>ASTRONICS</text:p>
          </table:table-cell>
          <table:table-cell table:style-name="ce1175" office:value-type="string" calcext:value-type="string">
            <text:p>2461-CD</text:p>
          </table:table-cell>
          <table:table-cell table:style-name="ce1311" office:value-type="float" office:value="3" calcext:value-type="float">
            <text:p>3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5" office:value-type="string" calcext:value-type="string">
            <text:p>HP</text:p>
          </table:table-cell>
          <table:table-cell table:style-name="ce1175" office:value-type="string" calcext:value-type="string">
            <text:p>5328B</text:p>
          </table:table-cell>
          <table:table-cell table:style-name="ce1311" office:value-type="float" office:value="6" calcext:value-type="float">
            <text:p>6</text:p>
          </table:table-cell>
        </table:table-row>
        <table:table-row table:style-name="ro34">
          <table:table-cell table:style-name="ce1165"/>
          <table:table-cell table:style-name="ce1174"/>
          <table:table-cell table:style-name="ce1175" office:value-type="string" calcext:value-type="string">
            <text:p>KEYSIGHT</text:p>
          </table:table-cell>
          <table:table-cell table:style-name="ce1175" office:value-type="string" calcext:value-type="string">
            <text:p>5335A</text:p>
          </table:table-cell>
          <table:table-cell table:style-name="ce1311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5" office:value-type="string" calcext:value-type="string">
            <text:p>CONTROLADOR DE PRESSÃO</text:p>
          </table:table-cell>
          <table:table-cell table:style-name="ce1175" office:value-type="string" calcext:value-type="string">
            <text:p><text:s/>ASTRONICS</text:p>
          </table:table-cell>
          <table:table-cell table:style-name="ce1175" office:value-type="string" calcext:value-type="string">
            <text:p>CPC3000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5" office:value-type="string" calcext:value-type="string">
            <text:p>DÉCADA CAPACITIVA</text:p>
          </table:table-cell>
          <table:table-cell table:style-name="ce1175" office:value-type="string" calcext:value-type="string">
            <text:p>HP</text:p>
          </table:table-cell>
          <table:table-cell table:style-name="ce1175" office:value-type="string" calcext:value-type="string">
            <text:p>4440B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2" office:value-type="string" calcext:value-type="string">
            <text:p>DÉCADA RESISTIVA</text:p>
          </table:table-cell>
          <table:table-cell table:style-name="ce1172" office:value-type="string" calcext:value-type="string">
            <text:p>GENERAL RADIO</text:p>
          </table:table-cell>
          <table:table-cell table:style-name="ce1172" office:value-type="string" calcext:value-type="string">
            <text:p>1433-K</text:p>
          </table:table-cell>
          <table:table-cell table:style-name="ce1312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1433-N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4" table:number-columns-repeated="2"/>
          <table:table-cell table:style-name="ce1174" office:value-type="string" calcext:value-type="string">
            <text:p>1433-Y</text:p>
          </table:table-cell>
          <table:table-cell table:style-name="ce1315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5" office:value-type="string" calcext:value-type="string">
            <text:p>DIFFERENTIAL PROBE </text:p>
          </table:table-cell>
          <table:table-cell table:style-name="ce1175" office:value-type="string" calcext:value-type="string">
            <text:p>TESTEC</text:p>
          </table:table-cell>
          <table:table-cell table:style-name="ce1175" office:value-type="string" calcext:value-type="string">
            <text:p>TT-SI 9001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2" office:value-type="string" calcext:value-type="string">
            <text:p>FONTE DC</text:p>
          </table:table-cell>
          <table:table-cell table:style-name="ce1172" office:value-type="string" calcext:value-type="string">
            <text:p>AMETEK </text:p>
          </table:table-cell>
          <table:table-cell table:style-name="ce1172" office:value-type="string" calcext:value-type="string">
            <text:p>SGA-600625D-1D-AA</text:p>
          </table:table-cell>
          <table:table-cell table:style-name="ce1312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4"/>
          <table:table-cell table:style-name="ce1174" office:value-type="string" calcext:value-type="string">
            <text:p>XG 300-2.8</text:p>
          </table:table-cell>
          <table:table-cell table:style-name="ce1315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5" office:value-type="string" calcext:value-type="string">
            <text:p>BK PRECISION</text:p>
          </table:table-cell>
          <table:table-cell table:style-name="ce1175" office:value-type="string" calcext:value-type="string">
            <text:p>BK9801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5" office:value-type="string" calcext:value-type="string">
            <text:p>HP</text:p>
          </table:table-cell>
          <table:table-cell table:style-name="ce1175" office:value-type="string" calcext:value-type="string">
            <text:p>6255A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5" office:value-type="string" calcext:value-type="string">
            <text:p>SODILEC</text:p>
          </table:table-cell>
          <table:table-cell table:style-name="ce1175" office:value-type="string" calcext:value-type="string">
            <text:p>DT 5V8A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2" office:value-type="string" calcext:value-type="string">
            <text:p>TDK-LAMBDA</text:p>
          </table:table-cell>
          <table:table-cell table:style-name="ce1172" office:value-type="string" calcext:value-type="string">
            <text:p>GENH30-25 LAN</text:p>
          </table:table-cell>
          <table:table-cell table:style-name="ce1312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4"/>
          <table:table-cell table:style-name="ce1174" office:value-type="string" calcext:value-type="string">
            <text:p>GENH300-2.5 LAN</text:p>
          </table:table-cell>
          <table:table-cell table:style-name="ce1315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5" office:value-type="string" calcext:value-type="string">
            <text:p>TDK-LAMBDA </text:p>
          </table:table-cell>
          <table:table-cell table:style-name="ce1175" office:value-type="string" calcext:value-type="string">
            <text:p>Z1020 LAN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2" office:value-type="string" calcext:value-type="string">
            <text:p>(vazio)</text:p>
          </table:table-cell>
          <table:table-cell table:style-name="ce1172" office:value-type="string" calcext:value-type="string">
            <text:p>600 2A - - <text:s/>50V / 10A</text:p>
          </table:table-cell>
          <table:table-cell table:style-name="ce1312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4" table:number-columns-repeated="2"/>
          <table:table-cell table:style-name="ce1174" office:value-type="string" calcext:value-type="string">
            <text:p>DT 5V8A</text:p>
          </table:table-cell>
          <table:table-cell table:style-name="ce1315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2" office:value-type="string" calcext:value-type="string">
            <text:p>GERADOR DE FUNÇÕES</text:p>
          </table:table-cell>
          <table:table-cell table:style-name="ce1175" office:value-type="string" calcext:value-type="string">
            <text:p>AGILENT</text:p>
          </table:table-cell>
          <table:table-cell table:style-name="ce1175" office:value-type="string" calcext:value-type="string">
            <text:p>33220A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5" office:value-type="string" calcext:value-type="string">
            <text:p>HP</text:p>
          </table:table-cell>
          <table:table-cell table:style-name="ce1175" office:value-type="string" calcext:value-type="string">
            <text:p>3325B</text:p>
          </table:table-cell>
          <table:table-cell table:style-name="ce1311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4"/>
          <table:table-cell table:style-name="ce1175" office:value-type="string" calcext:value-type="string">
            <text:p>RACAL INSTRUMENTS</text:p>
          </table:table-cell>
          <table:table-cell table:style-name="ce1175" office:value-type="string" calcext:value-type="string">
            <text:p>3152B VXI</text:p>
          </table:table-cell>
          <table:table-cell table:style-name="ce1311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5" office:value-type="string" calcext:value-type="string">
            <text:p>GROUND STRAP TESTER</text:p>
          </table:table-cell>
          <table:table-cell table:style-name="ce1175" office:value-type="string" calcext:value-type="string">
            <text:p>(vazio)</text:p>
          </table:table-cell>
          <table:table-cell table:style-name="ce1175" office:value-type="string" calcext:value-type="string">
            <text:p>Ground Strap Tester 253A</text:p>
          </table:table-cell>
          <table:table-cell table:style-name="ce1311" office:value-type="float" office:value="6" calcext:value-type="float">
            <text:p>6</text:p>
          </table:table-cell>
        </table:table-row>
        <table:table-row table:style-name="ro34">
          <table:table-cell table:style-name="ce1165"/>
          <table:table-cell table:style-name="ce1175" office:value-type="string" calcext:value-type="string">
            <text:p>IGNITER CIRCUIT TEST </text:p>
          </table:table-cell>
          <table:table-cell table:style-name="ce1175" office:value-type="string" calcext:value-type="string">
            <text:p>(vazio)</text:p>
          </table:table-cell>
          <table:table-cell table:style-name="ce1175" office:value-type="string" calcext:value-type="string">
            <text:p>Mod. 101-5BFAA</text:p>
          </table:table-cell>
          <table:table-cell table:style-name="ce1311" office:value-type="float" office:value="4" calcext:value-type="float">
            <text:p>4</text:p>
          </table:table-cell>
        </table:table-row>
        <table:table-row table:style-name="ro34">
          <table:table-cell table:style-name="ce1165"/>
          <table:table-cell table:style-name="ce1172" office:value-type="string" calcext:value-type="string">
            <text:p>MEGÔHMETRO</text:p>
          </table:table-cell>
          <table:table-cell table:style-name="ce1175" office:value-type="string" calcext:value-type="string">
            <text:p>CHAUVIN ARNOUX </text:p>
          </table:table-cell>
          <table:table-cell table:style-name="ce1175" office:value-type="string" calcext:value-type="string">
            <text:p>CA 6541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5" office:value-type="string" calcext:value-type="string">
            <text:p>FLUKE</text:p>
          </table:table-cell>
          <table:table-cell table:style-name="ce1175" office:value-type="float" office:value="1507" calcext:value-type="float">
            <text:p>1507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5" office:value-type="string" calcext:value-type="string">
            <text:p>MINIPA</text:p>
          </table:table-cell>
          <table:table-cell table:style-name="ce1175" office:value-type="string" calcext:value-type="string">
            <text:p>MI-2551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5" office:value-type="string" calcext:value-type="string">
            <text:p>SEFELEC</text:p>
          </table:table-cell>
          <table:table-cell table:style-name="ce1175" office:value-type="string" calcext:value-type="string">
            <text:p>MXS500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4"/>
          <table:table-cell table:style-name="ce1175" office:value-type="string" calcext:value-type="string">
            <text:p>TEGAM</text:p>
          </table:table-cell>
          <table:table-cell table:style-name="ce1175" office:value-type="string" calcext:value-type="string">
            <text:p>R1M-A</text:p>
          </table:table-cell>
          <table:table-cell table:style-name="ce1311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2" office:value-type="string" calcext:value-type="string">
            <text:p>MULTÍMETRO</text:p>
          </table:table-cell>
          <table:table-cell table:style-name="ce1175" office:value-type="string" calcext:value-type="string">
            <text:p>FACOM</text:p>
          </table:table-cell>
          <table:table-cell table:style-name="ce1175" office:value-type="string" calcext:value-type="string">
            <text:p>711B</text:p>
          </table:table-cell>
          <table:table-cell table:style-name="ce1311" office:value-type="float" office:value="4" calcext:value-type="float">
            <text:p>4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2" office:value-type="string" calcext:value-type="string">
            <text:p>FLUKE</text:p>
          </table:table-cell>
          <table:table-cell table:style-name="ce1172" office:value-type="float" office:value="73" calcext:value-type="float">
            <text:p>73</text:p>
          </table:table-cell>
          <table:table-cell table:style-name="ce1312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float" office:value="77" calcext:value-type="float">
            <text:p>77</text:p>
          </table:table-cell>
          <table:table-cell table:style-name="ce1313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float" office:value="87" calcext:value-type="float">
            <text:p>87</text:p>
          </table:table-cell>
          <table:table-cell table:style-name="ce1313" office:value-type="float" office:value="3" calcext:value-type="float">
            <text:p>3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float" office:value="179" calcext:value-type="float">
            <text:p>179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17B+</text:p>
          </table:table-cell>
          <table:table-cell table:style-name="ce1313" office:value-type="float" office:value="3" calcext:value-type="float">
            <text:p>3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77DMM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83-V</text:p>
          </table:table-cell>
          <table:table-cell table:style-name="ce1313" office:value-type="float" office:value="3" calcext:value-type="float">
            <text:p>3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85-III</text:p>
          </table:table-cell>
          <table:table-cell table:style-name="ce1313" office:value-type="float" office:value="3" calcext:value-type="float">
            <text:p>3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4"/>
          <table:table-cell table:style-name="ce1174" office:value-type="string" calcext:value-type="string">
            <text:p>87 V</text:p>
          </table:table-cell>
          <table:table-cell table:style-name="ce1315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2" office:value-type="string" calcext:value-type="string">
            <text:p>ICEL</text:p>
          </table:table-cell>
          <table:table-cell table:style-name="ce1172" office:value-type="float" office:value="6300" calcext:value-type="float">
            <text:p>6300</text:p>
          </table:table-cell>
          <table:table-cell table:style-name="ce1312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4"/>
          <table:table-cell table:style-name="ce1174" office:value-type="string" calcext:value-type="string">
            <text:p>MA-60</text:p>
          </table:table-cell>
          <table:table-cell table:style-name="ce1315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5" office:value-type="string" calcext:value-type="string">
            <text:p>KEYSIGHT/AGILENT</text:p>
          </table:table-cell>
          <table:table-cell table:style-name="ce1175" office:value-type="string" calcext:value-type="string">
            <text:p>E1412A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4"/>
          <table:table-cell table:style-name="ce1175" office:value-type="string" calcext:value-type="string">
            <text:p>SIMPSON</text:p>
          </table:table-cell>
          <table:table-cell table:style-name="ce1175" office:value-type="string" calcext:value-type="string">
            <text:p>260-6XLPM</text:p>
          </table:table-cell>
          <table:table-cell table:style-name="ce1311" office:value-type="float" office:value="6" calcext:value-type="float">
            <text:p>6</text:p>
          </table:table-cell>
        </table:table-row>
        <table:table-row table:style-name="ro34">
          <table:table-cell table:style-name="ce1165"/>
          <table:table-cell table:style-name="ce1175" office:value-type="string" calcext:value-type="string">
            <text:p>MULTÍMETROPROPRIETÁRIO NI</text:p>
          </table:table-cell>
          <table:table-cell table:style-name="ce1175" office:value-type="string" calcext:value-type="string">
            <text:p>NATIONAL INSTRUMENTS </text:p>
          </table:table-cell>
          <table:table-cell table:style-name="ce1175" office:value-type="string" calcext:value-type="string">
            <text:p>PXIE-4080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2" office:value-type="string" calcext:value-type="string">
            <text:p>MULTÍMETRO 6 DÍGITOS</text:p>
          </table:table-cell>
          <table:table-cell table:style-name="ce1175" office:value-type="string" calcext:value-type="string">
            <text:p>AGILENT</text:p>
          </table:table-cell>
          <table:table-cell table:style-name="ce1175" office:value-type="string" calcext:value-type="string">
            <text:p>34401A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5" office:value-type="string" calcext:value-type="string">
            <text:p>HP</text:p>
          </table:table-cell>
          <table:table-cell table:style-name="ce1175" office:value-type="string" calcext:value-type="string">
            <text:p>3456A <text:s text:c="4"/></text:p>
          </table:table-cell>
          <table:table-cell table:style-name="ce1311" office:value-type="float" office:value="4" calcext:value-type="float">
            <text:p>4</text:p>
          </table:table-cell>
        </table:table-row>
        <table:table-row table:style-name="ro34">
          <table:table-cell table:style-name="ce1165"/>
          <table:table-cell table:style-name="ce1174"/>
          <table:table-cell table:style-name="ce1175" office:value-type="string" calcext:value-type="string">
            <text:p>KEYSIGHT</text:p>
          </table:table-cell>
          <table:table-cell table:style-name="ce1175" office:value-type="string" calcext:value-type="string">
            <text:p>34461A</text:p>
          </table:table-cell>
          <table:table-cell table:style-name="ce1311" office:value-type="float" office:value="3" calcext:value-type="float">
            <text:p>3</text:p>
          </table:table-cell>
        </table:table-row>
        <table:table-row table:style-name="ro34">
          <table:table-cell table:style-name="ce1165"/>
          <table:table-cell table:style-name="ce1172" office:value-type="string" calcext:value-type="string">
            <text:p>OHMÍMETRO</text:p>
          </table:table-cell>
          <table:table-cell table:style-name="ce1175" office:value-type="string" calcext:value-type="string">
            <text:p>AGI</text:p>
          </table:table-cell>
          <table:table-cell table:style-name="ce1175" office:value-type="string" calcext:value-type="string">
            <text:p>1681A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2" office:value-type="string" calcext:value-type="string">
            <text:p>AOIP</text:p>
          </table:table-cell>
          <table:table-cell table:style-name="ce1172" office:value-type="string" calcext:value-type="string">
            <text:p>IND43</text:p>
          </table:table-cell>
          <table:table-cell table:style-name="ce1312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4"/>
          <table:table-cell table:style-name="ce1174" office:value-type="string" calcext:value-type="string">
            <text:p>RN5306</text:p>
          </table:table-cell>
          <table:table-cell table:style-name="ce1315" office:value-type="float" office:value="3" calcext:value-type="float">
            <text:p>3</text:p>
          </table:table-cell>
        </table:table-row>
        <table:table-row table:style-name="ro34">
          <table:table-cell table:style-name="ce1165"/>
          <table:table-cell table:style-name="ce1174"/>
          <table:table-cell table:style-name="ce1175" office:value-type="string" calcext:value-type="string">
            <text:p>SEFELEC</text:p>
          </table:table-cell>
          <table:table-cell table:style-name="ce1175" office:value-type="string" calcext:value-type="string">
            <text:p>MR46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5" office:value-type="string" calcext:value-type="string">
            <text:p>OPTICAL POWER METER</text:p>
          </table:table-cell>
          <table:table-cell table:style-name="ce1175" office:value-type="string" calcext:value-type="string">
            <text:p>NOYES</text:p>
          </table:table-cell>
          <table:table-cell table:style-name="ce1175" office:value-type="string" calcext:value-type="string">
            <text:p>OPM1-2C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2" office:value-type="string" calcext:value-type="string">
            <text:p>OSCILOSCÓPIO</text:p>
          </table:table-cell>
          <table:table-cell table:style-name="ce1175" office:value-type="string" calcext:value-type="string">
            <text:p>KEYSIGHT</text:p>
          </table:table-cell>
          <table:table-cell table:style-name="ce1175" office:value-type="string" calcext:value-type="string">
            <text:p>DSO5034A </text:p>
          </table:table-cell>
          <table:table-cell table:style-name="ce1311" office:value-type="float" office:value="3" calcext:value-type="float">
            <text:p>3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2" office:value-type="string" calcext:value-type="string">
            <text:p>TEKTRONIX</text:p>
          </table:table-cell>
          <table:table-cell table:style-name="ce1172" office:value-type="string" calcext:value-type="string">
            <text:p>TBS1102B </text:p>
          </table:table-cell>
          <table:table-cell table:style-name="ce1312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TDS210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4" table:number-columns-repeated="2"/>
          <table:table-cell table:style-name="ce1174" office:value-type="string" calcext:value-type="string">
            <text:p>THS730A</text:p>
          </table:table-cell>
          <table:table-cell table:style-name="ce1315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5" office:value-type="string" calcext:value-type="string">
            <text:p>OSCILOSCÓPIO PXI PROPRIETÁRIO NI</text:p>
          </table:table-cell>
          <table:table-cell table:style-name="ce1175" office:value-type="string" calcext:value-type="string">
            <text:p>NATIONAL INSTRUMENTS</text:p>
          </table:table-cell>
          <table:table-cell table:style-name="ce1175" office:value-type="string" calcext:value-type="string">
            <text:p>NI-PXI-5122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5" office:value-type="string" calcext:value-type="string">
            <text:p>REFLECTÔMETRO</text:p>
          </table:table-cell>
          <table:table-cell table:style-name="ce1175" office:value-type="string" calcext:value-type="string">
            <text:p>EXFO</text:p>
          </table:table-cell>
          <table:table-cell table:style-name="ce1175" office:value-type="string" calcext:value-type="string">
            <text:p>OPTICAL REFLECTOMETER EXFO FTB2 CONFIGURED WITH OTDR FTBX-735C-SM1-EA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5" office:value-type="string" calcext:value-type="string">
            <text:p>TERMOHIGROMETRO</text:p>
          </table:table-cell>
          <table:table-cell table:style-name="ce1175" office:value-type="string" calcext:value-type="string">
            <text:p>OMEGA</text:p>
          </table:table-cell>
          <table:table-cell table:style-name="ce1175" office:value-type="string" calcext:value-type="string">
            <text:p>HH314A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6"/>
          <table:table-cell table:style-name="ce1175" office:value-type="string" calcext:value-type="string">
            <text:p>TERMÔMETRO DIGITAL</text:p>
          </table:table-cell>
          <table:table-cell table:style-name="ce1175" office:value-type="string" calcext:value-type="string">
            <text:p>OMEGA</text:p>
          </table:table-cell>
          <table:table-cell table:style-name="ce1175" office:value-type="string" calcext:value-type="string">
            <text:p>HH11B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2" office:value-type="string" calcext:value-type="string">
            <text:p>MEC</text:p>
          </table:table-cell>
          <table:table-cell table:style-name="ce1172" office:value-type="string" calcext:value-type="string">
            <text:p>BALANÇA DIGITAL</text:p>
          </table:table-cell>
          <table:table-cell table:style-name="ce1172" office:value-type="string" calcext:value-type="string">
            <text:p>(vazio)</text:p>
          </table:table-cell>
          <table:table-cell table:style-name="ce1172" office:value-type="string" calcext:value-type="string">
            <text:p>BALANÇA DIGITAL (0 - 1200g)</text:p>
          </table:table-cell>
          <table:table-cell table:style-name="ce1312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4" table:number-columns-repeated="2"/>
          <table:table-cell table:style-name="ce1174" office:value-type="string" calcext:value-type="string">
            <text:p>SCALE, DIGITAL READOUT 5000 LB</text:p>
          </table:table-cell>
          <table:table-cell table:style-name="ce1315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2" office:value-type="string" calcext:value-type="string">
            <text:p>CONTROLADOR DE PRESSÃO</text:p>
          </table:table-cell>
          <table:table-cell table:style-name="ce1175" office:value-type="string" calcext:value-type="string">
            <text:p>MENSOR</text:p>
          </table:table-cell>
          <table:table-cell table:style-name="ce1175" office:value-type="string" calcext:value-type="string">
            <text:p>CPC 6000</text:p>
          </table:table-cell>
          <table:table-cell table:style-name="ce1311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4"/>
          <table:table-cell table:style-name="ce1175" office:value-type="string" calcext:value-type="string">
            <text:p>WIKA</text:p>
          </table:table-cell>
          <table:table-cell table:style-name="ce1175" office:value-type="string" calcext:value-type="string">
            <text:p>CPC 3000</text:p>
          </table:table-cell>
          <table:table-cell table:style-name="ce1311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2" office:value-type="string" calcext:value-type="string">
            <text:p>DINAMÔMETRO </text:p>
          </table:table-cell>
          <table:table-cell table:style-name="ce1175" office:value-type="string" calcext:value-type="string">
            <text:p>CHATILLON</text:p>
          </table:table-cell>
          <table:table-cell table:style-name="ce1175" office:value-type="string" calcext:value-type="string">
            <text:p>COX AN10</text:p>
          </table:table-cell>
          <table:table-cell table:style-name="ce1311" office:value-type="float" office:value="4" calcext:value-type="float">
            <text:p>4</text:p>
          </table:table-cell>
        </table:table-row>
        <table:table-row table:style-name="ro34">
          <table:table-cell table:style-name="ce1165"/>
          <table:table-cell table:style-name="ce1174"/>
          <table:table-cell table:style-name="ce1175" office:value-type="string" calcext:value-type="string">
            <text:p>(vazio)</text:p>
          </table:table-cell>
          <table:table-cell table:style-name="ce1175" office:value-type="string" calcext:value-type="string">
            <text:p>SCALE, PUSH/PULL TENSION <text:s/>500 g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2" office:value-type="string" calcext:value-type="string">
            <text:p>DINAMÔMETRO DIGITAL</text:p>
          </table:table-cell>
          <table:table-cell table:style-name="ce1175" office:value-type="string" calcext:value-type="string">
            <text:p>YALE</text:p>
          </table:table-cell>
          <table:table-cell table:style-name="ce1175" office:value-type="string" calcext:value-type="string">
            <text:p>TMC 1500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2" office:value-type="string" calcext:value-type="string">
            <text:p>(vazio)</text:p>
          </table:table-cell>
          <table:table-cell table:style-name="ce1172" office:value-type="string" calcext:value-type="string">
            <text:p>SCALE, DIGITAL READOUT 2500 LB</text:p>
          </table:table-cell>
          <table:table-cell table:style-name="ce1312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4" table:number-columns-repeated="2"/>
          <table:table-cell table:style-name="ce1174" office:value-type="string" calcext:value-type="string">
            <text:p>SCALE, DIGITAL READOUT 5000 LB</text:p>
          </table:table-cell>
          <table:table-cell table:style-name="ce1315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5" office:value-type="string" calcext:value-type="string">
            <text:p>HYDRAULIC DEADWEIGHT TESTER</text:p>
          </table:table-cell>
          <table:table-cell table:style-name="ce1175" office:value-type="string" calcext:value-type="string">
            <text:p>AMETEK </text:p>
          </table:table-cell>
          <table:table-cell table:style-name="ce1175" office:value-type="string" calcext:value-type="string">
            <text:p>DM-T-100/C</text:p>
          </table:table-cell>
          <table:table-cell table:style-name="ce1311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2" office:value-type="string" calcext:value-type="string">
            <text:p>MANÔMETRO ANALÓGICO</text:p>
          </table:table-cell>
          <table:table-cell table:style-name="ce1172" office:value-type="string" calcext:value-type="string">
            <text:p>(vazio)</text:p>
          </table:table-cell>
          <table:table-cell table:style-name="ce1172" office:value-type="string" calcext:value-type="string">
            <text:p>3D INSTRUMENTS INC (0-800 PSI)</text:p>
          </table:table-cell>
          <table:table-cell table:style-name="ce1312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ANALOGIC MANOMETER 0 TO 400 BARS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FAMABRAS 0 – 3 kgf/cm2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FAMABRAS 0 – 30 kgf/cm2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GAUGE <text:s/>300 PSI 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GAUGE 100 PSI</text:p>
          </table:table-cell>
          <table:table-cell table:style-name="ce1313" office:value-type="float" office:value="4" calcext:value-type="float">
            <text:p>4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GAUGE 1500 PSI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GAUGE 160 PSI</text:p>
          </table:table-cell>
          <table:table-cell table:style-name="ce1313" office:value-type="float" office:value="3" calcext:value-type="float">
            <text:p>3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GAUGE 2000 PSI</text:p>
          </table:table-cell>
          <table:table-cell table:style-name="ce1313" office:value-type="float" office:value="3" calcext:value-type="float">
            <text:p>3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GAUGE 2000 PSI </text:p>
          </table:table-cell>
          <table:table-cell table:style-name="ce1313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GAUGE 30 PSI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GAUGE ASSEMBLY (0-3000 PSIG) </text:p>
          </table:table-cell>
          <table:table-cell table:style-name="ce1313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GAUGE, (0-30 PSI)</text:p>
          </table:table-cell>
          <table:table-cell table:style-name="ce1313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GAUGE, (30-0-30 PSI)</text:p>
          </table:table-cell>
          <table:table-cell table:style-name="ce1313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GAUGE, (IN.Hg VAC 30-0-60 PSI)</text:p>
          </table:table-cell>
          <table:table-cell table:style-name="ce1313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GAUGE, ABSOLUTE PRESSURE (0-20 PSIG)</text:p>
          </table:table-cell>
          <table:table-cell table:style-name="ce1313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GAUGE, PRESSURE (0-200 PSI) ECP REQ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MENSOR 2780 (0-800 PSI)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4" table:number-columns-repeated="2"/>
          <table:table-cell table:style-name="ce1174" office:value-type="string" calcext:value-type="string">
            <text:p>PRESSURE REGULATOR</text:p>
          </table:table-cell>
          <table:table-cell table:style-name="ce1315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5" office:value-type="string" calcext:value-type="string">
            <text:p>MANÔMETRO ANALÓGICO BACS</text:p>
          </table:table-cell>
          <table:table-cell table:style-name="ce1175" office:value-type="string" calcext:value-type="string">
            <text:p>(vazio)</text:p>
          </table:table-cell>
          <table:table-cell table:style-name="ce1175" office:value-type="string" calcext:value-type="string">
            <text:p>GAUGE ASSEMBLY (0-4500 FT. SEAWATER)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2" office:value-type="string" calcext:value-type="string">
            <text:p>MANÔMETRO DIGITAL</text:p>
          </table:table-cell>
          <table:table-cell table:style-name="ce1172" office:value-type="string" calcext:value-type="string">
            <text:p>(vazio)</text:p>
          </table:table-cell>
          <table:table-cell table:style-name="ce1172" office:value-type="string" calcext:value-type="string">
            <text:p>DIGITAL TEST GAUGE <text:s/>25 PSI</text:p>
          </table:table-cell>
          <table:table-cell table:style-name="ce1312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DIGITAL TEST GAUGE 1,500 <text:s/>PSIg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4" table:number-columns-repeated="2"/>
          <table:table-cell table:style-name="ce1174" office:value-type="string" calcext:value-type="string">
            <text:p>PRESSURE SWITCH SETTING TOOL (ART_0000016319) (WIKA CPH6300 (READER) + CPT6200 (SENSOR))</text:p>
          </table:table-cell>
          <table:table-cell table:style-name="ce1315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2" office:value-type="string" calcext:value-type="string">
            <text:p>MANÔMETRO DIGITAL IN LOCO</text:p>
          </table:table-cell>
          <table:table-cell table:style-name="ce1172" office:value-type="string" calcext:value-type="string">
            <text:p>AOIP</text:p>
          </table:table-cell>
          <table:table-cell table:style-name="ce1172" office:value-type="string" calcext:value-type="string">
            <text:p>PRESSURE SENSOR (ART_0000019066) – P1AIOP-IT (0-6 bar)</text:p>
          </table:table-cell>
          <table:table-cell table:style-name="ce1312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PRESSURE SENSOR (ART_0000019066) – P2AIOP-IT (0-6 bar)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4" table:number-columns-repeated="2"/>
          <table:table-cell table:style-name="ce1174" office:value-type="string" calcext:value-type="string">
            <text:p>PRESSURE SENSOR (ART_0000019066) – VÁCUOAIOP-IT (0-1,6 bar)</text:p>
          </table:table-cell>
          <table:table-cell table:style-name="ce1315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5" office:value-type="string" calcext:value-type="string">
            <text:p>MANOVACUÔMETRO ANALÓGICO</text:p>
          </table:table-cell>
          <table:table-cell table:style-name="ce1175" office:value-type="string" calcext:value-type="string">
            <text:p>(vazio)</text:p>
          </table:table-cell>
          <table:table-cell table:style-name="ce1175" office:value-type="string" calcext:value-type="string">
            <text:p>GAUGE, (30-0-30 PSI)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2" office:value-type="string" calcext:value-type="string">
            <text:p>MEDIDOR DE FLUXO /VALVULA DE ALIVIO </text:p>
          </table:table-cell>
          <table:table-cell table:style-name="ce1172" office:value-type="string" calcext:value-type="string">
            <text:p>(vazio)</text:p>
          </table:table-cell>
          <table:table-cell table:style-name="ce1172" office:value-type="string" calcext:value-type="string">
            <text:p>MEDIDOR DE FLUXO / VALVULA DE ALIVIO 0279-02</text:p>
          </table:table-cell>
          <table:table-cell table:style-name="ce1312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4" table:number-columns-repeated="2"/>
          <table:table-cell table:style-name="ce1174" office:value-type="string" calcext:value-type="string">
            <text:p>MEDIDOR DE FLUXO 0279-02</text:p>
          </table:table-cell>
          <table:table-cell table:style-name="ce1315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2" office:value-type="string" calcext:value-type="string">
            <text:p>MICROMETRO DE PROFUNDIDADE</text:p>
          </table:table-cell>
          <table:table-cell table:style-name="ce1175" office:value-type="string" calcext:value-type="string">
            <text:p>FACOM</text:p>
          </table:table-cell>
          <table:table-cell table:style-name="ce1175" office:value-type="string" calcext:value-type="string">
            <text:p>806.F</text:p>
          </table:table-cell>
          <table:table-cell table:style-name="ce1311" office:value-type="float" office:value="4" calcext:value-type="float">
            <text:p>4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2" office:value-type="string" calcext:value-type="string">
            <text:p>(vazio)</text:p>
          </table:table-cell>
          <table:table-cell table:style-name="ce1172" office:value-type="string" calcext:value-type="string">
            <text:p>GAGE, DEPTH MICROMETER <text:s/>0-6"</text:p>
          </table:table-cell>
          <table:table-cell table:style-name="ce1312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GAGE, DIAL DEPTH STARRET .0025"-0-.0025"</text:p>
          </table:table-cell>
          <table:table-cell table:style-name="ce1313" office:value-type="float" office:value="6" calcext:value-type="float">
            <text:p>6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MICROMETER, DEPTH 0-3" STARRETT</text:p>
          </table:table-cell>
          <table:table-cell table:style-name="ce1313" office:value-type="float" office:value="7" calcext:value-type="float">
            <text:p>7</text:p>
          </table:table-cell>
        </table:table-row>
        <table:table-row table:style-name="ro34">
          <table:table-cell table:style-name="ce1165"/>
          <table:table-cell table:style-name="ce1174" table:number-columns-repeated="2"/>
          <table:table-cell table:style-name="ce1174" office:value-type="string" calcext:value-type="string">
            <text:p>RELOGIO COMPARADOR .050"-0-.050"</text:p>
          </table:table-cell>
          <table:table-cell table:style-name="ce1315" office:value-type="float" office:value="4" calcext:value-type="float">
            <text:p>4</text:p>
          </table:table-cell>
        </table:table-row>
        <table:table-row table:style-name="ro34">
          <table:table-cell table:style-name="ce1165"/>
          <table:table-cell table:style-name="ce1175" office:value-type="string" calcext:value-type="string">
            <text:p>NÍVEL LINEAR DE PRECISÃO</text:p>
          </table:table-cell>
          <table:table-cell table:style-name="ce1175" office:value-type="string" calcext:value-type="string">
            <text:p>(vazio)</text:p>
          </table:table-cell>
          <table:table-cell table:style-name="ce1175" office:value-type="string" calcext:value-type="string">
            <text:p>LEVEL, PRECISION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2" office:value-type="string" calcext:value-type="string">
            <text:p>PAQUÍMETRO </text:p>
          </table:table-cell>
          <table:table-cell table:style-name="ce1172" office:value-type="string" calcext:value-type="string">
            <text:p>(vazio)</text:p>
          </table:table-cell>
          <table:table-cell table:style-name="ce1172" office:value-type="string" calcext:value-type="string">
            <text:p>PAQUIMETRO <text:s/>6"</text:p>
          </table:table-cell>
          <table:table-cell table:style-name="ce1312" office:value-type="float" office:value="8" calcext:value-type="float">
            <text:p>8</text:p>
          </table:table-cell>
        </table:table-row>
        <table:table-row table:style-name="ro34">
          <table:table-cell table:style-name="ce1165"/>
          <table:table-cell table:style-name="ce1174" table:number-columns-repeated="2"/>
          <table:table-cell table:style-name="ce1174" office:value-type="string" calcext:value-type="string">
            <text:p>PAQUÍMETRO (805.1)</text:p>
          </table:table-cell>
          <table:table-cell table:style-name="ce1315" office:value-type="float" office:value="4" calcext:value-type="float">
            <text:p>4</text:p>
          </table:table-cell>
        </table:table-row>
        <table:table-row table:style-name="ro34">
          <table:table-cell table:style-name="ce1165"/>
          <table:table-cell table:style-name="ce1172" office:value-type="string" calcext:value-type="string">
            <text:p>TERMÔMETRO</text:p>
          </table:table-cell>
          <table:table-cell table:style-name="ce1172" office:value-type="string" calcext:value-type="string">
            <text:p>(vazio)</text:p>
          </table:table-cell>
          <table:table-cell table:style-name="ce1172" office:value-type="string" calcext:value-type="string">
            <text:p>TERMÔMETRO, (0-200 F)</text:p>
          </table:table-cell>
          <table:table-cell table:style-name="ce1312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4" table:number-columns-repeated="2"/>
          <table:table-cell table:style-name="ce1174" office:value-type="string" calcext:value-type="string">
            <text:p>TERMÔMETRO, (32-212 F)</text:p>
          </table:table-cell>
          <table:table-cell table:style-name="ce1315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2" office:value-type="string" calcext:value-type="string">
            <text:p>TORQUÍMETRO </text:p>
          </table:table-cell>
          <table:table-cell table:style-name="ce1175" office:value-type="string" calcext:value-type="string">
            <text:p>CMKP</text:p>
          </table:table-cell>
          <table:table-cell table:style-name="ce1175" office:value-type="string" calcext:value-type="string">
            <text:p>1 - 4 dNm 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2" office:value-type="string" calcext:value-type="string">
            <text:p>FACOM</text:p>
          </table:table-cell>
          <table:table-cell table:style-name="ce1172" office:value-type="string" calcext:value-type="string">
            <text:p>0,8M DAN</text:p>
          </table:table-cell>
          <table:table-cell table:style-name="ce1312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Facom - 1-5 Nm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Facom - 2-10 Nm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Facom - 20-100 Nm</text:p>
          </table:table-cell>
          <table:table-cell table:style-name="ce1313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Facom - 4-2 daNm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Facom - 5-25 Nm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Facom - A-301 MT 15-75c nM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Facom - A402 0,5-2,5Nm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Facom - A404 2-10 Nm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4"/>
          <table:table-cell table:style-name="ce1174" office:value-type="string" calcext:value-type="string">
            <text:p>Facom – 1-10 Nm</text:p>
          </table:table-cell>
          <table:table-cell table:style-name="ce1315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5" office:value-type="string" calcext:value-type="string">
            <text:p>FALCOM</text:p>
          </table:table-cell>
          <table:table-cell table:style-name="ce1175" office:value-type="string" calcext:value-type="string">
            <text:p>40 – 200 Nm S315 DA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2" office:value-type="string" calcext:value-type="string">
            <text:p>SAM</text:p>
          </table:table-cell>
          <table:table-cell table:style-name="ce1172" office:value-type="string" calcext:value-type="string">
            <text:p>2 – 20 MdaN</text:p>
          </table:table-cell>
          <table:table-cell table:style-name="ce1312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Sam - type II classe A - 5-25 Nm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4"/>
          <table:table-cell table:style-name="ce1174" office:value-type="string" calcext:value-type="string">
            <text:p>Sam – 20-200 Nm</text:p>
          </table:table-cell>
          <table:table-cell table:style-name="ce1315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5" office:value-type="string" calcext:value-type="string">
            <text:p>SNAP-ON</text:p>
          </table:table-cell>
          <table:table-cell table:style-name="ce1175" office:value-type="string" calcext:value-type="string">
            <text:p>4D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5" office:value-type="string" calcext:value-type="string">
            <text:p>TORQ</text:p>
          </table:table-cell>
          <table:table-cell table:style-name="ce1175" office:value-type="string" calcext:value-type="string">
            <text:p>1 a 7 kgf 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5" office:value-type="string" calcext:value-type="string">
            <text:p>TORQUELEADER</text:p>
          </table:table-cell>
          <table:table-cell table:style-name="ce1175" office:value-type="string" calcext:value-type="string">
            <text:p>1,7M DAN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5" office:value-type="string" calcext:value-type="string">
            <text:p>UTICA</text:p>
          </table:table-cell>
          <table:table-cell table:style-name="ce1175" office:value-type="string" calcext:value-type="string">
            <text:p>TCI-150</text:p>
          </table:table-cell>
          <table:table-cell table:style-name="ce1311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2" office:value-type="string" calcext:value-type="string">
            <text:p>(vazio)</text:p>
          </table:table-cell>
          <table:table-cell table:style-name="ce1172" office:value-type="string" calcext:value-type="string">
            <text:p>Consolidated devices (1502DI) 0 – 150 lbs</text:p>
          </table:table-cell>
          <table:table-cell table:style-name="ce1312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Consolidated devices (6002DI) 0 – 600 lbs</text:p>
          </table:table-cell>
          <table:table-cell table:style-name="ce1313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CONSOLITED DEVICES (1502MR) 10-150 lbs</text:p>
          </table:table-cell>
          <table:table-cell table:style-name="ce1313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SCREWDRIVER, TORQUE 5 IN LB</text:p>
          </table:table-cell>
          <table:table-cell table:style-name="ce1313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SNAP-ON (QD1200) 40-200 lbs</text:p>
          </table:table-cell>
          <table:table-cell table:style-name="ce1313" office:value-type="float" office:value="3" calcext:value-type="float">
            <text:p>3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SNAP-ON (QDJR50) 10-50 lbs</text:p>
          </table:table-cell>
          <table:table-cell table:style-name="ce1313" office:value-type="float" office:value="3" calcext:value-type="float">
            <text:p>3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SNAP-ON (QJR284E) 150-1000 lbs</text:p>
          </table:table-cell>
          <table:table-cell table:style-name="ce1313" office:value-type="float" office:value="20" calcext:value-type="float">
            <text:p>20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SNAP-ON (TE250FU)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STURTEVANT RICHMONT (CAL-36) 2-36 lbs</text:p>
          </table:table-cell>
          <table:table-cell table:style-name="ce1313" office:value-type="float" office:value="4" calcext:value-type="float">
            <text:p>4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TORQUE DRIVER 24-0-24 IN LB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TORQUE DRIVER 60-0-60 <text:s/>IN LB 1/4 SQ DR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TORQUE METER (20-240 NMN)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TORQUE METER (5-60 NMN)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TORQUÍMETRO <text:s/>3/8” 5-50 N.M 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Torquímetro <text:s/>3/8” 5-50 N.m <text:s/>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TORQUÍMETRO 0,5 NM A 2,5 NM (A.402)</text:p>
          </table:table-cell>
          <table:table-cell table:style-name="ce1313" office:value-type="float" office:value="4" calcext:value-type="float">
            <text:p>4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TORQUÍMETRO 10 NM A 50 NM (J.208-50)</text:p>
          </table:table-cell>
          <table:table-cell table:style-name="ce1313" office:value-type="float" office:value="4" calcext:value-type="float">
            <text:p>4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TORQUÍMETRO 2 NM A 10 NM (A.404)</text:p>
          </table:table-cell>
          <table:table-cell table:style-name="ce1313" office:value-type="float" office:value="5" calcext:value-type="float">
            <text:p>5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TORQUÍMETRO 3/8” <text:s text:c="2"/>2-10 NM 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TORQUÍMETRO 3/8” <text:s/>5-50 NM </text:p>
          </table:table-cell>
          <table:table-cell table:style-name="ce1313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TORQUÍMETRO 3/8” 1-5 N.M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TORQUÍMETRO 3/8” 1-6 NM 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TORQUÍMETRO 3/8” 2-10 N.M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TORQUÍMETRO 3/8” 5-50 NM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TORQUÍMETRO 5 NM A 25 NM (R.306-25D)</text:p>
          </table:table-cell>
          <table:table-cell table:style-name="ce1313" office:value-type="float" office:value="4" calcext:value-type="float">
            <text:p>4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TORQUÍMETRO RELÓGIO 3/8” 0-3,5 NM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TORQUÍMETRO TIPO RELÓGIO 3/8” <text:s/>0-3,5 NM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UTICA (DA130) 0-30 lbs</text:p>
          </table:table-cell>
          <table:table-cell table:style-name="ce1313" office:value-type="float" office:value="3" calcext:value-type="float">
            <text:p>3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UTICA (TCI-150) 0-150 lbs</text:p>
          </table:table-cell>
          <table:table-cell table:style-name="ce1313" office:value-type="float" office:value="3" calcext:value-type="float">
            <text:p>3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ROTARY TORQUE DRIVER 12-0-12 IN LB</text:p>
          </table:table-cell>
          <table:table-cell table:style-name="ce1313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0-150 IN LB 3/8 SQ DR TE12FUA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100-0-100 FT LB 1/2 SQ DR</text:p>
          </table:table-cell>
          <table:table-cell table:style-name="ce1313" office:value-type="float" office:value="5" calcext:value-type="float">
            <text:p>5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15-0-15 IN LB 1/4 SQ DR</text:p>
          </table:table-cell>
          <table:table-cell table:style-name="ce1313" office:value-type="float" office:value="6" calcext:value-type="float">
            <text:p>6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150-0-150 IN LB 3/8 SQ DR</text:p>
          </table:table-cell>
          <table:table-cell table:style-name="ce1313" office:value-type="float" office:value="13" calcext:value-type="float">
            <text:p>13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175-0-175 FT LB 1/2 SQ DR TE175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200-600 FT LB</text:p>
          </table:table-cell>
          <table:table-cell table:style-name="ce1313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250-0-250 FT LB 1/2 SQ DR TE250</text:p>
          </table:table-cell>
          <table:table-cell table:style-name="ce1313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30-0-30 IN LB 1/4 SQ DR</text:p>
          </table:table-cell>
          <table:table-cell table:style-name="ce1313" office:value-type="float" office:value="12" calcext:value-type="float">
            <text:p>12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300-0-300 IN LB 3/8 SQ DR</text:p>
          </table:table-cell>
          <table:table-cell table:style-name="ce1313" office:value-type="float" office:value="19" calcext:value-type="float">
            <text:p>19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50-0-50 FT LB 1/2 SQ DR</text:p>
          </table:table-cell>
          <table:table-cell table:style-name="ce1313" office:value-type="float" office:value="4" calcext:value-type="float">
            <text:p>4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50-0-50 FT LB 3/8 SQ DR</text:p>
          </table:table-cell>
          <table:table-cell table:style-name="ce1313" office:value-type="float" office:value="3" calcext:value-type="float">
            <text:p>3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50-0-50 IN LB 1/4 SQ DR</text:p>
          </table:table-cell>
          <table:table-cell table:style-name="ce1313" office:value-type="float" office:value="3" calcext:value-type="float">
            <text:p>3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60-0-60 IN LB 1/4 SQ DR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600-0-600 IN LB 1/2 SQ DR</text:p>
          </table:table-cell>
          <table:table-cell table:style-name="ce1313" office:value-type="float" office:value="7" calcext:value-type="float">
            <text:p>7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600-0-600 IN LB 3/8 SQ DR TE50FUA</text:p>
          </table:table-cell>
          <table:table-cell table:style-name="ce1313" office:value-type="float" office:value="4" calcext:value-type="float">
            <text:p>4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600-0-600 IN LB 3/8 SQ DR TE50FUA 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75-0-75 IN LB 1/4 SQ DR</text:p>
          </table:table-cell>
          <table:table-cell table:style-name="ce1313" office:value-type="float" office:value="12" calcext:value-type="float">
            <text:p>12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PRESET 10 IN LB (2T-1)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PRESET 100 IN LB 3/8 SQ DR</text:p>
          </table:table-cell>
          <table:table-cell table:style-name="ce1313" office:value-type="float" office:value="3" calcext:value-type="float">
            <text:p>3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PRESET 140 IN LB</text:p>
          </table:table-cell>
          <table:table-cell table:style-name="ce1313" office:value-type="float" office:value="4" calcext:value-type="float">
            <text:p>4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PRESET 150 IN LB</text:p>
          </table:table-cell>
          <table:table-cell table:style-name="ce1313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PRESET 17 IN LB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PRESET 18 IN LB 1/4 SQ DR</text:p>
          </table:table-cell>
          <table:table-cell table:style-name="ce1313" office:value-type="float" office:value="12" calcext:value-type="float">
            <text:p>12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PRESET 200 IN LB 3/8 SQ DR</text:p>
          </table:table-cell>
          <table:table-cell table:style-name="ce1313" office:value-type="float" office:value="3" calcext:value-type="float">
            <text:p>3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PRESET 250 IN LB</text:p>
          </table:table-cell>
          <table:table-cell table:style-name="ce1313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PRESET 26 IN LB 9/64 HEX</text:p>
          </table:table-cell>
          <table:table-cell table:style-name="ce1313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PRESET 3-9 <text:s/>FT LB 3/8 SQ DR VB-10T-1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PRESET 30 IN LB 1/4 SQ DR</text:p>
          </table:table-cell>
          <table:table-cell table:style-name="ce1313" office:value-type="float" office:value="3" calcext:value-type="float">
            <text:p>3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PRESET 50 IN LB</text:p>
          </table:table-cell>
          <table:table-cell table:style-name="ce1313" office:value-type="float" office:value="2" calcext:value-type="float">
            <text:p>2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PRESET 50 IN LB 1/4 SQ DR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PRESET 50 IN LB 3/8 SQ DR</text:p>
          </table:table-cell>
          <table:table-cell table:style-name="ce1313" office:value-type="float" office:value="3" calcext:value-type="float">
            <text:p>3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PRESET 7-25 <text:s/>FT LB 3/16 SQ DR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PRESET 7-25 FT LB 3/16 HEX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PRESET 75 IN LB 1/4 HEX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PRESET 75 IN LB 1/4 HEXBIT</text:p>
          </table:table-cell>
          <table:table-cell table:style-name="ce1313" office:value-type="float" office:value="4" calcext:value-type="float">
            <text:p>4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PRESET 75 IN LB 3/8 SQ DR</text:p>
          </table:table-cell>
          <table:table-cell table:style-name="ce1313" office:value-type="float" office:value="5" calcext:value-type="float">
            <text:p>5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PRESET 75 IN LB 3/8 SQ DR CCW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PRESET 8 IN LB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 table:number-columns-repeated="2"/>
          <table:table-cell table:style-name="ce1173" office:value-type="string" calcext:value-type="string">
            <text:p>WRENCH, TORQUE PRESET 85 IN LB</text:p>
          </table:table-cell>
          <table:table-cell table:style-name="ce1313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4" table:number-columns-repeated="2"/>
          <table:table-cell table:style-name="ce1174" office:value-type="string" calcext:value-type="string">
            <text:p>WRENCH, TORQUE SPECIAL 200 IN LB 3/8 SQ DR</text:p>
          </table:table-cell>
          <table:table-cell table:style-name="ce1315" office:value-type="float" office:value="3" calcext:value-type="float">
            <text:p>3</text:p>
          </table:table-cell>
        </table:table-row>
        <table:table-row table:style-name="ro34">
          <table:table-cell table:style-name="ce1165"/>
          <table:table-cell table:style-name="ce1172" office:value-type="string" calcext:value-type="string">
            <text:p>TRANSDUTOR DE PRESSÃO</text:p>
          </table:table-cell>
          <table:table-cell table:style-name="ce1172" office:value-type="string" calcext:value-type="string">
            <text:p>MENSOR</text:p>
          </table:table-cell>
          <table:table-cell table:style-name="ce1172" office:value-type="string" calcext:value-type="string">
            <text:p>Transducer Mensor Corporation 1500 PSI 17777001</text:p>
          </table:table-cell>
          <table:table-cell table:style-name="ce1312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4"/>
          <table:table-cell table:style-name="ce1174" office:value-type="string" calcext:value-type="string">
            <text:p>Transducer Mensor Corporation 200 PSI 17777001 </text:p>
          </table:table-cell>
          <table:table-cell table:style-name="ce1315" office:value-type="float" office:value="1" calcext:value-type="float">
            <text:p>1</text:p>
          </table:table-cell>
        </table:table-row>
        <table:table-row table:style-name="ro34">
          <table:table-cell table:style-name="ce1165"/>
          <table:table-cell table:style-name="ce1173"/>
          <table:table-cell table:style-name="ce1172" office:value-type="string" calcext:value-type="string">
            <text:p>(vazio)</text:p>
          </table:table-cell>
          <table:table-cell table:style-name="ce1172" office:value-type="string" calcext:value-type="string">
            <text:p>Transducer Mensor Corporation 1500 PSI 17777001</text:p>
          </table:table-cell>
          <table:table-cell table:style-name="ce1312" office:value-type="float" office:value="2" calcext:value-type="float">
            <text:p>2</text:p>
          </table:table-cell>
        </table:table-row>
        <table:table-row table:style-name="ro34">
          <table:table-cell table:style-name="ce1166"/>
          <table:table-cell table:style-name="ce1174" table:number-columns-repeated="2"/>
          <table:table-cell table:style-name="ce1174" office:value-type="string" calcext:value-type="string">
            <text:p>Transducer Mensor Corporation 200 PSI 17777001 </text:p>
          </table:table-cell>
          <table:table-cell table:style-name="ce1315" office:value-type="float" office:value="2" calcext:value-type="float">
            <text:p>2</text:p>
          </table:table-cell>
        </table:table-row>
        <table:table-row table:style-name="ro34">
          <table:table-cell table:style-name="ce1167" office:value-type="string" calcext:value-type="string">
            <text:p>(vazio)</text:p>
          </table:table-cell>
          <table:table-cell table:style-name="ce1175" office:value-type="string" calcext:value-type="string">
            <text:p>TORQUÍMETRO </text:p>
          </table:table-cell>
          <table:table-cell table:style-name="ce1175" office:value-type="string" calcext:value-type="string">
            <text:p>SAM</text:p>
          </table:table-cell>
          <table:table-cell table:style-name="ce1175" office:value-type="string" calcext:value-type="string">
            <text:p>(vazio)</text:p>
          </table:table-cell>
          <table:table-cell table:style-name="ce1317"/>
        </table:table-row>
        <table:table-row table:style-name="ro34">
          <table:table-cell table:style-name="ce1168" office:value-type="string" calcext:value-type="string">
            <text:p>Total Resultado</text:p>
          </table:table-cell>
          <table:table-cell table:style-name="ce1308" table:number-columns-repeated="2"/>
          <table:table-cell table:style-name="ce1176"/>
          <table:table-cell table:style-name="ce1233" office:value-type="float" office:value="474" calcext:value-type="float">
            <text:p>474</text:p>
          </table:table-cell>
        </table:table-row>
        <table:table-row table:style-name="ro34" table:number-rows-repeated="45">
          <table:table-cell table:number-columns-repeated="4"/>
          <table:table-cell table:style-name="Default"/>
        </table:table-row>
        <table:table-row table:style-name="ro34" table:number-rows-repeated="1048320">
          <table:table-cell table:number-columns-repeated="5"/>
        </table:table-row>
        <table:table-row table:style-name="ro34">
          <table:table-cell table:number-columns-repeated="5"/>
        </table:table-row>
      </table:table>
      <table:table table:name="Mapa Comparativo_2" table:style-name="ta1" table:print-ranges="'Mapa Comparativo_2'.A2:'Mapa Comparativo_2'.K48">
        <office:forms form:automatic-focus="false" form:apply-design-mode="false"/>
        <table:table-column table:style-name="co38" table:default-cell-style-name="ce1335"/>
        <table:table-column table:style-name="co39" table:default-cell-style-name="ce1344"/>
        <table:table-column table:style-name="co40" table:number-columns-repeated="2" table:default-cell-style-name="ce1335"/>
        <table:table-column table:style-name="co41" table:default-cell-style-name="ce1335"/>
        <table:table-column table:style-name="co40" table:default-cell-style-name="ce1662"/>
        <table:table-column table:style-name="co42" table:number-columns-repeated="3" table:default-cell-style-name="ce1370"/>
        <table:table-column table:style-name="co42" table:default-cell-style-name="ce1662"/>
        <table:table-column table:style-name="co43" table:default-cell-style-name="ce1662"/>
        <table:table-column table:style-name="co10" table:number-columns-repeated="1009" table:default-cell-style-name="ce1335"/>
        <table:table-column table:style-name="co10" table:number-columns-repeated="4" table:default-cell-style-name="ce1454"/>
        <table:table-row table:style-name="ro36">
          <table:table-cell table:style-name="ce2221" office:value-type="string" calcext:value-type="string" table:number-columns-spanned="11" table:number-rows-spanned="1">
            <text:p><text:span text:style-name="T14">MARINHA DO BRASIL</text:span></text:p>
            <text:p><text:span text:style-name="T14">CENTRO DE MÍSSEIS E ARMAS SUBMARINAS DA MARINHA</text:span></text:p>
            <text:p/>
            <text:p><text:span text:style-name="T14">MAPA COMPARATIVO DE PREÇOS</text:span></text:p>
            <text:p/>
            <text:p><text:span text:style-name="T14">PROCESSO ADMINISTRATIVO Nº </text:span><text:span text:style-name="T21">63125.000095/2024-51</text:span></text:p>
            <text:p/>
          </table:table-cell>
          <table:covered-table-cell table:style-name="ce2260"/>
          <table:covered-table-cell table:number-columns-repeated="2" table:style-name="ce2268"/>
          <table:covered-table-cell table:style-name="ce2273"/>
          <table:covered-table-cell table:style-name="ce2274"/>
          <table:covered-table-cell table:style-name="ce2279"/>
          <table:covered-table-cell table:number-columns-repeated="2" table:style-name="ce2286"/>
          <table:covered-table-cell table:number-columns-repeated="2" table:style-name="ce2287"/>
          <table:table-cell table:number-columns-repeated="1013"/>
        </table:table-row>
        <table:table-row table:style-name="ro37">
          <table:table-cell table:style-name="ce1330" office:value-type="string" calcext:value-type="string" table:number-columns-spanned="1" table:number-rows-spanned="2">
            <text:p>ITEM</text:p>
          </table:table-cell>
          <table:table-cell table:style-name="ce1337" office:value-type="string" calcext:value-type="string" table:number-columns-spanned="1" table:number-rows-spanned="2">
            <text:p>DESCRIÇÃO</text:p>
          </table:table-cell>
          <table:table-cell table:style-name="ce1348" office:value-type="string" calcext:value-type="string" table:number-columns-spanned="1" table:number-rows-spanned="2">
            <text:p>CATSER</text:p>
          </table:table-cell>
          <table:table-cell table:style-name="ce1348" office:value-type="string" calcext:value-type="string" table:number-columns-spanned="1" table:number-rows-spanned="2">
            <text:p>UF</text:p>
          </table:table-cell>
          <table:table-cell table:style-name="ce1330" office:value-type="string" calcext:value-type="string" table:number-columns-spanned="1" table:number-rows-spanned="2">
            <text:p>QTD MÍNIMA</text:p>
          </table:table-cell>
          <table:table-cell table:style-name="ce1355" office:value-type="string" calcext:value-type="string" table:number-columns-spanned="1" table:number-rows-spanned="2">
            <text:p>QTD MÁXIMA</text:p>
          </table:table-cell>
          <table:table-cell table:style-name="ce2280" office:value-type="string" calcext:value-type="string" table:number-columns-spanned="3" table:number-rows-spanned="1">
            <text:p>VALOR UNITÁRIO EM REAIS POR EMPRESA</text:p>
          </table:table-cell>
          <table:covered-table-cell table:number-columns-repeated="2" table:style-name="ce1366"/>
          <table:table-cell table:style-name="ce2288" office:value-type="string" calcext:value-type="string" table:number-columns-spanned="1" table:number-rows-spanned="2">
            <text:p>PREÇO UNITÁRIO MÉDIO, <text:s/>EM REAIS</text:p>
          </table:table-cell>
          <table:table-cell table:style-name="ce2288" office:value-type="string" calcext:value-type="string" table:number-columns-spanned="1" table:number-rows-spanned="2">
            <text:p>PREÇO MÉDIO TOTAL, <text:s/>EM REAIS</text:p>
          </table:table-cell>
          <table:table-cell table:number-columns-repeated="1013"/>
        </table:table-row>
        <table:table-row table:style-name="ro38">
          <table:covered-table-cell table:style-name="ce1330"/>
          <table:covered-table-cell table:style-name="ce1337"/>
          <table:covered-table-cell table:number-columns-repeated="2" table:style-name="ce1348"/>
          <table:covered-table-cell table:style-name="ce1330"/>
          <table:covered-table-cell table:style-name="ce1355"/>
          <table:table-cell table:style-name="ce1366" office:value-type="string" calcext:value-type="string">
            <text:p>ORÇAMENTO CTJ</text:p>
          </table:table-cell>
          <table:table-cell table:style-name="ce1366" office:value-type="string" calcext:value-type="string">
            <text:p>ORÇAMENTO CalibraRio</text:p>
          </table:table-cell>
          <table:table-cell table:style-name="ce1366" office:value-type="string" calcext:value-type="string">
            <text:p>ORÇAMENTO </text:p>
            <text:p>EBM</text:p>
          </table:table-cell>
          <table:covered-table-cell table:style-name="ce2289"/>
          <table:covered-table-cell table:style-name="ce2291" office:value-type="string" calcext:value-type="string">
            <text:p>(R$)</text:p>
          </table:covered-table-cell>
          <table:table-cell table:number-columns-repeated="1013"/>
        </table:table-row>
        <table:table-row table:style-name="ro39">
          <table:table-cell table:style-name="ce2257" office:value-type="float" office:value="1" calcext:value-type="float">
            <text:p>1</text:p>
          </table:table-cell>
          <table:table-cell table:style-name="ce2262" office:value-type="string" calcext:value-type="string">
            <text:p>CALIBRAÇÃO DE  ALICATE AMPERÍMETRO</text:p>
            <text:p>Calibração RBC/INMETRO ou rastreável à RBC, com emissão de certificado de calibração. A calibração deverá ser feita com pelo menos 3 pontos distribuídos ao longo da capacidade de medição do instrumento, considerando cada um dos parâmetros de medida. 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1" calcext:value-type="float">
            <text:p>1</text:p>
          </table:table-cell>
          <table:table-cell table:style-name="ce2282" office:value-type="currency" office:currency="BRL" office:value="220" calcext:value-type="currency">
            <text:p>R$ 220,00</text:p>
          </table:table-cell>
          <table:table-cell table:style-name="ce2282" office:value-type="currency" office:currency="BRL" office:value="154" calcext:value-type="currency">
            <text:p>R$ 154,00</text:p>
          </table:table-cell>
          <table:table-cell table:style-name="ce2282" office:value-type="currency" office:currency="BRL" office:value="75" calcext:value-type="currency">
            <text:p>R$ 75,00</text:p>
          </table:table-cell>
          <table:table-cell table:style-name="ce2282" table:formula="of:=AVERAGE([.G4:.I4])" office:value-type="currency" office:currency="BRL" office:value="149.666666666667" calcext:value-type="currency">
            <text:p>R$ 149,67</text:p>
          </table:table-cell>
          <table:table-cell table:style-name="ce2282" table:formula="of:=[.J4]*[.F4]" office:value-type="currency" office:currency="BRL" office:value="149.666666666667" calcext:value-type="currency">
            <text:p>R$ 149,67</text:p>
          </table:table-cell>
          <table:table-cell table:number-columns-repeated="1013"/>
        </table:table-row>
        <table:table-row table:style-name="ro39">
          <table:table-cell table:style-name="ce2257" office:value-type="float" office:value="2" calcext:value-type="float">
            <text:p>2</text:p>
          </table:table-cell>
          <table:table-cell table:style-name="ce2262" office:value-type="string" calcext:value-type="string">
            <text:p>CALIBRAÇÃO DE  ANALISADOR DE ESPECTRO</text:p>
            <text:p>Calibração RBC/INMETRO ou rastreável à RBC, com emissão de certificado de calibração. A calibração deverá ser feita com pelo menos 3 pontos distribuídos ao longo da capacidade de medição do instrumento, considerando cada um dos parâmetros de medida.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2" calcext:value-type="float">
            <text:p>2</text:p>
          </table:table-cell>
          <table:table-cell table:style-name="ce2282" office:value-type="currency" office:currency="BRL" office:value="2680" calcext:value-type="currency">
            <text:p>R$ 2.680,00</text:p>
          </table:table-cell>
          <table:table-cell table:number-columns-repeated="2" table:style-name="ce2282" office:value-type="string" calcext:value-type="string">
            <text:p>-</text:p>
          </table:table-cell>
          <table:table-cell table:style-name="ce2282" table:formula="of:=AVERAGE([.G5:.I5])" office:value-type="currency" office:currency="BRL" office:value="2680" calcext:value-type="currency">
            <text:p>R$ 2.680,00</text:p>
          </table:table-cell>
          <table:table-cell table:style-name="ce2282" table:formula="of:=[.J5]*[.F5]" office:value-type="currency" office:currency="BRL" office:value="5360" calcext:value-type="currency">
            <text:p>R$ 5.360,00</text:p>
          </table:table-cell>
          <table:table-cell table:number-columns-repeated="1013"/>
        </table:table-row>
        <table:table-row table:style-name="ro39">
          <table:table-cell table:style-name="ce2257" office:value-type="float" office:value="3" calcext:value-type="float">
            <text:p>3</text:p>
          </table:table-cell>
          <table:table-cell table:style-name="ce2262" office:value-type="string" calcext:value-type="string">
            <text:p>CALIBRAÇÃO DE  ANALISADOR DE SEGURANÇA</text:p>
            <text:p><text:span text:style-name="T19">Calibração RBC/INMETRO ou rastreável à RBC, com emissão de certificado de calibração. A calibração deverá ser feita com pelo menos 3 pontos distribuídos ao longo da capacidade de medição do instrumento, considerando cada um dos parâmetros de medida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1" calcext:value-type="float">
            <text:p>1</text:p>
          </table:table-cell>
          <table:table-cell table:style-name="ce2282" office:value-type="currency" office:currency="BRL" office:value="580" calcext:value-type="currency">
            <text:p>R$ 580,00</text:p>
          </table:table-cell>
          <table:table-cell table:style-name="ce2282" office:value-type="currency" office:currency="BRL" office:value="231" calcext:value-type="currency">
            <text:p>R$ 231,00</text:p>
          </table:table-cell>
          <table:table-cell table:style-name="ce2282" office:value-type="string" calcext:value-type="string">
            <text:p>-</text:p>
          </table:table-cell>
          <table:table-cell table:style-name="ce2282" table:formula="of:=AVERAGE([.G6:.I6])" office:value-type="currency" office:currency="BRL" office:value="405.5" calcext:value-type="currency">
            <text:p>R$ 405,50</text:p>
          </table:table-cell>
          <table:table-cell table:style-name="ce2282" table:formula="of:=[.J6]*[.F6]" office:value-type="currency" office:currency="BRL" office:value="405.5" calcext:value-type="currency">
            <text:p>R$ 405,50</text:p>
          </table:table-cell>
          <table:table-cell table:number-columns-repeated="1013"/>
        </table:table-row>
        <table:table-row table:style-name="ro39">
          <table:table-cell table:style-name="ce2257" office:value-type="float" office:value="4" calcext:value-type="float">
            <text:p>4</text:p>
          </table:table-cell>
          <table:table-cell table:style-name="ce2262" office:value-type="string" calcext:value-type="string">
            <text:p>CALIBRAÇÃO DE  CALIBRADOR MULTIFUNÇÃO </text:p>
            <text:p>Calibração RBC/INMETRO, com emissão de certificado de calibração. A calibração deverá ser feita com pelo menos 3 pontos distribuídos ao longo da capacidade de medição do instrumento, considerando cada um dos parâmetros de medida.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3" calcext:value-type="float">
            <text:p>3</text:p>
          </table:table-cell>
          <table:table-cell table:style-name="ce2282" office:value-type="currency" office:currency="BRL" office:value="640" calcext:value-type="currency">
            <text:p>R$ 640,00</text:p>
          </table:table-cell>
          <table:table-cell table:number-columns-repeated="2" table:style-name="ce2282" office:value-type="string" calcext:value-type="string">
            <text:p>-</text:p>
          </table:table-cell>
          <table:table-cell table:style-name="ce2282" table:formula="of:=AVERAGE([.G7:.I7])" office:value-type="currency" office:currency="BRL" office:value="640" calcext:value-type="currency">
            <text:p>R$ 640,00</text:p>
          </table:table-cell>
          <table:table-cell table:style-name="ce2282" table:formula="of:=[.J7]*[.F7]" office:value-type="currency" office:currency="BRL" office:value="1920" calcext:value-type="currency">
            <text:p>R$ 1.920,00</text:p>
          </table:table-cell>
          <table:table-cell table:number-columns-repeated="1013"/>
        </table:table-row>
        <table:table-row table:style-name="ro39">
          <table:table-cell table:style-name="ce2257" office:value-type="float" office:value="5" calcext:value-type="float">
            <text:p>5</text:p>
          </table:table-cell>
          <table:table-cell table:style-name="ce2262" office:value-type="string" calcext:value-type="string">
            <text:p>CALIBRAÇÃO DE  CALIBRADOR TENSÃO</text:p>
            <text:p>Calibração RBC/INMETRO, com emissão de certificado de calibração. A calibração deverá ser feita com pelo menos 3 pontos distribuídos ao longo da capacidade de medição do instrumento, considerando cada um dos parâmetros de medida.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1" calcext:value-type="float">
            <text:p>1</text:p>
          </table:table-cell>
          <table:table-cell table:style-name="ce2282" office:value-type="currency" office:currency="BRL" office:value="640" calcext:value-type="currency">
            <text:p>R$ 640,00</text:p>
          </table:table-cell>
          <table:table-cell table:style-name="ce2282" office:value-type="string" calcext:value-type="string">
            <text:p>-</text:p>
          </table:table-cell>
          <table:table-cell table:style-name="ce2282" office:value-type="currency" office:currency="BRL" office:value="175" calcext:value-type="currency">
            <text:p>R$ 175,00</text:p>
          </table:table-cell>
          <table:table-cell table:style-name="ce2282" table:formula="of:=AVERAGE([.G8:.I8])" office:value-type="currency" office:currency="BRL" office:value="407.5" calcext:value-type="currency">
            <text:p>R$ 407,50</text:p>
          </table:table-cell>
          <table:table-cell table:style-name="ce2282" table:formula="of:=[.J8]*[.F8]" office:value-type="currency" office:currency="BRL" office:value="407.5" calcext:value-type="currency">
            <text:p>R$ 407,50</text:p>
          </table:table-cell>
          <table:table-cell table:number-columns-repeated="1013"/>
        </table:table-row>
        <table:table-row table:style-name="ro39">
          <table:table-cell table:style-name="ce2257" office:value-type="float" office:value="6" calcext:value-type="float">
            <text:p>6</text:p>
          </table:table-cell>
          <table:table-cell table:style-name="ce2262" office:value-type="string" calcext:value-type="string">
            <text:p>CALIBRAÇÃO DE  CAPACÍMETRO</text:p>
            <text:p><text:span text:style-name="T19">Calibração RBC/INMETRO ou rastreável à RBC, com emissão de certificado de calibração. A calibração deverá ser feita com pelo menos 3 pontos distribuídos ao longo da capacidade de medição do instrumento, considerando cada um dos parâmetros de medida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1" calcext:value-type="float">
            <text:p>1</text:p>
          </table:table-cell>
          <table:table-cell table:style-name="ce2282" office:value-type="currency" office:currency="BRL" office:value="240" calcext:value-type="currency">
            <text:p>R$ 240,00</text:p>
          </table:table-cell>
          <table:table-cell table:number-columns-repeated="2" table:style-name="ce2282" office:value-type="string" calcext:value-type="string">
            <text:p>-</text:p>
          </table:table-cell>
          <table:table-cell table:style-name="ce2282" table:formula="of:=AVERAGE([.G9:.I9])" office:value-type="currency" office:currency="BRL" office:value="240" calcext:value-type="currency">
            <text:p>R$ 240,00</text:p>
          </table:table-cell>
          <table:table-cell table:style-name="ce2282" table:formula="of:=[.J9]*[.F9]" office:value-type="currency" office:currency="BRL" office:value="240" calcext:value-type="currency">
            <text:p>R$ 240,00</text:p>
          </table:table-cell>
          <table:table-cell table:number-columns-repeated="1013"/>
        </table:table-row>
        <table:table-row table:style-name="ro39">
          <table:table-cell table:style-name="ce2257" office:value-type="float" office:value="7" calcext:value-type="float">
            <text:p>7</text:p>
          </table:table-cell>
          <table:table-cell table:style-name="ce2262" office:value-type="string" calcext:value-type="string">
            <text:p>CALIBRAÇÃO DE  CONTADOR</text:p>
            <text:p><text:span text:style-name="T19">Calibração RBC/INMETRO ou rastreável à RBC, com emissão de certificado de calibração. A calibração deverá ser feita com pelo menos 3 pontos distribuídos ao longo da capacidade de medição do instrumento, considerando cada um dos parâmetros de medida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13" calcext:value-type="float">
            <text:p>13</text:p>
          </table:table-cell>
          <table:table-cell table:style-name="ce2282" office:value-type="currency" office:currency="BRL" office:value="140" calcext:value-type="currency">
            <text:p>R$ 140,00</text:p>
          </table:table-cell>
          <table:table-cell table:style-name="ce2282" table:formula="of:=3083/13" office:value-type="currency" office:currency="BRL" office:value="237.153846153846" calcext:value-type="currency">
            <text:p>R$ 237,15</text:p>
          </table:table-cell>
          <table:table-cell table:style-name="ce2282" office:value-type="string" calcext:value-type="string">
            <text:p>-</text:p>
          </table:table-cell>
          <table:table-cell table:style-name="ce2282" table:formula="of:=AVERAGE([.G10:.I10])" office:value-type="currency" office:currency="BRL" office:value="188.576923076923" calcext:value-type="currency">
            <text:p>R$ 188,58</text:p>
          </table:table-cell>
          <table:table-cell table:style-name="ce2282" table:formula="of:=[.J10]*[.F10]" office:value-type="currency" office:currency="BRL" office:value="2451.5" calcext:value-type="currency">
            <text:p>R$ 2.451,50</text:p>
          </table:table-cell>
          <table:table-cell table:number-columns-repeated="1013"/>
        </table:table-row>
        <table:table-row table:style-name="ro39">
          <table:table-cell table:style-name="ce2257" office:value-type="float" office:value="8" calcext:value-type="float">
            <text:p>8</text:p>
          </table:table-cell>
          <table:table-cell table:style-name="ce2262" office:value-type="string" calcext:value-type="string">
            <text:p>CALIBRAÇÃO DE  CONTROLADOR DE PRESSÃO</text:p>
            <text:p><text:span text:style-name="T19">Calibração RBC/INMETRO ou rastreável à RBC, com emissão de certificado de calibração. A calibração deverá ser feita com pelo menos 3 pontos distribuídos ao longo da capacidade de medição do instrumento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1" calcext:value-type="float">
            <text:p>1</text:p>
          </table:table-cell>
          <table:table-cell table:style-name="ce2282" office:value-type="currency" office:currency="BRL" office:value="180" calcext:value-type="currency">
            <text:p>R$ 180,00</text:p>
          </table:table-cell>
          <table:table-cell table:style-name="ce2282" office:value-type="string" calcext:value-type="string">
            <text:p>-</text:p>
          </table:table-cell>
          <table:table-cell table:style-name="ce2282" office:value-type="currency" office:currency="BRL" office:value="100" calcext:value-type="currency">
            <text:p>R$ 100,00</text:p>
          </table:table-cell>
          <table:table-cell table:style-name="ce2282" table:formula="of:=AVERAGE([.G11:.I11])" office:value-type="currency" office:currency="BRL" office:value="140" calcext:value-type="currency">
            <text:p>R$ 140,00</text:p>
          </table:table-cell>
          <table:table-cell table:style-name="ce2282" table:formula="of:=[.J11]*[.F11]" office:value-type="currency" office:currency="BRL" office:value="140" calcext:value-type="currency">
            <text:p>R$ 140,00</text:p>
          </table:table-cell>
          <table:table-cell table:number-columns-repeated="1013"/>
        </table:table-row>
        <table:table-row table:style-name="ro39">
          <table:table-cell table:style-name="ce2257" office:value-type="float" office:value="9" calcext:value-type="float">
            <text:p>9</text:p>
          </table:table-cell>
          <table:table-cell table:style-name="ce2262" office:value-type="string" calcext:value-type="string">
            <text:p>CALIBRAÇÃO DE  DÉCADA RESISTIVA</text:p>
            <text:p><text:span text:style-name="T19">Calibração RBC/INMETRO, com emissão de certificado de calibração. A calibração deverá ser feita com pelo menos 3 pontos distribuídos ao longo da capacidade de medição do instrumento, considerando cada um dos parâmetros de medida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4" calcext:value-type="float">
            <text:p>4</text:p>
          </table:table-cell>
          <table:table-cell table:style-name="ce2282" office:value-type="currency" office:currency="BRL" office:value="360" calcext:value-type="currency">
            <text:p>R$ 360,00</text:p>
          </table:table-cell>
          <table:table-cell table:style-name="ce2282" table:formula="of:=1347.5/5" office:value-type="currency" office:currency="BRL" office:value="269.5" calcext:value-type="currency">
            <text:p>R$ 269,50</text:p>
          </table:table-cell>
          <table:table-cell table:style-name="ce2282" office:value-type="currency" office:currency="BRL" office:value="170" calcext:value-type="currency">
            <text:p>R$ 170,00</text:p>
          </table:table-cell>
          <table:table-cell table:style-name="ce2282" table:formula="of:=AVERAGE([.G12:.I12])" office:value-type="currency" office:currency="BRL" office:value="266.5" calcext:value-type="currency">
            <text:p>R$ 266,50</text:p>
          </table:table-cell>
          <table:table-cell table:style-name="ce2282" table:formula="of:=[.J12]*[.F12]" office:value-type="currency" office:currency="BRL" office:value="1066" calcext:value-type="currency">
            <text:p>R$ 1.066,00</text:p>
          </table:table-cell>
          <table:table-cell table:number-columns-repeated="1013"/>
        </table:table-row>
        <table:table-row table:style-name="ro39">
          <table:table-cell table:style-name="ce2257" office:value-type="float" office:value="10" calcext:value-type="float">
            <text:p>10</text:p>
          </table:table-cell>
          <table:table-cell table:style-name="ce2262" office:value-type="string" calcext:value-type="string">
            <text:p>CALIBRAÇÃO DE  DIFFERENTIAL PROBE </text:p>
            <text:p><text:span text:style-name="T19">Calibração RBC/INMETRO ou rastreável à RBC, com emissão de certificado de calibração. A calibração deverá ser feita com pelo menos 3 pontos distribuídos ao longo da capacidade de medição do instrumento, considerando cada um dos parâmetros de medida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1" calcext:value-type="float">
            <text:p>1</text:p>
          </table:table-cell>
          <table:table-cell table:style-name="ce2283" office:value-type="string" calcext:value-type="string">
            <text:p>-</text:p>
          </table:table-cell>
          <table:table-cell table:style-name="ce2282" office:value-type="currency" office:currency="BRL" office:value="186.34" calcext:value-type="currency">
            <text:p>R$ 186,34</text:p>
          </table:table-cell>
          <table:table-cell table:style-name="ce2282" office:value-type="string" calcext:value-type="string">
            <text:p>-</text:p>
          </table:table-cell>
          <table:table-cell table:style-name="ce2282" table:formula="of:=AVERAGE([.G13:.I13])" office:value-type="currency" office:currency="BRL" office:value="186.34" calcext:value-type="currency">
            <text:p>R$ 186,34</text:p>
          </table:table-cell>
          <table:table-cell table:style-name="ce2282" table:formula="of:=[.J13]*[.F13]" office:value-type="currency" office:currency="BRL" office:value="186.34" calcext:value-type="currency">
            <text:p>R$ 186,34</text:p>
          </table:table-cell>
          <table:table-cell table:number-columns-repeated="1013"/>
        </table:table-row>
        <table:table-row table:style-name="ro39">
          <table:table-cell table:style-name="ce2257" office:value-type="float" office:value="11" calcext:value-type="float">
            <text:p>11</text:p>
          </table:table-cell>
          <table:table-cell table:style-name="ce2262" office:value-type="string" calcext:value-type="string">
            <text:p>CALIBRAÇÃO DE  ELECTRONIC LOAD </text:p>
            <text:p><text:span text:style-name="T19">Calibração RBC/INMETRO ou rastreável à RBC, com emissão de certificado de calibração. A calibração deverá ser feita com pelo menos 3 pontos distribuídos ao longo da capacidade de medição do instrumento, considerando cada um dos parâmetros de medida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1" calcext:value-type="float">
            <text:p>1</text:p>
          </table:table-cell>
          <table:table-cell table:style-name="ce2282" office:value-type="currency" office:currency="BRL" office:value="2340" calcext:value-type="currency">
            <text:p>R$ 2.340,00</text:p>
          </table:table-cell>
          <table:table-cell table:number-columns-repeated="2" table:style-name="ce2282" office:value-type="string" calcext:value-type="string">
            <text:p>-</text:p>
          </table:table-cell>
          <table:table-cell table:style-name="ce2282" table:formula="of:=AVERAGE([.G14:.I14])" office:value-type="currency" office:currency="BRL" office:value="2340" calcext:value-type="currency">
            <text:p>R$ 2.340,00</text:p>
          </table:table-cell>
          <table:table-cell table:style-name="ce2282" table:formula="of:=[.J14]*[.F14]" office:value-type="currency" office:currency="BRL" office:value="2340" calcext:value-type="currency">
            <text:p>R$ 2.340,00</text:p>
          </table:table-cell>
          <table:table-cell table:number-columns-repeated="1013"/>
        </table:table-row>
        <table:table-row table:style-name="ro39">
          <table:table-cell table:style-name="ce2257" office:value-type="float" office:value="12" calcext:value-type="float">
            <text:p>12</text:p>
          </table:table-cell>
          <table:table-cell table:style-name="ce2262" office:value-type="string" calcext:value-type="string">
            <text:p>CALIBRAÇÃO DE  FONTE DC</text:p>
            <text:p><text:span text:style-name="T19">Calibração RBC/INMETRO ou rastreável à RBC, com emissão de certificado de calibração. A calibração deverá ser feita com pelo menos 3 pontos distribuídos ao longo da capacidade de medição do instrumento, considerando cada um dos parâmetros de medida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11" calcext:value-type="float">
            <text:p>11</text:p>
          </table:table-cell>
          <table:table-cell table:style-name="ce2282" office:value-type="currency" office:currency="BRL" office:value="220" calcext:value-type="currency">
            <text:p>R$ 220,00</text:p>
          </table:table-cell>
          <table:table-cell table:style-name="ce2282" table:formula="of:=2679.6/12" office:value-type="currency" office:currency="BRL" office:value="223.3" calcext:value-type="currency">
            <text:p>R$ 223,30</text:p>
          </table:table-cell>
          <table:table-cell table:style-name="ce2282" office:value-type="currency" office:currency="BRL" office:value="90" calcext:value-type="currency">
            <text:p>R$ 90,00</text:p>
          </table:table-cell>
          <table:table-cell table:style-name="ce2282" table:formula="of:=AVERAGE([.G15:.I15])" office:value-type="currency" office:currency="BRL" office:value="177.766666666667" calcext:value-type="currency">
            <text:p>R$ 177,77</text:p>
          </table:table-cell>
          <table:table-cell table:style-name="ce2282" table:formula="of:=[.J15]*[.F15]" office:value-type="currency" office:currency="BRL" office:value="1955.43333333333" calcext:value-type="currency">
            <text:p>R$ 1.955,43</text:p>
          </table:table-cell>
          <table:table-cell table:number-columns-repeated="1013"/>
        </table:table-row>
        <table:table-row table:style-name="ro39">
          <table:table-cell table:style-name="ce2257" office:value-type="float" office:value="13" calcext:value-type="float">
            <text:p>13</text:p>
          </table:table-cell>
          <table:table-cell table:style-name="ce2262" office:value-type="string" calcext:value-type="string">
            <text:p>CALIBRAÇÃO DE  GERADOR DE FUNÇÕES</text:p>
            <text:p><text:span text:style-name="T19">Calibração RBC/INMETRO ou rastreável à RBC, com emissão de certificado de calibração. A calibração deverá ser feita com pelo menos 3 pontos distribuídos ao longo da capacidade de medição do instrumento, considerando cada um dos parâmetros de medida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16" calcext:value-type="float">
            <text:p>16</text:p>
          </table:table-cell>
          <table:table-cell table:style-name="ce2282" office:value-type="currency" office:currency="BRL" office:value="620" calcext:value-type="currency">
            <text:p>R$ 620,00</text:p>
          </table:table-cell>
          <table:table-cell table:style-name="ce2282" table:formula="of:=4928/16" office:value-type="currency" office:currency="BRL" office:value="308" calcext:value-type="currency">
            <text:p>R$ 308,00</text:p>
          </table:table-cell>
          <table:table-cell table:style-name="ce2282" office:value-type="string" calcext:value-type="string">
            <text:p>-</text:p>
          </table:table-cell>
          <table:table-cell table:style-name="ce2282" table:formula="of:=AVERAGE([.G16:.I16])" office:value-type="currency" office:currency="BRL" office:value="464" calcext:value-type="currency">
            <text:p>R$ 464,00</text:p>
          </table:table-cell>
          <table:table-cell table:style-name="ce2282" table:formula="of:=[.J16]*[.F16]" office:value-type="currency" office:currency="BRL" office:value="7424" calcext:value-type="currency">
            <text:p>R$ 7.424,00</text:p>
          </table:table-cell>
          <table:table-cell table:number-columns-repeated="1013"/>
        </table:table-row>
        <table:table-row table:style-name="ro39">
          <table:table-cell table:style-name="ce2257" office:value-type="float" office:value="14" calcext:value-type="float">
            <text:p>14</text:p>
          </table:table-cell>
          <table:table-cell table:style-name="ce2262" office:value-type="string" calcext:value-type="string">
            <text:p>CALIBRAÇÃO DE  GROUND STRAP TESTER</text:p>
            <text:p><text:span text:style-name="T19">Calibração RBC/INMETRO ou rastreável à RBC, com emissão de certificado de calibração. A calibração deverá ser feita com pelo menos 3 pontos distribuídos ao longo da capacidade de medição do instrumento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6" calcext:value-type="float">
            <text:p>6</text:p>
          </table:table-cell>
          <table:table-cell table:style-name="ce2283" office:value-type="string" calcext:value-type="string">
            <text:p>-</text:p>
          </table:table-cell>
          <table:table-cell table:style-name="ce2282" table:formula="of:=1386/6" office:value-type="currency" office:currency="BRL" office:value="231" calcext:value-type="currency">
            <text:p>R$ 231,00</text:p>
          </table:table-cell>
          <table:table-cell table:style-name="ce2282" office:value-type="string" calcext:value-type="string">
            <text:p>-</text:p>
          </table:table-cell>
          <table:table-cell table:style-name="ce2282" table:formula="of:=AVERAGE([.G17:.I17])" office:value-type="currency" office:currency="BRL" office:value="231" calcext:value-type="currency">
            <text:p>R$ 231,00</text:p>
          </table:table-cell>
          <table:table-cell table:style-name="ce2282" table:formula="of:=[.J17]*[.F17]" office:value-type="currency" office:currency="BRL" office:value="1386" calcext:value-type="currency">
            <text:p>R$ 1.386,00</text:p>
          </table:table-cell>
          <table:table-cell table:number-columns-repeated="1013"/>
        </table:table-row>
        <table:table-row table:style-name="ro39">
          <table:table-cell table:style-name="ce2257" office:value-type="float" office:value="15" calcext:value-type="float">
            <text:p>15</text:p>
          </table:table-cell>
          <table:table-cell table:style-name="ce2262" office:value-type="string" calcext:value-type="string">
            <text:p>CALIBRAÇÃO DE  IGNITER CIRCUIT TEST </text:p>
            <text:p><text:span text:style-name="T19">Calibração RBC/INMETRO ou rastreável à RBC, com emissão de certificado de calibração. A calibração deverá ser feita com pelo menos 3 pontos distribuídos ao longo da capacidade de medição do instrumento, considerando cada um dos parâmetros de medida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4" calcext:value-type="float">
            <text:p>4</text:p>
          </table:table-cell>
          <table:table-cell table:style-name="ce2283" office:value-type="string" calcext:value-type="string">
            <text:p>-</text:p>
          </table:table-cell>
          <table:table-cell table:style-name="ce2282" table:formula="of:=924/4" office:value-type="currency" office:currency="BRL" office:value="231" calcext:value-type="currency">
            <text:p>R$ 231,00</text:p>
          </table:table-cell>
          <table:table-cell table:style-name="ce2282" office:value-type="string" calcext:value-type="string">
            <text:p>-</text:p>
          </table:table-cell>
          <table:table-cell table:style-name="ce2282" table:formula="of:=AVERAGE([.G18:.I18])" office:value-type="currency" office:currency="BRL" office:value="231" calcext:value-type="currency">
            <text:p>R$ 231,00</text:p>
          </table:table-cell>
          <table:table-cell table:style-name="ce2282" table:formula="of:=[.J18]*[.F18]" office:value-type="currency" office:currency="BRL" office:value="924" calcext:value-type="currency">
            <text:p>R$ 924,00</text:p>
          </table:table-cell>
          <table:table-cell table:number-columns-repeated="1013"/>
        </table:table-row>
        <table:table-row table:style-name="ro39">
          <table:table-cell table:style-name="ce2257" office:value-type="float" office:value="16" calcext:value-type="float">
            <text:p>16</text:p>
          </table:table-cell>
          <table:table-cell table:style-name="ce2262" office:value-type="string" calcext:value-type="string">
            <text:p>CALIBRAÇÃO DE  MEDIDOR DE POTÊNCIA RF/IRF</text:p>
            <text:p><text:span text:style-name="T19">Calibração RBC/INMETRO ou rastreável à RBC, com emissão de certificado de calibração. A calibração deverá ser feita com pelo menos 3 pontos distribuídos ao longo da capacidade de medição do instrumento, considerando cada um dos parâmetros de medida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5" calcext:value-type="float">
            <text:p>5</text:p>
          </table:table-cell>
          <table:table-cell table:style-name="ce2283" office:value-type="string" calcext:value-type="string">
            <text:p>-</text:p>
          </table:table-cell>
          <table:table-cell table:style-name="ce2282" office:value-type="currency" office:currency="BRL" office:value="231" calcext:value-type="currency">
            <text:p>R$ 231,00</text:p>
          </table:table-cell>
          <table:table-cell table:style-name="ce2282" office:value-type="string" calcext:value-type="string">
            <text:p>-</text:p>
          </table:table-cell>
          <table:table-cell table:style-name="ce2282" table:formula="of:=AVERAGE([.G19:.I19])" office:value-type="currency" office:currency="BRL" office:value="231" calcext:value-type="currency">
            <text:p>R$ 231,00</text:p>
          </table:table-cell>
          <table:table-cell table:style-name="ce2282" table:formula="of:=[.J19]*[.F19]" office:value-type="currency" office:currency="BRL" office:value="1155" calcext:value-type="currency">
            <text:p>R$ 1.155,00</text:p>
          </table:table-cell>
          <table:table-cell table:number-columns-repeated="1013"/>
        </table:table-row>
        <table:table-row table:style-name="ro39">
          <table:table-cell table:style-name="ce2257" office:value-type="float" office:value="17" calcext:value-type="float">
            <text:p>17</text:p>
          </table:table-cell>
          <table:table-cell table:style-name="ce2262" office:value-type="string" calcext:value-type="string">
            <text:p>CALIBRAÇÃO DE  MEGÔHMETRO</text:p>
            <text:p><text:span text:style-name="T19">Calibração RBC/INMETRO ou rastreável à RBC, com emissão de certificado de calibração. A calibração deverá ser feita com pelo menos 3 pontos distribuídos ao longo da capacidade de medição do instrumento, considerando cada um dos parâmetros de medida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6" calcext:value-type="float">
            <text:p>6</text:p>
          </table:table-cell>
          <table:table-cell table:style-name="ce2282" office:value-type="currency" office:currency="BRL" office:value="280" calcext:value-type="currency">
            <text:p>R$ 280,00</text:p>
          </table:table-cell>
          <table:table-cell table:style-name="ce2282" table:formula="of:=1386/6" office:value-type="currency" office:currency="BRL" office:value="231" calcext:value-type="currency">
            <text:p>R$ 231,00</text:p>
          </table:table-cell>
          <table:table-cell table:style-name="ce2282" office:value-type="string" calcext:value-type="string">
            <text:p>-</text:p>
          </table:table-cell>
          <table:table-cell table:style-name="ce2282" table:formula="of:=AVERAGE([.G20:.I20])" office:value-type="currency" office:currency="BRL" office:value="255.5" calcext:value-type="currency">
            <text:p>R$ 255,50</text:p>
          </table:table-cell>
          <table:table-cell table:style-name="ce2282" table:formula="of:=[.J20]*[.F20]" office:value-type="currency" office:currency="BRL" office:value="1533" calcext:value-type="currency">
            <text:p>R$ 1.533,00</text:p>
          </table:table-cell>
          <table:table-cell table:number-columns-repeated="1013"/>
        </table:table-row>
        <table:table-row table:style-name="ro39">
          <table:table-cell table:style-name="ce2257" office:value-type="float" office:value="18" calcext:value-type="float">
            <text:p>18</text:p>
          </table:table-cell>
          <table:table-cell table:style-name="ce2262" office:value-type="string" calcext:value-type="string">
            <text:p>CALIBRAÇÃO DE  MULTÍMETRO</text:p>
            <text:p><text:span text:style-name="T19">Calibração RBC/INMETRO ou rastreável à RBC, com emissão de certificado de calibração. A calibração deverá ser feita com pelo menos 3 pontos distribuídos ao longo da capacidade de medição do instrumento, considerando cada um dos parâmetros de medida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38" calcext:value-type="float">
            <text:p>38</text:p>
          </table:table-cell>
          <table:table-cell table:style-name="ce2282" office:value-type="currency" office:currency="BRL" office:value="220" calcext:value-type="currency">
            <text:p>R$ 220,00</text:p>
          </table:table-cell>
          <table:table-cell table:style-name="ce2282" table:formula="of:=10995.6/51" office:value-type="currency" office:currency="BRL" office:value="215.6" calcext:value-type="currency">
            <text:p>R$ 215,60</text:p>
          </table:table-cell>
          <table:table-cell table:style-name="ce2282" office:value-type="currency" office:currency="BRL" office:value="75" calcext:value-type="currency">
            <text:p>R$ 75,00</text:p>
          </table:table-cell>
          <table:table-cell table:style-name="ce2282" table:formula="of:=AVERAGE([.G21:.I21])" office:value-type="currency" office:currency="BRL" office:value="170.2" calcext:value-type="currency">
            <text:p>R$ 170,20</text:p>
          </table:table-cell>
          <table:table-cell table:style-name="ce2282" table:formula="of:=[.J21]*[.F21]" office:value-type="currency" office:currency="BRL" office:value="6467.6" calcext:value-type="currency">
            <text:p>R$ 6.467,60</text:p>
          </table:table-cell>
          <table:table-cell table:number-columns-repeated="1013"/>
        </table:table-row>
        <table:table-row table:style-name="ro39">
          <table:table-cell table:style-name="ce2257" office:value-type="float" office:value="19" calcext:value-type="float">
            <text:p>19</text:p>
          </table:table-cell>
          <table:table-cell table:style-name="ce2262" office:value-type="string" calcext:value-type="string">
            <text:p>CALIBRAÇÃO DE  MULTÍMETRO 6 DÍGITOS</text:p>
            <text:p><text:span text:style-name="T19">Calibração RBC/INMETRO, com emissão de certificado de calibração. A calibração deverá ser feita com pelo menos 3 pontos distribuídos ao longo da capacidade de medição do instrumento, considerando cada um dos parâmetros de medida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12" calcext:value-type="float">
            <text:p>12</text:p>
          </table:table-cell>
          <table:table-cell table:style-name="ce2282" office:value-type="currency" office:currency="BRL" office:value="980" calcext:value-type="currency">
            <text:p>R$ 980,00</text:p>
          </table:table-cell>
          <table:table-cell table:style-name="ce2282" office:value-type="string" calcext:value-type="string">
            <text:p>-</text:p>
          </table:table-cell>
          <table:table-cell table:style-name="ce2282" office:value-type="currency" office:currency="BRL" office:value="75" calcext:value-type="currency">
            <text:p>R$ 75,00</text:p>
          </table:table-cell>
          <table:table-cell table:style-name="ce2282" table:formula="of:=AVERAGE([.G22:.I22])" office:value-type="currency" office:currency="BRL" office:value="527.5" calcext:value-type="currency">
            <text:p>R$ 527,50</text:p>
          </table:table-cell>
          <table:table-cell table:style-name="ce2282" table:formula="of:=[.J22]*[.F22]" office:value-type="currency" office:currency="BRL" office:value="6330" calcext:value-type="currency">
            <text:p>R$ 6.330,00</text:p>
          </table:table-cell>
          <table:table-cell table:number-columns-repeated="1013"/>
        </table:table-row>
        <table:table-row table:style-name="ro39">
          <table:table-cell table:style-name="ce2257" office:value-type="float" office:value="20" calcext:value-type="float">
            <text:p>20</text:p>
          </table:table-cell>
          <table:table-cell table:style-name="ce2262" office:value-type="string" calcext:value-type="string">
            <text:p>CALIBRAÇÃO DE  NOISE GENERATOR</text:p>
            <text:p><text:span text:style-name="T19">Calibração RBC/INMETRO ou rastreável à RBC, com emissão de certificado de calibração. A calibração deverá ser feita com pelo menos 3 pontos distribuídos ao longo da capacidade de medição do instrumento, considerando cada um dos parâmetros de medida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1" calcext:value-type="float">
            <text:p>1</text:p>
          </table:table-cell>
          <table:table-cell table:style-name="ce2282" office:value-type="currency" office:currency="BRL" office:value="620" calcext:value-type="currency">
            <text:p>R$ 620,00</text:p>
          </table:table-cell>
          <table:table-cell table:number-columns-repeated="2" table:style-name="ce2282" office:value-type="string" calcext:value-type="string">
            <text:p>-</text:p>
          </table:table-cell>
          <table:table-cell table:style-name="ce2282" table:formula="of:=AVERAGE([.G23:.I23])" office:value-type="currency" office:currency="BRL" office:value="620" calcext:value-type="currency">
            <text:p>R$ 620,00</text:p>
          </table:table-cell>
          <table:table-cell table:style-name="ce2282" table:formula="of:=[.J23]*[.F23]" office:value-type="currency" office:currency="BRL" office:value="620" calcext:value-type="currency">
            <text:p>R$ 620,00</text:p>
          </table:table-cell>
          <table:table-cell table:number-columns-repeated="1013"/>
        </table:table-row>
        <table:table-row table:style-name="ro39">
          <table:table-cell table:style-name="ce2257" office:value-type="float" office:value="21" calcext:value-type="float">
            <text:p>21</text:p>
          </table:table-cell>
          <table:table-cell table:style-name="ce2262" office:value-type="string" calcext:value-type="string">
            <text:p>CALIBRAÇÃO DE  OHMÍMETRO</text:p>
            <text:p><text:span text:style-name="T19">Calibração RBC/INMETRO ou rastreável à RBC, com emissão de certificado de calibração. A calibração deverá ser feita com pelo menos 3 pontos distribuídos ao longo da capacidade de medição do instrumento, considerando cada um dos parâmetros de medida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6" calcext:value-type="float">
            <text:p>6</text:p>
          </table:table-cell>
          <table:table-cell table:style-name="ce2282" office:value-type="currency" office:currency="BRL" office:value="450" calcext:value-type="currency">
            <text:p>R$ 450,00</text:p>
          </table:table-cell>
          <table:table-cell table:style-name="ce2282" table:formula="of:=1386/6" office:value-type="currency" office:currency="BRL" office:value="231" calcext:value-type="currency">
            <text:p>R$ 231,00</text:p>
          </table:table-cell>
          <table:table-cell table:style-name="ce2282" office:value-type="string" calcext:value-type="string">
            <text:p>-</text:p>
          </table:table-cell>
          <table:table-cell table:style-name="ce2282" table:formula="of:=AVERAGE([.G24:.I24])" office:value-type="currency" office:currency="BRL" office:value="340.5" calcext:value-type="currency">
            <text:p>R$ 340,50</text:p>
          </table:table-cell>
          <table:table-cell table:style-name="ce2282" table:formula="of:=[.J24]*[.F24]" office:value-type="currency" office:currency="BRL" office:value="2043" calcext:value-type="currency">
            <text:p>R$ 2.043,00</text:p>
          </table:table-cell>
          <table:table-cell table:number-columns-repeated="1013"/>
        </table:table-row>
        <table:table-row table:style-name="ro39">
          <table:table-cell table:style-name="ce2257" office:value-type="float" office:value="22" calcext:value-type="float">
            <text:p>22</text:p>
          </table:table-cell>
          <table:table-cell table:style-name="ce2262" office:value-type="string" calcext:value-type="string">
            <text:p>CALIBRAÇÃO DE  OPTICAL POWER METER</text:p>
            <text:p><text:span text:style-name="T19">Calibração RBC/INMETRO ou rastreável à RBC, com emissão de certificado de calibração. A calibração deverá ser feita com pelo menos 3 pontos distribuídos ao longo da capacidade de medição do instrumento, considerando cada um dos parâmetros de medida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1" calcext:value-type="float">
            <text:p>1</text:p>
          </table:table-cell>
          <table:table-cell table:style-name="ce2282" office:value-type="currency" office:currency="BRL" office:value="240" calcext:value-type="currency">
            <text:p>R$ 240,00</text:p>
          </table:table-cell>
          <table:table-cell table:number-columns-repeated="2" table:style-name="ce2282" office:value-type="string" calcext:value-type="string">
            <text:p>-</text:p>
          </table:table-cell>
          <table:table-cell table:style-name="ce2282" table:formula="of:=AVERAGE([.G25:.I25])" office:value-type="currency" office:currency="BRL" office:value="240" calcext:value-type="currency">
            <text:p>R$ 240,00</text:p>
          </table:table-cell>
          <table:table-cell table:style-name="ce2282" table:formula="of:=[.J25]*[.F25]" office:value-type="currency" office:currency="BRL" office:value="240" calcext:value-type="currency">
            <text:p>R$ 240,00</text:p>
          </table:table-cell>
          <table:table-cell table:number-columns-repeated="1013"/>
        </table:table-row>
        <table:table-row table:style-name="ro39">
          <table:table-cell table:style-name="ce2257" office:value-type="float" office:value="23" calcext:value-type="float">
            <text:p>23</text:p>
          </table:table-cell>
          <table:table-cell table:style-name="ce2262" office:value-type="string" calcext:value-type="string">
            <text:p>CALIBRAÇÃO DE  OSCILOSCÓPIO</text:p>
            <text:p><text:span text:style-name="T19">Calibração RBC/INMETRO ou rastreável à RBC, com emissão de certificado de calibração. A calibração deverá ser feita com pelo menos 3 pontos distribuídos ao longo da capacidade de medição do instrumento, considerando cada um dos parâmetros de medida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9" calcext:value-type="float">
            <text:p>9</text:p>
          </table:table-cell>
          <table:table-cell table:style-name="ce2282" office:value-type="currency" office:currency="BRL" office:value="640" calcext:value-type="currency">
            <text:p>R$ 640,00</text:p>
          </table:table-cell>
          <table:table-cell table:style-name="ce2282" table:formula="of:=3080/10" office:value-type="currency" office:currency="BRL" office:value="308" calcext:value-type="currency">
            <text:p>R$ 308,00</text:p>
          </table:table-cell>
          <table:table-cell table:style-name="ce2282" office:value-type="string" calcext:value-type="string">
            <text:p>-</text:p>
          </table:table-cell>
          <table:table-cell table:style-name="ce2282" table:formula="of:=AVERAGE([.G26:.I26])" office:value-type="currency" office:currency="BRL" office:value="474" calcext:value-type="currency">
            <text:p>R$ 474,00</text:p>
          </table:table-cell>
          <table:table-cell table:style-name="ce2282" table:formula="of:=[.J26]*[.F26]" office:value-type="currency" office:currency="BRL" office:value="4266" calcext:value-type="currency">
            <text:p>R$ 4.266,00</text:p>
          </table:table-cell>
          <table:table-cell table:number-columns-repeated="1013"/>
        </table:table-row>
        <table:table-row table:style-name="ro39">
          <table:table-cell table:style-name="ce2257" office:value-type="float" office:value="24" calcext:value-type="float">
            <text:p>24</text:p>
          </table:table-cell>
          <table:table-cell table:style-name="ce2262" office:value-type="string" calcext:value-type="string">
            <text:p>CALIBRAÇÃO DE  RF SIGNAL GENERATOR</text:p>
            <text:p><text:span text:style-name="T19">Calibração RBC/INMETRO ou rastreável à RBC, com emissão de certificado de calibração. A calibração deverá ser feita com pelo menos 3 pontos distribuídos ao longo da capacidade de medição do instrumento, considerando cada um dos parâmetros de medida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1" calcext:value-type="float">
            <text:p>1</text:p>
          </table:table-cell>
          <table:table-cell table:style-name="ce2282" office:value-type="currency" office:currency="BRL" office:value="350" calcext:value-type="currency">
            <text:p>R$ 350,00</text:p>
          </table:table-cell>
          <table:table-cell table:number-columns-repeated="2" table:style-name="ce2282" office:value-type="string" calcext:value-type="string">
            <text:p>-</text:p>
          </table:table-cell>
          <table:table-cell table:style-name="ce2282" table:formula="of:=AVERAGE([.G27:.I27])" office:value-type="currency" office:currency="BRL" office:value="350" calcext:value-type="currency">
            <text:p>R$ 350,00</text:p>
          </table:table-cell>
          <table:table-cell table:style-name="ce2282" table:formula="of:=[.J27]*[.F27]" office:value-type="currency" office:currency="BRL" office:value="350" calcext:value-type="currency">
            <text:p>R$ 350,00</text:p>
          </table:table-cell>
          <table:table-cell table:number-columns-repeated="1013"/>
        </table:table-row>
        <table:table-row table:style-name="ro39">
          <table:table-cell table:style-name="ce2257" office:value-type="float" office:value="25" calcext:value-type="float">
            <text:p>25</text:p>
          </table:table-cell>
          <table:table-cell table:style-name="ce2262" office:value-type="string" calcext:value-type="string">
            <text:p>CALIBRAÇÃO DE  TERMOHIGROMETRO</text:p>
            <text:p><text:span text:style-name="T19">Calibração RBC/INMETRO, com emissão de certificado de calibração. A calibração deverá ser feita com pelo menos 3 pontos distribuídos ao longo da capacidade de medição do instrumento, considerando cada um dos parâmetros de medida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1" calcext:value-type="float">
            <text:p>1</text:p>
          </table:table-cell>
          <table:table-cell table:style-name="ce2282" office:value-type="currency" office:currency="BRL" office:value="220" calcext:value-type="currency">
            <text:p>R$ 220,00</text:p>
          </table:table-cell>
          <table:table-cell table:style-name="ce2282" office:value-type="currency" office:currency="BRL" office:value="246.4" calcext:value-type="currency">
            <text:p>R$ 246,40</text:p>
          </table:table-cell>
          <table:table-cell table:style-name="ce2282" office:value-type="currency" office:currency="BRL" office:value="45" calcext:value-type="currency">
            <text:p>R$ 45,00</text:p>
          </table:table-cell>
          <table:table-cell table:style-name="ce2282" table:formula="of:=AVERAGE([.G28:.I28])" office:value-type="currency" office:currency="BRL" office:value="170.466666666667" calcext:value-type="currency">
            <text:p>R$ 170,47</text:p>
          </table:table-cell>
          <table:table-cell table:style-name="ce2282" table:formula="of:=[.J28]*[.F28]" office:value-type="currency" office:currency="BRL" office:value="170.466666666667" calcext:value-type="currency">
            <text:p>R$ 170,47</text:p>
          </table:table-cell>
          <table:table-cell table:number-columns-repeated="1013"/>
        </table:table-row>
        <table:table-row table:style-name="ro39">
          <table:table-cell table:style-name="ce2257" office:value-type="float" office:value="26" calcext:value-type="float">
            <text:p>26</text:p>
          </table:table-cell>
          <table:table-cell table:style-name="ce2262" office:value-type="string" calcext:value-type="string">
            <text:p>CALIBRAÇÃO DE  TERMÔMETRO DIGITAL</text:p>
            <text:p><text:span text:style-name="T19">Calibração RBC/INMETRO, com emissão de certificado de calibração. A calibração deverá ser feita com pelo menos 3 pontos distribuídos ao longo da capacidade de medição do instrumento, considerando cada um dos parâmetros de medida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1" calcext:value-type="float">
            <text:p>1</text:p>
          </table:table-cell>
          <table:table-cell table:style-name="ce2282" office:value-type="currency" office:currency="BRL" office:value="160" calcext:value-type="currency">
            <text:p>R$ 160,00</text:p>
          </table:table-cell>
          <table:table-cell table:style-name="ce2282" office:value-type="currency" office:currency="BRL" office:value="739.2" calcext:value-type="currency">
            <text:p>R$ 739,20</text:p>
          </table:table-cell>
          <table:table-cell table:style-name="ce2282" office:value-type="currency" office:currency="BRL" office:value="45" calcext:value-type="currency">
            <text:p>R$ 45,00</text:p>
          </table:table-cell>
          <table:table-cell table:style-name="ce2282" table:formula="of:=AVERAGE([.G29:.I29])" office:value-type="currency" office:currency="BRL" office:value="314.733333333333" calcext:value-type="currency">
            <text:p>R$ 314,73</text:p>
          </table:table-cell>
          <table:table-cell table:style-name="ce2282" table:formula="of:=[.J29]*[.F29]" office:value-type="currency" office:currency="BRL" office:value="314.733333333333" calcext:value-type="currency">
            <text:p>R$ 314,73</text:p>
          </table:table-cell>
          <table:table-cell table:number-columns-repeated="1013"/>
        </table:table-row>
        <table:table-row table:style-name="ro39">
          <table:table-cell table:style-name="ce2257" office:value-type="float" office:value="27" calcext:value-type="float">
            <text:p>27</text:p>
          </table:table-cell>
          <table:table-cell table:style-name="ce2262" office:value-type="string" calcext:value-type="string">
            <text:p>CALIBRAÇÃO DE  BALANÇA DIGITAL</text:p>
            <text:p><text:span text:style-name="T19">Calibração RBC/INMETRO ou rastreável à RBC, com emissão de certificado de calibração. A calibração deverá ser feita com pelo menos 3 pontos distribuídos ao longo da capacidade de medição do instrumento, considerando cada um dos parâmetros de medida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2" calcext:value-type="float">
            <text:p>2</text:p>
          </table:table-cell>
          <table:table-cell table:style-name="ce2282" office:value-type="currency" office:currency="BRL" office:value="580" calcext:value-type="currency">
            <text:p>R$ 580,00</text:p>
          </table:table-cell>
          <table:table-cell table:style-name="ce2282" office:value-type="currency" office:currency="BRL" office:value="630" calcext:value-type="currency">
            <text:p>R$ 630,00</text:p>
          </table:table-cell>
          <table:table-cell table:style-name="ce2282" office:value-type="currency" office:currency="BRL" office:value="135" calcext:value-type="currency">
            <text:p>R$ 135,00</text:p>
          </table:table-cell>
          <table:table-cell table:style-name="ce2282" table:formula="of:=AVERAGE([.G30:.I30])" office:value-type="currency" office:currency="BRL" office:value="448.333333333333" calcext:value-type="currency">
            <text:p>R$ 448,33</text:p>
          </table:table-cell>
          <table:table-cell table:style-name="ce2282" table:formula="of:=[.J30]*[.F30]" office:value-type="currency" office:currency="BRL" office:value="896.666666666667" calcext:value-type="currency">
            <text:p>R$ 896,67</text:p>
          </table:table-cell>
          <table:table-cell table:number-columns-repeated="1013"/>
        </table:table-row>
        <table:table-row table:style-name="ro39">
          <table:table-cell table:style-name="ce2257" office:value-type="float" office:value="28" calcext:value-type="float">
            <text:p>28</text:p>
          </table:table-cell>
          <table:table-cell table:style-name="ce2262" office:value-type="string" calcext:value-type="string">
            <text:p>CALIBRAÇÃO DE  CALIBRADOR TORQUÍMETRO</text:p>
            <text:p><text:span text:style-name="T19">Calibração RBC/INMETRO, com emissão de certificado de calibração. A calibração deverá ser feita com pelo menos 3 pontos distribuídos ao longo da capacidade de medição do instrumento, considerando cada um dos parâmetros de medida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5" calcext:value-type="float">
            <text:p>5</text:p>
          </table:table-cell>
          <table:table-cell table:style-name="ce2282" office:value-type="currency" office:currency="BRL" office:value="580" calcext:value-type="currency">
            <text:p>R$ 580,00</text:p>
          </table:table-cell>
          <table:table-cell table:style-name="ce2282" table:formula="of:=3094/5" office:value-type="currency" office:currency="BRL" office:value="618.8" calcext:value-type="currency">
            <text:p>R$ 618,80</text:p>
          </table:table-cell>
          <table:table-cell table:style-name="ce2282" office:value-type="string" calcext:value-type="string">
            <text:p>-</text:p>
          </table:table-cell>
          <table:table-cell table:style-name="ce2282" table:formula="of:=AVERAGE([.G31:.I31])" office:value-type="currency" office:currency="BRL" office:value="599.4" calcext:value-type="currency">
            <text:p>R$ 599,40</text:p>
          </table:table-cell>
          <table:table-cell table:style-name="ce2282" table:formula="of:=[.J31]*[.F31]" office:value-type="currency" office:currency="BRL" office:value="2997" calcext:value-type="currency">
            <text:p>R$ 2.997,00</text:p>
          </table:table-cell>
          <table:table-cell table:number-columns-repeated="1013"/>
        </table:table-row>
        <table:table-row table:style-name="ro39">
          <table:table-cell table:style-name="ce2257" office:value-type="float" office:value="29" calcext:value-type="float">
            <text:p>29</text:p>
          </table:table-cell>
          <table:table-cell table:style-name="ce2262" office:value-type="string" calcext:value-type="string">
            <text:p>CALIBRAÇÃO DE  CONTROLADOR DE PRESSÃO</text:p>
            <text:p><text:span text:style-name="T19">Calibração RBC/INMETRO ou rastreável à RBC, com emissão de certificado de calibração. A calibração deverá ser feita com pelo menos 3 pontos distribuídos ao longo da capacidade de medição do instrumento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4" calcext:value-type="float">
            <text:p>4</text:p>
          </table:table-cell>
          <table:table-cell table:style-name="ce2282" office:value-type="currency" office:currency="BRL" office:value="160" calcext:value-type="currency">
            <text:p>R$ 160,00</text:p>
          </table:table-cell>
          <table:table-cell table:style-name="ce2282" table:formula="of:=2032.8/5" office:value-type="currency" office:currency="BRL" office:value="406.56" calcext:value-type="currency">
            <text:p>R$ 406,56</text:p>
          </table:table-cell>
          <table:table-cell table:style-name="ce2282" office:value-type="currency" office:currency="BRL" office:value="100" calcext:value-type="currency">
            <text:p>R$ 100,00</text:p>
          </table:table-cell>
          <table:table-cell table:style-name="ce2282" table:formula="of:=AVERAGE([.G32:.I32])" office:value-type="currency" office:currency="BRL" office:value="222.186666666667" calcext:value-type="currency">
            <text:p>R$ 222,19</text:p>
          </table:table-cell>
          <table:table-cell table:style-name="ce2282" table:formula="of:=[.J32]*[.F32]" office:value-type="currency" office:currency="BRL" office:value="888.746666666667" calcext:value-type="currency">
            <text:p>R$ 888,75</text:p>
          </table:table-cell>
          <table:table-cell table:number-columns-repeated="1013"/>
        </table:table-row>
        <table:table-row table:style-name="ro39">
          <table:table-cell table:style-name="ce2257" office:value-type="float" office:value="30" calcext:value-type="float">
            <text:p>30</text:p>
          </table:table-cell>
          <table:table-cell table:style-name="ce2262" office:value-type="string" calcext:value-type="string">
            <text:p>CALIBRAÇÃO DE  DINAMÔMETRO </text:p>
            <text:p><text:span text:style-name="T19">Calibração RBC/INMETRO ou rastreável à RBC, com emissão de certificado de calibração. A calibração deverá ser feita com pelo menos 3 pontos distribuídos ao longo da capacidade de medição do instrumento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1" calcext:value-type="float">
            <text:p>1</text:p>
          </table:table-cell>
          <table:table-cell table:style-name="ce2282" office:value-type="currency" office:currency="BRL" office:value="380" calcext:value-type="currency">
            <text:p>R$ 380,00</text:p>
          </table:table-cell>
          <table:table-cell table:style-name="ce2282" office:value-type="currency" office:currency="BRL" office:value="154" calcext:value-type="currency">
            <text:p>R$ 154,00</text:p>
          </table:table-cell>
          <table:table-cell table:style-name="ce2282" office:value-type="currency" office:currency="BRL" office:value="300" calcext:value-type="currency">
            <text:p>R$ 300,00</text:p>
          </table:table-cell>
          <table:table-cell table:style-name="ce2282" table:formula="of:=AVERAGE([.G33:.I33])" office:value-type="currency" office:currency="BRL" office:value="278" calcext:value-type="currency">
            <text:p>R$ 278,00</text:p>
          </table:table-cell>
          <table:table-cell table:style-name="ce2282" table:formula="of:=[.J33]*[.F33]" office:value-type="currency" office:currency="BRL" office:value="278" calcext:value-type="currency">
            <text:p>R$ 278,00</text:p>
          </table:table-cell>
          <table:table-cell table:number-columns-repeated="1013"/>
        </table:table-row>
        <table:table-row table:style-name="ro39">
          <table:table-cell table:style-name="ce2257" office:value-type="float" office:value="31" calcext:value-type="float">
            <text:p>31</text:p>
          </table:table-cell>
          <table:table-cell table:style-name="ce2262" office:value-type="string" calcext:value-type="string">
            <text:p>CALIBRAÇÃO DE  DINAMÔMETRO DIGITAL</text:p>
            <text:p><text:span text:style-name="T19">Calibração RBC/INMETRO ou rastreável à RBC, com emissão de certificado de calibração. A calibração deverá ser feita com pelo menos 3 pontos distribuídos ao longo da capacidade de medição do instrumento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3" calcext:value-type="float">
            <text:p>3</text:p>
          </table:table-cell>
          <table:table-cell table:style-name="ce2282" office:value-type="currency" office:currency="BRL" office:value="380" calcext:value-type="currency">
            <text:p>R$ 380,00</text:p>
          </table:table-cell>
          <table:table-cell table:style-name="ce2282" table:formula="of:=1890/3" office:value-type="currency" office:currency="BRL" office:value="630" calcext:value-type="currency">
            <text:p>R$ 630,00</text:p>
          </table:table-cell>
          <table:table-cell table:style-name="ce2282" office:value-type="currency" office:currency="BRL" office:value="600" calcext:value-type="currency">
            <text:p>R$ 600,00</text:p>
          </table:table-cell>
          <table:table-cell table:style-name="ce2282" table:formula="of:=AVERAGE([.G34:.I34])" office:value-type="currency" office:currency="BRL" office:value="536.666666666667" calcext:value-type="currency">
            <text:p>R$ 536,67</text:p>
          </table:table-cell>
          <table:table-cell table:style-name="ce2282" table:formula="of:=[.J34]*[.F34]" office:value-type="currency" office:currency="BRL" office:value="1610" calcext:value-type="currency">
            <text:p>R$ 1.610,00</text:p>
          </table:table-cell>
          <table:table-cell table:number-columns-repeated="1013"/>
        </table:table-row>
        <table:table-row table:style-name="ro39">
          <table:table-cell table:style-name="ce2257" office:value-type="float" office:value="32" calcext:value-type="float">
            <text:p>32</text:p>
          </table:table-cell>
          <table:table-cell table:style-name="ce2262" office:value-type="string" calcext:value-type="string">
            <text:p>CALIBRAÇÃO DE  MANÔMETRO ANALÓGICO</text:p>
            <text:p><text:span text:style-name="T19">Calibração RBC/INMETRO, com emissão de certificado de calibração. A calibração deverá ser feita com pelo menos 3 pontos distribuídos ao longo da capacidade de medição do instrumento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42" calcext:value-type="float">
            <text:p>42</text:p>
          </table:table-cell>
          <table:table-cell table:style-name="ce2282" office:value-type="currency" office:currency="BRL" office:value="140" calcext:value-type="currency">
            <text:p>R$ 140,00</text:p>
          </table:table-cell>
          <table:table-cell table:style-name="ce2282" table:formula="of:=4040.96/41" office:value-type="currency" office:currency="BRL" office:value="98.56" calcext:value-type="currency">
            <text:p>R$ 98,56</text:p>
          </table:table-cell>
          <table:table-cell table:style-name="ce2282" office:value-type="currency" office:currency="BRL" office:value="65" calcext:value-type="currency">
            <text:p>R$ 65,00</text:p>
          </table:table-cell>
          <table:table-cell table:style-name="ce2282" table:formula="of:=AVERAGE([.G35:.I35])" office:value-type="currency" office:currency="BRL" office:value="101.186666666667" calcext:value-type="currency">
            <text:p>R$ 101,19</text:p>
          </table:table-cell>
          <table:table-cell table:style-name="ce2282" table:formula="of:=[.J35]*[.F35]" office:value-type="currency" office:currency="BRL" office:value="4249.84" calcext:value-type="currency">
            <text:p>R$ 4.249,84</text:p>
          </table:table-cell>
          <table:table-cell table:number-columns-repeated="1013"/>
        </table:table-row>
        <table:table-row table:style-name="ro39">
          <table:table-cell table:style-name="ce2257" office:value-type="float" office:value="33" calcext:value-type="float">
            <text:p>33</text:p>
          </table:table-cell>
          <table:table-cell table:style-name="ce2263" office:value-type="string" calcext:value-type="string">
            <text:p>CALIBRAÇÃO DE  MANÔMETRO ANALÓGICO  (ÁGUA SALGADA)</text:p>
            <text:p><text:span text:style-name="T19">Calibração RBC/INMETRO, com emissão de certificado de calibração. A calibração deverá ser feita com pelo menos 3 pontos distribuídos ao longo da capacidade de medição do instrumento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1" calcext:value-type="float">
            <text:p>1</text:p>
          </table:table-cell>
          <table:table-cell table:style-name="ce2282" office:value-type="currency" office:currency="BRL" office:value="140" calcext:value-type="currency">
            <text:p>R$ 140,00</text:p>
          </table:table-cell>
          <table:table-cell table:style-name="ce2282" office:value-type="string" calcext:value-type="string">
            <text:p>-</text:p>
          </table:table-cell>
          <table:table-cell table:style-name="ce2282" office:value-type="currency" office:currency="BRL" office:value="65" calcext:value-type="currency">
            <text:p>R$ 65,00</text:p>
          </table:table-cell>
          <table:table-cell table:style-name="ce2282" table:formula="of:=AVERAGE([.G36:.I36])" office:value-type="currency" office:currency="BRL" office:value="102.5" calcext:value-type="currency">
            <text:p>R$ 102,50</text:p>
          </table:table-cell>
          <table:table-cell table:style-name="ce2282" table:formula="of:=[.J36]*[.F36]" office:value-type="currency" office:currency="BRL" office:value="102.5" calcext:value-type="currency">
            <text:p>R$ 102,50</text:p>
          </table:table-cell>
          <table:table-cell table:number-columns-repeated="1013"/>
        </table:table-row>
        <table:table-row table:style-name="ro39">
          <table:table-cell table:style-name="ce2257" office:value-type="float" office:value="34" calcext:value-type="float">
            <text:p>34</text:p>
          </table:table-cell>
          <table:table-cell table:style-name="ce2264" office:value-type="string" calcext:value-type="string">
            <text:p>CALIBRAÇÃO DE  MANÔMETRO DIGITAL</text:p>
            <text:p><text:span text:style-name="T19">Calibração RBC/INMETRO, com emissão de certificado de calibração. A calibração deverá ser feita com pelo menos 3 pontos distribuídos ao longo da capacidade de medição do instrumento.</text:span></text:p>
          </table:table-cell>
          <table:table-cell table:style-name="ce2271" office:value-type="float" office:value="14427" calcext:value-type="float">
            <text:p>14427</text:p>
          </table:table-cell>
          <table:table-cell table:style-name="ce2271" office:value-type="string" calcext:value-type="string">
            <text:p>SERVIÇO</text:p>
          </table:table-cell>
          <table:table-cell table:style-name="ce2271" office:value-type="float" office:value="1" calcext:value-type="float">
            <text:p>1</text:p>
          </table:table-cell>
          <table:table-cell table:style-name="ce2277" office:value-type="float" office:value="3" calcext:value-type="float">
            <text:p>3</text:p>
          </table:table-cell>
          <table:table-cell table:style-name="ce2283" office:value-type="currency" office:currency="BRL" office:value="180" calcext:value-type="currency">
            <text:p>R$ 180,00</text:p>
          </table:table-cell>
          <table:table-cell table:style-name="ce2283" table:formula="of:=1410.28/4" office:value-type="currency" office:currency="BRL" office:value="352.57" calcext:value-type="currency">
            <text:p>R$ 352,57</text:p>
          </table:table-cell>
          <table:table-cell table:style-name="ce2283" office:value-type="currency" office:currency="BRL" office:value="65" calcext:value-type="currency">
            <text:p>R$ 65,00</text:p>
          </table:table-cell>
          <table:table-cell table:style-name="ce2283" table:formula="of:=AVERAGE([.G37:.I37])" office:value-type="currency" office:currency="BRL" office:value="199.19" calcext:value-type="currency">
            <text:p>R$ 199,19</text:p>
          </table:table-cell>
          <table:table-cell table:style-name="ce2283" table:formula="of:=[.J37]*[.F37]" office:value-type="currency" office:currency="BRL" office:value="597.57" calcext:value-type="currency">
            <text:p>R$ 597,57</text:p>
          </table:table-cell>
          <table:table-cell table:style-name="ce2292" table:number-columns-repeated="1009"/>
          <table:table-cell table:number-columns-repeated="4"/>
        </table:table-row>
        <table:table-row table:style-name="ro40">
          <table:table-cell table:style-name="ce2257" office:value-type="float" office:value="35" calcext:value-type="float">
            <text:p>35</text:p>
          </table:table-cell>
          <table:table-cell table:style-name="ce2263" office:value-type="string" calcext:value-type="string">
            <text:p>CALIBRAÇÃO DE  MANÔMETRO DIGITAL IN LOCO</text:p>
            <text:p>Calibração no endereço do CONTRATANTE</text:p>
            <text:p><text:span text:style-name="T19">Calibração RBC/INMETRO, com emissão de certificado de calibração. A calibração deverá ser feita com pelo menos 3 pontos distribuídos ao longo da capacidade de medição do instrumento, considerando cada um dos parâmetros de medida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3" calcext:value-type="float">
            <text:p>3</text:p>
          </table:table-cell>
          <table:table-cell table:style-name="ce2276" office:value-type="float" office:value="3" calcext:value-type="float">
            <text:p>3</text:p>
          </table:table-cell>
          <table:table-cell table:style-name="ce2282" office:value-type="currency" office:currency="BRL" office:value="350" calcext:value-type="currency">
            <text:p>R$ 350,00</text:p>
          </table:table-cell>
          <table:table-cell table:style-name="ce2283" table:formula="of:=1410.28/4" office:value-type="currency" office:currency="BRL" office:value="352.57" calcext:value-type="currency">
            <text:p>R$ 352,57</text:p>
          </table:table-cell>
          <table:table-cell table:style-name="ce2282" office:value-type="currency" office:currency="BRL" office:value="120" calcext:value-type="currency">
            <text:p>R$ 120,00</text:p>
          </table:table-cell>
          <table:table-cell table:style-name="ce2282" table:formula="of:=AVERAGE([.G38:.I38])" office:value-type="currency" office:currency="BRL" office:value="274.19" calcext:value-type="currency">
            <text:p>R$ 274,19</text:p>
          </table:table-cell>
          <table:table-cell table:style-name="ce2282" table:formula="of:=[.J38]*[.F38]" office:value-type="currency" office:currency="BRL" office:value="822.57" calcext:value-type="currency">
            <text:p>R$ 822,57</text:p>
          </table:table-cell>
          <table:table-cell table:number-columns-repeated="1013"/>
        </table:table-row>
        <table:table-row table:style-name="ro39">
          <table:table-cell table:style-name="ce2257" office:value-type="float" office:value="36" calcext:value-type="float">
            <text:p>36</text:p>
          </table:table-cell>
          <table:table-cell table:style-name="ce2262" office:value-type="string" calcext:value-type="string">
            <text:p>CALIBRAÇÃO DE  MANOVACUÔMETRO</text:p>
            <text:p><text:span text:style-name="T19">Calibração RBC/INMETRO, com emissão de certificado de calibração. A calibração deverá ser feita com pelo menos 3 pontos distribuídos ao longo da capacidade de medição do instrumento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2" calcext:value-type="float">
            <text:p>2</text:p>
          </table:table-cell>
          <table:table-cell table:style-name="ce2282" office:value-type="currency" office:currency="BRL" office:value="160" calcext:value-type="currency">
            <text:p>R$ 160,00</text:p>
          </table:table-cell>
          <table:table-cell table:style-name="ce2282" table:formula="of:=375.76/2" office:value-type="currency" office:currency="BRL" office:value="187.88" calcext:value-type="currency">
            <text:p>R$ 187,88</text:p>
          </table:table-cell>
          <table:table-cell table:style-name="ce2282" office:value-type="currency" office:currency="BRL" office:value="65" calcext:value-type="currency">
            <text:p>R$ 65,00</text:p>
          </table:table-cell>
          <table:table-cell table:style-name="ce2282" table:formula="of:=AVERAGE([.G39:.I39])" office:value-type="currency" office:currency="BRL" office:value="137.626666666667" calcext:value-type="currency">
            <text:p>R$ 137,63</text:p>
          </table:table-cell>
          <table:table-cell table:style-name="ce2282" table:formula="of:=[.J39]*[.F39]" office:value-type="currency" office:currency="BRL" office:value="275.253333333333" calcext:value-type="currency">
            <text:p>R$ 275,25</text:p>
          </table:table-cell>
          <table:table-cell table:number-columns-repeated="1013"/>
        </table:table-row>
        <table:table-row table:style-name="ro39">
          <table:table-cell table:style-name="ce2257" office:value-type="float" office:value="37" calcext:value-type="float">
            <text:p>37</text:p>
          </table:table-cell>
          <table:table-cell table:style-name="ce2262" office:value-type="string" calcext:value-type="string">
            <text:p>CALIBRAÇÃO DE  MEDIDOR DE VAZÃO</text:p>
            <text:p><text:span text:style-name="T19">Calibração RBC/INMETRO ou rastreável à RBC, com emissão de certificado de calibração. A calibração deverá ser feita com pelo menos 3 pontos distribuídos ao longo da capacidade de medição do instrumento, considerando cada um dos parâmetros de medida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4" calcext:value-type="float">
            <text:p>4</text:p>
          </table:table-cell>
          <table:table-cell table:style-name="ce2282" office:value-type="currency" office:currency="BRL" office:value="580" calcext:value-type="currency">
            <text:p>R$ 580,00</text:p>
          </table:table-cell>
          <table:table-cell table:style-name="ce2282" office:value-type="string" calcext:value-type="string">
            <text:p>-</text:p>
          </table:table-cell>
          <table:table-cell table:style-name="ce2282" office:value-type="currency" office:currency="BRL" office:value="185" calcext:value-type="currency">
            <text:p>R$ 185,00</text:p>
          </table:table-cell>
          <table:table-cell table:style-name="ce2282" table:formula="of:=AVERAGE([.G40:.I40])" office:value-type="currency" office:currency="BRL" office:value="382.5" calcext:value-type="currency">
            <text:p>R$ 382,50</text:p>
          </table:table-cell>
          <table:table-cell table:style-name="ce2282" table:formula="of:=[.J40]*[.F40]" office:value-type="currency" office:currency="BRL" office:value="1530" calcext:value-type="currency">
            <text:p>R$ 1.530,00</text:p>
          </table:table-cell>
          <table:table-cell table:number-columns-repeated="1013"/>
        </table:table-row>
        <table:table-row table:style-name="ro39">
          <table:table-cell table:style-name="ce2257" office:value-type="float" office:value="38" calcext:value-type="float">
            <text:p>38</text:p>
          </table:table-cell>
          <table:table-cell table:style-name="ce2262" office:value-type="string" calcext:value-type="string">
            <text:p>CALIBRAÇÃO DE  MICROMETRO DE PROFUNDIDADE</text:p>
            <text:p><text:span text:style-name="T19">Calibração RBC/INMETRO ou rastreável à RBC, com emissão de certificado de calibração. A calibração deverá ser feita com pelo menos 3 pontos distribuídos ao longo da capacidade de medição do instrumento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23" calcext:value-type="float">
            <text:p>23</text:p>
          </table:table-cell>
          <table:table-cell table:style-name="ce2282" office:value-type="currency" office:currency="BRL" office:value="160" calcext:value-type="currency">
            <text:p>R$ 160,00</text:p>
          </table:table-cell>
          <table:table-cell table:style-name="ce2282" table:formula="of:=3329.48/23" office:value-type="currency" office:currency="BRL" office:value="144.76" calcext:value-type="currency">
            <text:p>R$ 144,76</text:p>
          </table:table-cell>
          <table:table-cell table:style-name="ce2282" office:value-type="currency" office:currency="BRL" office:value="55" calcext:value-type="currency">
            <text:p>R$ 55,00</text:p>
          </table:table-cell>
          <table:table-cell table:style-name="ce2282" table:formula="of:=AVERAGE([.G41:.I41])" office:value-type="currency" office:currency="BRL" office:value="119.92" calcext:value-type="currency">
            <text:p>R$ 119,92</text:p>
          </table:table-cell>
          <table:table-cell table:style-name="ce2282" table:formula="of:=[.J41]*[.F41]" office:value-type="currency" office:currency="BRL" office:value="2758.16" calcext:value-type="currency">
            <text:p>R$ 2.758,16</text:p>
          </table:table-cell>
          <table:table-cell table:number-columns-repeated="1013"/>
        </table:table-row>
        <table:table-row table:style-name="ro39">
          <table:table-cell table:style-name="ce2257" office:value-type="float" office:value="39" calcext:value-type="float">
            <text:p>39</text:p>
          </table:table-cell>
          <table:table-cell table:style-name="ce2262" office:value-type="string" calcext:value-type="string">
            <text:p>CALIBRAÇÃO DE  NÍVEL LINEAR DE PRECISÃO</text:p>
            <text:p><text:span text:style-name="T19">Calibração RBC/INMETRO ou rastreável à RBC, com emissão de certificado de calibração. A calibração deverá ser feita com pelo menos 3 pontos distribuídos ao longo da capacidade de medição do instrumento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1" calcext:value-type="float">
            <text:p>1</text:p>
          </table:table-cell>
          <table:table-cell table:style-name="ce2282" office:value-type="currency" office:currency="BRL" office:value="40" calcext:value-type="currency">
            <text:p>R$ 40,00</text:p>
          </table:table-cell>
          <table:table-cell table:style-name="ce2282" office:value-type="string" calcext:value-type="string">
            <text:p>-</text:p>
          </table:table-cell>
          <table:table-cell table:style-name="ce2282" office:value-type="currency" office:currency="BRL" office:value="55" calcext:value-type="currency">
            <text:p>R$ 55,00</text:p>
          </table:table-cell>
          <table:table-cell table:style-name="ce2282" table:formula="of:=AVERAGE([.G42:.I42])" office:value-type="currency" office:currency="BRL" office:value="47.5" calcext:value-type="currency">
            <text:p>R$ 47,50</text:p>
          </table:table-cell>
          <table:table-cell table:style-name="ce2282" table:formula="of:=[.J42]*[.F42]" office:value-type="currency" office:currency="BRL" office:value="47.5" calcext:value-type="currency">
            <text:p>R$ 47,50</text:p>
          </table:table-cell>
          <table:table-cell table:number-columns-repeated="1013"/>
        </table:table-row>
        <table:table-row table:style-name="ro39">
          <table:table-cell table:style-name="ce2257" office:value-type="float" office:value="40" calcext:value-type="float">
            <text:p>40</text:p>
          </table:table-cell>
          <table:table-cell table:style-name="ce2262" office:value-type="string" calcext:value-type="string">
            <text:p>CALIBRAÇÃO DE  PAQUÍMETRO </text:p>
            <text:p><text:span text:style-name="T19">Calibração RBC/INMETRO ou rastreável à RBC, com emissão de certificado de calibração. A calibração deverá ser feita com pelo menos 3 pontos distribuídos ao longo da capacidade de medição do instrumento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12" calcext:value-type="float">
            <text:p>12</text:p>
          </table:table-cell>
          <table:table-cell table:style-name="ce2282" office:value-type="currency" office:currency="BRL" office:value="30" calcext:value-type="currency">
            <text:p>R$ 30,00</text:p>
          </table:table-cell>
          <table:table-cell table:style-name="ce2282" table:formula="of:=720.72/12" office:value-type="currency" office:currency="BRL" office:value="60.06" calcext:value-type="currency">
            <text:p>R$ 60,06</text:p>
          </table:table-cell>
          <table:table-cell table:style-name="ce2282" office:value-type="currency" office:currency="BRL" office:value="55" calcext:value-type="currency">
            <text:p>R$ 55,00</text:p>
          </table:table-cell>
          <table:table-cell table:style-name="ce2282" table:formula="of:=AVERAGE([.G43:.I43])" office:value-type="currency" office:currency="BRL" office:value="48.3533333333333" calcext:value-type="currency">
            <text:p>R$ 48,35</text:p>
          </table:table-cell>
          <table:table-cell table:style-name="ce2282" table:formula="of:=[.J43]*[.F43]" office:value-type="currency" office:currency="BRL" office:value="580.24" calcext:value-type="currency">
            <text:p>R$ 580,24</text:p>
          </table:table-cell>
          <table:table-cell table:number-columns-repeated="1013"/>
        </table:table-row>
        <table:table-row table:style-name="ro39">
          <table:table-cell table:style-name="ce2257" office:value-type="float" office:value="41" calcext:value-type="float">
            <text:p>41</text:p>
          </table:table-cell>
          <table:table-cell table:style-name="ce2262" office:value-type="string" calcext:value-type="string">
            <text:p>CALIBRAÇÃO DE  TERMÔMETRO</text:p>
            <text:p><text:span text:style-name="T19">Calibração RBC/INMETRO ou rastreável à RBC, com emissão de certificado de calibração. A calibração deverá ser feita com pelo menos 3 pontos distribuídos ao longo da capacidade de medição do instrumento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2" calcext:value-type="float">
            <text:p>2</text:p>
          </table:table-cell>
          <table:table-cell table:style-name="ce2282" office:value-type="currency" office:currency="BRL" office:value="160" calcext:value-type="currency">
            <text:p>R$ 160,00</text:p>
          </table:table-cell>
          <table:table-cell table:style-name="ce2282" table:formula="of:=739/3" office:value-type="currency" office:currency="BRL" office:value="246.333333333333" calcext:value-type="currency">
            <text:p>R$ 246,33</text:p>
          </table:table-cell>
          <table:table-cell table:style-name="ce2282" office:value-type="currency" office:currency="BRL" office:value="45" calcext:value-type="currency">
            <text:p>R$ 45,00</text:p>
          </table:table-cell>
          <table:table-cell table:style-name="ce2282" table:formula="of:=AVERAGE([.G44:.I44])" office:value-type="currency" office:currency="BRL" office:value="150.444444444444" calcext:value-type="currency">
            <text:p>R$ 150,44</text:p>
          </table:table-cell>
          <table:table-cell table:style-name="ce2282" table:formula="of:=[.J44]*[.F44]" office:value-type="currency" office:currency="BRL" office:value="300.888888888889" calcext:value-type="currency">
            <text:p>R$ 300,89</text:p>
          </table:table-cell>
          <table:table-cell table:number-columns-repeated="1013"/>
        </table:table-row>
        <table:table-row table:style-name="ro39">
          <table:table-cell table:style-name="ce2257" office:value-type="float" office:value="42" calcext:value-type="float">
            <text:p>42</text:p>
          </table:table-cell>
          <table:table-cell table:style-name="ce2262" office:value-type="string" calcext:value-type="string">
            <text:p>CALIBRAÇÃO DE  TORQUÍMETRO </text:p>
            <text:p><text:span text:style-name="T19">Calibração RBC/INMETRO ou rastreável à RBC, com emissão de certificado de calibração. A calibração deverá ser feita com pelo menos 3 pontos distribuídos ao longo da capacidade de medição do instrumento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267" calcext:value-type="float">
            <text:p>267</text:p>
          </table:table-cell>
          <table:table-cell table:style-name="ce2282" office:value-type="currency" office:currency="BRL" office:value="140" calcext:value-type="currency">
            <text:p>R$ 140,00</text:p>
          </table:table-cell>
          <table:table-cell table:style-name="ce2282" table:formula="of:=29904/267" office:value-type="currency" office:currency="BRL" office:value="112" calcext:value-type="currency">
            <text:p>R$ 112,00</text:p>
          </table:table-cell>
          <table:table-cell table:style-name="ce2282" office:value-type="currency" office:currency="BRL" office:value="90" calcext:value-type="currency">
            <text:p>R$ 90,00</text:p>
          </table:table-cell>
          <table:table-cell table:style-name="ce2282" table:formula="of:=AVERAGE([.G45:.I45])" office:value-type="currency" office:currency="BRL" office:value="114" calcext:value-type="currency">
            <text:p>R$ 114,00</text:p>
          </table:table-cell>
          <table:table-cell table:style-name="ce2282" table:formula="of:=[.J45]*[.F45]" office:value-type="currency" office:currency="BRL" office:value="30438" calcext:value-type="currency">
            <text:p>R$ 30.438,00</text:p>
          </table:table-cell>
          <table:table-cell table:number-columns-repeated="1013"/>
        </table:table-row>
        <table:table-row table:style-name="ro39">
          <table:table-cell table:style-name="ce2257" office:value-type="float" office:value="43" calcext:value-type="float">
            <text:p>43</text:p>
          </table:table-cell>
          <table:table-cell table:style-name="ce2262" office:value-type="string" calcext:value-type="string">
            <text:p>CALIBRAÇÃO DE  TRANSDUTOR DE PRESSÃO</text:p>
            <text:p><text:span text:style-name="T19">Calibração RBC/INMETRO ou rastreável à RBC, com emissão de certificado de calibração. A calibração deverá ser feita com pelo menos 3 pontos distribuídos ao longo da capacidade de medição do instrumento, considerando cada um dos parâmetros de medida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6" calcext:value-type="float">
            <text:p>6</text:p>
          </table:table-cell>
          <table:table-cell table:style-name="ce2282" office:value-type="currency" office:currency="BRL" office:value="180" calcext:value-type="currency">
            <text:p>R$ 180,00</text:p>
          </table:table-cell>
          <table:table-cell table:style-name="ce2282" table:formula="of:=1386/6" office:value-type="currency" office:currency="BRL" office:value="231" calcext:value-type="currency">
            <text:p>R$ 231,00</text:p>
          </table:table-cell>
          <table:table-cell table:style-name="ce2282" office:value-type="currency" office:currency="BRL" office:value="100" calcext:value-type="currency">
            <text:p>R$ 100,00</text:p>
          </table:table-cell>
          <table:table-cell table:style-name="ce2282" table:formula="of:=AVERAGE([.G46:.I46])" office:value-type="currency" office:currency="BRL" office:value="170.333333333333" calcext:value-type="currency">
            <text:p>R$ 170,33</text:p>
          </table:table-cell>
          <table:table-cell table:style-name="ce2282" table:formula="of:=[.J46]*[.F46]" office:value-type="currency" office:currency="BRL" office:value="1022" calcext:value-type="currency">
            <text:p>R$ 1.022,00</text:p>
          </table:table-cell>
          <table:table-cell table:number-columns-repeated="1013"/>
        </table:table-row>
        <table:table-row table:style-name="ro39">
          <table:table-cell table:style-name="ce2257" office:value-type="float" office:value="44" calcext:value-type="float">
            <text:p>44</text:p>
          </table:table-cell>
          <table:table-cell table:style-name="ce2262" office:value-type="string" calcext:value-type="string">
            <text:p>CALIBRAÇÃO DE  VÁLVULA DE ALÍVIO</text:p>
            <text:p><text:span text:style-name="T19">Calibração RBC/INMETRO ou rastreável à RBC, com emissão de certificado de calibração. A calibração deverá ser feita com pelo menos 3 pontos distribuídos ao longo da capacidade de medição do instrumento.</text:span></text:p>
          </table:table-cell>
          <table:table-cell table:style-name="ce2270" office:value-type="float" office:value="14427" calcext:value-type="float">
            <text:p>14427</text:p>
          </table:table-cell>
          <table:table-cell table:style-name="ce2270" office:value-type="string" calcext:value-type="string">
            <text:p>SERVIÇO</text:p>
          </table:table-cell>
          <table:table-cell table:style-name="ce2270" office:value-type="float" office:value="1" calcext:value-type="float">
            <text:p>1</text:p>
          </table:table-cell>
          <table:table-cell table:style-name="ce2276" office:value-type="float" office:value="2" calcext:value-type="float">
            <text:p>2</text:p>
          </table:table-cell>
          <table:table-cell table:style-name="ce2282" office:value-type="currency" office:currency="BRL" office:value="750" calcext:value-type="currency">
            <text:p>R$ 750,00</text:p>
          </table:table-cell>
          <table:table-cell table:style-name="ce2282" table:formula="of:=338.8/2" office:value-type="currency" office:currency="BRL" office:value="169.4" calcext:value-type="currency">
            <text:p>R$ 169,40</text:p>
          </table:table-cell>
          <table:table-cell table:style-name="ce2282" office:value-type="currency" office:currency="BRL" office:value="65" calcext:value-type="currency">
            <text:p>R$ 65,00</text:p>
          </table:table-cell>
          <table:table-cell table:style-name="ce2282" table:formula="of:=AVERAGE([.G47:.I47])" office:value-type="currency" office:currency="BRL" office:value="328.133333333333" calcext:value-type="currency">
            <text:p>R$ 328,13</text:p>
          </table:table-cell>
          <table:table-cell table:style-name="ce2282" table:formula="of:=[.J47]*[.F47]" office:value-type="currency" office:currency="BRL" office:value="656.266666666667" calcext:value-type="currency">
            <text:p>R$ 656,27</text:p>
          </table:table-cell>
          <table:table-cell table:number-columns-repeated="1013"/>
        </table:table-row>
        <table:table-row table:style-name="ro39">
          <table:table-cell table:style-name="ce2258" office:value-type="string" calcext:value-type="string" table:number-columns-spanned="10" table:number-rows-spanned="1">
            <text:p>VALOR ESTIMADO TOTAL: </text:p>
          </table:table-cell>
          <table:covered-table-cell table:style-name="ce2265"/>
          <table:covered-table-cell table:number-columns-repeated="3" table:style-name="ce2272"/>
          <table:covered-table-cell table:style-name="ce2278"/>
          <table:covered-table-cell table:number-columns-repeated="3" table:style-name="ce2284"/>
          <table:covered-table-cell table:style-name="ce2278"/>
          <table:table-cell table:style-name="ce2284" table:formula="of:=SUM([.K4:.K47])" office:value-type="currency" office:currency="BRL" office:value="99896.9422222222" calcext:value-type="currency">
            <text:p>R$ 99.896,94</text:p>
          </table:table-cell>
          <table:table-cell table:number-columns-repeated="1013"/>
        </table:table-row>
        <table:table-row table:style-name="ro39">
          <table:table-cell table:number-columns-repeated="1024"/>
        </table:table-row>
        <table:table-row table:style-name="ro39">
          <table:table-cell/>
          <table:table-cell table:style-name="ce2267" office:value-type="string" calcext:value-type="string" table:number-columns-spanned="10" table:number-rows-spanned="3">
            <text:p><text:span text:style-name="T22">São</text:span><text:span text:style-name="T14"> Gonçalo, 07 de fevereiro de 2024</text:span></text:p>
            <text:p/>
            <text:p/>
            <text:p/>
            <text:p><text:span text:style-name="T14">---------------------------------------------------------------------------------------------</text:span></text:p>
            <text:p><text:span text:style-name="T14">Primeiro-Tenente (RM2-EN) Luciano de Almeida Ferreira</text:span></text:p>
            <text:p><text:span text:style-name="T23">Encarregado da Divisão de Eletrônica</text:span></text:p>
          </table:table-cell>
          <table:covered-table-cell table:number-columns-repeated="9"/>
          <table:table-cell table:number-columns-repeated="1013"/>
        </table:table-row>
        <table:table-row table:style-name="ro39">
          <table:table-cell/>
          <table:covered-table-cell table:number-columns-repeated="10"/>
          <table:table-cell table:number-columns-repeated="1013"/>
        </table:table-row>
        <table:table-row table:style-name="ro39">
          <table:table-cell/>
          <table:covered-table-cell table:number-columns-repeated="10"/>
          <table:table-cell table:number-columns-repeated="1013"/>
        </table:table-row>
        <table:table-row table:style-name="ro39" table:number-rows-repeated="1048502">
          <table:table-cell table:number-columns-repeated="1024"/>
        </table:table-row>
        <table:table-row table:style-name="ro41" table:number-rows-repeated="21">
          <table:table-cell table:number-columns-repeated="1024"/>
        </table:table-row>
        <table:table-row table:style-name="ro41">
          <table:table-cell table:number-columns-repeated="1024"/>
        </table:table-row>
      </table:table>
      <table:table table:name="LISTA DISPENSA" table:style-name="ta1">
        <office:forms form:automatic-focus="false" form:apply-design-mode="false"/>
        <table:table-column table:style-name="co1" table:default-cell-style-name="ce949"/>
        <table:table-column table:style-name="co22" table:default-cell-style-name="ce949"/>
        <table:table-column table:style-name="co10" table:default-cell-style-name="ce949"/>
        <table:table-column table:style-name="co4" table:default-cell-style-name="ce1135"/>
        <table:table-column table:style-name="co5" table:visibility="collapse" table:default-cell-style-name="ce1213"/>
        <table:table-column table:style-name="co6" table:visibility="collapse" table:default-cell-style-name="ce949"/>
        <table:table-column table:style-name="co23" table:default-cell-style-name="ce949"/>
        <table:table-column table:style-name="co8" table:default-cell-style-name="ce949"/>
        <table:table-column table:style-name="co10" table:default-cell-style-name="ce949"/>
        <table:table-column table:style-name="co10" table:visibility="collapse" table:default-cell-style-name="ce1398"/>
        <table:table-column table:style-name="co10" table:visibility="collapse" table:number-columns-repeated="3" table:default-cell-style-name="ce1399"/>
        <table:table-column table:style-name="co13" table:default-cell-style-name="ce1399"/>
        <table:table-column table:style-name="co10" table:default-cell-style-name="ce949"/>
        <table:table-column table:style-name="co14" table:default-cell-style-name="ce1581"/>
        <table:table-column table:style-name="co15" table:default-cell-style-name="ce1398"/>
        <table:table-column table:style-name="co44" table:default-cell-style-name="ce949"/>
        <table:table-column table:style-name="co17" table:default-cell-style-name="ce949"/>
        <table:table-column table:style-name="co18" table:default-cell-style-name="ce949"/>
        <table:table-column table:style-name="co19" table:visibility="collapse" table:default-cell-style-name="ce1752"/>
        <table:table-column table:style-name="co20" table:visibility="collapse" table:default-cell-style-name="ce949"/>
        <table:table-column table:style-name="co10" table:visibility="collapse" table:default-cell-style-name="ce949"/>
        <table:table-column table:style-name="co45" table:default-cell-style-name="ce949"/>
        <table:table-column table:style-name="co46" table:number-columns-repeated="3" table:default-cell-style-name="ce949"/>
        <table:table-column table:style-name="co46" table:visibility="collapse" table:default-cell-style-name="ce949"/>
        <table:table-column table:style-name="co10" table:visibility="collapse" table:default-cell-style-name="ce949"/>
        <table:table-column table:style-name="co10" table:default-cell-style-name="ce949"/>
        <table:table-column table:style-name="co47" table:default-cell-style-name="ce949"/>
        <table:table-column table:style-name="co23" table:default-cell-style-name="ce949"/>
        <table:table-column table:style-name="co10" table:number-columns-repeated="964" table:default-cell-style-name="ce949"/>
        <table:table-column table:style-name="co10" table:number-columns-repeated="25" table:default-cell-style-name="ce2045"/>
        <table:table-column table:style-name="co10" table:number-columns-repeated="2" table:default-cell-style-name="ce2051"/>
        <table:table-column table:style-name="co10" table:default-cell-style-name="ce888"/>
        <table:table-row table:style-name="ro28">
          <table:table-cell table:style-name="ce2" office:value-type="string" calcext:value-type="string">
            <text:p>ELE/MEC</text:p>
          </table:table-cell>
          <table:table-cell table:style-name="ce2" office:value-type="string" calcext:value-type="string">
            <text:p>EQUIPAMENTO</text:p>
          </table:table-cell>
          <table:table-cell table:style-name="ce2" office:value-type="string" calcext:value-type="string">
            <text:p>MARCA </text:p>
          </table:table-cell>
          <table:table-cell table:style-name="ce61" office:value-type="string" calcext:value-type="string">
            <text:p>MODELO</text:p>
          </table:table-cell>
          <table:table-cell table:style-name="ce127" office:value-type="string" calcext:value-type="string">
            <text:p>RANGE</text:p>
          </table:table-cell>
          <table:table-cell table:style-name="ce61" office:value-type="string" calcext:value-type="string">
            <text:p>UNIDADE</text:p>
            <text:p>RANGE</text:p>
          </table:table-cell>
          <table:table-cell table:style-name="ce61" office:value-type="string" calcext:value-type="string">
            <text:p>COD INTERNO</text:p>
          </table:table-cell>
          <table:table-cell table:style-name="ce61" office:value-type="string" calcext:value-type="string">
            <text:p>SERIAL</text:p>
          </table:table-cell>
          <table:table-cell table:style-name="ce61" office:value-type="string" calcext:value-type="string">
            <text:p>DIVISÃO</text:p>
          </table:table-cell>
          <table:table-cell table:style-name="ce61" office:value-type="string" calcext:value-type="string">
            <text:p>PS</text:p>
          </table:table-cell>
          <table:table-cell table:style-name="ce293" office:value-type="string" calcext:value-type="string">
            <text:p>ENTRADA OF ET</text:p>
          </table:table-cell>
          <table:table-cell table:style-name="ce293" office:value-type="string" calcext:value-type="string">
            <text:p>SAÍDA/CAL</text:p>
          </table:table-cell>
          <table:table-cell table:style-name="ce293" office:value-type="string" calcext:value-type="string">
            <text:p>RETORNO CAL</text:p>
          </table:table-cell>
          <table:table-cell table:style-name="ce293" office:value-type="string" calcext:value-type="string">
            <text:p>ULTIMA CALIBRAÇÃO</text:p>
          </table:table-cell>
          <table:table-cell table:style-name="ce61" office:value-type="string" calcext:value-type="string">
            <text:p>CICLO CALIBRAÇÃO</text:p>
          </table:table-cell>
          <table:table-cell table:style-name="ce293" office:value-type="string" calcext:value-type="string">
            <text:p>PRÓXIMA CALIBRAÇÃO</text:p>
          </table:table-cell>
          <table:table-cell table:style-name="ce61" office:value-type="string" calcext:value-type="string">
            <text:p>VALIDADE CALIBRAÇÃO</text:p>
          </table:table-cell>
          <table:table-cell table:style-name="ce61" office:value-type="string" calcext:value-type="string">
            <text:p>CERTIFICADO <text:s/></text:p>
          </table:table-cell>
          <table:table-cell table:style-name="ce61" office:value-type="string" calcext:value-type="string">
            <text:p>SITUAÇÃO</text:p>
          </table:table-cell>
          <table:table-cell table:style-name="ce667" office:value-type="string" calcext:value-type="string">
            <text:p>COMENTÁRIOS</text:p>
          </table:table-cell>
          <table:table-cell table:style-name="ce703" office:value-type="string" calcext:value-type="string">
            <text:p>CUSTO ESTIMADO</text:p>
          </table:table-cell>
          <table:table-cell table:style-name="ce770" office:value-type="string" calcext:value-type="string">
            <text:p>ORÇAMENTO</text:p>
          </table:table-cell>
          <table:table-cell table:style-name="ce770" office:value-type="string" calcext:value-type="string">
            <text:p>PAGAMENTO</text:p>
          </table:table-cell>
          <table:table-cell table:style-name="ce797" office:value-type="string" calcext:value-type="string">
            <text:p>LOCAL CALIBRAÇÃO</text:p>
          </table:table-cell>
          <table:table-cell table:style-name="ce797" office:value-type="string" calcext:value-type="string">
            <text:p>CMS CALIBRA?</text:p>
          </table:table-cell>
          <table:table-cell table:style-name="ce797" office:value-type="string" calcext:value-type="string">
            <text:p>PREGÃO CALIBRA?</text:p>
          </table:table-cell>
          <table:table-cell table:style-name="ce797" office:value-type="string" calcext:value-type="string">
            <text:p>BACS CALIBRA?</text:p>
          </table:table-cell>
          <table:table-cell office:value-type="string" calcext:value-type="string">
            <text:p>ANO PROX CAL</text:p>
          </table:table-cell>
          <table:table-cell office:value-type="string" calcext:value-type="string">
            <text:p>MES PROX CAL</text:p>
          </table:table-cell>
          <table:table-cell table:number-columns-repeated="967"/>
          <table:table-cell table:style-name="ce2047" table:number-columns-repeated="25"/>
          <table:table-cell table:style-name="ce2053" table:number-columns-repeated="2"/>
          <table:table-cell/>
        </table:table-row>
        <table:table-row table:style-name="ro42">
          <table:table-cell table:style-name="ce9" office:value-type="string" calcext:value-type="string">
            <text:p>ELE </text:p>
          </table:table-cell>
          <table:table-cell table:style-name="ce9" office:value-type="string" calcext:value-type="string">
            <text:p>FONTE DC</text:p>
            <text:p>PROPRIETÁRIA AMTEK</text:p>
          </table:table-cell>
          <table:table-cell table:style-name="ce9" office:value-type="string" calcext:value-type="string">
            <text:p>AMETEK </text:p>
          </table:table-cell>
          <table:table-cell table:style-name="ce137" office:value-type="string" calcext:value-type="string">
            <text:p>SGA-600625D-1D-AA</text:p>
          </table:table-cell>
          <table:table-cell table:style-name="ce175"/>
          <table:table-cell table:style-name="ce193"/>
          <table:table-cell table:style-name="ce11" office:value-type="string" calcext:value-type="string">
            <text:p>CMASM-IDE-F21-009</text:p>
          </table:table-cell>
          <table:table-cell table:style-name="ce193" office:value-type="string" calcext:value-type="string">
            <text:p>1649A00605</text:p>
          </table:table-cell>
          <table:table-cell table:style-name="ce602" office:value-type="string" calcext:value-type="string">
            <text:p>F-21</text:p>
          </table:table-cell>
          <table:table-cell table:style-name="ce296"/>
          <table:table-cell table:style-name="ce323" table:number-columns-repeated="3"/>
          <table:table-cell table:style-name="ce364" office:value-type="date" office:date-value="2021-01-26" calcext:value-type="date">
            <text:p>26/01/21</text:p>
          </table:table-cell>
          <table:table-cell table:style-name="ce449" office:value-type="float" office:value="12" calcext:value-type="float">
            <text:p>12</text:p>
          </table:table-cell>
          <table:table-cell table:style-name="ce2113" table:formula="of:=IF(ISBLANK([.N2]);DATE(2024;1;1);EDATE([.N2];[.O2]))" office:value-type="date" office:date-value="2022-01-26" calcext:value-type="date">
            <text:p>26/01/22</text:p>
          </table:table-cell>
          <table:table-cell table:style-name="ce1390" table:formula="of:=IF(OR([.P2]&lt;TODAY(); [.P2] = &quot;&quot;); &quot;DESCALIBRADO&quot;;&quot;CALIBRADO&quot;)" office:value-type="string" office:string-value="DESCALIBRADO" calcext:value-type="string">
            <text:p>DESCALIBRADO</text:p>
          </table:table-cell>
          <table:table-cell table:style-name="ce602"/>
          <table:table-cell table:style-name="ce602" office:value-type="string" calcext:value-type="string">
            <text:p>CMASM</text:p>
          </table:table-cell>
          <table:table-cell table:style-name="ce564" office:value-type="string" calcext:value-type="string">
            <text:p>EQUIPAMENTO DEVE SER CALIBRADO APENAS EM EMPRESA AUTORIZADA OFICIAL DO FABRICANTE, AMETEK (EX.: EMPRESA SIGTON, EM SP) <text:s/></text:p>
          </table:table-cell>
          <table:table-cell table:style-name="ce608" office:value-type="currency" office:currency="BRL" office:value="560.75" calcext:value-type="currency">
            <text:p>R$ 560,75</text:p>
          </table:table-cell>
          <table:table-cell table:style-name="ce602"/>
          <table:table-cell table:style-name="ce1177"/>
          <table:table-cell table:style-name="ce9" office:value-type="string" calcext:value-type="string">
            <text:p>EMPRESA AUTORIZADA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formula="of:=YEAR([.P2])" office:value-type="float" office:value="2022" calcext:value-type="float">
            <text:p>2022</text:p>
          </table:table-cell>
          <table:table-cell table:formula="of:=MONTH([.P2])" office:value-type="float" office:value="1" calcext:value-type="float">
            <text:p>1</text:p>
          </table:table-cell>
          <table:table-cell table:number-columns-repeated="994"/>
          <table:table-cell table:style-name="Default"/>
        </table:table-row>
        <table:table-row table:style-name="ro9">
          <table:table-cell table:style-name="ce9" office:value-type="string" calcext:value-type="string">
            <text:p>ELE </text:p>
          </table:table-cell>
          <table:table-cell table:style-name="ce9" office:value-type="string" calcext:value-type="string">
            <text:p>MULTÍMETRO</text:p>
            <text:p>PROPRIETÁRIO NI</text:p>
          </table:table-cell>
          <table:table-cell table:style-name="ce9" office:value-type="string" calcext:value-type="string">
            <text:p>NATIONAL INSTRUMENTS </text:p>
          </table:table-cell>
          <table:table-cell table:style-name="ce137" office:value-type="string" calcext:value-type="string">
            <text:p>PXIE-4080</text:p>
          </table:table-cell>
          <table:table-cell table:style-name="ce175"/>
          <table:table-cell table:style-name="ce193"/>
          <table:table-cell table:style-name="ce11" office:value-type="string" calcext:value-type="string">
            <text:p>CMASM-IDE-F21-020</text:p>
          </table:table-cell>
          <table:table-cell table:style-name="ce193" office:value-type="string" calcext:value-type="string">
            <text:p>01CE4764</text:p>
          </table:table-cell>
          <table:table-cell table:style-name="ce602" office:value-type="string" calcext:value-type="string">
            <text:p>F-21</text:p>
          </table:table-cell>
          <table:table-cell table:style-name="ce296"/>
          <table:table-cell table:style-name="ce323" table:number-columns-repeated="3"/>
          <table:table-cell table:style-name="ce373" office:value-type="date" office:date-value="2020-08-03" calcext:value-type="date">
            <text:p>03/08/20</text:p>
          </table:table-cell>
          <table:table-cell table:style-name="ce449" office:value-type="float" office:value="24" calcext:value-type="float">
            <text:p>24</text:p>
          </table:table-cell>
          <table:table-cell table:style-name="ce2113" table:formula="of:=IF(ISBLANK([.N3]);DATE(2024;1;1);EDATE([.N3];[.O3]))" office:value-type="date" office:date-value="2022-08-03" calcext:value-type="date">
            <text:p>03/08/22</text:p>
          </table:table-cell>
          <table:table-cell table:style-name="ce1448" table:formula="of:=IF(OR([.P3]&lt;TODAY(); [.P3] = &quot;&quot;); &quot;DESCALIBRADO&quot;;&quot;CALIBRADO&quot;)" office:value-type="string" office:string-value="DESCALIBRADO" calcext:value-type="string">
            <text:p>DESCALIBRADO</text:p>
          </table:table-cell>
          <table:table-cell table:style-name="ce602"/>
          <table:table-cell table:style-name="ce602" office:value-type="string" calcext:value-type="string">
            <text:p>CMASM</text:p>
          </table:table-cell>
          <table:table-cell table:style-name="ce566" office:value-type="string" calcext:value-type="string">
            <text:p>CALIBRAÇÃO DEVE SER REALIZADA APENAS EM UM “NI CERTIFIED CALIBRATION CENTER” - NO BRASIL, HÁ O IPT, EM SP. </text:p>
            <text:p/>
          </table:table-cell>
          <table:table-cell table:style-name="ce608" office:value-type="currency" office:currency="BRL" office:value="560.75" calcext:value-type="currency">
            <text:p>R$ 560,75</text:p>
          </table:table-cell>
          <table:table-cell table:style-name="ce602"/>
          <table:table-cell table:style-name="ce1177"/>
          <table:table-cell table:style-name="ce9" office:value-type="string" calcext:value-type="string">
            <text:p>EMPRESA AUTORIZADA </text:p>
            <text:p>IPT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formula="of:=YEAR([.P3])" office:value-type="float" office:value="2022" calcext:value-type="float">
            <text:p>2022</text:p>
          </table:table-cell>
          <table:table-cell table:formula="of:=MONTH([.P3])" office:value-type="float" office:value="8" calcext:value-type="float">
            <text:p>8</text:p>
          </table:table-cell>
          <table:table-cell table:number-columns-repeated="994"/>
          <table:table-cell table:style-name="Default"/>
        </table:table-row>
        <table:table-row table:style-name="ro6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OPTICAL POWER METER</text:p>
          </table:table-cell>
          <table:table-cell table:style-name="ce1188" office:value-type="string" calcext:value-type="string">
            <text:p>NOYES</text:p>
          </table:table-cell>
          <table:table-cell table:style-name="ce1019" office:value-type="string" calcext:value-type="string">
            <text:p>OPM1-2C</text:p>
          </table:table-cell>
          <table:table-cell table:style-name="ce1138"/>
          <table:table-cell table:style-name="ce1214"/>
          <table:table-cell table:style-name="ce1192" office:value-type="string" calcext:value-type="string">
            <text:p>CMASM-IDE-F21-027</text:p>
          </table:table-cell>
          <table:table-cell table:style-name="ce1214" office:value-type="string" calcext:value-type="string">
            <text:p>G218734</text:p>
          </table:table-cell>
          <table:table-cell table:style-name="ce1256" office:value-type="string" calcext:value-type="string">
            <text:p>F-21</text:p>
          </table:table-cell>
          <table:table-cell table:style-name="ce1352"/>
          <table:table-cell table:style-name="ce1402" table:number-columns-repeated="3"/>
          <table:table-cell table:style-name="ce388" office:value-type="date" office:date-value="2021-09-01" calcext:value-type="date">
            <text:p>01/09/21</text:p>
          </table:table-cell>
          <table:table-cell table:style-name="ce1537" office:value-type="float" office:value="12" calcext:value-type="float">
            <text:p>12</text:p>
          </table:table-cell>
          <table:table-cell table:style-name="ce2113" table:formula="of:=IF(ISBLANK([.N4]);DATE(2024;1;1);EDATE([.N4];[.O4]))" office:value-type="date" office:date-value="2022-09-01" calcext:value-type="date">
            <text:p>01/09/22</text:p>
          </table:table-cell>
          <table:table-cell table:style-name="ce1392" table:formula="of:=IF(OR([.P4]&lt;TODAY(); [.P4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/>
          <table:table-cell table:style-name="ce534" office:value-type="string" calcext:value-type="string">
            <text:p>CMASM</text:p>
          </table:table-cell>
          <table:table-cell table:style-name="ce1256" office:value-type="string" calcext:value-type="string">
            <text:p>VRF ORÇAMENTO EMPRESAS CALIBRAÇÃO OPTICOS</text:p>
          </table:table-cell>
          <table:table-cell table:style-name="ce1713" office:value-type="currency" office:currency="BRL" office:value="747.66" calcext:value-type="currency">
            <text:p>R$ 747,66</text:p>
          </table:table-cell>
          <table:table-cell table:style-name="ce1116"/>
          <table:table-cell table:style-name="ce1177"/>
          <table:table-cell table:style-name="ce1188" office:value-type="string" calcext:value-type="string">
            <text:p>EMPRESA</text:p>
          </table:table-cell>
          <table:table-cell table:number-columns-repeated="3" table:style-name="ce1188" office:value-type="float" office:value="0" calcext:value-type="float">
            <text:p>0</text:p>
          </table:table-cell>
          <table:table-cell table:formula="of:=YEAR([.P4])" office:value-type="float" office:value="2022" calcext:value-type="float">
            <text:p>2022</text:p>
          </table:table-cell>
          <table:table-cell table:formula="of:=MONTH([.P4])" office:value-type="float" office:value="9" calcext:value-type="float">
            <text:p>9</text:p>
          </table:table-cell>
          <table:table-cell table:number-columns-repeated="994"/>
          <table:table-cell table:style-name="Default"/>
        </table:table-row>
        <table:table-row table:style-name="ro15">
          <table:table-cell table:style-name="ce9" office:value-type="string" calcext:value-type="string">
            <text:p>ELE </text:p>
          </table:table-cell>
          <table:table-cell table:style-name="ce9" office:value-type="string" calcext:value-type="string">
            <text:p>OSCILOSCÓPIO PXI </text:p>
            <text:p><text:span text:style-name="T2">PROPRIETÁRIO NI</text:span></text:p>
          </table:table-cell>
          <table:table-cell table:style-name="ce9" office:value-type="string" calcext:value-type="string">
            <text:p>NATIONAL INSTRUMENTS</text:p>
          </table:table-cell>
          <table:table-cell table:style-name="ce138" office:value-type="string" calcext:value-type="string">
            <text:p>NI-PXI-5122</text:p>
          </table:table-cell>
          <table:table-cell table:style-name="ce182"/>
          <table:table-cell table:style-name="ce194"/>
          <table:table-cell table:style-name="ce11" office:value-type="string" calcext:value-type="string">
            <text:p>CMASM-IDE-F21-028</text:p>
          </table:table-cell>
          <table:table-cell table:style-name="ce193" office:value-type="string" calcext:value-type="string">
            <text:p>01B7B0CB</text:p>
          </table:table-cell>
          <table:table-cell table:style-name="ce602" office:value-type="string" calcext:value-type="string">
            <text:p>F-21</text:p>
          </table:table-cell>
          <table:table-cell table:style-name="ce296"/>
          <table:table-cell table:style-name="ce323" table:number-columns-repeated="3"/>
          <table:table-cell table:style-name="ce323" office:value-type="date" office:date-value="2022-09-27" calcext:value-type="date">
            <text:p>27/09/22</text:p>
          </table:table-cell>
          <table:table-cell table:style-name="ce449" office:value-type="float" office:value="24" calcext:value-type="float">
            <text:p>24</text:p>
          </table:table-cell>
          <table:table-cell table:style-name="ce2113" table:formula="of:=IF(ISBLANK([.N5]);DATE(2024;1;1);EDATE([.N5];[.O5]))" office:value-type="date" office:date-value="2024-09-27" calcext:value-type="date">
            <text:p>27/09/24</text:p>
          </table:table-cell>
          <table:table-cell table:style-name="ce1448" table:formula="of:=IF(OR([.P5]&lt;TODAY(); [.P5] = &quot;&quot;); &quot;DESCALIBRADO&quot;;&quot;CALIBRADO&quot;)" office:value-type="string" office:string-value="DESCALIBRADO" calcext:value-type="string">
            <text:p>DESCALIBRADO</text:p>
          </table:table-cell>
          <table:table-cell table:style-name="ce602"/>
          <table:table-cell table:style-name="ce602" office:value-type="string" calcext:value-type="string">
            <text:p>CMASM</text:p>
          </table:table-cell>
          <table:table-cell table:style-name="ce566" office:value-type="string" calcext:value-type="string">
            <text:p>CALIBRAÇÃO DEVE SER REALIZADA APENAS EM UM “NI CERTIFIED CALIBRATION CENTER” - NO BRASIL, HÁ O IPT, EM SP. </text:p>
          </table:table-cell>
          <table:table-cell table:style-name="ce609" office:value-type="currency" office:currency="BRL" office:value="776.23" calcext:value-type="currency">
            <text:p>R$ 776,23</text:p>
          </table:table-cell>
          <table:table-cell table:style-name="ce620"/>
          <table:table-cell table:style-name="ce1177"/>
          <table:table-cell table:style-name="ce9" office:value-type="string" calcext:value-type="string">
            <text:p>EMPRESA AUTORIZADA </text:p>
            <text:p>IPT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formula="of:=YEAR([.P5])" office:value-type="float" office:value="2024" calcext:value-type="float">
            <text:p>2024</text:p>
          </table:table-cell>
          <table:table-cell table:formula="of:=MONTH([.P5])" office:value-type="float" office:value="9" calcext:value-type="float">
            <text:p>9</text:p>
          </table:table-cell>
          <table:table-cell table:number-columns-repeated="994"/>
          <table:table-cell table:style-name="Default"/>
        </table:table-row>
        <table:table-row table:style-name="ro43">
          <table:table-cell table:style-name="ce1188" office:value-type="string" calcext:value-type="string">
            <text:p>ELE </text:p>
          </table:table-cell>
          <table:table-cell table:style-name="ce1188" office:value-type="string" calcext:value-type="string">
            <text:p>REFLECTÔMETRO</text:p>
          </table:table-cell>
          <table:table-cell table:style-name="ce1188" office:value-type="string" calcext:value-type="string">
            <text:p>EXFO</text:p>
          </table:table-cell>
          <table:table-cell table:style-name="ce117" office:value-type="string" calcext:value-type="string">
            <text:p>OPTICAL REFLECTOMETER EXFO FTB2 CONFIGURED WITH OTDR FTBX-735C-SM1-EA</text:p>
          </table:table-cell>
          <table:table-cell table:style-name="ce186"/>
          <table:table-cell table:style-name="ce233"/>
          <table:table-cell table:style-name="ce1192" office:value-type="string" calcext:value-type="string">
            <text:p>CMASM-IDE-F21-033</text:p>
          </table:table-cell>
          <table:table-cell table:style-name="ce1309" office:value-type="float" office:value="1179658" calcext:value-type="float">
            <text:p>1179658</text:p>
          </table:table-cell>
          <table:table-cell table:style-name="ce1256" office:value-type="string" calcext:value-type="string">
            <text:p>F-21</text:p>
          </table:table-cell>
          <table:table-cell table:style-name="ce1352"/>
          <table:table-cell table:style-name="ce1402" table:number-columns-repeated="4"/>
          <table:table-cell table:style-name="ce1537" office:value-type="float" office:value="12" calcext:value-type="float">
            <text:p>12</text:p>
          </table:table-cell>
          <table:table-cell table:style-name="ce2113" table:formula="of:=IF(ISBLANK([.N6]);DATE(2024;1;1);EDATE([.N6];[.O6]))" office:value-type="date" office:date-value="2024-01-01" calcext:value-type="date">
            <text:p>01/01/24</text:p>
          </table:table-cell>
          <table:table-cell table:style-name="ce1393" table:formula="of:=IF(OR([.P6]&lt;TODAY(); [.P6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256"/>
          <table:table-cell table:style-name="ce1256" office:value-type="string" calcext:value-type="string">
            <text:p>CMASM</text:p>
          </table:table-cell>
          <table:table-cell table:style-name="ce1256" office:value-type="string" calcext:value-type="string">
            <text:p>VRF ORÇAMENTO EMPRESAS CALIBRAÇÃO OPTICOS</text:p>
            <text:p><text:a xlink:href="http://www.eloikbrasil.com/" xlink:type="simple">www.eloikbrasil.com</text:a></text:p>
          </table:table-cell>
          <table:table-cell table:style-name="ce412"/>
          <table:table-cell table:style-name="ce1157"/>
          <table:table-cell table:style-name="ce1177"/>
          <table:table-cell table:style-name="ce1188" office:value-type="string" calcext:value-type="string">
            <text:p>EMPRESA</text:p>
          </table:table-cell>
          <table:table-cell table:number-columns-repeated="3" table:style-name="ce1188" office:value-type="float" office:value="0" calcext:value-type="float">
            <text:p>0</text:p>
          </table:table-cell>
          <table:table-cell table:formula="of:=YEAR([.P6])" office:value-type="float" office:value="2024" calcext:value-type="float">
            <text:p>2024</text:p>
          </table:table-cell>
          <table:table-cell table:formula="of:=MONTH([.P6])" office:value-type="float" office:value="1" calcext:value-type="float">
            <text:p>1</text:p>
          </table:table-cell>
          <table:table-cell table:number-columns-repeated="994"/>
          <table:table-cell table:style-name="Default"/>
        </table:table-row>
        <table:table-row table:style-name="ro42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HYDRAULIC DEADWEIGHT TESTER</text:p>
          </table:table-cell>
          <table:table-cell table:style-name="ce1192" office:value-type="string" calcext:value-type="string">
            <text:p>AMETEK </text:p>
          </table:table-cell>
          <table:table-cell table:style-name="ce34" office:value-type="string" calcext:value-type="string">
            <text:p>DM-T-100/C</text:p>
          </table:table-cell>
          <table:table-cell table:style-name="ce69" office:value-type="string" calcext:value-type="string">
            <text:p>15000</text:p>
          </table:table-cell>
          <table:table-cell table:style-name="ce69" office:value-type="string" calcext:value-type="string">
            <text:p>PSI</text:p>
          </table:table-cell>
          <table:table-cell table:style-name="ce501" office:value-type="string" calcext:value-type="string">
            <text:p>CMASM-IDM-T48-270</text:p>
          </table:table-cell>
          <table:table-cell table:style-name="ce69" office:value-type="string" calcext:value-type="string">
            <text:p>100311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table:number-columns-repeated="3"/>
          <table:table-cell table:style-name="ce455" office:value-type="date" office:date-value="2017-10-18" calcext:value-type="date">
            <text:p>18/10/17</text:p>
          </table:table-cell>
          <table:table-cell table:style-name="ce1321" office:value-type="float" office:value="24" calcext:value-type="float">
            <text:p>24</text:p>
          </table:table-cell>
          <table:table-cell table:style-name="ce2113" table:formula="of:=IF(ISBLANK([.N7]);DATE(2024;1;1);EDATE([.N7];[.O7]))" office:value-type="date" office:date-value="2019-10-18" calcext:value-type="date">
            <text:p>18/10/19</text:p>
          </table:table-cell>
          <table:table-cell table:style-name="ce1392" table:formula="of:=IF(OR([.P7]&lt;TODAY(); [.P7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564" office:value-type="string" calcext:value-type="string">
            <text:p>EQUIPAMENTO DEVE SER CALIBRADO APENAS EM EMPRESA AUTORIZADA OFICIAL DO FABRICANTE, AMETEK (EX.: EMPRESA SIGTON, EM SP) <text:s/>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</text:p>
          </table:table-cell>
          <table:table-cell table:number-columns-repeated="3" table:style-name="ce1188" office:value-type="float" office:value="0" calcext:value-type="float">
            <text:p>0</text:p>
          </table:table-cell>
          <table:table-cell table:formula="of:=YEAR([.P7])" office:value-type="float" office:value="2019" calcext:value-type="float">
            <text:p>2019</text:p>
          </table:table-cell>
          <table:table-cell table:formula="of:=MONTH([.P7])" office:value-type="float" office:value="10" calcext:value-type="float">
            <text:p>10</text:p>
          </table:table-cell>
          <table:table-cell table:number-columns-repeated="994"/>
          <table:table-cell table:style-name="Default"/>
        </table:table-row>
        <table:table-row table:style-name="ro42">
          <table:table-cell table:style-name="ce1192" office:value-type="string" calcext:value-type="string">
            <text:p>MEC</text:p>
          </table:table-cell>
          <table:table-cell table:style-name="ce1192" office:value-type="string" calcext:value-type="string">
            <text:p>HYDRAULIC DEADWEIGHT TESTER</text:p>
          </table:table-cell>
          <table:table-cell table:style-name="ce1192" office:value-type="string" calcext:value-type="string">
            <text:p>AMETEK </text:p>
          </table:table-cell>
          <table:table-cell table:style-name="ce34" office:value-type="string" calcext:value-type="string">
            <text:p>DM-T-100/C</text:p>
          </table:table-cell>
          <table:table-cell table:style-name="ce69" office:value-type="string" calcext:value-type="string">
            <text:p>15000</text:p>
          </table:table-cell>
          <table:table-cell table:style-name="ce69" office:value-type="string" calcext:value-type="string">
            <text:p>PSI</text:p>
          </table:table-cell>
          <table:table-cell table:style-name="ce501" office:value-type="string" calcext:value-type="string">
            <text:p>CMASM-IDM-T48-271</text:p>
          </table:table-cell>
          <table:table-cell table:style-name="ce69" office:value-type="string" calcext:value-type="string">
            <text:p>100312</text:p>
          </table:table-cell>
          <table:table-cell table:style-name="ce1188" office:value-type="string" calcext:value-type="string">
            <text:p>MK-48</text:p>
          </table:table-cell>
          <table:table-cell table:style-name="ce143"/>
          <table:table-cell table:style-name="ce443" table:number-columns-repeated="3"/>
          <table:table-cell table:style-name="ce455" office:value-type="date" office:date-value="2017-04-04" calcext:value-type="date">
            <text:p>04/04/17</text:p>
          </table:table-cell>
          <table:table-cell table:style-name="ce1321" office:value-type="float" office:value="24" calcext:value-type="float">
            <text:p>24</text:p>
          </table:table-cell>
          <table:table-cell table:style-name="ce2113" table:formula="of:=IF(ISBLANK([.N8]);DATE(2024;1;1);EDATE([.N8];[.O8]))" office:value-type="date" office:date-value="2019-04-04" calcext:value-type="date">
            <text:p>04/04/19</text:p>
          </table:table-cell>
          <table:table-cell table:style-name="ce1392" table:formula="of:=IF(OR([.P8]&lt;TODAY(); [.P8] = &quot;&quot;); &quot;DESCALIBRADO&quot;;&quot;CALIBRADO&quot;)" office:value-type="string" office:string-value="DESCALIBRADO" calcext:value-type="string">
            <text:p>DESCALIBRADO</text:p>
          </table:table-cell>
          <table:table-cell table:style-name="ce1192"/>
          <table:table-cell table:style-name="ce580" office:value-type="string" calcext:value-type="string">
            <text:p>CMASM</text:p>
          </table:table-cell>
          <table:table-cell table:style-name="ce564" office:value-type="string" calcext:value-type="string">
            <text:p>EQUIPAMENTO DEVE SER CALIBRADO APENAS EM EMPRESA AUTORIZADA OFICIAL DO FABRICANTE, AMETEK (EX.: EMPRESA SIGTON, EM SP) <text:s/></text:p>
          </table:table-cell>
          <table:table-cell table:style-name="ce429" office:value-type="currency" office:currency="BRL" office:value="84.33" calcext:value-type="currency">
            <text:p>R$ 84,33</text:p>
          </table:table-cell>
          <table:table-cell table:style-name="ce1192" table:number-columns-repeated="2"/>
          <table:table-cell table:style-name="ce1188" office:value-type="string" calcext:value-type="string">
            <text:p>EMPRESA</text:p>
          </table:table-cell>
          <table:table-cell table:number-columns-repeated="3" table:style-name="ce1188" office:value-type="float" office:value="0" calcext:value-type="float">
            <text:p>0</text:p>
          </table:table-cell>
          <table:table-cell table:formula="of:=YEAR([.P8])" office:value-type="float" office:value="2019" calcext:value-type="float">
            <text:p>2019</text:p>
          </table:table-cell>
          <table:table-cell table:formula="of:=MONTH([.P8])" office:value-type="float" office:value="4" calcext:value-type="float">
            <text:p>4</text:p>
          </table:table-cell>
          <table:table-cell table:number-columns-repeated="994"/>
          <table:table-cell table:style-name="Default"/>
        </table:table-row>
        <table:table-row table:style-name="ro26" table:visibility="collapse" table:number-rows-repeated="1048013">
          <table:table-cell table:number-columns-repeated="1024"/>
        </table:table-row>
        <table:table-row table:style-name="ro26" table:number-rows-repeated="554">
          <table:table-cell table:number-columns-repeated="1024"/>
        </table:table-row>
        <table:table-row table:style-name="ro26">
          <table:table-cell table:number-columns-repeated="1024"/>
        </table:table-row>
        <calcext:conditional-formats>
          <calcext:conditional-format calcext:target-range-address="'LISTA DISPENSA'.Q3:'LISTA DISPENSA'.Q8">
            <calcext:condition calcext:apply-style-name="Bad" calcext:value="=&quot;DESCALIBRADO&quot;" calcext:base-cell-address="'LISTA DISPENSA'.Q3"/>
            <calcext:condition calcext:apply-style-name="Good" calcext:value="=&quot;CALIBRADO&quot;" calcext:base-cell-address="'LISTA DISPENSA'.Q3"/>
            <calcext:condition calcext:apply-style-name="REPROVADO" calcext:value="=&quot;REPROVADO&quot;" calcext:base-cell-address="'LISTA DISPENSA'.Q3"/>
            <calcext:condition calcext:apply-style-name="Warning" calcext:value="=&quot;ferramenta nao utilizada&quot;" calcext:base-cell-address="'LISTA DISPENSA'.Q3"/>
          </calcext:conditional-format>
          <calcext:conditional-format calcext:target-range-address="'LISTA DISPENSA'.Q2:'LISTA DISPENSA'.Q2">
            <calcext:condition calcext:apply-style-name="Bad" calcext:value="=&quot;DESCALIBRADO&quot;" calcext:base-cell-address="'LISTA DISPENSA'.Q2"/>
            <calcext:condition calcext:apply-style-name="Good" calcext:value="=&quot;CALIBRADO&quot;" calcext:base-cell-address="'LISTA DISPENSA'.Q2"/>
          </calcext:conditional-format>
          <calcext:conditional-format calcext:target-range-address="'LISTA DISPENSA'.P2:'LISTA DISPENSA'.P8">
            <calcext:condition calcext:apply-style-name="Good" calcext:value="formula-is(#REF!=1)" calcext:base-cell-address="'LISTA DISPENSA'.P2"/>
          </calcext:conditional-format>
          <calcext:conditional-format calcext:target-range-address="'LISTA DISPENSA'.P2:'LISTA DISPENSA'.P8">
            <calcext:condition calcext:apply-style-name="Good" calcext:value="&gt;=TODAY()" calcext:base-cell-address="'LISTA DISPENSA'.P2"/>
          </calcext:conditional-format>
        </calcext:conditional-formats>
      </table:table>
      <table:named-expressions/>
      <table:database-ranges>
        <table:database-range table:name="__Anonymous_Sheet_DB__0" table:target-range-address="CALIBRACAO.A1:CALIBRACAO.X487" table:display-filter-buttons="true">
          <table:sort>
            <table:sort-by table:field-number="9" table:data-type="automatic"/>
          </table:sort>
        </table:database-range>
        <table:database-range table:name="__Anonymous_Sheet_DB__1" table:target-range-address="Inativos_USN_F21.A1:Inativos_USN_F21.X134" table:display-filter-buttons="true">
          <table:filter>
            <table:filter-and>
              <table:filter-condition table:value="F-21" table:operator="=" table:field-number="8"/>
            </table:filter-and>
          </table:filter>
          <table:sort>
            <table:sort-by table:field-number="9" table:data-type="automatic"/>
          </table:sort>
        </table:database-range>
        <table:database-range table:name="__Anonymous_Sheet_DB__6" table:target-range-address="'LISTA DISPENSA'.A1:'LISTA DISPENSA'.AC8" table:display-filter-buttons="true">
          <table:sort>
            <table:sort-by table:field-number="9" table:data-type="automatic"/>
          </table:sort>
        </table:database-range>
      </table:database-ranges>
      <table:data-pilot-tables>
        <table:data-pilot-table table:name="DataPilot2" table:application-data="" table:target-range-address="Equipamentos.A3:Equipamentos.I48" table:buttons="Equipamentos.A4 Equipamentos.B4 Equipamentos.C3" table:show-filter-button="false" table:drill-down-on-double-click="false">
          <table:source-cell-range table:cell-range-address="CALIBRACAO.A1:CALIBRACAO.X47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IVISÃO" table:orientation="column" table:used-hierarchy="0" table:function="auto">
            <table:data-pilot-level table:show-empty="false" calcext:repeat-item-labels="false">
              <table:data-pilot-members>
                <table:data-pilot-member table:name="EXOCET" table:display="true" table:show-details="true"/>
                <table:data-pilot-member table:name="F-21" table:display="true" table:show-details="true"/>
                <table:data-pilot-member table:name="MINAS E BOMBAS" table:display="true" table:show-details="true"/>
                <table:data-pilot-member table:name="MISTRAL" table:display="true" table:show-details="true"/>
                <table:data-pilot-member table:name="MK-46" table:display="true" table:show-details="true"/>
                <table:data-pilot-member table:name="MK-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LE/MEC" table:orientation="row" table:used-hierarchy="0" table:function="auto">
            <table:data-pilot-level table:show-empty="false" calcext:repeat-item-labels="false">
              <table:data-pilot-members>
                <table:data-pilot-member table:name="ELE " table:display="true" table:show-details="true"/>
                <table:data-pilot-member table:name="ME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EQUIPAMENTO" table:orientation="row" table:used-hierarchy="0" table:function="auto">
            <table:data-pilot-level table:show-empty="false" calcext:repeat-item-labels="false">
              <table:data-pilot-members>
                <table:data-pilot-member table:name="AMPLIFICADOR TRANSCONDUTÂNCIA" table:display="true" table:show-details="true"/>
                <table:data-pilot-member table:name="ANALISADOR DE ESPECTRO" table:display="true" table:show-details="true"/>
                <table:data-pilot-member table:name="ANALISADOR DE SEGURANÇA" table:display="true" table:show-details="true"/>
                <table:data-pilot-member table:name="BALANÇA DIGITAL" table:display="true" table:show-details="true"/>
                <table:data-pilot-member table:name="CALIBRADOR MULTIFUNÇÃO " table:display="true" table:show-details="true"/>
                <table:data-pilot-member table:name="CALIBRADOR TENSÃO" table:display="true" table:show-details="true"/>
                <table:data-pilot-member table:name="CONTADOR" table:display="true" table:show-details="true"/>
                <table:data-pilot-member table:name="CONTROLADOR DE PRESSÃO" table:display="true" table:show-details="true"/>
                <table:data-pilot-member table:name="DÉCADA CAPACITIVA" table:display="true" table:show-details="true"/>
                <table:data-pilot-member table:name="DÉCADA RESISTIVA" table:display="true" table:show-details="true"/>
                <table:data-pilot-member table:name="DIFFERENTIAL PROBE " table:display="true" table:show-details="true"/>
                <table:data-pilot-member table:name="DINAMÔMETRO " table:display="true" table:show-details="true"/>
                <table:data-pilot-member table:name="DINAMÔMETRO DIGITAL" table:display="true" table:show-details="true"/>
                <table:data-pilot-member table:name="FONTE DC" table:display="true" table:show-details="true"/>
                <table:data-pilot-member table:name="GERADOR DE FUNÇÕES" table:display="true" table:show-details="true"/>
                <table:data-pilot-member table:name="GROUND STRAP TESTER" table:display="true" table:show-details="true"/>
                <table:data-pilot-member table:name="HYDRAULIC DEADWEIGHT TESTER" table:display="true" table:show-details="true"/>
                <table:data-pilot-member table:name="IGNITER CIRCUIT TEST " table:display="true" table:show-details="true"/>
                <table:data-pilot-member table:name="MANÔMETRO ANALÓGICO" table:display="true" table:show-details="true"/>
                <table:data-pilot-member table:name="MANÔMETRO ANALÓGICO&#10; BACS" table:display="true" table:show-details="true"/>
                <table:data-pilot-member table:name="MANÔMETRO DIGITAL" table:display="true" table:show-details="true"/>
                <table:data-pilot-member table:name="MANÔMETRO DIGITAL&#10; IN LOCO" table:display="true" table:show-details="true"/>
                <table:data-pilot-member table:name="MEGÔHMETRO" table:display="true" table:show-details="true"/>
                <table:data-pilot-member table:name="MICROMETRO DE PROFUNDIDADE" table:display="true" table:show-details="true"/>
                <table:data-pilot-member table:name="MULTÍMETRO" table:display="true" table:show-details="true"/>
                <table:data-pilot-member table:name="MULTÍMETRO&#10;PROPRIETÁRIO NI" table:display="true" table:show-details="true"/>
                <table:data-pilot-member table:name="MULTÍMETRO 6 DÍGITOS" table:display="true" table:show-details="true"/>
                <table:data-pilot-member table:name="NÍVEL LINEAR DE PRECISÃO" table:display="true" table:show-details="true"/>
                <table:data-pilot-member table:name="OHMÍMETRO" table:display="true" table:show-details="true"/>
                <table:data-pilot-member table:name="OPTICAL POWER METER" table:display="true" table:show-details="true"/>
                <table:data-pilot-member table:name="OSCILOSCÓPIO" table:display="true" table:show-details="true"/>
                <table:data-pilot-member table:name="OSCILOSCÓPIO PXI &#10;PROPRIETÁRIO NI" table:display="true" table:show-details="true"/>
                <table:data-pilot-member table:name="PAQUÍMETRO " table:display="true" table:show-details="true"/>
                <table:data-pilot-member table:name="REFLECTÔMETRO" table:display="true" table:show-details="true"/>
                <table:data-pilot-member table:name="TERMOHIGROMETRO" table:display="true" table:show-details="true"/>
                <table:data-pilot-member table:name="TERMÔMETRO" table:display="true" table:show-details="true"/>
                <table:data-pilot-member table:name="TERMÔMETRO DIGITAL" table:display="true" table:show-details="true"/>
                <table:data-pilot-member table:name="TORQUÍMETRO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QUIPAMENTO" table:orientation="data" table:used-hierarchy="0" table:function="count">
            <table:data-pilot-level table:show-empty="false" calcext:repeat-item-labels="false">
              <table:data-pilot-members>
                <table:data-pilot-member table:name="ALICATE AMPERÍMETRO" table:display="true" table:show-details="true"/>
                <table:data-pilot-member table:name="AMPLIFICADOR TRANSCONDUTÂNCIA" table:display="true" table:show-details="true"/>
                <table:data-pilot-member table:name="ANALISADOR DE ESPECTRO" table:display="true" table:show-details="true"/>
                <table:data-pilot-member table:name="ANALISADOR DE SEGURANÇA" table:display="true" table:show-details="true"/>
                <table:data-pilot-member table:name="BALANÇA DIGITAL" table:display="true" table:show-details="true"/>
                <table:data-pilot-member table:name="CALIBRADOR MULTIFUNÇÃO " table:display="true" table:show-details="true"/>
                <table:data-pilot-member table:name="CALIBRADOR TENSÃO" table:display="true" table:show-details="true"/>
                <table:data-pilot-member table:name="CALIBRADOR TORQUÍMETRO" table:display="true" table:show-details="true"/>
                <table:data-pilot-member table:name="CAPACÍMETRO" table:display="true" table:show-details="true"/>
                <table:data-pilot-member table:name="CONTADOR" table:display="true" table:show-details="true"/>
                <table:data-pilot-member table:name="CONTROLADOR DE PRESSÃO" table:display="true" table:show-details="true"/>
                <table:data-pilot-member table:name="DÉCADA CAPACITIVA" table:display="true" table:show-details="true"/>
                <table:data-pilot-member table:name="DÉCADA RESISTIVA" table:display="true" table:show-details="true"/>
                <table:data-pilot-member table:name="DIFFERENTIAL PROBE " table:display="true" table:show-details="true"/>
                <table:data-pilot-member table:name="DINAMÔMETRO " table:display="true" table:show-details="true"/>
                <table:data-pilot-member table:name="DINAMÔMETRO DIGITAL" table:display="true" table:show-details="true"/>
                <table:data-pilot-member table:name="ELECTRONIC LOAD " table:display="true" table:show-details="true"/>
                <table:data-pilot-member table:name="FONTE DC" table:display="true" table:show-details="true"/>
                <table:data-pilot-member table:name="FONTE DC&#10;PROPRIETÁRIA AMTEK" table:display="true" table:show-details="true"/>
                <table:data-pilot-member table:name="GERADOR DE FUNÇÕES" table:display="true" table:show-details="true"/>
                <table:data-pilot-member table:name="GROUND STRAP TESTER" table:display="true" table:show-details="true"/>
                <table:data-pilot-member table:name="HYDRAULIC DEADWEIGHT TESTER" table:display="true" table:show-details="true"/>
                <table:data-pilot-member table:name="IGNITER CIRCUIT TEST " table:display="true" table:show-details="true"/>
                <table:data-pilot-member table:name="MANÔMETRO ANALÓGICO" table:display="true" table:show-details="true"/>
                <table:data-pilot-member table:name="MANÔMETRO ANALÓGICO&#10; BACS" table:display="true" table:show-details="true"/>
                <table:data-pilot-member table:name="MANÔMETRO DIGITAL" table:display="true" table:show-details="true"/>
                <table:data-pilot-member table:name="MANÔMETRO DIGITAL&#10; IN LOCO" table:display="true" table:show-details="true"/>
                <table:data-pilot-member table:name="MEDIDOR DE POTÊNCIA RF/IRF" table:display="true" table:show-details="true"/>
                <table:data-pilot-member table:name="MEDIDOR DE VAZÃO" table:display="true" table:show-details="true"/>
                <table:data-pilot-member table:name="MEGÔHMETRO" table:display="true" table:show-details="true"/>
                <table:data-pilot-member table:name="MICROMETRO DE PROFUNDIDADE" table:display="true" table:show-details="true"/>
                <table:data-pilot-member table:name="MULTÍMETRO" table:display="true" table:show-details="true"/>
                <table:data-pilot-member table:name="MULTÍMETRO&#10;PROPRIETÁRIO NI" table:display="true" table:show-details="true"/>
                <table:data-pilot-member table:name="MULTÍMETRO 6 DÍGITOS" table:display="true" table:show-details="true"/>
                <table:data-pilot-member table:name="NÍVEL LINEAR DE PRECISÃO" table:display="true" table:show-details="true"/>
                <table:data-pilot-member table:name="NOISE GENERATOR" table:display="true" table:show-details="true"/>
                <table:data-pilot-member table:name="OHMÍMETRO" table:display="true" table:show-details="true"/>
                <table:data-pilot-member table:name="OPTICAL POWER METER" table:display="true" table:show-details="true"/>
                <table:data-pilot-member table:name="OSCILOSCÓPIO" table:display="true" table:show-details="true"/>
                <table:data-pilot-member table:name="OSCILOSCÓPIO PXI &#10;PROPRIETÁRIO NI" table:display="true" table:show-details="true"/>
                <table:data-pilot-member table:name="OUTROS&#10;CALIBRADO F21" table:display="false" table:show-details="true"/>
                <table:data-pilot-member table:name="OUTROS&#10;CALIBRADO USN" table:display="false" table:show-details="true"/>
                <table:data-pilot-member table:name="PAQUÍMETRO " table:display="true" table:show-details="true"/>
                <table:data-pilot-member table:name="REFLECTÔMETRO" table:display="true" table:show-details="true"/>
                <table:data-pilot-member table:name="RF SIGNAL GENERATOR " table:display="true" table:show-details="true"/>
                <table:data-pilot-member table:name="TERMOHIGROMETRO" table:display="true" table:show-details="true"/>
                <table:data-pilot-member table:name="TERMÔMETRO" table:display="true" table:show-details="true"/>
                <table:data-pilot-member table:name="TERMÔMETRO DIGITAL" table:display="true" table:show-details="true"/>
                <table:data-pilot-member table:name="TORQUÍMETRO " table:display="true" table:show-details="true"/>
                <table:data-pilot-member table:name="TRANSDUTOR DE PRESSÃO" table:display="true" table:show-details="true"/>
                <table:data-pilot-member table:name="VÁLVULA DE ALÍVI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Modelos.A1:Modelos.E210" table:buttons="Modelos.A1 Modelos.B1 Modelos.C1 Modelos.D1" table:show-filter-button="false" table:drill-down-on-double-click="false">
          <table:source-cell-range table:cell-range-address="CALIBRACAO.A1:CALIBRACAO.X471"/>
          <table:data-pilot-field table:source-field-name="ELE/MEC" table:orientation="row" table:used-hierarchy="0" table:function="auto">
            <table:data-pilot-level table:show-empty="false" calcext:repeat-item-labels="false">
              <table:data-pilot-members>
                <table:data-pilot-member table:name="ELE " table:display="true" table:show-details="true"/>
                <table:data-pilot-member table:name="ME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QUIPAMENTO" table:orientation="row" table:used-hierarchy="0" table:function="auto">
            <table:data-pilot-level table:show-empty="false" calcext:repeat-item-labels="false">
              <table:data-pilot-members>
                <table:data-pilot-member table:name="AMPLIFICADOR TRANSCONDUTÂNCIA" table:display="true" table:show-details="true"/>
                <table:data-pilot-member table:name="ANALISADOR DE ESPECTRO" table:display="true" table:show-details="true"/>
                <table:data-pilot-member table:name="ANALISADOR DE SEGURANÇA" table:display="true" table:show-details="true"/>
                <table:data-pilot-member table:name="BALANÇA DIGITAL" table:display="true" table:show-details="true"/>
                <table:data-pilot-member table:name="CALIBRADOR MULTIFUNÇÃO " table:display="true" table:show-details="true"/>
                <table:data-pilot-member table:name="CALIBRADOR TENSÃO" table:display="true" table:show-details="true"/>
                <table:data-pilot-member table:name="CONTADOR" table:display="true" table:show-details="true"/>
                <table:data-pilot-member table:name="CONTROLADOR DE PRESSÃO" table:display="true" table:show-details="true"/>
                <table:data-pilot-member table:name="DÉCADA CAPACITIVA" table:display="true" table:show-details="true"/>
                <table:data-pilot-member table:name="DÉCADA RESISTIVA" table:display="true" table:show-details="true"/>
                <table:data-pilot-member table:name="DIFFERENTIAL PROBE " table:display="true" table:show-details="true"/>
                <table:data-pilot-member table:name="DINAMÔMETRO " table:display="true" table:show-details="true"/>
                <table:data-pilot-member table:name="DINAMÔMETRO DIGITAL" table:display="true" table:show-details="true"/>
                <table:data-pilot-member table:name="FONTE DC" table:display="true" table:show-details="true"/>
                <table:data-pilot-member table:name="GERADOR DE FUNÇÕES" table:display="true" table:show-details="true"/>
                <table:data-pilot-member table:name="GROUND STRAP TESTER" table:display="true" table:show-details="true"/>
                <table:data-pilot-member table:name="IGNITER CIRCUIT TEST " table:display="true" table:show-details="true"/>
                <table:data-pilot-member table:name="MANÔMETRO ANALÓGICO" table:display="true" table:show-details="true"/>
                <table:data-pilot-member table:name="MANÔMETRO ANALÓGICO&#10; BACS" table:display="true" table:show-details="true"/>
                <table:data-pilot-member table:name="MANÔMETRO DIGITAL&#10; IN LOCO" table:display="true" table:show-details="true"/>
                <table:data-pilot-member table:name="MEGÔHMETRO" table:display="true" table:show-details="true"/>
                <table:data-pilot-member table:name="MICROMETRO DE PROFUNDIDADE" table:display="true" table:show-details="true"/>
                <table:data-pilot-member table:name="MULTÍMETRO" table:display="true" table:show-details="true"/>
                <table:data-pilot-member table:name="MULTÍMETRO 6 DÍGITOS" table:display="true" table:show-details="true"/>
                <table:data-pilot-member table:name="NÍVEL LINEAR DE PRECISÃO" table:display="true" table:show-details="true"/>
                <table:data-pilot-member table:name="OHMÍMETRO" table:display="true" table:show-details="true"/>
                <table:data-pilot-member table:name="OPTICAL POWER METER" table:display="true" table:show-details="true"/>
                <table:data-pilot-member table:name="OSCILOSCÓPIO" table:display="true" table:show-details="true"/>
                <table:data-pilot-member table:name="PAQUÍMETRO " table:display="true" table:show-details="true"/>
                <table:data-pilot-member table:name="TERMOHIGROMETRO" table:display="true" table:show-details="true"/>
                <table:data-pilot-member table:name="TERMÔMETRO" table:display="true" table:show-details="true"/>
                <table:data-pilot-member table:name="TORQUÍMETRO " table:display="true" table:show-details="true"/>
                <table:data-pilot-member table:name="TERMÔMETRO DIGITA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RCA " table:orientation="row" table:used-hierarchy="0" table:function="auto">
            <table:data-pilot-level table:show-empty="false" calcext:repeat-item-labels="false">
              <table:data-pilot-members>
                <table:data-pilot-member table:name="AGI" table:display="true" table:show-details="true"/>
                <table:data-pilot-member table:name="AGILENT" table:display="true" table:show-details="true"/>
                <table:data-pilot-member table:name="AOIP" table:display="true" table:show-details="true"/>
                <table:data-pilot-member table:name="CALIBRATORS INC" table:display="true" table:show-details="true"/>
                <table:data-pilot-member table:name="CMKP" table:display="true" table:show-details="true"/>
                <table:data-pilot-member table:name="FACOM" table:display="true" table:show-details="true"/>
                <table:data-pilot-member table:name="FLUKE" table:display="true" table:show-details="true"/>
                <table:data-pilot-member table:name="GENERAL RADIO" table:display="true" table:show-details="true"/>
                <table:data-pilot-member table:name="HP" table:display="true" table:show-details="true"/>
                <table:data-pilot-member table:name="ICEL" table:display="true" table:show-details="true"/>
                <table:data-pilot-member table:name="KEYSIGHT" table:display="true" table:show-details="true"/>
                <table:data-pilot-member table:name="MINIPA" table:display="true" table:show-details="true"/>
                <table:data-pilot-member table:name="RACAL INSTRUMENTS" table:display="true" table:show-details="true"/>
                <table:data-pilot-member table:name="ROHDE&amp;SCHWARZ" table:display="true" table:show-details="true"/>
                <table:data-pilot-member table:name="SAM" table:display="true" table:show-details="true"/>
                <table:data-pilot-member table:name="SEFELEC" table:display="true" table:show-details="true"/>
                <table:data-pilot-member table:name="SIMPSON" table:display="true" table:show-details="true"/>
                <table:data-pilot-member table:name="SNAP-ON" table:display="true" table:show-details="true"/>
                <table:data-pilot-member table:name="TEKTRONIX" table:display="true" table:show-details="true"/>
                <table:data-pilot-member table:name="TORQ" table:display="true" table:show-details="true"/>
                <table:data-pilot-member table:name="TORQUELEADER" table:display="true" table:show-details="true"/>
                <table:data-pilot-member table:name="UTICA" table:display="true" table:show-details="true"/>
                <table:data-pilot-member table:name="" table:display="true" table:show-details="true"/>
                <table:data-pilot-member table:name=" ASTRONICS" table:display="true" table:show-details="true"/>
                <table:data-pilot-member table:name="AMETEK " table:display="true" table:show-details="true"/>
                <table:data-pilot-member table:name="BK PRECISION" table:display="true" table:show-details="true"/>
                <table:data-pilot-member table:name="CHAUVIN ARNOUX " table:display="true" table:show-details="true"/>
                <table:data-pilot-member table:name="GW INSTEK" table:display="true" table:show-details="true"/>
                <table:data-pilot-member table:name="NATIONAL INSTRUMENTS" table:display="true" table:show-details="true"/>
                <table:data-pilot-member table:name="NATIONAL INSTRUMENTS " table:display="true" table:show-details="true"/>
                <table:data-pilot-member table:name="NOYES" table:display="true" table:show-details="true"/>
                <table:data-pilot-member table:name="OMEGA" table:display="true" table:show-details="true"/>
                <table:data-pilot-member table:name="TDK-LAMBDA" table:display="true" table:show-details="true"/>
                <table:data-pilot-member table:name="TDK-LAMBDA " table:display="true" table:show-details="true"/>
                <table:data-pilot-member table:name="TEGAM" table:display="true" table:show-details="true"/>
                <table:data-pilot-member table:name="TESTEC" table:display="true" table:show-details="true"/>
                <table:data-pilot-member table:name="WIKA" table:display="true" table:show-details="true"/>
                <table:data-pilot-member table:name="MENSO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DELO" table:orientation="row" table:used-hierarchy="0" table:function="auto">
            <table:data-pilot-level table:show-empty="false" calcext:repeat-item-labels="false">
              <table:data-pilot-members>
                <table:data-pilot-member table:name="73" table:display="true" table:show-details="true"/>
                <table:data-pilot-member table:name="179" table:display="true" table:show-details="true"/>
                <table:data-pilot-member table:name="0,8M DAN" table:display="true" table:show-details="true"/>
                <table:data-pilot-member table:name="1 - 4 dNm " table:display="true" table:show-details="true"/>
                <table:data-pilot-member table:name="1 a 7 kgf " table:display="true" table:show-details="true"/>
                <table:data-pilot-member table:name="1,7M DAN" table:display="true" table:show-details="true"/>
                <table:data-pilot-member table:name="1433-K" table:display="true" table:show-details="true"/>
                <table:data-pilot-member table:name="1433-N" table:display="true" table:show-details="true"/>
                <table:data-pilot-member table:name="1433-Y" table:display="true" table:show-details="true"/>
                <table:data-pilot-member table:name="1681A" table:display="true" table:show-details="true"/>
                <table:data-pilot-member table:name="2 – 20 MdaN" table:display="true" table:show-details="true"/>
                <table:data-pilot-member table:name="260-6XLPM" table:display="true" table:show-details="true"/>
                <table:data-pilot-member table:name="33220A" table:display="true" table:show-details="true"/>
                <table:data-pilot-member table:name="3D INSTRUMENTS INC (0-800 PSI)" table:display="true" table:show-details="true"/>
                <table:data-pilot-member table:name="40 – 200 Nm S315 DA" table:display="true" table:show-details="true"/>
                <table:data-pilot-member table:name="4440B" table:display="true" table:show-details="true"/>
                <table:data-pilot-member table:name="77DMM" table:display="true" table:show-details="true"/>
                <table:data-pilot-member table:name="BALANÇA DIGITAL (0 - 1200g)" table:display="true" table:show-details="true"/>
                <table:data-pilot-member table:name="CONSOLITED DEVICES (1502MR) 10-150 lbs" table:display="true" table:show-details="true"/>
                <table:data-pilot-member table:name="COX AN10" table:display="true" table:show-details="true"/>
                <table:data-pilot-member table:name="DIGITAL TEST GAUGE  25 PSI" table:display="true" table:show-details="true"/>
                <table:data-pilot-member table:name="DIGITAL TEST GAUGE 1,500  PSIg" table:display="true" table:show-details="true"/>
                <table:data-pilot-member table:name="Facom - 20-100 Nm" table:display="true" table:show-details="true"/>
                <table:data-pilot-member table:name="Facom - 5-25 Nm" table:display="true" table:show-details="true"/>
                <table:data-pilot-member table:name="Facom - A-301 MT 15-75c nM" table:display="true" table:show-details="true"/>
                <table:data-pilot-member table:name="Facom - A402 0,5-2,5Nm" table:display="true" table:show-details="true"/>
                <table:data-pilot-member table:name="Facom - A404 2-10 Nm" table:display="true" table:show-details="true"/>
                <table:data-pilot-member table:name="FSL18" table:display="true" table:show-details="true"/>
                <table:data-pilot-member table:name="GAGE, DEPTH MICROMETER  0-6&quot;" table:display="true" table:show-details="true"/>
                <table:data-pilot-member table:name="GAGE, DIAL DEPTH STARRET .0025&quot;-0-.0025&quot;" table:display="true" table:show-details="true"/>
                <table:data-pilot-member table:name="GAUGE  300 PSI " table:display="true" table:show-details="true"/>
                <table:data-pilot-member table:name="GAUGE 100 PSI" table:display="true" table:show-details="true"/>
                <table:data-pilot-member table:name="GAUGE 1500 PSI" table:display="true" table:show-details="true"/>
                <table:data-pilot-member table:name="GAUGE 160 PSI" table:display="true" table:show-details="true"/>
                <table:data-pilot-member table:name="GAUGE 2000 PSI" table:display="true" table:show-details="true"/>
                <table:data-pilot-member table:name="GAUGE 2000 PSI " table:display="true" table:show-details="true"/>
                <table:data-pilot-member table:name="GAUGE 30 PSI" table:display="true" table:show-details="true"/>
                <table:data-pilot-member table:name="GAUGE ASSEMBLY (0-3000 PSIG) " table:display="true" table:show-details="true"/>
                <table:data-pilot-member table:name="GAUGE ASSEMBLY (0-4500 FT. SEAWATER)" table:display="true" table:show-details="true"/>
                <table:data-pilot-member table:name="GAUGE, (0-30 PSI)" table:display="true" table:show-details="true"/>
                <table:data-pilot-member table:name="GAUGE, (30-0-30 PSI)" table:display="true" table:show-details="true"/>
                <table:data-pilot-member table:name="GAUGE, (IN.Hg VAC 30-0-60 PSI)" table:display="true" table:show-details="true"/>
                <table:data-pilot-member table:name="GAUGE, ABSOLUTE PRESSURE (0-20 PSIG)" table:display="true" table:show-details="true"/>
                <table:data-pilot-member table:name="GAUGE, PRESSURE (0-200 PSI) ECP REQ" table:display="true" table:show-details="true"/>
                <table:data-pilot-member table:name="Ground Strap Tester 253A" table:display="true" table:show-details="true"/>
                <table:data-pilot-member table:name="LEVEL, PRECISION" table:display="true" table:show-details="true"/>
                <table:data-pilot-member table:name="MEDIDOR DE FLUXO 0279-02" table:display="true" table:show-details="true"/>
                <table:data-pilot-member table:name="MICROMETER, DEPTH 0-3&quot; STARRETT" table:display="true" table:show-details="true"/>
                <table:data-pilot-member table:name="MR46" table:display="true" table:show-details="true"/>
                <table:data-pilot-member table:name="PAQUIMETRO  6&quot;" table:display="true" table:show-details="true"/>
                <table:data-pilot-member table:name="PAQUÍMETRO (805.1)" table:display="true" table:show-details="true"/>
                <table:data-pilot-member table:name="PRESSURE REGULATOR" table:display="true" table:show-details="true"/>
                <table:data-pilot-member table:name="PRESSURE SENSOR (ART_0000019066) – P1&#10;AIOP-IT (0-6 bar)" table:display="true" table:show-details="true"/>
                <table:data-pilot-member table:name="PRESSURE SENSOR (ART_0000019066) – P2&#10;AIOP-IT (0-6 bar)" table:display="true" table:show-details="true"/>
                <table:data-pilot-member table:name="PRESSURE SENSOR (ART_0000019066) – VÁCUO&#10;AIOP-IT (0-1,6 bar)" table:display="true" table:show-details="true"/>
                <table:data-pilot-member table:name="PRESSURE SWITCH SETTING TOOL (ART_0000016319) (WIKA CPH6300 (READER) + CPT6200 (SENSOR))" table:display="true" table:show-details="true"/>
                <table:data-pilot-member table:name="RELOGIO COMPARADOR .050&quot;-0-.050&quot;" table:display="true" table:show-details="true"/>
                <table:data-pilot-member table:name="Sam - type II classe A - 5-25 Nm" table:display="true" table:show-details="true"/>
                <table:data-pilot-member table:name="Sam – 20-200 Nm" table:display="true" table:show-details="true"/>
                <table:data-pilot-member table:name="SCALE, DIGITAL READOUT 2500 LB" table:display="true" table:show-details="true"/>
                <table:data-pilot-member table:name="SCALE, DIGITAL READOUT 5000 LB" table:display="true" table:show-details="true"/>
                <table:data-pilot-member table:name="SCALE, PUSH/PULL TENSION  500 g" table:display="true" table:show-details="true"/>
                <table:data-pilot-member table:name="SCREWDRIVER, TORQUE 5 IN LB" table:display="true" table:show-details="true"/>
                <table:data-pilot-member table:name="SNAP-ON (QD1200) 40-200 lbs" table:display="true" table:show-details="true"/>
                <table:data-pilot-member table:name="SNAP-ON (QDJR50) 10-50 lbs" table:display="true" table:show-details="true"/>
                <table:data-pilot-member table:name="SNAP-ON (QJR284E) 150-1000 lbs" table:display="true" table:show-details="true"/>
                <table:data-pilot-member table:name="SNAP-ON (TE250FU)" table:display="true" table:show-details="true"/>
                <table:data-pilot-member table:name="STURTEVANT RICHMONT (CAL-36) 2-36 lbs" table:display="true" table:show-details="true"/>
                <table:data-pilot-member table:name="TBS1102B " table:display="true" table:show-details="true"/>
                <table:data-pilot-member table:name="TCI-150" table:display="true" table:show-details="true"/>
                <table:data-pilot-member table:name="TDS210" table:display="true" table:show-details="true"/>
                <table:data-pilot-member table:name="TERMÔMETRO, (0-200 F)" table:display="true" table:show-details="true"/>
                <table:data-pilot-member table:name="TERMÔMETRO, (32-212 F)" table:display="true" table:show-details="true"/>
                <table:data-pilot-member table:name="TORQUE DRIVER 24-0-24 IN LB" table:display="true" table:show-details="true"/>
                <table:data-pilot-member table:name="TORQUE DRIVER 60-0-60  IN LB 1/4 SQ DR" table:display="true" table:show-details="true"/>
                <table:data-pilot-member table:name="TORQUE METER (20-240 NMN)" table:display="true" table:show-details="true"/>
                <table:data-pilot-member table:name="TORQUE METER (5-60 NMN)" table:display="true" table:show-details="true"/>
                <table:data-pilot-member table:name="TORQUÍMETRO  3/8” 5-50 N.M " table:display="true" table:show-details="true"/>
                <table:data-pilot-member table:name="Torquímetro  3/8” 5-50 N.m  " table:display="true" table:show-details="true"/>
                <table:data-pilot-member table:name="TORQUÍMETRO 0,5 NM A 2,5 NM (A.402)" table:display="true" table:show-details="true"/>
                <table:data-pilot-member table:name="TORQUÍMETRO 10 NM A 50 NM (J.208-50)" table:display="true" table:show-details="true"/>
                <table:data-pilot-member table:name="TORQUÍMETRO 2 NM A 10 NM (A.404)" table:display="true" table:show-details="true"/>
                <table:data-pilot-member table:name="TORQUÍMETRO 3/8”   2-10 NM " table:display="true" table:show-details="true"/>
                <table:data-pilot-member table:name="TORQUÍMETRO 3/8”  5-50 NM " table:display="true" table:show-details="true"/>
                <table:data-pilot-member table:name="TORQUÍMETRO 3/8” 1-5 N.M" table:display="true" table:show-details="true"/>
                <table:data-pilot-member table:name="TORQUÍMETRO 3/8” 1-6 NM " table:display="true" table:show-details="true"/>
                <table:data-pilot-member table:name="TORQUÍMETRO 3/8” 2-10 N.M" table:display="true" table:show-details="true"/>
                <table:data-pilot-member table:name="TORQUÍMETRO 3/8” 5-50 NM" table:display="true" table:show-details="true"/>
                <table:data-pilot-member table:name="TORQUÍMETRO 5 NM A 25 NM (R.306-25D)" table:display="true" table:show-details="true"/>
                <table:data-pilot-member table:name="TORQUÍMETRO RELÓGIO 3/8” 0-3,5 NM" table:display="true" table:show-details="true"/>
                <table:data-pilot-member table:name="TORQUÍMETRO TIPO RELÓGIO 3/8”  0-3,5 NM" table:display="true" table:show-details="true"/>
                <table:data-pilot-member table:name="UTICA (DA130) 0-30 lbs" table:display="true" table:show-details="true"/>
                <table:data-pilot-member table:name="UTICA (TCI-150) 0-150 lbs" table:display="true" table:show-details="true"/>
                <table:data-pilot-member table:name="WRENCH, ROTARY TORQUE DRIVER 12-0-12 IN LB" table:display="true" table:show-details="true"/>
                <table:data-pilot-member table:name="WRENCH, TORQUE 0-150 IN LB 3/8 SQ DR TE12FUA" table:display="true" table:show-details="true"/>
                <table:data-pilot-member table:name="WRENCH, TORQUE 100-0-100 FT LB 1/2 SQ DR" table:display="true" table:show-details="true"/>
                <table:data-pilot-member table:name="WRENCH, TORQUE 15-0-15 IN LB 1/4 SQ DR" table:display="true" table:show-details="true"/>
                <table:data-pilot-member table:name="WRENCH, TORQUE 150-0-150 IN LB 3/8 SQ DR" table:display="true" table:show-details="true"/>
                <table:data-pilot-member table:name="WRENCH, TORQUE 175-0-175 FT LB 1/2 SQ DR TE175" table:display="true" table:show-details="true"/>
                <table:data-pilot-member table:name="WRENCH, TORQUE 200-600 FT LB" table:display="true" table:show-details="true"/>
                <table:data-pilot-member table:name="WRENCH, TORQUE 250-0-250 FT LB 1/2 SQ DR TE250" table:display="true" table:show-details="true"/>
                <table:data-pilot-member table:name="WRENCH, TORQUE 30-0-30 IN LB 1/4 SQ DR" table:display="true" table:show-details="true"/>
                <table:data-pilot-member table:name="WRENCH, TORQUE 300-0-300 IN LB 3/8 SQ DR" table:display="true" table:show-details="true"/>
                <table:data-pilot-member table:name="WRENCH, TORQUE 50-0-50 FT LB 1/2 SQ DR" table:display="true" table:show-details="true"/>
                <table:data-pilot-member table:name="WRENCH, TORQUE 50-0-50 FT LB 3/8 SQ DR" table:display="true" table:show-details="true"/>
                <table:data-pilot-member table:name="WRENCH, TORQUE 50-0-50 IN LB 1/4 SQ DR" table:display="true" table:show-details="true"/>
                <table:data-pilot-member table:name="WRENCH, TORQUE 60-0-60 IN LB 1/4 SQ DR" table:display="true" table:show-details="true"/>
                <table:data-pilot-member table:name="WRENCH, TORQUE 600-0-600 IN LB 1/2 SQ DR" table:display="true" table:show-details="true"/>
                <table:data-pilot-member table:name="WRENCH, TORQUE 600-0-600 IN LB 3/8 SQ DR TE50FUA" table:display="true" table:show-details="true"/>
                <table:data-pilot-member table:name="WRENCH, TORQUE 600-0-600 IN LB 3/8 SQ DR TE50FUA " table:display="true" table:show-details="true"/>
                <table:data-pilot-member table:name="WRENCH, TORQUE 75-0-75 IN LB 1/4 SQ DR" table:display="true" table:show-details="true"/>
                <table:data-pilot-member table:name="WRENCH, TORQUE PRESET 10 IN LB (2T-1)" table:display="true" table:show-details="true"/>
                <table:data-pilot-member table:name="WRENCH, TORQUE PRESET 100 IN LB 3/8 SQ DR" table:display="true" table:show-details="true"/>
                <table:data-pilot-member table:name="WRENCH, TORQUE PRESET 140 IN LB" table:display="true" table:show-details="true"/>
                <table:data-pilot-member table:name="WRENCH, TORQUE PRESET 150 IN LB" table:display="true" table:show-details="true"/>
                <table:data-pilot-member table:name="WRENCH, TORQUE PRESET 17 IN LB" table:display="true" table:show-details="true"/>
                <table:data-pilot-member table:name="WRENCH, TORQUE PRESET 18 IN LB 1/4 SQ DR" table:display="true" table:show-details="true"/>
                <table:data-pilot-member table:name="WRENCH, TORQUE PRESET 200 IN LB 3/8 SQ DR" table:display="true" table:show-details="true"/>
                <table:data-pilot-member table:name="WRENCH, TORQUE PRESET 250 IN LB" table:display="true" table:show-details="true"/>
                <table:data-pilot-member table:name="WRENCH, TORQUE PRESET 26 IN LB 9/64 HEX" table:display="true" table:show-details="true"/>
                <table:data-pilot-member table:name="WRENCH, TORQUE PRESET 3-9  FT LB 3/8 SQ DR VB-10T-1" table:display="true" table:show-details="true"/>
                <table:data-pilot-member table:name="WRENCH, TORQUE PRESET 30 IN LB 1/4 SQ DR" table:display="true" table:show-details="true"/>
                <table:data-pilot-member table:name="WRENCH, TORQUE PRESET 50 IN LB" table:display="true" table:show-details="true"/>
                <table:data-pilot-member table:name="WRENCH, TORQUE PRESET 50 IN LB 1/4 SQ DR" table:display="true" table:show-details="true"/>
                <table:data-pilot-member table:name="WRENCH, TORQUE PRESET 50 IN LB 3/8 SQ DR" table:display="true" table:show-details="true"/>
                <table:data-pilot-member table:name="WRENCH, TORQUE PRESET 7-25  FT LB 3/16 SQ DR" table:display="true" table:show-details="true"/>
                <table:data-pilot-member table:name="WRENCH, TORQUE PRESET 7-25 FT LB 3/16 HEX" table:display="true" table:show-details="true"/>
                <table:data-pilot-member table:name="WRENCH, TORQUE PRESET 75 IN LB 1/4 HEX" table:display="true" table:show-details="true"/>
                <table:data-pilot-member table:name="WRENCH, TORQUE PRESET 75 IN LB 1/4 HEXBIT" table:display="true" table:show-details="true"/>
                <table:data-pilot-member table:name="WRENCH, TORQUE PRESET 75 IN LB 3/8 SQ DR" table:display="true" table:show-details="true"/>
                <table:data-pilot-member table:name="WRENCH, TORQUE PRESET 75 IN LB 3/8 SQ DR CCW" table:display="true" table:show-details="true"/>
                <table:data-pilot-member table:name="WRENCH, TORQUE PRESET 8 IN LB" table:display="true" table:show-details="true"/>
                <table:data-pilot-member table:name="WRENCH, TORQUE PRESET 85 IN LB" table:display="true" table:show-details="true"/>
                <table:data-pilot-member table:name="WRENCH, TORQUE SPECIAL 200 IN LB 3/8 SQ DR" table:display="true" table:show-details="true"/>
                <table:data-pilot-member table:name="77" table:display="true" table:show-details="true"/>
                <table:data-pilot-member table:name="87" table:display="true" table:show-details="true"/>
                <table:data-pilot-member table:name="1507" table:display="true" table:show-details="true"/>
                <table:data-pilot-member table:name="6300" table:display="true" table:show-details="true"/>
                <table:data-pilot-member table:name="17B+" table:display="true" table:show-details="true"/>
                <table:data-pilot-member table:name="2461-CD" table:display="true" table:show-details="true"/>
                <table:data-pilot-member table:name="3152B VXI" table:display="true" table:show-details="true"/>
                <table:data-pilot-member table:name="3325B" table:display="true" table:show-details="true"/>
                <table:data-pilot-member table:name="34461A" table:display="true" table:show-details="true"/>
                <table:data-pilot-member table:name="3456A     " table:display="true" table:show-details="true"/>
                <table:data-pilot-member table:name="5100B" table:display="true" table:show-details="true"/>
                <table:data-pilot-member table:name="5220A" table:display="true" table:show-details="true"/>
                <table:data-pilot-member table:name="5328B" table:display="true" table:show-details="true"/>
                <table:data-pilot-member table:name="5335A" table:display="true" table:show-details="true"/>
                <table:data-pilot-member table:name="711B" table:display="true" table:show-details="true"/>
                <table:data-pilot-member table:name="83-V" table:display="true" table:show-details="true"/>
                <table:data-pilot-member table:name="85-III" table:display="true" table:show-details="true"/>
                <table:data-pilot-member table:name="87 V" table:display="true" table:show-details="true"/>
                <table:data-pilot-member table:name="BK9801" table:display="true" table:show-details="true"/>
                <table:data-pilot-member table:name="CA 6541" table:display="true" table:show-details="true"/>
                <table:data-pilot-member table:name="CPC3000" table:display="true" table:show-details="true"/>
                <table:data-pilot-member table:name="DSO5034A " table:display="true" table:show-details="true"/>
                <table:data-pilot-member table:name="DVL 8500" table:display="true" table:show-details="true"/>
                <table:data-pilot-member table:name="E1412A" table:display="true" table:show-details="true"/>
                <table:data-pilot-member table:name="GENH30-25 LAN" table:display="true" table:show-details="true"/>
                <table:data-pilot-member table:name="GENH300-2.5 LAN" table:display="true" table:show-details="true"/>
                <table:data-pilot-member table:name="GPT-9802" table:display="true" table:show-details="true"/>
                <table:data-pilot-member table:name="HH11B" table:display="true" table:show-details="true"/>
                <table:data-pilot-member table:name="HH314A" table:display="true" table:show-details="true"/>
                <table:data-pilot-member table:name="IND43" table:display="true" table:show-details="true"/>
                <table:data-pilot-member table:name="MA-60" table:display="true" table:show-details="true"/>
                <table:data-pilot-member table:name="MI-2551" table:display="true" table:show-details="true"/>
                <table:data-pilot-member table:name="Mod. 101-5BFAA" table:display="true" table:show-details="true"/>
                <table:data-pilot-member table:name="MXS500" table:display="true" table:show-details="true"/>
                <table:data-pilot-member table:name="NI-PXI-5122" table:display="true" table:show-details="true"/>
                <table:data-pilot-member table:name="OPM1-2C" table:display="true" table:show-details="true"/>
                <table:data-pilot-member table:name="PXIE-4080" table:display="true" table:show-details="true"/>
                <table:data-pilot-member table:name="R1M-A" table:display="true" table:show-details="true"/>
                <table:data-pilot-member table:name="RN5306" table:display="true" table:show-details="true"/>
                <table:data-pilot-member table:name="SGA-600625D-1D-AA" table:display="true" table:show-details="true"/>
                <table:data-pilot-member table:name="THS730A" table:display="true" table:show-details="true"/>
                <table:data-pilot-member table:name="TT-SI 9001" table:display="true" table:show-details="true"/>
                <table:data-pilot-member table:name="XG 300-2.8" table:display="true" table:show-details="true"/>
                <table:data-pilot-member table:name="Z1020 LAN" table:display="true" table:show-details="true"/>
                <table:data-pilot-member table:name="6255A" table:display="true" table:show-details="true"/>
                <table:data-pilot-member table:name="Consolidated devices (1502DI) 0 – 150 lbs" table:display="true" table:show-details="true"/>
                <table:data-pilot-member table:name="Consolidated devices (6002DI) 0 – 600 lbs" table:display="true" table:show-details="true"/>
                <table:data-pilot-member table:name="CPC 3000" table:display="true" table:show-details="true"/>
                <table:data-pilot-member table:name="CPC 6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DELO" table:orientation="data" table:used-hierarchy="0" table:function="count">
            <table:data-pilot-level table:show-empty="false" calcext:repeat-item-labels="false">
              <table:data-pilot-members>
                <table:data-pilot-member table:name="73" table:display="true" table:show-details="true"/>
                <table:data-pilot-member table:name="179" table:display="true" table:show-details="true"/>
                <table:data-pilot-member table:name="452" table:display="true" table:show-details="true"/>
                <table:data-pilot-member table:name="0,2 – 1,8 Nm" table:display="true" table:show-details="true"/>
                <table:data-pilot-member table:name="0,3-1,2 NM" table:display="true" table:show-details="true"/>
                <table:data-pilot-member table:name="0,8M DAN" table:display="true" table:show-details="true"/>
                <table:data-pilot-member table:name="1 - 4 dNm " table:display="true" table:show-details="true"/>
                <table:data-pilot-member table:name="1 a 7 kgf " table:display="true" table:show-details="true"/>
                <table:data-pilot-member table:name="1,2-3 NM" table:display="true" table:show-details="true"/>
                <table:data-pilot-member table:name="1,7M DAN" table:display="true" table:show-details="true"/>
                <table:data-pilot-member table:name="10 – 100 IN LB  753" table:display="true" table:show-details="true"/>
                <table:data-pilot-member table:name="10 V /  20 A – POWER SUPPLY (TDK-LAMBDA Z1020 LAN)" table:display="true" table:show-details="true"/>
                <table:data-pilot-member table:name="10-60 NM" table:display="true" table:show-details="true"/>
                <table:data-pilot-member table:name="115 VAC POWER SUPPLY (BK PRECISION BK9801)" table:display="true" table:show-details="true"/>
                <table:data-pilot-member table:name="1433-K" table:display="true" table:show-details="true"/>
                <table:data-pilot-member table:name="1433-N" table:display="true" table:show-details="true"/>
                <table:data-pilot-member table:name="1433-Y" table:display="true" table:show-details="true"/>
                <table:data-pilot-member table:name="1681A" table:display="true" table:show-details="true"/>
                <table:data-pilot-member table:name="2 – 20 MdaN" table:display="true" table:show-details="true"/>
                <table:data-pilot-member table:name="2 – 20 Nm 9706" table:display="true" table:show-details="true"/>
                <table:data-pilot-member table:name="260-6XLPM" table:display="true" table:show-details="true"/>
                <table:data-pilot-member table:name="30 V /  25 A – POWER SUPPLY (TDK-LAMBDA GENH30-25 LAN)" table:display="true" table:show-details="true"/>
                <table:data-pilot-member table:name="300 V /  2.5 A – POWER SUPPLY (TDK-LAMBDA GENH300-2.5 LAN)" table:display="true" table:show-details="true"/>
                <table:data-pilot-member table:name="33220A" table:display="true" table:show-details="true"/>
                <table:data-pilot-member table:name="34401A" table:display="true" table:show-details="true"/>
                <table:data-pilot-member table:name="3D INSTRUMENTS INC (0-30 ln. Hg)" table:display="true" table:show-details="true"/>
                <table:data-pilot-member table:name="3D INSTRUMENTS INC (0-800 PSI)" table:display="true" table:show-details="true"/>
                <table:data-pilot-member table:name="40 – 200 Nm S315 DA" table:display="true" table:show-details="true"/>
                <table:data-pilot-member table:name="4440B" table:display="true" table:show-details="true"/>
                <table:data-pilot-member table:name="45 – 265 Nm" table:display="true" table:show-details="true"/>
                <table:data-pilot-member table:name="623-883" table:display="true" table:show-details="true"/>
                <table:data-pilot-member table:name="77DMM" table:display="true" table:show-details="true"/>
                <table:data-pilot-member table:name="8-60 NM 7000B" table:display="true" table:show-details="true"/>
                <table:data-pilot-member table:name="AGILENT 33220A FUNCTION/ ARBITRARY WAVEFORM GENERATOR " table:display="true" table:show-details="true"/>
                <table:data-pilot-member table:name="AGILENT 34401A DIGIT MULTIMETER " table:display="true" table:show-details="true"/>
                <table:data-pilot-member table:name="AGILENT 6622A SYSTEM DC POWER SUPPLY " table:display="true" table:show-details="true"/>
                <table:data-pilot-member table:name="AGILENT 81101A PULSE GENERATOR " table:display="true" table:show-details="true"/>
                <table:data-pilot-member table:name="AGILENT 83731B SYNTHESIZED SIGNAL GENERATOR " table:display="true" table:show-details="true"/>
                <table:data-pilot-member table:name="AGILENT E4408B SPECTRUM ANALYSER " table:display="true" table:show-details="true"/>
                <table:data-pilot-member table:name="AHS POWER SUPPLY (62533490AA, AMETEK XG 300-2.8)" table:display="true" table:show-details="true"/>
                <table:data-pilot-member table:name="AKAB ADAPTER" table:display="true" table:show-details="true"/>
                <table:data-pilot-member table:name="ALICATE AMPERÍMETRO MINIPA ET-3200A " table:display="true" table:show-details="true"/>
                <table:data-pilot-member table:name="AMERICAN GAUGE CORPORATION (0-800 PSI)" table:display="true" table:show-details="true"/>
                <table:data-pilot-member table:name="ANALISADOR DE SEGURANÇA HIPOT GW INSTEK GPT-9802" table:display="true" table:show-details="true"/>
                <table:data-pilot-member table:name="Analyzer Calibration Standard 07-130-0001" table:display="true" table:show-details="true"/>
                <table:data-pilot-member table:name="AUTOMATIC MENSOR PRESSURE CONTROLLER (WIKA CPC3000)" table:display="true" table:show-details="true"/>
                <table:data-pilot-member table:name="BALANÇA DIGITAL (0 - 1200g)" table:display="true" table:show-details="true"/>
                <table:data-pilot-member table:name="BOURDON PARIS - 0-2,5 / 0,1 BAR&#10;FAMABRAS 0 – 3 kgf/cm2" table:display="true" table:show-details="true"/>
                <table:data-pilot-member table:name="BOURDON PARIS - 0-25 / 1 BAR &#10;FAMABRAS 0 – 30 kgf/cm2" table:display="true" table:show-details="true"/>
                <table:data-pilot-member table:name="Calib.&amp; Verification Tool 111-02553-0002" table:display="true" table:show-details="true"/>
                <table:data-pilot-member table:name="CALIBRADOR FLUKE 5100B" table:display="true" table:show-details="true"/>
                <table:data-pilot-member table:name="CALIBRADOR FLUKE 5100B " table:display="true" table:show-details="true"/>
                <table:data-pilot-member table:name="CAPACÍMETRO ICEL MOD CD-300 " table:display="true" table:show-details="true"/>
                <table:data-pilot-member table:name="Casket tester " table:display="true" table:show-details="true"/>
                <table:data-pilot-member table:name="CONSOLITED DEVICES (1502MR) 10-150 lbs" table:display="true" table:show-details="true"/>
                <table:data-pilot-member table:name="COUNTER TIMER ASTRONICS TEST SYSTEMS 2461-CD" table:display="true" table:show-details="true"/>
                <table:data-pilot-member table:name="COX AN10" table:display="true" table:show-details="true"/>
                <table:data-pilot-member table:name="CPC 3000 PRESSURE CONTROLLER " table:display="true" table:show-details="true"/>
                <table:data-pilot-member table:name="DC POWER SUPPLY HP E3611A " table:display="true" table:show-details="true"/>
                <table:data-pilot-member table:name="DC POWER SUPPLY HP E3611A  " table:display="true" table:show-details="true"/>
                <table:data-pilot-member table:name="DIFFERENTIAL PROBE (TESTEC TT-SI 9001)" table:display="true" table:show-details="true"/>
                <table:data-pilot-member table:name="DIGITAL CAPACITANCE MULTIMETER ICEL CD-300" table:display="true" table:show-details="true"/>
                <table:data-pilot-member table:name="DIGITAL MULTIMETER  KEYSIGHT TECHNOLOGIES E1412A" table:display="true" table:show-details="true"/>
                <table:data-pilot-member table:name="DIGITAL TEST GAUGE  25 PSI" table:display="true" table:show-details="true"/>
                <table:data-pilot-member table:name="DIGITAL TEST GAUGE 1,500  PSIg" table:display="true" table:show-details="true"/>
                <table:data-pilot-member table:name="DIGITAL VOLTIMETER HP 3456A     " table:display="true" table:show-details="true"/>
                <table:data-pilot-member table:name="DUAL DC POWER SUPPLY HP 6228B" table:display="true" table:show-details="true"/>
                <table:data-pilot-member table:name="DYNALOAD DLVP 130-110-1000 ELECTRONIC LOAD " table:display="true" table:show-details="true"/>
                <table:data-pilot-member table:name="F21 WEIGHTING KIT (YALE TMC 1500)" table:display="true" table:show-details="true"/>
                <table:data-pilot-member table:name="Facom - 1-5 Nm" table:display="true" table:show-details="true"/>
                <table:data-pilot-member table:name="Facom - 2-10 Nm" table:display="true" table:show-details="true"/>
                <table:data-pilot-member table:name="Facom - 20-100 Nm" table:display="true" table:show-details="true"/>
                <table:data-pilot-member table:name="Facom - 4-2 daNm" table:display="true" table:show-details="true"/>
                <table:data-pilot-member table:name="Facom - 5-25 Nm" table:display="true" table:show-details="true"/>
                <table:data-pilot-member table:name="Facom - A-301 MT 15-75c nM" table:display="true" table:show-details="true"/>
                <table:data-pilot-member table:name="Facom - A402 0,5-2,5Nm" table:display="true" table:show-details="true"/>
                <table:data-pilot-member table:name="Facom - A404 2-10 Nm" table:display="true" table:show-details="true"/>
                <table:data-pilot-member table:name="Facom – 1-10 Nm" table:display="true" table:show-details="true"/>
                <table:data-pilot-member table:name="FLUKE 45 DUAL DISPLAY MULTIMETER " table:display="true" table:show-details="true"/>
                <table:data-pilot-member table:name="FLUKE 6080A SYNTHESIZED RF SIGNAL GENERATOR " table:display="true" table:show-details="true"/>
                <table:data-pilot-member table:name="FSL18" table:display="true" table:show-details="true"/>
                <table:data-pilot-member table:name="GAGE, DEPTH MICROMETER  0-6&quot;" table:display="true" table:show-details="true"/>
                <table:data-pilot-member table:name="GAGE, DIAL DEPTH STARRET .0025&quot;-0-.0025&quot;" table:display="true" table:show-details="true"/>
                <table:data-pilot-member table:name="GAUGE  300 PSI " table:display="true" table:show-details="true"/>
                <table:data-pilot-member table:name="GAUGE 100 PSI" table:display="true" table:show-details="true"/>
                <table:data-pilot-member table:name="GAUGE 1500 PSI" table:display="true" table:show-details="true"/>
                <table:data-pilot-member table:name="GAUGE 160 PSI" table:display="true" table:show-details="true"/>
                <table:data-pilot-member table:name="GAUGE 2000 PSI" table:display="true" table:show-details="true"/>
                <table:data-pilot-member table:name="GAUGE 2000 PSI " table:display="true" table:show-details="true"/>
                <table:data-pilot-member table:name="GAUGE 30 PSI" table:display="true" table:show-details="true"/>
                <table:data-pilot-member table:name="GAUGE ASSEMBLY (0-3000 PSIG) " table:display="true" table:show-details="true"/>
                <table:data-pilot-member table:name="GAUGE ASSEMBLY (0-4500 FT. SEAWATER)" table:display="true" table:show-details="true"/>
                <table:data-pilot-member table:name="GAUGE, (0-30 PSI)" table:display="true" table:show-details="true"/>
                <table:data-pilot-member table:name="GAUGE, (30-0-30 PSI)" table:display="true" table:show-details="true"/>
                <table:data-pilot-member table:name="GAUGE, (IN.Hg VAC 30-0-60 PSI)" table:display="true" table:show-details="true"/>
                <table:data-pilot-member table:name="GAUGE, ABSOLUTE PRESSURE (0-20 PSIG)" table:display="true" table:show-details="true"/>
                <table:data-pilot-member table:name="GAUGE, PRESSURE (0-200 PSI) ECP REQ" table:display="true" table:show-details="true"/>
                <table:data-pilot-member table:name="GAUGE, PRESSURE (0-60 PSI) ECP REQ" table:display="true" table:show-details="true"/>
                <table:data-pilot-member table:name="GIGA-TRONIX 8541C UNIVERSAL POWER METER " table:display="true" table:show-details="true"/>
                <table:data-pilot-member table:name="Ground Strap Tester 253A" table:display="true" table:show-details="true"/>
                <table:data-pilot-member table:name="HP 3325B SYNTHESIZER/FUNCTION GENERATOR" table:display="true" table:show-details="true"/>
                <table:data-pilot-member table:name="HP 3325B SYNTHESIZER/FUNCTION GENERATOR " table:display="true" table:show-details="true"/>
                <table:data-pilot-member table:name="HP 3325B SYNTHESIZER/FUNCTION GENERATOR  " table:display="true" table:show-details="true"/>
                <table:data-pilot-member table:name="HP 6622A SYSTEM DC POWER SUPPLY " table:display="true" table:show-details="true"/>
                <table:data-pilot-member table:name="igniter circuit test    Mod. 101-5BFAA" table:display="true" table:show-details="true"/>
                <table:data-pilot-member table:name="IRF POWER METER 6960B " table:display="true" table:show-details="true"/>
                <table:data-pilot-member table:name="LEVEL, PRECISION" table:display="true" table:show-details="true"/>
                <table:data-pilot-member table:name="MEDIDOR DE FLUXO 0279-02" table:display="true" table:show-details="true"/>
                <table:data-pilot-member table:name="MEGOHMMETER CHAUVIN ARNOUX C.A 6541" table:display="true" table:show-details="true"/>
                <table:data-pilot-member table:name="MEGÔMETRO FLUKE 1507" table:display="true" table:show-details="true"/>
                <table:data-pilot-member table:name="MEGÔMETRO MI-2551" table:display="true" table:show-details="true"/>
                <table:data-pilot-member table:name="MEGÔMETRO R1M-A" table:display="true" table:show-details="true"/>
                <table:data-pilot-member table:name="MEGÔMETRO SEFELEC MXS500" table:display="true" table:show-details="true"/>
                <table:data-pilot-member table:name="MENSOR 2780 (0-800 PSI)" table:display="true" table:show-details="true"/>
                <table:data-pilot-member table:name="MICROMETER, DEPTH 0-3&quot; STARRETT" table:display="true" table:show-details="true"/>
                <table:data-pilot-member table:name="MICRÔMETRO (806.F)" table:display="true" table:show-details="true"/>
                <table:data-pilot-member table:name="MK7" table:display="true" table:show-details="true"/>
                <table:data-pilot-member table:name="Model LI" table:display="true" table:show-details="true"/>
                <table:data-pilot-member table:name="MR46" table:display="true" table:show-details="true"/>
                <table:data-pilot-member table:name="MULTIMETER KEYSIGHT (34461A)" table:display="true" table:show-details="true"/>
                <table:data-pilot-member table:name="MULTIMETRO 260-6XLPM (SIMPSON)" table:display="true" table:show-details="true"/>
                <table:data-pilot-member table:name="MULTIMETRO 77 (DIGITAL)" table:display="true" table:show-details="true"/>
                <table:data-pilot-member table:name="MULTIMETRO 83-V (DIGITAL)" table:display="true" table:show-details="true"/>
                <table:data-pilot-member table:name="MULTIMETRO 85-III (DIGITAL TRUE RMS)" table:display="true" table:show-details="true"/>
                <table:data-pilot-member table:name="MULTIMETRO ANALÓGICO ICEL MA-60" table:display="true" table:show-details="true"/>
                <table:data-pilot-member table:name="MULTIMETRO DIGITAL  ICEL MD 6300" table:display="true" table:show-details="true"/>
                <table:data-pilot-member table:name="MULTIMETRO DIGITAL FLUKE 87" table:display="true" table:show-details="true"/>
                <table:data-pilot-member table:name="MULTIMETRO DIGITAL FLUKE 87 V" table:display="true" table:show-details="true"/>
                <table:data-pilot-member table:name="MULTÍMETRO FACOM 711B" table:display="true" table:show-details="true"/>
                <table:data-pilot-member table:name="MULTÍMETRO FLUKE 177  " table:display="true" table:show-details="true"/>
                <table:data-pilot-member table:name="MULTÍMETRO FLUKE 17B+" table:display="true" table:show-details="true"/>
                <table:data-pilot-member table:name="MULTÍMETRO HP 34401A" table:display="true" table:show-details="true"/>
                <table:data-pilot-member table:name="MULTÍMETRO HP 34401A  " table:display="true" table:show-details="true"/>
                <table:data-pilot-member table:name="MULTÍMETRO ICEL  MOD-6400 " table:display="true" table:show-details="true"/>
                <table:data-pilot-member table:name="NEK-94" table:display="true" table:show-details="true"/>
                <table:data-pilot-member table:name="NI-PXI-5122 DIGITIZER" table:display="true" table:show-details="true"/>
                <table:data-pilot-member table:name="NOISE GENERATOR NC 6103 " table:display="true" table:show-details="true"/>
                <table:data-pilot-member table:name="NUMERICAL MULTIMETER (KEYSIGHT 34461A)" table:display="true" table:show-details="true"/>
                <table:data-pilot-member table:name="OHMÍMETRO PIROTÉCNICO RN5306" table:display="true" table:show-details="true"/>
                <table:data-pilot-member table:name="OPTISCHER LEISTUNGSMESSER NOYES OPM1-2C" table:display="true" table:show-details="true"/>
                <table:data-pilot-member table:name="OSCILLOSCOPE KEYSIGHT TECHNOLOGIES DSO5034A " table:display="true" table:show-details="true"/>
                <table:data-pilot-member table:name="OSCILLOSCOPE TEKTRONIX 5110" table:display="true" table:show-details="true"/>
                <table:data-pilot-member table:name="OSCILOSCÓPIO TBS 1102B" table:display="true" table:show-details="true"/>
                <table:data-pilot-member table:name="OSCILOSCÓPIO THS730A" table:display="true" table:show-details="true"/>
                <table:data-pilot-member table:name="Otto Fuel Vapor Detector Mk 15 Mod 0 10001-2838890 Rev G" table:display="true" table:show-details="true"/>
                <table:data-pilot-member table:name="PAQUIMETRO  6&quot;" table:display="true" table:show-details="true"/>
                <table:data-pilot-member table:name="PAQUÍMETRO (805.1)" table:display="true" table:show-details="true"/>
                <table:data-pilot-member table:name="PRESSURE REGULATOR" table:display="true" table:show-details="true"/>
                <table:data-pilot-member table:name="PRESSURE SENSOR (ART_0000019066) – P1&#10;AIOP-IT (0-6 bar)" table:display="true" table:show-details="true"/>
                <table:data-pilot-member table:name="PRESSURE SENSOR (ART_0000019066) – P2&#10;AIOP-IT (0-6 bar)" table:display="true" table:show-details="true"/>
                <table:data-pilot-member table:name="PRESSURE SENSOR (ART_0000019066) – VÁCUO&#10;AIOP-IT (0-1,6 bar)" table:display="true" table:show-details="true"/>
                <table:data-pilot-member table:name="PRESSURE SWITCH SETTING TOOL (ART_0000016319) (WIKA CPH6300 (READER) + CPT6200 (SENSOR))" table:display="true" table:show-details="true"/>
                <table:data-pilot-member table:name="PXIE-4080 DIGITAL MULTIMETER" table:display="true" table:show-details="true"/>
                <table:data-pilot-member table:name="PYROTECHNIC OHMETER AOIP (IND43)" table:display="true" table:show-details="true"/>
                <table:data-pilot-member table:name="RACAL INSTRUMENTS 3152B VXI PRECISION PLL WAVEFORM SYNTHESIZER" table:display="true" table:show-details="true"/>
                <table:data-pilot-member table:name="RACAL-DANA 1992 UNIVERSAL COUNTER " table:display="true" table:show-details="true"/>
                <table:data-pilot-member table:name="RELOGIO COMPARADOR .050&quot;-0-.050&quot;" table:display="true" table:show-details="true"/>
                <table:data-pilot-member table:name="Sam - 1-6 Nm" table:display="true" table:show-details="true"/>
                <table:data-pilot-member table:name="Sam - type II classe A - 5-25 Nm" table:display="true" table:show-details="true"/>
                <table:data-pilot-member table:name="Sam – 20-200 Nm" table:display="true" table:show-details="true"/>
                <table:data-pilot-member table:name="SB CHARGER MAIN POWER SUPPLY (ART_0000025623) (AMETEK SGA-600625D-1D-AA)" table:display="true" table:show-details="true"/>
                <table:data-pilot-member table:name="SCALE, DIGITAL READOUT 2500 LB" table:display="true" table:show-details="true"/>
                <table:data-pilot-member table:name="SCALE, DIGITAL READOUT 5000 LB" table:display="true" table:show-details="true"/>
                <table:data-pilot-member table:name="SCALE, PUSH/PULL TENSION  500 g" table:display="true" table:show-details="true"/>
                <table:data-pilot-member table:name="SCREWDRIVER, TORQUE 5 IN LB" table:display="true" table:show-details="true"/>
                <table:data-pilot-member table:name="SEEGERS INSTRUMENTS CO. (0-30 ln. Hg)" table:display="true" table:show-details="true"/>
                <table:data-pilot-member table:name="SELFTEST UNIT" table:display="true" table:show-details="true"/>
                <table:data-pilot-member table:name="SENSOR DE POTENCIA DE RF/ GIGA-TRONICS 80301A " table:display="true" table:show-details="true"/>
                <table:data-pilot-member table:name="SENSOR DE POTÊNCIA DE RF/ IFR 6930 " table:display="true" table:show-details="true"/>
                <table:data-pilot-member table:name="SNAP-ON (QD1200) 40-200 lbs" table:display="true" table:show-details="true"/>
                <table:data-pilot-member table:name="SNAP-ON (QDJR50) 10-50 lbs" table:display="true" table:show-details="true"/>
                <table:data-pilot-member table:name="SNAP-ON (QJR284E) 150-1000 lbs" table:display="true" table:show-details="true"/>
                <table:data-pilot-member table:name="SNAP-ON (TE250FU)" table:display="true" table:show-details="true"/>
                <table:data-pilot-member table:name="Standard Sensor Ass. (BLUE SHELL) DA81672" table:display="true" table:show-details="true"/>
                <table:data-pilot-member table:name="STURTEVANT RICHMONT (CAL-36) 2-36 lbs" table:display="true" table:show-details="true"/>
                <table:data-pilot-member table:name="SYNOR RACK (VER OBSERVAÇÃO)" table:display="true" table:show-details="true"/>
                <table:data-pilot-member table:name="TBS1102B " table:display="true" table:show-details="true"/>
                <table:data-pilot-member table:name="TCI-150" table:display="true" table:show-details="true"/>
                <table:data-pilot-member table:name="TDS210" table:display="true" table:show-details="true"/>
                <table:data-pilot-member table:name="TEKTRONIX AFG 310 GERADOR DE FUNÇÕES" table:display="true" table:show-details="true"/>
                <table:data-pilot-member table:name="TEKTRONIX AFG 310 GERADOR DE FUNÇÕES " table:display="true" table:show-details="true"/>
                <table:data-pilot-member table:name="TEKTRONIX TDS3012 OSCILLOSCOPE 100 MHz " table:display="true" table:show-details="true"/>
                <table:data-pilot-member table:name="TEKTRONIX TDS3054 OSCILLOSCOPE" table:display="true" table:show-details="true"/>
                <table:data-pilot-member table:name="TERMÔMETRO DIGITAL  0 – 750 C HH11B" table:display="true" table:show-details="true"/>
                <table:data-pilot-member table:name="TERMÔMETRO, (0-200 F)" table:display="true" table:show-details="true"/>
                <table:data-pilot-member table:name="TERMÔMETRO, (32-212 F)" table:display="true" table:show-details="true"/>
                <table:data-pilot-member table:name="TESTER, DEAD WEIGHT (Ametek DM-T-100/C)" table:display="true" table:show-details="true"/>
                <table:data-pilot-member table:name="THERMOMETER/HYGROMETER (OMEGA HH314A)" table:display="true" table:show-details="true"/>
                <table:data-pilot-member table:name="TORQUE DRIVER 24-0-24 IN LB" table:display="true" table:show-details="true"/>
                <table:data-pilot-member table:name="TORQUE DRIVER 60-0-60  IN LB 1/4 SQ DR" table:display="true" table:show-details="true"/>
                <table:data-pilot-member table:name="TORQUE METER (20-240 NMN)" table:display="true" table:show-details="true"/>
                <table:data-pilot-member table:name="TORQUE METER (5-60 NMN)" table:display="true" table:show-details="true"/>
                <table:data-pilot-member table:name="TORQUÍMETRO  3/8” 5-50 N.M " table:display="true" table:show-details="true"/>
                <table:data-pilot-member table:name="Torquímetro  3/8” 5-50 N.m  " table:display="true" table:show-details="true"/>
                <table:data-pilot-member table:name="TORQUÍMETRO  Não identificado" table:display="true" table:show-details="true"/>
                <table:data-pilot-member table:name="TORQUÍMETRO 0,5 NM A 2,5 NM (A.402)" table:display="true" table:show-details="true"/>
                <table:data-pilot-member table:name="TORQUÍMETRO 10 NM A 50 NM (J.208-50)" table:display="true" table:show-details="true"/>
                <table:data-pilot-member table:name="TORQUÍMETRO 2 NM A 10 NM (A.404)" table:display="true" table:show-details="true"/>
                <table:data-pilot-member table:name="TORQUÍMETRO 3/8”   2-10 NM " table:display="true" table:show-details="true"/>
                <table:data-pilot-member table:name="TORQUÍMETRO 3/8”  5-50 NM " table:display="true" table:show-details="true"/>
                <table:data-pilot-member table:name="TORQUÍMETRO 3/8” 1-5 N.M" table:display="true" table:show-details="true"/>
                <table:data-pilot-member table:name="TORQUÍMETRO 3/8” 1-6 NM " table:display="true" table:show-details="true"/>
                <table:data-pilot-member table:name="TORQUÍMETRO 3/8” 2-10 N.M" table:display="true" table:show-details="true"/>
                <table:data-pilot-member table:name="TORQUÍMETRO 3/8” 5-50 NM" table:display="true" table:show-details="true"/>
                <table:data-pilot-member table:name="TORQUÍMETRO 5 NM A 25 NM (R.306-25D)" table:display="true" table:show-details="true"/>
                <table:data-pilot-member table:name="TORQUÍMETRO RELÓGIO 3/8” 0-3,5 NM" table:display="true" table:show-details="true"/>
                <table:data-pilot-member table:name="TORQUÍMETRO TIPO RELÓGIO 3/8”  0-3,5 NM" table:display="true" table:show-details="true"/>
                <table:data-pilot-member table:name="TRANSCONDUCTANCE AMPLIFIER 5855027-1 / 5220A" table:display="true" table:show-details="true"/>
                <table:data-pilot-member table:name="Transducer Mensor Corporation 1500 PSI 17777001" table:display="true" table:show-details="true"/>
                <table:data-pilot-member table:name="Transducer Mensor Corporation 200 PSI 17777001 " table:display="true" table:show-details="true"/>
                <table:data-pilot-member table:name="UNIVERSAL COUNTER 5855012-1 / 5335A" table:display="true" table:show-details="true"/>
                <table:data-pilot-member table:name="UNIVERSAL COUNTER HP 53131A " table:display="true" table:show-details="true"/>
                <table:data-pilot-member table:name="UNIVERSAL COUNTER HP 5328B" table:display="true" table:show-details="true"/>
                <table:data-pilot-member table:name="UTICA (DA130) 0-30 lbs" table:display="true" table:show-details="true"/>
                <table:data-pilot-member table:name="UTICA (TCI-150) 0-150 lbs" table:display="true" table:show-details="true"/>
                <table:data-pilot-member table:name="VÁLVULA DE ALÍVIO DO RESERVATÓRIO DE ALTA " table:display="true" table:show-details="true"/>
                <table:data-pilot-member table:name="VÁLVULA DE ALÍVIO DO RESERVATÓRIO DE BAIXA " table:display="true" table:show-details="true"/>
                <table:data-pilot-member table:name="VOLTAGE CALIBRATOR DVC 8500" table:display="true" table:show-details="true"/>
                <table:data-pilot-member table:name="VOLTAGE CALIBRATOR DVL 8500" table:display="true" table:show-details="true"/>
                <table:data-pilot-member table:name="Waymaster" table:display="true" table:show-details="true"/>
                <table:data-pilot-member table:name="WRENCH, ROTARY TORQUE DRIVER 12-0-12 IN LB" table:display="true" table:show-details="true"/>
                <table:data-pilot-member table:name="WRENCH, TORQUE 0-150 IN LB 3/8 SQ DR TE12FUA" table:display="true" table:show-details="true"/>
                <table:data-pilot-member table:name="WRENCH, TORQUE 100-0-100 FT LB 1/2 SQ DR" table:display="true" table:show-details="true"/>
                <table:data-pilot-member table:name="WRENCH, TORQUE 15-0-15 IN LB 1/4 SQ DR" table:display="true" table:show-details="true"/>
                <table:data-pilot-member table:name="WRENCH, TORQUE 150-0-150 IN LB 3/8 SQ DR" table:display="true" table:show-details="true"/>
                <table:data-pilot-member table:name="WRENCH, TORQUE 175-0-175 FT LB 1/2 SQ DR TE175" table:display="true" table:show-details="true"/>
                <table:data-pilot-member table:name="WRENCH, TORQUE 200-600 FT LB" table:display="true" table:show-details="true"/>
                <table:data-pilot-member table:name="WRENCH, TORQUE 250-0-250 FT LB 1/2 SQ DR TE250" table:display="true" table:show-details="true"/>
                <table:data-pilot-member table:name="WRENCH, TORQUE 30-0-30 IN LB 1/4 SQ DR" table:display="true" table:show-details="true"/>
                <table:data-pilot-member table:name="WRENCH, TORQUE 300-0-300 IN LB 3/8 SQ DR" table:display="true" table:show-details="true"/>
                <table:data-pilot-member table:name="WRENCH, TORQUE 50-0-50 FT LB 1/2 SQ DR" table:display="true" table:show-details="true"/>
                <table:data-pilot-member table:name="WRENCH, TORQUE 50-0-50 FT LB 3/8 SQ DR" table:display="true" table:show-details="true"/>
                <table:data-pilot-member table:name="WRENCH, TORQUE 50-0-50 IN LB 1/4 SQ DR" table:display="true" table:show-details="true"/>
                <table:data-pilot-member table:name="WRENCH, TORQUE 60-0-60 IN LB 1/4 SQ DR" table:display="true" table:show-details="true"/>
                <table:data-pilot-member table:name="WRENCH, TORQUE 600-0-600 IN LB 1/2 SQ DR" table:display="true" table:show-details="true"/>
                <table:data-pilot-member table:name="WRENCH, TORQUE 600-0-600 IN LB 3/8 SQ DR TE50FUA" table:display="true" table:show-details="true"/>
                <table:data-pilot-member table:name="WRENCH, TORQUE 600-0-600 IN LB 3/8 SQ DR TE50FUA " table:display="true" table:show-details="true"/>
                <table:data-pilot-member table:name="WRENCH, TORQUE 75-0-75 IN LB 1/4 SQ DR" table:display="true" table:show-details="true"/>
                <table:data-pilot-member table:name="WRENCH, TORQUE PRESET 10 IN LB (2T-1)" table:display="true" table:show-details="true"/>
                <table:data-pilot-member table:name="WRENCH, TORQUE PRESET 100 IN LB 3/8 SQ DR" table:display="true" table:show-details="true"/>
                <table:data-pilot-member table:name="WRENCH, TORQUE PRESET 140 IN LB" table:display="true" table:show-details="true"/>
                <table:data-pilot-member table:name="WRENCH, TORQUE PRESET 150 IN LB" table:display="true" table:show-details="true"/>
                <table:data-pilot-member table:name="WRENCH, TORQUE PRESET 17 IN LB" table:display="true" table:show-details="true"/>
                <table:data-pilot-member table:name="WRENCH, TORQUE PRESET 18 IN LB 1/4 SQ DR" table:display="true" table:show-details="true"/>
                <table:data-pilot-member table:name="WRENCH, TORQUE PRESET 200 IN LB 3/8 SQ DR" table:display="true" table:show-details="true"/>
                <table:data-pilot-member table:name="WRENCH, TORQUE PRESET 250 IN LB" table:display="true" table:show-details="true"/>
                <table:data-pilot-member table:name="WRENCH, TORQUE PRESET 26 IN LB 9/64 HEX" table:display="true" table:show-details="true"/>
                <table:data-pilot-member table:name="WRENCH, TORQUE PRESET 3-9  FT LB 3/8 SQ DR VB-10T-1" table:display="true" table:show-details="true"/>
                <table:data-pilot-member table:name="WRENCH, TORQUE PRESET 30 IN LB 1/4 SQ DR" table:display="true" table:show-details="true"/>
                <table:data-pilot-member table:name="WRENCH, TORQUE PRESET 50 IN LB" table:display="true" table:show-details="true"/>
                <table:data-pilot-member table:name="WRENCH, TORQUE PRESET 50 IN LB 1/4 SQ DR" table:display="true" table:show-details="true"/>
                <table:data-pilot-member table:name="WRENCH, TORQUE PRESET 50 IN LB 3/8 SQ DR" table:display="true" table:show-details="true"/>
                <table:data-pilot-member table:name="WRENCH, TORQUE PRESET 7-25  FT LB 3/16 SQ DR" table:display="true" table:show-details="true"/>
                <table:data-pilot-member table:name="WRENCH, TORQUE PRESET 7-25 FT LB 3/16 HEX" table:display="true" table:show-details="true"/>
                <table:data-pilot-member table:name="WRENCH, TORQUE PRESET 75 IN LB 1/4 HEX" table:display="true" table:show-details="true"/>
                <table:data-pilot-member table:name="WRENCH, TORQUE PRESET 75 IN LB 1/4 HEXBIT" table:display="true" table:show-details="true"/>
                <table:data-pilot-member table:name="WRENCH, TORQUE PRESET 75 IN LB 3/8 SQ DR" table:display="true" table:show-details="true"/>
                <table:data-pilot-member table:name="WRENCH, TORQUE PRESET 75 IN LB 3/8 SQ DR CCW" table:display="true" table:show-details="true"/>
                <table:data-pilot-member table:name="WRENCH, TORQUE PRESET 8 IN LB" table:display="true" table:show-details="true"/>
                <table:data-pilot-member table:name="WRENCH, TORQUE PRESET 85 IN LB" table:display="true" table:show-details="true"/>
                <table:data-pilot-member table:name="WRENCH, TORQUE SPECIAL 200 IN LB 3/8 SQ D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adornments="Bold" style:font-family-generic="swiss" style:font-pitch="variable"/>
    <style:font-face style:name="Calibri1" svg:font-family="Calibri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Sim</number:text>
    </number:number-style>
    <number:number-style style:name="N115P1" style:volatile="true">
      <number:text>Sim</number:text>
    </number:number-style>
    <number:number-style style:name="N115">
      <number:text>Não</number:text>
      <style:map style:condition="value()&gt;0" style:apply-style-name="N115P0"/>
      <style:map style:condition="value()&lt;0" style:apply-style-name="N115P1"/>
    </number:number-style>
    <number:date-style style:name="N11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">
      <number:number number:decimal-places="2" number:min-decimal-places="2" number:min-integer-digits="1" number:grouping="true"/>
      <number:text> </number:text>
    </number:number-style>
    <number:number-style style:name="N118">
      <number:text>-</number:text>
      <number:number number:decimal-places="0" number:min-decimal-places="0" number:min-integer-digits="0"/>
      <number:text> </number:text>
    </number:number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P1" style:volatile="true">
      <number:number number:decimal-places="2" number:min-decimal-places="2" number:min-integer-digits="1" number:grouping="true"/>
      <number:text> </number:text>
    </number:number-style>
    <number:number-style style:name="N119P2" style:volatile="true"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5" number:min-decimal-places="5" number:min-integer-digits="1"/>
    </number:number-style>
    <number:number-style style:name="N121">
      <number:number number:decimal-places="4" number:min-decimal-places="4" number:min-integer-digits="1" number:grouping="true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-</number:text>
      <number:number number:decimal-places="0" number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R$ </number:text>
      <number:fill-character> </number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0" number:min-decimal-places="0" number:min-integer-digits="14">
        <number:embedded-text number:position="6">-</number:embedded-text>
        <number:embedded-text number:position="2">-</number:embedded-text>
      </number:number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P1" style:volatile="true"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0" number:min-decimal-places="0" number:min-integer-digits="4"/>
    </number:number-style>
    <number:number-style style:name="N137P0" style:volatile="true">
      <number:text>R$ 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9P0" style:volatile="true">
      <number:text>R$</number:text>
      <number:number number:decimal-places="2" number:min-decimal-places="2" number:min-integer-digits="1" number:grouping="true"/>
    </number:number-style>
    <number:number-style style:name="N139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0" number:min-decimal-places="0" number:min-integer-digits="3"/>
    </number:number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5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2">
      <number:number number:decimal-places="3" number:min-decimal-places="3" number:min-integer-digits="4"/>
    </number:number-style>
    <number:currency-style style:name="N154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number-style style:name="N15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2" style:volatile="true">
      <number:text> R$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-R$ </number:text>
      <number:number number:decimal-places="0" number:min-decimal-places="0" number:min-integer-digits="1" number:grouping="true"/>
      <number:text> </number:text>
    </number:number-style>
    <number:number-style style:name="N159P2" style:volatile="true">
      <number:text> R$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2" style:volatile="true">
      <number:fill-character> </number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5" number:min-decimal-places="5" number:min-integer-digits="4"/>
    </number:number-style>
    <number:number-style style:name="N164">
      <number:number number:decimal-places="13" number:min-decimal-places="13" number:min-integer-digits="1"/>
    </number:number-style>
    <number:number-style style:name="N165">
      <number:number number:decimal-places="3" number:min-decimal-places="3" number:min-integer-digits="1"/>
    </number:number-style>
    <number:currency-style style:name="N167P0" style:volatile="true">
      <number:currency-symbol number:language="pt" number:country="BR">R$</number:currency-symbol>
      <number:text> </number:text>
      <number:number number:decimal-places="6" number:min-decimal-places="6" number:min-integer-digits="1" number:grouping="true"/>
    </number:currency-style>
    <number:currency-style style:name="N167">
      <style:text-properties fo:color="#ff0000"/>
      <number:text>-</number:text>
      <number:currency-symbol number:language="pt" number:country="BR">R$</number:currency-symbol>
      <number:text> </number:text>
      <number:number number:decimal-places="6" number:min-decimal-places="6" number:min-integer-digits="1" number:grouping="true"/>
      <style:map style:condition="value()&gt;=0" style:apply-style-name="N167P0"/>
    </number:currency-style>
    <number:number-style style:name="N168P0" style:volatile="true">
      <number:text>R$</number:text>
      <number:number number:decimal-places="2" number:min-decimal-places="2" number:min-integer-digits="1" number:grouping="true"/>
    </number:number-style>
    <number:number-style style:name="N168">
      <number:text>-R$</number:text>
      <number:number number:decimal-places="2" number:min-decimal-places="2" number:min-integer-digits="1" number:grouping="true"/>
      <style:map style:condition="value()&gt;=0" style:apply-style-name="N168P0"/>
    </number:number-style>
    <number:number-style style:name="N169">
      <number:number number:decimal-places="6" number:min-decimal-places="6" number:min-integer-digits="1"/>
    </number:number-style>
    <number:date-style style:name="N170">
      <number:month number:textual="true"/>
      <number:text>/</number:text>
      <number:year/>
    </number:date-style>
    <number:percentage-style style:name="N171">
      <number:number number:decimal-places="1" number:min-decimal-places="1" number:min-integer-digits="1"/>
      <number:text>%</number:text>
    </number:percentage-style>
    <number:number-style style:name="N17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73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number:number-style style:name="N174">
      <number:number number:decimal-places="1" number:min-decimal-places="1" number:min-integer-digits="4"/>
    </number:number-style>
    <number:number-style style:name="N175">
      <number:number number:decimal-places="1" number:min-decimal-places="1" number:min-integer-digits="3"/>
    </number:number-style>
    <number:time-style style:name="N177P0" style:volatile="true">
      <number:hours/>
      <number:text>:</number:text>
      <number:minutes number:style="long"/>
    </number:time-style>
    <number:text-style style:name="N177">
      <number:text-content/>
      <style:map style:condition="value()&lt;=1.7976931348623157E+308" style:apply-style-name="N177P0"/>
    </number:text-style>
    <number:number-style style:name="N178P0" style:volatile="true">
      <number:number number:decimal-places="0" number:min-decimal-places="0" number:min-integer-digits="1" number:grouping="true"/>
      <number:text> </number:text>
    </number:number-style>
    <number:number-style style:name="N17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number-style style:name="N18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text>R$ </number:text>
      <number:number number:decimal-places="2" number:min-decimal-places="2" number:min-integer-digits="1" number:grouping="true"/>
    </number:number-style>
    <number:number-style style:name="N184P0" style:volatile="true">
      <number:text>R$ </number:text>
      <number:number number:decimal-places="2" number:min-decimal-places="2" number:min-integer-digits="1" number:grouping="true"/>
    </number:number-style>
    <number:number-style style:name="N184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84P0"/>
    </number:number-style>
    <number:date-style style:name="N185">
      <number:day/>
      <number:text>/</number:text>
      <number:month number:textual="true"/>
      <number:text>/</number:text>
      <number:year/>
    </number:date-style>
    <number:number-style style:name="N186P0" style:volatile="true">
      <number:number number:decimal-places="2" number:min-decimal-places="2" number:min-integer-digits="1" number:grouping="true"/>
    </number:number-style>
    <number:number-style style:name="N186">
      <number:text>-</number:text>
      <number:number number:decimal-places="2" number:min-decimal-places="2" number:min-integer-digits="1" number:grouping="true"/>
      <style:map style:condition="value()&gt;=0" style:apply-style-name="N186P0"/>
    </number:number-style>
    <number:currency-style style:name="N188P0" style:volatile="true">
      <number:currency-symbol number:language="pt" number:country="BR">R$</number:currency-symbol>
      <number:text> </number:text>
      <number:number number:decimal-places="1" number:min-decimal-places="1" number:min-integer-digits="1" number:grouping="true"/>
    </number:currency-style>
    <number:currency-style style:name="N188">
      <style:text-properties fo:color="#ff0000"/>
      <number:text>-</number:text>
      <number:currency-symbol number:language="pt" number:country="BR">R$</number:currency-symbol>
      <number:text> </number:text>
      <number:number number:decimal-places="1" number:min-decimal-places="1" number:min-integer-digits="1" number:grouping="true"/>
      <style:map style:condition="value()&gt;=0" style:apply-style-name="N188P0"/>
    </number:currency-style>
    <number:number-style style:name="N189">
      <number:number number:decimal-places="4" number:min-decimal-places="4" number:min-integer-digits="4"/>
    </number:number-style>
    <number:number-style style:name="N190">
      <number:text>-</number:text>
    </number:number-style>
    <number:time-style style:name="N191">
      <number:minutes number:style="long"/>
      <number:text>:</number:text>
      <number:seconds number:style="long"/>
    </number:time-style>
    <number:time-style style:name="N192">
      <number:minutes number:style="long"/>
      <number:text>:</number:text>
      <number:seconds number:style="long"/>
      <number:text>,</number:text>
    </number:time-style>
    <number:number-style style:name="N193P0" style:volatile="true">
      <number:number number:decimal-places="2" number:min-decimal-places="2" number:min-integer-digits="1" number:grouping="true"/>
    </number:number-style>
    <number:number-style style:name="N19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93P0"/>
    </number:number-style>
    <number:number-style style:name="N194">
      <number:number number:decimal-places="1" number:min-decimal-places="1" number:min-integer-digits="1"/>
    </number:number-style>
    <number:number-style style:name="N195">
      <number:number number:decimal-places="4" number:min-decimal-places="4" number:min-integer-digits="1"/>
    </number:number-style>
    <number:number-style style:name="N19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98P0" style:volatile="true">
      <number:number number:decimal-places="0" number:min-decimal-places="0" number:min-integer-digits="1" number:grouping="true"/>
      <number:text> </number:text>
    </number:number-style>
    <number:number-style style:name="N1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98P2" style:volatile="true">
      <number:text>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">
      <number:number number:decimal-places="6" number:min-decimal-places="6" number:min-integer-digits="4"/>
    </number:number-style>
    <number:number-style style:name="N200">
      <number:number number:decimal-places="9" number:min-decimal-places="9" number:min-integer-digits="1"/>
    </number:number-style>
    <number:number-style style:name="N20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2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currency-style style:name="N204P0" style:volatile="true">
      <number:currency-symbol number:language="pt" number:country="BR">R$</number:currency-symbol>
      <number:text> </number:text>
      <number:number number:decimal-places="3" number:min-decimal-places="3" number:min-integer-digits="1" number:grouping="true"/>
    </number:currency-style>
    <number:currency-style style:name="N204">
      <style:text-properties fo:color="#ff0000"/>
      <number:text>-</number:text>
      <number:currency-symbol number:language="pt" number:country="BR">R$</number:currency-symbol>
      <number:text> </number:text>
      <number:number number:decimal-places="3" number:min-decimal-places="3" number:min-integer-digits="1" number:grouping="true"/>
      <style:map style:condition="value()&gt;=0" style:apply-style-name="N204P0"/>
    </number:currency-style>
    <number:currency-style style:name="N208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08P1" style:volatile="true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08P2" style:volatile="true">
      <number:currency-symbol number:language="pt" number:country="BR">R$</number:currency-symbol>
      <number:text> -</number:text>
      <number:number number:decimal-places="0" number:min-decimal-places="0" number:min-integer-digits="2"/>
      <number:text> </number:text>
    </number:currency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2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1P2" style:volatile="true">
      <number:fill-character> </number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date-style style:name="N212">
      <number:day number:style="long"/>
      <number:text>/</number:text>
      <number:month number:textual="true"/>
      <number:text>/</number:text>
      <number:year/>
    </number:date-style>
    <number:currency-style style:name="N216P0" style:volatile="true"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16P1" style:volatile="true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16P2" style:volatile="true"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16">
      <number:text> </number:text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date-style style:name="N218P0" style:volatile="true">
      <number:day/>
      <number:text>  </number:text>
      <number:month number:style="long" number:textual="true"/>
      <number:text>, </number:text>
      <number:year number:style="long"/>
    </number:date-style>
    <number:text-style style:name="N218">
      <number:text-content/>
      <style:map style:condition="value()&lt;=1.7976931348623157E+308" style:apply-style-name="N218P0"/>
    </number:text-style>
    <number:number-style style:name="N219">
      <number:number number:decimal-places="0" number:min-decimal-places="0" number:min-integer-digits="12">
        <number:embedded-text number:position="4">-</number:embedded-text>
      </number:number>
      <number:text>-</number:text>
    </number:number-style>
    <number:date-style style:name="N220">
      <number:day/>
      <number:text>/</number:text>
      <number:month/>
      <number:text>/</number:text>
      <number:year/>
    </number:date-style>
    <number:number-style style:name="N221">
      <number:number number:decimal-places="0" number:min-decimal-places="0" number:min-integer-digits="0"/>
    </number:number-style>
    <number:number-style style:name="N222P0" style:volatile="true">
      <number:number number:decimal-places="0" number:min-decimal-places="0" number:min-integer-digits="0"/>
    </number:number-style>
    <number:number-style style:name="N222">
      <style:text-properties fo:color="#ff0000"/>
      <number:text>-</number:text>
      <number:number number:decimal-places="0" number:min-decimal-places="0" number:min-integer-digits="0"/>
      <style:map style:condition="value()&gt;=0" style:apply-style-name="N222P0"/>
    </number:number-style>
    <number:number-style style:name="N223">
      <number:number number:decimal-places="10" number:min-decimal-places="10" number:min-integer-digits="1"/>
    </number:number-style>
    <number:time-style style:name="N2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25">
      <number:number number:decimal-places="0" number:min-decimal-places="0" number:min-integer-digits="2"/>
    </number:number-style>
    <number:number-style style:name="N227P0" style:volatile="true">
      <number:text>R$</number:text>
      <number:number number:decimal-places="0" number:min-decimal-places="0" number:min-integer-digits="1" number:grouping="true"/>
    </number:number-style>
    <number:number-style style:name="N227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227P0"/>
    </number:number-style>
    <number:number-style style:name="N228">
      <number:number number:decimal-places="1" number:min-decimal-places="1" number:min-integer-digits="1" number:grouping="true"/>
    </number:number-style>
    <number:number-style style:name="N229">
      <number:number number:decimal-places="8" number:min-decimal-places="8" number:min-integer-digits="1"/>
    </number:number-style>
    <number:number-style style:name="N230">
      <number:number number:decimal-places="7" number:min-decimal-places="7" number:min-integer-digits="1"/>
    </number:number-style>
    <number:number-style style:name="N23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1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1">
      <number:text> </number:text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3P0" style:volatile="true">
      <number:number number:decimal-places="2" number:min-decimal-places="2" number:min-integer-digits="1" number:grouping="true"/>
      <number:text> </number:text>
    </number:number-style>
    <number:number-style style:name="N23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3P2" style:volatile="true">
      <number:text>-</number:text>
      <number:number number:decimal-places="0" number:min-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4P2" style:volatile="true">
      <number:text> </number:text>
      <number:fill-character> </number:fill-character>
      <number:text>- </number:text>
    </number:number-style>
    <number:text-style style:name="N234">
      <number:text> </number:text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time-style style:name="N235">
      <number:hours/>
      <number:text>:</number:text>
      <number:minutes number:style="long"/>
      <number:text> </number:text>
      <number:am-pm/>
    </number:time-style>
    <number:number-style style:name="N2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9">
      <number:text> </number:text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0P0" style:volatile="true">
      <number:number number:decimal-places="0" number:min-decimal-places="0" number:min-integer-digits="1" number:grouping="true"/>
    </number:number-style>
    <number:number-style style:name="N2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40P0"/>
    </number:number-style>
    <number:number-style style:name="N241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1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3">
      <number:text> </number:text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number number:decimal-places="14" number:min-decimal-places="14" number:min-integer-digits="1"/>
    </number:number-style>
    <number:number-style style:name="N245P0" style:volatile="true">
      <number:number number:decimal-places="2" number:min-decimal-places="2" number:min-integer-digits="1" number:grouping="true"/>
      <number:text> </number:text>
    </number:number-style>
    <number:number-style style:name="N2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45P0"/>
    </number:number-style>
    <number:number-style style:name="N247P0" style:volatile="true">
      <number:text>Ativar</number:text>
    </number:number-style>
    <number:number-style style:name="N247P1" style:volatile="true">
      <number:text>Ativar</number:text>
    </number:number-style>
    <number:number-style style:name="N247">
      <number:text>Desativar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(</number:text>
      <number:number number:decimal-places="0" number:min-decimal-places="0" number:min-integer-digits="10">
        <number:embedded-text number:position="8">) </number:embedded-text>
        <number:embedded-text number:position="4">-</number:embedded-text>
      </number:number>
    </number:number-style>
    <number:number-style style:name="N249">
      <number:number number:min-integer-digits="1"/>
      <style:map style:condition="value()&lt;=99999999999" style:apply-style-name="N249P0"/>
    </number:number-style>
    <number:number-style style:name="N250P0" style:volatile="true">
      <number:text>R$ </number:text>
      <number:number number:decimal-places="0" number:min-decimal-places="0" number:min-integer-digits="1" number:grouping="true"/>
    </number:number-style>
    <number:number-style style:name="N250">
      <number:text>-R$ </number:text>
      <number:number number:decimal-places="0" number:min-decimal-places="0" number:min-integer-digits="1" number:grouping="true"/>
      <style:map style:condition="value()&gt;=0" style:apply-style-name="N250P0"/>
    </number:number-style>
    <number:date-style style:name="N251">
      <number:day/>
      <number:text>/</number:text>
      <number:month/>
      <number:text>/</number:text>
      <number:year number:style="long"/>
    </number:date-style>
    <number:time-style style:name="N252">
      <number:minutes number:style="long"/>
      <number:text>:</number:text>
      <number:seconds number:style="long" number:decimal-places="1"/>
    </number:time-style>
    <number:number-style style:name="N253P0" style:volatile="true">
      <number:text>R$ </number:text>
      <number:number number:decimal-places="2" number:min-decimal-places="2" number:min-integer-digits="1" number:grouping="true"/>
    </number:number-style>
    <number:number-style style:name="N253">
      <number:text>-R$ </number:text>
      <number:number number:decimal-places="2" number:min-decimal-places="2" number:min-integer-digits="1" number:grouping="true"/>
      <style:map style:condition="value()&gt;=0" style:apply-style-name="N253P0"/>
    </number:number-style>
    <number:number-style style:name="N255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55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55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percentage-style style:name="N256">
      <number:number number:decimal-places="0" number:min-decimal-places="0" number:min-integer-digits="0"/>
      <number:text>%</number:text>
    </number:percentage-style>
    <number:number-style style:name="N25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58">
      <number:number number:decimal-places="3" number:min-decimal-places="3" number:min-integer-digits="1" number:grouping="true"/>
    </number:number-style>
    <number:currency-style style:name="N260P0" style:volatile="true">
      <number:currency-symbol number:language="pt" number:country="BR">R$</number:currency-symbol>
      <number:text> </number:text>
      <number:number number:decimal-places="5" number:min-decimal-places="5" number:min-integer-digits="1" number:grouping="true"/>
    </number:currency-style>
    <number:currency-style style:name="N260">
      <style:text-properties fo:color="#ff0000"/>
      <number:text>-</number:text>
      <number:currency-symbol number:language="pt" number:country="BR">R$</number:currency-symbol>
      <number:text> </number:text>
      <number:number number:decimal-places="5" number:min-decimal-places="5" number:min-integer-digits="1" number:grouping="true"/>
      <style:map style:condition="value()&gt;=0" style:apply-style-name="N260P0"/>
    </number:currency-style>
    <number:date-style style:name="N261">
      <number:day/>
      <number:text>/</number:text>
      <number:month number:textual="true"/>
    </number:date-style>
    <number:number-style style:name="N262">
      <number:number number:decimal-places="2" number:min-decimal-places="2" number:min-integer-digits="4"/>
    </number:number-style>
    <number:number-style style:name="N264P0" style:volatile="true">
      <number:text>Verdadeiro</number:text>
    </number:number-style>
    <number:number-style style:name="N264P1" style:volatile="true">
      <number:text>Verdadeiro</number:text>
    </number:number-style>
    <number:number-style style:name="N264">
      <number:text>Falso</number:text>
      <style:map style:condition="value()&gt;0" style:apply-style-name="N264P0"/>
      <style:map style:condition="value()&lt;0" style:apply-style-name="N264P1"/>
    </number:number-style>
    <number:number-style style:name="N266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66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66P2" style:volatile="true">
      <number:text> R$ </number:text>
      <number:fill-character> </number:fill-character>
      <number:text>- </number:text>
    </number:number-style>
    <number:text-style style:name="N266">
      <number:text> </number:text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P0" style:volatile="true">
      <number:text>R$</number:text>
      <number:number number:decimal-places="0" number:min-decimal-places="0" number:min-integer-digits="1" number:grouping="true"/>
    </number:number-style>
    <number:number-style style:name="N267">
      <number:text>-R$</number:text>
      <number:number number:decimal-places="0" number:min-decimal-places="0" number:min-integer-digits="1" number:grouping="true"/>
      <style:map style:condition="value()&gt;=0" style:apply-style-name="N267P0"/>
    </number:number-style>
    <number:number-style style:name="N268">
      <number:number number:decimal-places="0" number:min-decimal-places="0" number:min-integer-digits="0" number:grouping="true"/>
    </number:number-style>
    <number:currency-style style:name="N270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70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70P0"/>
    </number:currency-style>
    <number:currency-style style:name="N272P0" style:volatile="true">
      <number:currency-symbol number:language="pt" number:country="BR">R$</number:currency-symbol>
      <number:text> </number:text>
      <number:number number:decimal-places="4" number:min-decimal-places="4" number:min-integer-digits="1" number:grouping="true"/>
    </number:currency-style>
    <number:currency-style style:name="N272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decimal-places="4" number:min-integer-digits="1" number:grouping="true"/>
      <style:map style:condition="value()&gt;=0" style:apply-style-name="N272P0"/>
    </number:currency-style>
    <number:number-style style:name="N27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274">
      <number:number number:decimal-places="11" number:min-decimal-places="11" number:min-integer-digits="1"/>
    </number:number-style>
    <number:number-style style:name="N278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278P1" style:volatile="true">
      <number:text>-R$ </number:text>
      <number:number number:decimal-places="2" number:min-decimal-places="2" number:min-integer-digits="1" number:grouping="true"/>
      <number:text> </number:text>
    </number:number-style>
    <number:number-style style:name="N278P2" style:volatile="true">
      <number:text> R$ -</number:text>
      <number:number number:decimal-places="0" number:min-decimal-places="0" number:min-integer-digits="0"/>
      <number:text> </number:text>
    </number:number-style>
    <number:text-style style:name="N278"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79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79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79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79">
      <number:text> </number:text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28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80P0"/>
    </number:number-style>
    <number:number-style style:name="N281P0" style:volatile="true">
      <number:number number:decimal-places="0" number:min-decimal-places="0" number:min-integer-digits="1" number:grouping="true"/>
      <number:text> </number:text>
    </number:number-style>
    <number:number-style style:name="N28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81P0"/>
    </number:number-style>
    <number:number-style style:name="N282P0" style:volatile="true">
      <number:number number:decimal-places="2" number:min-decimal-places="2" number:min-integer-digits="1" number:grouping="true"/>
      <number:text> </number:text>
    </number:number-style>
    <number:number-style style:name="N282P1" style:volatile="true">
      <number:number number:decimal-places="2" number:min-decimal-places="2" number:min-integer-digits="1" number:grouping="true"/>
      <number:text> </number:text>
    </number:number-style>
    <number:number-style style:name="N282P2" style:volatile="true">
      <number:text>-</number:text>
      <number:number number:decimal-places="0" number:min-decimal-places="0" number:min-integer-digits="0"/>
      <number:text>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3">
      <number:number number:decimal-places="12" number:min-decimal-places="12" number:min-integer-digits="1"/>
    </number:number-style>
    <number:currency-style style:name="N285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285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285P0"/>
    </number:currency-style>
    <number:number-style style:name="N286">
      <number:number number:decimal-places="0" number:min-decimal-places="0" number:min-integer-digits="5"/>
    </number:number-style>
    <number:number-style style:name="N10115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5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6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6P0"/>
    </number:number-style>
    <number:number-style style:name="N10118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8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9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9P0"/>
    </number:number-style>
    <number:date-style style:name="N10120" number:language="pt" number:country="BR">
      <number:day/>
      <number:text>/</number:text>
      <number:month/>
      <number:text>/</number:text>
      <number:year number:style="long"/>
    </number:date-style>
    <number:date-style style:name="N10121" number:language="pt" number:country="BR">
      <number:day/>
      <number:text>/</number:text>
      <number:month number:textual="true"/>
      <number:text>/</number:text>
      <number:year/>
    </number:date-style>
    <number:date-style style:name="N10122" number:language="pt" number:country="BR">
      <number:day/>
      <number:text>/</number:text>
      <number:month number:textual="true"/>
    </number:date-style>
    <number:date-style style:name="N10123" number:language="pt" number:country="BR">
      <number:month number:textual="true"/>
      <number:text>/</number:text>
      <number:year/>
    </number:date-style>
    <number:time-style style:name="N10124" number:language="pt" number:country="BR">
      <number:hours/>
      <number:text>:</number:text>
      <number:minutes number:style="long"/>
      <number:text> </number:text>
      <number:am-pm/>
    </number:time-style>
    <number:time-style style:name="N1012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8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1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2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pt" number:country="BR">
      <number:text> </number:text>
      <number:fill-character> </number:fill-character>
      <number:text>- </number:text>
    </number:number-style>
    <number:text-style style:name="N10136" number:language="pt" number:country="B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0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0P2" style:volatile="true" number:language="pt" number:country="BR">
      <number:text> R$ </number:text>
      <number:fill-character> </number:fill-character>
      <number:text>- </number:text>
    </number:number-style>
    <number:text-style style:name="N10140" number:language="pt" number:country="B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pt" number:country="B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8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8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8" number:language="pt" number:country="B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49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date-style style:name="N10150" number:language="pt" number:country="BR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number-style style:name="N10151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pt" number:country="BR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pt" number:country="BR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1" style:volatile="true" number:language="pt" number:country="BR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5P2" style:volatile="true" number:language="pt" number:country="BR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5" number:language="pt" number:country="BR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pt" number:country="BR">
      <number:text> R$ </number:text>
      <number:fill-character> </number:fill-character>
      <number:text>- </number:text>
    </number:number-style>
    <number:text-style style:name="N10156" number:language="pt" number:country="BR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60P0" style:volatile="true" number:language="pt" number:country="BR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0P1" style:volatile="true" number:language="pt" number:country="BR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0P2" style:volatile="true" number:language="pt" number:country="BR">
      <number:fill-character> </number:fill-character>
      <number:text>- </number:text>
    </number:number-style>
    <number:text-style style:name="N10160" number:language="pt" number:country="BR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2P0" style:volatile="true" number:language="pt" number:country="BR">
      <number:currency-symbol>R$</number:currency-symbol>
      <number:text> </number:text>
      <number:number number:decimal-places="2" number:min-decimal-places="2" number:min-integer-digits="1" number:grouping="true"/>
    </number:currency-style>
    <number:currency-style style:name="N10162" number:language="pt" number:country="BR">
      <style:text-properties fo:color="#ff0000"/>
      <number:text>-</number:text>
      <number:currency-symbol>R$</number:currency-symbol>
      <number:text> </number:text>
      <number:number number:decimal-places="2" number:min-decimal-places="2" number:min-integer-digits="1" number:grouping="true"/>
      <style:map style:condition="value()&gt;=0" style:apply-style-name="N10162P0"/>
    </number:currency-style>
    <number:date-style style:name="N10163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date-style style:name="N2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20" number:language="en" number:country="GB">
      <number:day number:style="long"/>
      <number:text>-</number:text>
      <number:month number:textual="true"/>
    </number:date-style>
    <number:date-style style:name="N20121" number:language="en" number:country="GB">
      <number:month number:textual="true"/>
      <number:text>-</number:text>
      <number:year/>
    </number:date-style>
    <number:time-style style:name="N20122" number:language="en" number:country="GB">
      <number:hours/>
      <number:text>:</number:text>
      <number:minutes number:style="long"/>
      <number:text> </number:text>
      <number:am-pm/>
    </number:time-style>
    <number:time-style style:name="N2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1_5f_338_5f_1" style:display-name="Excel_CondFormat_1_338_1" style:family="table-cell" style:parent-style-name="Default">
      <style:table-cell-properties fo:background-color="#ff0000"/>
    </style:style>
    <style:style style:name="Excel_5f_CondFormat_5f_1_5f_339_5f_1" style:display-name="Excel_CondFormat_1_339_1" style:family="table-cell" style:parent-style-name="Default">
      <style:table-cell-properties fo:background-color="#ff0000"/>
    </style:style>
    <style:style style:name="Excel_5f_CondFormat_5f_1_5f_1098_5f_1" style:display-name="Excel_CondFormat_1_1098_1" style:family="table-cell" style:parent-style-name="Default">
      <style:table-cell-properties fo:background-color="#ff0000"/>
    </style:style>
    <style:style style:name="Excel_5f_CondFormat_5f_1_5f_1771_5f_1" style:display-name="Excel_CondFormat_1_1771_1" style:family="table-cell" style:parent-style-name="Default">
      <style:table-cell-properties fo:background-color="#ff0000"/>
    </style:style>
    <style:style style:name="Excel_5f_CondFormat_5f_1_5f_81_5f_1" style:display-name="Excel_CondFormat_1_81_1" style:family="table-cell" style:parent-style-name="Default">
      <style:table-cell-properties fo:background-color="#ff0000"/>
    </style:style>
    <style:style style:name="Excel_5f_CondFormat_5f_1_5f_1409_5f_1" style:display-name="Excel_CondFormat_1_1409_1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ff0000"/>
    </style:style>
    <style:style style:name="Excel_5f_CondFormat_5f_1_5f_2_5f_1" style:display-name="Excel_CondFormat_1_2_1" style:family="table-cell" style:parent-style-name="Default">
      <style:table-cell-properties fo:background-color="#ff0000"/>
    </style:style>
    <style:style style:name="Excel_5f_CondFormat_5f_1_5f_37_5f_1" style:display-name="Excel_CondFormat_1_37_1" style:family="table-cell" style:parent-style-name="Default">
      <style:table-cell-properties fo:background-color="#ff0000"/>
    </style:style>
    <style:style style:name="Excel_5f_CondFormat_5f_1_5f_39_5f_1" style:display-name="Excel_CondFormat_1_39_1" style:family="table-cell" style:parent-style-name="Default">
      <style:table-cell-properties fo:background-color="#ff0000"/>
    </style:style>
    <style:style style:name="Excel_5f_CondFormat_5f_1_5f_69_5f_1" style:display-name="Excel_CondFormat_1_69_1" style:family="table-cell" style:parent-style-name="Default">
      <style:table-cell-properties fo:background-color="#ff0000"/>
    </style:style>
    <style:style style:name="Excel_5f_CondFormat_5f_1_5f_328_5f_1" style:display-name="Excel_CondFormat_1_328_1" style:family="table-cell" style:parent-style-name="Default">
      <style:table-cell-properties fo:background-color="#ff0000"/>
    </style:style>
    <style:style style:name="Excel_5f_CondFormat_5f_1_5f_329_5f_1" style:display-name="Excel_CondFormat_1_329_1" style:family="table-cell" style:parent-style-name="Default">
      <style:table-cell-properties fo:background-color="#ff0000"/>
    </style:style>
    <style:style style:name="Excel_5f_CondFormat_5f_1_5f_1093_5f_1" style:display-name="Excel_CondFormat_1_1093_1" style:family="table-cell" style:parent-style-name="Default">
      <style:table-cell-properties fo:background-color="#ff0000"/>
    </style:style>
    <style:style style:name="Excel_5f_CondFormat_5f_1_5f_1656_5f_1" style:display-name="Excel_CondFormat_1_1656_1" style:family="table-cell" style:parent-style-name="Default">
      <style:table-cell-properties fo:background-color="#ff0000"/>
    </style:style>
    <style:style style:name="Excel_5f_CondFormat_5f_1_5f_1719_5f_1" style:display-name="Excel_CondFormat_1_1719_1" style:family="table-cell" style:parent-style-name="Default">
      <style:table-cell-properties fo:background-color="#ff0000"/>
    </style:style>
    <style:style style:name="Excel_5f_CondFormat_5f_1_5f_1735_5f_1" style:display-name="Excel_CondFormat_1_1735_1" style:family="table-cell" style:parent-style-name="Default">
      <style:table-cell-properties fo:background-color="#ff0000"/>
    </style:style>
    <style:style style:name="Excel_5f_CondFormat_5f_1_5f_1764_5f_1" style:display-name="Excel_CondFormat_1_1764_1" style:family="table-cell" style:parent-style-name="Default">
      <style:table-cell-properties fo:background-color="#ff0000"/>
    </style:style>
    <style:style style:name="Excel_5f_CondFormat_5f_1_5f_2015_5f_1" style:display-name="Excel_CondFormat_1_2015_1" style:family="table-cell" style:parent-style-name="Default">
      <style:table-cell-properties fo:background-color="#ff0000"/>
    </style:style>
    <style:style style:name="Excel_5f_CondFormat_5f_1_5f_1664_5f_1" style:display-name="Excel_CondFormat_1_1664_1" style:family="table-cell" style:parent-style-name="Default">
      <style:table-cell-properties fo:background-color="#ff0000"/>
    </style:style>
    <style:style style:name="Excel_5f_CondFormat_5f_1_5f_35_5f_1" style:display-name="Excel_CondFormat_1_35_1" style:family="table-cell" style:parent-style-name="Default">
      <style:table-cell-properties fo:background-color="#ff0000"/>
    </style:style>
    <style:style style:name="Excel_5f_CondFormat_5f_1_5f_54_5f_1" style:display-name="Excel_CondFormat_1_54_1" style:family="table-cell" style:parent-style-name="Default">
      <style:table-cell-properties fo:background-color="#ff0000"/>
    </style:style>
    <style:style style:name="Excel_5f_CondFormat_5f_1_5f_76_5f_1" style:display-name="Excel_CondFormat_1_76_1" style:family="table-cell" style:parent-style-name="Default">
      <style:table-cell-properties fo:background-color="#ff0000"/>
    </style:style>
    <style:style style:name="Excel_5f_CondFormat_5f_1_5f_73_5f_1" style:display-name="Excel_CondFormat_1_73_1" style:family="table-cell" style:parent-style-name="Default">
      <style:table-cell-properties fo:background-color="#ff0000"/>
    </style:style>
    <style:style style:name="Excel_5f_CondFormat_5f_1_5f_1404_5f_1" style:display-name="Excel_CondFormat_1_1404_1" style:family="table-cell" style:parent-style-name="Default">
      <style:table-cell-properties fo:background-color="#ff0000"/>
    </style:style>
    <style:style style:name="Excel_5f_CondFormat_5f_1_5f_71_5f_1" style:display-name="Excel_CondFormat_1_71_1" style:family="table-cell" style:parent-style-name="Default">
      <style:table-cell-properties fo:background-color="#ff0000"/>
    </style:style>
    <style:style style:name="Excel_5f_CondFormat_5f_1_5f_340_5f_1" style:display-name="Excel_CondFormat_1_340_1" style:family="table-cell" style:parent-style-name="Default">
      <style:table-cell-properties fo:background-color="#ff0000"/>
    </style:style>
    <style:style style:name="Excel_5f_CondFormat_5f_1_5f_341_5f_1" style:display-name="Excel_CondFormat_1_341_1" style:family="table-cell" style:parent-style-name="Default">
      <style:table-cell-properties fo:background-color="#ff0000"/>
    </style:style>
    <style:style style:name="Excel_5f_CondFormat_5f_1_5f_1099_5f_1" style:display-name="Excel_CondFormat_1_1099_1" style:family="table-cell" style:parent-style-name="Default">
      <style:table-cell-properties fo:background-color="#ff0000"/>
    </style:style>
    <style:style style:name="Excel_5f_CondFormat_5f_1_5f_1726_5f_1" style:display-name="Excel_CondFormat_1_1726_1" style:family="table-cell" style:parent-style-name="Default">
      <style:table-cell-properties fo:background-color="#ff0000"/>
    </style:style>
    <style:style style:name="Excel_5f_CondFormat_5f_1_5f_1772_5f_1" style:display-name="Excel_CondFormat_1_1772_1" style:family="table-cell" style:parent-style-name="Default">
      <style:table-cell-properties fo:background-color="#ff0000"/>
    </style:style>
    <style:style style:name="Excel_5f_CondFormat_5f_1_5f_82_5f_1" style:display-name="Excel_CondFormat_1_82_1" style:family="table-cell" style:parent-style-name="Default">
      <style:table-cell-properties fo:background-color="#ff0000"/>
    </style:style>
    <style:style style:name="Excel_5f_CondFormat_5f_1_5f_1410_5f_1" style:display-name="Excel_CondFormat_1_1410_1" style:family="table-cell" style:parent-style-name="Default">
      <style:table-cell-properties fo:background-color="#ff0000"/>
    </style:style>
    <style:style style:name="Excel_5f_CondFormat_5f_1_5f_352_5f_1" style:display-name="Excel_CondFormat_1_352_1" style:family="table-cell" style:parent-style-name="Default">
      <style:table-cell-properties fo:background-color="#ff0000"/>
    </style:style>
    <style:style style:name="Excel_5f_CondFormat_5f_1_5f_353_5f_1" style:display-name="Excel_CondFormat_1_353_1" style:family="table-cell" style:parent-style-name="Default">
      <style:table-cell-properties fo:background-color="#ff0000"/>
    </style:style>
    <style:style style:name="Excel_5f_CondFormat_5f_1_5f_1105_5f_1" style:display-name="Excel_CondFormat_1_1105_1" style:family="table-cell" style:parent-style-name="Default">
      <style:table-cell-properties fo:background-color="#ff0000"/>
    </style:style>
    <style:style style:name="Excel_5f_CondFormat_5f_1_5f_1778_5f_1" style:display-name="Excel_CondFormat_1_1778_1" style:family="table-cell" style:parent-style-name="Default">
      <style:table-cell-properties fo:background-color="#ff0000"/>
    </style:style>
    <style:style style:name="Excel_5f_CondFormat_5f_1_5f_87_5f_1" style:display-name="Excel_CondFormat_1_87_1" style:family="table-cell" style:parent-style-name="Default">
      <style:table-cell-properties fo:background-color="#ff0000"/>
    </style:style>
    <style:style style:name="Excel_5f_CondFormat_5f_1_5f_1416_5f_1" style:display-name="Excel_CondFormat_1_1416_1" style:family="table-cell" style:parent-style-name="Default">
      <style:table-cell-properties fo:background-color="#ff0000"/>
    </style:style>
    <style:style style:name="Excel_5f_CondFormat_5f_1_5f_350_5f_1" style:display-name="Excel_CondFormat_1_350_1" style:family="table-cell" style:parent-style-name="Default">
      <style:table-cell-properties fo:background-color="#ff0000"/>
    </style:style>
    <style:style style:name="Excel_5f_CondFormat_5f_1_5f_351_5f_1" style:display-name="Excel_CondFormat_1_351_1" style:family="table-cell" style:parent-style-name="Default">
      <style:table-cell-properties fo:background-color="#ff0000"/>
    </style:style>
    <style:style style:name="Excel_5f_CondFormat_5f_1_5f_1104_5f_1" style:display-name="Excel_CondFormat_1_1104_1" style:family="table-cell" style:parent-style-name="Default">
      <style:table-cell-properties fo:background-color="#ff0000"/>
    </style:style>
    <style:style style:name="Excel_5f_CondFormat_5f_1_5f_1731_5f_1" style:display-name="Excel_CondFormat_1_1731_1" style:family="table-cell" style:parent-style-name="Default">
      <style:table-cell-properties fo:background-color="#ff0000"/>
    </style:style>
    <style:style style:name="Excel_5f_CondFormat_5f_1_5f_1745_5f_1" style:display-name="Excel_CondFormat_1_1745_1" style:family="table-cell" style:parent-style-name="Default">
      <style:table-cell-properties fo:background-color="#ff0000"/>
    </style:style>
    <style:style style:name="Excel_5f_CondFormat_5f_1_5f_1777_5f_1" style:display-name="Excel_CondFormat_1_1777_1" style:family="table-cell" style:parent-style-name="Default">
      <style:table-cell-properties fo:background-color="#ff0000"/>
    </style:style>
    <style:style style:name="Excel_5f_CondFormat_5f_1_5f_1706_5f_1" style:display-name="Excel_CondFormat_1_1706_1" style:family="table-cell" style:parent-style-name="Default">
      <style:table-cell-properties fo:background-color="#ff0000"/>
    </style:style>
    <style:style style:name="Excel_5f_CondFormat_5f_1_5f_86_5f_1" style:display-name="Excel_CondFormat_1_86_1" style:family="table-cell" style:parent-style-name="Default">
      <style:table-cell-properties fo:background-color="#ff0000"/>
    </style:style>
    <style:style style:name="Excel_5f_CondFormat_5f_1_5f_1415_5f_1" style:display-name="Excel_CondFormat_1_1415_1" style:family="table-cell" style:parent-style-name="Default">
      <style:table-cell-properties fo:background-color="#ff0000"/>
    </style:style>
    <style:style style:name="Excel_5f_CondFormat_5f_1_5f_1396_5f_1" style:display-name="Excel_CondFormat_1_1396_1" style:family="table-cell" style:parent-style-name="Default">
      <style:table-cell-properties fo:background-color="#ff0000"/>
    </style:style>
    <style:style style:name="Excel_5f_CondFormat_5f_1_5f_356_5f_1" style:display-name="Excel_CondFormat_1_356_1" style:family="table-cell" style:parent-style-name="Default">
      <style:table-cell-properties fo:background-color="#ff0000"/>
    </style:style>
    <style:style style:name="Excel_5f_CondFormat_5f_1_5f_357_5f_1" style:display-name="Excel_CondFormat_1_357_1" style:family="table-cell" style:parent-style-name="Default">
      <style:table-cell-properties fo:background-color="#ff0000"/>
    </style:style>
    <style:style style:name="Excel_5f_CondFormat_5f_1_5f_1107_5f_1" style:display-name="Excel_CondFormat_1_1107_1" style:family="table-cell" style:parent-style-name="Default">
      <style:table-cell-properties fo:background-color="#ff0000"/>
    </style:style>
    <style:style style:name="Excel_5f_CondFormat_5f_1_5f_1662_5f_1" style:display-name="Excel_CondFormat_1_1662_1" style:family="table-cell" style:parent-style-name="Default">
      <style:table-cell-properties fo:background-color="#ff0000"/>
    </style:style>
    <style:style style:name="Excel_5f_CondFormat_5f_1_5f_1733_5f_1" style:display-name="Excel_CondFormat_1_1733_1" style:family="table-cell" style:parent-style-name="Default">
      <style:table-cell-properties fo:background-color="#ff0000"/>
    </style:style>
    <style:style style:name="Excel_5f_CondFormat_5f_1_5f_1747_5f_1" style:display-name="Excel_CondFormat_1_1747_1" style:family="table-cell" style:parent-style-name="Default">
      <style:table-cell-properties fo:background-color="#ff0000"/>
    </style:style>
    <style:style style:name="Excel_5f_CondFormat_5f_1_5f_1780_5f_1" style:display-name="Excel_CondFormat_1_1780_1" style:family="table-cell" style:parent-style-name="Default">
      <style:table-cell-properties fo:background-color="#ff0000"/>
    </style:style>
    <style:style style:name="Excel_5f_CondFormat_5f_1_5f_2023_5f_1" style:display-name="Excel_CondFormat_1_2023_1" style:family="table-cell" style:parent-style-name="Default">
      <style:table-cell-properties fo:background-color="#ff0000"/>
    </style:style>
    <style:style style:name="Excel_5f_CondFormat_5f_1_5f_1671_5f_1" style:display-name="Excel_CondFormat_1_1671_1" style:family="table-cell" style:parent-style-name="Default">
      <style:table-cell-properties fo:background-color="#ff0000"/>
    </style:style>
    <style:style style:name="Excel_5f_CondFormat_5f_1_5f_1375_5f_1" style:display-name="Excel_CondFormat_1_1375_1" style:family="table-cell" style:parent-style-name="Default">
      <style:table-cell-properties fo:background-color="#ff0000"/>
    </style:style>
    <style:style style:name="Excel_5f_CondFormat_5f_1_5f_89_5f_1" style:display-name="Excel_CondFormat_1_89_1" style:family="table-cell" style:parent-style-name="Default">
      <style:table-cell-properties fo:background-color="#ff0000"/>
    </style:style>
    <style:style style:name="Excel_5f_CondFormat_5f_1_5f_1418_5f_1" style:display-name="Excel_CondFormat_1_1418_1" style:family="table-cell" style:parent-style-name="Default">
      <style:table-cell-properties fo:background-color="#ff0000"/>
    </style:style>
    <style:style style:name="Excel_5f_CondFormat_5f_1_5f_75_5f_1" style:display-name="Excel_CondFormat_1_75_1" style:family="table-cell" style:parent-style-name="Default">
      <style:table-cell-properties fo:background-color="#ff0000"/>
    </style:style>
    <style:style style:name="Excel_5f_CondFormat_5f_1_5f_68_5f_1" style:display-name="Excel_CondFormat_1_68_1" style:family="table-cell" style:parent-style-name="Default">
      <style:table-cell-properties fo:background-color="#ff0000"/>
    </style:style>
    <style:style style:name="Excel_5f_CondFormat_5f_1_5f_342_5f_1" style:display-name="Excel_CondFormat_1_342_1" style:family="table-cell" style:parent-style-name="Default">
      <style:table-cell-properties fo:background-color="#ff0000"/>
    </style:style>
    <style:style style:name="Excel_5f_CondFormat_5f_1_5f_343_5f_1" style:display-name="Excel_CondFormat_1_343_1" style:family="table-cell" style:parent-style-name="Default">
      <style:table-cell-properties fo:background-color="#ff0000"/>
    </style:style>
    <style:style style:name="Excel_5f_CondFormat_5f_1_5f_1100_5f_1" style:display-name="Excel_CondFormat_1_1100_1" style:family="table-cell" style:parent-style-name="Default">
      <style:table-cell-properties fo:background-color="#ff0000"/>
    </style:style>
    <style:style style:name="Excel_5f_CondFormat_5f_1_5f_1727_5f_1" style:display-name="Excel_CondFormat_1_1727_1" style:family="table-cell" style:parent-style-name="Default">
      <style:table-cell-properties fo:background-color="#ff0000"/>
    </style:style>
    <style:style style:name="Excel_5f_CondFormat_5f_1_5f_1742_5f_1" style:display-name="Excel_CondFormat_1_1742_1" style:family="table-cell" style:parent-style-name="Default">
      <style:table-cell-properties fo:background-color="#ff0000"/>
    </style:style>
    <style:style style:name="Excel_5f_CondFormat_5f_1_5f_1773_5f_1" style:display-name="Excel_CondFormat_1_1773_1" style:family="table-cell" style:parent-style-name="Default">
      <style:table-cell-properties fo:background-color="#ff0000"/>
    </style:style>
    <style:style style:name="Excel_5f_CondFormat_5f_1_5f_83_5f_1" style:display-name="Excel_CondFormat_1_83_1" style:family="table-cell" style:parent-style-name="Default">
      <style:table-cell-properties fo:background-color="#ff0000"/>
    </style:style>
    <style:style style:name="Excel_5f_CondFormat_5f_1_5f_1411_5f_1" style:display-name="Excel_CondFormat_1_1411_1" style:family="table-cell" style:parent-style-name="Default">
      <style:table-cell-properties fo:background-color="#ff0000"/>
    </style:style>
    <style:style style:name="Sem_20_título1" style:display-name="Sem título1" style:family="table-cell" style:parent-style-name="Default">
      <style:text-properties fo:color="#ed1c24"/>
    </style:style>
    <style:style style:name="REPROVADO" style:family="table-cell" style:parent-style-name="Default">
      <style:table-cell-properties fo:background-color="#dfcce4"/>
      <style:text-properties fo:color="#ef413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automatico" style:family="table-cell" style:parent-style-name="Default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99cm" fo:margin-left="1.499cm" fo:margin-right="1.499cm" style:shadow="none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Calibri1" fo:font-size="12pt" style:font-name-asian="Calibri1" style:font-size-asian="12pt" style:font-name-complex="Calibri1"/>
    </style:style>
  </office:automatic-styles>
  <office:master-styles>
    <style:master-page style:name="Default" style:page-layout-name="Mpm1">
      <style:header style:display="false">
        <style:region-right>
          <text:p><text:span text:style-name="MT1">Apêndice C do Anexo I - Mapa Comparativo de Preços</text:span></text:p>
        </style:region-right>
      </style:header>
      <style:header-left style:display="false"/>
      <style:header-first style:display="false"/>
      <style:footer>
        <text:p>- B-B-I- <text:page-number>1</text:page-number><text:s/>de <text:page-count>99</text:page-count><text:s/>-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09T11:19:03.592067874</meta:creation-date>
    <meta:editing-duration>P1DT18H20M3S</meta:editing-duration>
    <meta:editing-cycles>148</meta:editing-cycles>
    <meta:generator>LibreOffice/25.2.6.2$Linux_X86_64 LibreOffice_project/40d1a0e1d5bdf1afaeae24d9ece32bbb00fa66a4</meta:generator>
    <dc:date>2025-11-26T03:34:11.102621878</dc:date>
    <meta:document-statistic meta:table-count="7" meta:cell-count="12778" meta:object-count="0"/>
  </office:meta>
</office:document-meta>
</file>